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2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Densit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ns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otential Kontrib am Ort</text:p>
          </table:table-cell>
          <table:table-cell/>
          <table:table-cell office:value-type="string" calcext:value-type="string">
            <text:p>Flächengrösse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Ladung pro fläche</text:p>
          </table:table-cell>
          <table:table-cell/>
          <table:table-cell table:formula="of:=SUM([.J2:.J2550])" office:value-type="float" office:value="5.99412612639998" calcext:value-type="float">
            <text:p>5.9941261264</text:p>
          </table:table-cell>
          <table:table-cell table:number-columns-repeated="2"/>
          <table:table-cell table:formula="of:=[.L1]/6" office:value-type="float" office:value="0.999021021066663" calcext:value-type="float">
            <text:p>0.9990210211</text:p>
          </table:table-cell>
          <table:table-cell table:formula="of:=(flaeche/[.O1])" office:value-type="float" office:value="0.000400391975308905" calcext:value-type="float">
            <text:p>0.00040039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.969467" calcext:value-type="float">
            <text:p>4.969467</text:p>
          </table:table-cell>
          <table:table-cell table:formula="of:=SQRT(POWER(ABS([.A2]-xpos);2)+POWER(ABS([.B2]-ypos);2))" office:value-type="float" office:value="0.223606797749979" calcext:value-type="float">
            <text:p>0.2236067977</text:p>
          </table:table-cell>
          <table:table-cell/>
          <table:table-cell table:formula="of:=[.J2]/[.D2]" office:value-type="float" office:value="0.00888965281915356" calcext:value-type="float">
            <text:p>0.0088896528</text:p>
          </table:table-cell>
          <table:table-cell table:formula="of:=SUM([.F2]+[.F2552])" office:value-type="float" office:value="0.00888965281915356" calcext:value-type="float">
            <text:p>0.0088896528</text:p>
          </table:table-cell>
          <table:table-cell table:number-columns-repeated="2"/>
          <table:table-cell table:formula="of:=[.C2]*flaeche" office:value-type="float" office:value="0.0019877868" calcext:value-type="float">
            <text:p>0.001987786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4.986918" calcext:value-type="float">
            <text:p>4.986918</text:p>
          </table:table-cell>
          <table:table-cell table:formula="of:=SQRT(POWER(ABS([.A3]-xpos);2)+POWER(ABS([.B3]-ypos);2))" office:value-type="float" office:value="0.215255398222669" calcext:value-type="float">
            <text:p>0.2152553982</text:p>
          </table:table-cell>
          <table:table-cell/>
          <table:table-cell table:formula="of:=[.J3]/[.D3]" office:value-type="float" office:value="0.00926697874464698" calcext:value-type="float">
            <text:p>0.0092669787</text:p>
          </table:table-cell>
          <table:table-cell table:number-columns-repeated="3"/>
          <table:table-cell table:formula="of:=[.C3]*flaeche" office:value-type="float" office:value="0.0019947672" calcext:value-type="float">
            <text:p>0.001994767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038887" calcext:value-type="float">
            <text:p>5.038887</text:p>
          </table:table-cell>
          <table:table-cell table:formula="of:=SQRT(POWER(ABS([.A4]-xpos);2)+POWER(ABS([.B4]-ypos);2))" office:value-type="float" office:value="0.208573118728181" calcext:value-type="float">
            <text:p>0.2085731187</text:p>
          </table:table-cell>
          <table:table-cell/>
          <table:table-cell table:formula="of:=[.J4]/[.D4]" office:value-type="float" office:value="0.00966354059569264" calcext:value-type="float">
            <text:p>0.0096635406</text:p>
          </table:table-cell>
          <table:table-cell table:number-columns-repeated="3"/>
          <table:table-cell table:formula="of:=[.C4]*flaeche" office:value-type="float" office:value="0.0020155548" calcext:value-type="float">
            <text:p>0.0020155548</text:p>
          </table:table-cell>
          <table:table-cell table:number-columns-repeated="4"/>
          <table:table-cell table:formula="of:=COUNT([.A2:.A51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123906" calcext:value-type="float">
            <text:p>5.123906</text:p>
          </table:table-cell>
          <table:table-cell table:formula="of:=SQRT(POWER(ABS([.A5]-xpos);2)+POWER(ABS([.B5]-ypos);2))" office:value-type="float" office:value="0.203724269972922" calcext:value-type="float">
            <text:p>0.20372427</text:p>
          </table:table-cell>
          <table:table-cell/>
          <table:table-cell table:formula="of:=[.J5]/[.D5]" office:value-type="float" office:value="0.0100604724232043" calcext:value-type="float">
            <text:p>0.0100604724</text:p>
          </table:table-cell>
          <table:table-cell table:number-columns-repeated="3"/>
          <table:table-cell table:formula="of:=[.C5]*flaeche" office:value-type="float" office:value="0.0020495624" calcext:value-type="float">
            <text:p>0.002049562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238605" calcext:value-type="float">
            <text:p>5.238605</text:p>
          </table:table-cell>
          <table:table-cell table:formula="of:=SQRT(POWER(ABS([.A6]-xpos);2)+POWER(ABS([.B6]-ypos);2))" office:value-type="float" office:value="0.200841596012878" calcext:value-type="float">
            <text:p>0.200841596</text:p>
          </table:table-cell>
          <table:table-cell/>
          <table:table-cell table:formula="of:=[.J6]/[.D6]" office:value-type="float" office:value="0.0104333068527579" calcext:value-type="float">
            <text:p>0.0104333069</text:p>
          </table:table-cell>
          <table:table-cell table:number-columns-repeated="3"/>
          <table:table-cell table:formula="of:=[.C6]*flaeche" office:value-type="float" office:value="0.002095442" calcext:value-type="float">
            <text:p>0.00209544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5.376687" calcext:value-type="float">
            <text:p>5.376687</text:p>
          </table:table-cell>
          <table:table-cell table:formula="of:=SQRT(POWER(ABS([.A7]-xpos);2)+POWER(ABS([.B7]-ypos);2))" office:value-type="float" office:value="0.200010413931375" calcext:value-type="float">
            <text:p>0.2000104139</text:p>
          </table:table-cell>
          <table:table-cell/>
          <table:table-cell table:formula="of:=[.J7]/[.D7]" office:value-type="float" office:value="0.0107528141046591" calcext:value-type="float">
            <text:p>0.0107528141</text:p>
          </table:table-cell>
          <table:table-cell table:number-columns-repeated="3"/>
          <table:table-cell table:formula="of:=[.C7]*flaeche" office:value-type="float" office:value="0.0021506748" calcext:value-type="float">
            <text:p>0.002150674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5.528166" calcext:value-type="float">
            <text:p>5.528166</text:p>
          </table:table-cell>
          <table:table-cell table:formula="of:=SQRT(POWER(ABS([.A8]-xpos);2)+POWER(ABS([.B8]-ypos);2))" office:value-type="float" office:value="0.20125595047352" calcext:value-type="float">
            <text:p>0.2012559505</text:p>
          </table:table-cell>
          <table:table-cell/>
          <table:table-cell table:formula="of:=[.J8]/[.D8]" office:value-type="float" office:value="0.0109873342616567" calcext:value-type="float">
            <text:p>0.0109873343</text:p>
          </table:table-cell>
          <table:table-cell table:number-columns-repeated="3"/>
          <table:table-cell table:formula="of:=[.C8]*flaeche" office:value-type="float" office:value="0.0022112664" calcext:value-type="float">
            <text:p>0.00221126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5.679354" calcext:value-type="float">
            <text:p>5.679354</text:p>
          </table:table-cell>
          <table:table-cell table:formula="of:=SQRT(POWER(ABS([.A9]-xpos);2)+POWER(ABS([.B9]-ypos);2))" office:value-type="float" office:value="0.204540270971269" calcext:value-type="float">
            <text:p>0.204540271</text:p>
          </table:table-cell>
          <table:table-cell/>
          <table:table-cell table:formula="of:=[.J9]/[.D9]" office:value-type="float" office:value="0.01110657372855" calcext:value-type="float">
            <text:p>0.0111065737</text:p>
          </table:table-cell>
          <table:table-cell table:number-columns-repeated="3"/>
          <table:table-cell table:formula="of:=[.C9]*flaeche" office:value-type="float" office:value="0.0022717416" calcext:value-type="float">
            <text:p>0.002271741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813982" calcext:value-type="float">
            <text:p>5.813982</text:p>
          </table:table-cell>
          <table:table-cell table:formula="of:=SQRT(POWER(ABS([.A10]-xpos);2)+POWER(ABS([.B10]-ypos);2))" office:value-type="float" office:value="0.209767633883304" calcext:value-type="float">
            <text:p>0.2097676339</text:p>
          </table:table-cell>
          <table:table-cell/>
          <table:table-cell table:formula="of:=[.J10]/[.D10]" office:value-type="float" office:value="0.0110865187204893" calcext:value-type="float">
            <text:p>0.0110865187</text:p>
          </table:table-cell>
          <table:table-cell table:number-columns-repeated="3"/>
          <table:table-cell table:formula="of:=[.C10]*flaeche" office:value-type="float" office:value="0.0023255928" calcext:value-type="float">
            <text:p>0.002325592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915541" calcext:value-type="float">
            <text:p>5.915541</text:p>
          </table:table-cell>
          <table:table-cell table:formula="of:=SQRT(POWER(ABS([.A11]-xpos);2)+POWER(ABS([.B11]-ypos);2))" office:value-type="float" office:value="0.216797534416331" calcext:value-type="float">
            <text:p>0.2167975344</text:p>
          </table:table-cell>
          <table:table-cell/>
          <table:table-cell table:formula="of:=[.J11]/[.D11]" office:value-type="float" office:value="0.0109144064132021" calcext:value-type="float">
            <text:p>0.0109144064</text:p>
          </table:table-cell>
          <table:table-cell table:number-columns-repeated="3"/>
          <table:table-cell table:formula="of:=[.C11]*flaeche" office:value-type="float" office:value="0.0023662164" calcext:value-type="float">
            <text:p>0.00236621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970558" calcext:value-type="float">
            <text:p>5.970558</text:p>
          </table:table-cell>
          <table:table-cell table:formula="of:=SQRT(POWER(ABS([.A12]-xpos);2)+POWER(ABS([.B12]-ypos);2))" office:value-type="float" office:value="0.22546188751982" calcext:value-type="float">
            <text:p>0.2254618875</text:p>
          </table:table-cell>
          <table:table-cell/>
          <table:table-cell table:formula="of:=[.J12]/[.D12]" office:value-type="float" office:value="0.0105925805300022" calcext:value-type="float">
            <text:p>0.0105925805</text:p>
          </table:table-cell>
          <table:table-cell table:number-columns-repeated="3"/>
          <table:table-cell table:formula="of:=[.C12]*flaeche" office:value-type="float" office:value="0.0023882232" calcext:value-type="float">
            <text:p>0.002388223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5.972104" calcext:value-type="float">
            <text:p>5.972104</text:p>
          </table:table-cell>
          <table:table-cell table:formula="of:=SQRT(POWER(ABS([.A13]-xpos);2)+POWER(ABS([.B13]-ypos);2))" office:value-type="float" office:value="0.235579625816835" calcext:value-type="float">
            <text:p>0.2355796258</text:p>
          </table:table-cell>
          <table:table-cell/>
          <table:table-cell table:formula="of:=[.J13]/[.D13]" office:value-type="float" office:value="0.0101402724947757" calcext:value-type="float">
            <text:p>0.0101402725</text:p>
          </table:table-cell>
          <table:table-cell table:number-columns-repeated="3"/>
          <table:table-cell table:formula="of:=[.C13]*flaeche" office:value-type="float" office:value="0.0023888416" calcext:value-type="float">
            <text:p>0.002388841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5.9227" calcext:value-type="float">
            <text:p>5.9227</text:p>
          </table:table-cell>
          <table:table-cell table:formula="of:=SQRT(POWER(ABS([.A14]-xpos);2)+POWER(ABS([.B14]-ypos);2))" office:value-type="float" office:value="0.246972529654616" calcext:value-type="float">
            <text:p>0.2469725297</text:p>
          </table:table-cell>
          <table:table-cell/>
          <table:table-cell table:formula="of:=[.J14]/[.D14]" office:value-type="float" office:value="0.00959248384147457" calcext:value-type="float">
            <text:p>0.0095924838</text:p>
          </table:table-cell>
          <table:table-cell table:number-columns-repeated="3"/>
          <table:table-cell table:formula="of:=[.C14]*flaeche" office:value-type="float" office:value="0.00236908" calcext:value-type="float">
            <text:p>0.0023690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5.83574" calcext:value-type="float">
            <text:p>5.83574</text:p>
          </table:table-cell>
          <table:table-cell table:formula="of:=SQRT(POWER(ABS([.A15]-xpos);2)+POWER(ABS([.B15]-ypos);2))" office:value-type="float" office:value="0.259472683795424" calcext:value-type="float">
            <text:p>0.2594726838</text:p>
          </table:table-cell>
          <table:table-cell/>
          <table:table-cell table:formula="of:=[.J15]/[.D15]" office:value-type="float" office:value="0.00899630730239192" calcext:value-type="float">
            <text:p>0.0089963073</text:p>
          </table:table-cell>
          <table:table-cell table:number-columns-repeated="3"/>
          <table:table-cell table:formula="of:=[.C15]*flaeche" office:value-type="float" office:value="0.002334296" calcext:value-type="float">
            <text:p>0.0023342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734834" calcext:value-type="float">
            <text:p>5.734834</text:p>
          </table:table-cell>
          <table:table-cell table:formula="of:=SQRT(POWER(ABS([.A16]-xpos);2)+POWER(ABS([.B16]-ypos);2))" office:value-type="float" office:value="0.272927993793235" calcext:value-type="float">
            <text:p>0.2729279938</text:p>
          </table:table-cell>
          <table:table-cell/>
          <table:table-cell table:formula="of:=[.J16]/[.D16]" office:value-type="float" office:value="0.0084049040485669" calcext:value-type="float">
            <text:p>0.008404904</text:p>
          </table:table-cell>
          <table:table-cell table:number-columns-repeated="3"/>
          <table:table-cell table:formula="of:=[.C16]*flaeche" office:value-type="float" office:value="0.0022939336" calcext:value-type="float">
            <text:p>0.002293933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5.650735" calcext:value-type="float">
            <text:p>5.650735</text:p>
          </table:table-cell>
          <table:table-cell table:formula="of:=SQRT(POWER(ABS([.A17]-xpos);2)+POWER(ABS([.B17]-ypos);2))" office:value-type="float" office:value="0.287204245936581" calcext:value-type="float">
            <text:p>0.2872042459</text:p>
          </table:table-cell>
          <table:table-cell/>
          <table:table-cell table:formula="of:=[.J17]/[.D17]" office:value-type="float" office:value="0.0078699881076936" calcext:value-type="float">
            <text:p>0.0078699881</text:p>
          </table:table-cell>
          <table:table-cell table:number-columns-repeated="3"/>
          <table:table-cell table:formula="of:=[.C17]*flaeche" office:value-type="float" office:value="0.002260294" calcext:value-type="float">
            <text:p>0.00226029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615942" calcext:value-type="float">
            <text:p>5.615942</text:p>
          </table:table-cell>
          <table:table-cell table:formula="of:=SQRT(POWER(ABS([.A18]-xpos);2)+POWER(ABS([.B18]-ypos);2))" office:value-type="float" office:value="0.302185859962044" calcext:value-type="float">
            <text:p>0.30218586</text:p>
          </table:table-cell>
          <table:table-cell/>
          <table:table-cell table:formula="of:=[.J18]/[.D18]" office:value-type="float" office:value="0.00743375881413563" calcext:value-type="float">
            <text:p>0.0074337588</text:p>
          </table:table-cell>
          <table:table-cell table:number-columns-repeated="3"/>
          <table:table-cell table:formula="of:=[.C18]*flaeche" office:value-type="float" office:value="0.0022463768" calcext:value-type="float">
            <text:p>0.002246376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657698" calcext:value-type="float">
            <text:p>5.657698</text:p>
          </table:table-cell>
          <table:table-cell table:formula="of:=SQRT(POWER(ABS([.A19]-xpos);2)+POWER(ABS([.B19]-ypos);2))" office:value-type="float" office:value="0.317771725804861" calcext:value-type="float">
            <text:p>0.3177717258</text:p>
          </table:table-cell>
          <table:table-cell/>
          <table:table-cell table:formula="of:=[.J19]/[.D19]" office:value-type="float" office:value="0.00712171353278209" calcext:value-type="float">
            <text:p>0.0071217135</text:p>
          </table:table-cell>
          <table:table-cell table:number-columns-repeated="3"/>
          <table:table-cell table:formula="of:=[.C19]*flaeche" office:value-type="float" office:value="0.0022630792" calcext:value-type="float">
            <text:p>0.002263079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790829" calcext:value-type="float">
            <text:p>5.790829</text:p>
          </table:table-cell>
          <table:table-cell table:formula="of:=SQRT(POWER(ABS([.A20]-xpos);2)+POWER(ABS([.B20]-ypos);2))" office:value-type="float" office:value="0.333877849533329" calcext:value-type="float">
            <text:p>0.3338778495</text:p>
          </table:table-cell>
          <table:table-cell/>
          <table:table-cell table:formula="of:=[.J20]/[.D20]" office:value-type="float" office:value="0.00693766179229203" calcext:value-type="float">
            <text:p>0.0069376618</text:p>
          </table:table-cell>
          <table:table-cell table:number-columns-repeated="3"/>
          <table:table-cell table:formula="of:=[.C20]*flaeche" office:value-type="float" office:value="0.0023163316" calcext:value-type="float">
            <text:p>0.002316331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012432" calcext:value-type="float">
            <text:p>6.012432</text:p>
          </table:table-cell>
          <table:table-cell table:formula="of:=SQRT(POWER(ABS([.A21]-xpos);2)+POWER(ABS([.B21]-ypos);2))" office:value-type="float" office:value="0.350432504235837" calcext:value-type="float">
            <text:p>0.3504325042</text:p>
          </table:table-cell>
          <table:table-cell/>
          <table:table-cell table:formula="of:=[.J21]/[.D21]" office:value-type="float" office:value="0.00686287022730483" calcext:value-type="float">
            <text:p>0.0068628702</text:p>
          </table:table-cell>
          <table:table-cell table:number-columns-repeated="3"/>
          <table:table-cell table:formula="of:=[.C21]*flaeche" office:value-type="float" office:value="0.0024049728" calcext:value-type="float">
            <text:p>0.002404972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300302" calcext:value-type="float">
            <text:p>6.300302</text:p>
          </table:table-cell>
          <table:table-cell table:formula="of:=SQRT(POWER(ABS([.A22]-xpos);2)+POWER(ABS([.B22]-ypos);2))" office:value-type="float" office:value="0.367375059808093" calcext:value-type="float">
            <text:p>0.3673750598</text:p>
          </table:table-cell>
          <table:table-cell/>
          <table:table-cell table:formula="of:=[.J22]/[.D22]" office:value-type="float" office:value="0.00685980371480972" calcext:value-type="float">
            <text:p>0.0068598037</text:p>
          </table:table-cell>
          <table:table-cell table:number-columns-repeated="3"/>
          <table:table-cell table:formula="of:=[.C22]*flaeche" office:value-type="float" office:value="0.0025201208" calcext:value-type="float">
            <text:p>0.002520120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616012" calcext:value-type="float">
            <text:p>6.616012</text:p>
          </table:table-cell>
          <table:table-cell table:formula="of:=SQRT(POWER(ABS([.A23]-xpos);2)+POWER(ABS([.B23]-ypos);2))" office:value-type="float" office:value="0.384654262996005" calcext:value-type="float">
            <text:p>0.384654263</text:p>
          </table:table-cell>
          <table:table-cell/>
          <table:table-cell table:formula="of:=[.J23]/[.D23]" office:value-type="float" office:value="0.00687995702787124" calcext:value-type="float">
            <text:p>0.006879957</text:p>
          </table:table-cell>
          <table:table-cell table:number-columns-repeated="3"/>
          <table:table-cell table:formula="of:=[.C23]*flaeche" office:value-type="float" office:value="0.0026464048" calcext:value-type="float">
            <text:p>0.002646404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91208" calcext:value-type="float">
            <text:p>6.91208</text:p>
          </table:table-cell>
          <table:table-cell table:formula="of:=SQRT(POWER(ABS([.A24]-xpos);2)+POWER(ABS([.B24]-ypos);2))" office:value-type="float" office:value="0.402227597760273" calcext:value-type="float">
            <text:p>0.4022275978</text:p>
          </table:table-cell>
          <table:table-cell/>
          <table:table-cell table:formula="of:=[.J24]/[.D24]" office:value-type="float" office:value="0.00687379984713987" calcext:value-type="float">
            <text:p>0.0068737998</text:p>
          </table:table-cell>
          <table:table-cell table:number-columns-repeated="3"/>
          <table:table-cell table:formula="of:=[.C24]*flaeche" office:value-type="float" office:value="0.002764832" calcext:value-type="float">
            <text:p>0.00276483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7.141363" calcext:value-type="float">
            <text:p>7.141363</text:p>
          </table:table-cell>
          <table:table-cell table:formula="of:=SQRT(POWER(ABS([.A25]-xpos);2)+POWER(ABS([.B25]-ypos);2))" office:value-type="float" office:value="0.42005653731849" calcext:value-type="float">
            <text:p>0.4200565373</text:p>
          </table:table-cell>
          <table:table-cell/>
          <table:table-cell table:formula="of:=[.J25]/[.D25]" office:value-type="float" office:value="0.00680038267761596" calcext:value-type="float">
            <text:p>0.0068003827</text:p>
          </table:table-cell>
          <table:table-cell table:number-columns-repeated="3"/>
          <table:table-cell table:formula="of:=[.C25]*flaeche" office:value-type="float" office:value="0.0028565452" calcext:value-type="float">
            <text:p>0.002856545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7.266348" calcext:value-type="float">
            <text:p>7.266348</text:p>
          </table:table-cell>
          <table:table-cell table:formula="of:=SQRT(POWER(ABS([.A26]-xpos);2)+POWER(ABS([.B26]-ypos);2))" office:value-type="float" office:value="0.438110627143419" calcext:value-type="float">
            <text:p>0.4381106271</text:p>
          </table:table-cell>
          <table:table-cell/>
          <table:table-cell table:formula="of:=[.J26]/[.D26]" office:value-type="float" office:value="0.00663425860940945" calcext:value-type="float">
            <text:p>0.0066342586</text:p>
          </table:table-cell>
          <table:table-cell table:number-columns-repeated="3"/>
          <table:table-cell table:formula="of:=[.C26]*flaeche" office:value-type="float" office:value="0.0029065392" calcext:value-type="float">
            <text:p>0.002906539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7.266348" calcext:value-type="float">
            <text:p>7.266348</text:p>
          </table:table-cell>
          <table:table-cell table:formula="of:=SQRT(POWER(ABS([.A27]-xpos);2)+POWER(ABS([.B27]-ypos);2))" office:value-type="float" office:value="0.4563631466453" calcext:value-type="float">
            <text:p>0.4563631466</text:p>
          </table:table-cell>
          <table:table-cell/>
          <table:table-cell table:formula="of:=[.J27]/[.D27]" office:value-type="float" office:value="0.00636891743201835" calcext:value-type="float">
            <text:p>0.0063689174</text:p>
          </table:table-cell>
          <table:table-cell table:number-columns-repeated="3"/>
          <table:table-cell table:formula="of:=[.C27]*flaeche" office:value-type="float" office:value="0.0029065392" calcext:value-type="float">
            <text:p>0.002906539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7.141363" calcext:value-type="float">
            <text:p>7.141363</text:p>
          </table:table-cell>
          <table:table-cell table:formula="of:=SQRT(POWER(ABS([.A28]-xpos);2)+POWER(ABS([.B28]-ypos);2))" office:value-type="float" office:value="0.474791211527762" calcext:value-type="float">
            <text:p>0.4747912115</text:p>
          </table:table-cell>
          <table:table-cell/>
          <table:table-cell table:formula="of:=[.J28]/[.D28]" office:value-type="float" office:value="0.00601642391570041" calcext:value-type="float">
            <text:p>0.0060164239</text:p>
          </table:table-cell>
          <table:table-cell table:number-columns-repeated="3"/>
          <table:table-cell table:formula="of:=[.C28]*flaeche" office:value-type="float" office:value="0.0028565452" calcext:value-type="float">
            <text:p>0.002856545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91208" calcext:value-type="float">
            <text:p>6.91208</text:p>
          </table:table-cell>
          <table:table-cell table:formula="of:=SQRT(POWER(ABS([.A29]-xpos);2)+POWER(ABS([.B29]-ypos);2))" office:value-type="float" office:value="0.493375151786143" calcext:value-type="float">
            <text:p>0.4933751518</text:p>
          </table:table-cell>
          <table:table-cell/>
          <table:table-cell table:formula="of:=[.J29]/[.D29]" office:value-type="float" office:value="0.00560391416144613" calcext:value-type="float">
            <text:p>0.0056039142</text:p>
          </table:table-cell>
          <table:table-cell table:number-columns-repeated="3"/>
          <table:table-cell table:formula="of:=[.C29]*flaeche" office:value-type="float" office:value="0.002764832" calcext:value-type="float">
            <text:p>0.00276483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616012" calcext:value-type="float">
            <text:p>6.616012</text:p>
          </table:table-cell>
          <table:table-cell table:formula="of:=SQRT(POWER(ABS([.A30]-xpos);2)+POWER(ABS([.B30]-ypos);2))" office:value-type="float" office:value="0.512098918218932" calcext:value-type="float">
            <text:p>0.5120989182</text:p>
          </table:table-cell>
          <table:table-cell/>
          <table:table-cell table:formula="of:=[.J30]/[.D30]" office:value-type="float" office:value="0.00516776096540906" calcext:value-type="float">
            <text:p>0.005167761</text:p>
          </table:table-cell>
          <table:table-cell table:number-columns-repeated="3"/>
          <table:table-cell table:formula="of:=[.C30]*flaeche" office:value-type="float" office:value="0.0026464048" calcext:value-type="float">
            <text:p>0.002646404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300302" calcext:value-type="float">
            <text:p>6.300302</text:p>
          </table:table-cell>
          <table:table-cell table:formula="of:=SQRT(POWER(ABS([.A31]-xpos);2)+POWER(ABS([.B31]-ypos);2))" office:value-type="float" office:value="0.530945980838917" calcext:value-type="float">
            <text:p>0.5309459808</text:p>
          </table:table-cell>
          <table:table-cell/>
          <table:table-cell table:formula="of:=[.J31]/[.D31]" office:value-type="float" office:value="0.00474647307060899" calcext:value-type="float">
            <text:p>0.0047464731</text:p>
          </table:table-cell>
          <table:table-cell table:number-columns-repeated="3"/>
          <table:table-cell table:formula="of:=[.C31]*flaeche" office:value-type="float" office:value="0.0025201208" calcext:value-type="float">
            <text:p>0.002520120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012432" calcext:value-type="float">
            <text:p>6.012432</text:p>
          </table:table-cell>
          <table:table-cell table:formula="of:=SQRT(POWER(ABS([.A32]-xpos);2)+POWER(ABS([.B32]-ypos);2))" office:value-type="float" office:value="0.549904482637667" calcext:value-type="float">
            <text:p>0.5499044826</text:p>
          </table:table-cell>
          <table:table-cell/>
          <table:table-cell table:formula="of:=[.J32]/[.D32]" office:value-type="float" office:value="0.00437343734399896" calcext:value-type="float">
            <text:p>0.0043734373</text:p>
          </table:table-cell>
          <table:table-cell table:number-columns-repeated="3"/>
          <table:table-cell table:formula="of:=[.C32]*flaeche" office:value-type="float" office:value="0.0024049728" calcext:value-type="float">
            <text:p>0.002404972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790829" calcext:value-type="float">
            <text:p>5.790829</text:p>
          </table:table-cell>
          <table:table-cell table:formula="of:=SQRT(POWER(ABS([.A33]-xpos);2)+POWER(ABS([.B33]-ypos);2))" office:value-type="float" office:value="0.568963283884822" calcext:value-type="float">
            <text:p>0.5689632839</text:p>
          </table:table-cell>
          <table:table-cell/>
          <table:table-cell table:formula="of:=[.J33]/[.D33]" office:value-type="float" office:value="0.00407114424710208" calcext:value-type="float">
            <text:p>0.0040711442</text:p>
          </table:table-cell>
          <table:table-cell table:number-columns-repeated="3"/>
          <table:table-cell table:formula="of:=[.C33]*flaeche" office:value-type="float" office:value="0.0023163316" calcext:value-type="float">
            <text:p>0.002316331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657698" calcext:value-type="float">
            <text:p>5.657698</text:p>
          </table:table-cell>
          <table:table-cell table:formula="of:=SQRT(POWER(ABS([.A34]-xpos);2)+POWER(ABS([.B34]-ypos);2))" office:value-type="float" office:value="0.588112633532897" calcext:value-type="float">
            <text:p>0.5881126335</text:p>
          </table:table-cell>
          <table:table-cell/>
          <table:table-cell table:formula="of:=[.J34]/[.D34]" office:value-type="float" office:value="0.00384803704420577" calcext:value-type="float">
            <text:p>0.003848037</text:p>
          </table:table-cell>
          <table:table-cell table:number-columns-repeated="3"/>
          <table:table-cell table:formula="of:=[.C34]*flaeche" office:value-type="float" office:value="0.0022630792" calcext:value-type="float">
            <text:p>0.002263079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615942" calcext:value-type="float">
            <text:p>5.615942</text:p>
          </table:table-cell>
          <table:table-cell table:formula="of:=SQRT(POWER(ABS([.A35]-xpos);2)+POWER(ABS([.B35]-ypos);2))" office:value-type="float" office:value="0.607343966761011" calcext:value-type="float">
            <text:p>0.6073439668</text:p>
          </table:table-cell>
          <table:table-cell/>
          <table:table-cell table:formula="of:=[.J35]/[.D35]" office:value-type="float" office:value="0.0036986895778022" calcext:value-type="float">
            <text:p>0.0036986896</text:p>
          </table:table-cell>
          <table:table-cell table:number-columns-repeated="3"/>
          <table:table-cell table:formula="of:=[.C35]*flaeche" office:value-type="float" office:value="0.0022463768" calcext:value-type="float">
            <text:p>0.002246376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5.650735" calcext:value-type="float">
            <text:p>5.650735</text:p>
          </table:table-cell>
          <table:table-cell table:formula="of:=SQRT(POWER(ABS([.A36]-xpos);2)+POWER(ABS([.B36]-ypos);2))" office:value-type="float" office:value="0.626650683302907" calcext:value-type="float">
            <text:p>0.6266506833</text:p>
          </table:table-cell>
          <table:table-cell/>
          <table:table-cell table:formula="of:=[.J36]/[.D36]" office:value-type="float" office:value="0.00360694412409574" calcext:value-type="float">
            <text:p>0.0036069441</text:p>
          </table:table-cell>
          <table:table-cell table:number-columns-repeated="3"/>
          <table:table-cell table:formula="of:=[.C36]*flaeche" office:value-type="float" office:value="0.002260294" calcext:value-type="float">
            <text:p>0.00226029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5.734834" calcext:value-type="float">
            <text:p>5.734834</text:p>
          </table:table-cell>
          <table:table-cell table:formula="of:=SQRT(POWER(ABS([.A37]-xpos);2)+POWER(ABS([.B37]-ypos);2))" office:value-type="float" office:value="0.646024217654416" calcext:value-type="float">
            <text:p>0.6460242177</text:p>
          </table:table-cell>
          <table:table-cell/>
          <table:table-cell table:formula="of:=[.J37]/[.D37]" office:value-type="float" office:value="0.00355084768854148" calcext:value-type="float">
            <text:p>0.0035508477</text:p>
          </table:table-cell>
          <table:table-cell table:number-columns-repeated="3"/>
          <table:table-cell table:formula="of:=[.C37]*flaeche" office:value-type="float" office:value="0.0022939336" calcext:value-type="float">
            <text:p>0.002293933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5.83574" calcext:value-type="float">
            <text:p>5.83574</text:p>
          </table:table-cell>
          <table:table-cell table:formula="of:=SQRT(POWER(ABS([.A38]-xpos);2)+POWER(ABS([.B38]-ypos);2))" office:value-type="float" office:value="0.665459595795267" calcext:value-type="float">
            <text:p>0.6654595958</text:p>
          </table:table-cell>
          <table:table-cell/>
          <table:table-cell table:formula="of:=[.J38]/[.D38]" office:value-type="float" office:value="0.00350779523617864" calcext:value-type="float">
            <text:p>0.0035077952</text:p>
          </table:table-cell>
          <table:table-cell table:number-columns-repeated="3"/>
          <table:table-cell table:formula="of:=[.C38]*flaeche" office:value-type="float" office:value="0.002334296" calcext:value-type="float">
            <text:p>0.0023342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5.9227" calcext:value-type="float">
            <text:p>5.9227</text:p>
          </table:table-cell>
          <table:table-cell table:formula="of:=SQRT(POWER(ABS([.A39]-xpos);2)+POWER(ABS([.B39]-ypos);2))" office:value-type="float" office:value="0.684951553326219" calcext:value-type="float">
            <text:p>0.6849515533</text:p>
          </table:table-cell>
          <table:table-cell/>
          <table:table-cell table:formula="of:=[.J39]/[.D39]" office:value-type="float" office:value="0.00345875556963908" calcext:value-type="float">
            <text:p>0.0034587556</text:p>
          </table:table-cell>
          <table:table-cell table:number-columns-repeated="3"/>
          <table:table-cell table:formula="of:=[.C39]*flaeche" office:value-type="float" office:value="0.00236908" calcext:value-type="float">
            <text:p>0.0023690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5.972104" calcext:value-type="float">
            <text:p>5.972104</text:p>
          </table:table-cell>
          <table:table-cell table:formula="of:=SQRT(POWER(ABS([.A40]-xpos);2)+POWER(ABS([.B40]-ypos);2))" office:value-type="float" office:value="0.704495393952295" calcext:value-type="float">
            <text:p>0.704495394</text:p>
          </table:table-cell>
          <table:table-cell/>
          <table:table-cell table:formula="of:=[.J40]/[.D40]" office:value-type="float" office:value="0.00339085481680489" calcext:value-type="float">
            <text:p>0.0033908548</text:p>
          </table:table-cell>
          <table:table-cell table:number-columns-repeated="3"/>
          <table:table-cell table:formula="of:=[.C40]*flaeche" office:value-type="float" office:value="0.0023888416" calcext:value-type="float">
            <text:p>0.002388841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970558" calcext:value-type="float">
            <text:p>5.970558</text:p>
          </table:table-cell>
          <table:table-cell table:formula="of:=SQRT(POWER(ABS([.A41]-xpos);2)+POWER(ABS([.B41]-ypos);2))" office:value-type="float" office:value="0.724086916553531" calcext:value-type="float">
            <text:p>0.7240869166</text:p>
          </table:table-cell>
          <table:table-cell/>
          <table:table-cell table:formula="of:=[.J41]/[.D41]" office:value-type="float" office:value="0.0032982548716214" calcext:value-type="float">
            <text:p>0.0032982549</text:p>
          </table:table-cell>
          <table:table-cell table:number-columns-repeated="3"/>
          <table:table-cell table:formula="of:=[.C41]*flaeche" office:value-type="float" office:value="0.0023882232" calcext:value-type="float">
            <text:p>0.002388223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915541" calcext:value-type="float">
            <text:p>5.915541</text:p>
          </table:table-cell>
          <table:table-cell table:formula="of:=SQRT(POWER(ABS([.A42]-xpos);2)+POWER(ABS([.B42]-ypos);2))" office:value-type="float" office:value="0.743723316112249" calcext:value-type="float">
            <text:p>0.7437233161</text:p>
          </table:table-cell>
          <table:table-cell/>
          <table:table-cell table:formula="of:=[.J42]/[.D42]" office:value-type="float" office:value="0.00318158157575212" calcext:value-type="float">
            <text:p>0.0031815816</text:p>
          </table:table-cell>
          <table:table-cell table:number-columns-repeated="3"/>
          <table:table-cell table:formula="of:=[.C42]*flaeche" office:value-type="float" office:value="0.0023662164" calcext:value-type="float">
            <text:p>0.00236621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813982" calcext:value-type="float">
            <text:p>5.813982</text:p>
          </table:table-cell>
          <table:table-cell table:formula="of:=SQRT(POWER(ABS([.A43]-xpos);2)+POWER(ABS([.B43]-ypos);2))" office:value-type="float" office:value="0.763399279685932" calcext:value-type="float">
            <text:p>0.7633992797</text:p>
          </table:table-cell>
          <table:table-cell/>
          <table:table-cell table:formula="of:=[.J43]/[.D43]" office:value-type="float" office:value="0.00304636493887807" calcext:value-type="float">
            <text:p>0.0030463649</text:p>
          </table:table-cell>
          <table:table-cell table:number-columns-repeated="3"/>
          <table:table-cell table:formula="of:=[.C43]*flaeche" office:value-type="float" office:value="0.0023255928" calcext:value-type="float">
            <text:p>0.002325592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5.679354" calcext:value-type="float">
            <text:p>5.679354</text:p>
          </table:table-cell>
          <table:table-cell table:formula="of:=SQRT(POWER(ABS([.A44]-xpos);2)+POWER(ABS([.B44]-ypos);2))" office:value-type="float" office:value="0.783112713757732" calcext:value-type="float">
            <text:p>0.7831127138</text:p>
          </table:table-cell>
          <table:table-cell/>
          <table:table-cell table:formula="of:=[.J44]/[.D44]" office:value-type="float" office:value="0.00290091267845614" calcext:value-type="float">
            <text:p>0.0029009127</text:p>
          </table:table-cell>
          <table:table-cell table:number-columns-repeated="3"/>
          <table:table-cell table:formula="of:=[.C44]*flaeche" office:value-type="float" office:value="0.0022717416" calcext:value-type="float">
            <text:p>0.002271741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5.528166" calcext:value-type="float">
            <text:p>5.528166</text:p>
          </table:table-cell>
          <table:table-cell table:formula="of:=SQRT(POWER(ABS([.A45]-xpos);2)+POWER(ABS([.B45]-ypos);2))" office:value-type="float" office:value="0.802860858182163" calcext:value-type="float">
            <text:p>0.8028608582</text:p>
          </table:table-cell>
          <table:table-cell/>
          <table:table-cell table:formula="of:=[.J45]/[.D45]" office:value-type="float" office:value="0.00275423366012231" calcext:value-type="float">
            <text:p>0.0027542337</text:p>
          </table:table-cell>
          <table:table-cell table:number-columns-repeated="3"/>
          <table:table-cell table:formula="of:=[.C45]*flaeche" office:value-type="float" office:value="0.0022112664" calcext:value-type="float">
            <text:p>0.00221126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5.376687" calcext:value-type="float">
            <text:p>5.376687</text:p>
          </table:table-cell>
          <table:table-cell table:formula="of:=SQRT(POWER(ABS([.A46]-xpos);2)+POWER(ABS([.B46]-ypos);2))" office:value-type="float" office:value="0.822641213215701" calcext:value-type="float">
            <text:p>0.8226412132</text:p>
          </table:table-cell>
          <table:table-cell/>
          <table:table-cell table:formula="of:=[.J46]/[.D46]" office:value-type="float" office:value="0.00261435333587655" calcext:value-type="float">
            <text:p>0.0026143533</text:p>
          </table:table-cell>
          <table:table-cell table:number-columns-repeated="3"/>
          <table:table-cell table:formula="of:=[.C46]*flaeche" office:value-type="float" office:value="0.0021506748" calcext:value-type="float">
            <text:p>0.002150674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238605" calcext:value-type="float">
            <text:p>5.238605</text:p>
          </table:table-cell>
          <table:table-cell table:formula="of:=SQRT(POWER(ABS([.A47]-xpos);2)+POWER(ABS([.B47]-ypos);2))" office:value-type="float" office:value="0.842451509992712" calcext:value-type="float">
            <text:p>0.84245151</text:p>
          </table:table-cell>
          <table:table-cell/>
          <table:table-cell table:formula="of:=[.J47]/[.D47]" office:value-type="float" office:value="0.00248731467051217" calcext:value-type="float">
            <text:p>0.0024873147</text:p>
          </table:table-cell>
          <table:table-cell table:number-columns-repeated="3"/>
          <table:table-cell table:formula="of:=[.C47]*flaeche" office:value-type="float" office:value="0.002095442" calcext:value-type="float">
            <text:p>0.00209544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123906" calcext:value-type="float">
            <text:p>5.123906</text:p>
          </table:table-cell>
          <table:table-cell table:formula="of:=SQRT(POWER(ABS([.A48]-xpos);2)+POWER(ABS([.B48]-ypos);2))" office:value-type="float" office:value="0.862290657595222" calcext:value-type="float">
            <text:p>0.8622906576</text:p>
          </table:table-cell>
          <table:table-cell/>
          <table:table-cell table:formula="of:=[.J48]/[.D48]" office:value-type="float" office:value="0.00237688113856628" calcext:value-type="float">
            <text:p>0.0023768811</text:p>
          </table:table-cell>
          <table:table-cell table:number-columns-repeated="3"/>
          <table:table-cell table:formula="of:=[.C48]*flaeche" office:value-type="float" office:value="0.0020495624" calcext:value-type="float">
            <text:p>0.002049562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038887" calcext:value-type="float">
            <text:p>5.038887</text:p>
          </table:table-cell>
          <table:table-cell table:formula="of:=SQRT(POWER(ABS([.A49]-xpos);2)+POWER(ABS([.B49]-ypos);2))" office:value-type="float" office:value="0.882154830999638" calcext:value-type="float">
            <text:p>0.882154831</text:p>
          </table:table-cell>
          <table:table-cell/>
          <table:table-cell table:formula="of:=[.J49]/[.D49]" office:value-type="float" office:value="0.00228480843631046" calcext:value-type="float">
            <text:p>0.0022848084</text:p>
          </table:table-cell>
          <table:table-cell table:number-columns-repeated="3"/>
          <table:table-cell table:formula="of:=[.C49]*flaeche" office:value-type="float" office:value="0.0020155548" calcext:value-type="float">
            <text:p>0.002015554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4.986918" calcext:value-type="float">
            <text:p>4.986918</text:p>
          </table:table-cell>
          <table:table-cell table:formula="of:=SQRT(POWER(ABS([.A50]-xpos);2)+POWER(ABS([.B50]-ypos);2))" office:value-type="float" office:value="0.902043284141066" calcext:value-type="float">
            <text:p>0.9020432841</text:p>
          </table:table-cell>
          <table:table-cell/>
          <table:table-cell table:formula="of:=[.J50]/[.D50]" office:value-type="float" office:value="0.00221138745232102" calcext:value-type="float">
            <text:p>0.0022113875</text:p>
          </table:table-cell>
          <table:table-cell table:number-columns-repeated="3"/>
          <table:table-cell table:formula="of:=[.C50]*flaeche" office:value-type="float" office:value="0.0019947672" calcext:value-type="float">
            <text:p>0.001994767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69467" calcext:value-type="float">
            <text:p>4.969467</text:p>
          </table:table-cell>
          <table:table-cell table:formula="of:=SQRT(POWER(ABS([.A51]-xpos);2)+POWER(ABS([.B51]-ypos);2))" office:value-type="float" office:value="0.921954445729289" calcext:value-type="float">
            <text:p>0.9219544457</text:p>
          </table:table-cell>
          <table:table-cell/>
          <table:table-cell table:formula="of:=[.J51]/[.D51]" office:value-type="float" office:value="0.00215605750284941" calcext:value-type="float">
            <text:p>0.0021560575</text:p>
          </table:table-cell>
          <table:table-cell table:number-columns-repeated="3"/>
          <table:table-cell table:formula="of:=[.C51]*flaeche" office:value-type="float" office:value="0.0019877868" calcext:value-type="float">
            <text:p>0.001987786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52]-xpos);2)+POWER(ABS([.B52]-ypos);2))" office:value-type="float" office:value="0.223606797749979" calcext:value-type="float">
            <text:p>0.2236067977</text:p>
          </table:table-cell>
          <table:table-cell/>
          <table:table-cell table:formula="of:=[.J52]/[.D52]" office:value-type="float" office:value="0" calcext:value-type="float">
            <text:p>0</text:p>
          </table:table-cell>
          <table:table-cell table:number-columns-repeated="3"/>
          <table:table-cell table:formula="of:=[.C52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" calcext:value-type="float">
            <text:p>0</text:p>
          </table:table-cell>
          <table:table-cell office:value-type="float" office:value="4.986918" calcext:value-type="float">
            <text:p>4.986918</text:p>
          </table:table-cell>
          <table:table-cell table:formula="of:=SQRT(POWER(ABS([.A53]-xpos);2)+POWER(ABS([.B53]-ypos);2))" office:value-type="float" office:value="0.205556042149094" calcext:value-type="float">
            <text:p>0.2055560421</text:p>
          </table:table-cell>
          <table:table-cell/>
          <table:table-cell table:formula="of:=[.J53]/[.D53]" office:value-type="float" office:value="0.00970424989284994" calcext:value-type="float">
            <text:p>0.0097042499</text:p>
          </table:table-cell>
          <table:table-cell table:number-columns-repeated="3"/>
          <table:table-cell table:formula="of:=[.C53]*flaeche" office:value-type="float" office:value="0.0019947672" calcext:value-type="float">
            <text:p>0.001994767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020408" calcext:value-type="float">
            <text:p>0.020408</text:p>
          </table:table-cell>
          <table:table-cell office:value-type="float" office:value="5.004804" calcext:value-type="float">
            <text:p>5.004804</text:p>
          </table:table-cell>
          <table:table-cell table:formula="of:=SQRT(POWER(ABS([.A54]-xpos);2)+POWER(ABS([.B54]-ypos);2))" office:value-type="float" office:value="0.196438725632193" calcext:value-type="float">
            <text:p>0.1964387256</text:p>
          </table:table-cell>
          <table:table-cell/>
          <table:table-cell table:formula="of:=[.J54]/[.D54]" office:value-type="float" office:value="0.0101910740540455" calcext:value-type="float">
            <text:p>0.0101910741</text:p>
          </table:table-cell>
          <table:table-cell table:number-columns-repeated="3"/>
          <table:table-cell table:formula="of:=[.C54]*flaeche" office:value-type="float" office:value="0.0020019216" calcext:value-type="float">
            <text:p>0.0020019216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058019" calcext:value-type="float">
            <text:p>5.058019</text:p>
          </table:table-cell>
          <table:table-cell table:formula="of:=SQRT(POWER(ABS([.A55]-xpos);2)+POWER(ABS([.B55]-ypos);2))" office:value-type="float" office:value="0.189092655383545" calcext:value-type="float">
            <text:p>0.1890926554</text:p>
          </table:table-cell>
          <table:table-cell/>
          <table:table-cell table:formula="of:=[.J55]/[.D55]" office:value-type="float" office:value="0.0106995567643611" calcext:value-type="float">
            <text:p>0.0106995568</text:p>
          </table:table-cell>
          <table:table-cell table:number-columns-repeated="3"/>
          <table:table-cell table:formula="of:=[.C55]*flaeche" office:value-type="float" office:value="0.0020232076" calcext:value-type="float">
            <text:p>0.0020232076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144941" calcext:value-type="float">
            <text:p>5.144941</text:p>
          </table:table-cell>
          <table:table-cell table:formula="of:=SQRT(POWER(ABS([.A56]-xpos);2)+POWER(ABS([.B56]-ypos);2))" office:value-type="float" office:value="0.183730412942441" calcext:value-type="float">
            <text:p>0.1837304129</text:p>
          </table:table-cell>
          <table:table-cell/>
          <table:table-cell table:formula="of:=[.J56]/[.D56]" office:value-type="float" office:value="0.0112010655560042" calcext:value-type="float">
            <text:p>0.0112010656</text:p>
          </table:table-cell>
          <table:table-cell table:number-columns-repeated="3"/>
          <table:table-cell table:formula="of:=[.C56]*flaeche" office:value-type="float" office:value="0.0020579764" calcext:value-type="float">
            <text:p>0.0020579764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261977" calcext:value-type="float">
            <text:p>5.261977</text:p>
          </table:table-cell>
          <table:table-cell table:formula="of:=SQRT(POWER(ABS([.A57]-xpos);2)+POWER(ABS([.B57]-ypos);2))" office:value-type="float" office:value="0.180528759905451" calcext:value-type="float">
            <text:p>0.1805287599</text:p>
          </table:table-cell>
          <table:table-cell/>
          <table:table-cell table:formula="of:=[.J57]/[.D57]" office:value-type="float" office:value="0.0116590331706834" calcext:value-type="float">
            <text:p>0.0116590332</text:p>
          </table:table-cell>
          <table:table-cell table:number-columns-repeated="3"/>
          <table:table-cell table:formula="of:=[.C57]*flaeche" office:value-type="float" office:value="0.0021047908" calcext:value-type="float">
            <text:p>0.0021047908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5.402584" calcext:value-type="float">
            <text:p>5.402584</text:p>
          </table:table-cell>
          <table:table-cell table:formula="of:=SQRT(POWER(ABS([.A58]-xpos);2)+POWER(ABS([.B58]-ypos);2))" office:value-type="float" office:value="0.17960359724961" calcext:value-type="float">
            <text:p>0.1796035972</text:p>
          </table:table-cell>
          <table:table-cell/>
          <table:table-cell table:formula="of:=[.J58]/[.D58]" office:value-type="float" office:value="0.0120322400725451" calcext:value-type="float">
            <text:p>0.0120322401</text:p>
          </table:table-cell>
          <table:table-cell table:number-columns-repeated="3"/>
          <table:table-cell table:formula="of:=[.C58]*flaeche" office:value-type="float" office:value="0.0021610336" calcext:value-type="float">
            <text:p>0.0021610336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5.556544" calcext:value-type="float">
            <text:p>5.556544</text:p>
          </table:table-cell>
          <table:table-cell table:formula="of:=SQRT(POWER(ABS([.A59]-xpos);2)+POWER(ABS([.B59]-ypos);2))" office:value-type="float" office:value="0.180989624191554" calcext:value-type="float">
            <text:p>0.1809896242</text:p>
          </table:table-cell>
          <table:table-cell/>
          <table:table-cell table:formula="of:=[.J59]/[.D59]" office:value-type="float" office:value="0.0122803592190879" calcext:value-type="float">
            <text:p>0.0122803592</text:p>
          </table:table-cell>
          <table:table-cell table:number-columns-repeated="3"/>
          <table:table-cell table:formula="of:=[.C59]*flaeche" office:value-type="float" office:value="0.0022226176" calcext:value-type="float">
            <text:p>0.0022226176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5.709972" calcext:value-type="float">
            <text:p>5.709972</text:p>
          </table:table-cell>
          <table:table-cell table:formula="of:=SQRT(POWER(ABS([.A60]-xpos);2)+POWER(ABS([.B60]-ypos);2))" office:value-type="float" office:value="0.184634798759605" calcext:value-type="float">
            <text:p>0.1846347988</text:p>
          </table:table-cell>
          <table:table-cell/>
          <table:table-cell table:formula="of:=[.J60]/[.D60]" office:value-type="float" office:value="0.0123703051393565" calcext:value-type="float">
            <text:p>0.0123703051</text:p>
          </table:table-cell>
          <table:table-cell table:number-columns-repeated="3"/>
          <table:table-cell table:formula="of:=[.C60]*flaeche" office:value-type="float" office:value="0.0022839888" calcext:value-type="float">
            <text:p>0.0022839888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846445" calcext:value-type="float">
            <text:p>5.846445</text:p>
          </table:table-cell>
          <table:table-cell table:formula="of:=SQRT(POWER(ABS([.A61]-xpos);2)+POWER(ABS([.B61]-ypos);2))" office:value-type="float" office:value="0.190409418593199" calcext:value-type="float">
            <text:p>0.1904094186</text:p>
          </table:table-cell>
          <table:table-cell/>
          <table:table-cell table:formula="of:=[.J61]/[.D61]" office:value-type="float" office:value="0.0122818399282877" calcext:value-type="float">
            <text:p>0.0122818399</text:p>
          </table:table-cell>
          <table:table-cell table:number-columns-repeated="3"/>
          <table:table-cell table:formula="of:=[.C61]*flaeche" office:value-type="float" office:value="0.002338578" calcext:value-type="float">
            <text:p>0.002338578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949343" calcext:value-type="float">
            <text:p>5.949343</text:p>
          </table:table-cell>
          <table:table-cell table:formula="of:=SQRT(POWER(ABS([.A62]-xpos);2)+POWER(ABS([.B62]-ypos);2))" office:value-type="float" office:value="0.198127376687322" calcext:value-type="float">
            <text:p>0.1981273767</text:p>
          </table:table-cell>
          <table:table-cell/>
          <table:table-cell table:formula="of:=[.J62]/[.D62]" office:value-type="float" office:value="0.0120111477766933" calcext:value-type="float">
            <text:p>0.0120111478</text:p>
          </table:table-cell>
          <table:table-cell table:number-columns-repeated="3"/>
          <table:table-cell table:formula="of:=[.C62]*flaeche" office:value-type="float" office:value="0.0023797372" calcext:value-type="float">
            <text:p>0.0023797372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005109" calcext:value-type="float">
            <text:p>6.005109</text:p>
          </table:table-cell>
          <table:table-cell table:formula="of:=SQRT(POWER(ABS([.A63]-xpos);2)+POWER(ABS([.B63]-ypos);2))" office:value-type="float" office:value="0.207572515492779" calcext:value-type="float">
            <text:p>0.2075725155</text:p>
          </table:table-cell>
          <table:table-cell/>
          <table:table-cell table:formula="of:=[.J63]/[.D63]" office:value-type="float" office:value="0.0115720696176829" calcext:value-type="float">
            <text:p>0.0115720696</text:p>
          </table:table-cell>
          <table:table-cell table:number-columns-repeated="3"/>
          <table:table-cell table:formula="of:=[.C63]*flaeche" office:value-type="float" office:value="0.0024020436" calcext:value-type="float">
            <text:p>0.0024020436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006772" calcext:value-type="float">
            <text:p>6.006772</text:p>
          </table:table-cell>
          <table:table-cell table:formula="of:=SQRT(POWER(ABS([.A64]-xpos);2)+POWER(ABS([.B64]-ypos);2))" office:value-type="float" office:value="0.218520128509938" calcext:value-type="float">
            <text:p>0.2185201285</text:p>
          </table:table-cell>
          <table:table-cell/>
          <table:table-cell table:formula="of:=[.J64]/[.D64]" office:value-type="float" office:value="0.0109953660396586" calcext:value-type="float">
            <text:p>0.010995366</text:p>
          </table:table-cell>
          <table:table-cell table:number-columns-repeated="3"/>
          <table:table-cell table:formula="of:=[.C64]*flaeche" office:value-type="float" office:value="0.0024027088" calcext:value-type="float">
            <text:p>0.0024027088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5.956839" calcext:value-type="float">
            <text:p>5.956839</text:p>
          </table:table-cell>
          <table:table-cell table:formula="of:=SQRT(POWER(ABS([.A65]-xpos);2)+POWER(ABS([.B65]-ypos);2))" office:value-type="float" office:value="0.230756834932359" calcext:value-type="float">
            <text:p>0.2307568349</text:p>
          </table:table-cell>
          <table:table-cell/>
          <table:table-cell table:formula="of:=[.J65]/[.D65]" office:value-type="float" office:value="0.0103257422502716" calcext:value-type="float">
            <text:p>0.0103257423</text:p>
          </table:table-cell>
          <table:table-cell table:number-columns-repeated="3"/>
          <table:table-cell table:formula="of:=[.C65]*flaeche" office:value-type="float" office:value="0.0023827356" calcext:value-type="float">
            <text:p>0.0023827356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5.868716" calcext:value-type="float">
            <text:p>5.868716</text:p>
          </table:table-cell>
          <table:table-cell table:formula="of:=SQRT(POWER(ABS([.A66]-xpos);2)+POWER(ABS([.B66]-ypos);2))" office:value-type="float" office:value="0.244088836491962" calcext:value-type="float">
            <text:p>0.2440888365</text:p>
          </table:table-cell>
          <table:table-cell/>
          <table:table-cell table:formula="of:=[.J66]/[.D66]" office:value-type="float" office:value="0.00961734438058702" calcext:value-type="float">
            <text:p>0.0096173444</text:p>
          </table:table-cell>
          <table:table-cell table:number-columns-repeated="3"/>
          <table:table-cell table:formula="of:=[.C66]*flaeche" office:value-type="float" office:value="0.0023474864" calcext:value-type="float">
            <text:p>0.0023474864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766036" calcext:value-type="float">
            <text:p>5.766036</text:p>
          </table:table-cell>
          <table:table-cell table:formula="of:=SQRT(POWER(ABS([.A67]-xpos);2)+POWER(ABS([.B67]-ypos);2))" office:value-type="float" office:value="0.258346620376579" calcext:value-type="float">
            <text:p>0.2583466204</text:p>
          </table:table-cell>
          <table:table-cell/>
          <table:table-cell table:formula="of:=[.J67]/[.D67]" office:value-type="float" office:value="0.00892759656247122" calcext:value-type="float">
            <text:p>0.0089275966</text:p>
          </table:table-cell>
          <table:table-cell table:number-columns-repeated="3"/>
          <table:table-cell table:formula="of:=[.C67]*flaeche" office:value-type="float" office:value="0.0023064144" calcext:value-type="float">
            <text:p>0.0023064144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5.67956" calcext:value-type="float">
            <text:p>5.67956</text:p>
          </table:table-cell>
          <table:table-cell table:formula="of:=SQRT(POWER(ABS([.A68]-xpos);2)+POWER(ABS([.B68]-ypos);2))" office:value-type="float" office:value="0.273385378811669" calcext:value-type="float">
            <text:p>0.2733853788</text:p>
          </table:table-cell>
          <table:table-cell/>
          <table:table-cell table:formula="of:=[.J68]/[.D68]" office:value-type="float" office:value="0.00830996891594931" calcext:value-type="float">
            <text:p>0.0083099689</text:p>
          </table:table-cell>
          <table:table-cell table:number-columns-repeated="3"/>
          <table:table-cell table:formula="of:=[.C68]*flaeche" office:value-type="float" office:value="0.002271824" calcext:value-type="float">
            <text:p>0.002271824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641768" calcext:value-type="float">
            <text:p>5.641768</text:p>
          </table:table-cell>
          <table:table-cell table:formula="of:=SQRT(POWER(ABS([.A69]-xpos);2)+POWER(ABS([.B69]-ypos);2))" office:value-type="float" office:value="0.289084036959843" calcext:value-type="float">
            <text:p>0.289084037</text:p>
          </table:table-cell>
          <table:table-cell/>
          <table:table-cell table:formula="of:=[.J69]/[.D69]" office:value-type="float" office:value="0.00780640544435693" calcext:value-type="float">
            <text:p>0.0078064054</text:p>
          </table:table-cell>
          <table:table-cell table:number-columns-repeated="3"/>
          <table:table-cell table:formula="of:=[.C69]*flaeche" office:value-type="float" office:value="0.0022567072" calcext:value-type="float">
            <text:p>0.0022567072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67987" calcext:value-type="float">
            <text:p>5.67987</text:p>
          </table:table-cell>
          <table:table-cell table:formula="of:=SQRT(POWER(ABS([.A70]-xpos);2)+POWER(ABS([.B70]-ypos);2))" office:value-type="float" office:value="0.305339411450602" calcext:value-type="float">
            <text:p>0.3053394115</text:p>
          </table:table-cell>
          <table:table-cell/>
          <table:table-cell table:formula="of:=[.J70]/[.D70]" office:value-type="float" office:value="0.00744072961039148" calcext:value-type="float">
            <text:p>0.0074407296</text:p>
          </table:table-cell>
          <table:table-cell table:number-columns-repeated="3"/>
          <table:table-cell table:formula="of:=[.C70]*flaeche" office:value-type="float" office:value="0.002271948" calcext:value-type="float">
            <text:p>0.002271948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808689" calcext:value-type="float">
            <text:p>5.808689</text:p>
          </table:table-cell>
          <table:table-cell table:formula="of:=SQRT(POWER(ABS([.A71]-xpos);2)+POWER(ABS([.B71]-ypos);2))" office:value-type="float" office:value="0.322067857559552" calcext:value-type="float">
            <text:p>0.3220678576</text:p>
          </table:table-cell>
          <table:table-cell/>
          <table:table-cell table:formula="of:=[.J71]/[.D71]" office:value-type="float" office:value="0.00721424241961301" calcext:value-type="float">
            <text:p>0.0072142424</text:p>
          </table:table-cell>
          <table:table-cell table:number-columns-repeated="3"/>
          <table:table-cell table:formula="of:=[.C71]*flaeche" office:value-type="float" office:value="0.0023234756" calcext:value-type="float">
            <text:p>0.0023234756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025416" calcext:value-type="float">
            <text:p>6.025416</text:p>
          </table:table-cell>
          <table:table-cell table:formula="of:=SQRT(POWER(ABS([.A72]-xpos);2)+POWER(ABS([.B72]-ypos);2))" office:value-type="float" office:value="0.339199390460832" calcext:value-type="float">
            <text:p>0.3391993905</text:p>
          </table:table-cell>
          <table:table-cell/>
          <table:table-cell table:formula="of:=[.J72]/[.D72]" office:value-type="float" office:value="0.00710545616466344" calcext:value-type="float">
            <text:p>0.0071054562</text:p>
          </table:table-cell>
          <table:table-cell table:number-columns-repeated="3"/>
          <table:table-cell table:formula="of:=[.C72]*flaeche" office:value-type="float" office:value="0.0024101664" calcext:value-type="float">
            <text:p>0.0024101664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308089" calcext:value-type="float">
            <text:p>6.308089</text:p>
          </table:table-cell>
          <table:table-cell table:formula="of:=SQRT(POWER(ABS([.A73]-xpos);2)+POWER(ABS([.B73]-ypos);2))" office:value-type="float" office:value="0.356675932791939" calcext:value-type="float">
            <text:p>0.3566759328</text:p>
          </table:table-cell>
          <table:table-cell/>
          <table:table-cell table:formula="of:=[.J73]/[.D73]" office:value-type="float" office:value="0.00707430854739472" calcext:value-type="float">
            <text:p>0.0070743085</text:p>
          </table:table-cell>
          <table:table-cell table:number-columns-repeated="3"/>
          <table:table-cell table:formula="of:=[.C73]*flaeche" office:value-type="float" office:value="0.0025232356" calcext:value-type="float">
            <text:p>0.0025232356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618681" calcext:value-type="float">
            <text:p>6.618681</text:p>
          </table:table-cell>
          <table:table-cell table:formula="of:=SQRT(POWER(ABS([.A74]-xpos);2)+POWER(ABS([.B74]-ypos);2))" office:value-type="float" office:value="0.374449180136637" calcext:value-type="float">
            <text:p>0.3744491801</text:p>
          </table:table-cell>
          <table:table-cell/>
          <table:table-cell table:formula="of:=[.J74]/[.D74]" office:value-type="float" office:value="0.00707031164825606" calcext:value-type="float">
            <text:p>0.0070703116</text:p>
          </table:table-cell>
          <table:table-cell table:number-columns-repeated="3"/>
          <table:table-cell table:formula="of:=[.C74]*flaeche" office:value-type="float" office:value="0.0026474724" calcext:value-type="float">
            <text:p>0.0026474724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910228" calcext:value-type="float">
            <text:p>6.910228</text:p>
          </table:table-cell>
          <table:table-cell table:formula="of:=SQRT(POWER(ABS([.A75]-xpos);2)+POWER(ABS([.B75]-ypos);2))" office:value-type="float" office:value="0.39247971522615" calcext:value-type="float">
            <text:p>0.3924797152</text:p>
          </table:table-cell>
          <table:table-cell/>
          <table:table-cell table:formula="of:=[.J75]/[.D75]" office:value-type="float" office:value="0.0070426345433096" calcext:value-type="float">
            <text:p>0.0070426345</text:p>
          </table:table-cell>
          <table:table-cell table:number-columns-repeated="3"/>
          <table:table-cell table:formula="of:=[.C75]*flaeche" office:value-type="float" office:value="0.0027640912" calcext:value-type="float">
            <text:p>0.0027640912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7.13612" calcext:value-type="float">
            <text:p>7.13612</text:p>
          </table:table-cell>
          <table:table-cell table:formula="of:=SQRT(POWER(ABS([.A76]-xpos);2)+POWER(ABS([.B76]-ypos);2))" office:value-type="float" office:value="0.410732006310684" calcext:value-type="float">
            <text:p>0.4107320063</text:p>
          </table:table-cell>
          <table:table-cell/>
          <table:table-cell table:formula="of:=[.J76]/[.D76]" office:value-type="float" office:value="0.00694966049916463" calcext:value-type="float">
            <text:p>0.0069496605</text:p>
          </table:table-cell>
          <table:table-cell table:number-columns-repeated="3"/>
          <table:table-cell table:formula="of:=[.C76]*flaeche" office:value-type="float" office:value="0.002854448" calcext:value-type="float">
            <text:p>0.002854448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7.259286" calcext:value-type="float">
            <text:p>7.259286</text:p>
          </table:table-cell>
          <table:table-cell table:formula="of:=SQRT(POWER(ABS([.A77]-xpos);2)+POWER(ABS([.B77]-ypos);2))" office:value-type="float" office:value="0.429178527049059" calcext:value-type="float">
            <text:p>0.429178527</text:p>
          </table:table-cell>
          <table:table-cell/>
          <table:table-cell table:formula="of:=[.J77]/[.D77]" office:value-type="float" office:value="0.00676574948883237" calcext:value-type="float">
            <text:p>0.0067657495</text:p>
          </table:table-cell>
          <table:table-cell table:number-columns-repeated="3"/>
          <table:table-cell table:formula="of:=[.C77]*flaeche" office:value-type="float" office:value="0.0029037144" calcext:value-type="float">
            <text:p>0.0029037144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7.259286" calcext:value-type="float">
            <text:p>7.259286</text:p>
          </table:table-cell>
          <table:table-cell table:formula="of:=SQRT(POWER(ABS([.A78]-xpos);2)+POWER(ABS([.B78]-ypos);2))" office:value-type="float" office:value="0.447795274740589" calcext:value-type="float">
            <text:p>0.4477952747</text:p>
          </table:table-cell>
          <table:table-cell/>
          <table:table-cell table:formula="of:=[.J78]/[.D78]" office:value-type="float" office:value="0.00648446860383272" calcext:value-type="float">
            <text:p>0.0064844686</text:p>
          </table:table-cell>
          <table:table-cell table:number-columns-repeated="3"/>
          <table:table-cell table:formula="of:=[.C78]*flaeche" office:value-type="float" office:value="0.0029037144" calcext:value-type="float">
            <text:p>0.0029037144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7.13612" calcext:value-type="float">
            <text:p>7.13612</text:p>
          </table:table-cell>
          <table:table-cell table:formula="of:=SQRT(POWER(ABS([.A79]-xpos);2)+POWER(ABS([.B79]-ypos);2))" office:value-type="float" office:value="0.466561872647133" calcext:value-type="float">
            <text:p>0.4665618726</text:p>
          </table:table-cell>
          <table:table-cell/>
          <table:table-cell table:formula="of:=[.J79]/[.D79]" office:value-type="float" office:value="0.00611804814612199" calcext:value-type="float">
            <text:p>0.0061180481</text:p>
          </table:table-cell>
          <table:table-cell table:number-columns-repeated="3"/>
          <table:table-cell table:formula="of:=[.C79]*flaeche" office:value-type="float" office:value="0.002854448" calcext:value-type="float">
            <text:p>0.002854448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910228" calcext:value-type="float">
            <text:p>6.910228</text:p>
          </table:table-cell>
          <table:table-cell table:formula="of:=SQRT(POWER(ABS([.A80]-xpos);2)+POWER(ABS([.B80]-ypos);2))" office:value-type="float" office:value="0.485460942676133" calcext:value-type="float">
            <text:p>0.4854609427</text:p>
          </table:table-cell>
          <table:table-cell/>
          <table:table-cell table:formula="of:=[.J80]/[.D80]" office:value-type="float" office:value="0.00569374579294222" calcext:value-type="float">
            <text:p>0.0056937458</text:p>
          </table:table-cell>
          <table:table-cell table:number-columns-repeated="3"/>
          <table:table-cell table:formula="of:=[.C80]*flaeche" office:value-type="float" office:value="0.0027640912" calcext:value-type="float">
            <text:p>0.0027640912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618681" calcext:value-type="float">
            <text:p>6.618681</text:p>
          </table:table-cell>
          <table:table-cell table:formula="of:=SQRT(POWER(ABS([.A81]-xpos);2)+POWER(ABS([.B81]-ypos);2))" office:value-type="float" office:value="0.504478531262729" calcext:value-type="float">
            <text:p>0.5044785313</text:p>
          </table:table-cell>
          <table:table-cell/>
          <table:table-cell table:formula="of:=[.J81]/[.D81]" office:value-type="float" office:value="0.00524793868506808" calcext:value-type="float">
            <text:p>0.0052479387</text:p>
          </table:table-cell>
          <table:table-cell table:number-columns-repeated="3"/>
          <table:table-cell table:formula="of:=[.C81]*flaeche" office:value-type="float" office:value="0.0026474724" calcext:value-type="float">
            <text:p>0.0026474724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308089" calcext:value-type="float">
            <text:p>6.308089</text:p>
          </table:table-cell>
          <table:table-cell table:formula="of:=SQRT(POWER(ABS([.A82]-xpos);2)+POWER(ABS([.B82]-ypos);2))" office:value-type="float" office:value="0.523599962789342" calcext:value-type="float">
            <text:p>0.5235999628</text:p>
          </table:table-cell>
          <table:table-cell/>
          <table:table-cell table:formula="of:=[.J82]/[.D82]" office:value-type="float" office:value="0.00481901409342759" calcext:value-type="float">
            <text:p>0.0048190141</text:p>
          </table:table-cell>
          <table:table-cell table:number-columns-repeated="3"/>
          <table:table-cell table:formula="of:=[.C82]*flaeche" office:value-type="float" office:value="0.0025232356" calcext:value-type="float">
            <text:p>0.0025232356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025416" calcext:value-type="float">
            <text:p>6.025416</text:p>
          </table:table-cell>
          <table:table-cell table:formula="of:=SQRT(POWER(ABS([.A83]-xpos);2)+POWER(ABS([.B83]-ypos);2))" office:value-type="float" office:value="0.542815094197831" calcext:value-type="float">
            <text:p>0.5428150942</text:p>
          </table:table-cell>
          <table:table-cell/>
          <table:table-cell table:formula="of:=[.J83]/[.D83]" office:value-type="float" office:value="0.00444012413391291" calcext:value-type="float">
            <text:p>0.0044401241</text:p>
          </table:table-cell>
          <table:table-cell table:number-columns-repeated="3"/>
          <table:table-cell table:formula="of:=[.C83]*flaeche" office:value-type="float" office:value="0.0024101664" calcext:value-type="float">
            <text:p>0.0024101664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808689" calcext:value-type="float">
            <text:p>5.808689</text:p>
          </table:table-cell>
          <table:table-cell table:formula="of:=SQRT(POWER(ABS([.A84]-xpos);2)+POWER(ABS([.B84]-ypos);2))" office:value-type="float" office:value="0.562114316552247" calcext:value-type="float">
            <text:p>0.5621143166</text:p>
          </table:table-cell>
          <table:table-cell/>
          <table:table-cell table:formula="of:=[.J84]/[.D84]" office:value-type="float" office:value="0.00413345743309144" calcext:value-type="float">
            <text:p>0.0041334574</text:p>
          </table:table-cell>
          <table:table-cell table:number-columns-repeated="3"/>
          <table:table-cell table:formula="of:=[.C84]*flaeche" office:value-type="float" office:value="0.0023234756" calcext:value-type="float">
            <text:p>0.0023234756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67987" calcext:value-type="float">
            <text:p>5.67987</text:p>
          </table:table-cell>
          <table:table-cell table:formula="of:=SQRT(POWER(ABS([.A85]-xpos);2)+POWER(ABS([.B85]-ypos);2))" office:value-type="float" office:value="0.581489257153561" calcext:value-type="float">
            <text:p>0.5814892572</text:p>
          </table:table-cell>
          <table:table-cell/>
          <table:table-cell table:formula="of:=[.J85]/[.D85]" office:value-type="float" office:value="0.00390711947306022" calcext:value-type="float">
            <text:p>0.0039071195</text:p>
          </table:table-cell>
          <table:table-cell table:number-columns-repeated="3"/>
          <table:table-cell table:formula="of:=[.C85]*flaeche" office:value-type="float" office:value="0.002271948" calcext:value-type="float">
            <text:p>0.002271948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641768" calcext:value-type="float">
            <text:p>5.641768</text:p>
          </table:table-cell>
          <table:table-cell table:formula="of:=SQRT(POWER(ABS([.A86]-xpos);2)+POWER(ABS([.B86]-ypos);2))" office:value-type="float" office:value="0.60093259224725" calcext:value-type="float">
            <text:p>0.6009325922</text:p>
          </table:table-cell>
          <table:table-cell/>
          <table:table-cell table:formula="of:=[.J86]/[.D86]" office:value-type="float" office:value="0.00375534166246635" calcext:value-type="float">
            <text:p>0.0037553417</text:p>
          </table:table-cell>
          <table:table-cell table:number-columns-repeated="3"/>
          <table:table-cell table:formula="of:=[.C86]*flaeche" office:value-type="float" office:value="0.0022567072" calcext:value-type="float">
            <text:p>0.0022567072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5.67956" calcext:value-type="float">
            <text:p>5.67956</text:p>
          </table:table-cell>
          <table:table-cell table:formula="of:=SQRT(POWER(ABS([.A87]-xpos);2)+POWER(ABS([.B87]-ypos);2))" office:value-type="float" office:value="0.620438848999642" calcext:value-type="float">
            <text:p>0.620438849</text:p>
          </table:table-cell>
          <table:table-cell/>
          <table:table-cell table:formula="of:=[.J87]/[.D87]" office:value-type="float" office:value="0.0036616404721641" calcext:value-type="float">
            <text:p>0.0036616405</text:p>
          </table:table-cell>
          <table:table-cell table:number-columns-repeated="3"/>
          <table:table-cell table:formula="of:=[.C87]*flaeche" office:value-type="float" office:value="0.002271824" calcext:value-type="float">
            <text:p>0.002271824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5.766036" calcext:value-type="float">
            <text:p>5.766036</text:p>
          </table:table-cell>
          <table:table-cell table:formula="of:=SQRT(POWER(ABS([.A88]-xpos);2)+POWER(ABS([.B88]-ypos);2))" office:value-type="float" office:value="0.640000450202967" calcext:value-type="float">
            <text:p>0.6400004502</text:p>
          </table:table-cell>
          <table:table-cell/>
          <table:table-cell table:formula="of:=[.J88]/[.D88]" office:value-type="float" office:value="0.00360376996495636" calcext:value-type="float">
            <text:p>0.00360377</text:p>
          </table:table-cell>
          <table:table-cell table:number-columns-repeated="3"/>
          <table:table-cell table:formula="of:=[.C88]*flaeche" office:value-type="float" office:value="0.0023064144" calcext:value-type="float">
            <text:p>0.0023064144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5.868716" calcext:value-type="float">
            <text:p>5.868716</text:p>
          </table:table-cell>
          <table:table-cell table:formula="of:=SQRT(POWER(ABS([.A89]-xpos);2)+POWER(ABS([.B89]-ypos);2))" office:value-type="float" office:value="0.659613341359921" calcext:value-type="float">
            <text:p>0.6596133414</text:p>
          </table:table-cell>
          <table:table-cell/>
          <table:table-cell table:formula="of:=[.J89]/[.D89]" office:value-type="float" office:value="0.00355888253436506" calcext:value-type="float">
            <text:p>0.0035588825</text:p>
          </table:table-cell>
          <table:table-cell table:number-columns-repeated="3"/>
          <table:table-cell table:formula="of:=[.C89]*flaeche" office:value-type="float" office:value="0.0023474864" calcext:value-type="float">
            <text:p>0.0023474864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5.956839" calcext:value-type="float">
            <text:p>5.956839</text:p>
          </table:table-cell>
          <table:table-cell table:formula="of:=SQRT(POWER(ABS([.A90]-xpos);2)+POWER(ABS([.B90]-ypos);2))" office:value-type="float" office:value="0.679273079746283" calcext:value-type="float">
            <text:p>0.6792730797</text:p>
          </table:table-cell>
          <table:table-cell/>
          <table:table-cell table:formula="of:=[.J90]/[.D90]" office:value-type="float" office:value="0.00350777275155668" calcext:value-type="float">
            <text:p>0.0035077728</text:p>
          </table:table-cell>
          <table:table-cell table:number-columns-repeated="3"/>
          <table:table-cell table:formula="of:=[.C90]*flaeche" office:value-type="float" office:value="0.0023827356" calcext:value-type="float">
            <text:p>0.0023827356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006772" calcext:value-type="float">
            <text:p>6.006772</text:p>
          </table:table-cell>
          <table:table-cell table:formula="of:=SQRT(POWER(ABS([.A91]-xpos);2)+POWER(ABS([.B91]-ypos);2))" office:value-type="float" office:value="0.698975712427835" calcext:value-type="float">
            <text:p>0.6989757124</text:p>
          </table:table-cell>
          <table:table-cell/>
          <table:table-cell table:formula="of:=[.J91]/[.D91]" office:value-type="float" office:value="0.00343747108415883" calcext:value-type="float">
            <text:p>0.0034374711</text:p>
          </table:table-cell>
          <table:table-cell table:number-columns-repeated="3"/>
          <table:table-cell table:formula="of:=[.C91]*flaeche" office:value-type="float" office:value="0.0024027088" calcext:value-type="float">
            <text:p>0.0024027088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005109" calcext:value-type="float">
            <text:p>6.005109</text:p>
          </table:table-cell>
          <table:table-cell table:formula="of:=SQRT(POWER(ABS([.A92]-xpos);2)+POWER(ABS([.B92]-ypos);2))" office:value-type="float" office:value="0.71871771175337" calcext:value-type="float">
            <text:p>0.7187177118</text:p>
          </table:table-cell>
          <table:table-cell/>
          <table:table-cell table:formula="of:=[.J92]/[.D92]" office:value-type="float" office:value="0.00334212384183495" calcext:value-type="float">
            <text:p>0.0033421238</text:p>
          </table:table-cell>
          <table:table-cell table:number-columns-repeated="3"/>
          <table:table-cell table:formula="of:=[.C92]*flaeche" office:value-type="float" office:value="0.0024020436" calcext:value-type="float">
            <text:p>0.0024020436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949343" calcext:value-type="float">
            <text:p>5.949343</text:p>
          </table:table-cell>
          <table:table-cell table:formula="of:=SQRT(POWER(ABS([.A93]-xpos);2)+POWER(ABS([.B93]-ypos);2))" office:value-type="float" office:value="0.738496890577746" calcext:value-type="float">
            <text:p>0.7384968906</text:p>
          </table:table-cell>
          <table:table-cell/>
          <table:table-cell table:formula="of:=[.J93]/[.D93]" office:value-type="float" office:value="0.00322240652650313" calcext:value-type="float">
            <text:p>0.0032224065</text:p>
          </table:table-cell>
          <table:table-cell table:number-columns-repeated="3"/>
          <table:table-cell table:formula="of:=[.C93]*flaeche" office:value-type="float" office:value="0.0023797372" calcext:value-type="float">
            <text:p>0.0023797372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846445" calcext:value-type="float">
            <text:p>5.846445</text:p>
          </table:table-cell>
          <table:table-cell table:formula="of:=SQRT(POWER(ABS([.A94]-xpos);2)+POWER(ABS([.B94]-ypos);2))" office:value-type="float" office:value="0.758308477263046" calcext:value-type="float">
            <text:p>0.7583084773</text:p>
          </table:table-cell>
          <table:table-cell/>
          <table:table-cell table:formula="of:=[.J94]/[.D94]" office:value-type="float" office:value="0.00308394020391359" calcext:value-type="float">
            <text:p>0.0030839402</text:p>
          </table:table-cell>
          <table:table-cell table:number-columns-repeated="3"/>
          <table:table-cell table:formula="of:=[.C94]*flaeche" office:value-type="float" office:value="0.002338578" calcext:value-type="float">
            <text:p>0.002338578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5.709972" calcext:value-type="float">
            <text:p>5.709972</text:p>
          </table:table-cell>
          <table:table-cell table:formula="of:=SQRT(POWER(ABS([.A95]-xpos);2)+POWER(ABS([.B95]-ypos);2))" office:value-type="float" office:value="0.77815089083866" calcext:value-type="float">
            <text:p>0.7781508908</text:p>
          </table:table-cell>
          <table:table-cell/>
          <table:table-cell table:formula="of:=[.J95]/[.D95]" office:value-type="float" office:value="0.00293514898831306" calcext:value-type="float">
            <text:p>0.002935149</text:p>
          </table:table-cell>
          <table:table-cell table:number-columns-repeated="3"/>
          <table:table-cell table:formula="of:=[.C95]*flaeche" office:value-type="float" office:value="0.0022839888" calcext:value-type="float">
            <text:p>0.0022839888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5.556544" calcext:value-type="float">
            <text:p>5.556544</text:p>
          </table:table-cell>
          <table:table-cell table:formula="of:=SQRT(POWER(ABS([.A96]-xpos);2)+POWER(ABS([.B96]-ypos);2))" office:value-type="float" office:value="0.798021831822288" calcext:value-type="float">
            <text:p>0.7980218318</text:p>
          </table:table-cell>
          <table:table-cell/>
          <table:table-cell table:formula="of:=[.J96]/[.D96]" office:value-type="float" office:value="0.00278515889085971" calcext:value-type="float">
            <text:p>0.0027851589</text:p>
          </table:table-cell>
          <table:table-cell table:number-columns-repeated="3"/>
          <table:table-cell table:formula="of:=[.C96]*flaeche" office:value-type="float" office:value="0.0022226176" calcext:value-type="float">
            <text:p>0.0022226176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5.402584" calcext:value-type="float">
            <text:p>5.402584</text:p>
          </table:table-cell>
          <table:table-cell table:formula="of:=SQRT(POWER(ABS([.A97]-xpos);2)+POWER(ABS([.B97]-ypos);2))" office:value-type="float" office:value="0.817919221038973" calcext:value-type="float">
            <text:p>0.817919221</text:p>
          </table:table-cell>
          <table:table-cell/>
          <table:table-cell table:formula="of:=[.J97]/[.D97]" office:value-type="float" office:value="0.00264211127995613" calcext:value-type="float">
            <text:p>0.0026421113</text:p>
          </table:table-cell>
          <table:table-cell table:number-columns-repeated="3"/>
          <table:table-cell table:formula="of:=[.C97]*flaeche" office:value-type="float" office:value="0.0021610336" calcext:value-type="float">
            <text:p>0.0021610336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261977" calcext:value-type="float">
            <text:p>5.261977</text:p>
          </table:table-cell>
          <table:table-cell table:formula="of:=SQRT(POWER(ABS([.A98]-xpos);2)+POWER(ABS([.B98]-ypos);2))" office:value-type="float" office:value="0.837841174181002" calcext:value-type="float">
            <text:p>0.8378411742</text:p>
          </table:table-cell>
          <table:table-cell/>
          <table:table-cell table:formula="of:=[.J98]/[.D98]" office:value-type="float" office:value="0.0025121596608778" calcext:value-type="float">
            <text:p>0.0025121597</text:p>
          </table:table-cell>
          <table:table-cell table:number-columns-repeated="3"/>
          <table:table-cell table:formula="of:=[.C98]*flaeche" office:value-type="float" office:value="0.0021047908" calcext:value-type="float">
            <text:p>0.0021047908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144941" calcext:value-type="float">
            <text:p>5.144941</text:p>
          </table:table-cell>
          <table:table-cell table:formula="of:=SQRT(POWER(ABS([.A99]-xpos);2)+POWER(ABS([.B99]-ypos);2))" office:value-type="float" office:value="0.857786957606608" calcext:value-type="float">
            <text:p>0.8577869576</text:p>
          </table:table-cell>
          <table:table-cell/>
          <table:table-cell table:formula="of:=[.J99]/[.D99]" office:value-type="float" office:value="0.00239916960936566" calcext:value-type="float">
            <text:p>0.0023991696</text:p>
          </table:table-cell>
          <table:table-cell table:number-columns-repeated="3"/>
          <table:table-cell table:formula="of:=[.C99]*flaeche" office:value-type="float" office:value="0.0020579764" calcext:value-type="float">
            <text:p>0.0020579764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058019" calcext:value-type="float">
            <text:p>5.058019</text:p>
          </table:table-cell>
          <table:table-cell table:formula="of:=SQRT(POWER(ABS([.A100]-xpos);2)+POWER(ABS([.B100]-ypos);2))" office:value-type="float" office:value="0.877753058849697" calcext:value-type="float">
            <text:p>0.8777530588</text:p>
          </table:table-cell>
          <table:table-cell/>
          <table:table-cell table:formula="of:=[.J100]/[.D100]" office:value-type="float" office:value="0.00230498496086295" calcext:value-type="float">
            <text:p>0.002304985</text:p>
          </table:table-cell>
          <table:table-cell table:number-columns-repeated="3"/>
          <table:table-cell table:formula="of:=[.C100]*flaeche" office:value-type="float" office:value="0.0020232076" calcext:value-type="float">
            <text:p>0.0020232076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004804" calcext:value-type="float">
            <text:p>5.004804</text:p>
          </table:table-cell>
          <table:table-cell table:formula="of:=SQRT(POWER(ABS([.A101]-xpos);2)+POWER(ABS([.B101]-ypos);2))" office:value-type="float" office:value="0.897739033866747" calcext:value-type="float">
            <text:p>0.8977390339</text:p>
          </table:table-cell>
          <table:table-cell/>
          <table:table-cell table:formula="of:=[.J101]/[.D101]" office:value-type="float" office:value="0.00222995940298743" calcext:value-type="float">
            <text:p>0.0022299594</text:p>
          </table:table-cell>
          <table:table-cell table:number-columns-repeated="3"/>
          <table:table-cell table:formula="of:=[.C101]*flaeche" office:value-type="float" office:value="0.0020019216" calcext:value-type="float">
            <text:p>0.0020019216</text:p>
          </table:table-cell>
          <table:table-cell table:number-columns-repeated="6"/>
        </table:table-row>
        <table:table-row table:style-name="ro1">
          <table:table-cell office:value-type="float" office:value="0.020408" calcext:value-type="float">
            <text:p>0.020408</text:p>
          </table:table-cell>
          <table:table-cell office:value-type="float" office:value="1" calcext:value-type="float">
            <text:p>1</text:p>
          </table:table-cell>
          <table:table-cell office:value-type="float" office:value="4.986918" calcext:value-type="float">
            <text:p>4.986918</text:p>
          </table:table-cell>
          <table:table-cell table:formula="of:=SQRT(POWER(ABS([.A102]-xpos);2)+POWER(ABS([.B102]-ypos);2))" office:value-type="float" office:value="0.917743584267414" calcext:value-type="float">
            <text:p>0.9177435843</text:p>
          </table:table-cell>
          <table:table-cell/>
          <table:table-cell table:formula="of:=[.J102]/[.D102]" office:value-type="float" office:value="0.00217355613724319" calcext:value-type="float">
            <text:p>0.0021735561</text:p>
          </table:table-cell>
          <table:table-cell table:number-columns-repeated="3"/>
          <table:table-cell table:formula="of:=[.C102]*flaeche" office:value-type="float" office:value="0.0019947672" calcext:value-type="float">
            <text:p>0.001994767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03]-xpos);2)+POWER(ABS([.B103]-ypos);2))" office:value-type="float" office:value="0.223606797749979" calcext:value-type="float">
            <text:p>0.2236067977</text:p>
          </table:table-cell>
          <table:table-cell/>
          <table:table-cell table:formula="of:=[.J103]/[.D103]" office:value-type="float" office:value="0" calcext:value-type="float">
            <text:p>0</text:p>
          </table:table-cell>
          <table:table-cell table:number-columns-repeated="3"/>
          <table:table-cell table:formula="of:=[.C103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" calcext:value-type="float">
            <text:p>0</text:p>
          </table:table-cell>
          <table:table-cell office:value-type="float" office:value="5.038887" calcext:value-type="float">
            <text:p>5.038887</text:p>
          </table:table-cell>
          <table:table-cell table:formula="of:=SQRT(POWER(ABS([.A104]-xpos);2)+POWER(ABS([.B104]-ypos);2))" office:value-type="float" office:value="0.187988153499097" calcext:value-type="float">
            <text:p>0.1879881535</text:p>
          </table:table-cell>
          <table:table-cell/>
          <table:table-cell table:formula="of:=[.J104]/[.D104]" office:value-type="float" office:value="0.0107217117806824" calcext:value-type="float">
            <text:p>0.0107217118</text:p>
          </table:table-cell>
          <table:table-cell table:number-columns-repeated="3"/>
          <table:table-cell table:formula="of:=[.C104]*flaeche" office:value-type="float" office:value="0.0020155548" calcext:value-type="float">
            <text:p>0.0020155548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058019" calcext:value-type="float">
            <text:p>5.058019</text:p>
          </table:table-cell>
          <table:table-cell table:formula="of:=SQRT(POWER(ABS([.A105]-xpos);2)+POWER(ABS([.B105]-ypos);2))" office:value-type="float" office:value="0.177973122465163" calcext:value-type="float">
            <text:p>0.1779731225</text:p>
          </table:table-cell>
          <table:table-cell/>
          <table:table-cell table:formula="of:=[.J105]/[.D105]" office:value-type="float" office:value="0.0113680513775108" calcext:value-type="float">
            <text:p>0.0113680514</text:p>
          </table:table-cell>
          <table:table-cell table:number-columns-repeated="3"/>
          <table:table-cell table:formula="of:=[.C105]*flaeche" office:value-type="float" office:value="0.0020232076" calcext:value-type="float">
            <text:p>0.00202320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040816" calcext:value-type="float">
            <text:p>0.040816</text:p>
          </table:table-cell>
          <table:table-cell office:value-type="float" office:value="5.114809" calcext:value-type="float">
            <text:p>5.114809</text:p>
          </table:table-cell>
          <table:table-cell table:formula="of:=SQRT(POWER(ABS([.A106]-xpos);2)+POWER(ABS([.B106]-ypos);2))" office:value-type="float" office:value="0.169830184926002" calcext:value-type="float">
            <text:p>0.1698301849</text:p>
          </table:table-cell>
          <table:table-cell/>
          <table:table-cell table:formula="of:=[.J106]/[.D106]" office:value-type="float" office:value="0.0120468784797676" calcext:value-type="float">
            <text:p>0.0120468785</text:p>
          </table:table-cell>
          <table:table-cell table:number-columns-repeated="3"/>
          <table:table-cell table:formula="of:=[.C106]*flaeche" office:value-type="float" office:value="0.0020459236" calcext:value-type="float">
            <text:p>0.0020459236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207176" calcext:value-type="float">
            <text:p>5.207176</text:p>
          </table:table-cell>
          <table:table-cell table:formula="of:=SQRT(POWER(ABS([.A107]-xpos);2)+POWER(ABS([.B107]-ypos);2))" office:value-type="float" office:value="0.163838713471511" calcext:value-type="float">
            <text:p>0.1638387135</text:p>
          </table:table-cell>
          <table:table-cell/>
          <table:table-cell table:formula="of:=[.J107]/[.D107]" office:value-type="float" office:value="0.0127129318575989" calcext:value-type="float">
            <text:p>0.0127129319</text:p>
          </table:table-cell>
          <table:table-cell table:number-columns-repeated="3"/>
          <table:table-cell table:formula="of:=[.C107]*flaeche" office:value-type="float" office:value="0.0020828704" calcext:value-type="float">
            <text:p>0.0020828704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330876" calcext:value-type="float">
            <text:p>5.330876</text:p>
          </table:table-cell>
          <table:table-cell table:formula="of:=SQRT(POWER(ABS([.A108]-xpos);2)+POWER(ABS([.B108]-ypos);2))" office:value-type="float" office:value="0.160240109039529" calcext:value-type="float">
            <text:p>0.160240109</text:p>
          </table:table-cell>
          <table:table-cell/>
          <table:table-cell table:formula="of:=[.J108]/[.D108]" office:value-type="float" office:value="0.0133072201010172" calcext:value-type="float">
            <text:p>0.0133072201</text:p>
          </table:table-cell>
          <table:table-cell table:number-columns-repeated="3"/>
          <table:table-cell table:formula="of:=[.C108]*flaeche" office:value-type="float" office:value="0.0021323504" calcext:value-type="float">
            <text:p>0.0021323504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5.478647" calcext:value-type="float">
            <text:p>5.478647</text:p>
          </table:table-cell>
          <table:table-cell table:formula="of:=SQRT(POWER(ABS([.A109]-xpos);2)+POWER(ABS([.B109]-ypos);2))" office:value-type="float" office:value="0.159197083946283" calcext:value-type="float">
            <text:p>0.1591970839</text:p>
          </table:table-cell>
          <table:table-cell/>
          <table:table-cell table:formula="of:=[.J109]/[.D109]" office:value-type="float" office:value="0.0137656968687909" calcext:value-type="float">
            <text:p>0.0137656969</text:p>
          </table:table-cell>
          <table:table-cell table:number-columns-repeated="3"/>
          <table:table-cell table:formula="of:=[.C109]*flaeche" office:value-type="float" office:value="0.0021914588" calcext:value-type="float">
            <text:p>0.0021914588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5.639594" calcext:value-type="float">
            <text:p>5.639594</text:p>
          </table:table-cell>
          <table:table-cell table:formula="of:=SQRT(POWER(ABS([.A110]-xpos);2)+POWER(ABS([.B110]-ypos);2))" office:value-type="float" office:value="0.160759147350936" calcext:value-type="float">
            <text:p>0.1607591474</text:p>
          </table:table-cell>
          <table:table-cell/>
          <table:table-cell table:formula="of:=[.J110]/[.D110]" office:value-type="float" office:value="0.0140324058516902" calcext:value-type="float">
            <text:p>0.0140324059</text:p>
          </table:table-cell>
          <table:table-cell table:number-columns-repeated="3"/>
          <table:table-cell table:formula="of:=[.C110]*flaeche" office:value-type="float" office:value="0.0022558376" calcext:value-type="float">
            <text:p>0.0022558376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5.799269" calcext:value-type="float">
            <text:p>5.799269</text:p>
          </table:table-cell>
          <table:table-cell table:formula="of:=SQRT(POWER(ABS([.A111]-xpos);2)+POWER(ABS([.B111]-ypos);2))" office:value-type="float" office:value="0.16485226205606" calcext:value-type="float">
            <text:p>0.1648522621</text:p>
          </table:table-cell>
          <table:table-cell/>
          <table:table-cell table:formula="of:=[.J111]/[.D111]" office:value-type="float" office:value="0.014071433240092" calcext:value-type="float">
            <text:p>0.0140714332</text:p>
          </table:table-cell>
          <table:table-cell table:number-columns-repeated="3"/>
          <table:table-cell table:formula="of:=[.C111]*flaeche" office:value-type="float" office:value="0.0023197076" calcext:value-type="float">
            <text:p>0.0023197076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940815" calcext:value-type="float">
            <text:p>5.940815</text:p>
          </table:table-cell>
          <table:table-cell table:formula="of:=SQRT(POWER(ABS([.A112]-xpos);2)+POWER(ABS([.B112]-ypos);2))" office:value-type="float" office:value="0.171295084812729" calcext:value-type="float">
            <text:p>0.1712950848</text:p>
          </table:table-cell>
          <table:table-cell/>
          <table:table-cell table:formula="of:=[.J112]/[.D112]" office:value-type="float" office:value="0.0138727039517681" calcext:value-type="float">
            <text:p>0.013872704</text:p>
          </table:table-cell>
          <table:table-cell table:number-columns-repeated="3"/>
          <table:table-cell table:formula="of:=[.C112]*flaeche" office:value-type="float" office:value="0.002376326" calcext:value-type="float">
            <text:p>0.002376326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0473" calcext:value-type="float">
            <text:p>6.0473</text:p>
          </table:table-cell>
          <table:table-cell table:formula="of:=SQRT(POWER(ABS([.A113]-xpos);2)+POWER(ABS([.B113]-ypos);2))" office:value-type="float" office:value="0.179835249005861" calcext:value-type="float">
            <text:p>0.179835249</text:p>
          </table:table-cell>
          <table:table-cell/>
          <table:table-cell table:formula="of:=[.J113]/[.D113]" office:value-type="float" office:value="0.0134507556965162" calcext:value-type="float">
            <text:p>0.0134507557</text:p>
          </table:table-cell>
          <table:table-cell table:number-columns-repeated="3"/>
          <table:table-cell table:formula="of:=[.C113]*flaeche" office:value-type="float" office:value="0.00241892" calcext:value-type="float">
            <text:p>0.00241892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104958" calcext:value-type="float">
            <text:p>6.104958</text:p>
          </table:table-cell>
          <table:table-cell table:formula="of:=SQRT(POWER(ABS([.A114]-xpos);2)+POWER(ABS([.B114]-ypos);2))" office:value-type="float" office:value="0.190190979228774" calcext:value-type="float">
            <text:p>0.1901909792</text:p>
          </table:table-cell>
          <table:table-cell/>
          <table:table-cell table:formula="of:=[.J114]/[.D114]" office:value-type="float" office:value="0.0128396373471668" calcext:value-type="float">
            <text:p>0.0128396373</text:p>
          </table:table-cell>
          <table:table-cell table:number-columns-repeated="3"/>
          <table:table-cell table:formula="of:=[.C114]*flaeche" office:value-type="float" office:value="0.0024419832" calcext:value-type="float">
            <text:p>0.0024419832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1067" calcext:value-type="float">
            <text:p>6.1067</text:p>
          </table:table-cell>
          <table:table-cell table:formula="of:=SQRT(POWER(ABS([.A115]-xpos);2)+POWER(ABS([.B115]-ypos);2))" office:value-type="float" office:value="0.202082423669155" calcext:value-type="float">
            <text:p>0.2020824237</text:p>
          </table:table-cell>
          <table:table-cell/>
          <table:table-cell table:formula="of:=[.J115]/[.D115]" office:value-type="float" office:value="0.0120875430710347" calcext:value-type="float">
            <text:p>0.0120875431</text:p>
          </table:table-cell>
          <table:table-cell table:number-columns-repeated="3"/>
          <table:table-cell table:formula="of:=[.C115]*flaeche" office:value-type="float" office:value="0.00244268" calcext:value-type="float">
            <text:p>0.00244268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054999" calcext:value-type="float">
            <text:p>6.054999</text:p>
          </table:table-cell>
          <table:table-cell table:formula="of:=SQRT(POWER(ABS([.A116]-xpos);2)+POWER(ABS([.B116]-ypos);2))" office:value-type="float" office:value="0.215255606802703" calcext:value-type="float">
            <text:p>0.2152556068</text:p>
          </table:table-cell>
          <table:table-cell/>
          <table:table-cell table:formula="of:=[.J116]/[.D116]" office:value-type="float" office:value="0.0112517375782919" calcext:value-type="float">
            <text:p>0.0112517376</text:p>
          </table:table-cell>
          <table:table-cell table:number-columns-repeated="3"/>
          <table:table-cell table:formula="of:=[.C116]*flaeche" office:value-type="float" office:value="0.0024219996" calcext:value-type="float">
            <text:p>0.0024219996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5.963295" calcext:value-type="float">
            <text:p>5.963295</text:p>
          </table:table-cell>
          <table:table-cell table:formula="of:=SQRT(POWER(ABS([.A117]-xpos);2)+POWER(ABS([.B117]-ypos);2))" office:value-type="float" office:value="0.22948991152554" calcext:value-type="float">
            <text:p>0.2294899115</text:p>
          </table:table-cell>
          <table:table-cell/>
          <table:table-cell table:formula="of:=[.J117]/[.D117]" office:value-type="float" office:value="0.0103939993882238" calcext:value-type="float">
            <text:p>0.0103939994</text:p>
          </table:table-cell>
          <table:table-cell table:number-columns-repeated="3"/>
          <table:table-cell table:formula="of:=[.C117]*flaeche" office:value-type="float" office:value="0.002385318" calcext:value-type="float">
            <text:p>0.002385318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855264" calcext:value-type="float">
            <text:p>5.855264</text:p>
          </table:table-cell>
          <table:table-cell table:formula="of:=SQRT(POWER(ABS([.A118]-xpos);2)+POWER(ABS([.B118]-ypos);2))" office:value-type="float" office:value="0.244600154644268" calcext:value-type="float">
            <text:p>0.2446001546</text:p>
          </table:table-cell>
          <table:table-cell/>
          <table:table-cell table:formula="of:=[.J118]/[.D118]" office:value-type="float" office:value="0.00957524169764413" calcext:value-type="float">
            <text:p>0.0095752417</text:p>
          </table:table-cell>
          <table:table-cell table:number-columns-repeated="3"/>
          <table:table-cell table:formula="of:=[.C118]*flaeche" office:value-type="float" office:value="0.0023421056" calcext:value-type="float">
            <text:p>0.0023421056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5.761663" calcext:value-type="float">
            <text:p>5.761663</text:p>
          </table:table-cell>
          <table:table-cell table:formula="of:=SQRT(POWER(ABS([.A119]-xpos);2)+POWER(ABS([.B119]-ypos);2))" office:value-type="float" office:value="0.26043391626284" calcext:value-type="float">
            <text:p>0.2604339163</text:p>
          </table:table-cell>
          <table:table-cell/>
          <table:table-cell table:formula="of:=[.J119]/[.D119]" office:value-type="float" office:value="0.00884932820222249" calcext:value-type="float">
            <text:p>0.0088493282</text:p>
          </table:table-cell>
          <table:table-cell table:number-columns-repeated="3"/>
          <table:table-cell table:formula="of:=[.C119]*flaeche" office:value-type="float" office:value="0.0023046652" calcext:value-type="float">
            <text:p>0.0023046652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714893" calcext:value-type="float">
            <text:p>5.714893</text:p>
          </table:table-cell>
          <table:table-cell table:formula="of:=SQRT(POWER(ABS([.A120]-xpos);2)+POWER(ABS([.B120]-ypos);2))" office:value-type="float" office:value="0.276867910413973" calcext:value-type="float">
            <text:p>0.2768679104</text:p>
          </table:table-cell>
          <table:table-cell/>
          <table:table-cell table:formula="of:=[.J120]/[.D120]" office:value-type="float" office:value="0.008256490239631" calcext:value-type="float">
            <text:p>0.0082564902</text:p>
          </table:table-cell>
          <table:table-cell table:number-columns-repeated="3"/>
          <table:table-cell table:formula="of:=[.C120]*flaeche" office:value-type="float" office:value="0.0022859572" calcext:value-type="float">
            <text:p>0.0022859572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742048" calcext:value-type="float">
            <text:p>5.742048</text:p>
          </table:table-cell>
          <table:table-cell table:formula="of:=SQRT(POWER(ABS([.A121]-xpos);2)+POWER(ABS([.B121]-ypos);2))" office:value-type="float" office:value="0.293799958436008" calcext:value-type="float">
            <text:p>0.2937999584</text:p>
          </table:table-cell>
          <table:table-cell/>
          <table:table-cell table:formula="of:=[.J121]/[.D121]" office:value-type="float" office:value="0.00781762942454693" calcext:value-type="float">
            <text:p>0.0078176294</text:p>
          </table:table-cell>
          <table:table-cell table:number-columns-repeated="3"/>
          <table:table-cell table:formula="of:=[.C121]*flaeche" office:value-type="float" office:value="0.0022968192" calcext:value-type="float">
            <text:p>0.0022968192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857943" calcext:value-type="float">
            <text:p>5.857943</text:p>
          </table:table-cell>
          <table:table-cell table:formula="of:=SQRT(POWER(ABS([.A122]-xpos);2)+POWER(ABS([.B122]-ypos);2))" office:value-type="float" office:value="0.311149424336604" calcext:value-type="float">
            <text:p>0.3111494243</text:p>
          </table:table-cell>
          <table:table-cell/>
          <table:table-cell table:formula="of:=[.J122]/[.D122]" office:value-type="float" office:value="0.00753071359523112" calcext:value-type="float">
            <text:p>0.0075307136</text:p>
          </table:table-cell>
          <table:table-cell table:number-columns-repeated="3"/>
          <table:table-cell table:formula="of:=[.C122]*flaeche" office:value-type="float" office:value="0.0023431772" calcext:value-type="float">
            <text:p>0.0023431772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060053" calcext:value-type="float">
            <text:p>6.060053</text:p>
          </table:table-cell>
          <table:table-cell table:formula="of:=SQRT(POWER(ABS([.A123]-xpos);2)+POWER(ABS([.B123]-ypos);2))" office:value-type="float" office:value="0.328850248412556" calcext:value-type="float">
            <text:p>0.3288502484</text:p>
          </table:table-cell>
          <table:table-cell/>
          <table:table-cell table:formula="of:=[.J123]/[.D123]" office:value-type="float" office:value="0.00737120075688362" calcext:value-type="float">
            <text:p>0.0073712008</text:p>
          </table:table-cell>
          <table:table-cell table:number-columns-repeated="3"/>
          <table:table-cell table:formula="of:=[.C123]*flaeche" office:value-type="float" office:value="0.0024240212" calcext:value-type="float">
            <text:p>0.0024240212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327149" calcext:value-type="float">
            <text:p>6.327149</text:p>
          </table:table-cell>
          <table:table-cell table:formula="of:=SQRT(POWER(ABS([.A124]-xpos);2)+POWER(ABS([.B124]-ypos);2))" office:value-type="float" office:value="0.346848641953518" calcext:value-type="float">
            <text:p>0.346848642</text:p>
          </table:table-cell>
          <table:table-cell/>
          <table:table-cell table:formula="of:=[.J124]/[.D124]" office:value-type="float" office:value="0.00729672627733443" calcext:value-type="float">
            <text:p>0.0072967263</text:p>
          </table:table-cell>
          <table:table-cell table:number-columns-repeated="3"/>
          <table:table-cell table:formula="of:=[.C124]*flaeche" office:value-type="float" office:value="0.0025308596" calcext:value-type="float">
            <text:p>0.0025308596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622416" calcext:value-type="float">
            <text:p>6.622416</text:p>
          </table:table-cell>
          <table:table-cell table:formula="of:=SQRT(POWER(ABS([.A125]-xpos);2)+POWER(ABS([.B125]-ypos);2))" office:value-type="float" office:value="0.365100599694112" calcext:value-type="float">
            <text:p>0.3651005997</text:p>
          </table:table-cell>
          <table:table-cell/>
          <table:table-cell table:formula="of:=[.J125]/[.D125]" office:value-type="float" office:value="0.00725544247864659" calcext:value-type="float">
            <text:p>0.0072554425</text:p>
          </table:table-cell>
          <table:table-cell table:number-columns-repeated="3"/>
          <table:table-cell table:formula="of:=[.C125]*flaeche" office:value-type="float" office:value="0.0026489664" calcext:value-type="float">
            <text:p>0.0026489664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900431" calcext:value-type="float">
            <text:p>6.900431</text:p>
          </table:table-cell>
          <table:table-cell table:formula="of:=SQRT(POWER(ABS([.A126]-xpos);2)+POWER(ABS([.B126]-ypos);2))" office:value-type="float" office:value="0.383570836034232" calcext:value-type="float">
            <text:p>0.383570836</text:p>
          </table:table-cell>
          <table:table-cell/>
          <table:table-cell table:formula="of:=[.J126]/[.D126]" office:value-type="float" office:value="0.00719599130251306" calcext:value-type="float">
            <text:p>0.0071959913</text:p>
          </table:table-cell>
          <table:table-cell table:number-columns-repeated="3"/>
          <table:table-cell table:formula="of:=[.C126]*flaeche" office:value-type="float" office:value="0.0027601724" calcext:value-type="float">
            <text:p>0.0027601724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7.116182" calcext:value-type="float">
            <text:p>7.116182</text:p>
          </table:table-cell>
          <table:table-cell table:formula="of:=SQRT(POWER(ABS([.A127]-xpos);2)+POWER(ABS([.B127]-ypos);2))" office:value-type="float" office:value="0.402227597760273" calcext:value-type="float">
            <text:p>0.4022275978</text:p>
          </table:table-cell>
          <table:table-cell/>
          <table:table-cell table:formula="of:=[.J127]/[.D127]" office:value-type="float" office:value="0.00707677149914635" calcext:value-type="float">
            <text:p>0.0070767715</text:p>
          </table:table-cell>
          <table:table-cell table:number-columns-repeated="3"/>
          <table:table-cell table:formula="of:=[.C127]*flaeche" office:value-type="float" office:value="0.0028464728" calcext:value-type="float">
            <text:p>0.0028464728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7.233907" calcext:value-type="float">
            <text:p>7.233907</text:p>
          </table:table-cell>
          <table:table-cell table:formula="of:=SQRT(POWER(ABS([.A128]-xpos);2)+POWER(ABS([.B128]-ypos);2))" office:value-type="float" office:value="0.421046870873066" calcext:value-type="float">
            <text:p>0.4210468709</text:p>
          </table:table-cell>
          <table:table-cell/>
          <table:table-cell table:formula="of:=[.J128]/[.D128]" office:value-type="float" office:value="0.00687230567466284" calcext:value-type="float">
            <text:p>0.0068723057</text:p>
          </table:table-cell>
          <table:table-cell table:number-columns-repeated="3"/>
          <table:table-cell table:formula="of:=[.C128]*flaeche" office:value-type="float" office:value="0.0028935628" calcext:value-type="float">
            <text:p>0.0028935628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7.233907" calcext:value-type="float">
            <text:p>7.233907</text:p>
          </table:table-cell>
          <table:table-cell table:formula="of:=SQRT(POWER(ABS([.A129]-xpos);2)+POWER(ABS([.B129]-ypos);2))" office:value-type="float" office:value="0.440007803876249" calcext:value-type="float">
            <text:p>0.4400078039</text:p>
          </table:table-cell>
          <table:table-cell/>
          <table:table-cell table:formula="of:=[.J129]/[.D129]" office:value-type="float" office:value="0.00657616245555" calcext:value-type="float">
            <text:p>0.0065761625</text:p>
          </table:table-cell>
          <table:table-cell table:number-columns-repeated="3"/>
          <table:table-cell table:formula="of:=[.C129]*flaeche" office:value-type="float" office:value="0.0028935628" calcext:value-type="float">
            <text:p>0.0028935628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7.116182" calcext:value-type="float">
            <text:p>7.116182</text:p>
          </table:table-cell>
          <table:table-cell table:formula="of:=SQRT(POWER(ABS([.A130]-xpos);2)+POWER(ABS([.B130]-ypos);2))" office:value-type="float" office:value="0.459092845076026" calcext:value-type="float">
            <text:p>0.4590928451</text:p>
          </table:table-cell>
          <table:table-cell/>
          <table:table-cell table:formula="of:=[.J130]/[.D130]" office:value-type="float" office:value="0.00620021163590259" calcext:value-type="float">
            <text:p>0.0062002116</text:p>
          </table:table-cell>
          <table:table-cell table:number-columns-repeated="3"/>
          <table:table-cell table:formula="of:=[.C130]*flaeche" office:value-type="float" office:value="0.0028464728" calcext:value-type="float">
            <text:p>0.0028464728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900431" calcext:value-type="float">
            <text:p>6.900431</text:p>
          </table:table-cell>
          <table:table-cell table:formula="of:=SQRT(POWER(ABS([.A131]-xpos);2)+POWER(ABS([.B131]-ypos);2))" office:value-type="float" office:value="0.478287137874311" calcext:value-type="float">
            <text:p>0.4782871379</text:p>
          </table:table-cell>
          <table:table-cell/>
          <table:table-cell table:formula="of:=[.J131]/[.D131]" office:value-type="float" office:value="0.00577095259610629" calcext:value-type="float">
            <text:p>0.0057709526</text:p>
          </table:table-cell>
          <table:table-cell table:number-columns-repeated="3"/>
          <table:table-cell table:formula="of:=[.C131]*flaeche" office:value-type="float" office:value="0.0027601724" calcext:value-type="float">
            <text:p>0.0027601724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622416" calcext:value-type="float">
            <text:p>6.622416</text:p>
          </table:table-cell>
          <table:table-cell table:formula="of:=SQRT(POWER(ABS([.A132]-xpos);2)+POWER(ABS([.B132]-ypos);2))" office:value-type="float" office:value="0.497578986591074" calcext:value-type="float">
            <text:p>0.4975789866</text:p>
          </table:table-cell>
          <table:table-cell/>
          <table:table-cell table:formula="of:=[.J132]/[.D132]" office:value-type="float" office:value="0.00532371034827684" calcext:value-type="float">
            <text:p>0.0053237103</text:p>
          </table:table-cell>
          <table:table-cell table:number-columns-repeated="3"/>
          <table:table-cell table:formula="of:=[.C132]*flaeche" office:value-type="float" office:value="0.0026489664" calcext:value-type="float">
            <text:p>0.0026489664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327149" calcext:value-type="float">
            <text:p>6.327149</text:p>
          </table:table-cell>
          <table:table-cell table:formula="of:=SQRT(POWER(ABS([.A133]-xpos);2)+POWER(ABS([.B133]-ypos);2))" office:value-type="float" office:value="0.516955685165566" calcext:value-type="float">
            <text:p>0.5169556852</text:p>
          </table:table-cell>
          <table:table-cell/>
          <table:table-cell table:formula="of:=[.J133]/[.D133]" office:value-type="float" office:value="0.0048956993270892" calcext:value-type="float">
            <text:p>0.0048956993</text:p>
          </table:table-cell>
          <table:table-cell table:number-columns-repeated="3"/>
          <table:table-cell table:formula="of:=[.C133]*flaeche" office:value-type="float" office:value="0.0025308596" calcext:value-type="float">
            <text:p>0.0025308596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060053" calcext:value-type="float">
            <text:p>6.060053</text:p>
          </table:table-cell>
          <table:table-cell table:formula="of:=SQRT(POWER(ABS([.A134]-xpos);2)+POWER(ABS([.B134]-ypos);2))" office:value-type="float" office:value="0.536408879383069" calcext:value-type="float">
            <text:p>0.5364088794</text:p>
          </table:table-cell>
          <table:table-cell/>
          <table:table-cell table:formula="of:=[.J134]/[.D134]" office:value-type="float" office:value="0.00451898037703607" calcext:value-type="float">
            <text:p>0.0045189804</text:p>
          </table:table-cell>
          <table:table-cell table:number-columns-repeated="3"/>
          <table:table-cell table:formula="of:=[.C134]*flaeche" office:value-type="float" office:value="0.0024240212" calcext:value-type="float">
            <text:p>0.0024240212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857943" calcext:value-type="float">
            <text:p>5.857943</text:p>
          </table:table-cell>
          <table:table-cell table:formula="of:=SQRT(POWER(ABS([.A135]-xpos);2)+POWER(ABS([.B135]-ypos);2))" office:value-type="float" office:value="0.555930539064909" calcext:value-type="float">
            <text:p>0.5559305391</text:p>
          </table:table-cell>
          <table:table-cell/>
          <table:table-cell table:formula="of:=[.J135]/[.D135]" office:value-type="float" office:value="0.00421487404513034" calcext:value-type="float">
            <text:p>0.004214874</text:p>
          </table:table-cell>
          <table:table-cell table:number-columns-repeated="3"/>
          <table:table-cell table:formula="of:=[.C135]*flaeche" office:value-type="float" office:value="0.0023431772" calcext:value-type="float">
            <text:p>0.0023431772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742048" calcext:value-type="float">
            <text:p>5.742048</text:p>
          </table:table-cell>
          <table:table-cell table:formula="of:=SQRT(POWER(ABS([.A136]-xpos);2)+POWER(ABS([.B136]-ypos);2))" office:value-type="float" office:value="0.575513697123709" calcext:value-type="float">
            <text:p>0.5755136971</text:p>
          </table:table-cell>
          <table:table-cell/>
          <table:table-cell table:formula="of:=[.J136]/[.D136]" office:value-type="float" office:value="0.00399090275605776" calcext:value-type="float">
            <text:p>0.0039909028</text:p>
          </table:table-cell>
          <table:table-cell table:number-columns-repeated="3"/>
          <table:table-cell table:formula="of:=[.C136]*flaeche" office:value-type="float" office:value="0.0022968192" calcext:value-type="float">
            <text:p>0.0022968192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714893" calcext:value-type="float">
            <text:p>5.714893</text:p>
          </table:table-cell>
          <table:table-cell table:formula="of:=SQRT(POWER(ABS([.A137]-xpos);2)+POWER(ABS([.B137]-ypos);2))" office:value-type="float" office:value="0.595152282879768" calcext:value-type="float">
            <text:p>0.5951522829</text:p>
          </table:table-cell>
          <table:table-cell/>
          <table:table-cell table:formula="of:=[.J137]/[.D137]" office:value-type="float" office:value="0.00384096182734765" calcext:value-type="float">
            <text:p>0.0038409618</text:p>
          </table:table-cell>
          <table:table-cell table:number-columns-repeated="3"/>
          <table:table-cell table:formula="of:=[.C137]*flaeche" office:value-type="float" office:value="0.0022859572" calcext:value-type="float">
            <text:p>0.0022859572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5.761663" calcext:value-type="float">
            <text:p>5.761663</text:p>
          </table:table-cell>
          <table:table-cell table:formula="of:=SQRT(POWER(ABS([.A138]-xpos);2)+POWER(ABS([.B138]-ypos);2))" office:value-type="float" office:value="0.614841951024814" calcext:value-type="float">
            <text:p>0.614841951</text:p>
          </table:table-cell>
          <table:table-cell/>
          <table:table-cell table:formula="of:=[.J138]/[.D138]" office:value-type="float" office:value="0.00374838638801175" calcext:value-type="float">
            <text:p>0.0037483864</text:p>
          </table:table-cell>
          <table:table-cell table:number-columns-repeated="3"/>
          <table:table-cell table:formula="of:=[.C138]*flaeche" office:value-type="float" office:value="0.0023046652" calcext:value-type="float">
            <text:p>0.0023046652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5.855264" calcext:value-type="float">
            <text:p>5.855264</text:p>
          </table:table-cell>
          <table:table-cell table:formula="of:=SQRT(POWER(ABS([.A139]-xpos);2)+POWER(ABS([.B139]-ypos);2))" office:value-type="float" office:value="0.634576107060453" calcext:value-type="float">
            <text:p>0.6345761071</text:p>
          </table:table-cell>
          <table:table-cell/>
          <table:table-cell table:formula="of:=[.J139]/[.D139]" office:value-type="float" office:value="0.0036908190742468" calcext:value-type="float">
            <text:p>0.0036908191</text:p>
          </table:table-cell>
          <table:table-cell table:number-columns-repeated="3"/>
          <table:table-cell table:formula="of:=[.C139]*flaeche" office:value-type="float" office:value="0.0023421056" calcext:value-type="float">
            <text:p>0.0023421056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5.963295" calcext:value-type="float">
            <text:p>5.963295</text:p>
          </table:table-cell>
          <table:table-cell table:formula="of:=SQRT(POWER(ABS([.A140]-xpos);2)+POWER(ABS([.B140]-ypos);2))" office:value-type="float" office:value="0.654351602345406" calcext:value-type="float">
            <text:p>0.6543516023</text:p>
          </table:table-cell>
          <table:table-cell/>
          <table:table-cell table:formula="of:=[.J140]/[.D140]" office:value-type="float" office:value="0.00364531544119439" calcext:value-type="float">
            <text:p>0.0036453154</text:p>
          </table:table-cell>
          <table:table-cell table:number-columns-repeated="3"/>
          <table:table-cell table:formula="of:=[.C140]*flaeche" office:value-type="float" office:value="0.002385318" calcext:value-type="float">
            <text:p>0.002385318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054999" calcext:value-type="float">
            <text:p>6.054999</text:p>
          </table:table-cell>
          <table:table-cell table:formula="of:=SQRT(POWER(ABS([.A141]-xpos);2)+POWER(ABS([.B141]-ypos);2))" office:value-type="float" office:value="0.674164799036556" calcext:value-type="float">
            <text:p>0.674164799</text:p>
          </table:table-cell>
          <table:table-cell/>
          <table:table-cell table:formula="of:=[.J141]/[.D141]" office:value-type="float" office:value="0.00359259279550232" calcext:value-type="float">
            <text:p>0.0035925928</text:p>
          </table:table-cell>
          <table:table-cell table:number-columns-repeated="3"/>
          <table:table-cell table:formula="of:=[.C141]*flaeche" office:value-type="float" office:value="0.0024219996" calcext:value-type="float">
            <text:p>0.0024219996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1067" calcext:value-type="float">
            <text:p>6.1067</text:p>
          </table:table-cell>
          <table:table-cell table:formula="of:=SQRT(POWER(ABS([.A142]-xpos);2)+POWER(ABS([.B142]-ypos);2))" office:value-type="float" office:value="0.694012468156012" calcext:value-type="float">
            <text:p>0.6940124682</text:p>
          </table:table-cell>
          <table:table-cell/>
          <table:table-cell table:formula="of:=[.J142]/[.D142]" office:value-type="float" office:value="0.0035196485828132" calcext:value-type="float">
            <text:p>0.0035196486</text:p>
          </table:table-cell>
          <table:table-cell table:number-columns-repeated="3"/>
          <table:table-cell table:formula="of:=[.C142]*flaeche" office:value-type="float" office:value="0.00244268" calcext:value-type="float">
            <text:p>0.00244268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104958" calcext:value-type="float">
            <text:p>6.104958</text:p>
          </table:table-cell>
          <table:table-cell table:formula="of:=SQRT(POWER(ABS([.A143]-xpos);2)+POWER(ABS([.B143]-ypos);2))" office:value-type="float" office:value="0.713891734494804" calcext:value-type="float">
            <text:p>0.7138917345</text:p>
          </table:table-cell>
          <table:table-cell/>
          <table:table-cell table:formula="of:=[.J143]/[.D143]" office:value-type="float" office:value="0.00342066322105285" calcext:value-type="float">
            <text:p>0.0034206632</text:p>
          </table:table-cell>
          <table:table-cell table:number-columns-repeated="3"/>
          <table:table-cell table:formula="of:=[.C143]*flaeche" office:value-type="float" office:value="0.0024419832" calcext:value-type="float">
            <text:p>0.0024419832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0473" calcext:value-type="float">
            <text:p>6.0473</text:p>
          </table:table-cell>
          <table:table-cell table:formula="of:=SQRT(POWER(ABS([.A144]-xpos);2)+POWER(ABS([.B144]-ypos);2))" office:value-type="float" office:value="0.733801006257827" calcext:value-type="float">
            <text:p>0.7338010063</text:p>
          </table:table-cell>
          <table:table-cell/>
          <table:table-cell table:formula="of:=[.J144]/[.D144]" office:value-type="float" office:value="0.00329642502445696" calcext:value-type="float">
            <text:p>0.003296425</text:p>
          </table:table-cell>
          <table:table-cell table:number-columns-repeated="3"/>
          <table:table-cell table:formula="of:=[.C144]*flaeche" office:value-type="float" office:value="0.00241892" calcext:value-type="float">
            <text:p>0.00241892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940815" calcext:value-type="float">
            <text:p>5.940815</text:p>
          </table:table-cell>
          <table:table-cell table:formula="of:=SQRT(POWER(ABS([.A145]-xpos);2)+POWER(ABS([.B145]-ypos);2))" office:value-type="float" office:value="0.753736032096781" calcext:value-type="float">
            <text:p>0.7537360321</text:p>
          </table:table-cell>
          <table:table-cell/>
          <table:table-cell table:formula="of:=[.J145]/[.D145]" office:value-type="float" office:value="0.00315272973402826" calcext:value-type="float">
            <text:p>0.0031527297</text:p>
          </table:table-cell>
          <table:table-cell table:number-columns-repeated="3"/>
          <table:table-cell table:formula="of:=[.C145]*flaeche" office:value-type="float" office:value="0.002376326" calcext:value-type="float">
            <text:p>0.002376326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5.799269" calcext:value-type="float">
            <text:p>5.799269</text:p>
          </table:table-cell>
          <table:table-cell table:formula="of:=SQRT(POWER(ABS([.A146]-xpos);2)+POWER(ABS([.B146]-ypos);2))" office:value-type="float" office:value="0.773695720748797" calcext:value-type="float">
            <text:p>0.7736957207</text:p>
          </table:table-cell>
          <table:table-cell/>
          <table:table-cell table:formula="of:=[.J146]/[.D146]" office:value-type="float" office:value="0.00299821691886178" calcext:value-type="float">
            <text:p>0.0029982169</text:p>
          </table:table-cell>
          <table:table-cell table:number-columns-repeated="3"/>
          <table:table-cell table:formula="of:=[.C146]*flaeche" office:value-type="float" office:value="0.0023197076" calcext:value-type="float">
            <text:p>0.0023197076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5.639594" calcext:value-type="float">
            <text:p>5.639594</text:p>
          </table:table-cell>
          <table:table-cell table:formula="of:=SQRT(POWER(ABS([.A147]-xpos);2)+POWER(ABS([.B147]-ypos);2))" office:value-type="float" office:value="0.793678211529711" calcext:value-type="float">
            <text:p>0.7936782115</text:p>
          </table:table-cell>
          <table:table-cell/>
          <table:table-cell table:formula="of:=[.J147]/[.D147]" office:value-type="float" office:value="0.00284225718588415" calcext:value-type="float">
            <text:p>0.0028422572</text:p>
          </table:table-cell>
          <table:table-cell table:number-columns-repeated="3"/>
          <table:table-cell table:formula="of:=[.C147]*flaeche" office:value-type="float" office:value="0.0022558376" calcext:value-type="float">
            <text:p>0.0022558376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5.478647" calcext:value-type="float">
            <text:p>5.478647</text:p>
          </table:table-cell>
          <table:table-cell table:formula="of:=SQRT(POWER(ABS([.A148]-xpos);2)+POWER(ABS([.B148]-ypos);2))" office:value-type="float" office:value="0.813681824509433" calcext:value-type="float">
            <text:p>0.8136818245</text:p>
          </table:table-cell>
          <table:table-cell/>
          <table:table-cell table:formula="of:=[.J148]/[.D148]" office:value-type="float" office:value="0.00269326256773798" calcext:value-type="float">
            <text:p>0.0026932626</text:p>
          </table:table-cell>
          <table:table-cell table:number-columns-repeated="3"/>
          <table:table-cell table:formula="of:=[.C148]*flaeche" office:value-type="float" office:value="0.0021914588" calcext:value-type="float">
            <text:p>0.0021914588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330876" calcext:value-type="float">
            <text:p>5.330876</text:p>
          </table:table-cell>
          <table:table-cell table:formula="of:=SQRT(POWER(ABS([.A149]-xpos);2)+POWER(ABS([.B149]-ypos);2))" office:value-type="float" office:value="0.833705039294474" calcext:value-type="float">
            <text:p>0.8337050393</text:p>
          </table:table-cell>
          <table:table-cell/>
          <table:table-cell table:formula="of:=[.J149]/[.D149]" office:value-type="float" office:value="0.0025576796342799" calcext:value-type="float">
            <text:p>0.0025576796</text:p>
          </table:table-cell>
          <table:table-cell table:number-columns-repeated="3"/>
          <table:table-cell table:formula="of:=[.C149]*flaeche" office:value-type="float" office:value="0.0021323504" calcext:value-type="float">
            <text:p>0.0021323504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207176" calcext:value-type="float">
            <text:p>5.207176</text:p>
          </table:table-cell>
          <table:table-cell table:formula="of:=SQRT(POWER(ABS([.A150]-xpos);2)+POWER(ABS([.B150]-ypos);2))" office:value-type="float" office:value="0.853747459165765" calcext:value-type="float">
            <text:p>0.8537474592</text:p>
          </table:table-cell>
          <table:table-cell/>
          <table:table-cell table:formula="of:=[.J150]/[.D150]" office:value-type="float" office:value="0.00243967976435943" calcext:value-type="float">
            <text:p>0.0024396798</text:p>
          </table:table-cell>
          <table:table-cell table:number-columns-repeated="3"/>
          <table:table-cell table:formula="of:=[.C150]*flaeche" office:value-type="float" office:value="0.0020828704" calcext:value-type="float">
            <text:p>0.0020828704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114809" calcext:value-type="float">
            <text:p>5.114809</text:p>
          </table:table-cell>
          <table:table-cell table:formula="of:=SQRT(POWER(ABS([.A151]-xpos);2)+POWER(ABS([.B151]-ypos);2))" office:value-type="float" office:value="0.87380586614648" calcext:value-type="float">
            <text:p>0.8738058661</text:p>
          </table:table-cell>
          <table:table-cell/>
          <table:table-cell table:formula="of:=[.J151]/[.D151]" office:value-type="float" office:value="0.00234139375719988" calcext:value-type="float">
            <text:p>0.0023413938</text:p>
          </table:table-cell>
          <table:table-cell table:number-columns-repeated="3"/>
          <table:table-cell table:formula="of:=[.C151]*flaeche" office:value-type="float" office:value="0.0020459236" calcext:value-type="float">
            <text:p>0.0020459236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058019" calcext:value-type="float">
            <text:p>5.058019</text:p>
          </table:table-cell>
          <table:table-cell table:formula="of:=SQRT(POWER(ABS([.A152]-xpos);2)+POWER(ABS([.B152]-ypos);2))" office:value-type="float" office:value="0.893880099521183" calcext:value-type="float">
            <text:p>0.8938800995</text:p>
          </table:table-cell>
          <table:table-cell/>
          <table:table-cell table:formula="of:=[.J152]/[.D152]" office:value-type="float" office:value="0.00226339930946416" calcext:value-type="float">
            <text:p>0.0022633993</text:p>
          </table:table-cell>
          <table:table-cell table:number-columns-repeated="3"/>
          <table:table-cell table:formula="of:=[.C152]*flaeche" office:value-type="float" office:value="0.0020232076" calcext:value-type="float">
            <text:p>0.0020232076</text:p>
          </table:table-cell>
          <table:table-cell table:number-columns-repeated="6"/>
        </table:table-row>
        <table:table-row table:style-name="ro1">
          <table:table-cell office:value-type="float" office:value="0.040816" calcext:value-type="float">
            <text:p>0.040816</text:p>
          </table:table-cell>
          <table:table-cell office:value-type="float" office:value="1" calcext:value-type="float">
            <text:p>1</text:p>
          </table:table-cell>
          <table:table-cell office:value-type="float" office:value="5.038887" calcext:value-type="float">
            <text:p>5.038887</text:p>
          </table:table-cell>
          <table:table-cell table:formula="of:=SQRT(POWER(ABS([.A153]-xpos);2)+POWER(ABS([.B153]-ypos);2))" office:value-type="float" office:value="0.913969116467291" calcext:value-type="float">
            <text:p>0.9139691165</text:p>
          </table:table-cell>
          <table:table-cell/>
          <table:table-cell table:formula="of:=[.J153]/[.D153]" office:value-type="float" office:value="0.00220527670321137" calcext:value-type="float">
            <text:p>0.0022052767</text:p>
          </table:table-cell>
          <table:table-cell table:number-columns-repeated="3"/>
          <table:table-cell table:formula="of:=[.C153]*flaeche" office:value-type="float" office:value="0.0020155548" calcext:value-type="float">
            <text:p>0.002015554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54]-xpos);2)+POWER(ABS([.B154]-ypos);2))" office:value-type="float" office:value="0.223606797749979" calcext:value-type="float">
            <text:p>0.2236067977</text:p>
          </table:table-cell>
          <table:table-cell/>
          <table:table-cell table:formula="of:=[.J154]/[.D154]" office:value-type="float" office:value="0" calcext:value-type="float">
            <text:p>0</text:p>
          </table:table-cell>
          <table:table-cell table:number-columns-repeated="3"/>
          <table:table-cell table:formula="of:=[.C154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" calcext:value-type="float">
            <text:p>0</text:p>
          </table:table-cell>
          <table:table-cell office:value-type="float" office:value="5.123906" calcext:value-type="float">
            <text:p>5.123906</text:p>
          </table:table-cell>
          <table:table-cell table:formula="of:=SQRT(POWER(ABS([.A155]-xpos);2)+POWER(ABS([.B155]-ypos);2))" office:value-type="float" office:value="0.171051975071906" calcext:value-type="float">
            <text:p>0.1710519751</text:p>
          </table:table-cell>
          <table:table-cell/>
          <table:table-cell table:formula="of:=[.J155]/[.D155]" office:value-type="float" office:value="0.0119821030954972" calcext:value-type="float">
            <text:p>0.0119821031</text:p>
          </table:table-cell>
          <table:table-cell table:number-columns-repeated="3"/>
          <table:table-cell table:formula="of:=[.C155]*flaeche" office:value-type="float" office:value="0.0020495624" calcext:value-type="float">
            <text:p>0.0020495624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144941" calcext:value-type="float">
            <text:p>5.144941</text:p>
          </table:table-cell>
          <table:table-cell table:formula="of:=SQRT(POWER(ABS([.A156]-xpos);2)+POWER(ABS([.B156]-ypos);2))" office:value-type="float" office:value="0.159980200774971" calcext:value-type="float">
            <text:p>0.1599802008</text:p>
          </table:table-cell>
          <table:table-cell/>
          <table:table-cell table:formula="of:=[.J156]/[.D156]" office:value-type="float" office:value="0.012863944350806" calcext:value-type="float">
            <text:p>0.0128639444</text:p>
          </table:table-cell>
          <table:table-cell table:number-columns-repeated="3"/>
          <table:table-cell table:formula="of:=[.C156]*flaeche" office:value-type="float" office:value="0.0020579764" calcext:value-type="float">
            <text:p>0.0020579764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207176" calcext:value-type="float">
            <text:p>5.207176</text:p>
          </table:table-cell>
          <table:table-cell table:formula="of:=SQRT(POWER(ABS([.A157]-xpos);2)+POWER(ABS([.B157]-ypos);2))" office:value-type="float" office:value="0.150869228247512" calcext:value-type="float">
            <text:p>0.1508692282</text:p>
          </table:table-cell>
          <table:table-cell/>
          <table:table-cell table:formula="of:=[.J157]/[.D157]" office:value-type="float" office:value="0.013805800057404" calcext:value-type="float">
            <text:p>0.0138058001</text:p>
          </table:table-cell>
          <table:table-cell table:number-columns-repeated="3"/>
          <table:table-cell table:formula="of:=[.C157]*flaeche" office:value-type="float" office:value="0.0020828704" calcext:value-type="float">
            <text:p>0.00208287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061224" calcext:value-type="float">
            <text:p>0.061224</text:p>
          </table:table-cell>
          <table:table-cell office:value-type="float" office:value="5.307799" calcext:value-type="float">
            <text:p>5.307799</text:p>
          </table:table-cell>
          <table:table-cell table:formula="of:=SQRT(POWER(ABS([.A158]-xpos);2)+POWER(ABS([.B158]-ypos);2))" office:value-type="float" office:value="0.144091486049662" calcext:value-type="float">
            <text:p>0.144091486</text:p>
          </table:table-cell>
          <table:table-cell/>
          <table:table-cell table:formula="of:=[.J158]/[.D158]" office:value-type="float" office:value="0.0147345249758077" calcext:value-type="float">
            <text:p>0.014734525</text:p>
          </table:table-cell>
          <table:table-cell table:number-columns-repeated="3"/>
          <table:table-cell table:formula="of:=[.C158]*flaeche" office:value-type="float" office:value="0.0021231196" calcext:value-type="float">
            <text:p>0.002123119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441529" calcext:value-type="float">
            <text:p>5.441529</text:p>
          </table:table-cell>
          <table:table-cell table:formula="of:=SQRT(POWER(ABS([.A159]-xpos);2)+POWER(ABS([.B159]-ypos);2))" office:value-type="float" office:value="0.139986159548007" calcext:value-type="float">
            <text:p>0.1399861595</text:p>
          </table:table-cell>
          <table:table-cell/>
          <table:table-cell table:formula="of:=[.J159]/[.D159]" office:value-type="float" office:value="0.0155487628707576" calcext:value-type="float">
            <text:p>0.0155487629</text:p>
          </table:table-cell>
          <table:table-cell table:number-columns-repeated="3"/>
          <table:table-cell table:formula="of:=[.C159]*flaeche" office:value-type="float" office:value="0.0021766116" calcext:value-type="float">
            <text:p>0.002176611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5.599961" calcext:value-type="float">
            <text:p>5.599961</text:p>
          </table:table-cell>
          <table:table-cell table:formula="of:=SQRT(POWER(ABS([.A160]-xpos);2)+POWER(ABS([.B160]-ypos);2))" office:value-type="float" office:value="0.138791007839125" calcext:value-type="float">
            <text:p>0.1387910078</text:p>
          </table:table-cell>
          <table:table-cell/>
          <table:table-cell table:formula="of:=[.J160]/[.D160]" office:value-type="float" office:value="0.0161392617207334" calcext:value-type="float">
            <text:p>0.0161392617</text:p>
          </table:table-cell>
          <table:table-cell table:number-columns-repeated="3"/>
          <table:table-cell table:formula="of:=[.C160]*flaeche" office:value-type="float" office:value="0.0022399844" calcext:value-type="float">
            <text:p>0.0022399844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5.77114" calcext:value-type="float">
            <text:p>5.77114</text:p>
          </table:table-cell>
          <table:table-cell table:formula="of:=SQRT(POWER(ABS([.A161]-xpos);2)+POWER(ABS([.B161]-ypos);2))" office:value-type="float" office:value="0.14057999778418" calcext:value-type="float">
            <text:p>0.1405799978</text:p>
          </table:table-cell>
          <table:table-cell/>
          <table:table-cell table:formula="of:=[.J161]/[.D161]" office:value-type="float" office:value="0.0164209420713178" calcext:value-type="float">
            <text:p>0.0164209421</text:p>
          </table:table-cell>
          <table:table-cell table:number-columns-repeated="3"/>
          <table:table-cell table:formula="of:=[.C161]*flaeche" office:value-type="float" office:value="0.002308456" calcext:value-type="float">
            <text:p>0.00230845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5.939752" calcext:value-type="float">
            <text:p>5.939752</text:p>
          </table:table-cell>
          <table:table-cell table:formula="of:=SQRT(POWER(ABS([.A162]-xpos);2)+POWER(ABS([.B162]-ypos);2))" office:value-type="float" office:value="0.145242902150157" calcext:value-type="float">
            <text:p>0.1452429022</text:p>
          </table:table-cell>
          <table:table-cell/>
          <table:table-cell table:formula="of:=[.J162]/[.D162]" office:value-type="float" office:value="0.0163581198449458" calcext:value-type="float">
            <text:p>0.0163581198</text:p>
          </table:table-cell>
          <table:table-cell table:number-columns-repeated="3"/>
          <table:table-cell table:formula="of:=[.C162]*flaeche" office:value-type="float" office:value="0.0023759008" calcext:value-type="float">
            <text:p>0.0023759008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088304" calcext:value-type="float">
            <text:p>6.088304</text:p>
          </table:table-cell>
          <table:table-cell table:formula="of:=SQRT(POWER(ABS([.A163]-xpos);2)+POWER(ABS([.B163]-ypos);2))" office:value-type="float" office:value="0.152516354536161" calcext:value-type="float">
            <text:p>0.1525163545</text:p>
          </table:table-cell>
          <table:table-cell/>
          <table:table-cell table:formula="of:=[.J163]/[.D163]" office:value-type="float" office:value="0.0159676095550959" calcext:value-type="float">
            <text:p>0.0159676096</text:p>
          </table:table-cell>
          <table:table-cell table:number-columns-repeated="3"/>
          <table:table-cell table:formula="of:=[.C163]*flaeche" office:value-type="float" office:value="0.0024353216" calcext:value-type="float">
            <text:p>0.002435321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199433" calcext:value-type="float">
            <text:p>6.199433</text:p>
          </table:table-cell>
          <table:table-cell table:formula="of:=SQRT(POWER(ABS([.A164]-xpos);2)+POWER(ABS([.B164]-ypos);2))" office:value-type="float" office:value="0.16204921815609" calcext:value-type="float">
            <text:p>0.1620492182</text:p>
          </table:table-cell>
          <table:table-cell/>
          <table:table-cell table:formula="of:=[.J164]/[.D164]" office:value-type="float" office:value="0.0153025928061647" calcext:value-type="float">
            <text:p>0.0153025928</text:p>
          </table:table-cell>
          <table:table-cell table:number-columns-repeated="3"/>
          <table:table-cell table:formula="of:=[.C164]*flaeche" office:value-type="float" office:value="0.0024797732" calcext:value-type="float">
            <text:p>0.0024797732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259108" calcext:value-type="float">
            <text:p>6.259108</text:p>
          </table:table-cell>
          <table:table-cell table:formula="of:=SQRT(POWER(ABS([.A165]-xpos);2)+POWER(ABS([.B165]-ypos);2))" office:value-type="float" office:value="0.17347" calcext:value-type="float">
            <text:p>0.17347</text:p>
          </table:table-cell>
          <table:table-cell/>
          <table:table-cell table:formula="of:=[.J165]/[.D165]" office:value-type="float" office:value="0.0144327157433562" calcext:value-type="float">
            <text:p>0.0144327157</text:p>
          </table:table-cell>
          <table:table-cell table:number-columns-repeated="3"/>
          <table:table-cell table:formula="of:=[.C165]*flaeche" office:value-type="float" office:value="0.0025036432" calcext:value-type="float">
            <text:p>0.0025036432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260109" calcext:value-type="float">
            <text:p>6.260109</text:p>
          </table:table-cell>
          <table:table-cell table:formula="of:=SQRT(POWER(ABS([.A166]-xpos);2)+POWER(ABS([.B166]-ypos);2))" office:value-type="float" office:value="0.186431055020348" calcext:value-type="float">
            <text:p>0.186431055</text:p>
          </table:table-cell>
          <table:table-cell/>
          <table:table-cell table:formula="of:=[.J166]/[.D166]" office:value-type="float" office:value="0.0134314725608708" calcext:value-type="float">
            <text:p>0.0134314726</text:p>
          </table:table-cell>
          <table:table-cell table:number-columns-repeated="3"/>
          <table:table-cell table:formula="of:=[.C166]*flaeche" office:value-type="float" office:value="0.0025040436" calcext:value-type="float">
            <text:p>0.002504043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20488" calcext:value-type="float">
            <text:p>6.20488</text:p>
          </table:table-cell>
          <table:table-cell table:formula="of:=SQRT(POWER(ABS([.A167]-xpos);2)+POWER(ABS([.B167]-ypos);2))" office:value-type="float" office:value="0.200634514927018" calcext:value-type="float">
            <text:p>0.2006345149</text:p>
          </table:table-cell>
          <table:table-cell/>
          <table:table-cell table:formula="of:=[.J167]/[.D167]" office:value-type="float" office:value="0.012370513622259" calcext:value-type="float">
            <text:p>0.0123705136</text:p>
          </table:table-cell>
          <table:table-cell table:number-columns-repeated="3"/>
          <table:table-cell table:formula="of:=[.C167]*flaeche" office:value-type="float" office:value="0.002481952" calcext:value-type="float">
            <text:p>0.002481952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106888" calcext:value-type="float">
            <text:p>6.106888</text:p>
          </table:table-cell>
          <table:table-cell table:formula="of:=SQRT(POWER(ABS([.A168]-xpos);2)+POWER(ABS([.B168]-ypos);2))" office:value-type="float" office:value="0.21583524228448" calcext:value-type="float">
            <text:p>0.2158352423</text:p>
          </table:table-cell>
          <table:table-cell/>
          <table:table-cell table:formula="of:=[.J168]/[.D168]" office:value-type="float" office:value="0.0113176846104695" calcext:value-type="float">
            <text:p>0.0113176846</text:p>
          </table:table-cell>
          <table:table-cell table:number-columns-repeated="3"/>
          <table:table-cell table:formula="of:=[.C168]*flaeche" office:value-type="float" office:value="0.0024427552" calcext:value-type="float">
            <text:p>0.0024427552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989828" calcext:value-type="float">
            <text:p>5.989828</text:p>
          </table:table-cell>
          <table:table-cell table:formula="of:=SQRT(POWER(ABS([.A169]-xpos);2)+POWER(ABS([.B169]-ypos);2))" office:value-type="float" office:value="0.231837158307291" calcext:value-type="float">
            <text:p>0.2318371583</text:p>
          </table:table-cell>
          <table:table-cell/>
          <table:table-cell table:formula="of:=[.J169]/[.D169]" office:value-type="float" office:value="0.0103345435110289" calcext:value-type="float">
            <text:p>0.0103345435</text:p>
          </table:table-cell>
          <table:table-cell table:number-columns-repeated="3"/>
          <table:table-cell table:formula="of:=[.C169]*flaeche" office:value-type="float" office:value="0.0023959312" calcext:value-type="float">
            <text:p>0.0023959312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5.884374" calcext:value-type="float">
            <text:p>5.884374</text:p>
          </table:table-cell>
          <table:table-cell table:formula="of:=SQRT(POWER(ABS([.A170]-xpos);2)+POWER(ABS([.B170]-ypos);2))" office:value-type="float" office:value="0.24848552686223" calcext:value-type="float">
            <text:p>0.2484855269</text:p>
          </table:table-cell>
          <table:table-cell/>
          <table:table-cell table:formula="of:=[.J170]/[.D170]" office:value-type="float" office:value="0.00947238106670499" calcext:value-type="float">
            <text:p>0.0094723811</text:p>
          </table:table-cell>
          <table:table-cell table:number-columns-repeated="3"/>
          <table:table-cell table:formula="of:=[.C170]*flaeche" office:value-type="float" office:value="0.0023537496" calcext:value-type="float">
            <text:p>0.002353749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822722" calcext:value-type="float">
            <text:p>5.822722</text:p>
          </table:table-cell>
          <table:table-cell table:formula="of:=SQRT(POWER(ABS([.A171]-xpos);2)+POWER(ABS([.B171]-ypos);2))" office:value-type="float" office:value="0.265659692345301" calcext:value-type="float">
            <text:p>0.2656596923</text:p>
          </table:table-cell>
          <table:table-cell/>
          <table:table-cell table:formula="of:=[.J171]/[.D171]" office:value-type="float" office:value="0.00876718925418569" calcext:value-type="float">
            <text:p>0.0087671893</text:p>
          </table:table-cell>
          <table:table-cell table:number-columns-repeated="3"/>
          <table:table-cell table:formula="of:=[.C171]*flaeche" office:value-type="float" office:value="0.0023290888" calcext:value-type="float">
            <text:p>0.0023290888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831736" calcext:value-type="float">
            <text:p>5.831736</text:p>
          </table:table-cell>
          <table:table-cell table:formula="of:=SQRT(POWER(ABS([.A172]-xpos);2)+POWER(ABS([.B172]-ypos);2))" office:value-type="float" office:value="0.283262507044261" calcext:value-type="float">
            <text:p>0.283262507</text:p>
          </table:table-cell>
          <table:table-cell/>
          <table:table-cell table:formula="of:=[.J172]/[.D172]" office:value-type="float" office:value="0.00823509762848885" calcext:value-type="float">
            <text:p>0.0082350976</text:p>
          </table:table-cell>
          <table:table-cell table:number-columns-repeated="3"/>
          <table:table-cell table:formula="of:=[.C172]*flaeche" office:value-type="float" office:value="0.0023326944" calcext:value-type="float">
            <text:p>0.0023326944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926202" calcext:value-type="float">
            <text:p>5.926202</text:p>
          </table:table-cell>
          <table:table-cell table:formula="of:=SQRT(POWER(ABS([.A173]-xpos);2)+POWER(ABS([.B173]-ypos);2))" office:value-type="float" office:value="0.301219515611124" calcext:value-type="float">
            <text:p>0.3012195156</text:p>
          </table:table-cell>
          <table:table-cell/>
          <table:table-cell table:formula="of:=[.J173]/[.D173]" office:value-type="float" office:value="0.00786961228322373" calcext:value-type="float">
            <text:p>0.0078696123</text:p>
          </table:table-cell>
          <table:table-cell table:number-columns-repeated="3"/>
          <table:table-cell table:formula="of:=[.C173]*flaeche" office:value-type="float" office:value="0.0023704808" calcext:value-type="float">
            <text:p>0.0023704808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104083" calcext:value-type="float">
            <text:p>6.104083</text:p>
          </table:table-cell>
          <table:table-cell table:formula="of:=SQRT(POWER(ABS([.A174]-xpos);2)+POWER(ABS([.B174]-ypos);2))" office:value-type="float" office:value="0.319470997433257" calcext:value-type="float">
            <text:p>0.3194709974</text:p>
          </table:table-cell>
          <table:table-cell/>
          <table:table-cell table:formula="of:=[.J174]/[.D174]" office:value-type="float" office:value="0.00764273821291117" calcext:value-type="float">
            <text:p>0.0076427382</text:p>
          </table:table-cell>
          <table:table-cell table:number-columns-repeated="3"/>
          <table:table-cell table:formula="of:=[.C174]*flaeche" office:value-type="float" office:value="0.0024416332" calcext:value-type="float">
            <text:p>0.0024416332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345384" calcext:value-type="float">
            <text:p>6.345384</text:p>
          </table:table-cell>
          <table:table-cell table:formula="of:=SQRT(POWER(ABS([.A175]-xpos);2)+POWER(ABS([.B175]-ypos);2))" office:value-type="float" office:value="0.337969248223858" calcext:value-type="float">
            <text:p>0.3379692482</text:p>
          </table:table-cell>
          <table:table-cell/>
          <table:table-cell table:formula="of:=[.J175]/[.D175]" office:value-type="float" office:value="0.00751001345045103" calcext:value-type="float">
            <text:p>0.0075100135</text:p>
          </table:table-cell>
          <table:table-cell table:number-columns-repeated="3"/>
          <table:table-cell table:formula="of:=[.C175]*flaeche" office:value-type="float" office:value="0.0025381536" calcext:value-type="float">
            <text:p>0.002538153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615304" calcext:value-type="float">
            <text:p>6.615304</text:p>
          </table:table-cell>
          <table:table-cell table:formula="of:=SQRT(POWER(ABS([.A176]-xpos);2)+POWER(ABS([.B176]-ypos);2))" office:value-type="float" office:value="0.35667587557473" calcext:value-type="float">
            <text:p>0.3566758756</text:p>
          </table:table-cell>
          <table:table-cell/>
          <table:table-cell table:formula="of:=[.J176]/[.D176]" office:value-type="float" office:value="0.00741884097357628" calcext:value-type="float">
            <text:p>0.007418841</text:p>
          </table:table-cell>
          <table:table-cell table:number-columns-repeated="3"/>
          <table:table-cell table:formula="of:=[.C176]*flaeche" office:value-type="float" office:value="0.0026461216" calcext:value-type="float">
            <text:p>0.002646121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870969" calcext:value-type="float">
            <text:p>6.870969</text:p>
          </table:table-cell>
          <table:table-cell table:formula="of:=SQRT(POWER(ABS([.A177]-xpos);2)+POWER(ABS([.B177]-ypos);2))" office:value-type="float" office:value="0.375560672296767" calcext:value-type="float">
            <text:p>0.3755606723</text:p>
          </table:table-cell>
          <table:table-cell/>
          <table:table-cell table:formula="of:=[.J177]/[.D177]" office:value-type="float" office:value="0.00731809212927446" calcext:value-type="float">
            <text:p>0.0073180921</text:p>
          </table:table-cell>
          <table:table-cell table:number-columns-repeated="3"/>
          <table:table-cell table:formula="of:=[.C177]*flaeche" office:value-type="float" office:value="0.0027483876" calcext:value-type="float">
            <text:p>0.002748387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7.069984" calcext:value-type="float">
            <text:p>7.069984</text:p>
          </table:table-cell>
          <table:table-cell table:formula="of:=SQRT(POWER(ABS([.A178]-xpos);2)+POWER(ABS([.B178]-ypos);2))" office:value-type="float" office:value="0.39459634149343" calcext:value-type="float">
            <text:p>0.3945963415</text:p>
          </table:table-cell>
          <table:table-cell/>
          <table:table-cell table:formula="of:=[.J178]/[.D178]" office:value-type="float" office:value="0.00716680136794194" calcext:value-type="float">
            <text:p>0.0071668014</text:p>
          </table:table-cell>
          <table:table-cell table:number-columns-repeated="3"/>
          <table:table-cell table:formula="of:=[.C178]*flaeche" office:value-type="float" office:value="0.0028279936" calcext:value-type="float">
            <text:p>0.002827993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7.178739" calcext:value-type="float">
            <text:p>7.178739</text:p>
          </table:table-cell>
          <table:table-cell table:formula="of:=SQRT(POWER(ABS([.A179]-xpos);2)+POWER(ABS([.B179]-ypos);2))" office:value-type="float" office:value="0.41376285453385" calcext:value-type="float">
            <text:p>0.4137628545</text:p>
          </table:table-cell>
          <table:table-cell/>
          <table:table-cell table:formula="of:=[.J179]/[.D179]" office:value-type="float" office:value="0.00693995502142178" calcext:value-type="float">
            <text:p>0.006939955</text:p>
          </table:table-cell>
          <table:table-cell table:number-columns-repeated="3"/>
          <table:table-cell table:formula="of:=[.C179]*flaeche" office:value-type="float" office:value="0.0028714956" calcext:value-type="float">
            <text:p>0.002871495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7.178739" calcext:value-type="float">
            <text:p>7.178739</text:p>
          </table:table-cell>
          <table:table-cell table:formula="of:=SQRT(POWER(ABS([.A180]-xpos);2)+POWER(ABS([.B180]-ypos);2))" office:value-type="float" office:value="0.433042838287392" calcext:value-type="float">
            <text:p>0.4330428383</text:p>
          </table:table-cell>
          <table:table-cell/>
          <table:table-cell table:formula="of:=[.J180]/[.D180]" office:value-type="float" office:value="0.00663097353452666" calcext:value-type="float">
            <text:p>0.0066309735</text:p>
          </table:table-cell>
          <table:table-cell table:number-columns-repeated="3"/>
          <table:table-cell table:formula="of:=[.C180]*flaeche" office:value-type="float" office:value="0.0028714956" calcext:value-type="float">
            <text:p>0.002871495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7.069984" calcext:value-type="float">
            <text:p>7.069984</text:p>
          </table:table-cell>
          <table:table-cell table:formula="of:=SQRT(POWER(ABS([.A181]-xpos);2)+POWER(ABS([.B181]-ypos);2))" office:value-type="float" office:value="0.452421786301235" calcext:value-type="float">
            <text:p>0.4524217863</text:p>
          </table:table-cell>
          <table:table-cell/>
          <table:table-cell table:formula="of:=[.J181]/[.D181]" office:value-type="float" office:value="0.00625079004952482" calcext:value-type="float">
            <text:p>0.00625079</text:p>
          </table:table-cell>
          <table:table-cell table:number-columns-repeated="3"/>
          <table:table-cell table:formula="of:=[.C181]*flaeche" office:value-type="float" office:value="0.0028279936" calcext:value-type="float">
            <text:p>0.002827993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870969" calcext:value-type="float">
            <text:p>6.870969</text:p>
          </table:table-cell>
          <table:table-cell table:formula="of:=SQRT(POWER(ABS([.A182]-xpos);2)+POWER(ABS([.B182]-ypos);2))" office:value-type="float" office:value="0.471887506272417" calcext:value-type="float">
            <text:p>0.4718875063</text:p>
          </table:table-cell>
          <table:table-cell/>
          <table:table-cell table:formula="of:=[.J182]/[.D182]" office:value-type="float" office:value="0.00582424320090683" calcext:value-type="float">
            <text:p>0.0058242432</text:p>
          </table:table-cell>
          <table:table-cell table:number-columns-repeated="3"/>
          <table:table-cell table:formula="of:=[.C182]*flaeche" office:value-type="float" office:value="0.0027483876" calcext:value-type="float">
            <text:p>0.002748387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615304" calcext:value-type="float">
            <text:p>6.615304</text:p>
          </table:table-cell>
          <table:table-cell table:formula="of:=SQRT(POWER(ABS([.A183]-xpos);2)+POWER(ABS([.B183]-ypos);2))" office:value-type="float" office:value="0.491430646395806" calcext:value-type="float">
            <text:p>0.4914306464</text:p>
          </table:table-cell>
          <table:table-cell/>
          <table:table-cell table:formula="of:=[.J183]/[.D183]" office:value-type="float" office:value="0.00538452703226158" calcext:value-type="float">
            <text:p>0.005384527</text:p>
          </table:table-cell>
          <table:table-cell table:number-columns-repeated="3"/>
          <table:table-cell table:formula="of:=[.C183]*flaeche" office:value-type="float" office:value="0.0026461216" calcext:value-type="float">
            <text:p>0.002646121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345384" calcext:value-type="float">
            <text:p>6.345384</text:p>
          </table:table-cell>
          <table:table-cell table:formula="of:=SQRT(POWER(ABS([.A184]-xpos);2)+POWER(ABS([.B184]-ypos);2))" office:value-type="float" office:value="0.511040519670407" calcext:value-type="float">
            <text:p>0.5110405197</text:p>
          </table:table-cell>
          <table:table-cell/>
          <table:table-cell table:formula="of:=[.J184]/[.D184]" office:value-type="float" office:value="0.00496663865643563" calcext:value-type="float">
            <text:p>0.0049666387</text:p>
          </table:table-cell>
          <table:table-cell table:number-columns-repeated="3"/>
          <table:table-cell table:formula="of:=[.C184]*flaeche" office:value-type="float" office:value="0.0025381536" calcext:value-type="float">
            <text:p>0.002538153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104083" calcext:value-type="float">
            <text:p>6.104083</text:p>
          </table:table-cell>
          <table:table-cell table:formula="of:=SQRT(POWER(ABS([.A185]-xpos);2)+POWER(ABS([.B185]-ypos);2))" office:value-type="float" office:value="0.530710578565191" calcext:value-type="float">
            <text:p>0.5307105786</text:p>
          </table:table-cell>
          <table:table-cell/>
          <table:table-cell table:formula="of:=[.J185]/[.D185]" office:value-type="float" office:value="0.00460068688775925" calcext:value-type="float">
            <text:p>0.0046006869</text:p>
          </table:table-cell>
          <table:table-cell table:number-columns-repeated="3"/>
          <table:table-cell table:formula="of:=[.C185]*flaeche" office:value-type="float" office:value="0.0024416332" calcext:value-type="float">
            <text:p>0.0024416332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926202" calcext:value-type="float">
            <text:p>5.926202</text:p>
          </table:table-cell>
          <table:table-cell table:formula="of:=SQRT(POWER(ABS([.A186]-xpos);2)+POWER(ABS([.B186]-ypos);2))" office:value-type="float" office:value="0.550434370824534" calcext:value-type="float">
            <text:p>0.5504343708</text:p>
          </table:table-cell>
          <table:table-cell/>
          <table:table-cell table:formula="of:=[.J186]/[.D186]" office:value-type="float" office:value="0.00430656391687368" calcext:value-type="float">
            <text:p>0.0043065639</text:p>
          </table:table-cell>
          <table:table-cell table:number-columns-repeated="3"/>
          <table:table-cell table:formula="of:=[.C186]*flaeche" office:value-type="float" office:value="0.0023704808" calcext:value-type="float">
            <text:p>0.0023704808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831736" calcext:value-type="float">
            <text:p>5.831736</text:p>
          </table:table-cell>
          <table:table-cell table:formula="of:=SQRT(POWER(ABS([.A187]-xpos);2)+POWER(ABS([.B187]-ypos);2))" office:value-type="float" office:value="0.570206320463918" calcext:value-type="float">
            <text:p>0.5702063205</text:p>
          </table:table-cell>
          <table:table-cell/>
          <table:table-cell table:formula="of:=[.J187]/[.D187]" office:value-type="float" office:value="0.00409096552648194" calcext:value-type="float">
            <text:p>0.0040909655</text:p>
          </table:table-cell>
          <table:table-cell table:number-columns-repeated="3"/>
          <table:table-cell table:formula="of:=[.C187]*flaeche" office:value-type="float" office:value="0.0023326944" calcext:value-type="float">
            <text:p>0.0023326944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822722" calcext:value-type="float">
            <text:p>5.822722</text:p>
          </table:table-cell>
          <table:table-cell table:formula="of:=SQRT(POWER(ABS([.A188]-xpos);2)+POWER(ABS([.B188]-ypos);2))" office:value-type="float" office:value="0.590021586161896" calcext:value-type="float">
            <text:p>0.5900215862</text:p>
          </table:table-cell>
          <table:table-cell/>
          <table:table-cell table:formula="of:=[.J188]/[.D188]" office:value-type="float" office:value="0.00394746371086315" calcext:value-type="float">
            <text:p>0.0039474637</text:p>
          </table:table-cell>
          <table:table-cell table:number-columns-repeated="3"/>
          <table:table-cell table:formula="of:=[.C188]*flaeche" office:value-type="float" office:value="0.0023290888" calcext:value-type="float">
            <text:p>0.0023290888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5.884374" calcext:value-type="float">
            <text:p>5.884374</text:p>
          </table:table-cell>
          <table:table-cell table:formula="of:=SQRT(POWER(ABS([.A189]-xpos);2)+POWER(ABS([.B189]-ypos);2))" office:value-type="float" office:value="0.609876919599357" calcext:value-type="float">
            <text:p>0.6098769196</text:p>
          </table:table-cell>
          <table:table-cell/>
          <table:table-cell table:formula="of:=[.J189]/[.D189]" office:value-type="float" office:value="0.00385938461410581" calcext:value-type="float">
            <text:p>0.0038593846</text:p>
          </table:table-cell>
          <table:table-cell table:number-columns-repeated="3"/>
          <table:table-cell table:formula="of:=[.C189]*flaeche" office:value-type="float" office:value="0.0023537496" calcext:value-type="float">
            <text:p>0.002353749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5.989828" calcext:value-type="float">
            <text:p>5.989828</text:p>
          </table:table-cell>
          <table:table-cell table:formula="of:=SQRT(POWER(ABS([.A190]-xpos);2)+POWER(ABS([.B190]-ypos);2))" office:value-type="float" office:value="0.6297666774068" calcext:value-type="float">
            <text:p>0.6297666774</text:p>
          </table:table-cell>
          <table:table-cell/>
          <table:table-cell table:formula="of:=[.J190]/[.D190]" office:value-type="float" office:value="0.00380447439655868" calcext:value-type="float">
            <text:p>0.0038044744</text:p>
          </table:table-cell>
          <table:table-cell table:number-columns-repeated="3"/>
          <table:table-cell table:formula="of:=[.C190]*flaeche" office:value-type="float" office:value="0.0023959312" calcext:value-type="float">
            <text:p>0.0023959312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106888" calcext:value-type="float">
            <text:p>6.106888</text:p>
          </table:table-cell>
          <table:table-cell table:formula="of:=SQRT(POWER(ABS([.A191]-xpos);2)+POWER(ABS([.B191]-ypos);2))" office:value-type="float" office:value="0.649688580638447" calcext:value-type="float">
            <text:p>0.6496885806</text:p>
          </table:table-cell>
          <table:table-cell/>
          <table:table-cell table:formula="of:=[.J191]/[.D191]" office:value-type="float" office:value="0.00375988630983711" calcext:value-type="float">
            <text:p>0.0037598863</text:p>
          </table:table-cell>
          <table:table-cell table:number-columns-repeated="3"/>
          <table:table-cell table:formula="of:=[.C191]*flaeche" office:value-type="float" office:value="0.0024427552" calcext:value-type="float">
            <text:p>0.0024427552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20488" calcext:value-type="float">
            <text:p>6.20488</text:p>
          </table:table-cell>
          <table:table-cell table:formula="of:=SQRT(POWER(ABS([.A192]-xpos);2)+POWER(ABS([.B192]-ypos);2))" office:value-type="float" office:value="0.669639760304001" calcext:value-type="float">
            <text:p>0.6696397603</text:p>
          </table:table-cell>
          <table:table-cell/>
          <table:table-cell table:formula="of:=[.J192]/[.D192]" office:value-type="float" office:value="0.00370639879399224" calcext:value-type="float">
            <text:p>0.0037063988</text:p>
          </table:table-cell>
          <table:table-cell table:number-columns-repeated="3"/>
          <table:table-cell table:formula="of:=[.C192]*flaeche" office:value-type="float" office:value="0.002481952" calcext:value-type="float">
            <text:p>0.002481952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260109" calcext:value-type="float">
            <text:p>6.260109</text:p>
          </table:table-cell>
          <table:table-cell table:formula="of:=SQRT(POWER(ABS([.A193]-xpos);2)+POWER(ABS([.B193]-ypos);2))" office:value-type="float" office:value="0.68961767543763" calcext:value-type="float">
            <text:p>0.6896176754</text:p>
          </table:table-cell>
          <table:table-cell/>
          <table:table-cell table:formula="of:=[.J193]/[.D193]" office:value-type="float" office:value="0.00363106064300185" calcext:value-type="float">
            <text:p>0.0036310606</text:p>
          </table:table-cell>
          <table:table-cell table:number-columns-repeated="3"/>
          <table:table-cell table:formula="of:=[.C193]*flaeche" office:value-type="float" office:value="0.0025040436" calcext:value-type="float">
            <text:p>0.002504043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259108" calcext:value-type="float">
            <text:p>6.259108</text:p>
          </table:table-cell>
          <table:table-cell table:formula="of:=SQRT(POWER(ABS([.A194]-xpos);2)+POWER(ABS([.B194]-ypos);2))" office:value-type="float" office:value="0.709620067994134" calcext:value-type="float">
            <text:p>0.709620068</text:p>
          </table:table-cell>
          <table:table-cell/>
          <table:table-cell table:formula="of:=[.J194]/[.D194]" office:value-type="float" office:value="0.00352814599378085" calcext:value-type="float">
            <text:p>0.003528146</text:p>
          </table:table-cell>
          <table:table-cell table:number-columns-repeated="3"/>
          <table:table-cell table:formula="of:=[.C194]*flaeche" office:value-type="float" office:value="0.0025036432" calcext:value-type="float">
            <text:p>0.0025036432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199433" calcext:value-type="float">
            <text:p>6.199433</text:p>
          </table:table-cell>
          <table:table-cell table:formula="of:=SQRT(POWER(ABS([.A195]-xpos);2)+POWER(ABS([.B195]-ypos);2))" office:value-type="float" office:value="0.729645906659525" calcext:value-type="float">
            <text:p>0.7296459067</text:p>
          </table:table-cell>
          <table:table-cell/>
          <table:table-cell table:formula="of:=[.J195]/[.D195]" office:value-type="float" office:value="0.0033985981109014" calcext:value-type="float">
            <text:p>0.0033985981</text:p>
          </table:table-cell>
          <table:table-cell table:number-columns-repeated="3"/>
          <table:table-cell table:formula="of:=[.C195]*flaeche" office:value-type="float" office:value="0.0024797732" calcext:value-type="float">
            <text:p>0.0024797732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088304" calcext:value-type="float">
            <text:p>6.088304</text:p>
          </table:table-cell>
          <table:table-cell table:formula="of:=SQRT(POWER(ABS([.A196]-xpos);2)+POWER(ABS([.B196]-ypos);2))" office:value-type="float" office:value="0.749691428789872" calcext:value-type="float">
            <text:p>0.7496914288</text:p>
          </table:table-cell>
          <table:table-cell/>
          <table:table-cell table:formula="of:=[.J196]/[.D196]" office:value-type="float" office:value="0.00324843196344264" calcext:value-type="float">
            <text:p>0.003248432</text:p>
          </table:table-cell>
          <table:table-cell table:number-columns-repeated="3"/>
          <table:table-cell table:formula="of:=[.C196]*flaeche" office:value-type="float" office:value="0.0024353216" calcext:value-type="float">
            <text:p>0.002435321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5.939752" calcext:value-type="float">
            <text:p>5.939752</text:p>
          </table:table-cell>
          <table:table-cell table:formula="of:=SQRT(POWER(ABS([.A197]-xpos);2)+POWER(ABS([.B197]-ypos);2))" office:value-type="float" office:value="0.769756000707367" calcext:value-type="float">
            <text:p>0.7697560007</text:p>
          </table:table-cell>
          <table:table-cell/>
          <table:table-cell table:formula="of:=[.J197]/[.D197]" office:value-type="float" office:value="0.0030865635315823" calcext:value-type="float">
            <text:p>0.0030865635</text:p>
          </table:table-cell>
          <table:table-cell table:number-columns-repeated="3"/>
          <table:table-cell table:formula="of:=[.C197]*flaeche" office:value-type="float" office:value="0.0023759008" calcext:value-type="float">
            <text:p>0.0023759008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5.77114" calcext:value-type="float">
            <text:p>5.77114</text:p>
          </table:table-cell>
          <table:table-cell table:formula="of:=SQRT(POWER(ABS([.A198]-xpos);2)+POWER(ABS([.B198]-ypos);2))" office:value-type="float" office:value="0.789838170625477" calcext:value-type="float">
            <text:p>0.7898381706</text:p>
          </table:table-cell>
          <table:table-cell/>
          <table:table-cell table:formula="of:=[.J198]/[.D198]" office:value-type="float" office:value="0.00292269490872025" calcext:value-type="float">
            <text:p>0.0029226949</text:p>
          </table:table-cell>
          <table:table-cell table:number-columns-repeated="3"/>
          <table:table-cell table:formula="of:=[.C198]*flaeche" office:value-type="float" office:value="0.002308456" calcext:value-type="float">
            <text:p>0.00230845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5.599961" calcext:value-type="float">
            <text:p>5.599961</text:p>
          </table:table-cell>
          <table:table-cell table:formula="of:=SQRT(POWER(ABS([.A199]-xpos);2)+POWER(ABS([.B199]-ypos);2))" office:value-type="float" office:value="0.809936629531595" calcext:value-type="float">
            <text:p>0.8099366295</text:p>
          </table:table-cell>
          <table:table-cell/>
          <table:table-cell table:formula="of:=[.J199]/[.D199]" office:value-type="float" office:value="0.00276562920891161" calcext:value-type="float">
            <text:p>0.0027656292</text:p>
          </table:table-cell>
          <table:table-cell table:number-columns-repeated="3"/>
          <table:table-cell table:formula="of:=[.C199]*flaeche" office:value-type="float" office:value="0.0022399844" calcext:value-type="float">
            <text:p>0.0022399844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441529" calcext:value-type="float">
            <text:p>5.441529</text:p>
          </table:table-cell>
          <table:table-cell table:formula="of:=SQRT(POWER(ABS([.A200]-xpos);2)+POWER(ABS([.B200]-ypos);2))" office:value-type="float" office:value="0.830050194184063" calcext:value-type="float">
            <text:p>0.8300501942</text:p>
          </table:table-cell>
          <table:table-cell/>
          <table:table-cell table:formula="of:=[.J200]/[.D200]" office:value-type="float" office:value="0.00262226503318827" calcext:value-type="float">
            <text:p>0.002622265</text:p>
          </table:table-cell>
          <table:table-cell table:number-columns-repeated="3"/>
          <table:table-cell table:formula="of:=[.C200]*flaeche" office:value-type="float" office:value="0.0021766116" calcext:value-type="float">
            <text:p>0.002176611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307799" calcext:value-type="float">
            <text:p>5.307799</text:p>
          </table:table-cell>
          <table:table-cell table:formula="of:=SQRT(POWER(ABS([.A201]-xpos);2)+POWER(ABS([.B201]-ypos);2))" office:value-type="float" office:value="0.850178779052971" calcext:value-type="float">
            <text:p>0.8501787791</text:p>
          </table:table-cell>
          <table:table-cell/>
          <table:table-cell table:formula="of:=[.J201]/[.D201]" office:value-type="float" office:value="0.00249726251973142" calcext:value-type="float">
            <text:p>0.0024972625</text:p>
          </table:table-cell>
          <table:table-cell table:number-columns-repeated="3"/>
          <table:table-cell table:formula="of:=[.C201]*flaeche" office:value-type="float" office:value="0.0021231196" calcext:value-type="float">
            <text:p>0.0021231196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207176" calcext:value-type="float">
            <text:p>5.207176</text:p>
          </table:table-cell>
          <table:table-cell table:formula="of:=SQRT(POWER(ABS([.A202]-xpos);2)+POWER(ABS([.B202]-ypos);2))" office:value-type="float" office:value="0.870319437926098" calcext:value-type="float">
            <text:p>0.8703194379</text:p>
          </table:table-cell>
          <table:table-cell/>
          <table:table-cell table:formula="of:=[.J202]/[.D202]" office:value-type="float" office:value="0.0023932251874821" calcext:value-type="float">
            <text:p>0.0023932252</text:p>
          </table:table-cell>
          <table:table-cell table:number-columns-repeated="3"/>
          <table:table-cell table:formula="of:=[.C202]*flaeche" office:value-type="float" office:value="0.0020828704" calcext:value-type="float">
            <text:p>0.0020828704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144941" calcext:value-type="float">
            <text:p>5.144941</text:p>
          </table:table-cell>
          <table:table-cell table:formula="of:=SQRT(POWER(ABS([.A203]-xpos);2)+POWER(ABS([.B203]-ypos);2))" office:value-type="float" office:value="0.890472270562088" calcext:value-type="float">
            <text:p>0.8904722706</text:p>
          </table:table-cell>
          <table:table-cell/>
          <table:table-cell table:formula="of:=[.J203]/[.D203]" office:value-type="float" office:value="0.00231110666556855" calcext:value-type="float">
            <text:p>0.0023111067</text:p>
          </table:table-cell>
          <table:table-cell table:number-columns-repeated="3"/>
          <table:table-cell table:formula="of:=[.C203]*flaeche" office:value-type="float" office:value="0.0020579764" calcext:value-type="float">
            <text:p>0.0020579764</text:p>
          </table:table-cell>
          <table:table-cell table:number-columns-repeated="6"/>
        </table:table-row>
        <table:table-row table:style-name="ro1">
          <table:table-cell office:value-type="float" office:value="0.061224" calcext:value-type="float">
            <text:p>0.061224</text:p>
          </table:table-cell>
          <table:table-cell office:value-type="float" office:value="1" calcext:value-type="float">
            <text:p>1</text:p>
          </table:table-cell>
          <table:table-cell office:value-type="float" office:value="5.123906" calcext:value-type="float">
            <text:p>5.123906</text:p>
          </table:table-cell>
          <table:table-cell table:formula="of:=SQRT(POWER(ABS([.A204]-xpos);2)+POWER(ABS([.B204]-ypos);2))" office:value-type="float" office:value="0.91063646872723" calcext:value-type="float">
            <text:p>0.9106364687</text:p>
          </table:table-cell>
          <table:table-cell/>
          <table:table-cell table:formula="of:=[.J204]/[.D204]" office:value-type="float" office:value="0.00225069220307486" calcext:value-type="float">
            <text:p>0.0022506922</text:p>
          </table:table-cell>
          <table:table-cell table:number-columns-repeated="3"/>
          <table:table-cell table:formula="of:=[.C204]*flaeche" office:value-type="float" office:value="0.0020495624" calcext:value-type="float">
            <text:p>0.00204956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205]-xpos);2)+POWER(ABS([.B205]-ypos);2))" office:value-type="float" office:value="0.223606797749979" calcext:value-type="float">
            <text:p>0.2236067977</text:p>
          </table:table-cell>
          <table:table-cell/>
          <table:table-cell table:formula="of:=[.J205]/[.D205]" office:value-type="float" office:value="0" calcext:value-type="float">
            <text:p>0</text:p>
          </table:table-cell>
          <table:table-cell table:number-columns-repeated="3"/>
          <table:table-cell table:formula="of:=[.C205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" calcext:value-type="float">
            <text:p>0</text:p>
          </table:table-cell>
          <table:table-cell office:value-type="float" office:value="5.238605" calcext:value-type="float">
            <text:p>5.238605</text:p>
          </table:table-cell>
          <table:table-cell table:formula="of:=SQRT(POWER(ABS([.A206]-xpos);2)+POWER(ABS([.B206]-ypos);2))" office:value-type="float" office:value="0.154954014755991" calcext:value-type="float">
            <text:p>0.1549540148</text:p>
          </table:table-cell>
          <table:table-cell/>
          <table:table-cell table:formula="of:=[.J206]/[.D206]" office:value-type="float" office:value="0.0135229926330062" calcext:value-type="float">
            <text:p>0.0135229926</text:p>
          </table:table-cell>
          <table:table-cell table:number-columns-repeated="3"/>
          <table:table-cell table:formula="of:=[.C206]*flaeche" office:value-type="float" office:value="0.002095442" calcext:value-type="float">
            <text:p>0.002095442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261977" calcext:value-type="float">
            <text:p>5.261977</text:p>
          </table:table-cell>
          <table:table-cell table:formula="of:=SQRT(POWER(ABS([.A207]-xpos);2)+POWER(ABS([.B207]-ypos);2))" office:value-type="float" office:value="0.142638119564862" calcext:value-type="float">
            <text:p>0.1426381196</text:p>
          </table:table-cell>
          <table:table-cell/>
          <table:table-cell table:formula="of:=[.J207]/[.D207]" office:value-type="float" office:value="0.0147561591979827" calcext:value-type="float">
            <text:p>0.0147561592</text:p>
          </table:table-cell>
          <table:table-cell table:number-columns-repeated="3"/>
          <table:table-cell table:formula="of:=[.C207]*flaeche" office:value-type="float" office:value="0.0021047908" calcext:value-type="float">
            <text:p>0.0021047908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330876" calcext:value-type="float">
            <text:p>5.330876</text:p>
          </table:table-cell>
          <table:table-cell table:formula="of:=SQRT(POWER(ABS([.A208]-xpos);2)+POWER(ABS([.B208]-ypos);2))" office:value-type="float" office:value="0.132338552753912" calcext:value-type="float">
            <text:p>0.1323385528</text:p>
          </table:table-cell>
          <table:table-cell/>
          <table:table-cell table:formula="of:=[.J208]/[.D208]" office:value-type="float" office:value="0.0161128435790376" calcext:value-type="float">
            <text:p>0.0161128436</text:p>
          </table:table-cell>
          <table:table-cell table:number-columns-repeated="3"/>
          <table:table-cell table:formula="of:=[.C208]*flaeche" office:value-type="float" office:value="0.0021323504" calcext:value-type="float">
            <text:p>0.0021323504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441529" calcext:value-type="float">
            <text:p>5.441529</text:p>
          </table:table-cell>
          <table:table-cell table:formula="of:=SQRT(POWER(ABS([.A209]-xpos);2)+POWER(ABS([.B209]-ypos);2))" office:value-type="float" office:value="0.124556512736187" calcext:value-type="float">
            <text:p>0.1245565127</text:p>
          </table:table-cell>
          <table:table-cell/>
          <table:table-cell table:formula="of:=[.J209]/[.D209]" office:value-type="float" office:value="0.0174748919360812" calcext:value-type="float">
            <text:p>0.0174748919</text:p>
          </table:table-cell>
          <table:table-cell table:number-columns-repeated="3"/>
          <table:table-cell table:formula="of:=[.C209]*flaeche" office:value-type="float" office:value="0.0021766116" calcext:value-type="float">
            <text:p>0.002176611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081633" calcext:value-type="float">
            <text:p>0.081633</text:p>
          </table:table-cell>
          <table:table-cell office:value-type="float" office:value="5.58729" calcext:value-type="float">
            <text:p>5.58729</text:p>
          </table:table-cell>
          <table:table-cell table:formula="of:=SQRT(POWER(ABS([.A210]-xpos);2)+POWER(ABS([.B210]-ypos);2))" office:value-type="float" office:value="0.119783527156283" calcext:value-type="float">
            <text:p>0.1197835272</text:p>
          </table:table-cell>
          <table:table-cell/>
          <table:table-cell table:formula="of:=[.J210]/[.D210]" office:value-type="float" office:value="0.018657957843269" calcext:value-type="float">
            <text:p>0.0186579578</text:p>
          </table:table-cell>
          <table:table-cell table:number-columns-repeated="3"/>
          <table:table-cell table:formula="of:=[.C210]*flaeche" office:value-type="float" office:value="0.002234916" calcext:value-type="float">
            <text:p>0.00223491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5.758265" calcext:value-type="float">
            <text:p>5.758265</text:p>
          </table:table-cell>
          <table:table-cell table:formula="of:=SQRT(POWER(ABS([.A211]-xpos);2)+POWER(ABS([.B211]-ypos);2))" office:value-type="float" office:value="0.118384595154944" calcext:value-type="float">
            <text:p>0.1183845952</text:p>
          </table:table-cell>
          <table:table-cell/>
          <table:table-cell table:formula="of:=[.J211]/[.D211]" office:value-type="float" office:value="0.0194561293805616" calcext:value-type="float">
            <text:p>0.0194561294</text:p>
          </table:table-cell>
          <table:table-cell table:number-columns-repeated="3"/>
          <table:table-cell table:formula="of:=[.C211]*flaeche" office:value-type="float" office:value="0.002303306" calcext:value-type="float">
            <text:p>0.00230330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5.941132" calcext:value-type="float">
            <text:p>5.941132</text:p>
          </table:table-cell>
          <table:table-cell table:formula="of:=SQRT(POWER(ABS([.A212]-xpos);2)+POWER(ABS([.B212]-ypos);2))" office:value-type="float" office:value="0.120476986557599" calcext:value-type="float">
            <text:p>0.1204769866</text:p>
          </table:table-cell>
          <table:table-cell/>
          <table:table-cell table:formula="of:=[.J212]/[.D212]" office:value-type="float" office:value="0.019725367208316" calcext:value-type="float">
            <text:p>0.0197253672</text:p>
          </table:table-cell>
          <table:table-cell table:number-columns-repeated="3"/>
          <table:table-cell table:formula="of:=[.C212]*flaeche" office:value-type="float" office:value="0.0023764528" calcext:value-type="float">
            <text:p>0.0023764528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119499" calcext:value-type="float">
            <text:p>6.119499</text:p>
          </table:table-cell>
          <table:table-cell table:formula="of:=SQRT(POWER(ABS([.A213]-xpos);2)+POWER(ABS([.B213]-ypos);2))" office:value-type="float" office:value="0.125886731381826" calcext:value-type="float">
            <text:p>0.1258867314</text:p>
          </table:table-cell>
          <table:table-cell/>
          <table:table-cell table:formula="of:=[.J213]/[.D213]" office:value-type="float" office:value="0.0194444606920137" calcext:value-type="float">
            <text:p>0.0194444607</text:p>
          </table:table-cell>
          <table:table-cell table:number-columns-repeated="3"/>
          <table:table-cell table:formula="of:=[.C213]*flaeche" office:value-type="float" office:value="0.0024477996" calcext:value-type="float">
            <text:p>0.002447799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275134" calcext:value-type="float">
            <text:p>6.275134</text:p>
          </table:table-cell>
          <table:table-cell table:formula="of:=SQRT(POWER(ABS([.A214]-xpos);2)+POWER(ABS([.B214]-ypos);2))" office:value-type="float" office:value="0.134213288887502" calcext:value-type="float">
            <text:p>0.1342132889</text:p>
          </table:table-cell>
          <table:table-cell/>
          <table:table-cell table:formula="of:=[.J214]/[.D214]" office:value-type="float" office:value="0.0187019751978803" calcext:value-type="float">
            <text:p>0.0187019752</text:p>
          </table:table-cell>
          <table:table-cell table:number-columns-repeated="3"/>
          <table:table-cell table:formula="of:=[.C214]*flaeche" office:value-type="float" office:value="0.0025100536" calcext:value-type="float">
            <text:p>0.002510053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390234" calcext:value-type="float">
            <text:p>6.390234</text:p>
          </table:table-cell>
          <table:table-cell table:formula="of:=SQRT(POWER(ABS([.A215]-xpos);2)+POWER(ABS([.B215]-ypos);2))" office:value-type="float" office:value="0.144954881318292" calcext:value-type="float">
            <text:p>0.1449548813</text:p>
          </table:table-cell>
          <table:table-cell/>
          <table:table-cell table:formula="of:=[.J215]/[.D215]" office:value-type="float" office:value="0.0176337186906272" calcext:value-type="float">
            <text:p>0.0176337187</text:p>
          </table:table-cell>
          <table:table-cell table:number-columns-repeated="3"/>
          <table:table-cell table:formula="of:=[.C215]*flaeche" office:value-type="float" office:value="0.0025560936" calcext:value-type="float">
            <text:p>0.002556093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450557" calcext:value-type="float">
            <text:p>6.450557</text:p>
          </table:table-cell>
          <table:table-cell table:formula="of:=SQRT(POWER(ABS([.A216]-xpos);2)+POWER(ABS([.B216]-ypos);2))" office:value-type="float" office:value="0.157619191131664" calcext:value-type="float">
            <text:p>0.1576191911</text:p>
          </table:table-cell>
          <table:table-cell/>
          <table:table-cell table:formula="of:=[.J216]/[.D216]" office:value-type="float" office:value="0.0163699786902514" calcext:value-type="float">
            <text:p>0.0163699787</text:p>
          </table:table-cell>
          <table:table-cell table:number-columns-repeated="3"/>
          <table:table-cell table:formula="of:=[.C216]*flaeche" office:value-type="float" office:value="0.0025802228" calcext:value-type="float">
            <text:p>0.0025802228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448819" calcext:value-type="float">
            <text:p>6.448819</text:p>
          </table:table-cell>
          <table:table-cell table:formula="of:=SQRT(POWER(ABS([.A217]-xpos);2)+POWER(ABS([.B217]-ypos);2))" office:value-type="float" office:value="0.171780402808353" calcext:value-type="float">
            <text:p>0.1717804028</text:p>
          </table:table-cell>
          <table:table-cell/>
          <table:table-cell table:formula="of:=[.J217]/[.D217]" office:value-type="float" office:value="0.0150164253769847" calcext:value-type="float">
            <text:p>0.0150164254</text:p>
          </table:table-cell>
          <table:table-cell table:number-columns-repeated="3"/>
          <table:table-cell table:formula="of:=[.C217]*flaeche" office:value-type="float" office:value="0.0025795276" calcext:value-type="float">
            <text:p>0.002579527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38748" calcext:value-type="float">
            <text:p>6.38748</text:p>
          </table:table-cell>
          <table:table-cell table:formula="of:=SQRT(POWER(ABS([.A218]-xpos);2)+POWER(ABS([.B218]-ypos);2))" office:value-type="float" office:value="0.187099377585817" calcext:value-type="float">
            <text:p>0.1870993776</text:p>
          </table:table-cell>
          <table:table-cell/>
          <table:table-cell table:formula="of:=[.J218]/[.D218]" office:value-type="float" office:value="0.0136558017079886" calcext:value-type="float">
            <text:p>0.0136558017</text:p>
          </table:table-cell>
          <table:table-cell table:number-columns-repeated="3"/>
          <table:table-cell table:formula="of:=[.C218]*flaeche" office:value-type="float" office:value="0.002554992" calcext:value-type="float">
            <text:p>0.002554992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280029" calcext:value-type="float">
            <text:p>6.280029</text:p>
          </table:table-cell>
          <table:table-cell table:formula="of:=SQRT(POWER(ABS([.A219]-xpos);2)+POWER(ABS([.B219]-ypos);2))" office:value-type="float" office:value="0.203314584634256" calcext:value-type="float">
            <text:p>0.2033145846</text:p>
          </table:table-cell>
          <table:table-cell/>
          <table:table-cell table:formula="of:=[.J219]/[.D219]" office:value-type="float" office:value="0.0123552946509906" calcext:value-type="float">
            <text:p>0.0123552947</text:p>
          </table:table-cell>
          <table:table-cell table:number-columns-repeated="3"/>
          <table:table-cell table:formula="of:=[.C219]*flaeche" office:value-type="float" office:value="0.0025120116" calcext:value-type="float">
            <text:p>0.002512011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6.150089" calcext:value-type="float">
            <text:p>6.150089</text:p>
          </table:table-cell>
          <table:table-cell table:formula="of:=SQRT(POWER(ABS([.A220]-xpos);2)+POWER(ABS([.B220]-ypos);2))" office:value-type="float" office:value="0.220228146441367" calcext:value-type="float">
            <text:p>0.2202281464</text:p>
          </table:table-cell>
          <table:table-cell/>
          <table:table-cell table:formula="of:=[.J220]/[.D220]" office:value-type="float" office:value="0.0111703959723194" calcext:value-type="float">
            <text:p>0.011170396</text:p>
          </table:table-cell>
          <table:table-cell table:number-columns-repeated="3"/>
          <table:table-cell table:formula="of:=[.C220]*flaeche" office:value-type="float" office:value="0.0024600356" calcext:value-type="float">
            <text:p>0.002460035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6.028102" calcext:value-type="float">
            <text:p>6.028102</text:p>
          </table:table-cell>
          <table:table-cell table:formula="of:=SQRT(POWER(ABS([.A221]-xpos);2)+POWER(ABS([.B221]-ypos);2))" office:value-type="float" office:value="0.237691029643527" calcext:value-type="float">
            <text:p>0.2376910296</text:p>
          </table:table-cell>
          <table:table-cell/>
          <table:table-cell table:formula="of:=[.J221]/[.D221]" office:value-type="float" office:value="0.0101444333158732" calcext:value-type="float">
            <text:p>0.0101444333</text:p>
          </table:table-cell>
          <table:table-cell table:number-columns-repeated="3"/>
          <table:table-cell table:formula="of:=[.C221]*flaeche" office:value-type="float" office:value="0.0024112408" calcext:value-type="float">
            <text:p>0.0024112408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945866" calcext:value-type="float">
            <text:p>5.945866</text:p>
          </table:table-cell>
          <table:table-cell table:formula="of:=SQRT(POWER(ABS([.A222]-xpos);2)+POWER(ABS([.B222]-ypos);2))" office:value-type="float" office:value="0.25559155042763" calcext:value-type="float">
            <text:p>0.2555915504</text:p>
          </table:table-cell>
          <table:table-cell/>
          <table:table-cell table:formula="of:=[.J222]/[.D222]" office:value-type="float" office:value="0.00930526222803839" calcext:value-type="float">
            <text:p>0.0093052622</text:p>
          </table:table-cell>
          <table:table-cell table:number-columns-repeated="3"/>
          <table:table-cell table:formula="of:=[.C222]*flaeche" office:value-type="float" office:value="0.0023783464" calcext:value-type="float">
            <text:p>0.0023783464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929849" calcext:value-type="float">
            <text:p>5.929849</text:p>
          </table:table-cell>
          <table:table-cell table:formula="of:=SQRT(POWER(ABS([.A223]-xpos);2)+POWER(ABS([.B223]-ypos);2))" office:value-type="float" office:value="0.273842320341469" calcext:value-type="float">
            <text:p>0.2738423203</text:p>
          </table:table-cell>
          <table:table-cell/>
          <table:table-cell table:formula="of:=[.J223]/[.D223]" office:value-type="float" office:value="0.00866169844398884" calcext:value-type="float">
            <text:p>0.0086616984</text:p>
          </table:table-cell>
          <table:table-cell table:number-columns-repeated="3"/>
          <table:table-cell table:formula="of:=[.C223]*flaeche" office:value-type="float" office:value="0.0023719396" calcext:value-type="float">
            <text:p>0.002371939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994782" calcext:value-type="float">
            <text:p>5.994782</text:p>
          </table:table-cell>
          <table:table-cell table:formula="of:=SQRT(POWER(ABS([.A224]-xpos);2)+POWER(ABS([.B224]-ypos);2))" office:value-type="float" office:value="0.292378462096646" calcext:value-type="float">
            <text:p>0.2923784621</text:p>
          </table:table-cell>
          <table:table-cell/>
          <table:table-cell table:formula="of:=[.J224]/[.D224]" office:value-type="float" office:value="0.00820140027690332" calcext:value-type="float">
            <text:p>0.0082014003</text:p>
          </table:table-cell>
          <table:table-cell table:number-columns-repeated="3"/>
          <table:table-cell table:formula="of:=[.C224]*flaeche" office:value-type="float" office:value="0.0023979128" calcext:value-type="float">
            <text:p>0.0023979128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139312" calcext:value-type="float">
            <text:p>6.139312</text:p>
          </table:table-cell>
          <table:table-cell table:formula="of:=SQRT(POWER(ABS([.A225]-xpos);2)+POWER(ABS([.B225]-ypos);2))" office:value-type="float" office:value="0.311148978327103" calcext:value-type="float">
            <text:p>0.3111489783</text:p>
          </table:table-cell>
          <table:table-cell/>
          <table:table-cell table:formula="of:=[.J225]/[.D225]" office:value-type="float" office:value="0.00789244050616281" calcext:value-type="float">
            <text:p>0.0078924405</text:p>
          </table:table-cell>
          <table:table-cell table:number-columns-repeated="3"/>
          <table:table-cell table:formula="of:=[.C225]*flaeche" office:value-type="float" office:value="0.0024557248" calcext:value-type="float">
            <text:p>0.0024557248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345172" calcext:value-type="float">
            <text:p>6.345172</text:p>
          </table:table-cell>
          <table:table-cell table:formula="of:=SQRT(POWER(ABS([.A226]-xpos);2)+POWER(ABS([.B226]-ypos);2))" office:value-type="float" office:value="0.330113891343579" calcext:value-type="float">
            <text:p>0.3301138913</text:p>
          </table:table-cell>
          <table:table-cell/>
          <table:table-cell table:formula="of:=[.J226]/[.D226]" office:value-type="float" office:value="0.00768846409240746" calcext:value-type="float">
            <text:p>0.0076884641</text:p>
          </table:table-cell>
          <table:table-cell table:number-columns-repeated="3"/>
          <table:table-cell table:formula="of:=[.C226]*flaeche" office:value-type="float" office:value="0.0025380688" calcext:value-type="float">
            <text:p>0.0025380688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580337" calcext:value-type="float">
            <text:p>6.580337</text:p>
          </table:table-cell>
          <table:table-cell table:formula="of:=SQRT(POWER(ABS([.A227]-xpos);2)+POWER(ABS([.B227]-ypos);2))" office:value-type="float" office:value="0.349241533512267" calcext:value-type="float">
            <text:p>0.3492415335</text:p>
          </table:table-cell>
          <table:table-cell/>
          <table:table-cell table:formula="of:=[.J227]/[.D227]" office:value-type="float" office:value="0.00753671756485844" calcext:value-type="float">
            <text:p>0.0075367176</text:p>
          </table:table-cell>
          <table:table-cell table:number-columns-repeated="3"/>
          <table:table-cell table:formula="of:=[.C227]*flaeche" office:value-type="float" office:value="0.0026321348" calcext:value-type="float">
            <text:p>0.0026321348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805411" calcext:value-type="float">
            <text:p>6.805411</text:p>
          </table:table-cell>
          <table:table-cell table:formula="of:=SQRT(POWER(ABS([.A228]-xpos);2)+POWER(ABS([.B228]-ypos);2))" office:value-type="float" office:value="0.368507512934268" calcext:value-type="float">
            <text:p>0.3685075129</text:p>
          </table:table-cell>
          <table:table-cell/>
          <table:table-cell table:formula="of:=[.J228]/[.D228]" office:value-type="float" office:value="0.00738699837711466" calcext:value-type="float">
            <text:p>0.0073869984</text:p>
          </table:table-cell>
          <table:table-cell table:number-columns-repeated="3"/>
          <table:table-cell table:formula="of:=[.C228]*flaeche" office:value-type="float" office:value="0.0027221644" calcext:value-type="float">
            <text:p>0.0027221644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6.981559" calcext:value-type="float">
            <text:p>6.981559</text:p>
          </table:table-cell>
          <table:table-cell table:formula="of:=SQRT(POWER(ABS([.A229]-xpos);2)+POWER(ABS([.B229]-ypos);2))" office:value-type="float" office:value="0.387889470381705" calcext:value-type="float">
            <text:p>0.3878894704</text:p>
          </table:table-cell>
          <table:table-cell/>
          <table:table-cell table:formula="of:=[.J229]/[.D229]" office:value-type="float" office:value="0.00719953443761157" calcext:value-type="float">
            <text:p>0.0071995344</text:p>
          </table:table-cell>
          <table:table-cell table:number-columns-repeated="3"/>
          <table:table-cell table:formula="of:=[.C229]*flaeche" office:value-type="float" office:value="0.0027926236" calcext:value-type="float">
            <text:p>0.002792623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7.078066" calcext:value-type="float">
            <text:p>7.078066</text:p>
          </table:table-cell>
          <table:table-cell table:formula="of:=SQRT(POWER(ABS([.A230]-xpos);2)+POWER(ABS([.B230]-ypos);2))" office:value-type="float" office:value="0.407371658691421" calcext:value-type="float">
            <text:p>0.4073716587</text:p>
          </table:table-cell>
          <table:table-cell/>
          <table:table-cell table:formula="of:=[.J230]/[.D230]" office:value-type="float" office:value="0.00694998373007735" calcext:value-type="float">
            <text:p>0.0069499837</text:p>
          </table:table-cell>
          <table:table-cell table:number-columns-repeated="3"/>
          <table:table-cell table:formula="of:=[.C230]*flaeche" office:value-type="float" office:value="0.0028312264" calcext:value-type="float">
            <text:p>0.0028312264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7.078066" calcext:value-type="float">
            <text:p>7.078066</text:p>
          </table:table-cell>
          <table:table-cell table:formula="of:=SQRT(POWER(ABS([.A231]-xpos);2)+POWER(ABS([.B231]-ypos);2))" office:value-type="float" office:value="0.426940356847417" calcext:value-type="float">
            <text:p>0.4269403568</text:p>
          </table:table-cell>
          <table:table-cell/>
          <table:table-cell table:formula="of:=[.J231]/[.D231]" office:value-type="float" office:value="0.00663143306691862" calcext:value-type="float">
            <text:p>0.0066314331</text:p>
          </table:table-cell>
          <table:table-cell table:number-columns-repeated="3"/>
          <table:table-cell table:formula="of:=[.C231]*flaeche" office:value-type="float" office:value="0.0028312264" calcext:value-type="float">
            <text:p>0.0028312264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6.981559" calcext:value-type="float">
            <text:p>6.981559</text:p>
          </table:table-cell>
          <table:table-cell table:formula="of:=SQRT(POWER(ABS([.A232]-xpos);2)+POWER(ABS([.B232]-ypos);2))" office:value-type="float" office:value="0.446584192771083" calcext:value-type="float">
            <text:p>0.4465841928</text:p>
          </table:table-cell>
          <table:table-cell/>
          <table:table-cell table:formula="of:=[.J232]/[.D232]" office:value-type="float" office:value="0.00625329701589211" calcext:value-type="float">
            <text:p>0.006253297</text:p>
          </table:table-cell>
          <table:table-cell table:number-columns-repeated="3"/>
          <table:table-cell table:formula="of:=[.C232]*flaeche" office:value-type="float" office:value="0.0027926236" calcext:value-type="float">
            <text:p>0.002792623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805411" calcext:value-type="float">
            <text:p>6.805411</text:p>
          </table:table-cell>
          <table:table-cell table:formula="of:=SQRT(POWER(ABS([.A233]-xpos);2)+POWER(ABS([.B233]-ypos);2))" office:value-type="float" office:value="0.466293670436346" calcext:value-type="float">
            <text:p>0.4662936704</text:p>
          </table:table-cell>
          <table:table-cell/>
          <table:table-cell table:formula="of:=[.J233]/[.D233]" office:value-type="float" office:value="0.00583787551191219" calcext:value-type="float">
            <text:p>0.0058378755</text:p>
          </table:table-cell>
          <table:table-cell table:number-columns-repeated="3"/>
          <table:table-cell table:formula="of:=[.C233]*flaeche" office:value-type="float" office:value="0.0027221644" calcext:value-type="float">
            <text:p>0.0027221644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580337" calcext:value-type="float">
            <text:p>6.580337</text:p>
          </table:table-cell>
          <table:table-cell table:formula="of:=SQRT(POWER(ABS([.A234]-xpos);2)+POWER(ABS([.B234]-ypos);2))" office:value-type="float" office:value="0.486061774602776" calcext:value-type="float">
            <text:p>0.4860617746</text:p>
          </table:table-cell>
          <table:table-cell/>
          <table:table-cell table:formula="of:=[.J234]/[.D234]" office:value-type="float" office:value="0.00541522690639694" calcext:value-type="float">
            <text:p>0.0054152269</text:p>
          </table:table-cell>
          <table:table-cell table:number-columns-repeated="3"/>
          <table:table-cell table:formula="of:=[.C234]*flaeche" office:value-type="float" office:value="0.0026321348" calcext:value-type="float">
            <text:p>0.0026321348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345172" calcext:value-type="float">
            <text:p>6.345172</text:p>
          </table:table-cell>
          <table:table-cell table:formula="of:=SQRT(POWER(ABS([.A235]-xpos);2)+POWER(ABS([.B235]-ypos);2))" office:value-type="float" office:value="0.505879809102913" calcext:value-type="float">
            <text:p>0.5058798091</text:p>
          </table:table-cell>
          <table:table-cell/>
          <table:table-cell table:formula="of:=[.J235]/[.D235]" office:value-type="float" office:value="0.00501713797295213" calcext:value-type="float">
            <text:p>0.005017138</text:p>
          </table:table-cell>
          <table:table-cell table:number-columns-repeated="3"/>
          <table:table-cell table:formula="of:=[.C235]*flaeche" office:value-type="float" office:value="0.0025380688" calcext:value-type="float">
            <text:p>0.0025380688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139312" calcext:value-type="float">
            <text:p>6.139312</text:p>
          </table:table-cell>
          <table:table-cell table:formula="of:=SQRT(POWER(ABS([.A236]-xpos);2)+POWER(ABS([.B236]-ypos);2))" office:value-type="float" office:value="0.525742985415878" calcext:value-type="float">
            <text:p>0.5257429854</text:p>
          </table:table-cell>
          <table:table-cell/>
          <table:table-cell table:formula="of:=[.J236]/[.D236]" office:value-type="float" office:value="0.00467096065591337" calcext:value-type="float">
            <text:p>0.0046709607</text:p>
          </table:table-cell>
          <table:table-cell table:number-columns-repeated="3"/>
          <table:table-cell table:formula="of:=[.C236]*flaeche" office:value-type="float" office:value="0.0024557248" calcext:value-type="float">
            <text:p>0.0024557248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994782" calcext:value-type="float">
            <text:p>5.994782</text:p>
          </table:table-cell>
          <table:table-cell table:formula="of:=SQRT(POWER(ABS([.A237]-xpos);2)+POWER(ABS([.B237]-ypos);2))" office:value-type="float" office:value="0.545646373668881" calcext:value-type="float">
            <text:p>0.5456463737</text:p>
          </table:table-cell>
          <table:table-cell/>
          <table:table-cell table:formula="of:=[.J237]/[.D237]" office:value-type="float" office:value="0.00439462794167701" calcext:value-type="float">
            <text:p>0.0043946279</text:p>
          </table:table-cell>
          <table:table-cell table:number-columns-repeated="3"/>
          <table:table-cell table:formula="of:=[.C237]*flaeche" office:value-type="float" office:value="0.0023979128" calcext:value-type="float">
            <text:p>0.0023979128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929849" calcext:value-type="float">
            <text:p>5.929849</text:p>
          </table:table-cell>
          <table:table-cell table:formula="of:=SQRT(POWER(ABS([.A238]-xpos);2)+POWER(ABS([.B238]-ypos);2))" office:value-type="float" office:value="0.565585728612383" calcext:value-type="float">
            <text:p>0.5655857286</text:p>
          </table:table-cell>
          <table:table-cell/>
          <table:table-cell table:formula="of:=[.J238]/[.D238]" office:value-type="float" office:value="0.00419377554985228" calcext:value-type="float">
            <text:p>0.0041937755</text:p>
          </table:table-cell>
          <table:table-cell table:number-columns-repeated="3"/>
          <table:table-cell table:formula="of:=[.C238]*flaeche" office:value-type="float" office:value="0.0023719396" calcext:value-type="float">
            <text:p>0.002371939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945866" calcext:value-type="float">
            <text:p>5.945866</text:p>
          </table:table-cell>
          <table:table-cell table:formula="of:=SQRT(POWER(ABS([.A239]-xpos);2)+POWER(ABS([.B239]-ypos);2))" office:value-type="float" office:value="0.585557376052936" calcext:value-type="float">
            <text:p>0.5855573761</text:p>
          </table:table-cell>
          <table:table-cell/>
          <table:table-cell table:formula="of:=[.J239]/[.D239]" office:value-type="float" office:value="0.00406167951641513" calcext:value-type="float">
            <text:p>0.0040616795</text:p>
          </table:table-cell>
          <table:table-cell table:number-columns-repeated="3"/>
          <table:table-cell table:formula="of:=[.C239]*flaeche" office:value-type="float" office:value="0.0023783464" calcext:value-type="float">
            <text:p>0.0023783464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6.028102" calcext:value-type="float">
            <text:p>6.028102</text:p>
          </table:table-cell>
          <table:table-cell table:formula="of:=SQRT(POWER(ABS([.A240]-xpos);2)+POWER(ABS([.B240]-ypos);2))" office:value-type="float" office:value="0.60555910163501" calcext:value-type="float">
            <text:p>0.6055591016</text:p>
          </table:table-cell>
          <table:table-cell/>
          <table:table-cell table:formula="of:=[.J240]/[.D240]" office:value-type="float" office:value="0.00398184222397062" calcext:value-type="float">
            <text:p>0.0039818422</text:p>
          </table:table-cell>
          <table:table-cell table:number-columns-repeated="3"/>
          <table:table-cell table:formula="of:=[.C240]*flaeche" office:value-type="float" office:value="0.0024112408" calcext:value-type="float">
            <text:p>0.0024112408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6.150089" calcext:value-type="float">
            <text:p>6.150089</text:p>
          </table:table-cell>
          <table:table-cell table:formula="of:=SQRT(POWER(ABS([.A241]-xpos);2)+POWER(ABS([.B241]-ypos);2))" office:value-type="float" office:value="0.625586154326484" calcext:value-type="float">
            <text:p>0.6255861543</text:p>
          </table:table-cell>
          <table:table-cell/>
          <table:table-cell table:formula="of:=[.J241]/[.D241]" office:value-type="float" office:value="0.00393236899983586" calcext:value-type="float">
            <text:p>0.003932369</text:p>
          </table:table-cell>
          <table:table-cell table:number-columns-repeated="3"/>
          <table:table-cell table:formula="of:=[.C241]*flaeche" office:value-type="float" office:value="0.0024600356" calcext:value-type="float">
            <text:p>0.002460035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280029" calcext:value-type="float">
            <text:p>6.280029</text:p>
          </table:table-cell>
          <table:table-cell table:formula="of:=SQRT(POWER(ABS([.A242]-xpos);2)+POWER(ABS([.B242]-ypos);2))" office:value-type="float" office:value="0.645637065482613" calcext:value-type="float">
            <text:p>0.6456370655</text:p>
          </table:table-cell>
          <table:table-cell/>
          <table:table-cell table:formula="of:=[.J242]/[.D242]" office:value-type="float" office:value="0.00389074874151203" calcext:value-type="float">
            <text:p>0.0038907487</text:p>
          </table:table-cell>
          <table:table-cell table:number-columns-repeated="3"/>
          <table:table-cell table:formula="of:=[.C242]*flaeche" office:value-type="float" office:value="0.0025120116" calcext:value-type="float">
            <text:p>0.002512011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38748" calcext:value-type="float">
            <text:p>6.38748</text:p>
          </table:table-cell>
          <table:table-cell table:formula="of:=SQRT(POWER(ABS([.A243]-xpos);2)+POWER(ABS([.B243]-ypos);2))" office:value-type="float" office:value="0.665709679284446" calcext:value-type="float">
            <text:p>0.6657096793</text:p>
          </table:table-cell>
          <table:table-cell/>
          <table:table-cell table:formula="of:=[.J243]/[.D243]" office:value-type="float" office:value="0.00383799737258784" calcext:value-type="float">
            <text:p>0.0038379974</text:p>
          </table:table-cell>
          <table:table-cell table:number-columns-repeated="3"/>
          <table:table-cell table:formula="of:=[.C243]*flaeche" office:value-type="float" office:value="0.002554992" calcext:value-type="float">
            <text:p>0.002554992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448819" calcext:value-type="float">
            <text:p>6.448819</text:p>
          </table:table-cell>
          <table:table-cell table:formula="of:=SQRT(POWER(ABS([.A244]-xpos);2)+POWER(ABS([.B244]-ypos);2))" office:value-type="float" office:value="0.685802090102531" calcext:value-type="float">
            <text:p>0.6858020901</text:p>
          </table:table-cell>
          <table:table-cell/>
          <table:table-cell table:formula="of:=[.J244]/[.D244]" office:value-type="float" office:value="0.00376132945237065" calcext:value-type="float">
            <text:p>0.0037613295</text:p>
          </table:table-cell>
          <table:table-cell table:number-columns-repeated="3"/>
          <table:table-cell table:formula="of:=[.C244]*flaeche" office:value-type="float" office:value="0.0025795276" calcext:value-type="float">
            <text:p>0.002579527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450557" calcext:value-type="float">
            <text:p>6.450557</text:p>
          </table:table-cell>
          <table:table-cell table:formula="of:=SQRT(POWER(ABS([.A245]-xpos);2)+POWER(ABS([.B245]-ypos);2))" office:value-type="float" office:value="0.705912607489766" calcext:value-type="float">
            <text:p>0.7059126075</text:p>
          </table:table-cell>
          <table:table-cell/>
          <table:table-cell table:formula="of:=[.J245]/[.D245]" office:value-type="float" office:value="0.00365515897098836" calcext:value-type="float">
            <text:p>0.003655159</text:p>
          </table:table-cell>
          <table:table-cell table:number-columns-repeated="3"/>
          <table:table-cell table:formula="of:=[.C245]*flaeche" office:value-type="float" office:value="0.0025802228" calcext:value-type="float">
            <text:p>0.0025802228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390234" calcext:value-type="float">
            <text:p>6.390234</text:p>
          </table:table-cell>
          <table:table-cell table:formula="of:=SQRT(POWER(ABS([.A246]-xpos);2)+POWER(ABS([.B246]-ypos);2))" office:value-type="float" office:value="0.726040713471359" calcext:value-type="float">
            <text:p>0.7260407135</text:p>
          </table:table-cell>
          <table:table-cell/>
          <table:table-cell table:formula="of:=[.J246]/[.D246]" office:value-type="float" office:value="0.00352059265076026" calcext:value-type="float">
            <text:p>0.0035205927</text:p>
          </table:table-cell>
          <table:table-cell table:number-columns-repeated="3"/>
          <table:table-cell table:formula="of:=[.C246]*flaeche" office:value-type="float" office:value="0.0025560936" calcext:value-type="float">
            <text:p>0.002556093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275134" calcext:value-type="float">
            <text:p>6.275134</text:p>
          </table:table-cell>
          <table:table-cell table:formula="of:=SQRT(POWER(ABS([.A247]-xpos);2)+POWER(ABS([.B247]-ypos);2))" office:value-type="float" office:value="0.746183092085314" calcext:value-type="float">
            <text:p>0.7461830921</text:p>
          </table:table-cell>
          <table:table-cell/>
          <table:table-cell table:formula="of:=[.J247]/[.D247]" office:value-type="float" office:value="0.00336385751248437" calcext:value-type="float">
            <text:p>0.0033638575</text:p>
          </table:table-cell>
          <table:table-cell table:number-columns-repeated="3"/>
          <table:table-cell table:formula="of:=[.C247]*flaeche" office:value-type="float" office:value="0.0025100536" calcext:value-type="float">
            <text:p>0.002510053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119499" calcext:value-type="float">
            <text:p>6.119499</text:p>
          </table:table-cell>
          <table:table-cell table:formula="of:=SQRT(POWER(ABS([.A248]-xpos);2)+POWER(ABS([.B248]-ypos);2))" office:value-type="float" office:value="0.766339526018331" calcext:value-type="float">
            <text:p>0.766339526</text:p>
          </table:table-cell>
          <table:table-cell/>
          <table:table-cell table:formula="of:=[.J248]/[.D248]" office:value-type="float" office:value="0.00319414504523606" calcext:value-type="float">
            <text:p>0.003194145</text:p>
          </table:table-cell>
          <table:table-cell table:number-columns-repeated="3"/>
          <table:table-cell table:formula="of:=[.C248]*flaeche" office:value-type="float" office:value="0.0024477996" calcext:value-type="float">
            <text:p>0.002447799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5.941132" calcext:value-type="float">
            <text:p>5.941132</text:p>
          </table:table-cell>
          <table:table-cell table:formula="of:=SQRT(POWER(ABS([.A249]-xpos);2)+POWER(ABS([.B249]-ypos);2))" office:value-type="float" office:value="0.786508934653638" calcext:value-type="float">
            <text:p>0.7865089347</text:p>
          </table:table-cell>
          <table:table-cell/>
          <table:table-cell table:formula="of:=[.J249]/[.D249]" office:value-type="float" office:value="0.00302152041164865" calcext:value-type="float">
            <text:p>0.0030215204</text:p>
          </table:table-cell>
          <table:table-cell table:number-columns-repeated="3"/>
          <table:table-cell table:formula="of:=[.C249]*flaeche" office:value-type="float" office:value="0.0023764528" calcext:value-type="float">
            <text:p>0.0023764528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5.758265" calcext:value-type="float">
            <text:p>5.758265</text:p>
          </table:table-cell>
          <table:table-cell table:formula="of:=SQRT(POWER(ABS([.A250]-xpos);2)+POWER(ABS([.B250]-ypos);2))" office:value-type="float" office:value="0.806690344785408" calcext:value-type="float">
            <text:p>0.8066903448</text:p>
          </table:table-cell>
          <table:table-cell/>
          <table:table-cell table:formula="of:=[.J250]/[.D250]" office:value-type="float" office:value="0.00285525420613868" calcext:value-type="float">
            <text:p>0.0028552542</text:p>
          </table:table-cell>
          <table:table-cell table:number-columns-repeated="3"/>
          <table:table-cell table:formula="of:=[.C250]*flaeche" office:value-type="float" office:value="0.002303306" calcext:value-type="float">
            <text:p>0.00230330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58729" calcext:value-type="float">
            <text:p>5.58729</text:p>
          </table:table-cell>
          <table:table-cell table:formula="of:=SQRT(POWER(ABS([.A251]-xpos);2)+POWER(ABS([.B251]-ypos);2))" office:value-type="float" office:value="0.826882877666481" calcext:value-type="float">
            <text:p>0.8268828777</text:p>
          </table:table-cell>
          <table:table-cell/>
          <table:table-cell table:formula="of:=[.J251]/[.D251]" office:value-type="float" office:value="0.00270282050863973" calcext:value-type="float">
            <text:p>0.0027028205</text:p>
          </table:table-cell>
          <table:table-cell table:number-columns-repeated="3"/>
          <table:table-cell table:formula="of:=[.C251]*flaeche" office:value-type="float" office:value="0.002234916" calcext:value-type="float">
            <text:p>0.00223491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441529" calcext:value-type="float">
            <text:p>5.441529</text:p>
          </table:table-cell>
          <table:table-cell table:formula="of:=SQRT(POWER(ABS([.A252]-xpos);2)+POWER(ABS([.B252]-ypos);2))" office:value-type="float" office:value="0.847086728065669" calcext:value-type="float">
            <text:p>0.8470867281</text:p>
          </table:table-cell>
          <table:table-cell/>
          <table:table-cell table:formula="of:=[.J252]/[.D252]" office:value-type="float" office:value="0.00256952626913458" calcext:value-type="float">
            <text:p>0.0025695263</text:p>
          </table:table-cell>
          <table:table-cell table:number-columns-repeated="3"/>
          <table:table-cell table:formula="of:=[.C252]*flaeche" office:value-type="float" office:value="0.0021766116" calcext:value-type="float">
            <text:p>0.0021766116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330876" calcext:value-type="float">
            <text:p>5.330876</text:p>
          </table:table-cell>
          <table:table-cell table:formula="of:=SQRT(POWER(ABS([.A253]-xpos);2)+POWER(ABS([.B253]-ypos);2))" office:value-type="float" office:value="0.867299194364321" calcext:value-type="float">
            <text:p>0.8672991944</text:p>
          </table:table-cell>
          <table:table-cell/>
          <table:table-cell table:formula="of:=[.J253]/[.D253]" office:value-type="float" office:value="0.00245860991668842" calcext:value-type="float">
            <text:p>0.0024586099</text:p>
          </table:table-cell>
          <table:table-cell table:number-columns-repeated="3"/>
          <table:table-cell table:formula="of:=[.C253]*flaeche" office:value-type="float" office:value="0.0021323504" calcext:value-type="float">
            <text:p>0.0021323504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261977" calcext:value-type="float">
            <text:p>5.261977</text:p>
          </table:table-cell>
          <table:table-cell table:formula="of:=SQRT(POWER(ABS([.A254]-xpos);2)+POWER(ABS([.B254]-ypos);2))" office:value-type="float" office:value="0.887520609987734" calcext:value-type="float">
            <text:p>0.88752061</text:p>
          </table:table-cell>
          <table:table-cell/>
          <table:table-cell table:formula="of:=[.J254]/[.D254]" office:value-type="float" office:value="0.00237154019446274" calcext:value-type="float">
            <text:p>0.0023715402</text:p>
          </table:table-cell>
          <table:table-cell table:number-columns-repeated="3"/>
          <table:table-cell table:formula="of:=[.C254]*flaeche" office:value-type="float" office:value="0.0021047908" calcext:value-type="float">
            <text:p>0.0021047908</text:p>
          </table:table-cell>
          <table:table-cell table:number-columns-repeated="6"/>
        </table:table-row>
        <table:table-row table:style-name="ro1">
          <table:table-cell office:value-type="float" office:value="0.081633" calcext:value-type="float">
            <text:p>0.081633</text:p>
          </table:table-cell>
          <table:table-cell office:value-type="float" office:value="1" calcext:value-type="float">
            <text:p>1</text:p>
          </table:table-cell>
          <table:table-cell office:value-type="float" office:value="5.238605" calcext:value-type="float">
            <text:p>5.238605</text:p>
          </table:table-cell>
          <table:table-cell table:formula="of:=SQRT(POWER(ABS([.A255]-xpos);2)+POWER(ABS([.B255]-ypos);2))" office:value-type="float" office:value="0.90775037685974" calcext:value-type="float">
            <text:p>0.9077503769</text:p>
          </table:table-cell>
          <table:table-cell/>
          <table:table-cell table:formula="of:=[.J255]/[.D255]" office:value-type="float" office:value="0.00230839011849155" calcext:value-type="float">
            <text:p>0.0023083901</text:p>
          </table:table-cell>
          <table:table-cell table:number-columns-repeated="3"/>
          <table:table-cell table:formula="of:=[.C255]*flaeche" office:value-type="float" office:value="0.002095442" calcext:value-type="float">
            <text:p>0.00209544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256]-xpos);2)+POWER(ABS([.B256]-ypos);2))" office:value-type="float" office:value="0.223606797749979" calcext:value-type="float">
            <text:p>0.2236067977</text:p>
          </table:table-cell>
          <table:table-cell/>
          <table:table-cell table:formula="of:=[.J256]/[.D256]" office:value-type="float" office:value="0" calcext:value-type="float">
            <text:p>0</text:p>
          </table:table-cell>
          <table:table-cell table:number-columns-repeated="3"/>
          <table:table-cell table:formula="of:=[.C256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" calcext:value-type="float">
            <text:p>0</text:p>
          </table:table-cell>
          <table:table-cell office:value-type="float" office:value="5.376687" calcext:value-type="float">
            <text:p>5.376687</text:p>
          </table:table-cell>
          <table:table-cell table:formula="of:=SQRT(POWER(ABS([.A257]-xpos);2)+POWER(ABS([.B257]-ypos);2))" office:value-type="float" office:value="0.139985590976357" calcext:value-type="float">
            <text:p>0.139985591</text:p>
          </table:table-cell>
          <table:table-cell/>
          <table:table-cell table:formula="of:=[.J257]/[.D257]" office:value-type="float" office:value="0.0153635440976438" calcext:value-type="float">
            <text:p>0.0153635441</text:p>
          </table:table-cell>
          <table:table-cell table:number-columns-repeated="3"/>
          <table:table-cell table:formula="of:=[.C257]*flaeche" office:value-type="float" office:value="0.0021506748" calcext:value-type="float">
            <text:p>0.0021506748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402584" calcext:value-type="float">
            <text:p>5.402584</text:p>
          </table:table-cell>
          <table:table-cell table:formula="of:=SQRT(POWER(ABS([.A258]-xpos);2)+POWER(ABS([.B258]-ypos);2))" office:value-type="float" office:value="0.126217479554141" calcext:value-type="float">
            <text:p>0.1262174796</text:p>
          </table:table-cell>
          <table:table-cell/>
          <table:table-cell table:formula="of:=[.J258]/[.D258]" office:value-type="float" office:value="0.0171215081115055" calcext:value-type="float">
            <text:p>0.0171215081</text:p>
          </table:table-cell>
          <table:table-cell table:number-columns-repeated="3"/>
          <table:table-cell table:formula="of:=[.C258]*flaeche" office:value-type="float" office:value="0.0021610336" calcext:value-type="float">
            <text:p>0.0021610336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478647" calcext:value-type="float">
            <text:p>5.478647</text:p>
          </table:table-cell>
          <table:table-cell table:formula="of:=SQRT(POWER(ABS([.A259]-xpos);2)+POWER(ABS([.B259]-ypos);2))" office:value-type="float" office:value="0.114449602607436" calcext:value-type="float">
            <text:p>0.1144496026</text:p>
          </table:table-cell>
          <table:table-cell/>
          <table:table-cell table:formula="of:=[.J259]/[.D259]" office:value-type="float" office:value="0.019147806109181" calcext:value-type="float">
            <text:p>0.0191478061</text:p>
          </table:table-cell>
          <table:table-cell table:number-columns-repeated="3"/>
          <table:table-cell table:formula="of:=[.C259]*flaeche" office:value-type="float" office:value="0.0021914588" calcext:value-type="float">
            <text:p>0.0021914588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599961" calcext:value-type="float">
            <text:p>5.599961</text:p>
          </table:table-cell>
          <table:table-cell table:formula="of:=SQRT(POWER(ABS([.A260]-xpos);2)+POWER(ABS([.B260]-ypos);2))" office:value-type="float" office:value="0.105354372747409" calcext:value-type="float">
            <text:p>0.1053543727</text:p>
          </table:table-cell>
          <table:table-cell/>
          <table:table-cell table:formula="of:=[.J260]/[.D260]" office:value-type="float" office:value="0.0212614278988727" calcext:value-type="float">
            <text:p>0.0212614279</text:p>
          </table:table-cell>
          <table:table-cell table:number-columns-repeated="3"/>
          <table:table-cell table:formula="of:=[.C260]*flaeche" office:value-type="float" office:value="0.0022399844" calcext:value-type="float">
            <text:p>0.0022399844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758265" calcext:value-type="float">
            <text:p>5.758265</text:p>
          </table:table-cell>
          <table:table-cell table:formula="of:=SQRT(POWER(ABS([.A261]-xpos);2)+POWER(ABS([.B261]-ypos);2))" office:value-type="float" office:value="0.0996660040836393" calcext:value-type="float">
            <text:p>0.0996660041</text:p>
          </table:table-cell>
          <table:table-cell/>
          <table:table-cell table:formula="of:=[.J261]/[.D261]" office:value-type="float" office:value="0.0231102472821834" calcext:value-type="float">
            <text:p>0.0231102473</text:p>
          </table:table-cell>
          <table:table-cell table:number-columns-repeated="3"/>
          <table:table-cell table:formula="of:=[.C261]*flaeche" office:value-type="float" office:value="0.002303306" calcext:value-type="float">
            <text:p>0.00230330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102041" calcext:value-type="float">
            <text:p>0.102041</text:p>
          </table:table-cell>
          <table:table-cell office:value-type="float" office:value="5.941906" calcext:value-type="float">
            <text:p>5.941906</text:p>
          </table:table-cell>
          <table:table-cell table:formula="of:=SQRT(POWER(ABS([.A262]-xpos);2)+POWER(ABS([.B262]-ypos);2))" office:value-type="float" office:value="0.0979802600629331" calcext:value-type="float">
            <text:p>0.0979802601</text:p>
          </table:table-cell>
          <table:table-cell/>
          <table:table-cell table:formula="of:=[.J262]/[.D262]" office:value-type="float" office:value="0.0242575637018456" calcext:value-type="float">
            <text:p>0.0242575637</text:p>
          </table:table-cell>
          <table:table-cell table:number-columns-repeated="3"/>
          <table:table-cell table:formula="of:=[.C262]*flaeche" office:value-type="float" office:value="0.0023767624" calcext:value-type="float">
            <text:p>0.0023767624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135978" calcext:value-type="float">
            <text:p>6.135978</text:p>
          </table:table-cell>
          <table:table-cell table:formula="of:=SQRT(POWER(ABS([.A263]-xpos);2)+POWER(ABS([.B263]-ypos);2))" office:value-type="float" office:value="0.100498374524168" calcext:value-type="float">
            <text:p>0.1004983745</text:p>
          </table:table-cell>
          <table:table-cell/>
          <table:table-cell table:formula="of:=[.J263]/[.D263]" office:value-type="float" office:value="0.0244221979869909" calcext:value-type="float">
            <text:p>0.024422198</text:p>
          </table:table-cell>
          <table:table-cell table:number-columns-repeated="3"/>
          <table:table-cell table:formula="of:=[.C263]*flaeche" office:value-type="float" office:value="0.0024543912" calcext:value-type="float">
            <text:p>0.0024543912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322885" calcext:value-type="float">
            <text:p>6.322885</text:p>
          </table:table-cell>
          <table:table-cell table:formula="of:=SQRT(POWER(ABS([.A264]-xpos);2)+POWER(ABS([.B264]-ypos);2))" office:value-type="float" office:value="0.106923749139281" calcext:value-type="float">
            <text:p>0.1069237491</text:p>
          </table:table-cell>
          <table:table-cell/>
          <table:table-cell table:formula="of:=[.J264]/[.D264]" office:value-type="float" office:value="0.0236538095639114" calcext:value-type="float">
            <text:p>0.0236538096</text:p>
          </table:table-cell>
          <table:table-cell table:number-columns-repeated="3"/>
          <table:table-cell table:formula="of:=[.C264]*flaeche" office:value-type="float" office:value="0.002529154" calcext:value-type="float">
            <text:p>0.002529154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48365" calcext:value-type="float">
            <text:p>6.48365</text:p>
          </table:table-cell>
          <table:table-cell table:formula="of:=SQRT(POWER(ABS([.A265]-xpos);2)+POWER(ABS([.B265]-ypos);2))" office:value-type="float" office:value="0.116612288829265" calcext:value-type="float">
            <text:p>0.1166122888</text:p>
          </table:table-cell>
          <table:table-cell/>
          <table:table-cell table:formula="of:=[.J265]/[.D265]" office:value-type="float" office:value="0.0222400231230959" calcext:value-type="float">
            <text:p>0.0222400231</text:p>
          </table:table-cell>
          <table:table-cell table:number-columns-repeated="3"/>
          <table:table-cell table:formula="of:=[.C265]*flaeche" office:value-type="float" office:value="0.00259346" calcext:value-type="float">
            <text:p>0.00259346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600135" calcext:value-type="float">
            <text:p>6.600135</text:p>
          </table:table-cell>
          <table:table-cell table:formula="of:=SQRT(POWER(ABS([.A266]-xpos);2)+POWER(ABS([.B266]-ypos);2))" office:value-type="float" office:value="0.12882987467975" calcext:value-type="float">
            <text:p>0.1288298747</text:p>
          </table:table-cell>
          <table:table-cell/>
          <table:table-cell table:formula="of:=[.J266]/[.D266]" office:value-type="float" office:value="0.0204925604915999" calcext:value-type="float">
            <text:p>0.0204925605</text:p>
          </table:table-cell>
          <table:table-cell table:number-columns-repeated="3"/>
          <table:table-cell table:formula="of:=[.C266]*flaeche" office:value-type="float" office:value="0.002640054" calcext:value-type="float">
            <text:p>0.002640054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658049" calcext:value-type="float">
            <text:p>6.658049</text:p>
          </table:table-cell>
          <table:table-cell table:formula="of:=SQRT(POWER(ABS([.A267]-xpos);2)+POWER(ABS([.B267]-ypos);2))" office:value-type="float" office:value="0.142930152189802" calcext:value-type="float">
            <text:p>0.1429301522</text:p>
          </table:table-cell>
          <table:table-cell/>
          <table:table-cell table:formula="of:=[.J267]/[.D267]" office:value-type="float" office:value="0.0186330145123152" calcext:value-type="float">
            <text:p>0.0186330145</text:p>
          </table:table-cell>
          <table:table-cell table:number-columns-repeated="3"/>
          <table:table-cell table:formula="of:=[.C267]*flaeche" office:value-type="float" office:value="0.0026632196" calcext:value-type="float">
            <text:p>0.0026632196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650211" calcext:value-type="float">
            <text:p>6.650211</text:p>
          </table:table-cell>
          <table:table-cell table:formula="of:=SQRT(POWER(ABS([.A268]-xpos);2)+POWER(ABS([.B268]-ypos);2))" office:value-type="float" office:value="0.158409992680386" calcext:value-type="float">
            <text:p>0.1584099927</text:p>
          </table:table-cell>
          <table:table-cell/>
          <table:table-cell table:formula="of:=[.J268]/[.D268]" office:value-type="float" office:value="0.0167924027707462" calcext:value-type="float">
            <text:p>0.0167924028</text:p>
          </table:table-cell>
          <table:table-cell table:number-columns-repeated="3"/>
          <table:table-cell table:formula="of:=[.C268]*flaeche" office:value-type="float" office:value="0.0026600844" calcext:value-type="float">
            <text:p>0.0026600844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579205" calcext:value-type="float">
            <text:p>6.579205</text:p>
          </table:table-cell>
          <table:table-cell table:formula="of:=SQRT(POWER(ABS([.A269]-xpos);2)+POWER(ABS([.B269]-ypos);2))" office:value-type="float" office:value="0.174903962462261" calcext:value-type="float">
            <text:p>0.1749039625</text:p>
          </table:table-cell>
          <table:table-cell/>
          <table:table-cell table:formula="of:=[.J269]/[.D269]" office:value-type="float" office:value="0.0150464401317828" calcext:value-type="float">
            <text:p>0.0150464401</text:p>
          </table:table-cell>
          <table:table-cell table:number-columns-repeated="3"/>
          <table:table-cell table:formula="of:=[.C269]*flaeche" office:value-type="float" office:value="0.002631682" calcext:value-type="float">
            <text:p>0.002631682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45855" calcext:value-type="float">
            <text:p>6.45855</text:p>
          </table:table-cell>
          <table:table-cell table:formula="of:=SQRT(POWER(ABS([.A270]-xpos);2)+POWER(ABS([.B270]-ypos);2))" office:value-type="float" office:value="0.192151084610522" calcext:value-type="float">
            <text:p>0.1921510846</text:p>
          </table:table-cell>
          <table:table-cell/>
          <table:table-cell table:formula="of:=[.J270]/[.D270]" office:value-type="float" office:value="0.0134447328529861" calcext:value-type="float">
            <text:p>0.0134447329</text:p>
          </table:table-cell>
          <table:table-cell table:number-columns-repeated="3"/>
          <table:table-cell table:formula="of:=[.C270]*flaeche" office:value-type="float" office:value="0.00258342" calcext:value-type="float">
            <text:p>0.00258342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6.311693" calcext:value-type="float">
            <text:p>6.311693</text:p>
          </table:table-cell>
          <table:table-cell table:formula="of:=SQRT(POWER(ABS([.A271]-xpos);2)+POWER(ABS([.B271]-ypos);2))" office:value-type="float" office:value="0.209965843596048" calcext:value-type="float">
            <text:p>0.2099658436</text:p>
          </table:table-cell>
          <table:table-cell/>
          <table:table-cell table:formula="of:=[.J271]/[.D271]" office:value-type="float" office:value="0.0120242281161559" calcext:value-type="float">
            <text:p>0.0120242281</text:p>
          </table:table-cell>
          <table:table-cell table:number-columns-repeated="3"/>
          <table:table-cell table:formula="of:=[.C271]*flaeche" office:value-type="float" office:value="0.0025246772" calcext:value-type="float">
            <text:p>0.0025246772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6.168638" calcext:value-type="float">
            <text:p>6.168638</text:p>
          </table:table-cell>
          <table:table-cell table:formula="of:=SQRT(POWER(ABS([.A272]-xpos);2)+POWER(ABS([.B272]-ypos);2))" office:value-type="float" office:value="0.228215346909449" calcext:value-type="float">
            <text:p>0.2282153469</text:p>
          </table:table-cell>
          <table:table-cell/>
          <table:table-cell table:formula="of:=[.J272]/[.D272]" office:value-type="float" office:value="0.0108119599904867" calcext:value-type="float">
            <text:p>0.01081196</text:p>
          </table:table-cell>
          <table:table-cell table:number-columns-repeated="3"/>
          <table:table-cell table:formula="of:=[.C272]*flaeche" office:value-type="float" office:value="0.0024674552" calcext:value-type="float">
            <text:p>0.0024674552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6.060546" calcext:value-type="float">
            <text:p>6.060546</text:p>
          </table:table-cell>
          <table:table-cell table:formula="of:=SQRT(POWER(ABS([.A273]-xpos);2)+POWER(ABS([.B273]-ypos);2))" office:value-type="float" office:value="0.246804091623295" calcext:value-type="float">
            <text:p>0.2468040916</text:p>
          </table:table-cell>
          <table:table-cell/>
          <table:table-cell table:formula="of:=[.J273]/[.D273]" office:value-type="float" office:value="0.00982244007404933" calcext:value-type="float">
            <text:p>0.0098224401</text:p>
          </table:table-cell>
          <table:table-cell table:number-columns-repeated="3"/>
          <table:table-cell table:formula="of:=[.C273]*flaeche" office:value-type="float" office:value="0.0024242184" calcext:value-type="float">
            <text:p>0.0024242184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6.013298" calcext:value-type="float">
            <text:p>6.013298</text:p>
          </table:table-cell>
          <table:table-cell table:formula="of:=SQRT(POWER(ABS([.A274]-xpos);2)+POWER(ABS([.B274]-ypos);2))" office:value-type="float" office:value="0.265659246784297" calcext:value-type="float">
            <text:p>0.2656592468</text:p>
          </table:table-cell>
          <table:table-cell/>
          <table:table-cell table:formula="of:=[.J274]/[.D274]" office:value-type="float" office:value="0.00905415199777709" calcext:value-type="float">
            <text:p>0.009054152</text:p>
          </table:table-cell>
          <table:table-cell table:number-columns-repeated="3"/>
          <table:table-cell table:formula="of:=[.C274]*flaeche" office:value-type="float" office:value="0.0024053192" calcext:value-type="float">
            <text:p>0.0024053192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6.041521" calcext:value-type="float">
            <text:p>6.041521</text:p>
          </table:table-cell>
          <table:table-cell table:formula="of:=SQRT(POWER(ABS([.A275]-xpos);2)+POWER(ABS([.B275]-ypos);2))" office:value-type="float" office:value="0.284728614807153" calcext:value-type="float">
            <text:p>0.2847286148</text:p>
          </table:table-cell>
          <table:table-cell/>
          <table:table-cell table:formula="of:=[.J275]/[.D275]" office:value-type="float" office:value="0.00848740967477671" calcext:value-type="float">
            <text:p>0.0084874097</text:p>
          </table:table-cell>
          <table:table-cell table:number-columns-repeated="3"/>
          <table:table-cell table:formula="of:=[.C275]*flaeche" office:value-type="float" office:value="0.0024166084" calcext:value-type="float">
            <text:p>0.0024166084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144722" calcext:value-type="float">
            <text:p>6.144722</text:p>
          </table:table-cell>
          <table:table-cell table:formula="of:=SQRT(POWER(ABS([.A276]-xpos);2)+POWER(ABS([.B276]-ypos);2))" office:value-type="float" office:value="0.303971883084604" calcext:value-type="float">
            <text:p>0.3039718831</text:p>
          </table:table-cell>
          <table:table-cell/>
          <table:table-cell table:formula="of:=[.J276]/[.D276]" office:value-type="float" office:value="0.00808590839079647" calcext:value-type="float">
            <text:p>0.0080859084</text:p>
          </table:table-cell>
          <table:table-cell table:number-columns-repeated="3"/>
          <table:table-cell table:formula="of:=[.C276]*flaeche" office:value-type="float" office:value="0.0024578888" calcext:value-type="float">
            <text:p>0.0024578888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306791" calcext:value-type="float">
            <text:p>6.306791</text:p>
          </table:table-cell>
          <table:table-cell table:formula="of:=SQRT(POWER(ABS([.A277]-xpos);2)+POWER(ABS([.B277]-ypos);2))" office:value-type="float" office:value="0.323358006318075" calcext:value-type="float">
            <text:p>0.3233580063</text:p>
          </table:table-cell>
          <table:table-cell/>
          <table:table-cell table:formula="of:=[.J277]/[.D277]" office:value-type="float" office:value="0.00780162034249587" calcext:value-type="float">
            <text:p>0.0078016203</text:p>
          </table:table-cell>
          <table:table-cell table:number-columns-repeated="3"/>
          <table:table-cell table:formula="of:=[.C277]*flaeche" office:value-type="float" office:value="0.0025227164" calcext:value-type="float">
            <text:p>0.0025227164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499132" calcext:value-type="float">
            <text:p>6.499132</text:p>
          </table:table-cell>
          <table:table-cell table:formula="of:=SQRT(POWER(ABS([.A278]-xpos);2)+POWER(ABS([.B278]-ypos);2))" office:value-type="float" office:value="0.342862753477248" calcext:value-type="float">
            <text:p>0.3428627535</text:p>
          </table:table-cell>
          <table:table-cell/>
          <table:table-cell table:formula="of:=[.J278]/[.D278]" office:value-type="float" office:value="0.00758219658926152" calcext:value-type="float">
            <text:p>0.0075821966</text:p>
          </table:table-cell>
          <table:table-cell table:number-columns-repeated="3"/>
          <table:table-cell table:formula="of:=[.C278]*flaeche" office:value-type="float" office:value="0.0025996528" calcext:value-type="float">
            <text:p>0.0025996528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686609" calcext:value-type="float">
            <text:p>6.686609</text:p>
          </table:table-cell>
          <table:table-cell table:formula="of:=SQRT(POWER(ABS([.A279]-xpos);2)+POWER(ABS([.B279]-ypos);2))" office:value-type="float" office:value="0.362467938004177" calcext:value-type="float">
            <text:p>0.362467938</text:p>
          </table:table-cell>
          <table:table-cell/>
          <table:table-cell table:formula="of:=[.J279]/[.D279]" office:value-type="float" office:value="0.00737897982019358" calcext:value-type="float">
            <text:p>0.0073789798</text:p>
          </table:table-cell>
          <table:table-cell table:number-columns-repeated="3"/>
          <table:table-cell table:formula="of:=[.C279]*flaeche" office:value-type="float" office:value="0.0026746436" calcext:value-type="float">
            <text:p>0.0026746436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6.8347" calcext:value-type="float">
            <text:p>6.8347</text:p>
          </table:table-cell>
          <table:table-cell table:formula="of:=SQRT(POWER(ABS([.A280]-xpos);2)+POWER(ABS([.B280]-ypos);2))" office:value-type="float" office:value="0.382156329562916" calcext:value-type="float">
            <text:p>0.3821563296</text:p>
          </table:table-cell>
          <table:table-cell/>
          <table:table-cell table:formula="of:=[.J280]/[.D280]" office:value-type="float" office:value="0.00715382629702045" calcext:value-type="float">
            <text:p>0.0071538263</text:p>
          </table:table-cell>
          <table:table-cell table:number-columns-repeated="3"/>
          <table:table-cell table:formula="of:=[.C280]*flaeche" office:value-type="float" office:value="0.00273388" calcext:value-type="float">
            <text:p>0.00273388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6.916199" calcext:value-type="float">
            <text:p>6.916199</text:p>
          </table:table-cell>
          <table:table-cell table:formula="of:=SQRT(POWER(ABS([.A281]-xpos);2)+POWER(ABS([.B281]-ypos);2))" office:value-type="float" office:value="0.401916517820554" calcext:value-type="float">
            <text:p>0.4019165178</text:p>
          </table:table-cell>
          <table:table-cell/>
          <table:table-cell table:formula="of:=[.J281]/[.D281]" office:value-type="float" office:value="0.00688321946806666" calcext:value-type="float">
            <text:p>0.0068832195</text:p>
          </table:table-cell>
          <table:table-cell table:number-columns-repeated="3"/>
          <table:table-cell table:formula="of:=[.C281]*flaeche" office:value-type="float" office:value="0.0027664796" calcext:value-type="float">
            <text:p>0.0027664796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6.916199" calcext:value-type="float">
            <text:p>6.916199</text:p>
          </table:table-cell>
          <table:table-cell table:formula="of:=SQRT(POWER(ABS([.A282]-xpos);2)+POWER(ABS([.B282]-ypos);2))" office:value-type="float" office:value="0.421738410981262" calcext:value-type="float">
            <text:p>0.421738411</text:p>
          </table:table-cell>
          <table:table-cell/>
          <table:table-cell table:formula="of:=[.J282]/[.D282]" office:value-type="float" office:value="0.00655970508724403" calcext:value-type="float">
            <text:p>0.0065597051</text:p>
          </table:table-cell>
          <table:table-cell table:number-columns-repeated="3"/>
          <table:table-cell table:formula="of:=[.C282]*flaeche" office:value-type="float" office:value="0.0027664796" calcext:value-type="float">
            <text:p>0.0027664796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6.8347" calcext:value-type="float">
            <text:p>6.8347</text:p>
          </table:table-cell>
          <table:table-cell table:formula="of:=SQRT(POWER(ABS([.A283]-xpos);2)+POWER(ABS([.B283]-ypos);2))" office:value-type="float" office:value="0.441613700223397" calcext:value-type="float">
            <text:p>0.4416137002</text:p>
          </table:table-cell>
          <table:table-cell/>
          <table:table-cell table:formula="of:=[.J283]/[.D283]" office:value-type="float" office:value="0.00619065938990803" calcext:value-type="float">
            <text:p>0.0061906594</text:p>
          </table:table-cell>
          <table:table-cell table:number-columns-repeated="3"/>
          <table:table-cell table:formula="of:=[.C283]*flaeche" office:value-type="float" office:value="0.00273388" calcext:value-type="float">
            <text:p>0.00273388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686609" calcext:value-type="float">
            <text:p>6.686609</text:p>
          </table:table-cell>
          <table:table-cell table:formula="of:=SQRT(POWER(ABS([.A284]-xpos);2)+POWER(ABS([.B284]-ypos);2))" office:value-type="float" office:value="0.461535487347398" calcext:value-type="float">
            <text:p>0.4615354873</text:p>
          </table:table-cell>
          <table:table-cell/>
          <table:table-cell table:formula="of:=[.J284]/[.D284]" office:value-type="float" office:value="0.00579509847741523" calcext:value-type="float">
            <text:p>0.0057950985</text:p>
          </table:table-cell>
          <table:table-cell table:number-columns-repeated="3"/>
          <table:table-cell table:formula="of:=[.C284]*flaeche" office:value-type="float" office:value="0.0026746436" calcext:value-type="float">
            <text:p>0.0026746436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499132" calcext:value-type="float">
            <text:p>6.499132</text:p>
          </table:table-cell>
          <table:table-cell table:formula="of:=SQRT(POWER(ABS([.A285]-xpos);2)+POWER(ABS([.B285]-ypos);2))" office:value-type="float" office:value="0.481498979980228" calcext:value-type="float">
            <text:p>0.48149898</text:p>
          </table:table-cell>
          <table:table-cell/>
          <table:table-cell table:formula="of:=[.J285]/[.D285]" office:value-type="float" office:value="0.0053990826732525" calcext:value-type="float">
            <text:p>0.0053990827</text:p>
          </table:table-cell>
          <table:table-cell table:number-columns-repeated="3"/>
          <table:table-cell table:formula="of:=[.C285]*flaeche" office:value-type="float" office:value="0.0025996528" calcext:value-type="float">
            <text:p>0.0025996528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306791" calcext:value-type="float">
            <text:p>6.306791</text:p>
          </table:table-cell>
          <table:table-cell table:formula="of:=SQRT(POWER(ABS([.A286]-xpos);2)+POWER(ABS([.B286]-ypos);2))" office:value-type="float" office:value="0.501497358168515" calcext:value-type="float">
            <text:p>0.5014973582</text:p>
          </table:table-cell>
          <table:table-cell/>
          <table:table-cell table:formula="of:=[.J286]/[.D286]" office:value-type="float" office:value="0.00503036827394873" calcext:value-type="float">
            <text:p>0.0050303683</text:p>
          </table:table-cell>
          <table:table-cell table:number-columns-repeated="3"/>
          <table:table-cell table:formula="of:=[.C286]*flaeche" office:value-type="float" office:value="0.0025227164" calcext:value-type="float">
            <text:p>0.0025227164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144722" calcext:value-type="float">
            <text:p>6.144722</text:p>
          </table:table-cell>
          <table:table-cell table:formula="of:=SQRT(POWER(ABS([.A287]-xpos);2)+POWER(ABS([.B287]-ypos);2))" office:value-type="float" office:value="0.521527473586963" calcext:value-type="float">
            <text:p>0.5215274736</text:p>
          </table:table-cell>
          <table:table-cell/>
          <table:table-cell table:formula="of:=[.J287]/[.D287]" office:value-type="float" office:value="0.00471286542796131" calcext:value-type="float">
            <text:p>0.0047128654</text:p>
          </table:table-cell>
          <table:table-cell table:number-columns-repeated="3"/>
          <table:table-cell table:formula="of:=[.C287]*flaeche" office:value-type="float" office:value="0.0024578888" calcext:value-type="float">
            <text:p>0.0024578888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6.041521" calcext:value-type="float">
            <text:p>6.041521</text:p>
          </table:table-cell>
          <table:table-cell table:formula="of:=SQRT(POWER(ABS([.A288]-xpos);2)+POWER(ABS([.B288]-ypos);2))" office:value-type="float" office:value="0.541585804919221" calcext:value-type="float">
            <text:p>0.5415858049</text:p>
          </table:table-cell>
          <table:table-cell/>
          <table:table-cell table:formula="of:=[.J288]/[.D288]" office:value-type="float" office:value="0.0044620970085441" calcext:value-type="float">
            <text:p>0.004462097</text:p>
          </table:table-cell>
          <table:table-cell table:number-columns-repeated="3"/>
          <table:table-cell table:formula="of:=[.C288]*flaeche" office:value-type="float" office:value="0.0024166084" calcext:value-type="float">
            <text:p>0.0024166084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6.013298" calcext:value-type="float">
            <text:p>6.013298</text:p>
          </table:table-cell>
          <table:table-cell table:formula="of:=SQRT(POWER(ABS([.A289]-xpos);2)+POWER(ABS([.B289]-ypos);2))" office:value-type="float" office:value="0.561669329233847" calcext:value-type="float">
            <text:p>0.5616693292</text:p>
          </table:table-cell>
          <table:table-cell/>
          <table:table-cell table:formula="of:=[.J289]/[.D289]" office:value-type="float" office:value="0.00428244711756116" calcext:value-type="float">
            <text:p>0.0042824471</text:p>
          </table:table-cell>
          <table:table-cell table:number-columns-repeated="3"/>
          <table:table-cell table:formula="of:=[.C289]*flaeche" office:value-type="float" office:value="0.0024053192" calcext:value-type="float">
            <text:p>0.0024053192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6.060546" calcext:value-type="float">
            <text:p>6.060546</text:p>
          </table:table-cell>
          <table:table-cell table:formula="of:=SQRT(POWER(ABS([.A290]-xpos);2)+POWER(ABS([.B290]-ypos);2))" office:value-type="float" office:value="0.581775437468788" calcext:value-type="float">
            <text:p>0.5817754375</text:p>
          </table:table-cell>
          <table:table-cell/>
          <table:table-cell table:formula="of:=[.J290]/[.D290]" office:value-type="float" office:value="0.0041669315063341" calcext:value-type="float">
            <text:p>0.0041669315</text:p>
          </table:table-cell>
          <table:table-cell table:number-columns-repeated="3"/>
          <table:table-cell table:formula="of:=[.C290]*flaeche" office:value-type="float" office:value="0.0024242184" calcext:value-type="float">
            <text:p>0.0024242184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6.168638" calcext:value-type="float">
            <text:p>6.168638</text:p>
          </table:table-cell>
          <table:table-cell table:formula="of:=SQRT(POWER(ABS([.A291]-xpos);2)+POWER(ABS([.B291]-ypos);2))" office:value-type="float" office:value="0.601902853095913" calcext:value-type="float">
            <text:p>0.6019028531</text:p>
          </table:table-cell>
          <table:table-cell/>
          <table:table-cell table:formula="of:=[.J291]/[.D291]" office:value-type="float" office:value="0.00409942432953846" calcext:value-type="float">
            <text:p>0.0040994243</text:p>
          </table:table-cell>
          <table:table-cell table:number-columns-repeated="3"/>
          <table:table-cell table:formula="of:=[.C291]*flaeche" office:value-type="float" office:value="0.0024674552" calcext:value-type="float">
            <text:p>0.0024674552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6.311693" calcext:value-type="float">
            <text:p>6.311693</text:p>
          </table:table-cell>
          <table:table-cell table:formula="of:=SQRT(POWER(ABS([.A292]-xpos);2)+POWER(ABS([.B292]-ypos);2))" office:value-type="float" office:value="0.622047631196358" calcext:value-type="float">
            <text:p>0.6220476312</text:p>
          </table:table-cell>
          <table:table-cell/>
          <table:table-cell table:formula="of:=[.J292]/[.D292]" office:value-type="float" office:value="0.00405865575783063" calcext:value-type="float">
            <text:p>0.0040586558</text:p>
          </table:table-cell>
          <table:table-cell table:number-columns-repeated="3"/>
          <table:table-cell table:formula="of:=[.C292]*flaeche" office:value-type="float" office:value="0.0025246772" calcext:value-type="float">
            <text:p>0.0025246772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45855" calcext:value-type="float">
            <text:p>6.45855</text:p>
          </table:table-cell>
          <table:table-cell table:formula="of:=SQRT(POWER(ABS([.A293]-xpos);2)+POWER(ABS([.B293]-ypos);2))" office:value-type="float" office:value="0.642209030859112" calcext:value-type="float">
            <text:p>0.6422090309</text:p>
          </table:table-cell>
          <table:table-cell/>
          <table:table-cell table:formula="of:=[.J293]/[.D293]" office:value-type="float" office:value="0.00402270892476246" calcext:value-type="float">
            <text:p>0.0040227089</text:p>
          </table:table-cell>
          <table:table-cell table:number-columns-repeated="3"/>
          <table:table-cell table:formula="of:=[.C293]*flaeche" office:value-type="float" office:value="0.00258342" calcext:value-type="float">
            <text:p>0.00258342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579205" calcext:value-type="float">
            <text:p>6.579205</text:p>
          </table:table-cell>
          <table:table-cell table:formula="of:=SQRT(POWER(ABS([.A294]-xpos);2)+POWER(ABS([.B294]-ypos);2))" office:value-type="float" office:value="0.662385534326498" calcext:value-type="float">
            <text:p>0.6623855343</text:p>
          </table:table-cell>
          <table:table-cell/>
          <table:table-cell table:formula="of:=[.J294]/[.D294]" office:value-type="float" office:value="0.00397303664349471" calcext:value-type="float">
            <text:p>0.0039730366</text:p>
          </table:table-cell>
          <table:table-cell table:number-columns-repeated="3"/>
          <table:table-cell table:formula="of:=[.C294]*flaeche" office:value-type="float" office:value="0.002631682" calcext:value-type="float">
            <text:p>0.002631682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650211" calcext:value-type="float">
            <text:p>6.650211</text:p>
          </table:table-cell>
          <table:table-cell table:formula="of:=SQRT(POWER(ABS([.A295]-xpos);2)+POWER(ABS([.B295]-ypos);2))" office:value-type="float" office:value="0.68257580222346" calcext:value-type="float">
            <text:p>0.6825758022</text:p>
          </table:table-cell>
          <table:table-cell/>
          <table:table-cell table:formula="of:=[.J295]/[.D295]" office:value-type="float" office:value="0.00389712672399885" calcext:value-type="float">
            <text:p>0.0038971267</text:p>
          </table:table-cell>
          <table:table-cell table:number-columns-repeated="3"/>
          <table:table-cell table:formula="of:=[.C295]*flaeche" office:value-type="float" office:value="0.0026600844" calcext:value-type="float">
            <text:p>0.0026600844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658049" calcext:value-type="float">
            <text:p>6.658049</text:p>
          </table:table-cell>
          <table:table-cell table:formula="of:=SQRT(POWER(ABS([.A296]-xpos);2)+POWER(ABS([.B296]-ypos);2))" office:value-type="float" office:value="0.702778648227876" calcext:value-type="float">
            <text:p>0.7027786482</text:p>
          </table:table-cell>
          <table:table-cell/>
          <table:table-cell table:formula="of:=[.J296]/[.D296]" office:value-type="float" office:value="0.00378955679247736" calcext:value-type="float">
            <text:p>0.0037895568</text:p>
          </table:table-cell>
          <table:table-cell table:number-columns-repeated="3"/>
          <table:table-cell table:formula="of:=[.C296]*flaeche" office:value-type="float" office:value="0.0026632196" calcext:value-type="float">
            <text:p>0.0026632196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600135" calcext:value-type="float">
            <text:p>6.600135</text:p>
          </table:table-cell>
          <table:table-cell table:formula="of:=SQRT(POWER(ABS([.A297]-xpos);2)+POWER(ABS([.B297]-ypos);2))" office:value-type="float" office:value="0.722994008695784" calcext:value-type="float">
            <text:p>0.7229940087</text:p>
          </table:table-cell>
          <table:table-cell/>
          <table:table-cell table:formula="of:=[.J297]/[.D297]" office:value-type="float" office:value="0.00365155723041525" calcext:value-type="float">
            <text:p>0.0036515572</text:p>
          </table:table-cell>
          <table:table-cell table:number-columns-repeated="3"/>
          <table:table-cell table:formula="of:=[.C297]*flaeche" office:value-type="float" office:value="0.002640054" calcext:value-type="float">
            <text:p>0.002640054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48365" calcext:value-type="float">
            <text:p>6.48365</text:p>
          </table:table-cell>
          <table:table-cell table:formula="of:=SQRT(POWER(ABS([.A298]-xpos);2)+POWER(ABS([.B298]-ypos);2))" office:value-type="float" office:value="0.743218962289042" calcext:value-type="float">
            <text:p>0.7432189623</text:p>
          </table:table-cell>
          <table:table-cell/>
          <table:table-cell table:formula="of:=[.J298]/[.D298]" office:value-type="float" office:value="0.00348949654353866" calcext:value-type="float">
            <text:p>0.0034894965</text:p>
          </table:table-cell>
          <table:table-cell table:number-columns-repeated="3"/>
          <table:table-cell table:formula="of:=[.C298]*flaeche" office:value-type="float" office:value="0.00259346" calcext:value-type="float">
            <text:p>0.00259346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322885" calcext:value-type="float">
            <text:p>6.322885</text:p>
          </table:table-cell>
          <table:table-cell table:formula="of:=SQRT(POWER(ABS([.A299]-xpos);2)+POWER(ABS([.B299]-ypos);2))" office:value-type="float" office:value="0.763453658141737" calcext:value-type="float">
            <text:p>0.7634536581</text:p>
          </table:table-cell>
          <table:table-cell/>
          <table:table-cell table:formula="of:=[.J299]/[.D299]" office:value-type="float" office:value="0.00331277998740096" calcext:value-type="float">
            <text:p>0.00331278</text:p>
          </table:table-cell>
          <table:table-cell table:number-columns-repeated="3"/>
          <table:table-cell table:formula="of:=[.C299]*flaeche" office:value-type="float" office:value="0.002529154" calcext:value-type="float">
            <text:p>0.002529154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135978" calcext:value-type="float">
            <text:p>6.135978</text:p>
          </table:table-cell>
          <table:table-cell table:formula="of:=SQRT(POWER(ABS([.A300]-xpos);2)+POWER(ABS([.B300]-ypos);2))" office:value-type="float" office:value="0.783697341632597" calcext:value-type="float">
            <text:p>0.7836973416</text:p>
          </table:table-cell>
          <table:table-cell/>
          <table:table-cell table:formula="of:=[.J300]/[.D300]" office:value-type="float" office:value="0.00313181003636814" calcext:value-type="float">
            <text:p>0.00313181</text:p>
          </table:table-cell>
          <table:table-cell table:number-columns-repeated="3"/>
          <table:table-cell table:formula="of:=[.C300]*flaeche" office:value-type="float" office:value="0.0024543912" calcext:value-type="float">
            <text:p>0.0024543912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5.941906" calcext:value-type="float">
            <text:p>5.941906</text:p>
          </table:table-cell>
          <table:table-cell table:formula="of:=SQRT(POWER(ABS([.A301]-xpos);2)+POWER(ABS([.B301]-ypos);2))" office:value-type="float" office:value="0.803949333827698" calcext:value-type="float">
            <text:p>0.8039493338</text:p>
          </table:table-cell>
          <table:table-cell/>
          <table:table-cell table:formula="of:=[.J301]/[.D301]" office:value-type="float" office:value="0.00295635844199777" calcext:value-type="float">
            <text:p>0.0029563584</text:p>
          </table:table-cell>
          <table:table-cell table:number-columns-repeated="3"/>
          <table:table-cell table:formula="of:=[.C301]*flaeche" office:value-type="float" office:value="0.0023767624" calcext:value-type="float">
            <text:p>0.0023767624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758265" calcext:value-type="float">
            <text:p>5.758265</text:p>
          </table:table-cell>
          <table:table-cell table:formula="of:=SQRT(POWER(ABS([.A302]-xpos);2)+POWER(ABS([.B302]-ypos);2))" office:value-type="float" office:value="0.824209022257097" calcext:value-type="float">
            <text:p>0.8242090223</text:p>
          </table:table-cell>
          <table:table-cell/>
          <table:table-cell table:formula="of:=[.J302]/[.D302]" office:value-type="float" office:value="0.00279456538062686" calcext:value-type="float">
            <text:p>0.0027945654</text:p>
          </table:table-cell>
          <table:table-cell table:number-columns-repeated="3"/>
          <table:table-cell table:formula="of:=[.C302]*flaeche" office:value-type="float" office:value="0.002303306" calcext:value-type="float">
            <text:p>0.002303306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599961" calcext:value-type="float">
            <text:p>5.599961</text:p>
          </table:table-cell>
          <table:table-cell table:formula="of:=SQRT(POWER(ABS([.A303]-xpos);2)+POWER(ABS([.B303]-ypos);2))" office:value-type="float" office:value="0.844476846252755" calcext:value-type="float">
            <text:p>0.8444768463</text:p>
          </table:table-cell>
          <table:table-cell/>
          <table:table-cell table:formula="of:=[.J303]/[.D303]" office:value-type="float" office:value="0.00265251132691158" calcext:value-type="float">
            <text:p>0.0026525113</text:p>
          </table:table-cell>
          <table:table-cell table:number-columns-repeated="3"/>
          <table:table-cell table:formula="of:=[.C303]*flaeche" office:value-type="float" office:value="0.0022399844" calcext:value-type="float">
            <text:p>0.0022399844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478647" calcext:value-type="float">
            <text:p>5.478647</text:p>
          </table:table-cell>
          <table:table-cell table:formula="of:=SQRT(POWER(ABS([.A304]-xpos);2)+POWER(ABS([.B304]-ypos);2))" office:value-type="float" office:value="0.864750317454119" calcext:value-type="float">
            <text:p>0.8647503175</text:p>
          </table:table-cell>
          <table:table-cell/>
          <table:table-cell table:formula="of:=[.J304]/[.D304]" office:value-type="float" office:value="0.00253420988205219" calcext:value-type="float">
            <text:p>0.0025342099</text:p>
          </table:table-cell>
          <table:table-cell table:number-columns-repeated="3"/>
          <table:table-cell table:formula="of:=[.C304]*flaeche" office:value-type="float" office:value="0.0021914588" calcext:value-type="float">
            <text:p>0.0021914588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402584" calcext:value-type="float">
            <text:p>5.402584</text:p>
          </table:table-cell>
          <table:table-cell table:formula="of:=SQRT(POWER(ABS([.A305]-xpos);2)+POWER(ABS([.B305]-ypos);2))" office:value-type="float" office:value="0.885029972455735" calcext:value-type="float">
            <text:p>0.8850299725</text:p>
          </table:table-cell>
          <table:table-cell/>
          <table:table-cell table:formula="of:=[.J305]/[.D305]" office:value-type="float" office:value="0.00244176318006912" calcext:value-type="float">
            <text:p>0.0024417632</text:p>
          </table:table-cell>
          <table:table-cell table:number-columns-repeated="3"/>
          <table:table-cell table:formula="of:=[.C305]*flaeche" office:value-type="float" office:value="0.0021610336" calcext:value-type="float">
            <text:p>0.0021610336</text:p>
          </table:table-cell>
          <table:table-cell table:number-columns-repeated="6"/>
        </table:table-row>
        <table:table-row table:style-name="ro1">
          <table:table-cell office:value-type="float" office:value="0.102041" calcext:value-type="float">
            <text:p>0.102041</text:p>
          </table:table-cell>
          <table:table-cell office:value-type="float" office:value="1" calcext:value-type="float">
            <text:p>1</text:p>
          </table:table-cell>
          <table:table-cell office:value-type="float" office:value="5.376687" calcext:value-type="float">
            <text:p>5.376687</text:p>
          </table:table-cell>
          <table:table-cell table:formula="of:=SQRT(POWER(ABS([.A306]-xpos);2)+POWER(ABS([.B306]-ypos);2))" office:value-type="float" office:value="0.90531539569423" calcext:value-type="float">
            <text:p>0.9053153957</text:p>
          </table:table-cell>
          <table:table-cell/>
          <table:table-cell table:formula="of:=[.J306]/[.D306]" office:value-type="float" office:value="0.00237560833520431" calcext:value-type="float">
            <text:p>0.0023756083</text:p>
          </table:table-cell>
          <table:table-cell table:number-columns-repeated="3"/>
          <table:table-cell table:formula="of:=[.C306]*flaeche" office:value-type="float" office:value="0.0021506748" calcext:value-type="float">
            <text:p>0.002150674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307]-xpos);2)+POWER(ABS([.B307]-ypos);2))" office:value-type="float" office:value="0.223606797749979" calcext:value-type="float">
            <text:p>0.2236067977</text:p>
          </table:table-cell>
          <table:table-cell/>
          <table:table-cell table:formula="of:=[.J307]/[.D307]" office:value-type="float" office:value="0" calcext:value-type="float">
            <text:p>0</text:p>
          </table:table-cell>
          <table:table-cell table:number-columns-repeated="3"/>
          <table:table-cell table:formula="of:=[.C307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" calcext:value-type="float">
            <text:p>0</text:p>
          </table:table-cell>
          <table:table-cell office:value-type="float" office:value="5.528166" calcext:value-type="float">
            <text:p>5.528166</text:p>
          </table:table-cell>
          <table:table-cell table:formula="of:=SQRT(POWER(ABS([.A308]-xpos);2)+POWER(ABS([.B308]-ypos);2))" office:value-type="float" office:value="0.126547056864235" calcext:value-type="float">
            <text:p>0.1265470569</text:p>
          </table:table-cell>
          <table:table-cell/>
          <table:table-cell table:formula="of:=[.J308]/[.D308]" office:value-type="float" office:value="0.0174738666769021" calcext:value-type="float">
            <text:p>0.0174738667</text:p>
          </table:table-cell>
          <table:table-cell table:number-columns-repeated="3"/>
          <table:table-cell table:formula="of:=[.C308]*flaeche" office:value-type="float" office:value="0.0022112664" calcext:value-type="float">
            <text:p>0.0022112664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556544" calcext:value-type="float">
            <text:p>5.556544</text:p>
          </table:table-cell>
          <table:table-cell table:formula="of:=SQRT(POWER(ABS([.A309]-xpos);2)+POWER(ABS([.B309]-ypos);2))" office:value-type="float" office:value="0.111126252816335" calcext:value-type="float">
            <text:p>0.1111262528</text:p>
          </table:table-cell>
          <table:table-cell/>
          <table:table-cell table:formula="of:=[.J309]/[.D309]" office:value-type="float" office:value="0.0200008327795724" calcext:value-type="float">
            <text:p>0.0200008328</text:p>
          </table:table-cell>
          <table:table-cell table:number-columns-repeated="3"/>
          <table:table-cell table:formula="of:=[.C309]*flaeche" office:value-type="float" office:value="0.0022226176" calcext:value-type="float">
            <text:p>0.0022226176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639594" calcext:value-type="float">
            <text:p>5.639594</text:p>
          </table:table-cell>
          <table:table-cell table:formula="of:=SQRT(POWER(ABS([.A310]-xpos);2)+POWER(ABS([.B310]-ypos);2))" office:value-type="float" office:value="0.0975546178148426" calcext:value-type="float">
            <text:p>0.0975546178</text:p>
          </table:table-cell>
          <table:table-cell/>
          <table:table-cell table:formula="of:=[.J310]/[.D310]" office:value-type="float" office:value="0.0231238423206326" calcext:value-type="float">
            <text:p>0.0231238423</text:p>
          </table:table-cell>
          <table:table-cell table:number-columns-repeated="3"/>
          <table:table-cell table:formula="of:=[.C310]*flaeche" office:value-type="float" office:value="0.0022558376" calcext:value-type="float">
            <text:p>0.0022558376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77114" calcext:value-type="float">
            <text:p>5.77114</text:p>
          </table:table-cell>
          <table:table-cell table:formula="of:=SQRT(POWER(ABS([.A311]-xpos);2)+POWER(ABS([.B311]-ypos);2))" office:value-type="float" office:value="0.0867048774694942" calcext:value-type="float">
            <text:p>0.0867048775</text:p>
          </table:table-cell>
          <table:table-cell/>
          <table:table-cell table:formula="of:=[.J311]/[.D311]" office:value-type="float" office:value="0.0266242922817369" calcext:value-type="float">
            <text:p>0.0266242923</text:p>
          </table:table-cell>
          <table:table-cell table:number-columns-repeated="3"/>
          <table:table-cell table:formula="of:=[.C311]*flaeche" office:value-type="float" office:value="0.002308456" calcext:value-type="float">
            <text:p>0.002308456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941132" calcext:value-type="float">
            <text:p>5.941132</text:p>
          </table:table-cell>
          <table:table-cell table:formula="of:=SQRT(POWER(ABS([.A312]-xpos);2)+POWER(ABS([.B312]-ypos);2))" office:value-type="float" office:value="0.0796963254485425" calcext:value-type="float">
            <text:p>0.0796963254</text:p>
          </table:table-cell>
          <table:table-cell/>
          <table:table-cell table:formula="of:=[.J312]/[.D312]" office:value-type="float" office:value="0.0298188503249677" calcext:value-type="float">
            <text:p>0.0298188503</text:p>
          </table:table-cell>
          <table:table-cell table:number-columns-repeated="3"/>
          <table:table-cell table:formula="of:=[.C312]*flaeche" office:value-type="float" office:value="0.0023764528" calcext:value-type="float">
            <text:p>0.0023764528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135978" calcext:value-type="float">
            <text:p>6.135978</text:p>
          </table:table-cell>
          <table:table-cell table:formula="of:=SQRT(POWER(ABS([.A313]-xpos);2)+POWER(ABS([.B313]-ypos);2))" office:value-type="float" office:value="0.0775778530380933" calcext:value-type="float">
            <text:p>0.077577853</text:p>
          </table:table-cell>
          <table:table-cell/>
          <table:table-cell table:formula="of:=[.J313]/[.D313]" office:value-type="float" office:value="0.0316377819684545" calcext:value-type="float">
            <text:p>0.031637782</text:p>
          </table:table-cell>
          <table:table-cell table:number-columns-repeated="3"/>
          <table:table-cell table:formula="of:=[.C313]*flaeche" office:value-type="float" office:value="0.0024543912" calcext:value-type="float">
            <text:p>0.00245439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122449" calcext:value-type="float">
            <text:p>0.122449</text:p>
          </table:table-cell>
          <table:table-cell office:value-type="float" office:value="6.339043" calcext:value-type="float">
            <text:p>6.339043</text:p>
          </table:table-cell>
          <table:table-cell table:formula="of:=SQRT(POWER(ABS([.A314]-xpos);2)+POWER(ABS([.B314]-ypos);2))" office:value-type="float" office:value="0.0807348450298878" calcext:value-type="float">
            <text:p>0.080734845</text:p>
          </table:table-cell>
          <table:table-cell/>
          <table:table-cell table:formula="of:=[.J314]/[.D314]" office:value-type="float" office:value="0.0314067265387246" calcext:value-type="float">
            <text:p>0.0314067265</text:p>
          </table:table-cell>
          <table:table-cell table:number-columns-repeated="3"/>
          <table:table-cell table:formula="of:=[.C314]*flaeche" office:value-type="float" office:value="0.0025356172" calcext:value-type="float">
            <text:p>0.002535617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531483" calcext:value-type="float">
            <text:p>6.531483</text:p>
          </table:table-cell>
          <table:table-cell table:formula="of:=SQRT(POWER(ABS([.A315]-xpos);2)+POWER(ABS([.B315]-ypos);2))" office:value-type="float" office:value="0.0886051920036292" calcext:value-type="float">
            <text:p>0.088605192</text:p>
          </table:table-cell>
          <table:table-cell/>
          <table:table-cell table:formula="of:=[.J315]/[.D315]" office:value-type="float" office:value="0.0294857800194484" calcext:value-type="float">
            <text:p>0.02948578</text:p>
          </table:table-cell>
          <table:table-cell table:number-columns-repeated="3"/>
          <table:table-cell table:formula="of:=[.C315]*flaeche" office:value-type="float" office:value="0.0026125932" calcext:value-type="float">
            <text:p>0.002612593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693642" calcext:value-type="float">
            <text:p>6.693642</text:p>
          </table:table-cell>
          <table:table-cell table:formula="of:=SQRT(POWER(ABS([.A316]-xpos);2)+POWER(ABS([.B316]-ypos);2))" office:value-type="float" office:value="0.100083054639634" calcext:value-type="float">
            <text:p>0.1000830546</text:p>
          </table:table-cell>
          <table:table-cell/>
          <table:table-cell table:formula="of:=[.J316]/[.D316]" office:value-type="float" office:value="0.026752348933" calcext:value-type="float">
            <text:p>0.0267523489</text:p>
          </table:table-cell>
          <table:table-cell table:number-columns-repeated="3"/>
          <table:table-cell table:formula="of:=[.C316]*flaeche" office:value-type="float" office:value="0.0026774568" calcext:value-type="float">
            <text:p>0.0026774568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807228" calcext:value-type="float">
            <text:p>6.807228</text:p>
          </table:table-cell>
          <table:table-cell table:formula="of:=SQRT(POWER(ABS([.A317]-xpos);2)+POWER(ABS([.B317]-ypos);2))" office:value-type="float" office:value="0.114084742757303" calcext:value-type="float">
            <text:p>0.1140847428</text:p>
          </table:table-cell>
          <table:table-cell/>
          <table:table-cell table:formula="of:=[.J317]/[.D317]" office:value-type="float" office:value="0.0238672686127059" calcext:value-type="float">
            <text:p>0.0238672686</text:p>
          </table:table-cell>
          <table:table-cell table:number-columns-repeated="3"/>
          <table:table-cell table:formula="of:=[.C317]*flaeche" office:value-type="float" office:value="0.0027228912" calcext:value-type="float">
            <text:p>0.002722891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858157" calcext:value-type="float">
            <text:p>6.858157</text:p>
          </table:table-cell>
          <table:table-cell table:formula="of:=SQRT(POWER(ABS([.A318]-xpos);2)+POWER(ABS([.B318]-ypos);2))" office:value-type="float" office:value="0.129796842507821" calcext:value-type="float">
            <text:p>0.1297968425</text:p>
          </table:table-cell>
          <table:table-cell/>
          <table:table-cell table:formula="of:=[.J318]/[.D318]" office:value-type="float" office:value="0.0211350503371044" calcext:value-type="float">
            <text:p>0.0211350503</text:p>
          </table:table-cell>
          <table:table-cell table:number-columns-repeated="3"/>
          <table:table-cell table:formula="of:=[.C318]*flaeche" office:value-type="float" office:value="0.0027432628" calcext:value-type="float">
            <text:p>0.0027432628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839611" calcext:value-type="float">
            <text:p>6.839611</text:p>
          </table:table-cell>
          <table:table-cell table:formula="of:=SQRT(POWER(ABS([.A319]-xpos);2)+POWER(ABS([.B319]-ypos);2))" office:value-type="float" office:value="0.146669416379148" calcext:value-type="float">
            <text:p>0.1466694164</text:p>
          </table:table-cell>
          <table:table-cell/>
          <table:table-cell table:formula="of:=[.J319]/[.D319]" office:value-type="float" office:value="0.0186531348357431" calcext:value-type="float">
            <text:p>0.0186531348</text:p>
          </table:table-cell>
          <table:table-cell table:number-columns-repeated="3"/>
          <table:table-cell table:formula="of:=[.C319]*flaeche" office:value-type="float" office:value="0.0027358444" calcext:value-type="float">
            <text:p>0.0027358444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754486" calcext:value-type="float">
            <text:p>6.754486</text:p>
          </table:table-cell>
          <table:table-cell table:formula="of:=SQRT(POWER(ABS([.A320]-xpos);2)+POWER(ABS([.B320]-ypos);2))" office:value-type="float" office:value="0.164345940031995" calcext:value-type="float">
            <text:p>0.16434594</text:p>
          </table:table-cell>
          <table:table-cell/>
          <table:table-cell table:formula="of:=[.J320]/[.D320]" office:value-type="float" office:value="0.01643967839713" calcext:value-type="float">
            <text:p>0.0164396784</text:p>
          </table:table-cell>
          <table:table-cell table:number-columns-repeated="3"/>
          <table:table-cell table:formula="of:=[.C320]*flaeche" office:value-type="float" office:value="0.0027017944" calcext:value-type="float">
            <text:p>0.0027017944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61639" calcext:value-type="float">
            <text:p>6.61639</text:p>
          </table:table-cell>
          <table:table-cell table:formula="of:=SQRT(POWER(ABS([.A321]-xpos);2)+POWER(ABS([.B321]-ypos);2))" office:value-type="float" office:value="0.182593075545049" calcext:value-type="float">
            <text:p>0.1825930755</text:p>
          </table:table-cell>
          <table:table-cell/>
          <table:table-cell table:formula="of:=[.J321]/[.D321]" office:value-type="float" office:value="0.0144942845839028" calcext:value-type="float">
            <text:p>0.0144942846</text:p>
          </table:table-cell>
          <table:table-cell table:number-columns-repeated="3"/>
          <table:table-cell table:formula="of:=[.C321]*flaeche" office:value-type="float" office:value="0.002646556" calcext:value-type="float">
            <text:p>0.002646556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6.448513" calcext:value-type="float">
            <text:p>6.448513</text:p>
          </table:table-cell>
          <table:table-cell table:formula="of:=SQRT(POWER(ABS([.A322]-xpos);2)+POWER(ABS([.B322]-ypos);2))" office:value-type="float" office:value="0.201255676682671" calcext:value-type="float">
            <text:p>0.2012556767</text:p>
          </table:table-cell>
          <table:table-cell/>
          <table:table-cell table:formula="of:=[.J322]/[.D322]" office:value-type="float" office:value="0.0128165587302517" calcext:value-type="float">
            <text:p>0.0128165587</text:p>
          </table:table-cell>
          <table:table-cell table:number-columns-repeated="3"/>
          <table:table-cell table:formula="of:=[.C322]*flaeche" office:value-type="float" office:value="0.0025794052" calcext:value-type="float">
            <text:p>0.002579405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6.280227" calcext:value-type="float">
            <text:p>6.280227</text:p>
          </table:table-cell>
          <table:table-cell table:formula="of:=SQRT(POWER(ABS([.A323]-xpos);2)+POWER(ABS([.B323]-ypos);2))" office:value-type="float" office:value="0.220228146441367" calcext:value-type="float">
            <text:p>0.2202281464</text:p>
          </table:table-cell>
          <table:table-cell/>
          <table:table-cell table:formula="of:=[.J323]/[.D323]" office:value-type="float" office:value="0.0114067653957612" calcext:value-type="float">
            <text:p>0.0114067654</text:p>
          </table:table-cell>
          <table:table-cell table:number-columns-repeated="3"/>
          <table:table-cell table:formula="of:=[.C323]*flaeche" office:value-type="float" office:value="0.0025120908" calcext:value-type="float">
            <text:p>0.0025120908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6.141818" calcext:value-type="float">
            <text:p>6.141818</text:p>
          </table:table-cell>
          <table:table-cell table:formula="of:=SQRT(POWER(ABS([.A324]-xpos);2)+POWER(ABS([.B324]-ypos);2))" office:value-type="float" office:value="0.239437782235803" calcext:value-type="float">
            <text:p>0.2394377822</text:p>
          </table:table-cell>
          <table:table-cell/>
          <table:table-cell table:formula="of:=[.J324]/[.D324]" office:value-type="float" office:value="0.0102603990776216" calcext:value-type="float">
            <text:p>0.0102603991</text:p>
          </table:table-cell>
          <table:table-cell table:number-columns-repeated="3"/>
          <table:table-cell table:formula="of:=[.C324]*flaeche" office:value-type="float" office:value="0.0024567272" calcext:value-type="float">
            <text:p>0.002456727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6.058385" calcext:value-type="float">
            <text:p>6.058385</text:p>
          </table:table-cell>
          <table:table-cell table:formula="of:=SQRT(POWER(ABS([.A325]-xpos);2)+POWER(ABS([.B325]-ypos);2))" office:value-type="float" office:value="0.258830112857836" calcext:value-type="float">
            <text:p>0.2588301129</text:p>
          </table:table-cell>
          <table:table-cell/>
          <table:table-cell table:formula="of:=[.J325]/[.D325]" office:value-type="float" office:value="0.00936272048581551" calcext:value-type="float">
            <text:p>0.0093627205</text:p>
          </table:table-cell>
          <table:table-cell table:number-columns-repeated="3"/>
          <table:table-cell table:formula="of:=[.C325]*flaeche" office:value-type="float" office:value="0.002423354" calcext:value-type="float">
            <text:p>0.002423354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6.044378" calcext:value-type="float">
            <text:p>6.044378</text:p>
          </table:table-cell>
          <table:table-cell table:formula="of:=SQRT(POWER(ABS([.A326]-xpos);2)+POWER(ABS([.B326]-ypos);2))" office:value-type="float" office:value="0.278367699293578" calcext:value-type="float">
            <text:p>0.2783676993</text:p>
          </table:table-cell>
          <table:table-cell/>
          <table:table-cell table:formula="of:=[.J326]/[.D326]" office:value-type="float" office:value="0.00868545885939927" calcext:value-type="float">
            <text:p>0.0086854589</text:p>
          </table:table-cell>
          <table:table-cell table:number-columns-repeated="3"/>
          <table:table-cell table:formula="of:=[.C326]*flaeche" office:value-type="float" office:value="0.0024177512" calcext:value-type="float">
            <text:p>0.002417751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100282" calcext:value-type="float">
            <text:p>6.100282</text:p>
          </table:table-cell>
          <table:table-cell table:formula="of:=SQRT(POWER(ABS([.A327]-xpos);2)+POWER(ABS([.B327]-ypos);2))" office:value-type="float" office:value="0.298021975072309" calcext:value-type="float">
            <text:p>0.2980219751</text:p>
          </table:table-cell>
          <table:table-cell/>
          <table:table-cell table:formula="of:=[.J327]/[.D327]" office:value-type="float" office:value="0.00818769421083112" calcext:value-type="float">
            <text:p>0.0081876942</text:p>
          </table:table-cell>
          <table:table-cell table:number-columns-repeated="3"/>
          <table:table-cell table:formula="of:=[.C327]*flaeche" office:value-type="float" office:value="0.0024401128" calcext:value-type="float">
            <text:p>0.0024401128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212447" calcext:value-type="float">
            <text:p>6.212447</text:p>
          </table:table-cell>
          <table:table-cell table:formula="of:=SQRT(POWER(ABS([.A328]-xpos);2)+POWER(ABS([.B328]-ypos);2))" office:value-type="float" office:value="0.317771289090125" calcext:value-type="float">
            <text:p>0.3177712891</text:p>
          </table:table-cell>
          <table:table-cell/>
          <table:table-cell table:formula="of:=[.J328]/[.D328]" office:value-type="float" office:value="0.00782002303328045" calcext:value-type="float">
            <text:p>0.007820023</text:p>
          </table:table-cell>
          <table:table-cell table:number-columns-repeated="3"/>
          <table:table-cell table:formula="of:=[.C328]*flaeche" office:value-type="float" office:value="0.0024849788" calcext:value-type="float">
            <text:p>0.0024849788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35616" calcext:value-type="float">
            <text:p>6.35616</text:p>
          </table:table-cell>
          <table:table-cell table:formula="of:=SQRT(POWER(ABS([.A329]-xpos);2)+POWER(ABS([.B329]-ypos);2))" office:value-type="float" office:value="0.337598962738335" calcext:value-type="float">
            <text:p>0.3375989627</text:p>
          </table:table-cell>
          <table:table-cell/>
          <table:table-cell table:formula="of:=[.J329]/[.D329]" office:value-type="float" office:value="0.00753101839939775" calcext:value-type="float">
            <text:p>0.0075310184</text:p>
          </table:table-cell>
          <table:table-cell table:number-columns-repeated="3"/>
          <table:table-cell table:formula="of:=[.C329]*flaeche" office:value-type="float" office:value="0.002542464" calcext:value-type="float">
            <text:p>0.002542464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501066" calcext:value-type="float">
            <text:p>6.501066</text:p>
          </table:table-cell>
          <table:table-cell table:formula="of:=SQRT(POWER(ABS([.A330]-xpos);2)+POWER(ABS([.B330]-ypos);2))" office:value-type="float" office:value="0.357492934197307" calcext:value-type="float">
            <text:p>0.3574929342</text:p>
          </table:table-cell>
          <table:table-cell/>
          <table:table-cell table:formula="of:=[.J330]/[.D330]" office:value-type="float" office:value="0.0072740637681101" calcext:value-type="float">
            <text:p>0.0072740638</text:p>
          </table:table-cell>
          <table:table-cell table:number-columns-repeated="3"/>
          <table:table-cell table:formula="of:=[.C330]*flaeche" office:value-type="float" office:value="0.0026004264" calcext:value-type="float">
            <text:p>0.0026004264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6.617458" calcext:value-type="float">
            <text:p>6.617458</text:p>
          </table:table-cell>
          <table:table-cell table:formula="of:=SQRT(POWER(ABS([.A331]-xpos);2)+POWER(ABS([.B331]-ypos);2))" office:value-type="float" office:value="0.37744092537111" calcext:value-type="float">
            <text:p>0.3774409254</text:p>
          </table:table-cell>
          <table:table-cell/>
          <table:table-cell table:formula="of:=[.J331]/[.D331]" office:value-type="float" office:value="0.00701297348028016" calcext:value-type="float">
            <text:p>0.0070129735</text:p>
          </table:table-cell>
          <table:table-cell table:number-columns-repeated="3"/>
          <table:table-cell table:formula="of:=[.C331]*flaeche" office:value-type="float" office:value="0.0026469832" calcext:value-type="float">
            <text:p>0.002646983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6.682023" calcext:value-type="float">
            <text:p>6.682023</text:p>
          </table:table-cell>
          <table:table-cell table:formula="of:=SQRT(POWER(ABS([.A332]-xpos);2)+POWER(ABS([.B332]-ypos);2))" office:value-type="float" office:value="0.397435629023116" calcext:value-type="float">
            <text:p>0.397435629</text:p>
          </table:table-cell>
          <table:table-cell/>
          <table:table-cell table:formula="of:=[.J332]/[.D332]" office:value-type="float" office:value="0.00672513736770324" calcext:value-type="float">
            <text:p>0.0067251374</text:p>
          </table:table-cell>
          <table:table-cell table:number-columns-repeated="3"/>
          <table:table-cell table:formula="of:=[.C332]*flaeche" office:value-type="float" office:value="0.0026728092" calcext:value-type="float">
            <text:p>0.002672809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6.682023" calcext:value-type="float">
            <text:p>6.682023</text:p>
          </table:table-cell>
          <table:table-cell table:formula="of:=SQRT(POWER(ABS([.A333]-xpos);2)+POWER(ABS([.B333]-ypos);2))" office:value-type="float" office:value="0.417470333337592" calcext:value-type="float">
            <text:p>0.4174703333</text:p>
          </table:table-cell>
          <table:table-cell/>
          <table:table-cell table:formula="of:=[.J333]/[.D333]" office:value-type="float" office:value="0.00640239314403835" calcext:value-type="float">
            <text:p>0.0064023931</text:p>
          </table:table-cell>
          <table:table-cell table:number-columns-repeated="3"/>
          <table:table-cell table:formula="of:=[.C333]*flaeche" office:value-type="float" office:value="0.0026728092" calcext:value-type="float">
            <text:p>0.002672809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6.617458" calcext:value-type="float">
            <text:p>6.617458</text:p>
          </table:table-cell>
          <table:table-cell table:formula="of:=SQRT(POWER(ABS([.A334]-xpos);2)+POWER(ABS([.B334]-ypos);2))" office:value-type="float" office:value="0.437539543521497" calcext:value-type="float">
            <text:p>0.4375395435</text:p>
          </table:table-cell>
          <table:table-cell/>
          <table:table-cell table:formula="of:=[.J334]/[.D334]" office:value-type="float" office:value="0.00604970051094353" calcext:value-type="float">
            <text:p>0.0060497005</text:p>
          </table:table-cell>
          <table:table-cell table:number-columns-repeated="3"/>
          <table:table-cell table:formula="of:=[.C334]*flaeche" office:value-type="float" office:value="0.0026469832" calcext:value-type="float">
            <text:p>0.002646983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501066" calcext:value-type="float">
            <text:p>6.501066</text:p>
          </table:table-cell>
          <table:table-cell table:formula="of:=SQRT(POWER(ABS([.A335]-xpos);2)+POWER(ABS([.B335]-ypos);2))" office:value-type="float" office:value="0.457638719953852" calcext:value-type="float">
            <text:p>0.45763872</text:p>
          </table:table-cell>
          <table:table-cell/>
          <table:table-cell table:formula="of:=[.J335]/[.D335]" office:value-type="float" office:value="0.00568226919317978" calcext:value-type="float">
            <text:p>0.0056822692</text:p>
          </table:table-cell>
          <table:table-cell table:number-columns-repeated="3"/>
          <table:table-cell table:formula="of:=[.C335]*flaeche" office:value-type="float" office:value="0.0026004264" calcext:value-type="float">
            <text:p>0.0026004264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35616" calcext:value-type="float">
            <text:p>6.35616</text:p>
          </table:table-cell>
          <table:table-cell table:formula="of:=SQRT(POWER(ABS([.A336]-xpos);2)+POWER(ABS([.B336]-ypos);2))" office:value-type="float" office:value="0.477765067414938" calcext:value-type="float">
            <text:p>0.4777650674</text:p>
          </table:table-cell>
          <table:table-cell/>
          <table:table-cell table:formula="of:=[.J336]/[.D336]" office:value-type="float" office:value="0.00532157784945771" calcext:value-type="float">
            <text:p>0.0053215778</text:p>
          </table:table-cell>
          <table:table-cell table:number-columns-repeated="3"/>
          <table:table-cell table:formula="of:=[.C336]*flaeche" office:value-type="float" office:value="0.002542464" calcext:value-type="float">
            <text:p>0.002542464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212447" calcext:value-type="float">
            <text:p>6.212447</text:p>
          </table:table-cell>
          <table:table-cell table:formula="of:=SQRT(POWER(ABS([.A337]-xpos);2)+POWER(ABS([.B337]-ypos);2))" office:value-type="float" office:value="0.497913438430818" calcext:value-type="float">
            <text:p>0.4979134384</text:p>
          </table:table-cell>
          <table:table-cell/>
          <table:table-cell table:formula="of:=[.J337]/[.D337]" office:value-type="float" office:value="0.00499078475935787" calcext:value-type="float">
            <text:p>0.0049907848</text:p>
          </table:table-cell>
          <table:table-cell table:number-columns-repeated="3"/>
          <table:table-cell table:formula="of:=[.C337]*flaeche" office:value-type="float" office:value="0.0024849788" calcext:value-type="float">
            <text:p>0.0024849788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100282" calcext:value-type="float">
            <text:p>6.100282</text:p>
          </table:table-cell>
          <table:table-cell table:formula="of:=SQRT(POWER(ABS([.A338]-xpos);2)+POWER(ABS([.B338]-ypos);2))" office:value-type="float" office:value="0.518082134054051" calcext:value-type="float">
            <text:p>0.5180821341</text:p>
          </table:table-cell>
          <table:table-cell/>
          <table:table-cell table:formula="of:=[.J338]/[.D338]" office:value-type="float" office:value="0.00470989567022094" calcext:value-type="float">
            <text:p>0.0047098957</text:p>
          </table:table-cell>
          <table:table-cell table:number-columns-repeated="3"/>
          <table:table-cell table:formula="of:=[.C338]*flaeche" office:value-type="float" office:value="0.0024401128" calcext:value-type="float">
            <text:p>0.0024401128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6.044378" calcext:value-type="float">
            <text:p>6.044378</text:p>
          </table:table-cell>
          <table:table-cell table:formula="of:=SQRT(POWER(ABS([.A339]-xpos);2)+POWER(ABS([.B339]-ypos);2))" office:value-type="float" office:value="0.538268869627438" calcext:value-type="float">
            <text:p>0.5382688696</text:p>
          </table:table-cell>
          <table:table-cell/>
          <table:table-cell table:formula="of:=[.J339]/[.D339]" office:value-type="float" office:value="0.00449171656847524" calcext:value-type="float">
            <text:p>0.0044917166</text:p>
          </table:table-cell>
          <table:table-cell table:number-columns-repeated="3"/>
          <table:table-cell table:formula="of:=[.C339]*flaeche" office:value-type="float" office:value="0.0024177512" calcext:value-type="float">
            <text:p>0.002417751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6.058385" calcext:value-type="float">
            <text:p>6.058385</text:p>
          </table:table-cell>
          <table:table-cell table:formula="of:=SQRT(POWER(ABS([.A340]-xpos);2)+POWER(ABS([.B340]-ypos);2))" office:value-type="float" office:value="0.558471688917173" calcext:value-type="float">
            <text:p>0.5584716889</text:p>
          </table:table-cell>
          <table:table-cell/>
          <table:table-cell table:formula="of:=[.J340]/[.D340]" office:value-type="float" office:value="0.00433926024916083" calcext:value-type="float">
            <text:p>0.0043392602</text:p>
          </table:table-cell>
          <table:table-cell table:number-columns-repeated="3"/>
          <table:table-cell table:formula="of:=[.C340]*flaeche" office:value-type="float" office:value="0.002423354" calcext:value-type="float">
            <text:p>0.002423354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6.141818" calcext:value-type="float">
            <text:p>6.141818</text:p>
          </table:table-cell>
          <table:table-cell table:formula="of:=SQRT(POWER(ABS([.A341]-xpos);2)+POWER(ABS([.B341]-ypos);2))" office:value-type="float" office:value="0.578688907412264" calcext:value-type="float">
            <text:p>0.5786889074</text:p>
          </table:table-cell>
          <table:table-cell/>
          <table:table-cell table:formula="of:=[.J341]/[.D341]" office:value-type="float" office:value="0.00424533314624225" calcext:value-type="float">
            <text:p>0.0042453331</text:p>
          </table:table-cell>
          <table:table-cell table:number-columns-repeated="3"/>
          <table:table-cell table:formula="of:=[.C341]*flaeche" office:value-type="float" office:value="0.0024567272" calcext:value-type="float">
            <text:p>0.002456727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6.280227" calcext:value-type="float">
            <text:p>6.280227</text:p>
          </table:table-cell>
          <table:table-cell table:formula="of:=SQRT(POWER(ABS([.A342]-xpos);2)+POWER(ABS([.B342]-ypos);2))" office:value-type="float" office:value="0.598920058509481" calcext:value-type="float">
            <text:p>0.5989200585</text:p>
          </table:table-cell>
          <table:table-cell/>
          <table:table-cell table:formula="of:=[.J342]/[.D342]" office:value-type="float" office:value="0.00419436745239721" calcext:value-type="float">
            <text:p>0.0041943675</text:p>
          </table:table-cell>
          <table:table-cell table:number-columns-repeated="3"/>
          <table:table-cell table:formula="of:=[.C342]*flaeche" office:value-type="float" office:value="0.0025120908" calcext:value-type="float">
            <text:p>0.0025120908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6.448513" calcext:value-type="float">
            <text:p>6.448513</text:p>
          </table:table-cell>
          <table:table-cell table:formula="of:=SQRT(POWER(ABS([.A343]-xpos);2)+POWER(ABS([.B343]-ypos);2))" office:value-type="float" office:value="0.619161891105226" calcext:value-type="float">
            <text:p>0.6191618911</text:p>
          </table:table-cell>
          <table:table-cell/>
          <table:table-cell table:formula="of:=[.J343]/[.D343]" office:value-type="float" office:value="0.00416596246806416" calcext:value-type="float">
            <text:p>0.0041659625</text:p>
          </table:table-cell>
          <table:table-cell table:number-columns-repeated="3"/>
          <table:table-cell table:formula="of:=[.C343]*flaeche" office:value-type="float" office:value="0.0025794052" calcext:value-type="float">
            <text:p>0.002579405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61639" calcext:value-type="float">
            <text:p>6.61639</text:p>
          </table:table-cell>
          <table:table-cell table:formula="of:=SQRT(POWER(ABS([.A344]-xpos);2)+POWER(ABS([.B344]-ypos);2))" office:value-type="float" office:value="0.639414287639086" calcext:value-type="float">
            <text:p>0.6394142876</text:p>
          </table:table-cell>
          <table:table-cell/>
          <table:table-cell table:formula="of:=[.J344]/[.D344]" office:value-type="float" office:value="0.00413903169066162" calcext:value-type="float">
            <text:p>0.0041390317</text:p>
          </table:table-cell>
          <table:table-cell table:number-columns-repeated="3"/>
          <table:table-cell table:formula="of:=[.C344]*flaeche" office:value-type="float" office:value="0.002646556" calcext:value-type="float">
            <text:p>0.002646556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754486" calcext:value-type="float">
            <text:p>6.754486</text:p>
          </table:table-cell>
          <table:table-cell table:formula="of:=SQRT(POWER(ABS([.A345]-xpos);2)+POWER(ABS([.B345]-ypos);2))" office:value-type="float" office:value="0.659676275156989" calcext:value-type="float">
            <text:p>0.6596762752</text:p>
          </table:table-cell>
          <table:table-cell/>
          <table:table-cell table:formula="of:=[.J345]/[.D345]" office:value-type="float" office:value="0.00409563675661525" calcext:value-type="float">
            <text:p>0.0040956368</text:p>
          </table:table-cell>
          <table:table-cell table:number-columns-repeated="3"/>
          <table:table-cell table:formula="of:=[.C345]*flaeche" office:value-type="float" office:value="0.0027017944" calcext:value-type="float">
            <text:p>0.0027017944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839611" calcext:value-type="float">
            <text:p>6.839611</text:p>
          </table:table-cell>
          <table:table-cell table:formula="of:=SQRT(POWER(ABS([.A346]-xpos);2)+POWER(ABS([.B346]-ypos);2))" office:value-type="float" office:value="0.679946996243825" calcext:value-type="float">
            <text:p>0.6799469962</text:p>
          </table:table-cell>
          <table:table-cell/>
          <table:table-cell table:formula="of:=[.J346]/[.D346]" office:value-type="float" office:value="0.00402361421568652" calcext:value-type="float">
            <text:p>0.0040236142</text:p>
          </table:table-cell>
          <table:table-cell table:number-columns-repeated="3"/>
          <table:table-cell table:formula="of:=[.C346]*flaeche" office:value-type="float" office:value="0.0027358444" calcext:value-type="float">
            <text:p>0.0027358444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858157" calcext:value-type="float">
            <text:p>6.858157</text:p>
          </table:table-cell>
          <table:table-cell table:formula="of:=SQRT(POWER(ABS([.A347]-xpos);2)+POWER(ABS([.B347]-ypos);2))" office:value-type="float" office:value="0.700225692419951" calcext:value-type="float">
            <text:p>0.7002256924</text:p>
          </table:table-cell>
          <table:table-cell/>
          <table:table-cell table:formula="of:=[.J347]/[.D347]" office:value-type="float" office:value="0.00391768372639884" calcext:value-type="float">
            <text:p>0.0039176837</text:p>
          </table:table-cell>
          <table:table-cell table:number-columns-repeated="3"/>
          <table:table-cell table:formula="of:=[.C347]*flaeche" office:value-type="float" office:value="0.0027432628" calcext:value-type="float">
            <text:p>0.0027432628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807228" calcext:value-type="float">
            <text:p>6.807228</text:p>
          </table:table-cell>
          <table:table-cell table:formula="of:=SQRT(POWER(ABS([.A348]-xpos);2)+POWER(ABS([.B348]-ypos);2))" office:value-type="float" office:value="0.720512684503195" calcext:value-type="float">
            <text:p>0.7205126845</text:p>
          </table:table-cell>
          <table:table-cell/>
          <table:table-cell table:formula="of:=[.J348]/[.D348]" office:value-type="float" office:value="0.0037791023788533" calcext:value-type="float">
            <text:p>0.0037791024</text:p>
          </table:table-cell>
          <table:table-cell table:number-columns-repeated="3"/>
          <table:table-cell table:formula="of:=[.C348]*flaeche" office:value-type="float" office:value="0.0027228912" calcext:value-type="float">
            <text:p>0.002722891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693642" calcext:value-type="float">
            <text:p>6.693642</text:p>
          </table:table-cell>
          <table:table-cell table:formula="of:=SQRT(POWER(ABS([.A349]-xpos);2)+POWER(ABS([.B349]-ypos);2))" office:value-type="float" office:value="0.740805384582213" calcext:value-type="float">
            <text:p>0.7408053846</text:p>
          </table:table-cell>
          <table:table-cell/>
          <table:table-cell table:formula="of:=[.J349]/[.D349]" office:value-type="float" office:value="0.00361425126723396" calcext:value-type="float">
            <text:p>0.0036142513</text:p>
          </table:table-cell>
          <table:table-cell table:number-columns-repeated="3"/>
          <table:table-cell table:formula="of:=[.C349]*flaeche" office:value-type="float" office:value="0.0026774568" calcext:value-type="float">
            <text:p>0.0026774568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531483" calcext:value-type="float">
            <text:p>6.531483</text:p>
          </table:table-cell>
          <table:table-cell table:formula="of:=SQRT(POWER(ABS([.A350]-xpos);2)+POWER(ABS([.B350]-ypos);2))" office:value-type="float" office:value="0.761104250447992" calcext:value-type="float">
            <text:p>0.7611042504</text:p>
          </table:table-cell>
          <table:table-cell/>
          <table:table-cell table:formula="of:=[.J350]/[.D350]" office:value-type="float" office:value="0.00343263514618688" calcext:value-type="float">
            <text:p>0.0034326351</text:p>
          </table:table-cell>
          <table:table-cell table:number-columns-repeated="3"/>
          <table:table-cell table:formula="of:=[.C350]*flaeche" office:value-type="float" office:value="0.0026125932" calcext:value-type="float">
            <text:p>0.002612593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339043" calcext:value-type="float">
            <text:p>6.339043</text:p>
          </table:table-cell>
          <table:table-cell table:formula="of:=SQRT(POWER(ABS([.A351]-xpos);2)+POWER(ABS([.B351]-ypos);2))" office:value-type="float" office:value="0.781408801589795" calcext:value-type="float">
            <text:p>0.7814088016</text:p>
          </table:table-cell>
          <table:table-cell/>
          <table:table-cell table:formula="of:=[.J351]/[.D351]" office:value-type="float" office:value="0.00324493043185747" calcext:value-type="float">
            <text:p>0.0032449304</text:p>
          </table:table-cell>
          <table:table-cell table:number-columns-repeated="3"/>
          <table:table-cell table:formula="of:=[.C351]*flaeche" office:value-type="float" office:value="0.0025356172" calcext:value-type="float">
            <text:p>0.002535617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135978" calcext:value-type="float">
            <text:p>6.135978</text:p>
          </table:table-cell>
          <table:table-cell table:formula="of:=SQRT(POWER(ABS([.A352]-xpos);2)+POWER(ABS([.B352]-ypos);2))" office:value-type="float" office:value="0.801718606047034" calcext:value-type="float">
            <text:p>0.801718606</text:p>
          </table:table-cell>
          <table:table-cell/>
          <table:table-cell table:formula="of:=[.J352]/[.D352]" office:value-type="float" office:value="0.00306141229789047" calcext:value-type="float">
            <text:p>0.0030614123</text:p>
          </table:table-cell>
          <table:table-cell table:number-columns-repeated="3"/>
          <table:table-cell table:formula="of:=[.C352]*flaeche" office:value-type="float" office:value="0.0024543912" calcext:value-type="float">
            <text:p>0.0024543912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941132" calcext:value-type="float">
            <text:p>5.941132</text:p>
          </table:table-cell>
          <table:table-cell table:formula="of:=SQRT(POWER(ABS([.A353]-xpos);2)+POWER(ABS([.B353]-ypos);2))" office:value-type="float" office:value="0.822033274442099" calcext:value-type="float">
            <text:p>0.8220332744</text:p>
          </table:table-cell>
          <table:table-cell/>
          <table:table-cell table:formula="of:=[.J353]/[.D353]" office:value-type="float" office:value="0.00289094477545676" calcext:value-type="float">
            <text:p>0.0028909448</text:p>
          </table:table-cell>
          <table:table-cell table:number-columns-repeated="3"/>
          <table:table-cell table:formula="of:=[.C353]*flaeche" office:value-type="float" office:value="0.0023764528" calcext:value-type="float">
            <text:p>0.0023764528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77114" calcext:value-type="float">
            <text:p>5.77114</text:p>
          </table:table-cell>
          <table:table-cell table:formula="of:=SQRT(POWER(ABS([.A354]-xpos);2)+POWER(ABS([.B354]-ypos);2))" office:value-type="float" office:value="0.842353450623312" calcext:value-type="float">
            <text:p>0.8423534506</text:p>
          </table:table-cell>
          <table:table-cell/>
          <table:table-cell table:formula="of:=[.J354]/[.D354]" office:value-type="float" office:value="0.00274048381744246" calcext:value-type="float">
            <text:p>0.0027404838</text:p>
          </table:table-cell>
          <table:table-cell table:number-columns-repeated="3"/>
          <table:table-cell table:formula="of:=[.C354]*flaeche" office:value-type="float" office:value="0.002308456" calcext:value-type="float">
            <text:p>0.002308456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639594" calcext:value-type="float">
            <text:p>5.639594</text:p>
          </table:table-cell>
          <table:table-cell table:formula="of:=SQRT(POWER(ABS([.A355]-xpos);2)+POWER(ABS([.B355]-ypos);2))" office:value-type="float" office:value="0.862676824458035" calcext:value-type="float">
            <text:p>0.8626768245</text:p>
          </table:table-cell>
          <table:table-cell/>
          <table:table-cell table:formula="of:=[.J355]/[.D355]" office:value-type="float" office:value="0.00261492778760714" calcext:value-type="float">
            <text:p>0.0026149278</text:p>
          </table:table-cell>
          <table:table-cell table:number-columns-repeated="3"/>
          <table:table-cell table:formula="of:=[.C355]*flaeche" office:value-type="float" office:value="0.0022558376" calcext:value-type="float">
            <text:p>0.0022558376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556544" calcext:value-type="float">
            <text:p>5.556544</text:p>
          </table:table-cell>
          <table:table-cell table:formula="of:=SQRT(POWER(ABS([.A356]-xpos);2)+POWER(ABS([.B356]-ypos);2))" office:value-type="float" office:value="0.883004101952533" calcext:value-type="float">
            <text:p>0.883004102</text:p>
          </table:table-cell>
          <table:table-cell/>
          <table:table-cell table:formula="of:=[.J356]/[.D356]" office:value-type="float" office:value="0.00251710903164013" calcext:value-type="float">
            <text:p>0.002517109</text:p>
          </table:table-cell>
          <table:table-cell table:number-columns-repeated="3"/>
          <table:table-cell table:formula="of:=[.C356]*flaeche" office:value-type="float" office:value="0.0022226176" calcext:value-type="float">
            <text:p>0.0022226176</text:p>
          </table:table-cell>
          <table:table-cell table:number-columns-repeated="6"/>
        </table:table-row>
        <table:table-row table:style-name="ro1">
          <table:table-cell office:value-type="float" office:value="0.122449" calcext:value-type="float">
            <text:p>0.122449</text:p>
          </table:table-cell>
          <table:table-cell office:value-type="float" office:value="1" calcext:value-type="float">
            <text:p>1</text:p>
          </table:table-cell>
          <table:table-cell office:value-type="float" office:value="5.528166" calcext:value-type="float">
            <text:p>5.528166</text:p>
          </table:table-cell>
          <table:table-cell table:formula="of:=SQRT(POWER(ABS([.A357]-xpos);2)+POWER(ABS([.B357]-ypos);2))" office:value-type="float" office:value="0.903335019580775" calcext:value-type="float">
            <text:p>0.9033350196</text:p>
          </table:table-cell>
          <table:table-cell/>
          <table:table-cell table:formula="of:=[.J357]/[.D357]" office:value-type="float" office:value="0.00244789181429744" calcext:value-type="float">
            <text:p>0.0024478918</text:p>
          </table:table-cell>
          <table:table-cell table:number-columns-repeated="3"/>
          <table:table-cell table:formula="of:=[.C357]*flaeche" office:value-type="float" office:value="0.0022112664" calcext:value-type="float">
            <text:p>0.002211266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358]-xpos);2)+POWER(ABS([.B358]-ypos);2))" office:value-type="float" office:value="0.223606797749979" calcext:value-type="float">
            <text:p>0.2236067977</text:p>
          </table:table-cell>
          <table:table-cell/>
          <table:table-cell table:formula="of:=[.J358]/[.D358]" office:value-type="float" office:value="0" calcext:value-type="float">
            <text:p>0</text:p>
          </table:table-cell>
          <table:table-cell table:number-columns-repeated="3"/>
          <table:table-cell table:formula="of:=[.C358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office:value-type="float" office:value="5.679354" calcext:value-type="float">
            <text:p>5.679354</text:p>
          </table:table-cell>
          <table:table-cell table:formula="of:=SQRT(POWER(ABS([.A359]-xpos);2)+POWER(ABS([.B359]-ypos);2))" office:value-type="float" office:value="0.115175181567037" calcext:value-type="float">
            <text:p>0.1151751816</text:p>
          </table:table-cell>
          <table:table-cell/>
          <table:table-cell table:formula="of:=[.J359]/[.D359]" office:value-type="float" office:value="0.0197242285107902" calcext:value-type="float">
            <text:p>0.0197242285</text:p>
          </table:table-cell>
          <table:table-cell table:number-columns-repeated="3"/>
          <table:table-cell table:formula="of:=[.C359]*flaeche" office:value-type="float" office:value="0.0022717416" calcext:value-type="float">
            <text:p>0.0022717416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709972" calcext:value-type="float">
            <text:p>5.709972</text:p>
          </table:table-cell>
          <table:table-cell table:formula="of:=SQRT(POWER(ABS([.A360]-xpos);2)+POWER(ABS([.B360]-ypos);2))" office:value-type="float" office:value="0.0979806558102159" calcext:value-type="float">
            <text:p>0.0979806558</text:p>
          </table:table-cell>
          <table:table-cell/>
          <table:table-cell table:formula="of:=[.J360]/[.D360]" office:value-type="float" office:value="0.0233106094372749" calcext:value-type="float">
            <text:p>0.0233106094</text:p>
          </table:table-cell>
          <table:table-cell table:number-columns-repeated="3"/>
          <table:table-cell table:formula="of:=[.C360]*flaeche" office:value-type="float" office:value="0.0022839888" calcext:value-type="float">
            <text:p>0.0022839888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799269" calcext:value-type="float">
            <text:p>5.799269</text:p>
          </table:table-cell>
          <table:table-cell table:formula="of:=SQRT(POWER(ABS([.A361]-xpos);2)+POWER(ABS([.B361]-ypos);2))" office:value-type="float" office:value="0.0822682703416086" calcext:value-type="float">
            <text:p>0.0822682703</text:p>
          </table:table-cell>
          <table:table-cell/>
          <table:table-cell table:formula="of:=[.J361]/[.D361]" office:value-type="float" office:value="0.0281968684933779" calcext:value-type="float">
            <text:p>0.0281968685</text:p>
          </table:table-cell>
          <table:table-cell table:number-columns-repeated="3"/>
          <table:table-cell table:formula="of:=[.C361]*flaeche" office:value-type="float" office:value="0.0023197076" calcext:value-type="float">
            <text:p>0.0023197076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939752" calcext:value-type="float">
            <text:p>5.939752</text:p>
          </table:table-cell>
          <table:table-cell table:formula="of:=SQRT(POWER(ABS([.A362]-xpos);2)+POWER(ABS([.B362]-ypos);2))" office:value-type="float" office:value="0.0690572271742792" calcext:value-type="float">
            <text:p>0.0690572272</text:p>
          </table:table-cell>
          <table:table-cell/>
          <table:table-cell table:formula="of:=[.J362]/[.D362]" office:value-type="float" office:value="0.0344048102887763" calcext:value-type="float">
            <text:p>0.0344048103</text:p>
          </table:table-cell>
          <table:table-cell table:number-columns-repeated="3"/>
          <table:table-cell table:formula="of:=[.C362]*flaeche" office:value-type="float" office:value="0.0023759008" calcext:value-type="float">
            <text:p>0.0023759008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119499" calcext:value-type="float">
            <text:p>6.119499</text:p>
          </table:table-cell>
          <table:table-cell table:formula="of:=SQRT(POWER(ABS([.A363]-xpos);2)+POWER(ABS([.B363]-ypos);2))" office:value-type="float" office:value="0.060022238695337" calcext:value-type="float">
            <text:p>0.0600222387</text:p>
          </table:table-cell>
          <table:table-cell/>
          <table:table-cell table:formula="of:=[.J363]/[.D363]" office:value-type="float" office:value="0.040781544527598" calcext:value-type="float">
            <text:p>0.0407815445</text:p>
          </table:table-cell>
          <table:table-cell table:number-columns-repeated="3"/>
          <table:table-cell table:formula="of:=[.C363]*flaeche" office:value-type="float" office:value="0.0024477996" calcext:value-type="float">
            <text:p>0.0024477996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322885" calcext:value-type="float">
            <text:p>6.322885</text:p>
          </table:table-cell>
          <table:table-cell table:formula="of:=SQRT(POWER(ABS([.A364]-xpos);2)+POWER(ABS([.B364]-ypos);2))" office:value-type="float" office:value="0.0571794380000364" calcext:value-type="float">
            <text:p>0.057179438</text:p>
          </table:table-cell>
          <table:table-cell/>
          <table:table-cell table:formula="of:=[.J364]/[.D364]" office:value-type="float" office:value="0.0442318792989604" calcext:value-type="float">
            <text:p>0.0442318793</text:p>
          </table:table-cell>
          <table:table-cell table:number-columns-repeated="3"/>
          <table:table-cell table:formula="of:=[.C364]*flaeche" office:value-type="float" office:value="0.002529154" calcext:value-type="float">
            <text:p>0.002529154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531483" calcext:value-type="float">
            <text:p>6.531483</text:p>
          </table:table-cell>
          <table:table-cell table:formula="of:=SQRT(POWER(ABS([.A365]-xpos);2)+POWER(ABS([.B365]-ypos);2))" office:value-type="float" office:value="0.0613944626981946" calcext:value-type="float">
            <text:p>0.0613944627</text:p>
          </table:table-cell>
          <table:table-cell/>
          <table:table-cell table:formula="of:=[.J365]/[.D365]" office:value-type="float" office:value="0.0425542155624538" calcext:value-type="float">
            <text:p>0.0425542156</text:p>
          </table:table-cell>
          <table:table-cell table:number-columns-repeated="3"/>
          <table:table-cell table:formula="of:=[.C365]*flaeche" office:value-type="float" office:value="0.0026125932" calcext:value-type="float">
            <text:p>0.002612593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142857" calcext:value-type="float">
            <text:p>0.142857</text:p>
          </table:table-cell>
          <table:table-cell office:value-type="float" office:value="6.725197" calcext:value-type="float">
            <text:p>6.725197</text:p>
          </table:table-cell>
          <table:table-cell table:formula="of:=SQRT(POWER(ABS([.A366]-xpos);2)+POWER(ABS([.B366]-ypos);2))" office:value-type="float" office:value="0.07142860000028" calcext:value-type="float">
            <text:p>0.0714286</text:p>
          </table:table-cell>
          <table:table-cell/>
          <table:table-cell table:formula="of:=[.J366]/[.D366]" office:value-type="float" office:value="0.0376610881354171" calcext:value-type="float">
            <text:p>0.0376610881</text:p>
          </table:table-cell>
          <table:table-cell table:number-columns-repeated="3"/>
          <table:table-cell table:formula="of:=[.C366]*flaeche" office:value-type="float" office:value="0.0026900788" calcext:value-type="float">
            <text:p>0.0026900788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883807" calcext:value-type="float">
            <text:p>6.883807</text:p>
          </table:table-cell>
          <table:table-cell table:formula="of:=SQRT(POWER(ABS([.A367]-xpos);2)+POWER(ABS([.B367]-ypos);2))" office:value-type="float" office:value="0.0852512913333282" calcext:value-type="float">
            <text:p>0.0852512913</text:p>
          </table:table-cell>
          <table:table-cell/>
          <table:table-cell table:formula="of:=[.J367]/[.D367]" office:value-type="float" office:value="0.0322988984323283" calcext:value-type="float">
            <text:p>0.0322988984</text:p>
          </table:table-cell>
          <table:table-cell table:number-columns-repeated="3"/>
          <table:table-cell table:formula="of:=[.C367]*flaeche" office:value-type="float" office:value="0.0027535228" calcext:value-type="float">
            <text:p>0.0027535228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989088" calcext:value-type="float">
            <text:p>6.989088</text:p>
          </table:table-cell>
          <table:table-cell table:formula="of:=SQRT(POWER(ABS([.A368]-xpos);2)+POWER(ABS([.B368]-ypos);2))" office:value-type="float" office:value="0.101323705903406" calcext:value-type="float">
            <text:p>0.1013237059</text:p>
          </table:table-cell>
          <table:table-cell/>
          <table:table-cell table:formula="of:=[.J368]/[.D368]" office:value-type="float" office:value="0.0275911266280087" calcext:value-type="float">
            <text:p>0.0275911266</text:p>
          </table:table-cell>
          <table:table-cell table:number-columns-repeated="3"/>
          <table:table-cell table:formula="of:=[.C368]*flaeche" office:value-type="float" office:value="0.0027956352" calcext:value-type="float">
            <text:p>0.0027956352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7.027473" calcext:value-type="float">
            <text:p>7.027473</text:p>
          </table:table-cell>
          <table:table-cell table:formula="of:=SQRT(POWER(ABS([.A369]-xpos);2)+POWER(ABS([.B369]-ypos);2))" office:value-type="float" office:value="0.118736621027381" calcext:value-type="float">
            <text:p>0.118736621</text:p>
          </table:table-cell>
          <table:table-cell/>
          <table:table-cell table:formula="of:=[.J369]/[.D369]" office:value-type="float" office:value="0.0236741552494724" calcext:value-type="float">
            <text:p>0.0236741552</text:p>
          </table:table-cell>
          <table:table-cell table:number-columns-repeated="3"/>
          <table:table-cell table:formula="of:=[.C369]*flaeche" office:value-type="float" office:value="0.0028109892" calcext:value-type="float">
            <text:p>0.0028109892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992827" calcext:value-type="float">
            <text:p>6.992827</text:p>
          </table:table-cell>
          <table:table-cell table:formula="of:=SQRT(POWER(ABS([.A370]-xpos);2)+POWER(ABS([.B370]-ypos);2))" office:value-type="float" office:value="0.136978401761008" calcext:value-type="float">
            <text:p>0.1369784018</text:p>
          </table:table-cell>
          <table:table-cell/>
          <table:table-cell table:formula="of:=[.J370]/[.D370]" office:value-type="float" office:value="0.0204202324164964" calcext:value-type="float">
            <text:p>0.0204202324</text:p>
          </table:table-cell>
          <table:table-cell table:number-columns-repeated="3"/>
          <table:table-cell table:formula="of:=[.C370]*flaeche" office:value-type="float" office:value="0.0027971308" calcext:value-type="float">
            <text:p>0.0027971308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888624" calcext:value-type="float">
            <text:p>6.888624</text:p>
          </table:table-cell>
          <table:table-cell table:formula="of:=SQRT(POWER(ABS([.A371]-xpos);2)+POWER(ABS([.B371]-ypos);2))" office:value-type="float" office:value="0.155758636527802" calcext:value-type="float">
            <text:p>0.1557586365</text:p>
          </table:table-cell>
          <table:table-cell/>
          <table:table-cell table:formula="of:=[.J371]/[.D371]" office:value-type="float" office:value="0.0176905092483149" calcext:value-type="float">
            <text:p>0.0176905092</text:p>
          </table:table-cell>
          <table:table-cell table:number-columns-repeated="3"/>
          <table:table-cell table:formula="of:=[.C371]*flaeche" office:value-type="float" office:value="0.0027554496" calcext:value-type="float">
            <text:p>0.0027554496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7287" calcext:value-type="float">
            <text:p>6.7287</text:p>
          </table:table-cell>
          <table:table-cell table:formula="of:=SQRT(POWER(ABS([.A372]-xpos);2)+POWER(ABS([.B372]-ypos);2))" office:value-type="float" office:value="0.174903962462261" calcext:value-type="float">
            <text:p>0.1749039625</text:p>
          </table:table-cell>
          <table:table-cell/>
          <table:table-cell table:formula="of:=[.J372]/[.D372]" office:value-type="float" office:value="0.0153883306136117" calcext:value-type="float">
            <text:p>0.0153883306</text:p>
          </table:table-cell>
          <table:table-cell table:number-columns-repeated="3"/>
          <table:table-cell table:formula="of:=[.C372]*flaeche" office:value-type="float" office:value="0.00269148" calcext:value-type="float">
            <text:p>0.00269148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6.535985" calcext:value-type="float">
            <text:p>6.535985</text:p>
          </table:table-cell>
          <table:table-cell table:formula="of:=SQRT(POWER(ABS([.A373]-xpos);2)+POWER(ABS([.B373]-ypos);2))" office:value-type="float" office:value="0.194306490486036" calcext:value-type="float">
            <text:p>0.1943064905</text:p>
          </table:table-cell>
          <table:table-cell/>
          <table:table-cell table:formula="of:=[.J373]/[.D373]" office:value-type="float" office:value="0.0134550008775331" calcext:value-type="float">
            <text:p>0.0134550009</text:p>
          </table:table-cell>
          <table:table-cell table:number-columns-repeated="3"/>
          <table:table-cell table:formula="of:=[.C373]*flaeche" office:value-type="float" office:value="0.002614394" calcext:value-type="float">
            <text:p>0.002614394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6.339091" calcext:value-type="float">
            <text:p>6.339091</text:p>
          </table:table-cell>
          <table:table-cell table:formula="of:=SQRT(POWER(ABS([.A374]-xpos);2)+POWER(ABS([.B374]-ypos);2))" office:value-type="float" office:value="0.213896239642028" calcext:value-type="float">
            <text:p>0.2138962396</text:p>
          </table:table-cell>
          <table:table-cell/>
          <table:table-cell table:formula="of:=[.J374]/[.D374]" office:value-type="float" office:value="0.0118545160225518" calcext:value-type="float">
            <text:p>0.011854516</text:p>
          </table:table-cell>
          <table:table-cell table:number-columns-repeated="3"/>
          <table:table-cell table:formula="of:=[.C374]*flaeche" office:value-type="float" office:value="0.0025356364" calcext:value-type="float">
            <text:p>0.0025356364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6.167241" calcext:value-type="float">
            <text:p>6.167241</text:p>
          </table:table-cell>
          <table:table-cell table:formula="of:=SQRT(POWER(ABS([.A375]-xpos);2)+POWER(ABS([.B375]-ypos);2))" office:value-type="float" office:value="0.233627088348077" calcext:value-type="float">
            <text:p>0.2336270883</text:p>
          </table:table-cell>
          <table:table-cell/>
          <table:table-cell table:formula="of:=[.J375]/[.D375]" office:value-type="float" office:value="0.0105591197383953" calcext:value-type="float">
            <text:p>0.0105591197</text:p>
          </table:table-cell>
          <table:table-cell table:number-columns-repeated="3"/>
          <table:table-cell table:formula="of:=[.C375]*flaeche" office:value-type="float" office:value="0.0024668964" calcext:value-type="float">
            <text:p>0.0024668964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6.044584" calcext:value-type="float">
            <text:p>6.044584</text:p>
          </table:table-cell>
          <table:table-cell table:formula="of:=SQRT(POWER(ABS([.A376]-xpos);2)+POWER(ABS([.B376]-ypos);2))" office:value-type="float" office:value="0.253464380475837" calcext:value-type="float">
            <text:p>0.2534643805</text:p>
          </table:table-cell>
          <table:table-cell/>
          <table:table-cell table:formula="of:=[.J376]/[.D376]" office:value-type="float" office:value="0.00953914548253652" calcext:value-type="float">
            <text:p>0.0095391455</text:p>
          </table:table-cell>
          <table:table-cell table:number-columns-repeated="3"/>
          <table:table-cell table:formula="of:=[.C376]*flaeche" office:value-type="float" office:value="0.0024178336" calcext:value-type="float">
            <text:p>0.0024178336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985305" calcext:value-type="float">
            <text:p>5.985305</text:p>
          </table:table-cell>
          <table:table-cell table:formula="of:=SQRT(POWER(ABS([.A377]-xpos);2)+POWER(ABS([.B377]-ypos);2))" office:value-type="float" office:value="0.273385699805238" calcext:value-type="float">
            <text:p>0.2733856998</text:p>
          </table:table-cell>
          <table:table-cell/>
          <table:table-cell table:formula="of:=[.J377]/[.D377]" office:value-type="float" office:value="0.00875730516155595" calcext:value-type="float">
            <text:p>0.0087573052</text:p>
          </table:table-cell>
          <table:table-cell table:number-columns-repeated="3"/>
          <table:table-cell table:formula="of:=[.C377]*flaeche" office:value-type="float" office:value="0.002394122" calcext:value-type="float">
            <text:p>0.002394122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5.99088" calcext:value-type="float">
            <text:p>5.99088</text:p>
          </table:table-cell>
          <table:table-cell table:formula="of:=SQRT(POWER(ABS([.A378]-xpos);2)+POWER(ABS([.B378]-ypos);2))" office:value-type="float" office:value="0.293373929438183" calcext:value-type="float">
            <text:p>0.2933739294</text:p>
          </table:table-cell>
          <table:table-cell/>
          <table:table-cell table:formula="of:=[.J378]/[.D378]" office:value-type="float" office:value="0.00816825136640145" calcext:value-type="float">
            <text:p>0.0081682514</text:p>
          </table:table-cell>
          <table:table-cell table:number-columns-repeated="3"/>
          <table:table-cell table:formula="of:=[.C378]*flaeche" office:value-type="float" office:value="0.002396352" calcext:value-type="float">
            <text:p>0.002396352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050232" calcext:value-type="float">
            <text:p>6.050232</text:p>
          </table:table-cell>
          <table:table-cell table:formula="of:=SQRT(POWER(ABS([.A379]-xpos);2)+POWER(ABS([.B379]-ypos);2))" office:value-type="float" office:value="0.313416267953659" calcext:value-type="float">
            <text:p>0.313416268</text:p>
          </table:table-cell>
          <table:table-cell/>
          <table:table-cell table:formula="of:=[.J379]/[.D379]" office:value-type="float" office:value="0.00772165661917022" calcext:value-type="float">
            <text:p>0.0077216566</text:p>
          </table:table-cell>
          <table:table-cell table:number-columns-repeated="3"/>
          <table:table-cell table:formula="of:=[.C379]*flaeche" office:value-type="float" office:value="0.0024200928" calcext:value-type="float">
            <text:p>0.0024200928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142701" calcext:value-type="float">
            <text:p>6.142701</text:p>
          </table:table-cell>
          <table:table-cell table:formula="of:=SQRT(POWER(ABS([.A380]-xpos);2)+POWER(ABS([.B380]-ypos);2))" office:value-type="float" office:value="0.333502960241735" calcext:value-type="float">
            <text:p>0.3335029602</text:p>
          </table:table-cell>
          <table:table-cell/>
          <table:table-cell table:formula="of:=[.J380]/[.D380]" office:value-type="float" office:value="0.00736749202531523" calcext:value-type="float">
            <text:p>0.007367492</text:p>
          </table:table-cell>
          <table:table-cell table:number-columns-repeated="3"/>
          <table:table-cell table:formula="of:=[.C380]*flaeche" office:value-type="float" office:value="0.0024570804" calcext:value-type="float">
            <text:p>0.0024570804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24289" calcext:value-type="float">
            <text:p>6.24289</text:p>
          </table:table-cell>
          <table:table-cell table:formula="of:=SQRT(POWER(ABS([.A381]-xpos);2)+POWER(ABS([.B381]-ypos);2))" office:value-type="float" office:value="0.353627435090944" calcext:value-type="float">
            <text:p>0.3536274351</text:p>
          </table:table-cell>
          <table:table-cell/>
          <table:table-cell table:formula="of:=[.J381]/[.D381]" office:value-type="float" office:value="0.00706154486955401" calcext:value-type="float">
            <text:p>0.0070615449</text:p>
          </table:table-cell>
          <table:table-cell table:number-columns-repeated="3"/>
          <table:table-cell table:formula="of:=[.C381]*flaeche" office:value-type="float" office:value="0.002497156" calcext:value-type="float">
            <text:p>0.002497156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6.326064" calcext:value-type="float">
            <text:p>6.326064</text:p>
          </table:table-cell>
          <table:table-cell table:formula="of:=SQRT(POWER(ABS([.A382]-xpos);2)+POWER(ABS([.B382]-ypos);2))" office:value-type="float" office:value="0.37378177723506" calcext:value-type="float">
            <text:p>0.3737817772</text:p>
          </table:table-cell>
          <table:table-cell/>
          <table:table-cell table:formula="of:=[.J382]/[.D382]" office:value-type="float" office:value="0.00676979391215397" calcext:value-type="float">
            <text:p>0.0067697939</text:p>
          </table:table-cell>
          <table:table-cell table:number-columns-repeated="3"/>
          <table:table-cell table:formula="of:=[.C382]*flaeche" office:value-type="float" office:value="0.0025304256" calcext:value-type="float">
            <text:p>0.0025304256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6.372908" calcext:value-type="float">
            <text:p>6.372908</text:p>
          </table:table-cell>
          <table:table-cell table:formula="of:=SQRT(POWER(ABS([.A383]-xpos);2)+POWER(ABS([.B383]-ypos);2))" office:value-type="float" office:value="0.393962236851452" calcext:value-type="float">
            <text:p>0.3939622369</text:p>
          </table:table-cell>
          <table:table-cell/>
          <table:table-cell table:formula="of:=[.J383]/[.D383]" office:value-type="float" office:value="0.00647057753649924" calcext:value-type="float">
            <text:p>0.0064705775</text:p>
          </table:table-cell>
          <table:table-cell table:number-columns-repeated="3"/>
          <table:table-cell table:formula="of:=[.C383]*flaeche" office:value-type="float" office:value="0.0025491632" calcext:value-type="float">
            <text:p>0.0025491632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6.372908" calcext:value-type="float">
            <text:p>6.372908</text:p>
          </table:table-cell>
          <table:table-cell table:formula="of:=SQRT(POWER(ABS([.A384]-xpos);2)+POWER(ABS([.B384]-ypos);2))" office:value-type="float" office:value="0.414164996185095" calcext:value-type="float">
            <text:p>0.4141649962</text:p>
          </table:table-cell>
          <table:table-cell/>
          <table:table-cell table:formula="of:=[.J384]/[.D384]" office:value-type="float" office:value="0.0061549460323314" calcext:value-type="float">
            <text:p>0.006154946</text:p>
          </table:table-cell>
          <table:table-cell table:number-columns-repeated="3"/>
          <table:table-cell table:formula="of:=[.C384]*flaeche" office:value-type="float" office:value="0.0025491632" calcext:value-type="float">
            <text:p>0.0025491632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6.326064" calcext:value-type="float">
            <text:p>6.326064</text:p>
          </table:table-cell>
          <table:table-cell table:formula="of:=SQRT(POWER(ABS([.A385]-xpos);2)+POWER(ABS([.B385]-ypos);2))" office:value-type="float" office:value="0.434386943856511" calcext:value-type="float">
            <text:p>0.4343869439</text:p>
          </table:table-cell>
          <table:table-cell/>
          <table:table-cell table:formula="of:=[.J385]/[.D385]" office:value-type="float" office:value="0.00582528005454018" calcext:value-type="float">
            <text:p>0.0058252801</text:p>
          </table:table-cell>
          <table:table-cell table:number-columns-repeated="3"/>
          <table:table-cell table:formula="of:=[.C385]*flaeche" office:value-type="float" office:value="0.0025304256" calcext:value-type="float">
            <text:p>0.0025304256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24289" calcext:value-type="float">
            <text:p>6.24289</text:p>
          </table:table-cell>
          <table:table-cell table:formula="of:=SQRT(POWER(ABS([.A386]-xpos);2)+POWER(ABS([.B386]-ypos);2))" office:value-type="float" office:value="0.454625519355216" calcext:value-type="float">
            <text:p>0.4546255194</text:p>
          </table:table-cell>
          <table:table-cell/>
          <table:table-cell table:formula="of:=[.J386]/[.D386]" office:value-type="float" office:value="0.0054927756883108" calcext:value-type="float">
            <text:p>0.0054927757</text:p>
          </table:table-cell>
          <table:table-cell table:number-columns-repeated="3"/>
          <table:table-cell table:formula="of:=[.C386]*flaeche" office:value-type="float" office:value="0.002497156" calcext:value-type="float">
            <text:p>0.002497156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142701" calcext:value-type="float">
            <text:p>6.142701</text:p>
          </table:table-cell>
          <table:table-cell table:formula="of:=SQRT(POWER(ABS([.A387]-xpos);2)+POWER(ABS([.B387]-ypos);2))" office:value-type="float" office:value="0.474879589464529" calcext:value-type="float">
            <text:p>0.4748795895</text:p>
          </table:table-cell>
          <table:table-cell/>
          <table:table-cell table:formula="of:=[.J387]/[.D387]" office:value-type="float" office:value="0.00517411245821406" calcext:value-type="float">
            <text:p>0.0051741125</text:p>
          </table:table-cell>
          <table:table-cell table:number-columns-repeated="3"/>
          <table:table-cell table:formula="of:=[.C387]*flaeche" office:value-type="float" office:value="0.0024570804" calcext:value-type="float">
            <text:p>0.0024570804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050232" calcext:value-type="float">
            <text:p>6.050232</text:p>
          </table:table-cell>
          <table:table-cell table:formula="of:=SQRT(POWER(ABS([.A388]-xpos);2)+POWER(ABS([.B388]-ypos);2))" office:value-type="float" office:value="0.495145389777588" calcext:value-type="float">
            <text:p>0.4951453898</text:p>
          </table:table-cell>
          <table:table-cell/>
          <table:table-cell table:formula="of:=[.J388]/[.D388]" office:value-type="float" office:value="0.00488764078180566" calcext:value-type="float">
            <text:p>0.0048876408</text:p>
          </table:table-cell>
          <table:table-cell table:number-columns-repeated="3"/>
          <table:table-cell table:formula="of:=[.C388]*flaeche" office:value-type="float" office:value="0.0024200928" calcext:value-type="float">
            <text:p>0.0024200928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5.99088" calcext:value-type="float">
            <text:p>5.99088</text:p>
          </table:table-cell>
          <table:table-cell table:formula="of:=SQRT(POWER(ABS([.A389]-xpos);2)+POWER(ABS([.B389]-ypos);2))" office:value-type="float" office:value="0.515422411691614" calcext:value-type="float">
            <text:p>0.5154224117</text:p>
          </table:table-cell>
          <table:table-cell/>
          <table:table-cell table:formula="of:=[.J389]/[.D389]" office:value-type="float" office:value="0.00464929724754339" calcext:value-type="float">
            <text:p>0.0046492972</text:p>
          </table:table-cell>
          <table:table-cell table:number-columns-repeated="3"/>
          <table:table-cell table:formula="of:=[.C389]*flaeche" office:value-type="float" office:value="0.002396352" calcext:value-type="float">
            <text:p>0.002396352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985305" calcext:value-type="float">
            <text:p>5.985305</text:p>
          </table:table-cell>
          <table:table-cell table:formula="of:=SQRT(POWER(ABS([.A390]-xpos);2)+POWER(ABS([.B390]-ypos);2))" office:value-type="float" office:value="0.535709380968823" calcext:value-type="float">
            <text:p>0.535709381</text:p>
          </table:table-cell>
          <table:table-cell/>
          <table:table-cell table:formula="of:=[.J390]/[.D390]" office:value-type="float" office:value="0.00446906865000247" calcext:value-type="float">
            <text:p>0.0044690687</text:p>
          </table:table-cell>
          <table:table-cell table:number-columns-repeated="3"/>
          <table:table-cell table:formula="of:=[.C390]*flaeche" office:value-type="float" office:value="0.002394122" calcext:value-type="float">
            <text:p>0.002394122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6.044584" calcext:value-type="float">
            <text:p>6.044584</text:p>
          </table:table-cell>
          <table:table-cell table:formula="of:=SQRT(POWER(ABS([.A391]-xpos);2)+POWER(ABS([.B391]-ypos);2))" office:value-type="float" office:value="0.556005208761573" calcext:value-type="float">
            <text:p>0.5560052088</text:p>
          </table:table-cell>
          <table:table-cell/>
          <table:table-cell table:formula="of:=[.J391]/[.D391]" office:value-type="float" office:value="0.00434858084402735" calcext:value-type="float">
            <text:p>0.0043485808</text:p>
          </table:table-cell>
          <table:table-cell table:number-columns-repeated="3"/>
          <table:table-cell table:formula="of:=[.C391]*flaeche" office:value-type="float" office:value="0.0024178336" calcext:value-type="float">
            <text:p>0.0024178336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6.167241" calcext:value-type="float">
            <text:p>6.167241</text:p>
          </table:table-cell>
          <table:table-cell table:formula="of:=SQRT(POWER(ABS([.A392]-xpos);2)+POWER(ABS([.B392]-ypos);2))" office:value-type="float" office:value="0.576308959161664" calcext:value-type="float">
            <text:p>0.5763089592</text:p>
          </table:table-cell>
          <table:table-cell/>
          <table:table-cell table:formula="of:=[.J392]/[.D392]" office:value-type="float" office:value="0.00428051023809956" calcext:value-type="float">
            <text:p>0.0042805102</text:p>
          </table:table-cell>
          <table:table-cell table:number-columns-repeated="3"/>
          <table:table-cell table:formula="of:=[.C392]*flaeche" office:value-type="float" office:value="0.0024668964" calcext:value-type="float">
            <text:p>0.0024668964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6.339091" calcext:value-type="float">
            <text:p>6.339091</text:p>
          </table:table-cell>
          <table:table-cell table:formula="of:=SQRT(POWER(ABS([.A393]-xpos);2)+POWER(ABS([.B393]-ypos);2))" office:value-type="float" office:value="0.596620818722411" calcext:value-type="float">
            <text:p>0.5966208187</text:p>
          </table:table-cell>
          <table:table-cell/>
          <table:table-cell table:formula="of:=[.J393]/[.D393]" office:value-type="float" office:value="0.00424999651441891" calcext:value-type="float">
            <text:p>0.0042499965</text:p>
          </table:table-cell>
          <table:table-cell table:number-columns-repeated="3"/>
          <table:table-cell table:formula="of:=[.C393]*flaeche" office:value-type="float" office:value="0.0025356364" calcext:value-type="float">
            <text:p>0.0025356364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6.535985" calcext:value-type="float">
            <text:p>6.535985</text:p>
          </table:table-cell>
          <table:table-cell table:formula="of:=SQRT(POWER(ABS([.A394]-xpos);2)+POWER(ABS([.B394]-ypos);2))" office:value-type="float" office:value="0.616938094337673" calcext:value-type="float">
            <text:p>0.6169380943</text:p>
          </table:table-cell>
          <table:table-cell/>
          <table:table-cell table:formula="of:=[.J394]/[.D394]" office:value-type="float" office:value="0.00423769260480946" calcext:value-type="float">
            <text:p>0.0042376926</text:p>
          </table:table-cell>
          <table:table-cell table:number-columns-repeated="3"/>
          <table:table-cell table:formula="of:=[.C394]*flaeche" office:value-type="float" office:value="0.002614394" calcext:value-type="float">
            <text:p>0.002614394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7287" calcext:value-type="float">
            <text:p>6.7287</text:p>
          </table:table-cell>
          <table:table-cell table:formula="of:=SQRT(POWER(ABS([.A395]-xpos);2)+POWER(ABS([.B395]-ypos);2))" office:value-type="float" office:value="0.637261167877818" calcext:value-type="float">
            <text:p>0.6372611679</text:p>
          </table:table-cell>
          <table:table-cell/>
          <table:table-cell table:formula="of:=[.J395]/[.D395]" office:value-type="float" office:value="0.00422351170237324" calcext:value-type="float">
            <text:p>0.0042235117</text:p>
          </table:table-cell>
          <table:table-cell table:number-columns-repeated="3"/>
          <table:table-cell table:formula="of:=[.C395]*flaeche" office:value-type="float" office:value="0.00269148" calcext:value-type="float">
            <text:p>0.00269148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888624" calcext:value-type="float">
            <text:p>6.888624</text:p>
          </table:table-cell>
          <table:table-cell table:formula="of:=SQRT(POWER(ABS([.A396]-xpos);2)+POWER(ABS([.B396]-ypos);2))" office:value-type="float" office:value="0.657589501781316" calcext:value-type="float">
            <text:p>0.6575895018</text:p>
          </table:table-cell>
          <table:table-cell/>
          <table:table-cell table:formula="of:=[.J396]/[.D396]" office:value-type="float" office:value="0.00419022747859551" calcext:value-type="float">
            <text:p>0.0041902275</text:p>
          </table:table-cell>
          <table:table-cell table:number-columns-repeated="3"/>
          <table:table-cell table:formula="of:=[.C396]*flaeche" office:value-type="float" office:value="0.0027554496" calcext:value-type="float">
            <text:p>0.0027554496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992827" calcext:value-type="float">
            <text:p>6.992827</text:p>
          </table:table-cell>
          <table:table-cell table:formula="of:=SQRT(POWER(ABS([.A397]-xpos);2)+POWER(ABS([.B397]-ypos);2))" office:value-type="float" office:value="0.677922622833167" calcext:value-type="float">
            <text:p>0.6779226228</text:p>
          </table:table-cell>
          <table:table-cell/>
          <table:table-cell table:formula="of:=[.J397]/[.D397]" office:value-type="float" office:value="0.00412603253791747" calcext:value-type="float">
            <text:p>0.0041260325</text:p>
          </table:table-cell>
          <table:table-cell table:number-columns-repeated="3"/>
          <table:table-cell table:formula="of:=[.C397]*flaeche" office:value-type="float" office:value="0.0027971308" calcext:value-type="float">
            <text:p>0.0027971308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7.027473" calcext:value-type="float">
            <text:p>7.027473</text:p>
          </table:table-cell>
          <table:table-cell table:formula="of:=SQRT(POWER(ABS([.A398]-xpos);2)+POWER(ABS([.B398]-ypos);2))" office:value-type="float" office:value="0.698260112832603" calcext:value-type="float">
            <text:p>0.6982601128</text:p>
          </table:table-cell>
          <table:table-cell/>
          <table:table-cell table:formula="of:=[.J398]/[.D398]" office:value-type="float" office:value="0.00402570496057232" calcext:value-type="float">
            <text:p>0.004025705</text:p>
          </table:table-cell>
          <table:table-cell table:number-columns-repeated="3"/>
          <table:table-cell table:formula="of:=[.C398]*flaeche" office:value-type="float" office:value="0.0028109892" calcext:value-type="float">
            <text:p>0.0028109892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989088" calcext:value-type="float">
            <text:p>6.989088</text:p>
          </table:table-cell>
          <table:table-cell table:formula="of:=SQRT(POWER(ABS([.A399]-xpos);2)+POWER(ABS([.B399]-ypos);2))" office:value-type="float" office:value="0.71860259766995" calcext:value-type="float">
            <text:p>0.7186025977</text:p>
          </table:table-cell>
          <table:table-cell/>
          <table:table-cell table:formula="of:=[.J399]/[.D399]" office:value-type="float" office:value="0.00389037725310871" calcext:value-type="float">
            <text:p>0.0038903773</text:p>
          </table:table-cell>
          <table:table-cell table:number-columns-repeated="3"/>
          <table:table-cell table:formula="of:=[.C399]*flaeche" office:value-type="float" office:value="0.0027956352" calcext:value-type="float">
            <text:p>0.0027956352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883807" calcext:value-type="float">
            <text:p>6.883807</text:p>
          </table:table-cell>
          <table:table-cell table:formula="of:=SQRT(POWER(ABS([.A400]-xpos);2)+POWER(ABS([.B400]-ypos);2))" office:value-type="float" office:value="0.738947753683574" calcext:value-type="float">
            <text:p>0.7389477537</text:p>
          </table:table-cell>
          <table:table-cell/>
          <table:table-cell table:formula="of:=[.J400]/[.D400]" office:value-type="float" office:value="0.00372627535069156" calcext:value-type="float">
            <text:p>0.0037262754</text:p>
          </table:table-cell>
          <table:table-cell table:number-columns-repeated="3"/>
          <table:table-cell table:formula="of:=[.C400]*flaeche" office:value-type="float" office:value="0.0027535228" calcext:value-type="float">
            <text:p>0.0027535228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725197" calcext:value-type="float">
            <text:p>6.725197</text:p>
          </table:table-cell>
          <table:table-cell table:formula="of:=SQRT(POWER(ABS([.A401]-xpos);2)+POWER(ABS([.B401]-ypos);2))" office:value-type="float" office:value="0.759296282684171" calcext:value-type="float">
            <text:p>0.7592962827</text:p>
          </table:table-cell>
          <table:table-cell/>
          <table:table-cell table:formula="of:=[.J401]/[.D401]" office:value-type="float" office:value="0.00354285785581666" calcext:value-type="float">
            <text:p>0.0035428579</text:p>
          </table:table-cell>
          <table:table-cell table:number-columns-repeated="3"/>
          <table:table-cell table:formula="of:=[.C401]*flaeche" office:value-type="float" office:value="0.0026900788" calcext:value-type="float">
            <text:p>0.0026900788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531483" calcext:value-type="float">
            <text:p>6.531483</text:p>
          </table:table-cell>
          <table:table-cell table:formula="of:=SQRT(POWER(ABS([.A402]-xpos);2)+POWER(ABS([.B402]-ypos);2))" office:value-type="float" office:value="0.779647920570561" calcext:value-type="float">
            <text:p>0.7796479206</text:p>
          </table:table-cell>
          <table:table-cell/>
          <table:table-cell table:formula="of:=[.J402]/[.D402]" office:value-type="float" office:value="0.0033509910448912" calcext:value-type="float">
            <text:p>0.003350991</text:p>
          </table:table-cell>
          <table:table-cell table:number-columns-repeated="3"/>
          <table:table-cell table:formula="of:=[.C402]*flaeche" office:value-type="float" office:value="0.0026125932" calcext:value-type="float">
            <text:p>0.0026125932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322885" calcext:value-type="float">
            <text:p>6.322885</text:p>
          </table:table-cell>
          <table:table-cell table:formula="of:=SQRT(POWER(ABS([.A403]-xpos);2)+POWER(ABS([.B403]-ypos);2))" office:value-type="float" office:value="0.800002430077559" calcext:value-type="float">
            <text:p>0.8000024301</text:p>
          </table:table-cell>
          <table:table-cell/>
          <table:table-cell table:formula="of:=[.J403]/[.D403]" office:value-type="float" office:value="0.00316143289684108" calcext:value-type="float">
            <text:p>0.0031614329</text:p>
          </table:table-cell>
          <table:table-cell table:number-columns-repeated="3"/>
          <table:table-cell table:formula="of:=[.C403]*flaeche" office:value-type="float" office:value="0.002529154" calcext:value-type="float">
            <text:p>0.002529154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119499" calcext:value-type="float">
            <text:p>6.119499</text:p>
          </table:table-cell>
          <table:table-cell table:formula="of:=SQRT(POWER(ABS([.A404]-xpos);2)+POWER(ABS([.B404]-ypos);2))" office:value-type="float" office:value="0.820359597455896" calcext:value-type="float">
            <text:p>0.8203595975</text:p>
          </table:table-cell>
          <table:table-cell/>
          <table:table-cell table:formula="of:=[.J404]/[.D404]" office:value-type="float" office:value="0.00298381296152459" calcext:value-type="float">
            <text:p>0.002983813</text:p>
          </table:table-cell>
          <table:table-cell table:number-columns-repeated="3"/>
          <table:table-cell table:formula="of:=[.C404]*flaeche" office:value-type="float" office:value="0.0024477996" calcext:value-type="float">
            <text:p>0.0024477996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939752" calcext:value-type="float">
            <text:p>5.939752</text:p>
          </table:table-cell>
          <table:table-cell table:formula="of:=SQRT(POWER(ABS([.A405]-xpos);2)+POWER(ABS([.B405]-ypos);2))" office:value-type="float" office:value="0.840720227320004" calcext:value-type="float">
            <text:p>0.8407202273</text:p>
          </table:table-cell>
          <table:table-cell/>
          <table:table-cell table:formula="of:=[.J405]/[.D405]" office:value-type="float" office:value="0.00282603025690692" calcext:value-type="float">
            <text:p>0.0028260303</text:p>
          </table:table-cell>
          <table:table-cell table:number-columns-repeated="3"/>
          <table:table-cell table:formula="of:=[.C405]*flaeche" office:value-type="float" office:value="0.0023759008" calcext:value-type="float">
            <text:p>0.0023759008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799269" calcext:value-type="float">
            <text:p>5.799269</text:p>
          </table:table-cell>
          <table:table-cell table:formula="of:=SQRT(POWER(ABS([.A406]-xpos);2)+POWER(ABS([.B406]-ypos);2))" office:value-type="float" office:value="0.861082149568205" calcext:value-type="float">
            <text:p>0.8610821496</text:p>
          </table:table-cell>
          <table:table-cell/>
          <table:table-cell table:formula="of:=[.J406]/[.D406]" office:value-type="float" office:value="0.00269394459188735" calcext:value-type="float">
            <text:p>0.0026939446</text:p>
          </table:table-cell>
          <table:table-cell table:number-columns-repeated="3"/>
          <table:table-cell table:formula="of:=[.C406]*flaeche" office:value-type="float" office:value="0.0023197076" calcext:value-type="float">
            <text:p>0.0023197076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709972" calcext:value-type="float">
            <text:p>5.709972</text:p>
          </table:table-cell>
          <table:table-cell table:formula="of:=SQRT(POWER(ABS([.A407]-xpos);2)+POWER(ABS([.B407]-ypos);2))" office:value-type="float" office:value="0.881446203073676" calcext:value-type="float">
            <text:p>0.8814462031</text:p>
          </table:table-cell>
          <table:table-cell/>
          <table:table-cell table:formula="of:=[.J407]/[.D407]" office:value-type="float" office:value="0.00259118343471847" calcext:value-type="float">
            <text:p>0.0025911834</text:p>
          </table:table-cell>
          <table:table-cell table:number-columns-repeated="3"/>
          <table:table-cell table:formula="of:=[.C407]*flaeche" office:value-type="float" office:value="0.0022839888" calcext:value-type="float">
            <text:p>0.0022839888</text:p>
          </table:table-cell>
          <table:table-cell table:number-columns-repeated="6"/>
        </table:table-row>
        <table:table-row table:style-name="ro1">
          <table:table-cell office:value-type="float" office:value="0.142857" calcext:value-type="float">
            <text:p>0.142857</text:p>
          </table:table-cell>
          <table:table-cell office:value-type="float" office:value="1" calcext:value-type="float">
            <text:p>1</text:p>
          </table:table-cell>
          <table:table-cell office:value-type="float" office:value="5.679354" calcext:value-type="float">
            <text:p>5.679354</text:p>
          </table:table-cell>
          <table:table-cell table:formula="of:=SQRT(POWER(ABS([.A408]-xpos);2)+POWER(ABS([.B408]-ypos);2))" office:value-type="float" office:value="0.901812243457029" calcext:value-type="float">
            <text:p>0.9018122435</text:p>
          </table:table-cell>
          <table:table-cell/>
          <table:table-cell table:formula="of:=[.J408]/[.D408]" office:value-type="float" office:value="0.00251908489431398" calcext:value-type="float">
            <text:p>0.0025190849</text:p>
          </table:table-cell>
          <table:table-cell table:number-columns-repeated="3"/>
          <table:table-cell table:formula="of:=[.C408]*flaeche" office:value-type="float" office:value="0.0022717416" calcext:value-type="float">
            <text:p>0.002271741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409]-xpos);2)+POWER(ABS([.B409]-ypos);2))" office:value-type="float" office:value="0.223606797749979" calcext:value-type="float">
            <text:p>0.2236067977</text:p>
          </table:table-cell>
          <table:table-cell/>
          <table:table-cell table:formula="of:=[.J409]/[.D409]" office:value-type="float" office:value="0" calcext:value-type="float">
            <text:p>0</text:p>
          </table:table-cell>
          <table:table-cell table:number-columns-repeated="3"/>
          <table:table-cell table:formula="of:=[.C409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" calcext:value-type="float">
            <text:p>0</text:p>
          </table:table-cell>
          <table:table-cell office:value-type="float" office:value="5.813982" calcext:value-type="float">
            <text:p>5.813982</text:p>
          </table:table-cell>
          <table:table-cell table:formula="of:=SQRT(POWER(ABS([.A410]-xpos);2)+POWER(ABS([.B410]-ypos);2))" office:value-type="float" office:value="0.106533845443596" calcext:value-type="float">
            <text:p>0.1065338454</text:p>
          </table:table-cell>
          <table:table-cell/>
          <table:table-cell table:formula="of:=[.J410]/[.D410]" office:value-type="float" office:value="0.0218296147136759" calcext:value-type="float">
            <text:p>0.0218296147</text:p>
          </table:table-cell>
          <table:table-cell table:number-columns-repeated="3"/>
          <table:table-cell table:formula="of:=[.C410]*flaeche" office:value-type="float" office:value="0.0023255928" calcext:value-type="float">
            <text:p>0.002325592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846445" calcext:value-type="float">
            <text:p>5.846445</text:p>
          </table:table-cell>
          <table:table-cell table:formula="of:=SQRT(POWER(ABS([.A411]-xpos);2)+POWER(ABS([.B411]-ypos);2))" office:value-type="float" office:value="0.0876604054804676" calcext:value-type="float">
            <text:p>0.0876604055</text:p>
          </table:table-cell>
          <table:table-cell/>
          <table:table-cell table:formula="of:=[.J411]/[.D411]" office:value-type="float" office:value="0.026677700008142" calcext:value-type="float">
            <text:p>0.0266777</text:p>
          </table:table-cell>
          <table:table-cell table:number-columns-repeated="3"/>
          <table:table-cell table:formula="of:=[.C411]*flaeche" office:value-type="float" office:value="0.002338578" calcext:value-type="float">
            <text:p>0.00233857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940815" calcext:value-type="float">
            <text:p>5.940815</text:p>
          </table:table-cell>
          <table:table-cell table:formula="of:=SQRT(POWER(ABS([.A412]-xpos);2)+POWER(ABS([.B412]-ypos);2))" office:value-type="float" office:value="0.069657778323745" calcext:value-type="float">
            <text:p>0.0696577783</text:p>
          </table:table-cell>
          <table:table-cell/>
          <table:table-cell table:formula="of:=[.J412]/[.D412]" office:value-type="float" office:value="0.0341142950175021" calcext:value-type="float">
            <text:p>0.034114295</text:p>
          </table:table-cell>
          <table:table-cell table:number-columns-repeated="3"/>
          <table:table-cell table:formula="of:=[.C412]*flaeche" office:value-type="float" office:value="0.002376326" calcext:value-type="float">
            <text:p>0.002376326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088304" calcext:value-type="float">
            <text:p>6.088304</text:p>
          </table:table-cell>
          <table:table-cell table:formula="of:=SQRT(POWER(ABS([.A413]-xpos);2)+POWER(ABS([.B413]-ypos);2))" office:value-type="float" office:value="0.053413840912258" calcext:value-type="float">
            <text:p>0.0534138409</text:p>
          </table:table-cell>
          <table:table-cell/>
          <table:table-cell table:formula="of:=[.J413]/[.D413]" office:value-type="float" office:value="0.0455934558984527" calcext:value-type="float">
            <text:p>0.0455934559</text:p>
          </table:table-cell>
          <table:table-cell table:number-columns-repeated="3"/>
          <table:table-cell table:formula="of:=[.C413]*flaeche" office:value-type="float" office:value="0.0024353216" calcext:value-type="float">
            <text:p>0.0024353216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275134" calcext:value-type="float">
            <text:p>6.275134</text:p>
          </table:table-cell>
          <table:table-cell table:formula="of:=SQRT(POWER(ABS([.A414]-xpos);2)+POWER(ABS([.B414]-ypos);2))" office:value-type="float" office:value="0.0410707549723645" calcext:value-type="float">
            <text:p>0.041070755</text:p>
          </table:table-cell>
          <table:table-cell/>
          <table:table-cell table:formula="of:=[.J414]/[.D414]" office:value-type="float" office:value="0.0611153508546155" calcext:value-type="float">
            <text:p>0.0611153509</text:p>
          </table:table-cell>
          <table:table-cell table:number-columns-repeated="3"/>
          <table:table-cell table:formula="of:=[.C414]*flaeche" office:value-type="float" office:value="0.0025100536" calcext:value-type="float">
            <text:p>0.0025100536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48365" calcext:value-type="float">
            <text:p>6.48365</text:p>
          </table:table-cell>
          <table:table-cell table:formula="of:=SQRT(POWER(ABS([.A415]-xpos);2)+POWER(ABS([.B415]-ypos);2))" office:value-type="float" office:value="0.0367916553854268" calcext:value-type="float">
            <text:p>0.0367916554</text:p>
          </table:table-cell>
          <table:table-cell/>
          <table:table-cell table:formula="of:=[.J415]/[.D415]" office:value-type="float" office:value="0.0704904406401696" calcext:value-type="float">
            <text:p>0.0704904406</text:p>
          </table:table-cell>
          <table:table-cell table:number-columns-repeated="3"/>
          <table:table-cell table:formula="of:=[.C415]*flaeche" office:value-type="float" office:value="0.00259346" calcext:value-type="float">
            <text:p>0.00259346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693642" calcext:value-type="float">
            <text:p>6.693642</text:p>
          </table:table-cell>
          <table:table-cell table:formula="of:=SQRT(POWER(ABS([.A416]-xpos);2)+POWER(ABS([.B416]-ypos);2))" office:value-type="float" office:value="0.0430513394216719" calcext:value-type="float">
            <text:p>0.0430513394</text:p>
          </table:table-cell>
          <table:table-cell/>
          <table:table-cell table:formula="of:=[.J416]/[.D416]" office:value-type="float" office:value="0.0621921834713504" calcext:value-type="float">
            <text:p>0.0621921835</text:p>
          </table:table-cell>
          <table:table-cell table:number-columns-repeated="3"/>
          <table:table-cell table:formula="of:=[.C416]*flaeche" office:value-type="float" office:value="0.0026774568" calcext:value-type="float">
            <text:p>0.002677456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883807" calcext:value-type="float">
            <text:p>6.883807</text:p>
          </table:table-cell>
          <table:table-cell table:formula="of:=SQRT(POWER(ABS([.A417]-xpos);2)+POWER(ABS([.B417]-ypos);2))" office:value-type="float" office:value="0.0564462813124124" calcext:value-type="float">
            <text:p>0.0564462813</text:p>
          </table:table-cell>
          <table:table-cell/>
          <table:table-cell table:formula="of:=[.J417]/[.D417]" office:value-type="float" office:value="0.0487812967653284" calcext:value-type="float">
            <text:p>0.0487812968</text:p>
          </table:table-cell>
          <table:table-cell table:number-columns-repeated="3"/>
          <table:table-cell table:formula="of:=[.C417]*flaeche" office:value-type="float" office:value="0.0027535228" calcext:value-type="float">
            <text:p>0.002753522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163265" calcext:value-type="float">
            <text:p>0.163265</text:p>
          </table:table-cell>
          <table:table-cell office:value-type="float" office:value="7.033478" calcext:value-type="float">
            <text:p>7.033478</text:p>
          </table:table-cell>
          <table:table-cell table:formula="of:=SQRT(POWER(ABS([.A418]-xpos);2)+POWER(ABS([.B418]-ypos);2))" office:value-type="float" office:value="0.0731568209396773" calcext:value-type="float">
            <text:p>0.0731568209</text:p>
          </table:table-cell>
          <table:table-cell/>
          <table:table-cell table:formula="of:=[.J418]/[.D418]" office:value-type="float" office:value="0.0384569909389561" calcext:value-type="float">
            <text:p>0.0384569909</text:p>
          </table:table-cell>
          <table:table-cell table:number-columns-repeated="3"/>
          <table:table-cell table:formula="of:=[.C418]*flaeche" office:value-type="float" office:value="0.0028133912" calcext:value-type="float">
            <text:p>0.0028133912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7.124725" calcext:value-type="float">
            <text:p>7.124725</text:p>
          </table:table-cell>
          <table:table-cell table:formula="of:=SQRT(POWER(ABS([.A419]-xpos);2)+POWER(ABS([.B419]-ypos);2))" office:value-type="float" office:value="0.0913817878682618" calcext:value-type="float">
            <text:p>0.0913817879</text:p>
          </table:table-cell>
          <table:table-cell/>
          <table:table-cell table:formula="of:=[.J419]/[.D419]" office:value-type="float" office:value="0.0311866299235518" calcext:value-type="float">
            <text:p>0.0311866299</text:p>
          </table:table-cell>
          <table:table-cell table:number-columns-repeated="3"/>
          <table:table-cell table:formula="of:=[.C419]*flaeche" office:value-type="float" office:value="0.00284989" calcext:value-type="float">
            <text:p>0.00284989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7.144805" calcext:value-type="float">
            <text:p>7.144805</text:p>
          </table:table-cell>
          <table:table-cell table:formula="of:=SQRT(POWER(ABS([.A420]-xpos);2)+POWER(ABS([.B420]-ypos);2))" office:value-type="float" office:value="0.1103744669251" calcext:value-type="float">
            <text:p>0.1103744669</text:p>
          </table:table-cell>
          <table:table-cell/>
          <table:table-cell table:formula="of:=[.J420]/[.D420]" office:value-type="float" office:value="0.0258929631065796" calcext:value-type="float">
            <text:p>0.0258929631</text:p>
          </table:table-cell>
          <table:table-cell table:number-columns-repeated="3"/>
          <table:table-cell table:formula="of:=[.C420]*flaeche" office:value-type="float" office:value="0.002857922" calcext:value-type="float">
            <text:p>0.002857922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7.088622" calcext:value-type="float">
            <text:p>7.088622</text:p>
          </table:table-cell>
          <table:table-cell table:formula="of:=SQRT(POWER(ABS([.A421]-xpos);2)+POWER(ABS([.B421]-ypos);2))" office:value-type="float" office:value="0.129796842507821" calcext:value-type="float">
            <text:p>0.1297968425</text:p>
          </table:table-cell>
          <table:table-cell/>
          <table:table-cell table:formula="of:=[.J421]/[.D421]" office:value-type="float" office:value="0.0218452833305953" calcext:value-type="float">
            <text:p>0.0218452833</text:p>
          </table:table-cell>
          <table:table-cell table:number-columns-repeated="3"/>
          <table:table-cell table:formula="of:=[.C421]*flaeche" office:value-type="float" office:value="0.0028354488" calcext:value-type="float">
            <text:p>0.002835448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960547" calcext:value-type="float">
            <text:p>6.960547</text:p>
          </table:table-cell>
          <table:table-cell table:formula="of:=SQRT(POWER(ABS([.A422]-xpos);2)+POWER(ABS([.B422]-ypos);2))" office:value-type="float" office:value="0.149482074607626" calcext:value-type="float">
            <text:p>0.1494820746</text:p>
          </table:table-cell>
          <table:table-cell/>
          <table:table-cell table:formula="of:=[.J422]/[.D422]" office:value-type="float" office:value="0.0186257703962717" calcext:value-type="float">
            <text:p>0.0186257704</text:p>
          </table:table-cell>
          <table:table-cell table:number-columns-repeated="3"/>
          <table:table-cell table:formula="of:=[.C422]*flaeche" office:value-type="float" office:value="0.0027842188" calcext:value-type="float">
            <text:p>0.002784218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77487" calcext:value-type="float">
            <text:p>6.77487</text:p>
          </table:table-cell>
          <table:table-cell table:formula="of:=SQRT(POWER(ABS([.A423]-xpos);2)+POWER(ABS([.B423]-ypos);2))" office:value-type="float" office:value="0.169338518539049" calcext:value-type="float">
            <text:p>0.1693385185</text:p>
          </table:table-cell>
          <table:table-cell/>
          <table:table-cell table:formula="of:=[.J423]/[.D423]" office:value-type="float" office:value="0.0160031398844149" calcext:value-type="float">
            <text:p>0.0160031399</text:p>
          </table:table-cell>
          <table:table-cell table:number-columns-repeated="3"/>
          <table:table-cell table:formula="of:=[.C423]*flaeche" office:value-type="float" office:value="0.002709948" calcext:value-type="float">
            <text:p>0.00270994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6.554358" calcext:value-type="float">
            <text:p>6.554358</text:p>
          </table:table-cell>
          <table:table-cell table:formula="of:=SQRT(POWER(ABS([.A424]-xpos);2)+POWER(ABS([.B424]-ypos);2))" office:value-type="float" office:value="0.189312308160352" calcext:value-type="float">
            <text:p>0.1893123082</text:p>
          </table:table-cell>
          <table:table-cell/>
          <table:table-cell table:formula="of:=[.J424]/[.D424]" office:value-type="float" office:value="0.0138487730960383" calcext:value-type="float">
            <text:p>0.0138487731</text:p>
          </table:table-cell>
          <table:table-cell table:number-columns-repeated="3"/>
          <table:table-cell table:formula="of:=[.C424]*flaeche" office:value-type="float" office:value="0.0026217432" calcext:value-type="float">
            <text:p>0.0026217432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6.32685" calcext:value-type="float">
            <text:p>6.32685</text:p>
          </table:table-cell>
          <table:table-cell table:formula="of:=SQRT(POWER(ABS([.A425]-xpos);2)+POWER(ABS([.B425]-ypos);2))" office:value-type="float" office:value="0.209369861988301" calcext:value-type="float">
            <text:p>0.209369862</text:p>
          </table:table-cell>
          <table:table-cell/>
          <table:table-cell table:formula="of:=[.J425]/[.D425]" office:value-type="float" office:value="0.0120874130400937" calcext:value-type="float">
            <text:p>0.012087413</text:p>
          </table:table-cell>
          <table:table-cell table:number-columns-repeated="3"/>
          <table:table-cell table:formula="of:=[.C425]*flaeche" office:value-type="float" office:value="0.00253074" calcext:value-type="float">
            <text:p>0.00253074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6.120411" calcext:value-type="float">
            <text:p>6.120411</text:p>
          </table:table-cell>
          <table:table-cell table:formula="of:=SQRT(POWER(ABS([.A426]-xpos);2)+POWER(ABS([.B426]-ypos);2))" office:value-type="float" office:value="0.229490204989233" calcext:value-type="float">
            <text:p>0.229490205</text:p>
          </table:table-cell>
          <table:table-cell/>
          <table:table-cell table:formula="of:=[.J426]/[.D426]" office:value-type="float" office:value="0.0106678383075864" calcext:value-type="float">
            <text:p>0.0106678383</text:p>
          </table:table-cell>
          <table:table-cell table:number-columns-repeated="3"/>
          <table:table-cell table:formula="of:=[.C426]*flaeche" office:value-type="float" office:value="0.0024481644" calcext:value-type="float">
            <text:p>0.0024481644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958117" calcext:value-type="float">
            <text:p>5.958117</text:p>
          </table:table-cell>
          <table:table-cell table:formula="of:=SQRT(POWER(ABS([.A427]-xpos);2)+POWER(ABS([.B427]-ypos);2))" office:value-type="float" office:value="0.249656423802793" calcext:value-type="float">
            <text:p>0.2496564238</text:p>
          </table:table-cell>
          <table:table-cell/>
          <table:table-cell table:formula="of:=[.J427]/[.D427]" office:value-type="float" office:value="0.00954610645982238" calcext:value-type="float">
            <text:p>0.0095461065</text:p>
          </table:table-cell>
          <table:table-cell table:number-columns-repeated="3"/>
          <table:table-cell table:formula="of:=[.C427]*flaeche" office:value-type="float" office:value="0.0023832468" calcext:value-type="float">
            <text:p>0.002383246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853774" calcext:value-type="float">
            <text:p>5.853774</text:p>
          </table:table-cell>
          <table:table-cell table:formula="of:=SQRT(POWER(ABS([.A428]-xpos);2)+POWER(ABS([.B428]-ypos);2))" office:value-type="float" office:value="0.269858997689534" calcext:value-type="float">
            <text:p>0.2698589977</text:p>
          </table:table-cell>
          <table:table-cell/>
          <table:table-cell table:formula="of:=[.J428]/[.D428]" office:value-type="float" office:value="0.0086767890640943" calcext:value-type="float">
            <text:p>0.0086767891</text:p>
          </table:table-cell>
          <table:table-cell table:number-columns-repeated="3"/>
          <table:table-cell table:formula="of:=[.C428]*flaeche" office:value-type="float" office:value="0.0023415096" calcext:value-type="float">
            <text:p>0.0023415096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5.809736" calcext:value-type="float">
            <text:p>5.809736</text:p>
          </table:table-cell>
          <table:table-cell table:formula="of:=SQRT(POWER(ABS([.A429]-xpos);2)+POWER(ABS([.B429]-ypos);2))" office:value-type="float" office:value="0.290090331190131" calcext:value-type="float">
            <text:p>0.2900903312</text:p>
          </table:table-cell>
          <table:table-cell/>
          <table:table-cell table:formula="of:=[.J429]/[.D429]" office:value-type="float" office:value="0.00801093366492409" calcext:value-type="float">
            <text:p>0.0080109337</text:p>
          </table:table-cell>
          <table:table-cell table:number-columns-repeated="3"/>
          <table:table-cell table:formula="of:=[.C429]*flaeche" office:value-type="float" office:value="0.0023238944" calcext:value-type="float">
            <text:p>0.0023238944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5.817372" calcext:value-type="float">
            <text:p>5.817372</text:p>
          </table:table-cell>
          <table:table-cell table:formula="of:=SQRT(POWER(ABS([.A430]-xpos);2)+POWER(ABS([.B430]-ypos);2))" office:value-type="float" office:value="0.310344799850102" calcext:value-type="float">
            <text:p>0.3103447999</text:p>
          </table:table-cell>
          <table:table-cell/>
          <table:table-cell table:formula="of:=[.J430]/[.D430]" office:value-type="float" office:value="0.00749794680343903" calcext:value-type="float">
            <text:p>0.0074979468</text:p>
          </table:table-cell>
          <table:table-cell table:number-columns-repeated="3"/>
          <table:table-cell table:formula="of:=[.C430]*flaeche" office:value-type="float" office:value="0.0023269488" calcext:value-type="float">
            <text:p>0.002326948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5.859899" calcext:value-type="float">
            <text:p>5.859899</text:p>
          </table:table-cell>
          <table:table-cell table:formula="of:=SQRT(POWER(ABS([.A431]-xpos);2)+POWER(ABS([.B431]-ypos);2))" office:value-type="float" office:value="0.330618151749114" calcext:value-type="float">
            <text:p>0.3306181517</text:p>
          </table:table-cell>
          <table:table-cell/>
          <table:table-cell table:formula="of:=[.J431]/[.D431]" office:value-type="float" office:value="0.00708962767954341" calcext:value-type="float">
            <text:p>0.0070896277</text:p>
          </table:table-cell>
          <table:table-cell table:number-columns-repeated="3"/>
          <table:table-cell table:formula="of:=[.C431]*flaeche" office:value-type="float" office:value="0.0023439596" calcext:value-type="float">
            <text:p>0.0023439596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5.916661" calcext:value-type="float">
            <text:p>5.916661</text:p>
          </table:table-cell>
          <table:table-cell table:formula="of:=SQRT(POWER(ABS([.A432]-xpos);2)+POWER(ABS([.B432]-ypos);2))" office:value-type="float" office:value="0.35090810851988" calcext:value-type="float">
            <text:p>0.3509081085</text:p>
          </table:table-cell>
          <table:table-cell/>
          <table:table-cell table:formula="of:=[.J432]/[.D432]" office:value-type="float" office:value="0.00674439929582283" calcext:value-type="float">
            <text:p>0.0067443993</text:p>
          </table:table-cell>
          <table:table-cell table:number-columns-repeated="3"/>
          <table:table-cell table:formula="of:=[.C432]*flaeche" office:value-type="float" office:value="0.0023666644" calcext:value-type="float">
            <text:p>0.0023666644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5.967652" calcext:value-type="float">
            <text:p>5.967652</text:p>
          </table:table-cell>
          <table:table-cell table:formula="of:=SQRT(POWER(ABS([.A433]-xpos);2)+POWER(ABS([.B433]-ypos);2))" office:value-type="float" office:value="0.371210122126269" calcext:value-type="float">
            <text:p>0.3712101221</text:p>
          </table:table-cell>
          <table:table-cell/>
          <table:table-cell table:formula="of:=[.J433]/[.D433]" office:value-type="float" office:value="0.00643048413207877" calcext:value-type="float">
            <text:p>0.0064304841</text:p>
          </table:table-cell>
          <table:table-cell table:number-columns-repeated="3"/>
          <table:table-cell table:formula="of:=[.C433]*flaeche" office:value-type="float" office:value="0.0023870608" calcext:value-type="float">
            <text:p>0.002387060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5.997353" calcext:value-type="float">
            <text:p>5.997353</text:p>
          </table:table-cell>
          <table:table-cell table:formula="of:=SQRT(POWER(ABS([.A434]-xpos);2)+POWER(ABS([.B434]-ypos);2))" office:value-type="float" office:value="0.391523156200243" calcext:value-type="float">
            <text:p>0.3915231562</text:p>
          </table:table-cell>
          <table:table-cell/>
          <table:table-cell table:formula="of:=[.J434]/[.D434]" office:value-type="float" office:value="0.00612720132132637" calcext:value-type="float">
            <text:p>0.0061272013</text:p>
          </table:table-cell>
          <table:table-cell table:number-columns-repeated="3"/>
          <table:table-cell table:formula="of:=[.C434]*flaeche" office:value-type="float" office:value="0.0023989412" calcext:value-type="float">
            <text:p>0.0023989412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5.997353" calcext:value-type="float">
            <text:p>5.997353</text:p>
          </table:table-cell>
          <table:table-cell table:formula="of:=SQRT(POWER(ABS([.A435]-xpos);2)+POWER(ABS([.B435]-ypos);2))" office:value-type="float" office:value="0.411845580091616" calcext:value-type="float">
            <text:p>0.4118455801</text:p>
          </table:table-cell>
          <table:table-cell/>
          <table:table-cell table:formula="of:=[.J435]/[.D435]" office:value-type="float" office:value="0.00582485600420028" calcext:value-type="float">
            <text:p>0.005824856</text:p>
          </table:table-cell>
          <table:table-cell table:number-columns-repeated="3"/>
          <table:table-cell table:formula="of:=[.C435]*flaeche" office:value-type="float" office:value="0.0023989412" calcext:value-type="float">
            <text:p>0.0023989412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5.967652" calcext:value-type="float">
            <text:p>5.967652</text:p>
          </table:table-cell>
          <table:table-cell table:formula="of:=SQRT(POWER(ABS([.A436]-xpos);2)+POWER(ABS([.B436]-ypos);2))" office:value-type="float" office:value="0.432176069176672" calcext:value-type="float">
            <text:p>0.4321760692</text:p>
          </table:table-cell>
          <table:table-cell/>
          <table:table-cell table:formula="of:=[.J436]/[.D436]" office:value-type="float" office:value="0.00552335256449421" calcext:value-type="float">
            <text:p>0.0055233526</text:p>
          </table:table-cell>
          <table:table-cell table:number-columns-repeated="3"/>
          <table:table-cell table:formula="of:=[.C436]*flaeche" office:value-type="float" office:value="0.0023870608" calcext:value-type="float">
            <text:p>0.002387060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5.916661" calcext:value-type="float">
            <text:p>5.916661</text:p>
          </table:table-cell>
          <table:table-cell table:formula="of:=SQRT(POWER(ABS([.A437]-xpos);2)+POWER(ABS([.B437]-ypos);2))" office:value-type="float" office:value="0.452513536399741" calcext:value-type="float">
            <text:p>0.4525135364</text:p>
          </table:table-cell>
          <table:table-cell/>
          <table:table-cell table:formula="of:=[.J437]/[.D437]" office:value-type="float" office:value="0.00523004111397308" calcext:value-type="float">
            <text:p>0.0052300411</text:p>
          </table:table-cell>
          <table:table-cell table:number-columns-repeated="3"/>
          <table:table-cell table:formula="of:=[.C437]*flaeche" office:value-type="float" office:value="0.0023666644" calcext:value-type="float">
            <text:p>0.0023666644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5.859899" calcext:value-type="float">
            <text:p>5.859899</text:p>
          </table:table-cell>
          <table:table-cell table:formula="of:=SQRT(POWER(ABS([.A438]-xpos);2)+POWER(ABS([.B438]-ypos);2))" office:value-type="float" office:value="0.472858078355441" calcext:value-type="float">
            <text:p>0.4728580784</text:p>
          </table:table-cell>
          <table:table-cell/>
          <table:table-cell table:formula="of:=[.J438]/[.D438]" office:value-type="float" office:value="0.00495700445290496" calcext:value-type="float">
            <text:p>0.0049570045</text:p>
          </table:table-cell>
          <table:table-cell table:number-columns-repeated="3"/>
          <table:table-cell table:formula="of:=[.C438]*flaeche" office:value-type="float" office:value="0.0023439596" calcext:value-type="float">
            <text:p>0.0023439596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5.817372" calcext:value-type="float">
            <text:p>5.817372</text:p>
          </table:table-cell>
          <table:table-cell table:formula="of:=SQRT(POWER(ABS([.A439]-xpos);2)+POWER(ABS([.B439]-ypos);2))" office:value-type="float" office:value="0.493206949255584" calcext:value-type="float">
            <text:p>0.4932069493</text:p>
          </table:table-cell>
          <table:table-cell/>
          <table:table-cell table:formula="of:=[.J439]/[.D439]" office:value-type="float" office:value="0.00471799678311945" calcext:value-type="float">
            <text:p>0.0047179968</text:p>
          </table:table-cell>
          <table:table-cell table:number-columns-repeated="3"/>
          <table:table-cell table:formula="of:=[.C439]*flaeche" office:value-type="float" office:value="0.0023269488" calcext:value-type="float">
            <text:p>0.002326948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5.809736" calcext:value-type="float">
            <text:p>5.809736</text:p>
          </table:table-cell>
          <table:table-cell table:formula="of:=SQRT(POWER(ABS([.A440]-xpos);2)+POWER(ABS([.B440]-ypos);2))" office:value-type="float" office:value="0.513560512744117" calcext:value-type="float">
            <text:p>0.5135605127</text:p>
          </table:table-cell>
          <table:table-cell/>
          <table:table-cell table:formula="of:=[.J440]/[.D440]" office:value-type="float" office:value="0.00452506441272655" calcext:value-type="float">
            <text:p>0.0045250644</text:p>
          </table:table-cell>
          <table:table-cell table:number-columns-repeated="3"/>
          <table:table-cell table:formula="of:=[.C440]*flaeche" office:value-type="float" office:value="0.0023238944" calcext:value-type="float">
            <text:p>0.0023238944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853774" calcext:value-type="float">
            <text:p>5.853774</text:p>
          </table:table-cell>
          <table:table-cell table:formula="of:=SQRT(POWER(ABS([.A441]-xpos);2)+POWER(ABS([.B441]-ypos);2))" office:value-type="float" office:value="0.533918232161068" calcext:value-type="float">
            <text:p>0.5339182322</text:p>
          </table:table-cell>
          <table:table-cell/>
          <table:table-cell table:formula="of:=[.J441]/[.D441]" office:value-type="float" office:value="0.00438552096361758" calcext:value-type="float">
            <text:p>0.004385521</text:p>
          </table:table-cell>
          <table:table-cell table:number-columns-repeated="3"/>
          <table:table-cell table:formula="of:=[.C441]*flaeche" office:value-type="float" office:value="0.0023415096" calcext:value-type="float">
            <text:p>0.0023415096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958117" calcext:value-type="float">
            <text:p>5.958117</text:p>
          </table:table-cell>
          <table:table-cell table:formula="of:=SQRT(POWER(ABS([.A442]-xpos);2)+POWER(ABS([.B442]-ypos);2))" office:value-type="float" office:value="0.554279649586741" calcext:value-type="float">
            <text:p>0.5542796496</text:p>
          </table:table-cell>
          <table:table-cell/>
          <table:table-cell table:formula="of:=[.J442]/[.D442]" office:value-type="float" office:value="0.00429971910709134" calcext:value-type="float">
            <text:p>0.0042997191</text:p>
          </table:table-cell>
          <table:table-cell table:number-columns-repeated="3"/>
          <table:table-cell table:formula="of:=[.C442]*flaeche" office:value-type="float" office:value="0.0023832468" calcext:value-type="float">
            <text:p>0.002383246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6.120411" calcext:value-type="float">
            <text:p>6.120411</text:p>
          </table:table-cell>
          <table:table-cell table:formula="of:=SQRT(POWER(ABS([.A443]-xpos);2)+POWER(ABS([.B443]-ypos);2))" office:value-type="float" office:value="0.574644371925802" calcext:value-type="float">
            <text:p>0.5746443719</text:p>
          </table:table-cell>
          <table:table-cell/>
          <table:table-cell table:formula="of:=[.J443]/[.D443]" office:value-type="float" office:value="0.00426031215061844" calcext:value-type="float">
            <text:p>0.0042603122</text:p>
          </table:table-cell>
          <table:table-cell table:number-columns-repeated="3"/>
          <table:table-cell table:formula="of:=[.C443]*flaeche" office:value-type="float" office:value="0.0024481644" calcext:value-type="float">
            <text:p>0.0024481644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6.32685" calcext:value-type="float">
            <text:p>6.32685</text:p>
          </table:table-cell>
          <table:table-cell table:formula="of:=SQRT(POWER(ABS([.A444]-xpos);2)+POWER(ABS([.B444]-ypos);2))" office:value-type="float" office:value="0.595013057931505" calcext:value-type="float">
            <text:p>0.5950130579</text:p>
          </table:table-cell>
          <table:table-cell/>
          <table:table-cell table:formula="of:=[.J444]/[.D444]" office:value-type="float" office:value="0.00425325119552474" calcext:value-type="float">
            <text:p>0.0042532512</text:p>
          </table:table-cell>
          <table:table-cell table:number-columns-repeated="3"/>
          <table:table-cell table:formula="of:=[.C444]*flaeche" office:value-type="float" office:value="0.00253074" calcext:value-type="float">
            <text:p>0.00253074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6.554358" calcext:value-type="float">
            <text:p>6.554358</text:p>
          </table:table-cell>
          <table:table-cell table:formula="of:=SQRT(POWER(ABS([.A445]-xpos);2)+POWER(ABS([.B445]-ypos);2))" office:value-type="float" office:value="0.615383417083204" calcext:value-type="float">
            <text:p>0.6153834171</text:p>
          </table:table-cell>
          <table:table-cell/>
          <table:table-cell table:formula="of:=[.J445]/[.D445]" office:value-type="float" office:value="0.00426034099590552" calcext:value-type="float">
            <text:p>0.004260341</text:p>
          </table:table-cell>
          <table:table-cell table:number-columns-repeated="3"/>
          <table:table-cell table:formula="of:=[.C445]*flaeche" office:value-type="float" office:value="0.0026217432" calcext:value-type="float">
            <text:p>0.0026217432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77487" calcext:value-type="float">
            <text:p>6.77487</text:p>
          </table:table-cell>
          <table:table-cell table:formula="of:=SQRT(POWER(ABS([.A446]-xpos);2)+POWER(ABS([.B446]-ypos);2))" office:value-type="float" office:value="0.635756190580163" calcext:value-type="float">
            <text:p>0.6357561906</text:p>
          </table:table-cell>
          <table:table-cell/>
          <table:table-cell table:formula="of:=[.J446]/[.D446]" office:value-type="float" office:value="0.00426255857222094" calcext:value-type="float">
            <text:p>0.0042625586</text:p>
          </table:table-cell>
          <table:table-cell table:number-columns-repeated="3"/>
          <table:table-cell table:formula="of:=[.C446]*flaeche" office:value-type="float" office:value="0.002709948" calcext:value-type="float">
            <text:p>0.00270994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960547" calcext:value-type="float">
            <text:p>6.960547</text:p>
          </table:table-cell>
          <table:table-cell table:formula="of:=SQRT(POWER(ABS([.A447]-xpos);2)+POWER(ABS([.B447]-ypos);2))" office:value-type="float" office:value="0.65613115352725" calcext:value-type="float">
            <text:p>0.6561311535</text:p>
          </table:table-cell>
          <table:table-cell/>
          <table:table-cell table:formula="of:=[.J447]/[.D447]" office:value-type="float" office:value="0.00424338759870265" calcext:value-type="float">
            <text:p>0.0042433876</text:p>
          </table:table-cell>
          <table:table-cell table:number-columns-repeated="3"/>
          <table:table-cell table:formula="of:=[.C447]*flaeche" office:value-type="float" office:value="0.0027842188" calcext:value-type="float">
            <text:p>0.002784218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7.088622" calcext:value-type="float">
            <text:p>7.088622</text:p>
          </table:table-cell>
          <table:table-cell table:formula="of:=SQRT(POWER(ABS([.A448]-xpos);2)+POWER(ABS([.B448]-ypos);2))" office:value-type="float" office:value="0.676508108099969" calcext:value-type="float">
            <text:p>0.6765081081</text:p>
          </table:table-cell>
          <table:table-cell/>
          <table:table-cell table:formula="of:=[.J448]/[.D448]" office:value-type="float" office:value="0.00419130054178301" calcext:value-type="float">
            <text:p>0.0041913005</text:p>
          </table:table-cell>
          <table:table-cell table:number-columns-repeated="3"/>
          <table:table-cell table:formula="of:=[.C448]*flaeche" office:value-type="float" office:value="0.0028354488" calcext:value-type="float">
            <text:p>0.002835448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7.144805" calcext:value-type="float">
            <text:p>7.144805</text:p>
          </table:table-cell>
          <table:table-cell table:formula="of:=SQRT(POWER(ABS([.A449]-xpos);2)+POWER(ABS([.B449]-ypos);2))" office:value-type="float" office:value="0.696886879593094" calcext:value-type="float">
            <text:p>0.6968868796</text:p>
          </table:table-cell>
          <table:table-cell/>
          <table:table-cell table:formula="of:=[.J449]/[.D449]" office:value-type="float" office:value="0.0041009840817619" calcext:value-type="float">
            <text:p>0.0041009841</text:p>
          </table:table-cell>
          <table:table-cell table:number-columns-repeated="3"/>
          <table:table-cell table:formula="of:=[.C449]*flaeche" office:value-type="float" office:value="0.002857922" calcext:value-type="float">
            <text:p>0.002857922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7.124725" calcext:value-type="float">
            <text:p>7.124725</text:p>
          </table:table-cell>
          <table:table-cell table:formula="of:=SQRT(POWER(ABS([.A450]-xpos);2)+POWER(ABS([.B450]-ypos);2))" office:value-type="float" office:value="0.717268311828984" calcext:value-type="float">
            <text:p>0.7172683118</text:p>
          </table:table-cell>
          <table:table-cell/>
          <table:table-cell table:formula="of:=[.J450]/[.D450]" office:value-type="float" office:value="0.00397325513061212" calcext:value-type="float">
            <text:p>0.0039732551</text:p>
          </table:table-cell>
          <table:table-cell table:number-columns-repeated="3"/>
          <table:table-cell table:formula="of:=[.C450]*flaeche" office:value-type="float" office:value="0.00284989" calcext:value-type="float">
            <text:p>0.00284989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7.033478" calcext:value-type="float">
            <text:p>7.033478</text:p>
          </table:table-cell>
          <table:table-cell table:formula="of:=SQRT(POWER(ABS([.A451]-xpos);2)+POWER(ABS([.B451]-ypos);2))" office:value-type="float" office:value="0.737650269741698" calcext:value-type="float">
            <text:p>0.7376502697</text:p>
          </table:table-cell>
          <table:table-cell/>
          <table:table-cell table:formula="of:=[.J451]/[.D451]" office:value-type="float" office:value="0.00381399060693784" calcext:value-type="float">
            <text:p>0.0038139906</text:p>
          </table:table-cell>
          <table:table-cell table:number-columns-repeated="3"/>
          <table:table-cell table:formula="of:=[.C451]*flaeche" office:value-type="float" office:value="0.0028133912" calcext:value-type="float">
            <text:p>0.0028133912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883807" calcext:value-type="float">
            <text:p>6.883807</text:p>
          </table:table-cell>
          <table:table-cell table:formula="of:=SQRT(POWER(ABS([.A452]-xpos);2)+POWER(ABS([.B452]-ypos);2))" office:value-type="float" office:value="0.758033628986208" calcext:value-type="float">
            <text:p>0.758033629</text:p>
          </table:table-cell>
          <table:table-cell/>
          <table:table-cell table:formula="of:=[.J452]/[.D452]" office:value-type="float" office:value="0.00363245467576756" calcext:value-type="float">
            <text:p>0.0036324547</text:p>
          </table:table-cell>
          <table:table-cell table:number-columns-repeated="3"/>
          <table:table-cell table:formula="of:=[.C452]*flaeche" office:value-type="float" office:value="0.0027535228" calcext:value-type="float">
            <text:p>0.002753522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693642" calcext:value-type="float">
            <text:p>6.693642</text:p>
          </table:table-cell>
          <table:table-cell table:formula="of:=SQRT(POWER(ABS([.A453]-xpos);2)+POWER(ABS([.B453]-ypos);2))" office:value-type="float" office:value="0.778418279478328" calcext:value-type="float">
            <text:p>0.7784182795</text:p>
          </table:table-cell>
          <table:table-cell/>
          <table:table-cell table:formula="of:=[.J453]/[.D453]" office:value-type="float" office:value="0.00343961192919872" calcext:value-type="float">
            <text:p>0.0034396119</text:p>
          </table:table-cell>
          <table:table-cell table:number-columns-repeated="3"/>
          <table:table-cell table:formula="of:=[.C453]*flaeche" office:value-type="float" office:value="0.0026774568" calcext:value-type="float">
            <text:p>0.002677456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48365" calcext:value-type="float">
            <text:p>6.48365</text:p>
          </table:table-cell>
          <table:table-cell table:formula="of:=SQRT(POWER(ABS([.A454]-xpos);2)+POWER(ABS([.B454]-ypos);2))" office:value-type="float" office:value="0.798804122364175" calcext:value-type="float">
            <text:p>0.7988041224</text:p>
          </table:table-cell>
          <table:table-cell/>
          <table:table-cell table:formula="of:=[.J454]/[.D454]" office:value-type="float" office:value="0.00324667828744334" calcext:value-type="float">
            <text:p>0.0032466783</text:p>
          </table:table-cell>
          <table:table-cell table:number-columns-repeated="3"/>
          <table:table-cell table:formula="of:=[.C454]*flaeche" office:value-type="float" office:value="0.00259346" calcext:value-type="float">
            <text:p>0.00259346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275134" calcext:value-type="float">
            <text:p>6.275134</text:p>
          </table:table-cell>
          <table:table-cell table:formula="of:=SQRT(POWER(ABS([.A455]-xpos);2)+POWER(ABS([.B455]-ypos);2))" office:value-type="float" office:value="0.819191068624408" calcext:value-type="float">
            <text:p>0.8191910686</text:p>
          </table:table-cell>
          <table:table-cell/>
          <table:table-cell table:formula="of:=[.J455]/[.D455]" office:value-type="float" office:value="0.00306406367956977" calcext:value-type="float">
            <text:p>0.0030640637</text:p>
          </table:table-cell>
          <table:table-cell table:number-columns-repeated="3"/>
          <table:table-cell table:formula="of:=[.C455]*flaeche" office:value-type="float" office:value="0.0025100536" calcext:value-type="float">
            <text:p>0.0025100536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088304" calcext:value-type="float">
            <text:p>6.088304</text:p>
          </table:table-cell>
          <table:table-cell table:formula="of:=SQRT(POWER(ABS([.A456]-xpos);2)+POWER(ABS([.B456]-ypos);2))" office:value-type="float" office:value="0.839580036923818" calcext:value-type="float">
            <text:p>0.8395800369</text:p>
          </table:table-cell>
          <table:table-cell/>
          <table:table-cell table:formula="of:=[.J456]/[.D456]" office:value-type="float" office:value="0.00290064257473642" calcext:value-type="float">
            <text:p>0.0029006426</text:p>
          </table:table-cell>
          <table:table-cell table:number-columns-repeated="3"/>
          <table:table-cell table:formula="of:=[.C456]*flaeche" office:value-type="float" office:value="0.0024353216" calcext:value-type="float">
            <text:p>0.0024353216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940815" calcext:value-type="float">
            <text:p>5.940815</text:p>
          </table:table-cell>
          <table:table-cell table:formula="of:=SQRT(POWER(ABS([.A457]-xpos);2)+POWER(ABS([.B457]-ypos);2))" office:value-type="float" office:value="0.859968956463546" calcext:value-type="float">
            <text:p>0.8599689565</text:p>
          </table:table-cell>
          <table:table-cell/>
          <table:table-cell table:formula="of:=[.J457]/[.D457]" office:value-type="float" office:value="0.00276326951355567" calcext:value-type="float">
            <text:p>0.0027632695</text:p>
          </table:table-cell>
          <table:table-cell table:number-columns-repeated="3"/>
          <table:table-cell table:formula="of:=[.C457]*flaeche" office:value-type="float" office:value="0.002376326" calcext:value-type="float">
            <text:p>0.002376326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846445" calcext:value-type="float">
            <text:p>5.846445</text:p>
          </table:table-cell>
          <table:table-cell table:formula="of:=SQRT(POWER(ABS([.A458]-xpos);2)+POWER(ABS([.B458]-ypos);2))" office:value-type="float" office:value="0.88035876021597" calcext:value-type="float">
            <text:p>0.8803587602</text:p>
          </table:table-cell>
          <table:table-cell/>
          <table:table-cell table:formula="of:=[.J458]/[.D458]" office:value-type="float" office:value="0.00265639203661278" calcext:value-type="float">
            <text:p>0.002656392</text:p>
          </table:table-cell>
          <table:table-cell table:number-columns-repeated="3"/>
          <table:table-cell table:formula="of:=[.C458]*flaeche" office:value-type="float" office:value="0.002338578" calcext:value-type="float">
            <text:p>0.002338578</text:p>
          </table:table-cell>
          <table:table-cell table:number-columns-repeated="6"/>
        </table:table-row>
        <table:table-row table:style-name="ro1">
          <table:table-cell office:value-type="float" office:value="0.163265" calcext:value-type="float">
            <text:p>0.163265</text:p>
          </table:table-cell>
          <table:table-cell office:value-type="float" office:value="1" calcext:value-type="float">
            <text:p>1</text:p>
          </table:table-cell>
          <table:table-cell office:value-type="float" office:value="5.813982" calcext:value-type="float">
            <text:p>5.813982</text:p>
          </table:table-cell>
          <table:table-cell table:formula="of:=SQRT(POWER(ABS([.A459]-xpos);2)+POWER(ABS([.B459]-ypos);2))" office:value-type="float" office:value="0.90074938813468" calcext:value-type="float">
            <text:p>0.9007493881</text:p>
          </table:table-cell>
          <table:table-cell/>
          <table:table-cell table:formula="of:=[.J459]/[.D459]" office:value-type="float" office:value="0.00258184222008295" calcext:value-type="float">
            <text:p>0.0025818422</text:p>
          </table:table-cell>
          <table:table-cell table:number-columns-repeated="3"/>
          <table:table-cell table:formula="of:=[.C459]*flaeche" office:value-type="float" office:value="0.0023255928" calcext:value-type="float">
            <text:p>0.002325592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460]-xpos);2)+POWER(ABS([.B460]-ypos);2))" office:value-type="float" office:value="0.223606797749979" calcext:value-type="float">
            <text:p>0.2236067977</text:p>
          </table:table-cell>
          <table:table-cell/>
          <table:table-cell table:formula="of:=[.J460]/[.D460]" office:value-type="float" office:value="0" calcext:value-type="float">
            <text:p>0</text:p>
          </table:table-cell>
          <table:table-cell table:number-columns-repeated="3"/>
          <table:table-cell table:formula="of:=[.C460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" calcext:value-type="float">
            <text:p>0</text:p>
          </table:table-cell>
          <table:table-cell office:value-type="float" office:value="5.915541" calcext:value-type="float">
            <text:p>5.915541</text:p>
          </table:table-cell>
          <table:table-cell table:formula="of:=SQRT(POWER(ABS([.A461]-xpos);2)+POWER(ABS([.B461]-ypos);2))" office:value-type="float" office:value="0.101324088592003" calcext:value-type="float">
            <text:p>0.1013240886</text:p>
          </table:table-cell>
          <table:table-cell/>
          <table:table-cell table:formula="of:=[.J461]/[.D461]" office:value-type="float" office:value="0.0233529502498457" calcext:value-type="float">
            <text:p>0.0233529502</text:p>
          </table:table-cell>
          <table:table-cell table:number-columns-repeated="3"/>
          <table:table-cell table:formula="of:=[.C461]*flaeche" office:value-type="float" office:value="0.0023662164" calcext:value-type="float">
            <text:p>0.0023662164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949343" calcext:value-type="float">
            <text:p>5.949343</text:p>
          </table:table-cell>
          <table:table-cell table:formula="of:=SQRT(POWER(ABS([.A462]-xpos);2)+POWER(ABS([.B462]-ypos);2))" office:value-type="float" office:value="0.0812493531851177" calcext:value-type="float">
            <text:p>0.0812493532</text:p>
          </table:table-cell>
          <table:table-cell/>
          <table:table-cell table:formula="of:=[.J462]/[.D462]" office:value-type="float" office:value="0.0292893063970372" calcext:value-type="float">
            <text:p>0.0292893064</text:p>
          </table:table-cell>
          <table:table-cell table:number-columns-repeated="3"/>
          <table:table-cell table:formula="of:=[.C462]*flaeche" office:value-type="float" office:value="0.0023797372" calcext:value-type="float">
            <text:p>0.0023797372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6.0473" calcext:value-type="float">
            <text:p>6.0473</text:p>
          </table:table-cell>
          <table:table-cell table:formula="of:=SQRT(POWER(ABS([.A463]-xpos);2)+POWER(ABS([.B463]-ypos);2))" office:value-type="float" office:value="0.0613947618693973" calcext:value-type="float">
            <text:p>0.0613947619</text:p>
          </table:table-cell>
          <table:table-cell/>
          <table:table-cell table:formula="of:=[.J463]/[.D463]" office:value-type="float" office:value="0.0393994524344874" calcext:value-type="float">
            <text:p>0.0393994524</text:p>
          </table:table-cell>
          <table:table-cell table:number-columns-repeated="3"/>
          <table:table-cell table:formula="of:=[.C463]*flaeche" office:value-type="float" office:value="0.00241892" calcext:value-type="float">
            <text:p>0.00241892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199433" calcext:value-type="float">
            <text:p>6.199433</text:p>
          </table:table-cell>
          <table:table-cell table:formula="of:=SQRT(POWER(ABS([.A464]-xpos);2)+POWER(ABS([.B464]-ypos);2))" office:value-type="float" office:value="0.0420731399470018" calcext:value-type="float">
            <text:p>0.0420731399</text:p>
          </table:table-cell>
          <table:table-cell/>
          <table:table-cell table:formula="of:=[.J464]/[.D464]" office:value-type="float" office:value="0.0589395800532998" calcext:value-type="float">
            <text:p>0.0589395801</text:p>
          </table:table-cell>
          <table:table-cell table:number-columns-repeated="3"/>
          <table:table-cell table:formula="of:=[.C464]*flaeche" office:value-type="float" office:value="0.0024797732" calcext:value-type="float">
            <text:p>0.0024797732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390234" calcext:value-type="float">
            <text:p>6.390234</text:p>
          </table:table-cell>
          <table:table-cell table:formula="of:=SQRT(POWER(ABS([.A465]-xpos);2)+POWER(ABS([.B465]-ypos);2))" office:value-type="float" office:value="0.0245747353597145" calcext:value-type="float">
            <text:p>0.0245747354</text:p>
          </table:table-cell>
          <table:table-cell/>
          <table:table-cell table:formula="of:=[.J465]/[.D465]" office:value-type="float" office:value="0.104013067184041" calcext:value-type="float">
            <text:p>0.1040130672</text:p>
          </table:table-cell>
          <table:table-cell table:number-columns-repeated="3"/>
          <table:table-cell table:formula="of:=[.C465]*flaeche" office:value-type="float" office:value="0.0025560936" calcext:value-type="float">
            <text:p>0.0025560936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600135" calcext:value-type="float">
            <text:p>6.600135</text:p>
          </table:table-cell>
          <table:table-cell table:formula="of:=SQRT(POWER(ABS([.A466]-xpos);2)+POWER(ABS([.B466]-ypos);2))" office:value-type="float" office:value="0.0164540757868681" calcext:value-type="float">
            <text:p>0.0164540758</text:p>
          </table:table-cell>
          <table:table-cell/>
          <table:table-cell table:formula="of:=[.J466]/[.D466]" office:value-type="float" office:value="0.160449850492788" calcext:value-type="float">
            <text:p>0.1604498505</text:p>
          </table:table-cell>
          <table:table-cell table:number-columns-repeated="3"/>
          <table:table-cell table:formula="of:=[.C466]*flaeche" office:value-type="float" office:value="0.002640054" calcext:value-type="float">
            <text:p>0.002640054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807228" calcext:value-type="float">
            <text:p>6.807228</text:p>
          </table:table-cell>
          <table:table-cell table:formula="of:=SQRT(POWER(ABS([.A467]-xpos);2)+POWER(ABS([.B467]-ypos);2))" office:value-type="float" office:value="0.0277583956668969" calcext:value-type="float">
            <text:p>0.0277583957</text:p>
          </table:table-cell>
          <table:table-cell/>
          <table:table-cell table:formula="of:=[.J467]/[.D467]" office:value-type="float" office:value="0.0980925278490489" calcext:value-type="float">
            <text:p>0.0980925278</text:p>
          </table:table-cell>
          <table:table-cell table:number-columns-repeated="3"/>
          <table:table-cell table:formula="of:=[.C467]*flaeche" office:value-type="float" office:value="0.0027228912" calcext:value-type="float">
            <text:p>0.0027228912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989088" calcext:value-type="float">
            <text:p>6.989088</text:p>
          </table:table-cell>
          <table:table-cell table:formula="of:=SQRT(POWER(ABS([.A468]-xpos);2)+POWER(ABS([.B468]-ypos);2))" office:value-type="float" office:value="0.0458616765720574" calcext:value-type="float">
            <text:p>0.0458616766</text:p>
          </table:table-cell>
          <table:table-cell/>
          <table:table-cell table:formula="of:=[.J468]/[.D468]" office:value-type="float" office:value="0.0609579808014111" calcext:value-type="float">
            <text:p>0.0609579808</text:p>
          </table:table-cell>
          <table:table-cell table:number-columns-repeated="3"/>
          <table:table-cell table:formula="of:=[.C468]*flaeche" office:value-type="float" office:value="0.0027956352" calcext:value-type="float">
            <text:p>0.0027956352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7.124725" calcext:value-type="float">
            <text:p>7.124725</text:p>
          </table:table-cell>
          <table:table-cell table:formula="of:=SQRT(POWER(ABS([.A469]-xpos);2)+POWER(ABS([.B469]-ypos);2))" office:value-type="float" office:value="0.0653378233031986" calcext:value-type="float">
            <text:p>0.0653378233</text:p>
          </table:table-cell>
          <table:table-cell/>
          <table:table-cell table:formula="of:=[.J469]/[.D469]" office:value-type="float" office:value="0.0436177677174086" calcext:value-type="float">
            <text:p>0.0436177677</text:p>
          </table:table-cell>
          <table:table-cell table:number-columns-repeated="3"/>
          <table:table-cell table:formula="of:=[.C469]*flaeche" office:value-type="float" office:value="0.00284989" calcext:value-type="float">
            <text:p>0.002849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183673" calcext:value-type="float">
            <text:p>0.183673</text:p>
          </table:table-cell>
          <table:table-cell office:value-type="float" office:value="7.196694" calcext:value-type="float">
            <text:p>7.196694</text:p>
          </table:table-cell>
          <table:table-cell table:formula="of:=SQRT(POWER(ABS([.A470]-xpos);2)+POWER(ABS([.B470]-ypos);2))" office:value-type="float" office:value="0.0852510519465889" calcext:value-type="float">
            <text:p>0.0852510519</text:p>
          </table:table-cell>
          <table:table-cell/>
          <table:table-cell table:formula="of:=[.J470]/[.D470]" office:value-type="float" office:value="0.0337670625085487" calcext:value-type="float">
            <text:p>0.0337670625</text:p>
          </table:table-cell>
          <table:table-cell table:number-columns-repeated="3"/>
          <table:table-cell table:formula="of:=[.C470]*flaeche" office:value-type="float" office:value="0.0028786776" calcext:value-type="float">
            <text:p>0.0028786776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7.19336" calcext:value-type="float">
            <text:p>7.19336</text:p>
          </table:table-cell>
          <table:table-cell table:formula="of:=SQRT(POWER(ABS([.A471]-xpos);2)+POWER(ABS([.B471]-ypos);2))" office:value-type="float" office:value="0.10535479890826" calcext:value-type="float">
            <text:p>0.1053547989</text:p>
          </table:table-cell>
          <table:table-cell/>
          <table:table-cell table:formula="of:=[.J471]/[.D471]" office:value-type="float" office:value="0.0273109913342011" calcext:value-type="float">
            <text:p>0.0273109913</text:p>
          </table:table-cell>
          <table:table-cell table:number-columns-repeated="3"/>
          <table:table-cell table:formula="of:=[.C471]*flaeche" office:value-type="float" office:value="0.002877344" calcext:value-type="float">
            <text:p>0.002877344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7.111005" calcext:value-type="float">
            <text:p>7.111005</text:p>
          </table:table-cell>
          <table:table-cell table:formula="of:=SQRT(POWER(ABS([.A472]-xpos);2)+POWER(ABS([.B472]-ypos);2))" office:value-type="float" office:value="0.125556087184174" calcext:value-type="float">
            <text:p>0.1255560872</text:p>
          </table:table-cell>
          <table:table-cell/>
          <table:table-cell table:formula="of:=[.J472]/[.D472]" office:value-type="float" office:value="0.0226544332799065" calcext:value-type="float">
            <text:p>0.0226544333</text:p>
          </table:table-cell>
          <table:table-cell table:number-columns-repeated="3"/>
          <table:table-cell table:formula="of:=[.C472]*flaeche" office:value-type="float" office:value="0.002844402" calcext:value-type="float">
            <text:p>0.002844402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955241" calcext:value-type="float">
            <text:p>6.955241</text:p>
          </table:table-cell>
          <table:table-cell table:formula="of:=SQRT(POWER(ABS([.A473]-xpos);2)+POWER(ABS([.B473]-ypos);2))" office:value-type="float" office:value="0.145814955793293" calcext:value-type="float">
            <text:p>0.1458149558</text:p>
          </table:table-cell>
          <table:table-cell/>
          <table:table-cell table:formula="of:=[.J473]/[.D473]" office:value-type="float" office:value="0.0190796368237007" calcext:value-type="float">
            <text:p>0.0190796368</text:p>
          </table:table-cell>
          <table:table-cell table:number-columns-repeated="3"/>
          <table:table-cell table:formula="of:=[.C473]*flaeche" office:value-type="float" office:value="0.0027820964" calcext:value-type="float">
            <text:p>0.0027820964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741111" calcext:value-type="float">
            <text:p>6.741111</text:p>
          </table:table-cell>
          <table:table-cell table:formula="of:=SQRT(POWER(ABS([.A474]-xpos);2)+POWER(ABS([.B474]-ypos);2))" office:value-type="float" office:value="0.166110338525331" calcext:value-type="float">
            <text:p>0.1661103385</text:p>
          </table:table-cell>
          <table:table-cell/>
          <table:table-cell table:formula="of:=[.J474]/[.D474]" office:value-type="float" office:value="0.016232851151458" calcext:value-type="float">
            <text:p>0.0162328512</text:p>
          </table:table-cell>
          <table:table-cell table:number-columns-repeated="3"/>
          <table:table-cell table:formula="of:=[.C474]*flaeche" office:value-type="float" office:value="0.0026964444" calcext:value-type="float">
            <text:p>0.0026964444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6.491424" calcext:value-type="float">
            <text:p>6.491424</text:p>
          </table:table-cell>
          <table:table-cell table:formula="of:=SQRT(POWER(ABS([.A475]-xpos);2)+POWER(ABS([.B475]-ypos);2))" office:value-type="float" office:value="0.186430310639123" calcext:value-type="float">
            <text:p>0.1864303106</text:p>
          </table:table-cell>
          <table:table-cell/>
          <table:table-cell table:formula="of:=[.J475]/[.D475]" office:value-type="float" office:value="0.0139278296061322" calcext:value-type="float">
            <text:p>0.0139278296</text:p>
          </table:table-cell>
          <table:table-cell table:number-columns-repeated="3"/>
          <table:table-cell table:formula="of:=[.C475]*flaeche" office:value-type="float" office:value="0.0025965696" calcext:value-type="float">
            <text:p>0.0025965696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6.233345" calcext:value-type="float">
            <text:p>6.233345</text:p>
          </table:table-cell>
          <table:table-cell table:formula="of:=SQRT(POWER(ABS([.A476]-xpos);2)+POWER(ABS([.B476]-ypos);2))" office:value-type="float" office:value="0.206767622738668" calcext:value-type="float">
            <text:p>0.2067676227</text:p>
          </table:table-cell>
          <table:table-cell/>
          <table:table-cell table:formula="of:=[.J476]/[.D476]" office:value-type="float" office:value="0.0120586480947808" calcext:value-type="float">
            <text:p>0.0120586481</text:p>
          </table:table-cell>
          <table:table-cell table:number-columns-repeated="3"/>
          <table:table-cell table:formula="of:=[.C476]*flaeche" office:value-type="float" office:value="0.002493338" calcext:value-type="float">
            <text:p>0.002493338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993796" calcext:value-type="float">
            <text:p>5.993796</text:p>
          </table:table-cell>
          <table:table-cell table:formula="of:=SQRT(POWER(ABS([.A477]-xpos);2)+POWER(ABS([.B477]-ypos);2))" office:value-type="float" office:value="0.227118614142478" calcext:value-type="float">
            <text:p>0.2271186141</text:p>
          </table:table-cell>
          <table:table-cell/>
          <table:table-cell table:formula="of:=[.J477]/[.D477]" office:value-type="float" office:value="0.0105562391222411" calcext:value-type="float">
            <text:p>0.0105562391</text:p>
          </table:table-cell>
          <table:table-cell table:number-columns-repeated="3"/>
          <table:table-cell table:formula="of:=[.C477]*flaeche" office:value-type="float" office:value="0.0023975184" calcext:value-type="float">
            <text:p>0.0023975184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794713" calcext:value-type="float">
            <text:p>5.794713</text:p>
          </table:table-cell>
          <table:table-cell table:formula="of:=SQRT(POWER(ABS([.A478]-xpos);2)+POWER(ABS([.B478]-ypos);2))" office:value-type="float" office:value="0.247478161965859" calcext:value-type="float">
            <text:p>0.247478162</text:p>
          </table:table-cell>
          <table:table-cell/>
          <table:table-cell table:formula="of:=[.J478]/[.D478]" office:value-type="float" office:value="0.00936601913311351" calcext:value-type="float">
            <text:p>0.0093660191</text:p>
          </table:table-cell>
          <table:table-cell table:number-columns-repeated="3"/>
          <table:table-cell table:formula="of:=[.C478]*flaeche" office:value-type="float" office:value="0.0023178852" calcext:value-type="float">
            <text:p>0.0023178852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649374" calcext:value-type="float">
            <text:p>5.649374</text:p>
          </table:table-cell>
          <table:table-cell table:formula="of:=SQRT(POWER(ABS([.A479]-xpos);2)+POWER(ABS([.B479]-ypos);2))" office:value-type="float" office:value="0.267845084588088" calcext:value-type="float">
            <text:p>0.2678450846</text:p>
          </table:table-cell>
          <table:table-cell/>
          <table:table-cell table:formula="of:=[.J479]/[.D479]" office:value-type="float" office:value="0.00843677830965317" calcext:value-type="float">
            <text:p>0.0084367783</text:p>
          </table:table-cell>
          <table:table-cell table:number-columns-repeated="3"/>
          <table:table-cell table:formula="of:=[.C479]*flaeche" office:value-type="float" office:value="0.0022597496" calcext:value-type="float">
            <text:p>0.0022597496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5.56076" calcext:value-type="float">
            <text:p>5.56076</text:p>
          </table:table-cell>
          <table:table-cell table:formula="of:=SQRT(POWER(ABS([.A480]-xpos);2)+POWER(ABS([.B480]-ypos);2))" office:value-type="float" office:value="0.28821781859212" calcext:value-type="float">
            <text:p>0.2882178186</text:p>
          </table:table-cell>
          <table:table-cell/>
          <table:table-cell table:formula="of:=[.J480]/[.D480]" office:value-type="float" office:value="0.00771744096484122" calcext:value-type="float">
            <text:p>0.007717441</text:p>
          </table:table-cell>
          <table:table-cell table:number-columns-repeated="3"/>
          <table:table-cell table:formula="of:=[.C480]*flaeche" office:value-type="float" office:value="0.002224304" calcext:value-type="float">
            <text:p>0.002224304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5.522287" calcext:value-type="float">
            <text:p>5.522287</text:p>
          </table:table-cell>
          <table:table-cell table:formula="of:=SQRT(POWER(ABS([.A481]-xpos);2)+POWER(ABS([.B481]-ypos);2))" office:value-type="float" office:value="0.308595213018608" calcext:value-type="float">
            <text:p>0.308595213</text:p>
          </table:table-cell>
          <table:table-cell/>
          <table:table-cell table:formula="of:=[.J481]/[.D481]" office:value-type="float" office:value="0.00715796845451004" calcext:value-type="float">
            <text:p>0.0071579685</text:p>
          </table:table-cell>
          <table:table-cell table:number-columns-repeated="3"/>
          <table:table-cell table:formula="of:=[.C481]*flaeche" office:value-type="float" office:value="0.0022089148" calcext:value-type="float">
            <text:p>0.0022089148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5.520518" calcext:value-type="float">
            <text:p>5.520518</text:p>
          </table:table-cell>
          <table:table-cell table:formula="of:=SQRT(POWER(ABS([.A482]-xpos);2)+POWER(ABS([.B482]-ypos);2))" office:value-type="float" office:value="0.328976401843658" calcext:value-type="float">
            <text:p>0.3289764018</text:p>
          </table:table-cell>
          <table:table-cell/>
          <table:table-cell table:formula="of:=[.J482]/[.D482]" office:value-type="float" office:value="0.00671235744456049" calcext:value-type="float">
            <text:p>0.0067123574</text:p>
          </table:table-cell>
          <table:table-cell table:number-columns-repeated="3"/>
          <table:table-cell table:formula="of:=[.C482]*flaeche" office:value-type="float" office:value="0.0022082072" calcext:value-type="float">
            <text:p>0.0022082072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5.538902" calcext:value-type="float">
            <text:p>5.538902</text:p>
          </table:table-cell>
          <table:table-cell table:formula="of:=SQRT(POWER(ABS([.A483]-xpos);2)+POWER(ABS([.B483]-ypos);2))" office:value-type="float" office:value="0.349361719896442" calcext:value-type="float">
            <text:p>0.3493617199</text:p>
          </table:table-cell>
          <table:table-cell/>
          <table:table-cell table:formula="of:=[.J483]/[.D483]" office:value-type="float" office:value="0.00634173887355701" calcext:value-type="float">
            <text:p>0.0063417389</text:p>
          </table:table-cell>
          <table:table-cell table:number-columns-repeated="3"/>
          <table:table-cell table:formula="of:=[.C483]*flaeche" office:value-type="float" office:value="0.0022155608" calcext:value-type="float">
            <text:p>0.0022155608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5.561524" calcext:value-type="float">
            <text:p>5.561524</text:p>
          </table:table-cell>
          <table:table-cell table:formula="of:=SQRT(POWER(ABS([.A484]-xpos);2)+POWER(ABS([.B484]-ypos);2))" office:value-type="float" office:value="0.369748651752782" calcext:value-type="float">
            <text:p>0.3697486518</text:p>
          </table:table-cell>
          <table:table-cell/>
          <table:table-cell table:formula="of:=[.J484]/[.D484]" office:value-type="float" office:value="0.00601654553560725" calcext:value-type="float">
            <text:p>0.0060165455</text:p>
          </table:table-cell>
          <table:table-cell table:number-columns-repeated="3"/>
          <table:table-cell table:formula="of:=[.C484]*flaeche" office:value-type="float" office:value="0.0022246096" calcext:value-type="float">
            <text:p>0.0022246096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5.576134" calcext:value-type="float">
            <text:p>5.576134</text:p>
          </table:table-cell>
          <table:table-cell table:formula="of:=SQRT(POWER(ABS([.A485]-xpos);2)+POWER(ABS([.B485]-ypos);2))" office:value-type="float" office:value="0.39013778661519" calcext:value-type="float">
            <text:p>0.3901377866</text:p>
          </table:table-cell>
          <table:table-cell/>
          <table:table-cell table:formula="of:=[.J485]/[.D485]" office:value-type="float" office:value="0.00571709195192618" calcext:value-type="float">
            <text:p>0.005717092</text:p>
          </table:table-cell>
          <table:table-cell table:number-columns-repeated="3"/>
          <table:table-cell table:formula="of:=[.C485]*flaeche" office:value-type="float" office:value="0.0022304536" calcext:value-type="float">
            <text:p>0.0022304536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5.576134" calcext:value-type="float">
            <text:p>5.576134</text:p>
          </table:table-cell>
          <table:table-cell table:formula="of:=SQRT(POWER(ABS([.A486]-xpos);2)+POWER(ABS([.B486]-ypos);2))" office:value-type="float" office:value="0.410528796243333" calcext:value-type="float">
            <text:p>0.4105287962</text:p>
          </table:table-cell>
          <table:table-cell/>
          <table:table-cell table:formula="of:=[.J486]/[.D486]" office:value-type="float" office:value="0.00543312337748396" calcext:value-type="float">
            <text:p>0.0054331234</text:p>
          </table:table-cell>
          <table:table-cell table:number-columns-repeated="3"/>
          <table:table-cell table:formula="of:=[.C486]*flaeche" office:value-type="float" office:value="0.0022304536" calcext:value-type="float">
            <text:p>0.0022304536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5.561524" calcext:value-type="float">
            <text:p>5.561524</text:p>
          </table:table-cell>
          <table:table-cell table:formula="of:=SQRT(POWER(ABS([.A487]-xpos);2)+POWER(ABS([.B487]-ypos);2))" office:value-type="float" office:value="0.43092141449805" calcext:value-type="float">
            <text:p>0.4309214145</text:p>
          </table:table-cell>
          <table:table-cell/>
          <table:table-cell table:formula="of:=[.J487]/[.D487]" office:value-type="float" office:value="0.00516244847704144" calcext:value-type="float">
            <text:p>0.0051624485</text:p>
          </table:table-cell>
          <table:table-cell table:number-columns-repeated="3"/>
          <table:table-cell table:formula="of:=[.C487]*flaeche" office:value-type="float" office:value="0.0022246096" calcext:value-type="float">
            <text:p>0.0022246096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5.538902" calcext:value-type="float">
            <text:p>5.538902</text:p>
          </table:table-cell>
          <table:table-cell table:formula="of:=SQRT(POWER(ABS([.A488]-xpos);2)+POWER(ABS([.B488]-ypos);2))" office:value-type="float" office:value="0.451315423322758" calcext:value-type="float">
            <text:p>0.4513154233</text:p>
          </table:table-cell>
          <table:table-cell/>
          <table:table-cell table:formula="of:=[.J488]/[.D488]" office:value-type="float" office:value="0.00490911829178846" calcext:value-type="float">
            <text:p>0.0049091183</text:p>
          </table:table-cell>
          <table:table-cell table:number-columns-repeated="3"/>
          <table:table-cell table:formula="of:=[.C488]*flaeche" office:value-type="float" office:value="0.0022155608" calcext:value-type="float">
            <text:p>0.0022155608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5.520518" calcext:value-type="float">
            <text:p>5.520518</text:p>
          </table:table-cell>
          <table:table-cell table:formula="of:=SQRT(POWER(ABS([.A489]-xpos);2)+POWER(ABS([.B489]-ypos);2))" office:value-type="float" office:value="0.471711641757971" calcext:value-type="float">
            <text:p>0.4717116418</text:p>
          </table:table-cell>
          <table:table-cell/>
          <table:table-cell table:formula="of:=[.J489]/[.D489]" office:value-type="float" office:value="0.00468126500285317" calcext:value-type="float">
            <text:p>0.004681265</text:p>
          </table:table-cell>
          <table:table-cell table:number-columns-repeated="3"/>
          <table:table-cell table:formula="of:=[.C489]*flaeche" office:value-type="float" office:value="0.0022082072" calcext:value-type="float">
            <text:p>0.0022082072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5.522287" calcext:value-type="float">
            <text:p>5.522287</text:p>
          </table:table-cell>
          <table:table-cell table:formula="of:=SQRT(POWER(ABS([.A490]-xpos);2)+POWER(ABS([.B490]-ypos);2))" office:value-type="float" office:value="0.492107920580435" calcext:value-type="float">
            <text:p>0.4921079206</text:p>
          </table:table-cell>
          <table:table-cell/>
          <table:table-cell table:formula="of:=[.J490]/[.D490]" office:value-type="float" office:value="0.0044886796322941" calcext:value-type="float">
            <text:p>0.0044886796</text:p>
          </table:table-cell>
          <table:table-cell table:number-columns-repeated="3"/>
          <table:table-cell table:formula="of:=[.C490]*flaeche" office:value-type="float" office:value="0.0022089148" calcext:value-type="float">
            <text:p>0.0022089148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5.56076" calcext:value-type="float">
            <text:p>5.56076</text:p>
          </table:table-cell>
          <table:table-cell table:formula="of:=SQRT(POWER(ABS([.A491]-xpos);2)+POWER(ABS([.B491]-ypos);2))" office:value-type="float" office:value="0.512505132612348" calcext:value-type="float">
            <text:p>0.5125051326</text:p>
          </table:table-cell>
          <table:table-cell/>
          <table:table-cell table:formula="of:=[.J491]/[.D491]" office:value-type="float" office:value="0.00434006190077015" calcext:value-type="float">
            <text:p>0.0043400619</text:p>
          </table:table-cell>
          <table:table-cell table:number-columns-repeated="3"/>
          <table:table-cell table:formula="of:=[.C491]*flaeche" office:value-type="float" office:value="0.002224304" calcext:value-type="float">
            <text:p>0.002224304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649374" calcext:value-type="float">
            <text:p>5.649374</text:p>
          </table:table-cell>
          <table:table-cell table:formula="of:=SQRT(POWER(ABS([.A492]-xpos);2)+POWER(ABS([.B492]-ypos);2))" office:value-type="float" office:value="0.532903170696141" calcext:value-type="float">
            <text:p>0.5329031707</text:p>
          </table:table-cell>
          <table:table-cell/>
          <table:table-cell table:formula="of:=[.J492]/[.D492]" office:value-type="float" office:value="0.00424045065644487" calcext:value-type="float">
            <text:p>0.0042404507</text:p>
          </table:table-cell>
          <table:table-cell table:number-columns-repeated="3"/>
          <table:table-cell table:formula="of:=[.C492]*flaeche" office:value-type="float" office:value="0.0022597496" calcext:value-type="float">
            <text:p>0.0022597496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794713" calcext:value-type="float">
            <text:p>5.794713</text:p>
          </table:table-cell>
          <table:table-cell table:formula="of:=SQRT(POWER(ABS([.A493]-xpos);2)+POWER(ABS([.B493]-ypos);2))" office:value-type="float" office:value="0.553301943472097" calcext:value-type="float">
            <text:p>0.5533019435</text:p>
          </table:table-cell>
          <table:table-cell/>
          <table:table-cell table:formula="of:=[.J493]/[.D493]" office:value-type="float" office:value="0.00418918680360082" calcext:value-type="float">
            <text:p>0.0041891868</text:p>
          </table:table-cell>
          <table:table-cell table:number-columns-repeated="3"/>
          <table:table-cell table:formula="of:=[.C493]*flaeche" office:value-type="float" office:value="0.0023178852" calcext:value-type="float">
            <text:p>0.0023178852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993796" calcext:value-type="float">
            <text:p>5.993796</text:p>
          </table:table-cell>
          <table:table-cell table:formula="of:=SQRT(POWER(ABS([.A494]-xpos);2)+POWER(ABS([.B494]-ypos);2))" office:value-type="float" office:value="0.573701372571131" calcext:value-type="float">
            <text:p>0.5737013726</text:p>
          </table:table-cell>
          <table:table-cell/>
          <table:table-cell table:formula="of:=[.J494]/[.D494]" office:value-type="float" office:value="0.00417903549586286" calcext:value-type="float">
            <text:p>0.0041790355</text:p>
          </table:table-cell>
          <table:table-cell table:number-columns-repeated="3"/>
          <table:table-cell table:formula="of:=[.C494]*flaeche" office:value-type="float" office:value="0.0023975184" calcext:value-type="float">
            <text:p>0.0023975184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6.233345" calcext:value-type="float">
            <text:p>6.233345</text:p>
          </table:table-cell>
          <table:table-cell table:formula="of:=SQRT(POWER(ABS([.A495]-xpos);2)+POWER(ABS([.B495]-ypos);2))" office:value-type="float" office:value="0.594102390007817" calcext:value-type="float">
            <text:p>0.59410239</text:p>
          </table:table-cell>
          <table:table-cell/>
          <table:table-cell table:formula="of:=[.J495]/[.D495]" office:value-type="float" office:value="0.00419681529974521" calcext:value-type="float">
            <text:p>0.0041968153</text:p>
          </table:table-cell>
          <table:table-cell table:number-columns-repeated="3"/>
          <table:table-cell table:formula="of:=[.C495]*flaeche" office:value-type="float" office:value="0.002493338" calcext:value-type="float">
            <text:p>0.002493338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6.491424" calcext:value-type="float">
            <text:p>6.491424</text:p>
          </table:table-cell>
          <table:table-cell table:formula="of:=SQRT(POWER(ABS([.A496]-xpos);2)+POWER(ABS([.B496]-ypos);2))" office:value-type="float" office:value="0.614502937930324" calcext:value-type="float">
            <text:p>0.6145029379</text:p>
          </table:table-cell>
          <table:table-cell/>
          <table:table-cell table:formula="of:=[.J496]/[.D496]" office:value-type="float" office:value="0.00422547955384131" calcext:value-type="float">
            <text:p>0.0042254796</text:p>
          </table:table-cell>
          <table:table-cell table:number-columns-repeated="3"/>
          <table:table-cell table:formula="of:=[.C496]*flaeche" office:value-type="float" office:value="0.0025965696" calcext:value-type="float">
            <text:p>0.0025965696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741111" calcext:value-type="float">
            <text:p>6.741111</text:p>
          </table:table-cell>
          <table:table-cell table:formula="of:=SQRT(POWER(ABS([.A497]-xpos);2)+POWER(ABS([.B497]-ypos);2))" office:value-type="float" office:value="0.634903964836415" calcext:value-type="float">
            <text:p>0.6349039648</text:p>
          </table:table-cell>
          <table:table-cell/>
          <table:table-cell table:formula="of:=[.J497]/[.D497]" office:value-type="float" office:value="0.00424701143691038" calcext:value-type="float">
            <text:p>0.0042470114</text:p>
          </table:table-cell>
          <table:table-cell table:number-columns-repeated="3"/>
          <table:table-cell table:formula="of:=[.C497]*flaeche" office:value-type="float" office:value="0.0026964444" calcext:value-type="float">
            <text:p>0.0026964444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955241" calcext:value-type="float">
            <text:p>6.955241</text:p>
          </table:table-cell>
          <table:table-cell table:formula="of:=SQRT(POWER(ABS([.A498]-xpos);2)+POWER(ABS([.B498]-ypos);2))" office:value-type="float" office:value="0.655305425990812" calcext:value-type="float">
            <text:p>0.655305426</text:p>
          </table:table-cell>
          <table:table-cell/>
          <table:table-cell table:formula="of:=[.J498]/[.D498]" office:value-type="float" office:value="0.0042454957484802" calcext:value-type="float">
            <text:p>0.0042454957</text:p>
          </table:table-cell>
          <table:table-cell table:number-columns-repeated="3"/>
          <table:table-cell table:formula="of:=[.C498]*flaeche" office:value-type="float" office:value="0.0027820964" calcext:value-type="float">
            <text:p>0.0027820964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7.111005" calcext:value-type="float">
            <text:p>7.111005</text:p>
          </table:table-cell>
          <table:table-cell table:formula="of:=SQRT(POWER(ABS([.A499]-xpos);2)+POWER(ABS([.B499]-ypos);2))" office:value-type="float" office:value="0.675707282060065" calcext:value-type="float">
            <text:p>0.6757072821</text:p>
          </table:table-cell>
          <table:table-cell/>
          <table:table-cell table:formula="of:=[.J499]/[.D499]" office:value-type="float" office:value="0.00420951804948456" calcext:value-type="float">
            <text:p>0.004209518</text:p>
          </table:table-cell>
          <table:table-cell table:number-columns-repeated="3"/>
          <table:table-cell table:formula="of:=[.C499]*flaeche" office:value-type="float" office:value="0.002844402" calcext:value-type="float">
            <text:p>0.002844402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7.19336" calcext:value-type="float">
            <text:p>7.19336</text:p>
          </table:table-cell>
          <table:table-cell table:formula="of:=SQRT(POWER(ABS([.A500]-xpos);2)+POWER(ABS([.B500]-ypos);2))" office:value-type="float" office:value="0.696109498321205" calcext:value-type="float">
            <text:p>0.6961094983</text:p>
          </table:table-cell>
          <table:table-cell/>
          <table:table-cell table:formula="of:=[.J500]/[.D500]" office:value-type="float" office:value="0.00413346464448372" calcext:value-type="float">
            <text:p>0.0041334646</text:p>
          </table:table-cell>
          <table:table-cell table:number-columns-repeated="3"/>
          <table:table-cell table:formula="of:=[.C500]*flaeche" office:value-type="float" office:value="0.002877344" calcext:value-type="float">
            <text:p>0.002877344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7.196694" calcext:value-type="float">
            <text:p>7.196694</text:p>
          </table:table-cell>
          <table:table-cell table:formula="of:=SQRT(POWER(ABS([.A501]-xpos);2)+POWER(ABS([.B501]-ypos);2))" office:value-type="float" office:value="0.71651304374589" calcext:value-type="float">
            <text:p>0.7165130437</text:p>
          </table:table-cell>
          <table:table-cell/>
          <table:table-cell table:formula="of:=[.J501]/[.D501]" office:value-type="float" office:value="0.00401762064923541" calcext:value-type="float">
            <text:p>0.0040176206</text:p>
          </table:table-cell>
          <table:table-cell table:number-columns-repeated="3"/>
          <table:table-cell table:formula="of:=[.C501]*flaeche" office:value-type="float" office:value="0.0028786776" calcext:value-type="float">
            <text:p>0.0028786776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7.124725" calcext:value-type="float">
            <text:p>7.124725</text:p>
          </table:table-cell>
          <table:table-cell table:formula="of:=SQRT(POWER(ABS([.A502]-xpos);2)+POWER(ABS([.B502]-ypos);2))" office:value-type="float" office:value="0.736915891505944" calcext:value-type="float">
            <text:p>0.7369158915</text:p>
          </table:table-cell>
          <table:table-cell/>
          <table:table-cell table:formula="of:=[.J502]/[.D502]" office:value-type="float" office:value="0.00386732058956692" calcext:value-type="float">
            <text:p>0.0038673206</text:p>
          </table:table-cell>
          <table:table-cell table:number-columns-repeated="3"/>
          <table:table-cell table:formula="of:=[.C502]*flaeche" office:value-type="float" office:value="0.00284989" calcext:value-type="float">
            <text:p>0.00284989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989088" calcext:value-type="float">
            <text:p>6.989088</text:p>
          </table:table-cell>
          <table:table-cell table:formula="of:=SQRT(POWER(ABS([.A503]-xpos);2)+POWER(ABS([.B503]-ypos);2))" office:value-type="float" office:value="0.757319016912952" calcext:value-type="float">
            <text:p>0.7573190169</text:p>
          </table:table-cell>
          <table:table-cell/>
          <table:table-cell table:formula="of:=[.J503]/[.D503]" office:value-type="float" office:value="0.00369148950120889" calcext:value-type="float">
            <text:p>0.0036914895</text:p>
          </table:table-cell>
          <table:table-cell table:number-columns-repeated="3"/>
          <table:table-cell table:formula="of:=[.C503]*flaeche" office:value-type="float" office:value="0.0027956352" calcext:value-type="float">
            <text:p>0.0027956352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807228" calcext:value-type="float">
            <text:p>6.807228</text:p>
          </table:table-cell>
          <table:table-cell table:formula="of:=SQRT(POWER(ABS([.A504]-xpos);2)+POWER(ABS([.B504]-ypos);2))" office:value-type="float" office:value="0.777722398115163" calcext:value-type="float">
            <text:p>0.7777223981</text:p>
          </table:table-cell>
          <table:table-cell/>
          <table:table-cell table:formula="of:=[.J504]/[.D504]" office:value-type="float" office:value="0.00350110940175958" calcext:value-type="float">
            <text:p>0.0035011094</text:p>
          </table:table-cell>
          <table:table-cell table:number-columns-repeated="3"/>
          <table:table-cell table:formula="of:=[.C504]*flaeche" office:value-type="float" office:value="0.0027228912" calcext:value-type="float">
            <text:p>0.0027228912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600135" calcext:value-type="float">
            <text:p>6.600135</text:p>
          </table:table-cell>
          <table:table-cell table:formula="of:=SQRT(POWER(ABS([.A505]-xpos);2)+POWER(ABS([.B505]-ypos);2))" office:value-type="float" office:value="0.798126015495047" calcext:value-type="float">
            <text:p>0.7981260155</text:p>
          </table:table-cell>
          <table:table-cell/>
          <table:table-cell table:formula="of:=[.J505]/[.D505]" office:value-type="float" office:value="0.0033078159948996" calcext:value-type="float">
            <text:p>0.003307816</text:p>
          </table:table-cell>
          <table:table-cell table:number-columns-repeated="3"/>
          <table:table-cell table:formula="of:=[.C505]*flaeche" office:value-type="float" office:value="0.002640054" calcext:value-type="float">
            <text:p>0.002640054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390234" calcext:value-type="float">
            <text:p>6.390234</text:p>
          </table:table-cell>
          <table:table-cell table:formula="of:=SQRT(POWER(ABS([.A506]-xpos);2)+POWER(ABS([.B506]-ypos);2))" office:value-type="float" office:value="0.818529851390895" calcext:value-type="float">
            <text:p>0.8185298514</text:p>
          </table:table-cell>
          <table:table-cell/>
          <table:table-cell table:formula="of:=[.J506]/[.D506]" office:value-type="float" office:value="0.00312278604825045" calcext:value-type="float">
            <text:p>0.003122786</text:p>
          </table:table-cell>
          <table:table-cell table:number-columns-repeated="3"/>
          <table:table-cell table:formula="of:=[.C506]*flaeche" office:value-type="float" office:value="0.0025560936" calcext:value-type="float">
            <text:p>0.0025560936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199433" calcext:value-type="float">
            <text:p>6.199433</text:p>
          </table:table-cell>
          <table:table-cell table:formula="of:=SQRT(POWER(ABS([.A507]-xpos);2)+POWER(ABS([.B507]-ypos);2))" office:value-type="float" office:value="0.838934889669633" calcext:value-type="float">
            <text:p>0.8389348897</text:p>
          </table:table-cell>
          <table:table-cell/>
          <table:table-cell table:formula="of:=[.J507]/[.D507]" office:value-type="float" office:value="0.00295585894750011" calcext:value-type="float">
            <text:p>0.0029558589</text:p>
          </table:table-cell>
          <table:table-cell table:number-columns-repeated="3"/>
          <table:table-cell table:formula="of:=[.C507]*flaeche" office:value-type="float" office:value="0.0024797732" calcext:value-type="float">
            <text:p>0.0024797732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6.0473" calcext:value-type="float">
            <text:p>6.0473</text:p>
          </table:table-cell>
          <table:table-cell table:formula="of:=SQRT(POWER(ABS([.A508]-xpos);2)+POWER(ABS([.B508]-ypos);2))" office:value-type="float" office:value="0.859339116289373" calcext:value-type="float">
            <text:p>0.8593391163</text:p>
          </table:table-cell>
          <table:table-cell/>
          <table:table-cell table:formula="of:=[.J508]/[.D508]" office:value-type="float" office:value="0.00281486080890266" calcext:value-type="float">
            <text:p>0.0028148608</text:p>
          </table:table-cell>
          <table:table-cell table:number-columns-repeated="3"/>
          <table:table-cell table:formula="of:=[.C508]*flaeche" office:value-type="float" office:value="0.00241892" calcext:value-type="float">
            <text:p>0.00241892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949343" calcext:value-type="float">
            <text:p>5.949343</text:p>
          </table:table-cell>
          <table:table-cell table:formula="of:=SQRT(POWER(ABS([.A509]-xpos);2)+POWER(ABS([.B509]-ypos);2))" office:value-type="float" office:value="0.879743517960206" calcext:value-type="float">
            <text:p>0.879743518</text:p>
          </table:table-cell>
          <table:table-cell/>
          <table:table-cell table:formula="of:=[.J509]/[.D509]" office:value-type="float" office:value="0.00270503521926222" calcext:value-type="float">
            <text:p>0.0027050352</text:p>
          </table:table-cell>
          <table:table-cell table:number-columns-repeated="3"/>
          <table:table-cell table:formula="of:=[.C509]*flaeche" office:value-type="float" office:value="0.0023797372" calcext:value-type="float">
            <text:p>0.0023797372</text:p>
          </table:table-cell>
          <table:table-cell table:number-columns-repeated="6"/>
        </table:table-row>
        <table:table-row table:style-name="ro1">
          <table:table-cell office:value-type="float" office:value="0.183673" calcext:value-type="float">
            <text:p>0.183673</text:p>
          </table:table-cell>
          <table:table-cell office:value-type="float" office:value="1" calcext:value-type="float">
            <text:p>1</text:p>
          </table:table-cell>
          <table:table-cell office:value-type="float" office:value="5.915541" calcext:value-type="float">
            <text:p>5.915541</text:p>
          </table:table-cell>
          <table:table-cell table:formula="of:=SQRT(POWER(ABS([.A510]-xpos);2)+POWER(ABS([.B510]-ypos);2))" office:value-type="float" office:value="0.90014808277805" calcext:value-type="float">
            <text:p>0.9001480828</text:p>
          </table:table-cell>
          <table:table-cell/>
          <table:table-cell table:formula="of:=[.J510]/[.D510]" office:value-type="float" office:value="0.00262869681696966" calcext:value-type="float">
            <text:p>0.0026286968</text:p>
          </table:table-cell>
          <table:table-cell table:number-columns-repeated="3"/>
          <table:table-cell table:formula="of:=[.C510]*flaeche" office:value-type="float" office:value="0.0023662164" calcext:value-type="float">
            <text:p>0.002366216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511]-xpos);2)+POWER(ABS([.B511]-ypos);2))" office:value-type="float" office:value="0.223606797749979" calcext:value-type="float">
            <text:p>0.2236067977</text:p>
          </table:table-cell>
          <table:table-cell/>
          <table:table-cell table:formula="of:=[.J511]/[.D511]" office:value-type="float" office:value="0" calcext:value-type="float">
            <text:p>0</text:p>
          </table:table-cell>
          <table:table-cell table:number-columns-repeated="3"/>
          <table:table-cell table:formula="of:=[.C511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" calcext:value-type="float">
            <text:p>0</text:p>
          </table:table-cell>
          <table:table-cell office:value-type="float" office:value="5.970558" calcext:value-type="float">
            <text:p>5.970558</text:p>
          </table:table-cell>
          <table:table-cell table:formula="of:=SQRT(POWER(ABS([.A512]-xpos);2)+POWER(ABS([.B512]-ypos);2))" office:value-type="float" office:value="0.100083278943088" calcext:value-type="float">
            <text:p>0.1000832789</text:p>
          </table:table-cell>
          <table:table-cell/>
          <table:table-cell table:formula="of:=[.J512]/[.D512]" office:value-type="float" office:value="0.0238623596790634" calcext:value-type="float">
            <text:p>0.0238623597</text:p>
          </table:table-cell>
          <table:table-cell table:number-columns-repeated="3"/>
          <table:table-cell table:formula="of:=[.C512]*flaeche" office:value-type="float" office:value="0.0023882232" calcext:value-type="float">
            <text:p>0.0023882232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6.005109" calcext:value-type="float">
            <text:p>6.005109</text:p>
          </table:table-cell>
          <table:table-cell table:formula="of:=SQRT(POWER(ABS([.A513]-xpos);2)+POWER(ABS([.B513]-ypos);2))" office:value-type="float" office:value="0.0796966071297894" calcext:value-type="float">
            <text:p>0.0796966071</text:p>
          </table:table-cell>
          <table:table-cell/>
          <table:table-cell table:formula="of:=[.J513]/[.D513]" office:value-type="float" office:value="0.0301398476862154" calcext:value-type="float">
            <text:p>0.0301398477</text:p>
          </table:table-cell>
          <table:table-cell table:number-columns-repeated="3"/>
          <table:table-cell table:formula="of:=[.C513]*flaeche" office:value-type="float" office:value="0.0024020436" calcext:value-type="float">
            <text:p>0.0024020436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6.104958" calcext:value-type="float">
            <text:p>6.104958</text:p>
          </table:table-cell>
          <table:table-cell table:formula="of:=SQRT(POWER(ABS([.A514]-xpos);2)+POWER(ABS([.B514]-ypos);2))" office:value-type="float" office:value="0.0593246034963572" calcext:value-type="float">
            <text:p>0.0593246035</text:p>
          </table:table-cell>
          <table:table-cell/>
          <table:table-cell table:formula="of:=[.J514]/[.D514]" office:value-type="float" office:value="0.0411630766339626" calcext:value-type="float">
            <text:p>0.0411630766</text:p>
          </table:table-cell>
          <table:table-cell table:number-columns-repeated="3"/>
          <table:table-cell table:formula="of:=[.C514]*flaeche" office:value-type="float" office:value="0.0024419832" calcext:value-type="float">
            <text:p>0.0024419832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259108" calcext:value-type="float">
            <text:p>6.259108</text:p>
          </table:table-cell>
          <table:table-cell table:formula="of:=SQRT(POWER(ABS([.A515]-xpos);2)+POWER(ABS([.B515]-ypos);2))" office:value-type="float" office:value="0.0389902667341479" calcext:value-type="float">
            <text:p>0.0389902667</text:p>
          </table:table-cell>
          <table:table-cell/>
          <table:table-cell table:formula="of:=[.J515]/[.D515]" office:value-type="float" office:value="0.0642120049362806" calcext:value-type="float">
            <text:p>0.0642120049</text:p>
          </table:table-cell>
          <table:table-cell table:number-columns-repeated="3"/>
          <table:table-cell table:formula="of:=[.C515]*flaeche" office:value-type="float" office:value="0.0025036432" calcext:value-type="float">
            <text:p>0.0025036432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450557" calcext:value-type="float">
            <text:p>6.450557</text:p>
          </table:table-cell>
          <table:table-cell table:formula="of:=SQRT(POWER(ABS([.A516]-xpos);2)+POWER(ABS([.B516]-ypos);2))" office:value-type="float" office:value="0.0188151378682166" calcext:value-type="float">
            <text:p>0.0188151379</text:p>
          </table:table-cell>
          <table:table-cell/>
          <table:table-cell table:formula="of:=[.J516]/[.D516]" office:value-type="float" office:value="0.137135471346114" calcext:value-type="float">
            <text:p>0.1371354713</text:p>
          </table:table-cell>
          <table:table-cell table:number-columns-repeated="3"/>
          <table:table-cell table:formula="of:=[.C516]*flaeche" office:value-type="float" office:value="0.0025802228" calcext:value-type="float">
            <text:p>0.0025802228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658049" calcext:value-type="float">
            <text:p>6.658049</text:p>
          </table:table-cell>
          <table:table-cell table:formula="of:=SQRT(POWER(ABS([.A517]-xpos);2)+POWER(ABS([.B517]-ypos);2))" office:value-type="float" office:value="0.00456381474207704" calcext:value-type="float">
            <text:p>0.0045638147</text:p>
          </table:table-cell>
          <table:table-cell/>
          <table:table-cell table:formula="of:=[.J517]/[.D517]" office:value-type="float" office:value="0.583551206723159" calcext:value-type="float">
            <text:p>0.5835512067</text:p>
          </table:table-cell>
          <table:table-cell table:number-columns-repeated="3"/>
          <table:table-cell table:formula="of:=[.C517]*flaeche" office:value-type="float" office:value="0.0026632196" calcext:value-type="float">
            <text:p>0.0026632196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858157" calcext:value-type="float">
            <text:p>6.858157</text:p>
          </table:table-cell>
          <table:table-cell table:formula="of:=SQRT(POWER(ABS([.A518]-xpos);2)+POWER(ABS([.B518]-ypos);2))" office:value-type="float" office:value="0.02281710597337" calcext:value-type="float">
            <text:p>0.022817106</text:p>
          </table:table-cell>
          <table:table-cell/>
          <table:table-cell table:formula="of:=[.J518]/[.D518]" office:value-type="float" office:value="0.120228341105207" calcext:value-type="float">
            <text:p>0.1202283411</text:p>
          </table:table-cell>
          <table:table-cell table:number-columns-repeated="3"/>
          <table:table-cell table:formula="of:=[.C518]*flaeche" office:value-type="float" office:value="0.0027432628" calcext:value-type="float">
            <text:p>0.0027432628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.027473" calcext:value-type="float">
            <text:p>7.027473</text:p>
          </table:table-cell>
          <table:table-cell table:formula="of:=SQRT(POWER(ABS([.A519]-xpos);2)+POWER(ABS([.B519]-ypos);2))" office:value-type="float" office:value="0.0430509601867368" calcext:value-type="float">
            <text:p>0.0430509602</text:p>
          </table:table-cell>
          <table:table-cell/>
          <table:table-cell table:formula="of:=[.J519]/[.D519]" office:value-type="float" office:value="0.0652944600493722" calcext:value-type="float">
            <text:p>0.06529446</text:p>
          </table:table-cell>
          <table:table-cell table:number-columns-repeated="3"/>
          <table:table-cell table:formula="of:=[.C519]*flaeche" office:value-type="float" office:value="0.0028109892" calcext:value-type="float">
            <text:p>0.0028109892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7.144805" calcext:value-type="float">
            <text:p>7.144805</text:p>
          </table:table-cell>
          <table:table-cell table:formula="of:=SQRT(POWER(ABS([.A520]-xpos);2)+POWER(ABS([.B520]-ypos);2))" office:value-type="float" office:value="0.0633965531318541" calcext:value-type="float">
            <text:p>0.0633965531</text:p>
          </table:table-cell>
          <table:table-cell/>
          <table:table-cell table:formula="of:=[.J520]/[.D520]" office:value-type="float" office:value="0.0450800849386244" calcext:value-type="float">
            <text:p>0.0450800849</text:p>
          </table:table-cell>
          <table:table-cell table:number-columns-repeated="3"/>
          <table:table-cell table:formula="of:=[.C520]*flaeche" office:value-type="float" office:value="0.002857922" calcext:value-type="float">
            <text:p>0.002857922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7.19336" calcext:value-type="float">
            <text:p>7.19336</text:p>
          </table:table-cell>
          <table:table-cell table:formula="of:=SQRT(POWER(ABS([.A521]-xpos);2)+POWER(ABS([.B521]-ypos);2))" office:value-type="float" office:value="0.0837725113208384" calcext:value-type="float">
            <text:p>0.0837725113</text:p>
          </table:table-cell>
          <table:table-cell/>
          <table:table-cell table:formula="of:=[.J521]/[.D521]" office:value-type="float" office:value="0.0343471140429362" calcext:value-type="float">
            <text:p>0.034347114</text:p>
          </table:table-cell>
          <table:table-cell table:number-columns-repeated="3"/>
          <table:table-cell table:formula="of:=[.C521]*flaeche" office:value-type="float" office:value="0.002877344" calcext:value-type="float">
            <text:p>0.00287734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204082" calcext:value-type="float">
            <text:p>0.204082</text:p>
          </table:table-cell>
          <table:table-cell office:value-type="float" office:value="7.162842" calcext:value-type="float">
            <text:p>7.162842</text:p>
          </table:table-cell>
          <table:table-cell table:formula="of:=SQRT(POWER(ABS([.A522]-xpos);2)+POWER(ABS([.B522]-ypos);2))" office:value-type="float" office:value="0.104162015379888" calcext:value-type="float">
            <text:p>0.1041620154</text:p>
          </table:table-cell>
          <table:table-cell/>
          <table:table-cell table:formula="of:=[.J522]/[.D522]" office:value-type="float" office:value="0.0275065415118035" calcext:value-type="float">
            <text:p>0.0275065415</text:p>
          </table:table-cell>
          <table:table-cell table:number-columns-repeated="3"/>
          <table:table-cell table:formula="of:=[.C522]*flaeche" office:value-type="float" office:value="0.0028651368" calcext:value-type="float">
            <text:p>0.0028651368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7.051209" calcext:value-type="float">
            <text:p>7.051209</text:p>
          </table:table-cell>
          <table:table-cell table:formula="of:=SQRT(POWER(ABS([.A523]-xpos);2)+POWER(ABS([.B523]-ypos);2))" office:value-type="float" office:value="0.124556905966711" calcext:value-type="float">
            <text:p>0.124556906</text:p>
          </table:table-cell>
          <table:table-cell/>
          <table:table-cell table:formula="of:=[.J523]/[.D523]" office:value-type="float" office:value="0.0226441366547256" calcext:value-type="float">
            <text:p>0.0226441367</text:p>
          </table:table-cell>
          <table:table-cell table:number-columns-repeated="3"/>
          <table:table-cell table:formula="of:=[.C523]*flaeche" office:value-type="float" office:value="0.0028204836" calcext:value-type="float">
            <text:p>0.0028204836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86566" calcext:value-type="float">
            <text:p>6.86566</text:p>
          </table:table-cell>
          <table:table-cell table:formula="of:=SQRT(POWER(ABS([.A524]-xpos);2)+POWER(ABS([.B524]-ypos);2))" office:value-type="float" office:value="0.144955486712301" calcext:value-type="float">
            <text:p>0.1449554867</text:p>
          </table:table-cell>
          <table:table-cell/>
          <table:table-cell table:formula="of:=[.J524]/[.D524]" office:value-type="float" office:value="0.0189455677897217" calcext:value-type="float">
            <text:p>0.0189455678</text:p>
          </table:table-cell>
          <table:table-cell table:number-columns-repeated="3"/>
          <table:table-cell table:formula="of:=[.C524]*flaeche" office:value-type="float" office:value="0.002746264" calcext:value-type="float">
            <text:p>0.002746264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622326" calcext:value-type="float">
            <text:p>6.622326</text:p>
          </table:table-cell>
          <table:table-cell table:formula="of:=SQRT(POWER(ABS([.A525]-xpos);2)+POWER(ABS([.B525]-ypos);2))" office:value-type="float" office:value="0.165356391953864" calcext:value-type="float">
            <text:p>0.165356392</text:p>
          </table:table-cell>
          <table:table-cell/>
          <table:table-cell table:formula="of:=[.J525]/[.D525]" office:value-type="float" office:value="0.0160195222494881" calcext:value-type="float">
            <text:p>0.0160195222</text:p>
          </table:table-cell>
          <table:table-cell table:number-columns-repeated="3"/>
          <table:table-cell table:formula="of:=[.C525]*flaeche" office:value-type="float" office:value="0.0026489304" calcext:value-type="float">
            <text:p>0.0026489304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6.344345" calcext:value-type="float">
            <text:p>6.344345</text:p>
          </table:table-cell>
          <table:table-cell table:formula="of:=SQRT(POWER(ABS([.A526]-xpos);2)+POWER(ABS([.B526]-ypos);2))" office:value-type="float" office:value="0.185758855831963" calcext:value-type="float">
            <text:p>0.1857588558</text:p>
          </table:table-cell>
          <table:table-cell/>
          <table:table-cell table:formula="of:=[.J526]/[.D526]" office:value-type="float" office:value="0.0136614644218935" calcext:value-type="float">
            <text:p>0.0136614644</text:p>
          </table:table-cell>
          <table:table-cell table:number-columns-repeated="3"/>
          <table:table-cell table:formula="of:=[.C526]*flaeche" office:value-type="float" office:value="0.002537738" calcext:value-type="float">
            <text:p>0.002537738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6.058411" calcext:value-type="float">
            <text:p>6.058411</text:p>
          </table:table-cell>
          <table:table-cell table:formula="of:=SQRT(POWER(ABS([.A527]-xpos);2)+POWER(ABS([.B527]-ypos);2))" office:value-type="float" office:value="0.206162415604785" calcext:value-type="float">
            <text:p>0.2061624156</text:p>
          </table:table-cell>
          <table:table-cell/>
          <table:table-cell table:formula="of:=[.J527]/[.D527]" office:value-type="float" office:value="0.0117546372014073" calcext:value-type="float">
            <text:p>0.0117546372</text:p>
          </table:table-cell>
          <table:table-cell table:number-columns-repeated="3"/>
          <table:table-cell table:formula="of:=[.C527]*flaeche" office:value-type="float" office:value="0.0024233644" calcext:value-type="float">
            <text:p>0.0024233644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790407" calcext:value-type="float">
            <text:p>5.790407</text:p>
          </table:table-cell>
          <table:table-cell table:formula="of:=SQRT(POWER(ABS([.A528]-xpos);2)+POWER(ABS([.B528]-ypos);2))" office:value-type="float" office:value="0.226567775036522" calcext:value-type="float">
            <text:p>0.226567775</text:p>
          </table:table-cell>
          <table:table-cell/>
          <table:table-cell table:formula="of:=[.J528]/[.D528]" office:value-type="float" office:value="0.0102228253758799" calcext:value-type="float">
            <text:p>0.0102228254</text:p>
          </table:table-cell>
          <table:table-cell table:number-columns-repeated="3"/>
          <table:table-cell table:formula="of:=[.C528]*flaeche" office:value-type="float" office:value="0.0023161628" calcext:value-type="float">
            <text:p>0.0023161628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56111" calcext:value-type="float">
            <text:p>5.56111</text:p>
          </table:table-cell>
          <table:table-cell table:formula="of:=SQRT(POWER(ABS([.A529]-xpos);2)+POWER(ABS([.B529]-ypos);2))" office:value-type="float" office:value="0.246972736238233" calcext:value-type="float">
            <text:p>0.2469727362</text:p>
          </table:table-cell>
          <table:table-cell/>
          <table:table-cell table:formula="of:=[.J529]/[.D529]" office:value-type="float" office:value="0.00900684032529919" calcext:value-type="float">
            <text:p>0.0090068403</text:p>
          </table:table-cell>
          <table:table-cell table:number-columns-repeated="3"/>
          <table:table-cell table:formula="of:=[.C529]*flaeche" office:value-type="float" office:value="0.002224444" calcext:value-type="float">
            <text:p>0.002224444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38308" calcext:value-type="float">
            <text:p>5.38308</text:p>
          </table:table-cell>
          <table:table-cell table:formula="of:=SQRT(POWER(ABS([.A530]-xpos);2)+POWER(ABS([.B530]-ypos);2))" office:value-type="float" office:value="0.267378161286594" calcext:value-type="float">
            <text:p>0.2673781613</text:p>
          </table:table-cell>
          <table:table-cell/>
          <table:table-cell table:formula="of:=[.J530]/[.D530]" office:value-type="float" office:value="0.00805313339593213" calcext:value-type="float">
            <text:p>0.0080531334</text:p>
          </table:table-cell>
          <table:table-cell table:number-columns-repeated="3"/>
          <table:table-cell table:formula="of:=[.C530]*flaeche" office:value-type="float" office:value="0.002153232" calcext:value-type="float">
            <text:p>0.002153232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5.25952" calcext:value-type="float">
            <text:p>5.25952</text:p>
          </table:table-cell>
          <table:table-cell table:formula="of:=SQRT(POWER(ABS([.A531]-xpos);2)+POWER(ABS([.B531]-ypos);2))" office:value-type="float" office:value="0.287783951513979" calcext:value-type="float">
            <text:p>0.2877839515</text:p>
          </table:table-cell>
          <table:table-cell/>
          <table:table-cell table:formula="of:=[.J531]/[.D531]" office:value-type="float" office:value="0.00731037289929564" calcext:value-type="float">
            <text:p>0.0073103729</text:p>
          </table:table-cell>
          <table:table-cell table:number-columns-repeated="3"/>
          <table:table-cell table:formula="of:=[.C531]*flaeche" office:value-type="float" office:value="0.002103808" calcext:value-type="float">
            <text:p>0.002103808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5.185245" calcext:value-type="float">
            <text:p>5.185245</text:p>
          </table:table-cell>
          <table:table-cell table:formula="of:=SQRT(POWER(ABS([.A532]-xpos);2)+POWER(ABS([.B532]-ypos);2))" office:value-type="float" office:value="0.308190034383008" calcext:value-type="float">
            <text:p>0.3081900344</text:p>
          </table:table-cell>
          <table:table-cell/>
          <table:table-cell table:formula="of:=[.J532]/[.D532]" office:value-type="float" office:value="0.00672993208282127" calcext:value-type="float">
            <text:p>0.0067299321</text:p>
          </table:table-cell>
          <table:table-cell table:number-columns-repeated="3"/>
          <table:table-cell table:formula="of:=[.C532]*flaeche" office:value-type="float" office:value="0.002074098" calcext:value-type="float">
            <text:p>0.002074098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5.149276" calcext:value-type="float">
            <text:p>5.149276</text:p>
          </table:table-cell>
          <table:table-cell table:formula="of:=SQRT(POWER(ABS([.A533]-xpos);2)+POWER(ABS([.B533]-ypos);2))" office:value-type="float" office:value="0.328596355373884" calcext:value-type="float">
            <text:p>0.3285963554</text:p>
          </table:table-cell>
          <table:table-cell/>
          <table:table-cell table:formula="of:=[.J533]/[.D533]" office:value-type="float" office:value="0.006268208293596" calcext:value-type="float">
            <text:p>0.0062682083</text:p>
          </table:table-cell>
          <table:table-cell table:number-columns-repeated="3"/>
          <table:table-cell table:formula="of:=[.C533]*flaeche" office:value-type="float" office:value="0.0020597104" calcext:value-type="float">
            <text:p>0.0020597104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5.138136" calcext:value-type="float">
            <text:p>5.138136</text:p>
          </table:table-cell>
          <table:table-cell table:formula="of:=SQRT(POWER(ABS([.A534]-xpos);2)+POWER(ABS([.B534]-ypos);2))" office:value-type="float" office:value="0.349003872649001" calcext:value-type="float">
            <text:p>0.3490038726</text:p>
          </table:table-cell>
          <table:table-cell/>
          <table:table-cell table:formula="of:=[.J534]/[.D534]" office:value-type="float" office:value="0.00588891574296943" calcext:value-type="float">
            <text:p>0.0058889157</text:p>
          </table:table-cell>
          <table:table-cell table:number-columns-repeated="3"/>
          <table:table-cell table:formula="of:=[.C534]*flaeche" office:value-type="float" office:value="0.0020552544" calcext:value-type="float">
            <text:p>0.0020552544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5.13899" calcext:value-type="float">
            <text:p>5.13899</text:p>
          </table:table-cell>
          <table:table-cell table:formula="of:=SQRT(POWER(ABS([.A535]-xpos);2)+POWER(ABS([.B535]-ypos);2))" office:value-type="float" office:value="0.369410553812421" calcext:value-type="float">
            <text:p>0.3694105538</text:p>
          </table:table-cell>
          <table:table-cell/>
          <table:table-cell table:formula="of:=[.J535]/[.D535]" office:value-type="float" office:value="0.00556452970491955" calcext:value-type="float">
            <text:p>0.0055645297</text:p>
          </table:table-cell>
          <table:table-cell table:number-columns-repeated="3"/>
          <table:table-cell table:formula="of:=[.C535]*flaeche" office:value-type="float" office:value="0.002055596" calcext:value-type="float">
            <text:p>0.002055596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5.14204" calcext:value-type="float">
            <text:p>5.14204</text:p>
          </table:table-cell>
          <table:table-cell table:formula="of:=SQRT(POWER(ABS([.A536]-xpos);2)+POWER(ABS([.B536]-ypos);2))" office:value-type="float" office:value="0.38981737306077" calcext:value-type="float">
            <text:p>0.3898173731</text:p>
          </table:table-cell>
          <table:table-cell/>
          <table:table-cell table:formula="of:=[.J536]/[.D536]" office:value-type="float" office:value="0.00527635796180729" calcext:value-type="float">
            <text:p>0.005276358</text:p>
          </table:table-cell>
          <table:table-cell table:number-columns-repeated="3"/>
          <table:table-cell table:formula="of:=[.C536]*flaeche" office:value-type="float" office:value="0.002056816" calcext:value-type="float">
            <text:p>0.002056816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5.14204" calcext:value-type="float">
            <text:p>5.14204</text:p>
          </table:table-cell>
          <table:table-cell table:formula="of:=SQRT(POWER(ABS([.A537]-xpos);2)+POWER(ABS([.B537]-ypos);2))" office:value-type="float" office:value="0.410224309786731" calcext:value-type="float">
            <text:p>0.4102243098</text:p>
          </table:table-cell>
          <table:table-cell/>
          <table:table-cell table:formula="of:=[.J537]/[.D537]" office:value-type="float" office:value="0.0050138813106159" calcext:value-type="float">
            <text:p>0.0050138813</text:p>
          </table:table-cell>
          <table:table-cell table:number-columns-repeated="3"/>
          <table:table-cell table:formula="of:=[.C537]*flaeche" office:value-type="float" office:value="0.002056816" calcext:value-type="float">
            <text:p>0.002056816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5.13899" calcext:value-type="float">
            <text:p>5.13899</text:p>
          </table:table-cell>
          <table:table-cell table:formula="of:=SQRT(POWER(ABS([.A538]-xpos);2)+POWER(ABS([.B538]-ypos);2))" office:value-type="float" office:value="0.43063134728907" calcext:value-type="float">
            <text:p>0.4306313473</text:p>
          </table:table-cell>
          <table:table-cell/>
          <table:table-cell table:formula="of:=[.J538]/[.D538]" office:value-type="float" office:value="0.00477344720244004" calcext:value-type="float">
            <text:p>0.0047734472</text:p>
          </table:table-cell>
          <table:table-cell table:number-columns-repeated="3"/>
          <table:table-cell table:formula="of:=[.C538]*flaeche" office:value-type="float" office:value="0.002055596" calcext:value-type="float">
            <text:p>0.002055596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5.138136" calcext:value-type="float">
            <text:p>5.138136</text:p>
          </table:table-cell>
          <table:table-cell table:formula="of:=SQRT(POWER(ABS([.A539]-xpos);2)+POWER(ABS([.B539]-ypos);2))" office:value-type="float" office:value="0.45103847188904" calcext:value-type="float">
            <text:p>0.4510384719</text:p>
          </table:table-cell>
          <table:table-cell/>
          <table:table-cell table:formula="of:=[.J539]/[.D539]" office:value-type="float" office:value="0.00455671639581471" calcext:value-type="float">
            <text:p>0.0045567164</text:p>
          </table:table-cell>
          <table:table-cell table:number-columns-repeated="3"/>
          <table:table-cell table:formula="of:=[.C539]*flaeche" office:value-type="float" office:value="0.0020552544" calcext:value-type="float">
            <text:p>0.0020552544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5.149276" calcext:value-type="float">
            <text:p>5.149276</text:p>
          </table:table-cell>
          <table:table-cell table:formula="of:=SQRT(POWER(ABS([.A540]-xpos);2)+POWER(ABS([.B540]-ypos);2))" office:value-type="float" office:value="0.471446672238759" calcext:value-type="float">
            <text:p>0.4714466722</text:p>
          </table:table-cell>
          <table:table-cell/>
          <table:table-cell table:formula="of:=[.J540]/[.D540]" office:value-type="float" office:value="0.00436891491930371" calcext:value-type="float">
            <text:p>0.0043689149</text:p>
          </table:table-cell>
          <table:table-cell table:number-columns-repeated="3"/>
          <table:table-cell table:formula="of:=[.C540]*flaeche" office:value-type="float" office:value="0.0020597104" calcext:value-type="float">
            <text:p>0.0020597104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5.185245" calcext:value-type="float">
            <text:p>5.185245</text:p>
          </table:table-cell>
          <table:table-cell table:formula="of:=SQRT(POWER(ABS([.A541]-xpos);2)+POWER(ABS([.B541]-ypos);2))" office:value-type="float" office:value="0.491853938982906" calcext:value-type="float">
            <text:p>0.491853939</text:p>
          </table:table-cell>
          <table:table-cell/>
          <table:table-cell table:formula="of:=[.J541]/[.D541]" office:value-type="float" office:value="0.00421689822041272" calcext:value-type="float">
            <text:p>0.0042168982</text:p>
          </table:table-cell>
          <table:table-cell table:number-columns-repeated="3"/>
          <table:table-cell table:formula="of:=[.C541]*flaeche" office:value-type="float" office:value="0.002074098" calcext:value-type="float">
            <text:p>0.002074098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5.25952" calcext:value-type="float">
            <text:p>5.25952</text:p>
          </table:table-cell>
          <table:table-cell table:formula="of:=SQRT(POWER(ABS([.A542]-xpos);2)+POWER(ABS([.B542]-ypos);2))" office:value-type="float" office:value="0.512261264150433" calcext:value-type="float">
            <text:p>0.5122612642</text:p>
          </table:table-cell>
          <table:table-cell/>
          <table:table-cell table:formula="of:=[.J542]/[.D542]" office:value-type="float" office:value="0.004106904322522" calcext:value-type="float">
            <text:p>0.0041069043</text:p>
          </table:table-cell>
          <table:table-cell table:number-columns-repeated="3"/>
          <table:table-cell table:formula="of:=[.C542]*flaeche" office:value-type="float" office:value="0.002103808" calcext:value-type="float">
            <text:p>0.002103808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38308" calcext:value-type="float">
            <text:p>5.38308</text:p>
          </table:table-cell>
          <table:table-cell table:formula="of:=SQRT(POWER(ABS([.A543]-xpos);2)+POWER(ABS([.B543]-ypos);2))" office:value-type="float" office:value="0.532668641026483" calcext:value-type="float">
            <text:p>0.532668641</text:p>
          </table:table-cell>
          <table:table-cell/>
          <table:table-cell table:formula="of:=[.J543]/[.D543]" office:value-type="float" office:value="0.0040423479704955" calcext:value-type="float">
            <text:p>0.004042348</text:p>
          </table:table-cell>
          <table:table-cell table:number-columns-repeated="3"/>
          <table:table-cell table:formula="of:=[.C543]*flaeche" office:value-type="float" office:value="0.002153232" calcext:value-type="float">
            <text:p>0.002153232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56111" calcext:value-type="float">
            <text:p>5.56111</text:p>
          </table:table-cell>
          <table:table-cell table:formula="of:=SQRT(POWER(ABS([.A544]-xpos);2)+POWER(ABS([.B544]-ypos);2))" office:value-type="float" office:value="0.553076063887238" calcext:value-type="float">
            <text:p>0.5530760639</text:p>
          </table:table-cell>
          <table:table-cell/>
          <table:table-cell table:formula="of:=[.J544]/[.D544]" office:value-type="float" office:value="0.00402194950250735" calcext:value-type="float">
            <text:p>0.0040219495</text:p>
          </table:table-cell>
          <table:table-cell table:number-columns-repeated="3"/>
          <table:table-cell table:formula="of:=[.C544]*flaeche" office:value-type="float" office:value="0.002224444" calcext:value-type="float">
            <text:p>0.002224444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790407" calcext:value-type="float">
            <text:p>5.790407</text:p>
          </table:table-cell>
          <table:table-cell table:formula="of:=SQRT(POWER(ABS([.A545]-xpos);2)+POWER(ABS([.B545]-ypos);2))" office:value-type="float" office:value="0.573483527823598" calcext:value-type="float">
            <text:p>0.5734835278</text:p>
          </table:table-cell>
          <table:table-cell/>
          <table:table-cell table:formula="of:=[.J545]/[.D545]" office:value-type="float" office:value="0.00403876081461305" calcext:value-type="float">
            <text:p>0.0040387608</text:p>
          </table:table-cell>
          <table:table-cell table:number-columns-repeated="3"/>
          <table:table-cell table:formula="of:=[.C545]*flaeche" office:value-type="float" office:value="0.0023161628" calcext:value-type="float">
            <text:p>0.0023161628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6.058411" calcext:value-type="float">
            <text:p>6.058411</text:p>
          </table:table-cell>
          <table:table-cell table:formula="of:=SQRT(POWER(ABS([.A546]-xpos);2)+POWER(ABS([.B546]-ypos);2))" office:value-type="float" office:value="0.593892028577586" calcext:value-type="float">
            <text:p>0.5938920286</text:p>
          </table:table-cell>
          <table:table-cell/>
          <table:table-cell table:formula="of:=[.J546]/[.D546]" office:value-type="float" office:value="0.0040804797562347" calcext:value-type="float">
            <text:p>0.0040804798</text:p>
          </table:table-cell>
          <table:table-cell table:number-columns-repeated="3"/>
          <table:table-cell table:formula="of:=[.C546]*flaeche" office:value-type="float" office:value="0.0024233644" calcext:value-type="float">
            <text:p>0.0024233644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6.344345" calcext:value-type="float">
            <text:p>6.344345</text:p>
          </table:table-cell>
          <table:table-cell table:formula="of:=SQRT(POWER(ABS([.A547]-xpos);2)+POWER(ABS([.B547]-ypos);2))" office:value-type="float" office:value="0.614299562526297" calcext:value-type="float">
            <text:p>0.6142995625</text:p>
          </table:table-cell>
          <table:table-cell/>
          <table:table-cell table:formula="of:=[.J547]/[.D547]" office:value-type="float" office:value="0.00413110826510049" calcext:value-type="float">
            <text:p>0.0041311083</text:p>
          </table:table-cell>
          <table:table-cell table:number-columns-repeated="3"/>
          <table:table-cell table:formula="of:=[.C547]*flaeche" office:value-type="float" office:value="0.002537738" calcext:value-type="float">
            <text:p>0.002537738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622326" calcext:value-type="float">
            <text:p>6.622326</text:p>
          </table:table-cell>
          <table:table-cell table:formula="of:=SQRT(POWER(ABS([.A548]-xpos);2)+POWER(ABS([.B548]-ypos);2))" office:value-type="float" office:value="0.634707126444945" calcext:value-type="float">
            <text:p>0.6347071264</text:p>
          </table:table-cell>
          <table:table-cell/>
          <table:table-cell table:formula="of:=[.J548]/[.D548]" office:value-type="float" office:value="0.00417346881677051" calcext:value-type="float">
            <text:p>0.0041734688</text:p>
          </table:table-cell>
          <table:table-cell table:number-columns-repeated="3"/>
          <table:table-cell table:formula="of:=[.C548]*flaeche" office:value-type="float" office:value="0.0026489304" calcext:value-type="float">
            <text:p>0.0026489304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86566" calcext:value-type="float">
            <text:p>6.86566</text:p>
          </table:table-cell>
          <table:table-cell table:formula="of:=SQRT(POWER(ABS([.A549]-xpos);2)+POWER(ABS([.B549]-ypos);2))" office:value-type="float" office:value="0.655114717532739" calcext:value-type="float">
            <text:p>0.6551147175</text:p>
          </table:table-cell>
          <table:table-cell/>
          <table:table-cell table:formula="of:=[.J549]/[.D549]" office:value-type="float" office:value="0.00419203526726257" calcext:value-type="float">
            <text:p>0.0041920353</text:p>
          </table:table-cell>
          <table:table-cell table:number-columns-repeated="3"/>
          <table:table-cell table:formula="of:=[.C549]*flaeche" office:value-type="float" office:value="0.002746264" calcext:value-type="float">
            <text:p>0.002746264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7.051209" calcext:value-type="float">
            <text:p>7.051209</text:p>
          </table:table-cell>
          <table:table-cell table:formula="of:=SQRT(POWER(ABS([.A550]-xpos);2)+POWER(ABS([.B550]-ypos);2))" office:value-type="float" office:value="0.67552233332733" calcext:value-type="float">
            <text:p>0.6755223333</text:p>
          </table:table-cell>
          <table:table-cell/>
          <table:table-cell table:formula="of:=[.J550]/[.D550]" office:value-type="float" office:value="0.00417526329012325" calcext:value-type="float">
            <text:p>0.0041752633</text:p>
          </table:table-cell>
          <table:table-cell table:number-columns-repeated="3"/>
          <table:table-cell table:formula="of:=[.C550]*flaeche" office:value-type="float" office:value="0.0028204836" calcext:value-type="float">
            <text:p>0.0028204836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7.162842" calcext:value-type="float">
            <text:p>7.162842</text:p>
          </table:table-cell>
          <table:table-cell table:formula="of:=SQRT(POWER(ABS([.A551]-xpos);2)+POWER(ABS([.B551]-ypos);2))" office:value-type="float" office:value="0.695929971655195" calcext:value-type="float">
            <text:p>0.6959299717</text:p>
          </table:table-cell>
          <table:table-cell/>
          <table:table-cell table:formula="of:=[.J551]/[.D551]" office:value-type="float" office:value="0.00411699009483035" calcext:value-type="float">
            <text:p>0.0041169901</text:p>
          </table:table-cell>
          <table:table-cell table:number-columns-repeated="3"/>
          <table:table-cell table:formula="of:=[.C551]*flaeche" office:value-type="float" office:value="0.0028651368" calcext:value-type="float">
            <text:p>0.0028651368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7.19336" calcext:value-type="float">
            <text:p>7.19336</text:p>
          </table:table-cell>
          <table:table-cell table:formula="of:=SQRT(POWER(ABS([.A552]-xpos);2)+POWER(ABS([.B552]-ypos);2))" office:value-type="float" office:value="0.716338630574256" calcext:value-type="float">
            <text:p>0.7163386306</text:p>
          </table:table-cell>
          <table:table-cell/>
          <table:table-cell table:formula="of:=[.J552]/[.D552]" office:value-type="float" office:value="0.00401673716478667" calcext:value-type="float">
            <text:p>0.0040167372</text:p>
          </table:table-cell>
          <table:table-cell table:number-columns-repeated="3"/>
          <table:table-cell table:formula="of:=[.C552]*flaeche" office:value-type="float" office:value="0.002877344" calcext:value-type="float">
            <text:p>0.002877344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7.144805" calcext:value-type="float">
            <text:p>7.144805</text:p>
          </table:table-cell>
          <table:table-cell table:formula="of:=SQRT(POWER(ABS([.A553]-xpos);2)+POWER(ABS([.B553]-ypos);2))" office:value-type="float" office:value="0.73674630840541" calcext:value-type="float">
            <text:p>0.7367463084</text:p>
          </table:table-cell>
          <table:table-cell/>
          <table:table-cell table:formula="of:=[.J553]/[.D553]" office:value-type="float" office:value="0.00387911275210268" calcext:value-type="float">
            <text:p>0.0038791128</text:p>
          </table:table-cell>
          <table:table-cell table:number-columns-repeated="3"/>
          <table:table-cell table:formula="of:=[.C553]*flaeche" office:value-type="float" office:value="0.002857922" calcext:value-type="float">
            <text:p>0.002857922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7.027473" calcext:value-type="float">
            <text:p>7.027473</text:p>
          </table:table-cell>
          <table:table-cell table:formula="of:=SQRT(POWER(ABS([.A554]-xpos);2)+POWER(ABS([.B554]-ypos);2))" office:value-type="float" office:value="0.757154003603626" calcext:value-type="float">
            <text:p>0.7571540036</text:p>
          </table:table-cell>
          <table:table-cell/>
          <table:table-cell table:formula="of:=[.J554]/[.D554]" office:value-type="float" office:value="0.00371257258975225" calcext:value-type="float">
            <text:p>0.0037125726</text:p>
          </table:table-cell>
          <table:table-cell table:number-columns-repeated="3"/>
          <table:table-cell table:formula="of:=[.C554]*flaeche" office:value-type="float" office:value="0.0028109892" calcext:value-type="float">
            <text:p>0.0028109892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858157" calcext:value-type="float">
            <text:p>6.858157</text:p>
          </table:table-cell>
          <table:table-cell table:formula="of:=SQRT(POWER(ABS([.A555]-xpos);2)+POWER(ABS([.B555]-ypos);2))" office:value-type="float" office:value="0.777561714801468" calcext:value-type="float">
            <text:p>0.7775617148</text:p>
          </table:table-cell>
          <table:table-cell/>
          <table:table-cell table:formula="of:=[.J555]/[.D555]" office:value-type="float" office:value="0.0035280322420458" calcext:value-type="float">
            <text:p>0.0035280322</text:p>
          </table:table-cell>
          <table:table-cell table:number-columns-repeated="3"/>
          <table:table-cell table:formula="of:=[.C555]*flaeche" office:value-type="float" office:value="0.0027432628" calcext:value-type="float">
            <text:p>0.0027432628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658049" calcext:value-type="float">
            <text:p>6.658049</text:p>
          </table:table-cell>
          <table:table-cell table:formula="of:=SQRT(POWER(ABS([.A556]-xpos);2)+POWER(ABS([.B556]-ypos);2))" office:value-type="float" office:value="0.797969440771387" calcext:value-type="float">
            <text:p>0.7979694408</text:p>
          </table:table-cell>
          <table:table-cell/>
          <table:table-cell table:formula="of:=[.J556]/[.D556]" office:value-type="float" office:value="0.0033374957284398" calcext:value-type="float">
            <text:p>0.0033374957</text:p>
          </table:table-cell>
          <table:table-cell table:number-columns-repeated="3"/>
          <table:table-cell table:formula="of:=[.C556]*flaeche" office:value-type="float" office:value="0.0026632196" calcext:value-type="float">
            <text:p>0.0026632196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450557" calcext:value-type="float">
            <text:p>6.450557</text:p>
          </table:table-cell>
          <table:table-cell table:formula="of:=SQRT(POWER(ABS([.A557]-xpos);2)+POWER(ABS([.B557]-ypos);2))" office:value-type="float" office:value="0.818377180408276" calcext:value-type="float">
            <text:p>0.8183771804</text:p>
          </table:table-cell>
          <table:table-cell/>
          <table:table-cell table:formula="of:=[.J557]/[.D557]" office:value-type="float" office:value="0.00315285281868779" calcext:value-type="float">
            <text:p>0.0031528528</text:p>
          </table:table-cell>
          <table:table-cell table:number-columns-repeated="3"/>
          <table:table-cell table:formula="of:=[.C557]*flaeche" office:value-type="float" office:value="0.0025802228" calcext:value-type="float">
            <text:p>0.0025802228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259108" calcext:value-type="float">
            <text:p>6.259108</text:p>
          </table:table-cell>
          <table:table-cell table:formula="of:=SQRT(POWER(ABS([.A558]-xpos);2)+POWER(ABS([.B558]-ypos);2))" office:value-type="float" office:value="0.838785932702737" calcext:value-type="float">
            <text:p>0.8387859327</text:p>
          </table:table-cell>
          <table:table-cell/>
          <table:table-cell table:formula="of:=[.J558]/[.D558]" office:value-type="float" office:value="0.00298484166506317" calcext:value-type="float">
            <text:p>0.0029848417</text:p>
          </table:table-cell>
          <table:table-cell table:number-columns-repeated="3"/>
          <table:table-cell table:formula="of:=[.C558]*flaeche" office:value-type="float" office:value="0.0025036432" calcext:value-type="float">
            <text:p>0.0025036432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6.104958" calcext:value-type="float">
            <text:p>6.104958</text:p>
          </table:table-cell>
          <table:table-cell table:formula="of:=SQRT(POWER(ABS([.A559]-xpos);2)+POWER(ABS([.B559]-ypos);2))" office:value-type="float" office:value="0.859193696776227" calcext:value-type="float">
            <text:p>0.8591936968</text:p>
          </table:table-cell>
          <table:table-cell/>
          <table:table-cell table:formula="of:=[.J559]/[.D559]" office:value-type="float" office:value="0.00284218006854862" calcext:value-type="float">
            <text:p>0.0028421801</text:p>
          </table:table-cell>
          <table:table-cell table:number-columns-repeated="3"/>
          <table:table-cell table:formula="of:=[.C559]*flaeche" office:value-type="float" office:value="0.0024419832" calcext:value-type="float">
            <text:p>0.0024419832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6.005109" calcext:value-type="float">
            <text:p>6.005109</text:p>
          </table:table-cell>
          <table:table-cell table:formula="of:=SQRT(POWER(ABS([.A560]-xpos);2)+POWER(ABS([.B560]-ypos);2))" office:value-type="float" office:value="0.879601471797313" calcext:value-type="float">
            <text:p>0.8796014718</text:p>
          </table:table-cell>
          <table:table-cell/>
          <table:table-cell table:formula="of:=[.J560]/[.D560]" office:value-type="float" office:value="0.00273083171983767" calcext:value-type="float">
            <text:p>0.0027308317</text:p>
          </table:table-cell>
          <table:table-cell table:number-columns-repeated="3"/>
          <table:table-cell table:formula="of:=[.C560]*flaeche" office:value-type="float" office:value="0.0024020436" calcext:value-type="float">
            <text:p>0.0024020436</text:p>
          </table:table-cell>
          <table:table-cell table:number-columns-repeated="6"/>
        </table:table-row>
        <table:table-row table:style-name="ro1">
          <table:table-cell office:value-type="float" office:value="0.204082" calcext:value-type="float">
            <text:p>0.204082</text:p>
          </table:table-cell>
          <table:table-cell office:value-type="float" office:value="1" calcext:value-type="float">
            <text:p>1</text:p>
          </table:table-cell>
          <table:table-cell office:value-type="float" office:value="5.970558" calcext:value-type="float">
            <text:p>5.970558</text:p>
          </table:table-cell>
          <table:table-cell table:formula="of:=SQRT(POWER(ABS([.A561]-xpos);2)+POWER(ABS([.B561]-ypos);2))" office:value-type="float" office:value="0.900009257021282" calcext:value-type="float">
            <text:p>0.900009257</text:p>
          </table:table-cell>
          <table:table-cell/>
          <table:table-cell table:formula="of:=[.J561]/[.D561]" office:value-type="float" office:value="0.00265355403999309" calcext:value-type="float">
            <text:p>0.002653554</text:p>
          </table:table-cell>
          <table:table-cell table:number-columns-repeated="3"/>
          <table:table-cell table:formula="of:=[.C561]*flaeche" office:value-type="float" office:value="0.0023882232" calcext:value-type="float">
            <text:p>0.002388223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562]-xpos);2)+POWER(ABS([.B562]-ypos);2))" office:value-type="float" office:value="0.223606797749979" calcext:value-type="float">
            <text:p>0.2236067977</text:p>
          </table:table-cell>
          <table:table-cell/>
          <table:table-cell table:formula="of:=[.J562]/[.D562]" office:value-type="float" office:value="0" calcext:value-type="float">
            <text:p>0</text:p>
          </table:table-cell>
          <table:table-cell table:number-columns-repeated="3"/>
          <table:table-cell table:formula="of:=[.C562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" calcext:value-type="float">
            <text:p>0</text:p>
          </table:table-cell>
          <table:table-cell office:value-type="float" office:value="5.972104" calcext:value-type="float">
            <text:p>5.972104</text:p>
          </table:table-cell>
          <table:table-cell table:formula="of:=SQRT(POWER(ABS([.A563]-xpos);2)+POWER(ABS([.B563]-ypos);2))" office:value-type="float" office:value="0.102955136345886" calcext:value-type="float">
            <text:p>0.1029551363</text:p>
          </table:table-cell>
          <table:table-cell/>
          <table:table-cell table:formula="of:=[.J563]/[.D563]" office:value-type="float" office:value="0.0232027432995134" calcext:value-type="float">
            <text:p>0.0232027433</text:p>
          </table:table-cell>
          <table:table-cell table:number-columns-repeated="3"/>
          <table:table-cell table:formula="of:=[.C563]*flaeche" office:value-type="float" office:value="0.0023888416" calcext:value-type="float">
            <text:p>0.0023888416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6.006772" calcext:value-type="float">
            <text:p>6.006772</text:p>
          </table:table-cell>
          <table:table-cell table:formula="of:=SQRT(POWER(ABS([.A564]-xpos);2)+POWER(ABS([.B564]-ypos);2))" office:value-type="float" office:value="0.0832745253003582" calcext:value-type="float">
            <text:p>0.0832745253</text:p>
          </table:table-cell>
          <table:table-cell/>
          <table:table-cell table:formula="of:=[.J564]/[.D564]" office:value-type="float" office:value="0.0288528669642223" calcext:value-type="float">
            <text:p>0.028852867</text:p>
          </table:table-cell>
          <table:table-cell table:number-columns-repeated="3"/>
          <table:table-cell table:formula="of:=[.C564]*flaeche" office:value-type="float" office:value="0.0024027088" calcext:value-type="float">
            <text:p>0.0024027088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6.1067" calcext:value-type="float">
            <text:p>6.1067</text:p>
          </table:table-cell>
          <table:table-cell table:formula="of:=SQRT(POWER(ABS([.A565]-xpos);2)+POWER(ABS([.B565]-ypos);2))" office:value-type="float" office:value="0.064050807613956" calcext:value-type="float">
            <text:p>0.0640508076</text:p>
          </table:table-cell>
          <table:table-cell/>
          <table:table-cell table:formula="of:=[.J565]/[.D565]" office:value-type="float" office:value="0.0381365995370801" calcext:value-type="float">
            <text:p>0.0381365995</text:p>
          </table:table-cell>
          <table:table-cell table:number-columns-repeated="3"/>
          <table:table-cell table:formula="of:=[.C565]*flaeche" office:value-type="float" office:value="0.00244268" calcext:value-type="float">
            <text:p>0.00244268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260109" calcext:value-type="float">
            <text:p>6.260109</text:p>
          </table:table-cell>
          <table:table-cell table:formula="of:=SQRT(POWER(ABS([.A566]-xpos);2)+POWER(ABS([.B566]-ypos);2))" office:value-type="float" office:value="0.045862166063107" calcext:value-type="float">
            <text:p>0.0458621661</text:p>
          </table:table-cell>
          <table:table-cell/>
          <table:table-cell table:formula="of:=[.J566]/[.D566]" office:value-type="float" office:value="0.0545993313214732" calcext:value-type="float">
            <text:p>0.0545993313</text:p>
          </table:table-cell>
          <table:table-cell table:number-columns-repeated="3"/>
          <table:table-cell table:formula="of:=[.C566]*flaeche" office:value-type="float" office:value="0.0025040436" calcext:value-type="float">
            <text:p>0.0025040436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448819" calcext:value-type="float">
            <text:p>6.448819</text:p>
          </table:table-cell>
          <table:table-cell table:formula="of:=SQRT(POWER(ABS([.A567]-xpos);2)+POWER(ABS([.B567]-ypos);2))" office:value-type="float" office:value="0.0306122000026133" calcext:value-type="float">
            <text:p>0.0306122</text:p>
          </table:table-cell>
          <table:table-cell/>
          <table:table-cell table:formula="of:=[.J567]/[.D567]" office:value-type="float" office:value="0.0842646918476878" calcext:value-type="float">
            <text:p>0.0842646918</text:p>
          </table:table-cell>
          <table:table-cell table:number-columns-repeated="3"/>
          <table:table-cell table:formula="of:=[.C567]*flaeche" office:value-type="float" office:value="0.0025795276" calcext:value-type="float">
            <text:p>0.0025795276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650211" calcext:value-type="float">
            <text:p>6.650211</text:p>
          </table:table-cell>
          <table:table-cell table:formula="of:=SQRT(POWER(ABS([.A568]-xpos);2)+POWER(ABS([.B568]-ypos);2))" office:value-type="float" office:value="0.0245749014443598" calcext:value-type="float">
            <text:p>0.0245749014</text:p>
          </table:table-cell>
          <table:table-cell/>
          <table:table-cell table:formula="of:=[.J568]/[.D568]" office:value-type="float" office:value="0.108243949869859" calcext:value-type="float">
            <text:p>0.1082439499</text:p>
          </table:table-cell>
          <table:table-cell table:number-columns-repeated="3"/>
          <table:table-cell table:formula="of:=[.C568]*flaeche" office:value-type="float" office:value="0.0026600844" calcext:value-type="float">
            <text:p>0.0026600844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839611" calcext:value-type="float">
            <text:p>6.839611</text:p>
          </table:table-cell>
          <table:table-cell table:formula="of:=SQRT(POWER(ABS([.A569]-xpos);2)+POWER(ABS([.B569]-ypos);2))" office:value-type="float" office:value="0.0332222470793292" calcext:value-type="float">
            <text:p>0.0332222471</text:p>
          </table:table-cell>
          <table:table-cell/>
          <table:table-cell table:formula="of:=[.J569]/[.D569]" office:value-type="float" office:value="0.0823497698234336" calcext:value-type="float">
            <text:p>0.0823497698</text:p>
          </table:table-cell>
          <table:table-cell table:number-columns-repeated="3"/>
          <table:table-cell table:formula="of:=[.C569]*flaeche" office:value-type="float" office:value="0.0027358444" calcext:value-type="float">
            <text:p>0.0027358444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992827" calcext:value-type="float">
            <text:p>6.992827</text:p>
          </table:table-cell>
          <table:table-cell table:formula="of:=SQRT(POWER(ABS([.A570]-xpos);2)+POWER(ABS([.B570]-ypos);2))" office:value-type="float" office:value="0.0493607389430101" calcext:value-type="float">
            <text:p>0.0493607389</text:p>
          </table:table-cell>
          <table:table-cell/>
          <table:table-cell table:formula="of:=[.J570]/[.D570]" office:value-type="float" office:value="0.0566671176302578" calcext:value-type="float">
            <text:p>0.0566671176</text:p>
          </table:table-cell>
          <table:table-cell table:number-columns-repeated="3"/>
          <table:table-cell table:formula="of:=[.C570]*flaeche" office:value-type="float" office:value="0.0027971308" calcext:value-type="float">
            <text:p>0.0027971308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7.088622" calcext:value-type="float">
            <text:p>7.088622</text:p>
          </table:table-cell>
          <table:table-cell table:formula="of:=SQRT(POWER(ABS([.A571]-xpos);2)+POWER(ABS([.B571]-ypos);2))" office:value-type="float" office:value="0.0678396663096156" calcext:value-type="float">
            <text:p>0.0678396663</text:p>
          </table:table-cell>
          <table:table-cell/>
          <table:table-cell table:formula="of:=[.J571]/[.D571]" office:value-type="float" office:value="0.0417963258701658" calcext:value-type="float">
            <text:p>0.0417963259</text:p>
          </table:table-cell>
          <table:table-cell table:number-columns-repeated="3"/>
          <table:table-cell table:formula="of:=[.C571]*flaeche" office:value-type="float" office:value="0.0028354488" calcext:value-type="float">
            <text:p>0.0028354488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7.111005" calcext:value-type="float">
            <text:p>7.111005</text:p>
          </table:table-cell>
          <table:table-cell table:formula="of:=SQRT(POWER(ABS([.A572]-xpos);2)+POWER(ABS([.B572]-ypos);2))" office:value-type="float" office:value="0.0871833185248187" calcext:value-type="float">
            <text:p>0.0871833185</text:p>
          </table:table-cell>
          <table:table-cell/>
          <table:table-cell table:formula="of:=[.J572]/[.D572]" office:value-type="float" office:value="0.0326255302978663" calcext:value-type="float">
            <text:p>0.0326255303</text:p>
          </table:table-cell>
          <table:table-cell table:number-columns-repeated="3"/>
          <table:table-cell table:formula="of:=[.C572]*flaeche" office:value-type="float" office:value="0.002844402" calcext:value-type="float">
            <text:p>0.002844402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7.051209" calcext:value-type="float">
            <text:p>7.051209</text:p>
          </table:table-cell>
          <table:table-cell table:formula="of:=SQRT(POWER(ABS([.A573]-xpos);2)+POWER(ABS([.B573]-ypos);2))" office:value-type="float" office:value="0.106924378997495" calcext:value-type="float">
            <text:p>0.106924379</text:p>
          </table:table-cell>
          <table:table-cell/>
          <table:table-cell table:formula="of:=[.J573]/[.D573]" office:value-type="float" office:value="0.0263783023707444" calcext:value-type="float">
            <text:p>0.0263783024</text:p>
          </table:table-cell>
          <table:table-cell table:number-columns-repeated="3"/>
          <table:table-cell table:formula="of:=[.C573]*flaeche" office:value-type="float" office:value="0.0028204836" calcext:value-type="float">
            <text:p>0.002820483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22449" calcext:value-type="float">
            <text:p>0.22449</text:p>
          </table:table-cell>
          <table:table-cell office:value-type="float" office:value="6.909132" calcext:value-type="float">
            <text:p>6.909132</text:p>
          </table:table-cell>
          <table:table-cell table:formula="of:=SQRT(POWER(ABS([.A574]-xpos);2)+POWER(ABS([.B574]-ypos);2))" office:value-type="float" office:value="0.126876003247265" calcext:value-type="float">
            <text:p>0.1268760032</text:p>
          </table:table-cell>
          <table:table-cell/>
          <table:table-cell table:formula="of:=[.J574]/[.D574]" office:value-type="float" office:value="0.0217823128823974" calcext:value-type="float">
            <text:p>0.0217823129</text:p>
          </table:table-cell>
          <table:table-cell table:number-columns-repeated="3"/>
          <table:table-cell table:formula="of:=[.C574]*flaeche" office:value-type="float" office:value="0.0027636528" calcext:value-type="float">
            <text:p>0.0027636528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693876" calcext:value-type="float">
            <text:p>6.693876</text:p>
          </table:table-cell>
          <table:table-cell table:formula="of:=SQRT(POWER(ABS([.A575]-xpos);2)+POWER(ABS([.B575]-ypos);2))" office:value-type="float" office:value="0.146953021418411" calcext:value-type="float">
            <text:p>0.1469530214</text:p>
          </table:table-cell>
          <table:table-cell/>
          <table:table-cell table:formula="of:=[.J575]/[.D575]" office:value-type="float" office:value="0.0182204515031805" calcext:value-type="float">
            <text:p>0.0182204515</text:p>
          </table:table-cell>
          <table:table-cell table:number-columns-repeated="3"/>
          <table:table-cell table:formula="of:=[.C575]*flaeche" office:value-type="float" office:value="0.0026775504" calcext:value-type="float">
            <text:p>0.0026775504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423007" calcext:value-type="float">
            <text:p>6.423007</text:p>
          </table:table-cell>
          <table:table-cell table:formula="of:=SQRT(POWER(ABS([.A576]-xpos);2)+POWER(ABS([.B576]-ypos);2))" office:value-type="float" office:value="0.167110244258094" calcext:value-type="float">
            <text:p>0.1671102443</text:p>
          </table:table-cell>
          <table:table-cell/>
          <table:table-cell table:formula="of:=[.J576]/[.D576]" office:value-type="float" office:value="0.0153742986338526" calcext:value-type="float">
            <text:p>0.0153742986</text:p>
          </table:table-cell>
          <table:table-cell table:number-columns-repeated="3"/>
          <table:table-cell table:formula="of:=[.C576]*flaeche" office:value-type="float" office:value="0.0025692028" calcext:value-type="float">
            <text:p>0.0025692028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6.120322" calcext:value-type="float">
            <text:p>6.120322</text:p>
          </table:table-cell>
          <table:table-cell table:formula="of:=SQRT(POWER(ABS([.A577]-xpos);2)+POWER(ABS([.B577]-ypos);2))" office:value-type="float" office:value="0.187321781691292" calcext:value-type="float">
            <text:p>0.1873217817</text:p>
          </table:table-cell>
          <table:table-cell/>
          <table:table-cell table:formula="of:=[.J577]/[.D577]" office:value-type="float" office:value="0.0130691090907652" calcext:value-type="float">
            <text:p>0.0130691091</text:p>
          </table:table-cell>
          <table:table-cell table:number-columns-repeated="3"/>
          <table:table-cell table:formula="of:=[.C577]*flaeche" office:value-type="float" office:value="0.0024481288" calcext:value-type="float">
            <text:p>0.0024481288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5.812325" calcext:value-type="float">
            <text:p>5.812325</text:p>
          </table:table-cell>
          <table:table-cell table:formula="of:=SQRT(POWER(ABS([.A578]-xpos);2)+POWER(ABS([.B578]-ypos);2))" office:value-type="float" office:value="0.207571768273048" calcext:value-type="float">
            <text:p>0.2075717683</text:p>
          </table:table-cell>
          <table:table-cell/>
          <table:table-cell table:formula="of:=[.J578]/[.D578]" office:value-type="float" office:value="0.0112006079600464" calcext:value-type="float">
            <text:p>0.011200608</text:p>
          </table:table-cell>
          <table:table-cell table:number-columns-repeated="3"/>
          <table:table-cell table:formula="of:=[.C578]*flaeche" office:value-type="float" office:value="0.00232493" calcext:value-type="float">
            <text:p>0.00232493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524026" calcext:value-type="float">
            <text:p>5.524026</text:p>
          </table:table-cell>
          <table:table-cell table:formula="of:=SQRT(POWER(ABS([.A579]-xpos);2)+POWER(ABS([.B579]-ypos);2))" office:value-type="float" office:value="0.227850947026779" calcext:value-type="float">
            <text:p>0.227850947</text:p>
          </table:table-cell>
          <table:table-cell/>
          <table:table-cell table:formula="of:=[.J579]/[.D579]" office:value-type="float" office:value="0.00969761341277335" calcext:value-type="float">
            <text:p>0.0096976134</text:p>
          </table:table-cell>
          <table:table-cell table:number-columns-repeated="3"/>
          <table:table-cell table:formula="of:=[.C579]*flaeche" office:value-type="float" office:value="0.0022096104" calcext:value-type="float">
            <text:p>0.0022096104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275043" calcext:value-type="float">
            <text:p>5.275043</text:p>
          </table:table-cell>
          <table:table-cell table:formula="of:=SQRT(POWER(ABS([.A580]-xpos);2)+POWER(ABS([.B580]-ypos);2))" office:value-type="float" office:value="0.248150417732874" calcext:value-type="float">
            <text:p>0.2481504177</text:p>
          </table:table-cell>
          <table:table-cell/>
          <table:table-cell table:formula="of:=[.J580]/[.D580]" office:value-type="float" office:value="0.00850297661908981" calcext:value-type="float">
            <text:p>0.0085029766</text:p>
          </table:table-cell>
          <table:table-cell table:number-columns-repeated="3"/>
          <table:table-cell table:formula="of:=[.C580]*flaeche" office:value-type="float" office:value="0.0021100172" calcext:value-type="float">
            <text:p>0.0021100172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07698" calcext:value-type="float">
            <text:p>5.07698</text:p>
          </table:table-cell>
          <table:table-cell table:formula="of:=SQRT(POWER(ABS([.A581]-xpos);2)+POWER(ABS([.B581]-ypos);2))" office:value-type="float" office:value="0.268466345207365" calcext:value-type="float">
            <text:p>0.2684663452</text:p>
          </table:table-cell>
          <table:table-cell/>
          <table:table-cell table:formula="of:=[.J581]/[.D581]" office:value-type="float" office:value="0.00756441928850115" calcext:value-type="float">
            <text:p>0.0075644193</text:p>
          </table:table-cell>
          <table:table-cell table:number-columns-repeated="3"/>
          <table:table-cell table:formula="of:=[.C581]*flaeche" office:value-type="float" office:value="0.002030792" calcext:value-type="float">
            <text:p>0.002030792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4.932711" calcext:value-type="float">
            <text:p>4.932711</text:p>
          </table:table-cell>
          <table:table-cell table:formula="of:=SQRT(POWER(ABS([.A582]-xpos);2)+POWER(ABS([.B582]-ypos);2))" office:value-type="float" office:value="0.288795256410143" calcext:value-type="float">
            <text:p>0.2887952564</text:p>
          </table:table-cell>
          <table:table-cell/>
          <table:table-cell table:formula="of:=[.J582]/[.D582]" office:value-type="float" office:value="0.00683212191407277" calcext:value-type="float">
            <text:p>0.0068321219</text:p>
          </table:table-cell>
          <table:table-cell table:number-columns-repeated="3"/>
          <table:table-cell table:formula="of:=[.C582]*flaeche" office:value-type="float" office:value="0.0019730844" calcext:value-type="float">
            <text:p>0.0019730844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4.837554" calcext:value-type="float">
            <text:p>4.837554</text:p>
          </table:table-cell>
          <table:table-cell table:formula="of:=SQRT(POWER(ABS([.A583]-xpos);2)+POWER(ABS([.B583]-ypos);2))" office:value-type="float" office:value="0.309134589894111" calcext:value-type="float">
            <text:p>0.3091345899</text:p>
          </table:table-cell>
          <table:table-cell/>
          <table:table-cell table:formula="of:=[.J583]/[.D583]" office:value-type="float" office:value="0.00625947940883229" calcext:value-type="float">
            <text:p>0.0062594794</text:p>
          </table:table-cell>
          <table:table-cell table:number-columns-repeated="3"/>
          <table:table-cell table:formula="of:=[.C583]*flaeche" office:value-type="float" office:value="0.0019350216" calcext:value-type="float">
            <text:p>0.0019350216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4.781783" calcext:value-type="float">
            <text:p>4.781783</text:p>
          </table:table-cell>
          <table:table-cell table:formula="of:=SQRT(POWER(ABS([.A584]-xpos);2)+POWER(ABS([.B584]-ypos);2))" office:value-type="float" office:value="0.329482415526231" calcext:value-type="float">
            <text:p>0.3294824155</text:p>
          </table:table-cell>
          <table:table-cell/>
          <table:table-cell table:formula="of:=[.J584]/[.D584]" office:value-type="float" office:value="0.00580520571012908" calcext:value-type="float">
            <text:p>0.0058052057</text:p>
          </table:table-cell>
          <table:table-cell table:number-columns-repeated="3"/>
          <table:table-cell table:formula="of:=[.C584]*flaeche" office:value-type="float" office:value="0.0019127132" calcext:value-type="float">
            <text:p>0.0019127132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4.753621" calcext:value-type="float">
            <text:p>4.753621</text:p>
          </table:table-cell>
          <table:table-cell table:formula="of:=SQRT(POWER(ABS([.A585]-xpos);2)+POWER(ABS([.B585]-ypos);2))" office:value-type="float" office:value="0.34983824905233" calcext:value-type="float">
            <text:p>0.3498382491</text:p>
          </table:table-cell>
          <table:table-cell/>
          <table:table-cell table:formula="of:=[.J585]/[.D585]" office:value-type="float" office:value="0.00543522157783146" calcext:value-type="float">
            <text:p>0.0054352216</text:p>
          </table:table-cell>
          <table:table-cell table:number-columns-repeated="3"/>
          <table:table-cell table:formula="of:=[.C585]*flaeche" office:value-type="float" office:value="0.0019014484" calcext:value-type="float">
            <text:p>0.0019014484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4.741958" calcext:value-type="float">
            <text:p>4.741958</text:p>
          </table:table-cell>
          <table:table-cell table:formula="of:=SQRT(POWER(ABS([.A586]-xpos);2)+POWER(ABS([.B586]-ypos);2))" office:value-type="float" office:value="0.37019893927995" calcext:value-type="float">
            <text:p>0.3701989393</text:p>
          </table:table-cell>
          <table:table-cell/>
          <table:table-cell table:formula="of:=[.J586]/[.D586]" office:value-type="float" office:value="0.00512368620960749" calcext:value-type="float">
            <text:p>0.0051236862</text:p>
          </table:table-cell>
          <table:table-cell table:number-columns-repeated="3"/>
          <table:table-cell table:formula="of:=[.C586]*flaeche" office:value-type="float" office:value="0.0018967832" calcext:value-type="float">
            <text:p>0.0018967832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4.738373" calcext:value-type="float">
            <text:p>4.738373</text:p>
          </table:table-cell>
          <table:table-cell table:formula="of:=SQRT(POWER(ABS([.A587]-xpos);2)+POWER(ABS([.B587]-ypos);2))" office:value-type="float" office:value="0.390564567921874" calcext:value-type="float">
            <text:p>0.3905645679</text:p>
          </table:table-cell>
          <table:table-cell/>
          <table:table-cell table:formula="of:=[.J587]/[.D587]" office:value-type="float" office:value="0.00485284471677711" calcext:value-type="float">
            <text:p>0.0048528447</text:p>
          </table:table-cell>
          <table:table-cell table:number-columns-repeated="3"/>
          <table:table-cell table:formula="of:=[.C587]*flaeche" office:value-type="float" office:value="0.0018953492" calcext:value-type="float">
            <text:p>0.0018953492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4.738373" calcext:value-type="float">
            <text:p>4.738373</text:p>
          </table:table-cell>
          <table:table-cell table:formula="of:=SQRT(POWER(ABS([.A588]-xpos);2)+POWER(ABS([.B588]-ypos);2))" office:value-type="float" office:value="0.410934400745423" calcext:value-type="float">
            <text:p>0.4109344007</text:p>
          </table:table-cell>
          <table:table-cell/>
          <table:table-cell table:formula="of:=[.J588]/[.D588]" office:value-type="float" office:value="0.00461229139386211" calcext:value-type="float">
            <text:p>0.0046122914</text:p>
          </table:table-cell>
          <table:table-cell table:number-columns-repeated="3"/>
          <table:table-cell table:formula="of:=[.C588]*flaeche" office:value-type="float" office:value="0.0018953492" calcext:value-type="float">
            <text:p>0.0018953492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4.741958" calcext:value-type="float">
            <text:p>4.741958</text:p>
          </table:table-cell>
          <table:table-cell table:formula="of:=SQRT(POWER(ABS([.A589]-xpos);2)+POWER(ABS([.B589]-ypos);2))" office:value-type="float" office:value="0.431307842084978" calcext:value-type="float">
            <text:p>0.4313078421</text:p>
          </table:table-cell>
          <table:table-cell/>
          <table:table-cell table:formula="of:=[.J589]/[.D589]" office:value-type="float" office:value="0.00439774800020049" calcext:value-type="float">
            <text:p>0.004397748</text:p>
          </table:table-cell>
          <table:table-cell table:number-columns-repeated="3"/>
          <table:table-cell table:formula="of:=[.C589]*flaeche" office:value-type="float" office:value="0.0018967832" calcext:value-type="float">
            <text:p>0.0018967832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4.753621" calcext:value-type="float">
            <text:p>4.753621</text:p>
          </table:table-cell>
          <table:table-cell table:formula="of:=SQRT(POWER(ABS([.A590]-xpos);2)+POWER(ABS([.B590]-ypos);2))" office:value-type="float" office:value="0.451684403649274" calcext:value-type="float">
            <text:p>0.4516844036</text:p>
          </table:table-cell>
          <table:table-cell/>
          <table:table-cell table:formula="of:=[.J590]/[.D590]" office:value-type="float" office:value="0.00420968354151198" calcext:value-type="float">
            <text:p>0.0042096835</text:p>
          </table:table-cell>
          <table:table-cell table:number-columns-repeated="3"/>
          <table:table-cell table:formula="of:=[.C590]*flaeche" office:value-type="float" office:value="0.0019014484" calcext:value-type="float">
            <text:p>0.0019014484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4.781783" calcext:value-type="float">
            <text:p>4.781783</text:p>
          </table:table-cell>
          <table:table-cell table:formula="of:=SQRT(POWER(ABS([.A591]-xpos);2)+POWER(ABS([.B591]-ypos);2))" office:value-type="float" office:value="0.472064680039717" calcext:value-type="float">
            <text:p>0.47206468</text:p>
          </table:table-cell>
          <table:table-cell/>
          <table:table-cell table:formula="of:=[.J591]/[.D591]" office:value-type="float" office:value="0.00405180323984221" calcext:value-type="float">
            <text:p>0.0040518032</text:p>
          </table:table-cell>
          <table:table-cell table:number-columns-repeated="3"/>
          <table:table-cell table:formula="of:=[.C591]*flaeche" office:value-type="float" office:value="0.0019127132" calcext:value-type="float">
            <text:p>0.0019127132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4.837554" calcext:value-type="float">
            <text:p>4.837554</text:p>
          </table:table-cell>
          <table:table-cell table:formula="of:=SQRT(POWER(ABS([.A592]-xpos);2)+POWER(ABS([.B592]-ypos);2))" office:value-type="float" office:value="0.492446336841894" calcext:value-type="float">
            <text:p>0.4924463368</text:p>
          </table:table-cell>
          <table:table-cell/>
          <table:table-cell table:formula="of:=[.J592]/[.D592]" office:value-type="float" office:value="0.00392940601895728" calcext:value-type="float">
            <text:p>0.003929406</text:p>
          </table:table-cell>
          <table:table-cell table:number-columns-repeated="3"/>
          <table:table-cell table:formula="of:=[.C592]*flaeche" office:value-type="float" office:value="0.0019350216" calcext:value-type="float">
            <text:p>0.0019350216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4.932711" calcext:value-type="float">
            <text:p>4.932711</text:p>
          </table:table-cell>
          <table:table-cell table:formula="of:=SQRT(POWER(ABS([.A593]-xpos);2)+POWER(ABS([.B593]-ypos);2))" office:value-type="float" office:value="0.512830088942722" calcext:value-type="float">
            <text:p>0.5128300889</text:p>
          </table:table-cell>
          <table:table-cell/>
          <table:table-cell table:formula="of:=[.J593]/[.D593]" office:value-type="float" office:value="0.00384744273501545" calcext:value-type="float">
            <text:p>0.0038474427</text:p>
          </table:table-cell>
          <table:table-cell table:number-columns-repeated="3"/>
          <table:table-cell table:formula="of:=[.C593]*flaeche" office:value-type="float" office:value="0.0019730844" calcext:value-type="float">
            <text:p>0.0019730844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07698" calcext:value-type="float">
            <text:p>5.07698</text:p>
          </table:table-cell>
          <table:table-cell table:formula="of:=SQRT(POWER(ABS([.A594]-xpos);2)+POWER(ABS([.B594]-ypos);2))" office:value-type="float" office:value="0.533215696045231" calcext:value-type="float">
            <text:p>0.533215696</text:p>
          </table:table-cell>
          <table:table-cell/>
          <table:table-cell table:formula="of:=[.J594]/[.D594]" office:value-type="float" office:value="0.00380857505707734" calcext:value-type="float">
            <text:p>0.0038085751</text:p>
          </table:table-cell>
          <table:table-cell table:number-columns-repeated="3"/>
          <table:table-cell table:formula="of:=[.C594]*flaeche" office:value-type="float" office:value="0.002030792" calcext:value-type="float">
            <text:p>0.002030792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275043" calcext:value-type="float">
            <text:p>5.275043</text:p>
          </table:table-cell>
          <table:table-cell table:formula="of:=SQRT(POWER(ABS([.A595]-xpos);2)+POWER(ABS([.B595]-ypos);2))" office:value-type="float" office:value="0.553602953226408" calcext:value-type="float">
            <text:p>0.5536029532</text:p>
          </table:table-cell>
          <table:table-cell/>
          <table:table-cell table:formula="of:=[.J595]/[.D595]" office:value-type="float" office:value="0.00381142692195333" calcext:value-type="float">
            <text:p>0.0038114269</text:p>
          </table:table-cell>
          <table:table-cell table:number-columns-repeated="3"/>
          <table:table-cell table:formula="of:=[.C595]*flaeche" office:value-type="float" office:value="0.0021100172" calcext:value-type="float">
            <text:p>0.0021100172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524026" calcext:value-type="float">
            <text:p>5.524026</text:p>
          </table:table-cell>
          <table:table-cell table:formula="of:=SQRT(POWER(ABS([.A596]-xpos);2)+POWER(ABS([.B596]-ypos);2))" office:value-type="float" office:value="0.573991684661895" calcext:value-type="float">
            <text:p>0.5739916847</text:p>
          </table:table-cell>
          <table:table-cell/>
          <table:table-cell table:formula="of:=[.J596]/[.D596]" office:value-type="float" office:value="0.00384955123749145" calcext:value-type="float">
            <text:p>0.0038495512</text:p>
          </table:table-cell>
          <table:table-cell table:number-columns-repeated="3"/>
          <table:table-cell table:formula="of:=[.C596]*flaeche" office:value-type="float" office:value="0.0022096104" calcext:value-type="float">
            <text:p>0.0022096104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5.812325" calcext:value-type="float">
            <text:p>5.812325</text:p>
          </table:table-cell>
          <table:table-cell table:formula="of:=SQRT(POWER(ABS([.A597]-xpos);2)+POWER(ABS([.B597]-ypos);2))" office:value-type="float" office:value="0.594382737791063" calcext:value-type="float">
            <text:p>0.5943827378</text:p>
          </table:table-cell>
          <table:table-cell/>
          <table:table-cell table:formula="of:=[.J597]/[.D597]" office:value-type="float" office:value="0.00391150323214342" calcext:value-type="float">
            <text:p>0.0039115032</text:p>
          </table:table-cell>
          <table:table-cell table:number-columns-repeated="3"/>
          <table:table-cell table:formula="of:=[.C597]*flaeche" office:value-type="float" office:value="0.00232493" calcext:value-type="float">
            <text:p>0.00232493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6.120322" calcext:value-type="float">
            <text:p>6.120322</text:p>
          </table:table-cell>
          <table:table-cell table:formula="of:=SQRT(POWER(ABS([.A598]-xpos);2)+POWER(ABS([.B598]-ypos);2))" office:value-type="float" office:value="0.614773982774157" calcext:value-type="float">
            <text:p>0.6147739828</text:p>
          </table:table-cell>
          <table:table-cell/>
          <table:table-cell table:formula="of:=[.J598]/[.D598]" office:value-type="float" office:value="0.00398216071043355" calcext:value-type="float">
            <text:p>0.0039821607</text:p>
          </table:table-cell>
          <table:table-cell table:number-columns-repeated="3"/>
          <table:table-cell table:formula="of:=[.C598]*flaeche" office:value-type="float" office:value="0.0024481288" calcext:value-type="float">
            <text:p>0.0024481288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423007" calcext:value-type="float">
            <text:p>6.423007</text:p>
          </table:table-cell>
          <table:table-cell table:formula="of:=SQRT(POWER(ABS([.A599]-xpos);2)+POWER(ABS([.B599]-ypos);2))" office:value-type="float" office:value="0.635166303999197" calcext:value-type="float">
            <text:p>0.635166304</text:p>
          </table:table-cell>
          <table:table-cell/>
          <table:table-cell table:formula="of:=[.J599]/[.D599]" office:value-type="float" office:value="0.00404492931036098" calcext:value-type="float">
            <text:p>0.0040449293</text:p>
          </table:table-cell>
          <table:table-cell table:number-columns-repeated="3"/>
          <table:table-cell table:formula="of:=[.C599]*flaeche" office:value-type="float" office:value="0.0025692028" calcext:value-type="float">
            <text:p>0.0025692028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693876" calcext:value-type="float">
            <text:p>6.693876</text:p>
          </table:table-cell>
          <table:table-cell table:formula="of:=SQRT(POWER(ABS([.A600]-xpos);2)+POWER(ABS([.B600]-ypos);2))" office:value-type="float" office:value="0.655559601031058" calcext:value-type="float">
            <text:p>0.655559601</text:p>
          </table:table-cell>
          <table:table-cell/>
          <table:table-cell table:formula="of:=[.J600]/[.D600]" office:value-type="float" office:value="0.00408437371032134" calcext:value-type="float">
            <text:p>0.0040843737</text:p>
          </table:table-cell>
          <table:table-cell table:number-columns-repeated="3"/>
          <table:table-cell table:formula="of:=[.C600]*flaeche" office:value-type="float" office:value="0.0026775504" calcext:value-type="float">
            <text:p>0.0026775504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909132" calcext:value-type="float">
            <text:p>6.909132</text:p>
          </table:table-cell>
          <table:table-cell table:formula="of:=SQRT(POWER(ABS([.A601]-xpos);2)+POWER(ABS([.B601]-ypos);2))" office:value-type="float" office:value="0.675953785550462" calcext:value-type="float">
            <text:p>0.6759537856</text:p>
          </table:table-cell>
          <table:table-cell/>
          <table:table-cell table:formula="of:=[.J601]/[.D601]" office:value-type="float" office:value="0.00408852329712071" calcext:value-type="float">
            <text:p>0.0040885233</text:p>
          </table:table-cell>
          <table:table-cell table:number-columns-repeated="3"/>
          <table:table-cell table:formula="of:=[.C601]*flaeche" office:value-type="float" office:value="0.0027636528" calcext:value-type="float">
            <text:p>0.0027636528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7.051209" calcext:value-type="float">
            <text:p>7.051209</text:p>
          </table:table-cell>
          <table:table-cell table:formula="of:=SQRT(POWER(ABS([.A602]-xpos);2)+POWER(ABS([.B602]-ypos);2))" office:value-type="float" office:value="0.696348779581037" calcext:value-type="float">
            <text:p>0.6963487796</text:p>
          </table:table-cell>
          <table:table-cell/>
          <table:table-cell table:formula="of:=[.J602]/[.D602]" office:value-type="float" office:value="0.00405038923410904" calcext:value-type="float">
            <text:p>0.0040503892</text:p>
          </table:table-cell>
          <table:table-cell table:number-columns-repeated="3"/>
          <table:table-cell table:formula="of:=[.C602]*flaeche" office:value-type="float" office:value="0.0028204836" calcext:value-type="float">
            <text:p>0.0028204836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7.111005" calcext:value-type="float">
            <text:p>7.111005</text:p>
          </table:table-cell>
          <table:table-cell table:formula="of:=SQRT(POWER(ABS([.A603]-xpos);2)+POWER(ABS([.B603]-ypos);2))" office:value-type="float" office:value="0.716745513434859" calcext:value-type="float">
            <text:p>0.7167455134</text:p>
          </table:table-cell>
          <table:table-cell/>
          <table:table-cell table:formula="of:=[.J603]/[.D603]" office:value-type="float" office:value="0.00396849641425556" calcext:value-type="float">
            <text:p>0.0039684964</text:p>
          </table:table-cell>
          <table:table-cell table:number-columns-repeated="3"/>
          <table:table-cell table:formula="of:=[.C603]*flaeche" office:value-type="float" office:value="0.002844402" calcext:value-type="float">
            <text:p>0.002844402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7.088622" calcext:value-type="float">
            <text:p>7.088622</text:p>
          </table:table-cell>
          <table:table-cell table:formula="of:=SQRT(POWER(ABS([.A604]-xpos);2)+POWER(ABS([.B604]-ypos);2))" office:value-type="float" office:value="0.737141926853303" calcext:value-type="float">
            <text:p>0.7371419269</text:p>
          </table:table-cell>
          <table:table-cell/>
          <table:table-cell table:formula="of:=[.J604]/[.D604]" office:value-type="float" office:value="0.00384654392418555" calcext:value-type="float">
            <text:p>0.0038465439</text:p>
          </table:table-cell>
          <table:table-cell table:number-columns-repeated="3"/>
          <table:table-cell table:formula="of:=[.C604]*flaeche" office:value-type="float" office:value="0.0028354488" calcext:value-type="float">
            <text:p>0.0028354488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992827" calcext:value-type="float">
            <text:p>6.992827</text:p>
          </table:table-cell>
          <table:table-cell table:formula="of:=SQRT(POWER(ABS([.A605]-xpos);2)+POWER(ABS([.B605]-ypos);2))" office:value-type="float" office:value="0.757538964376751" calcext:value-type="float">
            <text:p>0.7575389644</text:p>
          </table:table-cell>
          <table:table-cell/>
          <table:table-cell table:formula="of:=[.J605]/[.D605]" office:value-type="float" office:value="0.00369239198448529" calcext:value-type="float">
            <text:p>0.003692392</text:p>
          </table:table-cell>
          <table:table-cell table:number-columns-repeated="3"/>
          <table:table-cell table:formula="of:=[.C605]*flaeche" office:value-type="float" office:value="0.0027971308" calcext:value-type="float">
            <text:p>0.0027971308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839611" calcext:value-type="float">
            <text:p>6.839611</text:p>
          </table:table-cell>
          <table:table-cell table:formula="of:=SQRT(POWER(ABS([.A606]-xpos);2)+POWER(ABS([.B606]-ypos);2))" office:value-type="float" office:value="0.777936576914211" calcext:value-type="float">
            <text:p>0.7779365769</text:p>
          </table:table-cell>
          <table:table-cell/>
          <table:table-cell table:formula="of:=[.J606]/[.D606]" office:value-type="float" office:value="0.00351679620317133" calcext:value-type="float">
            <text:p>0.0035167962</text:p>
          </table:table-cell>
          <table:table-cell table:number-columns-repeated="3"/>
          <table:table-cell table:formula="of:=[.C606]*flaeche" office:value-type="float" office:value="0.0027358444" calcext:value-type="float">
            <text:p>0.0027358444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650211" calcext:value-type="float">
            <text:p>6.650211</text:p>
          </table:table-cell>
          <table:table-cell table:formula="of:=SQRT(POWER(ABS([.A607]-xpos);2)+POWER(ABS([.B607]-ypos);2))" office:value-type="float" office:value="0.798334720390514" calcext:value-type="float">
            <text:p>0.7983347204</text:p>
          </table:table-cell>
          <table:table-cell/>
          <table:table-cell table:formula="of:=[.J607]/[.D607]" office:value-type="float" office:value="0.00333204147590974" calcext:value-type="float">
            <text:p>0.0033320415</text:p>
          </table:table-cell>
          <table:table-cell table:number-columns-repeated="3"/>
          <table:table-cell table:formula="of:=[.C607]*flaeche" office:value-type="float" office:value="0.0026600844" calcext:value-type="float">
            <text:p>0.0026600844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448819" calcext:value-type="float">
            <text:p>6.448819</text:p>
          </table:table-cell>
          <table:table-cell table:formula="of:=SQRT(POWER(ABS([.A608]-xpos);2)+POWER(ABS([.B608]-ypos);2))" office:value-type="float" office:value="0.8187333551218" calcext:value-type="float">
            <text:p>0.8187333551</text:p>
          </table:table-cell>
          <table:table-cell/>
          <table:table-cell table:formula="of:=[.J608]/[.D608]" office:value-type="float" office:value="0.00315063211222933" calcext:value-type="float">
            <text:p>0.0031506321</text:p>
          </table:table-cell>
          <table:table-cell table:number-columns-repeated="3"/>
          <table:table-cell table:formula="of:=[.C608]*flaeche" office:value-type="float" office:value="0.0025795276" calcext:value-type="float">
            <text:p>0.0025795276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260109" calcext:value-type="float">
            <text:p>6.260109</text:p>
          </table:table-cell>
          <table:table-cell table:formula="of:=SQRT(POWER(ABS([.A609]-xpos);2)+POWER(ABS([.B609]-ypos);2))" office:value-type="float" office:value="0.839133444856061" calcext:value-type="float">
            <text:p>0.8391334449</text:p>
          </table:table-cell>
          <table:table-cell/>
          <table:table-cell table:formula="of:=[.J609]/[.D609]" office:value-type="float" office:value="0.0029840827050214" calcext:value-type="float">
            <text:p>0.0029840827</text:p>
          </table:table-cell>
          <table:table-cell table:number-columns-repeated="3"/>
          <table:table-cell table:formula="of:=[.C609]*flaeche" office:value-type="float" office:value="0.0025040436" calcext:value-type="float">
            <text:p>0.0025040436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6.1067" calcext:value-type="float">
            <text:p>6.1067</text:p>
          </table:table-cell>
          <table:table-cell table:formula="of:=SQRT(POWER(ABS([.A610]-xpos);2)+POWER(ABS([.B610]-ypos);2))" office:value-type="float" office:value="0.859532958039423" calcext:value-type="float">
            <text:p>0.859532958</text:p>
          </table:table-cell>
          <table:table-cell/>
          <table:table-cell table:formula="of:=[.J610]/[.D610]" office:value-type="float" office:value="0.00284186892096808" calcext:value-type="float">
            <text:p>0.0028418689</text:p>
          </table:table-cell>
          <table:table-cell table:number-columns-repeated="3"/>
          <table:table-cell table:formula="of:=[.C610]*flaeche" office:value-type="float" office:value="0.00244268" calcext:value-type="float">
            <text:p>0.00244268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6.006772" calcext:value-type="float">
            <text:p>6.006772</text:p>
          </table:table-cell>
          <table:table-cell table:formula="of:=SQRT(POWER(ABS([.A611]-xpos);2)+POWER(ABS([.B611]-ypos);2))" office:value-type="float" office:value="0.879932864805037" calcext:value-type="float">
            <text:p>0.8799328648</text:p>
          </table:table-cell>
          <table:table-cell/>
          <table:table-cell table:formula="of:=[.J611]/[.D611]" office:value-type="float" office:value="0.00273055922343844" calcext:value-type="float">
            <text:p>0.0027305592</text:p>
          </table:table-cell>
          <table:table-cell table:number-columns-repeated="3"/>
          <table:table-cell table:formula="of:=[.C611]*flaeche" office:value-type="float" office:value="0.0024027088" calcext:value-type="float">
            <text:p>0.0024027088</text:p>
          </table:table-cell>
          <table:table-cell table:number-columns-repeated="6"/>
        </table:table-row>
        <table:table-row table:style-name="ro1">
          <table:table-cell office:value-type="float" office:value="0.22449" calcext:value-type="float">
            <text:p>0.22449</text:p>
          </table:table-cell>
          <table:table-cell office:value-type="float" office:value="1" calcext:value-type="float">
            <text:p>1</text:p>
          </table:table-cell>
          <table:table-cell office:value-type="float" office:value="5.972104" calcext:value-type="float">
            <text:p>5.972104</text:p>
          </table:table-cell>
          <table:table-cell table:formula="of:=SQRT(POWER(ABS([.A612]-xpos);2)+POWER(ABS([.B612]-ypos);2))" office:value-type="float" office:value="0.900333138399337" calcext:value-type="float">
            <text:p>0.9003331384</text:p>
          </table:table-cell>
          <table:table-cell/>
          <table:table-cell table:formula="of:=[.J612]/[.D612]" office:value-type="float" office:value="0.00265328632049134" calcext:value-type="float">
            <text:p>0.0026532863</text:p>
          </table:table-cell>
          <table:table-cell table:number-columns-repeated="3"/>
          <table:table-cell table:formula="of:=[.C612]*flaeche" office:value-type="float" office:value="0.0023888416" calcext:value-type="float">
            <text:p>0.002388841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613]-xpos);2)+POWER(ABS([.B613]-ypos);2))" office:value-type="float" office:value="0.223606797749979" calcext:value-type="float">
            <text:p>0.2236067977</text:p>
          </table:table-cell>
          <table:table-cell/>
          <table:table-cell table:formula="of:=[.J613]/[.D613]" office:value-type="float" office:value="0" calcext:value-type="float">
            <text:p>0</text:p>
          </table:table-cell>
          <table:table-cell table:number-columns-repeated="3"/>
          <table:table-cell table:formula="of:=[.C613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" calcext:value-type="float">
            <text:p>0</text:p>
          </table:table-cell>
          <table:table-cell office:value-type="float" office:value="5.9227" calcext:value-type="float">
            <text:p>5.9227</text:p>
          </table:table-cell>
          <table:table-cell table:formula="of:=SQRT(POWER(ABS([.A614]-xpos);2)+POWER(ABS([.B614]-ypos);2))" office:value-type="float" office:value="0.109616743264886" calcext:value-type="float">
            <text:p>0.1096167433</text:p>
          </table:table-cell>
          <table:table-cell/>
          <table:table-cell table:formula="of:=[.J614]/[.D614]" office:value-type="float" office:value="0.0216123917700709" calcext:value-type="float">
            <text:p>0.0216123918</text:p>
          </table:table-cell>
          <table:table-cell table:number-columns-repeated="3"/>
          <table:table-cell table:formula="of:=[.C614]*flaeche" office:value-type="float" office:value="0.00236908" calcext:value-type="float">
            <text:p>0.00236908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956839" calcext:value-type="float">
            <text:p>5.956839</text:p>
          </table:table-cell>
          <table:table-cell table:formula="of:=SQRT(POWER(ABS([.A615]-xpos);2)+POWER(ABS([.B615]-ypos);2))" office:value-type="float" office:value="0.0913822568554749" calcext:value-type="float">
            <text:p>0.0913822569</text:p>
          </table:table-cell>
          <table:table-cell/>
          <table:table-cell table:formula="of:=[.J615]/[.D615]" office:value-type="float" office:value="0.0260743790095751" calcext:value-type="float">
            <text:p>0.026074379</text:p>
          </table:table-cell>
          <table:table-cell table:number-columns-repeated="3"/>
          <table:table-cell table:formula="of:=[.C615]*flaeche" office:value-type="float" office:value="0.0023827356" calcext:value-type="float">
            <text:p>0.002382735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6.054999" calcext:value-type="float">
            <text:p>6.054999</text:p>
          </table:table-cell>
          <table:table-cell table:formula="of:=SQRT(POWER(ABS([.A616]-xpos);2)+POWER(ABS([.B616]-ypos);2))" office:value-type="float" office:value="0.0742871204180105" calcext:value-type="float">
            <text:p>0.0742871204</text:p>
          </table:table-cell>
          <table:table-cell/>
          <table:table-cell table:formula="of:=[.J616]/[.D616]" office:value-type="float" office:value="0.0326032236324616" calcext:value-type="float">
            <text:p>0.0326032236</text:p>
          </table:table-cell>
          <table:table-cell table:number-columns-repeated="3"/>
          <table:table-cell table:formula="of:=[.C616]*flaeche" office:value-type="float" office:value="0.0024219996" calcext:value-type="float">
            <text:p>0.002421999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20488" calcext:value-type="float">
            <text:p>6.20488</text:p>
          </table:table-cell>
          <table:table-cell table:formula="of:=SQRT(POWER(ABS([.A617]-xpos);2)+POWER(ABS([.B617]-ypos);2))" office:value-type="float" office:value="0.0593246034963572" calcext:value-type="float">
            <text:p>0.0593246035</text:p>
          </table:table-cell>
          <table:table-cell/>
          <table:table-cell table:formula="of:=[.J617]/[.D617]" office:value-type="float" office:value="0.0418368072220222" calcext:value-type="float">
            <text:p>0.0418368072</text:p>
          </table:table-cell>
          <table:table-cell table:number-columns-repeated="3"/>
          <table:table-cell table:formula="of:=[.C617]*flaeche" office:value-type="float" office:value="0.002481952" calcext:value-type="float">
            <text:p>0.002481952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38748" calcext:value-type="float">
            <text:p>6.38748</text:p>
          </table:table-cell>
          <table:table-cell table:formula="of:=SQRT(POWER(ABS([.A618]-xpos);2)+POWER(ABS([.B618]-ypos);2))" office:value-type="float" office:value="0.0485095567182385" calcext:value-type="float">
            <text:p>0.0485095567</text:p>
          </table:table-cell>
          <table:table-cell/>
          <table:table-cell table:formula="of:=[.J618]/[.D618]" office:value-type="float" office:value="0.0526698690495224" calcext:value-type="float">
            <text:p>0.052669869</text:p>
          </table:table-cell>
          <table:table-cell table:number-columns-repeated="3"/>
          <table:table-cell table:formula="of:=[.C618]*flaeche" office:value-type="float" office:value="0.002554992" calcext:value-type="float">
            <text:p>0.002554992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579205" calcext:value-type="float">
            <text:p>6.579205</text:p>
          </table:table-cell>
          <table:table-cell table:formula="of:=SQRT(POWER(ABS([.A619]-xpos);2)+POWER(ABS([.B619]-ypos);2))" office:value-type="float" office:value="0.044944366554664" calcext:value-type="float">
            <text:p>0.0449443666</text:p>
          </table:table-cell>
          <table:table-cell/>
          <table:table-cell table:formula="of:=[.J619]/[.D619]" office:value-type="float" office:value="0.0585542127242843" calcext:value-type="float">
            <text:p>0.0585542127</text:p>
          </table:table-cell>
          <table:table-cell table:number-columns-repeated="3"/>
          <table:table-cell table:formula="of:=[.C619]*flaeche" office:value-type="float" office:value="0.002631682" calcext:value-type="float">
            <text:p>0.002631682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754486" calcext:value-type="float">
            <text:p>6.754486</text:p>
          </table:table-cell>
          <table:table-cell table:formula="of:=SQRT(POWER(ABS([.A620]-xpos);2)+POWER(ABS([.B620]-ypos);2))" office:value-type="float" office:value="0.0501974900268927" calcext:value-type="float">
            <text:p>0.05019749</text:p>
          </table:table-cell>
          <table:table-cell/>
          <table:table-cell table:formula="of:=[.J620]/[.D620]" office:value-type="float" office:value="0.0538232967136912" calcext:value-type="float">
            <text:p>0.0538232967</text:p>
          </table:table-cell>
          <table:table-cell table:number-columns-repeated="3"/>
          <table:table-cell table:formula="of:=[.C620]*flaeche" office:value-type="float" office:value="0.0027017944" calcext:value-type="float">
            <text:p>0.0027017944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888624" calcext:value-type="float">
            <text:p>6.888624</text:p>
          </table:table-cell>
          <table:table-cell table:formula="of:=SQRT(POWER(ABS([.A621]-xpos);2)+POWER(ABS([.B621]-ypos);2))" office:value-type="float" office:value="0.0620689362966693" calcext:value-type="float">
            <text:p>0.0620689363</text:p>
          </table:table-cell>
          <table:table-cell/>
          <table:table-cell table:formula="of:=[.J621]/[.D621]" office:value-type="float" office:value="0.0443933755659973" calcext:value-type="float">
            <text:p>0.0443933756</text:p>
          </table:table-cell>
          <table:table-cell table:number-columns-repeated="3"/>
          <table:table-cell table:formula="of:=[.C621]*flaeche" office:value-type="float" office:value="0.0027554496" calcext:value-type="float">
            <text:p>0.002755449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960547" calcext:value-type="float">
            <text:p>6.960547</text:p>
          </table:table-cell>
          <table:table-cell table:formula="of:=SQRT(POWER(ABS([.A622]-xpos);2)+POWER(ABS([.B622]-ypos);2))" office:value-type="float" office:value="0.0775776425847035" calcext:value-type="float">
            <text:p>0.0775776426</text:p>
          </table:table-cell>
          <table:table-cell/>
          <table:table-cell table:formula="of:=[.J622]/[.D622]" office:value-type="float" office:value="0.0358894483930733" calcext:value-type="float">
            <text:p>0.0358894484</text:p>
          </table:table-cell>
          <table:table-cell table:number-columns-repeated="3"/>
          <table:table-cell table:formula="of:=[.C622]*flaeche" office:value-type="float" office:value="0.0027842188" calcext:value-type="float">
            <text:p>0.0027842188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955241" calcext:value-type="float">
            <text:p>6.955241</text:p>
          </table:table-cell>
          <table:table-cell table:formula="of:=SQRT(POWER(ABS([.A623]-xpos);2)+POWER(ABS([.B623]-ypos);2))" office:value-type="float" office:value="0.0949578924207988" calcext:value-type="float">
            <text:p>0.0949578924</text:p>
          </table:table-cell>
          <table:table-cell/>
          <table:table-cell table:formula="of:=[.J623]/[.D623]" office:value-type="float" office:value="0.0292982113342549" calcext:value-type="float">
            <text:p>0.0292982113</text:p>
          </table:table-cell>
          <table:table-cell table:number-columns-repeated="3"/>
          <table:table-cell table:formula="of:=[.C623]*flaeche" office:value-type="float" office:value="0.0027820964" calcext:value-type="float">
            <text:p>0.0027820964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86566" calcext:value-type="float">
            <text:p>6.86566</text:p>
          </table:table-cell>
          <table:table-cell table:formula="of:=SQRT(POWER(ABS([.A624]-xpos);2)+POWER(ABS([.B624]-ypos);2))" office:value-type="float" office:value="0.113352958179308" calcext:value-type="float">
            <text:p>0.1133529582</text:p>
          </table:table-cell>
          <table:table-cell/>
          <table:table-cell table:formula="of:=[.J624]/[.D624]" office:value-type="float" office:value="0.0242275459247901" calcext:value-type="float">
            <text:p>0.0242275459</text:p>
          </table:table-cell>
          <table:table-cell table:number-columns-repeated="3"/>
          <table:table-cell table:formula="of:=[.C624]*flaeche" office:value-type="float" office:value="0.002746264" calcext:value-type="float">
            <text:p>0.002746264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693876" calcext:value-type="float">
            <text:p>6.693876</text:p>
          </table:table-cell>
          <table:table-cell table:formula="of:=SQRT(POWER(ABS([.A625]-xpos);2)+POWER(ABS([.B625]-ypos);2))" office:value-type="float" office:value="0.132338922860963" calcext:value-type="float">
            <text:p>0.1323389229</text:p>
          </table:table-cell>
          <table:table-cell/>
          <table:table-cell table:formula="of:=[.J625]/[.D625]" office:value-type="float" office:value="0.0202325237512554" calcext:value-type="float">
            <text:p>0.0202325238</text:p>
          </table:table-cell>
          <table:table-cell table:number-columns-repeated="3"/>
          <table:table-cell table:formula="of:=[.C625]*flaeche" office:value-type="float" office:value="0.0026775504" calcext:value-type="float">
            <text:p>0.00267755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244898" calcext:value-type="float">
            <text:p>0.244898</text:p>
          </table:table-cell>
          <table:table-cell office:value-type="float" office:value="6.451189" calcext:value-type="float">
            <text:p>6.451189</text:p>
          </table:table-cell>
          <table:table-cell table:formula="of:=SQRT(POWER(ABS([.A626]-xpos);2)+POWER(ABS([.B626]-ypos);2))" office:value-type="float" office:value="0.151694630122493" calcext:value-type="float">
            <text:p>0.1516946301</text:p>
          </table:table-cell>
          <table:table-cell/>
          <table:table-cell table:formula="of:=[.J626]/[.D626]" office:value-type="float" office:value="0.0170109884437984" calcext:value-type="float">
            <text:p>0.0170109884</text:p>
          </table:table-cell>
          <table:table-cell table:number-columns-repeated="3"/>
          <table:table-cell table:formula="of:=[.C626]*flaeche" office:value-type="float" office:value="0.0025804756" calcext:value-type="float">
            <text:p>0.002580475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156938" calcext:value-type="float">
            <text:p>6.156938</text:p>
          </table:table-cell>
          <table:table-cell table:formula="of:=SQRT(POWER(ABS([.A627]-xpos);2)+POWER(ABS([.B627]-ypos);2))" office:value-type="float" office:value="0.171294786960958" calcext:value-type="float">
            <text:p>0.171294787</text:p>
          </table:table-cell>
          <table:table-cell/>
          <table:table-cell table:formula="of:=[.J627]/[.D627]" office:value-type="float" office:value="0.0143774089316642" calcext:value-type="float">
            <text:p>0.0143774089</text:p>
          </table:table-cell>
          <table:table-cell table:number-columns-repeated="3"/>
          <table:table-cell table:formula="of:=[.C627]*flaeche" office:value-type="float" office:value="0.0024627752" calcext:value-type="float">
            <text:p>0.0024627752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835937" calcext:value-type="float">
            <text:p>5.835937</text:p>
          </table:table-cell>
          <table:table-cell table:formula="of:=SQRT(POWER(ABS([.A628]-xpos);2)+POWER(ABS([.B628]-ypos);2))" office:value-type="float" office:value="0.191064178222921" calcext:value-type="float">
            <text:p>0.1910641782</text:p>
          </table:table-cell>
          <table:table-cell/>
          <table:table-cell table:formula="of:=[.J628]/[.D628]" office:value-type="float" office:value="0.0122177522846612" calcext:value-type="float">
            <text:p>0.0122177523</text:p>
          </table:table-cell>
          <table:table-cell table:number-columns-repeated="3"/>
          <table:table-cell table:formula="of:=[.C628]*flaeche" office:value-type="float" office:value="0.0023343748" calcext:value-type="float">
            <text:p>0.0023343748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5.514809" calcext:value-type="float">
            <text:p>5.514809</text:p>
          </table:table-cell>
          <table:table-cell table:formula="of:=SQRT(POWER(ABS([.A629]-xpos);2)+POWER(ABS([.B629]-ypos);2))" office:value-type="float" office:value="0.210955230530082" calcext:value-type="float">
            <text:p>0.2109552305</text:p>
          </table:table-cell>
          <table:table-cell/>
          <table:table-cell table:formula="of:=[.J629]/[.D629]" office:value-type="float" office:value="0.0104568329235403" calcext:value-type="float">
            <text:p>0.0104568329</text:p>
          </table:table-cell>
          <table:table-cell table:number-columns-repeated="3"/>
          <table:table-cell table:formula="of:=[.C629]*flaeche" office:value-type="float" office:value="0.0022059236" calcext:value-type="float">
            <text:p>0.002205923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217894" calcext:value-type="float">
            <text:p>5.217894</text:p>
          </table:table-cell>
          <table:table-cell table:formula="of:=SQRT(POWER(ABS([.A630]-xpos);2)+POWER(ABS([.B630]-ypos);2))" office:value-type="float" office:value="0.230937490167794" calcext:value-type="float">
            <text:p>0.2309374902</text:p>
          </table:table-cell>
          <table:table-cell/>
          <table:table-cell table:formula="of:=[.J630]/[.D630]" office:value-type="float" office:value="0.00903775995176668" calcext:value-type="float">
            <text:p>0.00903776</text:p>
          </table:table-cell>
          <table:table-cell table:number-columns-repeated="3"/>
          <table:table-cell table:formula="of:=[.C630]*flaeche" office:value-type="float" office:value="0.0020871576" calcext:value-type="float">
            <text:p>0.002087157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963649" calcext:value-type="float">
            <text:p>4.963649</text:p>
          </table:table-cell>
          <table:table-cell table:formula="of:=SQRT(POWER(ABS([.A631]-xpos);2)+POWER(ABS([.B631]-ypos);2))" office:value-type="float" office:value="0.250987450134464" calcext:value-type="float">
            <text:p>0.2509874501</text:p>
          </table:table-cell>
          <table:table-cell/>
          <table:table-cell table:formula="of:=[.J631]/[.D631]" office:value-type="float" office:value="0.0079105931349807" calcext:value-type="float">
            <text:p>0.0079105931</text:p>
          </table:table-cell>
          <table:table-cell table:number-columns-repeated="3"/>
          <table:table-cell table:formula="of:=[.C631]*flaeche" office:value-type="float" office:value="0.0019854596" calcext:value-type="float">
            <text:p>0.001985459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4.762422" calcext:value-type="float">
            <text:p>4.762422</text:p>
          </table:table-cell>
          <table:table-cell table:formula="of:=SQRT(POWER(ABS([.A632]-xpos);2)+POWER(ABS([.B632]-ypos);2))" office:value-type="float" office:value="0.271090849740451" calcext:value-type="float">
            <text:p>0.2710908497</text:p>
          </table:table-cell>
          <table:table-cell/>
          <table:table-cell table:formula="of:=[.J632]/[.D632]" office:value-type="float" office:value="0.00702704942576948" calcext:value-type="float">
            <text:p>0.0070270494</text:p>
          </table:table-cell>
          <table:table-cell table:number-columns-repeated="3"/>
          <table:table-cell table:formula="of:=[.C632]*flaeche" office:value-type="float" office:value="0.0019049688" calcext:value-type="float">
            <text:p>0.0019049688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4.616064" calcext:value-type="float">
            <text:p>4.616064</text:p>
          </table:table-cell>
          <table:table-cell table:formula="of:=SQRT(POWER(ABS([.A633]-xpos);2)+POWER(ABS([.B633]-ypos);2))" office:value-type="float" office:value="0.291236622746865" calcext:value-type="float">
            <text:p>0.2912366227</text:p>
          </table:table-cell>
          <table:table-cell/>
          <table:table-cell table:formula="of:=[.J633]/[.D633]" office:value-type="float" office:value="0.00633994990940704" calcext:value-type="float">
            <text:p>0.0063399499</text:p>
          </table:table-cell>
          <table:table-cell table:number-columns-repeated="3"/>
          <table:table-cell table:formula="of:=[.C633]*flaeche" office:value-type="float" office:value="0.0018464256" calcext:value-type="float">
            <text:p>0.001846425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4.519277" calcext:value-type="float">
            <text:p>4.519277</text:p>
          </table:table-cell>
          <table:table-cell table:formula="of:=SQRT(POWER(ABS([.A634]-xpos);2)+POWER(ABS([.B634]-ypos);2))" office:value-type="float" office:value="0.311416545759855" calcext:value-type="float">
            <text:p>0.3114165458</text:p>
          </table:table-cell>
          <table:table-cell/>
          <table:table-cell table:formula="of:=[.J634]/[.D634]" office:value-type="float" office:value="0.00580480011294581" calcext:value-type="float">
            <text:p>0.0058048001</text:p>
          </table:table-cell>
          <table:table-cell table:number-columns-repeated="3"/>
          <table:table-cell table:formula="of:=[.C634]*flaeche" office:value-type="float" office:value="0.0018077108" calcext:value-type="float">
            <text:p>0.0018077108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4.462102" calcext:value-type="float">
            <text:p>4.462102</text:p>
          </table:table-cell>
          <table:table-cell table:formula="of:=SQRT(POWER(ABS([.A635]-xpos);2)+POWER(ABS([.B635]-ypos);2))" office:value-type="float" office:value="0.331624384575381" calcext:value-type="float">
            <text:p>0.3316243846</text:p>
          </table:table-cell>
          <table:table-cell/>
          <table:table-cell table:formula="of:=[.J635]/[.D635]" office:value-type="float" office:value="0.00538211567971804" calcext:value-type="float">
            <text:p>0.0053821157</text:p>
          </table:table-cell>
          <table:table-cell table:number-columns-repeated="3"/>
          <table:table-cell table:formula="of:=[.C635]*flaeche" office:value-type="float" office:value="0.0017848408" calcext:value-type="float">
            <text:p>0.0017848408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4.432773" calcext:value-type="float">
            <text:p>4.432773</text:p>
          </table:table-cell>
          <table:table-cell table:formula="of:=SQRT(POWER(ABS([.A636]-xpos);2)+POWER(ABS([.B636]-ypos);2))" office:value-type="float" office:value="0.351856321250592" calcext:value-type="float">
            <text:p>0.3518563213</text:p>
          </table:table-cell>
          <table:table-cell/>
          <table:table-cell table:formula="of:=[.J636]/[.D636]" office:value-type="float" office:value="0.00503929897776994" calcext:value-type="float">
            <text:p>0.005039299</text:p>
          </table:table-cell>
          <table:table-cell table:number-columns-repeated="3"/>
          <table:table-cell table:formula="of:=[.C636]*flaeche" office:value-type="float" office:value="0.0017731092" calcext:value-type="float">
            <text:p>0.0017731092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4.420269" calcext:value-type="float">
            <text:p>4.420269</text:p>
          </table:table-cell>
          <table:table-cell table:formula="of:=SQRT(POWER(ABS([.A637]-xpos);2)+POWER(ABS([.B637]-ypos);2))" office:value-type="float" office:value="0.372106604278935" calcext:value-type="float">
            <text:p>0.3721066043</text:p>
          </table:table-cell>
          <table:table-cell/>
          <table:table-cell table:formula="of:=[.J637]/[.D637]" office:value-type="float" office:value="0.00475161574577862" calcext:value-type="float">
            <text:p>0.0047516157</text:p>
          </table:table-cell>
          <table:table-cell table:number-columns-repeated="3"/>
          <table:table-cell table:formula="of:=[.C637]*flaeche" office:value-type="float" office:value="0.0017681076" calcext:value-type="float">
            <text:p>0.001768107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4.416247" calcext:value-type="float">
            <text:p>4.416247</text:p>
          </table:table-cell>
          <table:table-cell table:formula="of:=SQRT(POWER(ABS([.A638]-xpos);2)+POWER(ABS([.B638]-ypos);2))" office:value-type="float" office:value="0.392373230508912" calcext:value-type="float">
            <text:p>0.3923732305</text:p>
          </table:table-cell>
          <table:table-cell/>
          <table:table-cell table:formula="of:=[.J638]/[.D638]" office:value-type="float" office:value="0.00450208796789942" calcext:value-type="float">
            <text:p>0.004502088</text:p>
          </table:table-cell>
          <table:table-cell table:number-columns-repeated="3"/>
          <table:table-cell table:formula="of:=[.C638]*flaeche" office:value-type="float" office:value="0.0017664988" calcext:value-type="float">
            <text:p>0.0017664988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4.416247" calcext:value-type="float">
            <text:p>4.416247</text:p>
          </table:table-cell>
          <table:table-cell table:formula="of:=SQRT(POWER(ABS([.A639]-xpos);2)+POWER(ABS([.B639]-ypos);2))" office:value-type="float" office:value="0.412653791961252" calcext:value-type="float">
            <text:p>0.412653792</text:p>
          </table:table-cell>
          <table:table-cell/>
          <table:table-cell table:formula="of:=[.J639]/[.D639]" office:value-type="float" office:value="0.00428082531752398" calcext:value-type="float">
            <text:p>0.0042808253</text:p>
          </table:table-cell>
          <table:table-cell table:number-columns-repeated="3"/>
          <table:table-cell table:formula="of:=[.C639]*flaeche" office:value-type="float" office:value="0.0017664988" calcext:value-type="float">
            <text:p>0.0017664988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4.420269" calcext:value-type="float">
            <text:p>4.420269</text:p>
          </table:table-cell>
          <table:table-cell table:formula="of:=SQRT(POWER(ABS([.A640]-xpos);2)+POWER(ABS([.B640]-ypos);2))" office:value-type="float" office:value="0.432946330332063" calcext:value-type="float">
            <text:p>0.4329463303</text:p>
          </table:table-cell>
          <table:table-cell/>
          <table:table-cell table:formula="of:=[.J640]/[.D640]" office:value-type="float" office:value="0.00408389556886621" calcext:value-type="float">
            <text:p>0.0040838956</text:p>
          </table:table-cell>
          <table:table-cell table:number-columns-repeated="3"/>
          <table:table-cell table:formula="of:=[.C640]*flaeche" office:value-type="float" office:value="0.0017681076" calcext:value-type="float">
            <text:p>0.001768107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4.432773" calcext:value-type="float">
            <text:p>4.432773</text:p>
          </table:table-cell>
          <table:table-cell table:formula="of:=SQRT(POWER(ABS([.A641]-xpos);2)+POWER(ABS([.B641]-ypos);2))" office:value-type="float" office:value="0.453249236959093" calcext:value-type="float">
            <text:p>0.453249237</text:p>
          </table:table-cell>
          <table:table-cell/>
          <table:table-cell table:formula="of:=[.J641]/[.D641]" office:value-type="float" office:value="0.00391199599561605" calcext:value-type="float">
            <text:p>0.003911996</text:p>
          </table:table-cell>
          <table:table-cell table:number-columns-repeated="3"/>
          <table:table-cell table:formula="of:=[.C641]*flaeche" office:value-type="float" office:value="0.0017731092" calcext:value-type="float">
            <text:p>0.0017731092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4.462102" calcext:value-type="float">
            <text:p>4.462102</text:p>
          </table:table-cell>
          <table:table-cell table:formula="of:=SQRT(POWER(ABS([.A642]-xpos);2)+POWER(ABS([.B642]-ypos);2))" office:value-type="float" office:value="0.473562173790306" calcext:value-type="float">
            <text:p>0.4735621738</text:p>
          </table:table-cell>
          <table:table-cell/>
          <table:table-cell table:formula="of:=[.J642]/[.D642]" office:value-type="float" office:value="0.00376896825545515" calcext:value-type="float">
            <text:p>0.0037689683</text:p>
          </table:table-cell>
          <table:table-cell table:number-columns-repeated="3"/>
          <table:table-cell table:formula="of:=[.C642]*flaeche" office:value-type="float" office:value="0.0017848408" calcext:value-type="float">
            <text:p>0.0017848408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4.519277" calcext:value-type="float">
            <text:p>4.519277</text:p>
          </table:table-cell>
          <table:table-cell table:formula="of:=SQRT(POWER(ABS([.A643]-xpos);2)+POWER(ABS([.B643]-ypos);2))" office:value-type="float" office:value="0.493882035483171" calcext:value-type="float">
            <text:p>0.4938820355</text:p>
          </table:table-cell>
          <table:table-cell/>
          <table:table-cell table:formula="of:=[.J643]/[.D643]" office:value-type="float" office:value="0.00366020764094303" calcext:value-type="float">
            <text:p>0.0036602076</text:p>
          </table:table-cell>
          <table:table-cell table:number-columns-repeated="3"/>
          <table:table-cell table:formula="of:=[.C643]*flaeche" office:value-type="float" office:value="0.0018077108" calcext:value-type="float">
            <text:p>0.0018077108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4.616064" calcext:value-type="float">
            <text:p>4.616064</text:p>
          </table:table-cell>
          <table:table-cell table:formula="of:=SQRT(POWER(ABS([.A644]-xpos);2)+POWER(ABS([.B644]-ypos);2))" office:value-type="float" office:value="0.514208878209041" calcext:value-type="float">
            <text:p>0.5142088782</text:p>
          </table:table-cell>
          <table:table-cell/>
          <table:table-cell table:formula="of:=[.J644]/[.D644]" office:value-type="float" office:value="0.00359080847929151" calcext:value-type="float">
            <text:p>0.0035908085</text:p>
          </table:table-cell>
          <table:table-cell table:number-columns-repeated="3"/>
          <table:table-cell table:formula="of:=[.C644]*flaeche" office:value-type="float" office:value="0.0018464256" calcext:value-type="float">
            <text:p>0.001846425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4.762422" calcext:value-type="float">
            <text:p>4.762422</text:p>
          </table:table-cell>
          <table:table-cell table:formula="of:=SQRT(POWER(ABS([.A645]-xpos);2)+POWER(ABS([.B645]-ypos);2))" office:value-type="float" office:value="0.534541905572426" calcext:value-type="float">
            <text:p>0.5345419056</text:p>
          </table:table-cell>
          <table:table-cell/>
          <table:table-cell table:formula="of:=[.J645]/[.D645]" office:value-type="float" office:value="0.00356374080337074" calcext:value-type="float">
            <text:p>0.0035637408</text:p>
          </table:table-cell>
          <table:table-cell table:number-columns-repeated="3"/>
          <table:table-cell table:formula="of:=[.C645]*flaeche" office:value-type="float" office:value="0.0019049688" calcext:value-type="float">
            <text:p>0.0019049688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963649" calcext:value-type="float">
            <text:p>4.963649</text:p>
          </table:table-cell>
          <table:table-cell table:formula="of:=SQRT(POWER(ABS([.A646]-xpos);2)+POWER(ABS([.B646]-ypos);2))" office:value-type="float" office:value="0.554880437684552" calcext:value-type="float">
            <text:p>0.5548804377</text:p>
          </table:table-cell>
          <table:table-cell/>
          <table:table-cell table:formula="of:=[.J646]/[.D646]" office:value-type="float" office:value="0.00357817552243341" calcext:value-type="float">
            <text:p>0.0035781755</text:p>
          </table:table-cell>
          <table:table-cell table:number-columns-repeated="3"/>
          <table:table-cell table:formula="of:=[.C646]*flaeche" office:value-type="float" office:value="0.0019854596" calcext:value-type="float">
            <text:p>0.001985459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217894" calcext:value-type="float">
            <text:p>5.217894</text:p>
          </table:table-cell>
          <table:table-cell table:formula="of:=SQRT(POWER(ABS([.A647]-xpos);2)+POWER(ABS([.B647]-ypos);2))" office:value-type="float" office:value="0.575223890641722" calcext:value-type="float">
            <text:p>0.5752238906</text:p>
          </table:table-cell>
          <table:table-cell/>
          <table:table-cell table:formula="of:=[.J647]/[.D647]" office:value-type="float" office:value="0.00362842648567944" calcext:value-type="float">
            <text:p>0.0036284265</text:p>
          </table:table-cell>
          <table:table-cell table:number-columns-repeated="3"/>
          <table:table-cell table:formula="of:=[.C647]*flaeche" office:value-type="float" office:value="0.0020871576" calcext:value-type="float">
            <text:p>0.002087157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5.514809" calcext:value-type="float">
            <text:p>5.514809</text:p>
          </table:table-cell>
          <table:table-cell table:formula="of:=SQRT(POWER(ABS([.A648]-xpos);2)+POWER(ABS([.B648]-ypos);2))" office:value-type="float" office:value="0.59557275734204" calcext:value-type="float">
            <text:p>0.5955727573</text:p>
          </table:table-cell>
          <table:table-cell/>
          <table:table-cell table:formula="of:=[.J648]/[.D648]" office:value-type="float" office:value="0.00370386921296524" calcext:value-type="float">
            <text:p>0.0037038692</text:p>
          </table:table-cell>
          <table:table-cell table:number-columns-repeated="3"/>
          <table:table-cell table:formula="of:=[.C648]*flaeche" office:value-type="float" office:value="0.0022059236" calcext:value-type="float">
            <text:p>0.002205923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5.835937" calcext:value-type="float">
            <text:p>5.835937</text:p>
          </table:table-cell>
          <table:table-cell table:formula="of:=SQRT(POWER(ABS([.A649]-xpos);2)+POWER(ABS([.B649]-ypos);2))" office:value-type="float" office:value="0.615924605938097" calcext:value-type="float">
            <text:p>0.6159246059</text:p>
          </table:table-cell>
          <table:table-cell/>
          <table:table-cell table:formula="of:=[.J649]/[.D649]" office:value-type="float" office:value="0.0037900333539112" calcext:value-type="float">
            <text:p>0.0037900334</text:p>
          </table:table-cell>
          <table:table-cell table:number-columns-repeated="3"/>
          <table:table-cell table:formula="of:=[.C649]*flaeche" office:value-type="float" office:value="0.0023343748" calcext:value-type="float">
            <text:p>0.0023343748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156938" calcext:value-type="float">
            <text:p>6.156938</text:p>
          </table:table-cell>
          <table:table-cell table:formula="of:=SQRT(POWER(ABS([.A650]-xpos);2)+POWER(ABS([.B650]-ypos);2))" office:value-type="float" office:value="0.636280051581063" calcext:value-type="float">
            <text:p>0.6362800516</text:p>
          </table:table-cell>
          <table:table-cell/>
          <table:table-cell table:formula="of:=[.J650]/[.D650]" office:value-type="float" office:value="0.00387058370583891" calcext:value-type="float">
            <text:p>0.0038705837</text:p>
          </table:table-cell>
          <table:table-cell table:number-columns-repeated="3"/>
          <table:table-cell table:formula="of:=[.C650]*flaeche" office:value-type="float" office:value="0.0024627752" calcext:value-type="float">
            <text:p>0.0024627752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451189" calcext:value-type="float">
            <text:p>6.451189</text:p>
          </table:table-cell>
          <table:table-cell table:formula="of:=SQRT(POWER(ABS([.A651]-xpos);2)+POWER(ABS([.B651]-ypos);2))" office:value-type="float" office:value="0.656638759751509" calcext:value-type="float">
            <text:p>0.6566387598</text:p>
          </table:table-cell>
          <table:table-cell/>
          <table:table-cell table:formula="of:=[.J651]/[.D651]" office:value-type="float" office:value="0.00392982528319913" calcext:value-type="float">
            <text:p>0.0039298253</text:p>
          </table:table-cell>
          <table:table-cell table:number-columns-repeated="3"/>
          <table:table-cell table:formula="of:=[.C651]*flaeche" office:value-type="float" office:value="0.0025804756" calcext:value-type="float">
            <text:p>0.002580475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693876" calcext:value-type="float">
            <text:p>6.693876</text:p>
          </table:table-cell>
          <table:table-cell table:formula="of:=SQRT(POWER(ABS([.A652]-xpos);2)+POWER(ABS([.B652]-ypos);2))" office:value-type="float" office:value="0.677000436118028" calcext:value-type="float">
            <text:p>0.6770004361</text:p>
          </table:table-cell>
          <table:table-cell/>
          <table:table-cell table:formula="of:=[.J652]/[.D652]" office:value-type="float" office:value="0.00395502019962244" calcext:value-type="float">
            <text:p>0.0039550202</text:p>
          </table:table-cell>
          <table:table-cell table:number-columns-repeated="3"/>
          <table:table-cell table:formula="of:=[.C652]*flaeche" office:value-type="float" office:value="0.0026775504" calcext:value-type="float">
            <text:p>0.0026775504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86566" calcext:value-type="float">
            <text:p>6.86566</text:p>
          </table:table-cell>
          <table:table-cell table:formula="of:=SQRT(POWER(ABS([.A653]-xpos);2)+POWER(ABS([.B653]-ypos);2))" office:value-type="float" office:value="0.697364820684267" calcext:value-type="float">
            <text:p>0.6973648207</text:p>
          </table:table-cell>
          <table:table-cell/>
          <table:table-cell table:formula="of:=[.J653]/[.D653]" office:value-type="float" office:value="0.00393805927477861" calcext:value-type="float">
            <text:p>0.0039380593</text:p>
          </table:table-cell>
          <table:table-cell table:number-columns-repeated="3"/>
          <table:table-cell table:formula="of:=[.C653]*flaeche" office:value-type="float" office:value="0.002746264" calcext:value-type="float">
            <text:p>0.002746264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955241" calcext:value-type="float">
            <text:p>6.955241</text:p>
          </table:table-cell>
          <table:table-cell table:formula="of:=SQRT(POWER(ABS([.A654]-xpos);2)+POWER(ABS([.B654]-ypos);2))" office:value-type="float" office:value="0.717732680970429" calcext:value-type="float">
            <text:p>0.717732681</text:p>
          </table:table-cell>
          <table:table-cell/>
          <table:table-cell table:formula="of:=[.J654]/[.D654]" office:value-type="float" office:value="0.00387622923375649" calcext:value-type="float">
            <text:p>0.0038762292</text:p>
          </table:table-cell>
          <table:table-cell table:number-columns-repeated="3"/>
          <table:table-cell table:formula="of:=[.C654]*flaeche" office:value-type="float" office:value="0.0027820964" calcext:value-type="float">
            <text:p>0.0027820964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960547" calcext:value-type="float">
            <text:p>6.960547</text:p>
          </table:table-cell>
          <table:table-cell table:formula="of:=SQRT(POWER(ABS([.A655]-xpos);2)+POWER(ABS([.B655]-ypos);2))" office:value-type="float" office:value="0.738101815896018" calcext:value-type="float">
            <text:p>0.7381018159</text:p>
          </table:table-cell>
          <table:table-cell/>
          <table:table-cell table:formula="of:=[.J655]/[.D655]" office:value-type="float" office:value="0.00377213378972669" calcext:value-type="float">
            <text:p>0.0037721338</text:p>
          </table:table-cell>
          <table:table-cell table:number-columns-repeated="3"/>
          <table:table-cell table:formula="of:=[.C655]*flaeche" office:value-type="float" office:value="0.0027842188" calcext:value-type="float">
            <text:p>0.0027842188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888624" calcext:value-type="float">
            <text:p>6.888624</text:p>
          </table:table-cell>
          <table:table-cell table:formula="of:=SQRT(POWER(ABS([.A656]-xpos);2)+POWER(ABS([.B656]-ypos);2))" office:value-type="float" office:value="0.758473040294116" calcext:value-type="float">
            <text:p>0.7584730403</text:p>
          </table:table-cell>
          <table:table-cell/>
          <table:table-cell table:formula="of:=[.J656]/[.D656]" office:value-type="float" office:value="0.00363289062842828" calcext:value-type="float">
            <text:p>0.0036328906</text:p>
          </table:table-cell>
          <table:table-cell table:number-columns-repeated="3"/>
          <table:table-cell table:formula="of:=[.C656]*flaeche" office:value-type="float" office:value="0.0027554496" calcext:value-type="float">
            <text:p>0.002755449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754486" calcext:value-type="float">
            <text:p>6.754486</text:p>
          </table:table-cell>
          <table:table-cell table:formula="of:=SQRT(POWER(ABS([.A657]-xpos);2)+POWER(ABS([.B657]-ypos);2))" office:value-type="float" office:value="0.778846190210237" calcext:value-type="float">
            <text:p>0.7788461902</text:p>
          </table:table-cell>
          <table:table-cell/>
          <table:table-cell table:formula="of:=[.J657]/[.D657]" office:value-type="float" office:value="0.00346897042568918" calcext:value-type="float">
            <text:p>0.0034689704</text:p>
          </table:table-cell>
          <table:table-cell table:number-columns-repeated="3"/>
          <table:table-cell table:formula="of:=[.C657]*flaeche" office:value-type="float" office:value="0.0027017944" calcext:value-type="float">
            <text:p>0.0027017944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579205" calcext:value-type="float">
            <text:p>6.579205</text:p>
          </table:table-cell>
          <table:table-cell table:formula="of:=SQRT(POWER(ABS([.A658]-xpos);2)+POWER(ABS([.B658]-ypos);2))" office:value-type="float" office:value="0.799221118392776" calcext:value-type="float">
            <text:p>0.7992211184</text:p>
          </table:table-cell>
          <table:table-cell/>
          <table:table-cell table:formula="of:=[.J658]/[.D658]" office:value-type="float" office:value="0.00329280838485885" calcext:value-type="float">
            <text:p>0.0032928084</text:p>
          </table:table-cell>
          <table:table-cell table:number-columns-repeated="3"/>
          <table:table-cell table:formula="of:=[.C658]*flaeche" office:value-type="float" office:value="0.002631682" calcext:value-type="float">
            <text:p>0.002631682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38748" calcext:value-type="float">
            <text:p>6.38748</text:p>
          </table:table-cell>
          <table:table-cell table:formula="of:=SQRT(POWER(ABS([.A659]-xpos);2)+POWER(ABS([.B659]-ypos);2))" office:value-type="float" office:value="0.819597692220397" calcext:value-type="float">
            <text:p>0.8195976922</text:p>
          </table:table-cell>
          <table:table-cell/>
          <table:table-cell table:formula="of:=[.J659]/[.D659]" office:value-type="float" office:value="0.00311737334579139" calcext:value-type="float">
            <text:p>0.0031173733</text:p>
          </table:table-cell>
          <table:table-cell table:number-columns-repeated="3"/>
          <table:table-cell table:formula="of:=[.C659]*flaeche" office:value-type="float" office:value="0.002554992" calcext:value-type="float">
            <text:p>0.002554992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20488" calcext:value-type="float">
            <text:p>6.20488</text:p>
          </table:table-cell>
          <table:table-cell table:formula="of:=SQRT(POWER(ABS([.A660]-xpos);2)+POWER(ABS([.B660]-ypos);2))" office:value-type="float" office:value="0.839976790500785" calcext:value-type="float">
            <text:p>0.8399767905</text:p>
          </table:table-cell>
          <table:table-cell/>
          <table:table-cell table:formula="of:=[.J660]/[.D660]" office:value-type="float" office:value="0.00295478640370562" calcext:value-type="float">
            <text:p>0.0029547864</text:p>
          </table:table-cell>
          <table:table-cell table:number-columns-repeated="3"/>
          <table:table-cell table:formula="of:=[.C660]*flaeche" office:value-type="float" office:value="0.002481952" calcext:value-type="float">
            <text:p>0.002481952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6.054999" calcext:value-type="float">
            <text:p>6.054999</text:p>
          </table:table-cell>
          <table:table-cell table:formula="of:=SQRT(POWER(ABS([.A661]-xpos);2)+POWER(ABS([.B661]-ypos);2))" office:value-type="float" office:value="0.860356307735347" calcext:value-type="float">
            <text:p>0.8603563077</text:p>
          </table:table-cell>
          <table:table-cell/>
          <table:table-cell table:formula="of:=[.J661]/[.D661]" office:value-type="float" office:value="0.00281511227176942" calcext:value-type="float">
            <text:p>0.0028151123</text:p>
          </table:table-cell>
          <table:table-cell table:number-columns-repeated="3"/>
          <table:table-cell table:formula="of:=[.C661]*flaeche" office:value-type="float" office:value="0.0024219996" calcext:value-type="float">
            <text:p>0.002421999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956839" calcext:value-type="float">
            <text:p>5.956839</text:p>
          </table:table-cell>
          <table:table-cell table:formula="of:=SQRT(POWER(ABS([.A662]-xpos);2)+POWER(ABS([.B662]-ypos);2))" office:value-type="float" office:value="0.880737144026525" calcext:value-type="float">
            <text:p>0.880737144</text:p>
          </table:table-cell>
          <table:table-cell/>
          <table:table-cell table:formula="of:=[.J662]/[.D662]" office:value-type="float" office:value="0.00270538788577337" calcext:value-type="float">
            <text:p>0.0027053879</text:p>
          </table:table-cell>
          <table:table-cell table:number-columns-repeated="3"/>
          <table:table-cell table:formula="of:=[.C662]*flaeche" office:value-type="float" office:value="0.0023827356" calcext:value-type="float">
            <text:p>0.0023827356</text:p>
          </table:table-cell>
          <table:table-cell table:number-columns-repeated="6"/>
        </table:table-row>
        <table:table-row table:style-name="ro1">
          <table:table-cell office:value-type="float" office:value="0.244898" calcext:value-type="float">
            <text:p>0.244898</text:p>
          </table:table-cell>
          <table:table-cell office:value-type="float" office:value="1" calcext:value-type="float">
            <text:p>1</text:p>
          </table:table-cell>
          <table:table-cell office:value-type="float" office:value="5.9227" calcext:value-type="float">
            <text:p>5.9227</text:p>
          </table:table-cell>
          <table:table-cell table:formula="of:=SQRT(POWER(ABS([.A663]-xpos);2)+POWER(ABS([.B663]-ypos);2))" office:value-type="float" office:value="0.901119209874032" calcext:value-type="float">
            <text:p>0.9011192099</text:p>
          </table:table-cell>
          <table:table-cell/>
          <table:table-cell table:formula="of:=[.J663]/[.D663]" office:value-type="float" office:value="0.0026290417228273" calcext:value-type="float">
            <text:p>0.0026290417</text:p>
          </table:table-cell>
          <table:table-cell table:number-columns-repeated="3"/>
          <table:table-cell table:formula="of:=[.C663]*flaeche" office:value-type="float" office:value="0.00236908" calcext:value-type="float">
            <text:p>0.0023690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664]-xpos);2)+POWER(ABS([.B664]-ypos);2))" office:value-type="float" office:value="0.223606797749979" calcext:value-type="float">
            <text:p>0.2236067977</text:p>
          </table:table-cell>
          <table:table-cell/>
          <table:table-cell table:formula="of:=[.J664]/[.D664]" office:value-type="float" office:value="0" calcext:value-type="float">
            <text:p>0</text:p>
          </table:table-cell>
          <table:table-cell table:number-columns-repeated="3"/>
          <table:table-cell table:formula="of:=[.C664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" calcext:value-type="float">
            <text:p>0</text:p>
          </table:table-cell>
          <table:table-cell office:value-type="float" office:value="5.83574" calcext:value-type="float">
            <text:p>5.83574</text:p>
          </table:table-cell>
          <table:table-cell table:formula="of:=SQRT(POWER(ABS([.A665]-xpos);2)+POWER(ABS([.B665]-ypos);2))" office:value-type="float" office:value="0.119435646420991" calcext:value-type="float">
            <text:p>0.1194356464</text:p>
          </table:table-cell>
          <table:table-cell/>
          <table:table-cell table:formula="of:=[.J665]/[.D665]" office:value-type="float" office:value="0.0195443828534405" calcext:value-type="float">
            <text:p>0.0195443829</text:p>
          </table:table-cell>
          <table:table-cell table:number-columns-repeated="3"/>
          <table:table-cell table:formula="of:=[.C665]*flaeche" office:value-type="float" office:value="0.002334296" calcext:value-type="float">
            <text:p>0.002334296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868716" calcext:value-type="float">
            <text:p>5.868716</text:p>
          </table:table-cell>
          <table:table-cell table:formula="of:=SQRT(POWER(ABS([.A666]-xpos);2)+POWER(ABS([.B666]-ypos);2))" office:value-type="float" office:value="0.102955136345886" calcext:value-type="float">
            <text:p>0.1029551363</text:p>
          </table:table-cell>
          <table:table-cell/>
          <table:table-cell table:formula="of:=[.J666]/[.D666]" office:value-type="float" office:value="0.0228010615430922" calcext:value-type="float">
            <text:p>0.0228010615</text:p>
          </table:table-cell>
          <table:table-cell table:number-columns-repeated="3"/>
          <table:table-cell table:formula="of:=[.C666]*flaeche" office:value-type="float" office:value="0.0023474864" calcext:value-type="float">
            <text:p>0.0023474864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963295" calcext:value-type="float">
            <text:p>5.963295</text:p>
          </table:table-cell>
          <table:table-cell table:formula="of:=SQRT(POWER(ABS([.A667]-xpos);2)+POWER(ABS([.B667]-ypos);2))" office:value-type="float" office:value="0.0881340994848191" calcext:value-type="float">
            <text:p>0.0881340995</text:p>
          </table:table-cell>
          <table:table-cell/>
          <table:table-cell table:formula="of:=[.J667]/[.D667]" office:value-type="float" office:value="0.0270646436957226" calcext:value-type="float">
            <text:p>0.0270646437</text:p>
          </table:table-cell>
          <table:table-cell table:number-columns-repeated="3"/>
          <table:table-cell table:formula="of:=[.C667]*flaeche" office:value-type="float" office:value="0.002385318" calcext:value-type="float">
            <text:p>0.002385318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106888" calcext:value-type="float">
            <text:p>6.106888</text:p>
          </table:table-cell>
          <table:table-cell table:formula="of:=SQRT(POWER(ABS([.A668]-xpos);2)+POWER(ABS([.B668]-ypos);2))" office:value-type="float" office:value="0.0759503246339342" calcext:value-type="float">
            <text:p>0.0759503246</text:p>
          </table:table-cell>
          <table:table-cell/>
          <table:table-cell table:formula="of:=[.J668]/[.D668]" office:value-type="float" office:value="0.0321625379716756" calcext:value-type="float">
            <text:p>0.032162538</text:p>
          </table:table-cell>
          <table:table-cell table:number-columns-repeated="3"/>
          <table:table-cell table:formula="of:=[.C668]*flaeche" office:value-type="float" office:value="0.0024427552" calcext:value-type="float">
            <text:p>0.0024427552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280029" calcext:value-type="float">
            <text:p>6.280029</text:p>
          </table:table-cell>
          <table:table-cell table:formula="of:=SQRT(POWER(ABS([.A669]-xpos);2)+POWER(ABS([.B669]-ypos);2))" office:value-type="float" office:value="0.0678396663096156" calcext:value-type="float">
            <text:p>0.0678396663</text:p>
          </table:table-cell>
          <table:table-cell/>
          <table:table-cell table:formula="of:=[.J669]/[.D669]" office:value-type="float" office:value="0.0370286550133568" calcext:value-type="float">
            <text:p>0.037028655</text:p>
          </table:table-cell>
          <table:table-cell table:number-columns-repeated="3"/>
          <table:table-cell table:formula="of:=[.C669]*flaeche" office:value-type="float" office:value="0.0025120116" calcext:value-type="float">
            <text:p>0.0025120116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45855" calcext:value-type="float">
            <text:p>6.45855</text:p>
          </table:table-cell>
          <table:table-cell table:formula="of:=SQRT(POWER(ABS([.A670]-xpos);2)+POWER(ABS([.B670]-ypos);2))" office:value-type="float" office:value="0.0653378857708144" calcext:value-type="float">
            <text:p>0.0653378858</text:p>
          </table:table-cell>
          <table:table-cell/>
          <table:table-cell table:formula="of:=[.J670]/[.D670]" office:value-type="float" office:value="0.0395393877460599" calcext:value-type="float">
            <text:p>0.0395393877</text:p>
          </table:table-cell>
          <table:table-cell table:number-columns-repeated="3"/>
          <table:table-cell table:formula="of:=[.C670]*flaeche" office:value-type="float" office:value="0.00258342" calcext:value-type="float">
            <text:p>0.00258342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61639" calcext:value-type="float">
            <text:p>6.61639</text:p>
          </table:table-cell>
          <table:table-cell table:formula="of:=SQRT(POWER(ABS([.A671]-xpos);2)+POWER(ABS([.B671]-ypos);2))" office:value-type="float" office:value="0.0690567247775334" calcext:value-type="float">
            <text:p>0.0690567248</text:p>
          </table:table-cell>
          <table:table-cell/>
          <table:table-cell table:formula="of:=[.J671]/[.D671]" office:value-type="float" office:value="0.0383243776551218" calcext:value-type="float">
            <text:p>0.0383243777</text:p>
          </table:table-cell>
          <table:table-cell table:number-columns-repeated="3"/>
          <table:table-cell table:formula="of:=[.C671]*flaeche" office:value-type="float" office:value="0.002646556" calcext:value-type="float">
            <text:p>0.002646556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7287" calcext:value-type="float">
            <text:p>6.7287</text:p>
          </table:table-cell>
          <table:table-cell table:formula="of:=SQRT(POWER(ABS([.A672]-xpos);2)+POWER(ABS([.B672]-ypos);2))" office:value-type="float" office:value="0.0781127139779434" calcext:value-type="float">
            <text:p>0.078112714</text:p>
          </table:table-cell>
          <table:table-cell/>
          <table:table-cell table:formula="of:=[.J672]/[.D672]" office:value-type="float" office:value="0.0344563626448825" calcext:value-type="float">
            <text:p>0.0344563626</text:p>
          </table:table-cell>
          <table:table-cell table:number-columns-repeated="3"/>
          <table:table-cell table:formula="of:=[.C672]*flaeche" office:value-type="float" office:value="0.00269148" calcext:value-type="float">
            <text:p>0.00269148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77487" calcext:value-type="float">
            <text:p>6.77487</text:p>
          </table:table-cell>
          <table:table-cell table:formula="of:=SQRT(POWER(ABS([.A673]-xpos);2)+POWER(ABS([.B673]-ypos);2))" office:value-type="float" office:value="0.0909248803188654" calcext:value-type="float">
            <text:p>0.0909248803</text:p>
          </table:table-cell>
          <table:table-cell/>
          <table:table-cell table:formula="of:=[.J673]/[.D673]" office:value-type="float" office:value="0.0298042514930617" calcext:value-type="float">
            <text:p>0.0298042515</text:p>
          </table:table-cell>
          <table:table-cell table:number-columns-repeated="3"/>
          <table:table-cell table:formula="of:=[.C673]*flaeche" office:value-type="float" office:value="0.002709948" calcext:value-type="float">
            <text:p>0.002709948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741111" calcext:value-type="float">
            <text:p>6.741111</text:p>
          </table:table-cell>
          <table:table-cell table:formula="of:=SQRT(POWER(ABS([.A674]-xpos);2)+POWER(ABS([.B674]-ypos);2))" office:value-type="float" office:value="0.106141625034668" calcext:value-type="float">
            <text:p>0.106141625</text:p>
          </table:table-cell>
          <table:table-cell/>
          <table:table-cell table:formula="of:=[.J674]/[.D674]" office:value-type="float" office:value="0.0254042125237794" calcext:value-type="float">
            <text:p>0.0254042125</text:p>
          </table:table-cell>
          <table:table-cell table:number-columns-repeated="3"/>
          <table:table-cell table:formula="of:=[.C674]*flaeche" office:value-type="float" office:value="0.0026964444" calcext:value-type="float">
            <text:p>0.0026964444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622326" calcext:value-type="float">
            <text:p>6.622326</text:p>
          </table:table-cell>
          <table:table-cell table:formula="of:=SQRT(POWER(ABS([.A675]-xpos);2)+POWER(ABS([.B675]-ypos);2))" office:value-type="float" office:value="0.122873660155462" calcext:value-type="float">
            <text:p>0.1228736602</text:p>
          </table:table-cell>
          <table:table-cell/>
          <table:table-cell table:formula="of:=[.J675]/[.D675]" office:value-type="float" office:value="0.0215581630485209" calcext:value-type="float">
            <text:p>0.021558163</text:p>
          </table:table-cell>
          <table:table-cell table:number-columns-repeated="3"/>
          <table:table-cell table:formula="of:=[.C675]*flaeche" office:value-type="float" office:value="0.0026489304" calcext:value-type="float">
            <text:p>0.0026489304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423007" calcext:value-type="float">
            <text:p>6.423007</text:p>
          </table:table-cell>
          <table:table-cell table:formula="of:=SQRT(POWER(ABS([.A676]-xpos);2)+POWER(ABS([.B676]-ypos);2))" office:value-type="float" office:value="0.140579634855124" calcext:value-type="float">
            <text:p>0.1405796349</text:p>
          </table:table-cell>
          <table:table-cell/>
          <table:table-cell table:formula="of:=[.J676]/[.D676]" office:value-type="float" office:value="0.0182757822827447" calcext:value-type="float">
            <text:p>0.0182757823</text:p>
          </table:table-cell>
          <table:table-cell table:number-columns-repeated="3"/>
          <table:table-cell table:formula="of:=[.C676]*flaeche" office:value-type="float" office:value="0.0025692028" calcext:value-type="float">
            <text:p>0.0025692028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156938" calcext:value-type="float">
            <text:p>6.156938</text:p>
          </table:table-cell>
          <table:table-cell table:formula="of:=SQRT(POWER(ABS([.A677]-xpos);2)+POWER(ABS([.B677]-ypos);2))" office:value-type="float" office:value="0.158934905039768" calcext:value-type="float">
            <text:p>0.158934905</text:p>
          </table:table-cell>
          <table:table-cell/>
          <table:table-cell table:formula="of:=[.J677]/[.D677]" office:value-type="float" office:value="0.0154954960924649" calcext:value-type="float">
            <text:p>0.0154954961</text:p>
          </table:table-cell>
          <table:table-cell table:number-columns-repeated="3"/>
          <table:table-cell table:formula="of:=[.C677]*flaeche" office:value-type="float" office:value="0.0024627752" calcext:value-type="float">
            <text:p>0.002462775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265306" calcext:value-type="float">
            <text:p>0.265306</text:p>
          </table:table-cell>
          <table:table-cell office:value-type="float" office:value="5.84557" calcext:value-type="float">
            <text:p>5.84557</text:p>
          </table:table-cell>
          <table:table-cell table:formula="of:=SQRT(POWER(ABS([.A678]-xpos);2)+POWER(ABS([.B678]-ypos);2))" office:value-type="float" office:value="0.177738423735556" calcext:value-type="float">
            <text:p>0.1777384237</text:p>
          </table:table-cell>
          <table:table-cell/>
          <table:table-cell table:formula="of:=[.J678]/[.D678]" office:value-type="float" office:value="0.0131554446745791" calcext:value-type="float">
            <text:p>0.0131554447</text:p>
          </table:table-cell>
          <table:table-cell table:number-columns-repeated="3"/>
          <table:table-cell table:formula="of:=[.C678]*flaeche" office:value-type="float" office:value="0.002338228" calcext:value-type="float">
            <text:p>0.002338228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515093" calcext:value-type="float">
            <text:p>5.515093</text:p>
          </table:table-cell>
          <table:table-cell table:formula="of:=SQRT(POWER(ABS([.A679]-xpos);2)+POWER(ABS([.B679]-ypos);2))" office:value-type="float" office:value="0.196861787637926" calcext:value-type="float">
            <text:p>0.1968617876</text:p>
          </table:table-cell>
          <table:table-cell/>
          <table:table-cell table:formula="of:=[.J679]/[.D679]" office:value-type="float" office:value="0.011206020358087" calcext:value-type="float">
            <text:p>0.0112060204</text:p>
          </table:table-cell>
          <table:table-cell table:number-columns-repeated="3"/>
          <table:table-cell table:formula="of:=[.C679]*flaeche" office:value-type="float" office:value="0.0022060372" calcext:value-type="float">
            <text:p>0.0022060372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5.192577" calcext:value-type="float">
            <text:p>5.192577</text:p>
          </table:table-cell>
          <table:table-cell table:formula="of:=SQRT(POWER(ABS([.A680]-xpos);2)+POWER(ABS([.B680]-ypos);2))" office:value-type="float" office:value="0.216220148274854" calcext:value-type="float">
            <text:p>0.2162201483</text:p>
          </table:table-cell>
          <table:table-cell/>
          <table:table-cell table:formula="of:=[.J680]/[.D680]" office:value-type="float" office:value="0.009606092755795" calcext:value-type="float">
            <text:p>0.0096060928</text:p>
          </table:table-cell>
          <table:table-cell table:number-columns-repeated="3"/>
          <table:table-cell table:formula="of:=[.C680]*flaeche" office:value-type="float" office:value="0.0020770308" calcext:value-type="float">
            <text:p>0.0020770308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901903" calcext:value-type="float">
            <text:p>4.901903</text:p>
          </table:table-cell>
          <table:table-cell table:formula="of:=SQRT(POWER(ABS([.A681]-xpos);2)+POWER(ABS([.B681]-ypos);2))" office:value-type="float" office:value="0.2357565854796" calcext:value-type="float">
            <text:p>0.2357565855</text:p>
          </table:table-cell>
          <table:table-cell/>
          <table:table-cell table:formula="of:=[.J681]/[.D681]" office:value-type="float" office:value="0.0083168883533464" calcext:value-type="float">
            <text:p>0.0083168884</text:p>
          </table:table-cell>
          <table:table-cell table:number-columns-repeated="3"/>
          <table:table-cell table:formula="of:=[.C681]*flaeche" office:value-type="float" office:value="0.0019607612" calcext:value-type="float">
            <text:p>0.0019607612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660351" calcext:value-type="float">
            <text:p>4.660351</text:p>
          </table:table-cell>
          <table:table-cell table:formula="of:=SQRT(POWER(ABS([.A682]-xpos);2)+POWER(ABS([.B682]-ypos);2))" office:value-type="float" office:value="0.255428548437719" calcext:value-type="float">
            <text:p>0.2554285484</text:p>
          </table:table-cell>
          <table:table-cell/>
          <table:table-cell table:formula="of:=[.J682]/[.D682]" office:value-type="float" office:value="0.00729808947121091" calcext:value-type="float">
            <text:p>0.0072980895</text:p>
          </table:table-cell>
          <table:table-cell table:number-columns-repeated="3"/>
          <table:table-cell table:formula="of:=[.C682]*flaeche" office:value-type="float" office:value="0.0018641404" calcext:value-type="float">
            <text:p>0.0018641404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4.476637" calcext:value-type="float">
            <text:p>4.476637</text:p>
          </table:table-cell>
          <table:table-cell table:formula="of:=SQRT(POWER(ABS([.A683]-xpos);2)+POWER(ABS([.B683]-ypos);2))" office:value-type="float" office:value="0.275207725264027" calcext:value-type="float">
            <text:p>0.2752077253</text:p>
          </table:table-cell>
          <table:table-cell/>
          <table:table-cell table:formula="of:=[.J683]/[.D683]" office:value-type="float" office:value="0.0065065571770636" calcext:value-type="float">
            <text:p>0.0065065572</text:p>
          </table:table-cell>
          <table:table-cell table:number-columns-repeated="3"/>
          <table:table-cell table:formula="of:=[.C683]*flaeche" office:value-type="float" office:value="0.0017906548" calcext:value-type="float">
            <text:p>0.0017906548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4.350757" calcext:value-type="float">
            <text:p>4.350757</text:p>
          </table:table-cell>
          <table:table-cell table:formula="of:=SQRT(POWER(ABS([.A684]-xpos);2)+POWER(ABS([.B684]-ypos);2))" office:value-type="float" office:value="0.295072556604304" calcext:value-type="float">
            <text:p>0.2950725566</text:p>
          </table:table-cell>
          <table:table-cell/>
          <table:table-cell table:formula="of:=[.J684]/[.D684]" office:value-type="float" office:value="0.00589788091453645" calcext:value-type="float">
            <text:p>0.0058978809</text:p>
          </table:table-cell>
          <table:table-cell table:number-columns-repeated="3"/>
          <table:table-cell table:formula="of:=[.C684]*flaeche" office:value-type="float" office:value="0.0017403028" calcext:value-type="float">
            <text:p>0.0017403028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4.275473" calcext:value-type="float">
            <text:p>4.275473</text:p>
          </table:table-cell>
          <table:table-cell table:formula="of:=SQRT(POWER(ABS([.A685]-xpos);2)+POWER(ABS([.B685]-ypos);2))" office:value-type="float" office:value="0.315006838346408" calcext:value-type="float">
            <text:p>0.3150068383</text:p>
          </table:table-cell>
          <table:table-cell/>
          <table:table-cell table:formula="of:=[.J685]/[.D685]" office:value-type="float" office:value="0.00542905420395773" calcext:value-type="float">
            <text:p>0.0054290542</text:p>
          </table:table-cell>
          <table:table-cell table:number-columns-repeated="3"/>
          <table:table-cell table:formula="of:=[.C685]*flaeche" office:value-type="float" office:value="0.0017101892" calcext:value-type="float">
            <text:p>0.0017101892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4.238858" calcext:value-type="float">
            <text:p>4.238858</text:p>
          </table:table-cell>
          <table:table-cell table:formula="of:=SQRT(POWER(ABS([.A686]-xpos);2)+POWER(ABS([.B686]-ypos);2))" office:value-type="float" office:value="0.334998172647255" calcext:value-type="float">
            <text:p>0.3349981726</text:p>
          </table:table-cell>
          <table:table-cell/>
          <table:table-cell table:formula="of:=[.J686]/[.D686]" office:value-type="float" office:value="0.00506135059365045" calcext:value-type="float">
            <text:p>0.0050613506</text:p>
          </table:table-cell>
          <table:table-cell table:number-columns-repeated="3"/>
          <table:table-cell table:formula="of:=[.C686]*flaeche" office:value-type="float" office:value="0.0016955432" calcext:value-type="float">
            <text:p>0.0016955432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4.227196" calcext:value-type="float">
            <text:p>4.227196</text:p>
          </table:table-cell>
          <table:table-cell table:formula="of:=SQRT(POWER(ABS([.A687]-xpos);2)+POWER(ABS([.B687]-ypos);2))" office:value-type="float" office:value="0.355037905069304" calcext:value-type="float">
            <text:p>0.3550379051</text:p>
          </table:table-cell>
          <table:table-cell/>
          <table:table-cell table:formula="of:=[.J687]/[.D687]" office:value-type="float" office:value="0.00476252922816773" calcext:value-type="float">
            <text:p>0.0047625292</text:p>
          </table:table-cell>
          <table:table-cell table:number-columns-repeated="3"/>
          <table:table-cell table:formula="of:=[.C687]*flaeche" office:value-type="float" office:value="0.0016908784" calcext:value-type="float">
            <text:p>0.0016908784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4.227676" calcext:value-type="float">
            <text:p>4.227676</text:p>
          </table:table-cell>
          <table:table-cell table:formula="of:=SQRT(POWER(ABS([.A688]-xpos);2)+POWER(ABS([.B688]-ypos);2))" office:value-type="float" office:value="0.375116472818777" calcext:value-type="float">
            <text:p>0.3751164728</text:p>
          </table:table-cell>
          <table:table-cell/>
          <table:table-cell table:formula="of:=[.J688]/[.D688]" office:value-type="float" office:value="0.00450812087054619" calcext:value-type="float">
            <text:p>0.0045081209</text:p>
          </table:table-cell>
          <table:table-cell table:number-columns-repeated="3"/>
          <table:table-cell table:formula="of:=[.C688]*flaeche" office:value-type="float" office:value="0.0016910704" calcext:value-type="float">
            <text:p>0.0016910704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4.230539" calcext:value-type="float">
            <text:p>4.230539</text:p>
          </table:table-cell>
          <table:table-cell table:formula="of:=SQRT(POWER(ABS([.A689]-xpos);2)+POWER(ABS([.B689]-ypos);2))" office:value-type="float" office:value="0.395228788490919" calcext:value-type="float">
            <text:p>0.3952287885</text:p>
          </table:table-cell>
          <table:table-cell/>
          <table:table-cell table:formula="of:=[.J689]/[.D689]" office:value-type="float" office:value="0.00428161016929282" calcext:value-type="float">
            <text:p>0.0042816102</text:p>
          </table:table-cell>
          <table:table-cell table:number-columns-repeated="3"/>
          <table:table-cell table:formula="of:=[.C689]*flaeche" office:value-type="float" office:value="0.0016922156" calcext:value-type="float">
            <text:p>0.0016922156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4.230539" calcext:value-type="float">
            <text:p>4.230539</text:p>
          </table:table-cell>
          <table:table-cell table:formula="of:=SQRT(POWER(ABS([.A690]-xpos);2)+POWER(ABS([.B690]-ypos);2))" office:value-type="float" office:value="0.415369949866381" calcext:value-type="float">
            <text:p>0.4153699499</text:p>
          </table:table-cell>
          <table:table-cell/>
          <table:table-cell table:formula="of:=[.J690]/[.D690]" office:value-type="float" office:value="0.00407399620638027" calcext:value-type="float">
            <text:p>0.0040739962</text:p>
          </table:table-cell>
          <table:table-cell table:number-columns-repeated="3"/>
          <table:table-cell table:formula="of:=[.C690]*flaeche" office:value-type="float" office:value="0.0016922156" calcext:value-type="float">
            <text:p>0.0016922156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4.227676" calcext:value-type="float">
            <text:p>4.227676</text:p>
          </table:table-cell>
          <table:table-cell table:formula="of:=SQRT(POWER(ABS([.A691]-xpos);2)+POWER(ABS([.B691]-ypos);2))" office:value-type="float" office:value="0.43553595509441" calcext:value-type="float">
            <text:p>0.4355359551</text:p>
          </table:table-cell>
          <table:table-cell/>
          <table:table-cell table:formula="of:=[.J691]/[.D691]" office:value-type="float" office:value="0.00388273431899194" calcext:value-type="float">
            <text:p>0.0038827343</text:p>
          </table:table-cell>
          <table:table-cell table:number-columns-repeated="3"/>
          <table:table-cell table:formula="of:=[.C691]*flaeche" office:value-type="float" office:value="0.0016910704" calcext:value-type="float">
            <text:p>0.0016910704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4.227196" calcext:value-type="float">
            <text:p>4.227196</text:p>
          </table:table-cell>
          <table:table-cell table:formula="of:=SQRT(POWER(ABS([.A692]-xpos);2)+POWER(ABS([.B692]-ypos);2))" office:value-type="float" office:value="0.455723506126247" calcext:value-type="float">
            <text:p>0.4557235061</text:p>
          </table:table-cell>
          <table:table-cell/>
          <table:table-cell table:formula="of:=[.J692]/[.D692]" office:value-type="float" office:value="0.00371031640297172" calcext:value-type="float">
            <text:p>0.0037103164</text:p>
          </table:table-cell>
          <table:table-cell table:number-columns-repeated="3"/>
          <table:table-cell table:formula="of:=[.C692]*flaeche" office:value-type="float" office:value="0.0016908784" calcext:value-type="float">
            <text:p>0.0016908784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4.238858" calcext:value-type="float">
            <text:p>4.238858</text:p>
          </table:table-cell>
          <table:table-cell table:formula="of:=SQRT(POWER(ABS([.A693]-xpos);2)+POWER(ABS([.B693]-ypos);2))" office:value-type="float" office:value="0.475930851781012" calcext:value-type="float">
            <text:p>0.4759308518</text:p>
          </table:table-cell>
          <table:table-cell/>
          <table:table-cell table:formula="of:=[.J693]/[.D693]" office:value-type="float" office:value="0.00356258308040968" calcext:value-type="float">
            <text:p>0.0035625831</text:p>
          </table:table-cell>
          <table:table-cell table:number-columns-repeated="3"/>
          <table:table-cell table:formula="of:=[.C693]*flaeche" office:value-type="float" office:value="0.0016955432" calcext:value-type="float">
            <text:p>0.0016955432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4.275473" calcext:value-type="float">
            <text:p>4.275473</text:p>
          </table:table-cell>
          <table:table-cell table:formula="of:=SQRT(POWER(ABS([.A694]-xpos);2)+POWER(ABS([.B694]-ypos);2))" office:value-type="float" office:value="0.496153714291247" calcext:value-type="float">
            <text:p>0.4961537143</text:p>
          </table:table-cell>
          <table:table-cell/>
          <table:table-cell table:formula="of:=[.J694]/[.D694]" office:value-type="float" office:value="0.00344689387731985" calcext:value-type="float">
            <text:p>0.0034468939</text:p>
          </table:table-cell>
          <table:table-cell table:number-columns-repeated="3"/>
          <table:table-cell table:formula="of:=[.C694]*flaeche" office:value-type="float" office:value="0.0017101892" calcext:value-type="float">
            <text:p>0.0017101892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4.350757" calcext:value-type="float">
            <text:p>4.350757</text:p>
          </table:table-cell>
          <table:table-cell table:formula="of:=SQRT(POWER(ABS([.A695]-xpos);2)+POWER(ABS([.B695]-ypos);2))" office:value-type="float" office:value="0.516391144057487" calcext:value-type="float">
            <text:p>0.5163911441</text:p>
          </table:table-cell>
          <table:table-cell/>
          <table:table-cell table:formula="of:=[.J695]/[.D695]" office:value-type="float" office:value="0.0033701251851954" calcext:value-type="float">
            <text:p>0.0033701252</text:p>
          </table:table-cell>
          <table:table-cell table:number-columns-repeated="3"/>
          <table:table-cell table:formula="of:=[.C695]*flaeche" office:value-type="float" office:value="0.0017403028" calcext:value-type="float">
            <text:p>0.0017403028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4.476637" calcext:value-type="float">
            <text:p>4.476637</text:p>
          </table:table-cell>
          <table:table-cell table:formula="of:=SQRT(POWER(ABS([.A696]-xpos);2)+POWER(ABS([.B696]-ypos);2))" office:value-type="float" office:value="0.536641493033291" calcext:value-type="float">
            <text:p>0.536641493</text:p>
          </table:table-cell>
          <table:table-cell/>
          <table:table-cell table:formula="of:=[.J696]/[.D696]" office:value-type="float" office:value="0.00333678037059448" calcext:value-type="float">
            <text:p>0.0033367804</text:p>
          </table:table-cell>
          <table:table-cell table:number-columns-repeated="3"/>
          <table:table-cell table:formula="of:=[.C696]*flaeche" office:value-type="float" office:value="0.0017906548" calcext:value-type="float">
            <text:p>0.0017906548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660351" calcext:value-type="float">
            <text:p>4.660351</text:p>
          </table:table-cell>
          <table:table-cell table:formula="of:=SQRT(POWER(ABS([.A697]-xpos);2)+POWER(ABS([.B697]-ypos);2))" office:value-type="float" office:value="0.556903351899591" calcext:value-type="float">
            <text:p>0.5569033519</text:p>
          </table:table-cell>
          <table:table-cell/>
          <table:table-cell table:formula="of:=[.J697]/[.D697]" office:value-type="float" office:value="0.00334733198074933" calcext:value-type="float">
            <text:p>0.003347332</text:p>
          </table:table-cell>
          <table:table-cell table:number-columns-repeated="3"/>
          <table:table-cell table:formula="of:=[.C697]*flaeche" office:value-type="float" office:value="0.0018641404" calcext:value-type="float">
            <text:p>0.0018641404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901903" calcext:value-type="float">
            <text:p>4.901903</text:p>
          </table:table-cell>
          <table:table-cell table:formula="of:=SQRT(POWER(ABS([.A698]-xpos);2)+POWER(ABS([.B698]-ypos);2))" office:value-type="float" office:value="0.577175508486803" calcext:value-type="float">
            <text:p>0.5771755085</text:p>
          </table:table-cell>
          <table:table-cell/>
          <table:table-cell table:formula="of:=[.J698]/[.D698]" office:value-type="float" office:value="0.00339716632318752" calcext:value-type="float">
            <text:p>0.0033971663</text:p>
          </table:table-cell>
          <table:table-cell table:number-columns-repeated="3"/>
          <table:table-cell table:formula="of:=[.C698]*flaeche" office:value-type="float" office:value="0.0019607612" calcext:value-type="float">
            <text:p>0.0019607612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5.192577" calcext:value-type="float">
            <text:p>5.192577</text:p>
          </table:table-cell>
          <table:table-cell table:formula="of:=SQRT(POWER(ABS([.A699]-xpos);2)+POWER(ABS([.B699]-ypos);2))" office:value-type="float" office:value="0.597457908575993" calcext:value-type="float">
            <text:p>0.5974579086</text:p>
          </table:table-cell>
          <table:table-cell/>
          <table:table-cell table:formula="of:=[.J699]/[.D699]" office:value-type="float" office:value="0.00347644707716814" calcext:value-type="float">
            <text:p>0.0034764471</text:p>
          </table:table-cell>
          <table:table-cell table:number-columns-repeated="3"/>
          <table:table-cell table:formula="of:=[.C699]*flaeche" office:value-type="float" office:value="0.0020770308" calcext:value-type="float">
            <text:p>0.0020770308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5.515093" calcext:value-type="float">
            <text:p>5.515093</text:p>
          </table:table-cell>
          <table:table-cell table:formula="of:=SQRT(POWER(ABS([.A700]-xpos);2)+POWER(ABS([.B700]-ypos);2))" office:value-type="float" office:value="0.617747653522051" calcext:value-type="float">
            <text:p>0.6177476535</text:p>
          </table:table-cell>
          <table:table-cell/>
          <table:table-cell table:formula="of:=[.J700]/[.D700]" office:value-type="float" office:value="0.00357109766005975" calcext:value-type="float">
            <text:p>0.0035710977</text:p>
          </table:table-cell>
          <table:table-cell table:number-columns-repeated="3"/>
          <table:table-cell table:formula="of:=[.C700]*flaeche" office:value-type="float" office:value="0.0022060372" calcext:value-type="float">
            <text:p>0.0022060372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5.84557" calcext:value-type="float">
            <text:p>5.84557</text:p>
          </table:table-cell>
          <table:table-cell table:formula="of:=SQRT(POWER(ABS([.A701]-xpos);2)+POWER(ABS([.B701]-ypos);2))" office:value-type="float" office:value="0.638044941420273" calcext:value-type="float">
            <text:p>0.6380449414</text:p>
          </table:table-cell>
          <table:table-cell/>
          <table:table-cell table:formula="of:=[.J701]/[.D701]" office:value-type="float" office:value="0.00366467602547739" calcext:value-type="float">
            <text:p>0.003664676</text:p>
          </table:table-cell>
          <table:table-cell table:number-columns-repeated="3"/>
          <table:table-cell table:formula="of:=[.C701]*flaeche" office:value-type="float" office:value="0.002338228" calcext:value-type="float">
            <text:p>0.002338228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156938" calcext:value-type="float">
            <text:p>6.156938</text:p>
          </table:table-cell>
          <table:table-cell table:formula="of:=SQRT(POWER(ABS([.A702]-xpos);2)+POWER(ABS([.B702]-ypos);2))" office:value-type="float" office:value="0.658349074610119" calcext:value-type="float">
            <text:p>0.6583490746</text:p>
          </table:table-cell>
          <table:table-cell/>
          <table:table-cell table:formula="of:=[.J702]/[.D702]" office:value-type="float" office:value="0.00374083490807438" calcext:value-type="float">
            <text:p>0.0037408349</text:p>
          </table:table-cell>
          <table:table-cell table:number-columns-repeated="3"/>
          <table:table-cell table:formula="of:=[.C702]*flaeche" office:value-type="float" office:value="0.0024627752" calcext:value-type="float">
            <text:p>0.0024627752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423007" calcext:value-type="float">
            <text:p>6.423007</text:p>
          </table:table-cell>
          <table:table-cell table:formula="of:=SQRT(POWER(ABS([.A703]-xpos);2)+POWER(ABS([.B703]-ypos);2))" office:value-type="float" office:value="0.678659438699559" calcext:value-type="float">
            <text:p>0.6786594387</text:p>
          </table:table-cell>
          <table:table-cell/>
          <table:table-cell table:formula="of:=[.J703]/[.D703]" office:value-type="float" office:value="0.00378570259764321" calcext:value-type="float">
            <text:p>0.0037857026</text:p>
          </table:table-cell>
          <table:table-cell table:number-columns-repeated="3"/>
          <table:table-cell table:formula="of:=[.C703]*flaeche" office:value-type="float" office:value="0.0025692028" calcext:value-type="float">
            <text:p>0.0025692028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622326" calcext:value-type="float">
            <text:p>6.622326</text:p>
          </table:table-cell>
          <table:table-cell table:formula="of:=SQRT(POWER(ABS([.A704]-xpos);2)+POWER(ABS([.B704]-ypos);2))" office:value-type="float" office:value="0.698975490528817" calcext:value-type="float">
            <text:p>0.6989754905</text:p>
          </table:table-cell>
          <table:table-cell/>
          <table:table-cell table:formula="of:=[.J704]/[.D704]" office:value-type="float" office:value="0.00378973288175802" calcext:value-type="float">
            <text:p>0.0037897329</text:p>
          </table:table-cell>
          <table:table-cell table:number-columns-repeated="3"/>
          <table:table-cell table:formula="of:=[.C704]*flaeche" office:value-type="float" office:value="0.0026489304" calcext:value-type="float">
            <text:p>0.0026489304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741111" calcext:value-type="float">
            <text:p>6.741111</text:p>
          </table:table-cell>
          <table:table-cell table:formula="of:=SQRT(POWER(ABS([.A705]-xpos);2)+POWER(ABS([.B705]-ypos);2))" office:value-type="float" office:value="0.719297744028855" calcext:value-type="float">
            <text:p>0.719297744</text:p>
          </table:table-cell>
          <table:table-cell/>
          <table:table-cell table:formula="of:=[.J705]/[.D705]" office:value-type="float" office:value="0.0037487179994434" calcext:value-type="float">
            <text:p>0.003748718</text:p>
          </table:table-cell>
          <table:table-cell table:number-columns-repeated="3"/>
          <table:table-cell table:formula="of:=[.C705]*flaeche" office:value-type="float" office:value="0.0026964444" calcext:value-type="float">
            <text:p>0.0026964444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77487" calcext:value-type="float">
            <text:p>6.77487</text:p>
          </table:table-cell>
          <table:table-cell table:formula="of:=SQRT(POWER(ABS([.A706]-xpos);2)+POWER(ABS([.B706]-ypos);2))" office:value-type="float" office:value="0.73962377859355" calcext:value-type="float">
            <text:p>0.7396237786</text:p>
          </table:table-cell>
          <table:table-cell/>
          <table:table-cell table:formula="of:=[.J706]/[.D706]" office:value-type="float" office:value="0.00366395467321666" calcext:value-type="float">
            <text:p>0.0036639547</text:p>
          </table:table-cell>
          <table:table-cell table:number-columns-repeated="3"/>
          <table:table-cell table:formula="of:=[.C706]*flaeche" office:value-type="float" office:value="0.002709948" calcext:value-type="float">
            <text:p>0.002709948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7287" calcext:value-type="float">
            <text:p>6.7287</text:p>
          </table:table-cell>
          <table:table-cell table:formula="of:=SQRT(POWER(ABS([.A707]-xpos);2)+POWER(ABS([.B707]-ypos);2))" office:value-type="float" office:value="0.759954206571028" calcext:value-type="float">
            <text:p>0.7599542066</text:p>
          </table:table-cell>
          <table:table-cell/>
          <table:table-cell table:formula="of:=[.J707]/[.D707]" office:value-type="float" office:value="0.00354163445208648" calcext:value-type="float">
            <text:p>0.0035416345</text:p>
          </table:table-cell>
          <table:table-cell table:number-columns-repeated="3"/>
          <table:table-cell table:formula="of:=[.C707]*flaeche" office:value-type="float" office:value="0.00269148" calcext:value-type="float">
            <text:p>0.00269148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61639" calcext:value-type="float">
            <text:p>6.61639</text:p>
          </table:table-cell>
          <table:table-cell table:formula="of:=SQRT(POWER(ABS([.A708]-xpos);2)+POWER(ABS([.B708]-ypos);2))" office:value-type="float" office:value="0.780288684550148" calcext:value-type="float">
            <text:p>0.7802886846</text:p>
          </table:table-cell>
          <table:table-cell/>
          <table:table-cell table:formula="of:=[.J708]/[.D708]" office:value-type="float" office:value="0.00339176519204017" calcext:value-type="float">
            <text:p>0.0033917652</text:p>
          </table:table-cell>
          <table:table-cell table:number-columns-repeated="3"/>
          <table:table-cell table:formula="of:=[.C708]*flaeche" office:value-type="float" office:value="0.002646556" calcext:value-type="float">
            <text:p>0.002646556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45855" calcext:value-type="float">
            <text:p>6.45855</text:p>
          </table:table-cell>
          <table:table-cell table:formula="of:=SQRT(POWER(ABS([.A709]-xpos);2)+POWER(ABS([.B709]-ypos);2))" office:value-type="float" office:value="0.800626903942779" calcext:value-type="float">
            <text:p>0.8006269039</text:p>
          </table:table-cell>
          <table:table-cell/>
          <table:table-cell table:formula="of:=[.J709]/[.D709]" office:value-type="float" office:value="0.00322674642492983" calcext:value-type="float">
            <text:p>0.0032267464</text:p>
          </table:table-cell>
          <table:table-cell table:number-columns-repeated="3"/>
          <table:table-cell table:formula="of:=[.C709]*flaeche" office:value-type="float" office:value="0.00258342" calcext:value-type="float">
            <text:p>0.00258342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280029" calcext:value-type="float">
            <text:p>6.280029</text:p>
          </table:table-cell>
          <table:table-cell table:formula="of:=SQRT(POWER(ABS([.A710]-xpos);2)+POWER(ABS([.B710]-ypos);2))" office:value-type="float" office:value="0.820968586685873" calcext:value-type="float">
            <text:p>0.8209685867</text:p>
          </table:table-cell>
          <table:table-cell/>
          <table:table-cell table:formula="of:=[.J710]/[.D710]" office:value-type="float" office:value="0.00305981451755738" calcext:value-type="float">
            <text:p>0.0030598145</text:p>
          </table:table-cell>
          <table:table-cell table:number-columns-repeated="3"/>
          <table:table-cell table:formula="of:=[.C710]*flaeche" office:value-type="float" office:value="0.0025120116" calcext:value-type="float">
            <text:p>0.0025120116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106888" calcext:value-type="float">
            <text:p>6.106888</text:p>
          </table:table-cell>
          <table:table-cell table:formula="of:=SQRT(POWER(ABS([.A711]-xpos);2)+POWER(ABS([.B711]-ypos);2))" office:value-type="float" office:value="0.841314478546518" calcext:value-type="float">
            <text:p>0.8413144785</text:p>
          </table:table-cell>
          <table:table-cell/>
          <table:table-cell table:formula="of:=[.J711]/[.D711]" office:value-type="float" office:value="0.0029034983496542" calcext:value-type="float">
            <text:p>0.0029034983</text:p>
          </table:table-cell>
          <table:table-cell table:number-columns-repeated="3"/>
          <table:table-cell table:formula="of:=[.C711]*flaeche" office:value-type="float" office:value="0.0024427552" calcext:value-type="float">
            <text:p>0.0024427552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963295" calcext:value-type="float">
            <text:p>5.963295</text:p>
          </table:table-cell>
          <table:table-cell table:formula="of:=SQRT(POWER(ABS([.A712]-xpos);2)+POWER(ABS([.B712]-ypos);2))" office:value-type="float" office:value="0.861662358172852" calcext:value-type="float">
            <text:p>0.8616623582</text:p>
          </table:table-cell>
          <table:table-cell/>
          <table:table-cell table:formula="of:=[.J712]/[.D712]" office:value-type="float" office:value="0.00276827457689813" calcext:value-type="float">
            <text:p>0.0027682746</text:p>
          </table:table-cell>
          <table:table-cell table:number-columns-repeated="3"/>
          <table:table-cell table:formula="of:=[.C712]*flaeche" office:value-type="float" office:value="0.002385318" calcext:value-type="float">
            <text:p>0.002385318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868716" calcext:value-type="float">
            <text:p>5.868716</text:p>
          </table:table-cell>
          <table:table-cell table:formula="of:=SQRT(POWER(ABS([.A713]-xpos);2)+POWER(ABS([.B713]-ypos);2))" office:value-type="float" office:value="0.882013015833667" calcext:value-type="float">
            <text:p>0.8820130158</text:p>
          </table:table-cell>
          <table:table-cell/>
          <table:table-cell table:formula="of:=[.J713]/[.D713]" office:value-type="float" office:value="0.00266150992996536" calcext:value-type="float">
            <text:p>0.0026615099</text:p>
          </table:table-cell>
          <table:table-cell table:number-columns-repeated="3"/>
          <table:table-cell table:formula="of:=[.C713]*flaeche" office:value-type="float" office:value="0.0023474864" calcext:value-type="float">
            <text:p>0.0023474864</text:p>
          </table:table-cell>
          <table:table-cell table:number-columns-repeated="6"/>
        </table:table-row>
        <table:table-row table:style-name="ro1">
          <table:table-cell office:value-type="float" office:value="0.265306" calcext:value-type="float">
            <text:p>0.265306</text:p>
          </table:table-cell>
          <table:table-cell office:value-type="float" office:value="1" calcext:value-type="float">
            <text:p>1</text:p>
          </table:table-cell>
          <table:table-cell office:value-type="float" office:value="5.83574" calcext:value-type="float">
            <text:p>5.83574</text:p>
          </table:table-cell>
          <table:table-cell table:formula="of:=SQRT(POWER(ABS([.A714]-xpos);2)+POWER(ABS([.B714]-ypos);2))" office:value-type="float" office:value="0.902366263573722" calcext:value-type="float">
            <text:p>0.9023662636</text:p>
          </table:table-cell>
          <table:table-cell/>
          <table:table-cell table:formula="of:=[.J714]/[.D714]" office:value-type="float" office:value="0.00258686089477157" calcext:value-type="float">
            <text:p>0.0025868609</text:p>
          </table:table-cell>
          <table:table-cell table:number-columns-repeated="3"/>
          <table:table-cell table:formula="of:=[.C714]*flaeche" office:value-type="float" office:value="0.002334296" calcext:value-type="float">
            <text:p>0.00233429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715]-xpos);2)+POWER(ABS([.B715]-ypos);2))" office:value-type="float" office:value="0.223606797749979" calcext:value-type="float">
            <text:p>0.2236067977</text:p>
          </table:table-cell>
          <table:table-cell/>
          <table:table-cell table:formula="of:=[.J715]/[.D715]" office:value-type="float" office:value="0" calcext:value-type="float">
            <text:p>0</text:p>
          </table:table-cell>
          <table:table-cell table:number-columns-repeated="3"/>
          <table:table-cell table:formula="of:=[.C715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  <table:table-cell office:value-type="float" office:value="5.734834" calcext:value-type="float">
            <text:p>5.734834</text:p>
          </table:table-cell>
          <table:table-cell table:formula="of:=SQRT(POWER(ABS([.A716]-xpos);2)+POWER(ABS([.B716]-ypos);2))" office:value-type="float" office:value="0.131707592021113" calcext:value-type="float">
            <text:p>0.131707592</text:p>
          </table:table-cell>
          <table:table-cell/>
          <table:table-cell table:formula="of:=[.J716]/[.D716]" office:value-type="float" office:value="0.0174168669003703" calcext:value-type="float">
            <text:p>0.0174168669</text:p>
          </table:table-cell>
          <table:table-cell table:number-columns-repeated="3"/>
          <table:table-cell table:formula="of:=[.C716]*flaeche" office:value-type="float" office:value="0.0022939336" calcext:value-type="float">
            <text:p>0.0022939336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766036" calcext:value-type="float">
            <text:p>5.766036</text:p>
          </table:table-cell>
          <table:table-cell table:formula="of:=SQRT(POWER(ABS([.A717]-xpos);2)+POWER(ABS([.B717]-ypos);2))" office:value-type="float" office:value="0.116969125242519" calcext:value-type="float">
            <text:p>0.1169691252</text:p>
          </table:table-cell>
          <table:table-cell/>
          <table:table-cell table:formula="of:=[.J717]/[.D717]" office:value-type="float" office:value="0.0197181469487609" calcext:value-type="float">
            <text:p>0.0197181469</text:p>
          </table:table-cell>
          <table:table-cell table:number-columns-repeated="3"/>
          <table:table-cell table:formula="of:=[.C717]*flaeche" office:value-type="float" office:value="0.0023064144" calcext:value-type="float">
            <text:p>0.0023064144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855264" calcext:value-type="float">
            <text:p>5.855264</text:p>
          </table:table-cell>
          <table:table-cell table:formula="of:=SQRT(POWER(ABS([.A718]-xpos);2)+POWER(ABS([.B718]-ypos);2))" office:value-type="float" office:value="0.104161584338949" calcext:value-type="float">
            <text:p>0.1041615843</text:p>
          </table:table-cell>
          <table:table-cell/>
          <table:table-cell table:formula="of:=[.J718]/[.D718]" office:value-type="float" office:value="0.0224853108260971" calcext:value-type="float">
            <text:p>0.0224853108</text:p>
          </table:table-cell>
          <table:table-cell table:number-columns-repeated="3"/>
          <table:table-cell table:formula="of:=[.C718]*flaeche" office:value-type="float" office:value="0.0023421056" calcext:value-type="float">
            <text:p>0.0023421056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989828" calcext:value-type="float">
            <text:p>5.989828</text:p>
          </table:table-cell>
          <table:table-cell table:formula="of:=SQRT(POWER(ABS([.A719]-xpos);2)+POWER(ABS([.B719]-ypos);2))" office:value-type="float" office:value="0.0940769258213723" calcext:value-type="float">
            <text:p>0.0940769258</text:p>
          </table:table-cell>
          <table:table-cell/>
          <table:table-cell table:formula="of:=[.J719]/[.D719]" office:value-type="float" office:value="0.0254677879733151" calcext:value-type="float">
            <text:p>0.025467788</text:p>
          </table:table-cell>
          <table:table-cell table:number-columns-repeated="3"/>
          <table:table-cell table:formula="of:=[.C719]*flaeche" office:value-type="float" office:value="0.0023959312" calcext:value-type="float">
            <text:p>0.002395931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150089" calcext:value-type="float">
            <text:p>6.150089</text:p>
          </table:table-cell>
          <table:table-cell table:formula="of:=SQRT(POWER(ABS([.A720]-xpos);2)+POWER(ABS([.B720]-ypos);2))" office:value-type="float" office:value="0.0876597768933962" calcext:value-type="float">
            <text:p>0.0876597769</text:p>
          </table:table-cell>
          <table:table-cell/>
          <table:table-cell table:formula="of:=[.J720]/[.D720]" office:value-type="float" office:value="0.0280634481079238" calcext:value-type="float">
            <text:p>0.0280634481</text:p>
          </table:table-cell>
          <table:table-cell table:number-columns-repeated="3"/>
          <table:table-cell table:formula="of:=[.C720]*flaeche" office:value-type="float" office:value="0.0024600356" calcext:value-type="float">
            <text:p>0.0024600356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311693" calcext:value-type="float">
            <text:p>6.311693</text:p>
          </table:table-cell>
          <table:table-cell table:formula="of:=SQRT(POWER(ABS([.A721]-xpos);2)+POWER(ABS([.B721]-ypos);2))" office:value-type="float" office:value="0.0857382964433047" calcext:value-type="float">
            <text:p>0.0857382964</text:p>
          </table:table-cell>
          <table:table-cell/>
          <table:table-cell table:formula="of:=[.J721]/[.D721]" office:value-type="float" office:value="0.0294463186782521" calcext:value-type="float">
            <text:p>0.0294463187</text:p>
          </table:table-cell>
          <table:table-cell table:number-columns-repeated="3"/>
          <table:table-cell table:formula="of:=[.C721]*flaeche" office:value-type="float" office:value="0.0025246772" calcext:value-type="float">
            <text:p>0.002524677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448513" calcext:value-type="float">
            <text:p>6.448513</text:p>
          </table:table-cell>
          <table:table-cell table:formula="of:=SQRT(POWER(ABS([.A722]-xpos);2)+POWER(ABS([.B722]-ypos);2))" office:value-type="float" office:value="0.0886050077422264" calcext:value-type="float">
            <text:p>0.0886050077</text:p>
          </table:table-cell>
          <table:table-cell/>
          <table:table-cell table:formula="of:=[.J722]/[.D722]" office:value-type="float" office:value="0.0291112801152743" calcext:value-type="float">
            <text:p>0.0291112801</text:p>
          </table:table-cell>
          <table:table-cell table:number-columns-repeated="3"/>
          <table:table-cell table:formula="of:=[.C722]*flaeche" office:value-type="float" office:value="0.0025794052" calcext:value-type="float">
            <text:p>0.002579405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535985" calcext:value-type="float">
            <text:p>6.535985</text:p>
          </table:table-cell>
          <table:table-cell table:formula="of:=SQRT(POWER(ABS([.A723]-xpos);2)+POWER(ABS([.B723]-ypos);2))" office:value-type="float" office:value="0.0958311653117084" calcext:value-type="float">
            <text:p>0.0958311653</text:p>
          </table:table-cell>
          <table:table-cell/>
          <table:table-cell table:formula="of:=[.J723]/[.D723]" office:value-type="float" office:value="0.0272812502226828" calcext:value-type="float">
            <text:p>0.0272812502</text:p>
          </table:table-cell>
          <table:table-cell table:number-columns-repeated="3"/>
          <table:table-cell table:formula="of:=[.C723]*flaeche" office:value-type="float" office:value="0.002614394" calcext:value-type="float">
            <text:p>0.002614394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554358" calcext:value-type="float">
            <text:p>6.554358</text:p>
          </table:table-cell>
          <table:table-cell table:formula="of:=SQRT(POWER(ABS([.A724]-xpos);2)+POWER(ABS([.B724]-ypos);2))" office:value-type="float" office:value="0.106533328217042" calcext:value-type="float">
            <text:p>0.1065333282</text:p>
          </table:table-cell>
          <table:table-cell/>
          <table:table-cell table:formula="of:=[.J724]/[.D724]" office:value-type="float" office:value="0.0246096056875148" calcext:value-type="float">
            <text:p>0.0246096057</text:p>
          </table:table-cell>
          <table:table-cell table:number-columns-repeated="3"/>
          <table:table-cell table:formula="of:=[.C724]*flaeche" office:value-type="float" office:value="0.0026217432" calcext:value-type="float">
            <text:p>0.002621743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491424" calcext:value-type="float">
            <text:p>6.491424</text:p>
          </table:table-cell>
          <table:table-cell table:formula="of:=SQRT(POWER(ABS([.A725]-xpos);2)+POWER(ABS([.B725]-ypos);2))" office:value-type="float" office:value="0.119783390856162" calcext:value-type="float">
            <text:p>0.1197833909</text:p>
          </table:table-cell>
          <table:table-cell/>
          <table:table-cell table:formula="of:=[.J725]/[.D725]" office:value-type="float" office:value="0.0216772090140445" calcext:value-type="float">
            <text:p>0.021677209</text:p>
          </table:table-cell>
          <table:table-cell table:number-columns-repeated="3"/>
          <table:table-cell table:formula="of:=[.C725]*flaeche" office:value-type="float" office:value="0.0025965696" calcext:value-type="float">
            <text:p>0.0025965696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344345" calcext:value-type="float">
            <text:p>6.344345</text:p>
          </table:table-cell>
          <table:table-cell table:formula="of:=SQRT(POWER(ABS([.A726]-xpos);2)+POWER(ABS([.B726]-ypos);2))" office:value-type="float" office:value="0.134833054255995" calcext:value-type="float">
            <text:p>0.1348330543</text:p>
          </table:table-cell>
          <table:table-cell/>
          <table:table-cell table:formula="of:=[.J726]/[.D726]" office:value-type="float" office:value="0.0188213343827534" calcext:value-type="float">
            <text:p>0.0188213344</text:p>
          </table:table-cell>
          <table:table-cell table:number-columns-repeated="3"/>
          <table:table-cell table:formula="of:=[.C726]*flaeche" office:value-type="float" office:value="0.002537738" calcext:value-type="float">
            <text:p>0.002537738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120322" calcext:value-type="float">
            <text:p>6.120322</text:p>
          </table:table-cell>
          <table:table-cell table:formula="of:=SQRT(POWER(ABS([.A727]-xpos);2)+POWER(ABS([.B727]-ypos);2))" office:value-type="float" office:value="0.151144466971173" calcext:value-type="float">
            <text:p>0.151144467</text:p>
          </table:table-cell>
          <table:table-cell/>
          <table:table-cell table:formula="of:=[.J727]/[.D727]" office:value-type="float" office:value="0.0161972770095972" calcext:value-type="float">
            <text:p>0.016197277</text:p>
          </table:table-cell>
          <table:table-cell table:number-columns-repeated="3"/>
          <table:table-cell table:formula="of:=[.C727]*flaeche" office:value-type="float" office:value="0.0024481288" calcext:value-type="float">
            <text:p>0.0024481288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5.835937" calcext:value-type="float">
            <text:p>5.835937</text:p>
          </table:table-cell>
          <table:table-cell table:formula="of:=SQRT(POWER(ABS([.A728]-xpos);2)+POWER(ABS([.B728]-ypos);2))" office:value-type="float" office:value="0.168351775161416" calcext:value-type="float">
            <text:p>0.1683517752</text:p>
          </table:table-cell>
          <table:table-cell/>
          <table:table-cell table:formula="of:=[.J728]/[.D728]" office:value-type="float" office:value="0.013866053968019" calcext:value-type="float">
            <text:p>0.013866054</text:p>
          </table:table-cell>
          <table:table-cell table:number-columns-repeated="3"/>
          <table:table-cell table:formula="of:=[.C728]*flaeche" office:value-type="float" office:value="0.0023343748" calcext:value-type="float">
            <text:p>0.0023343748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5.515093" calcext:value-type="float">
            <text:p>5.515093</text:p>
          </table:table-cell>
          <table:table-cell table:formula="of:=SQRT(POWER(ABS([.A729]-xpos);2)+POWER(ABS([.B729]-ypos);2))" office:value-type="float" office:value="0.186206776009897" calcext:value-type="float">
            <text:p>0.186206776</text:p>
          </table:table-cell>
          <table:table-cell/>
          <table:table-cell table:formula="of:=[.J729]/[.D729]" office:value-type="float" office:value="0.011847244484179" calcext:value-type="float">
            <text:p>0.0118472445</text:p>
          </table:table-cell>
          <table:table-cell table:number-columns-repeated="3"/>
          <table:table-cell table:formula="of:=[.C729]*flaeche" office:value-type="float" office:value="0.0022060372" calcext:value-type="float">
            <text:p>0.002206037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285714" calcext:value-type="float">
            <text:p>0.285714</text:p>
          </table:table-cell>
          <table:table-cell office:value-type="float" office:value="5.185718" calcext:value-type="float">
            <text:p>5.185718</text:p>
          </table:table-cell>
          <table:table-cell table:formula="of:=SQRT(POWER(ABS([.A730]-xpos);2)+POWER(ABS([.B730]-ypos);2))" office:value-type="float" office:value="0.204539921756121" calcext:value-type="float">
            <text:p>0.2045399218</text:p>
          </table:table-cell>
          <table:table-cell/>
          <table:table-cell table:formula="of:=[.J730]/[.D730]" office:value-type="float" office:value="0.0101412339566319" calcext:value-type="float">
            <text:p>0.010141234</text:p>
          </table:table-cell>
          <table:table-cell table:number-columns-repeated="3"/>
          <table:table-cell table:formula="of:=[.C730]*flaeche" office:value-type="float" office:value="0.0020742872" calcext:value-type="float">
            <text:p>0.002074287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875668" calcext:value-type="float">
            <text:p>4.875668</text:p>
          </table:table-cell>
          <table:table-cell table:formula="of:=SQRT(POWER(ABS([.A731]-xpos);2)+POWER(ABS([.B731]-ypos);2))" office:value-type="float" office:value="0.223233439878527" calcext:value-type="float">
            <text:p>0.2232334399</text:p>
          </table:table-cell>
          <table:table-cell/>
          <table:table-cell table:formula="of:=[.J731]/[.D731]" office:value-type="float" office:value="0.00873644737572131" calcext:value-type="float">
            <text:p>0.0087364474</text:p>
          </table:table-cell>
          <table:table-cell table:number-columns-repeated="3"/>
          <table:table-cell table:formula="of:=[.C731]*flaeche" office:value-type="float" office:value="0.0019502672" calcext:value-type="float">
            <text:p>0.001950267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608577" calcext:value-type="float">
            <text:p>4.608577</text:p>
          </table:table-cell>
          <table:table-cell table:formula="of:=SQRT(POWER(ABS([.A732]-xpos);2)+POWER(ABS([.B732]-ypos);2))" office:value-type="float" office:value="0.242204838426073" calcext:value-type="float">
            <text:p>0.2422048384</text:p>
          </table:table-cell>
          <table:table-cell/>
          <table:table-cell table:formula="of:=[.J732]/[.D732]" office:value-type="float" office:value="0.00761104035732409" calcext:value-type="float">
            <text:p>0.0076110404</text:p>
          </table:table-cell>
          <table:table-cell table:number-columns-repeated="3"/>
          <table:table-cell table:formula="of:=[.C732]*flaeche" office:value-type="float" office:value="0.0018434308" calcext:value-type="float">
            <text:p>0.0018434308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400501" calcext:value-type="float">
            <text:p>4.400501</text:p>
          </table:table-cell>
          <table:table-cell table:formula="of:=SQRT(POWER(ABS([.A733]-xpos);2)+POWER(ABS([.B733]-ypos);2))" office:value-type="float" office:value="0.261391965287765" calcext:value-type="float">
            <text:p>0.2613919653</text:p>
          </table:table-cell>
          <table:table-cell/>
          <table:table-cell table:formula="of:=[.J733]/[.D733]" office:value-type="float" office:value="0.00673394990569893" calcext:value-type="float">
            <text:p>0.0067339499</text:p>
          </table:table-cell>
          <table:table-cell table:number-columns-repeated="3"/>
          <table:table-cell table:formula="of:=[.C733]*flaeche" office:value-type="float" office:value="0.0017602004" calcext:value-type="float">
            <text:p>0.0017602004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4.258078" calcext:value-type="float">
            <text:p>4.258078</text:p>
          </table:table-cell>
          <table:table-cell table:formula="of:=SQRT(POWER(ABS([.A734]-xpos);2)+POWER(ABS([.B734]-ypos);2))" office:value-type="float" office:value="0.28075132805563" calcext:value-type="float">
            <text:p>0.2807513281</text:p>
          </table:table-cell>
          <table:table-cell/>
          <table:table-cell table:formula="of:=[.J734]/[.D734]" office:value-type="float" office:value="0.00606668973499035" calcext:value-type="float">
            <text:p>0.0060666897</text:p>
          </table:table-cell>
          <table:table-cell table:number-columns-repeated="3"/>
          <table:table-cell table:formula="of:=[.C734]*flaeche" office:value-type="float" office:value="0.0017032312" calcext:value-type="float">
            <text:p>0.001703231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4.178491" calcext:value-type="float">
            <text:p>4.178491</text:p>
          </table:table-cell>
          <table:table-cell table:formula="of:=SQRT(POWER(ABS([.A735]-xpos);2)+POWER(ABS([.B735]-ypos);2))" office:value-type="float" office:value="0.300249612524313" calcext:value-type="float">
            <text:p>0.3002496125</text:p>
          </table:table-cell>
          <table:table-cell/>
          <table:table-cell table:formula="of:=[.J735]/[.D735]" office:value-type="float" office:value="0.00556668961517697" calcext:value-type="float">
            <text:p>0.0055666896</text:p>
          </table:table-cell>
          <table:table-cell table:number-columns-repeated="3"/>
          <table:table-cell table:formula="of:=[.C735]*flaeche" office:value-type="float" office:value="0.0016713964" calcext:value-type="float">
            <text:p>0.0016713964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4.151058" calcext:value-type="float">
            <text:p>4.151058</text:p>
          </table:table-cell>
          <table:table-cell table:formula="of:=SQRT(POWER(ABS([.A736]-xpos);2)+POWER(ABS([.B736]-ypos);2))" office:value-type="float" office:value="0.319861414310948" calcext:value-type="float">
            <text:p>0.3198614143</text:p>
          </table:table-cell>
          <table:table-cell/>
          <table:table-cell table:formula="of:=[.J736]/[.D736]" office:value-type="float" office:value="0.00519107065032185" calcext:value-type="float">
            <text:p>0.0051910707</text:p>
          </table:table-cell>
          <table:table-cell table:number-columns-repeated="3"/>
          <table:table-cell table:formula="of:=[.C736]*flaeche" office:value-type="float" office:value="0.0016604232" calcext:value-type="float">
            <text:p>0.001660423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4.159922" calcext:value-type="float">
            <text:p>4.159922</text:p>
          </table:table-cell>
          <table:table-cell table:formula="of:=SQRT(POWER(ABS([.A737]-xpos);2)+POWER(ABS([.B737]-ypos);2))" office:value-type="float" office:value="0.339567065300803" calcext:value-type="float">
            <text:p>0.3395670653</text:p>
          </table:table-cell>
          <table:table-cell/>
          <table:table-cell table:formula="of:=[.J737]/[.D737]" office:value-type="float" office:value="0.00490026557353548" calcext:value-type="float">
            <text:p>0.0049002656</text:p>
          </table:table-cell>
          <table:table-cell table:number-columns-repeated="3"/>
          <table:table-cell table:formula="of:=[.C737]*flaeche" office:value-type="float" office:value="0.0016639688" calcext:value-type="float">
            <text:p>0.0016639688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4.187235" calcext:value-type="float">
            <text:p>4.187235</text:p>
          </table:table-cell>
          <table:table-cell table:formula="of:=SQRT(POWER(ABS([.A738]-xpos);2)+POWER(ABS([.B738]-ypos);2))" office:value-type="float" office:value="0.359352097803811" calcext:value-type="float">
            <text:p>0.3593520978</text:p>
          </table:table-cell>
          <table:table-cell/>
          <table:table-cell table:formula="of:=[.J738]/[.D738]" office:value-type="float" office:value="0.00466087163602537" calcext:value-type="float">
            <text:p>0.0046608716</text:p>
          </table:table-cell>
          <table:table-cell table:number-columns-repeated="3"/>
          <table:table-cell table:formula="of:=[.C738]*flaeche" office:value-type="float" office:value="0.001674894" calcext:value-type="float">
            <text:p>0.001674894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4.216303" calcext:value-type="float">
            <text:p>4.216303</text:p>
          </table:table-cell>
          <table:table-cell table:formula="of:=SQRT(POWER(ABS([.A739]-xpos);2)+POWER(ABS([.B739]-ypos);2))" office:value-type="float" office:value="0.379202300019396" calcext:value-type="float">
            <text:p>0.3792023</text:p>
          </table:table-cell>
          <table:table-cell/>
          <table:table-cell table:formula="of:=[.J739]/[.D739]" office:value-type="float" office:value="0.00444755002781823" calcext:value-type="float">
            <text:p>0.00444755</text:p>
          </table:table-cell>
          <table:table-cell table:number-columns-repeated="3"/>
          <table:table-cell table:formula="of:=[.C739]*flaeche" office:value-type="float" office:value="0.0016865212" calcext:value-type="float">
            <text:p>0.001686521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4.234308" calcext:value-type="float">
            <text:p>4.234308</text:p>
          </table:table-cell>
          <table:table-cell table:formula="of:=SQRT(POWER(ABS([.A740]-xpos);2)+POWER(ABS([.B740]-ypos);2))" office:value-type="float" office:value="0.399108771404488" calcext:value-type="float">
            <text:p>0.3991087714</text:p>
          </table:table-cell>
          <table:table-cell/>
          <table:table-cell table:formula="of:=[.J740]/[.D740]" office:value-type="float" office:value="0.00424376340825506" calcext:value-type="float">
            <text:p>0.0042437634</text:p>
          </table:table-cell>
          <table:table-cell table:number-columns-repeated="3"/>
          <table:table-cell table:formula="of:=[.C740]*flaeche" office:value-type="float" office:value="0.0016937232" calcext:value-type="float">
            <text:p>0.001693723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4.234308" calcext:value-type="float">
            <text:p>4.234308</text:p>
          </table:table-cell>
          <table:table-cell table:formula="of:=SQRT(POWER(ABS([.A741]-xpos);2)+POWER(ABS([.B741]-ypos);2))" office:value-type="float" office:value="0.419063493294274" calcext:value-type="float">
            <text:p>0.4190634933</text:p>
          </table:table-cell>
          <table:table-cell/>
          <table:table-cell table:formula="of:=[.J741]/[.D741]" office:value-type="float" office:value="0.00404168634849478" calcext:value-type="float">
            <text:p>0.0040416863</text:p>
          </table:table-cell>
          <table:table-cell table:number-columns-repeated="3"/>
          <table:table-cell table:formula="of:=[.C741]*flaeche" office:value-type="float" office:value="0.0016937232" calcext:value-type="float">
            <text:p>0.001693723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4.216303" calcext:value-type="float">
            <text:p>4.216303</text:p>
          </table:table-cell>
          <table:table-cell table:formula="of:=SQRT(POWER(ABS([.A742]-xpos);2)+POWER(ABS([.B742]-ypos);2))" office:value-type="float" office:value="0.439059886963043" calcext:value-type="float">
            <text:p>0.439059887</text:p>
          </table:table-cell>
          <table:table-cell/>
          <table:table-cell table:formula="of:=[.J742]/[.D742]" office:value-type="float" office:value="0.00384120993531336" calcext:value-type="float">
            <text:p>0.0038412099</text:p>
          </table:table-cell>
          <table:table-cell table:number-columns-repeated="3"/>
          <table:table-cell table:formula="of:=[.C742]*flaeche" office:value-type="float" office:value="0.0016865212" calcext:value-type="float">
            <text:p>0.001686521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4.187235" calcext:value-type="float">
            <text:p>4.187235</text:p>
          </table:table-cell>
          <table:table-cell table:formula="of:=SQRT(POWER(ABS([.A743]-xpos);2)+POWER(ABS([.B743]-ypos);2))" office:value-type="float" office:value="0.459092507231386" calcext:value-type="float">
            <text:p>0.4590925072</text:p>
          </table:table-cell>
          <table:table-cell/>
          <table:table-cell table:formula="of:=[.J743]/[.D743]" office:value-type="float" office:value="0.003648271260406" calcext:value-type="float">
            <text:p>0.0036482713</text:p>
          </table:table-cell>
          <table:table-cell table:number-columns-repeated="3"/>
          <table:table-cell table:formula="of:=[.C743]*flaeche" office:value-type="float" office:value="0.001674894" calcext:value-type="float">
            <text:p>0.001674894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4.159922" calcext:value-type="float">
            <text:p>4.159922</text:p>
          </table:table-cell>
          <table:table-cell table:formula="of:=SQRT(POWER(ABS([.A744]-xpos);2)+POWER(ABS([.B744]-ypos);2))" office:value-type="float" office:value="0.479157794298496" calcext:value-type="float">
            <text:p>0.4791577943</text:p>
          </table:table-cell>
          <table:table-cell/>
          <table:table-cell table:formula="of:=[.J744]/[.D744]" office:value-type="float" office:value="0.00347269484040452" calcext:value-type="float">
            <text:p>0.0034726948</text:p>
          </table:table-cell>
          <table:table-cell table:number-columns-repeated="3"/>
          <table:table-cell table:formula="of:=[.C744]*flaeche" office:value-type="float" office:value="0.0016639688" calcext:value-type="float">
            <text:p>0.0016639688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4.151058" calcext:value-type="float">
            <text:p>4.151058</text:p>
          </table:table-cell>
          <table:table-cell table:formula="of:=SQRT(POWER(ABS([.A745]-xpos);2)+POWER(ABS([.B745]-ypos);2))" office:value-type="float" office:value="0.49924996180771" calcext:value-type="float">
            <text:p>0.4992499618</text:p>
          </table:table-cell>
          <table:table-cell/>
          <table:table-cell table:formula="of:=[.J745]/[.D745]" office:value-type="float" office:value="0.00332583540715327" calcext:value-type="float">
            <text:p>0.0033258354</text:p>
          </table:table-cell>
          <table:table-cell table:number-columns-repeated="3"/>
          <table:table-cell table:formula="of:=[.C745]*flaeche" office:value-type="float" office:value="0.0016604232" calcext:value-type="float">
            <text:p>0.001660423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4.178491" calcext:value-type="float">
            <text:p>4.178491</text:p>
          </table:table-cell>
          <table:table-cell table:formula="of:=SQRT(POWER(ABS([.A746]-xpos);2)+POWER(ABS([.B746]-ypos);2))" office:value-type="float" office:value="0.519366758486717" calcext:value-type="float">
            <text:p>0.5193667585</text:p>
          </table:table-cell>
          <table:table-cell/>
          <table:table-cell table:formula="of:=[.J746]/[.D746]" office:value-type="float" office:value="0.00321814281081439" calcext:value-type="float">
            <text:p>0.0032181428</text:p>
          </table:table-cell>
          <table:table-cell table:number-columns-repeated="3"/>
          <table:table-cell table:formula="of:=[.C746]*flaeche" office:value-type="float" office:value="0.0016713964" calcext:value-type="float">
            <text:p>0.0016713964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4.258078" calcext:value-type="float">
            <text:p>4.258078</text:p>
          </table:table-cell>
          <table:table-cell table:formula="of:=SQRT(POWER(ABS([.A747]-xpos);2)+POWER(ABS([.B747]-ypos);2))" office:value-type="float" office:value="0.539505429263692" calcext:value-type="float">
            <text:p>0.5395054293</text:p>
          </table:table-cell>
          <table:table-cell/>
          <table:table-cell table:formula="of:=[.J747]/[.D747]" office:value-type="float" office:value="0.0031570232802375" calcext:value-type="float">
            <text:p>0.0031570233</text:p>
          </table:table-cell>
          <table:table-cell table:number-columns-repeated="3"/>
          <table:table-cell table:formula="of:=[.C747]*flaeche" office:value-type="float" office:value="0.0017032312" calcext:value-type="float">
            <text:p>0.001703231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400501" calcext:value-type="float">
            <text:p>4.400501</text:p>
          </table:table-cell>
          <table:table-cell table:formula="of:=SQRT(POWER(ABS([.A748]-xpos);2)+POWER(ABS([.B748]-ypos);2))" office:value-type="float" office:value="0.559663612822024" calcext:value-type="float">
            <text:p>0.5596636128</text:p>
          </table:table-cell>
          <table:table-cell/>
          <table:table-cell table:formula="of:=[.J748]/[.D748]" office:value-type="float" office:value="0.00314510423703346" calcext:value-type="float">
            <text:p>0.0031451042</text:p>
          </table:table-cell>
          <table:table-cell table:number-columns-repeated="3"/>
          <table:table-cell table:formula="of:=[.C748]*flaeche" office:value-type="float" office:value="0.0017602004" calcext:value-type="float">
            <text:p>0.0017602004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608577" calcext:value-type="float">
            <text:p>4.608577</text:p>
          </table:table-cell>
          <table:table-cell table:formula="of:=SQRT(POWER(ABS([.A749]-xpos);2)+POWER(ABS([.B749]-ypos);2))" office:value-type="float" office:value="0.579839274072566" calcext:value-type="float">
            <text:p>0.5798392741</text:p>
          </table:table-cell>
          <table:table-cell/>
          <table:table-cell table:formula="of:=[.J749]/[.D749]" office:value-type="float" office:value="0.0031792099680528" calcext:value-type="float">
            <text:p>0.00317921</text:p>
          </table:table-cell>
          <table:table-cell table:number-columns-repeated="3"/>
          <table:table-cell table:formula="of:=[.C749]*flaeche" office:value-type="float" office:value="0.0018434308" calcext:value-type="float">
            <text:p>0.0018434308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875668" calcext:value-type="float">
            <text:p>4.875668</text:p>
          </table:table-cell>
          <table:table-cell table:formula="of:=SQRT(POWER(ABS([.A750]-xpos);2)+POWER(ABS([.B750]-ypos);2))" office:value-type="float" office:value="0.600031639732439" calcext:value-type="float">
            <text:p>0.6000316397</text:p>
          </table:table-cell>
          <table:table-cell/>
          <table:table-cell table:formula="of:=[.J750]/[.D750]" office:value-type="float" office:value="0.0032502739370038" calcext:value-type="float">
            <text:p>0.0032502739</text:p>
          </table:table-cell>
          <table:table-cell table:number-columns-repeated="3"/>
          <table:table-cell table:formula="of:=[.C750]*flaeche" office:value-type="float" office:value="0.0019502672" calcext:value-type="float">
            <text:p>0.001950267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5.185718" calcext:value-type="float">
            <text:p>5.185718</text:p>
          </table:table-cell>
          <table:table-cell table:formula="of:=SQRT(POWER(ABS([.A751]-xpos);2)+POWER(ABS([.B751]-ypos);2))" office:value-type="float" office:value="0.620237196233828" calcext:value-type="float">
            <text:p>0.6202371962</text:p>
          </table:table-cell>
          <table:table-cell/>
          <table:table-cell table:formula="of:=[.J751]/[.D751]" office:value-type="float" office:value="0.00334434505475547" calcext:value-type="float">
            <text:p>0.0033443451</text:p>
          </table:table-cell>
          <table:table-cell table:number-columns-repeated="3"/>
          <table:table-cell table:formula="of:=[.C751]*flaeche" office:value-type="float" office:value="0.0020742872" calcext:value-type="float">
            <text:p>0.002074287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5.515093" calcext:value-type="float">
            <text:p>5.515093</text:p>
          </table:table-cell>
          <table:table-cell table:formula="of:=SQRT(POWER(ABS([.A752]-xpos);2)+POWER(ABS([.B752]-ypos);2))" office:value-type="float" office:value="0.640455590522871" calcext:value-type="float">
            <text:p>0.6404555905</text:p>
          </table:table-cell>
          <table:table-cell/>
          <table:table-cell table:formula="of:=[.J752]/[.D752]" office:value-type="float" office:value="0.00344448113599724" calcext:value-type="float">
            <text:p>0.0034444811</text:p>
          </table:table-cell>
          <table:table-cell table:number-columns-repeated="3"/>
          <table:table-cell table:formula="of:=[.C752]*flaeche" office:value-type="float" office:value="0.0022060372" calcext:value-type="float">
            <text:p>0.002206037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5.835937" calcext:value-type="float">
            <text:p>5.835937</text:p>
          </table:table-cell>
          <table:table-cell table:formula="of:=SQRT(POWER(ABS([.A753]-xpos);2)+POWER(ABS([.B753]-ypos);2))" office:value-type="float" office:value="0.660685644009312" calcext:value-type="float">
            <text:p>0.660685644</text:p>
          </table:table-cell>
          <table:table-cell/>
          <table:table-cell table:formula="of:=[.J753]/[.D753]" office:value-type="float" office:value="0.00353326097088178" calcext:value-type="float">
            <text:p>0.003533261</text:p>
          </table:table-cell>
          <table:table-cell table:number-columns-repeated="3"/>
          <table:table-cell table:formula="of:=[.C753]*flaeche" office:value-type="float" office:value="0.0023343748" calcext:value-type="float">
            <text:p>0.0023343748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120322" calcext:value-type="float">
            <text:p>6.120322</text:p>
          </table:table-cell>
          <table:table-cell table:formula="of:=SQRT(POWER(ABS([.A754]-xpos);2)+POWER(ABS([.B754]-ypos);2))" office:value-type="float" office:value="0.680926317523416" calcext:value-type="float">
            <text:p>0.6809263175</text:p>
          </table:table-cell>
          <table:table-cell/>
          <table:table-cell table:formula="of:=[.J754]/[.D754]" office:value-type="float" office:value="0.00359529179148787" calcext:value-type="float">
            <text:p>0.0035952918</text:p>
          </table:table-cell>
          <table:table-cell table:number-columns-repeated="3"/>
          <table:table-cell table:formula="of:=[.C754]*flaeche" office:value-type="float" office:value="0.0024481288" calcext:value-type="float">
            <text:p>0.0024481288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344345" calcext:value-type="float">
            <text:p>6.344345</text:p>
          </table:table-cell>
          <table:table-cell table:formula="of:=SQRT(POWER(ABS([.A755]-xpos);2)+POWER(ABS([.B755]-ypos);2))" office:value-type="float" office:value="0.701176691369586" calcext:value-type="float">
            <text:p>0.7011766914</text:p>
          </table:table-cell>
          <table:table-cell/>
          <table:table-cell table:formula="of:=[.J755]/[.D755]" office:value-type="float" office:value="0.00361925607516005" calcext:value-type="float">
            <text:p>0.0036192561</text:p>
          </table:table-cell>
          <table:table-cell table:number-columns-repeated="3"/>
          <table:table-cell table:formula="of:=[.C755]*flaeche" office:value-type="float" office:value="0.002537738" calcext:value-type="float">
            <text:p>0.002537738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491424" calcext:value-type="float">
            <text:p>6.491424</text:p>
          </table:table-cell>
          <table:table-cell table:formula="of:=SQRT(POWER(ABS([.A756]-xpos);2)+POWER(ABS([.B756]-ypos);2))" office:value-type="float" office:value="0.721436941613749" calcext:value-type="float">
            <text:p>0.7214369416</text:p>
          </table:table-cell>
          <table:table-cell/>
          <table:table-cell table:formula="of:=[.J756]/[.D756]" office:value-type="float" office:value="0.00359916362778964" calcext:value-type="float">
            <text:p>0.0035991636</text:p>
          </table:table-cell>
          <table:table-cell table:number-columns-repeated="3"/>
          <table:table-cell table:formula="of:=[.C756]*flaeche" office:value-type="float" office:value="0.0025965696" calcext:value-type="float">
            <text:p>0.0025965696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554358" calcext:value-type="float">
            <text:p>6.554358</text:p>
          </table:table-cell>
          <table:table-cell table:formula="of:=SQRT(POWER(ABS([.A757]-xpos);2)+POWER(ABS([.B757]-ypos);2))" office:value-type="float" office:value="0.741704354861828" calcext:value-type="float">
            <text:p>0.7417043549</text:p>
          </table:table-cell>
          <table:table-cell/>
          <table:table-cell table:formula="of:=[.J757]/[.D757]" office:value-type="float" office:value="0.00353475503118544" calcext:value-type="float">
            <text:p>0.003534755</text:p>
          </table:table-cell>
          <table:table-cell table:number-columns-repeated="3"/>
          <table:table-cell table:formula="of:=[.C757]*flaeche" office:value-type="float" office:value="0.0026217432" calcext:value-type="float">
            <text:p>0.002621743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535985" calcext:value-type="float">
            <text:p>6.535985</text:p>
          </table:table-cell>
          <table:table-cell table:formula="of:=SQRT(POWER(ABS([.A758]-xpos);2)+POWER(ABS([.B758]-ypos);2))" office:value-type="float" office:value="0.761979272844741" calcext:value-type="float">
            <text:p>0.7619792728</text:p>
          </table:table-cell>
          <table:table-cell/>
          <table:table-cell table:formula="of:=[.J758]/[.D758]" office:value-type="float" office:value="0.00343105658273293" calcext:value-type="float">
            <text:p>0.0034310566</text:p>
          </table:table-cell>
          <table:table-cell table:number-columns-repeated="3"/>
          <table:table-cell table:formula="of:=[.C758]*flaeche" office:value-type="float" office:value="0.002614394" calcext:value-type="float">
            <text:p>0.002614394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448513" calcext:value-type="float">
            <text:p>6.448513</text:p>
          </table:table-cell>
          <table:table-cell table:formula="of:=SQRT(POWER(ABS([.A759]-xpos);2)+POWER(ABS([.B759]-ypos);2))" office:value-type="float" office:value="0.782261112031654" calcext:value-type="float">
            <text:p>0.782261112</text:p>
          </table:table-cell>
          <table:table-cell/>
          <table:table-cell table:formula="of:=[.J759]/[.D759]" office:value-type="float" office:value="0.00329737112113484" calcext:value-type="float">
            <text:p>0.0032973711</text:p>
          </table:table-cell>
          <table:table-cell table:number-columns-repeated="3"/>
          <table:table-cell table:formula="of:=[.C759]*flaeche" office:value-type="float" office:value="0.0025794052" calcext:value-type="float">
            <text:p>0.002579405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311693" calcext:value-type="float">
            <text:p>6.311693</text:p>
          </table:table-cell>
          <table:table-cell table:formula="of:=SQRT(POWER(ABS([.A760]-xpos);2)+POWER(ABS([.B760]-ypos);2))" office:value-type="float" office:value="0.802549347689598" calcext:value-type="float">
            <text:p>0.8025493477</text:p>
          </table:table-cell>
          <table:table-cell/>
          <table:table-cell table:formula="of:=[.J760]/[.D760]" office:value-type="float" office:value="0.00314582175821102" calcext:value-type="float">
            <text:p>0.0031458218</text:p>
          </table:table-cell>
          <table:table-cell table:number-columns-repeated="3"/>
          <table:table-cell table:formula="of:=[.C760]*flaeche" office:value-type="float" office:value="0.0025246772" calcext:value-type="float">
            <text:p>0.002524677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150089" calcext:value-type="float">
            <text:p>6.150089</text:p>
          </table:table-cell>
          <table:table-cell table:formula="of:=SQRT(POWER(ABS([.A761]-xpos);2)+POWER(ABS([.B761]-ypos);2))" office:value-type="float" office:value="0.822843506679733" calcext:value-type="float">
            <text:p>0.8228435067</text:p>
          </table:table-cell>
          <table:table-cell/>
          <table:table-cell table:formula="of:=[.J761]/[.D761]" office:value-type="float" office:value="0.00298967614136803" calcext:value-type="float">
            <text:p>0.0029896761</text:p>
          </table:table-cell>
          <table:table-cell table:number-columns-repeated="3"/>
          <table:table-cell table:formula="of:=[.C761]*flaeche" office:value-type="float" office:value="0.0024600356" calcext:value-type="float">
            <text:p>0.0024600356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989828" calcext:value-type="float">
            <text:p>5.989828</text:p>
          </table:table-cell>
          <table:table-cell table:formula="of:=SQRT(POWER(ABS([.A762]-xpos);2)+POWER(ABS([.B762]-ypos);2))" office:value-type="float" office:value="0.843144156103806" calcext:value-type="float">
            <text:p>0.8431441561</text:p>
          </table:table-cell>
          <table:table-cell/>
          <table:table-cell table:formula="of:=[.J762]/[.D762]" office:value-type="float" office:value="0.00284166258243628" calcext:value-type="float">
            <text:p>0.0028416626</text:p>
          </table:table-cell>
          <table:table-cell table:number-columns-repeated="3"/>
          <table:table-cell table:formula="of:=[.C762]*flaeche" office:value-type="float" office:value="0.0023959312" calcext:value-type="float">
            <text:p>0.0023959312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855264" calcext:value-type="float">
            <text:p>5.855264</text:p>
          </table:table-cell>
          <table:table-cell table:formula="of:=SQRT(POWER(ABS([.A763]-xpos);2)+POWER(ABS([.B763]-ypos);2))" office:value-type="float" office:value="0.863448918959309" calcext:value-type="float">
            <text:p>0.863448919</text:p>
          </table:table-cell>
          <table:table-cell/>
          <table:table-cell table:formula="of:=[.J763]/[.D763]" office:value-type="float" office:value="0.0027125004717394" calcext:value-type="float">
            <text:p>0.0027125005</text:p>
          </table:table-cell>
          <table:table-cell table:number-columns-repeated="3"/>
          <table:table-cell table:formula="of:=[.C763]*flaeche" office:value-type="float" office:value="0.0023421056" calcext:value-type="float">
            <text:p>0.0023421056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766036" calcext:value-type="float">
            <text:p>5.766036</text:p>
          </table:table-cell>
          <table:table-cell table:formula="of:=SQRT(POWER(ABS([.A764]-xpos);2)+POWER(ABS([.B764]-ypos);2))" office:value-type="float" office:value="0.883758437730582" calcext:value-type="float">
            <text:p>0.8837584377</text:p>
          </table:table-cell>
          <table:table-cell/>
          <table:table-cell table:formula="of:=[.J764]/[.D764]" office:value-type="float" office:value="0.00260977921288387" calcext:value-type="float">
            <text:p>0.0026097792</text:p>
          </table:table-cell>
          <table:table-cell table:number-columns-repeated="3"/>
          <table:table-cell table:formula="of:=[.C764]*flaeche" office:value-type="float" office:value="0.0023064144" calcext:value-type="float">
            <text:p>0.0023064144</text:p>
          </table:table-cell>
          <table:table-cell table:number-columns-repeated="6"/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1" calcext:value-type="float">
            <text:p>1</text:p>
          </table:table-cell>
          <table:table-cell office:value-type="float" office:value="5.734834" calcext:value-type="float">
            <text:p>5.734834</text:p>
          </table:table-cell>
          <table:table-cell table:formula="of:=SQRT(POWER(ABS([.A765]-xpos);2)+POWER(ABS([.B765]-ypos);2))" office:value-type="float" office:value="0.904072391900118" calcext:value-type="float">
            <text:p>0.9040723919</text:p>
          </table:table-cell>
          <table:table-cell/>
          <table:table-cell table:formula="of:=[.J765]/[.D765]" office:value-type="float" office:value="0.00253733397961503" calcext:value-type="float">
            <text:p>0.002537334</text:p>
          </table:table-cell>
          <table:table-cell table:number-columns-repeated="3"/>
          <table:table-cell table:formula="of:=[.C765]*flaeche" office:value-type="float" office:value="0.0022939336" calcext:value-type="float">
            <text:p>0.002293933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766]-xpos);2)+POWER(ABS([.B766]-ypos);2))" office:value-type="float" office:value="0.223606797749979" calcext:value-type="float">
            <text:p>0.2236067977</text:p>
          </table:table-cell>
          <table:table-cell/>
          <table:table-cell table:formula="of:=[.J766]/[.D766]" office:value-type="float" office:value="0" calcext:value-type="float">
            <text:p>0</text:p>
          </table:table-cell>
          <table:table-cell table:number-columns-repeated="3"/>
          <table:table-cell table:formula="of:=[.C766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" calcext:value-type="float">
            <text:p>0</text:p>
          </table:table-cell>
          <table:table-cell office:value-type="float" office:value="5.650735" calcext:value-type="float">
            <text:p>5.650735</text:p>
          </table:table-cell>
          <table:table-cell table:formula="of:=SQRT(POWER(ABS([.A767]-xpos);2)+POWER(ABS([.B767]-ypos);2))" office:value-type="float" office:value="0.145814535914634" calcext:value-type="float">
            <text:p>0.1458145359</text:p>
          </table:table-cell>
          <table:table-cell/>
          <table:table-cell table:formula="of:=[.J767]/[.D767]" office:value-type="float" office:value="0.015501156903337" calcext:value-type="float">
            <text:p>0.0155011569</text:p>
          </table:table-cell>
          <table:table-cell table:number-columns-repeated="3"/>
          <table:table-cell table:formula="of:=[.C767]*flaeche" office:value-type="float" office:value="0.002260294" calcext:value-type="float">
            <text:p>0.002260294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67956" calcext:value-type="float">
            <text:p>5.67956</text:p>
          </table:table-cell>
          <table:table-cell table:formula="of:=SQRT(POWER(ABS([.A768]-xpos);2)+POWER(ABS([.B768]-ypos);2))" office:value-type="float" office:value="0.132652800000603" calcext:value-type="float">
            <text:p>0.1326528</text:p>
          </table:table-cell>
          <table:table-cell/>
          <table:table-cell table:formula="of:=[.J768]/[.D768]" office:value-type="float" office:value="0.0171260915713025" calcext:value-type="float">
            <text:p>0.0171260916</text:p>
          </table:table-cell>
          <table:table-cell table:number-columns-repeated="3"/>
          <table:table-cell table:formula="of:=[.C768]*flaeche" office:value-type="float" office:value="0.002271824" calcext:value-type="float">
            <text:p>0.002271824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761663" calcext:value-type="float">
            <text:p>5.761663</text:p>
          </table:table-cell>
          <table:table-cell table:formula="of:=SQRT(POWER(ABS([.A769]-xpos);2)+POWER(ABS([.B769]-ypos);2))" office:value-type="float" office:value="0.121509772199605" calcext:value-type="float">
            <text:p>0.1215097722</text:p>
          </table:table-cell>
          <table:table-cell/>
          <table:table-cell table:formula="of:=[.J769]/[.D769]" office:value-type="float" office:value="0.0189669123584077" calcext:value-type="float">
            <text:p>0.0189669124</text:p>
          </table:table-cell>
          <table:table-cell table:number-columns-repeated="3"/>
          <table:table-cell table:formula="of:=[.C769]*flaeche" office:value-type="float" office:value="0.0023046652" calcext:value-type="float">
            <text:p>0.0023046652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884374" calcext:value-type="float">
            <text:p>5.884374</text:p>
          </table:table-cell>
          <table:table-cell table:formula="of:=SQRT(POWER(ABS([.A770]-xpos);2)+POWER(ABS([.B770]-ypos);2))" office:value-type="float" office:value="0.112984322186753" calcext:value-type="float">
            <text:p>0.1129843222</text:p>
          </table:table-cell>
          <table:table-cell/>
          <table:table-cell table:formula="of:=[.J770]/[.D770]" office:value-type="float" office:value="0.0208325328191062" calcext:value-type="float">
            <text:p>0.0208325328</text:p>
          </table:table-cell>
          <table:table-cell table:number-columns-repeated="3"/>
          <table:table-cell table:formula="of:=[.C770]*flaeche" office:value-type="float" office:value="0.0023537496" calcext:value-type="float">
            <text:p>0.0023537496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028102" calcext:value-type="float">
            <text:p>6.028102</text:p>
          </table:table-cell>
          <table:table-cell table:formula="of:=SQRT(POWER(ABS([.A771]-xpos);2)+POWER(ABS([.B771]-ypos);2))" office:value-type="float" office:value="0.107699700895592" calcext:value-type="float">
            <text:p>0.1076997009</text:p>
          </table:table-cell>
          <table:table-cell/>
          <table:table-cell table:formula="of:=[.J771]/[.D771]" office:value-type="float" office:value="0.0223885561422083" calcext:value-type="float">
            <text:p>0.0223885561</text:p>
          </table:table-cell>
          <table:table-cell table:number-columns-repeated="3"/>
          <table:table-cell table:formula="of:=[.C771]*flaeche" office:value-type="float" office:value="0.0024112408" calcext:value-type="float">
            <text:p>0.0024112408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168638" calcext:value-type="float">
            <text:p>6.168638</text:p>
          </table:table-cell>
          <table:table-cell table:formula="of:=SQRT(POWER(ABS([.A772]-xpos);2)+POWER(ABS([.B772]-ypos);2))" office:value-type="float" office:value="0.106141625034668" calcext:value-type="float">
            <text:p>0.106141625</text:p>
          </table:table-cell>
          <table:table-cell/>
          <table:table-cell table:formula="of:=[.J772]/[.D772]" office:value-type="float" office:value="0.0232468195130241" calcext:value-type="float">
            <text:p>0.0232468195</text:p>
          </table:table-cell>
          <table:table-cell table:number-columns-repeated="3"/>
          <table:table-cell table:formula="of:=[.C772]*flaeche" office:value-type="float" office:value="0.0024674552" calcext:value-type="float">
            <text:p>0.0024674552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280227" calcext:value-type="float">
            <text:p>6.280227</text:p>
          </table:table-cell>
          <table:table-cell table:formula="of:=SQRT(POWER(ABS([.A773]-xpos);2)+POWER(ABS([.B773]-ypos);2))" office:value-type="float" office:value="0.108470440604803" calcext:value-type="float">
            <text:p>0.1084704406</text:p>
          </table:table-cell>
          <table:table-cell/>
          <table:table-cell table:formula="of:=[.J773]/[.D773]" office:value-type="float" office:value="0.0231592200233837" calcext:value-type="float">
            <text:p>0.02315922</text:p>
          </table:table-cell>
          <table:table-cell table:number-columns-repeated="3"/>
          <table:table-cell table:formula="of:=[.C773]*flaeche" office:value-type="float" office:value="0.0025120908" calcext:value-type="float">
            <text:p>0.0025120908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339091" calcext:value-type="float">
            <text:p>6.339091</text:p>
          </table:table-cell>
          <table:table-cell table:formula="of:=SQRT(POWER(ABS([.A774]-xpos);2)+POWER(ABS([.B774]-ypos);2))" office:value-type="float" office:value="0.114449121154337" calcext:value-type="float">
            <text:p>0.1144491212</text:p>
          </table:table-cell>
          <table:table-cell/>
          <table:table-cell table:formula="of:=[.J774]/[.D774]" office:value-type="float" office:value="0.0221551408558276" calcext:value-type="float">
            <text:p>0.0221551409</text:p>
          </table:table-cell>
          <table:table-cell table:number-columns-repeated="3"/>
          <table:table-cell table:formula="of:=[.C774]*flaeche" office:value-type="float" office:value="0.0025356364" calcext:value-type="float">
            <text:p>0.0025356364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32685" calcext:value-type="float">
            <text:p>6.32685</text:p>
          </table:table-cell>
          <table:table-cell table:formula="of:=SQRT(POWER(ABS([.A775]-xpos);2)+POWER(ABS([.B775]-ypos);2))" office:value-type="float" office:value="0.123548934066628" calcext:value-type="float">
            <text:p>0.1235489341</text:p>
          </table:table-cell>
          <table:table-cell/>
          <table:table-cell table:formula="of:=[.J775]/[.D775]" office:value-type="float" office:value="0.020483705659777" calcext:value-type="float">
            <text:p>0.0204837057</text:p>
          </table:table-cell>
          <table:table-cell table:number-columns-repeated="3"/>
          <table:table-cell table:formula="of:=[.C775]*flaeche" office:value-type="float" office:value="0.00253074" calcext:value-type="float">
            <text:p>0.00253074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233345" calcext:value-type="float">
            <text:p>6.233345</text:p>
          </table:table-cell>
          <table:table-cell table:formula="of:=SQRT(POWER(ABS([.A776]-xpos);2)+POWER(ABS([.B776]-ypos);2))" office:value-type="float" office:value="0.135140851754753" calcext:value-type="float">
            <text:p>0.1351408518</text:p>
          </table:table-cell>
          <table:table-cell/>
          <table:table-cell table:formula="of:=[.J776]/[.D776]" office:value-type="float" office:value="0.0184499207132777" calcext:value-type="float">
            <text:p>0.0184499207</text:p>
          </table:table-cell>
          <table:table-cell table:number-columns-repeated="3"/>
          <table:table-cell table:formula="of:=[.C776]*flaeche" office:value-type="float" office:value="0.002493338" calcext:value-type="float">
            <text:p>0.002493338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058411" calcext:value-type="float">
            <text:p>6.058411</text:p>
          </table:table-cell>
          <table:table-cell table:formula="of:=SQRT(POWER(ABS([.A777]-xpos);2)+POWER(ABS([.B777]-ypos);2))" office:value-type="float" office:value="0.148643673286151" calcext:value-type="float">
            <text:p>0.1486436733</text:p>
          </table:table-cell>
          <table:table-cell/>
          <table:table-cell table:formula="of:=[.J777]/[.D777]" office:value-type="float" office:value="0.016303178913877" calcext:value-type="float">
            <text:p>0.0163031789</text:p>
          </table:table-cell>
          <table:table-cell table:number-columns-repeated="3"/>
          <table:table-cell table:formula="of:=[.C777]*flaeche" office:value-type="float" office:value="0.0024233644" calcext:value-type="float">
            <text:p>0.0024233644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5.812325" calcext:value-type="float">
            <text:p>5.812325</text:p>
          </table:table-cell>
          <table:table-cell table:formula="of:=SQRT(POWER(ABS([.A778]-xpos);2)+POWER(ABS([.B778]-ypos);2))" office:value-type="float" office:value="0.163583736917824" calcext:value-type="float">
            <text:p>0.1635837369</text:p>
          </table:table-cell>
          <table:table-cell/>
          <table:table-cell table:formula="of:=[.J778]/[.D778]" office:value-type="float" office:value="0.014212476397748" calcext:value-type="float">
            <text:p>0.0142124764</text:p>
          </table:table-cell>
          <table:table-cell table:number-columns-repeated="3"/>
          <table:table-cell table:formula="of:=[.C778]*flaeche" office:value-type="float" office:value="0.00232493" calcext:value-type="float">
            <text:p>0.00232493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5.514809" calcext:value-type="float">
            <text:p>5.514809</text:p>
          </table:table-cell>
          <table:table-cell table:formula="of:=SQRT(POWER(ABS([.A779]-xpos);2)+POWER(ABS([.B779]-ypos);2))" office:value-type="float" office:value="0.179603199548338" calcext:value-type="float">
            <text:p>0.1796031995</text:p>
          </table:table-cell>
          <table:table-cell/>
          <table:table-cell table:formula="of:=[.J779]/[.D779]" office:value-type="float" office:value="0.0122822065839997" calcext:value-type="float">
            <text:p>0.0122822066</text:p>
          </table:table-cell>
          <table:table-cell table:number-columns-repeated="3"/>
          <table:table-cell table:formula="of:=[.C779]*flaeche" office:value-type="float" office:value="0.0022059236" calcext:value-type="float">
            <text:p>0.0022059236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5.192577" calcext:value-type="float">
            <text:p>5.192577</text:p>
          </table:table-cell>
          <table:table-cell table:formula="of:=SQRT(POWER(ABS([.A780]-xpos);2)+POWER(ABS([.B780]-ypos);2))" office:value-type="float" office:value="0.196438164621847" calcext:value-type="float">
            <text:p>0.1964381646</text:p>
          </table:table-cell>
          <table:table-cell/>
          <table:table-cell table:formula="of:=[.J780]/[.D780]" office:value-type="float" office:value="0.0105734585944558" calcext:value-type="float">
            <text:p>0.0105734586</text:p>
          </table:table-cell>
          <table:table-cell table:number-columns-repeated="3"/>
          <table:table-cell table:formula="of:=[.C780]*flaeche" office:value-type="float" office:value="0.0020770308" calcext:value-type="float">
            <text:p>0.0020770308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875668" calcext:value-type="float">
            <text:p>4.875668</text:p>
          </table:table-cell>
          <table:table-cell table:formula="of:=SQRT(POWER(ABS([.A781]-xpos);2)+POWER(ABS([.B781]-ypos);2))" office:value-type="float" office:value="0.21389616331295" calcext:value-type="float">
            <text:p>0.2138961633</text:p>
          </table:table-cell>
          <table:table-cell/>
          <table:table-cell table:formula="of:=[.J781]/[.D781]" office:value-type="float" office:value="0.00911782226381771" calcext:value-type="float">
            <text:p>0.0091178223</text:p>
          </table:table-cell>
          <table:table-cell table:number-columns-repeated="3"/>
          <table:table-cell table:formula="of:=[.C781]*flaeche" office:value-type="float" office:value="0.0019502672" calcext:value-type="float">
            <text:p>0.001950267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306122" calcext:value-type="float">
            <text:p>0.306122</text:p>
          </table:table-cell>
          <table:table-cell office:value-type="float" office:value="4.593065" calcext:value-type="float">
            <text:p>4.593065</text:p>
          </table:table-cell>
          <table:table-cell table:formula="of:=SQRT(POWER(ABS([.A782]-xpos);2)+POWER(ABS([.B782]-ypos);2))" office:value-type="float" office:value="0.23183648929364" calcext:value-type="float">
            <text:p>0.2318364893</text:p>
          </table:table-cell>
          <table:table-cell/>
          <table:table-cell table:formula="of:=[.J782]/[.D782]" office:value-type="float" office:value="0.00792466278970004" calcext:value-type="float">
            <text:p>0.0079246628</text:p>
          </table:table-cell>
          <table:table-cell table:number-columns-repeated="3"/>
          <table:table-cell table:formula="of:=[.C782]*flaeche" office:value-type="float" office:value="0.001837226" calcext:value-type="float">
            <text:p>0.001837226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368362" calcext:value-type="float">
            <text:p>4.368362</text:p>
          </table:table-cell>
          <table:table-cell table:formula="of:=SQRT(POWER(ABS([.A783]-xpos);2)+POWER(ABS([.B783]-ypos);2))" office:value-type="float" office:value="0.2501562968326" calcext:value-type="float">
            <text:p>0.2501562968</text:p>
          </table:table-cell>
          <table:table-cell/>
          <table:table-cell table:formula="of:=[.J783]/[.D783]" office:value-type="float" office:value="0.00698501225883308" calcext:value-type="float">
            <text:p>0.0069850123</text:p>
          </table:table-cell>
          <table:table-cell table:number-columns-repeated="3"/>
          <table:table-cell table:formula="of:=[.C783]*flaeche" office:value-type="float" office:value="0.0017473448" calcext:value-type="float">
            <text:p>0.0017473448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216322" calcext:value-type="float">
            <text:p>4.216322</text:p>
          </table:table-cell>
          <table:table-cell table:formula="of:=SQRT(POWER(ABS([.A784]-xpos);2)+POWER(ABS([.B784]-ypos);2))" office:value-type="float" office:value="0.268776391457658" calcext:value-type="float">
            <text:p>0.2687763915</text:p>
          </table:table-cell>
          <table:table-cell/>
          <table:table-cell table:formula="of:=[.J784]/[.D784]" office:value-type="float" office:value="0.00627483980588262" calcext:value-type="float">
            <text:p>0.0062748398</text:p>
          </table:table-cell>
          <table:table-cell table:number-columns-repeated="3"/>
          <table:table-cell table:formula="of:=[.C784]*flaeche" office:value-type="float" office:value="0.0016865288" calcext:value-type="float">
            <text:p>0.0016865288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4.141" calcext:value-type="float">
            <text:p>4.141</text:p>
          </table:table-cell>
          <table:table-cell table:formula="of:=SQRT(POWER(ABS([.A785]-xpos);2)+POWER(ABS([.B785]-ypos);2))" office:value-type="float" office:value="0.287639178995143" calcext:value-type="float">
            <text:p>0.287639179</text:p>
          </table:table-cell>
          <table:table-cell/>
          <table:table-cell table:formula="of:=[.J785]/[.D785]" office:value-type="float" office:value="0.0057586035594545" calcext:value-type="float">
            <text:p>0.0057586036</text:p>
          </table:table-cell>
          <table:table-cell table:number-columns-repeated="3"/>
          <table:table-cell table:formula="of:=[.C785]*flaeche" office:value-type="float" office:value="0.0016564" calcext:value-type="float">
            <text:p>0.0016564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4.135703" calcext:value-type="float">
            <text:p>4.135703</text:p>
          </table:table-cell>
          <table:table-cell table:formula="of:=SQRT(POWER(ABS([.A786]-xpos);2)+POWER(ABS([.B786]-ypos);2))" office:value-type="float" office:value="0.306699884103336" calcext:value-type="float">
            <text:p>0.3066998841</text:p>
          </table:table-cell>
          <table:table-cell/>
          <table:table-cell table:formula="of:=[.J786]/[.D786]" office:value-type="float" office:value="0.00539381097204009" calcext:value-type="float">
            <text:p>0.005393811</text:p>
          </table:table-cell>
          <table:table-cell table:number-columns-repeated="3"/>
          <table:table-cell table:formula="of:=[.C786]*flaeche" office:value-type="float" office:value="0.0016542812" calcext:value-type="float">
            <text:p>0.0016542812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4.184658" calcext:value-type="float">
            <text:p>4.184658</text:p>
          </table:table-cell>
          <table:table-cell table:formula="of:=SQRT(POWER(ABS([.A787]-xpos);2)+POWER(ABS([.B787]-ypos);2))" office:value-type="float" office:value="0.325923784730418" calcext:value-type="float">
            <text:p>0.3259237847</text:p>
          </table:table-cell>
          <table:table-cell/>
          <table:table-cell table:formula="of:=[.J787]/[.D787]" office:value-type="float" office:value="0.00513575037607183" calcext:value-type="float">
            <text:p>0.0051357504</text:p>
          </table:table-cell>
          <table:table-cell table:number-columns-repeated="3"/>
          <table:table-cell table:formula="of:=[.C787]*flaeche" office:value-type="float" office:value="0.0016738632" calcext:value-type="float">
            <text:p>0.0016738632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4.26596" calcext:value-type="float">
            <text:p>4.26596</text:p>
          </table:table-cell>
          <table:table-cell table:formula="of:=SQRT(POWER(ABS([.A788]-xpos);2)+POWER(ABS([.B788]-ypos);2))" office:value-type="float" office:value="0.345283623887667" calcext:value-type="float">
            <text:p>0.3452836239</text:p>
          </table:table-cell>
          <table:table-cell/>
          <table:table-cell table:formula="of:=[.J788]/[.D788]" office:value-type="float" office:value="0.00494197778854159" calcext:value-type="float">
            <text:p>0.0049419778</text:p>
          </table:table-cell>
          <table:table-cell table:number-columns-repeated="3"/>
          <table:table-cell table:formula="of:=[.C788]*flaeche" office:value-type="float" office:value="0.001706384" calcext:value-type="float">
            <text:p>0.001706384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4.35527" calcext:value-type="float">
            <text:p>4.35527</text:p>
          </table:table-cell>
          <table:table-cell table:formula="of:=SQRT(POWER(ABS([.A789]-xpos);2)+POWER(ABS([.B789]-ypos);2))" office:value-type="float" office:value="0.364758713787621" calcext:value-type="float">
            <text:p>0.3647587138</text:p>
          </table:table-cell>
          <table:table-cell/>
          <table:table-cell table:formula="of:=[.J789]/[.D789]" office:value-type="float" office:value="0.00477605588063986" calcext:value-type="float">
            <text:p>0.0047760559</text:p>
          </table:table-cell>
          <table:table-cell table:number-columns-repeated="3"/>
          <table:table-cell table:formula="of:=[.C789]*flaeche" office:value-type="float" office:value="0.001742108" calcext:value-type="float">
            <text:p>0.001742108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4.429771" calcext:value-type="float">
            <text:p>4.429771</text:p>
          </table:table-cell>
          <table:table-cell table:formula="of:=SQRT(POWER(ABS([.A790]-xpos);2)+POWER(ABS([.B790]-ypos);2))" office:value-type="float" office:value="0.384329771716946" calcext:value-type="float">
            <text:p>0.3843297717</text:p>
          </table:table-cell>
          <table:table-cell/>
          <table:table-cell table:formula="of:=[.J790]/[.D790]" office:value-type="float" office:value="0.00461038548245746" calcext:value-type="float">
            <text:p>0.0046103855</text:p>
          </table:table-cell>
          <table:table-cell table:number-columns-repeated="3"/>
          <table:table-cell table:formula="of:=[.C790]*flaeche" office:value-type="float" office:value="0.0017719084" calcext:value-type="float">
            <text:p>0.0017719084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4.471823" calcext:value-type="float">
            <text:p>4.471823</text:p>
          </table:table-cell>
          <table:table-cell table:formula="of:=SQRT(POWER(ABS([.A791]-xpos);2)+POWER(ABS([.B791]-ypos);2))" office:value-type="float" office:value="0.403983663654856" calcext:value-type="float">
            <text:p>0.4039836637</text:p>
          </table:table-cell>
          <table:table-cell/>
          <table:table-cell table:formula="of:=[.J791]/[.D791]" office:value-type="float" office:value="0.0044277265665084" calcext:value-type="float">
            <text:p>0.0044277266</text:p>
          </table:table-cell>
          <table:table-cell table:number-columns-repeated="3"/>
          <table:table-cell table:formula="of:=[.C791]*flaeche" office:value-type="float" office:value="0.0017887292" calcext:value-type="float">
            <text:p>0.0017887292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4.471823" calcext:value-type="float">
            <text:p>4.471823</text:p>
          </table:table-cell>
          <table:table-cell table:formula="of:=SQRT(POWER(ABS([.A792]-xpos);2)+POWER(ABS([.B792]-ypos);2))" office:value-type="float" office:value="0.423708862899987" calcext:value-type="float">
            <text:p>0.4237088629</text:p>
          </table:table-cell>
          <table:table-cell/>
          <table:table-cell table:formula="of:=[.J792]/[.D792]" office:value-type="float" office:value="0.00422159967992507" calcext:value-type="float">
            <text:p>0.0042215997</text:p>
          </table:table-cell>
          <table:table-cell table:number-columns-repeated="3"/>
          <table:table-cell table:formula="of:=[.C792]*flaeche" office:value-type="float" office:value="0.0017887292" calcext:value-type="float">
            <text:p>0.0017887292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4.429771" calcext:value-type="float">
            <text:p>4.429771</text:p>
          </table:table-cell>
          <table:table-cell table:formula="of:=SQRT(POWER(ABS([.A793]-xpos);2)+POWER(ABS([.B793]-ypos);2))" office:value-type="float" office:value="0.443495855029108" calcext:value-type="float">
            <text:p>0.443495855</text:p>
          </table:table-cell>
          <table:table-cell/>
          <table:table-cell table:formula="of:=[.J793]/[.D793]" office:value-type="float" office:value="0.00399532121869257" calcext:value-type="float">
            <text:p>0.0039953212</text:p>
          </table:table-cell>
          <table:table-cell table:number-columns-repeated="3"/>
          <table:table-cell table:formula="of:=[.C793]*flaeche" office:value-type="float" office:value="0.0017719084" calcext:value-type="float">
            <text:p>0.0017719084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4.35527" calcext:value-type="float">
            <text:p>4.35527</text:p>
          </table:table-cell>
          <table:table-cell table:formula="of:=SQRT(POWER(ABS([.A794]-xpos);2)+POWER(ABS([.B794]-ypos);2))" office:value-type="float" office:value="0.463336723435559" calcext:value-type="float">
            <text:p>0.4633367234</text:p>
          </table:table-cell>
          <table:table-cell/>
          <table:table-cell table:formula="of:=[.J794]/[.D794]" office:value-type="float" office:value="0.00375991781329695" calcext:value-type="float">
            <text:p>0.0037599178</text:p>
          </table:table-cell>
          <table:table-cell table:number-columns-repeated="3"/>
          <table:table-cell table:formula="of:=[.C794]*flaeche" office:value-type="float" office:value="0.001742108" calcext:value-type="float">
            <text:p>0.001742108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4.26596" calcext:value-type="float">
            <text:p>4.26596</text:p>
          </table:table-cell>
          <table:table-cell table:formula="of:=SQRT(POWER(ABS([.A795]-xpos);2)+POWER(ABS([.B795]-ypos);2))" office:value-type="float" office:value="0.483225807387188" calcext:value-type="float">
            <text:p>0.4832258074</text:p>
          </table:table-cell>
          <table:table-cell/>
          <table:table-cell table:formula="of:=[.J795]/[.D795]" office:value-type="float" office:value="0.00353123524015916" calcext:value-type="float">
            <text:p>0.0035312352</text:p>
          </table:table-cell>
          <table:table-cell table:number-columns-repeated="3"/>
          <table:table-cell table:formula="of:=[.C795]*flaeche" office:value-type="float" office:value="0.001706384" calcext:value-type="float">
            <text:p>0.001706384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4.184658" calcext:value-type="float">
            <text:p>4.184658</text:p>
          </table:table-cell>
          <table:table-cell table:formula="of:=SQRT(POWER(ABS([.A796]-xpos);2)+POWER(ABS([.B796]-ypos);2))" office:value-type="float" office:value="0.503155555919837" calcext:value-type="float">
            <text:p>0.5031555559</text:p>
          </table:table-cell>
          <table:table-cell/>
          <table:table-cell table:formula="of:=[.J796]/[.D796]" office:value-type="float" office:value="0.00332673102841913" calcext:value-type="float">
            <text:p>0.003326731</text:p>
          </table:table-cell>
          <table:table-cell table:number-columns-repeated="3"/>
          <table:table-cell table:formula="of:=[.C796]*flaeche" office:value-type="float" office:value="0.0016738632" calcext:value-type="float">
            <text:p>0.0016738632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4.135703" calcext:value-type="float">
            <text:p>4.135703</text:p>
          </table:table-cell>
          <table:table-cell table:formula="of:=SQRT(POWER(ABS([.A797]-xpos);2)+POWER(ABS([.B797]-ypos);2))" office:value-type="float" office:value="0.52312218353746" calcext:value-type="float">
            <text:p>0.5231221835</text:p>
          </table:table-cell>
          <table:table-cell/>
          <table:table-cell table:formula="of:=[.J797]/[.D797]" office:value-type="float" office:value="0.00316232278435109" calcext:value-type="float">
            <text:p>0.0031623228</text:p>
          </table:table-cell>
          <table:table-cell table:number-columns-repeated="3"/>
          <table:table-cell table:formula="of:=[.C797]*flaeche" office:value-type="float" office:value="0.0016542812" calcext:value-type="float">
            <text:p>0.0016542812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4.141" calcext:value-type="float">
            <text:p>4.141</text:p>
          </table:table-cell>
          <table:table-cell table:formula="of:=SQRT(POWER(ABS([.A798]-xpos);2)+POWER(ABS([.B798]-ypos);2))" office:value-type="float" office:value="0.543121622928972" calcext:value-type="float">
            <text:p>0.5431216229</text:p>
          </table:table-cell>
          <table:table-cell/>
          <table:table-cell table:formula="of:=[.J798]/[.D798]" office:value-type="float" office:value="0.00304977730598773" calcext:value-type="float">
            <text:p>0.0030497773</text:p>
          </table:table-cell>
          <table:table-cell table:number-columns-repeated="3"/>
          <table:table-cell table:formula="of:=[.C798]*flaeche" office:value-type="float" office:value="0.0016564" calcext:value-type="float">
            <text:p>0.0016564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216322" calcext:value-type="float">
            <text:p>4.216322</text:p>
          </table:table-cell>
          <table:table-cell table:formula="of:=SQRT(POWER(ABS([.A799]-xpos);2)+POWER(ABS([.B799]-ypos);2))" office:value-type="float" office:value="0.5631503783227" calcext:value-type="float">
            <text:p>0.5631503783</text:p>
          </table:table-cell>
          <table:table-cell/>
          <table:table-cell table:formula="of:=[.J799]/[.D799]" office:value-type="float" office:value="0.00299481073780541" calcext:value-type="float">
            <text:p>0.0029948107</text:p>
          </table:table-cell>
          <table:table-cell table:number-columns-repeated="3"/>
          <table:table-cell table:formula="of:=[.C799]*flaeche" office:value-type="float" office:value="0.0016865288" calcext:value-type="float">
            <text:p>0.0016865288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368362" calcext:value-type="float">
            <text:p>4.368362</text:p>
          </table:table-cell>
          <table:table-cell table:formula="of:=SQRT(POWER(ABS([.A800]-xpos);2)+POWER(ABS([.B800]-ypos);2))" office:value-type="float" office:value="0.583205429368589" calcext:value-type="float">
            <text:p>0.5832054294</text:p>
          </table:table-cell>
          <table:table-cell/>
          <table:table-cell table:formula="of:=[.J800]/[.D800]" office:value-type="float" office:value="0.00299610516639355" calcext:value-type="float">
            <text:p>0.0029961052</text:p>
          </table:table-cell>
          <table:table-cell table:number-columns-repeated="3"/>
          <table:table-cell table:formula="of:=[.C800]*flaeche" office:value-type="float" office:value="0.0017473448" calcext:value-type="float">
            <text:p>0.0017473448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593065" calcext:value-type="float">
            <text:p>4.593065</text:p>
          </table:table-cell>
          <table:table-cell table:formula="of:=SQRT(POWER(ABS([.A801]-xpos);2)+POWER(ABS([.B801]-ypos);2))" office:value-type="float" office:value="0.603285138030103" calcext:value-type="float">
            <text:p>0.603285138</text:p>
          </table:table-cell>
          <table:table-cell/>
          <table:table-cell table:formula="of:=[.J801]/[.D801]" office:value-type="float" office:value="0.00304536923617755" calcext:value-type="float">
            <text:p>0.0030453692</text:p>
          </table:table-cell>
          <table:table-cell table:number-columns-repeated="3"/>
          <table:table-cell table:formula="of:=[.C801]*flaeche" office:value-type="float" office:value="0.001837226" calcext:value-type="float">
            <text:p>0.001837226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875668" calcext:value-type="float">
            <text:p>4.875668</text:p>
          </table:table-cell>
          <table:table-cell table:formula="of:=SQRT(POWER(ABS([.A802]-xpos);2)+POWER(ABS([.B802]-ypos);2))" office:value-type="float" office:value="0.623385249007385" calcext:value-type="float">
            <text:p>0.623385249</text:p>
          </table:table-cell>
          <table:table-cell/>
          <table:table-cell table:formula="of:=[.J802]/[.D802]" office:value-type="float" office:value="0.00312851034429417" calcext:value-type="float">
            <text:p>0.0031285103</text:p>
          </table:table-cell>
          <table:table-cell table:number-columns-repeated="3"/>
          <table:table-cell table:formula="of:=[.C802]*flaeche" office:value-type="float" office:value="0.0019502672" calcext:value-type="float">
            <text:p>0.0019502672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5.192577" calcext:value-type="float">
            <text:p>5.192577</text:p>
          </table:table-cell>
          <table:table-cell table:formula="of:=SQRT(POWER(ABS([.A803]-xpos);2)+POWER(ABS([.B803]-ypos);2))" office:value-type="float" office:value="0.643504741645312" calcext:value-type="float">
            <text:p>0.6435047416</text:p>
          </table:table-cell>
          <table:table-cell/>
          <table:table-cell table:formula="of:=[.J803]/[.D803]" office:value-type="float" office:value="0.00322768530763184" calcext:value-type="float">
            <text:p>0.0032276853</text:p>
          </table:table-cell>
          <table:table-cell table:number-columns-repeated="3"/>
          <table:table-cell table:formula="of:=[.C803]*flaeche" office:value-type="float" office:value="0.0020770308" calcext:value-type="float">
            <text:p>0.0020770308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5.514809" calcext:value-type="float">
            <text:p>5.514809</text:p>
          </table:table-cell>
          <table:table-cell table:formula="of:=SQRT(POWER(ABS([.A804]-xpos);2)+POWER(ABS([.B804]-ypos);2))" office:value-type="float" office:value="0.663641853176847" calcext:value-type="float">
            <text:p>0.6636418532</text:p>
          </table:table-cell>
          <table:table-cell/>
          <table:table-cell table:formula="of:=[.J804]/[.D804]" office:value-type="float" office:value="0.00332396697019675" calcext:value-type="float">
            <text:p>0.003323967</text:p>
          </table:table-cell>
          <table:table-cell table:number-columns-repeated="3"/>
          <table:table-cell table:formula="of:=[.C804]*flaeche" office:value-type="float" office:value="0.0022059236" calcext:value-type="float">
            <text:p>0.0022059236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5.812325" calcext:value-type="float">
            <text:p>5.812325</text:p>
          </table:table-cell>
          <table:table-cell table:formula="of:=SQRT(POWER(ABS([.A805]-xpos);2)+POWER(ABS([.B805]-ypos);2))" office:value-type="float" office:value="0.683795027024912" calcext:value-type="float">
            <text:p>0.683795027</text:p>
          </table:table-cell>
          <table:table-cell/>
          <table:table-cell table:formula="of:=[.J805]/[.D805]" office:value-type="float" office:value="0.00340003935114213" calcext:value-type="float">
            <text:p>0.0034000394</text:p>
          </table:table-cell>
          <table:table-cell table:number-columns-repeated="3"/>
          <table:table-cell table:formula="of:=[.C805]*flaeche" office:value-type="float" office:value="0.00232493" calcext:value-type="float">
            <text:p>0.00232493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058411" calcext:value-type="float">
            <text:p>6.058411</text:p>
          </table:table-cell>
          <table:table-cell table:formula="of:=SQRT(POWER(ABS([.A806]-xpos);2)+POWER(ABS([.B806]-ypos);2))" office:value-type="float" office:value="0.703962883686349" calcext:value-type="float">
            <text:p>0.7039628837</text:p>
          </table:table-cell>
          <table:table-cell/>
          <table:table-cell table:formula="of:=[.J806]/[.D806]" office:value-type="float" office:value="0.0034424604707991" calcext:value-type="float">
            <text:p>0.0034424605</text:p>
          </table:table-cell>
          <table:table-cell table:number-columns-repeated="3"/>
          <table:table-cell table:formula="of:=[.C806]*flaeche" office:value-type="float" office:value="0.0024233644" calcext:value-type="float">
            <text:p>0.0024233644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233345" calcext:value-type="float">
            <text:p>6.233345</text:p>
          </table:table-cell>
          <table:table-cell table:formula="of:=SQRT(POWER(ABS([.A807]-xpos);2)+POWER(ABS([.B807]-ypos);2))" office:value-type="float" office:value="0.724145185589879" calcext:value-type="float">
            <text:p>0.7241451856</text:p>
          </table:table-cell>
          <table:table-cell/>
          <table:table-cell table:formula="of:=[.J807]/[.D807]" office:value-type="float" office:value="0.00344314655350358" calcext:value-type="float">
            <text:p>0.0034431466</text:p>
          </table:table-cell>
          <table:table-cell table:number-columns-repeated="3"/>
          <table:table-cell table:formula="of:=[.C807]*flaeche" office:value-type="float" office:value="0.002493338" calcext:value-type="float">
            <text:p>0.002493338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32685" calcext:value-type="float">
            <text:p>6.32685</text:p>
          </table:table-cell>
          <table:table-cell table:formula="of:=SQRT(POWER(ABS([.A808]-xpos);2)+POWER(ABS([.B808]-ypos);2))" office:value-type="float" office:value="0.744338860404991" calcext:value-type="float">
            <text:p>0.7443388604</text:p>
          </table:table-cell>
          <table:table-cell/>
          <table:table-cell table:formula="of:=[.J808]/[.D808]" office:value-type="float" office:value="0.00339998370986977" calcext:value-type="float">
            <text:p>0.0033999837</text:p>
          </table:table-cell>
          <table:table-cell table:number-columns-repeated="3"/>
          <table:table-cell table:formula="of:=[.C808]*flaeche" office:value-type="float" office:value="0.00253074" calcext:value-type="float">
            <text:p>0.00253074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339091" calcext:value-type="float">
            <text:p>6.339091</text:p>
          </table:table-cell>
          <table:table-cell table:formula="of:=SQRT(POWER(ABS([.A809]-xpos);2)+POWER(ABS([.B809]-ypos);2))" office:value-type="float" office:value="0.764543917203584" calcext:value-type="float">
            <text:p>0.7645439172</text:p>
          </table:table-cell>
          <table:table-cell/>
          <table:table-cell table:formula="of:=[.J809]/[.D809]" office:value-type="float" office:value="0.00331653465934882" calcext:value-type="float">
            <text:p>0.0033165347</text:p>
          </table:table-cell>
          <table:table-cell table:number-columns-repeated="3"/>
          <table:table-cell table:formula="of:=[.C809]*flaeche" office:value-type="float" office:value="0.0025356364" calcext:value-type="float">
            <text:p>0.0025356364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280227" calcext:value-type="float">
            <text:p>6.280227</text:p>
          </table:table-cell>
          <table:table-cell table:formula="of:=SQRT(POWER(ABS([.A810]-xpos);2)+POWER(ABS([.B810]-ypos);2))" office:value-type="float" office:value="0.784759476836693" calcext:value-type="float">
            <text:p>0.7847594768</text:p>
          </table:table-cell>
          <table:table-cell/>
          <table:table-cell table:formula="of:=[.J810]/[.D810]" office:value-type="float" office:value="0.0032010964813398" calcext:value-type="float">
            <text:p>0.0032010965</text:p>
          </table:table-cell>
          <table:table-cell table:number-columns-repeated="3"/>
          <table:table-cell table:formula="of:=[.C810]*flaeche" office:value-type="float" office:value="0.0025120908" calcext:value-type="float">
            <text:p>0.0025120908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168638" calcext:value-type="float">
            <text:p>6.168638</text:p>
          </table:table-cell>
          <table:table-cell table:formula="of:=SQRT(POWER(ABS([.A811]-xpos);2)+POWER(ABS([.B811]-ypos);2))" office:value-type="float" office:value="0.804984748032533" calcext:value-type="float">
            <text:p>0.804984748</text:p>
          </table:table-cell>
          <table:table-cell/>
          <table:table-cell table:formula="of:=[.J811]/[.D811]" office:value-type="float" office:value="0.0030652198144508" calcext:value-type="float">
            <text:p>0.0030652198</text:p>
          </table:table-cell>
          <table:table-cell table:number-columns-repeated="3"/>
          <table:table-cell table:formula="of:=[.C811]*flaeche" office:value-type="float" office:value="0.0024674552" calcext:value-type="float">
            <text:p>0.0024674552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028102" calcext:value-type="float">
            <text:p>6.028102</text:p>
          </table:table-cell>
          <table:table-cell table:formula="of:=SQRT(POWER(ABS([.A812]-xpos);2)+POWER(ABS([.B812]-ypos);2))" office:value-type="float" office:value="0.825219016730104" calcext:value-type="float">
            <text:p>0.8252190167</text:p>
          </table:table-cell>
          <table:table-cell/>
          <table:table-cell table:formula="of:=[.J812]/[.D812]" office:value-type="float" office:value="0.00292194041959241" calcext:value-type="float">
            <text:p>0.0029219404</text:p>
          </table:table-cell>
          <table:table-cell table:number-columns-repeated="3"/>
          <table:table-cell table:formula="of:=[.C812]*flaeche" office:value-type="float" office:value="0.0024112408" calcext:value-type="float">
            <text:p>0.0024112408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884374" calcext:value-type="float">
            <text:p>5.884374</text:p>
          </table:table-cell>
          <table:table-cell table:formula="of:=SQRT(POWER(ABS([.A813]-xpos);2)+POWER(ABS([.B813]-ypos);2))" office:value-type="float" office:value="0.845462629014435" calcext:value-type="float">
            <text:p>0.845462629</text:p>
          </table:table-cell>
          <table:table-cell/>
          <table:table-cell table:formula="of:=[.J813]/[.D813]" office:value-type="float" office:value="0.00278397828505299" calcext:value-type="float">
            <text:p>0.0027839783</text:p>
          </table:table-cell>
          <table:table-cell table:number-columns-repeated="3"/>
          <table:table-cell table:formula="of:=[.C813]*flaeche" office:value-type="float" office:value="0.0023537496" calcext:value-type="float">
            <text:p>0.0023537496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761663" calcext:value-type="float">
            <text:p>5.761663</text:p>
          </table:table-cell>
          <table:table-cell table:formula="of:=SQRT(POWER(ABS([.A814]-xpos);2)+POWER(ABS([.B814]-ypos);2))" office:value-type="float" office:value="0.865713015230798" calcext:value-type="float">
            <text:p>0.8657130152</text:p>
          </table:table-cell>
          <table:table-cell/>
          <table:table-cell table:formula="of:=[.J814]/[.D814]" office:value-type="float" office:value="0.00266215842831655" calcext:value-type="float">
            <text:p>0.0026621584</text:p>
          </table:table-cell>
          <table:table-cell table:number-columns-repeated="3"/>
          <table:table-cell table:formula="of:=[.C814]*flaeche" office:value-type="float" office:value="0.0023046652" calcext:value-type="float">
            <text:p>0.0023046652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67956" calcext:value-type="float">
            <text:p>5.67956</text:p>
          </table:table-cell>
          <table:table-cell table:formula="of:=SQRT(POWER(ABS([.A815]-xpos);2)+POWER(ABS([.B815]-ypos);2))" office:value-type="float" office:value="0.885970634585594" calcext:value-type="float">
            <text:p>0.8859706346</text:p>
          </table:table-cell>
          <table:table-cell/>
          <table:table-cell table:formula="of:=[.J815]/[.D815]" office:value-type="float" office:value="0.00256422042821163" calcext:value-type="float">
            <text:p>0.0025642204</text:p>
          </table:table-cell>
          <table:table-cell table:number-columns-repeated="3"/>
          <table:table-cell table:formula="of:=[.C815]*flaeche" office:value-type="float" office:value="0.002271824" calcext:value-type="float">
            <text:p>0.002271824</text:p>
          </table:table-cell>
          <table:table-cell table:number-columns-repeated="6"/>
        </table:table-row>
        <table:table-row table:style-name="ro1">
          <table:table-cell office:value-type="float" office:value="0.306122" calcext:value-type="float">
            <text:p>0.306122</text:p>
          </table:table-cell>
          <table:table-cell office:value-type="float" office:value="1" calcext:value-type="float">
            <text:p>1</text:p>
          </table:table-cell>
          <table:table-cell office:value-type="float" office:value="5.650735" calcext:value-type="float">
            <text:p>5.650735</text:p>
          </table:table-cell>
          <table:table-cell table:formula="of:=SQRT(POWER(ABS([.A816]-xpos);2)+POWER(ABS([.B816]-ypos);2))" office:value-type="float" office:value="0.906235002018792" calcext:value-type="float">
            <text:p>0.906235002</text:p>
          </table:table-cell>
          <table:table-cell/>
          <table:table-cell table:formula="of:=[.J816]/[.D816]" office:value-type="float" office:value="0.00249415879431363" calcext:value-type="float">
            <text:p>0.0024941588</text:p>
          </table:table-cell>
          <table:table-cell table:number-columns-repeated="3"/>
          <table:table-cell table:formula="of:=[.C816]*flaeche" office:value-type="float" office:value="0.002260294" calcext:value-type="float">
            <text:p>0.00226029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817]-xpos);2)+POWER(ABS([.B817]-ypos);2))" office:value-type="float" office:value="0.223606797749979" calcext:value-type="float">
            <text:p>0.2236067977</text:p>
          </table:table-cell>
          <table:table-cell/>
          <table:table-cell table:formula="of:=[.J817]/[.D817]" office:value-type="float" office:value="0" calcext:value-type="float">
            <text:p>0</text:p>
          </table:table-cell>
          <table:table-cell table:number-columns-repeated="3"/>
          <table:table-cell table:formula="of:=[.C817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" calcext:value-type="float">
            <text:p>0</text:p>
          </table:table-cell>
          <table:table-cell office:value-type="float" office:value="5.615942" calcext:value-type="float">
            <text:p>5.615942</text:p>
          </table:table-cell>
          <table:table-cell table:formula="of:=SQRT(POWER(ABS([.A818]-xpos);2)+POWER(ABS([.B818]-ypos);2))" office:value-type="float" office:value="0.161276451973002" calcext:value-type="float">
            <text:p>0.161276452</text:p>
          </table:table-cell>
          <table:table-cell/>
          <table:table-cell table:formula="of:=[.J818]/[.D818]" office:value-type="float" office:value="0.0139287340000265" calcext:value-type="float">
            <text:p>0.013928734</text:p>
          </table:table-cell>
          <table:table-cell table:number-columns-repeated="3"/>
          <table:table-cell table:formula="of:=[.C818]*flaeche" office:value-type="float" office:value="0.0022463768" calcext:value-type="float">
            <text:p>0.0022463768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641768" calcext:value-type="float">
            <text:p>5.641768</text:p>
          </table:table-cell>
          <table:table-cell table:formula="of:=SQRT(POWER(ABS([.A819]-xpos);2)+POWER(ABS([.B819]-ypos);2))" office:value-type="float" office:value="0.149482374964408" calcext:value-type="float">
            <text:p>0.149482375</text:p>
          </table:table-cell>
          <table:table-cell/>
          <table:table-cell table:formula="of:=[.J819]/[.D819]" office:value-type="float" office:value="0.0150968112497364" calcext:value-type="float">
            <text:p>0.0150968112</text:p>
          </table:table-cell>
          <table:table-cell table:number-columns-repeated="3"/>
          <table:table-cell table:formula="of:=[.C819]*flaeche" office:value-type="float" office:value="0.0022567072" calcext:value-type="float">
            <text:p>0.0022567072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714893" calcext:value-type="float">
            <text:p>5.714893</text:p>
          </table:table-cell>
          <table:table-cell table:formula="of:=SQRT(POWER(ABS([.A820]-xpos);2)+POWER(ABS([.B820]-ypos);2))" office:value-type="float" office:value="0.139688366791942" calcext:value-type="float">
            <text:p>0.1396883668</text:p>
          </table:table-cell>
          <table:table-cell/>
          <table:table-cell table:formula="of:=[.J820]/[.D820]" office:value-type="float" office:value="0.0163646927263801" calcext:value-type="float">
            <text:p>0.0163646927</text:p>
          </table:table-cell>
          <table:table-cell table:number-columns-repeated="3"/>
          <table:table-cell table:formula="of:=[.C820]*flaeche" office:value-type="float" office:value="0.0022859572" calcext:value-type="float">
            <text:p>0.0022859572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822722" calcext:value-type="float">
            <text:p>5.822722</text:p>
          </table:table-cell>
          <table:table-cell table:formula="of:=SQRT(POWER(ABS([.A821]-xpos);2)+POWER(ABS([.B821]-ypos);2))" office:value-type="float" office:value="0.132339231284604" calcext:value-type="float">
            <text:p>0.1323392313</text:p>
          </table:table-cell>
          <table:table-cell/>
          <table:table-cell table:formula="of:=[.J821]/[.D821]" office:value-type="float" office:value="0.0175993828692502" calcext:value-type="float">
            <text:p>0.0175993829</text:p>
          </table:table-cell>
          <table:table-cell table:number-columns-repeated="3"/>
          <table:table-cell table:formula="of:=[.C821]*flaeche" office:value-type="float" office:value="0.0023290888" calcext:value-type="float">
            <text:p>0.0023290888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945866" calcext:value-type="float">
            <text:p>5.945866</text:p>
          </table:table-cell>
          <table:table-cell table:formula="of:=SQRT(POWER(ABS([.A822]-xpos);2)+POWER(ABS([.B822]-ypos);2))" office:value-type="float" office:value="0.127857110283316" calcext:value-type="float">
            <text:p>0.1278571103</text:p>
          </table:table-cell>
          <table:table-cell/>
          <table:table-cell table:formula="of:=[.J822]/[.D822]" office:value-type="float" office:value="0.018601596694387" calcext:value-type="float">
            <text:p>0.0186015967</text:p>
          </table:table-cell>
          <table:table-cell table:number-columns-repeated="3"/>
          <table:table-cell table:formula="of:=[.C822]*flaeche" office:value-type="float" office:value="0.0023783464" calcext:value-type="float">
            <text:p>0.0023783464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060546" calcext:value-type="float">
            <text:p>6.060546</text:p>
          </table:table-cell>
          <table:table-cell table:formula="of:=SQRT(POWER(ABS([.A823]-xpos);2)+POWER(ABS([.B823]-ypos);2))" office:value-type="float" office:value="0.126547460037727" calcext:value-type="float">
            <text:p>0.12654746</text:p>
          </table:table-cell>
          <table:table-cell/>
          <table:table-cell table:formula="of:=[.J823]/[.D823]" office:value-type="float" office:value="0.0191565946821634" calcext:value-type="float">
            <text:p>0.0191565947</text:p>
          </table:table-cell>
          <table:table-cell table:number-columns-repeated="3"/>
          <table:table-cell table:formula="of:=[.C823]*flaeche" office:value-type="float" office:value="0.0024242184" calcext:value-type="float">
            <text:p>0.0024242184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141818" calcext:value-type="float">
            <text:p>6.141818</text:p>
          </table:table-cell>
          <table:table-cell table:formula="of:=SQRT(POWER(ABS([.A824]-xpos);2)+POWER(ABS([.B824]-ypos);2))" office:value-type="float" office:value="0.128507009777677" calcext:value-type="float">
            <text:p>0.1285070098</text:p>
          </table:table-cell>
          <table:table-cell/>
          <table:table-cell table:formula="of:=[.J824]/[.D824]" office:value-type="float" office:value="0.0191174567383542" calcext:value-type="float">
            <text:p>0.0191174567</text:p>
          </table:table-cell>
          <table:table-cell table:number-columns-repeated="3"/>
          <table:table-cell table:formula="of:=[.C824]*flaeche" office:value-type="float" office:value="0.0024567272" calcext:value-type="float">
            <text:p>0.0024567272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167241" calcext:value-type="float">
            <text:p>6.167241</text:p>
          </table:table-cell>
          <table:table-cell table:formula="of:=SQRT(POWER(ABS([.A825]-xpos);2)+POWER(ABS([.B825]-ypos);2))" office:value-type="float" office:value="0.133591977341456" calcext:value-type="float">
            <text:p>0.1335919773</text:p>
          </table:table-cell>
          <table:table-cell/>
          <table:table-cell table:formula="of:=[.J825]/[.D825]" office:value-type="float" office:value="0.0184659022876405" calcext:value-type="float">
            <text:p>0.0184659023</text:p>
          </table:table-cell>
          <table:table-cell table:number-columns-repeated="3"/>
          <table:table-cell table:formula="of:=[.C825]*flaeche" office:value-type="float" office:value="0.0024668964" calcext:value-type="float">
            <text:p>0.0024668964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120411" calcext:value-type="float">
            <text:p>6.120411</text:p>
          </table:table-cell>
          <table:table-cell table:formula="of:=SQRT(POWER(ABS([.A826]-xpos);2)+POWER(ABS([.B826]-ypos);2))" office:value-type="float" office:value="0.141465735024422" calcext:value-type="float">
            <text:p>0.141465735</text:p>
          </table:table-cell>
          <table:table-cell/>
          <table:table-cell table:formula="of:=[.J826]/[.D826]" office:value-type="float" office:value="0.017305705862818" calcext:value-type="float">
            <text:p>0.0173057059</text:p>
          </table:table-cell>
          <table:table-cell table:number-columns-repeated="3"/>
          <table:table-cell table:formula="of:=[.C826]*flaeche" office:value-type="float" office:value="0.0024481644" calcext:value-type="float">
            <text:p>0.0024481644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993796" calcext:value-type="float">
            <text:p>5.993796</text:p>
          </table:table-cell>
          <table:table-cell table:formula="of:=SQRT(POWER(ABS([.A827]-xpos);2)+POWER(ABS([.B827]-ypos);2))" office:value-type="float" office:value="0.151694643577155" calcext:value-type="float">
            <text:p>0.1516946436</text:p>
          </table:table-cell>
          <table:table-cell/>
          <table:table-cell table:formula="of:=[.J827]/[.D827]" office:value-type="float" office:value="0.0158048982051273" calcext:value-type="float">
            <text:p>0.0158048982</text:p>
          </table:table-cell>
          <table:table-cell table:number-columns-repeated="3"/>
          <table:table-cell table:formula="of:=[.C827]*flaeche" office:value-type="float" office:value="0.0023975184" calcext:value-type="float">
            <text:p>0.0023975184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790407" calcext:value-type="float">
            <text:p>5.790407</text:p>
          </table:table-cell>
          <table:table-cell table:formula="of:=SQRT(POWER(ABS([.A828]-xpos);2)+POWER(ABS([.B828]-ypos);2))" office:value-type="float" office:value="0.163838813121311" calcext:value-type="float">
            <text:p>0.1638388131</text:p>
          </table:table-cell>
          <table:table-cell/>
          <table:table-cell table:formula="of:=[.J828]/[.D828]" office:value-type="float" office:value="0.0141368382489749" calcext:value-type="float">
            <text:p>0.0141368382</text:p>
          </table:table-cell>
          <table:table-cell table:number-columns-repeated="3"/>
          <table:table-cell table:formula="of:=[.C828]*flaeche" office:value-type="float" office:value="0.0023161628" calcext:value-type="float">
            <text:p>0.0023161628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5.524026" calcext:value-type="float">
            <text:p>5.524026</text:p>
          </table:table-cell>
          <table:table-cell table:formula="of:=SQRT(POWER(ABS([.A829]-xpos);2)+POWER(ABS([.B829]-ypos);2))" office:value-type="float" office:value="0.17750451842418" calcext:value-type="float">
            <text:p>0.1775045184</text:p>
          </table:table-cell>
          <table:table-cell/>
          <table:table-cell table:formula="of:=[.J829]/[.D829]" office:value-type="float" office:value="0.012448192415698" calcext:value-type="float">
            <text:p>0.0124481924</text:p>
          </table:table-cell>
          <table:table-cell table:number-columns-repeated="3"/>
          <table:table-cell table:formula="of:=[.C829]*flaeche" office:value-type="float" office:value="0.0022096104" calcext:value-type="float">
            <text:p>0.0022096104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5.217894" calcext:value-type="float">
            <text:p>5.217894</text:p>
          </table:table-cell>
          <table:table-cell table:formula="of:=SQRT(POWER(ABS([.A830]-xpos);2)+POWER(ABS([.B830]-ypos);2))" office:value-type="float" office:value="0.192368199983781" calcext:value-type="float">
            <text:p>0.1923682</text:p>
          </table:table-cell>
          <table:table-cell/>
          <table:table-cell table:formula="of:=[.J830]/[.D830]" office:value-type="float" office:value="0.0108498057380376" calcext:value-type="float">
            <text:p>0.0108498057</text:p>
          </table:table-cell>
          <table:table-cell table:number-columns-repeated="3"/>
          <table:table-cell table:formula="of:=[.C830]*flaeche" office:value-type="float" office:value="0.0020871576" calcext:value-type="float">
            <text:p>0.0020871576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901903" calcext:value-type="float">
            <text:p>4.901903</text:p>
          </table:table-cell>
          <table:table-cell table:formula="of:=SQRT(POWER(ABS([.A831]-xpos);2)+POWER(ABS([.B831]-ypos);2))" office:value-type="float" office:value="0.208173407516426" calcext:value-type="float">
            <text:p>0.2081734075</text:p>
          </table:table-cell>
          <table:table-cell/>
          <table:table-cell table:formula="of:=[.J831]/[.D831]" office:value-type="float" office:value="0.00941888410913044" calcext:value-type="float">
            <text:p>0.0094188841</text:p>
          </table:table-cell>
          <table:table-cell table:number-columns-repeated="3"/>
          <table:table-cell table:formula="of:=[.C831]*flaeche" office:value-type="float" office:value="0.0019607612" calcext:value-type="float">
            <text:p>0.0019607612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608577" calcext:value-type="float">
            <text:p>4.608577</text:p>
          </table:table-cell>
          <table:table-cell table:formula="of:=SQRT(POWER(ABS([.A832]-xpos);2)+POWER(ABS([.B832]-ypos);2))" office:value-type="float" office:value="0.224721569407567" calcext:value-type="float">
            <text:p>0.2247215694</text:p>
          </table:table-cell>
          <table:table-cell/>
          <table:table-cell table:formula="of:=[.J832]/[.D832]" office:value-type="float" office:value="0.00820317695742261" calcext:value-type="float">
            <text:p>0.008203177</text:p>
          </table:table-cell>
          <table:table-cell table:number-columns-repeated="3"/>
          <table:table-cell table:formula="of:=[.C832]*flaeche" office:value-type="float" office:value="0.0018434308" calcext:value-type="float">
            <text:p>0.0018434308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368362" calcext:value-type="float">
            <text:p>4.368362</text:p>
          </table:table-cell>
          <table:table-cell table:formula="of:=SQRT(POWER(ABS([.A833]-xpos);2)+POWER(ABS([.B833]-ypos);2))" office:value-type="float" office:value="0.241860234112596" calcext:value-type="float">
            <text:p>0.2418602341</text:p>
          </table:table-cell>
          <table:table-cell/>
          <table:table-cell table:formula="of:=[.J833]/[.D833]" office:value-type="float" office:value="0.00722460559261071" calcext:value-type="float">
            <text:p>0.0072246056</text:p>
          </table:table-cell>
          <table:table-cell table:number-columns-repeated="3"/>
          <table:table-cell table:formula="of:=[.C833]*flaeche" office:value-type="float" office:value="0.0017473448" calcext:value-type="float">
            <text:p>0.00174734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326531" calcext:value-type="float">
            <text:p>0.326531</text:p>
          </table:table-cell>
          <table:table-cell office:value-type="float" office:value="4.205014" calcext:value-type="float">
            <text:p>4.205014</text:p>
          </table:table-cell>
          <table:table-cell table:formula="of:=SQRT(POWER(ABS([.A834]-xpos);2)+POWER(ABS([.B834]-ypos);2))" office:value-type="float" office:value="0.259473289419161" calcext:value-type="float">
            <text:p>0.2594732894</text:p>
          </table:table-cell>
          <table:table-cell/>
          <table:table-cell table:formula="of:=[.J834]/[.D834]" office:value-type="float" office:value="0.00648238438632824" calcext:value-type="float">
            <text:p>0.0064823844</text:p>
          </table:table-cell>
          <table:table-cell table:number-columns-repeated="3"/>
          <table:table-cell table:formula="of:=[.C834]*flaeche" office:value-type="float" office:value="0.0016820056" calcext:value-type="float">
            <text:p>0.0016820056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131919" calcext:value-type="float">
            <text:p>4.131919</text:p>
          </table:table-cell>
          <table:table-cell table:formula="of:=SQRT(POWER(ABS([.A835]-xpos);2)+POWER(ABS([.B835]-ypos);2))" office:value-type="float" office:value="0.277468851732947" calcext:value-type="float">
            <text:p>0.2774688517</text:p>
          </table:table-cell>
          <table:table-cell/>
          <table:table-cell table:formula="of:=[.J835]/[.D835]" office:value-type="float" office:value="0.00595658788248681" calcext:value-type="float">
            <text:p>0.0059565879</text:p>
          </table:table-cell>
          <table:table-cell table:number-columns-repeated="3"/>
          <table:table-cell table:formula="of:=[.C835]*flaeche" office:value-type="float" office:value="0.0016527676" calcext:value-type="float">
            <text:p>0.0016527676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4.150013" calcext:value-type="float">
            <text:p>4.150013</text:p>
          </table:table-cell>
          <table:table-cell table:formula="of:=SQRT(POWER(ABS([.A836]-xpos);2)+POWER(ABS([.B836]-ypos);2))" office:value-type="float" office:value="0.295777809123673" calcext:value-type="float">
            <text:p>0.2957778091</text:p>
          </table:table-cell>
          <table:table-cell/>
          <table:table-cell table:formula="of:=[.J836]/[.D836]" office:value-type="float" office:value="0.00561233854871751" calcext:value-type="float">
            <text:p>0.0056123385</text:p>
          </table:table-cell>
          <table:table-cell table:number-columns-repeated="3"/>
          <table:table-cell table:formula="of:=[.C836]*flaeche" office:value-type="float" office:value="0.0016600052" calcext:value-type="float">
            <text:p>0.0016600052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4.247617" calcext:value-type="float">
            <text:p>4.247617</text:p>
          </table:table-cell>
          <table:table-cell table:formula="of:=SQRT(POWER(ABS([.A837]-xpos);2)+POWER(ABS([.B837]-ypos);2))" office:value-type="float" office:value="0.314345405543011" calcext:value-type="float">
            <text:p>0.3143454055</text:p>
          </table:table-cell>
          <table:table-cell/>
          <table:table-cell table:formula="of:=[.J837]/[.D837]" office:value-type="float" office:value="0.00540503144006514" calcext:value-type="float">
            <text:p>0.0054050314</text:p>
          </table:table-cell>
          <table:table-cell table:number-columns-repeated="3"/>
          <table:table-cell table:formula="of:=[.C837]*flaeche" office:value-type="float" office:value="0.0016990468" calcext:value-type="float">
            <text:p>0.0016990468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4.402161" calcext:value-type="float">
            <text:p>4.402161</text:p>
          </table:table-cell>
          <table:table-cell table:formula="of:=SQRT(POWER(ABS([.A838]-xpos);2)+POWER(ABS([.B838]-ypos);2))" office:value-type="float" office:value="0.333128396462985" calcext:value-type="float">
            <text:p>0.3331283965</text:p>
          </table:table-cell>
          <table:table-cell/>
          <table:table-cell table:formula="of:=[.J838]/[.D838]" office:value-type="float" office:value="0.00528584299236002" calcext:value-type="float">
            <text:p>0.005285843</text:p>
          </table:table-cell>
          <table:table-cell table:number-columns-repeated="3"/>
          <table:table-cell table:formula="of:=[.C838]*flaeche" office:value-type="float" office:value="0.0017608644" calcext:value-type="float">
            <text:p>0.0017608644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4.583494" calcext:value-type="float">
            <text:p>4.583494</text:p>
          </table:table-cell>
          <table:table-cell table:formula="of:=SQRT(POWER(ABS([.A839]-xpos);2)+POWER(ABS([.B839]-ypos);2))" office:value-type="float" office:value="0.352092311762129" calcext:value-type="float">
            <text:p>0.3520923118</text:p>
          </table:table-cell>
          <table:table-cell/>
          <table:table-cell table:formula="of:=[.J839]/[.D839]" office:value-type="float" office:value="0.00520715033743376" calcext:value-type="float">
            <text:p>0.0052071503</text:p>
          </table:table-cell>
          <table:table-cell table:number-columns-repeated="3"/>
          <table:table-cell table:formula="of:=[.C839]*flaeche" office:value-type="float" office:value="0.0018333976" calcext:value-type="float">
            <text:p>0.0018333976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4.758368" calcext:value-type="float">
            <text:p>4.758368</text:p>
          </table:table-cell>
          <table:table-cell table:formula="of:=SQRT(POWER(ABS([.A840]-xpos);2)+POWER(ABS([.B840]-ypos);2))" office:value-type="float" office:value="0.371210364026922" calcext:value-type="float">
            <text:p>0.371210364</text:p>
          </table:table-cell>
          <table:table-cell/>
          <table:table-cell table:formula="of:=[.J840]/[.D840]" office:value-type="float" office:value="0.00512740856519286" calcext:value-type="float">
            <text:p>0.0051274086</text:p>
          </table:table-cell>
          <table:table-cell table:number-columns-repeated="3"/>
          <table:table-cell table:formula="of:=[.C840]*flaeche" office:value-type="float" office:value="0.0019033472" calcext:value-type="float">
            <text:p>0.0019033472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4.895539" calcext:value-type="float">
            <text:p>4.895539</text:p>
          </table:table-cell>
          <table:table-cell table:formula="of:=SQRT(POWER(ABS([.A841]-xpos);2)+POWER(ABS([.B841]-ypos);2))" office:value-type="float" office:value="0.390458177664395" calcext:value-type="float">
            <text:p>0.3904581777</text:p>
          </table:table-cell>
          <table:table-cell/>
          <table:table-cell table:formula="of:=[.J841]/[.D841]" office:value-type="float" office:value="0.00501517374207263" calcext:value-type="float">
            <text:p>0.0050151737</text:p>
          </table:table-cell>
          <table:table-cell table:number-columns-repeated="3"/>
          <table:table-cell table:formula="of:=[.C841]*flaeche" office:value-type="float" office:value="0.0019582156" calcext:value-type="float">
            <text:p>0.0019582156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4.970752" calcext:value-type="float">
            <text:p>4.970752</text:p>
          </table:table-cell>
          <table:table-cell table:formula="of:=SQRT(POWER(ABS([.A842]-xpos);2)+POWER(ABS([.B842]-ypos);2))" office:value-type="float" office:value="0.409818271404534" calcext:value-type="float">
            <text:p>0.4098182714</text:p>
          </table:table-cell>
          <table:table-cell/>
          <table:table-cell table:formula="of:=[.J842]/[.D842]" office:value-type="float" office:value="0.004851664600472" calcext:value-type="float">
            <text:p>0.0048516646</text:p>
          </table:table-cell>
          <table:table-cell table:number-columns-repeated="3"/>
          <table:table-cell table:formula="of:=[.C842]*flaeche" office:value-type="float" office:value="0.0019883008" calcext:value-type="float">
            <text:p>0.0019883008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4.970752" calcext:value-type="float">
            <text:p>4.970752</text:p>
          </table:table-cell>
          <table:table-cell table:formula="of:=SQRT(POWER(ABS([.A843]-xpos);2)+POWER(ABS([.B843]-ypos);2))" office:value-type="float" office:value="0.429275454198117" calcext:value-type="float">
            <text:p>0.4292754542</text:p>
          </table:table-cell>
          <table:table-cell/>
          <table:table-cell table:formula="of:=[.J843]/[.D843]" office:value-type="float" office:value="0.00463175981891191" calcext:value-type="float">
            <text:p>0.0046317598</text:p>
          </table:table-cell>
          <table:table-cell table:number-columns-repeated="3"/>
          <table:table-cell table:formula="of:=[.C843]*flaeche" office:value-type="float" office:value="0.0019883008" calcext:value-type="float">
            <text:p>0.0019883008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4.895539" calcext:value-type="float">
            <text:p>4.895539</text:p>
          </table:table-cell>
          <table:table-cell table:formula="of:=SQRT(POWER(ABS([.A844]-xpos);2)+POWER(ABS([.B844]-ypos);2))" office:value-type="float" office:value="0.448817099167356" calcext:value-type="float">
            <text:p>0.4488170992</text:p>
          </table:table-cell>
          <table:table-cell/>
          <table:table-cell table:formula="of:=[.J844]/[.D844]" office:value-type="float" office:value="0.00436305925873341" calcext:value-type="float">
            <text:p>0.0043630593</text:p>
          </table:table-cell>
          <table:table-cell table:number-columns-repeated="3"/>
          <table:table-cell table:formula="of:=[.C844]*flaeche" office:value-type="float" office:value="0.0019582156" calcext:value-type="float">
            <text:p>0.0019582156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4.758368" calcext:value-type="float">
            <text:p>4.758368</text:p>
          </table:table-cell>
          <table:table-cell table:formula="of:=SQRT(POWER(ABS([.A845]-xpos);2)+POWER(ABS([.B845]-ypos);2))" office:value-type="float" office:value="0.468432635883752" calcext:value-type="float">
            <text:p>0.4684326359</text:p>
          </table:table-cell>
          <table:table-cell/>
          <table:table-cell table:formula="of:=[.J845]/[.D845]" office:value-type="float" office:value="0.00406322500653507" calcext:value-type="float">
            <text:p>0.004063225</text:p>
          </table:table-cell>
          <table:table-cell table:number-columns-repeated="3"/>
          <table:table-cell table:formula="of:=[.C845]*flaeche" office:value-type="float" office:value="0.0019033472" calcext:value-type="float">
            <text:p>0.0019033472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4.583494" calcext:value-type="float">
            <text:p>4.583494</text:p>
          </table:table-cell>
          <table:table-cell table:formula="of:=SQRT(POWER(ABS([.A846]-xpos);2)+POWER(ABS([.B846]-ypos);2))" office:value-type="float" office:value="0.488114121903884" calcext:value-type="float">
            <text:p>0.4881141219</text:p>
          </table:table-cell>
          <table:table-cell/>
          <table:table-cell table:formula="of:=[.J846]/[.D846]" office:value-type="float" office:value="0.00375608391096912" calcext:value-type="float">
            <text:p>0.0037560839</text:p>
          </table:table-cell>
          <table:table-cell table:number-columns-repeated="3"/>
          <table:table-cell table:formula="of:=[.C846]*flaeche" office:value-type="float" office:value="0.0018333976" calcext:value-type="float">
            <text:p>0.0018333976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4.402161" calcext:value-type="float">
            <text:p>4.402161</text:p>
          </table:table-cell>
          <table:table-cell table:formula="of:=SQRT(POWER(ABS([.A847]-xpos);2)+POWER(ABS([.B847]-ypos);2))" office:value-type="float" office:value="0.507852073472187" calcext:value-type="float">
            <text:p>0.5078520735</text:p>
          </table:table-cell>
          <table:table-cell/>
          <table:table-cell table:formula="of:=[.J847]/[.D847]" office:value-type="float" office:value="0.0034672781543668" calcext:value-type="float">
            <text:p>0.0034672782</text:p>
          </table:table-cell>
          <table:table-cell table:number-columns-repeated="3"/>
          <table:table-cell table:formula="of:=[.C847]*flaeche" office:value-type="float" office:value="0.0017608644" calcext:value-type="float">
            <text:p>0.0017608644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4.247617" calcext:value-type="float">
            <text:p>4.247617</text:p>
          </table:table-cell>
          <table:table-cell table:formula="of:=SQRT(POWER(ABS([.A848]-xpos);2)+POWER(ABS([.B848]-ypos);2))" office:value-type="float" office:value="0.527641008628025" calcext:value-type="float">
            <text:p>0.5276410086</text:p>
          </table:table-cell>
          <table:table-cell/>
          <table:table-cell table:formula="of:=[.J848]/[.D848]" office:value-type="float" office:value="0.00322008102519906" calcext:value-type="float">
            <text:p>0.003220081</text:p>
          </table:table-cell>
          <table:table-cell table:number-columns-repeated="3"/>
          <table:table-cell table:formula="of:=[.C848]*flaeche" office:value-type="float" office:value="0.0016990468" calcext:value-type="float">
            <text:p>0.0016990468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4.150013" calcext:value-type="float">
            <text:p>4.150013</text:p>
          </table:table-cell>
          <table:table-cell table:formula="of:=SQRT(POWER(ABS([.A849]-xpos);2)+POWER(ABS([.B849]-ypos);2))" office:value-type="float" office:value="0.547475398871949" calcext:value-type="float">
            <text:p>0.5474753989</text:p>
          </table:table-cell>
          <table:table-cell/>
          <table:table-cell table:formula="of:=[.J849]/[.D849]" office:value-type="float" office:value="0.00303210921151959" calcext:value-type="float">
            <text:p>0.0030321092</text:p>
          </table:table-cell>
          <table:table-cell table:number-columns-repeated="3"/>
          <table:table-cell table:formula="of:=[.C849]*flaeche" office:value-type="float" office:value="0.0016600052" calcext:value-type="float">
            <text:p>0.0016600052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131919" calcext:value-type="float">
            <text:p>4.131919</text:p>
          </table:table-cell>
          <table:table-cell table:formula="of:=SQRT(POWER(ABS([.A850]-xpos);2)+POWER(ABS([.B850]-ypos);2))" office:value-type="float" office:value="0.567350476938197" calcext:value-type="float">
            <text:p>0.5673504769</text:p>
          </table:table-cell>
          <table:table-cell/>
          <table:table-cell table:formula="of:=[.J850]/[.D850]" office:value-type="float" office:value="0.00291313335791915" calcext:value-type="float">
            <text:p>0.0029131334</text:p>
          </table:table-cell>
          <table:table-cell table:number-columns-repeated="3"/>
          <table:table-cell table:formula="of:=[.C850]*flaeche" office:value-type="float" office:value="0.0016527676" calcext:value-type="float">
            <text:p>0.0016527676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205014" calcext:value-type="float">
            <text:p>4.205014</text:p>
          </table:table-cell>
          <table:table-cell table:formula="of:=SQRT(POWER(ABS([.A851]-xpos);2)+POWER(ABS([.B851]-ypos);2))" office:value-type="float" office:value="0.587262111771226" calcext:value-type="float">
            <text:p>0.5872621118</text:p>
          </table:table-cell>
          <table:table-cell/>
          <table:table-cell table:formula="of:=[.J851]/[.D851]" office:value-type="float" office:value="0.00286414799505275" calcext:value-type="float">
            <text:p>0.002864148</text:p>
          </table:table-cell>
          <table:table-cell table:number-columns-repeated="3"/>
          <table:table-cell table:formula="of:=[.C851]*flaeche" office:value-type="float" office:value="0.0016820056" calcext:value-type="float">
            <text:p>0.0016820056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368362" calcext:value-type="float">
            <text:p>4.368362</text:p>
          </table:table-cell>
          <table:table-cell table:formula="of:=SQRT(POWER(ABS([.A852]-xpos);2)+POWER(ABS([.B852]-ypos);2))" office:value-type="float" office:value="0.607207685100411" calcext:value-type="float">
            <text:p>0.6072076851</text:p>
          </table:table-cell>
          <table:table-cell/>
          <table:table-cell table:formula="of:=[.J852]/[.D852]" office:value-type="float" office:value="0.00287767240579481" calcext:value-type="float">
            <text:p>0.0028776724</text:p>
          </table:table-cell>
          <table:table-cell table:number-columns-repeated="3"/>
          <table:table-cell table:formula="of:=[.C852]*flaeche" office:value-type="float" office:value="0.0017473448" calcext:value-type="float">
            <text:p>0.0017473448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608577" calcext:value-type="float">
            <text:p>4.608577</text:p>
          </table:table-cell>
          <table:table-cell table:formula="of:=SQRT(POWER(ABS([.A853]-xpos);2)+POWER(ABS([.B853]-ypos);2))" office:value-type="float" office:value="0.627182097765075" calcext:value-type="float">
            <text:p>0.6271820978</text:p>
          </table:table-cell>
          <table:table-cell/>
          <table:table-cell table:formula="of:=[.J853]/[.D853]" office:value-type="float" office:value="0.00293922738957147" calcext:value-type="float">
            <text:p>0.0029392274</text:p>
          </table:table-cell>
          <table:table-cell table:number-columns-repeated="3"/>
          <table:table-cell table:formula="of:=[.C853]*flaeche" office:value-type="float" office:value="0.0018434308" calcext:value-type="float">
            <text:p>0.0018434308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901903" calcext:value-type="float">
            <text:p>4.901903</text:p>
          </table:table-cell>
          <table:table-cell table:formula="of:=SQRT(POWER(ABS([.A854]-xpos);2)+POWER(ABS([.B854]-ypos);2))" office:value-type="float" office:value="0.647183565611025" calcext:value-type="float">
            <text:p>0.6471835656</text:p>
          </table:table-cell>
          <table:table-cell/>
          <table:table-cell table:formula="of:=[.J854]/[.D854]" office:value-type="float" office:value="0.00302968323700987" calcext:value-type="float">
            <text:p>0.0030296832</text:p>
          </table:table-cell>
          <table:table-cell table:number-columns-repeated="3"/>
          <table:table-cell table:formula="of:=[.C854]*flaeche" office:value-type="float" office:value="0.0019607612" calcext:value-type="float">
            <text:p>0.0019607612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5.217894" calcext:value-type="float">
            <text:p>5.217894</text:p>
          </table:table-cell>
          <table:table-cell table:formula="of:=SQRT(POWER(ABS([.A855]-xpos);2)+POWER(ABS([.B855]-ypos);2))" office:value-type="float" office:value="0.667209655479445" calcext:value-type="float">
            <text:p>0.6672096555</text:p>
          </table:table-cell>
          <table:table-cell/>
          <table:table-cell table:formula="of:=[.J855]/[.D855]" office:value-type="float" office:value="0.00312818854292539" calcext:value-type="float">
            <text:p>0.0031281885</text:p>
          </table:table-cell>
          <table:table-cell table:number-columns-repeated="3"/>
          <table:table-cell table:formula="of:=[.C855]*flaeche" office:value-type="float" office:value="0.0020871576" calcext:value-type="float">
            <text:p>0.0020871576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5.524026" calcext:value-type="float">
            <text:p>5.524026</text:p>
          </table:table-cell>
          <table:table-cell table:formula="of:=SQRT(POWER(ABS([.A856]-xpos);2)+POWER(ABS([.B856]-ypos);2))" office:value-type="float" office:value="0.687258214982549" calcext:value-type="float">
            <text:p>0.687258215</text:p>
          </table:table-cell>
          <table:table-cell/>
          <table:table-cell table:formula="of:=[.J856]/[.D856]" office:value-type="float" office:value="0.00321510947680139" calcext:value-type="float">
            <text:p>0.0032151095</text:p>
          </table:table-cell>
          <table:table-cell table:number-columns-repeated="3"/>
          <table:table-cell table:formula="of:=[.C856]*flaeche" office:value-type="float" office:value="0.0022096104" calcext:value-type="float">
            <text:p>0.0022096104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790407" calcext:value-type="float">
            <text:p>5.790407</text:p>
          </table:table-cell>
          <table:table-cell table:formula="of:=SQRT(POWER(ABS([.A857]-xpos);2)+POWER(ABS([.B857]-ypos);2))" office:value-type="float" office:value="0.707327333477931" calcext:value-type="float">
            <text:p>0.7073273335</text:p>
          </table:table-cell>
          <table:table-cell/>
          <table:table-cell table:formula="of:=[.J857]/[.D857]" office:value-type="float" office:value="0.00327452749296626" calcext:value-type="float">
            <text:p>0.0032745275</text:p>
          </table:table-cell>
          <table:table-cell table:number-columns-repeated="3"/>
          <table:table-cell table:formula="of:=[.C857]*flaeche" office:value-type="float" office:value="0.0023161628" calcext:value-type="float">
            <text:p>0.0023161628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993796" calcext:value-type="float">
            <text:p>5.993796</text:p>
          </table:table-cell>
          <table:table-cell table:formula="of:=SQRT(POWER(ABS([.A858]-xpos);2)+POWER(ABS([.B858]-ypos);2))" office:value-type="float" office:value="0.727416294077882" calcext:value-type="float">
            <text:p>0.7274162941</text:p>
          </table:table-cell>
          <table:table-cell/>
          <table:table-cell table:formula="of:=[.J858]/[.D858]" office:value-type="float" office:value="0.00329593716764242" calcext:value-type="float">
            <text:p>0.0032959372</text:p>
          </table:table-cell>
          <table:table-cell table:number-columns-repeated="3"/>
          <table:table-cell table:formula="of:=[.C858]*flaeche" office:value-type="float" office:value="0.0023975184" calcext:value-type="float">
            <text:p>0.0023975184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120411" calcext:value-type="float">
            <text:p>6.120411</text:p>
          </table:table-cell>
          <table:table-cell table:formula="of:=SQRT(POWER(ABS([.A859]-xpos);2)+POWER(ABS([.B859]-ypos);2))" office:value-type="float" office:value="0.747521607838864" calcext:value-type="float">
            <text:p>0.7475216078</text:p>
          </table:table-cell>
          <table:table-cell/>
          <table:table-cell table:formula="of:=[.J859]/[.D859]" office:value-type="float" office:value="0.00327504165007057" calcext:value-type="float">
            <text:p>0.0032750417</text:p>
          </table:table-cell>
          <table:table-cell table:number-columns-repeated="3"/>
          <table:table-cell table:formula="of:=[.C859]*flaeche" office:value-type="float" office:value="0.0024481644" calcext:value-type="float">
            <text:p>0.0024481644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167241" calcext:value-type="float">
            <text:p>6.167241</text:p>
          </table:table-cell>
          <table:table-cell table:formula="of:=SQRT(POWER(ABS([.A860]-xpos);2)+POWER(ABS([.B860]-ypos);2))" office:value-type="float" office:value="0.767642896410824" calcext:value-type="float">
            <text:p>0.7676428964</text:p>
          </table:table-cell>
          <table:table-cell/>
          <table:table-cell table:formula="of:=[.J860]/[.D860]" office:value-type="float" office:value="0.00321359894233917" calcext:value-type="float">
            <text:p>0.0032135989</text:p>
          </table:table-cell>
          <table:table-cell table:number-columns-repeated="3"/>
          <table:table-cell table:formula="of:=[.C860]*flaeche" office:value-type="float" office:value="0.0024668964" calcext:value-type="float">
            <text:p>0.0024668964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141818" calcext:value-type="float">
            <text:p>6.141818</text:p>
          </table:table-cell>
          <table:table-cell table:formula="of:=SQRT(POWER(ABS([.A861]-xpos);2)+POWER(ABS([.B861]-ypos);2))" office:value-type="float" office:value="0.787778935718644" calcext:value-type="float">
            <text:p>0.7877789357</text:p>
          </table:table-cell>
          <table:table-cell/>
          <table:table-cell table:formula="of:=[.J861]/[.D861]" office:value-type="float" office:value="0.00311854898450524" calcext:value-type="float">
            <text:p>0.003118549</text:p>
          </table:table-cell>
          <table:table-cell table:number-columns-repeated="3"/>
          <table:table-cell table:formula="of:=[.C861]*flaeche" office:value-type="float" office:value="0.0024567272" calcext:value-type="float">
            <text:p>0.0024567272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060546" calcext:value-type="float">
            <text:p>6.060546</text:p>
          </table:table-cell>
          <table:table-cell table:formula="of:=SQRT(POWER(ABS([.A862]-xpos);2)+POWER(ABS([.B862]-ypos);2))" office:value-type="float" office:value="0.807928622863431" calcext:value-type="float">
            <text:p>0.8079286229</text:p>
          </table:table-cell>
          <table:table-cell/>
          <table:table-cell table:formula="of:=[.J862]/[.D862]" office:value-type="float" office:value="0.00300053535844314" calcext:value-type="float">
            <text:p>0.0030005354</text:p>
          </table:table-cell>
          <table:table-cell table:number-columns-repeated="3"/>
          <table:table-cell table:formula="of:=[.C862]*flaeche" office:value-type="float" office:value="0.0024242184" calcext:value-type="float">
            <text:p>0.0024242184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945866" calcext:value-type="float">
            <text:p>5.945866</text:p>
          </table:table-cell>
          <table:table-cell table:formula="of:=SQRT(POWER(ABS([.A863]-xpos);2)+POWER(ABS([.B863]-ypos);2))" office:value-type="float" office:value="0.828090961579705" calcext:value-type="float">
            <text:p>0.8280909616</text:p>
          </table:table-cell>
          <table:table-cell/>
          <table:table-cell table:formula="of:=[.J863]/[.D863]" office:value-type="float" office:value="0.0028720835153942" calcext:value-type="float">
            <text:p>0.0028720835</text:p>
          </table:table-cell>
          <table:table-cell table:number-columns-repeated="3"/>
          <table:table-cell table:formula="of:=[.C863]*flaeche" office:value-type="float" office:value="0.0023783464" calcext:value-type="float">
            <text:p>0.0023783464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822722" calcext:value-type="float">
            <text:p>5.822722</text:p>
          </table:table-cell>
          <table:table-cell table:formula="of:=SQRT(POWER(ABS([.A864]-xpos);2)+POWER(ABS([.B864]-ypos);2))" office:value-type="float" office:value="0.848266038538028" calcext:value-type="float">
            <text:p>0.8482660385</text:p>
          </table:table-cell>
          <table:table-cell/>
          <table:table-cell table:formula="of:=[.J864]/[.D864]" office:value-type="float" office:value="0.00274570558549549" calcext:value-type="float">
            <text:p>0.0027457056</text:p>
          </table:table-cell>
          <table:table-cell table:number-columns-repeated="3"/>
          <table:table-cell table:formula="of:=[.C864]*flaeche" office:value-type="float" office:value="0.0023290888" calcext:value-type="float">
            <text:p>0.0023290888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714893" calcext:value-type="float">
            <text:p>5.714893</text:p>
          </table:table-cell>
          <table:table-cell table:formula="of:=SQRT(POWER(ABS([.A865]-xpos);2)+POWER(ABS([.B865]-ypos);2))" office:value-type="float" office:value="0.868451057813277" calcext:value-type="float">
            <text:p>0.8684510578</text:p>
          </table:table-cell>
          <table:table-cell/>
          <table:table-cell table:formula="of:=[.J865]/[.D865]" office:value-type="float" office:value="0.00263222340445522" calcext:value-type="float">
            <text:p>0.0026322234</text:p>
          </table:table-cell>
          <table:table-cell table:number-columns-repeated="3"/>
          <table:table-cell table:formula="of:=[.C865]*flaeche" office:value-type="float" office:value="0.0022859572" calcext:value-type="float">
            <text:p>0.0022859572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641768" calcext:value-type="float">
            <text:p>5.641768</text:p>
          </table:table-cell>
          <table:table-cell table:formula="of:=SQRT(POWER(ABS([.A866]-xpos);2)+POWER(ABS([.B866]-ypos);2))" office:value-type="float" office:value="0.888646262820589" calcext:value-type="float">
            <text:p>0.8886462628</text:p>
          </table:table-cell>
          <table:table-cell/>
          <table:table-cell table:formula="of:=[.J866]/[.D866]" office:value-type="float" office:value="0.00253948876444621" calcext:value-type="float">
            <text:p>0.0025394888</text:p>
          </table:table-cell>
          <table:table-cell table:number-columns-repeated="3"/>
          <table:table-cell table:formula="of:=[.C866]*flaeche" office:value-type="float" office:value="0.0022567072" calcext:value-type="float">
            <text:p>0.0022567072</text:p>
          </table:table-cell>
          <table:table-cell table:number-columns-repeated="6"/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1" calcext:value-type="float">
            <text:p>1</text:p>
          </table:table-cell>
          <table:table-cell office:value-type="float" office:value="5.615942" calcext:value-type="float">
            <text:p>5.615942</text:p>
          </table:table-cell>
          <table:table-cell table:formula="of:=SQRT(POWER(ABS([.A867]-xpos);2)+POWER(ABS([.B867]-ypos);2))" office:value-type="float" office:value="0.908850974561286" calcext:value-type="float">
            <text:p>0.9088509746</text:p>
          </table:table-cell>
          <table:table-cell/>
          <table:table-cell table:formula="of:=[.J867]/[.D867]" office:value-type="float" office:value="0.00247166682203796" calcext:value-type="float">
            <text:p>0.0024716668</text:p>
          </table:table-cell>
          <table:table-cell table:number-columns-repeated="3"/>
          <table:table-cell table:formula="of:=[.C867]*flaeche" office:value-type="float" office:value="0.0022463768" calcext:value-type="float">
            <text:p>0.002246376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868]-xpos);2)+POWER(ABS([.B868]-ypos);2))" office:value-type="float" office:value="0.223606797749979" calcext:value-type="float">
            <text:p>0.2236067977</text:p>
          </table:table-cell>
          <table:table-cell/>
          <table:table-cell table:formula="of:=[.J868]/[.D868]" office:value-type="float" office:value="0" calcext:value-type="float">
            <text:p>0</text:p>
          </table:table-cell>
          <table:table-cell table:number-columns-repeated="3"/>
          <table:table-cell table:formula="of:=[.C868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" calcext:value-type="float">
            <text:p>0</text:p>
          </table:table-cell>
          <table:table-cell office:value-type="float" office:value="5.657698" calcext:value-type="float">
            <text:p>5.657698</text:p>
          </table:table-cell>
          <table:table-cell table:formula="of:=SQRT(POWER(ABS([.A869]-xpos);2)+POWER(ABS([.B869]-ypos);2))" office:value-type="float" office:value="0.177738768199287" calcext:value-type="float">
            <text:p>0.1777387682</text:p>
          </table:table-cell>
          <table:table-cell/>
          <table:table-cell table:formula="of:=[.J869]/[.D869]" office:value-type="float" office:value="0.0127326144033054" calcext:value-type="float">
            <text:p>0.0127326144</text:p>
          </table:table-cell>
          <table:table-cell table:number-columns-repeated="3"/>
          <table:table-cell table:formula="of:=[.C869]*flaeche" office:value-type="float" office:value="0.0022630792" calcext:value-type="float">
            <text:p>0.0022630792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67987" calcext:value-type="float">
            <text:p>5.67987</text:p>
          </table:table-cell>
          <table:table-cell table:formula="of:=SQRT(POWER(ABS([.A870]-xpos);2)+POWER(ABS([.B870]-ypos);2))" office:value-type="float" office:value="0.167110610629607" calcext:value-type="float">
            <text:p>0.1671106106</text:p>
          </table:table-cell>
          <table:table-cell/>
          <table:table-cell table:formula="of:=[.J870]/[.D870]" office:value-type="float" office:value="0.0135954742277597" calcext:value-type="float">
            <text:p>0.0135954742</text:p>
          </table:table-cell>
          <table:table-cell table:number-columns-repeated="3"/>
          <table:table-cell table:formula="of:=[.C870]*flaeche" office:value-type="float" office:value="0.002271948" calcext:value-type="float">
            <text:p>0.002271948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742048" calcext:value-type="float">
            <text:p>5.742048</text:p>
          </table:table-cell>
          <table:table-cell table:formula="of:=SQRT(POWER(ABS([.A871]-xpos);2)+POWER(ABS([.B871]-ypos);2))" office:value-type="float" office:value="0.158410276109222" calcext:value-type="float">
            <text:p>0.1584102761</text:p>
          </table:table-cell>
          <table:table-cell/>
          <table:table-cell table:formula="of:=[.J871]/[.D871]" office:value-type="float" office:value="0.0144991805860901" calcext:value-type="float">
            <text:p>0.0144991806</text:p>
          </table:table-cell>
          <table:table-cell table:number-columns-repeated="3"/>
          <table:table-cell table:formula="of:=[.C871]*flaeche" office:value-type="float" office:value="0.0022968192" calcext:value-type="float">
            <text:p>0.0022968192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831736" calcext:value-type="float">
            <text:p>5.831736</text:p>
          </table:table-cell>
          <table:table-cell table:formula="of:=SQRT(POWER(ABS([.A872]-xpos);2)+POWER(ABS([.B872]-ypos);2))" office:value-type="float" office:value="0.151969233389525" calcext:value-type="float">
            <text:p>0.1519692334</text:p>
          </table:table-cell>
          <table:table-cell/>
          <table:table-cell table:formula="of:=[.J872]/[.D872]" office:value-type="float" office:value="0.0153497806626482" calcext:value-type="float">
            <text:p>0.0153497807</text:p>
          </table:table-cell>
          <table:table-cell table:number-columns-repeated="3"/>
          <table:table-cell table:formula="of:=[.C872]*flaeche" office:value-type="float" office:value="0.0023326944" calcext:value-type="float">
            <text:p>0.002332694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929849" calcext:value-type="float">
            <text:p>5.929849</text:p>
          </table:table-cell>
          <table:table-cell table:formula="of:=SQRT(POWER(ABS([.A873]-xpos);2)+POWER(ABS([.B873]-ypos);2))" office:value-type="float" office:value="0.148082464897097" calcext:value-type="float">
            <text:p>0.1480824649</text:p>
          </table:table-cell>
          <table:table-cell/>
          <table:table-cell table:formula="of:=[.J873]/[.D873]" office:value-type="float" office:value="0.0160176939359314" calcext:value-type="float">
            <text:p>0.0160176939</text:p>
          </table:table-cell>
          <table:table-cell table:number-columns-repeated="3"/>
          <table:table-cell table:formula="of:=[.C873]*flaeche" office:value-type="float" office:value="0.0023719396" calcext:value-type="float">
            <text:p>0.0023719396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013298" calcext:value-type="float">
            <text:p>6.013298</text:p>
          </table:table-cell>
          <table:table-cell table:formula="of:=SQRT(POWER(ABS([.A874]-xpos);2)+POWER(ABS([.B874]-ypos);2))" office:value-type="float" office:value="0.146953174181438" calcext:value-type="float">
            <text:p>0.1469531742</text:p>
          </table:table-cell>
          <table:table-cell/>
          <table:table-cell table:formula="of:=[.J874]/[.D874]" office:value-type="float" office:value="0.016367929535365" calcext:value-type="float">
            <text:p>0.0163679295</text:p>
          </table:table-cell>
          <table:table-cell table:number-columns-repeated="3"/>
          <table:table-cell table:formula="of:=[.C874]*flaeche" office:value-type="float" office:value="0.0024053192" calcext:value-type="float">
            <text:p>0.0024053192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058385" calcext:value-type="float">
            <text:p>6.058385</text:p>
          </table:table-cell>
          <table:table-cell table:formula="of:=SQRT(POWER(ABS([.A875]-xpos);2)+POWER(ABS([.B875]-ypos);2))" office:value-type="float" office:value="0.148643961606249" calcext:value-type="float">
            <text:p>0.1486439616</text:p>
          </table:table-cell>
          <table:table-cell/>
          <table:table-cell table:formula="of:=[.J875]/[.D875]" office:value-type="float" office:value="0.0163030773252623" calcext:value-type="float">
            <text:p>0.0163030773</text:p>
          </table:table-cell>
          <table:table-cell table:number-columns-repeated="3"/>
          <table:table-cell table:formula="of:=[.C875]*flaeche" office:value-type="float" office:value="0.002423354" calcext:value-type="float">
            <text:p>0.00242335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044584" calcext:value-type="float">
            <text:p>6.044584</text:p>
          </table:table-cell>
          <table:table-cell table:formula="of:=SQRT(POWER(ABS([.A876]-xpos);2)+POWER(ABS([.B876]-ypos);2))" office:value-type="float" office:value="0.153061400000131" calcext:value-type="float">
            <text:p>0.1530614</text:p>
          </table:table-cell>
          <table:table-cell/>
          <table:table-cell table:formula="of:=[.J876]/[.D876]" office:value-type="float" office:value="0.0157964947400059" calcext:value-type="float">
            <text:p>0.0157964947</text:p>
          </table:table-cell>
          <table:table-cell table:number-columns-repeated="3"/>
          <table:table-cell table:formula="of:=[.C876]*flaeche" office:value-type="float" office:value="0.0024178336" calcext:value-type="float">
            <text:p>0.0024178336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958117" calcext:value-type="float">
            <text:p>5.958117</text:p>
          </table:table-cell>
          <table:table-cell table:formula="of:=SQRT(POWER(ABS([.A877]-xpos);2)+POWER(ABS([.B877]-ypos);2))" office:value-type="float" office:value="0.159979779803574" calcext:value-type="float">
            <text:p>0.1599797798</text:p>
          </table:table-cell>
          <table:table-cell/>
          <table:table-cell table:formula="of:=[.J877]/[.D877]" office:value-type="float" office:value="0.0148971751487981" calcext:value-type="float">
            <text:p>0.0148971751</text:p>
          </table:table-cell>
          <table:table-cell table:number-columns-repeated="3"/>
          <table:table-cell table:formula="of:=[.C877]*flaeche" office:value-type="float" office:value="0.0023832468" calcext:value-type="float">
            <text:p>0.0023832468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794713" calcext:value-type="float">
            <text:p>5.794713</text:p>
          </table:table-cell>
          <table:table-cell table:formula="of:=SQRT(POWER(ABS([.A878]-xpos);2)+POWER(ABS([.B878]-ypos);2))" office:value-type="float" office:value="0.16909240269746" calcext:value-type="float">
            <text:p>0.1690924027</text:p>
          </table:table-cell>
          <table:table-cell/>
          <table:table-cell table:formula="of:=[.J878]/[.D878]" office:value-type="float" office:value="0.0137078021426377" calcext:value-type="float">
            <text:p>0.0137078021</text:p>
          </table:table-cell>
          <table:table-cell table:number-columns-repeated="3"/>
          <table:table-cell table:formula="of:=[.C878]*flaeche" office:value-type="float" office:value="0.0023178852" calcext:value-type="float">
            <text:p>0.0023178852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56111" calcext:value-type="float">
            <text:p>5.56111</text:p>
          </table:table-cell>
          <table:table-cell table:formula="of:=SQRT(POWER(ABS([.A879]-xpos);2)+POWER(ABS([.B879]-ypos);2))" office:value-type="float" office:value="0.180067022091776" calcext:value-type="float">
            <text:p>0.1800670221</text:p>
          </table:table-cell>
          <table:table-cell/>
          <table:table-cell table:formula="of:=[.J879]/[.D879]" office:value-type="float" office:value="0.0123534224876905" calcext:value-type="float">
            <text:p>0.0123534225</text:p>
          </table:table-cell>
          <table:table-cell table:number-columns-repeated="3"/>
          <table:table-cell table:formula="of:=[.C879]*flaeche" office:value-type="float" office:value="0.002224444" calcext:value-type="float">
            <text:p>0.00222444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5.275043" calcext:value-type="float">
            <text:p>5.275043</text:p>
          </table:table-cell>
          <table:table-cell table:formula="of:=SQRT(POWER(ABS([.A880]-xpos);2)+POWER(ABS([.B880]-ypos);2))" office:value-type="float" office:value="0.192584604319764" calcext:value-type="float">
            <text:p>0.1925846043</text:p>
          </table:table-cell>
          <table:table-cell/>
          <table:table-cell table:formula="of:=[.J880]/[.D880]" office:value-type="float" office:value="0.0109563129797051" calcext:value-type="float">
            <text:p>0.010956313</text:p>
          </table:table-cell>
          <table:table-cell table:number-columns-repeated="3"/>
          <table:table-cell table:formula="of:=[.C880]*flaeche" office:value-type="float" office:value="0.0021100172" calcext:value-type="float">
            <text:p>0.0021100172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4.963649" calcext:value-type="float">
            <text:p>4.963649</text:p>
          </table:table-cell>
          <table:table-cell table:formula="of:=SQRT(POWER(ABS([.A881]-xpos);2)+POWER(ABS([.B881]-ypos);2))" office:value-type="float" office:value="0.206364968260119" calcext:value-type="float">
            <text:p>0.2063649683</text:p>
          </table:table-cell>
          <table:table-cell/>
          <table:table-cell table:formula="of:=[.J881]/[.D881]" office:value-type="float" office:value="0.00962110777201955" calcext:value-type="float">
            <text:p>0.0096211078</text:p>
          </table:table-cell>
          <table:table-cell table:number-columns-repeated="3"/>
          <table:table-cell table:formula="of:=[.C881]*flaeche" office:value-type="float" office:value="0.0019854596" calcext:value-type="float">
            <text:p>0.0019854596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660351" calcext:value-type="float">
            <text:p>4.660351</text:p>
          </table:table-cell>
          <table:table-cell table:formula="of:=SQRT(POWER(ABS([.A882]-xpos);2)+POWER(ABS([.B882]-ypos);2))" office:value-type="float" office:value="0.221172202948291" calcext:value-type="float">
            <text:p>0.2211722029</text:p>
          </table:table-cell>
          <table:table-cell/>
          <table:table-cell table:formula="of:=[.J882]/[.D882]" office:value-type="float" office:value="0.00842845699030193" calcext:value-type="float">
            <text:p>0.008428457</text:p>
          </table:table-cell>
          <table:table-cell table:number-columns-repeated="3"/>
          <table:table-cell table:formula="of:=[.C882]*flaeche" office:value-type="float" office:value="0.0018641404" calcext:value-type="float">
            <text:p>0.001864140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400501" calcext:value-type="float">
            <text:p>4.400501</text:p>
          </table:table-cell>
          <table:table-cell table:formula="of:=SQRT(POWER(ABS([.A883]-xpos);2)+POWER(ABS([.B883]-ypos);2))" office:value-type="float" office:value="0.236813765471942" calcext:value-type="float">
            <text:p>0.2368137655</text:p>
          </table:table-cell>
          <table:table-cell/>
          <table:table-cell table:formula="of:=[.J883]/[.D883]" office:value-type="float" office:value="0.00743284663580315" calcext:value-type="float">
            <text:p>0.0074328466</text:p>
          </table:table-cell>
          <table:table-cell table:number-columns-repeated="3"/>
          <table:table-cell table:formula="of:=[.C883]*flaeche" office:value-type="float" office:value="0.0017602004" calcext:value-type="float">
            <text:p>0.001760200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216322" calcext:value-type="float">
            <text:p>4.216322</text:p>
          </table:table-cell>
          <table:table-cell table:formula="of:=SQRT(POWER(ABS([.A884]-xpos);2)+POWER(ABS([.B884]-ypos);2))" office:value-type="float" office:value="0.253135040255197" calcext:value-type="float">
            <text:p>0.2531350403</text:p>
          </table:table-cell>
          <table:table-cell/>
          <table:table-cell table:formula="of:=[.J884]/[.D884]" office:value-type="float" office:value="0.00666256555512716" calcext:value-type="float">
            <text:p>0.0066625656</text:p>
          </table:table-cell>
          <table:table-cell table:number-columns-repeated="3"/>
          <table:table-cell table:formula="of:=[.C884]*flaeche" office:value-type="float" office:value="0.0016865288" calcext:value-type="float">
            <text:p>0.0016865288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131919" calcext:value-type="float">
            <text:p>4.131919</text:p>
          </table:table-cell>
          <table:table-cell table:formula="of:=SQRT(POWER(ABS([.A885]-xpos);2)+POWER(ABS([.B885]-ypos);2))" office:value-type="float" office:value="0.270013636103809" calcext:value-type="float">
            <text:p>0.2700136361</text:p>
          </table:table-cell>
          <table:table-cell/>
          <table:table-cell table:formula="of:=[.J885]/[.D885]" office:value-type="float" office:value="0.00612105234331418" calcext:value-type="float">
            <text:p>0.0061210523</text:p>
          </table:table-cell>
          <table:table-cell table:number-columns-repeated="3"/>
          <table:table-cell table:formula="of:=[.C885]*flaeche" office:value-type="float" office:value="0.0016527676" calcext:value-type="float">
            <text:p>0.00165276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346939" calcext:value-type="float">
            <text:p>0.346939</text:p>
          </table:table-cell>
          <table:table-cell office:value-type="float" office:value="4.159216" calcext:value-type="float">
            <text:p>4.159216</text:p>
          </table:table-cell>
          <table:table-cell table:formula="of:=SQRT(POWER(ABS([.A886]-xpos);2)+POWER(ABS([.B886]-ypos);2))" office:value-type="float" office:value="0.287349855475864" calcext:value-type="float">
            <text:p>0.2873498555</text:p>
          </table:table-cell>
          <table:table-cell/>
          <table:table-cell table:formula="of:=[.J886]/[.D886]" office:value-type="float" office:value="0.00578975895862158" calcext:value-type="float">
            <text:p>0.005789759</text:p>
          </table:table-cell>
          <table:table-cell table:number-columns-repeated="3"/>
          <table:table-cell table:formula="of:=[.C886]*flaeche" office:value-type="float" office:value="0.0016636864" calcext:value-type="float">
            <text:p>0.001663686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4.29551" calcext:value-type="float">
            <text:p>4.29551</text:p>
          </table:table-cell>
          <table:table-cell table:formula="of:=SQRT(POWER(ABS([.A887]-xpos);2)+POWER(ABS([.B887]-ypos);2))" office:value-type="float" office:value="0.305066366763037" calcext:value-type="float">
            <text:p>0.3050663668</text:p>
          </table:table-cell>
          <table:table-cell/>
          <table:table-cell table:formula="of:=[.J887]/[.D887]" office:value-type="float" office:value="0.00563223018725833" calcext:value-type="float">
            <text:p>0.0056322302</text:p>
          </table:table-cell>
          <table:table-cell table:number-columns-repeated="3"/>
          <table:table-cell table:formula="of:=[.C887]*flaeche" office:value-type="float" office:value="0.001718204" calcext:value-type="float">
            <text:p>0.00171820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4.52307" calcext:value-type="float">
            <text:p>4.52307</text:p>
          </table:table-cell>
          <table:table-cell table:formula="of:=SQRT(POWER(ABS([.A888]-xpos);2)+POWER(ABS([.B888]-ypos);2))" office:value-type="float" office:value="0.323100618609745" calcext:value-type="float">
            <text:p>0.3231006186</text:p>
          </table:table-cell>
          <table:table-cell/>
          <table:table-cell table:formula="of:=[.J888]/[.D888]" office:value-type="float" office:value="0.00559958073675267" calcext:value-type="float">
            <text:p>0.0055995807</text:p>
          </table:table-cell>
          <table:table-cell table:number-columns-repeated="3"/>
          <table:table-cell table:formula="of:=[.C888]*flaeche" office:value-type="float" office:value="0.001809228" calcext:value-type="float">
            <text:p>0.001809228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4.810881" calcext:value-type="float">
            <text:p>4.810881</text:p>
          </table:table-cell>
          <table:table-cell table:formula="of:=SQRT(POWER(ABS([.A889]-xpos);2)+POWER(ABS([.B889]-ypos);2))" office:value-type="float" office:value="0.341402261694324" calcext:value-type="float">
            <text:p>0.3414022617</text:p>
          </table:table-cell>
          <table:table-cell/>
          <table:table-cell table:formula="of:=[.J889]/[.D889]" office:value-type="float" office:value="0.00563661292239175" calcext:value-type="float">
            <text:p>0.0056366129</text:p>
          </table:table-cell>
          <table:table-cell table:number-columns-repeated="3"/>
          <table:table-cell table:formula="of:=[.C889]*flaeche" office:value-type="float" office:value="0.0019243524" calcext:value-type="float">
            <text:p>0.001924352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5.118441" calcext:value-type="float">
            <text:p>5.118441</text:p>
          </table:table-cell>
          <table:table-cell table:formula="of:=SQRT(POWER(ABS([.A890]-xpos);2)+POWER(ABS([.B890]-ypos);2))" office:value-type="float" office:value="0.359930509629289" calcext:value-type="float">
            <text:p>0.3599305096</text:p>
          </table:table-cell>
          <table:table-cell/>
          <table:table-cell table:formula="of:=[.J890]/[.D890]" office:value-type="float" office:value="0.00568825466368132" calcext:value-type="float">
            <text:p>0.0056882547</text:p>
          </table:table-cell>
          <table:table-cell table:number-columns-repeated="3"/>
          <table:table-cell table:formula="of:=[.C890]*flaeche" office:value-type="float" office:value="0.0020473764" calcext:value-type="float">
            <text:p>0.002047376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5.401269" calcext:value-type="float">
            <text:p>5.401269</text:p>
          </table:table-cell>
          <table:table-cell table:formula="of:=SQRT(POWER(ABS([.A891]-xpos);2)+POWER(ABS([.B891]-ypos);2))" office:value-type="float" office:value="0.378653020747227" calcext:value-type="float">
            <text:p>0.3786530207</text:p>
          </table:table-cell>
          <table:table-cell/>
          <table:table-cell table:formula="of:=[.J891]/[.D891]" office:value-type="float" office:value="0.00570577146258201" calcext:value-type="float">
            <text:p>0.0057057715</text:p>
          </table:table-cell>
          <table:table-cell table:number-columns-repeated="3"/>
          <table:table-cell table:formula="of:=[.C891]*flaeche" office:value-type="float" office:value="0.0021605076" calcext:value-type="float">
            <text:p>0.0021605076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5.617496" calcext:value-type="float">
            <text:p>5.617496</text:p>
          </table:table-cell>
          <table:table-cell table:formula="of:=SQRT(POWER(ABS([.A892]-xpos);2)+POWER(ABS([.B892]-ypos);2))" office:value-type="float" office:value="0.397540644796227" calcext:value-type="float">
            <text:p>0.3975406448</text:p>
          </table:table-cell>
          <table:table-cell/>
          <table:table-cell table:formula="of:=[.J892]/[.D892]" office:value-type="float" office:value="0.00565224821515238" calcext:value-type="float">
            <text:p>0.0056522482</text:p>
          </table:table-cell>
          <table:table-cell table:number-columns-repeated="3"/>
          <table:table-cell table:formula="of:=[.C892]*flaeche" office:value-type="float" office:value="0.0022469984" calcext:value-type="float">
            <text:p>0.002246998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5.734531" calcext:value-type="float">
            <text:p>5.734531</text:p>
          </table:table-cell>
          <table:table-cell table:formula="of:=SQRT(POWER(ABS([.A893]-xpos);2)+POWER(ABS([.B893]-ypos);2))" office:value-type="float" office:value="0.416571712118094" calcext:value-type="float">
            <text:p>0.4165717121</text:p>
          </table:table-cell>
          <table:table-cell/>
          <table:table-cell table:formula="of:=[.J893]/[.D893]" office:value-type="float" office:value="0.00550640461959579" calcext:value-type="float">
            <text:p>0.0055064046</text:p>
          </table:table-cell>
          <table:table-cell table:number-columns-repeated="3"/>
          <table:table-cell table:formula="of:=[.C893]*flaeche" office:value-type="float" office:value="0.0022938124" calcext:value-type="float">
            <text:p>0.002293812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5.734531" calcext:value-type="float">
            <text:p>5.734531</text:p>
          </table:table-cell>
          <table:table-cell table:formula="of:=SQRT(POWER(ABS([.A894]-xpos);2)+POWER(ABS([.B894]-ypos);2))" office:value-type="float" office:value="0.435727427799766" calcext:value-type="float">
            <text:p>0.4357274278</text:p>
          </table:table-cell>
          <table:table-cell/>
          <table:table-cell table:formula="of:=[.J894]/[.D894]" office:value-type="float" office:value="0.00526432869186766" calcext:value-type="float">
            <text:p>0.0052643287</text:p>
          </table:table-cell>
          <table:table-cell table:number-columns-repeated="3"/>
          <table:table-cell table:formula="of:=[.C894]*flaeche" office:value-type="float" office:value="0.0022938124" calcext:value-type="float">
            <text:p>0.002293812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5.617496" calcext:value-type="float">
            <text:p>5.617496</text:p>
          </table:table-cell>
          <table:table-cell table:formula="of:=SQRT(POWER(ABS([.A895]-xpos);2)+POWER(ABS([.B895]-ypos);2))" office:value-type="float" office:value="0.454992048573379" calcext:value-type="float">
            <text:p>0.4549920486</text:p>
          </table:table-cell>
          <table:table-cell/>
          <table:table-cell table:formula="of:=[.J895]/[.D895]" office:value-type="float" office:value="0.0049385443263139" calcext:value-type="float">
            <text:p>0.0049385443</text:p>
          </table:table-cell>
          <table:table-cell table:number-columns-repeated="3"/>
          <table:table-cell table:formula="of:=[.C895]*flaeche" office:value-type="float" office:value="0.0022469984" calcext:value-type="float">
            <text:p>0.002246998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5.401269" calcext:value-type="float">
            <text:p>5.401269</text:p>
          </table:table-cell>
          <table:table-cell table:formula="of:=SQRT(POWER(ABS([.A896]-xpos);2)+POWER(ABS([.B896]-ypos);2))" office:value-type="float" office:value="0.474352305908804" calcext:value-type="float">
            <text:p>0.4743523059</text:p>
          </table:table-cell>
          <table:table-cell/>
          <table:table-cell table:formula="of:=[.J896]/[.D896]" office:value-type="float" office:value="0.00455464761757765" calcext:value-type="float">
            <text:p>0.0045546476</text:p>
          </table:table-cell>
          <table:table-cell table:number-columns-repeated="3"/>
          <table:table-cell table:formula="of:=[.C896]*flaeche" office:value-type="float" office:value="0.0021605076" calcext:value-type="float">
            <text:p>0.0021605076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5.118441" calcext:value-type="float">
            <text:p>5.118441</text:p>
          </table:table-cell>
          <table:table-cell table:formula="of:=SQRT(POWER(ABS([.A897]-xpos);2)+POWER(ABS([.B897]-ypos);2))" office:value-type="float" office:value="0.493797905789403" calcext:value-type="float">
            <text:p>0.4937979058</text:p>
          </table:table-cell>
          <table:table-cell/>
          <table:table-cell table:formula="of:=[.J897]/[.D897]" office:value-type="float" office:value="0.00414618283309037" calcext:value-type="float">
            <text:p>0.0041461828</text:p>
          </table:table-cell>
          <table:table-cell table:number-columns-repeated="3"/>
          <table:table-cell table:formula="of:=[.C897]*flaeche" office:value-type="float" office:value="0.0020473764" calcext:value-type="float">
            <text:p>0.002047376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4.810881" calcext:value-type="float">
            <text:p>4.810881</text:p>
          </table:table-cell>
          <table:table-cell table:formula="of:=SQRT(POWER(ABS([.A898]-xpos);2)+POWER(ABS([.B898]-ypos);2))" office:value-type="float" office:value="0.513317352414664" calcext:value-type="float">
            <text:p>0.5133173524</text:p>
          </table:table-cell>
          <table:table-cell/>
          <table:table-cell table:formula="of:=[.J898]/[.D898]" office:value-type="float" office:value="0.0037488551496414" calcext:value-type="float">
            <text:p>0.0037488551</text:p>
          </table:table-cell>
          <table:table-cell table:number-columns-repeated="3"/>
          <table:table-cell table:formula="of:=[.C898]*flaeche" office:value-type="float" office:value="0.0019243524" calcext:value-type="float">
            <text:p>0.001924352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4.52307" calcext:value-type="float">
            <text:p>4.52307</text:p>
          </table:table-cell>
          <table:table-cell table:formula="of:=SQRT(POWER(ABS([.A899]-xpos);2)+POWER(ABS([.B899]-ypos);2))" office:value-type="float" office:value="0.532903377495396" calcext:value-type="float">
            <text:p>0.5329033775</text:p>
          </table:table-cell>
          <table:table-cell/>
          <table:table-cell table:formula="of:=[.J899]/[.D899]" office:value-type="float" office:value="0.00339503946944985" calcext:value-type="float">
            <text:p>0.0033950395</text:p>
          </table:table-cell>
          <table:table-cell table:number-columns-repeated="3"/>
          <table:table-cell table:formula="of:=[.C899]*flaeche" office:value-type="float" office:value="0.001809228" calcext:value-type="float">
            <text:p>0.001809228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4.29551" calcext:value-type="float">
            <text:p>4.29551</text:p>
          </table:table-cell>
          <table:table-cell table:formula="of:=SQRT(POWER(ABS([.A900]-xpos);2)+POWER(ABS([.B900]-ypos);2))" office:value-type="float" office:value="0.552548901120978" calcext:value-type="float">
            <text:p>0.5525489011</text:p>
          </table:table-cell>
          <table:table-cell/>
          <table:table-cell table:formula="of:=[.J900]/[.D900]" office:value-type="float" office:value="0.00310959626652811" calcext:value-type="float">
            <text:p>0.0031095963</text:p>
          </table:table-cell>
          <table:table-cell table:number-columns-repeated="3"/>
          <table:table-cell table:formula="of:=[.C900]*flaeche" office:value-type="float" office:value="0.001718204" calcext:value-type="float">
            <text:p>0.00171820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159216" calcext:value-type="float">
            <text:p>4.159216</text:p>
          </table:table-cell>
          <table:table-cell table:formula="of:=SQRT(POWER(ABS([.A901]-xpos);2)+POWER(ABS([.B901]-ypos);2))" office:value-type="float" office:value="0.572247795488982" calcext:value-type="float">
            <text:p>0.5722477955</text:p>
          </table:table-cell>
          <table:table-cell/>
          <table:table-cell table:formula="of:=[.J901]/[.D901]" office:value-type="float" office:value="0.0029072831963964" calcext:value-type="float">
            <text:p>0.0029072832</text:p>
          </table:table-cell>
          <table:table-cell table:number-columns-repeated="3"/>
          <table:table-cell table:formula="of:=[.C901]*flaeche" office:value-type="float" office:value="0.0016636864" calcext:value-type="float">
            <text:p>0.001663686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131919" calcext:value-type="float">
            <text:p>4.131919</text:p>
          </table:table-cell>
          <table:table-cell table:formula="of:=SQRT(POWER(ABS([.A902]-xpos);2)+POWER(ABS([.B902]-ypos);2))" office:value-type="float" office:value="0.591994732816095" calcext:value-type="float">
            <text:p>0.5919947328</text:p>
          </table:table-cell>
          <table:table-cell/>
          <table:table-cell table:formula="of:=[.J902]/[.D902]" office:value-type="float" office:value="0.0027918620021125" calcext:value-type="float">
            <text:p>0.002791862</text:p>
          </table:table-cell>
          <table:table-cell table:number-columns-repeated="3"/>
          <table:table-cell table:formula="of:=[.C902]*flaeche" office:value-type="float" office:value="0.0016527676" calcext:value-type="float">
            <text:p>0.0016527676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216322" calcext:value-type="float">
            <text:p>4.216322</text:p>
          </table:table-cell>
          <table:table-cell table:formula="of:=SQRT(POWER(ABS([.A903]-xpos);2)+POWER(ABS([.B903]-ypos);2))" office:value-type="float" office:value="0.611786031717789" calcext:value-type="float">
            <text:p>0.6117860317</text:p>
          </table:table-cell>
          <table:table-cell/>
          <table:table-cell table:formula="of:=[.J903]/[.D903]" office:value-type="float" office:value="0.00275672982474693" calcext:value-type="float">
            <text:p>0.0027567298</text:p>
          </table:table-cell>
          <table:table-cell table:number-columns-repeated="3"/>
          <table:table-cell table:formula="of:=[.C903]*flaeche" office:value-type="float" office:value="0.0016865288" calcext:value-type="float">
            <text:p>0.0016865288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400501" calcext:value-type="float">
            <text:p>4.400501</text:p>
          </table:table-cell>
          <table:table-cell table:formula="of:=SQRT(POWER(ABS([.A904]-xpos);2)+POWER(ABS([.B904]-ypos);2))" office:value-type="float" office:value="0.631615673900672" calcext:value-type="float">
            <text:p>0.6316156739</text:p>
          </table:table-cell>
          <table:table-cell/>
          <table:table-cell table:formula="of:=[.J904]/[.D904]" office:value-type="float" office:value="0.00278682191201735" calcext:value-type="float">
            <text:p>0.0027868219</text:p>
          </table:table-cell>
          <table:table-cell table:number-columns-repeated="3"/>
          <table:table-cell table:formula="of:=[.C904]*flaeche" office:value-type="float" office:value="0.0017602004" calcext:value-type="float">
            <text:p>0.001760200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660351" calcext:value-type="float">
            <text:p>4.660351</text:p>
          </table:table-cell>
          <table:table-cell table:formula="of:=SQRT(POWER(ABS([.A905]-xpos);2)+POWER(ABS([.B905]-ypos);2))" office:value-type="float" office:value="0.651481038371033" calcext:value-type="float">
            <text:p>0.6514810384</text:p>
          </table:table-cell>
          <table:table-cell/>
          <table:table-cell table:formula="of:=[.J905]/[.D905]" office:value-type="float" office:value="0.00286138857496314" calcext:value-type="float">
            <text:p>0.0028613886</text:p>
          </table:table-cell>
          <table:table-cell table:number-columns-repeated="3"/>
          <table:table-cell table:formula="of:=[.C905]*flaeche" office:value-type="float" office:value="0.0018641404" calcext:value-type="float">
            <text:p>0.001864140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4.963649" calcext:value-type="float">
            <text:p>4.963649</text:p>
          </table:table-cell>
          <table:table-cell table:formula="of:=SQRT(POWER(ABS([.A906]-xpos);2)+POWER(ABS([.B906]-ypos);2))" office:value-type="float" office:value="0.671378954186829" calcext:value-type="float">
            <text:p>0.6713789542</text:p>
          </table:table-cell>
          <table:table-cell/>
          <table:table-cell table:formula="of:=[.J906]/[.D906]" office:value-type="float" office:value="0.00295728602694253" calcext:value-type="float">
            <text:p>0.002957286</text:p>
          </table:table-cell>
          <table:table-cell table:number-columns-repeated="3"/>
          <table:table-cell table:formula="of:=[.C906]*flaeche" office:value-type="float" office:value="0.0019854596" calcext:value-type="float">
            <text:p>0.0019854596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5.275043" calcext:value-type="float">
            <text:p>5.275043</text:p>
          </table:table-cell>
          <table:table-cell table:formula="of:=SQRT(POWER(ABS([.A907]-xpos);2)+POWER(ABS([.B907]-ypos);2))" office:value-type="float" office:value="0.691306610572328" calcext:value-type="float">
            <text:p>0.6913066106</text:p>
          </table:table-cell>
          <table:table-cell/>
          <table:table-cell table:formula="of:=[.J907]/[.D907]" office:value-type="float" office:value="0.00305221614798842" calcext:value-type="float">
            <text:p>0.0030522161</text:p>
          </table:table-cell>
          <table:table-cell table:number-columns-repeated="3"/>
          <table:table-cell table:formula="of:=[.C907]*flaeche" office:value-type="float" office:value="0.0021100172" calcext:value-type="float">
            <text:p>0.0021100172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56111" calcext:value-type="float">
            <text:p>5.56111</text:p>
          </table:table-cell>
          <table:table-cell table:formula="of:=SQRT(POWER(ABS([.A908]-xpos);2)+POWER(ABS([.B908]-ypos);2))" office:value-type="float" office:value="0.711261507776851" calcext:value-type="float">
            <text:p>0.7112615078</text:p>
          </table:table-cell>
          <table:table-cell/>
          <table:table-cell table:formula="of:=[.J908]/[.D908]" office:value-type="float" office:value="0.0031274629312541" calcext:value-type="float">
            <text:p>0.0031274629</text:p>
          </table:table-cell>
          <table:table-cell table:number-columns-repeated="3"/>
          <table:table-cell table:formula="of:=[.C908]*flaeche" office:value-type="float" office:value="0.002224444" calcext:value-type="float">
            <text:p>0.00222444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794713" calcext:value-type="float">
            <text:p>5.794713</text:p>
          </table:table-cell>
          <table:table-cell table:formula="of:=SQRT(POWER(ABS([.A909]-xpos);2)+POWER(ABS([.B909]-ypos);2))" office:value-type="float" office:value="0.731242395276696" calcext:value-type="float">
            <text:p>0.7312423953</text:p>
          </table:table-cell>
          <table:table-cell/>
          <table:table-cell table:formula="of:=[.J909]/[.D909]" office:value-type="float" office:value="0.00316979050308336" calcext:value-type="float">
            <text:p>0.0031697905</text:p>
          </table:table-cell>
          <table:table-cell table:number-columns-repeated="3"/>
          <table:table-cell table:formula="of:=[.C909]*flaeche" office:value-type="float" office:value="0.0023178852" calcext:value-type="float">
            <text:p>0.0023178852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958117" calcext:value-type="float">
            <text:p>5.958117</text:p>
          </table:table-cell>
          <table:table-cell table:formula="of:=SQRT(POWER(ABS([.A910]-xpos);2)+POWER(ABS([.B910]-ypos);2))" office:value-type="float" office:value="0.751245319417033" calcext:value-type="float">
            <text:p>0.7512453194</text:p>
          </table:table-cell>
          <table:table-cell/>
          <table:table-cell table:formula="of:=[.J910]/[.D910]" office:value-type="float" office:value="0.00317239487342084" calcext:value-type="float">
            <text:p>0.0031723949</text:p>
          </table:table-cell>
          <table:table-cell table:number-columns-repeated="3"/>
          <table:table-cell table:formula="of:=[.C910]*flaeche" office:value-type="float" office:value="0.0023832468" calcext:value-type="float">
            <text:p>0.0023832468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044584" calcext:value-type="float">
            <text:p>6.044584</text:p>
          </table:table-cell>
          <table:table-cell table:formula="of:=SQRT(POWER(ABS([.A911]-xpos);2)+POWER(ABS([.B911]-ypos);2))" office:value-type="float" office:value="0.771269467935818" calcext:value-type="float">
            <text:p>0.7712694679</text:p>
          </table:table-cell>
          <table:table-cell/>
          <table:table-cell table:formula="of:=[.J911]/[.D911]" office:value-type="float" office:value="0.00313487529393709" calcext:value-type="float">
            <text:p>0.0031348753</text:p>
          </table:table-cell>
          <table:table-cell table:number-columns-repeated="3"/>
          <table:table-cell table:formula="of:=[.C911]*flaeche" office:value-type="float" office:value="0.0024178336" calcext:value-type="float">
            <text:p>0.0024178336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058385" calcext:value-type="float">
            <text:p>6.058385</text:p>
          </table:table-cell>
          <table:table-cell table:formula="of:=SQRT(POWER(ABS([.A912]-xpos);2)+POWER(ABS([.B912]-ypos);2))" office:value-type="float" office:value="0.791313229588638" calcext:value-type="float">
            <text:p>0.7913132296</text:p>
          </table:table-cell>
          <table:table-cell/>
          <table:table-cell table:formula="of:=[.J912]/[.D912]" office:value-type="float" office:value="0.00306244595614783" calcext:value-type="float">
            <text:p>0.003062446</text:p>
          </table:table-cell>
          <table:table-cell table:number-columns-repeated="3"/>
          <table:table-cell table:formula="of:=[.C912]*flaeche" office:value-type="float" office:value="0.002423354" calcext:value-type="float">
            <text:p>0.00242335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013298" calcext:value-type="float">
            <text:p>6.013298</text:p>
          </table:table-cell>
          <table:table-cell table:formula="of:=SQRT(POWER(ABS([.A913]-xpos);2)+POWER(ABS([.B913]-ypos);2))" office:value-type="float" office:value="0.811375150840843" calcext:value-type="float">
            <text:p>0.8113751508</text:p>
          </table:table-cell>
          <table:table-cell/>
          <table:table-cell table:formula="of:=[.J913]/[.D913]" office:value-type="float" office:value="0.00296449699933172" calcext:value-type="float">
            <text:p>0.002964497</text:p>
          </table:table-cell>
          <table:table-cell table:number-columns-repeated="3"/>
          <table:table-cell table:formula="of:=[.C913]*flaeche" office:value-type="float" office:value="0.0024053192" calcext:value-type="float">
            <text:p>0.0024053192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929849" calcext:value-type="float">
            <text:p>5.929849</text:p>
          </table:table-cell>
          <table:table-cell table:formula="of:=SQRT(POWER(ABS([.A914]-xpos);2)+POWER(ABS([.B914]-ypos);2))" office:value-type="float" office:value="0.831453917189642" calcext:value-type="float">
            <text:p>0.8314539172</text:p>
          </table:table-cell>
          <table:table-cell/>
          <table:table-cell table:formula="of:=[.J914]/[.D914]" office:value-type="float" office:value="0.00285276135088434" calcext:value-type="float">
            <text:p>0.0028527614</text:p>
          </table:table-cell>
          <table:table-cell table:number-columns-repeated="3"/>
          <table:table-cell table:formula="of:=[.C914]*flaeche" office:value-type="float" office:value="0.0023719396" calcext:value-type="float">
            <text:p>0.0023719396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831736" calcext:value-type="float">
            <text:p>5.831736</text:p>
          </table:table-cell>
          <table:table-cell table:formula="of:=SQRT(POWER(ABS([.A915]-xpos);2)+POWER(ABS([.B915]-ypos);2))" office:value-type="float" office:value="0.851549322057742" calcext:value-type="float">
            <text:p>0.8515493221</text:p>
          </table:table-cell>
          <table:table-cell/>
          <table:table-cell table:formula="of:=[.J915]/[.D915]" office:value-type="float" office:value="0.0027393532465778" calcext:value-type="float">
            <text:p>0.0027393532</text:p>
          </table:table-cell>
          <table:table-cell table:number-columns-repeated="3"/>
          <table:table-cell table:formula="of:=[.C915]*flaeche" office:value-type="float" office:value="0.0023326944" calcext:value-type="float">
            <text:p>0.0023326944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742048" calcext:value-type="float">
            <text:p>5.742048</text:p>
          </table:table-cell>
          <table:table-cell table:formula="of:=SQRT(POWER(ABS([.A916]-xpos);2)+POWER(ABS([.B916]-ypos);2))" office:value-type="float" office:value="0.871658313547803" calcext:value-type="float">
            <text:p>0.8716583135</text:p>
          </table:table-cell>
          <table:table-cell/>
          <table:table-cell table:formula="of:=[.J916]/[.D916]" office:value-type="float" office:value="0.00263499947663155" calcext:value-type="float">
            <text:p>0.0026349995</text:p>
          </table:table-cell>
          <table:table-cell table:number-columns-repeated="3"/>
          <table:table-cell table:formula="of:=[.C916]*flaeche" office:value-type="float" office:value="0.0022968192" calcext:value-type="float">
            <text:p>0.0022968192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67987" calcext:value-type="float">
            <text:p>5.67987</text:p>
          </table:table-cell>
          <table:table-cell table:formula="of:=SQRT(POWER(ABS([.A917]-xpos);2)+POWER(ABS([.B917]-ypos);2))" office:value-type="float" office:value="0.891780890233133" calcext:value-type="float">
            <text:p>0.8917808902</text:p>
          </table:table-cell>
          <table:table-cell/>
          <table:table-cell table:formula="of:=[.J917]/[.D917]" office:value-type="float" office:value="0.00254765270806157" calcext:value-type="float">
            <text:p>0.0025476527</text:p>
          </table:table-cell>
          <table:table-cell table:number-columns-repeated="3"/>
          <table:table-cell table:formula="of:=[.C917]*flaeche" office:value-type="float" office:value="0.002271948" calcext:value-type="float">
            <text:p>0.002271948</text:p>
          </table:table-cell>
          <table:table-cell table:number-columns-repeated="6"/>
        </table:table-row>
        <table:table-row table:style-name="ro1">
          <table:table-cell office:value-type="float" office:value="0.346939" calcext:value-type="float">
            <text:p>0.346939</text:p>
          </table:table-cell>
          <table:table-cell office:value-type="float" office:value="1" calcext:value-type="float">
            <text:p>1</text:p>
          </table:table-cell>
          <table:table-cell office:value-type="float" office:value="5.657698" calcext:value-type="float">
            <text:p>5.657698</text:p>
          </table:table-cell>
          <table:table-cell table:formula="of:=SQRT(POWER(ABS([.A918]-xpos);2)+POWER(ABS([.B918]-ypos);2))" office:value-type="float" office:value="0.911916152790924" calcext:value-type="float">
            <text:p>0.9119161528</text:p>
          </table:table-cell>
          <table:table-cell/>
          <table:table-cell table:formula="of:=[.J918]/[.D918]" office:value-type="float" office:value="0.0024816746507602" calcext:value-type="float">
            <text:p>0.0024816747</text:p>
          </table:table-cell>
          <table:table-cell table:number-columns-repeated="3"/>
          <table:table-cell table:formula="of:=[.C918]*flaeche" office:value-type="float" office:value="0.0022630792" calcext:value-type="float">
            <text:p>0.002263079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919]-xpos);2)+POWER(ABS([.B919]-ypos);2))" office:value-type="float" office:value="0.223606797749979" calcext:value-type="float">
            <text:p>0.2236067977</text:p>
          </table:table-cell>
          <table:table-cell/>
          <table:table-cell table:formula="of:=[.J919]/[.D919]" office:value-type="float" office:value="0" calcext:value-type="float">
            <text:p>0</text:p>
          </table:table-cell>
          <table:table-cell table:number-columns-repeated="3"/>
          <table:table-cell table:formula="of:=[.C919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" calcext:value-type="float">
            <text:p>0</text:p>
          </table:table-cell>
          <table:table-cell office:value-type="float" office:value="5.790829" calcext:value-type="float">
            <text:p>5.790829</text:p>
          </table:table-cell>
          <table:table-cell table:formula="of:=SQRT(POWER(ABS([.A920]-xpos);2)+POWER(ABS([.B920]-ypos);2))" office:value-type="float" office:value="0.194948758418719" calcext:value-type="float">
            <text:p>0.1949487584</text:p>
          </table:table-cell>
          <table:table-cell/>
          <table:table-cell table:formula="of:=[.J920]/[.D920]" office:value-type="float" office:value="0.0118817458433097" calcext:value-type="float">
            <text:p>0.0118817458</text:p>
          </table:table-cell>
          <table:table-cell table:number-columns-repeated="3"/>
          <table:table-cell table:formula="of:=[.C920]*flaeche" office:value-type="float" office:value="0.0023163316" calcext:value-type="float">
            <text:p>0.0023163316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808689" calcext:value-type="float">
            <text:p>5.808689</text:p>
          </table:table-cell>
          <table:table-cell table:formula="of:=SQRT(POWER(ABS([.A921]-xpos);2)+POWER(ABS([.B921]-ypos);2))" office:value-type="float" office:value="0.185310293489056" calcext:value-type="float">
            <text:p>0.1853102935</text:p>
          </table:table-cell>
          <table:table-cell/>
          <table:table-cell table:formula="of:=[.J921]/[.D921]" office:value-type="float" office:value="0.0125382975562403" calcext:value-type="float">
            <text:p>0.0125382976</text:p>
          </table:table-cell>
          <table:table-cell table:number-columns-repeated="3"/>
          <table:table-cell table:formula="of:=[.C921]*flaeche" office:value-type="float" office:value="0.0023234756" calcext:value-type="float">
            <text:p>0.0023234756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857943" calcext:value-type="float">
            <text:p>5.857943</text:p>
          </table:table-cell>
          <table:table-cell table:formula="of:=SQRT(POWER(ABS([.A922]-xpos);2)+POWER(ABS([.B922]-ypos);2))" office:value-type="float" office:value="0.17750426548396" calcext:value-type="float">
            <text:p>0.1775042655</text:p>
          </table:table-cell>
          <table:table-cell/>
          <table:table-cell table:formula="of:=[.J922]/[.D922]" office:value-type="float" office:value="0.0132006810856708" calcext:value-type="float">
            <text:p>0.0132006811</text:p>
          </table:table-cell>
          <table:table-cell table:number-columns-repeated="3"/>
          <table:table-cell table:formula="of:=[.C922]*flaeche" office:value-type="float" office:value="0.0023431772" calcext:value-type="float">
            <text:p>0.0023431772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926202" calcext:value-type="float">
            <text:p>5.926202</text:p>
          </table:table-cell>
          <table:table-cell table:formula="of:=SQRT(POWER(ABS([.A923]-xpos);2)+POWER(ABS([.B923]-ypos);2))" office:value-type="float" office:value="0.171780664176734" calcext:value-type="float">
            <text:p>0.1717806642</text:p>
          </table:table-cell>
          <table:table-cell/>
          <table:table-cell table:formula="of:=[.J923]/[.D923]" office:value-type="float" office:value="0.0137994623047979" calcext:value-type="float">
            <text:p>0.0137994623</text:p>
          </table:table-cell>
          <table:table-cell table:number-columns-repeated="3"/>
          <table:table-cell table:formula="of:=[.C923]*flaeche" office:value-type="float" office:value="0.0023704808" calcext:value-type="float">
            <text:p>0.0023704808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994782" calcext:value-type="float">
            <text:p>5.994782</text:p>
          </table:table-cell>
          <table:table-cell table:formula="of:=SQRT(POWER(ABS([.A924]-xpos);2)+POWER(ABS([.B924]-ypos);2))" office:value-type="float" office:value="0.168351908507151" calcext:value-type="float">
            <text:p>0.1683519085</text:p>
          </table:table-cell>
          <table:table-cell/>
          <table:table-cell table:formula="of:=[.J924]/[.D924]" office:value-type="float" office:value="0.0142434548040669" calcext:value-type="float">
            <text:p>0.0142434548</text:p>
          </table:table-cell>
          <table:table-cell table:number-columns-repeated="3"/>
          <table:table-cell table:formula="of:=[.C924]*flaeche" office:value-type="float" office:value="0.0023979128" calcext:value-type="float">
            <text:p>0.0023979128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041521" calcext:value-type="float">
            <text:p>6.041521</text:p>
          </table:table-cell>
          <table:table-cell table:formula="of:=SQRT(POWER(ABS([.A925]-xpos);2)+POWER(ABS([.B925]-ypos);2))" office:value-type="float" office:value="0.167359445774656" calcext:value-type="float">
            <text:p>0.1673594458</text:p>
          </table:table-cell>
          <table:table-cell/>
          <table:table-cell table:formula="of:=[.J925]/[.D925]" office:value-type="float" office:value="0.0144396295578911" calcext:value-type="float">
            <text:p>0.0144396296</text:p>
          </table:table-cell>
          <table:table-cell table:number-columns-repeated="3"/>
          <table:table-cell table:formula="of:=[.C925]*flaeche" office:value-type="float" office:value="0.0024166084" calcext:value-type="float">
            <text:p>0.0024166084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044378" calcext:value-type="float">
            <text:p>6.044378</text:p>
          </table:table-cell>
          <table:table-cell table:formula="of:=SQRT(POWER(ABS([.A926]-xpos);2)+POWER(ABS([.B926]-ypos);2))" office:value-type="float" office:value="0.168846012715729" calcext:value-type="float">
            <text:p>0.1688460127</text:p>
          </table:table-cell>
          <table:table-cell/>
          <table:table-cell table:formula="of:=[.J926]/[.D926]" office:value-type="float" office:value="0.0143192673674241" calcext:value-type="float">
            <text:p>0.0143192674</text:p>
          </table:table-cell>
          <table:table-cell table:number-columns-repeated="3"/>
          <table:table-cell table:formula="of:=[.C926]*flaeche" office:value-type="float" office:value="0.0024177512" calcext:value-type="float">
            <text:p>0.0024177512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5.985305" calcext:value-type="float">
            <text:p>5.985305</text:p>
          </table:table-cell>
          <table:table-cell table:formula="of:=SQRT(POWER(ABS([.A927]-xpos);2)+POWER(ABS([.B927]-ypos);2))" office:value-type="float" office:value="0.172747621859173" calcext:value-type="float">
            <text:p>0.1727476219</text:p>
          </table:table-cell>
          <table:table-cell/>
          <table:table-cell table:formula="of:=[.J927]/[.D927]" office:value-type="float" office:value="0.0138590735677492" calcext:value-type="float">
            <text:p>0.0138590736</text:p>
          </table:table-cell>
          <table:table-cell table:number-columns-repeated="3"/>
          <table:table-cell table:formula="of:=[.C927]*flaeche" office:value-type="float" office:value="0.002394122" calcext:value-type="float">
            <text:p>0.002394122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853774" calcext:value-type="float">
            <text:p>5.853774</text:p>
          </table:table-cell>
          <table:table-cell table:formula="of:=SQRT(POWER(ABS([.A928]-xpos);2)+POWER(ABS([.B928]-ypos);2))" office:value-type="float" office:value="0.178906340396309" calcext:value-type="float">
            <text:p>0.1789063404</text:p>
          </table:table-cell>
          <table:table-cell/>
          <table:table-cell table:formula="of:=[.J928]/[.D928]" office:value-type="float" office:value="0.013087907308445" calcext:value-type="float">
            <text:p>0.0130879073</text:p>
          </table:table-cell>
          <table:table-cell table:number-columns-repeated="3"/>
          <table:table-cell table:formula="of:=[.C928]*flaeche" office:value-type="float" office:value="0.0023415096" calcext:value-type="float">
            <text:p>0.0023415096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649374" calcext:value-type="float">
            <text:p>5.649374</text:p>
          </table:table-cell>
          <table:table-cell table:formula="of:=SQRT(POWER(ABS([.A929]-xpos);2)+POWER(ABS([.B929]-ypos);2))" office:value-type="float" office:value="0.187099410309065" calcext:value-type="float">
            <text:p>0.1870994103</text:p>
          </table:table-cell>
          <table:table-cell/>
          <table:table-cell table:formula="of:=[.J929]/[.D929]" office:value-type="float" office:value="0.0120778018288095" calcext:value-type="float">
            <text:p>0.0120778018</text:p>
          </table:table-cell>
          <table:table-cell table:number-columns-repeated="3"/>
          <table:table-cell table:formula="of:=[.C929]*flaeche" office:value-type="float" office:value="0.0022597496" calcext:value-type="float">
            <text:p>0.0022597496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38308" calcext:value-type="float">
            <text:p>5.38308</text:p>
          </table:table-cell>
          <table:table-cell table:formula="of:=SQRT(POWER(ABS([.A930]-xpos);2)+POWER(ABS([.B930]-ypos);2))" office:value-type="float" office:value="0.19707379616022" calcext:value-type="float">
            <text:p>0.1970737962</text:p>
          </table:table-cell>
          <table:table-cell/>
          <table:table-cell table:formula="of:=[.J930]/[.D930]" office:value-type="float" office:value="0.0109260187906942" calcext:value-type="float">
            <text:p>0.0109260188</text:p>
          </table:table-cell>
          <table:table-cell table:number-columns-repeated="3"/>
          <table:table-cell table:formula="of:=[.C930]*flaeche" office:value-type="float" office:value="0.002153232" calcext:value-type="float">
            <text:p>0.002153232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5.07698" calcext:value-type="float">
            <text:p>5.07698</text:p>
          </table:table-cell>
          <table:table-cell table:formula="of:=SQRT(POWER(ABS([.A931]-xpos);2)+POWER(ABS([.B931]-ypos);2))" office:value-type="float" office:value="0.208573197005272" calcext:value-type="float">
            <text:p>0.208573197</text:p>
          </table:table-cell>
          <table:table-cell/>
          <table:table-cell table:formula="of:=[.J931]/[.D931]" office:value-type="float" office:value="0.00973659141806542" calcext:value-type="float">
            <text:p>0.0097365914</text:p>
          </table:table-cell>
          <table:table-cell table:number-columns-repeated="3"/>
          <table:table-cell table:formula="of:=[.C931]*flaeche" office:value-type="float" office:value="0.002030792" calcext:value-type="float">
            <text:p>0.002030792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4.762422" calcext:value-type="float">
            <text:p>4.762422</text:p>
          </table:table-cell>
          <table:table-cell table:formula="of:=SQRT(POWER(ABS([.A932]-xpos);2)+POWER(ABS([.B932]-ypos);2))" office:value-type="float" office:value="0.221360449974696" calcext:value-type="float">
            <text:p>0.22136045</text:p>
          </table:table-cell>
          <table:table-cell/>
          <table:table-cell table:formula="of:=[.J932]/[.D932]" office:value-type="float" office:value="0.00860573241614642" calcext:value-type="float">
            <text:p>0.0086057324</text:p>
          </table:table-cell>
          <table:table-cell table:number-columns-repeated="3"/>
          <table:table-cell table:formula="of:=[.C932]*flaeche" office:value-type="float" office:value="0.0019049688" calcext:value-type="float">
            <text:p>0.0019049688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476637" calcext:value-type="float">
            <text:p>4.476637</text:p>
          </table:table-cell>
          <table:table-cell table:formula="of:=SQRT(POWER(ABS([.A933]-xpos);2)+POWER(ABS([.B933]-ypos);2))" office:value-type="float" office:value="0.235225619448648" calcext:value-type="float">
            <text:p>0.2352256194</text:p>
          </table:table-cell>
          <table:table-cell/>
          <table:table-cell table:formula="of:=[.J933]/[.D933]" office:value-type="float" office:value="0.00761249903049323" calcext:value-type="float">
            <text:p>0.007612499</text:p>
          </table:table-cell>
          <table:table-cell table:number-columns-repeated="3"/>
          <table:table-cell table:formula="of:=[.C933]*flaeche" office:value-type="float" office:value="0.0017906548" calcext:value-type="float">
            <text:p>0.0017906548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258078" calcext:value-type="float">
            <text:p>4.258078</text:p>
          </table:table-cell>
          <table:table-cell table:formula="of:=SQRT(POWER(ABS([.A934]-xpos);2)+POWER(ABS([.B934]-ypos);2))" office:value-type="float" office:value="0.249989416185966" calcext:value-type="float">
            <text:p>0.2499894162</text:p>
          </table:table-cell>
          <table:table-cell/>
          <table:table-cell table:formula="of:=[.J934]/[.D934]" office:value-type="float" office:value="0.0068132132391276" calcext:value-type="float">
            <text:p>0.0068132132</text:p>
          </table:table-cell>
          <table:table-cell table:number-columns-repeated="3"/>
          <table:table-cell table:formula="of:=[.C934]*flaeche" office:value-type="float" office:value="0.0017032312" calcext:value-type="float">
            <text:p>0.0017032312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141" calcext:value-type="float">
            <text:p>4.141</text:p>
          </table:table-cell>
          <table:table-cell table:formula="of:=SQRT(POWER(ABS([.A935]-xpos);2)+POWER(ABS([.B935]-ypos);2))" office:value-type="float" office:value="0.265501972295876" calcext:value-type="float">
            <text:p>0.2655019723</text:p>
          </table:table-cell>
          <table:table-cell/>
          <table:table-cell table:formula="of:=[.J935]/[.D935]" office:value-type="float" office:value="0.00623874838170357" calcext:value-type="float">
            <text:p>0.0062387484</text:p>
          </table:table-cell>
          <table:table-cell table:number-columns-repeated="3"/>
          <table:table-cell table:formula="of:=[.C935]*flaeche" office:value-type="float" office:value="0.0016564" calcext:value-type="float">
            <text:p>0.0016564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150013" calcext:value-type="float">
            <text:p>4.150013</text:p>
          </table:table-cell>
          <table:table-cell table:formula="of:=SQRT(POWER(ABS([.A936]-xpos);2)+POWER(ABS([.B936]-ypos);2))" office:value-type="float" office:value="0.281640395486869" calcext:value-type="float">
            <text:p>0.2816403955</text:p>
          </table:table-cell>
          <table:table-cell/>
          <table:table-cell table:formula="of:=[.J936]/[.D936]" office:value-type="float" office:value="0.00589405932742839" calcext:value-type="float">
            <text:p>0.0058940593</text:p>
          </table:table-cell>
          <table:table-cell table:number-columns-repeated="3"/>
          <table:table-cell table:formula="of:=[.C936]*flaeche" office:value-type="float" office:value="0.0016600052" calcext:value-type="float">
            <text:p>0.0016600052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29551" calcext:value-type="float">
            <text:p>4.29551</text:p>
          </table:table-cell>
          <table:table-cell table:formula="of:=SQRT(POWER(ABS([.A937]-xpos);2)+POWER(ABS([.B937]-ypos);2))" office:value-type="float" office:value="0.298301673025815" calcext:value-type="float">
            <text:p>0.298301673</text:p>
          </table:table-cell>
          <table:table-cell/>
          <table:table-cell table:formula="of:=[.J937]/[.D937]" office:value-type="float" office:value="0.00575995428577871" calcext:value-type="float">
            <text:p>0.0057599543</text:p>
          </table:table-cell>
          <table:table-cell table:number-columns-repeated="3"/>
          <table:table-cell table:formula="of:=[.C937]*flaeche" office:value-type="float" office:value="0.001718204" calcext:value-type="float">
            <text:p>0.0017182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367347" calcext:value-type="float">
            <text:p>0.367347</text:p>
          </table:table-cell>
          <table:table-cell office:value-type="float" office:value="4.57072" calcext:value-type="float">
            <text:p>4.57072</text:p>
          </table:table-cell>
          <table:table-cell table:formula="of:=SQRT(POWER(ABS([.A938]-xpos);2)+POWER(ABS([.B938]-ypos);2))" office:value-type="float" office:value="0.315403609392791" calcext:value-type="float">
            <text:p>0.3154036094</text:p>
          </table:table-cell>
          <table:table-cell/>
          <table:table-cell table:formula="of:=[.J938]/[.D938]" office:value-type="float" office:value="0.0057966616283174" calcext:value-type="float">
            <text:p>0.0057966616</text:p>
          </table:table-cell>
          <table:table-cell table:number-columns-repeated="3"/>
          <table:table-cell table:formula="of:=[.C938]*flaeche" office:value-type="float" office:value="0.001828288" calcext:value-type="float">
            <text:p>0.001828288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4.950948" calcext:value-type="float">
            <text:p>4.950948</text:p>
          </table:table-cell>
          <table:table-cell table:formula="of:=SQRT(POWER(ABS([.A939]-xpos);2)+POWER(ABS([.B939]-ypos);2))" office:value-type="float" office:value="0.3328782937261" calcext:value-type="float">
            <text:p>0.3328782937</text:p>
          </table:table-cell>
          <table:table-cell/>
          <table:table-cell table:formula="of:=[.J939]/[.D939]" office:value-type="float" office:value="0.00594925904549817" calcext:value-type="float">
            <text:p>0.005949259</text:p>
          </table:table-cell>
          <table:table-cell table:number-columns-repeated="3"/>
          <table:table-cell table:formula="of:=[.C939]*flaeche" office:value-type="float" office:value="0.0019803792" calcext:value-type="float">
            <text:p>0.0019803792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5.395335" calcext:value-type="float">
            <text:p>5.395335</text:p>
          </table:table-cell>
          <table:table-cell table:formula="of:=SQRT(POWER(ABS([.A940]-xpos);2)+POWER(ABS([.B940]-ypos);2))" office:value-type="float" office:value="0.350670005814583" calcext:value-type="float">
            <text:p>0.3506700058</text:p>
          </table:table-cell>
          <table:table-cell/>
          <table:table-cell table:formula="of:=[.J940]/[.D940]" office:value-type="float" office:value="0.00615431592156505" calcext:value-type="float">
            <text:p>0.0061543159</text:p>
          </table:table-cell>
          <table:table-cell table:number-columns-repeated="3"/>
          <table:table-cell table:formula="of:=[.C940]*flaeche" office:value-type="float" office:value="0.002158134" calcext:value-type="float">
            <text:p>0.002158134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5.851226" calcext:value-type="float">
            <text:p>5.851226</text:p>
          </table:table-cell>
          <table:table-cell table:formula="of:=SQRT(POWER(ABS([.A941]-xpos);2)+POWER(ABS([.B941]-ypos);2))" office:value-type="float" office:value="0.368732857838842" calcext:value-type="float">
            <text:p>0.3687328578</text:p>
          </table:table-cell>
          <table:table-cell/>
          <table:table-cell table:formula="of:=[.J941]/[.D941]" office:value-type="float" office:value="0.00634738768255616" calcext:value-type="float">
            <text:p>0.0063473877</text:p>
          </table:table-cell>
          <table:table-cell table:number-columns-repeated="3"/>
          <table:table-cell table:formula="of:=[.C941]*flaeche" office:value-type="float" office:value="0.0023404904" calcext:value-type="float">
            <text:p>0.0023404904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260922" calcext:value-type="float">
            <text:p>6.260922</text:p>
          </table:table-cell>
          <table:table-cell table:formula="of:=SQRT(POWER(ABS([.A942]-xpos);2)+POWER(ABS([.B942]-ypos);2))" office:value-type="float" office:value="0.387029790596279" calcext:value-type="float">
            <text:p>0.3870297906</text:p>
          </table:table-cell>
          <table:table-cell/>
          <table:table-cell table:formula="of:=[.J942]/[.D942]" office:value-type="float" office:value="0.00647073910290376" calcext:value-type="float">
            <text:p>0.0064707391</text:p>
          </table:table-cell>
          <table:table-cell table:number-columns-repeated="3"/>
          <table:table-cell table:formula="of:=[.C942]*flaeche" office:value-type="float" office:value="0.0025043688" calcext:value-type="float">
            <text:p>0.0025043688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6.570057" calcext:value-type="float">
            <text:p>6.570057</text:p>
          </table:table-cell>
          <table:table-cell table:formula="of:=SQRT(POWER(ABS([.A943]-xpos);2)+POWER(ABS([.B943]-ypos);2))" office:value-type="float" office:value="0.405527450307621" calcext:value-type="float">
            <text:p>0.4055274503</text:p>
          </table:table-cell>
          <table:table-cell/>
          <table:table-cell table:formula="of:=[.J943]/[.D943]" office:value-type="float" office:value="0.00648050532215874" calcext:value-type="float">
            <text:p>0.0064805053</text:p>
          </table:table-cell>
          <table:table-cell table:number-columns-repeated="3"/>
          <table:table-cell table:formula="of:=[.C943]*flaeche" office:value-type="float" office:value="0.0026280228" calcext:value-type="float">
            <text:p>0.0026280228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6.736242" calcext:value-type="float">
            <text:p>6.736242</text:p>
          </table:table-cell>
          <table:table-cell table:formula="of:=SQRT(POWER(ABS([.A944]-xpos);2)+POWER(ABS([.B944]-ypos);2))" office:value-type="float" office:value="0.424200353636109" calcext:value-type="float">
            <text:p>0.4242003536</text:p>
          </table:table-cell>
          <table:table-cell/>
          <table:table-cell table:formula="of:=[.J944]/[.D944]" office:value-type="float" office:value="0.00635194378529777" calcext:value-type="float">
            <text:p>0.0063519438</text:p>
          </table:table-cell>
          <table:table-cell table:number-columns-repeated="3"/>
          <table:table-cell table:formula="of:=[.C944]*flaeche" office:value-type="float" office:value="0.0026944968" calcext:value-type="float">
            <text:p>0.0026944968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6.736242" calcext:value-type="float">
            <text:p>6.736242</text:p>
          </table:table-cell>
          <table:table-cell table:formula="of:=SQRT(POWER(ABS([.A945]-xpos);2)+POWER(ABS([.B945]-ypos);2))" office:value-type="float" office:value="0.443026342360136" calcext:value-type="float">
            <text:p>0.4430263424</text:p>
          </table:table-cell>
          <table:table-cell/>
          <table:table-cell table:formula="of:=[.J945]/[.D945]" office:value-type="float" office:value="0.0060820238942127" calcext:value-type="float">
            <text:p>0.0060820239</text:p>
          </table:table-cell>
          <table:table-cell table:number-columns-repeated="3"/>
          <table:table-cell table:formula="of:=[.C945]*flaeche" office:value-type="float" office:value="0.0026944968" calcext:value-type="float">
            <text:p>0.0026944968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6.570057" calcext:value-type="float">
            <text:p>6.570057</text:p>
          </table:table-cell>
          <table:table-cell table:formula="of:=SQRT(POWER(ABS([.A946]-xpos);2)+POWER(ABS([.B946]-ypos);2))" office:value-type="float" office:value="0.461986702138709" calcext:value-type="float">
            <text:p>0.4619867021</text:p>
          </table:table-cell>
          <table:table-cell/>
          <table:table-cell table:formula="of:=[.J946]/[.D946]" office:value-type="float" office:value="0.00568852477318915" calcext:value-type="float">
            <text:p>0.0056885248</text:p>
          </table:table-cell>
          <table:table-cell table:number-columns-repeated="3"/>
          <table:table-cell table:formula="of:=[.C946]*flaeche" office:value-type="float" office:value="0.0026280228" calcext:value-type="float">
            <text:p>0.0026280228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260922" calcext:value-type="float">
            <text:p>6.260922</text:p>
          </table:table-cell>
          <table:table-cell table:formula="of:=SQRT(POWER(ABS([.A947]-xpos);2)+POWER(ABS([.B947]-ypos);2))" office:value-type="float" office:value="0.481065545231624" calcext:value-type="float">
            <text:p>0.4810655452</text:p>
          </table:table-cell>
          <table:table-cell/>
          <table:table-cell table:formula="of:=[.J947]/[.D947]" office:value-type="float" office:value="0.00520587854362796" calcext:value-type="float">
            <text:p>0.0052058785</text:p>
          </table:table-cell>
          <table:table-cell table:number-columns-repeated="3"/>
          <table:table-cell table:formula="of:=[.C947]*flaeche" office:value-type="float" office:value="0.0025043688" calcext:value-type="float">
            <text:p>0.0025043688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5.851226" calcext:value-type="float">
            <text:p>5.851226</text:p>
          </table:table-cell>
          <table:table-cell table:formula="of:=SQRT(POWER(ABS([.A948]-xpos);2)+POWER(ABS([.B948]-ypos);2))" office:value-type="float" office:value="0.500250257821023" calcext:value-type="float">
            <text:p>0.5002502578</text:p>
          </table:table-cell>
          <table:table-cell/>
          <table:table-cell table:formula="of:=[.J948]/[.D948]" office:value-type="float" office:value="0.004678639067963" calcext:value-type="float">
            <text:p>0.0046786391</text:p>
          </table:table-cell>
          <table:table-cell table:number-columns-repeated="3"/>
          <table:table-cell table:formula="of:=[.C948]*flaeche" office:value-type="float" office:value="0.0023404904" calcext:value-type="float">
            <text:p>0.0023404904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5.395335" calcext:value-type="float">
            <text:p>5.395335</text:p>
          </table:table-cell>
          <table:table-cell table:formula="of:=SQRT(POWER(ABS([.A949]-xpos);2)+POWER(ABS([.B949]-ypos);2))" office:value-type="float" office:value="0.519527336121979" calcext:value-type="float">
            <text:p>0.5195273361</text:p>
          </table:table-cell>
          <table:table-cell/>
          <table:table-cell table:formula="of:=[.J949]/[.D949]" office:value-type="float" office:value="0.0041540335800411" calcext:value-type="float">
            <text:p>0.0041540336</text:p>
          </table:table-cell>
          <table:table-cell table:number-columns-repeated="3"/>
          <table:table-cell table:formula="of:=[.C949]*flaeche" office:value-type="float" office:value="0.002158134" calcext:value-type="float">
            <text:p>0.002158134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4.950948" calcext:value-type="float">
            <text:p>4.950948</text:p>
          </table:table-cell>
          <table:table-cell table:formula="of:=SQRT(POWER(ABS([.A950]-xpos);2)+POWER(ABS([.B950]-ypos);2))" office:value-type="float" office:value="0.538887704845824" calcext:value-type="float">
            <text:p>0.5388877048</text:p>
          </table:table-cell>
          <table:table-cell/>
          <table:table-cell table:formula="of:=[.J950]/[.D950]" office:value-type="float" office:value="0.00367493854877722" calcext:value-type="float">
            <text:p>0.0036749385</text:p>
          </table:table-cell>
          <table:table-cell table:number-columns-repeated="3"/>
          <table:table-cell table:formula="of:=[.C950]*flaeche" office:value-type="float" office:value="0.0019803792" calcext:value-type="float">
            <text:p>0.0019803792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4.57072" calcext:value-type="float">
            <text:p>4.57072</text:p>
          </table:table-cell>
          <table:table-cell table:formula="of:=SQRT(POWER(ABS([.A951]-xpos);2)+POWER(ABS([.B951]-ypos);2))" office:value-type="float" office:value="0.558322699536746" calcext:value-type="float">
            <text:p>0.5583226995</text:p>
          </table:table-cell>
          <table:table-cell/>
          <table:table-cell table:formula="of:=[.J951]/[.D951]" office:value-type="float" office:value="0.00327460803853573" calcext:value-type="float">
            <text:p>0.003274608</text:p>
          </table:table-cell>
          <table:table-cell table:number-columns-repeated="3"/>
          <table:table-cell table:formula="of:=[.C951]*flaeche" office:value-type="float" office:value="0.001828288" calcext:value-type="float">
            <text:p>0.001828288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29551" calcext:value-type="float">
            <text:p>4.29551</text:p>
          </table:table-cell>
          <table:table-cell table:formula="of:=SQRT(POWER(ABS([.A952]-xpos);2)+POWER(ABS([.B952]-ypos);2))" office:value-type="float" office:value="0.57782479016567" calcext:value-type="float">
            <text:p>0.5778247902</text:p>
          </table:table-cell>
          <table:table-cell/>
          <table:table-cell table:formula="of:=[.J952]/[.D952]" office:value-type="float" office:value="0.00297357266293018" calcext:value-type="float">
            <text:p>0.0029735727</text:p>
          </table:table-cell>
          <table:table-cell table:number-columns-repeated="3"/>
          <table:table-cell table:formula="of:=[.C952]*flaeche" office:value-type="float" office:value="0.001718204" calcext:value-type="float">
            <text:p>0.001718204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150013" calcext:value-type="float">
            <text:p>4.150013</text:p>
          </table:table-cell>
          <table:table-cell table:formula="of:=SQRT(POWER(ABS([.A953]-xpos);2)+POWER(ABS([.B953]-ypos);2))" office:value-type="float" office:value="0.597387405600419" calcext:value-type="float">
            <text:p>0.5973874056</text:p>
          </table:table-cell>
          <table:table-cell/>
          <table:table-cell table:formula="of:=[.J953]/[.D953]" office:value-type="float" office:value="0.00277877502009198" calcext:value-type="float">
            <text:p>0.002778775</text:p>
          </table:table-cell>
          <table:table-cell table:number-columns-repeated="3"/>
          <table:table-cell table:formula="of:=[.C953]*flaeche" office:value-type="float" office:value="0.0016600052" calcext:value-type="float">
            <text:p>0.0016600052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141" calcext:value-type="float">
            <text:p>4.141</text:p>
          </table:table-cell>
          <table:table-cell table:formula="of:=SQRT(POWER(ABS([.A954]-xpos);2)+POWER(ABS([.B954]-ypos);2))" office:value-type="float" office:value="0.617005751426192" calcext:value-type="float">
            <text:p>0.6170057514</text:p>
          </table:table-cell>
          <table:table-cell/>
          <table:table-cell table:formula="of:=[.J954]/[.D954]" office:value-type="float" office:value="0.00268457789278508" calcext:value-type="float">
            <text:p>0.0026845779</text:p>
          </table:table-cell>
          <table:table-cell table:number-columns-repeated="3"/>
          <table:table-cell table:formula="of:=[.C954]*flaeche" office:value-type="float" office:value="0.0016564" calcext:value-type="float">
            <text:p>0.0016564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258078" calcext:value-type="float">
            <text:p>4.258078</text:p>
          </table:table-cell>
          <table:table-cell table:formula="of:=SQRT(POWER(ABS([.A955]-xpos);2)+POWER(ABS([.B955]-ypos);2))" office:value-type="float" office:value="0.636672842364899" calcext:value-type="float">
            <text:p>0.6366728424</text:p>
          </table:table-cell>
          <table:table-cell/>
          <table:table-cell table:formula="of:=[.J955]/[.D955]" office:value-type="float" office:value="0.00267520630167514" calcext:value-type="float">
            <text:p>0.0026752063</text:p>
          </table:table-cell>
          <table:table-cell table:number-columns-repeated="3"/>
          <table:table-cell table:formula="of:=[.C955]*flaeche" office:value-type="float" office:value="0.0017032312" calcext:value-type="float">
            <text:p>0.0017032312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476637" calcext:value-type="float">
            <text:p>4.476637</text:p>
          </table:table-cell>
          <table:table-cell table:formula="of:=SQRT(POWER(ABS([.A956]-xpos);2)+POWER(ABS([.B956]-ypos);2))" office:value-type="float" office:value="0.656385170494428" calcext:value-type="float">
            <text:p>0.6563851705</text:p>
          </table:table-cell>
          <table:table-cell/>
          <table:table-cell table:formula="of:=[.J956]/[.D956]" office:value-type="float" office:value="0.00272805492947254" calcext:value-type="float">
            <text:p>0.0027280549</text:p>
          </table:table-cell>
          <table:table-cell table:number-columns-repeated="3"/>
          <table:table-cell table:formula="of:=[.C956]*flaeche" office:value-type="float" office:value="0.0017906548" calcext:value-type="float">
            <text:p>0.0017906548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4.762422" calcext:value-type="float">
            <text:p>4.762422</text:p>
          </table:table-cell>
          <table:table-cell table:formula="of:=SQRT(POWER(ABS([.A957]-xpos);2)+POWER(ABS([.B957]-ypos);2))" office:value-type="float" office:value="0.676138779255413" calcext:value-type="float">
            <text:p>0.6761387793</text:p>
          </table:table-cell>
          <table:table-cell/>
          <table:table-cell table:formula="of:=[.J957]/[.D957]" office:value-type="float" office:value="0.00281742278130803" calcext:value-type="float">
            <text:p>0.0028174228</text:p>
          </table:table-cell>
          <table:table-cell table:number-columns-repeated="3"/>
          <table:table-cell table:formula="of:=[.C957]*flaeche" office:value-type="float" office:value="0.0019049688" calcext:value-type="float">
            <text:p>0.0019049688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5.07698" calcext:value-type="float">
            <text:p>5.07698</text:p>
          </table:table-cell>
          <table:table-cell table:formula="of:=SQRT(POWER(ABS([.A958]-xpos);2)+POWER(ABS([.B958]-ypos);2))" office:value-type="float" office:value="0.69593015347016" calcext:value-type="float">
            <text:p>0.6959301535</text:p>
          </table:table-cell>
          <table:table-cell/>
          <table:table-cell table:formula="of:=[.J958]/[.D958]" office:value-type="float" office:value="0.00291809744106321" calcext:value-type="float">
            <text:p>0.0029180974</text:p>
          </table:table-cell>
          <table:table-cell table:number-columns-repeated="3"/>
          <table:table-cell table:formula="of:=[.C958]*flaeche" office:value-type="float" office:value="0.002030792" calcext:value-type="float">
            <text:p>0.002030792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38308" calcext:value-type="float">
            <text:p>5.38308</text:p>
          </table:table-cell>
          <table:table-cell table:formula="of:=SQRT(POWER(ABS([.A959]-xpos);2)+POWER(ABS([.B959]-ypos);2))" office:value-type="float" office:value="0.71575616038774" calcext:value-type="float">
            <text:p>0.7157561604</text:p>
          </table:table-cell>
          <table:table-cell/>
          <table:table-cell table:formula="of:=[.J959]/[.D959]" office:value-type="float" office:value="0.00300833177437628" calcext:value-type="float">
            <text:p>0.0030083318</text:p>
          </table:table-cell>
          <table:table-cell table:number-columns-repeated="3"/>
          <table:table-cell table:formula="of:=[.C959]*flaeche" office:value-type="float" office:value="0.002153232" calcext:value-type="float">
            <text:p>0.002153232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649374" calcext:value-type="float">
            <text:p>5.649374</text:p>
          </table:table-cell>
          <table:table-cell table:formula="of:=SQRT(POWER(ABS([.A960]-xpos);2)+POWER(ABS([.B960]-ypos);2))" office:value-type="float" office:value="0.735614973568374" calcext:value-type="float">
            <text:p>0.7356149736</text:p>
          </table:table-cell>
          <table:table-cell/>
          <table:table-cell table:formula="of:=[.J960]/[.D960]" office:value-type="float" office:value="0.003071918980983" calcext:value-type="float">
            <text:p>0.003071919</text:p>
          </table:table-cell>
          <table:table-cell table:number-columns-repeated="3"/>
          <table:table-cell table:formula="of:=[.C960]*flaeche" office:value-type="float" office:value="0.0022597496" calcext:value-type="float">
            <text:p>0.0022597496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853774" calcext:value-type="float">
            <text:p>5.853774</text:p>
          </table:table-cell>
          <table:table-cell table:formula="of:=SQRT(POWER(ABS([.A961]-xpos);2)+POWER(ABS([.B961]-ypos);2))" office:value-type="float" office:value="0.755502136750122" calcext:value-type="float">
            <text:p>0.7555021368</text:p>
          </table:table-cell>
          <table:table-cell/>
          <table:table-cell table:formula="of:=[.J961]/[.D961]" office:value-type="float" office:value="0.00309927594655426" calcext:value-type="float">
            <text:p>0.0030992759</text:p>
          </table:table-cell>
          <table:table-cell table:number-columns-repeated="3"/>
          <table:table-cell table:formula="of:=[.C961]*flaeche" office:value-type="float" office:value="0.0023415096" calcext:value-type="float">
            <text:p>0.0023415096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5.985305" calcext:value-type="float">
            <text:p>5.985305</text:p>
          </table:table-cell>
          <table:table-cell table:formula="of:=SQRT(POWER(ABS([.A962]-xpos);2)+POWER(ABS([.B962]-ypos);2))" office:value-type="float" office:value="0.775416366127257" calcext:value-type="float">
            <text:p>0.7754163661</text:p>
          </table:table-cell>
          <table:table-cell/>
          <table:table-cell table:formula="of:=[.J962]/[.D962]" office:value-type="float" office:value="0.00308753091188572" calcext:value-type="float">
            <text:p>0.0030875309</text:p>
          </table:table-cell>
          <table:table-cell table:number-columns-repeated="3"/>
          <table:table-cell table:formula="of:=[.C962]*flaeche" office:value-type="float" office:value="0.002394122" calcext:value-type="float">
            <text:p>0.002394122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044378" calcext:value-type="float">
            <text:p>6.044378</text:p>
          </table:table-cell>
          <table:table-cell table:formula="of:=SQRT(POWER(ABS([.A963]-xpos);2)+POWER(ABS([.B963]-ypos);2))" office:value-type="float" office:value="0.795355628640421" calcext:value-type="float">
            <text:p>0.7953556286</text:p>
          </table:table-cell>
          <table:table-cell/>
          <table:table-cell table:formula="of:=[.J963]/[.D963]" office:value-type="float" office:value="0.00303983666291882" calcext:value-type="float">
            <text:p>0.0030398367</text:p>
          </table:table-cell>
          <table:table-cell table:number-columns-repeated="3"/>
          <table:table-cell table:formula="of:=[.C963]*flaeche" office:value-type="float" office:value="0.0024177512" calcext:value-type="float">
            <text:p>0.0024177512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041521" calcext:value-type="float">
            <text:p>6.041521</text:p>
          </table:table-cell>
          <table:table-cell table:formula="of:=SQRT(POWER(ABS([.A964]-xpos);2)+POWER(ABS([.B964]-ypos);2))" office:value-type="float" office:value="0.815318087674988" calcext:value-type="float">
            <text:p>0.8153180877</text:p>
          </table:table-cell>
          <table:table-cell/>
          <table:table-cell table:formula="of:=[.J964]/[.D964]" office:value-type="float" office:value="0.00296400685392783" calcext:value-type="float">
            <text:p>0.0029640069</text:p>
          </table:table-cell>
          <table:table-cell table:number-columns-repeated="3"/>
          <table:table-cell table:formula="of:=[.C964]*flaeche" office:value-type="float" office:value="0.0024166084" calcext:value-type="float">
            <text:p>0.0024166084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994782" calcext:value-type="float">
            <text:p>5.994782</text:p>
          </table:table-cell>
          <table:table-cell table:formula="of:=SQRT(POWER(ABS([.A965]-xpos);2)+POWER(ABS([.B965]-ypos);2))" office:value-type="float" office:value="0.835302080147057" calcext:value-type="float">
            <text:p>0.8353020801</text:p>
          </table:table-cell>
          <table:table-cell/>
          <table:table-cell table:formula="of:=[.J965]/[.D965]" office:value-type="float" office:value="0.00287071331077955" calcext:value-type="float">
            <text:p>0.0028707133</text:p>
          </table:table-cell>
          <table:table-cell table:number-columns-repeated="3"/>
          <table:table-cell table:formula="of:=[.C965]*flaeche" office:value-type="float" office:value="0.0023979128" calcext:value-type="float">
            <text:p>0.0023979128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926202" calcext:value-type="float">
            <text:p>5.926202</text:p>
          </table:table-cell>
          <table:table-cell table:formula="of:=SQRT(POWER(ABS([.A966]-xpos);2)+POWER(ABS([.B966]-ypos);2))" office:value-type="float" office:value="0.855307077361692" calcext:value-type="float">
            <text:p>0.8553070774</text:p>
          </table:table-cell>
          <table:table-cell/>
          <table:table-cell table:formula="of:=[.J966]/[.D966]" office:value-type="float" office:value="0.00277149676735058" calcext:value-type="float">
            <text:p>0.0027714968</text:p>
          </table:table-cell>
          <table:table-cell table:number-columns-repeated="3"/>
          <table:table-cell table:formula="of:=[.C966]*flaeche" office:value-type="float" office:value="0.0023704808" calcext:value-type="float">
            <text:p>0.0023704808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857943" calcext:value-type="float">
            <text:p>5.857943</text:p>
          </table:table-cell>
          <table:table-cell table:formula="of:=SQRT(POWER(ABS([.A967]-xpos);2)+POWER(ABS([.B967]-ypos);2))" office:value-type="float" office:value="0.875329746018607" calcext:value-type="float">
            <text:p>0.875329746</text:p>
          </table:table-cell>
          <table:table-cell/>
          <table:table-cell table:formula="of:=[.J967]/[.D967]" office:value-type="float" office:value="0.00267690800027969" calcext:value-type="float">
            <text:p>0.002676908</text:p>
          </table:table-cell>
          <table:table-cell table:number-columns-repeated="3"/>
          <table:table-cell table:formula="of:=[.C967]*flaeche" office:value-type="float" office:value="0.0023431772" calcext:value-type="float">
            <text:p>0.0023431772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808689" calcext:value-type="float">
            <text:p>5.808689</text:p>
          </table:table-cell>
          <table:table-cell table:formula="of:=SQRT(POWER(ABS([.A968]-xpos);2)+POWER(ABS([.B968]-ypos);2))" office:value-type="float" office:value="0.895369814586688" calcext:value-type="float">
            <text:p>0.8953698146</text:p>
          </table:table-cell>
          <table:table-cell/>
          <table:table-cell table:formula="of:=[.J968]/[.D968]" office:value-type="float" office:value="0.00259498987138911" calcext:value-type="float">
            <text:p>0.0025949899</text:p>
          </table:table-cell>
          <table:table-cell table:number-columns-repeated="3"/>
          <table:table-cell table:formula="of:=[.C968]*flaeche" office:value-type="float" office:value="0.0023234756" calcext:value-type="float">
            <text:p>0.0023234756</text:p>
          </table:table-cell>
          <table:table-cell table:number-columns-repeated="6"/>
        </table:table-row>
        <table:table-row table:style-name="ro1">
          <table:table-cell office:value-type="float" office:value="0.367347" calcext:value-type="float">
            <text:p>0.367347</text:p>
          </table:table-cell>
          <table:table-cell office:value-type="float" office:value="1" calcext:value-type="float">
            <text:p>1</text:p>
          </table:table-cell>
          <table:table-cell office:value-type="float" office:value="5.790829" calcext:value-type="float">
            <text:p>5.790829</text:p>
          </table:table-cell>
          <table:table-cell table:formula="of:=SQRT(POWER(ABS([.A969]-xpos);2)+POWER(ABS([.B969]-ypos);2))" office:value-type="float" office:value="0.915426140335199" calcext:value-type="float">
            <text:p>0.9154261403</text:p>
          </table:table-cell>
          <table:table-cell/>
          <table:table-cell table:formula="of:=[.J969]/[.D969]" office:value-type="float" office:value="0.00253033150129604" calcext:value-type="float">
            <text:p>0.0025303315</text:p>
          </table:table-cell>
          <table:table-cell table:number-columns-repeated="3"/>
          <table:table-cell table:formula="of:=[.C969]*flaeche" office:value-type="float" office:value="0.0023163316" calcext:value-type="float">
            <text:p>0.002316331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970]-xpos);2)+POWER(ABS([.B970]-ypos);2))" office:value-type="float" office:value="0.223606797749979" calcext:value-type="float">
            <text:p>0.2236067977</text:p>
          </table:table-cell>
          <table:table-cell/>
          <table:table-cell table:formula="of:=[.J970]/[.D970]" office:value-type="float" office:value="0" calcext:value-type="float">
            <text:p>0</text:p>
          </table:table-cell>
          <table:table-cell table:number-columns-repeated="3"/>
          <table:table-cell table:formula="of:=[.C970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" calcext:value-type="float">
            <text:p>0</text:p>
          </table:table-cell>
          <table:table-cell office:value-type="float" office:value="6.012432" calcext:value-type="float">
            <text:p>6.012432</text:p>
          </table:table-cell>
          <table:table-cell table:formula="of:=SQRT(POWER(ABS([.A971]-xpos);2)+POWER(ABS([.B971]-ypos);2))" office:value-type="float" office:value="0.212725033846513" calcext:value-type="float">
            <text:p>0.2127250338</text:p>
          </table:table-cell>
          <table:table-cell/>
          <table:table-cell table:formula="of:=[.J971]/[.D971]" office:value-type="float" office:value="0.0113055466792651" calcext:value-type="float">
            <text:p>0.0113055467</text:p>
          </table:table-cell>
          <table:table-cell table:number-columns-repeated="3"/>
          <table:table-cell table:formula="of:=[.C971]*flaeche" office:value-type="float" office:value="0.0024049728" calcext:value-type="float">
            <text:p>0.002404972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6.025416" calcext:value-type="float">
            <text:p>6.025416</text:p>
          </table:table-cell>
          <table:table-cell table:formula="of:=SQRT(POWER(ABS([.A972]-xpos);2)+POWER(ABS([.B972]-ypos);2))" office:value-type="float" office:value="0.203928483760852" calcext:value-type="float">
            <text:p>0.2039284838</text:p>
          </table:table-cell>
          <table:table-cell/>
          <table:table-cell table:formula="of:=[.J972]/[.D972]" office:value-type="float" office:value="0.0118186844503116" calcext:value-type="float">
            <text:p>0.0118186845</text:p>
          </table:table-cell>
          <table:table-cell table:number-columns-repeated="3"/>
          <table:table-cell table:formula="of:=[.C972]*flaeche" office:value-type="float" office:value="0.0024101664" calcext:value-type="float">
            <text:p>0.0024101664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6.060053" calcext:value-type="float">
            <text:p>6.060053</text:p>
          </table:table-cell>
          <table:table-cell table:formula="of:=SQRT(POWER(ABS([.A973]-xpos);2)+POWER(ABS([.B973]-ypos);2))" office:value-type="float" office:value="0.196862098640139" calcext:value-type="float">
            <text:p>0.1968620986</text:p>
          </table:table-cell>
          <table:table-cell/>
          <table:table-cell table:formula="of:=[.J973]/[.D973]" office:value-type="float" office:value="0.0123132955340026" calcext:value-type="float">
            <text:p>0.0123132955</text:p>
          </table:table-cell>
          <table:table-cell table:number-columns-repeated="3"/>
          <table:table-cell table:formula="of:=[.C973]*flaeche" office:value-type="float" office:value="0.0024240212" calcext:value-type="float">
            <text:p>0.0024240212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104083" calcext:value-type="float">
            <text:p>6.104083</text:p>
          </table:table-cell>
          <table:table-cell table:formula="of:=SQRT(POWER(ABS([.A974]-xpos);2)+POWER(ABS([.B974]-ypos);2))" office:value-type="float" office:value="0.191717287173066" calcext:value-type="float">
            <text:p>0.1917172872</text:p>
          </table:table-cell>
          <table:table-cell/>
          <table:table-cell table:formula="of:=[.J974]/[.D974]" office:value-type="float" office:value="0.0127355922671485" calcext:value-type="float">
            <text:p>0.0127355923</text:p>
          </table:table-cell>
          <table:table-cell table:number-columns-repeated="3"/>
          <table:table-cell table:formula="of:=[.C974]*flaeche" office:value-type="float" office:value="0.0024416332" calcext:value-type="float">
            <text:p>0.0024416332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139312" calcext:value-type="float">
            <text:p>6.139312</text:p>
          </table:table-cell>
          <table:table-cell table:formula="of:=SQRT(POWER(ABS([.A975]-xpos);2)+POWER(ABS([.B975]-ypos);2))" office:value-type="float" office:value="0.188651230353793" calcext:value-type="float">
            <text:p>0.1886512304</text:p>
          </table:table-cell>
          <table:table-cell/>
          <table:table-cell table:formula="of:=[.J975]/[.D975]" office:value-type="float" office:value="0.0130172742334867" calcext:value-type="float">
            <text:p>0.0130172742</text:p>
          </table:table-cell>
          <table:table-cell table:number-columns-repeated="3"/>
          <table:table-cell table:formula="of:=[.C975]*flaeche" office:value-type="float" office:value="0.0024557248" calcext:value-type="float">
            <text:p>0.002455724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144722" calcext:value-type="float">
            <text:p>6.144722</text:p>
          </table:table-cell>
          <table:table-cell table:formula="of:=SQRT(POWER(ABS([.A976]-xpos);2)+POWER(ABS([.B976]-ypos);2))" office:value-type="float" office:value="0.187766093067944" calcext:value-type="float">
            <text:p>0.1877660931</text:p>
          </table:table-cell>
          <table:table-cell/>
          <table:table-cell table:formula="of:=[.J976]/[.D976]" office:value-type="float" office:value="0.0130901631910219" calcext:value-type="float">
            <text:p>0.0130901632</text:p>
          </table:table-cell>
          <table:table-cell table:number-columns-repeated="3"/>
          <table:table-cell table:formula="of:=[.C976]*flaeche" office:value-type="float" office:value="0.0024578888" calcext:value-type="float">
            <text:p>0.002457888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100282" calcext:value-type="float">
            <text:p>6.100282</text:p>
          </table:table-cell>
          <table:table-cell table:formula="of:=SQRT(POWER(ABS([.A977]-xpos);2)+POWER(ABS([.B977]-ypos);2))" office:value-type="float" office:value="0.189092299224479" calcext:value-type="float">
            <text:p>0.1890922992</text:p>
          </table:table-cell>
          <table:table-cell/>
          <table:table-cell table:formula="of:=[.J977]/[.D977]" office:value-type="float" office:value="0.0129043478238278" calcext:value-type="float">
            <text:p>0.0129043478</text:p>
          </table:table-cell>
          <table:table-cell table:number-columns-repeated="3"/>
          <table:table-cell table:formula="of:=[.C977]*flaeche" office:value-type="float" office:value="0.0024401128" calcext:value-type="float">
            <text:p>0.002440112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5.99088" calcext:value-type="float">
            <text:p>5.99088</text:p>
          </table:table-cell>
          <table:table-cell table:formula="of:=SQRT(POWER(ABS([.A978]-xpos);2)+POWER(ABS([.B978]-ypos);2))" office:value-type="float" office:value="0.192584169842695" calcext:value-type="float">
            <text:p>0.1925841698</text:p>
          </table:table-cell>
          <table:table-cell/>
          <table:table-cell table:formula="of:=[.J978]/[.D978]" office:value-type="float" office:value="0.0124431411053015" calcext:value-type="float">
            <text:p>0.0124431411</text:p>
          </table:table-cell>
          <table:table-cell table:number-columns-repeated="3"/>
          <table:table-cell table:formula="of:=[.C978]*flaeche" office:value-type="float" office:value="0.002396352" calcext:value-type="float">
            <text:p>0.002396352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809736" calcext:value-type="float">
            <text:p>5.809736</text:p>
          </table:table-cell>
          <table:table-cell table:formula="of:=SQRT(POWER(ABS([.A979]-xpos);2)+POWER(ABS([.B979]-ypos);2))" office:value-type="float" office:value="0.198127232479536" calcext:value-type="float">
            <text:p>0.1981272325</text:p>
          </table:table-cell>
          <table:table-cell/>
          <table:table-cell table:formula="of:=[.J979]/[.D979]" office:value-type="float" office:value="0.0117293032912072" calcext:value-type="float">
            <text:p>0.0117293033</text:p>
          </table:table-cell>
          <table:table-cell table:number-columns-repeated="3"/>
          <table:table-cell table:formula="of:=[.C979]*flaeche" office:value-type="float" office:value="0.0023238944" calcext:value-type="float">
            <text:p>0.0023238944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56076" calcext:value-type="float">
            <text:p>5.56076</text:p>
          </table:table-cell>
          <table:table-cell table:formula="of:=SQRT(POWER(ABS([.A980]-xpos);2)+POWER(ABS([.B980]-ypos);2))" office:value-type="float" office:value="0.205555615233445" calcext:value-type="float">
            <text:p>0.2055556152</text:p>
          </table:table-cell>
          <table:table-cell/>
          <table:table-cell table:formula="of:=[.J980]/[.D980]" office:value-type="float" office:value="0.0108209352367918" calcext:value-type="float">
            <text:p>0.0108209352</text:p>
          </table:table-cell>
          <table:table-cell table:number-columns-repeated="3"/>
          <table:table-cell table:formula="of:=[.C980]*flaeche" office:value-type="float" office:value="0.002224304" calcext:value-type="float">
            <text:p>0.002224304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25952" calcext:value-type="float">
            <text:p>5.25952</text:p>
          </table:table-cell>
          <table:table-cell table:formula="of:=SQRT(POWER(ABS([.A981]-xpos);2)+POWER(ABS([.B981]-ypos);2))" office:value-type="float" office:value="0.214674178114183" calcext:value-type="float">
            <text:p>0.2146741781</text:p>
          </table:table-cell>
          <table:table-cell/>
          <table:table-cell table:formula="of:=[.J981]/[.D981]" office:value-type="float" office:value="0.00980000491200672" calcext:value-type="float">
            <text:p>0.0098000049</text:p>
          </table:table-cell>
          <table:table-cell table:number-columns-repeated="3"/>
          <table:table-cell table:formula="of:=[.C981]*flaeche" office:value-type="float" office:value="0.002103808" calcext:value-type="float">
            <text:p>0.00210380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4.932711" calcext:value-type="float">
            <text:p>4.932711</text:p>
          </table:table-cell>
          <table:table-cell table:formula="of:=SQRT(POWER(ABS([.A982]-xpos);2)+POWER(ABS([.B982]-ypos);2))" office:value-type="float" office:value="0.225276940952686" calcext:value-type="float">
            <text:p>0.225276941</text:p>
          </table:table-cell>
          <table:table-cell/>
          <table:table-cell table:formula="of:=[.J982]/[.D982]" office:value-type="float" office:value="0.00875848363199498" calcext:value-type="float">
            <text:p>0.0087584836</text:p>
          </table:table-cell>
          <table:table-cell table:number-columns-repeated="3"/>
          <table:table-cell table:formula="of:=[.C982]*flaeche" office:value-type="float" office:value="0.0019730844" calcext:value-type="float">
            <text:p>0.0019730844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4.616064" calcext:value-type="float">
            <text:p>4.616064</text:p>
          </table:table-cell>
          <table:table-cell table:formula="of:=SQRT(POWER(ABS([.A983]-xpos);2)+POWER(ABS([.B983]-ypos);2))" office:value-type="float" office:value="0.237165280825419" calcext:value-type="float">
            <text:p>0.2371652808</text:p>
          </table:table-cell>
          <table:table-cell/>
          <table:table-cell table:formula="of:=[.J983]/[.D983]" office:value-type="float" office:value="0.00778539587908392" calcext:value-type="float">
            <text:p>0.0077853959</text:p>
          </table:table-cell>
          <table:table-cell table:number-columns-repeated="3"/>
          <table:table-cell table:formula="of:=[.C983]*flaeche" office:value-type="float" office:value="0.0018464256" calcext:value-type="float">
            <text:p>0.0018464256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350757" calcext:value-type="float">
            <text:p>4.350757</text:p>
          </table:table-cell>
          <table:table-cell table:formula="of:=SQRT(POWER(ABS([.A984]-xpos);2)+POWER(ABS([.B984]-ypos);2))" office:value-type="float" office:value="0.250155978663313" calcext:value-type="float">
            <text:p>0.2501559787</text:p>
          </table:table-cell>
          <table:table-cell/>
          <table:table-cell table:formula="of:=[.J984]/[.D984]" office:value-type="float" office:value="0.00695687070642548" calcext:value-type="float">
            <text:p>0.0069568707</text:p>
          </table:table-cell>
          <table:table-cell table:number-columns-repeated="3"/>
          <table:table-cell table:formula="of:=[.C984]*flaeche" office:value-type="float" office:value="0.0017403028" calcext:value-type="float">
            <text:p>0.001740302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178491" calcext:value-type="float">
            <text:p>4.178491</text:p>
          </table:table-cell>
          <table:table-cell table:formula="of:=SQRT(POWER(ABS([.A985]-xpos);2)+POWER(ABS([.B985]-ypos);2))" office:value-type="float" office:value="0.264086405975393" calcext:value-type="float">
            <text:p>0.264086406</text:p>
          </table:table-cell>
          <table:table-cell/>
          <table:table-cell table:formula="of:=[.J985]/[.D985]" office:value-type="float" office:value="0.00632897552536551" calcext:value-type="float">
            <text:p>0.0063289755</text:p>
          </table:table-cell>
          <table:table-cell table:number-columns-repeated="3"/>
          <table:table-cell table:formula="of:=[.C985]*flaeche" office:value-type="float" office:value="0.0016713964" calcext:value-type="float">
            <text:p>0.0016713964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135703" calcext:value-type="float">
            <text:p>4.135703</text:p>
          </table:table-cell>
          <table:table-cell table:formula="of:=SQRT(POWER(ABS([.A986]-xpos);2)+POWER(ABS([.B986]-ypos);2))" office:value-type="float" office:value="0.278815743653403" calcext:value-type="float">
            <text:p>0.2788157437</text:p>
          </table:table-cell>
          <table:table-cell/>
          <table:table-cell table:formula="of:=[.J986]/[.D986]" office:value-type="float" office:value="0.00593324171125876" calcext:value-type="float">
            <text:p>0.0059332417</text:p>
          </table:table-cell>
          <table:table-cell table:number-columns-repeated="3"/>
          <table:table-cell table:formula="of:=[.C986]*flaeche" office:value-type="float" office:value="0.0016542812" calcext:value-type="float">
            <text:p>0.0016542812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247617" calcext:value-type="float">
            <text:p>4.247617</text:p>
          </table:table-cell>
          <table:table-cell table:formula="of:=SQRT(POWER(ABS([.A987]-xpos);2)+POWER(ABS([.B987]-ypos);2))" office:value-type="float" office:value="0.294224801785981" calcext:value-type="float">
            <text:p>0.2942248018</text:p>
          </table:table-cell>
          <table:table-cell/>
          <table:table-cell table:formula="of:=[.J987]/[.D987]" office:value-type="float" office:value="0.00577465526252911" calcext:value-type="float">
            <text:p>0.0057746553</text:p>
          </table:table-cell>
          <table:table-cell table:number-columns-repeated="3"/>
          <table:table-cell table:formula="of:=[.C987]*flaeche" office:value-type="float" office:value="0.0016990468" calcext:value-type="float">
            <text:p>0.001699046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52307" calcext:value-type="float">
            <text:p>4.52307</text:p>
          </table:table-cell>
          <table:table-cell table:formula="of:=SQRT(POWER(ABS([.A988]-xpos);2)+POWER(ABS([.B988]-ypos);2))" office:value-type="float" office:value="0.310210911713305" calcext:value-type="float">
            <text:p>0.3102109117</text:p>
          </table:table-cell>
          <table:table-cell/>
          <table:table-cell table:formula="of:=[.J988]/[.D988]" office:value-type="float" office:value="0.00583225132219745" calcext:value-type="float">
            <text:p>0.0058322513</text:p>
          </table:table-cell>
          <table:table-cell table:number-columns-repeated="3"/>
          <table:table-cell table:formula="of:=[.C988]*flaeche" office:value-type="float" office:value="0.001809228" calcext:value-type="float">
            <text:p>0.00180922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4.950948" calcext:value-type="float">
            <text:p>4.950948</text:p>
          </table:table-cell>
          <table:table-cell table:formula="of:=SQRT(POWER(ABS([.A989]-xpos);2)+POWER(ABS([.B989]-ypos);2))" office:value-type="float" office:value="0.326690003572194" calcext:value-type="float">
            <text:p>0.3266900036</text:p>
          </table:table-cell>
          <table:table-cell/>
          <table:table-cell table:formula="of:=[.J989]/[.D989]" office:value-type="float" office:value="0.00606195224324446" calcext:value-type="float">
            <text:p>0.0060619522</text:p>
          </table:table-cell>
          <table:table-cell table:number-columns-repeated="3"/>
          <table:table-cell table:formula="of:=[.C989]*flaeche" office:value-type="float" office:value="0.0019803792" calcext:value-type="float">
            <text:p>0.001980379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387755" calcext:value-type="float">
            <text:p>0.387755</text:p>
          </table:table-cell>
          <table:table-cell office:value-type="float" office:value="5.498997" calcext:value-type="float">
            <text:p>5.498997</text:p>
          </table:table-cell>
          <table:table-cell table:formula="of:=SQRT(POWER(ABS([.A990]-xpos);2)+POWER(ABS([.B990]-ypos);2))" office:value-type="float" office:value="0.343591152461759" calcext:value-type="float">
            <text:p>0.3435911525</text:p>
          </table:table-cell>
          <table:table-cell/>
          <table:table-cell table:formula="of:=[.J990]/[.D990]" office:value-type="float" office:value="0.00640179115277076" calcext:value-type="float">
            <text:p>0.0064017912</text:p>
          </table:table-cell>
          <table:table-cell table:number-columns-repeated="3"/>
          <table:table-cell table:formula="of:=[.C990]*flaeche" office:value-type="float" office:value="0.0021995988" calcext:value-type="float">
            <text:p>0.002199598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115566" calcext:value-type="float">
            <text:p>6.115566</text:p>
          </table:table-cell>
          <table:table-cell table:formula="of:=SQRT(POWER(ABS([.A991]-xpos);2)+POWER(ABS([.B991]-ypos);2))" office:value-type="float" office:value="0.360855060369118" calcext:value-type="float">
            <text:p>0.3608550604</text:p>
          </table:table-cell>
          <table:table-cell/>
          <table:table-cell table:formula="of:=[.J991]/[.D991]" office:value-type="float" office:value="0.00677897213772687" calcext:value-type="float">
            <text:p>0.0067789721</text:p>
          </table:table-cell>
          <table:table-cell table:number-columns-repeated="3"/>
          <table:table-cell table:formula="of:=[.C991]*flaeche" office:value-type="float" office:value="0.0024462264" calcext:value-type="float">
            <text:p>0.0024462264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734627" calcext:value-type="float">
            <text:p>6.734627</text:p>
          </table:table-cell>
          <table:table-cell table:formula="of:=SQRT(POWER(ABS([.A992]-xpos);2)+POWER(ABS([.B992]-ypos);2))" office:value-type="float" office:value="0.378432083822183" calcext:value-type="float">
            <text:p>0.3784320838</text:p>
          </table:table-cell>
          <table:table-cell/>
          <table:table-cell table:formula="of:=[.J992]/[.D992]" office:value-type="float" office:value="0.00711845246521376" calcext:value-type="float">
            <text:p>0.0071184525</text:p>
          </table:table-cell>
          <table:table-cell table:number-columns-repeated="3"/>
          <table:table-cell table:formula="of:=[.C992]*flaeche" office:value-type="float" office:value="0.0026938508" calcext:value-type="float">
            <text:p>0.002693850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7.283911" calcext:value-type="float">
            <text:p>7.283911</text:p>
          </table:table-cell>
          <table:table-cell table:formula="of:=SQRT(POWER(ABS([.A993]-xpos);2)+POWER(ABS([.B993]-ypos);2))" office:value-type="float" office:value="0.396281440929297" calcext:value-type="float">
            <text:p>0.3962814409</text:p>
          </table:table-cell>
          <table:table-cell/>
          <table:table-cell table:formula="of:=[.J993]/[.D993]" office:value-type="float" office:value="0.00735226053778235" calcext:value-type="float">
            <text:p>0.0073522605</text:p>
          </table:table-cell>
          <table:table-cell table:number-columns-repeated="3"/>
          <table:table-cell table:formula="of:=[.C993]*flaeche" office:value-type="float" office:value="0.0029135644" calcext:value-type="float">
            <text:p>0.0029135644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7.695277" calcext:value-type="float">
            <text:p>7.695277</text:p>
          </table:table-cell>
          <table:table-cell table:formula="of:=SQRT(POWER(ABS([.A994]-xpos);2)+POWER(ABS([.B994]-ypos);2))" office:value-type="float" office:value="0.414366304818575" calcext:value-type="float">
            <text:p>0.4143663048</text:p>
          </table:table-cell>
          <table:table-cell/>
          <table:table-cell table:formula="of:=[.J994]/[.D994]" office:value-type="float" office:value="0.00742847756732467" calcext:value-type="float">
            <text:p>0.0074284776</text:p>
          </table:table-cell>
          <table:table-cell table:number-columns-repeated="3"/>
          <table:table-cell table:formula="of:=[.C994]*flaeche" office:value-type="float" office:value="0.0030781108" calcext:value-type="float">
            <text:p>0.003078110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7.915545" calcext:value-type="float">
            <text:p>7.915545</text:p>
          </table:table-cell>
          <table:table-cell table:formula="of:=SQRT(POWER(ABS([.A995]-xpos);2)+POWER(ABS([.B995]-ypos);2))" office:value-type="float" office:value="0.432657903707999" calcext:value-type="float">
            <text:p>0.4326579037</text:p>
          </table:table-cell>
          <table:table-cell/>
          <table:table-cell table:formula="of:=[.J995]/[.D995]" office:value-type="float" office:value="0.00731806346969426" calcext:value-type="float">
            <text:p>0.0073180635</text:p>
          </table:table-cell>
          <table:table-cell table:number-columns-repeated="3"/>
          <table:table-cell table:formula="of:=[.C995]*flaeche" office:value-type="float" office:value="0.003166218" calcext:value-type="float">
            <text:p>0.00316621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7.915545" calcext:value-type="float">
            <text:p>7.915545</text:p>
          </table:table-cell>
          <table:table-cell table:formula="of:=SQRT(POWER(ABS([.A996]-xpos);2)+POWER(ABS([.B996]-ypos);2))" office:value-type="float" office:value="0.45113109141468" calcext:value-type="float">
            <text:p>0.4511310914</text:p>
          </table:table-cell>
          <table:table-cell/>
          <table:table-cell table:formula="of:=[.J996]/[.D996]" office:value-type="float" office:value="0.00701839899810766" calcext:value-type="float">
            <text:p>0.007018399</text:p>
          </table:table-cell>
          <table:table-cell table:number-columns-repeated="3"/>
          <table:table-cell table:formula="of:=[.C996]*flaeche" office:value-type="float" office:value="0.003166218" calcext:value-type="float">
            <text:p>0.00316621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7.695277" calcext:value-type="float">
            <text:p>7.695277</text:p>
          </table:table-cell>
          <table:table-cell table:formula="of:=SQRT(POWER(ABS([.A997]-xpos);2)+POWER(ABS([.B997]-ypos);2))" office:value-type="float" office:value="0.469764445833228" calcext:value-type="float">
            <text:p>0.4697644458</text:p>
          </table:table-cell>
          <table:table-cell/>
          <table:table-cell table:formula="of:=[.J997]/[.D997]" office:value-type="float" office:value="0.00655245586868608" calcext:value-type="float">
            <text:p>0.0065524559</text:p>
          </table:table-cell>
          <table:table-cell table:number-columns-repeated="3"/>
          <table:table-cell table:formula="of:=[.C997]*flaeche" office:value-type="float" office:value="0.0030781108" calcext:value-type="float">
            <text:p>0.003078110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7.283911" calcext:value-type="float">
            <text:p>7.283911</text:p>
          </table:table-cell>
          <table:table-cell table:formula="of:=SQRT(POWER(ABS([.A998]-xpos);2)+POWER(ABS([.B998]-ypos);2))" office:value-type="float" office:value="0.488539640587128" calcext:value-type="float">
            <text:p>0.4885396406</text:p>
          </table:table-cell>
          <table:table-cell/>
          <table:table-cell table:formula="of:=[.J998]/[.D998]" office:value-type="float" office:value="0.00596382393145922" calcext:value-type="float">
            <text:p>0.0059638239</text:p>
          </table:table-cell>
          <table:table-cell table:number-columns-repeated="3"/>
          <table:table-cell table:formula="of:=[.C998]*flaeche" office:value-type="float" office:value="0.0029135644" calcext:value-type="float">
            <text:p>0.0029135644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734627" calcext:value-type="float">
            <text:p>6.734627</text:p>
          </table:table-cell>
          <table:table-cell table:formula="of:=SQRT(POWER(ABS([.A999]-xpos);2)+POWER(ABS([.B999]-ypos);2))" office:value-type="float" office:value="0.507441860774217" calcext:value-type="float">
            <text:p>0.5074418608</text:p>
          </table:table-cell>
          <table:table-cell/>
          <table:table-cell table:formula="of:=[.J999]/[.D999]" office:value-type="float" office:value="0.00530868855771954" calcext:value-type="float">
            <text:p>0.0053086886</text:p>
          </table:table-cell>
          <table:table-cell table:number-columns-repeated="3"/>
          <table:table-cell table:formula="of:=[.C999]*flaeche" office:value-type="float" office:value="0.0026938508" calcext:value-type="float">
            <text:p>0.002693850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115566" calcext:value-type="float">
            <text:p>6.115566</text:p>
          </table:table-cell>
          <table:table-cell table:formula="of:=SQRT(POWER(ABS([.A1000]-xpos);2)+POWER(ABS([.B1000]-ypos);2))" office:value-type="float" office:value="0.526455672012374" calcext:value-type="float">
            <text:p>0.526455672</text:p>
          </table:table-cell>
          <table:table-cell/>
          <table:table-cell table:formula="of:=[.J1000]/[.D1000]" office:value-type="float" office:value="0.00464659520268689" calcext:value-type="float">
            <text:p>0.0046465952</text:p>
          </table:table-cell>
          <table:table-cell table:number-columns-repeated="3"/>
          <table:table-cell table:formula="of:=[.C1000]*flaeche" office:value-type="float" office:value="0.0024462264" calcext:value-type="float">
            <text:p>0.0024462264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5.498997" calcext:value-type="float">
            <text:p>5.498997</text:p>
          </table:table-cell>
          <table:table-cell table:formula="of:=SQRT(POWER(ABS([.A1001]-xpos);2)+POWER(ABS([.B1001]-ypos);2))" office:value-type="float" office:value="0.545570233837954" calcext:value-type="float">
            <text:p>0.5455702338</text:p>
          </table:table-cell>
          <table:table-cell/>
          <table:table-cell table:formula="of:=[.J1001]/[.D1001]" office:value-type="float" office:value="0.00403174268604494" calcext:value-type="float">
            <text:p>0.0040317427</text:p>
          </table:table-cell>
          <table:table-cell table:number-columns-repeated="3"/>
          <table:table-cell table:formula="of:=[.C1001]*flaeche" office:value-type="float" office:value="0.0021995988" calcext:value-type="float">
            <text:p>0.002199598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4.950948" calcext:value-type="float">
            <text:p>4.950948</text:p>
          </table:table-cell>
          <table:table-cell table:formula="of:=SQRT(POWER(ABS([.A1002]-xpos);2)+POWER(ABS([.B1002]-ypos);2))" office:value-type="float" office:value="0.564775316771192" calcext:value-type="float">
            <text:p>0.5647753168</text:p>
          </table:table-cell>
          <table:table-cell/>
          <table:table-cell table:formula="of:=[.J1002]/[.D1002]" office:value-type="float" office:value="0.00350649035322894" calcext:value-type="float">
            <text:p>0.0035064904</text:p>
          </table:table-cell>
          <table:table-cell table:number-columns-repeated="3"/>
          <table:table-cell table:formula="of:=[.C1002]*flaeche" office:value-type="float" office:value="0.0019803792" calcext:value-type="float">
            <text:p>0.0019803792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52307" calcext:value-type="float">
            <text:p>4.52307</text:p>
          </table:table-cell>
          <table:table-cell table:formula="of:=SQRT(POWER(ABS([.A1003]-xpos);2)+POWER(ABS([.B1003]-ypos);2))" office:value-type="float" office:value="0.58406199135537" calcext:value-type="float">
            <text:p>0.5840619914</text:p>
          </table:table-cell>
          <table:table-cell/>
          <table:table-cell table:formula="of:=[.J1003]/[.D1003]" office:value-type="float" office:value="0.00309766433491335" calcext:value-type="float">
            <text:p>0.0030976643</text:p>
          </table:table-cell>
          <table:table-cell table:number-columns-repeated="3"/>
          <table:table-cell table:formula="of:=[.C1003]*flaeche" office:value-type="float" office:value="0.001809228" calcext:value-type="float">
            <text:p>0.00180922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247617" calcext:value-type="float">
            <text:p>4.247617</text:p>
          </table:table-cell>
          <table:table-cell table:formula="of:=SQRT(POWER(ABS([.A1004]-xpos);2)+POWER(ABS([.B1004]-ypos);2))" office:value-type="float" office:value="0.603422434108975" calcext:value-type="float">
            <text:p>0.6034224341</text:p>
          </table:table-cell>
          <table:table-cell/>
          <table:table-cell table:formula="of:=[.J1004]/[.D1004]" office:value-type="float" office:value="0.00281568384594259" calcext:value-type="float">
            <text:p>0.0028156838</text:p>
          </table:table-cell>
          <table:table-cell table:number-columns-repeated="3"/>
          <table:table-cell table:formula="of:=[.C1004]*flaeche" office:value-type="float" office:value="0.0016990468" calcext:value-type="float">
            <text:p>0.001699046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135703" calcext:value-type="float">
            <text:p>4.135703</text:p>
          </table:table-cell>
          <table:table-cell table:formula="of:=SQRT(POWER(ABS([.A1005]-xpos);2)+POWER(ABS([.B1005]-ypos);2))" office:value-type="float" office:value="0.622850719602217" calcext:value-type="float">
            <text:p>0.6228507196</text:p>
          </table:table-cell>
          <table:table-cell/>
          <table:table-cell table:formula="of:=[.J1005]/[.D1005]" office:value-type="float" office:value="0.00265598344504844" calcext:value-type="float">
            <text:p>0.0026559834</text:p>
          </table:table-cell>
          <table:table-cell table:number-columns-repeated="3"/>
          <table:table-cell table:formula="of:=[.C1005]*flaeche" office:value-type="float" office:value="0.0016542812" calcext:value-type="float">
            <text:p>0.0016542812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178491" calcext:value-type="float">
            <text:p>4.178491</text:p>
          </table:table-cell>
          <table:table-cell table:formula="of:=SQRT(POWER(ABS([.A1006]-xpos);2)+POWER(ABS([.B1006]-ypos);2))" office:value-type="float" office:value="0.642338874598914" calcext:value-type="float">
            <text:p>0.6423388746</text:p>
          </table:table-cell>
          <table:table-cell/>
          <table:table-cell table:formula="of:=[.J1006]/[.D1006]" office:value-type="float" office:value="0.00260204771358988" calcext:value-type="float">
            <text:p>0.0026020477</text:p>
          </table:table-cell>
          <table:table-cell table:number-columns-repeated="3"/>
          <table:table-cell table:formula="of:=[.C1006]*flaeche" office:value-type="float" office:value="0.0016713964" calcext:value-type="float">
            <text:p>0.0016713964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350757" calcext:value-type="float">
            <text:p>4.350757</text:p>
          </table:table-cell>
          <table:table-cell table:formula="of:=SQRT(POWER(ABS([.A1007]-xpos);2)+POWER(ABS([.B1007]-ypos);2))" office:value-type="float" office:value="0.661882477227642" calcext:value-type="float">
            <text:p>0.6618824772</text:p>
          </table:table-cell>
          <table:table-cell/>
          <table:table-cell table:formula="of:=[.J1007]/[.D1007]" office:value-type="float" office:value="0.00262932296876845" calcext:value-type="float">
            <text:p>0.002629323</text:p>
          </table:table-cell>
          <table:table-cell table:number-columns-repeated="3"/>
          <table:table-cell table:formula="of:=[.C1007]*flaeche" office:value-type="float" office:value="0.0017403028" calcext:value-type="float">
            <text:p>0.001740302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4.616064" calcext:value-type="float">
            <text:p>4.616064</text:p>
          </table:table-cell>
          <table:table-cell table:formula="of:=SQRT(POWER(ABS([.A1008]-xpos);2)+POWER(ABS([.B1008]-ypos);2))" office:value-type="float" office:value="0.681476757071729" calcext:value-type="float">
            <text:p>0.6814767571</text:p>
          </table:table-cell>
          <table:table-cell/>
          <table:table-cell table:formula="of:=[.J1008]/[.D1008]" office:value-type="float" office:value="0.00270944765296765" calcext:value-type="float">
            <text:p>0.0027094477</text:p>
          </table:table-cell>
          <table:table-cell table:number-columns-repeated="3"/>
          <table:table-cell table:formula="of:=[.C1008]*flaeche" office:value-type="float" office:value="0.0018464256" calcext:value-type="float">
            <text:p>0.0018464256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4.932711" calcext:value-type="float">
            <text:p>4.932711</text:p>
          </table:table-cell>
          <table:table-cell table:formula="of:=SQRT(POWER(ABS([.A1009]-xpos);2)+POWER(ABS([.B1009]-ypos);2))" office:value-type="float" office:value="0.701117465283101" calcext:value-type="float">
            <text:p>0.7011174653</text:p>
          </table:table-cell>
          <table:table-cell/>
          <table:table-cell table:formula="of:=[.J1009]/[.D1009]" office:value-type="float" office:value="0.00281419947113042" calcext:value-type="float">
            <text:p>0.0028141995</text:p>
          </table:table-cell>
          <table:table-cell table:number-columns-repeated="3"/>
          <table:table-cell table:formula="of:=[.C1009]*flaeche" office:value-type="float" office:value="0.0019730844" calcext:value-type="float">
            <text:p>0.0019730844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25952" calcext:value-type="float">
            <text:p>5.25952</text:p>
          </table:table-cell>
          <table:table-cell table:formula="of:=SQRT(POWER(ABS([.A1010]-xpos);2)+POWER(ABS([.B1010]-ypos);2))" office:value-type="float" office:value="0.720800806567945" calcext:value-type="float">
            <text:p>0.7208008066</text:p>
          </table:table-cell>
          <table:table-cell/>
          <table:table-cell table:formula="of:=[.J1010]/[.D1010]" office:value-type="float" office:value="0.00291870927561412" calcext:value-type="float">
            <text:p>0.0029187093</text:p>
          </table:table-cell>
          <table:table-cell table:number-columns-repeated="3"/>
          <table:table-cell table:formula="of:=[.C1010]*flaeche" office:value-type="float" office:value="0.002103808" calcext:value-type="float">
            <text:p>0.00210380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56076" calcext:value-type="float">
            <text:p>5.56076</text:p>
          </table:table-cell>
          <table:table-cell table:formula="of:=SQRT(POWER(ABS([.A1011]-xpos);2)+POWER(ABS([.B1011]-ypos);2))" office:value-type="float" office:value="0.740524348657085" calcext:value-type="float">
            <text:p>0.7405243487</text:p>
          </table:table-cell>
          <table:table-cell/>
          <table:table-cell table:formula="of:=[.J1011]/[.D1011]" office:value-type="float" office:value="0.00300368786527235" calcext:value-type="float">
            <text:p>0.0030036879</text:p>
          </table:table-cell>
          <table:table-cell table:number-columns-repeated="3"/>
          <table:table-cell table:formula="of:=[.C1011]*flaeche" office:value-type="float" office:value="0.002224304" calcext:value-type="float">
            <text:p>0.002224304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809736" calcext:value-type="float">
            <text:p>5.809736</text:p>
          </table:table-cell>
          <table:table-cell table:formula="of:=SQRT(POWER(ABS([.A1012]-xpos);2)+POWER(ABS([.B1012]-ypos);2))" office:value-type="float" office:value="0.76028310532985" calcext:value-type="float">
            <text:p>0.7602831053</text:p>
          </table:table-cell>
          <table:table-cell/>
          <table:table-cell table:formula="of:=[.J1012]/[.D1012]" office:value-type="float" office:value="0.00305661717813889" calcext:value-type="float">
            <text:p>0.0030566172</text:p>
          </table:table-cell>
          <table:table-cell table:number-columns-repeated="3"/>
          <table:table-cell table:formula="of:=[.C1012]*flaeche" office:value-type="float" office:value="0.0023238944" calcext:value-type="float">
            <text:p>0.0023238944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5.99088" calcext:value-type="float">
            <text:p>5.99088</text:p>
          </table:table-cell>
          <table:table-cell table:formula="of:=SQRT(POWER(ABS([.A1013]-xpos);2)+POWER(ABS([.B1013]-ypos);2))" office:value-type="float" office:value="0.780075292823712" calcext:value-type="float">
            <text:p>0.7800752928</text:p>
          </table:table-cell>
          <table:table-cell/>
          <table:table-cell table:formula="of:=[.J1013]/[.D1013]" office:value-type="float" office:value="0.00307194962081891" calcext:value-type="float">
            <text:p>0.0030719496</text:p>
          </table:table-cell>
          <table:table-cell table:number-columns-repeated="3"/>
          <table:table-cell table:formula="of:=[.C1013]*flaeche" office:value-type="float" office:value="0.002396352" calcext:value-type="float">
            <text:p>0.002396352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100282" calcext:value-type="float">
            <text:p>6.100282</text:p>
          </table:table-cell>
          <table:table-cell table:formula="of:=SQRT(POWER(ABS([.A1014]-xpos);2)+POWER(ABS([.B1014]-ypos);2))" office:value-type="float" office:value="0.799898429568405" calcext:value-type="float">
            <text:p>0.7998984296</text:p>
          </table:table-cell>
          <table:table-cell/>
          <table:table-cell table:formula="of:=[.J1014]/[.D1014]" office:value-type="float" office:value="0.00305052830434558" calcext:value-type="float">
            <text:p>0.0030505283</text:p>
          </table:table-cell>
          <table:table-cell table:number-columns-repeated="3"/>
          <table:table-cell table:formula="of:=[.C1014]*flaeche" office:value-type="float" office:value="0.0024401128" calcext:value-type="float">
            <text:p>0.002440112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144722" calcext:value-type="float">
            <text:p>6.144722</text:p>
          </table:table-cell>
          <table:table-cell table:formula="of:=SQRT(POWER(ABS([.A1015]-xpos);2)+POWER(ABS([.B1015]-ypos);2))" office:value-type="float" office:value="0.819750270329934" calcext:value-type="float">
            <text:p>0.8197502703</text:p>
          </table:table-cell>
          <table:table-cell/>
          <table:table-cell table:formula="of:=[.J1015]/[.D1015]" office:value-type="float" office:value="0.00299833850498243" calcext:value-type="float">
            <text:p>0.0029983385</text:p>
          </table:table-cell>
          <table:table-cell table:number-columns-repeated="3"/>
          <table:table-cell table:formula="of:=[.C1015]*flaeche" office:value-type="float" office:value="0.0024578888" calcext:value-type="float">
            <text:p>0.002457888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139312" calcext:value-type="float">
            <text:p>6.139312</text:p>
          </table:table-cell>
          <table:table-cell table:formula="of:=SQRT(POWER(ABS([.A1016]-xpos);2)+POWER(ABS([.B1016]-ypos);2))" office:value-type="float" office:value="0.839628779112531" calcext:value-type="float">
            <text:p>0.8396287791</text:p>
          </table:table-cell>
          <table:table-cell/>
          <table:table-cell table:formula="of:=[.J1016]/[.D1016]" office:value-type="float" office:value="0.00292477444924607" calcext:value-type="float">
            <text:p>0.0029247744</text:p>
          </table:table-cell>
          <table:table-cell table:number-columns-repeated="3"/>
          <table:table-cell table:formula="of:=[.C1016]*flaeche" office:value-type="float" office:value="0.0024557248" calcext:value-type="float">
            <text:p>0.0024557248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104083" calcext:value-type="float">
            <text:p>6.104083</text:p>
          </table:table-cell>
          <table:table-cell table:formula="of:=SQRT(POWER(ABS([.A1017]-xpos);2)+POWER(ABS([.B1017]-ypos);2))" office:value-type="float" office:value="0.85953308150472" calcext:value-type="float">
            <text:p>0.8595330815</text:p>
          </table:table-cell>
          <table:table-cell/>
          <table:table-cell table:formula="of:=[.J1017]/[.D1017]" office:value-type="float" office:value="0.00284065064223661" calcext:value-type="float">
            <text:p>0.0028406506</text:p>
          </table:table-cell>
          <table:table-cell table:number-columns-repeated="3"/>
          <table:table-cell table:formula="of:=[.C1017]*flaeche" office:value-type="float" office:value="0.0024416332" calcext:value-type="float">
            <text:p>0.0024416332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6.060053" calcext:value-type="float">
            <text:p>6.060053</text:p>
          </table:table-cell>
          <table:table-cell table:formula="of:=SQRT(POWER(ABS([.A1018]-xpos);2)+POWER(ABS([.B1018]-ypos);2))" office:value-type="float" office:value="0.879459541923902" calcext:value-type="float">
            <text:p>0.8794595419</text:p>
          </table:table-cell>
          <table:table-cell/>
          <table:table-cell table:formula="of:=[.J1018]/[.D1018]" office:value-type="float" office:value="0.00275626232299126" calcext:value-type="float">
            <text:p>0.0027562623</text:p>
          </table:table-cell>
          <table:table-cell table:number-columns-repeated="3"/>
          <table:table-cell table:formula="of:=[.C1018]*flaeche" office:value-type="float" office:value="0.0024240212" calcext:value-type="float">
            <text:p>0.0024240212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6.025416" calcext:value-type="float">
            <text:p>6.025416</text:p>
          </table:table-cell>
          <table:table-cell table:formula="of:=SQRT(POWER(ABS([.A1019]-xpos);2)+POWER(ABS([.B1019]-ypos);2))" office:value-type="float" office:value="0.899407597526839" calcext:value-type="float">
            <text:p>0.8994075975</text:p>
          </table:table-cell>
          <table:table-cell/>
          <table:table-cell table:formula="of:=[.J1019]/[.D1019]" office:value-type="float" office:value="0.00267972652958169" calcext:value-type="float">
            <text:p>0.0026797265</text:p>
          </table:table-cell>
          <table:table-cell table:number-columns-repeated="3"/>
          <table:table-cell table:formula="of:=[.C1019]*flaeche" office:value-type="float" office:value="0.0024101664" calcext:value-type="float">
            <text:p>0.0024101664</text:p>
          </table:table-cell>
          <table:table-cell table:number-columns-repeated="6"/>
        </table:table-row>
        <table:table-row table:style-name="ro1">
          <table:table-cell office:value-type="float" office:value="0.387755" calcext:value-type="float">
            <text:p>0.387755</text:p>
          </table:table-cell>
          <table:table-cell office:value-type="float" office:value="1" calcext:value-type="float">
            <text:p>1</text:p>
          </table:table-cell>
          <table:table-cell office:value-type="float" office:value="6.012432" calcext:value-type="float">
            <text:p>6.012432</text:p>
          </table:table-cell>
          <table:table-cell table:formula="of:=SQRT(POWER(ABS([.A1020]-xpos);2)+POWER(ABS([.B1020]-ypos);2))" office:value-type="float" office:value="0.919375842637275" calcext:value-type="float">
            <text:p>0.9193758426</text:p>
          </table:table-cell>
          <table:table-cell/>
          <table:table-cell table:formula="of:=[.J1020]/[.D1020]" office:value-type="float" office:value="0.00261587556303548" calcext:value-type="float">
            <text:p>0.0026158756</text:p>
          </table:table-cell>
          <table:table-cell table:number-columns-repeated="3"/>
          <table:table-cell table:formula="of:=[.C1020]*flaeche" office:value-type="float" office:value="0.0024049728" calcext:value-type="float">
            <text:p>0.002404972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021]-xpos);2)+POWER(ABS([.B1021]-ypos);2))" office:value-type="float" office:value="0.223606797749979" calcext:value-type="float">
            <text:p>0.2236067977</text:p>
          </table:table-cell>
          <table:table-cell/>
          <table:table-cell table:formula="of:=[.J1021]/[.D1021]" office:value-type="float" office:value="0" calcext:value-type="float">
            <text:p>0</text:p>
          </table:table-cell>
          <table:table-cell table:number-columns-repeated="3"/>
          <table:table-cell table:formula="of:=[.C1021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" calcext:value-type="float">
            <text:p>0</text:p>
          </table:table-cell>
          <table:table-cell office:value-type="float" office:value="6.300302" calcext:value-type="float">
            <text:p>6.300302</text:p>
          </table:table-cell>
          <table:table-cell table:formula="of:=SQRT(POWER(ABS([.A1022]-xpos);2)+POWER(ABS([.B1022]-ypos);2))" office:value-type="float" office:value="0.230936862733086" calcext:value-type="float">
            <text:p>0.2309368627</text:p>
          </table:table-cell>
          <table:table-cell/>
          <table:table-cell table:formula="of:=[.J1022]/[.D1022]" office:value-type="float" office:value="0.0109125965000777" calcext:value-type="float">
            <text:p>0.0109125965</text:p>
          </table:table-cell>
          <table:table-cell table:number-columns-repeated="3"/>
          <table:table-cell table:formula="of:=[.C1022]*flaeche" office:value-type="float" office:value="0.0025201208" calcext:value-type="float">
            <text:p>0.0025201208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6.308089" calcext:value-type="float">
            <text:p>6.308089</text:p>
          </table:table-cell>
          <table:table-cell table:formula="of:=SQRT(POWER(ABS([.A1023]-xpos);2)+POWER(ABS([.B1023]-ypos);2))" office:value-type="float" office:value="0.222860317313334" calcext:value-type="float">
            <text:p>0.2228603173</text:p>
          </table:table-cell>
          <table:table-cell/>
          <table:table-cell table:formula="of:=[.J1023]/[.D1023]" office:value-type="float" office:value="0.0113220497503484" calcext:value-type="float">
            <text:p>0.0113220498</text:p>
          </table:table-cell>
          <table:table-cell table:number-columns-repeated="3"/>
          <table:table-cell table:formula="of:=[.C1023]*flaeche" office:value-type="float" office:value="0.0025232356" calcext:value-type="float">
            <text:p>0.0025232356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6.327149" calcext:value-type="float">
            <text:p>6.327149</text:p>
          </table:table-cell>
          <table:table-cell table:formula="of:=SQRT(POWER(ABS([.A1024]-xpos);2)+POWER(ABS([.B1024]-ypos);2))" office:value-type="float" office:value="0.216412985804919" calcext:value-type="float">
            <text:p>0.2164129858</text:p>
          </table:table-cell>
          <table:table-cell/>
          <table:table-cell table:formula="of:=[.J1024]/[.D1024]" office:value-type="float" office:value="0.011694582885527" calcext:value-type="float">
            <text:p>0.0116945829</text:p>
          </table:table-cell>
          <table:table-cell table:number-columns-repeated="3"/>
          <table:table-cell table:formula="of:=[.C1024]*flaeche" office:value-type="float" office:value="0.0025308596" calcext:value-type="float">
            <text:p>0.0025308596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345384" calcext:value-type="float">
            <text:p>6.345384</text:p>
          </table:table-cell>
          <table:table-cell table:formula="of:=SQRT(POWER(ABS([.A1025]-xpos);2)+POWER(ABS([.B1025]-ypos);2))" office:value-type="float" office:value="0.211743743107087" calcext:value-type="float">
            <text:p>0.2117437431</text:p>
          </table:table-cell>
          <table:table-cell/>
          <table:table-cell table:formula="of:=[.J1025]/[.D1025]" office:value-type="float" office:value="0.011986911928332" calcext:value-type="float">
            <text:p>0.0119869119</text:p>
          </table:table-cell>
          <table:table-cell table:number-columns-repeated="3"/>
          <table:table-cell table:formula="of:=[.C1025]*flaeche" office:value-type="float" office:value="0.0025381536" calcext:value-type="float">
            <text:p>0.0025381536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345172" calcext:value-type="float">
            <text:p>6.345172</text:p>
          </table:table-cell>
          <table:table-cell table:formula="of:=SQRT(POWER(ABS([.A1026]-xpos);2)+POWER(ABS([.B1026]-ypos);2))" office:value-type="float" office:value="0.208971723584795" calcext:value-type="float">
            <text:p>0.2089717236</text:p>
          </table:table-cell>
          <table:table-cell/>
          <table:table-cell table:formula="of:=[.J1026]/[.D1026]" office:value-type="float" office:value="0.012145513069715" calcext:value-type="float">
            <text:p>0.0121455131</text:p>
          </table:table-cell>
          <table:table-cell table:number-columns-repeated="3"/>
          <table:table-cell table:formula="of:=[.C1026]*flaeche" office:value-type="float" office:value="0.0025380688" calcext:value-type="float">
            <text:p>0.0025380688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306791" calcext:value-type="float">
            <text:p>6.306791</text:p>
          </table:table-cell>
          <table:table-cell table:formula="of:=SQRT(POWER(ABS([.A1027]-xpos);2)+POWER(ABS([.B1027]-ypos);2))" office:value-type="float" office:value="0.20817300557469" calcext:value-type="float">
            <text:p>0.2081730056</text:p>
          </table:table-cell>
          <table:table-cell/>
          <table:table-cell table:formula="of:=[.J1027]/[.D1027]" office:value-type="float" office:value="0.0121183646891954" calcext:value-type="float">
            <text:p>0.0121183647</text:p>
          </table:table-cell>
          <table:table-cell table:number-columns-repeated="3"/>
          <table:table-cell table:formula="of:=[.C1027]*flaeche" office:value-type="float" office:value="0.0025227164" calcext:value-type="float">
            <text:p>0.0025227164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212447" calcext:value-type="float">
            <text:p>6.212447</text:p>
          </table:table-cell>
          <table:table-cell table:formula="of:=SQRT(POWER(ABS([.A1028]-xpos);2)+POWER(ABS([.B1028]-ypos);2))" office:value-type="float" office:value="0.209369988704208" calcext:value-type="float">
            <text:p>0.2093699887</text:p>
          </table:table-cell>
          <table:table-cell/>
          <table:table-cell table:formula="of:=[.J1028]/[.D1028]" office:value-type="float" office:value="0.0118688395379851" calcext:value-type="float">
            <text:p>0.0118688395</text:p>
          </table:table-cell>
          <table:table-cell table:number-columns-repeated="3"/>
          <table:table-cell table:formula="of:=[.C1028]*flaeche" office:value-type="float" office:value="0.0024849788" calcext:value-type="float">
            <text:p>0.0024849788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050232" calcext:value-type="float">
            <text:p>6.050232</text:p>
          </table:table-cell>
          <table:table-cell table:formula="of:=SQRT(POWER(ABS([.A1029]-xpos);2)+POWER(ABS([.B1029]-ypos);2))" office:value-type="float" office:value="0.212528955716627" calcext:value-type="float">
            <text:p>0.2125289557</text:p>
          </table:table-cell>
          <table:table-cell/>
          <table:table-cell table:formula="of:=[.J1029]/[.D1029]" office:value-type="float" office:value="0.0113871203659741" calcext:value-type="float">
            <text:p>0.0113871204</text:p>
          </table:table-cell>
          <table:table-cell table:number-columns-repeated="3"/>
          <table:table-cell table:formula="of:=[.C1029]*flaeche" office:value-type="float" office:value="0.0024200928" calcext:value-type="float">
            <text:p>0.0024200928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817372" calcext:value-type="float">
            <text:p>5.817372</text:p>
          </table:table-cell>
          <table:table-cell table:formula="of:=SQRT(POWER(ABS([.A1030]-xpos);2)+POWER(ABS([.B1030]-ypos);2))" office:value-type="float" office:value="0.217564461238503" calcext:value-type="float">
            <text:p>0.2175644612</text:p>
          </table:table-cell>
          <table:table-cell/>
          <table:table-cell table:formula="of:=[.J1030]/[.D1030]" office:value-type="float" office:value="0.0106954453257378" calcext:value-type="float">
            <text:p>0.0106954453</text:p>
          </table:table-cell>
          <table:table-cell table:number-columns-repeated="3"/>
          <table:table-cell table:formula="of:=[.C1030]*flaeche" office:value-type="float" office:value="0.0023269488" calcext:value-type="float">
            <text:p>0.0023269488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522287" calcext:value-type="float">
            <text:p>5.522287</text:p>
          </table:table-cell>
          <table:table-cell table:formula="of:=SQRT(POWER(ABS([.A1031]-xpos);2)+POWER(ABS([.B1031]-ypos);2))" office:value-type="float" office:value="0.224350184974294" calcext:value-type="float">
            <text:p>0.224350185</text:p>
          </table:table-cell>
          <table:table-cell/>
          <table:table-cell table:formula="of:=[.J1031]/[.D1031]" office:value-type="float" office:value="0.00984583453877293" calcext:value-type="float">
            <text:p>0.0098458345</text:p>
          </table:table-cell>
          <table:table-cell table:number-columns-repeated="3"/>
          <table:table-cell table:formula="of:=[.C1031]*flaeche" office:value-type="float" office:value="0.0022089148" calcext:value-type="float">
            <text:p>0.0022089148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185245" calcext:value-type="float">
            <text:p>5.185245</text:p>
          </table:table-cell>
          <table:table-cell table:formula="of:=SQRT(POWER(ABS([.A1032]-xpos);2)+POWER(ABS([.B1032]-ypos);2))" office:value-type="float" office:value="0.232733532807372" calcext:value-type="float">
            <text:p>0.2327335328</text:p>
          </table:table-cell>
          <table:table-cell/>
          <table:table-cell table:formula="of:=[.J1032]/[.D1032]" office:value-type="float" office:value="0.00891190012449424" calcext:value-type="float">
            <text:p>0.0089119001</text:p>
          </table:table-cell>
          <table:table-cell table:number-columns-repeated="3"/>
          <table:table-cell table:formula="of:=[.C1032]*flaeche" office:value-type="float" office:value="0.002074098" calcext:value-type="float">
            <text:p>0.002074098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4.837554" calcext:value-type="float">
            <text:p>4.837554</text:p>
          </table:table-cell>
          <table:table-cell table:formula="of:=SQRT(POWER(ABS([.A1033]-xpos);2)+POWER(ABS([.B1033]-ypos);2))" office:value-type="float" office:value="0.242548128562147" calcext:value-type="float">
            <text:p>0.2425481286</text:p>
          </table:table-cell>
          <table:table-cell/>
          <table:table-cell table:formula="of:=[.J1033]/[.D1033]" office:value-type="float" office:value="0.00797788715778195" calcext:value-type="float">
            <text:p>0.0079778872</text:p>
          </table:table-cell>
          <table:table-cell table:number-columns-repeated="3"/>
          <table:table-cell table:formula="of:=[.C1033]*flaeche" office:value-type="float" office:value="0.0019350216" calcext:value-type="float">
            <text:p>0.0019350216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4.519277" calcext:value-type="float">
            <text:p>4.519277</text:p>
          </table:table-cell>
          <table:table-cell table:formula="of:=SQRT(POWER(ABS([.A1034]-xpos);2)+POWER(ABS([.B1034]-ypos);2))" office:value-type="float" office:value="0.253628202242968" calcext:value-type="float">
            <text:p>0.2536282022</text:p>
          </table:table-cell>
          <table:table-cell/>
          <table:table-cell table:formula="of:=[.J1034]/[.D1034]" office:value-type="float" office:value="0.00712740453945365" calcext:value-type="float">
            <text:p>0.0071274045</text:p>
          </table:table-cell>
          <table:table-cell table:number-columns-repeated="3"/>
          <table:table-cell table:formula="of:=[.C1034]*flaeche" office:value-type="float" office:value="0.0018077108" calcext:value-type="float">
            <text:p>0.0018077108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275473" calcext:value-type="float">
            <text:p>4.275473</text:p>
          </table:table-cell>
          <table:table-cell table:formula="of:=SQRT(POWER(ABS([.A1035]-xpos);2)+POWER(ABS([.B1035]-ypos);2))" office:value-type="float" office:value="0.265815552978" calcext:value-type="float">
            <text:p>0.265815553</text:p>
          </table:table-cell>
          <table:table-cell/>
          <table:table-cell table:formula="of:=[.J1035]/[.D1035]" office:value-type="float" office:value="0.00643374392822508" calcext:value-type="float">
            <text:p>0.0064337439</text:p>
          </table:table-cell>
          <table:table-cell table:number-columns-repeated="3"/>
          <table:table-cell table:formula="of:=[.C1035]*flaeche" office:value-type="float" office:value="0.0017101892" calcext:value-type="float">
            <text:p>0.0017101892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151058" calcext:value-type="float">
            <text:p>4.151058</text:p>
          </table:table-cell>
          <table:table-cell table:formula="of:=SQRT(POWER(ABS([.A1036]-xpos);2)+POWER(ABS([.B1036]-ypos);2))" office:value-type="float" office:value="0.278965095244907" calcext:value-type="float">
            <text:p>0.2789650952</text:p>
          </table:table-cell>
          <table:table-cell/>
          <table:table-cell table:formula="of:=[.J1036]/[.D1036]" office:value-type="float" office:value="0.00595208227947763" calcext:value-type="float">
            <text:p>0.0059520823</text:p>
          </table:table-cell>
          <table:table-cell table:number-columns-repeated="3"/>
          <table:table-cell table:formula="of:=[.C1036]*flaeche" office:value-type="float" office:value="0.0016604232" calcext:value-type="float">
            <text:p>0.0016604232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184658" calcext:value-type="float">
            <text:p>4.184658</text:p>
          </table:table-cell>
          <table:table-cell table:formula="of:=SQRT(POWER(ABS([.A1037]-xpos);2)+POWER(ABS([.B1037]-ypos);2))" office:value-type="float" office:value="0.292947287840321" calcext:value-type="float">
            <text:p>0.2929472878</text:p>
          </table:table-cell>
          <table:table-cell/>
          <table:table-cell table:formula="of:=[.J1037]/[.D1037]" office:value-type="float" office:value="0.00571387163998045" calcext:value-type="float">
            <text:p>0.0057138716</text:p>
          </table:table-cell>
          <table:table-cell table:number-columns-repeated="3"/>
          <table:table-cell table:formula="of:=[.C1037]*flaeche" office:value-type="float" office:value="0.0016738632" calcext:value-type="float">
            <text:p>0.0016738632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402161" calcext:value-type="float">
            <text:p>4.402161</text:p>
          </table:table-cell>
          <table:table-cell table:formula="of:=SQRT(POWER(ABS([.A1038]-xpos);2)+POWER(ABS([.B1038]-ypos);2))" office:value-type="float" office:value="0.307649359710044" calcext:value-type="float">
            <text:p>0.3076493597</text:p>
          </table:table-cell>
          <table:table-cell/>
          <table:table-cell table:formula="of:=[.J1038]/[.D1038]" office:value-type="float" office:value="0.00572360820662717" calcext:value-type="float">
            <text:p>0.0057236082</text:p>
          </table:table-cell>
          <table:table-cell table:number-columns-repeated="3"/>
          <table:table-cell table:formula="of:=[.C1038]*flaeche" office:value-type="float" office:value="0.0017608644" calcext:value-type="float">
            <text:p>0.0017608644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810881" calcext:value-type="float">
            <text:p>4.810881</text:p>
          </table:table-cell>
          <table:table-cell table:formula="of:=SQRT(POWER(ABS([.A1039]-xpos);2)+POWER(ABS([.B1039]-ypos);2))" office:value-type="float" office:value="0.322971677225728" calcext:value-type="float">
            <text:p>0.3229716772</text:p>
          </table:table-cell>
          <table:table-cell/>
          <table:table-cell table:formula="of:=[.J1039]/[.D1039]" office:value-type="float" office:value="0.00595826982888983" calcext:value-type="float">
            <text:p>0.0059582698</text:p>
          </table:table-cell>
          <table:table-cell table:number-columns-repeated="3"/>
          <table:table-cell table:formula="of:=[.C1039]*flaeche" office:value-type="float" office:value="0.0019243524" calcext:value-type="float">
            <text:p>0.0019243524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395335" calcext:value-type="float">
            <text:p>5.395335</text:p>
          </table:table-cell>
          <table:table-cell table:formula="of:=SQRT(POWER(ABS([.A1040]-xpos);2)+POWER(ABS([.B1040]-ypos);2))" office:value-type="float" office:value="0.33883071433682" calcext:value-type="float">
            <text:p>0.3388307143</text:p>
          </table:table-cell>
          <table:table-cell/>
          <table:table-cell table:formula="of:=[.J1040]/[.D1040]" office:value-type="float" office:value="0.00636935764286903" calcext:value-type="float">
            <text:p>0.0063693576</text:p>
          </table:table-cell>
          <table:table-cell table:number-columns-repeated="3"/>
          <table:table-cell table:formula="of:=[.C1040]*flaeche" office:value-type="float" office:value="0.002158134" calcext:value-type="float">
            <text:p>0.002158134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115566" calcext:value-type="float">
            <text:p>6.115566</text:p>
          </table:table-cell>
          <table:table-cell table:formula="of:=SQRT(POWER(ABS([.A1041]-xpos);2)+POWER(ABS([.B1041]-ypos);2))" office:value-type="float" office:value="0.355154578450004" calcext:value-type="float">
            <text:p>0.3551545785</text:p>
          </table:table-cell>
          <table:table-cell/>
          <table:table-cell table:formula="of:=[.J1041]/[.D1041]" office:value-type="float" office:value="0.00688777943023016" calcext:value-type="float">
            <text:p>0.0068877794</text:p>
          </table:table-cell>
          <table:table-cell table:number-columns-repeated="3"/>
          <table:table-cell table:formula="of:=[.C1041]*flaeche" office:value-type="float" office:value="0.0024462264" calcext:value-type="float">
            <text:p>0.002446226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408163" calcext:value-type="float">
            <text:p>0.408163</text:p>
          </table:table-cell>
          <table:table-cell office:value-type="float" office:value="6.908868" calcext:value-type="float">
            <text:p>6.908868</text:p>
          </table:table-cell>
          <table:table-cell table:formula="of:=SQRT(POWER(ABS([.A1042]-xpos);2)+POWER(ABS([.B1042]-ypos);2))" office:value-type="float" office:value="0.371882063479808" calcext:value-type="float">
            <text:p>0.3718820635</text:p>
          </table:table-cell>
          <table:table-cell/>
          <table:table-cell table:formula="of:=[.J1042]/[.D1042]" office:value-type="float" office:value="0.00743124627775992" calcext:value-type="float">
            <text:p>0.0074312463</text:p>
          </table:table-cell>
          <table:table-cell table:number-columns-repeated="3"/>
          <table:table-cell table:formula="of:=[.C1042]*flaeche" office:value-type="float" office:value="0.0027635472" calcext:value-type="float">
            <text:p>0.0027635472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7.695463" calcext:value-type="float">
            <text:p>7.695463</text:p>
          </table:table-cell>
          <table:table-cell table:formula="of:=SQRT(POWER(ABS([.A1043]-xpos);2)+POWER(ABS([.B1043]-ypos);2))" office:value-type="float" office:value="0.388961099096041" calcext:value-type="float">
            <text:p>0.3889610991</text:p>
          </table:table-cell>
          <table:table-cell/>
          <table:table-cell table:formula="of:=[.J1043]/[.D1043]" office:value-type="float" office:value="0.00791386389835336" calcext:value-type="float">
            <text:p>0.0079138639</text:p>
          </table:table-cell>
          <table:table-cell table:number-columns-repeated="3"/>
          <table:table-cell table:formula="of:=[.C1043]*flaeche" office:value-type="float" office:value="0.0030781852" calcext:value-type="float">
            <text:p>0.0030781852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8.388098" calcext:value-type="float">
            <text:p>8.388098</text:p>
          </table:table-cell>
          <table:table-cell table:formula="of:=SQRT(POWER(ABS([.A1044]-xpos);2)+POWER(ABS([.B1044]-ypos);2))" office:value-type="float" office:value="0.406348218857915" calcext:value-type="float">
            <text:p>0.4063482189</text:p>
          </table:table-cell>
          <table:table-cell/>
          <table:table-cell table:formula="of:=[.J1044]/[.D1044]" office:value-type="float" office:value="0.00825705403466578" calcext:value-type="float">
            <text:p>0.008257054</text:p>
          </table:table-cell>
          <table:table-cell table:number-columns-repeated="3"/>
          <table:table-cell table:formula="of:=[.C1044]*flaeche" office:value-type="float" office:value="0.0033552392" calcext:value-type="float">
            <text:p>0.0033552392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8.904463" calcext:value-type="float">
            <text:p>8.904463</text:p>
          </table:table-cell>
          <table:table-cell table:formula="of:=SQRT(POWER(ABS([.A1045]-xpos);2)+POWER(ABS([.B1045]-ypos);2))" office:value-type="float" office:value="0.424003925822627" calcext:value-type="float">
            <text:p>0.4240039258</text:p>
          </table:table-cell>
          <table:table-cell/>
          <table:table-cell table:formula="of:=[.J1045]/[.D1045]" office:value-type="float" office:value="0.00840035901339743" calcext:value-type="float">
            <text:p>0.008400359</text:p>
          </table:table-cell>
          <table:table-cell table:number-columns-repeated="3"/>
          <table:table-cell table:formula="of:=[.C1045]*flaeche" office:value-type="float" office:value="0.0035617852" calcext:value-type="float">
            <text:p>0.0035617852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9.18028" calcext:value-type="float">
            <text:p>9.18028</text:p>
          </table:table-cell>
          <table:table-cell table:formula="of:=SQRT(POWER(ABS([.A1046]-xpos);2)+POWER(ABS([.B1046]-ypos);2))" office:value-type="float" office:value="0.441896770960142" calcext:value-type="float">
            <text:p>0.441896771</text:p>
          </table:table-cell>
          <table:table-cell/>
          <table:table-cell table:formula="of:=[.J1046]/[.D1046]" office:value-type="float" office:value="0.00830988647421282" calcext:value-type="float">
            <text:p>0.0083098865</text:p>
          </table:table-cell>
          <table:table-cell table:number-columns-repeated="3"/>
          <table:table-cell table:formula="of:=[.C1046]*flaeche" office:value-type="float" office:value="0.003672112" calcext:value-type="float">
            <text:p>0.003672112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9.18028" calcext:value-type="float">
            <text:p>9.18028</text:p>
          </table:table-cell>
          <table:table-cell table:formula="of:=SQRT(POWER(ABS([.A1047]-xpos);2)+POWER(ABS([.B1047]-ypos);2))" office:value-type="float" office:value="0.459999082808868" calcext:value-type="float">
            <text:p>0.4599990828</text:p>
          </table:table-cell>
          <table:table-cell/>
          <table:table-cell table:formula="of:=[.J1047]/[.D1047]" office:value-type="float" office:value="0.00798286809090396" calcext:value-type="float">
            <text:p>0.0079828681</text:p>
          </table:table-cell>
          <table:table-cell table:number-columns-repeated="3"/>
          <table:table-cell table:formula="of:=[.C1047]*flaeche" office:value-type="float" office:value="0.003672112" calcext:value-type="float">
            <text:p>0.003672112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8.904463" calcext:value-type="float">
            <text:p>8.904463</text:p>
          </table:table-cell>
          <table:table-cell table:formula="of:=SQRT(POWER(ABS([.A1048]-xpos);2)+POWER(ABS([.B1048]-ypos);2))" office:value-type="float" office:value="0.478287078137179" calcext:value-type="float">
            <text:p>0.4782870781</text:p>
          </table:table-cell>
          <table:table-cell/>
          <table:table-cell table:formula="of:=[.J1048]/[.D1048]" office:value-type="float" office:value="0.00744696096301066" calcext:value-type="float">
            <text:p>0.007446961</text:p>
          </table:table-cell>
          <table:table-cell table:number-columns-repeated="3"/>
          <table:table-cell table:formula="of:=[.C1048]*flaeche" office:value-type="float" office:value="0.0035617852" calcext:value-type="float">
            <text:p>0.0035617852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8.388098" calcext:value-type="float">
            <text:p>8.388098</text:p>
          </table:table-cell>
          <table:table-cell table:formula="of:=SQRT(POWER(ABS([.A1049]-xpos);2)+POWER(ABS([.B1049]-ypos);2))" office:value-type="float" office:value="0.496740248992368" calcext:value-type="float">
            <text:p>0.496740249</text:p>
          </table:table-cell>
          <table:table-cell/>
          <table:table-cell table:formula="of:=[.J1049]/[.D1049]" office:value-type="float" office:value="0.00675451447070388" calcext:value-type="float">
            <text:p>0.0067545145</text:p>
          </table:table-cell>
          <table:table-cell table:number-columns-repeated="3"/>
          <table:table-cell table:formula="of:=[.C1049]*flaeche" office:value-type="float" office:value="0.0033552392" calcext:value-type="float">
            <text:p>0.0033552392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.695463" calcext:value-type="float">
            <text:p>7.695463</text:p>
          </table:table-cell>
          <table:table-cell table:formula="of:=SQRT(POWER(ABS([.A1050]-xpos);2)+POWER(ABS([.B1050]-ypos);2))" office:value-type="float" office:value="0.515341766801411" calcext:value-type="float">
            <text:p>0.5153417668</text:p>
          </table:table-cell>
          <table:table-cell/>
          <table:table-cell table:formula="of:=[.J1050]/[.D1050]" office:value-type="float" office:value="0.00597309474662897" calcext:value-type="float">
            <text:p>0.0059730947</text:p>
          </table:table-cell>
          <table:table-cell table:number-columns-repeated="3"/>
          <table:table-cell table:formula="of:=[.C1050]*flaeche" office:value-type="float" office:value="0.0030781852" calcext:value-type="float">
            <text:p>0.0030781852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908868" calcext:value-type="float">
            <text:p>6.908868</text:p>
          </table:table-cell>
          <table:table-cell table:formula="of:=SQRT(POWER(ABS([.A1051]-xpos);2)+POWER(ABS([.B1051]-ypos);2))" office:value-type="float" office:value="0.534074404121748" calcext:value-type="float">
            <text:p>0.5340744041</text:p>
          </table:table-cell>
          <table:table-cell/>
          <table:table-cell table:formula="of:=[.J1051]/[.D1051]" office:value-type="float" office:value="0.00517446104638638" calcext:value-type="float">
            <text:p>0.005174461</text:p>
          </table:table-cell>
          <table:table-cell table:number-columns-repeated="3"/>
          <table:table-cell table:formula="of:=[.C1051]*flaeche" office:value-type="float" office:value="0.0027635472" calcext:value-type="float">
            <text:p>0.0027635472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115566" calcext:value-type="float">
            <text:p>6.115566</text:p>
          </table:table-cell>
          <table:table-cell table:formula="of:=SQRT(POWER(ABS([.A1052]-xpos);2)+POWER(ABS([.B1052]-ypos);2))" office:value-type="float" office:value="0.552925650150181" calcext:value-type="float">
            <text:p>0.5529256502</text:p>
          </table:table-cell>
          <table:table-cell/>
          <table:table-cell table:formula="of:=[.J1052]/[.D1052]" office:value-type="float" office:value="0.00442415069609373" calcext:value-type="float">
            <text:p>0.0044241507</text:p>
          </table:table-cell>
          <table:table-cell table:number-columns-repeated="3"/>
          <table:table-cell table:formula="of:=[.C1052]*flaeche" office:value-type="float" office:value="0.0024462264" calcext:value-type="float">
            <text:p>0.0024462264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395335" calcext:value-type="float">
            <text:p>5.395335</text:p>
          </table:table-cell>
          <table:table-cell table:formula="of:=SQRT(POWER(ABS([.A1053]-xpos);2)+POWER(ABS([.B1053]-ypos);2))" office:value-type="float" office:value="0.571883775760425" calcext:value-type="float">
            <text:p>0.5718837758</text:p>
          </table:table-cell>
          <table:table-cell/>
          <table:table-cell table:formula="of:=[.J1053]/[.D1053]" office:value-type="float" office:value="0.00377372831941309" calcext:value-type="float">
            <text:p>0.0037737283</text:p>
          </table:table-cell>
          <table:table-cell table:number-columns-repeated="3"/>
          <table:table-cell table:formula="of:=[.C1053]*flaeche" office:value-type="float" office:value="0.002158134" calcext:value-type="float">
            <text:p>0.002158134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810881" calcext:value-type="float">
            <text:p>4.810881</text:p>
          </table:table-cell>
          <table:table-cell table:formula="of:=SQRT(POWER(ABS([.A1054]-xpos);2)+POWER(ABS([.B1054]-ypos);2))" office:value-type="float" office:value="0.590938494506831" calcext:value-type="float">
            <text:p>0.5909384945</text:p>
          </table:table-cell>
          <table:table-cell/>
          <table:table-cell table:formula="of:=[.J1054]/[.D1054]" office:value-type="float" office:value="0.00325643432927139" calcext:value-type="float">
            <text:p>0.0032564343</text:p>
          </table:table-cell>
          <table:table-cell table:number-columns-repeated="3"/>
          <table:table-cell table:formula="of:=[.C1054]*flaeche" office:value-type="float" office:value="0.0019243524" calcext:value-type="float">
            <text:p>0.0019243524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402161" calcext:value-type="float">
            <text:p>4.402161</text:p>
          </table:table-cell>
          <table:table-cell table:formula="of:=SQRT(POWER(ABS([.A1055]-xpos);2)+POWER(ABS([.B1055]-ypos);2))" office:value-type="float" office:value="0.61008075574468" calcext:value-type="float">
            <text:p>0.6100807557</text:p>
          </table:table-cell>
          <table:table-cell/>
          <table:table-cell table:formula="of:=[.J1055]/[.D1055]" office:value-type="float" office:value="0.00288628084629656" calcext:value-type="float">
            <text:p>0.0028862808</text:p>
          </table:table-cell>
          <table:table-cell table:number-columns-repeated="3"/>
          <table:table-cell table:formula="of:=[.C1055]*flaeche" office:value-type="float" office:value="0.0017608644" calcext:value-type="float">
            <text:p>0.0017608644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184658" calcext:value-type="float">
            <text:p>4.184658</text:p>
          </table:table-cell>
          <table:table-cell table:formula="of:=SQRT(POWER(ABS([.A1056]-xpos);2)+POWER(ABS([.B1056]-ypos);2))" office:value-type="float" office:value="0.629303514572261" calcext:value-type="float">
            <text:p>0.6293035146</text:p>
          </table:table-cell>
          <table:table-cell/>
          <table:table-cell table:formula="of:=[.J1056]/[.D1056]" office:value-type="float" office:value="0.00265986628270736" calcext:value-type="float">
            <text:p>0.0026598663</text:p>
          </table:table-cell>
          <table:table-cell table:number-columns-repeated="3"/>
          <table:table-cell table:formula="of:=[.C1056]*flaeche" office:value-type="float" office:value="0.0016738632" calcext:value-type="float">
            <text:p>0.0016738632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151058" calcext:value-type="float">
            <text:p>4.151058</text:p>
          </table:table-cell>
          <table:table-cell table:formula="of:=SQRT(POWER(ABS([.A1057]-xpos);2)+POWER(ABS([.B1057]-ypos);2))" office:value-type="float" office:value="0.64859781403039" calcext:value-type="float">
            <text:p>0.648597814</text:p>
          </table:table-cell>
          <table:table-cell/>
          <table:table-cell table:formula="of:=[.J1057]/[.D1057]" office:value-type="float" office:value="0.00256001972883955" calcext:value-type="float">
            <text:p>0.0025600197</text:p>
          </table:table-cell>
          <table:table-cell table:number-columns-repeated="3"/>
          <table:table-cell table:formula="of:=[.C1057]*flaeche" office:value-type="float" office:value="0.0016604232" calcext:value-type="float">
            <text:p>0.0016604232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275473" calcext:value-type="float">
            <text:p>4.275473</text:p>
          </table:table-cell>
          <table:table-cell table:formula="of:=SQRT(POWER(ABS([.A1058]-xpos);2)+POWER(ABS([.B1058]-ypos);2))" office:value-type="float" office:value="0.667958313223962" calcext:value-type="float">
            <text:p>0.6679583132</text:p>
          </table:table-cell>
          <table:table-cell/>
          <table:table-cell table:formula="of:=[.J1058]/[.D1058]" office:value-type="float" office:value="0.00256032325093106" calcext:value-type="float">
            <text:p>0.0025603233</text:p>
          </table:table-cell>
          <table:table-cell table:number-columns-repeated="3"/>
          <table:table-cell table:formula="of:=[.C1058]*flaeche" office:value-type="float" office:value="0.0017101892" calcext:value-type="float">
            <text:p>0.0017101892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4.519277" calcext:value-type="float">
            <text:p>4.519277</text:p>
          </table:table-cell>
          <table:table-cell table:formula="of:=SQRT(POWER(ABS([.A1059]-xpos);2)+POWER(ABS([.B1059]-ypos);2))" office:value-type="float" office:value="0.687379418496801" calcext:value-type="float">
            <text:p>0.6873794185</text:p>
          </table:table-cell>
          <table:table-cell/>
          <table:table-cell table:formula="of:=[.J1059]/[.D1059]" office:value-type="float" office:value="0.00262985878156376" calcext:value-type="float">
            <text:p>0.0026298588</text:p>
          </table:table-cell>
          <table:table-cell table:number-columns-repeated="3"/>
          <table:table-cell table:formula="of:=[.C1059]*flaeche" office:value-type="float" office:value="0.0018077108" calcext:value-type="float">
            <text:p>0.0018077108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4.837554" calcext:value-type="float">
            <text:p>4.837554</text:p>
          </table:table-cell>
          <table:table-cell table:formula="of:=SQRT(POWER(ABS([.A1060]-xpos);2)+POWER(ABS([.B1060]-ypos);2))" office:value-type="float" office:value="0.706856134350548" calcext:value-type="float">
            <text:p>0.7068561344</text:p>
          </table:table-cell>
          <table:table-cell/>
          <table:table-cell table:formula="of:=[.J1060]/[.D1060]" office:value-type="float" office:value="0.00273750414824917" calcext:value-type="float">
            <text:p>0.0027375041</text:p>
          </table:table-cell>
          <table:table-cell table:number-columns-repeated="3"/>
          <table:table-cell table:formula="of:=[.C1060]*flaeche" office:value-type="float" office:value="0.0019350216" calcext:value-type="float">
            <text:p>0.0019350216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185245" calcext:value-type="float">
            <text:p>5.185245</text:p>
          </table:table-cell>
          <table:table-cell table:formula="of:=SQRT(POWER(ABS([.A1061]-xpos);2)+POWER(ABS([.B1061]-ypos);2))" office:value-type="float" office:value="0.72638398749766" calcext:value-type="float">
            <text:p>0.7263839875</text:p>
          </table:table-cell>
          <table:table-cell/>
          <table:table-cell table:formula="of:=[.J1061]/[.D1061]" office:value-type="float" office:value="0.00285537406619482" calcext:value-type="float">
            <text:p>0.0028553741</text:p>
          </table:table-cell>
          <table:table-cell table:number-columns-repeated="3"/>
          <table:table-cell table:formula="of:=[.C1061]*flaeche" office:value-type="float" office:value="0.002074098" calcext:value-type="float">
            <text:p>0.002074098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522287" calcext:value-type="float">
            <text:p>5.522287</text:p>
          </table:table-cell>
          <table:table-cell table:formula="of:=SQRT(POWER(ABS([.A1062]-xpos);2)+POWER(ABS([.B1062]-ypos);2))" office:value-type="float" office:value="0.745959922179469" calcext:value-type="float">
            <text:p>0.7459599222</text:p>
          </table:table-cell>
          <table:table-cell/>
          <table:table-cell table:formula="of:=[.J1062]/[.D1062]" office:value-type="float" office:value="0.00296117088106586" calcext:value-type="float">
            <text:p>0.0029611709</text:p>
          </table:table-cell>
          <table:table-cell table:number-columns-repeated="3"/>
          <table:table-cell table:formula="of:=[.C1062]*flaeche" office:value-type="float" office:value="0.0022089148" calcext:value-type="float">
            <text:p>0.0022089148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817372" calcext:value-type="float">
            <text:p>5.817372</text:p>
          </table:table-cell>
          <table:table-cell table:formula="of:=SQRT(POWER(ABS([.A1063]-xpos);2)+POWER(ABS([.B1063]-ypos);2))" office:value-type="float" office:value="0.765578405386411" calcext:value-type="float">
            <text:p>0.7655784054</text:p>
          </table:table-cell>
          <table:table-cell/>
          <table:table-cell table:formula="of:=[.J1063]/[.D1063]" office:value-type="float" office:value="0.00303946504189276" calcext:value-type="float">
            <text:p>0.003039465</text:p>
          </table:table-cell>
          <table:table-cell table:number-columns-repeated="3"/>
          <table:table-cell table:formula="of:=[.C1063]*flaeche" office:value-type="float" office:value="0.0023269488" calcext:value-type="float">
            <text:p>0.0023269488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050232" calcext:value-type="float">
            <text:p>6.050232</text:p>
          </table:table-cell>
          <table:table-cell table:formula="of:=SQRT(POWER(ABS([.A1064]-xpos);2)+POWER(ABS([.B1064]-ypos);2))" office:value-type="float" office:value="0.785237134258181" calcext:value-type="float">
            <text:p>0.7852371343</text:p>
          </table:table-cell>
          <table:table-cell/>
          <table:table-cell table:formula="of:=[.J1064]/[.D1064]" office:value-type="float" office:value="0.00308198975114222" calcext:value-type="float">
            <text:p>0.0030819898</text:p>
          </table:table-cell>
          <table:table-cell table:number-columns-repeated="3"/>
          <table:table-cell table:formula="of:=[.C1064]*flaeche" office:value-type="float" office:value="0.0024200928" calcext:value-type="float">
            <text:p>0.0024200928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212447" calcext:value-type="float">
            <text:p>6.212447</text:p>
          </table:table-cell>
          <table:table-cell table:formula="of:=SQRT(POWER(ABS([.A1065]-xpos);2)+POWER(ABS([.B1065]-ypos);2))" office:value-type="float" office:value="0.804933160063617" calcext:value-type="float">
            <text:p>0.8049331601</text:p>
          </table:table-cell>
          <table:table-cell/>
          <table:table-cell table:formula="of:=[.J1065]/[.D1065]" office:value-type="float" office:value="0.00308718651844782" calcext:value-type="float">
            <text:p>0.0030871865</text:p>
          </table:table-cell>
          <table:table-cell table:number-columns-repeated="3"/>
          <table:table-cell table:formula="of:=[.C1065]*flaeche" office:value-type="float" office:value="0.0024849788" calcext:value-type="float">
            <text:p>0.0024849788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306791" calcext:value-type="float">
            <text:p>6.306791</text:p>
          </table:table-cell>
          <table:table-cell table:formula="of:=SQRT(POWER(ABS([.A1066]-xpos);2)+POWER(ABS([.B1066]-ypos);2))" office:value-type="float" office:value="0.824663810440351" calcext:value-type="float">
            <text:p>0.8246638104</text:p>
          </table:table-cell>
          <table:table-cell/>
          <table:table-cell table:formula="of:=[.J1066]/[.D1066]" office:value-type="float" office:value="0.00305908464523613" calcext:value-type="float">
            <text:p>0.0030590846</text:p>
          </table:table-cell>
          <table:table-cell table:number-columns-repeated="3"/>
          <table:table-cell table:formula="of:=[.C1066]*flaeche" office:value-type="float" office:value="0.0025227164" calcext:value-type="float">
            <text:p>0.0025227164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345172" calcext:value-type="float">
            <text:p>6.345172</text:p>
          </table:table-cell>
          <table:table-cell table:formula="of:=SQRT(POWER(ABS([.A1067]-xpos);2)+POWER(ABS([.B1067]-ypos);2))" office:value-type="float" office:value="0.844426658306096" calcext:value-type="float">
            <text:p>0.8444266583</text:p>
          </table:table-cell>
          <table:table-cell/>
          <table:table-cell table:formula="of:=[.J1067]/[.D1067]" office:value-type="float" office:value="0.0030056710965181" calcext:value-type="float">
            <text:p>0.0030056711</text:p>
          </table:table-cell>
          <table:table-cell table:number-columns-repeated="3"/>
          <table:table-cell table:formula="of:=[.C1067]*flaeche" office:value-type="float" office:value="0.0025380688" calcext:value-type="float">
            <text:p>0.0025380688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345384" calcext:value-type="float">
            <text:p>6.345384</text:p>
          </table:table-cell>
          <table:table-cell table:formula="of:=SQRT(POWER(ABS([.A1068]-xpos);2)+POWER(ABS([.B1068]-ypos);2))" office:value-type="float" office:value="0.864220465358811" calcext:value-type="float">
            <text:p>0.8642204654</text:p>
          </table:table-cell>
          <table:table-cell/>
          <table:table-cell table:formula="of:=[.J1068]/[.D1068]" office:value-type="float" office:value="0.00293692836693725" calcext:value-type="float">
            <text:p>0.0029369284</text:p>
          </table:table-cell>
          <table:table-cell table:number-columns-repeated="3"/>
          <table:table-cell table:formula="of:=[.C1068]*flaeche" office:value-type="float" office:value="0.0025381536" calcext:value-type="float">
            <text:p>0.0025381536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6.327149" calcext:value-type="float">
            <text:p>6.327149</text:p>
          </table:table-cell>
          <table:table-cell table:formula="of:=SQRT(POWER(ABS([.A1069]-xpos);2)+POWER(ABS([.B1069]-ypos);2))" office:value-type="float" office:value="0.884041277557219" calcext:value-type="float">
            <text:p>0.8840412776</text:p>
          </table:table-cell>
          <table:table-cell/>
          <table:table-cell table:formula="of:=[.J1069]/[.D1069]" office:value-type="float" office:value="0.00286282967124936" calcext:value-type="float">
            <text:p>0.0028628297</text:p>
          </table:table-cell>
          <table:table-cell table:number-columns-repeated="3"/>
          <table:table-cell table:formula="of:=[.C1069]*flaeche" office:value-type="float" office:value="0.0025308596" calcext:value-type="float">
            <text:p>0.0025308596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6.308089" calcext:value-type="float">
            <text:p>6.308089</text:p>
          </table:table-cell>
          <table:table-cell table:formula="of:=SQRT(POWER(ABS([.A1070]-xpos);2)+POWER(ABS([.B1070]-ypos);2))" office:value-type="float" office:value="0.903888223749485" calcext:value-type="float">
            <text:p>0.9038882237</text:p>
          </table:table-cell>
          <table:table-cell/>
          <table:table-cell table:formula="of:=[.J1070]/[.D1070]" office:value-type="float" office:value="0.00279153498596672" calcext:value-type="float">
            <text:p>0.002791535</text:p>
          </table:table-cell>
          <table:table-cell table:number-columns-repeated="3"/>
          <table:table-cell table:formula="of:=[.C1070]*flaeche" office:value-type="float" office:value="0.0025232356" calcext:value-type="float">
            <text:p>0.0025232356</text:p>
          </table:table-cell>
          <table:table-cell table:number-columns-repeated="6"/>
        </table:table-row>
        <table:table-row table:style-name="ro1">
          <table:table-cell office:value-type="float" office:value="0.408163" calcext:value-type="float">
            <text:p>0.408163</text:p>
          </table:table-cell>
          <table:table-cell office:value-type="float" office:value="1" calcext:value-type="float">
            <text:p>1</text:p>
          </table:table-cell>
          <table:table-cell office:value-type="float" office:value="6.300302" calcext:value-type="float">
            <text:p>6.300302</text:p>
          </table:table-cell>
          <table:table-cell table:formula="of:=SQRT(POWER(ABS([.A1071]-xpos);2)+POWER(ABS([.B1071]-ypos);2))" office:value-type="float" office:value="0.923759619473053" calcext:value-type="float">
            <text:p>0.9237596195</text:p>
          </table:table-cell>
          <table:table-cell/>
          <table:table-cell table:formula="of:=[.J1071]/[.D1071]" office:value-type="float" office:value="0.00272811318753852" calcext:value-type="float">
            <text:p>0.0027281132</text:p>
          </table:table-cell>
          <table:table-cell table:number-columns-repeated="3"/>
          <table:table-cell table:formula="of:=[.C1071]*flaeche" office:value-type="float" office:value="0.0025201208" calcext:value-type="float">
            <text:p>0.002520120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072]-xpos);2)+POWER(ABS([.B1072]-ypos);2))" office:value-type="float" office:value="0.223606797749979" calcext:value-type="float">
            <text:p>0.2236067977</text:p>
          </table:table-cell>
          <table:table-cell/>
          <table:table-cell table:formula="of:=[.J1072]/[.D1072]" office:value-type="float" office:value="0" calcext:value-type="float">
            <text:p>0</text:p>
          </table:table-cell>
          <table:table-cell table:number-columns-repeated="3"/>
          <table:table-cell table:formula="of:=[.C1072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" calcext:value-type="float">
            <text:p>0</text:p>
          </table:table-cell>
          <table:table-cell office:value-type="float" office:value="6.616012" calcext:value-type="float">
            <text:p>6.616012</text:p>
          </table:table-cell>
          <table:table-cell table:formula="of:=SQRT(POWER(ABS([.A1073]-xpos);2)+POWER(ABS([.B1073]-ypos);2))" office:value-type="float" office:value="0.249488881597958" calcext:value-type="float">
            <text:p>0.2494888816</text:p>
          </table:table-cell>
          <table:table-cell/>
          <table:table-cell table:formula="of:=[.J1073]/[.D1073]" office:value-type="float" office:value="0.0106073055562635" calcext:value-type="float">
            <text:p>0.0106073056</text:p>
          </table:table-cell>
          <table:table-cell table:number-columns-repeated="3"/>
          <table:table-cell table:formula="of:=[.C1073]*flaeche" office:value-type="float" office:value="0.0026464048" calcext:value-type="float">
            <text:p>0.0026464048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6.618681" calcext:value-type="float">
            <text:p>6.618681</text:p>
          </table:table-cell>
          <table:table-cell table:formula="of:=SQRT(POWER(ABS([.A1074]-xpos);2)+POWER(ABS([.B1074]-ypos);2))" office:value-type="float" office:value="0.242032205511994" calcext:value-type="float">
            <text:p>0.2420322055</text:p>
          </table:table-cell>
          <table:table-cell/>
          <table:table-cell table:formula="of:=[.J1074]/[.D1074]" office:value-type="float" office:value="0.0109385128908756" calcext:value-type="float">
            <text:p>0.0109385129</text:p>
          </table:table-cell>
          <table:table-cell table:number-columns-repeated="3"/>
          <table:table-cell table:formula="of:=[.C1074]*flaeche" office:value-type="float" office:value="0.0026474724" calcext:value-type="float">
            <text:p>0.002647472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6.622416" calcext:value-type="float">
            <text:p>6.622416</text:p>
          </table:table-cell>
          <table:table-cell table:formula="of:=SQRT(POWER(ABS([.A1075]-xpos);2)+POWER(ABS([.B1075]-ypos);2))" office:value-type="float" office:value="0.236108974621889" calcext:value-type="float">
            <text:p>0.2361089746</text:p>
          </table:table-cell>
          <table:table-cell/>
          <table:table-cell table:formula="of:=[.J1075]/[.D1075]" office:value-type="float" office:value="0.0112192533309762" calcext:value-type="float">
            <text:p>0.0112192533</text:p>
          </table:table-cell>
          <table:table-cell table:number-columns-repeated="3"/>
          <table:table-cell table:formula="of:=[.C1075]*flaeche" office:value-type="float" office:value="0.0026489664" calcext:value-type="float">
            <text:p>0.002648966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615304" calcext:value-type="float">
            <text:p>6.615304</text:p>
          </table:table-cell>
          <table:table-cell table:formula="of:=SQRT(POWER(ABS([.A1076]-xpos);2)+POWER(ABS([.B1076]-ypos);2))" office:value-type="float" office:value="0.23183675337832" calcext:value-type="float">
            <text:p>0.2318367534</text:p>
          </table:table-cell>
          <table:table-cell/>
          <table:table-cell table:formula="of:=[.J1076]/[.D1076]" office:value-type="float" office:value="0.0114137278125266" calcext:value-type="float">
            <text:p>0.0114137278</text:p>
          </table:table-cell>
          <table:table-cell table:number-columns-repeated="3"/>
          <table:table-cell table:formula="of:=[.C1076]*flaeche" office:value-type="float" office:value="0.0026461216" calcext:value-type="float">
            <text:p>0.0026461216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580337" calcext:value-type="float">
            <text:p>6.580337</text:p>
          </table:table-cell>
          <table:table-cell table:formula="of:=SQRT(POWER(ABS([.A1077]-xpos);2)+POWER(ABS([.B1077]-ypos);2))" office:value-type="float" office:value="0.229307759855614" calcext:value-type="float">
            <text:p>0.2293077599</text:p>
          </table:table-cell>
          <table:table-cell/>
          <table:table-cell table:formula="of:=[.J1077]/[.D1077]" office:value-type="float" office:value="0.0114786119826793" calcext:value-type="float">
            <text:p>0.011478612</text:p>
          </table:table-cell>
          <table:table-cell table:number-columns-repeated="3"/>
          <table:table-cell table:formula="of:=[.C1077]*flaeche" office:value-type="float" office:value="0.0026321348" calcext:value-type="float">
            <text:p>0.0026321348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499132" calcext:value-type="float">
            <text:p>6.499132</text:p>
          </table:table-cell>
          <table:table-cell table:formula="of:=SQRT(POWER(ABS([.A1078]-xpos);2)+POWER(ABS([.B1078]-ypos);2))" office:value-type="float" office:value="0.228580112262638" calcext:value-type="float">
            <text:p>0.2285801123</text:p>
          </table:table-cell>
          <table:table-cell/>
          <table:table-cell table:formula="of:=[.J1078]/[.D1078]" office:value-type="float" office:value="0.0113730489248033" calcext:value-type="float">
            <text:p>0.0113730489</text:p>
          </table:table-cell>
          <table:table-cell table:number-columns-repeated="3"/>
          <table:table-cell table:formula="of:=[.C1078]*flaeche" office:value-type="float" office:value="0.0025996528" calcext:value-type="float">
            <text:p>0.0025996528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35616" calcext:value-type="float">
            <text:p>6.35616</text:p>
          </table:table-cell>
          <table:table-cell table:formula="of:=SQRT(POWER(ABS([.A1079]-xpos);2)+POWER(ABS([.B1079]-ypos);2))" office:value-type="float" office:value="0.229670763576908" calcext:value-type="float">
            <text:p>0.2296707636</text:p>
          </table:table-cell>
          <table:table-cell/>
          <table:table-cell table:formula="of:=[.J1079]/[.D1079]" office:value-type="float" office:value="0.0110700376504327" calcext:value-type="float">
            <text:p>0.0110700377</text:p>
          </table:table-cell>
          <table:table-cell table:number-columns-repeated="3"/>
          <table:table-cell table:formula="of:=[.C1079]*flaeche" office:value-type="float" office:value="0.002542464" calcext:value-type="float">
            <text:p>0.00254246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142701" calcext:value-type="float">
            <text:p>6.142701</text:p>
          </table:table-cell>
          <table:table-cell table:formula="of:=SQRT(POWER(ABS([.A1080]-xpos);2)+POWER(ABS([.B1080]-ypos);2))" office:value-type="float" office:value="0.232554132386419" calcext:value-type="float">
            <text:p>0.2325541324</text:p>
          </table:table-cell>
          <table:table-cell/>
          <table:table-cell table:formula="of:=[.J1080]/[.D1080]" office:value-type="float" office:value="0.0105656277735682" calcext:value-type="float">
            <text:p>0.0105656278</text:p>
          </table:table-cell>
          <table:table-cell table:number-columns-repeated="3"/>
          <table:table-cell table:formula="of:=[.C1080]*flaeche" office:value-type="float" office:value="0.0024570804" calcext:value-type="float">
            <text:p>0.002457080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859899" calcext:value-type="float">
            <text:p>5.859899</text:p>
          </table:table-cell>
          <table:table-cell table:formula="of:=SQRT(POWER(ABS([.A1081]-xpos);2)+POWER(ABS([.B1081]-ypos);2))" office:value-type="float" office:value="0.237164841968619" calcext:value-type="float">
            <text:p>0.237164842</text:p>
          </table:table-cell>
          <table:table-cell/>
          <table:table-cell table:formula="of:=[.J1081]/[.D1081]" office:value-type="float" office:value="0.00988325074047083" calcext:value-type="float">
            <text:p>0.0098832507</text:p>
          </table:table-cell>
          <table:table-cell table:number-columns-repeated="3"/>
          <table:table-cell table:formula="of:=[.C1081]*flaeche" office:value-type="float" office:value="0.0023439596" calcext:value-type="float">
            <text:p>0.0023439596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520518" calcext:value-type="float">
            <text:p>5.520518</text:p>
          </table:table-cell>
          <table:table-cell table:formula="of:=SQRT(POWER(ABS([.A1082]-xpos);2)+POWER(ABS([.B1082]-ypos);2))" office:value-type="float" office:value="0.243404751329961" calcext:value-type="float">
            <text:p>0.2434047513</text:p>
          </table:table-cell>
          <table:table-cell/>
          <table:table-cell table:formula="of:=[.J1082]/[.D1082]" office:value-type="float" office:value="0.00907216144275895" calcext:value-type="float">
            <text:p>0.0090721614</text:p>
          </table:table-cell>
          <table:table-cell table:number-columns-repeated="3"/>
          <table:table-cell table:formula="of:=[.C1082]*flaeche" office:value-type="float" office:value="0.0022082072" calcext:value-type="float">
            <text:p>0.0022082072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149276" calcext:value-type="float">
            <text:p>5.149276</text:p>
          </table:table-cell>
          <table:table-cell table:formula="of:=SQRT(POWER(ABS([.A1083]-xpos);2)+POWER(ABS([.B1083]-ypos);2))" office:value-type="float" office:value="0.251152871305506" calcext:value-type="float">
            <text:p>0.2511528713</text:p>
          </table:table-cell>
          <table:table-cell/>
          <table:table-cell table:formula="of:=[.J1083]/[.D1083]" office:value-type="float" office:value="0.00820102270499046" calcext:value-type="float">
            <text:p>0.0082010227</text:p>
          </table:table-cell>
          <table:table-cell table:number-columns-repeated="3"/>
          <table:table-cell table:formula="of:=[.C1083]*flaeche" office:value-type="float" office:value="0.0020597104" calcext:value-type="float">
            <text:p>0.002059710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4.781783" calcext:value-type="float">
            <text:p>4.781783</text:p>
          </table:table-cell>
          <table:table-cell table:formula="of:=SQRT(POWER(ABS([.A1084]-xpos);2)+POWER(ABS([.B1084]-ypos);2))" office:value-type="float" office:value="0.260273821466931" calcext:value-type="float">
            <text:p>0.2602738215</text:p>
          </table:table-cell>
          <table:table-cell/>
          <table:table-cell table:formula="of:=[.J1084]/[.D1084]" office:value-type="float" office:value="0.00734884971995932" calcext:value-type="float">
            <text:p>0.0073488497</text:p>
          </table:table-cell>
          <table:table-cell table:number-columns-repeated="3"/>
          <table:table-cell table:formula="of:=[.C1084]*flaeche" office:value-type="float" office:value="0.0019127132" calcext:value-type="float">
            <text:p>0.0019127132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4.462102" calcext:value-type="float">
            <text:p>4.462102</text:p>
          </table:table-cell>
          <table:table-cell table:formula="of:=SQRT(POWER(ABS([.A1085]-xpos);2)+POWER(ABS([.B1085]-ypos);2))" office:value-type="float" office:value="0.27062914189902" calcext:value-type="float">
            <text:p>0.2706291419</text:p>
          </table:table-cell>
          <table:table-cell/>
          <table:table-cell table:formula="of:=[.J1085]/[.D1085]" office:value-type="float" office:value="0.00659515374979823" calcext:value-type="float">
            <text:p>0.0065951537</text:p>
          </table:table-cell>
          <table:table-cell table:number-columns-repeated="3"/>
          <table:table-cell table:formula="of:=[.C1085]*flaeche" office:value-type="float" office:value="0.0017848408" calcext:value-type="float">
            <text:p>0.0017848408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238858" calcext:value-type="float">
            <text:p>4.238858</text:p>
          </table:table-cell>
          <table:table-cell table:formula="of:=SQRT(POWER(ABS([.A1086]-xpos);2)+POWER(ABS([.B1086]-ypos);2))" office:value-type="float" office:value="0.282082923405512" calcext:value-type="float">
            <text:p>0.2820829234</text:p>
          </table:table-cell>
          <table:table-cell/>
          <table:table-cell table:formula="of:=[.J1086]/[.D1086]" office:value-type="float" office:value="0.00601079703631173" calcext:value-type="float">
            <text:p>0.006010797</text:p>
          </table:table-cell>
          <table:table-cell table:number-columns-repeated="3"/>
          <table:table-cell table:formula="of:=[.C1086]*flaeche" office:value-type="float" office:value="0.0016955432" calcext:value-type="float">
            <text:p>0.0016955432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159922" calcext:value-type="float">
            <text:p>4.159922</text:p>
          </table:table-cell>
          <table:table-cell table:formula="of:=SQRT(POWER(ABS([.A1087]-xpos);2)+POWER(ABS([.B1087]-ypos);2))" office:value-type="float" office:value="0.294507031897372" calcext:value-type="float">
            <text:p>0.2945070319</text:p>
          </table:table-cell>
          <table:table-cell/>
          <table:table-cell table:formula="of:=[.J1087]/[.D1087]" office:value-type="float" office:value="0.00565001381895644" calcext:value-type="float">
            <text:p>0.0056500138</text:p>
          </table:table-cell>
          <table:table-cell table:number-columns-repeated="3"/>
          <table:table-cell table:formula="of:=[.C1087]*flaeche" office:value-type="float" office:value="0.0016639688" calcext:value-type="float">
            <text:p>0.0016639688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26596" calcext:value-type="float">
            <text:p>4.26596</text:p>
          </table:table-cell>
          <table:table-cell table:formula="of:=SQRT(POWER(ABS([.A1088]-xpos);2)+POWER(ABS([.B1088]-ypos);2))" office:value-type="float" office:value="0.307783984191835" calcext:value-type="float">
            <text:p>0.3077839842</text:p>
          </table:table-cell>
          <table:table-cell/>
          <table:table-cell table:formula="of:=[.J1088]/[.D1088]" office:value-type="float" office:value="0.00554409614418548" calcext:value-type="float">
            <text:p>0.0055440961</text:p>
          </table:table-cell>
          <table:table-cell table:number-columns-repeated="3"/>
          <table:table-cell table:formula="of:=[.C1088]*flaeche" office:value-type="float" office:value="0.001706384" calcext:value-type="float">
            <text:p>0.00170638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583494" calcext:value-type="float">
            <text:p>4.583494</text:p>
          </table:table-cell>
          <table:table-cell table:formula="of:=SQRT(POWER(ABS([.A1089]-xpos);2)+POWER(ABS([.B1089]-ypos);2))" office:value-type="float" office:value="0.321808943321965" calcext:value-type="float">
            <text:p>0.3218089433</text:p>
          </table:table-cell>
          <table:table-cell/>
          <table:table-cell table:formula="of:=[.J1089]/[.D1089]" office:value-type="float" office:value="0.00569716174160427" calcext:value-type="float">
            <text:p>0.0056971617</text:p>
          </table:table-cell>
          <table:table-cell table:number-columns-repeated="3"/>
          <table:table-cell table:formula="of:=[.C1089]*flaeche" office:value-type="float" office:value="0.0018333976" calcext:value-type="float">
            <text:p>0.0018333976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118441" calcext:value-type="float">
            <text:p>5.118441</text:p>
          </table:table-cell>
          <table:table-cell table:formula="of:=SQRT(POWER(ABS([.A1090]-xpos);2)+POWER(ABS([.B1090]-ypos);2))" office:value-type="float" office:value="0.336487104897052" calcext:value-type="float">
            <text:p>0.3364871049</text:p>
          </table:table-cell>
          <table:table-cell/>
          <table:table-cell table:formula="of:=[.J1090]/[.D1090]" office:value-type="float" office:value="0.00608456125124436" calcext:value-type="float">
            <text:p>0.0060845613</text:p>
          </table:table-cell>
          <table:table-cell table:number-columns-repeated="3"/>
          <table:table-cell table:formula="of:=[.C1090]*flaeche" office:value-type="float" office:value="0.0020473764" calcext:value-type="float">
            <text:p>0.002047376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851226" calcext:value-type="float">
            <text:p>5.851226</text:p>
          </table:table-cell>
          <table:table-cell table:formula="of:=SQRT(POWER(ABS([.A1091]-xpos);2)+POWER(ABS([.B1091]-ypos);2))" office:value-type="float" office:value="0.351737288967206" calcext:value-type="float">
            <text:p>0.351737289</text:p>
          </table:table-cell>
          <table:table-cell/>
          <table:table-cell table:formula="of:=[.J1091]/[.D1091]" office:value-type="float" office:value="0.00665408665334375" calcext:value-type="float">
            <text:p>0.0066540867</text:p>
          </table:table-cell>
          <table:table-cell table:number-columns-repeated="3"/>
          <table:table-cell table:formula="of:=[.C1091]*flaeche" office:value-type="float" office:value="0.0023404904" calcext:value-type="float">
            <text:p>0.002340490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734627" calcext:value-type="float">
            <text:p>6.734627</text:p>
          </table:table-cell>
          <table:table-cell table:formula="of:=SQRT(POWER(ABS([.A1092]-xpos);2)+POWER(ABS([.B1092]-ypos);2))" office:value-type="float" office:value="0.367488288338554" calcext:value-type="float">
            <text:p>0.3674882883</text:p>
          </table:table-cell>
          <table:table-cell/>
          <table:table-cell table:formula="of:=[.J1092]/[.D1092]" office:value-type="float" office:value="0.00733043986838093" calcext:value-type="float">
            <text:p>0.0073304399</text:p>
          </table:table-cell>
          <table:table-cell table:number-columns-repeated="3"/>
          <table:table-cell table:formula="of:=[.C1092]*flaeche" office:value-type="float" office:value="0.0026938508" calcext:value-type="float">
            <text:p>0.0026938508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7.695463" calcext:value-type="float">
            <text:p>7.695463</text:p>
          </table:table-cell>
          <table:table-cell table:formula="of:=SQRT(POWER(ABS([.A1093]-xpos);2)+POWER(ABS([.B1093]-ypos);2))" office:value-type="float" office:value="0.383678428648263" calcext:value-type="float">
            <text:p>0.3836784286</text:p>
          </table:table-cell>
          <table:table-cell/>
          <table:table-cell table:formula="of:=[.J1093]/[.D1093]" office:value-type="float" office:value="0.0080228258097406" calcext:value-type="float">
            <text:p>0.0080228258</text:p>
          </table:table-cell>
          <table:table-cell table:number-columns-repeated="3"/>
          <table:table-cell table:formula="of:=[.C1093]*flaeche" office:value-type="float" office:value="0.0030781852" calcext:value-type="float">
            <text:p>0.003078185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428571" calcext:value-type="float">
            <text:p>0.428571</text:p>
          </table:table-cell>
          <table:table-cell office:value-type="float" office:value="8.640914" calcext:value-type="float">
            <text:p>8.640914</text:p>
          </table:table-cell>
          <table:table-cell table:formula="of:=SQRT(POWER(ABS([.A1094]-xpos);2)+POWER(ABS([.B1094]-ypos);2))" office:value-type="float" office:value="0.400254424187916" calcext:value-type="float">
            <text:p>0.4002544242</text:p>
          </table:table-cell>
          <table:table-cell/>
          <table:table-cell table:formula="of:=[.J1094]/[.D1094]" office:value-type="float" office:value="0.00863542134983939" calcext:value-type="float">
            <text:p>0.0086354213</text:p>
          </table:table-cell>
          <table:table-cell table:number-columns-repeated="3"/>
          <table:table-cell table:formula="of:=[.C1094]*flaeche" office:value-type="float" office:value="0.0034563656" calcext:value-type="float">
            <text:p>0.0034563656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9.469496" calcext:value-type="float">
            <text:p>9.469496</text:p>
          </table:table-cell>
          <table:table-cell table:formula="of:=SQRT(POWER(ABS([.A1095]-xpos);2)+POWER(ABS([.B1095]-ypos);2))" office:value-type="float" office:value="0.417171118896071" calcext:value-type="float">
            <text:p>0.4171711189</text:p>
          </table:table-cell>
          <table:table-cell/>
          <table:table-cell table:formula="of:=[.J1095]/[.D1095]" office:value-type="float" office:value="0.00907972347180545" calcext:value-type="float">
            <text:p>0.0090797235</text:p>
          </table:table-cell>
          <table:table-cell table:number-columns-repeated="3"/>
          <table:table-cell table:formula="of:=[.C1095]*flaeche" office:value-type="float" office:value="0.0037877984" calcext:value-type="float">
            <text:p>0.003787798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10.085443" calcext:value-type="float">
            <text:p>10.085443</text:p>
          </table:table-cell>
          <table:table-cell table:formula="of:=SQRT(POWER(ABS([.A1096]-xpos);2)+POWER(ABS([.B1096]-ypos);2))" office:value-type="float" office:value="0.434387150575382" calcext:value-type="float">
            <text:p>0.4343871506</text:p>
          </table:table-cell>
          <table:table-cell/>
          <table:table-cell table:formula="of:=[.J1096]/[.D1096]" office:value-type="float" office:value="0.00928705463468796" calcext:value-type="float">
            <text:p>0.0092870546</text:p>
          </table:table-cell>
          <table:table-cell table:number-columns-repeated="3"/>
          <table:table-cell table:formula="of:=[.C1096]*flaeche" office:value-type="float" office:value="0.0040341772" calcext:value-type="float">
            <text:p>0.0040341772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10.413946" calcext:value-type="float">
            <text:p>10.413946</text:p>
          </table:table-cell>
          <table:table-cell table:formula="of:=SQRT(POWER(ABS([.A1097]-xpos);2)+POWER(ABS([.B1097]-ypos);2))" office:value-type="float" office:value="0.451869033744292" calcext:value-type="float">
            <text:p>0.4518690337</text:p>
          </table:table-cell>
          <table:table-cell/>
          <table:table-cell table:formula="of:=[.J1097]/[.D1097]" office:value-type="float" office:value="0.00921855247632937" calcext:value-type="float">
            <text:p>0.0092185525</text:p>
          </table:table-cell>
          <table:table-cell table:number-columns-repeated="3"/>
          <table:table-cell table:formula="of:=[.C1097]*flaeche" office:value-type="float" office:value="0.0041655784" calcext:value-type="float">
            <text:p>0.004165578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10.413946" calcext:value-type="float">
            <text:p>10.413946</text:p>
          </table:table-cell>
          <table:table-cell table:formula="of:=SQRT(POWER(ABS([.A1098]-xpos);2)+POWER(ABS([.B1098]-ypos);2))" office:value-type="float" office:value="0.469587077821569" calcext:value-type="float">
            <text:p>0.4695870778</text:p>
          </table:table-cell>
          <table:table-cell/>
          <table:table-cell table:formula="of:=[.J1098]/[.D1098]" office:value-type="float" office:value="0.0088707262118972" calcext:value-type="float">
            <text:p>0.0088707262</text:p>
          </table:table-cell>
          <table:table-cell table:number-columns-repeated="3"/>
          <table:table-cell table:formula="of:=[.C1098]*flaeche" office:value-type="float" office:value="0.0041655784" calcext:value-type="float">
            <text:p>0.004165578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10.085443" calcext:value-type="float">
            <text:p>10.085443</text:p>
          </table:table-cell>
          <table:table-cell table:formula="of:=SQRT(POWER(ABS([.A1099]-xpos);2)+POWER(ABS([.B1099]-ypos);2))" office:value-type="float" office:value="0.487515534711459" calcext:value-type="float">
            <text:p>0.4875155347</text:p>
          </table:table-cell>
          <table:table-cell/>
          <table:table-cell table:formula="of:=[.J1099]/[.D1099]" office:value-type="float" office:value="0.00827497159118769" calcext:value-type="float">
            <text:p>0.0082749716</text:p>
          </table:table-cell>
          <table:table-cell table:number-columns-repeated="3"/>
          <table:table-cell table:formula="of:=[.C1099]*flaeche" office:value-type="float" office:value="0.0040341772" calcext:value-type="float">
            <text:p>0.0040341772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9.469496" calcext:value-type="float">
            <text:p>9.469496</text:p>
          </table:table-cell>
          <table:table-cell table:formula="of:=SQRT(POWER(ABS([.A1100]-xpos);2)+POWER(ABS([.B1100]-ypos);2))" office:value-type="float" office:value="0.505632022760624" calcext:value-type="float">
            <text:p>0.5056320228</text:p>
          </table:table-cell>
          <table:table-cell/>
          <table:table-cell table:formula="of:=[.J1100]/[.D1100]" office:value-type="float" office:value="0.00749121540862775" calcext:value-type="float">
            <text:p>0.0074912154</text:p>
          </table:table-cell>
          <table:table-cell table:number-columns-repeated="3"/>
          <table:table-cell table:formula="of:=[.C1100]*flaeche" office:value-type="float" office:value="0.0037877984" calcext:value-type="float">
            <text:p>0.003787798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8.640914" calcext:value-type="float">
            <text:p>8.640914</text:p>
          </table:table-cell>
          <table:table-cell table:formula="of:=SQRT(POWER(ABS([.A1101]-xpos);2)+POWER(ABS([.B1101]-ypos);2))" office:value-type="float" office:value="0.523917936400349" calcext:value-type="float">
            <text:p>0.5239179364</text:p>
          </table:table-cell>
          <table:table-cell/>
          <table:table-cell table:formula="of:=[.J1101]/[.D1101]" office:value-type="float" office:value="0.00659715073652076" calcext:value-type="float">
            <text:p>0.0065971507</text:p>
          </table:table-cell>
          <table:table-cell table:number-columns-repeated="3"/>
          <table:table-cell table:formula="of:=[.C1101]*flaeche" office:value-type="float" office:value="0.0034563656" calcext:value-type="float">
            <text:p>0.0034563656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7.695463" calcext:value-type="float">
            <text:p>7.695463</text:p>
          </table:table-cell>
          <table:table-cell table:formula="of:=SQRT(POWER(ABS([.A1102]-xpos);2)+POWER(ABS([.B1102]-ypos);2))" office:value-type="float" office:value="0.542354438176733" calcext:value-type="float">
            <text:p>0.5423544382</text:p>
          </table:table-cell>
          <table:table-cell/>
          <table:table-cell table:formula="of:=[.J1102]/[.D1102]" office:value-type="float" office:value="0.00567559695897046" calcext:value-type="float">
            <text:p>0.005675597</text:p>
          </table:table-cell>
          <table:table-cell table:number-columns-repeated="3"/>
          <table:table-cell table:formula="of:=[.C1102]*flaeche" office:value-type="float" office:value="0.0030781852" calcext:value-type="float">
            <text:p>0.0030781852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734627" calcext:value-type="float">
            <text:p>6.734627</text:p>
          </table:table-cell>
          <table:table-cell table:formula="of:=SQRT(POWER(ABS([.A1103]-xpos);2)+POWER(ABS([.B1103]-ypos);2))" office:value-type="float" office:value="0.56092748378556" calcext:value-type="float">
            <text:p>0.5609274838</text:p>
          </table:table-cell>
          <table:table-cell/>
          <table:table-cell table:formula="of:=[.J1103]/[.D1103]" office:value-type="float" office:value="0.00480249386573086" calcext:value-type="float">
            <text:p>0.0048024939</text:p>
          </table:table-cell>
          <table:table-cell table:number-columns-repeated="3"/>
          <table:table-cell table:formula="of:=[.C1103]*flaeche" office:value-type="float" office:value="0.0026938508" calcext:value-type="float">
            <text:p>0.0026938508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851226" calcext:value-type="float">
            <text:p>5.851226</text:p>
          </table:table-cell>
          <table:table-cell table:formula="of:=SQRT(POWER(ABS([.A1104]-xpos);2)+POWER(ABS([.B1104]-ypos);2))" office:value-type="float" office:value="0.579623947443513" calcext:value-type="float">
            <text:p>0.5796239474</text:p>
          </table:table-cell>
          <table:table-cell/>
          <table:table-cell table:formula="of:=[.J1104]/[.D1104]" office:value-type="float" office:value="0.00403794634490683" calcext:value-type="float">
            <text:p>0.0040379463</text:p>
          </table:table-cell>
          <table:table-cell table:number-columns-repeated="3"/>
          <table:table-cell table:formula="of:=[.C1104]*flaeche" office:value-type="float" office:value="0.0023404904" calcext:value-type="float">
            <text:p>0.002340490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118441" calcext:value-type="float">
            <text:p>5.118441</text:p>
          </table:table-cell>
          <table:table-cell table:formula="of:=SQRT(POWER(ABS([.A1105]-xpos);2)+POWER(ABS([.B1105]-ypos);2))" office:value-type="float" office:value="0.598432261632008" calcext:value-type="float">
            <text:p>0.5984322616</text:p>
          </table:table-cell>
          <table:table-cell/>
          <table:table-cell table:formula="of:=[.J1105]/[.D1105]" office:value-type="float" office:value="0.00342123333126546" calcext:value-type="float">
            <text:p>0.0034212333</text:p>
          </table:table-cell>
          <table:table-cell table:number-columns-repeated="3"/>
          <table:table-cell table:formula="of:=[.C1105]*flaeche" office:value-type="float" office:value="0.0020473764" calcext:value-type="float">
            <text:p>0.002047376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583494" calcext:value-type="float">
            <text:p>4.583494</text:p>
          </table:table-cell>
          <table:table-cell table:formula="of:=SQRT(POWER(ABS([.A1106]-xpos);2)+POWER(ABS([.B1106]-ypos);2))" office:value-type="float" office:value="0.617342203321626" calcext:value-type="float">
            <text:p>0.6173422033</text:p>
          </table:table-cell>
          <table:table-cell/>
          <table:table-cell table:formula="of:=[.J1106]/[.D1106]" office:value-type="float" office:value="0.00296982385156135" calcext:value-type="float">
            <text:p>0.0029698239</text:p>
          </table:table-cell>
          <table:table-cell table:number-columns-repeated="3"/>
          <table:table-cell table:formula="of:=[.C1106]*flaeche" office:value-type="float" office:value="0.0018333976" calcext:value-type="float">
            <text:p>0.0018333976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26596" calcext:value-type="float">
            <text:p>4.26596</text:p>
          </table:table-cell>
          <table:table-cell table:formula="of:=SQRT(POWER(ABS([.A1107]-xpos);2)+POWER(ABS([.B1107]-ypos);2))" office:value-type="float" office:value="0.636345645797156" calcext:value-type="float">
            <text:p>0.6363456458</text:p>
          </table:table-cell>
          <table:table-cell/>
          <table:table-cell table:formula="of:=[.J1107]/[.D1107]" office:value-type="float" office:value="0.00268153638084912" calcext:value-type="float">
            <text:p>0.0026815364</text:p>
          </table:table-cell>
          <table:table-cell table:number-columns-repeated="3"/>
          <table:table-cell table:formula="of:=[.C1107]*flaeche" office:value-type="float" office:value="0.001706384" calcext:value-type="float">
            <text:p>0.00170638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159922" calcext:value-type="float">
            <text:p>4.159922</text:p>
          </table:table-cell>
          <table:table-cell table:formula="of:=SQRT(POWER(ABS([.A1108]-xpos);2)+POWER(ABS([.B1108]-ypos);2))" office:value-type="float" office:value="0.655432675289385" calcext:value-type="float">
            <text:p>0.6554326753</text:p>
          </table:table-cell>
          <table:table-cell/>
          <table:table-cell table:formula="of:=[.J1108]/[.D1108]" office:value-type="float" office:value="0.00253873336306483" calcext:value-type="float">
            <text:p>0.0025387334</text:p>
          </table:table-cell>
          <table:table-cell table:number-columns-repeated="3"/>
          <table:table-cell table:formula="of:=[.C1108]*flaeche" office:value-type="float" office:value="0.0016639688" calcext:value-type="float">
            <text:p>0.0016639688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238858" calcext:value-type="float">
            <text:p>4.238858</text:p>
          </table:table-cell>
          <table:table-cell table:formula="of:=SQRT(POWER(ABS([.A1109]-xpos);2)+POWER(ABS([.B1109]-ypos);2))" office:value-type="float" office:value="0.67459704689318" calcext:value-type="float">
            <text:p>0.6745970469</text:p>
          </table:table-cell>
          <table:table-cell/>
          <table:table-cell table:formula="of:=[.J1109]/[.D1109]" office:value-type="float" office:value="0.00251341627984992" calcext:value-type="float">
            <text:p>0.0025134163</text:p>
          </table:table-cell>
          <table:table-cell table:number-columns-repeated="3"/>
          <table:table-cell table:formula="of:=[.C1109]*flaeche" office:value-type="float" office:value="0.0016955432" calcext:value-type="float">
            <text:p>0.0016955432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4.462102" calcext:value-type="float">
            <text:p>4.462102</text:p>
          </table:table-cell>
          <table:table-cell table:formula="of:=SQRT(POWER(ABS([.A1110]-xpos);2)+POWER(ABS([.B1110]-ypos);2))" office:value-type="float" office:value="0.693832351829316" calcext:value-type="float">
            <text:p>0.6938323518</text:p>
          </table:table-cell>
          <table:table-cell/>
          <table:table-cell table:formula="of:=[.J1110]/[.D1110]" office:value-type="float" office:value="0.00257243813335339" calcext:value-type="float">
            <text:p>0.0025724381</text:p>
          </table:table-cell>
          <table:table-cell table:number-columns-repeated="3"/>
          <table:table-cell table:formula="of:=[.C1110]*flaeche" office:value-type="float" office:value="0.0017848408" calcext:value-type="float">
            <text:p>0.0017848408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4.781783" calcext:value-type="float">
            <text:p>4.781783</text:p>
          </table:table-cell>
          <table:table-cell table:formula="of:=SQRT(POWER(ABS([.A1111]-xpos);2)+POWER(ABS([.B1111]-ypos);2))" office:value-type="float" office:value="0.713132850274758" calcext:value-type="float">
            <text:p>0.7131328503</text:p>
          </table:table-cell>
          <table:table-cell/>
          <table:table-cell table:formula="of:=[.J1111]/[.D1111]" office:value-type="float" office:value="0.00268212745950921" calcext:value-type="float">
            <text:p>0.0026821275</text:p>
          </table:table-cell>
          <table:table-cell table:number-columns-repeated="3"/>
          <table:table-cell table:formula="of:=[.C1111]*flaeche" office:value-type="float" office:value="0.0019127132" calcext:value-type="float">
            <text:p>0.0019127132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149276" calcext:value-type="float">
            <text:p>5.149276</text:p>
          </table:table-cell>
          <table:table-cell table:formula="of:=SQRT(POWER(ABS([.A1112]-xpos);2)+POWER(ABS([.B1112]-ypos);2))" office:value-type="float" office:value="0.732493388888255" calcext:value-type="float">
            <text:p>0.7324933889</text:p>
          </table:table-cell>
          <table:table-cell/>
          <table:table-cell table:formula="of:=[.J1112]/[.D1112]" office:value-type="float" office:value="0.00281191670975507" calcext:value-type="float">
            <text:p>0.0028119167</text:p>
          </table:table-cell>
          <table:table-cell table:number-columns-repeated="3"/>
          <table:table-cell table:formula="of:=[.C1112]*flaeche" office:value-type="float" office:value="0.0020597104" calcext:value-type="float">
            <text:p>0.002059710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520518" calcext:value-type="float">
            <text:p>5.520518</text:p>
          </table:table-cell>
          <table:table-cell table:formula="of:=SQRT(POWER(ABS([.A1113]-xpos);2)+POWER(ABS([.B1113]-ypos);2))" office:value-type="float" office:value="0.751910282527111" calcext:value-type="float">
            <text:p>0.7519102825</text:p>
          </table:table-cell>
          <table:table-cell/>
          <table:table-cell table:formula="of:=[.J1113]/[.D1113]" office:value-type="float" office:value="0.00293679611958277" calcext:value-type="float">
            <text:p>0.0029367961</text:p>
          </table:table-cell>
          <table:table-cell table:number-columns-repeated="3"/>
          <table:table-cell table:formula="of:=[.C1113]*flaeche" office:value-type="float" office:value="0.0022082072" calcext:value-type="float">
            <text:p>0.0022082072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859899" calcext:value-type="float">
            <text:p>5.859899</text:p>
          </table:table-cell>
          <table:table-cell table:formula="of:=SQRT(POWER(ABS([.A1114]-xpos);2)+POWER(ABS([.B1114]-ypos);2))" office:value-type="float" office:value="0.77137744474803" calcext:value-type="float">
            <text:p>0.7713774447</text:p>
          </table:table-cell>
          <table:table-cell/>
          <table:table-cell table:formula="of:=[.J1114]/[.D1114]" office:value-type="float" office:value="0.00303866753683167" calcext:value-type="float">
            <text:p>0.0030386675</text:p>
          </table:table-cell>
          <table:table-cell table:number-columns-repeated="3"/>
          <table:table-cell table:formula="of:=[.C1114]*flaeche" office:value-type="float" office:value="0.0023439596" calcext:value-type="float">
            <text:p>0.0023439596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142701" calcext:value-type="float">
            <text:p>6.142701</text:p>
          </table:table-cell>
          <table:table-cell table:formula="of:=SQRT(POWER(ABS([.A1115]-xpos);2)+POWER(ABS([.B1115]-ypos);2))" office:value-type="float" office:value="0.790892043511629" calcext:value-type="float">
            <text:p>0.7908920435</text:p>
          </table:table-cell>
          <table:table-cell/>
          <table:table-cell table:formula="of:=[.J1115]/[.D1115]" office:value-type="float" office:value="0.00310672034212198" calcext:value-type="float">
            <text:p>0.0031067203</text:p>
          </table:table-cell>
          <table:table-cell table:number-columns-repeated="3"/>
          <table:table-cell table:formula="of:=[.C1115]*flaeche" office:value-type="float" office:value="0.0024570804" calcext:value-type="float">
            <text:p>0.002457080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35616" calcext:value-type="float">
            <text:p>6.35616</text:p>
          </table:table-cell>
          <table:table-cell table:formula="of:=SQRT(POWER(ABS([.A1116]-xpos);2)+POWER(ABS([.B1116]-ypos);2))" office:value-type="float" office:value="0.810450652194197" calcext:value-type="float">
            <text:p>0.8104506522</text:p>
          </table:table-cell>
          <table:table-cell/>
          <table:table-cell table:formula="of:=[.J1116]/[.D1116]" office:value-type="float" office:value="0.00313709908569582" calcext:value-type="float">
            <text:p>0.0031370991</text:p>
          </table:table-cell>
          <table:table-cell table:number-columns-repeated="3"/>
          <table:table-cell table:formula="of:=[.C1116]*flaeche" office:value-type="float" office:value="0.002542464" calcext:value-type="float">
            <text:p>0.00254246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499132" calcext:value-type="float">
            <text:p>6.499132</text:p>
          </table:table-cell>
          <table:table-cell table:formula="of:=SQRT(POWER(ABS([.A1117]-xpos);2)+POWER(ABS([.B1117]-ypos);2))" office:value-type="float" office:value="0.830050159762649" calcext:value-type="float">
            <text:p>0.8300501598</text:p>
          </table:table-cell>
          <table:table-cell/>
          <table:table-cell table:formula="of:=[.J1117]/[.D1117]" office:value-type="float" office:value="0.00313192253434824" calcext:value-type="float">
            <text:p>0.0031319225</text:p>
          </table:table-cell>
          <table:table-cell table:number-columns-repeated="3"/>
          <table:table-cell table:formula="of:=[.C1117]*flaeche" office:value-type="float" office:value="0.0025996528" calcext:value-type="float">
            <text:p>0.0025996528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580337" calcext:value-type="float">
            <text:p>6.580337</text:p>
          </table:table-cell>
          <table:table-cell table:formula="of:=SQRT(POWER(ABS([.A1118]-xpos);2)+POWER(ABS([.B1118]-ypos);2))" office:value-type="float" office:value="0.849687736012472" calcext:value-type="float">
            <text:p>0.849687736</text:p>
          </table:table-cell>
          <table:table-cell/>
          <table:table-cell table:formula="of:=[.J1118]/[.D1118]" office:value-type="float" office:value="0.00309776720133968" calcext:value-type="float">
            <text:p>0.0030977672</text:p>
          </table:table-cell>
          <table:table-cell table:number-columns-repeated="3"/>
          <table:table-cell table:formula="of:=[.C1118]*flaeche" office:value-type="float" office:value="0.0026321348" calcext:value-type="float">
            <text:p>0.0026321348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615304" calcext:value-type="float">
            <text:p>6.615304</text:p>
          </table:table-cell>
          <table:table-cell table:formula="of:=SQRT(POWER(ABS([.A1119]-xpos);2)+POWER(ABS([.B1119]-ypos);2))" office:value-type="float" office:value="0.869361766019762" calcext:value-type="float">
            <text:p>0.869361766</text:p>
          </table:table-cell>
          <table:table-cell/>
          <table:table-cell table:formula="of:=[.J1119]/[.D1119]" office:value-type="float" office:value="0.00304375198384311" calcext:value-type="float">
            <text:p>0.003043752</text:p>
          </table:table-cell>
          <table:table-cell table:number-columns-repeated="3"/>
          <table:table-cell table:formula="of:=[.C1119]*flaeche" office:value-type="float" office:value="0.0026461216" calcext:value-type="float">
            <text:p>0.0026461216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6.622416" calcext:value-type="float">
            <text:p>6.622416</text:p>
          </table:table-cell>
          <table:table-cell table:formula="of:=SQRT(POWER(ABS([.A1120]-xpos);2)+POWER(ABS([.B1120]-ypos);2))" office:value-type="float" office:value="0.889067965847943" calcext:value-type="float">
            <text:p>0.8890679658</text:p>
          </table:table-cell>
          <table:table-cell/>
          <table:table-cell table:formula="of:=[.J1120]/[.D1120]" office:value-type="float" office:value="0.00297948694785506" calcext:value-type="float">
            <text:p>0.0029794869</text:p>
          </table:table-cell>
          <table:table-cell table:number-columns-repeated="3"/>
          <table:table-cell table:formula="of:=[.C1120]*flaeche" office:value-type="float" office:value="0.0026489664" calcext:value-type="float">
            <text:p>0.002648966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6.618681" calcext:value-type="float">
            <text:p>6.618681</text:p>
          </table:table-cell>
          <table:table-cell table:formula="of:=SQRT(POWER(ABS([.A1121]-xpos);2)+POWER(ABS([.B1121]-ypos);2))" office:value-type="float" office:value="0.908805143309059" calcext:value-type="float">
            <text:p>0.9088051433</text:p>
          </table:table-cell>
          <table:table-cell/>
          <table:table-cell table:formula="of:=[.J1121]/[.D1121]" office:value-type="float" office:value="0.00291313536184474" calcext:value-type="float">
            <text:p>0.0029131354</text:p>
          </table:table-cell>
          <table:table-cell table:number-columns-repeated="3"/>
          <table:table-cell table:formula="of:=[.C1121]*flaeche" office:value-type="float" office:value="0.0026474724" calcext:value-type="float">
            <text:p>0.0026474724</text:p>
          </table:table-cell>
          <table:table-cell table:number-columns-repeated="6"/>
        </table:table-row>
        <table:table-row table:style-name="ro1">
          <table:table-cell office:value-type="float" office:value="0.428571" calcext:value-type="float">
            <text:p>0.428571</text:p>
          </table:table-cell>
          <table:table-cell office:value-type="float" office:value="1" calcext:value-type="float">
            <text:p>1</text:p>
          </table:table-cell>
          <table:table-cell office:value-type="float" office:value="6.616012" calcext:value-type="float">
            <text:p>6.616012</text:p>
          </table:table-cell>
          <table:table-cell table:formula="of:=SQRT(POWER(ABS([.A1122]-xpos);2)+POWER(ABS([.B1122]-ypos);2))" office:value-type="float" office:value="0.928571323077016" calcext:value-type="float">
            <text:p>0.9285713231</text:p>
          </table:table-cell>
          <table:table-cell/>
          <table:table-cell table:formula="of:=[.J1122]/[.D1122]" office:value-type="float" office:value="0.00284997472378383" calcext:value-type="float">
            <text:p>0.0028499747</text:p>
          </table:table-cell>
          <table:table-cell table:number-columns-repeated="3"/>
          <table:table-cell table:formula="of:=[.C1122]*flaeche" office:value-type="float" office:value="0.0026464048" calcext:value-type="float">
            <text:p>0.002646404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123]-xpos);2)+POWER(ABS([.B1123]-ypos);2))" office:value-type="float" office:value="0.223606797749979" calcext:value-type="float">
            <text:p>0.2236067977</text:p>
          </table:table-cell>
          <table:table-cell/>
          <table:table-cell table:formula="of:=[.J1123]/[.D1123]" office:value-type="float" office:value="0" calcext:value-type="float">
            <text:p>0</text:p>
          </table:table-cell>
          <table:table-cell table:number-columns-repeated="3"/>
          <table:table-cell table:formula="of:=[.C1123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" calcext:value-type="float">
            <text:p>0</text:p>
          </table:table-cell>
          <table:table-cell office:value-type="float" office:value="6.91208" calcext:value-type="float">
            <text:p>6.91208</text:p>
          </table:table-cell>
          <table:table-cell table:formula="of:=SQRT(POWER(ABS([.A1124]-xpos);2)+POWER(ABS([.B1124]-ypos);2))" office:value-type="float" office:value="0.268311461551682" calcext:value-type="float">
            <text:p>0.2683114616</text:p>
          </table:table-cell>
          <table:table-cell/>
          <table:table-cell table:formula="of:=[.J1124]/[.D1124]" office:value-type="float" office:value="0.0103045616613267" calcext:value-type="float">
            <text:p>0.0103045617</text:p>
          </table:table-cell>
          <table:table-cell table:number-columns-repeated="3"/>
          <table:table-cell table:formula="of:=[.C1124]*flaeche" office:value-type="float" office:value="0.002764832" calcext:value-type="float">
            <text:p>0.002764832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6.910228" calcext:value-type="float">
            <text:p>6.910228</text:p>
          </table:table-cell>
          <table:table-cell table:formula="of:=SQRT(POWER(ABS([.A1125]-xpos);2)+POWER(ABS([.B1125]-ypos);2))" office:value-type="float" office:value="0.26139228539496" calcext:value-type="float">
            <text:p>0.2613922854</text:p>
          </table:table-cell>
          <table:table-cell/>
          <table:table-cell table:formula="of:=[.J1125]/[.D1125]" office:value-type="float" office:value="0.010574494177682" calcext:value-type="float">
            <text:p>0.0105744942</text:p>
          </table:table-cell>
          <table:table-cell table:number-columns-repeated="3"/>
          <table:table-cell table:formula="of:=[.C1125]*flaeche" office:value-type="float" office:value="0.0027640912" calcext:value-type="float">
            <text:p>0.0027640912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6.900431" calcext:value-type="float">
            <text:p>6.900431</text:p>
          </table:table-cell>
          <table:table-cell table:formula="of:=SQRT(POWER(ABS([.A1126]-xpos);2)+POWER(ABS([.B1126]-ypos);2))" office:value-type="float" office:value="0.255917538000036" calcext:value-type="float">
            <text:p>0.255917538</text:p>
          </table:table-cell>
          <table:table-cell/>
          <table:table-cell table:formula="of:=[.J1126]/[.D1126]" office:value-type="float" office:value="0.0107853975994393" calcext:value-type="float">
            <text:p>0.0107853976</text:p>
          </table:table-cell>
          <table:table-cell table:number-columns-repeated="3"/>
          <table:table-cell table:formula="of:=[.C1126]*flaeche" office:value-type="float" office:value="0.0027601724" calcext:value-type="float">
            <text:p>0.002760172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870969" calcext:value-type="float">
            <text:p>6.870969</text:p>
          </table:table-cell>
          <table:table-cell table:formula="of:=SQRT(POWER(ABS([.A1127]-xpos);2)+POWER(ABS([.B1127]-ypos);2))" office:value-type="float" office:value="0.251981385375984" calcext:value-type="float">
            <text:p>0.2519813854</text:p>
          </table:table-cell>
          <table:table-cell/>
          <table:table-cell table:formula="of:=[.J1127]/[.D1127]" office:value-type="float" office:value="0.0109071056812356" calcext:value-type="float">
            <text:p>0.0109071057</text:p>
          </table:table-cell>
          <table:table-cell table:number-columns-repeated="3"/>
          <table:table-cell table:formula="of:=[.C1127]*flaeche" office:value-type="float" office:value="0.0027483876" calcext:value-type="float">
            <text:p>0.0027483876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805411" calcext:value-type="float">
            <text:p>6.805411</text:p>
          </table:table-cell>
          <table:table-cell table:formula="of:=SQRT(POWER(ABS([.A1128]-xpos);2)+POWER(ABS([.B1128]-ypos);2))" office:value-type="float" office:value="0.249656538246047" calcext:value-type="float">
            <text:p>0.2496565382</text:p>
          </table:table-cell>
          <table:table-cell/>
          <table:table-cell table:formula="of:=[.J1128]/[.D1128]" office:value-type="float" office:value="0.0109036375298819" calcext:value-type="float">
            <text:p>0.0109036375</text:p>
          </table:table-cell>
          <table:table-cell table:number-columns-repeated="3"/>
          <table:table-cell table:formula="of:=[.C1128]*flaeche" office:value-type="float" office:value="0.0027221644" calcext:value-type="float">
            <text:p>0.002722164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686609" calcext:value-type="float">
            <text:p>6.686609</text:p>
          </table:table-cell>
          <table:table-cell table:formula="of:=SQRT(POWER(ABS([.A1129]-xpos);2)+POWER(ABS([.B1129]-ypos);2))" office:value-type="float" office:value="0.248988365352681" calcext:value-type="float">
            <text:p>0.2489883654</text:p>
          </table:table-cell>
          <table:table-cell/>
          <table:table-cell table:formula="of:=[.J1129]/[.D1129]" office:value-type="float" office:value="0.0107420424894613" calcext:value-type="float">
            <text:p>0.0107420425</text:p>
          </table:table-cell>
          <table:table-cell table:number-columns-repeated="3"/>
          <table:table-cell table:formula="of:=[.C1129]*flaeche" office:value-type="float" office:value="0.0026746436" calcext:value-type="float">
            <text:p>0.0026746436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501066" calcext:value-type="float">
            <text:p>6.501066</text:p>
          </table:table-cell>
          <table:table-cell table:formula="of:=SQRT(POWER(ABS([.A1130]-xpos);2)+POWER(ABS([.B1130]-ypos);2))" office:value-type="float" office:value="0.249989995801832" calcext:value-type="float">
            <text:p>0.2499899958</text:p>
          </table:table-cell>
          <table:table-cell/>
          <table:table-cell table:formula="of:=[.J1130]/[.D1130]" office:value-type="float" office:value="0.0104021218595538" calcext:value-type="float">
            <text:p>0.0104021219</text:p>
          </table:table-cell>
          <table:table-cell table:number-columns-repeated="3"/>
          <table:table-cell table:formula="of:=[.C1130]*flaeche" office:value-type="float" office:value="0.0026004264" calcext:value-type="float">
            <text:p>0.002600426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24289" calcext:value-type="float">
            <text:p>6.24289</text:p>
          </table:table-cell>
          <table:table-cell table:formula="of:=SQRT(POWER(ABS([.A1131]-xpos);2)+POWER(ABS([.B1131]-ypos);2))" office:value-type="float" office:value="0.252641569914771" calcext:value-type="float">
            <text:p>0.2526415699</text:p>
          </table:table-cell>
          <table:table-cell/>
          <table:table-cell table:formula="of:=[.J1131]/[.D1131]" office:value-type="float" office:value="0.00988418493774568" calcext:value-type="float">
            <text:p>0.0098841849</text:p>
          </table:table-cell>
          <table:table-cell table:number-columns-repeated="3"/>
          <table:table-cell table:formula="of:=[.C1131]*flaeche" office:value-type="float" office:value="0.002497156" calcext:value-type="float">
            <text:p>0.002497156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916661" calcext:value-type="float">
            <text:p>5.916661</text:p>
          </table:table-cell>
          <table:table-cell table:formula="of:=SQRT(POWER(ABS([.A1132]-xpos);2)+POWER(ABS([.B1132]-ypos);2))" office:value-type="float" office:value="0.256892001870436" calcext:value-type="float">
            <text:p>0.2568920019</text:p>
          </table:table-cell>
          <table:table-cell/>
          <table:table-cell table:formula="of:=[.J1132]/[.D1132]" office:value-type="float" office:value="0.00921268230528109" calcext:value-type="float">
            <text:p>0.0092126823</text:p>
          </table:table-cell>
          <table:table-cell table:number-columns-repeated="3"/>
          <table:table-cell table:formula="of:=[.C1132]*flaeche" office:value-type="float" office:value="0.0023666644" calcext:value-type="float">
            <text:p>0.002366664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538902" calcext:value-type="float">
            <text:p>5.538902</text:p>
          </table:table-cell>
          <table:table-cell table:formula="of:=SQRT(POWER(ABS([.A1133]-xpos);2)+POWER(ABS([.B1133]-ypos);2))" office:value-type="float" office:value="0.262663684831002" calcext:value-type="float">
            <text:p>0.2626636848</text:p>
          </table:table-cell>
          <table:table-cell/>
          <table:table-cell table:formula="of:=[.J1133]/[.D1133]" office:value-type="float" office:value="0.00843497189733515" calcext:value-type="float">
            <text:p>0.0084349719</text:p>
          </table:table-cell>
          <table:table-cell table:number-columns-repeated="3"/>
          <table:table-cell table:formula="of:=[.C1133]*flaeche" office:value-type="float" office:value="0.0022155608" calcext:value-type="float">
            <text:p>0.0022155608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138136" calcext:value-type="float">
            <text:p>5.138136</text:p>
          </table:table-cell>
          <table:table-cell table:formula="of:=SQRT(POWER(ABS([.A1134]-xpos);2)+POWER(ABS([.B1134]-ypos);2))" office:value-type="float" office:value="0.269859413628652" calcext:value-type="float">
            <text:p>0.2698594136</text:p>
          </table:table-cell>
          <table:table-cell/>
          <table:table-cell table:formula="of:=[.J1134]/[.D1134]" office:value-type="float" office:value="0.00761601892023746" calcext:value-type="float">
            <text:p>0.0076160189</text:p>
          </table:table-cell>
          <table:table-cell table:number-columns-repeated="3"/>
          <table:table-cell table:formula="of:=[.C1134]*flaeche" office:value-type="float" office:value="0.0020552544" calcext:value-type="float">
            <text:p>0.002055254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4.753621" calcext:value-type="float">
            <text:p>4.753621</text:p>
          </table:table-cell>
          <table:table-cell table:formula="of:=SQRT(POWER(ABS([.A1135]-xpos);2)+POWER(ABS([.B1135]-ypos);2))" office:value-type="float" office:value="0.278368102518949" calcext:value-type="float">
            <text:p>0.2783681025</text:p>
          </table:table-cell>
          <table:table-cell/>
          <table:table-cell table:formula="of:=[.J1135]/[.D1135]" office:value-type="float" office:value="0.00683069785221016" calcext:value-type="float">
            <text:p>0.0068306979</text:p>
          </table:table-cell>
          <table:table-cell table:number-columns-repeated="3"/>
          <table:table-cell table:formula="of:=[.C1135]*flaeche" office:value-type="float" office:value="0.0019014484" calcext:value-type="float">
            <text:p>0.001901448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4.432773" calcext:value-type="float">
            <text:p>4.432773</text:p>
          </table:table-cell>
          <table:table-cell table:formula="of:=SQRT(POWER(ABS([.A1136]-xpos);2)+POWER(ABS([.B1136]-ypos);2))" office:value-type="float" office:value="0.288073724598409" calcext:value-type="float">
            <text:p>0.2880737246</text:p>
          </table:table-cell>
          <table:table-cell/>
          <table:table-cell table:formula="of:=[.J1136]/[.D1136]" office:value-type="float" office:value="0.00615505354565681" calcext:value-type="float">
            <text:p>0.0061550535</text:p>
          </table:table-cell>
          <table:table-cell table:number-columns-repeated="3"/>
          <table:table-cell table:formula="of:=[.C1136]*flaeche" office:value-type="float" office:value="0.0017731092" calcext:value-type="float">
            <text:p>0.0017731092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227196" calcext:value-type="float">
            <text:p>4.227196</text:p>
          </table:table-cell>
          <table:table-cell table:formula="of:=SQRT(POWER(ABS([.A1137]-xpos);2)+POWER(ABS([.B1137]-ypos);2))" office:value-type="float" office:value="0.298859689546784" calcext:value-type="float">
            <text:p>0.2988596895</text:p>
          </table:table-cell>
          <table:table-cell/>
          <table:table-cell table:formula="of:=[.J1137]/[.D1137]" office:value-type="float" office:value="0.00565776670170605" calcext:value-type="float">
            <text:p>0.0056577667</text:p>
          </table:table-cell>
          <table:table-cell table:number-columns-repeated="3"/>
          <table:table-cell table:formula="of:=[.C1137]*flaeche" office:value-type="float" office:value="0.0016908784" calcext:value-type="float">
            <text:p>0.001690878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187235" calcext:value-type="float">
            <text:p>4.187235</text:p>
          </table:table-cell>
          <table:table-cell table:formula="of:=SQRT(POWER(ABS([.A1138]-xpos);2)+POWER(ABS([.B1138]-ypos);2))" office:value-type="float" office:value="0.310613473944708" calcext:value-type="float">
            <text:p>0.3106134739</text:p>
          </table:table-cell>
          <table:table-cell/>
          <table:table-cell table:formula="of:=[.J1138]/[.D1138]" office:value-type="float" office:value="0.00539221296078787" calcext:value-type="float">
            <text:p>0.005392213</text:p>
          </table:table-cell>
          <table:table-cell table:number-columns-repeated="3"/>
          <table:table-cell table:formula="of:=[.C1138]*flaeche" office:value-type="float" office:value="0.001674894" calcext:value-type="float">
            <text:p>0.00167489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35527" calcext:value-type="float">
            <text:p>4.35527</text:p>
          </table:table-cell>
          <table:table-cell table:formula="of:=SQRT(POWER(ABS([.A1139]-xpos);2)+POWER(ABS([.B1139]-ypos);2))" office:value-type="float" office:value="0.323229514871399" calcext:value-type="float">
            <text:p>0.3232295149</text:p>
          </table:table-cell>
          <table:table-cell/>
          <table:table-cell table:formula="of:=[.J1139]/[.D1139]" office:value-type="float" office:value="0.00538969345263263" calcext:value-type="float">
            <text:p>0.0053896935</text:p>
          </table:table-cell>
          <table:table-cell table:number-columns-repeated="3"/>
          <table:table-cell table:formula="of:=[.C1139]*flaeche" office:value-type="float" office:value="0.001742108" calcext:value-type="float">
            <text:p>0.001742108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758368" calcext:value-type="float">
            <text:p>4.758368</text:p>
          </table:table-cell>
          <table:table-cell table:formula="of:=SQRT(POWER(ABS([.A1140]-xpos);2)+POWER(ABS([.B1140]-ypos);2))" office:value-type="float" office:value="0.336611548169399" calcext:value-type="float">
            <text:p>0.3366115482</text:p>
          </table:table-cell>
          <table:table-cell/>
          <table:table-cell table:formula="of:=[.J1140]/[.D1140]" office:value-type="float" office:value="0.00565443226874124" calcext:value-type="float">
            <text:p>0.0056544323</text:p>
          </table:table-cell>
          <table:table-cell table:number-columns-repeated="3"/>
          <table:table-cell table:formula="of:=[.C1140]*flaeche" office:value-type="float" office:value="0.0019033472" calcext:value-type="float">
            <text:p>0.0019033472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401269" calcext:value-type="float">
            <text:p>5.401269</text:p>
          </table:table-cell>
          <table:table-cell table:formula="of:=SQRT(POWER(ABS([.A1141]-xpos);2)+POWER(ABS([.B1141]-ypos);2))" office:value-type="float" office:value="0.350670657627638" calcext:value-type="float">
            <text:p>0.3506706576</text:p>
          </table:table-cell>
          <table:table-cell/>
          <table:table-cell table:formula="of:=[.J1141]/[.D1141]" office:value-type="float" office:value="0.00616107322641791" calcext:value-type="float">
            <text:p>0.0061610732</text:p>
          </table:table-cell>
          <table:table-cell table:number-columns-repeated="3"/>
          <table:table-cell table:formula="of:=[.C1141]*flaeche" office:value-type="float" office:value="0.0021605076" calcext:value-type="float">
            <text:p>0.0021605076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6.260922" calcext:value-type="float">
            <text:p>6.260922</text:p>
          </table:table-cell>
          <table:table-cell table:formula="of:=SQRT(POWER(ABS([.A1142]-xpos);2)+POWER(ABS([.B1142]-ypos);2))" office:value-type="float" office:value="0.365329247130585" calcext:value-type="float">
            <text:p>0.3653292471</text:p>
          </table:table-cell>
          <table:table-cell/>
          <table:table-cell table:formula="of:=[.J1142]/[.D1142]" office:value-type="float" office:value="0.00685510076094408" calcext:value-type="float">
            <text:p>0.0068551008</text:p>
          </table:table-cell>
          <table:table-cell table:number-columns-repeated="3"/>
          <table:table-cell table:formula="of:=[.C1142]*flaeche" office:value-type="float" office:value="0.0025043688" calcext:value-type="float">
            <text:p>0.0025043688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7.283911" calcext:value-type="float">
            <text:p>7.283911</text:p>
          </table:table-cell>
          <table:table-cell table:formula="of:=SQRT(POWER(ABS([.A1143]-xpos);2)+POWER(ABS([.B1143]-ypos);2))" office:value-type="float" office:value="0.380518042180657" calcext:value-type="float">
            <text:p>0.3805180422</text:p>
          </table:table-cell>
          <table:table-cell/>
          <table:table-cell table:formula="of:=[.J1143]/[.D1143]" office:value-type="float" office:value="0.00765683640991914" calcext:value-type="float">
            <text:p>0.0076568364</text:p>
          </table:table-cell>
          <table:table-cell table:number-columns-repeated="3"/>
          <table:table-cell table:formula="of:=[.C1143]*flaeche" office:value-type="float" office:value="0.0029135644" calcext:value-type="float">
            <text:p>0.002913564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8.388098" calcext:value-type="float">
            <text:p>8.388098</text:p>
          </table:table-cell>
          <table:table-cell table:formula="of:=SQRT(POWER(ABS([.A1144]-xpos);2)+POWER(ABS([.B1144]-ypos);2))" office:value-type="float" office:value="0.396176065618558" calcext:value-type="float">
            <text:p>0.3961760656</text:p>
          </table:table-cell>
          <table:table-cell/>
          <table:table-cell table:formula="of:=[.J1144]/[.D1144]" office:value-type="float" office:value="0.00846906083223729" calcext:value-type="float">
            <text:p>0.0084690608</text:p>
          </table:table-cell>
          <table:table-cell table:number-columns-repeated="3"/>
          <table:table-cell table:formula="of:=[.C1144]*flaeche" office:value-type="float" office:value="0.0033552392" calcext:value-type="float">
            <text:p>0.0033552392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9.469496" calcext:value-type="float">
            <text:p>9.469496</text:p>
          </table:table-cell>
          <table:table-cell table:formula="of:=SQRT(POWER(ABS([.A1145]-xpos);2)+POWER(ABS([.B1145]-ypos);2))" office:value-type="float" office:value="0.412249854385663" calcext:value-type="float">
            <text:p>0.4122498544</text:p>
          </table:table-cell>
          <table:table-cell/>
          <table:table-cell table:formula="of:=[.J1145]/[.D1145]" office:value-type="float" office:value="0.00918811337276178" calcext:value-type="float">
            <text:p>0.0091881134</text:p>
          </table:table-cell>
          <table:table-cell table:number-columns-repeated="3"/>
          <table:table-cell table:formula="of:=[.C1145]*flaeche" office:value-type="float" office:value="0.0037877984" calcext:value-type="float">
            <text:p>0.00378779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44898" calcext:value-type="float">
            <text:p>0.44898</text:p>
          </table:table-cell>
          <table:table-cell office:value-type="float" office:value="10.414431" calcext:value-type="float">
            <text:p>10.414431</text:p>
          </table:table-cell>
          <table:table-cell table:formula="of:=SQRT(POWER(ABS([.A1146]-xpos);2)+POWER(ABS([.B1146]-ypos);2))" office:value-type="float" office:value="0.428693457846046" calcext:value-type="float">
            <text:p>0.4286934578</text:p>
          </table:table-cell>
          <table:table-cell/>
          <table:table-cell table:formula="of:=[.J1146]/[.D1146]" office:value-type="float" office:value="0.00971736872526761" calcext:value-type="float">
            <text:p>0.0097173687</text:p>
          </table:table-cell>
          <table:table-cell table:number-columns-repeated="3"/>
          <table:table-cell table:formula="of:=[.C1146]*flaeche" office:value-type="float" office:value="0.0041657724" calcext:value-type="float">
            <text:p>0.004165772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11.115613" calcext:value-type="float">
            <text:p>11.115613</text:p>
          </table:table-cell>
          <table:table-cell table:formula="of:=SQRT(POWER(ABS([.A1147]-xpos);2)+POWER(ABS([.B1147]-ypos);2))" office:value-type="float" office:value="0.44546440367778" calcext:value-type="float">
            <text:p>0.4454644037</text:p>
          </table:table-cell>
          <table:table-cell/>
          <table:table-cell table:formula="of:=[.J1147]/[.D1147]" office:value-type="float" office:value="0.00998114588571285" calcext:value-type="float">
            <text:p>0.0099811459</text:p>
          </table:table-cell>
          <table:table-cell table:number-columns-repeated="3"/>
          <table:table-cell table:formula="of:=[.C1147]*flaeche" office:value-type="float" office:value="0.0044462452" calcext:value-type="float">
            <text:p>0.0044462452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11.489211" calcext:value-type="float">
            <text:p>11.489211</text:p>
          </table:table-cell>
          <table:table-cell table:formula="of:=SQRT(POWER(ABS([.A1148]-xpos);2)+POWER(ABS([.B1148]-ypos);2))" office:value-type="float" office:value="0.462527795938795" calcext:value-type="float">
            <text:p>0.4625277959</text:p>
          </table:table-cell>
          <table:table-cell/>
          <table:table-cell table:formula="of:=[.J1148]/[.D1148]" office:value-type="float" office:value="0.00993601777093658" calcext:value-type="float">
            <text:p>0.0099360178</text:p>
          </table:table-cell>
          <table:table-cell table:number-columns-repeated="3"/>
          <table:table-cell table:formula="of:=[.C1148]*flaeche" office:value-type="float" office:value="0.0045956844" calcext:value-type="float">
            <text:p>0.004595684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11.489211" calcext:value-type="float">
            <text:p>11.489211</text:p>
          </table:table-cell>
          <table:table-cell table:formula="of:=SQRT(POWER(ABS([.A1149]-xpos);2)+POWER(ABS([.B1149]-ypos);2))" office:value-type="float" office:value="0.47985243775144" calcext:value-type="float">
            <text:p>0.4798524378</text:p>
          </table:table-cell>
          <table:table-cell/>
          <table:table-cell table:formula="of:=[.J1149]/[.D1149]" office:value-type="float" office:value="0.00957728676243701" calcext:value-type="float">
            <text:p>0.0095772868</text:p>
          </table:table-cell>
          <table:table-cell table:number-columns-repeated="3"/>
          <table:table-cell table:formula="of:=[.C1149]*flaeche" office:value-type="float" office:value="0.0045956844" calcext:value-type="float">
            <text:p>0.004595684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11.115613" calcext:value-type="float">
            <text:p>11.115613</text:p>
          </table:table-cell>
          <table:table-cell table:formula="of:=SQRT(POWER(ABS([.A1150]-xpos);2)+POWER(ABS([.B1150]-ypos);2))" office:value-type="float" office:value="0.497411032189677" calcext:value-type="float">
            <text:p>0.4974110322</text:p>
          </table:table-cell>
          <table:table-cell/>
          <table:table-cell table:formula="of:=[.J1150]/[.D1150]" office:value-type="float" office:value="0.00893877480044415" calcext:value-type="float">
            <text:p>0.0089387748</text:p>
          </table:table-cell>
          <table:table-cell table:number-columns-repeated="3"/>
          <table:table-cell table:formula="of:=[.C1150]*flaeche" office:value-type="float" office:value="0.0044462452" calcext:value-type="float">
            <text:p>0.0044462452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10.414431" calcext:value-type="float">
            <text:p>10.414431</text:p>
          </table:table-cell>
          <table:table-cell table:formula="of:=SQRT(POWER(ABS([.A1151]-xpos);2)+POWER(ABS([.B1151]-ypos);2))" office:value-type="float" office:value="0.515179658759932" calcext:value-type="float">
            <text:p>0.5151796588</text:p>
          </table:table-cell>
          <table:table-cell/>
          <table:table-cell table:formula="of:=[.J1151]/[.D1151]" office:value-type="float" office:value="0.00808605760954783" calcext:value-type="float">
            <text:p>0.0080860576</text:p>
          </table:table-cell>
          <table:table-cell table:number-columns-repeated="3"/>
          <table:table-cell table:formula="of:=[.C1151]*flaeche" office:value-type="float" office:value="0.0041657724" calcext:value-type="float">
            <text:p>0.004165772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9.469496" calcext:value-type="float">
            <text:p>9.469496</text:p>
          </table:table-cell>
          <table:table-cell table:formula="of:=SQRT(POWER(ABS([.A1152]-xpos);2)+POWER(ABS([.B1152]-ypos);2))" office:value-type="float" office:value="0.533138202008635" calcext:value-type="float">
            <text:p>0.533138202</text:p>
          </table:table-cell>
          <table:table-cell/>
          <table:table-cell table:formula="of:=[.J1152]/[.D1152]" office:value-type="float" office:value="0.00710472141318932" calcext:value-type="float">
            <text:p>0.0071047214</text:p>
          </table:table-cell>
          <table:table-cell table:number-columns-repeated="3"/>
          <table:table-cell table:formula="of:=[.C1152]*flaeche" office:value-type="float" office:value="0.0037877984" calcext:value-type="float">
            <text:p>0.003787798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8.388098" calcext:value-type="float">
            <text:p>8.388098</text:p>
          </table:table-cell>
          <table:table-cell table:formula="of:=SQRT(POWER(ABS([.A1153]-xpos);2)+POWER(ABS([.B1153]-ypos);2))" office:value-type="float" office:value="0.551266428298513" calcext:value-type="float">
            <text:p>0.5512664283</text:p>
          </table:table-cell>
          <table:table-cell/>
          <table:table-cell table:formula="of:=[.J1153]/[.D1153]" office:value-type="float" office:value="0.00608642033645322" calcext:value-type="float">
            <text:p>0.0060864203</text:p>
          </table:table-cell>
          <table:table-cell table:number-columns-repeated="3"/>
          <table:table-cell table:formula="of:=[.C1153]*flaeche" office:value-type="float" office:value="0.0033552392" calcext:value-type="float">
            <text:p>0.0033552392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7.283911" calcext:value-type="float">
            <text:p>7.283911</text:p>
          </table:table-cell>
          <table:table-cell table:formula="of:=SQRT(POWER(ABS([.A1154]-xpos);2)+POWER(ABS([.B1154]-ypos);2))" office:value-type="float" office:value="0.569548927156395" calcext:value-type="float">
            <text:p>0.5695489272</text:p>
          </table:table-cell>
          <table:table-cell/>
          <table:table-cell table:formula="of:=[.J1154]/[.D1154]" office:value-type="float" office:value="0.00511556472337969" calcext:value-type="float">
            <text:p>0.0051155647</text:p>
          </table:table-cell>
          <table:table-cell table:number-columns-repeated="3"/>
          <table:table-cell table:formula="of:=[.C1154]*flaeche" office:value-type="float" office:value="0.0029135644" calcext:value-type="float">
            <text:p>0.002913564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6.260922" calcext:value-type="float">
            <text:p>6.260922</text:p>
          </table:table-cell>
          <table:table-cell table:formula="of:=SQRT(POWER(ABS([.A1155]-xpos);2)+POWER(ABS([.B1155]-ypos);2))" office:value-type="float" office:value="0.587971307811019" calcext:value-type="float">
            <text:p>0.5879713078</text:p>
          </table:table-cell>
          <table:table-cell/>
          <table:table-cell table:formula="of:=[.J1155]/[.D1155]" office:value-type="float" office:value="0.00425933845194523" calcext:value-type="float">
            <text:p>0.0042593385</text:p>
          </table:table-cell>
          <table:table-cell table:number-columns-repeated="3"/>
          <table:table-cell table:formula="of:=[.C1155]*flaeche" office:value-type="float" office:value="0.0025043688" calcext:value-type="float">
            <text:p>0.0025043688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401269" calcext:value-type="float">
            <text:p>5.401269</text:p>
          </table:table-cell>
          <table:table-cell table:formula="of:=SQRT(POWER(ABS([.A1156]-xpos);2)+POWER(ABS([.B1156]-ypos);2))" office:value-type="float" office:value="0.606520824144563" calcext:value-type="float">
            <text:p>0.6065208241</text:p>
          </table:table-cell>
          <table:table-cell/>
          <table:table-cell table:formula="of:=[.J1156]/[.D1156]" office:value-type="float" office:value="0.00356213259956438" calcext:value-type="float">
            <text:p>0.0035621326</text:p>
          </table:table-cell>
          <table:table-cell table:number-columns-repeated="3"/>
          <table:table-cell table:formula="of:=[.C1156]*flaeche" office:value-type="float" office:value="0.0021605076" calcext:value-type="float">
            <text:p>0.0021605076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758368" calcext:value-type="float">
            <text:p>4.758368</text:p>
          </table:table-cell>
          <table:table-cell table:formula="of:=SQRT(POWER(ABS([.A1157]-xpos);2)+POWER(ABS([.B1157]-ypos);2))" office:value-type="float" office:value="0.625186159764434" calcext:value-type="float">
            <text:p>0.6251861598</text:p>
          </table:table-cell>
          <table:table-cell/>
          <table:table-cell table:formula="of:=[.J1157]/[.D1157]" office:value-type="float" office:value="0.00304444871383136" calcext:value-type="float">
            <text:p>0.0030444487</text:p>
          </table:table-cell>
          <table:table-cell table:number-columns-repeated="3"/>
          <table:table-cell table:formula="of:=[.C1157]*flaeche" office:value-type="float" office:value="0.0019033472" calcext:value-type="float">
            <text:p>0.0019033472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35527" calcext:value-type="float">
            <text:p>4.35527</text:p>
          </table:table-cell>
          <table:table-cell table:formula="of:=SQRT(POWER(ABS([.A1158]-xpos);2)+POWER(ABS([.B1158]-ypos);2))" office:value-type="float" office:value="0.643958165787188" calcext:value-type="float">
            <text:p>0.6439581658</text:p>
          </table:table-cell>
          <table:table-cell/>
          <table:table-cell table:formula="of:=[.J1158]/[.D1158]" office:value-type="float" office:value="0.00270531238294092" calcext:value-type="float">
            <text:p>0.0027053124</text:p>
          </table:table-cell>
          <table:table-cell table:number-columns-repeated="3"/>
          <table:table-cell table:formula="of:=[.C1158]*flaeche" office:value-type="float" office:value="0.001742108" calcext:value-type="float">
            <text:p>0.001742108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187235" calcext:value-type="float">
            <text:p>4.187235</text:p>
          </table:table-cell>
          <table:table-cell table:formula="of:=SQRT(POWER(ABS([.A1159]-xpos);2)+POWER(ABS([.B1159]-ypos);2))" office:value-type="float" office:value="0.662826018043951" calcext:value-type="float">
            <text:p>0.662826018</text:p>
          </table:table-cell>
          <table:table-cell/>
          <table:table-cell table:formula="of:=[.J1159]/[.D1159]" office:value-type="float" office:value="0.00252689839325067" calcext:value-type="float">
            <text:p>0.0025268984</text:p>
          </table:table-cell>
          <table:table-cell table:number-columns-repeated="3"/>
          <table:table-cell table:formula="of:=[.C1159]*flaeche" office:value-type="float" office:value="0.001674894" calcext:value-type="float">
            <text:p>0.00167489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227196" calcext:value-type="float">
            <text:p>4.227196</text:p>
          </table:table-cell>
          <table:table-cell table:formula="of:=SQRT(POWER(ABS([.A1160]-xpos);2)+POWER(ABS([.B1160]-ypos);2))" office:value-type="float" office:value="0.681782600273724" calcext:value-type="float">
            <text:p>0.6817826003</text:p>
          </table:table-cell>
          <table:table-cell/>
          <table:table-cell table:formula="of:=[.J1160]/[.D1160]" office:value-type="float" office:value="0.00248008441300958" calcext:value-type="float">
            <text:p>0.0024800844</text:p>
          </table:table-cell>
          <table:table-cell table:number-columns-repeated="3"/>
          <table:table-cell table:formula="of:=[.C1160]*flaeche" office:value-type="float" office:value="0.0016908784" calcext:value-type="float">
            <text:p>0.001690878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4.432773" calcext:value-type="float">
            <text:p>4.432773</text:p>
          </table:table-cell>
          <table:table-cell table:formula="of:=SQRT(POWER(ABS([.A1161]-xpos);2)+POWER(ABS([.B1161]-ypos);2))" office:value-type="float" office:value="0.70082071231093" calcext:value-type="float">
            <text:p>0.7008207123</text:p>
          </table:table-cell>
          <table:table-cell/>
          <table:table-cell table:formula="of:=[.J1161]/[.D1161]" office:value-type="float" office:value="0.00253004679920666" calcext:value-type="float">
            <text:p>0.0025300468</text:p>
          </table:table-cell>
          <table:table-cell table:number-columns-repeated="3"/>
          <table:table-cell table:formula="of:=[.C1161]*flaeche" office:value-type="float" office:value="0.0017731092" calcext:value-type="float">
            <text:p>0.0017731092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4.753621" calcext:value-type="float">
            <text:p>4.753621</text:p>
          </table:table-cell>
          <table:table-cell table:formula="of:=SQRT(POWER(ABS([.A1162]-xpos);2)+POWER(ABS([.B1162]-ypos);2))" office:value-type="float" office:value="0.71993388620067" calcext:value-type="float">
            <text:p>0.7199338862</text:p>
          </table:table-cell>
          <table:table-cell/>
          <table:table-cell table:formula="of:=[.J1162]/[.D1162]" office:value-type="float" office:value="0.00264114307778256" calcext:value-type="float">
            <text:p>0.0026411431</text:p>
          </table:table-cell>
          <table:table-cell table:number-columns-repeated="3"/>
          <table:table-cell table:formula="of:=[.C1162]*flaeche" office:value-type="float" office:value="0.0019014484" calcext:value-type="float">
            <text:p>0.001901448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138136" calcext:value-type="float">
            <text:p>5.138136</text:p>
          </table:table-cell>
          <table:table-cell table:formula="of:=SQRT(POWER(ABS([.A1163]-xpos);2)+POWER(ABS([.B1163]-ypos);2))" office:value-type="float" office:value="0.739116298781186" calcext:value-type="float">
            <text:p>0.7391162988</text:p>
          </table:table-cell>
          <table:table-cell/>
          <table:table-cell table:formula="of:=[.J1163]/[.D1163]" office:value-type="float" office:value="0.00278069148710311" calcext:value-type="float">
            <text:p>0.0027806915</text:p>
          </table:table-cell>
          <table:table-cell table:number-columns-repeated="3"/>
          <table:table-cell table:formula="of:=[.C1163]*flaeche" office:value-type="float" office:value="0.0020552544" calcext:value-type="float">
            <text:p>0.002055254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538902" calcext:value-type="float">
            <text:p>5.538902</text:p>
          </table:table-cell>
          <table:table-cell table:formula="of:=SQRT(POWER(ABS([.A1164]-xpos);2)+POWER(ABS([.B1164]-ypos);2))" office:value-type="float" office:value="0.758363640563681" calcext:value-type="float">
            <text:p>0.7583636406</text:p>
          </table:table-cell>
          <table:table-cell/>
          <table:table-cell table:formula="of:=[.J1164]/[.D1164]" office:value-type="float" office:value="0.00292150187785006" calcext:value-type="float">
            <text:p>0.0029215019</text:p>
          </table:table-cell>
          <table:table-cell table:number-columns-repeated="3"/>
          <table:table-cell table:formula="of:=[.C1164]*flaeche" office:value-type="float" office:value="0.0022155608" calcext:value-type="float">
            <text:p>0.0022155608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916661" calcext:value-type="float">
            <text:p>5.916661</text:p>
          </table:table-cell>
          <table:table-cell table:formula="of:=SQRT(POWER(ABS([.A1165]-xpos);2)+POWER(ABS([.B1165]-ypos);2))" office:value-type="float" office:value="0.777669274579496" calcext:value-type="float">
            <text:p>0.7776692746</text:p>
          </table:table-cell>
          <table:table-cell/>
          <table:table-cell table:formula="of:=[.J1165]/[.D1165]" office:value-type="float" office:value="0.00304327877847522" calcext:value-type="float">
            <text:p>0.0030432788</text:p>
          </table:table-cell>
          <table:table-cell table:number-columns-repeated="3"/>
          <table:table-cell table:formula="of:=[.C1165]*flaeche" office:value-type="float" office:value="0.0023666644" calcext:value-type="float">
            <text:p>0.002366664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24289" calcext:value-type="float">
            <text:p>6.24289</text:p>
          </table:table-cell>
          <table:table-cell table:formula="of:=SQRT(POWER(ABS([.A1166]-xpos);2)+POWER(ABS([.B1166]-ypos);2))" office:value-type="float" office:value="0.797029838117118" calcext:value-type="float">
            <text:p>0.7970298381</text:p>
          </table:table-cell>
          <table:table-cell/>
          <table:table-cell table:formula="of:=[.J1166]/[.D1166]" office:value-type="float" office:value="0.00313307718303146" calcext:value-type="float">
            <text:p>0.0031330772</text:p>
          </table:table-cell>
          <table:table-cell table:number-columns-repeated="3"/>
          <table:table-cell table:formula="of:=[.C1166]*flaeche" office:value-type="float" office:value="0.002497156" calcext:value-type="float">
            <text:p>0.002497156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501066" calcext:value-type="float">
            <text:p>6.501066</text:p>
          </table:table-cell>
          <table:table-cell table:formula="of:=SQRT(POWER(ABS([.A1167]-xpos);2)+POWER(ABS([.B1167]-ypos);2))" office:value-type="float" office:value="0.816441423496505" calcext:value-type="float">
            <text:p>0.8164414235</text:p>
          </table:table-cell>
          <table:table-cell/>
          <table:table-cell table:formula="of:=[.J1167]/[.D1167]" office:value-type="float" office:value="0.00318507406062687" calcext:value-type="float">
            <text:p>0.0031850741</text:p>
          </table:table-cell>
          <table:table-cell table:number-columns-repeated="3"/>
          <table:table-cell table:formula="of:=[.C1167]*flaeche" office:value-type="float" office:value="0.0026004264" calcext:value-type="float">
            <text:p>0.002600426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686609" calcext:value-type="float">
            <text:p>6.686609</text:p>
          </table:table-cell>
          <table:table-cell table:formula="of:=SQRT(POWER(ABS([.A1168]-xpos);2)+POWER(ABS([.B1168]-ypos);2))" office:value-type="float" office:value="0.835900476181824" calcext:value-type="float">
            <text:p>0.8359004762</text:p>
          </table:table-cell>
          <table:table-cell/>
          <table:table-cell table:formula="of:=[.J1168]/[.D1168]" office:value-type="float" office:value="0.00319971536829011" calcext:value-type="float">
            <text:p>0.0031997154</text:p>
          </table:table-cell>
          <table:table-cell table:number-columns-repeated="3"/>
          <table:table-cell table:formula="of:=[.C1168]*flaeche" office:value-type="float" office:value="0.0026746436" calcext:value-type="float">
            <text:p>0.0026746436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805411" calcext:value-type="float">
            <text:p>6.805411</text:p>
          </table:table-cell>
          <table:table-cell table:formula="of:=SQRT(POWER(ABS([.A1169]-xpos);2)+POWER(ABS([.B1169]-ypos);2))" office:value-type="float" office:value="0.855403756765774" calcext:value-type="float">
            <text:p>0.8554037568</text:p>
          </table:table-cell>
          <table:table-cell/>
          <table:table-cell table:formula="of:=[.J1169]/[.D1169]" office:value-type="float" office:value="0.00318231522654556" calcext:value-type="float">
            <text:p>0.0031823152</text:p>
          </table:table-cell>
          <table:table-cell table:number-columns-repeated="3"/>
          <table:table-cell table:formula="of:=[.C1169]*flaeche" office:value-type="float" office:value="0.0027221644" calcext:value-type="float">
            <text:p>0.002722164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870969" calcext:value-type="float">
            <text:p>6.870969</text:p>
          </table:table-cell>
          <table:table-cell table:formula="of:=SQRT(POWER(ABS([.A1170]-xpos);2)+POWER(ABS([.B1170]-ypos);2))" office:value-type="float" office:value="0.874949266286909" calcext:value-type="float">
            <text:p>0.8749492663</text:p>
          </table:table-cell>
          <table:table-cell/>
          <table:table-cell table:formula="of:=[.J1170]/[.D1170]" office:value-type="float" office:value="0.00314119653092979" calcext:value-type="float">
            <text:p>0.0031411965</text:p>
          </table:table-cell>
          <table:table-cell table:number-columns-repeated="3"/>
          <table:table-cell table:formula="of:=[.C1170]*flaeche" office:value-type="float" office:value="0.0027483876" calcext:value-type="float">
            <text:p>0.0027483876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6.900431" calcext:value-type="float">
            <text:p>6.900431</text:p>
          </table:table-cell>
          <table:table-cell table:formula="of:=SQRT(POWER(ABS([.A1171]-xpos);2)+POWER(ABS([.B1171]-ypos);2))" office:value-type="float" office:value="0.894532384129272" calcext:value-type="float">
            <text:p>0.8945323841</text:p>
          </table:table-cell>
          <table:table-cell/>
          <table:table-cell table:formula="of:=[.J1171]/[.D1171]" office:value-type="float" office:value="0.00308560366172402" calcext:value-type="float">
            <text:p>0.0030856037</text:p>
          </table:table-cell>
          <table:table-cell table:number-columns-repeated="3"/>
          <table:table-cell table:formula="of:=[.C1171]*flaeche" office:value-type="float" office:value="0.0027601724" calcext:value-type="float">
            <text:p>0.0027601724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6.910228" calcext:value-type="float">
            <text:p>6.910228</text:p>
          </table:table-cell>
          <table:table-cell table:formula="of:=SQRT(POWER(ABS([.A1172]-xpos);2)+POWER(ABS([.B1172]-ypos);2))" office:value-type="float" office:value="0.914151588558484" calcext:value-type="float">
            <text:p>0.9141515886</text:p>
          </table:table-cell>
          <table:table-cell/>
          <table:table-cell table:formula="of:=[.J1172]/[.D1172]" office:value-type="float" office:value="0.00302366832218567" calcext:value-type="float">
            <text:p>0.0030236683</text:p>
          </table:table-cell>
          <table:table-cell table:number-columns-repeated="3"/>
          <table:table-cell table:formula="of:=[.C1172]*flaeche" office:value-type="float" office:value="0.0027640912" calcext:value-type="float">
            <text:p>0.0027640912</text:p>
          </table:table-cell>
          <table:table-cell table:number-columns-repeated="6"/>
        </table:table-row>
        <table:table-row table:style-name="ro1">
          <table:table-cell office:value-type="float" office:value="0.44898" calcext:value-type="float">
            <text:p>0.44898</text:p>
          </table:table-cell>
          <table:table-cell office:value-type="float" office:value="1" calcext:value-type="float">
            <text:p>1</text:p>
          </table:table-cell>
          <table:table-cell office:value-type="float" office:value="6.91208" calcext:value-type="float">
            <text:p>6.91208</text:p>
          </table:table-cell>
          <table:table-cell table:formula="of:=SQRT(POWER(ABS([.A1173]-xpos);2)+POWER(ABS([.B1173]-ypos);2))" office:value-type="float" office:value="0.933804605043261" calcext:value-type="float">
            <text:p>0.933804605</text:p>
          </table:table-cell>
          <table:table-cell/>
          <table:table-cell table:formula="of:=[.J1173]/[.D1173]" office:value-type="float" office:value="0.00296082497887437" calcext:value-type="float">
            <text:p>0.002960825</text:p>
          </table:table-cell>
          <table:table-cell table:number-columns-repeated="3"/>
          <table:table-cell table:formula="of:=[.C1173]*flaeche" office:value-type="float" office:value="0.002764832" calcext:value-type="float">
            <text:p>0.00276483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174]-xpos);2)+POWER(ABS([.B1174]-ypos);2))" office:value-type="float" office:value="0.223606797749979" calcext:value-type="float">
            <text:p>0.2236067977</text:p>
          </table:table-cell>
          <table:table-cell/>
          <table:table-cell table:formula="of:=[.J1174]/[.D1174]" office:value-type="float" office:value="0" calcext:value-type="float">
            <text:p>0</text:p>
          </table:table-cell>
          <table:table-cell table:number-columns-repeated="3"/>
          <table:table-cell table:formula="of:=[.C1174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" calcext:value-type="float">
            <text:p>0</text:p>
          </table:table-cell>
          <table:table-cell office:value-type="float" office:value="7.141363" calcext:value-type="float">
            <text:p>7.141363</text:p>
          </table:table-cell>
          <table:table-cell table:formula="of:=SQRT(POWER(ABS([.A1175]-xpos);2)+POWER(ABS([.B1175]-ypos);2))" office:value-type="float" office:value="0.287349777351575" calcext:value-type="float">
            <text:p>0.2873497774</text:p>
          </table:table-cell>
          <table:table-cell/>
          <table:table-cell table:formula="of:=[.J1175]/[.D1175]" office:value-type="float" office:value="0.00994100370053528" calcext:value-type="float">
            <text:p>0.0099410037</text:p>
          </table:table-cell>
          <table:table-cell table:number-columns-repeated="3"/>
          <table:table-cell table:formula="of:=[.C1175]*flaeche" office:value-type="float" office:value="0.0028565452" calcext:value-type="float">
            <text:p>0.0028565452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7.13612" calcext:value-type="float">
            <text:p>7.13612</text:p>
          </table:table-cell>
          <table:table-cell table:formula="of:=SQRT(POWER(ABS([.A1176]-xpos);2)+POWER(ABS([.B1176]-ypos);2))" office:value-type="float" office:value="0.280899948394442" calcext:value-type="float">
            <text:p>0.2808999484</text:p>
          </table:table-cell>
          <table:table-cell/>
          <table:table-cell table:formula="of:=[.J1176]/[.D1176]" office:value-type="float" office:value="0.010161796099698" calcext:value-type="float">
            <text:p>0.0101617961</text:p>
          </table:table-cell>
          <table:table-cell table:number-columns-repeated="3"/>
          <table:table-cell table:formula="of:=[.C1176]*flaeche" office:value-type="float" office:value="0.002854448" calcext:value-type="float">
            <text:p>0.002854448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7.116182" calcext:value-type="float">
            <text:p>7.116182</text:p>
          </table:table-cell>
          <table:table-cell table:formula="of:=SQRT(POWER(ABS([.A1177]-xpos);2)+POWER(ABS([.B1177]-ypos);2))" office:value-type="float" office:value="0.275812690788513" calcext:value-type="float">
            <text:p>0.2758126908</text:p>
          </table:table-cell>
          <table:table-cell/>
          <table:table-cell table:formula="of:=[.J1177]/[.D1177]" office:value-type="float" office:value="0.010320311193304" calcext:value-type="float">
            <text:p>0.0103203112</text:p>
          </table:table-cell>
          <table:table-cell table:number-columns-repeated="3"/>
          <table:table-cell table:formula="of:=[.C1177]*flaeche" office:value-type="float" office:value="0.0028464728" calcext:value-type="float">
            <text:p>0.0028464728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7.069984" calcext:value-type="float">
            <text:p>7.069984</text:p>
          </table:table-cell>
          <table:table-cell table:formula="of:=SQRT(POWER(ABS([.A1178]-xpos);2)+POWER(ABS([.B1178]-ypos);2))" office:value-type="float" office:value="0.272164422215689" calcext:value-type="float">
            <text:p>0.2721644222</text:p>
          </table:table-cell>
          <table:table-cell/>
          <table:table-cell table:formula="of:=[.J1178]/[.D1178]" office:value-type="float" office:value="0.0103907541513961" calcext:value-type="float">
            <text:p>0.0103907542</text:p>
          </table:table-cell>
          <table:table-cell table:number-columns-repeated="3"/>
          <table:table-cell table:formula="of:=[.C1178]*flaeche" office:value-type="float" office:value="0.0028279936" calcext:value-type="float">
            <text:p>0.0028279936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981559" calcext:value-type="float">
            <text:p>6.981559</text:p>
          </table:table-cell>
          <table:table-cell table:formula="of:=SQRT(POWER(ABS([.A1179]-xpos);2)+POWER(ABS([.B1179]-ypos);2))" office:value-type="float" office:value="0.270013409357758" calcext:value-type="float">
            <text:p>0.2700134094</text:p>
          </table:table-cell>
          <table:table-cell/>
          <table:table-cell table:formula="of:=[.J1179]/[.D1179]" office:value-type="float" office:value="0.0103425367156484" calcext:value-type="float">
            <text:p>0.0103425367</text:p>
          </table:table-cell>
          <table:table-cell table:number-columns-repeated="3"/>
          <table:table-cell table:formula="of:=[.C1179]*flaeche" office:value-type="float" office:value="0.0027926236" calcext:value-type="float">
            <text:p>0.0027926236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8347" calcext:value-type="float">
            <text:p>6.8347</text:p>
          </table:table-cell>
          <table:table-cell table:formula="of:=SQRT(POWER(ABS([.A1180]-xpos);2)+POWER(ABS([.B1180]-ypos);2))" office:value-type="float" office:value="0.269395731638421" calcext:value-type="float">
            <text:p>0.2693957316</text:p>
          </table:table-cell>
          <table:table-cell/>
          <table:table-cell table:formula="of:=[.J1180]/[.D1180]" office:value-type="float" office:value="0.0101481934527061" calcext:value-type="float">
            <text:p>0.0101481935</text:p>
          </table:table-cell>
          <table:table-cell table:number-columns-repeated="3"/>
          <table:table-cell table:formula="of:=[.C1180]*flaeche" office:value-type="float" office:value="0.00273388" calcext:value-type="float">
            <text:p>0.00273388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617458" calcext:value-type="float">
            <text:p>6.617458</text:p>
          </table:table-cell>
          <table:table-cell table:formula="of:=SQRT(POWER(ABS([.A1181]-xpos);2)+POWER(ABS([.B1181]-ypos);2))" office:value-type="float" office:value="0.270321756699308" calcext:value-type="float">
            <text:p>0.2703217567</text:p>
          </table:table-cell>
          <table:table-cell/>
          <table:table-cell table:formula="of:=[.J1181]/[.D1181]" office:value-type="float" office:value="0.00979197247132559" calcext:value-type="float">
            <text:p>0.0097919725</text:p>
          </table:table-cell>
          <table:table-cell table:number-columns-repeated="3"/>
          <table:table-cell table:formula="of:=[.C1181]*flaeche" office:value-type="float" office:value="0.0026469832" calcext:value-type="float">
            <text:p>0.0026469832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326064" calcext:value-type="float">
            <text:p>6.326064</text:p>
          </table:table-cell>
          <table:table-cell table:formula="of:=SQRT(POWER(ABS([.A1182]-xpos);2)+POWER(ABS([.B1182]-ypos);2))" office:value-type="float" office:value="0.272775763206704" calcext:value-type="float">
            <text:p>0.2727757632</text:p>
          </table:table-cell>
          <table:table-cell/>
          <table:table-cell table:formula="of:=[.J1182]/[.D1182]" office:value-type="float" office:value="0.0092765778390747" calcext:value-type="float">
            <text:p>0.0092765778</text:p>
          </table:table-cell>
          <table:table-cell table:number-columns-repeated="3"/>
          <table:table-cell table:formula="of:=[.C1182]*flaeche" office:value-type="float" office:value="0.0025304256" calcext:value-type="float">
            <text:p>0.0025304256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967652" calcext:value-type="float">
            <text:p>5.967652</text:p>
          </table:table-cell>
          <table:table-cell table:formula="of:=SQRT(POWER(ABS([.A1183]-xpos);2)+POWER(ABS([.B1183]-ypos);2))" office:value-type="float" office:value="0.276717102415084" calcext:value-type="float">
            <text:p>0.2767171024</text:p>
          </table:table-cell>
          <table:table-cell/>
          <table:table-cell table:formula="of:=[.J1183]/[.D1183]" office:value-type="float" office:value="0.00862635803557721" calcext:value-type="float">
            <text:p>0.008626358</text:p>
          </table:table-cell>
          <table:table-cell table:number-columns-repeated="3"/>
          <table:table-cell table:formula="of:=[.C1183]*flaeche" office:value-type="float" office:value="0.0023870608" calcext:value-type="float">
            <text:p>0.0023870608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561524" calcext:value-type="float">
            <text:p>5.561524</text:p>
          </table:table-cell>
          <table:table-cell table:formula="of:=SQRT(POWER(ABS([.A1184]-xpos);2)+POWER(ABS([.B1184]-ypos);2))" office:value-type="float" office:value="0.282083437076692" calcext:value-type="float">
            <text:p>0.2820834371</text:p>
          </table:table-cell>
          <table:table-cell/>
          <table:table-cell table:formula="of:=[.J1184]/[.D1184]" office:value-type="float" office:value="0.00788635314095092" calcext:value-type="float">
            <text:p>0.0078863531</text:p>
          </table:table-cell>
          <table:table-cell table:number-columns-repeated="3"/>
          <table:table-cell table:formula="of:=[.C1184]*flaeche" office:value-type="float" office:value="0.0022246096" calcext:value-type="float">
            <text:p>0.0022246096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13899" calcext:value-type="float">
            <text:p>5.13899</text:p>
          </table:table-cell>
          <table:table-cell table:formula="of:=SQRT(POWER(ABS([.A1185]-xpos);2)+POWER(ABS([.B1185]-ypos);2))" office:value-type="float" office:value="0.288795701609286" calcext:value-type="float">
            <text:p>0.2887957016</text:p>
          </table:table-cell>
          <table:table-cell/>
          <table:table-cell table:formula="of:=[.J1185]/[.D1185]" office:value-type="float" office:value="0.00711782062040878" calcext:value-type="float">
            <text:p>0.0071178206</text:p>
          </table:table-cell>
          <table:table-cell table:number-columns-repeated="3"/>
          <table:table-cell table:formula="of:=[.C1185]*flaeche" office:value-type="float" office:value="0.002055596" calcext:value-type="float">
            <text:p>0.002055596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4.741958" calcext:value-type="float">
            <text:p>4.741958</text:p>
          </table:table-cell>
          <table:table-cell table:formula="of:=SQRT(POWER(ABS([.A1186]-xpos);2)+POWER(ABS([.B1186]-ypos);2))" office:value-type="float" office:value="0.296761949454441" calcext:value-type="float">
            <text:p>0.2967619495</text:p>
          </table:table-cell>
          <table:table-cell/>
          <table:table-cell table:formula="of:=[.J1186]/[.D1186]" office:value-type="float" office:value="0.0063915983955726" calcext:value-type="float">
            <text:p>0.0063915984</text:p>
          </table:table-cell>
          <table:table-cell table:number-columns-repeated="3"/>
          <table:table-cell table:formula="of:=[.C1186]*flaeche" office:value-type="float" office:value="0.0018967832" calcext:value-type="float">
            <text:p>0.0018967832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4.420269" calcext:value-type="float">
            <text:p>4.420269</text:p>
          </table:table-cell>
          <table:table-cell table:formula="of:=SQRT(POWER(ABS([.A1187]-xpos);2)+POWER(ABS([.B1187]-ypos);2))" office:value-type="float" office:value="0.305884496089619" calcext:value-type="float">
            <text:p>0.3058844961</text:p>
          </table:table-cell>
          <table:table-cell/>
          <table:table-cell table:formula="of:=[.J1187]/[.D1187]" office:value-type="float" office:value="0.00578031126978719" calcext:value-type="float">
            <text:p>0.0057803113</text:p>
          </table:table-cell>
          <table:table-cell table:number-columns-repeated="3"/>
          <table:table-cell table:formula="of:=[.C1187]*flaeche" office:value-type="float" office:value="0.0017681076" calcext:value-type="float">
            <text:p>0.0017681076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227676" calcext:value-type="float">
            <text:p>4.227676</text:p>
          </table:table-cell>
          <table:table-cell table:formula="of:=SQRT(POWER(ABS([.A1188]-xpos);2)+POWER(ABS([.B1188]-ypos);2))" office:value-type="float" office:value="0.316063234464244" calcext:value-type="float">
            <text:p>0.3160632345</text:p>
          </table:table-cell>
          <table:table-cell/>
          <table:table-cell table:formula="of:=[.J1188]/[.D1188]" office:value-type="float" office:value="0.00535041794046851" calcext:value-type="float">
            <text:p>0.0053504179</text:p>
          </table:table-cell>
          <table:table-cell table:number-columns-repeated="3"/>
          <table:table-cell table:formula="of:=[.C1188]*flaeche" office:value-type="float" office:value="0.0016910704" calcext:value-type="float">
            <text:p>0.0016910704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216303" calcext:value-type="float">
            <text:p>4.216303</text:p>
          </table:table-cell>
          <table:table-cell table:formula="of:=SQRT(POWER(ABS([.A1189]-xpos);2)+POWER(ABS([.B1189]-ypos);2))" office:value-type="float" office:value="0.327199609321283" calcext:value-type="float">
            <text:p>0.3271996093</text:p>
          </table:table-cell>
          <table:table-cell/>
          <table:table-cell table:formula="of:=[.J1189]/[.D1189]" office:value-type="float" office:value="0.00515441079987347" calcext:value-type="float">
            <text:p>0.0051544108</text:p>
          </table:table-cell>
          <table:table-cell table:number-columns-repeated="3"/>
          <table:table-cell table:formula="of:=[.C1189]*flaeche" office:value-type="float" office:value="0.0016865212" calcext:value-type="float">
            <text:p>0.0016865212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429771" calcext:value-type="float">
            <text:p>4.429771</text:p>
          </table:table-cell>
          <table:table-cell table:formula="of:=SQRT(POWER(ABS([.A1190]-xpos);2)+POWER(ABS([.B1190]-ypos);2))" office:value-type="float" office:value="0.339199312245765" calcext:value-type="float">
            <text:p>0.3391993122</text:p>
          </table:table-cell>
          <table:table-cell/>
          <table:table-cell table:formula="of:=[.J1190]/[.D1190]" office:value-type="float" office:value="0.00522379714825652" calcext:value-type="float">
            <text:p>0.0052237971</text:p>
          </table:table-cell>
          <table:table-cell table:number-columns-repeated="3"/>
          <table:table-cell table:formula="of:=[.C1190]*flaeche" office:value-type="float" office:value="0.0017719084" calcext:value-type="float">
            <text:p>0.0017719084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895539" calcext:value-type="float">
            <text:p>4.895539</text:p>
          </table:table-cell>
          <table:table-cell table:formula="of:=SQRT(POWER(ABS([.A1191]-xpos);2)+POWER(ABS([.B1191]-ypos);2))" office:value-type="float" office:value="0.351974698671652" calcext:value-type="float">
            <text:p>0.3519746987</text:p>
          </table:table-cell>
          <table:table-cell/>
          <table:table-cell table:formula="of:=[.J1191]/[.D1191]" office:value-type="float" office:value="0.00556351239844876" calcext:value-type="float">
            <text:p>0.0055635124</text:p>
          </table:table-cell>
          <table:table-cell table:number-columns-repeated="3"/>
          <table:table-cell table:formula="of:=[.C1191]*flaeche" office:value-type="float" office:value="0.0019582156" calcext:value-type="float">
            <text:p>0.0019582156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617496" calcext:value-type="float">
            <text:p>5.617496</text:p>
          </table:table-cell>
          <table:table-cell table:formula="of:=SQRT(POWER(ABS([.A1192]-xpos);2)+POWER(ABS([.B1192]-ypos);2))" office:value-type="float" office:value="0.365443243561842" calcext:value-type="float">
            <text:p>0.3654432436</text:p>
          </table:table-cell>
          <table:table-cell/>
          <table:table-cell table:formula="of:=[.J1192]/[.D1192]" office:value-type="float" office:value="0.00614869323646355" calcext:value-type="float">
            <text:p>0.0061486932</text:p>
          </table:table-cell>
          <table:table-cell table:number-columns-repeated="3"/>
          <table:table-cell table:formula="of:=[.C1192]*flaeche" office:value-type="float" office:value="0.0022469984" calcext:value-type="float">
            <text:p>0.0022469984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6.570057" calcext:value-type="float">
            <text:p>6.570057</text:p>
          </table:table-cell>
          <table:table-cell table:formula="of:=SQRT(POWER(ABS([.A1193]-xpos);2)+POWER(ABS([.B1193]-ypos);2))" office:value-type="float" office:value="0.379531702171241" calcext:value-type="float">
            <text:p>0.3795317022</text:p>
          </table:table-cell>
          <table:table-cell/>
          <table:table-cell table:formula="of:=[.J1193]/[.D1193]" office:value-type="float" office:value="0.00692438282484834" calcext:value-type="float">
            <text:p>0.0069243828</text:p>
          </table:table-cell>
          <table:table-cell table:number-columns-repeated="3"/>
          <table:table-cell table:formula="of:=[.C1193]*flaeche" office:value-type="float" office:value="0.0026280228" calcext:value-type="float">
            <text:p>0.0026280228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7.695277" calcext:value-type="float">
            <text:p>7.695277</text:p>
          </table:table-cell>
          <table:table-cell table:formula="of:=SQRT(POWER(ABS([.A1194]-xpos);2)+POWER(ABS([.B1194]-ypos);2))" office:value-type="float" office:value="0.394173609681064" calcext:value-type="float">
            <text:p>0.3941736097</text:p>
          </table:table-cell>
          <table:table-cell/>
          <table:table-cell table:formula="of:=[.J1194]/[.D1194]" office:value-type="float" office:value="0.0078090230406104" calcext:value-type="float">
            <text:p>0.007809023</text:p>
          </table:table-cell>
          <table:table-cell table:number-columns-repeated="3"/>
          <table:table-cell table:formula="of:=[.C1194]*flaeche" office:value-type="float" office:value="0.0030781108" calcext:value-type="float">
            <text:p>0.0030781108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8.904463" calcext:value-type="float">
            <text:p>8.904463</text:p>
          </table:table-cell>
          <table:table-cell table:formula="of:=SQRT(POWER(ABS([.A1195]-xpos);2)+POWER(ABS([.B1195]-ypos);2))" office:value-type="float" office:value="0.409309576131563" calcext:value-type="float">
            <text:p>0.4093095761</text:p>
          </table:table-cell>
          <table:table-cell/>
          <table:table-cell table:formula="of:=[.J1195]/[.D1195]" office:value-type="float" office:value="0.0087019346912498" calcext:value-type="float">
            <text:p>0.0087019347</text:p>
          </table:table-cell>
          <table:table-cell table:number-columns-repeated="3"/>
          <table:table-cell table:formula="of:=[.C1195]*flaeche" office:value-type="float" office:value="0.0035617852" calcext:value-type="float">
            <text:p>0.0035617852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10.085443" calcext:value-type="float">
            <text:p>10.085443</text:p>
          </table:table-cell>
          <table:table-cell table:formula="of:=SQRT(POWER(ABS([.A1196]-xpos);2)+POWER(ABS([.B1196]-ypos);2))" office:value-type="float" office:value="0.42488680443737" calcext:value-type="float">
            <text:p>0.4248868044</text:p>
          </table:table-cell>
          <table:table-cell/>
          <table:table-cell table:formula="of:=[.J1196]/[.D1196]" office:value-type="float" office:value="0.00949471049199094" calcext:value-type="float">
            <text:p>0.0094947105</text:p>
          </table:table-cell>
          <table:table-cell table:number-columns-repeated="3"/>
          <table:table-cell table:formula="of:=[.C1196]*flaeche" office:value-type="float" office:value="0.0040341772" calcext:value-type="float">
            <text:p>0.0040341772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11.115613" calcext:value-type="float">
            <text:p>11.115613</text:p>
          </table:table-cell>
          <table:table-cell table:formula="of:=SQRT(POWER(ABS([.A1197]-xpos);2)+POWER(ABS([.B1197]-ypos);2))" office:value-type="float" office:value="0.440859314230742" calcext:value-type="float">
            <text:p>0.4408593142</text:p>
          </table:table-cell>
          <table:table-cell/>
          <table:table-cell table:formula="of:=[.J1197]/[.D1197]" office:value-type="float" office:value="0.010085406061474" calcext:value-type="float">
            <text:p>0.0100854061</text:p>
          </table:table-cell>
          <table:table-cell table:number-columns-repeated="3"/>
          <table:table-cell table:formula="of:=[.C1197]*flaeche" office:value-type="float" office:value="0.0044462452" calcext:value-type="float">
            <text:p>0.004446245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469388" calcext:value-type="float">
            <text:p>0.469388</text:p>
          </table:table-cell>
          <table:table-cell office:value-type="float" office:value="11.879235" calcext:value-type="float">
            <text:p>11.879235</text:p>
          </table:table-cell>
          <table:table-cell table:formula="of:=SQRT(POWER(ABS([.A1198]-xpos);2)+POWER(ABS([.B1198]-ypos);2))" office:value-type="float" office:value="0.457184196017316" calcext:value-type="float">
            <text:p>0.457184196</text:p>
          </table:table-cell>
          <table:table-cell/>
          <table:table-cell table:formula="of:=[.J1198]/[.D1198]" office:value-type="float" office:value="0.0103933907632713" calcext:value-type="float">
            <text:p>0.0103933908</text:p>
          </table:table-cell>
          <table:table-cell table:number-columns-repeated="3"/>
          <table:table-cell table:formula="of:=[.C1198]*flaeche" office:value-type="float" office:value="0.004751694" calcext:value-type="float">
            <text:p>0.004751694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12.285869" calcext:value-type="float">
            <text:p>12.285869</text:p>
          </table:table-cell>
          <table:table-cell table:formula="of:=SQRT(POWER(ABS([.A1199]-xpos);2)+POWER(ABS([.B1199]-ypos);2))" office:value-type="float" office:value="0.473825723404713" calcext:value-type="float">
            <text:p>0.4738257234</text:p>
          </table:table-cell>
          <table:table-cell/>
          <table:table-cell table:formula="of:=[.J1199]/[.D1199]" office:value-type="float" office:value="0.0103716353022954" calcext:value-type="float">
            <text:p>0.0103716353</text:p>
          </table:table-cell>
          <table:table-cell table:number-columns-repeated="3"/>
          <table:table-cell table:formula="of:=[.C1199]*flaeche" office:value-type="float" office:value="0.0049143476" calcext:value-type="float">
            <text:p>0.0049143476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12.285869" calcext:value-type="float">
            <text:p>12.285869</text:p>
          </table:table-cell>
          <table:table-cell table:formula="of:=SQRT(POWER(ABS([.A1200]-xpos);2)+POWER(ABS([.B1200]-ypos);2))" office:value-type="float" office:value="0.490751684826451" calcext:value-type="float">
            <text:p>0.4907516848</text:p>
          </table:table-cell>
          <table:table-cell/>
          <table:table-cell table:formula="of:=[.J1200]/[.D1200]" office:value-type="float" office:value="0.0100139189572786" calcext:value-type="float">
            <text:p>0.010013919</text:p>
          </table:table-cell>
          <table:table-cell table:number-columns-repeated="3"/>
          <table:table-cell table:formula="of:=[.C1200]*flaeche" office:value-type="float" office:value="0.0049143476" calcext:value-type="float">
            <text:p>0.0049143476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11.879235" calcext:value-type="float">
            <text:p>11.879235</text:p>
          </table:table-cell>
          <table:table-cell table:formula="of:=SQRT(POWER(ABS([.A1201]-xpos);2)+POWER(ABS([.B1201]-ypos);2))" office:value-type="float" office:value="0.507933646343693" calcext:value-type="float">
            <text:p>0.5079336463</text:p>
          </table:table-cell>
          <table:table-cell/>
          <table:table-cell table:formula="of:=[.J1201]/[.D1201]" office:value-type="float" office:value="0.0093549502660526" calcext:value-type="float">
            <text:p>0.0093549503</text:p>
          </table:table-cell>
          <table:table-cell table:number-columns-repeated="3"/>
          <table:table-cell table:formula="of:=[.C1201]*flaeche" office:value-type="float" office:value="0.004751694" calcext:value-type="float">
            <text:p>0.004751694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11.115613" calcext:value-type="float">
            <text:p>11.115613</text:p>
          </table:table-cell>
          <table:table-cell table:formula="of:=SQRT(POWER(ABS([.A1202]-xpos);2)+POWER(ABS([.B1202]-ypos);2))" office:value-type="float" office:value="0.525346490369927" calcext:value-type="float">
            <text:p>0.5253464904</text:p>
          </table:table-cell>
          <table:table-cell/>
          <table:table-cell table:formula="of:=[.J1202]/[.D1202]" office:value-type="float" office:value="0.00846345275261883" calcext:value-type="float">
            <text:p>0.0084634528</text:p>
          </table:table-cell>
          <table:table-cell table:number-columns-repeated="3"/>
          <table:table-cell table:formula="of:=[.C1202]*flaeche" office:value-type="float" office:value="0.0044462452" calcext:value-type="float">
            <text:p>0.0044462452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10.085443" calcext:value-type="float">
            <text:p>10.085443</text:p>
          </table:table-cell>
          <table:table-cell table:formula="of:=SQRT(POWER(ABS([.A1203]-xpos);2)+POWER(ABS([.B1203]-ypos);2))" office:value-type="float" office:value="0.542968872574662" calcext:value-type="float">
            <text:p>0.5429688726</text:p>
          </table:table-cell>
          <table:table-cell/>
          <table:table-cell table:formula="of:=[.J1203]/[.D1203]" office:value-type="float" office:value="0.00742984985653164" calcext:value-type="float">
            <text:p>0.0074298499</text:p>
          </table:table-cell>
          <table:table-cell table:number-columns-repeated="3"/>
          <table:table-cell table:formula="of:=[.C1203]*flaeche" office:value-type="float" office:value="0.0040341772" calcext:value-type="float">
            <text:p>0.0040341772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8.904463" calcext:value-type="float">
            <text:p>8.904463</text:p>
          </table:table-cell>
          <table:table-cell table:formula="of:=SQRT(POWER(ABS([.A1204]-xpos);2)+POWER(ABS([.B1204]-ypos);2))" office:value-type="float" office:value="0.560779394337025" calcext:value-type="float">
            <text:p>0.5607793943</text:p>
          </table:table-cell>
          <table:table-cell/>
          <table:table-cell table:formula="of:=[.J1204]/[.D1204]" office:value-type="float" office:value="0.00635149086426559" calcext:value-type="float">
            <text:p>0.0063514909</text:p>
          </table:table-cell>
          <table:table-cell table:number-columns-repeated="3"/>
          <table:table-cell table:formula="of:=[.C1204]*flaeche" office:value-type="float" office:value="0.0035617852" calcext:value-type="float">
            <text:p>0.0035617852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7.695277" calcext:value-type="float">
            <text:p>7.695277</text:p>
          </table:table-cell>
          <table:table-cell table:formula="of:=SQRT(POWER(ABS([.A1205]-xpos);2)+POWER(ABS([.B1205]-ypos);2))" office:value-type="float" office:value="0.578761466036743" calcext:value-type="float">
            <text:p>0.578761466</text:p>
          </table:table-cell>
          <table:table-cell/>
          <table:table-cell table:formula="of:=[.J1205]/[.D1205]" office:value-type="float" office:value="0.00531844461083141" calcext:value-type="float">
            <text:p>0.0053184446</text:p>
          </table:table-cell>
          <table:table-cell table:number-columns-repeated="3"/>
          <table:table-cell table:formula="of:=[.C1205]*flaeche" office:value-type="float" office:value="0.0030781108" calcext:value-type="float">
            <text:p>0.0030781108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6.570057" calcext:value-type="float">
            <text:p>6.570057</text:p>
          </table:table-cell>
          <table:table-cell table:formula="of:=SQRT(POWER(ABS([.A1206]-xpos);2)+POWER(ABS([.B1206]-ypos);2))" office:value-type="float" office:value="0.596899583642844" calcext:value-type="float">
            <text:p>0.5968995836</text:p>
          </table:table-cell>
          <table:table-cell/>
          <table:table-cell table:formula="of:=[.J1206]/[.D1206]" office:value-type="float" office:value="0.00440278879734063" calcext:value-type="float">
            <text:p>0.0044027888</text:p>
          </table:table-cell>
          <table:table-cell table:number-columns-repeated="3"/>
          <table:table-cell table:formula="of:=[.C1206]*flaeche" office:value-type="float" office:value="0.0026280228" calcext:value-type="float">
            <text:p>0.0026280228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617496" calcext:value-type="float">
            <text:p>5.617496</text:p>
          </table:table-cell>
          <table:table-cell table:formula="of:=SQRT(POWER(ABS([.A1207]-xpos);2)+POWER(ABS([.B1207]-ypos);2))" office:value-type="float" office:value="0.615179944621897" calcext:value-type="float">
            <text:p>0.6151799446</text:p>
          </table:table-cell>
          <table:table-cell/>
          <table:table-cell table:formula="of:=[.J1207]/[.D1207]" office:value-type="float" office:value="0.00365258721394283" calcext:value-type="float">
            <text:p>0.0036525872</text:p>
          </table:table-cell>
          <table:table-cell table:number-columns-repeated="3"/>
          <table:table-cell table:formula="of:=[.C1207]*flaeche" office:value-type="float" office:value="0.0022469984" calcext:value-type="float">
            <text:p>0.0022469984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895539" calcext:value-type="float">
            <text:p>4.895539</text:p>
          </table:table-cell>
          <table:table-cell table:formula="of:=SQRT(POWER(ABS([.A1208]-xpos);2)+POWER(ABS([.B1208]-ypos);2))" office:value-type="float" office:value="0.633590237065724" calcext:value-type="float">
            <text:p>0.6335902371</text:p>
          </table:table-cell>
          <table:table-cell/>
          <table:table-cell table:formula="of:=[.J1208]/[.D1208]" office:value-type="float" office:value="0.00309066567860778" calcext:value-type="float">
            <text:p>0.0030906657</text:p>
          </table:table-cell>
          <table:table-cell table:number-columns-repeated="3"/>
          <table:table-cell table:formula="of:=[.C1208]*flaeche" office:value-type="float" office:value="0.0019582156" calcext:value-type="float">
            <text:p>0.0019582156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429771" calcext:value-type="float">
            <text:p>4.429771</text:p>
          </table:table-cell>
          <table:table-cell table:formula="of:=SQRT(POWER(ABS([.A1209]-xpos);2)+POWER(ABS([.B1209]-ypos);2))" office:value-type="float" office:value="0.652120367285059" calcext:value-type="float">
            <text:p>0.6521203673</text:p>
          </table:table-cell>
          <table:table-cell/>
          <table:table-cell table:formula="of:=[.J1209]/[.D1209]" office:value-type="float" office:value="0.00271714930079074" calcext:value-type="float">
            <text:p>0.0027171493</text:p>
          </table:table-cell>
          <table:table-cell table:number-columns-repeated="3"/>
          <table:table-cell table:formula="of:=[.C1209]*flaeche" office:value-type="float" office:value="0.0017719084" calcext:value-type="float">
            <text:p>0.0017719084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216303" calcext:value-type="float">
            <text:p>4.216303</text:p>
          </table:table-cell>
          <table:table-cell table:formula="of:=SQRT(POWER(ABS([.A1210]-xpos);2)+POWER(ABS([.B1210]-ypos);2))" office:value-type="float" office:value="0.670758663261236" calcext:value-type="float">
            <text:p>0.6707586633</text:p>
          </table:table-cell>
          <table:table-cell/>
          <table:table-cell table:formula="of:=[.J1210]/[.D1210]" office:value-type="float" office:value="0.00251434874027585" calcext:value-type="float">
            <text:p>0.0025143487</text:p>
          </table:table-cell>
          <table:table-cell table:number-columns-repeated="3"/>
          <table:table-cell table:formula="of:=[.C1210]*flaeche" office:value-type="float" office:value="0.0016865212" calcext:value-type="float">
            <text:p>0.0016865212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227676" calcext:value-type="float">
            <text:p>4.227676</text:p>
          </table:table-cell>
          <table:table-cell table:formula="of:=SQRT(POWER(ABS([.A1211]-xpos);2)+POWER(ABS([.B1211]-ypos);2))" office:value-type="float" office:value="0.689497185041389" calcext:value-type="float">
            <text:p>0.689497185</text:p>
          </table:table-cell>
          <table:table-cell/>
          <table:table-cell table:formula="of:=[.J1211]/[.D1211]" office:value-type="float" office:value="0.00245261392894372" calcext:value-type="float">
            <text:p>0.0024526139</text:p>
          </table:table-cell>
          <table:table-cell table:number-columns-repeated="3"/>
          <table:table-cell table:formula="of:=[.C1211]*flaeche" office:value-type="float" office:value="0.0016910704" calcext:value-type="float">
            <text:p>0.0016910704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4.420269" calcext:value-type="float">
            <text:p>4.420269</text:p>
          </table:table-cell>
          <table:table-cell table:formula="of:=SQRT(POWER(ABS([.A1212]-xpos);2)+POWER(ABS([.B1212]-ypos);2))" office:value-type="float" office:value="0.708327978374425" calcext:value-type="float">
            <text:p>0.7083279784</text:p>
          </table:table-cell>
          <table:table-cell/>
          <table:table-cell table:formula="of:=[.J1212]/[.D1212]" office:value-type="float" office:value="0.00249617077678862" calcext:value-type="float">
            <text:p>0.0024961708</text:p>
          </table:table-cell>
          <table:table-cell table:number-columns-repeated="3"/>
          <table:table-cell table:formula="of:=[.C1212]*flaeche" office:value-type="float" office:value="0.0017681076" calcext:value-type="float">
            <text:p>0.0017681076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4.741958" calcext:value-type="float">
            <text:p>4.741958</text:p>
          </table:table-cell>
          <table:table-cell table:formula="of:=SQRT(POWER(ABS([.A1213]-xpos);2)+POWER(ABS([.B1213]-ypos);2))" office:value-type="float" office:value="0.727243875631827" calcext:value-type="float">
            <text:p>0.7272438756</text:p>
          </table:table-cell>
          <table:table-cell/>
          <table:table-cell table:formula="of:=[.J1213]/[.D1213]" office:value-type="float" office:value="0.00260818036913969" calcext:value-type="float">
            <text:p>0.0026081804</text:p>
          </table:table-cell>
          <table:table-cell table:number-columns-repeated="3"/>
          <table:table-cell table:formula="of:=[.C1213]*flaeche" office:value-type="float" office:value="0.0018967832" calcext:value-type="float">
            <text:p>0.0018967832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13899" calcext:value-type="float">
            <text:p>5.13899</text:p>
          </table:table-cell>
          <table:table-cell table:formula="of:=SQRT(POWER(ABS([.A1214]-xpos);2)+POWER(ABS([.B1214]-ypos);2))" office:value-type="float" office:value="0.746238405114612" calcext:value-type="float">
            <text:p>0.7462384051</text:p>
          </table:table-cell>
          <table:table-cell/>
          <table:table-cell table:formula="of:=[.J1214]/[.D1214]" office:value-type="float" office:value="0.00275461030404122" calcext:value-type="float">
            <text:p>0.0027546103</text:p>
          </table:table-cell>
          <table:table-cell table:number-columns-repeated="3"/>
          <table:table-cell table:formula="of:=[.C1214]*flaeche" office:value-type="float" office:value="0.002055596" calcext:value-type="float">
            <text:p>0.002055596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561524" calcext:value-type="float">
            <text:p>5.561524</text:p>
          </table:table-cell>
          <table:table-cell table:formula="of:=SQRT(POWER(ABS([.A1215]-xpos);2)+POWER(ABS([.B1215]-ypos);2))" office:value-type="float" office:value="0.765306648000003" calcext:value-type="float">
            <text:p>0.765306648</text:p>
          </table:table-cell>
          <table:table-cell/>
          <table:table-cell table:formula="of:=[.J1215]/[.D1215]" office:value-type="float" office:value="0.00290682121449439" calcext:value-type="float">
            <text:p>0.0029068212</text:p>
          </table:table-cell>
          <table:table-cell table:number-columns-repeated="3"/>
          <table:table-cell table:formula="of:=[.C1215]*flaeche" office:value-type="float" office:value="0.0022246096" calcext:value-type="float">
            <text:p>0.0022246096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967652" calcext:value-type="float">
            <text:p>5.967652</text:p>
          </table:table-cell>
          <table:table-cell table:formula="of:=SQRT(POWER(ABS([.A1216]-xpos);2)+POWER(ABS([.B1216]-ypos);2))" office:value-type="float" office:value="0.784441428513946" calcext:value-type="float">
            <text:p>0.7844414285</text:p>
          </table:table-cell>
          <table:table-cell/>
          <table:table-cell table:formula="of:=[.J1216]/[.D1216]" office:value-type="float" office:value="0.00304300705346742" calcext:value-type="float">
            <text:p>0.0030430071</text:p>
          </table:table-cell>
          <table:table-cell table:number-columns-repeated="3"/>
          <table:table-cell table:formula="of:=[.C1216]*flaeche" office:value-type="float" office:value="0.0023870608" calcext:value-type="float">
            <text:p>0.0023870608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326064" calcext:value-type="float">
            <text:p>6.326064</text:p>
          </table:table-cell>
          <table:table-cell table:formula="of:=SQRT(POWER(ABS([.A1217]-xpos);2)+POWER(ABS([.B1217]-ypos);2))" office:value-type="float" office:value="0.803638859807687" calcext:value-type="float">
            <text:p>0.8036388598</text:p>
          </table:table-cell>
          <table:table-cell/>
          <table:table-cell table:formula="of:=[.J1217]/[.D1217]" office:value-type="float" office:value="0.00314870985781541" calcext:value-type="float">
            <text:p>0.0031487099</text:p>
          </table:table-cell>
          <table:table-cell table:number-columns-repeated="3"/>
          <table:table-cell table:formula="of:=[.C1217]*flaeche" office:value-type="float" office:value="0.0025304256" calcext:value-type="float">
            <text:p>0.0025304256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617458" calcext:value-type="float">
            <text:p>6.617458</text:p>
          </table:table-cell>
          <table:table-cell table:formula="of:=SQRT(POWER(ABS([.A1218]-xpos);2)+POWER(ABS([.B1218]-ypos);2))" office:value-type="float" office:value="0.822894557124423" calcext:value-type="float">
            <text:p>0.8228945571</text:p>
          </table:table-cell>
          <table:table-cell/>
          <table:table-cell table:formula="of:=[.J1218]/[.D1218]" office:value-type="float" office:value="0.00321667360305528" calcext:value-type="float">
            <text:p>0.0032166736</text:p>
          </table:table-cell>
          <table:table-cell table:number-columns-repeated="3"/>
          <table:table-cell table:formula="of:=[.C1218]*flaeche" office:value-type="float" office:value="0.0026469832" calcext:value-type="float">
            <text:p>0.0026469832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8347" calcext:value-type="float">
            <text:p>6.8347</text:p>
          </table:table-cell>
          <table:table-cell table:formula="of:=SQRT(POWER(ABS([.A1219]-xpos);2)+POWER(ABS([.B1219]-ypos);2))" office:value-type="float" office:value="0.842204523987493" calcext:value-type="float">
            <text:p>0.842204524</text:p>
          </table:table-cell>
          <table:table-cell/>
          <table:table-cell table:formula="of:=[.J1219]/[.D1219]" office:value-type="float" office:value="0.00324609987495223" calcext:value-type="float">
            <text:p>0.0032460999</text:p>
          </table:table-cell>
          <table:table-cell table:number-columns-repeated="3"/>
          <table:table-cell table:formula="of:=[.C1219]*flaeche" office:value-type="float" office:value="0.00273388" calcext:value-type="float">
            <text:p>0.00273388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981559" calcext:value-type="float">
            <text:p>6.981559</text:p>
          </table:table-cell>
          <table:table-cell table:formula="of:=SQRT(POWER(ABS([.A1220]-xpos);2)+POWER(ABS([.B1220]-ypos);2))" office:value-type="float" office:value="0.861565111429775" calcext:value-type="float">
            <text:p>0.8615651114</text:p>
          </table:table-cell>
          <table:table-cell/>
          <table:table-cell table:formula="of:=[.J1220]/[.D1220]" office:value-type="float" office:value="0.0032413378431325" calcext:value-type="float">
            <text:p>0.0032413378</text:p>
          </table:table-cell>
          <table:table-cell table:number-columns-repeated="3"/>
          <table:table-cell table:formula="of:=[.C1220]*flaeche" office:value-type="float" office:value="0.0027926236" calcext:value-type="float">
            <text:p>0.0027926236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7.069984" calcext:value-type="float">
            <text:p>7.069984</text:p>
          </table:table-cell>
          <table:table-cell table:formula="of:=SQRT(POWER(ABS([.A1221]-xpos);2)+POWER(ABS([.B1221]-ypos);2))" office:value-type="float" office:value="0.880973934188748" calcext:value-type="float">
            <text:p>0.8809739342</text:p>
          </table:table-cell>
          <table:table-cell/>
          <table:table-cell table:formula="of:=[.J1221]/[.D1221]" office:value-type="float" office:value="0.00321007636009592" calcext:value-type="float">
            <text:p>0.0032100764</text:p>
          </table:table-cell>
          <table:table-cell table:number-columns-repeated="3"/>
          <table:table-cell table:formula="of:=[.C1221]*flaeche" office:value-type="float" office:value="0.0028279936" calcext:value-type="float">
            <text:p>0.0028279936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7.116182" calcext:value-type="float">
            <text:p>7.116182</text:p>
          </table:table-cell>
          <table:table-cell table:formula="of:=SQRT(POWER(ABS([.A1222]-xpos);2)+POWER(ABS([.B1222]-ypos);2))" office:value-type="float" office:value="0.900426032720067" calcext:value-type="float">
            <text:p>0.9004260327</text:p>
          </table:table-cell>
          <table:table-cell/>
          <table:table-cell table:formula="of:=[.J1222]/[.D1222]" office:value-type="float" office:value="0.00316125111509847" calcext:value-type="float">
            <text:p>0.0031612511</text:p>
          </table:table-cell>
          <table:table-cell table:number-columns-repeated="3"/>
          <table:table-cell table:formula="of:=[.C1222]*flaeche" office:value-type="float" office:value="0.0028464728" calcext:value-type="float">
            <text:p>0.0028464728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7.13612" calcext:value-type="float">
            <text:p>7.13612</text:p>
          </table:table-cell>
          <table:table-cell table:formula="of:=SQRT(POWER(ABS([.A1223]-xpos);2)+POWER(ABS([.B1223]-ypos);2))" office:value-type="float" office:value="0.919919551378271" calcext:value-type="float">
            <text:p>0.9199195514</text:p>
          </table:table-cell>
          <table:table-cell/>
          <table:table-cell table:formula="of:=[.J1223]/[.D1223]" office:value-type="float" office:value="0.00310293220284678" calcext:value-type="float">
            <text:p>0.0031029322</text:p>
          </table:table-cell>
          <table:table-cell table:number-columns-repeated="3"/>
          <table:table-cell table:formula="of:=[.C1223]*flaeche" office:value-type="float" office:value="0.002854448" calcext:value-type="float">
            <text:p>0.002854448</text:p>
          </table:table-cell>
          <table:table-cell table:number-columns-repeated="6"/>
        </table:table-row>
        <table:table-row table:style-name="ro1">
          <table:table-cell office:value-type="float" office:value="0.469388" calcext:value-type="float">
            <text:p>0.469388</text:p>
          </table:table-cell>
          <table:table-cell office:value-type="float" office:value="1" calcext:value-type="float">
            <text:p>1</text:p>
          </table:table-cell>
          <table:table-cell office:value-type="float" office:value="7.141363" calcext:value-type="float">
            <text:p>7.141363</text:p>
          </table:table-cell>
          <table:table-cell table:formula="of:=SQRT(POWER(ABS([.A1224]-xpos);2)+POWER(ABS([.B1224]-ypos);2))" office:value-type="float" office:value="0.939451911778352" calcext:value-type="float">
            <text:p>0.9394519118</text:p>
          </table:table-cell>
          <table:table-cell/>
          <table:table-cell table:formula="of:=[.J1224]/[.D1224]" office:value-type="float" office:value="0.00304065079243136" calcext:value-type="float">
            <text:p>0.0030406508</text:p>
          </table:table-cell>
          <table:table-cell table:number-columns-repeated="3"/>
          <table:table-cell table:formula="of:=[.C1224]*flaeche" office:value-type="float" office:value="0.0028565452" calcext:value-type="float">
            <text:p>0.002856545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225]-xpos);2)+POWER(ABS([.B1225]-ypos);2))" office:value-type="float" office:value="0.223606797749979" calcext:value-type="float">
            <text:p>0.2236067977</text:p>
          </table:table-cell>
          <table:table-cell/>
          <table:table-cell table:formula="of:=[.J1225]/[.D1225]" office:value-type="float" office:value="0" calcext:value-type="float">
            <text:p>0</text:p>
          </table:table-cell>
          <table:table-cell table:number-columns-repeated="3"/>
          <table:table-cell table:formula="of:=[.C1225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" calcext:value-type="float">
            <text:p>0</text:p>
          </table:table-cell>
          <table:table-cell office:value-type="float" office:value="7.266348" calcext:value-type="float">
            <text:p>7.266348</text:p>
          </table:table-cell>
          <table:table-cell table:formula="of:=SQRT(POWER(ABS([.A1226]-xpos);2)+POWER(ABS([.B1226]-ypos);2))" office:value-type="float" office:value="0.306564384128359" calcext:value-type="float">
            <text:p>0.3065643841</text:p>
          </table:table-cell>
          <table:table-cell/>
          <table:table-cell table:formula="of:=[.J1226]/[.D1226]" office:value-type="float" office:value="0.00948100741794921" calcext:value-type="float">
            <text:p>0.0094810074</text:p>
          </table:table-cell>
          <table:table-cell table:number-columns-repeated="3"/>
          <table:table-cell table:formula="of:=[.C1226]*flaeche" office:value-type="float" office:value="0.0029065392" calcext:value-type="float">
            <text:p>0.002906539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7.259286" calcext:value-type="float">
            <text:p>7.259286</text:p>
          </table:table-cell>
          <table:table-cell table:formula="of:=SQRT(POWER(ABS([.A1227]-xpos);2)+POWER(ABS([.B1227]-ypos);2))" office:value-type="float" office:value="0.300527216870619" calcext:value-type="float">
            <text:p>0.3005272169</text:p>
          </table:table-cell>
          <table:table-cell/>
          <table:table-cell table:formula="of:=[.J1227]/[.D1227]" office:value-type="float" office:value="0.00966206798251517" calcext:value-type="float">
            <text:p>0.009662068</text:p>
          </table:table-cell>
          <table:table-cell table:number-columns-repeated="3"/>
          <table:table-cell table:formula="of:=[.C1227]*flaeche" office:value-type="float" office:value="0.0029037144" calcext:value-type="float">
            <text:p>0.0029037144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7.233907" calcext:value-type="float">
            <text:p>7.233907</text:p>
          </table:table-cell>
          <table:table-cell table:formula="of:=SQRT(POWER(ABS([.A1228]-xpos);2)+POWER(ABS([.B1228]-ypos);2))" office:value-type="float" office:value="0.295777733225475" calcext:value-type="float">
            <text:p>0.2957777332</text:p>
          </table:table-cell>
          <table:table-cell/>
          <table:table-cell table:formula="of:=[.J1228]/[.D1228]" office:value-type="float" office:value="0.00978289598897631" calcext:value-type="float">
            <text:p>0.009782896</text:p>
          </table:table-cell>
          <table:table-cell table:number-columns-repeated="3"/>
          <table:table-cell table:formula="of:=[.C1228]*flaeche" office:value-type="float" office:value="0.0028935628" calcext:value-type="float">
            <text:p>0.0028935628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7.178739" calcext:value-type="float">
            <text:p>7.178739</text:p>
          </table:table-cell>
          <table:table-cell table:formula="of:=SQRT(POWER(ABS([.A1229]-xpos);2)+POWER(ABS([.B1229]-ypos);2))" office:value-type="float" office:value="0.29237869243842" calcext:value-type="float">
            <text:p>0.2923786924</text:p>
          </table:table-cell>
          <table:table-cell/>
          <table:table-cell table:formula="of:=[.J1229]/[.D1229]" office:value-type="float" office:value="0.00982115206840796" calcext:value-type="float">
            <text:p>0.0098211521</text:p>
          </table:table-cell>
          <table:table-cell table:number-columns-repeated="3"/>
          <table:table-cell table:formula="of:=[.C1229]*flaeche" office:value-type="float" office:value="0.0028714956" calcext:value-type="float">
            <text:p>0.0028714956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7.078066" calcext:value-type="float">
            <text:p>7.078066</text:p>
          </table:table-cell>
          <table:table-cell table:formula="of:=SQRT(POWER(ABS([.A1230]-xpos);2)+POWER(ABS([.B1230]-ypos);2))" office:value-type="float" office:value="0.290377458327949" calcext:value-type="float">
            <text:p>0.2903774583</text:p>
          </table:table-cell>
          <table:table-cell/>
          <table:table-cell table:formula="of:=[.J1230]/[.D1230]" office:value-type="float" office:value="0.00975015903886879" calcext:value-type="float">
            <text:p>0.009750159</text:p>
          </table:table-cell>
          <table:table-cell table:number-columns-repeated="3"/>
          <table:table-cell table:formula="of:=[.C1230]*flaeche" office:value-type="float" office:value="0.0028312264" calcext:value-type="float">
            <text:p>0.0028312264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916199" calcext:value-type="float">
            <text:p>6.916199</text:p>
          </table:table-cell>
          <table:table-cell table:formula="of:=SQRT(POWER(ABS([.A1231]-xpos);2)+POWER(ABS([.B1231]-ypos);2))" office:value-type="float" office:value="0.289803187175366" calcext:value-type="float">
            <text:p>0.2898031872</text:p>
          </table:table-cell>
          <table:table-cell/>
          <table:table-cell table:formula="of:=[.J1231]/[.D1231]" office:value-type="float" office:value="0.00954606340587258" calcext:value-type="float">
            <text:p>0.0095460634</text:p>
          </table:table-cell>
          <table:table-cell table:number-columns-repeated="3"/>
          <table:table-cell table:formula="of:=[.C1231]*flaeche" office:value-type="float" office:value="0.0027664796" calcext:value-type="float">
            <text:p>0.0027664796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682023" calcext:value-type="float">
            <text:p>6.682023</text:p>
          </table:table-cell>
          <table:table-cell table:formula="of:=SQRT(POWER(ABS([.A1232]-xpos);2)+POWER(ABS([.B1232]-ypos);2))" office:value-type="float" office:value="0.290664203535626" calcext:value-type="float">
            <text:p>0.2906642035</text:p>
          </table:table-cell>
          <table:table-cell/>
          <table:table-cell table:formula="of:=[.J1232]/[.D1232]" office:value-type="float" office:value="0.00919552241895655" calcext:value-type="float">
            <text:p>0.0091955224</text:p>
          </table:table-cell>
          <table:table-cell table:number-columns-repeated="3"/>
          <table:table-cell table:formula="of:=[.C1232]*flaeche" office:value-type="float" office:value="0.0026728092" calcext:value-type="float">
            <text:p>0.002672809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372908" calcext:value-type="float">
            <text:p>6.372908</text:p>
          </table:table-cell>
          <table:table-cell table:formula="of:=SQRT(POWER(ABS([.A1233]-xpos);2)+POWER(ABS([.B1233]-ypos);2))" office:value-type="float" office:value="0.292947852125596" calcext:value-type="float">
            <text:p>0.2929478521</text:p>
          </table:table-cell>
          <table:table-cell/>
          <table:table-cell table:formula="of:=[.J1233]/[.D1233]" office:value-type="float" office:value="0.00870176443180439" calcext:value-type="float">
            <text:p>0.0087017644</text:p>
          </table:table-cell>
          <table:table-cell table:number-columns-repeated="3"/>
          <table:table-cell table:formula="of:=[.C1233]*flaeche" office:value-type="float" office:value="0.0025491632" calcext:value-type="float">
            <text:p>0.002549163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997353" calcext:value-type="float">
            <text:p>5.997353</text:p>
          </table:table-cell>
          <table:table-cell table:formula="of:=SQRT(POWER(ABS([.A1234]-xpos);2)+POWER(ABS([.B1234]-ypos);2))" office:value-type="float" office:value="0.29662127678405" calcext:value-type="float">
            <text:p>0.2966212768</text:p>
          </table:table-cell>
          <table:table-cell/>
          <table:table-cell table:formula="of:=[.J1234]/[.D1234]" office:value-type="float" office:value="0.00808755604456018" calcext:value-type="float">
            <text:p>0.008087556</text:p>
          </table:table-cell>
          <table:table-cell table:number-columns-repeated="3"/>
          <table:table-cell table:formula="of:=[.C1234]*flaeche" office:value-type="float" office:value="0.0023989412" calcext:value-type="float">
            <text:p>0.002398941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576134" calcext:value-type="float">
            <text:p>5.576134</text:p>
          </table:table-cell>
          <table:table-cell table:formula="of:=SQRT(POWER(ABS([.A1235]-xpos);2)+POWER(ABS([.B1235]-ypos);2))" office:value-type="float" office:value="0.30163370591663" calcext:value-type="float">
            <text:p>0.3016337059</text:p>
          </table:table-cell>
          <table:table-cell/>
          <table:table-cell table:formula="of:=[.J1235]/[.D1235]" office:value-type="float" office:value="0.00739457678717274" calcext:value-type="float">
            <text:p>0.0073945768</text:p>
          </table:table-cell>
          <table:table-cell table:number-columns-repeated="3"/>
          <table:table-cell table:formula="of:=[.C1235]*flaeche" office:value-type="float" office:value="0.0022304536" calcext:value-type="float">
            <text:p>0.0022304536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14204" calcext:value-type="float">
            <text:p>5.14204</text:p>
          </table:table-cell>
          <table:table-cell table:formula="of:=SQRT(POWER(ABS([.A1236]-xpos);2)+POWER(ABS([.B1236]-ypos);2))" office:value-type="float" office:value="0.307920094082864" calcext:value-type="float">
            <text:p>0.3079200941</text:p>
          </table:table-cell>
          <table:table-cell/>
          <table:table-cell table:formula="of:=[.J1236]/[.D1236]" office:value-type="float" office:value="0.00667970697438957" calcext:value-type="float">
            <text:p>0.006679707</text:p>
          </table:table-cell>
          <table:table-cell table:number-columns-repeated="3"/>
          <table:table-cell table:formula="of:=[.C1236]*flaeche" office:value-type="float" office:value="0.002056816" calcext:value-type="float">
            <text:p>0.002056816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4.738373" calcext:value-type="float">
            <text:p>4.738373</text:p>
          </table:table-cell>
          <table:table-cell table:formula="of:=SQRT(POWER(ABS([.A1237]-xpos);2)+POWER(ABS([.B1237]-ypos);2))" office:value-type="float" office:value="0.315403680568252" calcext:value-type="float">
            <text:p>0.3154036806</text:p>
          </table:table-cell>
          <table:table-cell/>
          <table:table-cell table:formula="of:=[.J1237]/[.D1237]" office:value-type="float" office:value="0.00600928054037041" calcext:value-type="float">
            <text:p>0.0060092805</text:p>
          </table:table-cell>
          <table:table-cell table:number-columns-repeated="3"/>
          <table:table-cell table:formula="of:=[.C1237]*flaeche" office:value-type="float" office:value="0.0018953492" calcext:value-type="float">
            <text:p>0.001895349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4.416247" calcext:value-type="float">
            <text:p>4.416247</text:p>
          </table:table-cell>
          <table:table-cell table:formula="of:=SQRT(POWER(ABS([.A1238]-xpos);2)+POWER(ABS([.B1238]-ypos);2))" office:value-type="float" office:value="0.324001777803764" calcext:value-type="float">
            <text:p>0.3240017778</text:p>
          </table:table-cell>
          <table:table-cell/>
          <table:table-cell table:formula="of:=[.J1238]/[.D1238]" office:value-type="float" office:value="0.00545212687403802" calcext:value-type="float">
            <text:p>0.0054521269</text:p>
          </table:table-cell>
          <table:table-cell table:number-columns-repeated="3"/>
          <table:table-cell table:formula="of:=[.C1238]*flaeche" office:value-type="float" office:value="0.0017664988" calcext:value-type="float">
            <text:p>0.0017664988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230539" calcext:value-type="float">
            <text:p>4.230539</text:p>
          </table:table-cell>
          <table:table-cell table:formula="of:=SQRT(POWER(ABS([.A1239]-xpos);2)+POWER(ABS([.B1239]-ypos);2))" office:value-type="float" office:value="0.333628229099397" calcext:value-type="float">
            <text:p>0.3336282291</text:p>
          </table:table-cell>
          <table:table-cell/>
          <table:table-cell table:formula="of:=[.J1239]/[.D1239]" office:value-type="float" office:value="0.00507215952489392" calcext:value-type="float">
            <text:p>0.0050721595</text:p>
          </table:table-cell>
          <table:table-cell table:number-columns-repeated="3"/>
          <table:table-cell table:formula="of:=[.C1239]*flaeche" office:value-type="float" office:value="0.0016922156" calcext:value-type="float">
            <text:p>0.0016922156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234308" calcext:value-type="float">
            <text:p>4.234308</text:p>
          </table:table-cell>
          <table:table-cell table:formula="of:=SQRT(POWER(ABS([.A1240]-xpos);2)+POWER(ABS([.B1240]-ypos);2))" office:value-type="float" office:value="0.344196762640208" calcext:value-type="float">
            <text:p>0.3441967626</text:p>
          </table:table-cell>
          <table:table-cell/>
          <table:table-cell table:formula="of:=[.J1240]/[.D1240]" office:value-type="float" office:value="0.00492079933293987" calcext:value-type="float">
            <text:p>0.0049207993</text:p>
          </table:table-cell>
          <table:table-cell table:number-columns-repeated="3"/>
          <table:table-cell table:formula="of:=[.C1240]*flaeche" office:value-type="float" office:value="0.0016937232" calcext:value-type="float">
            <text:p>0.001693723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471823" calcext:value-type="float">
            <text:p>4.471823</text:p>
          </table:table-cell>
          <table:table-cell table:formula="of:=SQRT(POWER(ABS([.A1241]-xpos);2)+POWER(ABS([.B1241]-ypos);2))" office:value-type="float" office:value="0.355623397008689" calcext:value-type="float">
            <text:p>0.355623397</text:p>
          </table:table-cell>
          <table:table-cell/>
          <table:table-cell table:formula="of:=[.J1241]/[.D1241]" office:value-type="float" office:value="0.00502984116074987" calcext:value-type="float">
            <text:p>0.0050298412</text:p>
          </table:table-cell>
          <table:table-cell table:number-columns-repeated="3"/>
          <table:table-cell table:formula="of:=[.C1241]*flaeche" office:value-type="float" office:value="0.0017887292" calcext:value-type="float">
            <text:p>0.001788729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970752" calcext:value-type="float">
            <text:p>4.970752</text:p>
          </table:table-cell>
          <table:table-cell table:formula="of:=SQRT(POWER(ABS([.A1242]-xpos);2)+POWER(ABS([.B1242]-ypos);2))" office:value-type="float" office:value="0.367828785682959" calcext:value-type="float">
            <text:p>0.3678287857</text:p>
          </table:table-cell>
          <table:table-cell/>
          <table:table-cell table:formula="of:=[.J1242]/[.D1242]" office:value-type="float" office:value="0.00540550625016545" calcext:value-type="float">
            <text:p>0.0054055063</text:p>
          </table:table-cell>
          <table:table-cell table:number-columns-repeated="3"/>
          <table:table-cell table:formula="of:=[.C1242]*flaeche" office:value-type="float" office:value="0.0019883008" calcext:value-type="float">
            <text:p>0.0019883008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734531" calcext:value-type="float">
            <text:p>5.734531</text:p>
          </table:table-cell>
          <table:table-cell table:formula="of:=SQRT(POWER(ABS([.A1243]-xpos);2)+POWER(ABS([.B1243]-ypos);2))" office:value-type="float" office:value="0.380736905667155" calcext:value-type="float">
            <text:p>0.3807369057</text:p>
          </table:table-cell>
          <table:table-cell/>
          <table:table-cell table:formula="of:=[.J1243]/[.D1243]" office:value-type="float" office:value="0.00602466523695835" calcext:value-type="float">
            <text:p>0.0060246652</text:p>
          </table:table-cell>
          <table:table-cell table:number-columns-repeated="3"/>
          <table:table-cell table:formula="of:=[.C1243]*flaeche" office:value-type="float" office:value="0.0022938124" calcext:value-type="float">
            <text:p>0.0022938124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6.736242" calcext:value-type="float">
            <text:p>6.736242</text:p>
          </table:table-cell>
          <table:table-cell table:formula="of:=SQRT(POWER(ABS([.A1244]-xpos);2)+POWER(ABS([.B1244]-ypos);2))" office:value-type="float" office:value="0.39427926654213" calcext:value-type="float">
            <text:p>0.3942792665</text:p>
          </table:table-cell>
          <table:table-cell/>
          <table:table-cell table:formula="of:=[.J1244]/[.D1244]" office:value-type="float" office:value="0.00683398045154902" calcext:value-type="float">
            <text:p>0.0068339805</text:p>
          </table:table-cell>
          <table:table-cell table:number-columns-repeated="3"/>
          <table:table-cell table:formula="of:=[.C1244]*flaeche" office:value-type="float" office:value="0.0026944968" calcext:value-type="float">
            <text:p>0.0026944968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7.915545" calcext:value-type="float">
            <text:p>7.915545</text:p>
          </table:table-cell>
          <table:table-cell table:formula="of:=SQRT(POWER(ABS([.A1245]-xpos);2)+POWER(ABS([.B1245]-ypos);2))" office:value-type="float" office:value="0.408392778634735" calcext:value-type="float">
            <text:p>0.4083927786</text:p>
          </table:table-cell>
          <table:table-cell/>
          <table:table-cell table:formula="of:=[.J1245]/[.D1245]" office:value-type="float" office:value="0.00775287459926379" calcext:value-type="float">
            <text:p>0.0077528746</text:p>
          </table:table-cell>
          <table:table-cell table:number-columns-repeated="3"/>
          <table:table-cell table:formula="of:=[.C1245]*flaeche" office:value-type="float" office:value="0.003166218" calcext:value-type="float">
            <text:p>0.003166218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9.18028" calcext:value-type="float">
            <text:p>9.18028</text:p>
          </table:table-cell>
          <table:table-cell table:formula="of:=SQRT(POWER(ABS([.A1246]-xpos);2)+POWER(ABS([.B1246]-ypos);2))" office:value-type="float" office:value="0.423020278692405" calcext:value-type="float">
            <text:p>0.4230202787</text:p>
          </table:table-cell>
          <table:table-cell/>
          <table:table-cell table:formula="of:=[.J1246]/[.D1246]" office:value-type="float" office:value="0.00868069968501472" calcext:value-type="float">
            <text:p>0.0086806997</text:p>
          </table:table-cell>
          <table:table-cell table:number-columns-repeated="3"/>
          <table:table-cell table:formula="of:=[.C1246]*flaeche" office:value-type="float" office:value="0.003672112" calcext:value-type="float">
            <text:p>0.00367211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10.413946" calcext:value-type="float">
            <text:p>10.413946</text:p>
          </table:table-cell>
          <table:table-cell table:formula="of:=SQRT(POWER(ABS([.A1247]-xpos);2)+POWER(ABS([.B1247]-ypos);2))" office:value-type="float" office:value="0.43811028709333" calcext:value-type="float">
            <text:p>0.4381102871</text:p>
          </table:table-cell>
          <table:table-cell/>
          <table:table-cell table:formula="of:=[.J1247]/[.D1247]" office:value-type="float" office:value="0.00950805886717883" calcext:value-type="float">
            <text:p>0.0095080589</text:p>
          </table:table-cell>
          <table:table-cell table:number-columns-repeated="3"/>
          <table:table-cell table:formula="of:=[.C1247]*flaeche" office:value-type="float" office:value="0.0041655784" calcext:value-type="float">
            <text:p>0.0041655784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11.489211" calcext:value-type="float">
            <text:p>11.489211</text:p>
          </table:table-cell>
          <table:table-cell table:formula="of:=SQRT(POWER(ABS([.A1248]-xpos);2)+POWER(ABS([.B1248]-ypos);2))" office:value-type="float" office:value="0.453617418113546" calcext:value-type="float">
            <text:p>0.4536174181</text:p>
          </table:table-cell>
          <table:table-cell/>
          <table:table-cell table:formula="of:=[.J1248]/[.D1248]" office:value-type="float" office:value="0.010131190330195" calcext:value-type="float">
            <text:p>0.0101311903</text:p>
          </table:table-cell>
          <table:table-cell table:number-columns-repeated="3"/>
          <table:table-cell table:formula="of:=[.C1248]*flaeche" office:value-type="float" office:value="0.0045956844" calcext:value-type="float">
            <text:p>0.0045956844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12.285869" calcext:value-type="float">
            <text:p>12.285869</text:p>
          </table:table-cell>
          <table:table-cell table:formula="of:=SQRT(POWER(ABS([.A1249]-xpos);2)+POWER(ABS([.B1249]-ypos);2))" office:value-type="float" office:value="0.469498898997644" calcext:value-type="float">
            <text:p>0.469498899</text:p>
          </table:table-cell>
          <table:table-cell/>
          <table:table-cell table:formula="of:=[.J1249]/[.D1249]" office:value-type="float" office:value="0.0104672185823905" calcext:value-type="float">
            <text:p>0.0104672186</text:p>
          </table:table-cell>
          <table:table-cell table:number-columns-repeated="3"/>
          <table:table-cell table:formula="of:=[.C1249]*flaeche" office:value-type="float" office:value="0.0049143476" calcext:value-type="float">
            <text:p>0.00491434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489796" calcext:value-type="float">
            <text:p>0.489796</text:p>
          </table:table-cell>
          <table:table-cell office:value-type="float" office:value="12.709983" calcext:value-type="float">
            <text:p>12.709983</text:p>
          </table:table-cell>
          <table:table-cell table:formula="of:=SQRT(POWER(ABS([.A1250]-xpos);2)+POWER(ABS([.B1250]-ypos);2))" office:value-type="float" office:value="0.485718687340728" calcext:value-type="float">
            <text:p>0.4857186873</text:p>
          </table:table-cell>
          <table:table-cell/>
          <table:table-cell table:formula="of:=[.J1250]/[.D1250]" office:value-type="float" office:value="0.0104669499702276" calcext:value-type="float">
            <text:p>0.01046695</text:p>
          </table:table-cell>
          <table:table-cell table:number-columns-repeated="3"/>
          <table:table-cell table:formula="of:=[.C1250]*flaeche" office:value-type="float" office:value="0.0050839932" calcext:value-type="float">
            <text:p>0.005083993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12.709983" calcext:value-type="float">
            <text:p>12.709983</text:p>
          </table:table-cell>
          <table:table-cell table:formula="of:=SQRT(POWER(ABS([.A1251]-xpos);2)+POWER(ABS([.B1251]-ypos);2))" office:value-type="float" office:value="0.502244007661615" calcext:value-type="float">
            <text:p>0.5022440077</text:p>
          </table:table-cell>
          <table:table-cell/>
          <table:table-cell table:formula="of:=[.J1251]/[.D1251]" office:value-type="float" office:value="0.0101225562126076" calcext:value-type="float">
            <text:p>0.0101225562</text:p>
          </table:table-cell>
          <table:table-cell table:number-columns-repeated="3"/>
          <table:table-cell table:formula="of:=[.C1251]*flaeche" office:value-type="float" office:value="0.0050839932" calcext:value-type="float">
            <text:p>0.005083993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12.285869" calcext:value-type="float">
            <text:p>12.285869</text:p>
          </table:table-cell>
          <table:table-cell table:formula="of:=SQRT(POWER(ABS([.A1252]-xpos);2)+POWER(ABS([.B1252]-ypos);2))" office:value-type="float" office:value="0.519045678298163" calcext:value-type="float">
            <text:p>0.5190456783</text:p>
          </table:table-cell>
          <table:table-cell/>
          <table:table-cell table:formula="of:=[.J1252]/[.D1252]" office:value-type="float" office:value="0.0094680445391879" calcext:value-type="float">
            <text:p>0.0094680445</text:p>
          </table:table-cell>
          <table:table-cell table:number-columns-repeated="3"/>
          <table:table-cell table:formula="of:=[.C1252]*flaeche" office:value-type="float" office:value="0.0049143476" calcext:value-type="float">
            <text:p>0.0049143476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11.489211" calcext:value-type="float">
            <text:p>11.489211</text:p>
          </table:table-cell>
          <table:table-cell table:formula="of:=SQRT(POWER(ABS([.A1253]-xpos);2)+POWER(ABS([.B1253]-ypos);2))" office:value-type="float" office:value="0.536097716853933" calcext:value-type="float">
            <text:p>0.5360977169</text:p>
          </table:table-cell>
          <table:table-cell/>
          <table:table-cell table:formula="of:=[.J1253]/[.D1253]" office:value-type="float" office:value="0.00857247523263031" calcext:value-type="float">
            <text:p>0.0085724752</text:p>
          </table:table-cell>
          <table:table-cell table:number-columns-repeated="3"/>
          <table:table-cell table:formula="of:=[.C1253]*flaeche" office:value-type="float" office:value="0.0045956844" calcext:value-type="float">
            <text:p>0.0045956844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10.413946" calcext:value-type="float">
            <text:p>10.413946</text:p>
          </table:table-cell>
          <table:table-cell table:formula="of:=SQRT(POWER(ABS([.A1254]-xpos);2)+POWER(ABS([.B1254]-ypos);2))" office:value-type="float" office:value="0.553377830832606" calcext:value-type="float">
            <text:p>0.5533778308</text:p>
          </table:table-cell>
          <table:table-cell/>
          <table:table-cell table:formula="of:=[.J1254]/[.D1254]" office:value-type="float" office:value="0.00752754839082101" calcext:value-type="float">
            <text:p>0.0075275484</text:p>
          </table:table-cell>
          <table:table-cell table:number-columns-repeated="3"/>
          <table:table-cell table:formula="of:=[.C1254]*flaeche" office:value-type="float" office:value="0.0041655784" calcext:value-type="float">
            <text:p>0.0041655784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9.18028" calcext:value-type="float">
            <text:p>9.18028</text:p>
          </table:table-cell>
          <table:table-cell table:formula="of:=SQRT(POWER(ABS([.A1255]-xpos);2)+POWER(ABS([.B1255]-ypos);2))" office:value-type="float" office:value="0.570863693174649" calcext:value-type="float">
            <text:p>0.5708636932</text:p>
          </table:table-cell>
          <table:table-cell/>
          <table:table-cell table:formula="of:=[.J1255]/[.D1255]" office:value-type="float" office:value="0.00643255481808432" calcext:value-type="float">
            <text:p>0.0064325548</text:p>
          </table:table-cell>
          <table:table-cell table:number-columns-repeated="3"/>
          <table:table-cell table:formula="of:=[.C1255]*flaeche" office:value-type="float" office:value="0.003672112" calcext:value-type="float">
            <text:p>0.00367211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7.915545" calcext:value-type="float">
            <text:p>7.915545</text:p>
          </table:table-cell>
          <table:table-cell table:formula="of:=SQRT(POWER(ABS([.A1256]-xpos);2)+POWER(ABS([.B1256]-ypos);2))" office:value-type="float" office:value="0.588537731705453" calcext:value-type="float">
            <text:p>0.5885377317</text:p>
          </table:table-cell>
          <table:table-cell/>
          <table:table-cell table:formula="of:=[.J1256]/[.D1256]" office:value-type="float" office:value="0.00537980460628241" calcext:value-type="float">
            <text:p>0.0053798046</text:p>
          </table:table-cell>
          <table:table-cell table:number-columns-repeated="3"/>
          <table:table-cell table:formula="of:=[.C1256]*flaeche" office:value-type="float" office:value="0.003166218" calcext:value-type="float">
            <text:p>0.003166218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6.736242" calcext:value-type="float">
            <text:p>6.736242</text:p>
          </table:table-cell>
          <table:table-cell table:formula="of:=SQRT(POWER(ABS([.A1257]-xpos);2)+POWER(ABS([.B1257]-ypos);2))" office:value-type="float" office:value="0.606383492539993" calcext:value-type="float">
            <text:p>0.6063834925</text:p>
          </table:table-cell>
          <table:table-cell/>
          <table:table-cell table:formula="of:=[.J1257]/[.D1257]" office:value-type="float" office:value="0.00444355236108656" calcext:value-type="float">
            <text:p>0.0044435524</text:p>
          </table:table-cell>
          <table:table-cell table:number-columns-repeated="3"/>
          <table:table-cell table:formula="of:=[.C1257]*flaeche" office:value-type="float" office:value="0.0026944968" calcext:value-type="float">
            <text:p>0.0026944968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734531" calcext:value-type="float">
            <text:p>5.734531</text:p>
          </table:table-cell>
          <table:table-cell table:formula="of:=SQRT(POWER(ABS([.A1258]-xpos);2)+POWER(ABS([.B1258]-ypos);2))" office:value-type="float" office:value="0.624386251720039" calcext:value-type="float">
            <text:p>0.6243862517</text:p>
          </table:table-cell>
          <table:table-cell/>
          <table:table-cell table:formula="of:=[.J1258]/[.D1258]" office:value-type="float" office:value="0.0036737074105669" calcext:value-type="float">
            <text:p>0.0036737074</text:p>
          </table:table-cell>
          <table:table-cell table:number-columns-repeated="3"/>
          <table:table-cell table:formula="of:=[.C1258]*flaeche" office:value-type="float" office:value="0.0022938124" calcext:value-type="float">
            <text:p>0.0022938124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970752" calcext:value-type="float">
            <text:p>4.970752</text:p>
          </table:table-cell>
          <table:table-cell table:formula="of:=SQRT(POWER(ABS([.A1259]-xpos);2)+POWER(ABS([.B1259]-ypos);2))" office:value-type="float" office:value="0.642532812840714" calcext:value-type="float">
            <text:p>0.6425328128</text:p>
          </table:table-cell>
          <table:table-cell/>
          <table:table-cell table:formula="of:=[.J1259]/[.D1259]" office:value-type="float" office:value="0.0030944735588047" calcext:value-type="float">
            <text:p>0.0030944736</text:p>
          </table:table-cell>
          <table:table-cell table:number-columns-repeated="3"/>
          <table:table-cell table:formula="of:=[.C1259]*flaeche" office:value-type="float" office:value="0.0019883008" calcext:value-type="float">
            <text:p>0.0019883008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471823" calcext:value-type="float">
            <text:p>4.471823</text:p>
          </table:table-cell>
          <table:table-cell table:formula="of:=SQRT(POWER(ABS([.A1260]-xpos);2)+POWER(ABS([.B1260]-ypos);2))" office:value-type="float" office:value="0.660812227868099" calcext:value-type="float">
            <text:p>0.6608122279</text:p>
          </table:table-cell>
          <table:table-cell/>
          <table:table-cell table:formula="of:=[.J1260]/[.D1260]" office:value-type="float" office:value="0.00270686455934807" calcext:value-type="float">
            <text:p>0.0027068646</text:p>
          </table:table-cell>
          <table:table-cell table:number-columns-repeated="3"/>
          <table:table-cell table:formula="of:=[.C1260]*flaeche" office:value-type="float" office:value="0.0017887292" calcext:value-type="float">
            <text:p>0.001788729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234308" calcext:value-type="float">
            <text:p>4.234308</text:p>
          </table:table-cell>
          <table:table-cell table:formula="of:=SQRT(POWER(ABS([.A1261]-xpos);2)+POWER(ABS([.B1261]-ypos);2))" office:value-type="float" office:value="0.679212051874818" calcext:value-type="float">
            <text:p>0.6792120519</text:p>
          </table:table-cell>
          <table:table-cell/>
          <table:table-cell table:formula="of:=[.J1261]/[.D1261]" office:value-type="float" office:value="0.00249365893217714" calcext:value-type="float">
            <text:p>0.0024936589</text:p>
          </table:table-cell>
          <table:table-cell table:number-columns-repeated="3"/>
          <table:table-cell table:formula="of:=[.C1261]*flaeche" office:value-type="float" office:value="0.0016937232" calcext:value-type="float">
            <text:p>0.001693723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230539" calcext:value-type="float">
            <text:p>4.230539</text:p>
          </table:table-cell>
          <table:table-cell table:formula="of:=SQRT(POWER(ABS([.A1262]-xpos);2)+POWER(ABS([.B1262]-ypos);2))" office:value-type="float" office:value="0.697723580834129" calcext:value-type="float">
            <text:p>0.6977235808</text:p>
          </table:table-cell>
          <table:table-cell/>
          <table:table-cell table:formula="of:=[.J1262]/[.D1262]" office:value-type="float" office:value="0.00242533812312457" calcext:value-type="float">
            <text:p>0.0024253381</text:p>
          </table:table-cell>
          <table:table-cell table:number-columns-repeated="3"/>
          <table:table-cell table:formula="of:=[.C1262]*flaeche" office:value-type="float" office:value="0.0016922156" calcext:value-type="float">
            <text:p>0.0016922156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4.416247" calcext:value-type="float">
            <text:p>4.416247</text:p>
          </table:table-cell>
          <table:table-cell table:formula="of:=SQRT(POWER(ABS([.A1263]-xpos);2)+POWER(ABS([.B1263]-ypos);2))" office:value-type="float" office:value="0.716338154798416" calcext:value-type="float">
            <text:p>0.7163381548</text:p>
          </table:table-cell>
          <table:table-cell/>
          <table:table-cell table:formula="of:=[.J1263]/[.D1263]" office:value-type="float" office:value="0.00246601243863257" calcext:value-type="float">
            <text:p>0.0024660124</text:p>
          </table:table-cell>
          <table:table-cell table:number-columns-repeated="3"/>
          <table:table-cell table:formula="of:=[.C1263]*flaeche" office:value-type="float" office:value="0.0017664988" calcext:value-type="float">
            <text:p>0.0017664988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4.738373" calcext:value-type="float">
            <text:p>4.738373</text:p>
          </table:table-cell>
          <table:table-cell table:formula="of:=SQRT(POWER(ABS([.A1264]-xpos);2)+POWER(ABS([.B1264]-ypos);2))" office:value-type="float" office:value="0.735047945181809" calcext:value-type="float">
            <text:p>0.7350479452</text:p>
          </table:table-cell>
          <table:table-cell/>
          <table:table-cell table:formula="of:=[.J1264]/[.D1264]" office:value-type="float" office:value="0.00257853819254089" calcext:value-type="float">
            <text:p>0.0025785382</text:p>
          </table:table-cell>
          <table:table-cell table:number-columns-repeated="3"/>
          <table:table-cell table:formula="of:=[.C1264]*flaeche" office:value-type="float" office:value="0.0018953492" calcext:value-type="float">
            <text:p>0.001895349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14204" calcext:value-type="float">
            <text:p>5.14204</text:p>
          </table:table-cell>
          <table:table-cell table:formula="of:=SQRT(POWER(ABS([.A1265]-xpos);2)+POWER(ABS([.B1265]-ypos);2))" office:value-type="float" office:value="0.753845862454653" calcext:value-type="float">
            <text:p>0.7538458625</text:p>
          </table:table-cell>
          <table:table-cell/>
          <table:table-cell table:formula="of:=[.J1265]/[.D1265]" office:value-type="float" office:value="0.00272843044240191" calcext:value-type="float">
            <text:p>0.0027284304</text:p>
          </table:table-cell>
          <table:table-cell table:number-columns-repeated="3"/>
          <table:table-cell table:formula="of:=[.C1265]*flaeche" office:value-type="float" office:value="0.002056816" calcext:value-type="float">
            <text:p>0.002056816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576134" calcext:value-type="float">
            <text:p>5.576134</text:p>
          </table:table-cell>
          <table:table-cell table:formula="of:=SQRT(POWER(ABS([.A1266]-xpos);2)+POWER(ABS([.B1266]-ypos);2))" office:value-type="float" office:value="0.772726402127558" calcext:value-type="float">
            <text:p>0.7727264021</text:p>
          </table:table-cell>
          <table:table-cell/>
          <table:table-cell table:formula="of:=[.J1266]/[.D1266]" office:value-type="float" office:value="0.00288647261677466" calcext:value-type="float">
            <text:p>0.0028864726</text:p>
          </table:table-cell>
          <table:table-cell table:number-columns-repeated="3"/>
          <table:table-cell table:formula="of:=[.C1266]*flaeche" office:value-type="float" office:value="0.0022304536" calcext:value-type="float">
            <text:p>0.0022304536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997353" calcext:value-type="float">
            <text:p>5.997353</text:p>
          </table:table-cell>
          <table:table-cell table:formula="of:=SQRT(POWER(ABS([.A1267]-xpos);2)+POWER(ABS([.B1267]-ypos);2))" office:value-type="float" office:value="0.791681869086946" calcext:value-type="float">
            <text:p>0.7916818691</text:p>
          </table:table-cell>
          <table:table-cell/>
          <table:table-cell table:formula="of:=[.J1267]/[.D1267]" office:value-type="float" office:value="0.00303018332700573" calcext:value-type="float">
            <text:p>0.0030301833</text:p>
          </table:table-cell>
          <table:table-cell table:number-columns-repeated="3"/>
          <table:table-cell table:formula="of:=[.C1267]*flaeche" office:value-type="float" office:value="0.0023989412" calcext:value-type="float">
            <text:p>0.002398941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372908" calcext:value-type="float">
            <text:p>6.372908</text:p>
          </table:table-cell>
          <table:table-cell table:formula="of:=SQRT(POWER(ABS([.A1268]-xpos);2)+POWER(ABS([.B1268]-ypos);2))" office:value-type="float" office:value="0.81070786604362" calcext:value-type="float">
            <text:p>0.810707866</text:p>
          </table:table-cell>
          <table:table-cell/>
          <table:table-cell table:formula="of:=[.J1268]/[.D1268]" office:value-type="float" office:value="0.00314436717191399" calcext:value-type="float">
            <text:p>0.0031443672</text:p>
          </table:table-cell>
          <table:table-cell table:number-columns-repeated="3"/>
          <table:table-cell table:formula="of:=[.C1268]*flaeche" office:value-type="float" office:value="0.0025491632" calcext:value-type="float">
            <text:p>0.002549163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682023" calcext:value-type="float">
            <text:p>6.682023</text:p>
          </table:table-cell>
          <table:table-cell table:formula="of:=SQRT(POWER(ABS([.A1269]-xpos);2)+POWER(ABS([.B1269]-ypos);2))" office:value-type="float" office:value="0.8297995415864" calcext:value-type="float">
            <text:p>0.8297995416</text:p>
          </table:table-cell>
          <table:table-cell/>
          <table:table-cell table:formula="of:=[.J1269]/[.D1269]" office:value-type="float" office:value="0.00322102997898764" calcext:value-type="float">
            <text:p>0.00322103</text:p>
          </table:table-cell>
          <table:table-cell table:number-columns-repeated="3"/>
          <table:table-cell table:formula="of:=[.C1269]*flaeche" office:value-type="float" office:value="0.0026728092" calcext:value-type="float">
            <text:p>0.0026728092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916199" calcext:value-type="float">
            <text:p>6.916199</text:p>
          </table:table-cell>
          <table:table-cell table:formula="of:=SQRT(POWER(ABS([.A1270]-xpos);2)+POWER(ABS([.B1270]-ypos);2))" office:value-type="float" office:value="0.848952464686333" calcext:value-type="float">
            <text:p>0.8489524647</text:p>
          </table:table-cell>
          <table:table-cell/>
          <table:table-cell table:formula="of:=[.J1270]/[.D1270]" office:value-type="float" office:value="0.00325869788365847" calcext:value-type="float">
            <text:p>0.0032586979</text:p>
          </table:table-cell>
          <table:table-cell table:number-columns-repeated="3"/>
          <table:table-cell table:formula="of:=[.C1270]*flaeche" office:value-type="float" office:value="0.0027664796" calcext:value-type="float">
            <text:p>0.0027664796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7.078066" calcext:value-type="float">
            <text:p>7.078066</text:p>
          </table:table-cell>
          <table:table-cell table:formula="of:=SQRT(POWER(ABS([.A1271]-xpos);2)+POWER(ABS([.B1271]-ypos);2))" office:value-type="float" office:value="0.868162581723608" calcext:value-type="float">
            <text:p>0.8681625817</text:p>
          </table:table-cell>
          <table:table-cell/>
          <table:table-cell table:formula="of:=[.J1271]/[.D1271]" office:value-type="float" office:value="0.00326117072954126" calcext:value-type="float">
            <text:p>0.0032611707</text:p>
          </table:table-cell>
          <table:table-cell table:number-columns-repeated="3"/>
          <table:table-cell table:formula="of:=[.C1271]*flaeche" office:value-type="float" office:value="0.0028312264" calcext:value-type="float">
            <text:p>0.0028312264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7.178739" calcext:value-type="float">
            <text:p>7.178739</text:p>
          </table:table-cell>
          <table:table-cell table:formula="of:=SQRT(POWER(ABS([.A1272]-xpos);2)+POWER(ABS([.B1272]-ypos);2))" office:value-type="float" office:value="0.887427123651289" calcext:value-type="float">
            <text:p>0.8874271237</text:p>
          </table:table-cell>
          <table:table-cell/>
          <table:table-cell table:formula="of:=[.J1272]/[.D1272]" office:value-type="float" office:value="0.00323575370131277" calcext:value-type="float">
            <text:p>0.0032357537</text:p>
          </table:table-cell>
          <table:table-cell table:number-columns-repeated="3"/>
          <table:table-cell table:formula="of:=[.C1272]*flaeche" office:value-type="float" office:value="0.0028714956" calcext:value-type="float">
            <text:p>0.0028714956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7.233907" calcext:value-type="float">
            <text:p>7.233907</text:p>
          </table:table-cell>
          <table:table-cell table:formula="of:=SQRT(POWER(ABS([.A1273]-xpos);2)+POWER(ABS([.B1273]-ypos);2))" office:value-type="float" office:value="0.906740793982492" calcext:value-type="float">
            <text:p>0.906740794</text:p>
          </table:table-cell>
          <table:table-cell/>
          <table:table-cell table:formula="of:=[.J1273]/[.D1273]" office:value-type="float" office:value="0.00319116865503668" calcext:value-type="float">
            <text:p>0.0031911687</text:p>
          </table:table-cell>
          <table:table-cell table:number-columns-repeated="3"/>
          <table:table-cell table:formula="of:=[.C1273]*flaeche" office:value-type="float" office:value="0.0028935628" calcext:value-type="float">
            <text:p>0.0028935628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7.259286" calcext:value-type="float">
            <text:p>7.259286</text:p>
          </table:table-cell>
          <table:table-cell table:formula="of:=SQRT(POWER(ABS([.A1274]-xpos);2)+POWER(ABS([.B1274]-ypos);2))" office:value-type="float" office:value="0.92610140269843" calcext:value-type="float">
            <text:p>0.9261014027</text:p>
          </table:table-cell>
          <table:table-cell/>
          <table:table-cell table:formula="of:=[.J1274]/[.D1274]" office:value-type="float" office:value="0.00313541734365081" calcext:value-type="float">
            <text:p>0.0031354173</text:p>
          </table:table-cell>
          <table:table-cell table:number-columns-repeated="3"/>
          <table:table-cell table:formula="of:=[.C1274]*flaeche" office:value-type="float" office:value="0.0029037144" calcext:value-type="float">
            <text:p>0.0029037144</text:p>
          </table:table-cell>
          <table:table-cell table:number-columns-repeated="6"/>
        </table:table-row>
        <table:table-row table:style-name="ro1">
          <table:table-cell office:value-type="float" office:value="0.489796" calcext:value-type="float">
            <text:p>0.489796</text:p>
          </table:table-cell>
          <table:table-cell office:value-type="float" office:value="1" calcext:value-type="float">
            <text:p>1</text:p>
          </table:table-cell>
          <table:table-cell office:value-type="float" office:value="7.266348" calcext:value-type="float">
            <text:p>7.266348</text:p>
          </table:table-cell>
          <table:table-cell table:formula="of:=SQRT(POWER(ABS([.A1275]-xpos);2)+POWER(ABS([.B1275]-ypos);2))" office:value-type="float" office:value="0.945506066408883" calcext:value-type="float">
            <text:p>0.9455060664</text:p>
          </table:table-cell>
          <table:table-cell/>
          <table:table-cell table:formula="of:=[.J1275]/[.D1275]" office:value-type="float" office:value="0.00307405663830302" calcext:value-type="float">
            <text:p>0.0030740566</text:p>
          </table:table-cell>
          <table:table-cell table:number-columns-repeated="3"/>
          <table:table-cell table:formula="of:=[.C1275]*flaeche" office:value-type="float" office:value="0.0029065392" calcext:value-type="float">
            <text:p>0.002906539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276]-xpos);2)+POWER(ABS([.B1276]-ypos);2))" office:value-type="float" office:value="0.223606797749979" calcext:value-type="float">
            <text:p>0.2236067977</text:p>
          </table:table-cell>
          <table:table-cell/>
          <table:table-cell table:formula="of:=[.J1276]/[.D1276]" office:value-type="float" office:value="0" calcext:value-type="float">
            <text:p>0</text:p>
          </table:table-cell>
          <table:table-cell table:number-columns-repeated="3"/>
          <table:table-cell table:formula="of:=[.C1276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" calcext:value-type="float">
            <text:p>0</text:p>
          </table:table-cell>
          <table:table-cell office:value-type="float" office:value="7.266348" calcext:value-type="float">
            <text:p>7.266348</text:p>
          </table:table-cell>
          <table:table-cell table:formula="of:=SQRT(POWER(ABS([.A1277]-xpos);2)+POWER(ABS([.B1277]-ypos);2))" office:value-type="float" office:value="0.325924104073326" calcext:value-type="float">
            <text:p>0.3259241041</text:p>
          </table:table-cell>
          <table:table-cell/>
          <table:table-cell table:formula="of:=[.J1277]/[.D1277]" office:value-type="float" office:value="0.00891784057599524" calcext:value-type="float">
            <text:p>0.0089178406</text:p>
          </table:table-cell>
          <table:table-cell table:number-columns-repeated="3"/>
          <table:table-cell table:formula="of:=[.C1277]*flaeche" office:value-type="float" office:value="0.0029065392" calcext:value-type="float">
            <text:p>0.0029065392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7.259286" calcext:value-type="float">
            <text:p>7.259286</text:p>
          </table:table-cell>
          <table:table-cell table:formula="of:=SQRT(POWER(ABS([.A1278]-xpos);2)+POWER(ABS([.B1278]-ypos);2))" office:value-type="float" office:value="0.320252100820588" calcext:value-type="float">
            <text:p>0.3202521008</text:p>
          </table:table-cell>
          <table:table-cell/>
          <table:table-cell table:formula="of:=[.J1278]/[.D1278]" office:value-type="float" office:value="0.0090669644088509" calcext:value-type="float">
            <text:p>0.0090669644</text:p>
          </table:table-cell>
          <table:table-cell table:number-columns-repeated="3"/>
          <table:table-cell table:formula="of:=[.C1278]*flaeche" office:value-type="float" office:value="0.0029037144" calcext:value-type="float">
            <text:p>0.0029037144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7.233907" calcext:value-type="float">
            <text:p>7.233907</text:p>
          </table:table-cell>
          <table:table-cell table:formula="of:=SQRT(POWER(ABS([.A1279]-xpos);2)+POWER(ABS([.B1279]-ypos);2))" office:value-type="float" office:value="0.31579941018311" calcext:value-type="float">
            <text:p>0.3157994102</text:p>
          </table:table-cell>
          <table:table-cell/>
          <table:table-cell table:formula="of:=[.J1279]/[.D1279]" office:value-type="float" office:value="0.00916266055823926" calcext:value-type="float">
            <text:p>0.0091626606</text:p>
          </table:table-cell>
          <table:table-cell table:number-columns-repeated="3"/>
          <table:table-cell table:formula="of:=[.C1279]*flaeche" office:value-type="float" office:value="0.0028935628" calcext:value-type="float">
            <text:p>0.0028935628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7.178739" calcext:value-type="float">
            <text:p>7.178739</text:p>
          </table:table-cell>
          <table:table-cell table:formula="of:=SQRT(POWER(ABS([.A1280]-xpos);2)+POWER(ABS([.B1280]-ypos);2))" office:value-type="float" office:value="0.312618137336911" calcext:value-type="float">
            <text:p>0.3126181373</text:p>
          </table:table-cell>
          <table:table-cell/>
          <table:table-cell table:formula="of:=[.J1280]/[.D1280]" office:value-type="float" office:value="0.00918531350887477" calcext:value-type="float">
            <text:p>0.0091853135</text:p>
          </table:table-cell>
          <table:table-cell table:number-columns-repeated="3"/>
          <table:table-cell table:formula="of:=[.C1280]*flaeche" office:value-type="float" office:value="0.0028714956" calcext:value-type="float">
            <text:p>0.0028714956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7.078066" calcext:value-type="float">
            <text:p>7.078066</text:p>
          </table:table-cell>
          <table:table-cell table:formula="of:=SQRT(POWER(ABS([.A1281]-xpos);2)+POWER(ABS([.B1281]-ypos);2))" office:value-type="float" office:value="0.310747274010569" calcext:value-type="float">
            <text:p>0.310747274</text:p>
          </table:table-cell>
          <table:table-cell/>
          <table:table-cell table:formula="of:=[.J1281]/[.D1281]" office:value-type="float" office:value="0.00911102570091637" calcext:value-type="float">
            <text:p>0.0091110257</text:p>
          </table:table-cell>
          <table:table-cell table:number-columns-repeated="3"/>
          <table:table-cell table:formula="of:=[.C1281]*flaeche" office:value-type="float" office:value="0.0028312264" calcext:value-type="float">
            <text:p>0.0028312264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916199" calcext:value-type="float">
            <text:p>6.916199</text:p>
          </table:table-cell>
          <table:table-cell table:formula="of:=SQRT(POWER(ABS([.A1282]-xpos);2)+POWER(ABS([.B1282]-ypos);2))" office:value-type="float" office:value="0.310210714349134" calcext:value-type="float">
            <text:p>0.3102107143</text:p>
          </table:table-cell>
          <table:table-cell/>
          <table:table-cell table:formula="of:=[.J1282]/[.D1282]" office:value-type="float" office:value="0.00891806592110935" calcext:value-type="float">
            <text:p>0.0089180659</text:p>
          </table:table-cell>
          <table:table-cell table:number-columns-repeated="3"/>
          <table:table-cell table:formula="of:=[.C1282]*flaeche" office:value-type="float" office:value="0.0027664796" calcext:value-type="float">
            <text:p>0.0027664796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682023" calcext:value-type="float">
            <text:p>6.682023</text:p>
          </table:table-cell>
          <table:table-cell table:formula="of:=SQRT(POWER(ABS([.A1283]-xpos);2)+POWER(ABS([.B1283]-ypos);2))" office:value-type="float" office:value="0.311015239525333" calcext:value-type="float">
            <text:p>0.3110152395</text:p>
          </table:table-cell>
          <table:table-cell/>
          <table:table-cell table:formula="of:=[.J1283]/[.D1283]" office:value-type="float" office:value="0.00859382068891289" calcext:value-type="float">
            <text:p>0.0085938207</text:p>
          </table:table-cell>
          <table:table-cell table:number-columns-repeated="3"/>
          <table:table-cell table:formula="of:=[.C1283]*flaeche" office:value-type="float" office:value="0.0026728092" calcext:value-type="float">
            <text:p>0.0026728092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372908" calcext:value-type="float">
            <text:p>6.372908</text:p>
          </table:table-cell>
          <table:table-cell table:formula="of:=SQRT(POWER(ABS([.A1284]-xpos);2)+POWER(ABS([.B1284]-ypos);2))" office:value-type="float" office:value="0.313150513435632" calcext:value-type="float">
            <text:p>0.3131505134</text:p>
          </table:table-cell>
          <table:table-cell/>
          <table:table-cell table:formula="of:=[.J1284]/[.D1284]" office:value-type="float" office:value="0.00814037688149593" calcext:value-type="float">
            <text:p>0.0081403769</text:p>
          </table:table-cell>
          <table:table-cell table:number-columns-repeated="3"/>
          <table:table-cell table:formula="of:=[.C1284]*flaeche" office:value-type="float" office:value="0.0025491632" calcext:value-type="float">
            <text:p>0.0025491632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997353" calcext:value-type="float">
            <text:p>5.997353</text:p>
          </table:table-cell>
          <table:table-cell table:formula="of:=SQRT(POWER(ABS([.A1285]-xpos);2)+POWER(ABS([.B1285]-ypos);2))" office:value-type="float" office:value="0.3165896110756" calcext:value-type="float">
            <text:p>0.3165896111</text:p>
          </table:table-cell>
          <table:table-cell/>
          <table:table-cell table:formula="of:=[.J1285]/[.D1285]" office:value-type="float" office:value="0.00757744763591482" calcext:value-type="float">
            <text:p>0.0075774476</text:p>
          </table:table-cell>
          <table:table-cell table:number-columns-repeated="3"/>
          <table:table-cell table:formula="of:=[.C1285]*flaeche" office:value-type="float" office:value="0.0023989412" calcext:value-type="float">
            <text:p>0.0023989412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576134" calcext:value-type="float">
            <text:p>5.576134</text:p>
          </table:table-cell>
          <table:table-cell table:formula="of:=SQRT(POWER(ABS([.A1286]-xpos);2)+POWER(ABS([.B1286]-ypos);2))" office:value-type="float" office:value="0.321290666756755" calcext:value-type="float">
            <text:p>0.3212906668</text:p>
          </table:table-cell>
          <table:table-cell/>
          <table:table-cell table:formula="of:=[.J1286]/[.D1286]" office:value-type="float" office:value="0.00694216742277375" calcext:value-type="float">
            <text:p>0.0069421674</text:p>
          </table:table-cell>
          <table:table-cell table:number-columns-repeated="3"/>
          <table:table-cell table:formula="of:=[.C1286]*flaeche" office:value-type="float" office:value="0.0022304536" calcext:value-type="float">
            <text:p>0.0022304536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14204" calcext:value-type="float">
            <text:p>5.14204</text:p>
          </table:table-cell>
          <table:table-cell table:formula="of:=SQRT(POWER(ABS([.A1287]-xpos);2)+POWER(ABS([.B1287]-ypos);2))" office:value-type="float" office:value="0.327199609321283" calcext:value-type="float">
            <text:p>0.3271996093</text:p>
          </table:table-cell>
          <table:table-cell/>
          <table:table-cell table:formula="of:=[.J1287]/[.D1287]" office:value-type="float" office:value="0.00628611997510174" calcext:value-type="float">
            <text:p>0.00628612</text:p>
          </table:table-cell>
          <table:table-cell table:number-columns-repeated="3"/>
          <table:table-cell table:formula="of:=[.C1287]*flaeche" office:value-type="float" office:value="0.002056816" calcext:value-type="float">
            <text:p>0.002056816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4.738373" calcext:value-type="float">
            <text:p>4.738373</text:p>
          </table:table-cell>
          <table:table-cell table:formula="of:=SQRT(POWER(ABS([.A1288]-xpos);2)+POWER(ABS([.B1288]-ypos);2))" office:value-type="float" office:value="0.334251823803551" calcext:value-type="float">
            <text:p>0.3342518238</text:p>
          </table:table-cell>
          <table:table-cell/>
          <table:table-cell table:formula="of:=[.J1288]/[.D1288]" office:value-type="float" office:value="0.00567042291178028" calcext:value-type="float">
            <text:p>0.0056704229</text:p>
          </table:table-cell>
          <table:table-cell table:number-columns-repeated="3"/>
          <table:table-cell table:formula="of:=[.C1288]*flaeche" office:value-type="float" office:value="0.0018953492" calcext:value-type="float">
            <text:p>0.0018953492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4.416247" calcext:value-type="float">
            <text:p>4.416247</text:p>
          </table:table-cell>
          <table:table-cell table:formula="of:=SQRT(POWER(ABS([.A1289]-xpos);2)+POWER(ABS([.B1289]-ypos);2))" office:value-type="float" office:value="0.342376915138857" calcext:value-type="float">
            <text:p>0.3423769151</text:p>
          </table:table-cell>
          <table:table-cell/>
          <table:table-cell table:formula="of:=[.J1289]/[.D1289]" office:value-type="float" office:value="0.00515951491438483" calcext:value-type="float">
            <text:p>0.0051595149</text:p>
          </table:table-cell>
          <table:table-cell table:number-columns-repeated="3"/>
          <table:table-cell table:formula="of:=[.C1289]*flaeche" office:value-type="float" office:value="0.0017664988" calcext:value-type="float">
            <text:p>0.0017664988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230539" calcext:value-type="float">
            <text:p>4.230539</text:p>
          </table:table-cell>
          <table:table-cell table:formula="of:=SQRT(POWER(ABS([.A1290]-xpos);2)+POWER(ABS([.B1290]-ypos);2))" office:value-type="float" office:value="0.351500491112032" calcext:value-type="float">
            <text:p>0.3515004911</text:p>
          </table:table-cell>
          <table:table-cell/>
          <table:table-cell table:formula="of:=[.J1290]/[.D1290]" office:value-type="float" office:value="0.00481426240585435" calcext:value-type="float">
            <text:p>0.0048142624</text:p>
          </table:table-cell>
          <table:table-cell table:number-columns-repeated="3"/>
          <table:table-cell table:formula="of:=[.C1290]*flaeche" office:value-type="float" office:value="0.0016922156" calcext:value-type="float">
            <text:p>0.0016922156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234308" calcext:value-type="float">
            <text:p>4.234308</text:p>
          </table:table-cell>
          <table:table-cell table:formula="of:=SQRT(POWER(ABS([.A1291]-xpos);2)+POWER(ABS([.B1291]-ypos);2))" office:value-type="float" office:value="0.361546969855923" calcext:value-type="float">
            <text:p>0.3615469699</text:p>
          </table:table-cell>
          <table:table-cell/>
          <table:table-cell table:formula="of:=[.J1291]/[.D1291]" office:value-type="float" office:value="0.00468465605084438" calcext:value-type="float">
            <text:p>0.0046846561</text:p>
          </table:table-cell>
          <table:table-cell table:number-columns-repeated="3"/>
          <table:table-cell table:formula="of:=[.C1291]*flaeche" office:value-type="float" office:value="0.0016937232" calcext:value-type="float">
            <text:p>0.0016937232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471823" calcext:value-type="float">
            <text:p>4.471823</text:p>
          </table:table-cell>
          <table:table-cell table:formula="of:=SQRT(POWER(ABS([.A1292]-xpos);2)+POWER(ABS([.B1292]-ypos);2))" office:value-type="float" office:value="0.372441673957145" calcext:value-type="float">
            <text:p>0.372441674</text:p>
          </table:table-cell>
          <table:table-cell/>
          <table:table-cell table:formula="of:=[.J1292]/[.D1292]" office:value-type="float" office:value="0.00480270959206843" calcext:value-type="float">
            <text:p>0.0048027096</text:p>
          </table:table-cell>
          <table:table-cell table:number-columns-repeated="3"/>
          <table:table-cell table:formula="of:=[.C1292]*flaeche" office:value-type="float" office:value="0.0017887292" calcext:value-type="float">
            <text:p>0.0017887292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970752" calcext:value-type="float">
            <text:p>4.970752</text:p>
          </table:table-cell>
          <table:table-cell table:formula="of:=SQRT(POWER(ABS([.A1293]-xpos);2)+POWER(ABS([.B1293]-ypos);2))" office:value-type="float" office:value="0.384113024482378" calcext:value-type="float">
            <text:p>0.3841130245</text:p>
          </table:table-cell>
          <table:table-cell/>
          <table:table-cell table:formula="of:=[.J1293]/[.D1293]" office:value-type="float" office:value="0.00517634308984807" calcext:value-type="float">
            <text:p>0.0051763431</text:p>
          </table:table-cell>
          <table:table-cell table:number-columns-repeated="3"/>
          <table:table-cell table:formula="of:=[.C1293]*flaeche" office:value-type="float" office:value="0.0019883008" calcext:value-type="float">
            <text:p>0.0019883008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734531" calcext:value-type="float">
            <text:p>5.734531</text:p>
          </table:table-cell>
          <table:table-cell table:formula="of:=SQRT(POWER(ABS([.A1294]-xpos);2)+POWER(ABS([.B1294]-ypos);2))" office:value-type="float" office:value="0.3964913508981" calcext:value-type="float">
            <text:p>0.3964913509</text:p>
          </table:table-cell>
          <table:table-cell/>
          <table:table-cell table:formula="of:=[.J1294]/[.D1294]" office:value-type="float" office:value="0.00578527726974181" calcext:value-type="float">
            <text:p>0.0057852773</text:p>
          </table:table-cell>
          <table:table-cell table:number-columns-repeated="3"/>
          <table:table-cell table:formula="of:=[.C1294]*flaeche" office:value-type="float" office:value="0.0022938124" calcext:value-type="float">
            <text:p>0.0022938124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6.736242" calcext:value-type="float">
            <text:p>6.736242</text:p>
          </table:table-cell>
          <table:table-cell table:formula="of:=SQRT(POWER(ABS([.A1295]-xpos);2)+POWER(ABS([.B1295]-ypos);2))" office:value-type="float" office:value="0.409513052325564" calcext:value-type="float">
            <text:p>0.4095130523</text:p>
          </table:table-cell>
          <table:table-cell/>
          <table:table-cell table:formula="of:=[.J1295]/[.D1295]" office:value-type="float" office:value="0.00657975804360411" calcext:value-type="float">
            <text:p>0.006579758</text:p>
          </table:table-cell>
          <table:table-cell table:number-columns-repeated="3"/>
          <table:table-cell table:formula="of:=[.C1295]*flaeche" office:value-type="float" office:value="0.0026944968" calcext:value-type="float">
            <text:p>0.0026944968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7.915545" calcext:value-type="float">
            <text:p>7.915545</text:p>
          </table:table-cell>
          <table:table-cell table:formula="of:=SQRT(POWER(ABS([.A1296]-xpos);2)+POWER(ABS([.B1296]-ypos);2))" office:value-type="float" office:value="0.423118732321083" calcext:value-type="float">
            <text:p>0.4231187323</text:p>
          </table:table-cell>
          <table:table-cell/>
          <table:table-cell table:formula="of:=[.J1296]/[.D1296]" office:value-type="float" office:value="0.00748304851130373" calcext:value-type="float">
            <text:p>0.0074830485</text:p>
          </table:table-cell>
          <table:table-cell table:number-columns-repeated="3"/>
          <table:table-cell table:formula="of:=[.C1296]*flaeche" office:value-type="float" office:value="0.003166218" calcext:value-type="float">
            <text:p>0.003166218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9.18028" calcext:value-type="float">
            <text:p>9.18028</text:p>
          </table:table-cell>
          <table:table-cell table:formula="of:=SQRT(POWER(ABS([.A1297]-xpos);2)+POWER(ABS([.B1297]-ypos);2))" office:value-type="float" office:value="0.437253880697473" calcext:value-type="float">
            <text:p>0.4372538807</text:p>
          </table:table-cell>
          <table:table-cell/>
          <table:table-cell table:formula="of:=[.J1297]/[.D1297]" office:value-type="float" office:value="0.00839812329199351" calcext:value-type="float">
            <text:p>0.0083981233</text:p>
          </table:table-cell>
          <table:table-cell table:number-columns-repeated="3"/>
          <table:table-cell table:formula="of:=[.C1297]*flaeche" office:value-type="float" office:value="0.003672112" calcext:value-type="float">
            <text:p>0.003672112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10.413946" calcext:value-type="float">
            <text:p>10.413946</text:p>
          </table:table-cell>
          <table:table-cell table:formula="of:=SQRT(POWER(ABS([.A1298]-xpos);2)+POWER(ABS([.B1298]-ypos);2))" office:value-type="float" office:value="0.451868812441177" calcext:value-type="float">
            <text:p>0.4518688124</text:p>
          </table:table-cell>
          <table:table-cell/>
          <table:table-cell table:formula="of:=[.J1298]/[.D1298]" office:value-type="float" office:value="0.00921855699112286" calcext:value-type="float">
            <text:p>0.009218557</text:p>
          </table:table-cell>
          <table:table-cell table:number-columns-repeated="3"/>
          <table:table-cell table:formula="of:=[.C1298]*flaeche" office:value-type="float" office:value="0.0041655784" calcext:value-type="float">
            <text:p>0.0041655784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11.489211" calcext:value-type="float">
            <text:p>11.489211</text:p>
          </table:table-cell>
          <table:table-cell table:formula="of:=SQRT(POWER(ABS([.A1299]-xpos);2)+POWER(ABS([.B1299]-ypos);2))" office:value-type="float" office:value="0.466919224294738" calcext:value-type="float">
            <text:p>0.4669192243</text:p>
          </table:table-cell>
          <table:table-cell/>
          <table:table-cell table:formula="of:=[.J1299]/[.D1299]" office:value-type="float" office:value="0.0098425683948687" calcext:value-type="float">
            <text:p>0.0098425684</text:p>
          </table:table-cell>
          <table:table-cell table:number-columns-repeated="3"/>
          <table:table-cell table:formula="of:=[.C1299]*flaeche" office:value-type="float" office:value="0.0045956844" calcext:value-type="float">
            <text:p>0.0045956844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12.285869" calcext:value-type="float">
            <text:p>12.285869</text:p>
          </table:table-cell>
          <table:table-cell table:formula="of:=SQRT(POWER(ABS([.A1300]-xpos);2)+POWER(ABS([.B1300]-ypos);2))" office:value-type="float" office:value="0.482362950650234" calcext:value-type="float">
            <text:p>0.4823629507</text:p>
          </table:table-cell>
          <table:table-cell/>
          <table:table-cell table:formula="of:=[.J1300]/[.D1300]" office:value-type="float" office:value="0.0101880701935656" calcext:value-type="float">
            <text:p>0.0101880702</text:p>
          </table:table-cell>
          <table:table-cell table:number-columns-repeated="3"/>
          <table:table-cell table:formula="of:=[.C1300]*flaeche" office:value-type="float" office:value="0.0049143476" calcext:value-type="float">
            <text:p>0.0049143476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12.709983" calcext:value-type="float">
            <text:p>12.709983</text:p>
          </table:table-cell>
          <table:table-cell table:formula="of:=SQRT(POWER(ABS([.A1301]-xpos);2)+POWER(ABS([.B1301]-ypos);2))" office:value-type="float" office:value="0.498164072602591" calcext:value-type="float">
            <text:p>0.4981640726</text:p>
          </table:table-cell>
          <table:table-cell/>
          <table:table-cell table:formula="of:=[.J1301]/[.D1301]" office:value-type="float" office:value="0.0102054593649023" calcext:value-type="float">
            <text:p>0.0102054594</text:p>
          </table:table-cell>
          <table:table-cell table:number-columns-repeated="3"/>
          <table:table-cell table:formula="of:=[.C1301]*flaeche" office:value-type="float" office:value="0.0050839932" calcext:value-type="float">
            <text:p>0.005083993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510204" calcext:value-type="float">
            <text:p>0.510204</text:p>
          </table:table-cell>
          <table:table-cell office:value-type="float" office:value="12.709983" calcext:value-type="float">
            <text:p>12.709983</text:p>
          </table:table-cell>
          <table:table-cell table:formula="of:=SQRT(POWER(ABS([.A1302]-xpos);2)+POWER(ABS([.B1302]-ypos);2))" office:value-type="float" office:value="0.514289649158915" calcext:value-type="float">
            <text:p>0.5142896492</text:p>
          </table:table-cell>
          <table:table-cell/>
          <table:table-cell table:formula="of:=[.J1302]/[.D1302]" office:value-type="float" office:value="0.00988546669822058" calcext:value-type="float">
            <text:p>0.0098854667</text:p>
          </table:table-cell>
          <table:table-cell table:number-columns-repeated="3"/>
          <table:table-cell table:formula="of:=[.C1302]*flaeche" office:value-type="float" office:value="0.0050839932" calcext:value-type="float">
            <text:p>0.0050839932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12.285869" calcext:value-type="float">
            <text:p>12.285869</text:p>
          </table:table-cell>
          <table:table-cell table:formula="of:=SQRT(POWER(ABS([.A1303]-xpos);2)+POWER(ABS([.B1303]-ypos);2))" office:value-type="float" office:value="0.530710105575539" calcext:value-type="float">
            <text:p>0.5307101056</text:p>
          </table:table-cell>
          <table:table-cell/>
          <table:table-cell table:formula="of:=[.J1303]/[.D1303]" office:value-type="float" office:value="0.00925994728265168" calcext:value-type="float">
            <text:p>0.0092599473</text:p>
          </table:table-cell>
          <table:table-cell table:number-columns-repeated="3"/>
          <table:table-cell table:formula="of:=[.C1303]*flaeche" office:value-type="float" office:value="0.0049143476" calcext:value-type="float">
            <text:p>0.0049143476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11.489211" calcext:value-type="float">
            <text:p>11.489211</text:p>
          </table:table-cell>
          <table:table-cell table:formula="of:=SQRT(POWER(ABS([.A1304]-xpos);2)+POWER(ABS([.B1304]-ypos);2))" office:value-type="float" office:value="0.547398905749728" calcext:value-type="float">
            <text:p>0.5473989057</text:p>
          </table:table-cell>
          <table:table-cell/>
          <table:table-cell table:formula="of:=[.J1304]/[.D1304]" office:value-type="float" office:value="0.00839549431269991" calcext:value-type="float">
            <text:p>0.0083954943</text:p>
          </table:table-cell>
          <table:table-cell table:number-columns-repeated="3"/>
          <table:table-cell table:formula="of:=[.C1304]*flaeche" office:value-type="float" office:value="0.0045956844" calcext:value-type="float">
            <text:p>0.0045956844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10.413946" calcext:value-type="float">
            <text:p>10.413946</text:p>
          </table:table-cell>
          <table:table-cell table:formula="of:=SQRT(POWER(ABS([.A1305]-xpos);2)+POWER(ABS([.B1305]-ypos);2))" office:value-type="float" office:value="0.564333078648594" calcext:value-type="float">
            <text:p>0.5643330786</text:p>
          </table:table-cell>
          <table:table-cell/>
          <table:table-cell table:formula="of:=[.J1305]/[.D1305]" office:value-type="float" office:value="0.00738141809793481" calcext:value-type="float">
            <text:p>0.0073814181</text:p>
          </table:table-cell>
          <table:table-cell table:number-columns-repeated="3"/>
          <table:table-cell table:formula="of:=[.C1305]*flaeche" office:value-type="float" office:value="0.0041655784" calcext:value-type="float">
            <text:p>0.0041655784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9.18028" calcext:value-type="float">
            <text:p>9.18028</text:p>
          </table:table-cell>
          <table:table-cell table:formula="of:=SQRT(POWER(ABS([.A1306]-xpos);2)+POWER(ABS([.B1306]-ypos);2))" office:value-type="float" office:value="0.581489601097904" calcext:value-type="float">
            <text:p>0.5814896011</text:p>
          </table:table-cell>
          <table:table-cell/>
          <table:table-cell table:formula="of:=[.J1306]/[.D1306]" office:value-type="float" office:value="0.00631500888935369" calcext:value-type="float">
            <text:p>0.0063150089</text:p>
          </table:table-cell>
          <table:table-cell table:number-columns-repeated="3"/>
          <table:table-cell table:formula="of:=[.C1306]*flaeche" office:value-type="float" office:value="0.003672112" calcext:value-type="float">
            <text:p>0.003672112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7.915545" calcext:value-type="float">
            <text:p>7.915545</text:p>
          </table:table-cell>
          <table:table-cell table:formula="of:=SQRT(POWER(ABS([.A1307]-xpos);2)+POWER(ABS([.B1307]-ypos);2))" office:value-type="float" office:value="0.598850116173488" calcext:value-type="float">
            <text:p>0.5988501162</text:p>
          </table:table-cell>
          <table:table-cell/>
          <table:table-cell table:formula="of:=[.J1307]/[.D1307]" office:value-type="float" office:value="0.00528716270480399" calcext:value-type="float">
            <text:p>0.0052871627</text:p>
          </table:table-cell>
          <table:table-cell table:number-columns-repeated="3"/>
          <table:table-cell table:formula="of:=[.C1307]*flaeche" office:value-type="float" office:value="0.003166218" calcext:value-type="float">
            <text:p>0.003166218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6.736242" calcext:value-type="float">
            <text:p>6.736242</text:p>
          </table:table-cell>
          <table:table-cell table:formula="of:=SQRT(POWER(ABS([.A1308]-xpos);2)+POWER(ABS([.B1308]-ypos);2))" office:value-type="float" office:value="0.616397388074447" calcext:value-type="float">
            <text:p>0.6163973881</text:p>
          </table:table-cell>
          <table:table-cell/>
          <table:table-cell table:formula="of:=[.J1308]/[.D1308]" office:value-type="float" office:value="0.00437136310459928" calcext:value-type="float">
            <text:p>0.0043713631</text:p>
          </table:table-cell>
          <table:table-cell table:number-columns-repeated="3"/>
          <table:table-cell table:formula="of:=[.C1308]*flaeche" office:value-type="float" office:value="0.0026944968" calcext:value-type="float">
            <text:p>0.0026944968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734531" calcext:value-type="float">
            <text:p>5.734531</text:p>
          </table:table-cell>
          <table:table-cell table:formula="of:=SQRT(POWER(ABS([.A1309]-xpos);2)+POWER(ABS([.B1309]-ypos);2))" office:value-type="float" office:value="0.634115913171244" calcext:value-type="float">
            <text:p>0.6341159132</text:p>
          </table:table-cell>
          <table:table-cell/>
          <table:table-cell table:formula="of:=[.J1309]/[.D1309]" office:value-type="float" office:value="0.00361733927875826" calcext:value-type="float">
            <text:p>0.0036173393</text:p>
          </table:table-cell>
          <table:table-cell table:number-columns-repeated="3"/>
          <table:table-cell table:formula="of:=[.C1309]*flaeche" office:value-type="float" office:value="0.0022938124" calcext:value-type="float">
            <text:p>0.0022938124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970752" calcext:value-type="float">
            <text:p>4.970752</text:p>
          </table:table-cell>
          <table:table-cell table:formula="of:=SQRT(POWER(ABS([.A1310]-xpos);2)+POWER(ABS([.B1310]-ypos);2))" office:value-type="float" office:value="0.651991729684511" calcext:value-type="float">
            <text:p>0.6519917297</text:p>
          </table:table-cell>
          <table:table-cell/>
          <table:table-cell table:formula="of:=[.J1310]/[.D1310]" office:value-type="float" office:value="0.0030495797867898" calcext:value-type="float">
            <text:p>0.0030495798</text:p>
          </table:table-cell>
          <table:table-cell table:number-columns-repeated="3"/>
          <table:table-cell table:formula="of:=[.C1310]*flaeche" office:value-type="float" office:value="0.0019883008" calcext:value-type="float">
            <text:p>0.0019883008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471823" calcext:value-type="float">
            <text:p>4.471823</text:p>
          </table:table-cell>
          <table:table-cell table:formula="of:=SQRT(POWER(ABS([.A1311]-xpos);2)+POWER(ABS([.B1311]-ypos);2))" office:value-type="float" office:value="0.670013134572749" calcext:value-type="float">
            <text:p>0.6700131346</text:p>
          </table:table-cell>
          <table:table-cell/>
          <table:table-cell table:formula="of:=[.J1311]/[.D1311]" office:value-type="float" office:value="0.00266969273839778" calcext:value-type="float">
            <text:p>0.0026696927</text:p>
          </table:table-cell>
          <table:table-cell table:number-columns-repeated="3"/>
          <table:table-cell table:formula="of:=[.C1311]*flaeche" office:value-type="float" office:value="0.0017887292" calcext:value-type="float">
            <text:p>0.0017887292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234308" calcext:value-type="float">
            <text:p>4.234308</text:p>
          </table:table-cell>
          <table:table-cell table:formula="of:=SQRT(POWER(ABS([.A1312]-xpos);2)+POWER(ABS([.B1312]-ypos);2))" office:value-type="float" office:value="0.688166993840885" calcext:value-type="float">
            <text:p>0.6881669938</text:p>
          </table:table-cell>
          <table:table-cell/>
          <table:table-cell table:formula="of:=[.J1312]/[.D1312]" office:value-type="float" office:value="0.00246120958307922" calcext:value-type="float">
            <text:p>0.0024612096</text:p>
          </table:table-cell>
          <table:table-cell table:number-columns-repeated="3"/>
          <table:table-cell table:formula="of:=[.C1312]*flaeche" office:value-type="float" office:value="0.0016937232" calcext:value-type="float">
            <text:p>0.0016937232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230539" calcext:value-type="float">
            <text:p>4.230539</text:p>
          </table:table-cell>
          <table:table-cell table:formula="of:=SQRT(POWER(ABS([.A1313]-xpos);2)+POWER(ABS([.B1313]-ypos);2))" office:value-type="float" office:value="0.706443908071971" calcext:value-type="float">
            <text:p>0.7064439081</text:p>
          </table:table-cell>
          <table:table-cell/>
          <table:table-cell table:formula="of:=[.J1313]/[.D1313]" office:value-type="float" office:value="0.00239539980551096" calcext:value-type="float">
            <text:p>0.0023953998</text:p>
          </table:table-cell>
          <table:table-cell table:number-columns-repeated="3"/>
          <table:table-cell table:formula="of:=[.C1313]*flaeche" office:value-type="float" office:value="0.0016922156" calcext:value-type="float">
            <text:p>0.0016922156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4.416247" calcext:value-type="float">
            <text:p>4.416247</text:p>
          </table:table-cell>
          <table:table-cell table:formula="of:=SQRT(POWER(ABS([.A1314]-xpos);2)+POWER(ABS([.B1314]-ypos);2))" office:value-type="float" office:value="0.724834568725858" calcext:value-type="float">
            <text:p>0.7248345687</text:p>
          </table:table-cell>
          <table:table-cell/>
          <table:table-cell table:formula="of:=[.J1314]/[.D1314]" office:value-type="float" office:value="0.00243710617045379" calcext:value-type="float">
            <text:p>0.0024371062</text:p>
          </table:table-cell>
          <table:table-cell table:number-columns-repeated="3"/>
          <table:table-cell table:formula="of:=[.C1314]*flaeche" office:value-type="float" office:value="0.0017664988" calcext:value-type="float">
            <text:p>0.0017664988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4.738373" calcext:value-type="float">
            <text:p>4.738373</text:p>
          </table:table-cell>
          <table:table-cell table:formula="of:=SQRT(POWER(ABS([.A1315]-xpos);2)+POWER(ABS([.B1315]-ypos);2))" office:value-type="float" office:value="0.743330533286505" calcext:value-type="float">
            <text:p>0.7433305333</text:p>
          </table:table-cell>
          <table:table-cell/>
          <table:table-cell table:formula="of:=[.J1315]/[.D1315]" office:value-type="float" office:value="0.00254980673485865" calcext:value-type="float">
            <text:p>0.0025498067</text:p>
          </table:table-cell>
          <table:table-cell table:number-columns-repeated="3"/>
          <table:table-cell table:formula="of:=[.C1315]*flaeche" office:value-type="float" office:value="0.0018953492" calcext:value-type="float">
            <text:p>0.0018953492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14204" calcext:value-type="float">
            <text:p>5.14204</text:p>
          </table:table-cell>
          <table:table-cell table:formula="of:=SQRT(POWER(ABS([.A1316]-xpos);2)+POWER(ABS([.B1316]-ypos);2))" office:value-type="float" office:value="0.761924132929257" calcext:value-type="float">
            <text:p>0.7619241329</text:p>
          </table:table-cell>
          <table:table-cell/>
          <table:table-cell table:formula="of:=[.J1316]/[.D1316]" office:value-type="float" office:value="0.00269950236658401" calcext:value-type="float">
            <text:p>0.0026995024</text:p>
          </table:table-cell>
          <table:table-cell table:number-columns-repeated="3"/>
          <table:table-cell table:formula="of:=[.C1316]*flaeche" office:value-type="float" office:value="0.002056816" calcext:value-type="float">
            <text:p>0.002056816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576134" calcext:value-type="float">
            <text:p>5.576134</text:p>
          </table:table-cell>
          <table:table-cell table:formula="of:=SQRT(POWER(ABS([.A1317]-xpos);2)+POWER(ABS([.B1317]-ypos);2))" office:value-type="float" office:value="0.780609308518032" calcext:value-type="float">
            <text:p>0.7806093085</text:p>
          </table:table-cell>
          <table:table-cell/>
          <table:table-cell table:formula="of:=[.J1317]/[.D1317]" office:value-type="float" office:value="0.00285732385671196" calcext:value-type="float">
            <text:p>0.0028573239</text:p>
          </table:table-cell>
          <table:table-cell table:number-columns-repeated="3"/>
          <table:table-cell table:formula="of:=[.C1317]*flaeche" office:value-type="float" office:value="0.0022304536" calcext:value-type="float">
            <text:p>0.0022304536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997353" calcext:value-type="float">
            <text:p>5.997353</text:p>
          </table:table-cell>
          <table:table-cell table:formula="of:=SQRT(POWER(ABS([.A1318]-xpos);2)+POWER(ABS([.B1318]-ypos);2))" office:value-type="float" office:value="0.799377871748399" calcext:value-type="float">
            <text:p>0.7993778717</text:p>
          </table:table-cell>
          <table:table-cell/>
          <table:table-cell table:formula="of:=[.J1318]/[.D1318]" office:value-type="float" office:value="0.00300101026658774" calcext:value-type="float">
            <text:p>0.0030010103</text:p>
          </table:table-cell>
          <table:table-cell table:number-columns-repeated="3"/>
          <table:table-cell table:formula="of:=[.C1318]*flaeche" office:value-type="float" office:value="0.0023989412" calcext:value-type="float">
            <text:p>0.0023989412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372908" calcext:value-type="float">
            <text:p>6.372908</text:p>
          </table:table-cell>
          <table:table-cell table:formula="of:=SQRT(POWER(ABS([.A1319]-xpos);2)+POWER(ABS([.B1319]-ypos);2))" office:value-type="float" office:value="0.818224934883434" calcext:value-type="float">
            <text:p>0.8182249349</text:p>
          </table:table-cell>
          <table:table-cell/>
          <table:table-cell table:formula="of:=[.J1319]/[.D1319]" office:value-type="float" office:value="0.00311547973096562" calcext:value-type="float">
            <text:p>0.0031154797</text:p>
          </table:table-cell>
          <table:table-cell table:number-columns-repeated="3"/>
          <table:table-cell table:formula="of:=[.C1319]*flaeche" office:value-type="float" office:value="0.0025491632" calcext:value-type="float">
            <text:p>0.0025491632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682023" calcext:value-type="float">
            <text:p>6.682023</text:p>
          </table:table-cell>
          <table:table-cell table:formula="of:=SQRT(POWER(ABS([.A1320]-xpos);2)+POWER(ABS([.B1320]-ypos);2))" office:value-type="float" office:value="0.837145196018588" calcext:value-type="float">
            <text:p>0.837145196</text:p>
          </table:table-cell>
          <table:table-cell/>
          <table:table-cell table:formula="of:=[.J1320]/[.D1320]" office:value-type="float" office:value="0.00319276657467751" calcext:value-type="float">
            <text:p>0.0031927666</text:p>
          </table:table-cell>
          <table:table-cell table:number-columns-repeated="3"/>
          <table:table-cell table:formula="of:=[.C1320]*flaeche" office:value-type="float" office:value="0.0026728092" calcext:value-type="float">
            <text:p>0.0026728092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916199" calcext:value-type="float">
            <text:p>6.916199</text:p>
          </table:table-cell>
          <table:table-cell table:formula="of:=SQRT(POWER(ABS([.A1321]-xpos);2)+POWER(ABS([.B1321]-ypos);2))" office:value-type="float" office:value="0.856133802216102" calcext:value-type="float">
            <text:p>0.8561338022</text:p>
          </table:table-cell>
          <table:table-cell/>
          <table:table-cell table:formula="of:=[.J1321]/[.D1321]" office:value-type="float" office:value="0.00323136359391367" calcext:value-type="float">
            <text:p>0.0032313636</text:p>
          </table:table-cell>
          <table:table-cell table:number-columns-repeated="3"/>
          <table:table-cell table:formula="of:=[.C1321]*flaeche" office:value-type="float" office:value="0.0027664796" calcext:value-type="float">
            <text:p>0.0027664796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7.078066" calcext:value-type="float">
            <text:p>7.078066</text:p>
          </table:table-cell>
          <table:table-cell table:formula="of:=SQRT(POWER(ABS([.A1322]-xpos);2)+POWER(ABS([.B1322]-ypos);2))" office:value-type="float" office:value="0.875186304911703" calcext:value-type="float">
            <text:p>0.8751863049</text:p>
          </table:table-cell>
          <table:table-cell/>
          <table:table-cell table:formula="of:=[.J1322]/[.D1322]" office:value-type="float" office:value="0.00323499851872755" calcext:value-type="float">
            <text:p>0.0032349985</text:p>
          </table:table-cell>
          <table:table-cell table:number-columns-repeated="3"/>
          <table:table-cell table:formula="of:=[.C1322]*flaeche" office:value-type="float" office:value="0.0028312264" calcext:value-type="float">
            <text:p>0.0028312264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7.178739" calcext:value-type="float">
            <text:p>7.178739</text:p>
          </table:table-cell>
          <table:table-cell table:formula="of:=SQRT(POWER(ABS([.A1323]-xpos);2)+POWER(ABS([.B1323]-ypos);2))" office:value-type="float" office:value="0.894299558197364" calcext:value-type="float">
            <text:p>0.8942995582</text:p>
          </table:table-cell>
          <table:table-cell/>
          <table:table-cell table:formula="of:=[.J1323]/[.D1323]" office:value-type="float" office:value="0.00321088786601669" calcext:value-type="float">
            <text:p>0.0032108879</text:p>
          </table:table-cell>
          <table:table-cell table:number-columns-repeated="3"/>
          <table:table-cell table:formula="of:=[.C1323]*flaeche" office:value-type="float" office:value="0.0028714956" calcext:value-type="float">
            <text:p>0.0028714956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7.233907" calcext:value-type="float">
            <text:p>7.233907</text:p>
          </table:table-cell>
          <table:table-cell table:formula="of:=SQRT(POWER(ABS([.A1324]-xpos);2)+POWER(ABS([.B1324]-ypos);2))" office:value-type="float" office:value="0.913467934561471" calcext:value-type="float">
            <text:p>0.9134679346</text:p>
          </table:table-cell>
          <table:table-cell/>
          <table:table-cell table:formula="of:=[.J1324]/[.D1324]" office:value-type="float" office:value="0.0031676676219501" calcext:value-type="float">
            <text:p>0.0031676676</text:p>
          </table:table-cell>
          <table:table-cell table:number-columns-repeated="3"/>
          <table:table-cell table:formula="of:=[.C1324]*flaeche" office:value-type="float" office:value="0.0028935628" calcext:value-type="float">
            <text:p>0.0028935628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7.259286" calcext:value-type="float">
            <text:p>7.259286</text:p>
          </table:table-cell>
          <table:table-cell table:formula="of:=SQRT(POWER(ABS([.A1325]-xpos);2)+POWER(ABS([.B1325]-ypos);2))" office:value-type="float" office:value="0.932688912810697" calcext:value-type="float">
            <text:p>0.9326889128</text:p>
          </table:table-cell>
          <table:table-cell/>
          <table:table-cell table:formula="of:=[.J1325]/[.D1325]" office:value-type="float" office:value="0.00311327213191538" calcext:value-type="float">
            <text:p>0.0031132721</text:p>
          </table:table-cell>
          <table:table-cell table:number-columns-repeated="3"/>
          <table:table-cell table:formula="of:=[.C1325]*flaeche" office:value-type="float" office:value="0.0029037144" calcext:value-type="float">
            <text:p>0.0029037144</text:p>
          </table:table-cell>
          <table:table-cell table:number-columns-repeated="6"/>
        </table:table-row>
        <table:table-row table:style-name="ro1">
          <table:table-cell office:value-type="float" office:value="0.510204" calcext:value-type="float">
            <text:p>0.510204</text:p>
          </table:table-cell>
          <table:table-cell office:value-type="float" office:value="1" calcext:value-type="float">
            <text:p>1</text:p>
          </table:table-cell>
          <table:table-cell office:value-type="float" office:value="7.266348" calcext:value-type="float">
            <text:p>7.266348</text:p>
          </table:table-cell>
          <table:table-cell table:formula="of:=SQRT(POWER(ABS([.A1326]-xpos);2)+POWER(ABS([.B1326]-ypos);2))" office:value-type="float" office:value="0.95195930670171" calcext:value-type="float">
            <text:p>0.9519593067</text:p>
          </table:table-cell>
          <table:table-cell/>
          <table:table-cell table:formula="of:=[.J1326]/[.D1326]" office:value-type="float" office:value="0.00305321790494428" calcext:value-type="float">
            <text:p>0.0030532179</text:p>
          </table:table-cell>
          <table:table-cell table:number-columns-repeated="3"/>
          <table:table-cell table:formula="of:=[.C1326]*flaeche" office:value-type="float" office:value="0.0029065392" calcext:value-type="float">
            <text:p>0.002906539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327]-xpos);2)+POWER(ABS([.B1327]-ypos);2))" office:value-type="float" office:value="0.223606797749979" calcext:value-type="float">
            <text:p>0.2236067977</text:p>
          </table:table-cell>
          <table:table-cell/>
          <table:table-cell table:formula="of:=[.J1327]/[.D1327]" office:value-type="float" office:value="0" calcext:value-type="float">
            <text:p>0</text:p>
          </table:table-cell>
          <table:table-cell table:number-columns-repeated="3"/>
          <table:table-cell table:formula="of:=[.C1327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" calcext:value-type="float">
            <text:p>0</text:p>
          </table:table-cell>
          <table:table-cell office:value-type="float" office:value="7.141363" calcext:value-type="float">
            <text:p>7.141363</text:p>
          </table:table-cell>
          <table:table-cell table:formula="of:=SQRT(POWER(ABS([.A1328]-xpos);2)+POWER(ABS([.B1328]-ypos);2))" office:value-type="float" office:value="0.345404537526651" calcext:value-type="float">
            <text:p>0.3454045375</text:p>
          </table:table-cell>
          <table:table-cell/>
          <table:table-cell table:formula="of:=[.J1328]/[.D1328]" office:value-type="float" office:value="0.00827014381587152" calcext:value-type="float">
            <text:p>0.0082701438</text:p>
          </table:table-cell>
          <table:table-cell table:number-columns-repeated="3"/>
          <table:table-cell table:formula="of:=[.C1328]*flaeche" office:value-type="float" office:value="0.0028565452" calcext:value-type="float">
            <text:p>0.0028565452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7.13612" calcext:value-type="float">
            <text:p>7.13612</text:p>
          </table:table-cell>
          <table:table-cell table:formula="of:=SQRT(POWER(ABS([.A1329]-xpos);2)+POWER(ABS([.B1329]-ypos);2))" office:value-type="float" office:value="0.340057614247939" calcext:value-type="float">
            <text:p>0.3400576142</text:p>
          </table:table-cell>
          <table:table-cell/>
          <table:table-cell table:formula="of:=[.J1329]/[.D1329]" office:value-type="float" office:value="0.00839401289782266" calcext:value-type="float">
            <text:p>0.0083940129</text:p>
          </table:table-cell>
          <table:table-cell table:number-columns-repeated="3"/>
          <table:table-cell table:formula="of:=[.C1329]*flaeche" office:value-type="float" office:value="0.002854448" calcext:value-type="float">
            <text:p>0.002854448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7.116182" calcext:value-type="float">
            <text:p>7.116182</text:p>
          </table:table-cell>
          <table:table-cell table:formula="of:=SQRT(POWER(ABS([.A1330]-xpos);2)+POWER(ABS([.B1330]-ypos);2))" office:value-type="float" office:value="0.335867593554365" calcext:value-type="float">
            <text:p>0.3358675936</text:p>
          </table:table-cell>
          <table:table-cell/>
          <table:table-cell table:formula="of:=[.J1330]/[.D1330]" office:value-type="float" office:value="0.00847498494831494" calcext:value-type="float">
            <text:p>0.0084749849</text:p>
          </table:table-cell>
          <table:table-cell table:number-columns-repeated="3"/>
          <table:table-cell table:formula="of:=[.C1330]*flaeche" office:value-type="float" office:value="0.0028464728" calcext:value-type="float">
            <text:p>0.0028464728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7.069984" calcext:value-type="float">
            <text:p>7.069984</text:p>
          </table:table-cell>
          <table:table-cell table:formula="of:=SQRT(POWER(ABS([.A1331]-xpos);2)+POWER(ABS([.B1331]-ypos);2))" office:value-type="float" office:value="0.332878164979321" calcext:value-type="float">
            <text:p>0.332878165</text:p>
          </table:table-cell>
          <table:table-cell/>
          <table:table-cell table:formula="of:=[.J1331]/[.D1331]" office:value-type="float" office:value="0.00849558155962462" calcext:value-type="float">
            <text:p>0.0084955816</text:p>
          </table:table-cell>
          <table:table-cell table:number-columns-repeated="3"/>
          <table:table-cell table:formula="of:=[.C1331]*flaeche" office:value-type="float" office:value="0.0028279936" calcext:value-type="float">
            <text:p>0.0028279936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981559" calcext:value-type="float">
            <text:p>6.981559</text:p>
          </table:table-cell>
          <table:table-cell table:formula="of:=SQRT(POWER(ABS([.A1332]-xpos);2)+POWER(ABS([.B1332]-ypos);2))" office:value-type="float" office:value="0.331121792144522" calcext:value-type="float">
            <text:p>0.3311217921</text:p>
          </table:table-cell>
          <table:table-cell/>
          <table:table-cell table:formula="of:=[.J1332]/[.D1332]" office:value-type="float" office:value="0.00843382606114045" calcext:value-type="float">
            <text:p>0.0084338261</text:p>
          </table:table-cell>
          <table:table-cell table:number-columns-repeated="3"/>
          <table:table-cell table:formula="of:=[.C1332]*flaeche" office:value-type="float" office:value="0.0027926236" calcext:value-type="float">
            <text:p>0.0027926236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8347" calcext:value-type="float">
            <text:p>6.8347</text:p>
          </table:table-cell>
          <table:table-cell table:formula="of:=SQRT(POWER(ABS([.A1333]-xpos);2)+POWER(ABS([.B1333]-ypos);2))" office:value-type="float" office:value="0.330618299894304" calcext:value-type="float">
            <text:p>0.3306182999</text:p>
          </table:table-cell>
          <table:table-cell/>
          <table:table-cell table:formula="of:=[.J1333]/[.D1333]" office:value-type="float" office:value="0.00826899176746719" calcext:value-type="float">
            <text:p>0.0082689918</text:p>
          </table:table-cell>
          <table:table-cell table:number-columns-repeated="3"/>
          <table:table-cell table:formula="of:=[.C1333]*flaeche" office:value-type="float" office:value="0.00273388" calcext:value-type="float">
            <text:p>0.00273388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617458" calcext:value-type="float">
            <text:p>6.617458</text:p>
          </table:table-cell>
          <table:table-cell table:formula="of:=SQRT(POWER(ABS([.A1334]-xpos);2)+POWER(ABS([.B1334]-ypos);2))" office:value-type="float" office:value="0.331373282183401" calcext:value-type="float">
            <text:p>0.3313732822</text:p>
          </table:table-cell>
          <table:table-cell/>
          <table:table-cell table:formula="of:=[.J1334]/[.D1334]" office:value-type="float" office:value="0.00798791979413418" calcext:value-type="float">
            <text:p>0.0079879198</text:p>
          </table:table-cell>
          <table:table-cell table:number-columns-repeated="3"/>
          <table:table-cell table:formula="of:=[.C1334]*flaeche" office:value-type="float" office:value="0.0026469832" calcext:value-type="float">
            <text:p>0.0026469832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326064" calcext:value-type="float">
            <text:p>6.326064</text:p>
          </table:table-cell>
          <table:table-cell table:formula="of:=SQRT(POWER(ABS([.A1335]-xpos);2)+POWER(ABS([.B1335]-ypos);2))" office:value-type="float" office:value="0.333378189138102" calcext:value-type="float">
            <text:p>0.3333781891</text:p>
          </table:table-cell>
          <table:table-cell/>
          <table:table-cell table:formula="of:=[.J1335]/[.D1335]" office:value-type="float" office:value="0.00759025539895705" calcext:value-type="float">
            <text:p>0.0075902554</text:p>
          </table:table-cell>
          <table:table-cell table:number-columns-repeated="3"/>
          <table:table-cell table:formula="of:=[.C1335]*flaeche" office:value-type="float" office:value="0.0025304256" calcext:value-type="float">
            <text:p>0.0025304256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967652" calcext:value-type="float">
            <text:p>5.967652</text:p>
          </table:table-cell>
          <table:table-cell table:formula="of:=SQRT(POWER(ABS([.A1336]-xpos);2)+POWER(ABS([.B1336]-ypos);2))" office:value-type="float" office:value="0.336610687247152" calcext:value-type="float">
            <text:p>0.3366106872</text:p>
          </table:table-cell>
          <table:table-cell/>
          <table:table-cell table:formula="of:=[.J1336]/[.D1336]" office:value-type="float" office:value="0.00709145873983298" calcext:value-type="float">
            <text:p>0.0070914587</text:p>
          </table:table-cell>
          <table:table-cell table:number-columns-repeated="3"/>
          <table:table-cell table:formula="of:=[.C1336]*flaeche" office:value-type="float" office:value="0.0023870608" calcext:value-type="float">
            <text:p>0.0023870608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561524" calcext:value-type="float">
            <text:p>5.561524</text:p>
          </table:table-cell>
          <table:table-cell table:formula="of:=SQRT(POWER(ABS([.A1337]-xpos);2)+POWER(ABS([.B1337]-ypos);2))" office:value-type="float" office:value="0.341035871240842" calcext:value-type="float">
            <text:p>0.3410358712</text:p>
          </table:table-cell>
          <table:table-cell/>
          <table:table-cell table:formula="of:=[.J1337]/[.D1337]" office:value-type="float" office:value="0.00652309562599932" calcext:value-type="float">
            <text:p>0.0065230956</text:p>
          </table:table-cell>
          <table:table-cell table:number-columns-repeated="3"/>
          <table:table-cell table:formula="of:=[.C1337]*flaeche" office:value-type="float" office:value="0.0022246096" calcext:value-type="float">
            <text:p>0.0022246096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13899" calcext:value-type="float">
            <text:p>5.13899</text:p>
          </table:table-cell>
          <table:table-cell table:formula="of:=SQRT(POWER(ABS([.A1338]-xpos);2)+POWER(ABS([.B1338]-ypos);2))" office:value-type="float" office:value="0.346608362951617" calcext:value-type="float">
            <text:p>0.346608363</text:p>
          </table:table-cell>
          <table:table-cell/>
          <table:table-cell table:formula="of:=[.J1338]/[.D1338]" office:value-type="float" office:value="0.00593060127717386" calcext:value-type="float">
            <text:p>0.0059306013</text:p>
          </table:table-cell>
          <table:table-cell table:number-columns-repeated="3"/>
          <table:table-cell table:formula="of:=[.C1338]*flaeche" office:value-type="float" office:value="0.002055596" calcext:value-type="float">
            <text:p>0.002055596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4.741958" calcext:value-type="float">
            <text:p>4.741958</text:p>
          </table:table-cell>
          <table:table-cell table:formula="of:=SQRT(POWER(ABS([.A1339]-xpos);2)+POWER(ABS([.B1339]-ypos);2))" office:value-type="float" office:value="0.353273342673913" calcext:value-type="float">
            <text:p>0.3532733427</text:p>
          </table:table-cell>
          <table:table-cell/>
          <table:table-cell table:formula="of:=[.J1339]/[.D1339]" office:value-type="float" office:value="0.00536916594284561" calcext:value-type="float">
            <text:p>0.0053691659</text:p>
          </table:table-cell>
          <table:table-cell table:number-columns-repeated="3"/>
          <table:table-cell table:formula="of:=[.C1339]*flaeche" office:value-type="float" office:value="0.0018967832" calcext:value-type="float">
            <text:p>0.0018967832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4.420269" calcext:value-type="float">
            <text:p>4.420269</text:p>
          </table:table-cell>
          <table:table-cell table:formula="of:=SQRT(POWER(ABS([.A1340]-xpos);2)+POWER(ABS([.B1340]-ypos);2))" office:value-type="float" office:value="0.360970531966253" calcext:value-type="float">
            <text:p>0.360970532</text:p>
          </table:table-cell>
          <table:table-cell/>
          <table:table-cell table:formula="of:=[.J1340]/[.D1340]" office:value-type="float" office:value="0.0048982048212326" calcext:value-type="float">
            <text:p>0.0048982048</text:p>
          </table:table-cell>
          <table:table-cell table:number-columns-repeated="3"/>
          <table:table-cell table:formula="of:=[.C1340]*flaeche" office:value-type="float" office:value="0.0017681076" calcext:value-type="float">
            <text:p>0.0017681076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227676" calcext:value-type="float">
            <text:p>4.227676</text:p>
          </table:table-cell>
          <table:table-cell table:formula="of:=SQRT(POWER(ABS([.A1341]-xpos);2)+POWER(ABS([.B1341]-ypos);2))" office:value-type="float" office:value="0.36963545308858" calcext:value-type="float">
            <text:p>0.3696354531</text:p>
          </table:table-cell>
          <table:table-cell/>
          <table:table-cell table:formula="of:=[.J1341]/[.D1341]" office:value-type="float" office:value="0.00457496808238994" calcext:value-type="float">
            <text:p>0.0045749681</text:p>
          </table:table-cell>
          <table:table-cell table:number-columns-repeated="3"/>
          <table:table-cell table:formula="of:=[.C1341]*flaeche" office:value-type="float" office:value="0.0016910704" calcext:value-type="float">
            <text:p>0.0016910704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216303" calcext:value-type="float">
            <text:p>4.216303</text:p>
          </table:table-cell>
          <table:table-cell table:formula="of:=SQRT(POWER(ABS([.A1342]-xpos);2)+POWER(ABS([.B1342]-ypos);2))" office:value-type="float" office:value="0.379201772596068" calcext:value-type="float">
            <text:p>0.3792017726</text:p>
          </table:table-cell>
          <table:table-cell/>
          <table:table-cell table:formula="of:=[.J1342]/[.D1342]" office:value-type="float" office:value="0.00444755621381684" calcext:value-type="float">
            <text:p>0.0044475562</text:p>
          </table:table-cell>
          <table:table-cell table:number-columns-repeated="3"/>
          <table:table-cell table:formula="of:=[.C1342]*flaeche" office:value-type="float" office:value="0.0016865212" calcext:value-type="float">
            <text:p>0.0016865212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429771" calcext:value-type="float">
            <text:p>4.429771</text:p>
          </table:table-cell>
          <table:table-cell table:formula="of:=SQRT(POWER(ABS([.A1343]-xpos);2)+POWER(ABS([.B1343]-ypos);2))" office:value-type="float" office:value="0.389603097302883" calcext:value-type="float">
            <text:p>0.3896030973</text:p>
          </table:table-cell>
          <table:table-cell/>
          <table:table-cell table:formula="of:=[.J1343]/[.D1343]" office:value-type="float" office:value="0.00454798335091903" calcext:value-type="float">
            <text:p>0.0045479834</text:p>
          </table:table-cell>
          <table:table-cell table:number-columns-repeated="3"/>
          <table:table-cell table:formula="of:=[.C1343]*flaeche" office:value-type="float" office:value="0.0017719084" calcext:value-type="float">
            <text:p>0.0017719084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895539" calcext:value-type="float">
            <text:p>4.895539</text:p>
          </table:table-cell>
          <table:table-cell table:formula="of:=SQRT(POWER(ABS([.A1344]-xpos);2)+POWER(ABS([.B1344]-ypos);2))" office:value-type="float" office:value="0.400774984879296" calcext:value-type="float">
            <text:p>0.4007749849</text:p>
          </table:table-cell>
          <table:table-cell/>
          <table:table-cell table:formula="of:=[.J1344]/[.D1344]" office:value-type="float" office:value="0.00488607241938957" calcext:value-type="float">
            <text:p>0.0048860724</text:p>
          </table:table-cell>
          <table:table-cell table:number-columns-repeated="3"/>
          <table:table-cell table:formula="of:=[.C1344]*flaeche" office:value-type="float" office:value="0.0019582156" calcext:value-type="float">
            <text:p>0.0019582156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617496" calcext:value-type="float">
            <text:p>5.617496</text:p>
          </table:table-cell>
          <table:table-cell table:formula="of:=SQRT(POWER(ABS([.A1345]-xpos);2)+POWER(ABS([.B1345]-ypos);2))" office:value-type="float" office:value="0.412653806798144" calcext:value-type="float">
            <text:p>0.4126538068</text:p>
          </table:table-cell>
          <table:table-cell/>
          <table:table-cell table:formula="of:=[.J1345]/[.D1345]" office:value-type="float" office:value="0.00544523850981739" calcext:value-type="float">
            <text:p>0.0054452385</text:p>
          </table:table-cell>
          <table:table-cell table:number-columns-repeated="3"/>
          <table:table-cell table:formula="of:=[.C1345]*flaeche" office:value-type="float" office:value="0.0022469984" calcext:value-type="float">
            <text:p>0.0022469984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6.570057" calcext:value-type="float">
            <text:p>6.570057</text:p>
          </table:table-cell>
          <table:table-cell table:formula="of:=SQRT(POWER(ABS([.A1346]-xpos);2)+POWER(ABS([.B1346]-ypos);2))" office:value-type="float" office:value="0.425180800310879" calcext:value-type="float">
            <text:p>0.4251808003</text:p>
          </table:table-cell>
          <table:table-cell/>
          <table:table-cell table:formula="of:=[.J1346]/[.D1346]" office:value-type="float" office:value="0.00618095360392207" calcext:value-type="float">
            <text:p>0.0061809536</text:p>
          </table:table-cell>
          <table:table-cell table:number-columns-repeated="3"/>
          <table:table-cell table:formula="of:=[.C1346]*flaeche" office:value-type="float" office:value="0.0026280228" calcext:value-type="float">
            <text:p>0.0026280228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7.695277" calcext:value-type="float">
            <text:p>7.695277</text:p>
          </table:table-cell>
          <table:table-cell table:formula="of:=SQRT(POWER(ABS([.A1347]-xpos);2)+POWER(ABS([.B1347]-ypos);2))" office:value-type="float" office:value="0.438300393074202" calcext:value-type="float">
            <text:p>0.4383003931</text:p>
          </table:table-cell>
          <table:table-cell/>
          <table:table-cell table:formula="of:=[.J1347]/[.D1347]" office:value-type="float" office:value="0.00702283376569752" calcext:value-type="float">
            <text:p>0.0070228338</text:p>
          </table:table-cell>
          <table:table-cell table:number-columns-repeated="3"/>
          <table:table-cell table:formula="of:=[.C1347]*flaeche" office:value-type="float" office:value="0.0030781108" calcext:value-type="float">
            <text:p>0.0030781108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8.904463" calcext:value-type="float">
            <text:p>8.904463</text:p>
          </table:table-cell>
          <table:table-cell table:formula="of:=SQRT(POWER(ABS([.A1348]-xpos);2)+POWER(ABS([.B1348]-ypos);2))" office:value-type="float" office:value="0.451960981847991" calcext:value-type="float">
            <text:p>0.4519609818</text:p>
          </table:table-cell>
          <table:table-cell/>
          <table:table-cell table:formula="of:=[.J1348]/[.D1348]" office:value-type="float" office:value="0.00788073604370995" calcext:value-type="float">
            <text:p>0.007880736</text:p>
          </table:table-cell>
          <table:table-cell table:number-columns-repeated="3"/>
          <table:table-cell table:formula="of:=[.C1348]*flaeche" office:value-type="float" office:value="0.0035617852" calcext:value-type="float">
            <text:p>0.0035617852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10.085443" calcext:value-type="float">
            <text:p>10.085443</text:p>
          </table:table-cell>
          <table:table-cell table:formula="of:=SQRT(POWER(ABS([.A1349]-xpos);2)+POWER(ABS([.B1349]-ypos);2))" office:value-type="float" office:value="0.466115003604261" calcext:value-type="float">
            <text:p>0.4661150036</text:p>
          </table:table-cell>
          <table:table-cell/>
          <table:table-cell table:formula="of:=[.J1349]/[.D1349]" office:value-type="float" office:value="0.00865489668602275" calcext:value-type="float">
            <text:p>0.0086548967</text:p>
          </table:table-cell>
          <table:table-cell table:number-columns-repeated="3"/>
          <table:table-cell table:formula="of:=[.C1349]*flaeche" office:value-type="float" office:value="0.0040341772" calcext:value-type="float">
            <text:p>0.0040341772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11.115613" calcext:value-type="float">
            <text:p>11.115613</text:p>
          </table:table-cell>
          <table:table-cell table:formula="of:=SQRT(POWER(ABS([.A1350]-xpos);2)+POWER(ABS([.B1350]-ypos);2))" office:value-type="float" office:value="0.480719601164754" calcext:value-type="float">
            <text:p>0.4807196012</text:p>
          </table:table-cell>
          <table:table-cell/>
          <table:table-cell table:formula="of:=[.J1350]/[.D1350]" office:value-type="float" office:value="0.00924914480130834" calcext:value-type="float">
            <text:p>0.0092491448</text:p>
          </table:table-cell>
          <table:table-cell table:number-columns-repeated="3"/>
          <table:table-cell table:formula="of:=[.C1350]*flaeche" office:value-type="float" office:value="0.0044462452" calcext:value-type="float">
            <text:p>0.0044462452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11.879235" calcext:value-type="float">
            <text:p>11.879235</text:p>
          </table:table-cell>
          <table:table-cell table:formula="of:=SQRT(POWER(ABS([.A1351]-xpos);2)+POWER(ABS([.B1351]-ypos);2))" office:value-type="float" office:value="0.495733586806462" calcext:value-type="float">
            <text:p>0.4957335868</text:p>
          </table:table-cell>
          <table:table-cell/>
          <table:table-cell table:formula="of:=[.J1351]/[.D1351]" office:value-type="float" office:value="0.00958517664822879" calcext:value-type="float">
            <text:p>0.0095851766</text:p>
          </table:table-cell>
          <table:table-cell table:number-columns-repeated="3"/>
          <table:table-cell table:formula="of:=[.C1351]*flaeche" office:value-type="float" office:value="0.004751694" calcext:value-type="float">
            <text:p>0.004751694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12.285869" calcext:value-type="float">
            <text:p>12.285869</text:p>
          </table:table-cell>
          <table:table-cell table:formula="of:=SQRT(POWER(ABS([.A1352]-xpos);2)+POWER(ABS([.B1352]-ypos);2))" office:value-type="float" office:value="0.511121527779842" calcext:value-type="float">
            <text:p>0.5111215278</text:p>
          </table:table-cell>
          <table:table-cell/>
          <table:table-cell table:formula="of:=[.J1352]/[.D1352]" office:value-type="float" office:value="0.00961483195854897" calcext:value-type="float">
            <text:p>0.009614832</text:p>
          </table:table-cell>
          <table:table-cell table:number-columns-repeated="3"/>
          <table:table-cell table:formula="of:=[.C1352]*flaeche" office:value-type="float" office:value="0.0049143476" calcext:value-type="float">
            <text:p>0.0049143476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12.285869" calcext:value-type="float">
            <text:p>12.285869</text:p>
          </table:table-cell>
          <table:table-cell table:formula="of:=SQRT(POWER(ABS([.A1353]-xpos);2)+POWER(ABS([.B1353]-ypos);2))" office:value-type="float" office:value="0.526850658308405" calcext:value-type="float">
            <text:p>0.5268506583</text:p>
          </table:table-cell>
          <table:table-cell/>
          <table:table-cell table:formula="of:=[.J1353]/[.D1353]" office:value-type="float" office:value="0.00932778107515102" calcext:value-type="float">
            <text:p>0.0093277811</text:p>
          </table:table-cell>
          <table:table-cell table:number-columns-repeated="3"/>
          <table:table-cell table:formula="of:=[.C1353]*flaeche" office:value-type="float" office:value="0.0049143476" calcext:value-type="float">
            <text:p>0.00491434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530612" calcext:value-type="float">
            <text:p>0.530612</text:p>
          </table:table-cell>
          <table:table-cell office:value-type="float" office:value="11.879235" calcext:value-type="float">
            <text:p>11.879235</text:p>
          </table:table-cell>
          <table:table-cell table:formula="of:=SQRT(POWER(ABS([.A1354]-xpos);2)+POWER(ABS([.B1354]-ypos);2))" office:value-type="float" office:value="0.542891323459862" calcext:value-type="float">
            <text:p>0.5428913235</text:p>
          </table:table-cell>
          <table:table-cell/>
          <table:table-cell table:formula="of:=[.J1354]/[.D1354]" office:value-type="float" office:value="0.00875256942718723" calcext:value-type="float">
            <text:p>0.0087525694</text:p>
          </table:table-cell>
          <table:table-cell table:number-columns-repeated="3"/>
          <table:table-cell table:formula="of:=[.C1354]*flaeche" office:value-type="float" office:value="0.004751694" calcext:value-type="float">
            <text:p>0.004751694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11.115613" calcext:value-type="float">
            <text:p>11.115613</text:p>
          </table:table-cell>
          <table:table-cell table:formula="of:=SQRT(POWER(ABS([.A1355]-xpos);2)+POWER(ABS([.B1355]-ypos);2))" office:value-type="float" office:value="0.559216715544162" calcext:value-type="float">
            <text:p>0.5592167155</text:p>
          </table:table-cell>
          <table:table-cell/>
          <table:table-cell table:formula="of:=[.J1355]/[.D1355]" office:value-type="float" office:value="0.00795084459461026" calcext:value-type="float">
            <text:p>0.0079508446</text:p>
          </table:table-cell>
          <table:table-cell table:number-columns-repeated="3"/>
          <table:table-cell table:formula="of:=[.C1355]*flaeche" office:value-type="float" office:value="0.0044462452" calcext:value-type="float">
            <text:p>0.0044462452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10.085443" calcext:value-type="float">
            <text:p>10.085443</text:p>
          </table:table-cell>
          <table:table-cell table:formula="of:=SQRT(POWER(ABS([.A1356]-xpos);2)+POWER(ABS([.B1356]-ypos);2))" office:value-type="float" office:value="0.575803435718301" calcext:value-type="float">
            <text:p>0.5758034357</text:p>
          </table:table-cell>
          <table:table-cell/>
          <table:table-cell table:formula="of:=[.J1356]/[.D1356]" office:value-type="float" office:value="0.00700617076896642" calcext:value-type="float">
            <text:p>0.0070061708</text:p>
          </table:table-cell>
          <table:table-cell table:number-columns-repeated="3"/>
          <table:table-cell table:formula="of:=[.C1356]*flaeche" office:value-type="float" office:value="0.0040341772" calcext:value-type="float">
            <text:p>0.0040341772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8.904463" calcext:value-type="float">
            <text:p>8.904463</text:p>
          </table:table-cell>
          <table:table-cell table:formula="of:=SQRT(POWER(ABS([.A1357]-xpos);2)+POWER(ABS([.B1357]-ypos);2))" office:value-type="float" office:value="0.592627985428464" calcext:value-type="float">
            <text:p>0.5926279854</text:p>
          </table:table-cell>
          <table:table-cell/>
          <table:table-cell table:formula="of:=[.J1357]/[.D1357]" office:value-type="float" office:value="0.0060101535661109" calcext:value-type="float">
            <text:p>0.0060101536</text:p>
          </table:table-cell>
          <table:table-cell table:number-columns-repeated="3"/>
          <table:table-cell table:formula="of:=[.C1357]*flaeche" office:value-type="float" office:value="0.0035617852" calcext:value-type="float">
            <text:p>0.0035617852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7.695277" calcext:value-type="float">
            <text:p>7.695277</text:p>
          </table:table-cell>
          <table:table-cell table:formula="of:=SQRT(POWER(ABS([.A1358]-xpos);2)+POWER(ABS([.B1358]-ypos);2))" office:value-type="float" office:value="0.60967141524677" calcext:value-type="float">
            <text:p>0.6096714152</text:p>
          </table:table-cell>
          <table:table-cell/>
          <table:table-cell table:formula="of:=[.J1358]/[.D1358]" office:value-type="float" office:value="0.00504880288467207" calcext:value-type="float">
            <text:p>0.0050488029</text:p>
          </table:table-cell>
          <table:table-cell table:number-columns-repeated="3"/>
          <table:table-cell table:formula="of:=[.C1358]*flaeche" office:value-type="float" office:value="0.0030781108" calcext:value-type="float">
            <text:p>0.0030781108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6.570057" calcext:value-type="float">
            <text:p>6.570057</text:p>
          </table:table-cell>
          <table:table-cell table:formula="of:=SQRT(POWER(ABS([.A1359]-xpos);2)+POWER(ABS([.B1359]-ypos);2))" office:value-type="float" office:value="0.626915873904147" calcext:value-type="float">
            <text:p>0.6269158739</text:p>
          </table:table-cell>
          <table:table-cell/>
          <table:table-cell table:formula="of:=[.J1359]/[.D1359]" office:value-type="float" office:value="0.00419198637232436" calcext:value-type="float">
            <text:p>0.0041919864</text:p>
          </table:table-cell>
          <table:table-cell table:number-columns-repeated="3"/>
          <table:table-cell table:formula="of:=[.C1359]*flaeche" office:value-type="float" office:value="0.0026280228" calcext:value-type="float">
            <text:p>0.0026280228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617496" calcext:value-type="float">
            <text:p>5.617496</text:p>
          </table:table-cell>
          <table:table-cell table:formula="of:=SQRT(POWER(ABS([.A1360]-xpos);2)+POWER(ABS([.B1360]-ypos);2))" office:value-type="float" office:value="0.644345221341014" calcext:value-type="float">
            <text:p>0.6443452213</text:p>
          </table:table-cell>
          <table:table-cell/>
          <table:table-cell table:formula="of:=[.J1360]/[.D1360]" office:value-type="float" office:value="0.00348725857751151" calcext:value-type="float">
            <text:p>0.0034872586</text:p>
          </table:table-cell>
          <table:table-cell table:number-columns-repeated="3"/>
          <table:table-cell table:formula="of:=[.C1360]*flaeche" office:value-type="float" office:value="0.0022469984" calcext:value-type="float">
            <text:p>0.0022469984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895539" calcext:value-type="float">
            <text:p>4.895539</text:p>
          </table:table-cell>
          <table:table-cell table:formula="of:=SQRT(POWER(ABS([.A1361]-xpos);2)+POWER(ABS([.B1361]-ypos);2))" office:value-type="float" office:value="0.661944853069347" calcext:value-type="float">
            <text:p>0.6619448531</text:p>
          </table:table-cell>
          <table:table-cell/>
          <table:table-cell table:formula="of:=[.J1361]/[.D1361]" office:value-type="float" office:value="0.00295827604206003" calcext:value-type="float">
            <text:p>0.002958276</text:p>
          </table:table-cell>
          <table:table-cell table:number-columns-repeated="3"/>
          <table:table-cell table:formula="of:=[.C1361]*flaeche" office:value-type="float" office:value="0.0019582156" calcext:value-type="float">
            <text:p>0.0019582156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429771" calcext:value-type="float">
            <text:p>4.429771</text:p>
          </table:table-cell>
          <table:table-cell table:formula="of:=SQRT(POWER(ABS([.A1362]-xpos);2)+POWER(ABS([.B1362]-ypos);2))" office:value-type="float" office:value="0.679702415346599" calcext:value-type="float">
            <text:p>0.6797024153</text:p>
          </table:table-cell>
          <table:table-cell/>
          <table:table-cell table:formula="of:=[.J1362]/[.D1362]" office:value-type="float" office:value="0.00260688848530346" calcext:value-type="float">
            <text:p>0.0026068885</text:p>
          </table:table-cell>
          <table:table-cell table:number-columns-repeated="3"/>
          <table:table-cell table:formula="of:=[.C1362]*flaeche" office:value-type="float" office:value="0.0017719084" calcext:value-type="float">
            <text:p>0.0017719084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216303" calcext:value-type="float">
            <text:p>4.216303</text:p>
          </table:table-cell>
          <table:table-cell table:formula="of:=SQRT(POWER(ABS([.A1363]-xpos);2)+POWER(ABS([.B1363]-ypos);2))" office:value-type="float" office:value="0.697604174543129" calcext:value-type="float">
            <text:p>0.6976041745</text:p>
          </table:table-cell>
          <table:table-cell/>
          <table:table-cell table:formula="of:=[.J1363]/[.D1363]" office:value-type="float" office:value="0.00241759046396838" calcext:value-type="float">
            <text:p>0.0024175905</text:p>
          </table:table-cell>
          <table:table-cell table:number-columns-repeated="3"/>
          <table:table-cell table:formula="of:=[.C1363]*flaeche" office:value-type="float" office:value="0.0016865212" calcext:value-type="float">
            <text:p>0.0016865212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227676" calcext:value-type="float">
            <text:p>4.227676</text:p>
          </table:table-cell>
          <table:table-cell table:formula="of:=SQRT(POWER(ABS([.A1364]-xpos);2)+POWER(ABS([.B1364]-ypos);2))" office:value-type="float" office:value="0.715640110795922" calcext:value-type="float">
            <text:p>0.7156401108</text:p>
          </table:table-cell>
          <table:table-cell/>
          <table:table-cell table:formula="of:=[.J1364]/[.D1364]" office:value-type="float" office:value="0.00236301791150194" calcext:value-type="float">
            <text:p>0.0023630179</text:p>
          </table:table-cell>
          <table:table-cell table:number-columns-repeated="3"/>
          <table:table-cell table:formula="of:=[.C1364]*flaeche" office:value-type="float" office:value="0.0016910704" calcext:value-type="float">
            <text:p>0.0016910704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4.420269" calcext:value-type="float">
            <text:p>4.420269</text:p>
          </table:table-cell>
          <table:table-cell table:formula="of:=SQRT(POWER(ABS([.A1365]-xpos);2)+POWER(ABS([.B1365]-ypos);2))" office:value-type="float" office:value="0.733800330436012" calcext:value-type="float">
            <text:p>0.7338003304</text:p>
          </table:table-cell>
          <table:table-cell/>
          <table:table-cell table:formula="of:=[.J1365]/[.D1365]" office:value-type="float" office:value="0.00240952140066416" calcext:value-type="float">
            <text:p>0.0024095214</text:p>
          </table:table-cell>
          <table:table-cell table:number-columns-repeated="3"/>
          <table:table-cell table:formula="of:=[.C1365]*flaeche" office:value-type="float" office:value="0.0017681076" calcext:value-type="float">
            <text:p>0.0017681076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4.741958" calcext:value-type="float">
            <text:p>4.741958</text:p>
          </table:table-cell>
          <table:table-cell table:formula="of:=SQRT(POWER(ABS([.A1366]-xpos);2)+POWER(ABS([.B1366]-ypos);2))" office:value-type="float" office:value="0.752075830381485" calcext:value-type="float">
            <text:p>0.7520758304</text:p>
          </table:table-cell>
          <table:table-cell/>
          <table:table-cell table:formula="of:=[.J1366]/[.D1366]" office:value-type="float" office:value="0.00252206376455134" calcext:value-type="float">
            <text:p>0.0025220638</text:p>
          </table:table-cell>
          <table:table-cell table:number-columns-repeated="3"/>
          <table:table-cell table:formula="of:=[.C1366]*flaeche" office:value-type="float" office:value="0.0018967832" calcext:value-type="float">
            <text:p>0.0018967832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13899" calcext:value-type="float">
            <text:p>5.13899</text:p>
          </table:table-cell>
          <table:table-cell table:formula="of:=SQRT(POWER(ABS([.A1367]-xpos);2)+POWER(ABS([.B1367]-ypos);2))" office:value-type="float" office:value="0.770458407227801" calcext:value-type="float">
            <text:p>0.7704584072</text:p>
          </table:table-cell>
          <table:table-cell/>
          <table:table-cell table:formula="of:=[.J1367]/[.D1367]" office:value-type="float" office:value="0.00266801683350601" calcext:value-type="float">
            <text:p>0.0026680168</text:p>
          </table:table-cell>
          <table:table-cell table:number-columns-repeated="3"/>
          <table:table-cell table:formula="of:=[.C1367]*flaeche" office:value-type="float" office:value="0.002055596" calcext:value-type="float">
            <text:p>0.002055596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561524" calcext:value-type="float">
            <text:p>5.561524</text:p>
          </table:table-cell>
          <table:table-cell table:formula="of:=SQRT(POWER(ABS([.A1368]-xpos);2)+POWER(ABS([.B1368]-ypos);2))" office:value-type="float" office:value="0.788941484188149" calcext:value-type="float">
            <text:p>0.7889414842</text:p>
          </table:table-cell>
          <table:table-cell/>
          <table:table-cell table:formula="of:=[.J1368]/[.D1368]" office:value-type="float" office:value="0.0028197396696527" calcext:value-type="float">
            <text:p>0.0028197397</text:p>
          </table:table-cell>
          <table:table-cell table:number-columns-repeated="3"/>
          <table:table-cell table:formula="of:=[.C1368]*flaeche" office:value-type="float" office:value="0.0022246096" calcext:value-type="float">
            <text:p>0.0022246096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967652" calcext:value-type="float">
            <text:p>5.967652</text:p>
          </table:table-cell>
          <table:table-cell table:formula="of:=SQRT(POWER(ABS([.A1369]-xpos);2)+POWER(ABS([.B1369]-ypos);2))" office:value-type="float" office:value="0.8075164114549" calcext:value-type="float">
            <text:p>0.8075164115</text:p>
          </table:table-cell>
          <table:table-cell/>
          <table:table-cell table:formula="of:=[.J1369]/[.D1369]" office:value-type="float" office:value="0.00295605236765311" calcext:value-type="float">
            <text:p>0.0029560524</text:p>
          </table:table-cell>
          <table:table-cell table:number-columns-repeated="3"/>
          <table:table-cell table:formula="of:=[.C1369]*flaeche" office:value-type="float" office:value="0.0023870608" calcext:value-type="float">
            <text:p>0.0023870608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326064" calcext:value-type="float">
            <text:p>6.326064</text:p>
          </table:table-cell>
          <table:table-cell table:formula="of:=SQRT(POWER(ABS([.A1370]-xpos);2)+POWER(ABS([.B1370]-ypos);2))" office:value-type="float" office:value="0.826177836178749" calcext:value-type="float">
            <text:p>0.8261778362</text:p>
          </table:table-cell>
          <table:table-cell/>
          <table:table-cell table:formula="of:=[.J1370]/[.D1370]" office:value-type="float" office:value="0.00306280983244935" calcext:value-type="float">
            <text:p>0.0030628098</text:p>
          </table:table-cell>
          <table:table-cell table:number-columns-repeated="3"/>
          <table:table-cell table:formula="of:=[.C1370]*flaeche" office:value-type="float" office:value="0.0025304256" calcext:value-type="float">
            <text:p>0.0025304256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617458" calcext:value-type="float">
            <text:p>6.617458</text:p>
          </table:table-cell>
          <table:table-cell table:formula="of:=SQRT(POWER(ABS([.A1371]-xpos);2)+POWER(ABS([.B1371]-ypos);2))" office:value-type="float" office:value="0.84492002707061" calcext:value-type="float">
            <text:p>0.8449200271</text:p>
          </table:table-cell>
          <table:table-cell/>
          <table:table-cell table:formula="of:=[.J1371]/[.D1371]" office:value-type="float" office:value="0.00313282099511507" calcext:value-type="float">
            <text:p>0.003132821</text:p>
          </table:table-cell>
          <table:table-cell table:number-columns-repeated="3"/>
          <table:table-cell table:formula="of:=[.C1371]*flaeche" office:value-type="float" office:value="0.0026469832" calcext:value-type="float">
            <text:p>0.0026469832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8347" calcext:value-type="float">
            <text:p>6.8347</text:p>
          </table:table-cell>
          <table:table-cell table:formula="of:=SQRT(POWER(ABS([.A1372]-xpos);2)+POWER(ABS([.B1372]-ypos);2))" office:value-type="float" office:value="0.863737726526403" calcext:value-type="float">
            <text:p>0.8637377265</text:p>
          </table:table-cell>
          <table:table-cell/>
          <table:table-cell table:formula="of:=[.J1372]/[.D1372]" office:value-type="float" office:value="0.00316517377444486" calcext:value-type="float">
            <text:p>0.0031651738</text:p>
          </table:table-cell>
          <table:table-cell table:number-columns-repeated="3"/>
          <table:table-cell table:formula="of:=[.C1372]*flaeche" office:value-type="float" office:value="0.00273388" calcext:value-type="float">
            <text:p>0.00273388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981559" calcext:value-type="float">
            <text:p>6.981559</text:p>
          </table:table-cell>
          <table:table-cell table:formula="of:=SQRT(POWER(ABS([.A1373]-xpos);2)+POWER(ABS([.B1373]-ypos);2))" office:value-type="float" office:value="0.882626105003132" calcext:value-type="float">
            <text:p>0.882626105</text:p>
          </table:table-cell>
          <table:table-cell/>
          <table:table-cell table:formula="of:=[.J1373]/[.D1373]" office:value-type="float" office:value="0.00316399388616552" calcext:value-type="float">
            <text:p>0.0031639939</text:p>
          </table:table-cell>
          <table:table-cell table:number-columns-repeated="3"/>
          <table:table-cell table:formula="of:=[.C1373]*flaeche" office:value-type="float" office:value="0.0027926236" calcext:value-type="float">
            <text:p>0.0027926236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7.069984" calcext:value-type="float">
            <text:p>7.069984</text:p>
          </table:table-cell>
          <table:table-cell table:formula="of:=SQRT(POWER(ABS([.A1374]-xpos);2)+POWER(ABS([.B1374]-ypos);2))" office:value-type="float" office:value="0.901581650611857" calcext:value-type="float">
            <text:p>0.9015816506</text:p>
          </table:table-cell>
          <table:table-cell/>
          <table:table-cell table:formula="of:=[.J1374]/[.D1374]" office:value-type="float" office:value="0.00313670270250153" calcext:value-type="float">
            <text:p>0.0031367027</text:p>
          </table:table-cell>
          <table:table-cell table:number-columns-repeated="3"/>
          <table:table-cell table:formula="of:=[.C1374]*flaeche" office:value-type="float" office:value="0.0028279936" calcext:value-type="float">
            <text:p>0.0028279936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7.116182" calcext:value-type="float">
            <text:p>7.116182</text:p>
          </table:table-cell>
          <table:table-cell table:formula="of:=SQRT(POWER(ABS([.A1375]-xpos);2)+POWER(ABS([.B1375]-ypos);2))" office:value-type="float" office:value="0.920598414293659" calcext:value-type="float">
            <text:p>0.9205984143</text:p>
          </table:table-cell>
          <table:table-cell/>
          <table:table-cell table:formula="of:=[.J1375]/[.D1375]" office:value-type="float" office:value="0.00309198099388862" calcext:value-type="float">
            <text:p>0.003091981</text:p>
          </table:table-cell>
          <table:table-cell table:number-columns-repeated="3"/>
          <table:table-cell table:formula="of:=[.C1375]*flaeche" office:value-type="float" office:value="0.0028464728" calcext:value-type="float">
            <text:p>0.0028464728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7.13612" calcext:value-type="float">
            <text:p>7.13612</text:p>
          </table:table-cell>
          <table:table-cell table:formula="of:=SQRT(POWER(ABS([.A1376]-xpos);2)+POWER(ABS([.B1376]-ypos);2))" office:value-type="float" office:value="0.939673550233271" calcext:value-type="float">
            <text:p>0.9396735502</text:p>
          </table:table-cell>
          <table:table-cell/>
          <table:table-cell table:formula="of:=[.J1376]/[.D1376]" office:value-type="float" office:value="0.00303770176279985" calcext:value-type="float">
            <text:p>0.0030377018</text:p>
          </table:table-cell>
          <table:table-cell table:number-columns-repeated="3"/>
          <table:table-cell table:formula="of:=[.C1376]*flaeche" office:value-type="float" office:value="0.002854448" calcext:value-type="float">
            <text:p>0.002854448</text:p>
          </table:table-cell>
          <table:table-cell table:number-columns-repeated="6"/>
        </table:table-row>
        <table:table-row table:style-name="ro1">
          <table:table-cell office:value-type="float" office:value="0.530612" calcext:value-type="float">
            <text:p>0.530612</text:p>
          </table:table-cell>
          <table:table-cell office:value-type="float" office:value="1" calcext:value-type="float">
            <text:p>1</text:p>
          </table:table-cell>
          <table:table-cell office:value-type="float" office:value="7.141363" calcext:value-type="float">
            <text:p>7.141363</text:p>
          </table:table-cell>
          <table:table-cell table:formula="of:=SQRT(POWER(ABS([.A1377]-xpos);2)+POWER(ABS([.B1377]-ypos);2))" office:value-type="float" office:value="0.958803574536516" calcext:value-type="float">
            <text:p>0.9588035745</text:p>
          </table:table-cell>
          <table:table-cell/>
          <table:table-cell table:formula="of:=[.J1377]/[.D1377]" office:value-type="float" office:value="0.0029792809245427" calcext:value-type="float">
            <text:p>0.0029792809</text:p>
          </table:table-cell>
          <table:table-cell table:number-columns-repeated="3"/>
          <table:table-cell table:formula="of:=[.C1377]*flaeche" office:value-type="float" office:value="0.0028565452" calcext:value-type="float">
            <text:p>0.002856545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378]-xpos);2)+POWER(ABS([.B1378]-ypos);2))" office:value-type="float" office:value="0.223606797749979" calcext:value-type="float">
            <text:p>0.2236067977</text:p>
          </table:table-cell>
          <table:table-cell/>
          <table:table-cell table:formula="of:=[.J1378]/[.D1378]" office:value-type="float" office:value="0" calcext:value-type="float">
            <text:p>0</text:p>
          </table:table-cell>
          <table:table-cell table:number-columns-repeated="3"/>
          <table:table-cell table:formula="of:=[.C1378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" calcext:value-type="float">
            <text:p>0</text:p>
          </table:table-cell>
          <table:table-cell office:value-type="float" office:value="6.91208" calcext:value-type="float">
            <text:p>6.91208</text:p>
          </table:table-cell>
          <table:table-cell table:formula="of:=SQRT(POWER(ABS([.A1379]-xpos);2)+POWER(ABS([.B1379]-ypos);2))" office:value-type="float" office:value="0.364986356457334" calcext:value-type="float">
            <text:p>0.3649863565</text:p>
          </table:table-cell>
          <table:table-cell/>
          <table:table-cell table:formula="of:=[.J1379]/[.D1379]" office:value-type="float" office:value="0.00757516534819625" calcext:value-type="float">
            <text:p>0.0075751653</text:p>
          </table:table-cell>
          <table:table-cell table:number-columns-repeated="3"/>
          <table:table-cell table:formula="of:=[.C1379]*flaeche" office:value-type="float" office:value="0.002764832" calcext:value-type="float">
            <text:p>0.002764832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6.910228" calcext:value-type="float">
            <text:p>6.910228</text:p>
          </table:table-cell>
          <table:table-cell table:formula="of:=SQRT(POWER(ABS([.A1380]-xpos);2)+POWER(ABS([.B1380]-ypos);2))" office:value-type="float" office:value="0.359930447258911" calcext:value-type="float">
            <text:p>0.3599304473</text:p>
          </table:table-cell>
          <table:table-cell/>
          <table:table-cell table:formula="of:=[.J1380]/[.D1380]" office:value-type="float" office:value="0.00767951480918114" calcext:value-type="float">
            <text:p>0.0076795148</text:p>
          </table:table-cell>
          <table:table-cell table:number-columns-repeated="3"/>
          <table:table-cell table:formula="of:=[.C1380]*flaeche" office:value-type="float" office:value="0.0027640912" calcext:value-type="float">
            <text:p>0.0027640912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6.900431" calcext:value-type="float">
            <text:p>6.900431</text:p>
          </table:table-cell>
          <table:table-cell table:formula="of:=SQRT(POWER(ABS([.A1381]-xpos);2)+POWER(ABS([.B1381]-ypos);2))" office:value-type="float" office:value="0.355974417979719" calcext:value-type="float">
            <text:p>0.355974418</text:p>
          </table:table-cell>
          <table:table-cell/>
          <table:table-cell table:formula="of:=[.J1381]/[.D1381]" office:value-type="float" office:value="0.00775385044707694" calcext:value-type="float">
            <text:p>0.0077538504</text:p>
          </table:table-cell>
          <table:table-cell table:number-columns-repeated="3"/>
          <table:table-cell table:formula="of:=[.C1381]*flaeche" office:value-type="float" office:value="0.0027601724" calcext:value-type="float">
            <text:p>0.002760172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870969" calcext:value-type="float">
            <text:p>6.870969</text:p>
          </table:table-cell>
          <table:table-cell table:formula="of:=SQRT(POWER(ABS([.A1382]-xpos);2)+POWER(ABS([.B1382]-ypos);2))" office:value-type="float" office:value="0.353155232972697" calcext:value-type="float">
            <text:p>0.353155233</text:p>
          </table:table-cell>
          <table:table-cell/>
          <table:table-cell table:formula="of:=[.J1382]/[.D1382]" office:value-type="float" office:value="0.00778237823878567" calcext:value-type="float">
            <text:p>0.0077823782</text:p>
          </table:table-cell>
          <table:table-cell table:number-columns-repeated="3"/>
          <table:table-cell table:formula="of:=[.C1382]*flaeche" office:value-type="float" office:value="0.0027483876" calcext:value-type="float">
            <text:p>0.0027483876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805411" calcext:value-type="float">
            <text:p>6.805411</text:p>
          </table:table-cell>
          <table:table-cell table:formula="of:=SQRT(POWER(ABS([.A1383]-xpos);2)+POWER(ABS([.B1383]-ypos);2))" office:value-type="float" office:value="0.351500195005636" calcext:value-type="float">
            <text:p>0.351500195</text:p>
          </table:table-cell>
          <table:table-cell/>
          <table:table-cell table:formula="of:=[.J1383]/[.D1383]" office:value-type="float" office:value="0.00774441789415324" calcext:value-type="float">
            <text:p>0.0077444179</text:p>
          </table:table-cell>
          <table:table-cell table:number-columns-repeated="3"/>
          <table:table-cell table:formula="of:=[.C1383]*flaeche" office:value-type="float" office:value="0.0027221644" calcext:value-type="float">
            <text:p>0.002722164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686609" calcext:value-type="float">
            <text:p>6.686609</text:p>
          </table:table-cell>
          <table:table-cell table:formula="of:=SQRT(POWER(ABS([.A1384]-xpos);2)+POWER(ABS([.B1384]-ypos);2))" office:value-type="float" office:value="0.351025933630266" calcext:value-type="float">
            <text:p>0.3510259336</text:p>
          </table:table-cell>
          <table:table-cell/>
          <table:table-cell table:formula="of:=[.J1384]/[.D1384]" office:value-type="float" office:value="0.00761950426949705" calcext:value-type="float">
            <text:p>0.0076195043</text:p>
          </table:table-cell>
          <table:table-cell table:number-columns-repeated="3"/>
          <table:table-cell table:formula="of:=[.C1384]*flaeche" office:value-type="float" office:value="0.0026746436" calcext:value-type="float">
            <text:p>0.0026746436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501066" calcext:value-type="float">
            <text:p>6.501066</text:p>
          </table:table-cell>
          <table:table-cell table:formula="of:=SQRT(POWER(ABS([.A1385]-xpos);2)+POWER(ABS([.B1385]-ypos);2))" office:value-type="float" office:value="0.351737114904015" calcext:value-type="float">
            <text:p>0.3517371149</text:p>
          </table:table-cell>
          <table:table-cell/>
          <table:table-cell table:formula="of:=[.J1385]/[.D1385]" office:value-type="float" office:value="0.00739309640584739" calcext:value-type="float">
            <text:p>0.0073930964</text:p>
          </table:table-cell>
          <table:table-cell table:number-columns-repeated="3"/>
          <table:table-cell table:formula="of:=[.C1385]*flaeche" office:value-type="float" office:value="0.0026004264" calcext:value-type="float">
            <text:p>0.002600426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24289" calcext:value-type="float">
            <text:p>6.24289</text:p>
          </table:table-cell>
          <table:table-cell table:formula="of:=SQRT(POWER(ABS([.A1386]-xpos);2)+POWER(ABS([.B1386]-ypos);2))" office:value-type="float" office:value="0.353626586739459" calcext:value-type="float">
            <text:p>0.3536265867</text:p>
          </table:table-cell>
          <table:table-cell/>
          <table:table-cell table:formula="of:=[.J1386]/[.D1386]" office:value-type="float" office:value="0.00706156181022619" calcext:value-type="float">
            <text:p>0.0070615618</text:p>
          </table:table-cell>
          <table:table-cell table:number-columns-repeated="3"/>
          <table:table-cell table:formula="of:=[.C1386]*flaeche" office:value-type="float" office:value="0.002497156" calcext:value-type="float">
            <text:p>0.002497156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916661" calcext:value-type="float">
            <text:p>5.916661</text:p>
          </table:table-cell>
          <table:table-cell table:formula="of:=SQRT(POWER(ABS([.A1387]-xpos);2)+POWER(ABS([.B1387]-ypos);2))" office:value-type="float" office:value="0.356675623816655" calcext:value-type="float">
            <text:p>0.3566756238</text:p>
          </table:table-cell>
          <table:table-cell/>
          <table:table-cell table:formula="of:=[.J1387]/[.D1387]" office:value-type="float" office:value="0.00663534102688373" calcext:value-type="float">
            <text:p>0.006635341</text:p>
          </table:table-cell>
          <table:table-cell table:number-columns-repeated="3"/>
          <table:table-cell table:formula="of:=[.C1387]*flaeche" office:value-type="float" office:value="0.0023666644" calcext:value-type="float">
            <text:p>0.002366664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538902" calcext:value-type="float">
            <text:p>5.538902</text:p>
          </table:table-cell>
          <table:table-cell table:formula="of:=SQRT(POWER(ABS([.A1388]-xpos);2)+POWER(ABS([.B1388]-ypos);2))" office:value-type="float" office:value="0.360854834149412" calcext:value-type="float">
            <text:p>0.3608548341</text:p>
          </table:table-cell>
          <table:table-cell/>
          <table:table-cell table:formula="of:=[.J1388]/[.D1388]" office:value-type="float" office:value="0.00613975646251879" calcext:value-type="float">
            <text:p>0.0061397565</text:p>
          </table:table-cell>
          <table:table-cell table:number-columns-repeated="3"/>
          <table:table-cell table:formula="of:=[.C1388]*flaeche" office:value-type="float" office:value="0.0022155608" calcext:value-type="float">
            <text:p>0.0022155608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138136" calcext:value-type="float">
            <text:p>5.138136</text:p>
          </table:table-cell>
          <table:table-cell table:formula="of:=SQRT(POWER(ABS([.A1389]-xpos);2)+POWER(ABS([.B1389]-ypos);2))" office:value-type="float" office:value="0.366125802319367" calcext:value-type="float">
            <text:p>0.3661258023</text:p>
          </table:table-cell>
          <table:table-cell/>
          <table:table-cell table:formula="of:=[.J1389]/[.D1389]" office:value-type="float" office:value="0.00561351968908006" calcext:value-type="float">
            <text:p>0.0056135197</text:p>
          </table:table-cell>
          <table:table-cell table:number-columns-repeated="3"/>
          <table:table-cell table:formula="of:=[.C1389]*flaeche" office:value-type="float" office:value="0.0020552544" calcext:value-type="float">
            <text:p>0.002055254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4.753621" calcext:value-type="float">
            <text:p>4.753621</text:p>
          </table:table-cell>
          <table:table-cell table:formula="of:=SQRT(POWER(ABS([.A1390]-xpos);2)+POWER(ABS([.B1390]-ypos);2))" office:value-type="float" office:value="0.372441673957145" calcext:value-type="float">
            <text:p>0.372441674</text:p>
          </table:table-cell>
          <table:table-cell/>
          <table:table-cell table:formula="of:=[.J1390]/[.D1390]" office:value-type="float" office:value="0.00510535886007964" calcext:value-type="float">
            <text:p>0.0051053589</text:p>
          </table:table-cell>
          <table:table-cell table:number-columns-repeated="3"/>
          <table:table-cell table:formula="of:=[.C1390]*flaeche" office:value-type="float" office:value="0.0019014484" calcext:value-type="float">
            <text:p>0.001901448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4.432773" calcext:value-type="float">
            <text:p>4.432773</text:p>
          </table:table-cell>
          <table:table-cell table:formula="of:=SQRT(POWER(ABS([.A1391]-xpos);2)+POWER(ABS([.B1391]-ypos);2))" office:value-type="float" office:value="0.379750537595406" calcext:value-type="float">
            <text:p>0.3797505376</text:p>
          </table:table-cell>
          <table:table-cell/>
          <table:table-cell table:formula="of:=[.J1391]/[.D1391]" office:value-type="float" office:value="0.00466914204052848" calcext:value-type="float">
            <text:p>0.004669142</text:p>
          </table:table-cell>
          <table:table-cell table:number-columns-repeated="3"/>
          <table:table-cell table:formula="of:=[.C1391]*flaeche" office:value-type="float" office:value="0.0017731092" calcext:value-type="float">
            <text:p>0.0017731092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227196" calcext:value-type="float">
            <text:p>4.227196</text:p>
          </table:table-cell>
          <table:table-cell table:formula="of:=SQRT(POWER(ABS([.A1392]-xpos);2)+POWER(ABS([.B1392]-ypos);2))" office:value-type="float" office:value="0.387996280956403" calcext:value-type="float">
            <text:p>0.387996281</text:p>
          </table:table-cell>
          <table:table-cell/>
          <table:table-cell table:formula="of:=[.J1392]/[.D1392]" office:value-type="float" office:value="0.00435797579253084" calcext:value-type="float">
            <text:p>0.0043579758</text:p>
          </table:table-cell>
          <table:table-cell table:number-columns-repeated="3"/>
          <table:table-cell table:formula="of:=[.C1392]*flaeche" office:value-type="float" office:value="0.0016908784" calcext:value-type="float">
            <text:p>0.001690878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187235" calcext:value-type="float">
            <text:p>4.187235</text:p>
          </table:table-cell>
          <table:table-cell table:formula="of:=SQRT(POWER(ABS([.A1393]-xpos);2)+POWER(ABS([.B1393]-ypos);2))" office:value-type="float" office:value="0.397120548695229" calcext:value-type="float">
            <text:p>0.3971205487</text:p>
          </table:table-cell>
          <table:table-cell/>
          <table:table-cell table:formula="of:=[.J1393]/[.D1393]" office:value-type="float" office:value="0.00421759590507969" calcext:value-type="float">
            <text:p>0.0042175959</text:p>
          </table:table-cell>
          <table:table-cell table:number-columns-repeated="3"/>
          <table:table-cell table:formula="of:=[.C1393]*flaeche" office:value-type="float" office:value="0.001674894" calcext:value-type="float">
            <text:p>0.00167489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35527" calcext:value-type="float">
            <text:p>4.35527</text:p>
          </table:table-cell>
          <table:table-cell table:formula="of:=SQRT(POWER(ABS([.A1394]-xpos);2)+POWER(ABS([.B1394]-ypos);2))" office:value-type="float" office:value="0.407064269230302" calcext:value-type="float">
            <text:p>0.4070642692</text:p>
          </table:table-cell>
          <table:table-cell/>
          <table:table-cell table:formula="of:=[.J1394]/[.D1394]" office:value-type="float" office:value="0.00427968783232698" calcext:value-type="float">
            <text:p>0.0042796878</text:p>
          </table:table-cell>
          <table:table-cell table:number-columns-repeated="3"/>
          <table:table-cell table:formula="of:=[.C1394]*flaeche" office:value-type="float" office:value="0.001742108" calcext:value-type="float">
            <text:p>0.001742108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758368" calcext:value-type="float">
            <text:p>4.758368</text:p>
          </table:table-cell>
          <table:table-cell table:formula="of:=SQRT(POWER(ABS([.A1395]-xpos);2)+POWER(ABS([.B1395]-ypos);2))" office:value-type="float" office:value="0.417769475142692" calcext:value-type="float">
            <text:p>0.4177694751</text:p>
          </table:table-cell>
          <table:table-cell/>
          <table:table-cell table:formula="of:=[.J1395]/[.D1395]" office:value-type="float" office:value="0.00455597479770369" calcext:value-type="float">
            <text:p>0.0045559748</text:p>
          </table:table-cell>
          <table:table-cell table:number-columns-repeated="3"/>
          <table:table-cell table:formula="of:=[.C1395]*flaeche" office:value-type="float" office:value="0.0019033472" calcext:value-type="float">
            <text:p>0.0019033472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401269" calcext:value-type="float">
            <text:p>5.401269</text:p>
          </table:table-cell>
          <table:table-cell table:formula="of:=SQRT(POWER(ABS([.A1396]-xpos);2)+POWER(ABS([.B1396]-ypos);2))" office:value-type="float" office:value="0.429178179921813" calcext:value-type="float">
            <text:p>0.4291781799</text:p>
          </table:table-cell>
          <table:table-cell/>
          <table:table-cell table:formula="of:=[.J1396]/[.D1396]" office:value-type="float" office:value="0.00503405741734959" calcext:value-type="float">
            <text:p>0.0050340574</text:p>
          </table:table-cell>
          <table:table-cell table:number-columns-repeated="3"/>
          <table:table-cell table:formula="of:=[.C1396]*flaeche" office:value-type="float" office:value="0.0021605076" calcext:value-type="float">
            <text:p>0.0021605076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6.260922" calcext:value-type="float">
            <text:p>6.260922</text:p>
          </table:table-cell>
          <table:table-cell table:formula="of:=SQRT(POWER(ABS([.A1397]-xpos);2)+POWER(ABS([.B1397]-ypos);2))" office:value-type="float" office:value="0.441236284556245" calcext:value-type="float">
            <text:p>0.4412362846</text:p>
          </table:table-cell>
          <table:table-cell/>
          <table:table-cell table:formula="of:=[.J1397]/[.D1397]" office:value-type="float" office:value="0.00567579976456076" calcext:value-type="float">
            <text:p>0.0056757998</text:p>
          </table:table-cell>
          <table:table-cell table:number-columns-repeated="3"/>
          <table:table-cell table:formula="of:=[.C1397]*flaeche" office:value-type="float" office:value="0.0025043688" calcext:value-type="float">
            <text:p>0.0025043688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7.283911" calcext:value-type="float">
            <text:p>7.283911</text:p>
          </table:table-cell>
          <table:table-cell table:formula="of:=SQRT(POWER(ABS([.A1398]-xpos);2)+POWER(ABS([.B1398]-ypos);2))" office:value-type="float" office:value="0.45389203608898" calcext:value-type="float">
            <text:p>0.4538920361</text:p>
          </table:table-cell>
          <table:table-cell/>
          <table:table-cell table:formula="of:=[.J1398]/[.D1398]" office:value-type="float" office:value="0.00641906922426996" calcext:value-type="float">
            <text:p>0.0064190692</text:p>
          </table:table-cell>
          <table:table-cell table:number-columns-repeated="3"/>
          <table:table-cell table:formula="of:=[.C1398]*flaeche" office:value-type="float" office:value="0.0029135644" calcext:value-type="float">
            <text:p>0.002913564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8.388098" calcext:value-type="float">
            <text:p>8.388098</text:p>
          </table:table-cell>
          <table:table-cell table:formula="of:=SQRT(POWER(ABS([.A1399]-xpos);2)+POWER(ABS([.B1399]-ypos);2))" office:value-type="float" office:value="0.46709685823071" calcext:value-type="float">
            <text:p>0.4670968582</text:p>
          </table:table-cell>
          <table:table-cell/>
          <table:table-cell table:formula="of:=[.J1399]/[.D1399]" office:value-type="float" office:value="0.00718317655295119" calcext:value-type="float">
            <text:p>0.0071831766</text:p>
          </table:table-cell>
          <table:table-cell table:number-columns-repeated="3"/>
          <table:table-cell table:formula="of:=[.C1399]*flaeche" office:value-type="float" office:value="0.0033552392" calcext:value-type="float">
            <text:p>0.0033552392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9.469496" calcext:value-type="float">
            <text:p>9.469496</text:p>
          </table:table-cell>
          <table:table-cell table:formula="of:=SQRT(POWER(ABS([.A1400]-xpos);2)+POWER(ABS([.B1400]-ypos);2))" office:value-type="float" office:value="0.480805514154112" calcext:value-type="float">
            <text:p>0.4808055142</text:p>
          </table:table-cell>
          <table:table-cell/>
          <table:table-cell table:formula="of:=[.J1400]/[.D1400]" office:value-type="float" office:value="0.00787802612177593" calcext:value-type="float">
            <text:p>0.0078780261</text:p>
          </table:table-cell>
          <table:table-cell table:number-columns-repeated="3"/>
          <table:table-cell table:formula="of:=[.C1400]*flaeche" office:value-type="float" office:value="0.0037877984" calcext:value-type="float">
            <text:p>0.003787798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10.414431" calcext:value-type="float">
            <text:p>10.414431</text:p>
          </table:table-cell>
          <table:table-cell table:formula="of:=SQRT(POWER(ABS([.A1401]-xpos);2)+POWER(ABS([.B1401]-ypos);2))" office:value-type="float" office:value="0.494976848751535" calcext:value-type="float">
            <text:p>0.4949768488</text:p>
          </table:table-cell>
          <table:table-cell/>
          <table:table-cell table:formula="of:=[.J1401]/[.D1401]" office:value-type="float" office:value="0.0084160954406397" calcext:value-type="float">
            <text:p>0.0084160954</text:p>
          </table:table-cell>
          <table:table-cell table:number-columns-repeated="3"/>
          <table:table-cell table:formula="of:=[.C1401]*flaeche" office:value-type="float" office:value="0.0041657724" calcext:value-type="float">
            <text:p>0.004165772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11.115613" calcext:value-type="float">
            <text:p>11.115613</text:p>
          </table:table-cell>
          <table:table-cell table:formula="of:=SQRT(POWER(ABS([.A1402]-xpos);2)+POWER(ABS([.B1402]-ypos);2))" office:value-type="float" office:value="0.509570932200808" calcext:value-type="float">
            <text:p>0.5095709322</text:p>
          </table:table-cell>
          <table:table-cell/>
          <table:table-cell table:formula="of:=[.J1402]/[.D1402]" office:value-type="float" office:value="0.00872546866203086" calcext:value-type="float">
            <text:p>0.0087254687</text:p>
          </table:table-cell>
          <table:table-cell table:number-columns-repeated="3"/>
          <table:table-cell table:formula="of:=[.C1402]*flaeche" office:value-type="float" office:value="0.0044462452" calcext:value-type="float">
            <text:p>0.0044462452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11.489211" calcext:value-type="float">
            <text:p>11.489211</text:p>
          </table:table-cell>
          <table:table-cell table:formula="of:=SQRT(POWER(ABS([.A1403]-xpos);2)+POWER(ABS([.B1403]-ypos);2))" office:value-type="float" office:value="0.524553106954863" calcext:value-type="float">
            <text:p>0.524553107</text:p>
          </table:table-cell>
          <table:table-cell/>
          <table:table-cell table:formula="of:=[.J1403]/[.D1403]" office:value-type="float" office:value="0.00876114227342753" calcext:value-type="float">
            <text:p>0.0087611423</text:p>
          </table:table-cell>
          <table:table-cell table:number-columns-repeated="3"/>
          <table:table-cell table:formula="of:=[.C1403]*flaeche" office:value-type="float" office:value="0.0045956844" calcext:value-type="float">
            <text:p>0.004595684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11.489211" calcext:value-type="float">
            <text:p>11.489211</text:p>
          </table:table-cell>
          <table:table-cell table:formula="of:=SQRT(POWER(ABS([.A1404]-xpos);2)+POWER(ABS([.B1404]-ypos);2))" office:value-type="float" office:value="0.539891064952922" calcext:value-type="float">
            <text:p>0.539891065</text:p>
          </table:table-cell>
          <table:table-cell/>
          <table:table-cell table:formula="of:=[.J1404]/[.D1404]" office:value-type="float" office:value="0.00851224385497238" calcext:value-type="float">
            <text:p>0.0085122439</text:p>
          </table:table-cell>
          <table:table-cell table:number-columns-repeated="3"/>
          <table:table-cell table:formula="of:=[.C1404]*flaeche" office:value-type="float" office:value="0.0045956844" calcext:value-type="float">
            <text:p>0.004595684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11.115613" calcext:value-type="float">
            <text:p>11.115613</text:p>
          </table:table-cell>
          <table:table-cell table:formula="of:=SQRT(POWER(ABS([.A1405]-xpos);2)+POWER(ABS([.B1405]-ypos);2))" office:value-type="float" office:value="0.555555339227336" calcext:value-type="float">
            <text:p>0.5555553392</text:p>
          </table:table-cell>
          <table:table-cell/>
          <table:table-cell table:formula="of:=[.J1405]/[.D1405]" office:value-type="float" office:value="0.00800324447638974" calcext:value-type="float">
            <text:p>0.0080032445</text:p>
          </table:table-cell>
          <table:table-cell table:number-columns-repeated="3"/>
          <table:table-cell table:formula="of:=[.C1405]*flaeche" office:value-type="float" office:value="0.0044462452" calcext:value-type="float">
            <text:p>0.004446245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55102" calcext:value-type="float">
            <text:p>0.55102</text:p>
          </table:table-cell>
          <table:table-cell office:value-type="float" office:value="10.414431" calcext:value-type="float">
            <text:p>10.414431</text:p>
          </table:table-cell>
          <table:table-cell table:formula="of:=SQRT(POWER(ABS([.A1406]-xpos);2)+POWER(ABS([.B1406]-ypos);2))" office:value-type="float" office:value="0.571519099243411" calcext:value-type="float">
            <text:p>0.5715190992</text:p>
          </table:table-cell>
          <table:table-cell/>
          <table:table-cell table:formula="of:=[.J1406]/[.D1406]" office:value-type="float" office:value="0.00728894695822893" calcext:value-type="float">
            <text:p>0.007288947</text:p>
          </table:table-cell>
          <table:table-cell table:number-columns-repeated="3"/>
          <table:table-cell table:formula="of:=[.C1406]*flaeche" office:value-type="float" office:value="0.0041657724" calcext:value-type="float">
            <text:p>0.004165772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9.469496" calcext:value-type="float">
            <text:p>9.469496</text:p>
          </table:table-cell>
          <table:table-cell table:formula="of:=SQRT(POWER(ABS([.A1407]-xpos);2)+POWER(ABS([.B1407]-ypos);2))" office:value-type="float" office:value="0.587758745099552" calcext:value-type="float">
            <text:p>0.5877587451</text:p>
          </table:table-cell>
          <table:table-cell/>
          <table:table-cell table:formula="of:=[.J1407]/[.D1407]" office:value-type="float" office:value="0.0064444781665621" calcext:value-type="float">
            <text:p>0.0064444782</text:p>
          </table:table-cell>
          <table:table-cell table:number-columns-repeated="3"/>
          <table:table-cell table:formula="of:=[.C1407]*flaeche" office:value-type="float" office:value="0.0037877984" calcext:value-type="float">
            <text:p>0.003787798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8.388098" calcext:value-type="float">
            <text:p>8.388098</text:p>
          </table:table-cell>
          <table:table-cell table:formula="of:=SQRT(POWER(ABS([.A1408]-xpos);2)+POWER(ABS([.B1408]-ypos);2))" office:value-type="float" office:value="0.60425050680078" calcext:value-type="float">
            <text:p>0.6042505068</text:p>
          </table:table-cell>
          <table:table-cell/>
          <table:table-cell table:formula="of:=[.J1408]/[.D1408]" office:value-type="float" office:value="0.00555272881402185" calcext:value-type="float">
            <text:p>0.0055527288</text:p>
          </table:table-cell>
          <table:table-cell table:number-columns-repeated="3"/>
          <table:table-cell table:formula="of:=[.C1408]*flaeche" office:value-type="float" office:value="0.0033552392" calcext:value-type="float">
            <text:p>0.0033552392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7.283911" calcext:value-type="float">
            <text:p>7.283911</text:p>
          </table:table-cell>
          <table:table-cell table:formula="of:=SQRT(POWER(ABS([.A1409]-xpos);2)+POWER(ABS([.B1409]-ypos);2))" office:value-type="float" office:value="0.620975023994524" calcext:value-type="float">
            <text:p>0.620975024</text:p>
          </table:table-cell>
          <table:table-cell/>
          <table:table-cell table:formula="of:=[.J1409]/[.D1409]" office:value-type="float" office:value="0.00469191881705325" calcext:value-type="float">
            <text:p>0.0046919188</text:p>
          </table:table-cell>
          <table:table-cell table:number-columns-repeated="3"/>
          <table:table-cell table:formula="of:=[.C1409]*flaeche" office:value-type="float" office:value="0.0029135644" calcext:value-type="float">
            <text:p>0.002913564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6.260922" calcext:value-type="float">
            <text:p>6.260922</text:p>
          </table:table-cell>
          <table:table-cell table:formula="of:=SQRT(POWER(ABS([.A1410]-xpos);2)+POWER(ABS([.B1410]-ypos);2))" office:value-type="float" office:value="0.63791399013425" calcext:value-type="float">
            <text:p>0.6379139901</text:p>
          </table:table-cell>
          <table:table-cell/>
          <table:table-cell table:formula="of:=[.J1410]/[.D1410]" office:value-type="float" office:value="0.00392587220022083" calcext:value-type="float">
            <text:p>0.0039258722</text:p>
          </table:table-cell>
          <table:table-cell table:number-columns-repeated="3"/>
          <table:table-cell table:formula="of:=[.C1410]*flaeche" office:value-type="float" office:value="0.0025043688" calcext:value-type="float">
            <text:p>0.0025043688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401269" calcext:value-type="float">
            <text:p>5.401269</text:p>
          </table:table-cell>
          <table:table-cell table:formula="of:=SQRT(POWER(ABS([.A1411]-xpos);2)+POWER(ABS([.B1411]-ypos);2))" office:value-type="float" office:value="0.655050769117173" calcext:value-type="float">
            <text:p>0.6550507691</text:p>
          </table:table-cell>
          <table:table-cell/>
          <table:table-cell table:formula="of:=[.J1411]/[.D1411]" office:value-type="float" office:value="0.00329822923940959" calcext:value-type="float">
            <text:p>0.0032982292</text:p>
          </table:table-cell>
          <table:table-cell table:number-columns-repeated="3"/>
          <table:table-cell table:formula="of:=[.C1411]*flaeche" office:value-type="float" office:value="0.0021605076" calcext:value-type="float">
            <text:p>0.0021605076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758368" calcext:value-type="float">
            <text:p>4.758368</text:p>
          </table:table-cell>
          <table:table-cell table:formula="of:=SQRT(POWER(ABS([.A1412]-xpos);2)+POWER(ABS([.B1412]-ypos);2))" office:value-type="float" office:value="0.672370236076077" calcext:value-type="float">
            <text:p>0.6723702361</text:p>
          </table:table-cell>
          <table:table-cell/>
          <table:table-cell table:formula="of:=[.J1412]/[.D1412]" office:value-type="float" office:value="0.00283080228403305" calcext:value-type="float">
            <text:p>0.0028308023</text:p>
          </table:table-cell>
          <table:table-cell table:number-columns-repeated="3"/>
          <table:table-cell table:formula="of:=[.C1412]*flaeche" office:value-type="float" office:value="0.0019033472" calcext:value-type="float">
            <text:p>0.0019033472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35527" calcext:value-type="float">
            <text:p>4.35527</text:p>
          </table:table-cell>
          <table:table-cell table:formula="of:=SQRT(POWER(ABS([.A1413]-xpos);2)+POWER(ABS([.B1413]-ypos);2))" office:value-type="float" office:value="0.689859492421464" calcext:value-type="float">
            <text:p>0.6898594924</text:p>
          </table:table-cell>
          <table:table-cell/>
          <table:table-cell table:formula="of:=[.J1413]/[.D1413]" office:value-type="float" office:value="0.00252530844199165" calcext:value-type="float">
            <text:p>0.0025253084</text:p>
          </table:table-cell>
          <table:table-cell table:number-columns-repeated="3"/>
          <table:table-cell table:formula="of:=[.C1413]*flaeche" office:value-type="float" office:value="0.001742108" calcext:value-type="float">
            <text:p>0.001742108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187235" calcext:value-type="float">
            <text:p>4.187235</text:p>
          </table:table-cell>
          <table:table-cell table:formula="of:=SQRT(POWER(ABS([.A1414]-xpos);2)+POWER(ABS([.B1414]-ypos);2))" office:value-type="float" office:value="0.707504296945255" calcext:value-type="float">
            <text:p>0.7075042969</text:p>
          </table:table-cell>
          <table:table-cell/>
          <table:table-cell table:formula="of:=[.J1414]/[.D1414]" office:value-type="float" office:value="0.00236732696498322" calcext:value-type="float">
            <text:p>0.002367327</text:p>
          </table:table-cell>
          <table:table-cell table:number-columns-repeated="3"/>
          <table:table-cell table:formula="of:=[.C1414]*flaeche" office:value-type="float" office:value="0.001674894" calcext:value-type="float">
            <text:p>0.00167489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227196" calcext:value-type="float">
            <text:p>4.227196</text:p>
          </table:table-cell>
          <table:table-cell table:formula="of:=SQRT(POWER(ABS([.A1415]-xpos);2)+POWER(ABS([.B1415]-ypos);2))" office:value-type="float" office:value="0.725294087964324" calcext:value-type="float">
            <text:p>0.725294088</text:p>
          </table:table-cell>
          <table:table-cell/>
          <table:table-cell table:formula="of:=[.J1415]/[.D1415]" office:value-type="float" office:value="0.00233130040360011" calcext:value-type="float">
            <text:p>0.0023313004</text:p>
          </table:table-cell>
          <table:table-cell table:number-columns-repeated="3"/>
          <table:table-cell table:formula="of:=[.C1415]*flaeche" office:value-type="float" office:value="0.0016908784" calcext:value-type="float">
            <text:p>0.001690878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4.432773" calcext:value-type="float">
            <text:p>4.432773</text:p>
          </table:table-cell>
          <table:table-cell table:formula="of:=SQRT(POWER(ABS([.A1416]-xpos);2)+POWER(ABS([.B1416]-ypos);2))" office:value-type="float" office:value="0.743218454294563" calcext:value-type="float">
            <text:p>0.7432184543</text:p>
          </table:table-cell>
          <table:table-cell/>
          <table:table-cell table:formula="of:=[.J1416]/[.D1416]" office:value-type="float" office:value="0.00238571740213713" calcext:value-type="float">
            <text:p>0.0023857174</text:p>
          </table:table-cell>
          <table:table-cell table:number-columns-repeated="3"/>
          <table:table-cell table:formula="of:=[.C1416]*flaeche" office:value-type="float" office:value="0.0017731092" calcext:value-type="float">
            <text:p>0.0017731092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4.753621" calcext:value-type="float">
            <text:p>4.753621</text:p>
          </table:table-cell>
          <table:table-cell table:formula="of:=SQRT(POWER(ABS([.A1417]-xpos);2)+POWER(ABS([.B1417]-ypos);2))" office:value-type="float" office:value="0.76126789010177" calcext:value-type="float">
            <text:p>0.7612678901</text:p>
          </table:table-cell>
          <table:table-cell/>
          <table:table-cell table:formula="of:=[.J1417]/[.D1417]" office:value-type="float" office:value="0.00249773887053847" calcext:value-type="float">
            <text:p>0.0024977389</text:p>
          </table:table-cell>
          <table:table-cell table:number-columns-repeated="3"/>
          <table:table-cell table:formula="of:=[.C1417]*flaeche" office:value-type="float" office:value="0.0019014484" calcext:value-type="float">
            <text:p>0.001901448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138136" calcext:value-type="float">
            <text:p>5.138136</text:p>
          </table:table-cell>
          <table:table-cell table:formula="of:=SQRT(POWER(ABS([.A1418]-xpos);2)+POWER(ABS([.B1418]-ypos);2))" office:value-type="float" office:value="0.779433706689671" calcext:value-type="float">
            <text:p>0.7794337067</text:p>
          </table:table-cell>
          <table:table-cell/>
          <table:table-cell table:formula="of:=[.J1418]/[.D1418]" office:value-type="float" office:value="0.0026368559408713" calcext:value-type="float">
            <text:p>0.0026368559</text:p>
          </table:table-cell>
          <table:table-cell table:number-columns-repeated="3"/>
          <table:table-cell table:formula="of:=[.C1418]*flaeche" office:value-type="float" office:value="0.0020552544" calcext:value-type="float">
            <text:p>0.002055254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538902" calcext:value-type="float">
            <text:p>5.538902</text:p>
          </table:table-cell>
          <table:table-cell table:formula="of:=SQRT(POWER(ABS([.A1419]-xpos);2)+POWER(ABS([.B1419]-ypos);2))" office:value-type="float" office:value="0.797708851228943" calcext:value-type="float">
            <text:p>0.7977088512</text:p>
          </table:table-cell>
          <table:table-cell/>
          <table:table-cell table:formula="of:=[.J1419]/[.D1419]" office:value-type="float" office:value="0.00277740531095616" calcext:value-type="float">
            <text:p>0.0027774053</text:p>
          </table:table-cell>
          <table:table-cell table:number-columns-repeated="3"/>
          <table:table-cell table:formula="of:=[.C1419]*flaeche" office:value-type="float" office:value="0.0022155608" calcext:value-type="float">
            <text:p>0.0022155608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916661" calcext:value-type="float">
            <text:p>5.916661</text:p>
          </table:table-cell>
          <table:table-cell table:formula="of:=SQRT(POWER(ABS([.A1420]-xpos);2)+POWER(ABS([.B1420]-ypos);2))" office:value-type="float" office:value="0.8160842484848" calcext:value-type="float">
            <text:p>0.8160842485</text:p>
          </table:table-cell>
          <table:table-cell/>
          <table:table-cell table:formula="of:=[.J1420]/[.D1420]" office:value-type="float" office:value="0.00290002460456027" calcext:value-type="float">
            <text:p>0.0029000246</text:p>
          </table:table-cell>
          <table:table-cell table:number-columns-repeated="3"/>
          <table:table-cell table:formula="of:=[.C1420]*flaeche" office:value-type="float" office:value="0.0023666644" calcext:value-type="float">
            <text:p>0.002366664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24289" calcext:value-type="float">
            <text:p>6.24289</text:p>
          </table:table-cell>
          <table:table-cell table:formula="of:=SQRT(POWER(ABS([.A1421]-xpos);2)+POWER(ABS([.B1421]-ypos);2))" office:value-type="float" office:value="0.834554110198374" calcext:value-type="float">
            <text:p>0.8345541102</text:p>
          </table:table-cell>
          <table:table-cell/>
          <table:table-cell table:formula="of:=[.J1421]/[.D1421]" office:value-type="float" office:value="0.00299220382415518" calcext:value-type="float">
            <text:p>0.0029922038</text:p>
          </table:table-cell>
          <table:table-cell table:number-columns-repeated="3"/>
          <table:table-cell table:formula="of:=[.C1421]*flaeche" office:value-type="float" office:value="0.002497156" calcext:value-type="float">
            <text:p>0.002497156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501066" calcext:value-type="float">
            <text:p>6.501066</text:p>
          </table:table-cell>
          <table:table-cell table:formula="of:=SQRT(POWER(ABS([.A1422]-xpos);2)+POWER(ABS([.B1422]-ypos);2))" office:value-type="float" office:value="0.853112300931712" calcext:value-type="float">
            <text:p>0.8531123009</text:p>
          </table:table-cell>
          <table:table-cell/>
          <table:table-cell table:formula="of:=[.J1422]/[.D1422]" office:value-type="float" office:value="0.00304816423014882" calcext:value-type="float">
            <text:p>0.0030481642</text:p>
          </table:table-cell>
          <table:table-cell table:number-columns-repeated="3"/>
          <table:table-cell table:formula="of:=[.C1422]*flaeche" office:value-type="float" office:value="0.0026004264" calcext:value-type="float">
            <text:p>0.002600426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686609" calcext:value-type="float">
            <text:p>6.686609</text:p>
          </table:table-cell>
          <table:table-cell table:formula="of:=SQRT(POWER(ABS([.A1423]-xpos);2)+POWER(ABS([.B1423]-ypos);2))" office:value-type="float" office:value="0.871753179564606" calcext:value-type="float">
            <text:p>0.8717531796</text:p>
          </table:table-cell>
          <table:table-cell/>
          <table:table-cell table:formula="of:=[.J1423]/[.D1423]" office:value-type="float" office:value="0.00306812026924392" calcext:value-type="float">
            <text:p>0.0030681203</text:p>
          </table:table-cell>
          <table:table-cell table:number-columns-repeated="3"/>
          <table:table-cell table:formula="of:=[.C1423]*flaeche" office:value-type="float" office:value="0.0026746436" calcext:value-type="float">
            <text:p>0.0026746436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805411" calcext:value-type="float">
            <text:p>6.805411</text:p>
          </table:table-cell>
          <table:table-cell table:formula="of:=SQRT(POWER(ABS([.A1424]-xpos);2)+POWER(ABS([.B1424]-ypos);2))" office:value-type="float" office:value="0.89047155321717" calcext:value-type="float">
            <text:p>0.8904715532</text:p>
          </table:table-cell>
          <table:table-cell/>
          <table:table-cell table:formula="of:=[.J1424]/[.D1424]" office:value-type="float" office:value="0.0030569919838148" calcext:value-type="float">
            <text:p>0.003056992</text:p>
          </table:table-cell>
          <table:table-cell table:number-columns-repeated="3"/>
          <table:table-cell table:formula="of:=[.C1424]*flaeche" office:value-type="float" office:value="0.0027221644" calcext:value-type="float">
            <text:p>0.002722164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870969" calcext:value-type="float">
            <text:p>6.870969</text:p>
          </table:table-cell>
          <table:table-cell table:formula="of:=SQRT(POWER(ABS([.A1425]-xpos);2)+POWER(ABS([.B1425]-ypos);2))" office:value-type="float" office:value="0.909263558367979" calcext:value-type="float">
            <text:p>0.9092635584</text:p>
          </table:table-cell>
          <table:table-cell/>
          <table:table-cell table:formula="of:=[.J1425]/[.D1425]" office:value-type="float" office:value="0.0030226523153892" calcext:value-type="float">
            <text:p>0.0030226523</text:p>
          </table:table-cell>
          <table:table-cell table:number-columns-repeated="3"/>
          <table:table-cell table:formula="of:=[.C1425]*flaeche" office:value-type="float" office:value="0.0027483876" calcext:value-type="float">
            <text:p>0.0027483876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6.900431" calcext:value-type="float">
            <text:p>6.900431</text:p>
          </table:table-cell>
          <table:table-cell table:formula="of:=SQRT(POWER(ABS([.A1426]-xpos);2)+POWER(ABS([.B1426]-ypos);2))" office:value-type="float" office:value="0.928122937037977" calcext:value-type="float">
            <text:p>0.928122937</text:p>
          </table:table-cell>
          <table:table-cell/>
          <table:table-cell table:formula="of:=[.J1426]/[.D1426]" office:value-type="float" office:value="0.0029739297347923" calcext:value-type="float">
            <text:p>0.0029739297</text:p>
          </table:table-cell>
          <table:table-cell table:number-columns-repeated="3"/>
          <table:table-cell table:formula="of:=[.C1426]*flaeche" office:value-type="float" office:value="0.0027601724" calcext:value-type="float">
            <text:p>0.0027601724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6.910228" calcext:value-type="float">
            <text:p>6.910228</text:p>
          </table:table-cell>
          <table:table-cell table:formula="of:=SQRT(POWER(ABS([.A1427]-xpos);2)+POWER(ABS([.B1427]-ypos);2))" office:value-type="float" office:value="0.947046528352224" calcext:value-type="float">
            <text:p>0.9470465284</text:p>
          </table:table-cell>
          <table:table-cell/>
          <table:table-cell table:formula="of:=[.J1427]/[.D1427]" office:value-type="float" office:value="0.00291864350615304" calcext:value-type="float">
            <text:p>0.0029186435</text:p>
          </table:table-cell>
          <table:table-cell table:number-columns-repeated="3"/>
          <table:table-cell table:formula="of:=[.C1427]*flaeche" office:value-type="float" office:value="0.0027640912" calcext:value-type="float">
            <text:p>0.0027640912</text:p>
          </table:table-cell>
          <table:table-cell table:number-columns-repeated="6"/>
        </table:table-row>
        <table:table-row table:style-name="ro1">
          <table:table-cell office:value-type="float" office:value="0.55102" calcext:value-type="float">
            <text:p>0.55102</text:p>
          </table:table-cell>
          <table:table-cell office:value-type="float" office:value="1" calcext:value-type="float">
            <text:p>1</text:p>
          </table:table-cell>
          <table:table-cell office:value-type="float" office:value="6.91208" calcext:value-type="float">
            <text:p>6.91208</text:p>
          </table:table-cell>
          <table:table-cell table:formula="of:=SQRT(POWER(ABS([.A1428]-xpos);2)+POWER(ABS([.B1428]-ypos);2))" office:value-type="float" office:value="0.966030558729899" calcext:value-type="float">
            <text:p>0.9660305587</text:p>
          </table:table-cell>
          <table:table-cell/>
          <table:table-cell table:formula="of:=[.J1428]/[.D1428]" office:value-type="float" office:value="0.00286205438846065" calcext:value-type="float">
            <text:p>0.0028620544</text:p>
          </table:table-cell>
          <table:table-cell table:number-columns-repeated="3"/>
          <table:table-cell table:formula="of:=[.C1428]*flaeche" office:value-type="float" office:value="0.002764832" calcext:value-type="float">
            <text:p>0.00276483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429]-xpos);2)+POWER(ABS([.B1429]-ypos);2))" office:value-type="float" office:value="0.223606797749979" calcext:value-type="float">
            <text:p>0.2236067977</text:p>
          </table:table-cell>
          <table:table-cell/>
          <table:table-cell table:formula="of:=[.J1429]/[.D1429]" office:value-type="float" office:value="0" calcext:value-type="float">
            <text:p>0</text:p>
          </table:table-cell>
          <table:table-cell table:number-columns-repeated="3"/>
          <table:table-cell table:formula="of:=[.C1429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" calcext:value-type="float">
            <text:p>0</text:p>
          </table:table-cell>
          <table:table-cell office:value-type="float" office:value="6.616012" calcext:value-type="float">
            <text:p>6.616012</text:p>
          </table:table-cell>
          <table:table-cell table:formula="of:=SQRT(POWER(ABS([.A1430]-xpos);2)+POWER(ABS([.B1430]-ypos);2))" office:value-type="float" office:value="0.384655042916377" calcext:value-type="float">
            <text:p>0.3846550429</text:p>
          </table:table-cell>
          <table:table-cell/>
          <table:table-cell table:formula="of:=[.J1430]/[.D1430]" office:value-type="float" office:value="0.00687994307818114" calcext:value-type="float">
            <text:p>0.0068799431</text:p>
          </table:table-cell>
          <table:table-cell table:number-columns-repeated="3"/>
          <table:table-cell table:formula="of:=[.C1430]*flaeche" office:value-type="float" office:value="0.0026464048" calcext:value-type="float">
            <text:p>0.0026464048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6.618681" calcext:value-type="float">
            <text:p>6.618681</text:p>
          </table:table-cell>
          <table:table-cell table:formula="of:=SQRT(POWER(ABS([.A1431]-xpos);2)+POWER(ABS([.B1431]-ypos);2))" office:value-type="float" office:value="0.379861012088632" calcext:value-type="float">
            <text:p>0.3798610121</text:p>
          </table:table-cell>
          <table:table-cell/>
          <table:table-cell table:formula="of:=[.J1431]/[.D1431]" office:value-type="float" office:value="0.00696958180952319" calcext:value-type="float">
            <text:p>0.0069695818</text:p>
          </table:table-cell>
          <table:table-cell table:number-columns-repeated="3"/>
          <table:table-cell table:formula="of:=[.C1431]*flaeche" office:value-type="float" office:value="0.0026474724" calcext:value-type="float">
            <text:p>0.002647472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6.622416" calcext:value-type="float">
            <text:p>6.622416</text:p>
          </table:table-cell>
          <table:table-cell table:formula="of:=SQRT(POWER(ABS([.A1432]-xpos);2)+POWER(ABS([.B1432]-ypos);2))" office:value-type="float" office:value="0.376114673865565" calcext:value-type="float">
            <text:p>0.3761146739</text:p>
          </table:table-cell>
          <table:table-cell/>
          <table:table-cell table:formula="of:=[.J1432]/[.D1432]" office:value-type="float" office:value="0.00704297541166082" calcext:value-type="float">
            <text:p>0.0070429754</text:p>
          </table:table-cell>
          <table:table-cell table:number-columns-repeated="3"/>
          <table:table-cell table:formula="of:=[.C1432]*flaeche" office:value-type="float" office:value="0.0026489664" calcext:value-type="float">
            <text:p>0.002648966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615304" calcext:value-type="float">
            <text:p>6.615304</text:p>
          </table:table-cell>
          <table:table-cell table:formula="of:=SQRT(POWER(ABS([.A1433]-xpos);2)+POWER(ABS([.B1433]-ypos);2))" office:value-type="float" office:value="0.373447560196877" calcext:value-type="float">
            <text:p>0.3734475602</text:p>
          </table:table-cell>
          <table:table-cell/>
          <table:table-cell table:formula="of:=[.J1433]/[.D1433]" office:value-type="float" office:value="0.00708565775233609" calcext:value-type="float">
            <text:p>0.0070856578</text:p>
          </table:table-cell>
          <table:table-cell table:number-columns-repeated="3"/>
          <table:table-cell table:formula="of:=[.C1433]*flaeche" office:value-type="float" office:value="0.0026461216" calcext:value-type="float">
            <text:p>0.0026461216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580337" calcext:value-type="float">
            <text:p>6.580337</text:p>
          </table:table-cell>
          <table:table-cell table:formula="of:=SQRT(POWER(ABS([.A1434]-xpos);2)+POWER(ABS([.B1434]-ypos);2))" office:value-type="float" office:value="0.371882842747551" calcext:value-type="float">
            <text:p>0.3718828427</text:p>
          </table:table-cell>
          <table:table-cell/>
          <table:table-cell table:formula="of:=[.J1434]/[.D1434]" office:value-type="float" office:value="0.00707786027597621" calcext:value-type="float">
            <text:p>0.0070778603</text:p>
          </table:table-cell>
          <table:table-cell table:number-columns-repeated="3"/>
          <table:table-cell table:formula="of:=[.C1434]*flaeche" office:value-type="float" office:value="0.0026321348" calcext:value-type="float">
            <text:p>0.0026321348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499132" calcext:value-type="float">
            <text:p>6.499132</text:p>
          </table:table-cell>
          <table:table-cell table:formula="of:=SQRT(POWER(ABS([.A1435]-xpos);2)+POWER(ABS([.B1435]-ypos);2))" office:value-type="float" office:value="0.3714346075987" calcext:value-type="float">
            <text:p>0.3714346076</text:p>
          </table:table-cell>
          <table:table-cell/>
          <table:table-cell table:formula="of:=[.J1435]/[.D1435]" office:value-type="float" office:value="0.00699895148921794" calcext:value-type="float">
            <text:p>0.0069989515</text:p>
          </table:table-cell>
          <table:table-cell table:number-columns-repeated="3"/>
          <table:table-cell table:formula="of:=[.C1435]*flaeche" office:value-type="float" office:value="0.0025996528" calcext:value-type="float">
            <text:p>0.0025996528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35616" calcext:value-type="float">
            <text:p>6.35616</text:p>
          </table:table-cell>
          <table:table-cell table:formula="of:=SQRT(POWER(ABS([.A1436]-xpos);2)+POWER(ABS([.B1436]-ypos);2))" office:value-type="float" office:value="0.372106785267348" calcext:value-type="float">
            <text:p>0.3721067853</text:p>
          </table:table-cell>
          <table:table-cell/>
          <table:table-cell table:formula="of:=[.J1436]/[.D1436]" office:value-type="float" office:value="0.00683261929280143" calcext:value-type="float">
            <text:p>0.0068326193</text:p>
          </table:table-cell>
          <table:table-cell table:number-columns-repeated="3"/>
          <table:table-cell table:formula="of:=[.C1436]*flaeche" office:value-type="float" office:value="0.002542464" calcext:value-type="float">
            <text:p>0.00254246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142701" calcext:value-type="float">
            <text:p>6.142701</text:p>
          </table:table-cell>
          <table:table-cell table:formula="of:=SQRT(POWER(ABS([.A1437]-xpos);2)+POWER(ABS([.B1437]-ypos);2))" office:value-type="float" office:value="0.373893333037646" calcext:value-type="float">
            <text:p>0.373893333</text:p>
          </table:table-cell>
          <table:table-cell/>
          <table:table-cell table:formula="of:=[.J1437]/[.D1437]" office:value-type="float" office:value="0.00657160795042207" calcext:value-type="float">
            <text:p>0.006571608</text:p>
          </table:table-cell>
          <table:table-cell table:number-columns-repeated="3"/>
          <table:table-cell table:formula="of:=[.C1437]*flaeche" office:value-type="float" office:value="0.0024570804" calcext:value-type="float">
            <text:p>0.002457080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859899" calcext:value-type="float">
            <text:p>5.859899</text:p>
          </table:table-cell>
          <table:table-cell table:formula="of:=SQRT(POWER(ABS([.A1438]-xpos);2)+POWER(ABS([.B1438]-ypos);2))" office:value-type="float" office:value="0.376778399415359" calcext:value-type="float">
            <text:p>0.3767783994</text:p>
          </table:table-cell>
          <table:table-cell/>
          <table:table-cell table:formula="of:=[.J1438]/[.D1438]" office:value-type="float" office:value="0.00622105620608051" calcext:value-type="float">
            <text:p>0.0062210562</text:p>
          </table:table-cell>
          <table:table-cell table:number-columns-repeated="3"/>
          <table:table-cell table:formula="of:=[.C1438]*flaeche" office:value-type="float" office:value="0.0023439596" calcext:value-type="float">
            <text:p>0.0023439596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520518" calcext:value-type="float">
            <text:p>5.520518</text:p>
          </table:table-cell>
          <table:table-cell table:formula="of:=SQRT(POWER(ABS([.A1439]-xpos);2)+POWER(ABS([.B1439]-ypos);2))" office:value-type="float" office:value="0.380737012871089" calcext:value-type="float">
            <text:p>0.3807370129</text:p>
          </table:table-cell>
          <table:table-cell/>
          <table:table-cell table:formula="of:=[.J1439]/[.D1439]" office:value-type="float" office:value="0.00579982277884725" calcext:value-type="float">
            <text:p>0.0057998228</text:p>
          </table:table-cell>
          <table:table-cell table:number-columns-repeated="3"/>
          <table:table-cell table:formula="of:=[.C1439]*flaeche" office:value-type="float" office:value="0.0022082072" calcext:value-type="float">
            <text:p>0.0022082072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149276" calcext:value-type="float">
            <text:p>5.149276</text:p>
          </table:table-cell>
          <table:table-cell table:formula="of:=SQRT(POWER(ABS([.A1440]-xpos);2)+POWER(ABS([.B1440]-ypos);2))" office:value-type="float" office:value="0.385736392844906" calcext:value-type="float">
            <text:p>0.3857363928</text:p>
          </table:table-cell>
          <table:table-cell/>
          <table:table-cell table:formula="of:=[.J1440]/[.D1440]" office:value-type="float" office:value="0.00533968388310239" calcext:value-type="float">
            <text:p>0.0053396839</text:p>
          </table:table-cell>
          <table:table-cell table:number-columns-repeated="3"/>
          <table:table-cell table:formula="of:=[.C1440]*flaeche" office:value-type="float" office:value="0.0020597104" calcext:value-type="float">
            <text:p>0.002059710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4.781783" calcext:value-type="float">
            <text:p>4.781783</text:p>
          </table:table-cell>
          <table:table-cell table:formula="of:=SQRT(POWER(ABS([.A1441]-xpos);2)+POWER(ABS([.B1441]-ypos);2))" office:value-type="float" office:value="0.391736214998052" calcext:value-type="float">
            <text:p>0.391736215</text:p>
          </table:table-cell>
          <table:table-cell/>
          <table:table-cell table:formula="of:=[.J1441]/[.D1441]" office:value-type="float" office:value="0.00488265604958049" calcext:value-type="float">
            <text:p>0.004882656</text:p>
          </table:table-cell>
          <table:table-cell table:number-columns-repeated="3"/>
          <table:table-cell table:formula="of:=[.C1441]*flaeche" office:value-type="float" office:value="0.0019127132" calcext:value-type="float">
            <text:p>0.0019127132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4.462102" calcext:value-type="float">
            <text:p>4.462102</text:p>
          </table:table-cell>
          <table:table-cell table:formula="of:=SQRT(POWER(ABS([.A1442]-xpos);2)+POWER(ABS([.B1442]-ypos);2))" office:value-type="float" office:value="0.398691525424105" calcext:value-type="float">
            <text:p>0.3986915254</text:p>
          </table:table-cell>
          <table:table-cell/>
          <table:table-cell table:formula="of:=[.J1442]/[.D1442]" office:value-type="float" office:value="0.00447674627169812" calcext:value-type="float">
            <text:p>0.0044767463</text:p>
          </table:table-cell>
          <table:table-cell table:number-columns-repeated="3"/>
          <table:table-cell table:formula="of:=[.C1442]*flaeche" office:value-type="float" office:value="0.0017848408" calcext:value-type="float">
            <text:p>0.0017848408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238858" calcext:value-type="float">
            <text:p>4.238858</text:p>
          </table:table-cell>
          <table:table-cell table:formula="of:=SQRT(POWER(ABS([.A1443]-xpos);2)+POWER(ABS([.B1443]-ypos);2))" office:value-type="float" office:value="0.406553287622914" calcext:value-type="float">
            <text:p>0.4065532876</text:p>
          </table:table-cell>
          <table:table-cell/>
          <table:table-cell table:formula="of:=[.J1443]/[.D1443]" office:value-type="float" office:value="0.00417053127257613" calcext:value-type="float">
            <text:p>0.0041705313</text:p>
          </table:table-cell>
          <table:table-cell table:number-columns-repeated="3"/>
          <table:table-cell table:formula="of:=[.C1443]*flaeche" office:value-type="float" office:value="0.0016955432" calcext:value-type="float">
            <text:p>0.0016955432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159922" calcext:value-type="float">
            <text:p>4.159922</text:p>
          </table:table-cell>
          <table:table-cell table:formula="of:=SQRT(POWER(ABS([.A1444]-xpos);2)+POWER(ABS([.B1444]-ypos);2))" office:value-type="float" office:value="0.415270022800828" calcext:value-type="float">
            <text:p>0.4152700228</text:p>
          </table:table-cell>
          <table:table-cell/>
          <table:table-cell table:formula="of:=[.J1444]/[.D1444]" office:value-type="float" office:value="0.00400695621797405" calcext:value-type="float">
            <text:p>0.0040069562</text:p>
          </table:table-cell>
          <table:table-cell table:number-columns-repeated="3"/>
          <table:table-cell table:formula="of:=[.C1444]*flaeche" office:value-type="float" office:value="0.0016639688" calcext:value-type="float">
            <text:p>0.0016639688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26596" calcext:value-type="float">
            <text:p>4.26596</text:p>
          </table:table-cell>
          <table:table-cell table:formula="of:=SQRT(POWER(ABS([.A1445]-xpos);2)+POWER(ABS([.B1445]-ypos);2))" office:value-type="float" office:value="0.424789101702245" calcext:value-type="float">
            <text:p>0.4247891017</text:p>
          </table:table-cell>
          <table:table-cell/>
          <table:table-cell table:formula="of:=[.J1445]/[.D1445]" office:value-type="float" office:value="0.00401701454477542" calcext:value-type="float">
            <text:p>0.0040170145</text:p>
          </table:table-cell>
          <table:table-cell table:number-columns-repeated="3"/>
          <table:table-cell table:formula="of:=[.C1445]*flaeche" office:value-type="float" office:value="0.001706384" calcext:value-type="float">
            <text:p>0.00170638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583494" calcext:value-type="float">
            <text:p>4.583494</text:p>
          </table:table-cell>
          <table:table-cell table:formula="of:=SQRT(POWER(ABS([.A1446]-xpos);2)+POWER(ABS([.B1446]-ypos);2))" office:value-type="float" office:value="0.435058382291389" calcext:value-type="float">
            <text:p>0.4350583823</text:p>
          </table:table-cell>
          <table:table-cell/>
          <table:table-cell table:formula="of:=[.J1446]/[.D1446]" office:value-type="float" office:value="0.00421414153738118" calcext:value-type="float">
            <text:p>0.0042141415</text:p>
          </table:table-cell>
          <table:table-cell table:number-columns-repeated="3"/>
          <table:table-cell table:formula="of:=[.C1446]*flaeche" office:value-type="float" office:value="0.0018333976" calcext:value-type="float">
            <text:p>0.0018333976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118441" calcext:value-type="float">
            <text:p>5.118441</text:p>
          </table:table-cell>
          <table:table-cell table:formula="of:=SQRT(POWER(ABS([.A1447]-xpos);2)+POWER(ABS([.B1447]-ypos);2))" office:value-type="float" office:value="0.446025079745523" calcext:value-type="float">
            <text:p>0.4460250797</text:p>
          </table:table-cell>
          <table:table-cell/>
          <table:table-cell table:formula="of:=[.J1447]/[.D1447]" office:value-type="float" office:value="0.00459027192185722" calcext:value-type="float">
            <text:p>0.0045902719</text:p>
          </table:table-cell>
          <table:table-cell table:number-columns-repeated="3"/>
          <table:table-cell table:formula="of:=[.C1447]*flaeche" office:value-type="float" office:value="0.0020473764" calcext:value-type="float">
            <text:p>0.002047376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851226" calcext:value-type="float">
            <text:p>5.851226</text:p>
          </table:table-cell>
          <table:table-cell table:formula="of:=SQRT(POWER(ABS([.A1448]-xpos);2)+POWER(ABS([.B1448]-ypos);2))" office:value-type="float" office:value="0.457639509275587" calcext:value-type="float">
            <text:p>0.4576395093</text:p>
          </table:table-cell>
          <table:table-cell/>
          <table:table-cell table:formula="of:=[.J1448]/[.D1448]" office:value-type="float" office:value="0.00511426647516698" calcext:value-type="float">
            <text:p>0.0051142665</text:p>
          </table:table-cell>
          <table:table-cell table:number-columns-repeated="3"/>
          <table:table-cell table:formula="of:=[.C1448]*flaeche" office:value-type="float" office:value="0.0023404904" calcext:value-type="float">
            <text:p>0.002340490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734627" calcext:value-type="float">
            <text:p>6.734627</text:p>
          </table:table-cell>
          <table:table-cell table:formula="of:=SQRT(POWER(ABS([.A1449]-xpos);2)+POWER(ABS([.B1449]-ypos);2))" office:value-type="float" office:value="0.46985363898346" calcext:value-type="float">
            <text:p>0.469853639</text:p>
          </table:table-cell>
          <table:table-cell/>
          <table:table-cell table:formula="of:=[.J1449]/[.D1449]" office:value-type="float" office:value="0.00573338285902863" calcext:value-type="float">
            <text:p>0.0057333829</text:p>
          </table:table-cell>
          <table:table-cell table:number-columns-repeated="3"/>
          <table:table-cell table:formula="of:=[.C1449]*flaeche" office:value-type="float" office:value="0.0026938508" calcext:value-type="float">
            <text:p>0.0026938508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7.695463" calcext:value-type="float">
            <text:p>7.695463</text:p>
          </table:table-cell>
          <table:table-cell table:formula="of:=SQRT(POWER(ABS([.A1450]-xpos);2)+POWER(ABS([.B1450]-ypos);2))" office:value-type="float" office:value="0.482621939627697" calcext:value-type="float">
            <text:p>0.4826219396</text:p>
          </table:table-cell>
          <table:table-cell/>
          <table:table-cell table:formula="of:=[.J1450]/[.D1450]" office:value-type="float" office:value="0.00637804655622281" calcext:value-type="float">
            <text:p>0.0063780466</text:p>
          </table:table-cell>
          <table:table-cell table:number-columns-repeated="3"/>
          <table:table-cell table:formula="of:=[.C1450]*flaeche" office:value-type="float" office:value="0.0030781852" calcext:value-type="float">
            <text:p>0.0030781852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8.640914" calcext:value-type="float">
            <text:p>8.640914</text:p>
          </table:table-cell>
          <table:table-cell table:formula="of:=SQRT(POWER(ABS([.A1451]-xpos);2)+POWER(ABS([.B1451]-ypos);2))" office:value-type="float" office:value="0.49590160725894" calcext:value-type="float">
            <text:p>0.4959016073</text:p>
          </table:table-cell>
          <table:table-cell/>
          <table:table-cell table:formula="of:=[.J1451]/[.D1451]" office:value-type="float" office:value="0.00696986166087424" calcext:value-type="float">
            <text:p>0.0069698617</text:p>
          </table:table-cell>
          <table:table-cell table:number-columns-repeated="3"/>
          <table:table-cell table:formula="of:=[.C1451]*flaeche" office:value-type="float" office:value="0.0034563656" calcext:value-type="float">
            <text:p>0.0034563656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9.469496" calcext:value-type="float">
            <text:p>9.469496</text:p>
          </table:table-cell>
          <table:table-cell table:formula="of:=SQRT(POWER(ABS([.A1452]-xpos);2)+POWER(ABS([.B1452]-ypos);2))" office:value-type="float" office:value="0.509653355174868" calcext:value-type="float">
            <text:p>0.5096533552</text:p>
          </table:table-cell>
          <table:table-cell/>
          <table:table-cell table:formula="of:=[.J1452]/[.D1452]" office:value-type="float" office:value="0.00743210725788387" calcext:value-type="float">
            <text:p>0.0074321073</text:p>
          </table:table-cell>
          <table:table-cell table:number-columns-repeated="3"/>
          <table:table-cell table:formula="of:=[.C1452]*flaeche" office:value-type="float" office:value="0.0037877984" calcext:value-type="float">
            <text:p>0.003787798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10.085443" calcext:value-type="float">
            <text:p>10.085443</text:p>
          </table:table-cell>
          <table:table-cell table:formula="of:=SQRT(POWER(ABS([.A1453]-xpos);2)+POWER(ABS([.B1453]-ypos);2))" office:value-type="float" office:value="0.523838712377197" calcext:value-type="float">
            <text:p>0.5238387124</text:p>
          </table:table-cell>
          <table:table-cell/>
          <table:table-cell table:formula="of:=[.J1453]/[.D1453]" office:value-type="float" office:value="0.00770118188037836" calcext:value-type="float">
            <text:p>0.0077011819</text:p>
          </table:table-cell>
          <table:table-cell table:number-columns-repeated="3"/>
          <table:table-cell table:formula="of:=[.C1453]*flaeche" office:value-type="float" office:value="0.0040341772" calcext:value-type="float">
            <text:p>0.0040341772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10.413946" calcext:value-type="float">
            <text:p>10.413946</text:p>
          </table:table-cell>
          <table:table-cell table:formula="of:=SQRT(POWER(ABS([.A1454]-xpos);2)+POWER(ABS([.B1454]-ypos);2))" office:value-type="float" office:value="0.538424018462215" calcext:value-type="float">
            <text:p>0.5384240185</text:p>
          </table:table-cell>
          <table:table-cell/>
          <table:table-cell table:formula="of:=[.J1454]/[.D1454]" office:value-type="float" office:value="0.00773661325863071" calcext:value-type="float">
            <text:p>0.0077366133</text:p>
          </table:table-cell>
          <table:table-cell table:number-columns-repeated="3"/>
          <table:table-cell table:formula="of:=[.C1454]*flaeche" office:value-type="float" office:value="0.0041655784" calcext:value-type="float">
            <text:p>0.004165578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10.413946" calcext:value-type="float">
            <text:p>10.413946</text:p>
          </table:table-cell>
          <table:table-cell table:formula="of:=SQRT(POWER(ABS([.A1455]-xpos);2)+POWER(ABS([.B1455]-ypos);2))" office:value-type="float" office:value="0.553377650124217" calcext:value-type="float">
            <text:p>0.5533776501</text:p>
          </table:table-cell>
          <table:table-cell/>
          <table:table-cell table:formula="of:=[.J1455]/[.D1455]" office:value-type="float" office:value="0.00752755084898162" calcext:value-type="float">
            <text:p>0.0075275508</text:p>
          </table:table-cell>
          <table:table-cell table:number-columns-repeated="3"/>
          <table:table-cell table:formula="of:=[.C1455]*flaeche" office:value-type="float" office:value="0.0041655784" calcext:value-type="float">
            <text:p>0.004165578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10.085443" calcext:value-type="float">
            <text:p>10.085443</text:p>
          </table:table-cell>
          <table:table-cell table:formula="of:=SQRT(POWER(ABS([.A1456]-xpos);2)+POWER(ABS([.B1456]-ypos);2))" office:value-type="float" office:value="0.568670551888349" calcext:value-type="float">
            <text:p>0.5686705519</text:p>
          </table:table-cell>
          <table:table-cell/>
          <table:table-cell table:formula="of:=[.J1456]/[.D1456]" office:value-type="float" office:value="0.00709404977381712" calcext:value-type="float">
            <text:p>0.0070940498</text:p>
          </table:table-cell>
          <table:table-cell table:number-columns-repeated="3"/>
          <table:table-cell table:formula="of:=[.C1456]*flaeche" office:value-type="float" office:value="0.0040341772" calcext:value-type="float">
            <text:p>0.0040341772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9.469496" calcext:value-type="float">
            <text:p>9.469496</text:p>
          </table:table-cell>
          <table:table-cell table:formula="of:=SQRT(POWER(ABS([.A1457]-xpos);2)+POWER(ABS([.B1457]-ypos);2))" office:value-type="float" office:value="0.584276084091245" calcext:value-type="float">
            <text:p>0.5842760841</text:p>
          </table:table-cell>
          <table:table-cell/>
          <table:table-cell table:formula="of:=[.J1457]/[.D1457]" office:value-type="float" office:value="0.00648289139866363" calcext:value-type="float">
            <text:p>0.0064828914</text:p>
          </table:table-cell>
          <table:table-cell table:number-columns-repeated="3"/>
          <table:table-cell table:formula="of:=[.C1457]*flaeche" office:value-type="float" office:value="0.0037877984" calcext:value-type="float">
            <text:p>0.00378779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571429" calcext:value-type="float">
            <text:p>0.571429</text:p>
          </table:table-cell>
          <table:table-cell office:value-type="float" office:value="8.640914" calcext:value-type="float">
            <text:p>8.640914</text:p>
          </table:table-cell>
          <table:table-cell table:formula="of:=SQRT(POWER(ABS([.A1458]-xpos);2)+POWER(ABS([.B1458]-ypos);2))" office:value-type="float" office:value="0.600170645801675" calcext:value-type="float">
            <text:p>0.6001706458</text:p>
          </table:table-cell>
          <table:table-cell/>
          <table:table-cell table:formula="of:=[.J1458]/[.D1458]" office:value-type="float" office:value="0.00575897142617359" calcext:value-type="float">
            <text:p>0.0057589714</text:p>
          </table:table-cell>
          <table:table-cell table:number-columns-repeated="3"/>
          <table:table-cell table:formula="of:=[.C1458]*flaeche" office:value-type="float" office:value="0.0034563656" calcext:value-type="float">
            <text:p>0.0034563656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7.695463" calcext:value-type="float">
            <text:p>7.695463</text:p>
          </table:table-cell>
          <table:table-cell table:formula="of:=SQRT(POWER(ABS([.A1459]-xpos);2)+POWER(ABS([.B1459]-ypos);2))" office:value-type="float" office:value="0.616330379431357" calcext:value-type="float">
            <text:p>0.6163303794</text:p>
          </table:table-cell>
          <table:table-cell/>
          <table:table-cell table:formula="of:=[.J1459]/[.D1459]" office:value-type="float" office:value="0.00499437526159268" calcext:value-type="float">
            <text:p>0.0049943753</text:p>
          </table:table-cell>
          <table:table-cell table:number-columns-repeated="3"/>
          <table:table-cell table:formula="of:=[.C1459]*flaeche" office:value-type="float" office:value="0.0030781852" calcext:value-type="float">
            <text:p>0.0030781852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734627" calcext:value-type="float">
            <text:p>6.734627</text:p>
          </table:table-cell>
          <table:table-cell table:formula="of:=SQRT(POWER(ABS([.A1460]-xpos);2)+POWER(ABS([.B1460]-ypos);2))" office:value-type="float" office:value="0.63273568104383" calcext:value-type="float">
            <text:p>0.632735681</text:p>
          </table:table-cell>
          <table:table-cell/>
          <table:table-cell table:formula="of:=[.J1460]/[.D1460]" office:value-type="float" office:value="0.00425746623859734" calcext:value-type="float">
            <text:p>0.0042574662</text:p>
          </table:table-cell>
          <table:table-cell table:number-columns-repeated="3"/>
          <table:table-cell table:formula="of:=[.C1460]*flaeche" office:value-type="float" office:value="0.0026938508" calcext:value-type="float">
            <text:p>0.0026938508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851226" calcext:value-type="float">
            <text:p>5.851226</text:p>
          </table:table-cell>
          <table:table-cell table:formula="of:=SQRT(POWER(ABS([.A1461]-xpos);2)+POWER(ABS([.B1461]-ypos);2))" office:value-type="float" office:value="0.649367939191642" calcext:value-type="float">
            <text:p>0.6493679392</text:p>
          </table:table-cell>
          <table:table-cell/>
          <table:table-cell table:formula="of:=[.J1461]/[.D1461]" office:value-type="float" office:value="0.00360425924771329" calcext:value-type="float">
            <text:p>0.0036042592</text:p>
          </table:table-cell>
          <table:table-cell table:number-columns-repeated="3"/>
          <table:table-cell table:formula="of:=[.C1461]*flaeche" office:value-type="float" office:value="0.0023404904" calcext:value-type="float">
            <text:p>0.002340490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118441" calcext:value-type="float">
            <text:p>5.118441</text:p>
          </table:table-cell>
          <table:table-cell table:formula="of:=SQRT(POWER(ABS([.A1462]-xpos);2)+POWER(ABS([.B1462]-ypos);2))" office:value-type="float" office:value="0.666210155853241" calcext:value-type="float">
            <text:p>0.6662101559</text:p>
          </table:table-cell>
          <table:table-cell/>
          <table:table-cell table:formula="of:=[.J1462]/[.D1462]" office:value-type="float" office:value="0.00307316900232157" calcext:value-type="float">
            <text:p>0.003073169</text:p>
          </table:table-cell>
          <table:table-cell table:number-columns-repeated="3"/>
          <table:table-cell table:formula="of:=[.C1462]*flaeche" office:value-type="float" office:value="0.0020473764" calcext:value-type="float">
            <text:p>0.002047376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583494" calcext:value-type="float">
            <text:p>4.583494</text:p>
          </table:table-cell>
          <table:table-cell table:formula="of:=SQRT(POWER(ABS([.A1463]-xpos);2)+POWER(ABS([.B1463]-ypos);2))" office:value-type="float" office:value="0.68324680460431" calcext:value-type="float">
            <text:p>0.6832468046</text:p>
          </table:table-cell>
          <table:table-cell/>
          <table:table-cell table:formula="of:=[.J1463]/[.D1463]" office:value-type="float" office:value="0.0026833606650554" calcext:value-type="float">
            <text:p>0.0026833607</text:p>
          </table:table-cell>
          <table:table-cell table:number-columns-repeated="3"/>
          <table:table-cell table:formula="of:=[.C1463]*flaeche" office:value-type="float" office:value="0.0018333976" calcext:value-type="float">
            <text:p>0.0018333976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26596" calcext:value-type="float">
            <text:p>4.26596</text:p>
          </table:table-cell>
          <table:table-cell table:formula="of:=SQRT(POWER(ABS([.A1464]-xpos);2)+POWER(ABS([.B1464]-ypos);2))" office:value-type="float" office:value="0.700464546515382" calcext:value-type="float">
            <text:p>0.7004645465</text:p>
          </table:table-cell>
          <table:table-cell/>
          <table:table-cell table:formula="of:=[.J1464]/[.D1464]" office:value-type="float" office:value="0.00243607475708626" calcext:value-type="float">
            <text:p>0.0024360748</text:p>
          </table:table-cell>
          <table:table-cell table:number-columns-repeated="3"/>
          <table:table-cell table:formula="of:=[.C1464]*flaeche" office:value-type="float" office:value="0.001706384" calcext:value-type="float">
            <text:p>0.00170638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159922" calcext:value-type="float">
            <text:p>4.159922</text:p>
          </table:table-cell>
          <table:table-cell table:formula="of:=SQRT(POWER(ABS([.A1465]-xpos);2)+POWER(ABS([.B1465]-ypos);2))" office:value-type="float" office:value="0.717848724897523" calcext:value-type="float">
            <text:p>0.7178487249</text:p>
          </table:table-cell>
          <table:table-cell/>
          <table:table-cell table:formula="of:=[.J1465]/[.D1465]" office:value-type="float" office:value="0.00231799366954025" calcext:value-type="float">
            <text:p>0.0023179937</text:p>
          </table:table-cell>
          <table:table-cell table:number-columns-repeated="3"/>
          <table:table-cell table:formula="of:=[.C1465]*flaeche" office:value-type="float" office:value="0.0016639688" calcext:value-type="float">
            <text:p>0.0016639688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238858" calcext:value-type="float">
            <text:p>4.238858</text:p>
          </table:table-cell>
          <table:table-cell table:formula="of:=SQRT(POWER(ABS([.A1466]-xpos);2)+POWER(ABS([.B1466]-ypos);2))" office:value-type="float" office:value="0.735388316249993" calcext:value-type="float">
            <text:p>0.7353883162</text:p>
          </table:table-cell>
          <table:table-cell/>
          <table:table-cell table:formula="of:=[.J1466]/[.D1466]" office:value-type="float" office:value="0.00230564337579658" calcext:value-type="float">
            <text:p>0.0023056434</text:p>
          </table:table-cell>
          <table:table-cell table:number-columns-repeated="3"/>
          <table:table-cell table:formula="of:=[.C1466]*flaeche" office:value-type="float" office:value="0.0016955432" calcext:value-type="float">
            <text:p>0.0016955432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4.462102" calcext:value-type="float">
            <text:p>4.462102</text:p>
          </table:table-cell>
          <table:table-cell table:formula="of:=SQRT(POWER(ABS([.A1467]-xpos);2)+POWER(ABS([.B1467]-ypos);2))" office:value-type="float" office:value="0.75307246161641" calcext:value-type="float">
            <text:p>0.7530724616</text:p>
          </table:table-cell>
          <table:table-cell/>
          <table:table-cell table:formula="of:=[.J1467]/[.D1467]" office:value-type="float" office:value="0.00237007843331435" calcext:value-type="float">
            <text:p>0.0023700784</text:p>
          </table:table-cell>
          <table:table-cell table:number-columns-repeated="3"/>
          <table:table-cell table:formula="of:=[.C1467]*flaeche" office:value-type="float" office:value="0.0017848408" calcext:value-type="float">
            <text:p>0.0017848408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4.781783" calcext:value-type="float">
            <text:p>4.781783</text:p>
          </table:table-cell>
          <table:table-cell table:formula="of:=SQRT(POWER(ABS([.A1468]-xpos);2)+POWER(ABS([.B1468]-ypos);2))" office:value-type="float" office:value="0.770891212909448" calcext:value-type="float">
            <text:p>0.7708912129</text:p>
          </table:table-cell>
          <table:table-cell/>
          <table:table-cell table:formula="of:=[.J1468]/[.D1468]" office:value-type="float" office:value="0.00248117136110705" calcext:value-type="float">
            <text:p>0.0024811714</text:p>
          </table:table-cell>
          <table:table-cell table:number-columns-repeated="3"/>
          <table:table-cell table:formula="of:=[.C1468]*flaeche" office:value-type="float" office:value="0.0019127132" calcext:value-type="float">
            <text:p>0.0019127132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149276" calcext:value-type="float">
            <text:p>5.149276</text:p>
          </table:table-cell>
          <table:table-cell table:formula="of:=SQRT(POWER(ABS([.A1469]-xpos);2)+POWER(ABS([.B1469]-ypos);2))" office:value-type="float" office:value="0.788835448471353" calcext:value-type="float">
            <text:p>0.7888354485</text:p>
          </table:table-cell>
          <table:table-cell/>
          <table:table-cell table:formula="of:=[.J1469]/[.D1469]" office:value-type="float" office:value="0.00261107738501283" calcext:value-type="float">
            <text:p>0.0026110774</text:p>
          </table:table-cell>
          <table:table-cell table:number-columns-repeated="3"/>
          <table:table-cell table:formula="of:=[.C1469]*flaeche" office:value-type="float" office:value="0.0020597104" calcext:value-type="float">
            <text:p>0.002059710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520518" calcext:value-type="float">
            <text:p>5.520518</text:p>
          </table:table-cell>
          <table:table-cell table:formula="of:=SQRT(POWER(ABS([.A1470]-xpos);2)+POWER(ABS([.B1470]-ypos);2))" office:value-type="float" office:value="0.80689768432559" calcext:value-type="float">
            <text:p>0.8068976843</text:p>
          </table:table-cell>
          <table:table-cell/>
          <table:table-cell table:formula="of:=[.J1470]/[.D1470]" office:value-type="float" office:value="0.00273666320141398" calcext:value-type="float">
            <text:p>0.0027366632</text:p>
          </table:table-cell>
          <table:table-cell table:number-columns-repeated="3"/>
          <table:table-cell table:formula="of:=[.C1470]*flaeche" office:value-type="float" office:value="0.0022082072" calcext:value-type="float">
            <text:p>0.0022082072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859899" calcext:value-type="float">
            <text:p>5.859899</text:p>
          </table:table-cell>
          <table:table-cell table:formula="of:=SQRT(POWER(ABS([.A1471]-xpos);2)+POWER(ABS([.B1471]-ypos);2))" office:value-type="float" office:value="0.825068459138998" calcext:value-type="float">
            <text:p>0.8250684591</text:p>
          </table:table-cell>
          <table:table-cell/>
          <table:table-cell table:formula="of:=[.J1471]/[.D1471]" office:value-type="float" office:value="0.00284092740915832" calcext:value-type="float">
            <text:p>0.0028409274</text:p>
          </table:table-cell>
          <table:table-cell table:number-columns-repeated="3"/>
          <table:table-cell table:formula="of:=[.C1471]*flaeche" office:value-type="float" office:value="0.0023439596" calcext:value-type="float">
            <text:p>0.0023439596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142701" calcext:value-type="float">
            <text:p>6.142701</text:p>
          </table:table-cell>
          <table:table-cell table:formula="of:=SQRT(POWER(ABS([.A1472]-xpos);2)+POWER(ABS([.B1472]-ypos);2))" office:value-type="float" office:value="0.843341582331857" calcext:value-type="float">
            <text:p>0.8433415823</text:p>
          </table:table-cell>
          <table:table-cell/>
          <table:table-cell table:formula="of:=[.J1472]/[.D1472]" office:value-type="float" office:value="0.00291350557292114" calcext:value-type="float">
            <text:p>0.0029135056</text:p>
          </table:table-cell>
          <table:table-cell table:number-columns-repeated="3"/>
          <table:table-cell table:formula="of:=[.C1472]*flaeche" office:value-type="float" office:value="0.0024570804" calcext:value-type="float">
            <text:p>0.002457080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35616" calcext:value-type="float">
            <text:p>6.35616</text:p>
          </table:table-cell>
          <table:table-cell table:formula="of:=SQRT(POWER(ABS([.A1473]-xpos);2)+POWER(ABS([.B1473]-ypos);2))" office:value-type="float" office:value="0.861710542840228" calcext:value-type="float">
            <text:p>0.8617105428</text:p>
          </table:table-cell>
          <table:table-cell/>
          <table:table-cell table:formula="of:=[.J1473]/[.D1473]" office:value-type="float" office:value="0.00295048496403438" calcext:value-type="float">
            <text:p>0.002950485</text:p>
          </table:table-cell>
          <table:table-cell table:number-columns-repeated="3"/>
          <table:table-cell table:formula="of:=[.C1473]*flaeche" office:value-type="float" office:value="0.002542464" calcext:value-type="float">
            <text:p>0.00254246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499132" calcext:value-type="float">
            <text:p>6.499132</text:p>
          </table:table-cell>
          <table:table-cell table:formula="of:=SQRT(POWER(ABS([.A1474]-xpos);2)+POWER(ABS([.B1474]-ypos);2))" office:value-type="float" office:value="0.880169340366955" calcext:value-type="float">
            <text:p>0.8801693404</text:p>
          </table:table-cell>
          <table:table-cell/>
          <table:table-cell table:formula="of:=[.J1474]/[.D1474]" office:value-type="float" office:value="0.00295358254460008" calcext:value-type="float">
            <text:p>0.0029535825</text:p>
          </table:table-cell>
          <table:table-cell table:number-columns-repeated="3"/>
          <table:table-cell table:formula="of:=[.C1474]*flaeche" office:value-type="float" office:value="0.0025996528" calcext:value-type="float">
            <text:p>0.0025996528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580337" calcext:value-type="float">
            <text:p>6.580337</text:p>
          </table:table-cell>
          <table:table-cell table:formula="of:=SQRT(POWER(ABS([.A1475]-xpos);2)+POWER(ABS([.B1475]-ypos);2))" office:value-type="float" office:value="0.898712439398721" calcext:value-type="float">
            <text:p>0.8987124394</text:p>
          </table:table-cell>
          <table:table-cell/>
          <table:table-cell table:formula="of:=[.J1475]/[.D1475]" office:value-type="float" office:value="0.0029287842079509" calcext:value-type="float">
            <text:p>0.0029287842</text:p>
          </table:table-cell>
          <table:table-cell table:number-columns-repeated="3"/>
          <table:table-cell table:formula="of:=[.C1475]*flaeche" office:value-type="float" office:value="0.0026321348" calcext:value-type="float">
            <text:p>0.0026321348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615304" calcext:value-type="float">
            <text:p>6.615304</text:p>
          </table:table-cell>
          <table:table-cell table:formula="of:=SQRT(POWER(ABS([.A1476]-xpos);2)+POWER(ABS([.B1476]-ypos);2))" office:value-type="float" office:value="0.917335642072736" calcext:value-type="float">
            <text:p>0.9173356421</text:p>
          </table:table-cell>
          <table:table-cell/>
          <table:table-cell table:formula="of:=[.J1476]/[.D1476]" office:value-type="float" office:value="0.00288457297268101" calcext:value-type="float">
            <text:p>0.002884573</text:p>
          </table:table-cell>
          <table:table-cell table:number-columns-repeated="3"/>
          <table:table-cell table:formula="of:=[.C1476]*flaeche" office:value-type="float" office:value="0.0026461216" calcext:value-type="float">
            <text:p>0.0026461216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6.622416" calcext:value-type="float">
            <text:p>6.622416</text:p>
          </table:table-cell>
          <table:table-cell table:formula="of:=SQRT(POWER(ABS([.A1477]-xpos);2)+POWER(ABS([.B1477]-ypos);2))" office:value-type="float" office:value="0.936032396820217" calcext:value-type="float">
            <text:p>0.9360323968</text:p>
          </table:table-cell>
          <table:table-cell/>
          <table:table-cell table:formula="of:=[.J1477]/[.D1477]" office:value-type="float" office:value="0.00282999435596329" calcext:value-type="float">
            <text:p>0.0028299944</text:p>
          </table:table-cell>
          <table:table-cell table:number-columns-repeated="3"/>
          <table:table-cell table:formula="of:=[.C1477]*flaeche" office:value-type="float" office:value="0.0026489664" calcext:value-type="float">
            <text:p>0.002648966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6.618681" calcext:value-type="float">
            <text:p>6.618681</text:p>
          </table:table-cell>
          <table:table-cell table:formula="of:=SQRT(POWER(ABS([.A1478]-xpos);2)+POWER(ABS([.B1478]-ypos);2))" office:value-type="float" office:value="0.954799239895487" calcext:value-type="float">
            <text:p>0.9547992399</text:p>
          </table:table-cell>
          <table:table-cell/>
          <table:table-cell table:formula="of:=[.J1478]/[.D1478]" office:value-type="float" office:value="0.00277280530752181" calcext:value-type="float">
            <text:p>0.0027728053</text:p>
          </table:table-cell>
          <table:table-cell table:number-columns-repeated="3"/>
          <table:table-cell table:formula="of:=[.C1478]*flaeche" office:value-type="float" office:value="0.0026474724" calcext:value-type="float">
            <text:p>0.0026474724</text:p>
          </table:table-cell>
          <table:table-cell table:number-columns-repeated="6"/>
        </table:table-row>
        <table:table-row table:style-name="ro1">
          <table:table-cell office:value-type="float" office:value="0.571429" calcext:value-type="float">
            <text:p>0.571429</text:p>
          </table:table-cell>
          <table:table-cell office:value-type="float" office:value="1" calcext:value-type="float">
            <text:p>1</text:p>
          </table:table-cell>
          <table:table-cell office:value-type="float" office:value="6.616012" calcext:value-type="float">
            <text:p>6.616012</text:p>
          </table:table-cell>
          <table:table-cell table:formula="of:=SQRT(POWER(ABS([.A1479]-xpos);2)+POWER(ABS([.B1479]-ypos);2))" office:value-type="float" office:value="0.973632118431289" calcext:value-type="float">
            <text:p>0.9736321184</text:p>
          </table:table-cell>
          <table:table-cell/>
          <table:table-cell table:formula="of:=[.J1479]/[.D1479]" office:value-type="float" office:value="0.00271807467102038" calcext:value-type="float">
            <text:p>0.0027180747</text:p>
          </table:table-cell>
          <table:table-cell table:number-columns-repeated="3"/>
          <table:table-cell table:formula="of:=[.C1479]*flaeche" office:value-type="float" office:value="0.0026464048" calcext:value-type="float">
            <text:p>0.002646404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480]-xpos);2)+POWER(ABS([.B1480]-ypos);2))" office:value-type="float" office:value="0.223606797749979" calcext:value-type="float">
            <text:p>0.2236067977</text:p>
          </table:table-cell>
          <table:table-cell/>
          <table:table-cell table:formula="of:=[.J1480]/[.D1480]" office:value-type="float" office:value="0" calcext:value-type="float">
            <text:p>0</text:p>
          </table:table-cell>
          <table:table-cell table:number-columns-repeated="3"/>
          <table:table-cell table:formula="of:=[.C1480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" calcext:value-type="float">
            <text:p>0</text:p>
          </table:table-cell>
          <table:table-cell office:value-type="float" office:value="6.300302" calcext:value-type="float">
            <text:p>6.300302</text:p>
          </table:table-cell>
          <table:table-cell table:formula="of:=SQRT(POWER(ABS([.A1481]-xpos);2)+POWER(ABS([.B1481]-ypos);2))" office:value-type="float" office:value="0.404396135699885" calcext:value-type="float">
            <text:p>0.4043961357</text:p>
          </table:table-cell>
          <table:table-cell/>
          <table:table-cell table:formula="of:=[.J1481]/[.D1481]" office:value-type="float" office:value="0.00623181226902292" calcext:value-type="float">
            <text:p>0.0062318123</text:p>
          </table:table-cell>
          <table:table-cell table:number-columns-repeated="3"/>
          <table:table-cell table:formula="of:=[.C1481]*flaeche" office:value-type="float" office:value="0.0025201208" calcext:value-type="float">
            <text:p>0.0025201208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6.308089" calcext:value-type="float">
            <text:p>6.308089</text:p>
          </table:table-cell>
          <table:table-cell table:formula="of:=SQRT(POWER(ABS([.A1482]-xpos);2)+POWER(ABS([.B1482]-ypos);2))" office:value-type="float" office:value="0.399838868837185" calcext:value-type="float">
            <text:p>0.3998388688</text:p>
          </table:table-cell>
          <table:table-cell/>
          <table:table-cell table:formula="of:=[.J1482]/[.D1482]" office:value-type="float" office:value="0.00631063109831742" calcext:value-type="float">
            <text:p>0.0063106311</text:p>
          </table:table-cell>
          <table:table-cell table:number-columns-repeated="3"/>
          <table:table-cell table:formula="of:=[.C1482]*flaeche" office:value-type="float" office:value="0.0025232356" calcext:value-type="float">
            <text:p>0.0025232356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6.327149" calcext:value-type="float">
            <text:p>6.327149</text:p>
          </table:table-cell>
          <table:table-cell table:formula="of:=SQRT(POWER(ABS([.A1483]-xpos);2)+POWER(ABS([.B1483]-ypos);2))" office:value-type="float" office:value="0.396281440929297" calcext:value-type="float">
            <text:p>0.3962814409</text:p>
          </table:table-cell>
          <table:table-cell/>
          <table:table-cell table:formula="of:=[.J1483]/[.D1483]" office:value-type="float" office:value="0.00638652063559935" calcext:value-type="float">
            <text:p>0.0063865206</text:p>
          </table:table-cell>
          <table:table-cell table:number-columns-repeated="3"/>
          <table:table-cell table:formula="of:=[.C1483]*flaeche" office:value-type="float" office:value="0.0025308596" calcext:value-type="float">
            <text:p>0.0025308596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345384" calcext:value-type="float">
            <text:p>6.345384</text:p>
          </table:table-cell>
          <table:table-cell table:formula="of:=SQRT(POWER(ABS([.A1484]-xpos);2)+POWER(ABS([.B1484]-ypos);2))" office:value-type="float" office:value="0.393750952690911" calcext:value-type="float">
            <text:p>0.3937509527</text:p>
          </table:table-cell>
          <table:table-cell/>
          <table:table-cell table:formula="of:=[.J1484]/[.D1484]" office:value-type="float" office:value="0.00644608878443125" calcext:value-type="float">
            <text:p>0.0064460888</text:p>
          </table:table-cell>
          <table:table-cell table:number-columns-repeated="3"/>
          <table:table-cell table:formula="of:=[.C1484]*flaeche" office:value-type="float" office:value="0.0025381536" calcext:value-type="float">
            <text:p>0.0025381536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345172" calcext:value-type="float">
            <text:p>6.345172</text:p>
          </table:table-cell>
          <table:table-cell table:formula="of:=SQRT(POWER(ABS([.A1485]-xpos);2)+POWER(ABS([.B1485]-ypos);2))" office:value-type="float" office:value="0.392267231945264" calcext:value-type="float">
            <text:p>0.3922672319</text:p>
          </table:table-cell>
          <table:table-cell/>
          <table:table-cell table:formula="of:=[.J1485]/[.D1485]" office:value-type="float" office:value="0.00647025444214049" calcext:value-type="float">
            <text:p>0.0064702544</text:p>
          </table:table-cell>
          <table:table-cell table:number-columns-repeated="3"/>
          <table:table-cell table:formula="of:=[.C1485]*flaeche" office:value-type="float" office:value="0.0025380688" calcext:value-type="float">
            <text:p>0.0025380688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306791" calcext:value-type="float">
            <text:p>6.306791</text:p>
          </table:table-cell>
          <table:table-cell table:formula="of:=SQRT(POWER(ABS([.A1486]-xpos);2)+POWER(ABS([.B1486]-ypos);2))" office:value-type="float" office:value="0.391842315542872" calcext:value-type="float">
            <text:p>0.3918423155</text:p>
          </table:table-cell>
          <table:table-cell/>
          <table:table-cell table:formula="of:=[.J1486]/[.D1486]" office:value-type="float" office:value="0.00643809078278067" calcext:value-type="float">
            <text:p>0.0064380908</text:p>
          </table:table-cell>
          <table:table-cell table:number-columns-repeated="3"/>
          <table:table-cell table:formula="of:=[.C1486]*flaeche" office:value-type="float" office:value="0.0025227164" calcext:value-type="float">
            <text:p>0.0025227164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212447" calcext:value-type="float">
            <text:p>6.212447</text:p>
          </table:table-cell>
          <table:table-cell table:formula="of:=SQRT(POWER(ABS([.A1487]-xpos);2)+POWER(ABS([.B1487]-ypos);2))" office:value-type="float" office:value="0.392479543632531" calcext:value-type="float">
            <text:p>0.3924795436</text:p>
          </table:table-cell>
          <table:table-cell/>
          <table:table-cell table:formula="of:=[.J1487]/[.D1487]" office:value-type="float" office:value="0.00633148616358621" calcext:value-type="float">
            <text:p>0.0063314862</text:p>
          </table:table-cell>
          <table:table-cell table:number-columns-repeated="3"/>
          <table:table-cell table:formula="of:=[.C1487]*flaeche" office:value-type="float" office:value="0.0024849788" calcext:value-type="float">
            <text:p>0.0024849788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050232" calcext:value-type="float">
            <text:p>6.050232</text:p>
          </table:table-cell>
          <table:table-cell table:formula="of:=SQRT(POWER(ABS([.A1488]-xpos);2)+POWER(ABS([.B1488]-ypos);2))" office:value-type="float" office:value="0.394173765004725" calcext:value-type="float">
            <text:p>0.394173765</text:p>
          </table:table-cell>
          <table:table-cell/>
          <table:table-cell table:formula="of:=[.J1488]/[.D1488]" office:value-type="float" office:value="0.00613965975125461" calcext:value-type="float">
            <text:p>0.0061396598</text:p>
          </table:table-cell>
          <table:table-cell table:number-columns-repeated="3"/>
          <table:table-cell table:formula="of:=[.C1488]*flaeche" office:value-type="float" office:value="0.0024200928" calcext:value-type="float">
            <text:p>0.0024200928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817372" calcext:value-type="float">
            <text:p>5.817372</text:p>
          </table:table-cell>
          <table:table-cell table:formula="of:=SQRT(POWER(ABS([.A1489]-xpos);2)+POWER(ABS([.B1489]-ypos);2))" office:value-type="float" office:value="0.396911444523838" calcext:value-type="float">
            <text:p>0.3969114445</text:p>
          </table:table-cell>
          <table:table-cell/>
          <table:table-cell table:formula="of:=[.J1489]/[.D1489]" office:value-type="float" office:value="0.00586263972003016" calcext:value-type="float">
            <text:p>0.0058626397</text:p>
          </table:table-cell>
          <table:table-cell table:number-columns-repeated="3"/>
          <table:table-cell table:formula="of:=[.C1489]*flaeche" office:value-type="float" office:value="0.0023269488" calcext:value-type="float">
            <text:p>0.0023269488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522287" calcext:value-type="float">
            <text:p>5.522287</text:p>
          </table:table-cell>
          <table:table-cell table:formula="of:=SQRT(POWER(ABS([.A1490]-xpos);2)+POWER(ABS([.B1490]-ypos);2))" office:value-type="float" office:value="0.400671193746194" calcext:value-type="float">
            <text:p>0.4006711937</text:p>
          </table:table-cell>
          <table:table-cell/>
          <table:table-cell table:formula="of:=[.J1490]/[.D1490]" office:value-type="float" office:value="0.00551303621143087" calcext:value-type="float">
            <text:p>0.0055130362</text:p>
          </table:table-cell>
          <table:table-cell table:number-columns-repeated="3"/>
          <table:table-cell table:formula="of:=[.C1490]*flaeche" office:value-type="float" office:value="0.0022089148" calcext:value-type="float">
            <text:p>0.0022089148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185245" calcext:value-type="float">
            <text:p>5.185245</text:p>
          </table:table-cell>
          <table:table-cell table:formula="of:=SQRT(POWER(ABS([.A1491]-xpos);2)+POWER(ABS([.B1491]-ypos);2))" office:value-type="float" office:value="0.405424835565114" calcext:value-type="float">
            <text:p>0.4054248356</text:p>
          </table:table-cell>
          <table:table-cell/>
          <table:table-cell table:formula="of:=[.J1491]/[.D1491]" office:value-type="float" office:value="0.00511586320830334" calcext:value-type="float">
            <text:p>0.0051158632</text:p>
          </table:table-cell>
          <table:table-cell table:number-columns-repeated="3"/>
          <table:table-cell table:formula="of:=[.C1491]*flaeche" office:value-type="float" office:value="0.002074098" calcext:value-type="float">
            <text:p>0.002074098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4.837554" calcext:value-type="float">
            <text:p>4.837554</text:p>
          </table:table-cell>
          <table:table-cell table:formula="of:=SQRT(POWER(ABS([.A1492]-xpos);2)+POWER(ABS([.B1492]-ypos);2))" office:value-type="float" office:value="0.411137440120697" calcext:value-type="float">
            <text:p>0.4111374401</text:p>
          </table:table-cell>
          <table:table-cell/>
          <table:table-cell table:formula="of:=[.J1492]/[.D1492]" office:value-type="float" office:value="0.0047065078758868" calcext:value-type="float">
            <text:p>0.0047065079</text:p>
          </table:table-cell>
          <table:table-cell table:number-columns-repeated="3"/>
          <table:table-cell table:formula="of:=[.C1492]*flaeche" office:value-type="float" office:value="0.0019350216" calcext:value-type="float">
            <text:p>0.0019350216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4.519277" calcext:value-type="float">
            <text:p>4.519277</text:p>
          </table:table-cell>
          <table:table-cell table:formula="of:=SQRT(POWER(ABS([.A1493]-xpos);2)+POWER(ABS([.B1493]-ypos);2))" office:value-type="float" office:value="0.417769870829623" calcext:value-type="float">
            <text:p>0.4177698708</text:p>
          </table:table-cell>
          <table:table-cell/>
          <table:table-cell table:formula="of:=[.J1493]/[.D1493]" office:value-type="float" office:value="0.00432704923504938" calcext:value-type="float">
            <text:p>0.0043270492</text:p>
          </table:table-cell>
          <table:table-cell table:number-columns-repeated="3"/>
          <table:table-cell table:formula="of:=[.C1493]*flaeche" office:value-type="float" office:value="0.0018077108" calcext:value-type="float">
            <text:p>0.0018077108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275473" calcext:value-type="float">
            <text:p>4.275473</text:p>
          </table:table-cell>
          <table:table-cell table:formula="of:=SQRT(POWER(ABS([.A1494]-xpos);2)+POWER(ABS([.B1494]-ypos);2))" office:value-type="float" office:value="0.425279094483846" calcext:value-type="float">
            <text:p>0.4252790945</text:p>
          </table:table-cell>
          <table:table-cell/>
          <table:table-cell table:formula="of:=[.J1494]/[.D1494]" office:value-type="float" office:value="0.00402133380686306" calcext:value-type="float">
            <text:p>0.0040213338</text:p>
          </table:table-cell>
          <table:table-cell table:number-columns-repeated="3"/>
          <table:table-cell table:formula="of:=[.C1494]*flaeche" office:value-type="float" office:value="0.0017101892" calcext:value-type="float">
            <text:p>0.0017101892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151058" calcext:value-type="float">
            <text:p>4.151058</text:p>
          </table:table-cell>
          <table:table-cell table:formula="of:=SQRT(POWER(ABS([.A1495]-xpos);2)+POWER(ABS([.B1495]-ypos);2))" office:value-type="float" office:value="0.43361956178775" calcext:value-type="float">
            <text:p>0.4336195618</text:p>
          </table:table-cell>
          <table:table-cell/>
          <table:table-cell table:formula="of:=[.J1495]/[.D1495]" office:value-type="float" office:value="0.00382921654446197" calcext:value-type="float">
            <text:p>0.0038292165</text:p>
          </table:table-cell>
          <table:table-cell table:number-columns-repeated="3"/>
          <table:table-cell table:formula="of:=[.C1495]*flaeche" office:value-type="float" office:value="0.0016604232" calcext:value-type="float">
            <text:p>0.0016604232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184658" calcext:value-type="float">
            <text:p>4.184658</text:p>
          </table:table-cell>
          <table:table-cell table:formula="of:=SQRT(POWER(ABS([.A1496]-xpos);2)+POWER(ABS([.B1496]-ypos);2))" office:value-type="float" office:value="0.442744298046852" calcext:value-type="float">
            <text:p>0.442744298</text:p>
          </table:table-cell>
          <table:table-cell/>
          <table:table-cell table:formula="of:=[.J1496]/[.D1496]" office:value-type="float" office:value="0.00378065444859296" calcext:value-type="float">
            <text:p>0.0037806544</text:p>
          </table:table-cell>
          <table:table-cell table:number-columns-repeated="3"/>
          <table:table-cell table:formula="of:=[.C1496]*flaeche" office:value-type="float" office:value="0.0016738632" calcext:value-type="float">
            <text:p>0.0016738632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402161" calcext:value-type="float">
            <text:p>4.402161</text:p>
          </table:table-cell>
          <table:table-cell table:formula="of:=SQRT(POWER(ABS([.A1497]-xpos);2)+POWER(ABS([.B1497]-ypos);2))" office:value-type="float" office:value="0.452606372613113" calcext:value-type="float">
            <text:p>0.4526063726</text:p>
          </table:table-cell>
          <table:table-cell/>
          <table:table-cell table:formula="of:=[.J1497]/[.D1497]" office:value-type="float" office:value="0.00389049846963861" calcext:value-type="float">
            <text:p>0.0038904985</text:p>
          </table:table-cell>
          <table:table-cell table:number-columns-repeated="3"/>
          <table:table-cell table:formula="of:=[.C1497]*flaeche" office:value-type="float" office:value="0.0017608644" calcext:value-type="float">
            <text:p>0.0017608644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810881" calcext:value-type="float">
            <text:p>4.810881</text:p>
          </table:table-cell>
          <table:table-cell table:formula="of:=SQRT(POWER(ABS([.A1498]-xpos);2)+POWER(ABS([.B1498]-ypos);2))" office:value-type="float" office:value="0.463157753136013" calcext:value-type="float">
            <text:p>0.4631577531</text:p>
          </table:table-cell>
          <table:table-cell/>
          <table:table-cell table:formula="of:=[.J1498]/[.D1498]" office:value-type="float" office:value="0.0041548530429866" calcext:value-type="float">
            <text:p>0.004154853</text:p>
          </table:table-cell>
          <table:table-cell table:number-columns-repeated="3"/>
          <table:table-cell table:formula="of:=[.C1498]*flaeche" office:value-type="float" office:value="0.0019243524" calcext:value-type="float">
            <text:p>0.0019243524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395335" calcext:value-type="float">
            <text:p>5.395335</text:p>
          </table:table-cell>
          <table:table-cell table:formula="of:=SQRT(POWER(ABS([.A1499]-xpos);2)+POWER(ABS([.B1499]-ypos);2))" office:value-type="float" office:value="0.474352878117125" calcext:value-type="float">
            <text:p>0.4743528781</text:p>
          </table:table-cell>
          <table:table-cell/>
          <table:table-cell table:formula="of:=[.J1499]/[.D1499]" office:value-type="float" office:value="0.00454963825362755" calcext:value-type="float">
            <text:p>0.0045496383</text:p>
          </table:table-cell>
          <table:table-cell table:number-columns-repeated="3"/>
          <table:table-cell table:formula="of:=[.C1499]*flaeche" office:value-type="float" office:value="0.002158134" calcext:value-type="float">
            <text:p>0.002158134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115566" calcext:value-type="float">
            <text:p>6.115566</text:p>
          </table:table-cell>
          <table:table-cell table:formula="of:=SQRT(POWER(ABS([.A1500]-xpos);2)+POWER(ABS([.B1500]-ypos);2))" office:value-type="float" office:value="0.486147276649782" calcext:value-type="float">
            <text:p>0.4861472766</text:p>
          </table:table-cell>
          <table:table-cell/>
          <table:table-cell table:formula="of:=[.J1500]/[.D1500]" office:value-type="float" office:value="0.00503186280679764" calcext:value-type="float">
            <text:p>0.0050318628</text:p>
          </table:table-cell>
          <table:table-cell table:number-columns-repeated="3"/>
          <table:table-cell table:formula="of:=[.C1500]*flaeche" office:value-type="float" office:value="0.0024462264" calcext:value-type="float">
            <text:p>0.0024462264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908868" calcext:value-type="float">
            <text:p>6.908868</text:p>
          </table:table-cell>
          <table:table-cell table:formula="of:=SQRT(POWER(ABS([.A1501]-xpos);2)+POWER(ABS([.B1501]-ypos);2))" office:value-type="float" office:value="0.498498414378622" calcext:value-type="float">
            <text:p>0.4984984144</text:p>
          </table:table-cell>
          <table:table-cell/>
          <table:table-cell table:formula="of:=[.J1501]/[.D1501]" office:value-type="float" office:value="0.00554374321018606" calcext:value-type="float">
            <text:p>0.0055437432</text:p>
          </table:table-cell>
          <table:table-cell table:number-columns-repeated="3"/>
          <table:table-cell table:formula="of:=[.C1501]*flaeche" office:value-type="float" office:value="0.0027635472" calcext:value-type="float">
            <text:p>0.0027635472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7.695463" calcext:value-type="float">
            <text:p>7.695463</text:p>
          </table:table-cell>
          <table:table-cell table:formula="of:=SQRT(POWER(ABS([.A1502]-xpos);2)+POWER(ABS([.B1502]-ypos);2))" office:value-type="float" office:value="0.511365951750798" calcext:value-type="float">
            <text:p>0.5113659518</text:p>
          </table:table-cell>
          <table:table-cell/>
          <table:table-cell table:formula="of:=[.J1502]/[.D1502]" office:value-type="float" office:value="0.00601953491322801" calcext:value-type="float">
            <text:p>0.0060195349</text:p>
          </table:table-cell>
          <table:table-cell table:number-columns-repeated="3"/>
          <table:table-cell table:formula="of:=[.C1502]*flaeche" office:value-type="float" office:value="0.0030781852" calcext:value-type="float">
            <text:p>0.0030781852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8.388098" calcext:value-type="float">
            <text:p>8.388098</text:p>
          </table:table-cell>
          <table:table-cell table:formula="of:=SQRT(POWER(ABS([.A1503]-xpos);2)+POWER(ABS([.B1503]-ypos);2))" office:value-type="float" office:value="0.524712564142503" calcext:value-type="float">
            <text:p>0.5247125641</text:p>
          </table:table-cell>
          <table:table-cell/>
          <table:table-cell table:formula="of:=[.J1503]/[.D1503]" office:value-type="float" office:value="0.00639443274144428" calcext:value-type="float">
            <text:p>0.0063944327</text:p>
          </table:table-cell>
          <table:table-cell table:number-columns-repeated="3"/>
          <table:table-cell table:formula="of:=[.C1503]*flaeche" office:value-type="float" office:value="0.0033552392" calcext:value-type="float">
            <text:p>0.0033552392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8.904463" calcext:value-type="float">
            <text:p>8.904463</text:p>
          </table:table-cell>
          <table:table-cell table:formula="of:=SQRT(POWER(ABS([.A1504]-xpos);2)+POWER(ABS([.B1504]-ypos);2))" office:value-type="float" office:value="0.538501373362223" calcext:value-type="float">
            <text:p>0.5385013734</text:p>
          </table:table-cell>
          <table:table-cell/>
          <table:table-cell table:formula="of:=[.J1504]/[.D1504]" office:value-type="float" office:value="0.00661425462624432" calcext:value-type="float">
            <text:p>0.0066142546</text:p>
          </table:table-cell>
          <table:table-cell table:number-columns-repeated="3"/>
          <table:table-cell table:formula="of:=[.C1504]*flaeche" office:value-type="float" office:value="0.0035617852" calcext:value-type="float">
            <text:p>0.0035617852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9.18028" calcext:value-type="float">
            <text:p>9.18028</text:p>
          </table:table-cell>
          <table:table-cell table:formula="of:=SQRT(POWER(ABS([.A1505]-xpos);2)+POWER(ABS([.B1505]-ypos);2))" office:value-type="float" office:value="0.55269987894426" calcext:value-type="float">
            <text:p>0.5526998789</text:p>
          </table:table-cell>
          <table:table-cell/>
          <table:table-cell table:formula="of:=[.J1505]/[.D1505]" office:value-type="float" office:value="0.00664395296596461" calcext:value-type="float">
            <text:p>0.006643953</text:p>
          </table:table-cell>
          <table:table-cell table:number-columns-repeated="3"/>
          <table:table-cell table:formula="of:=[.C1505]*flaeche" office:value-type="float" office:value="0.003672112" calcext:value-type="float">
            <text:p>0.003672112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9.18028" calcext:value-type="float">
            <text:p>9.18028</text:p>
          </table:table-cell>
          <table:table-cell table:formula="of:=SQRT(POWER(ABS([.A1506]-xpos);2)+POWER(ABS([.B1506]-ypos);2))" office:value-type="float" office:value="0.567277318588536" calcext:value-type="float">
            <text:p>0.5672773186</text:p>
          </table:table-cell>
          <table:table-cell/>
          <table:table-cell table:formula="of:=[.J1506]/[.D1506]" office:value-type="float" office:value="0.00647322196687983" calcext:value-type="float">
            <text:p>0.006473222</text:p>
          </table:table-cell>
          <table:table-cell table:number-columns-repeated="3"/>
          <table:table-cell table:formula="of:=[.C1506]*flaeche" office:value-type="float" office:value="0.003672112" calcext:value-type="float">
            <text:p>0.003672112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8.904463" calcext:value-type="float">
            <text:p>8.904463</text:p>
          </table:table-cell>
          <table:table-cell table:formula="of:=SQRT(POWER(ABS([.A1507]-xpos);2)+POWER(ABS([.B1507]-ypos);2))" office:value-type="float" office:value="0.582205229376205" calcext:value-type="float">
            <text:p>0.5822052294</text:p>
          </table:table-cell>
          <table:table-cell/>
          <table:table-cell table:formula="of:=[.J1507]/[.D1507]" office:value-type="float" office:value="0.00611774855374662" calcext:value-type="float">
            <text:p>0.0061177486</text:p>
          </table:table-cell>
          <table:table-cell table:number-columns-repeated="3"/>
          <table:table-cell table:formula="of:=[.C1507]*flaeche" office:value-type="float" office:value="0.0035617852" calcext:value-type="float">
            <text:p>0.0035617852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8.388098" calcext:value-type="float">
            <text:p>8.388098</text:p>
          </table:table-cell>
          <table:table-cell table:formula="of:=SQRT(POWER(ABS([.A1508]-xpos);2)+POWER(ABS([.B1508]-ypos);2))" office:value-type="float" office:value="0.597457341547495" calcext:value-type="float">
            <text:p>0.5974573415</text:p>
          </table:table-cell>
          <table:table-cell/>
          <table:table-cell table:formula="of:=[.J1508]/[.D1508]" office:value-type="float" office:value="0.00561586404028358" calcext:value-type="float">
            <text:p>0.005615864</text:p>
          </table:table-cell>
          <table:table-cell table:number-columns-repeated="3"/>
          <table:table-cell table:formula="of:=[.C1508]*flaeche" office:value-type="float" office:value="0.0033552392" calcext:value-type="float">
            <text:p>0.0033552392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.695463" calcext:value-type="float">
            <text:p>7.695463</text:p>
          </table:table-cell>
          <table:table-cell table:formula="of:=SQRT(POWER(ABS([.A1509]-xpos);2)+POWER(ABS([.B1509]-ypos);2))" office:value-type="float" office:value="0.613010225534615" calcext:value-type="float">
            <text:p>0.6130102255</text:p>
          </table:table-cell>
          <table:table-cell/>
          <table:table-cell table:formula="of:=[.J1509]/[.D1509]" office:value-type="float" office:value="0.0050214255354639" calcext:value-type="float">
            <text:p>0.0050214255</text:p>
          </table:table-cell>
          <table:table-cell table:number-columns-repeated="3"/>
          <table:table-cell table:formula="of:=[.C1509]*flaeche" office:value-type="float" office:value="0.0030781852" calcext:value-type="float">
            <text:p>0.003078185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591837" calcext:value-type="float">
            <text:p>0.591837</text:p>
          </table:table-cell>
          <table:table-cell office:value-type="float" office:value="6.908868" calcext:value-type="float">
            <text:p>6.908868</text:p>
          </table:table-cell>
          <table:table-cell table:formula="of:=SQRT(POWER(ABS([.A1510]-xpos);2)+POWER(ABS([.B1510]-ypos);2))" office:value-type="float" office:value="0.628840098226886" calcext:value-type="float">
            <text:p>0.6288400982</text:p>
          </table:table-cell>
          <table:table-cell/>
          <table:table-cell table:formula="of:=[.J1510]/[.D1510]" office:value-type="float" office:value="0.00439467395255528" calcext:value-type="float">
            <text:p>0.004394674</text:p>
          </table:table-cell>
          <table:table-cell table:number-columns-repeated="3"/>
          <table:table-cell table:formula="of:=[.C1510]*flaeche" office:value-type="float" office:value="0.0027635472" calcext:value-type="float">
            <text:p>0.0027635472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115566" calcext:value-type="float">
            <text:p>6.115566</text:p>
          </table:table-cell>
          <table:table-cell table:formula="of:=SQRT(POWER(ABS([.A1511]-xpos);2)+POWER(ABS([.B1511]-ypos);2))" office:value-type="float" office:value="0.644927263025839" calcext:value-type="float">
            <text:p>0.644927263</text:p>
          </table:table-cell>
          <table:table-cell/>
          <table:table-cell table:formula="of:=[.J1511]/[.D1511]" office:value-type="float" office:value="0.00379302681130723" calcext:value-type="float">
            <text:p>0.0037930268</text:p>
          </table:table-cell>
          <table:table-cell table:number-columns-repeated="3"/>
          <table:table-cell table:formula="of:=[.C1511]*flaeche" office:value-type="float" office:value="0.0024462264" calcext:value-type="float">
            <text:p>0.0024462264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395335" calcext:value-type="float">
            <text:p>5.395335</text:p>
          </table:table-cell>
          <table:table-cell table:formula="of:=SQRT(POWER(ABS([.A1512]-xpos);2)+POWER(ABS([.B1512]-ypos);2))" office:value-type="float" office:value="0.661252941753759" calcext:value-type="float">
            <text:p>0.6612529418</text:p>
          </table:table-cell>
          <table:table-cell/>
          <table:table-cell table:formula="of:=[.J1512]/[.D1512]" office:value-type="float" office:value="0.00326370419506377" calcext:value-type="float">
            <text:p>0.0032637042</text:p>
          </table:table-cell>
          <table:table-cell table:number-columns-repeated="3"/>
          <table:table-cell table:formula="of:=[.C1512]*flaeche" office:value-type="float" office:value="0.002158134" calcext:value-type="float">
            <text:p>0.002158134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810881" calcext:value-type="float">
            <text:p>4.810881</text:p>
          </table:table-cell>
          <table:table-cell table:formula="of:=SQRT(POWER(ABS([.A1513]-xpos);2)+POWER(ABS([.B1513]-ypos);2))" office:value-type="float" office:value="0.67779989988934" calcext:value-type="float">
            <text:p>0.6777998999</text:p>
          </table:table-cell>
          <table:table-cell/>
          <table:table-cell table:formula="of:=[.J1513]/[.D1513]" office:value-type="float" office:value="0.00283911579260218" calcext:value-type="float">
            <text:p>0.0028391158</text:p>
          </table:table-cell>
          <table:table-cell table:number-columns-repeated="3"/>
          <table:table-cell table:formula="of:=[.C1513]*flaeche" office:value-type="float" office:value="0.0019243524" calcext:value-type="float">
            <text:p>0.0019243524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402161" calcext:value-type="float">
            <text:p>4.402161</text:p>
          </table:table-cell>
          <table:table-cell table:formula="of:=SQRT(POWER(ABS([.A1514]-xpos);2)+POWER(ABS([.B1514]-ypos);2))" office:value-type="float" office:value="0.694552322384714" calcext:value-type="float">
            <text:p>0.6945523224</text:p>
          </table:table-cell>
          <table:table-cell/>
          <table:table-cell table:formula="of:=[.J1514]/[.D1514]" office:value-type="float" office:value="0.00253525089939107" calcext:value-type="float">
            <text:p>0.0025352509</text:p>
          </table:table-cell>
          <table:table-cell table:number-columns-repeated="3"/>
          <table:table-cell table:formula="of:=[.C1514]*flaeche" office:value-type="float" office:value="0.0017608644" calcext:value-type="float">
            <text:p>0.0017608644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184658" calcext:value-type="float">
            <text:p>4.184658</text:p>
          </table:table-cell>
          <table:table-cell table:formula="of:=SQRT(POWER(ABS([.A1515]-xpos);2)+POWER(ABS([.B1515]-ypos);2))" office:value-type="float" office:value="0.711496530879104" calcext:value-type="float">
            <text:p>0.7114965309</text:p>
          </table:table-cell>
          <table:table-cell/>
          <table:table-cell table:formula="of:=[.J1515]/[.D1515]" office:value-type="float" office:value="0.00235259502661499" calcext:value-type="float">
            <text:p>0.002352595</text:p>
          </table:table-cell>
          <table:table-cell table:number-columns-repeated="3"/>
          <table:table-cell table:formula="of:=[.C1515]*flaeche" office:value-type="float" office:value="0.0016738632" calcext:value-type="float">
            <text:p>0.0016738632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151058" calcext:value-type="float">
            <text:p>4.151058</text:p>
          </table:table-cell>
          <table:table-cell table:formula="of:=SQRT(POWER(ABS([.A1516]-xpos);2)+POWER(ABS([.B1516]-ypos);2))" office:value-type="float" office:value="0.728617543272875" calcext:value-type="float">
            <text:p>0.7286175433</text:p>
          </table:table-cell>
          <table:table-cell/>
          <table:table-cell table:formula="of:=[.J1516]/[.D1516]" office:value-type="float" office:value="0.00227886799505479" calcext:value-type="float">
            <text:p>0.002278868</text:p>
          </table:table-cell>
          <table:table-cell table:number-columns-repeated="3"/>
          <table:table-cell table:formula="of:=[.C1516]*flaeche" office:value-type="float" office:value="0.0016604232" calcext:value-type="float">
            <text:p>0.0016604232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275473" calcext:value-type="float">
            <text:p>4.275473</text:p>
          </table:table-cell>
          <table:table-cell table:formula="of:=SQRT(POWER(ABS([.A1517]-xpos);2)+POWER(ABS([.B1517]-ypos);2))" office:value-type="float" office:value="0.745903953740024" calcext:value-type="float">
            <text:p>0.7459039537</text:p>
          </table:table-cell>
          <table:table-cell/>
          <table:table-cell table:formula="of:=[.J1517]/[.D1517]" office:value-type="float" office:value="0.00229277401121816" calcext:value-type="float">
            <text:p>0.002292774</text:p>
          </table:table-cell>
          <table:table-cell table:number-columns-repeated="3"/>
          <table:table-cell table:formula="of:=[.C1517]*flaeche" office:value-type="float" office:value="0.0017101892" calcext:value-type="float">
            <text:p>0.0017101892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4.519277" calcext:value-type="float">
            <text:p>4.519277</text:p>
          </table:table-cell>
          <table:table-cell table:formula="of:=SQRT(POWER(ABS([.A1518]-xpos);2)+POWER(ABS([.B1518]-ypos);2))" office:value-type="float" office:value="0.763344525737232" calcext:value-type="float">
            <text:p>0.7633445257</text:p>
          </table:table-cell>
          <table:table-cell/>
          <table:table-cell table:formula="of:=[.J1518]/[.D1518]" office:value-type="float" office:value="0.00236814536431518" calcext:value-type="float">
            <text:p>0.0023681454</text:p>
          </table:table-cell>
          <table:table-cell table:number-columns-repeated="3"/>
          <table:table-cell table:formula="of:=[.C1518]*flaeche" office:value-type="float" office:value="0.0018077108" calcext:value-type="float">
            <text:p>0.0018077108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4.837554" calcext:value-type="float">
            <text:p>4.837554</text:p>
          </table:table-cell>
          <table:table-cell table:formula="of:=SQRT(POWER(ABS([.A1519]-xpos);2)+POWER(ABS([.B1519]-ypos);2))" office:value-type="float" office:value="0.780928930613407" calcext:value-type="float">
            <text:p>0.7809289306</text:p>
          </table:table-cell>
          <table:table-cell/>
          <table:table-cell table:formula="of:=[.J1519]/[.D1519]" office:value-type="float" office:value="0.00247784596541976" calcext:value-type="float">
            <text:p>0.002477846</text:p>
          </table:table-cell>
          <table:table-cell table:number-columns-repeated="3"/>
          <table:table-cell table:formula="of:=[.C1519]*flaeche" office:value-type="float" office:value="0.0019350216" calcext:value-type="float">
            <text:p>0.0019350216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185245" calcext:value-type="float">
            <text:p>5.185245</text:p>
          </table:table-cell>
          <table:table-cell table:formula="of:=SQRT(POWER(ABS([.A1520]-xpos);2)+POWER(ABS([.B1520]-ypos);2))" office:value-type="float" office:value="0.798647667806649" calcext:value-type="float">
            <text:p>0.7986476678</text:p>
          </table:table-cell>
          <table:table-cell/>
          <table:table-cell table:formula="of:=[.J1520]/[.D1520]" office:value-type="float" office:value="0.00259701252956283" calcext:value-type="float">
            <text:p>0.0025970125</text:p>
          </table:table-cell>
          <table:table-cell table:number-columns-repeated="3"/>
          <table:table-cell table:formula="of:=[.C1520]*flaeche" office:value-type="float" office:value="0.002074098" calcext:value-type="float">
            <text:p>0.002074098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522287" calcext:value-type="float">
            <text:p>5.522287</text:p>
          </table:table-cell>
          <table:table-cell table:formula="of:=SQRT(POWER(ABS([.A1521]-xpos);2)+POWER(ABS([.B1521]-ypos);2))" office:value-type="float" office:value="0.81649286922667" calcext:value-type="float">
            <text:p>0.8164928692</text:p>
          </table:table-cell>
          <table:table-cell/>
          <table:table-cell table:formula="of:=[.J1521]/[.D1521]" office:value-type="float" office:value="0.00270536937094398" calcext:value-type="float">
            <text:p>0.0027053694</text:p>
          </table:table-cell>
          <table:table-cell table:number-columns-repeated="3"/>
          <table:table-cell table:formula="of:=[.C1521]*flaeche" office:value-type="float" office:value="0.0022089148" calcext:value-type="float">
            <text:p>0.0022089148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817372" calcext:value-type="float">
            <text:p>5.817372</text:p>
          </table:table-cell>
          <table:table-cell table:formula="of:=SQRT(POWER(ABS([.A1522]-xpos);2)+POWER(ABS([.B1522]-ypos);2))" office:value-type="float" office:value="0.834454729026087" calcext:value-type="float">
            <text:p>0.834454729</text:p>
          </table:table-cell>
          <table:table-cell/>
          <table:table-cell table:formula="of:=[.J1522]/[.D1522]" office:value-type="float" office:value="0.00278858602996455" calcext:value-type="float">
            <text:p>0.002788586</text:p>
          </table:table-cell>
          <table:table-cell table:number-columns-repeated="3"/>
          <table:table-cell table:formula="of:=[.C1522]*flaeche" office:value-type="float" office:value="0.0023269488" calcext:value-type="float">
            <text:p>0.0023269488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050232" calcext:value-type="float">
            <text:p>6.050232</text:p>
          </table:table-cell>
          <table:table-cell table:formula="of:=SQRT(POWER(ABS([.A1523]-xpos);2)+POWER(ABS([.B1523]-ypos);2))" office:value-type="float" office:value="0.852526689915336" calcext:value-type="float">
            <text:p>0.8525266899</text:p>
          </table:table-cell>
          <table:table-cell/>
          <table:table-cell table:formula="of:=[.J1523]/[.D1523]" office:value-type="float" office:value="0.00283872965929118" calcext:value-type="float">
            <text:p>0.0028387297</text:p>
          </table:table-cell>
          <table:table-cell table:number-columns-repeated="3"/>
          <table:table-cell table:formula="of:=[.C1523]*flaeche" office:value-type="float" office:value="0.0024200928" calcext:value-type="float">
            <text:p>0.0024200928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212447" calcext:value-type="float">
            <text:p>6.212447</text:p>
          </table:table-cell>
          <table:table-cell table:formula="of:=SQRT(POWER(ABS([.A1524]-xpos);2)+POWER(ABS([.B1524]-ypos);2))" office:value-type="float" office:value="0.870701896271049" calcext:value-type="float">
            <text:p>0.8707018963</text:p>
          </table:table-cell>
          <table:table-cell/>
          <table:table-cell table:formula="of:=[.J1524]/[.D1524]" office:value-type="float" office:value="0.00285399493287244" calcext:value-type="float">
            <text:p>0.0028539949</text:p>
          </table:table-cell>
          <table:table-cell table:number-columns-repeated="3"/>
          <table:table-cell table:formula="of:=[.C1524]*flaeche" office:value-type="float" office:value="0.0024849788" calcext:value-type="float">
            <text:p>0.0024849788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306791" calcext:value-type="float">
            <text:p>6.306791</text:p>
          </table:table-cell>
          <table:table-cell table:formula="of:=SQRT(POWER(ABS([.A1525]-xpos);2)+POWER(ABS([.B1525]-ypos);2))" office:value-type="float" office:value="0.88897401550889" calcext:value-type="float">
            <text:p>0.8889740155</text:p>
          </table:table-cell>
          <table:table-cell/>
          <table:table-cell table:formula="of:=[.J1525]/[.D1525]" office:value-type="float" office:value="0.00283778418265227" calcext:value-type="float">
            <text:p>0.0028377842</text:p>
          </table:table-cell>
          <table:table-cell table:number-columns-repeated="3"/>
          <table:table-cell table:formula="of:=[.C1525]*flaeche" office:value-type="float" office:value="0.0025227164" calcext:value-type="float">
            <text:p>0.0025227164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345172" calcext:value-type="float">
            <text:p>6.345172</text:p>
          </table:table-cell>
          <table:table-cell table:formula="of:=SQRT(POWER(ABS([.A1526]-xpos);2)+POWER(ABS([.B1526]-ypos);2))" office:value-type="float" office:value="0.907337192700707" calcext:value-type="float">
            <text:p>0.9073371927</text:p>
          </table:table-cell>
          <table:table-cell/>
          <table:table-cell table:formula="of:=[.J1526]/[.D1526]" office:value-type="float" office:value="0.00279727186366668" calcext:value-type="float">
            <text:p>0.0027972719</text:p>
          </table:table-cell>
          <table:table-cell table:number-columns-repeated="3"/>
          <table:table-cell table:formula="of:=[.C1526]*flaeche" office:value-type="float" office:value="0.0025380688" calcext:value-type="float">
            <text:p>0.0025380688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345384" calcext:value-type="float">
            <text:p>6.345384</text:p>
          </table:table-cell>
          <table:table-cell table:formula="of:=SQRT(POWER(ABS([.A1527]-xpos);2)+POWER(ABS([.B1527]-ypos);2))" office:value-type="float" office:value="0.925786915410344" calcext:value-type="float">
            <text:p>0.9257869154</text:p>
          </table:table-cell>
          <table:table-cell/>
          <table:table-cell table:formula="of:=[.J1527]/[.D1527]" office:value-type="float" office:value="0.00274161749075379" calcext:value-type="float">
            <text:p>0.0027416175</text:p>
          </table:table-cell>
          <table:table-cell table:number-columns-repeated="3"/>
          <table:table-cell table:formula="of:=[.C1527]*flaeche" office:value-type="float" office:value="0.0025381536" calcext:value-type="float">
            <text:p>0.0025381536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6.327149" calcext:value-type="float">
            <text:p>6.327149</text:p>
          </table:table-cell>
          <table:table-cell table:formula="of:=SQRT(POWER(ABS([.A1528]-xpos);2)+POWER(ABS([.B1528]-ypos);2))" office:value-type="float" office:value="0.944316356114305" calcext:value-type="float">
            <text:p>0.9443163561</text:p>
          </table:table-cell>
          <table:table-cell/>
          <table:table-cell table:formula="of:=[.J1528]/[.D1528]" office:value-type="float" office:value="0.00268009717677033" calcext:value-type="float">
            <text:p>0.0026800972</text:p>
          </table:table-cell>
          <table:table-cell table:number-columns-repeated="3"/>
          <table:table-cell table:formula="of:=[.C1528]*flaeche" office:value-type="float" office:value="0.0025308596" calcext:value-type="float">
            <text:p>0.0025308596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6.308089" calcext:value-type="float">
            <text:p>6.308089</text:p>
          </table:table-cell>
          <table:table-cell table:formula="of:=SQRT(POWER(ABS([.A1529]-xpos);2)+POWER(ABS([.B1529]-ypos);2))" office:value-type="float" office:value="0.962921762674933" calcext:value-type="float">
            <text:p>0.9629217627</text:p>
          </table:table-cell>
          <table:table-cell/>
          <table:table-cell table:formula="of:=[.J1529]/[.D1529]" office:value-type="float" office:value="0.00262039523646305" calcext:value-type="float">
            <text:p>0.0026203952</text:p>
          </table:table-cell>
          <table:table-cell table:number-columns-repeated="3"/>
          <table:table-cell table:formula="of:=[.C1529]*flaeche" office:value-type="float" office:value="0.0025232356" calcext:value-type="float">
            <text:p>0.0025232356</text:p>
          </table:table-cell>
          <table:table-cell table:number-columns-repeated="6"/>
        </table:table-row>
        <table:table-row table:style-name="ro1">
          <table:table-cell office:value-type="float" office:value="0.591837" calcext:value-type="float">
            <text:p>0.591837</text:p>
          </table:table-cell>
          <table:table-cell office:value-type="float" office:value="1" calcext:value-type="float">
            <text:p>1</text:p>
          </table:table-cell>
          <table:table-cell office:value-type="float" office:value="6.300302" calcext:value-type="float">
            <text:p>6.300302</text:p>
          </table:table-cell>
          <table:table-cell table:formula="of:=SQRT(POWER(ABS([.A1530]-xpos);2)+POWER(ABS([.B1530]-ypos);2))" office:value-type="float" office:value="0.981598815488792" calcext:value-type="float">
            <text:p>0.9815988155</text:p>
          </table:table-cell>
          <table:table-cell/>
          <table:table-cell table:formula="of:=[.J1530]/[.D1530]" office:value-type="float" office:value="0.00256736332627408" calcext:value-type="float">
            <text:p>0.0025673633</text:p>
          </table:table-cell>
          <table:table-cell table:number-columns-repeated="3"/>
          <table:table-cell table:formula="of:=[.C1530]*flaeche" office:value-type="float" office:value="0.0025201208" calcext:value-type="float">
            <text:p>0.002520120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531]-xpos);2)+POWER(ABS([.B1531]-ypos);2))" office:value-type="float" office:value="0.223606797749979" calcext:value-type="float">
            <text:p>0.2236067977</text:p>
          </table:table-cell>
          <table:table-cell/>
          <table:table-cell table:formula="of:=[.J1531]/[.D1531]" office:value-type="float" office:value="0" calcext:value-type="float">
            <text:p>0</text:p>
          </table:table-cell>
          <table:table-cell table:number-columns-repeated="3"/>
          <table:table-cell table:formula="of:=[.C1531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" calcext:value-type="float">
            <text:p>0</text:p>
          </table:table-cell>
          <table:table-cell office:value-type="float" office:value="6.012432" calcext:value-type="float">
            <text:p>6.012432</text:p>
          </table:table-cell>
          <table:table-cell table:formula="of:=SQRT(POWER(ABS([.A1532]-xpos);2)+POWER(ABS([.B1532]-ypos);2))" office:value-type="float" office:value="0.424200353636109" calcext:value-type="float">
            <text:p>0.4242003536</text:p>
          </table:table-cell>
          <table:table-cell/>
          <table:table-cell table:formula="of:=[.J1532]/[.D1532]" office:value-type="float" office:value="0.00566942667394156" calcext:value-type="float">
            <text:p>0.0056694267</text:p>
          </table:table-cell>
          <table:table-cell table:number-columns-repeated="3"/>
          <table:table-cell table:formula="of:=[.C1532]*flaeche" office:value-type="float" office:value="0.0024049728" calcext:value-type="float">
            <text:p>0.002404972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6.025416" calcext:value-type="float">
            <text:p>6.025416</text:p>
          </table:table-cell>
          <table:table-cell table:formula="of:=SQRT(POWER(ABS([.A1533]-xpos);2)+POWER(ABS([.B1533]-ypos);2))" office:value-type="float" office:value="0.419858102802602" calcext:value-type="float">
            <text:p>0.4198581028</text:p>
          </table:table-cell>
          <table:table-cell/>
          <table:table-cell table:formula="of:=[.J1533]/[.D1533]" office:value-type="float" office:value="0.00574043083582729" calcext:value-type="float">
            <text:p>0.0057404308</text:p>
          </table:table-cell>
          <table:table-cell table:number-columns-repeated="3"/>
          <table:table-cell table:formula="of:=[.C1533]*flaeche" office:value-type="float" office:value="0.0024101664" calcext:value-type="float">
            <text:p>0.0024101664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6.060053" calcext:value-type="float">
            <text:p>6.060053</text:p>
          </table:table-cell>
          <table:table-cell table:formula="of:=SQRT(POWER(ABS([.A1534]-xpos);2)+POWER(ABS([.B1534]-ypos);2))" office:value-type="float" office:value="0.416471710781176" calcext:value-type="float">
            <text:p>0.4164717108</text:p>
          </table:table-cell>
          <table:table-cell/>
          <table:table-cell table:formula="of:=[.J1534]/[.D1534]" office:value-type="float" office:value="0.00582037419889399" calcext:value-type="float">
            <text:p>0.0058203742</text:p>
          </table:table-cell>
          <table:table-cell table:number-columns-repeated="3"/>
          <table:table-cell table:formula="of:=[.C1534]*flaeche" office:value-type="float" office:value="0.0024240212" calcext:value-type="float">
            <text:p>0.0024240212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104083" calcext:value-type="float">
            <text:p>6.104083</text:p>
          </table:table-cell>
          <table:table-cell table:formula="of:=SQRT(POWER(ABS([.A1535]-xpos);2)+POWER(ABS([.B1535]-ypos);2))" office:value-type="float" office:value="0.414064630463651" calcext:value-type="float">
            <text:p>0.4140646305</text:p>
          </table:table-cell>
          <table:table-cell/>
          <table:table-cell table:formula="of:=[.J1535]/[.D1535]" office:value-type="float" office:value="0.00589674418040963" calcext:value-type="float">
            <text:p>0.0058967442</text:p>
          </table:table-cell>
          <table:table-cell table:number-columns-repeated="3"/>
          <table:table-cell table:formula="of:=[.C1535]*flaeche" office:value-type="float" office:value="0.0024416332" calcext:value-type="float">
            <text:p>0.0024416332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139312" calcext:value-type="float">
            <text:p>6.139312</text:p>
          </table:table-cell>
          <table:table-cell table:formula="of:=SQRT(POWER(ABS([.A1536]-xpos);2)+POWER(ABS([.B1536]-ypos);2))" office:value-type="float" office:value="0.412653955165826" calcext:value-type="float">
            <text:p>0.4126539552</text:p>
          </table:table-cell>
          <table:table-cell/>
          <table:table-cell table:formula="of:=[.J1536]/[.D1536]" office:value-type="float" office:value="0.00595105116346979" calcext:value-type="float">
            <text:p>0.0059510512</text:p>
          </table:table-cell>
          <table:table-cell table:number-columns-repeated="3"/>
          <table:table-cell table:formula="of:=[.C1536]*flaeche" office:value-type="float" office:value="0.0024557248" calcext:value-type="float">
            <text:p>0.002455724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144722" calcext:value-type="float">
            <text:p>6.144722</text:p>
          </table:table-cell>
          <table:table-cell table:formula="of:=SQRT(POWER(ABS([.A1537]-xpos);2)+POWER(ABS([.B1537]-ypos);2))" office:value-type="float" office:value="0.412250052402665" calcext:value-type="float">
            <text:p>0.4122500524</text:p>
          </table:table-cell>
          <table:table-cell/>
          <table:table-cell table:formula="of:=[.J1537]/[.D1537]" office:value-type="float" office:value="0.0059621309583225" calcext:value-type="float">
            <text:p>0.005962131</text:p>
          </table:table-cell>
          <table:table-cell table:number-columns-repeated="3"/>
          <table:table-cell table:formula="of:=[.C1537]*flaeche" office:value-type="float" office:value="0.0024578888" calcext:value-type="float">
            <text:p>0.002457888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100282" calcext:value-type="float">
            <text:p>6.100282</text:p>
          </table:table-cell>
          <table:table-cell table:formula="of:=SQRT(POWER(ABS([.A1538]-xpos);2)+POWER(ABS([.B1538]-ypos);2))" office:value-type="float" office:value="0.412855783084118" calcext:value-type="float">
            <text:p>0.4128557831</text:p>
          </table:table-cell>
          <table:table-cell/>
          <table:table-cell table:formula="of:=[.J1538]/[.D1538]" office:value-type="float" office:value="0.00591032728613332" calcext:value-type="float">
            <text:p>0.0059103273</text:p>
          </table:table-cell>
          <table:table-cell table:number-columns-repeated="3"/>
          <table:table-cell table:formula="of:=[.C1538]*flaeche" office:value-type="float" office:value="0.0024401128" calcext:value-type="float">
            <text:p>0.002440112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5.99088" calcext:value-type="float">
            <text:p>5.99088</text:p>
          </table:table-cell>
          <table:table-cell table:formula="of:=SQRT(POWER(ABS([.A1539]-xpos);2)+POWER(ABS([.B1539]-ypos);2))" office:value-type="float" office:value="0.414466720586828" calcext:value-type="float">
            <text:p>0.4144667206</text:p>
          </table:table-cell>
          <table:table-cell/>
          <table:table-cell table:formula="of:=[.J1539]/[.D1539]" office:value-type="float" office:value="0.00578177180693083" calcext:value-type="float">
            <text:p>0.0057817718</text:p>
          </table:table-cell>
          <table:table-cell table:number-columns-repeated="3"/>
          <table:table-cell table:formula="of:=[.C1539]*flaeche" office:value-type="float" office:value="0.002396352" calcext:value-type="float">
            <text:p>0.002396352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809736" calcext:value-type="float">
            <text:p>5.809736</text:p>
          </table:table-cell>
          <table:table-cell table:formula="of:=SQRT(POWER(ABS([.A1540]-xpos);2)+POWER(ABS([.B1540]-ypos);2))" office:value-type="float" office:value="0.417071217239934" calcext:value-type="float">
            <text:p>0.4170712172</text:p>
          </table:table-cell>
          <table:table-cell/>
          <table:table-cell table:formula="of:=[.J1540]/[.D1540]" office:value-type="float" office:value="0.00557193664760401" calcext:value-type="float">
            <text:p>0.0055719366</text:p>
          </table:table-cell>
          <table:table-cell table:number-columns-repeated="3"/>
          <table:table-cell table:formula="of:=[.C1540]*flaeche" office:value-type="float" office:value="0.0023238944" calcext:value-type="float">
            <text:p>0.0023238944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56076" calcext:value-type="float">
            <text:p>5.56076</text:p>
          </table:table-cell>
          <table:table-cell table:formula="of:=SQRT(POWER(ABS([.A1541]-xpos);2)+POWER(ABS([.B1541]-ypos);2))" office:value-type="float" office:value="0.420650818320849" calcext:value-type="float">
            <text:p>0.4206508183</text:p>
          </table:table-cell>
          <table:table-cell/>
          <table:table-cell table:formula="of:=[.J1541]/[.D1541]" office:value-type="float" office:value="0.00528776815145389" calcext:value-type="float">
            <text:p>0.0052877682</text:p>
          </table:table-cell>
          <table:table-cell table:number-columns-repeated="3"/>
          <table:table-cell table:formula="of:=[.C1541]*flaeche" office:value-type="float" office:value="0.002224304" calcext:value-type="float">
            <text:p>0.002224304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25952" calcext:value-type="float">
            <text:p>5.25952</text:p>
          </table:table-cell>
          <table:table-cell table:formula="of:=SQRT(POWER(ABS([.A1542]-xpos);2)+POWER(ABS([.B1542]-ypos);2))" office:value-type="float" office:value="0.425181141102236" calcext:value-type="float">
            <text:p>0.4251811411</text:p>
          </table:table-cell>
          <table:table-cell/>
          <table:table-cell table:formula="of:=[.J1542]/[.D1542]" office:value-type="float" office:value="0.00494802755020155" calcext:value-type="float">
            <text:p>0.0049480276</text:p>
          </table:table-cell>
          <table:table-cell table:number-columns-repeated="3"/>
          <table:table-cell table:formula="of:=[.C1542]*flaeche" office:value-type="float" office:value="0.002103808" calcext:value-type="float">
            <text:p>0.00210380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4.932711" calcext:value-type="float">
            <text:p>4.932711</text:p>
          </table:table-cell>
          <table:table-cell table:formula="of:=SQRT(POWER(ABS([.A1543]-xpos);2)+POWER(ABS([.B1543]-ypos);2))" office:value-type="float" office:value="0.430631745375326" calcext:value-type="float">
            <text:p>0.4306317454</text:p>
          </table:table-cell>
          <table:table-cell/>
          <table:table-cell table:formula="of:=[.J1543]/[.D1543]" office:value-type="float" office:value="0.00458183685060263" calcext:value-type="float">
            <text:p>0.0045818369</text:p>
          </table:table-cell>
          <table:table-cell table:number-columns-repeated="3"/>
          <table:table-cell table:formula="of:=[.C1543]*flaeche" office:value-type="float" office:value="0.0019730844" calcext:value-type="float">
            <text:p>0.0019730844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4.616064" calcext:value-type="float">
            <text:p>4.616064</text:p>
          </table:table-cell>
          <table:table-cell table:formula="of:=SQRT(POWER(ABS([.A1544]-xpos);2)+POWER(ABS([.B1544]-ypos);2))" office:value-type="float" office:value="0.436968386075011" calcext:value-type="float">
            <text:p>0.4369683861</text:p>
          </table:table-cell>
          <table:table-cell/>
          <table:table-cell table:formula="of:=[.J1544]/[.D1544]" office:value-type="float" office:value="0.00422553589422151" calcext:value-type="float">
            <text:p>0.0042255359</text:p>
          </table:table-cell>
          <table:table-cell table:number-columns-repeated="3"/>
          <table:table-cell table:formula="of:=[.C1544]*flaeche" office:value-type="float" office:value="0.0018464256" calcext:value-type="float">
            <text:p>0.0018464256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350757" calcext:value-type="float">
            <text:p>4.350757</text:p>
          </table:table-cell>
          <table:table-cell table:formula="of:=SQRT(POWER(ABS([.A1545]-xpos);2)+POWER(ABS([.B1545]-ypos);2))" office:value-type="float" office:value="0.444153142126677" calcext:value-type="float">
            <text:p>0.4441531421</text:p>
          </table:table-cell>
          <table:table-cell/>
          <table:table-cell table:formula="of:=[.J1545]/[.D1545]" office:value-type="float" office:value="0.00391824943907218" calcext:value-type="float">
            <text:p>0.0039182494</text:p>
          </table:table-cell>
          <table:table-cell table:number-columns-repeated="3"/>
          <table:table-cell table:formula="of:=[.C1545]*flaeche" office:value-type="float" office:value="0.0017403028" calcext:value-type="float">
            <text:p>0.001740302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178491" calcext:value-type="float">
            <text:p>4.178491</text:p>
          </table:table-cell>
          <table:table-cell table:formula="of:=SQRT(POWER(ABS([.A1546]-xpos);2)+POWER(ABS([.B1546]-ypos);2))" office:value-type="float" office:value="0.452145584763359" calcext:value-type="float">
            <text:p>0.4521455848</text:p>
          </table:table-cell>
          <table:table-cell/>
          <table:table-cell table:formula="of:=[.J1546]/[.D1546]" office:value-type="float" office:value="0.00369658901098142" calcext:value-type="float">
            <text:p>0.003696589</text:p>
          </table:table-cell>
          <table:table-cell table:number-columns-repeated="3"/>
          <table:table-cell table:formula="of:=[.C1546]*flaeche" office:value-type="float" office:value="0.0016713964" calcext:value-type="float">
            <text:p>0.0016713964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135703" calcext:value-type="float">
            <text:p>4.135703</text:p>
          </table:table-cell>
          <table:table-cell table:formula="of:=SQRT(POWER(ABS([.A1547]-xpos);2)+POWER(ABS([.B1547]-ypos);2))" office:value-type="float" office:value="0.46090369808562" calcext:value-type="float">
            <text:p>0.4609036981</text:p>
          </table:table-cell>
          <table:table-cell/>
          <table:table-cell table:formula="of:=[.J1547]/[.D1547]" office:value-type="float" office:value="0.00358921225165065" calcext:value-type="float">
            <text:p>0.0035892123</text:p>
          </table:table-cell>
          <table:table-cell table:number-columns-repeated="3"/>
          <table:table-cell table:formula="of:=[.C1547]*flaeche" office:value-type="float" office:value="0.0016542812" calcext:value-type="float">
            <text:p>0.0016542812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247617" calcext:value-type="float">
            <text:p>4.247617</text:p>
          </table:table-cell>
          <table:table-cell table:formula="of:=SQRT(POWER(ABS([.A1548]-xpos);2)+POWER(ABS([.B1548]-ypos);2))" office:value-type="float" office:value="0.470385197456297" calcext:value-type="float">
            <text:p>0.4703851975</text:p>
          </table:table-cell>
          <table:table-cell/>
          <table:table-cell table:formula="of:=[.J1548]/[.D1548]" office:value-type="float" office:value="0.00361203288111092" calcext:value-type="float">
            <text:p>0.0036120329</text:p>
          </table:table-cell>
          <table:table-cell table:number-columns-repeated="3"/>
          <table:table-cell table:formula="of:=[.C1548]*flaeche" office:value-type="float" office:value="0.0016990468" calcext:value-type="float">
            <text:p>0.001699046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52307" calcext:value-type="float">
            <text:p>4.52307</text:p>
          </table:table-cell>
          <table:table-cell table:formula="of:=SQRT(POWER(ABS([.A1549]-xpos);2)+POWER(ABS([.B1549]-ypos);2))" office:value-type="float" office:value="0.480546365864939" calcext:value-type="float">
            <text:p>0.4805463659</text:p>
          </table:table-cell>
          <table:table-cell/>
          <table:table-cell table:formula="of:=[.J1549]/[.D1549]" office:value-type="float" office:value="0.00376493951159855" calcext:value-type="float">
            <text:p>0.0037649395</text:p>
          </table:table-cell>
          <table:table-cell table:number-columns-repeated="3"/>
          <table:table-cell table:formula="of:=[.C1549]*flaeche" office:value-type="float" office:value="0.001809228" calcext:value-type="float">
            <text:p>0.00180922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4.950948" calcext:value-type="float">
            <text:p>4.950948</text:p>
          </table:table-cell>
          <table:table-cell table:formula="of:=SQRT(POWER(ABS([.A1550]-xpos);2)+POWER(ABS([.B1550]-ypos);2))" office:value-type="float" office:value="0.491345457325088" calcext:value-type="float">
            <text:p>0.4913454573</text:p>
          </table:table-cell>
          <table:table-cell/>
          <table:table-cell table:formula="of:=[.J1550]/[.D1550]" office:value-type="float" office:value="0.00403052306778472" calcext:value-type="float">
            <text:p>0.0040305231</text:p>
          </table:table-cell>
          <table:table-cell table:number-columns-repeated="3"/>
          <table:table-cell table:formula="of:=[.C1550]*flaeche" office:value-type="float" office:value="0.0019803792" calcext:value-type="float">
            <text:p>0.0019803792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5.498997" calcext:value-type="float">
            <text:p>5.498997</text:p>
          </table:table-cell>
          <table:table-cell table:formula="of:=SQRT(POWER(ABS([.A1551]-xpos);2)+POWER(ABS([.B1551]-ypos);2))" office:value-type="float" office:value="0.502741364968112" calcext:value-type="float">
            <text:p>0.502741365</text:p>
          </table:table-cell>
          <table:table-cell/>
          <table:table-cell table:formula="of:=[.J1551]/[.D1551]" office:value-type="float" office:value="0.00437520950785404" calcext:value-type="float">
            <text:p>0.0043752095</text:p>
          </table:table-cell>
          <table:table-cell table:number-columns-repeated="3"/>
          <table:table-cell table:formula="of:=[.C1551]*flaeche" office:value-type="float" office:value="0.0021995988" calcext:value-type="float">
            <text:p>0.002199598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115566" calcext:value-type="float">
            <text:p>6.115566</text:p>
          </table:table-cell>
          <table:table-cell table:formula="of:=SQRT(POWER(ABS([.A1552]-xpos);2)+POWER(ABS([.B1552]-ypos);2))" office:value-type="float" office:value="0.514694447797914" calcext:value-type="float">
            <text:p>0.5146944478</text:p>
          </table:table-cell>
          <table:table-cell/>
          <table:table-cell table:formula="of:=[.J1552]/[.D1552]" office:value-type="float" office:value="0.00475277402052036" calcext:value-type="float">
            <text:p>0.004752774</text:p>
          </table:table-cell>
          <table:table-cell table:number-columns-repeated="3"/>
          <table:table-cell table:formula="of:=[.C1552]*flaeche" office:value-type="float" office:value="0.0024462264" calcext:value-type="float">
            <text:p>0.0024462264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734627" calcext:value-type="float">
            <text:p>6.734627</text:p>
          </table:table-cell>
          <table:table-cell table:formula="of:=SQRT(POWER(ABS([.A1553]-xpos);2)+POWER(ABS([.B1553]-ypos);2))" office:value-type="float" office:value="0.52716680668077" calcext:value-type="float">
            <text:p>0.5271668067</text:p>
          </table:table-cell>
          <table:table-cell/>
          <table:table-cell table:formula="of:=[.J1553]/[.D1553]" office:value-type="float" office:value="0.00511005390677278" calcext:value-type="float">
            <text:p>0.0051100539</text:p>
          </table:table-cell>
          <table:table-cell table:number-columns-repeated="3"/>
          <table:table-cell table:formula="of:=[.C1553]*flaeche" office:value-type="float" office:value="0.0026938508" calcext:value-type="float">
            <text:p>0.002693850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7.283911" calcext:value-type="float">
            <text:p>7.283911</text:p>
          </table:table-cell>
          <table:table-cell table:formula="of:=SQRT(POWER(ABS([.A1554]-xpos);2)+POWER(ABS([.B1554]-ypos);2))" office:value-type="float" office:value="0.540123115988383" calcext:value-type="float">
            <text:p>0.540123116</text:p>
          </table:table-cell>
          <table:table-cell/>
          <table:table-cell table:formula="of:=[.J1554]/[.D1554]" office:value-type="float" office:value="0.00539425977847367" calcext:value-type="float">
            <text:p>0.0053942598</text:p>
          </table:table-cell>
          <table:table-cell table:number-columns-repeated="3"/>
          <table:table-cell table:formula="of:=[.C1554]*flaeche" office:value-type="float" office:value="0.0029135644" calcext:value-type="float">
            <text:p>0.0029135644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7.695277" calcext:value-type="float">
            <text:p>7.695277</text:p>
          </table:table-cell>
          <table:table-cell table:formula="of:=SQRT(POWER(ABS([.A1555]-xpos);2)+POWER(ABS([.B1555]-ypos);2))" office:value-type="float" office:value="0.553528169625539" calcext:value-type="float">
            <text:p>0.5535281696</text:p>
          </table:table-cell>
          <table:table-cell/>
          <table:table-cell table:formula="of:=[.J1555]/[.D1555]" office:value-type="float" office:value="0.00556089277639173" calcext:value-type="float">
            <text:p>0.0055608928</text:p>
          </table:table-cell>
          <table:table-cell table:number-columns-repeated="3"/>
          <table:table-cell table:formula="of:=[.C1555]*flaeche" office:value-type="float" office:value="0.0030781108" calcext:value-type="float">
            <text:p>0.003078110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7.915545" calcext:value-type="float">
            <text:p>7.915545</text:p>
          </table:table-cell>
          <table:table-cell table:formula="of:=SQRT(POWER(ABS([.A1556]-xpos);2)+POWER(ABS([.B1556]-ypos);2))" office:value-type="float" office:value="0.567350739526265" calcext:value-type="float">
            <text:p>0.5673507395</text:p>
          </table:table-cell>
          <table:table-cell/>
          <table:table-cell table:formula="of:=[.J1556]/[.D1556]" office:value-type="float" office:value="0.0055807065707604" calcext:value-type="float">
            <text:p>0.0055807066</text:p>
          </table:table-cell>
          <table:table-cell table:number-columns-repeated="3"/>
          <table:table-cell table:formula="of:=[.C1556]*flaeche" office:value-type="float" office:value="0.003166218" calcext:value-type="float">
            <text:p>0.00316621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7.915545" calcext:value-type="float">
            <text:p>7.915545</text:p>
          </table:table-cell>
          <table:table-cell table:formula="of:=SQRT(POWER(ABS([.A1557]-xpos);2)+POWER(ABS([.B1557]-ypos);2))" office:value-type="float" office:value="0.581561055815294" calcext:value-type="float">
            <text:p>0.5815610558</text:p>
          </table:table-cell>
          <table:table-cell/>
          <table:table-cell table:formula="of:=[.J1557]/[.D1557]" office:value-type="float" office:value="0.00544434323505596" calcext:value-type="float">
            <text:p>0.0054443432</text:p>
          </table:table-cell>
          <table:table-cell table:number-columns-repeated="3"/>
          <table:table-cell table:formula="of:=[.C1557]*flaeche" office:value-type="float" office:value="0.003166218" calcext:value-type="float">
            <text:p>0.00316621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7.695277" calcext:value-type="float">
            <text:p>7.695277</text:p>
          </table:table-cell>
          <table:table-cell table:formula="of:=SQRT(POWER(ABS([.A1558]-xpos);2)+POWER(ABS([.B1558]-ypos);2))" office:value-type="float" office:value="0.596131390357025" calcext:value-type="float">
            <text:p>0.5961313904</text:p>
          </table:table-cell>
          <table:table-cell/>
          <table:table-cell table:formula="of:=[.J1558]/[.D1558]" office:value-type="float" office:value="0.00516347712902102" calcext:value-type="float">
            <text:p>0.0051634771</text:p>
          </table:table-cell>
          <table:table-cell table:number-columns-repeated="3"/>
          <table:table-cell table:formula="of:=[.C1558]*flaeche" office:value-type="float" office:value="0.0030781108" calcext:value-type="float">
            <text:p>0.003078110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7.283911" calcext:value-type="float">
            <text:p>7.283911</text:p>
          </table:table-cell>
          <table:table-cell table:formula="of:=SQRT(POWER(ABS([.A1559]-xpos);2)+POWER(ABS([.B1559]-ypos);2))" office:value-type="float" office:value="0.611035989467887" calcext:value-type="float">
            <text:p>0.6110359895</text:p>
          </table:table-cell>
          <table:table-cell/>
          <table:table-cell table:formula="of:=[.J1559]/[.D1559]" office:value-type="float" office:value="0.00476823697821341" calcext:value-type="float">
            <text:p>0.004768237</text:p>
          </table:table-cell>
          <table:table-cell table:number-columns-repeated="3"/>
          <table:table-cell table:formula="of:=[.C1559]*flaeche" office:value-type="float" office:value="0.0029135644" calcext:value-type="float">
            <text:p>0.0029135644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734627" calcext:value-type="float">
            <text:p>6.734627</text:p>
          </table:table-cell>
          <table:table-cell table:formula="of:=SQRT(POWER(ABS([.A1560]-xpos);2)+POWER(ABS([.B1560]-ypos);2))" office:value-type="float" office:value="0.626251740170037" calcext:value-type="float">
            <text:p>0.6262517402</text:p>
          </table:table-cell>
          <table:table-cell/>
          <table:table-cell table:formula="of:=[.J1560]/[.D1560]" office:value-type="float" office:value="0.00430154621090327" calcext:value-type="float">
            <text:p>0.0043015462</text:p>
          </table:table-cell>
          <table:table-cell table:number-columns-repeated="3"/>
          <table:table-cell table:formula="of:=[.C1560]*flaeche" office:value-type="float" office:value="0.0026938508" calcext:value-type="float">
            <text:p>0.002693850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115566" calcext:value-type="float">
            <text:p>6.115566</text:p>
          </table:table-cell>
          <table:table-cell table:formula="of:=SQRT(POWER(ABS([.A1561]-xpos);2)+POWER(ABS([.B1561]-ypos);2))" office:value-type="float" office:value="0.641755073679983" calcext:value-type="float">
            <text:p>0.6417550737</text:p>
          </table:table-cell>
          <table:table-cell/>
          <table:table-cell table:formula="of:=[.J1561]/[.D1561]" office:value-type="float" office:value="0.00381177570747159" calcext:value-type="float">
            <text:p>0.0038117757</text:p>
          </table:table-cell>
          <table:table-cell table:number-columns-repeated="3"/>
          <table:table-cell table:formula="of:=[.C1561]*flaeche" office:value-type="float" office:value="0.0024462264" calcext:value-type="float">
            <text:p>0.002446226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612245" calcext:value-type="float">
            <text:p>0.612245</text:p>
          </table:table-cell>
          <table:table-cell office:value-type="float" office:value="5.498997" calcext:value-type="float">
            <text:p>5.498997</text:p>
          </table:table-cell>
          <table:table-cell table:formula="of:=SQRT(POWER(ABS([.A1562]-xpos);2)+POWER(ABS([.B1562]-ypos);2))" office:value-type="float" office:value="0.657526334111418" calcext:value-type="float">
            <text:p>0.6575263341</text:p>
          </table:table-cell>
          <table:table-cell/>
          <table:table-cell table:formula="of:=[.J1562]/[.D1562]" office:value-type="float" office:value="0.00334526343035757" calcext:value-type="float">
            <text:p>0.0033452634</text:p>
          </table:table-cell>
          <table:table-cell table:number-columns-repeated="3"/>
          <table:table-cell table:formula="of:=[.C1562]*flaeche" office:value-type="float" office:value="0.0021995988" calcext:value-type="float">
            <text:p>0.002199598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4.950948" calcext:value-type="float">
            <text:p>4.950948</text:p>
          </table:table-cell>
          <table:table-cell table:formula="of:=SQRT(POWER(ABS([.A1563]-xpos);2)+POWER(ABS([.B1563]-ypos);2))" office:value-type="float" office:value="0.673546701004466" calcext:value-type="float">
            <text:p>0.673546701</text:p>
          </table:table-cell>
          <table:table-cell/>
          <table:table-cell table:formula="of:=[.J1563]/[.D1563]" office:value-type="float" office:value="0.00294022552118011" calcext:value-type="float">
            <text:p>0.0029402255</text:p>
          </table:table-cell>
          <table:table-cell table:number-columns-repeated="3"/>
          <table:table-cell table:formula="of:=[.C1563]*flaeche" office:value-type="float" office:value="0.0019803792" calcext:value-type="float">
            <text:p>0.0019803792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52307" calcext:value-type="float">
            <text:p>4.52307</text:p>
          </table:table-cell>
          <table:table-cell table:formula="of:=SQRT(POWER(ABS([.A1564]-xpos);2)+POWER(ABS([.B1564]-ypos);2))" office:value-type="float" office:value="0.689798818312992" calcext:value-type="float">
            <text:p>0.6897988183</text:p>
          </table:table-cell>
          <table:table-cell/>
          <table:table-cell table:formula="of:=[.J1564]/[.D1564]" office:value-type="float" office:value="0.0026228342988826" calcext:value-type="float">
            <text:p>0.0026228343</text:p>
          </table:table-cell>
          <table:table-cell table:number-columns-repeated="3"/>
          <table:table-cell table:formula="of:=[.C1564]*flaeche" office:value-type="float" office:value="0.001809228" calcext:value-type="float">
            <text:p>0.00180922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247617" calcext:value-type="float">
            <text:p>4.247617</text:p>
          </table:table-cell>
          <table:table-cell table:formula="of:=SQRT(POWER(ABS([.A1565]-xpos);2)+POWER(ABS([.B1565]-ypos);2))" office:value-type="float" office:value="0.706266687580548" calcext:value-type="float">
            <text:p>0.7062666876</text:p>
          </table:table-cell>
          <table:table-cell/>
          <table:table-cell table:formula="of:=[.J1565]/[.D1565]" office:value-type="float" office:value="0.00240567314001515" calcext:value-type="float">
            <text:p>0.0024056731</text:p>
          </table:table-cell>
          <table:table-cell table:number-columns-repeated="3"/>
          <table:table-cell table:formula="of:=[.C1565]*flaeche" office:value-type="float" office:value="0.0016990468" calcext:value-type="float">
            <text:p>0.001699046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135703" calcext:value-type="float">
            <text:p>4.135703</text:p>
          </table:table-cell>
          <table:table-cell table:formula="of:=SQRT(POWER(ABS([.A1566]-xpos);2)+POWER(ABS([.B1566]-ypos);2))" office:value-type="float" office:value="0.722936386488466" calcext:value-type="float">
            <text:p>0.7229363865</text:p>
          </table:table-cell>
          <table:table-cell/>
          <table:table-cell table:formula="of:=[.J1566]/[.D1566]" office:value-type="float" office:value="0.00228828045028329" calcext:value-type="float">
            <text:p>0.0022882805</text:p>
          </table:table-cell>
          <table:table-cell table:number-columns-repeated="3"/>
          <table:table-cell table:formula="of:=[.C1566]*flaeche" office:value-type="float" office:value="0.0016542812" calcext:value-type="float">
            <text:p>0.0016542812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178491" calcext:value-type="float">
            <text:p>4.178491</text:p>
          </table:table-cell>
          <table:table-cell table:formula="of:=SQRT(POWER(ABS([.A1567]-xpos);2)+POWER(ABS([.B1567]-ypos);2))" office:value-type="float" office:value="0.739792693814287" calcext:value-type="float">
            <text:p>0.7397926938</text:p>
          </table:table-cell>
          <table:table-cell/>
          <table:table-cell table:formula="of:=[.J1567]/[.D1567]" office:value-type="float" office:value="0.00225927670545443" calcext:value-type="float">
            <text:p>0.0022592767</text:p>
          </table:table-cell>
          <table:table-cell table:number-columns-repeated="3"/>
          <table:table-cell table:formula="of:=[.C1567]*flaeche" office:value-type="float" office:value="0.0016713964" calcext:value-type="float">
            <text:p>0.0016713964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350757" calcext:value-type="float">
            <text:p>4.350757</text:p>
          </table:table-cell>
          <table:table-cell table:formula="of:=SQRT(POWER(ABS([.A1568]-xpos);2)+POWER(ABS([.B1568]-ypos);2))" office:value-type="float" office:value="0.756823898711583" calcext:value-type="float">
            <text:p>0.7568238987</text:p>
          </table:table-cell>
          <table:table-cell/>
          <table:table-cell table:formula="of:=[.J1568]/[.D1568]" office:value-type="float" office:value="0.00229948182524718" calcext:value-type="float">
            <text:p>0.0022994818</text:p>
          </table:table-cell>
          <table:table-cell table:number-columns-repeated="3"/>
          <table:table-cell table:formula="of:=[.C1568]*flaeche" office:value-type="float" office:value="0.0017403028" calcext:value-type="float">
            <text:p>0.001740302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4.616064" calcext:value-type="float">
            <text:p>4.616064</text:p>
          </table:table-cell>
          <table:table-cell table:formula="of:=SQRT(POWER(ABS([.A1569]-xpos);2)+POWER(ABS([.B1569]-ypos);2))" office:value-type="float" office:value="0.774018456129439" calcext:value-type="float">
            <text:p>0.7740184561</text:p>
          </table:table-cell>
          <table:table-cell/>
          <table:table-cell table:formula="of:=[.J1569]/[.D1569]" office:value-type="float" office:value="0.00238550590800282" calcext:value-type="float">
            <text:p>0.0023855059</text:p>
          </table:table-cell>
          <table:table-cell table:number-columns-repeated="3"/>
          <table:table-cell table:formula="of:=[.C1569]*flaeche" office:value-type="float" office:value="0.0018464256" calcext:value-type="float">
            <text:p>0.0018464256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4.932711" calcext:value-type="float">
            <text:p>4.932711</text:p>
          </table:table-cell>
          <table:table-cell table:formula="of:=SQRT(POWER(ABS([.A1570]-xpos);2)+POWER(ABS([.B1570]-ypos);2))" office:value-type="float" office:value="0.791365718315495" calcext:value-type="float">
            <text:p>0.7913657183</text:p>
          </table:table-cell>
          <table:table-cell/>
          <table:table-cell table:formula="of:=[.J1570]/[.D1570]" office:value-type="float" office:value="0.00249326493975493" calcext:value-type="float">
            <text:p>0.0024932649</text:p>
          </table:table-cell>
          <table:table-cell table:number-columns-repeated="3"/>
          <table:table-cell table:formula="of:=[.C1570]*flaeche" office:value-type="float" office:value="0.0019730844" calcext:value-type="float">
            <text:p>0.0019730844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25952" calcext:value-type="float">
            <text:p>5.25952</text:p>
          </table:table-cell>
          <table:table-cell table:formula="of:=SQRT(POWER(ABS([.A1571]-xpos);2)+POWER(ABS([.B1571]-ypos);2))" office:value-type="float" office:value="0.808855860304541" calcext:value-type="float">
            <text:p>0.8088558603</text:p>
          </table:table-cell>
          <table:table-cell/>
          <table:table-cell table:formula="of:=[.J1571]/[.D1571]" office:value-type="float" office:value="0.00260096774128322" calcext:value-type="float">
            <text:p>0.0026009677</text:p>
          </table:table-cell>
          <table:table-cell table:number-columns-repeated="3"/>
          <table:table-cell table:formula="of:=[.C1571]*flaeche" office:value-type="float" office:value="0.002103808" calcext:value-type="float">
            <text:p>0.00210380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56076" calcext:value-type="float">
            <text:p>5.56076</text:p>
          </table:table-cell>
          <table:table-cell table:formula="of:=SQRT(POWER(ABS([.A1572]-xpos);2)+POWER(ABS([.B1572]-ypos);2))" office:value-type="float" office:value="0.826480677907233" calcext:value-type="float">
            <text:p>0.8264806779</text:p>
          </table:table-cell>
          <table:table-cell/>
          <table:table-cell table:formula="of:=[.J1572]/[.D1572]" office:value-type="float" office:value="0.00269129582754706" calcext:value-type="float">
            <text:p>0.0026912958</text:p>
          </table:table-cell>
          <table:table-cell table:number-columns-repeated="3"/>
          <table:table-cell table:formula="of:=[.C1572]*flaeche" office:value-type="float" office:value="0.002224304" calcext:value-type="float">
            <text:p>0.002224304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809736" calcext:value-type="float">
            <text:p>5.809736</text:p>
          </table:table-cell>
          <table:table-cell table:formula="of:=SQRT(POWER(ABS([.A1573]-xpos);2)+POWER(ABS([.B1573]-ypos);2))" office:value-type="float" office:value="0.844230063578643" calcext:value-type="float">
            <text:p>0.8442300636</text:p>
          </table:table-cell>
          <table:table-cell/>
          <table:table-cell table:formula="of:=[.J1573]/[.D1573]" office:value-type="float" office:value="0.00275267903887377" calcext:value-type="float">
            <text:p>0.002752679</text:p>
          </table:table-cell>
          <table:table-cell table:number-columns-repeated="3"/>
          <table:table-cell table:formula="of:=[.C1573]*flaeche" office:value-type="float" office:value="0.0023238944" calcext:value-type="float">
            <text:p>0.0023238944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5.99088" calcext:value-type="float">
            <text:p>5.99088</text:p>
          </table:table-cell>
          <table:table-cell table:formula="of:=SQRT(POWER(ABS([.A1574]-xpos);2)+POWER(ABS([.B1574]-ypos);2))" office:value-type="float" office:value="0.862097130533445" calcext:value-type="float">
            <text:p>0.8620971305</text:p>
          </table:table-cell>
          <table:table-cell/>
          <table:table-cell table:formula="of:=[.J1574]/[.D1574]" office:value-type="float" office:value="0.00277967750399215" calcext:value-type="float">
            <text:p>0.0027796775</text:p>
          </table:table-cell>
          <table:table-cell table:number-columns-repeated="3"/>
          <table:table-cell table:formula="of:=[.C1574]*flaeche" office:value-type="float" office:value="0.002396352" calcext:value-type="float">
            <text:p>0.002396352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100282" calcext:value-type="float">
            <text:p>6.100282</text:p>
          </table:table-cell>
          <table:table-cell table:formula="of:=SQRT(POWER(ABS([.A1575]-xpos);2)+POWER(ABS([.B1575]-ypos);2))" office:value-type="float" office:value="0.880074711388755" calcext:value-type="float">
            <text:p>0.8800747114</text:p>
          </table:table-cell>
          <table:table-cell/>
          <table:table-cell table:formula="of:=[.J1575]/[.D1575]" office:value-type="float" office:value="0.00277262006102813" calcext:value-type="float">
            <text:p>0.0027726201</text:p>
          </table:table-cell>
          <table:table-cell table:number-columns-repeated="3"/>
          <table:table-cell table:formula="of:=[.C1575]*flaeche" office:value-type="float" office:value="0.0024401128" calcext:value-type="float">
            <text:p>0.002440112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144722" calcext:value-type="float">
            <text:p>6.144722</text:p>
          </table:table-cell>
          <table:table-cell table:formula="of:=SQRT(POWER(ABS([.A1576]-xpos);2)+POWER(ABS([.B1576]-ypos);2))" office:value-type="float" office:value="0.898156169998292" calcext:value-type="float">
            <text:p>0.89815617</text:p>
          </table:table-cell>
          <table:table-cell/>
          <table:table-cell table:formula="of:=[.J1576]/[.D1576]" office:value-type="float" office:value="0.00273659401572076" calcext:value-type="float">
            <text:p>0.002736594</text:p>
          </table:table-cell>
          <table:table-cell table:number-columns-repeated="3"/>
          <table:table-cell table:formula="of:=[.C1576]*flaeche" office:value-type="float" office:value="0.0024578888" calcext:value-type="float">
            <text:p>0.002457888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139312" calcext:value-type="float">
            <text:p>6.139312</text:p>
          </table:table-cell>
          <table:table-cell table:formula="of:=SQRT(POWER(ABS([.A1577]-xpos);2)+POWER(ABS([.B1577]-ypos);2))" office:value-type="float" office:value="0.916335357123144" calcext:value-type="float">
            <text:p>0.9163353571</text:p>
          </table:table-cell>
          <table:table-cell/>
          <table:table-cell table:formula="of:=[.J1577]/[.D1577]" office:value-type="float" office:value="0.00267994111643777" calcext:value-type="float">
            <text:p>0.0026799411</text:p>
          </table:table-cell>
          <table:table-cell table:number-columns-repeated="3"/>
          <table:table-cell table:formula="of:=[.C1577]*flaeche" office:value-type="float" office:value="0.0024557248" calcext:value-type="float">
            <text:p>0.0024557248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104083" calcext:value-type="float">
            <text:p>6.104083</text:p>
          </table:table-cell>
          <table:table-cell table:formula="of:=SQRT(POWER(ABS([.A1578]-xpos);2)+POWER(ABS([.B1578]-ypos);2))" office:value-type="float" office:value="0.934607467443418" calcext:value-type="float">
            <text:p>0.9346074674</text:p>
          </table:table-cell>
          <table:table-cell/>
          <table:table-cell table:formula="of:=[.J1578]/[.D1578]" office:value-type="float" office:value="0.00261246917561978" calcext:value-type="float">
            <text:p>0.0026124692</text:p>
          </table:table-cell>
          <table:table-cell table:number-columns-repeated="3"/>
          <table:table-cell table:formula="of:=[.C1578]*flaeche" office:value-type="float" office:value="0.0024416332" calcext:value-type="float">
            <text:p>0.0024416332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6.060053" calcext:value-type="float">
            <text:p>6.060053</text:p>
          </table:table-cell>
          <table:table-cell table:formula="of:=SQRT(POWER(ABS([.A1579]-xpos);2)+POWER(ABS([.B1579]-ypos);2))" office:value-type="float" office:value="0.952965416938621" calcext:value-type="float">
            <text:p>0.9529654169</text:p>
          </table:table-cell>
          <table:table-cell/>
          <table:table-cell table:formula="of:=[.J1579]/[.D1579]" office:value-type="float" office:value="0.00254366124616265" calcext:value-type="float">
            <text:p>0.0025436612</text:p>
          </table:table-cell>
          <table:table-cell table:number-columns-repeated="3"/>
          <table:table-cell table:formula="of:=[.C1579]*flaeche" office:value-type="float" office:value="0.0024240212" calcext:value-type="float">
            <text:p>0.0024240212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6.025416" calcext:value-type="float">
            <text:p>6.025416</text:p>
          </table:table-cell>
          <table:table-cell table:formula="of:=SQRT(POWER(ABS([.A1580]-xpos);2)+POWER(ABS([.B1580]-ypos);2))" office:value-type="float" office:value="0.971405181419679" calcext:value-type="float">
            <text:p>0.9714051814</text:p>
          </table:table-cell>
          <table:table-cell/>
          <table:table-cell table:formula="of:=[.J1580]/[.D1580]" office:value-type="float" office:value="0.00248111338718372" calcext:value-type="float">
            <text:p>0.0024811134</text:p>
          </table:table-cell>
          <table:table-cell table:number-columns-repeated="3"/>
          <table:table-cell table:formula="of:=[.C1580]*flaeche" office:value-type="float" office:value="0.0024101664" calcext:value-type="float">
            <text:p>0.0024101664</text:p>
          </table:table-cell>
          <table:table-cell table:number-columns-repeated="6"/>
        </table:table-row>
        <table:table-row table:style-name="ro1">
          <table:table-cell office:value-type="float" office:value="0.612245" calcext:value-type="float">
            <text:p>0.612245</text:p>
          </table:table-cell>
          <table:table-cell office:value-type="float" office:value="1" calcext:value-type="float">
            <text:p>1</text:p>
          </table:table-cell>
          <table:table-cell office:value-type="float" office:value="6.012432" calcext:value-type="float">
            <text:p>6.012432</text:p>
          </table:table-cell>
          <table:table-cell table:formula="of:=SQRT(POWER(ABS([.A1581]-xpos);2)+POWER(ABS([.B1581]-ypos);2))" office:value-type="float" office:value="0.989922188873954" calcext:value-type="float">
            <text:p>0.9899221889</text:p>
          </table:table-cell>
          <table:table-cell/>
          <table:table-cell table:formula="of:=[.J1581]/[.D1581]" office:value-type="float" office:value="0.00242945640276604" calcext:value-type="float">
            <text:p>0.0024294564</text:p>
          </table:table-cell>
          <table:table-cell table:number-columns-repeated="3"/>
          <table:table-cell table:formula="of:=[.C1581]*flaeche" office:value-type="float" office:value="0.0024049728" calcext:value-type="float">
            <text:p>0.002404972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582]-xpos);2)+POWER(ABS([.B1582]-ypos);2))" office:value-type="float" office:value="0.223606797749979" calcext:value-type="float">
            <text:p>0.2236067977</text:p>
          </table:table-cell>
          <table:table-cell/>
          <table:table-cell table:formula="of:=[.J1582]/[.D1582]" office:value-type="float" office:value="0" calcext:value-type="float">
            <text:p>0</text:p>
          </table:table-cell>
          <table:table-cell table:number-columns-repeated="3"/>
          <table:table-cell table:formula="of:=[.C1582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" calcext:value-type="float">
            <text:p>0</text:p>
          </table:table-cell>
          <table:table-cell office:value-type="float" office:value="5.790829" calcext:value-type="float">
            <text:p>5.790829</text:p>
          </table:table-cell>
          <table:table-cell table:formula="of:=SQRT(POWER(ABS([.A1583]-xpos);2)+POWER(ABS([.B1583]-ypos);2))" office:value-type="float" office:value="0.444059251011619" calcext:value-type="float">
            <text:p>0.444059251</text:p>
          </table:table-cell>
          <table:table-cell/>
          <table:table-cell table:formula="of:=[.J1583]/[.D1583]" office:value-type="float" office:value="0.00521626696149923" calcext:value-type="float">
            <text:p>0.005216267</text:p>
          </table:table-cell>
          <table:table-cell table:number-columns-repeated="3"/>
          <table:table-cell table:formula="of:=[.C1583]*flaeche" office:value-type="float" office:value="0.0023163316" calcext:value-type="float">
            <text:p>0.0023163316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808689" calcext:value-type="float">
            <text:p>5.808689</text:p>
          </table:table-cell>
          <table:table-cell table:formula="of:=SQRT(POWER(ABS([.A1584]-xpos);2)+POWER(ABS([.B1584]-ypos);2))" office:value-type="float" office:value="0.439913065131055" calcext:value-type="float">
            <text:p>0.4399130651</text:p>
          </table:table-cell>
          <table:table-cell/>
          <table:table-cell table:formula="of:=[.J1584]/[.D1584]" office:value-type="float" office:value="0.00528166991200366" calcext:value-type="float">
            <text:p>0.0052816699</text:p>
          </table:table-cell>
          <table:table-cell table:number-columns-repeated="3"/>
          <table:table-cell table:formula="of:=[.C1584]*flaeche" office:value-type="float" office:value="0.0023234756" calcext:value-type="float">
            <text:p>0.0023234756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857943" calcext:value-type="float">
            <text:p>5.857943</text:p>
          </table:table-cell>
          <table:table-cell table:formula="of:=SQRT(POWER(ABS([.A1585]-xpos);2)+POWER(ABS([.B1585]-ypos);2))" office:value-type="float" office:value="0.43668222343599" calcext:value-type="float">
            <text:p>0.4366822234</text:p>
          </table:table-cell>
          <table:table-cell/>
          <table:table-cell table:formula="of:=[.J1585]/[.D1585]" office:value-type="float" office:value="0.00536586349122011" calcext:value-type="float">
            <text:p>0.0053658635</text:p>
          </table:table-cell>
          <table:table-cell table:number-columns-repeated="3"/>
          <table:table-cell table:formula="of:=[.C1585]*flaeche" office:value-type="float" office:value="0.0023431772" calcext:value-type="float">
            <text:p>0.0023431772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926202" calcext:value-type="float">
            <text:p>5.926202</text:p>
          </table:table-cell>
          <table:table-cell table:formula="of:=SQRT(POWER(ABS([.A1586]-xpos);2)+POWER(ABS([.B1586]-ypos);2))" office:value-type="float" office:value="0.434387150575382" calcext:value-type="float">
            <text:p>0.4343871506</text:p>
          </table:table-cell>
          <table:table-cell/>
          <table:table-cell table:formula="of:=[.J1586]/[.D1586]" office:value-type="float" office:value="0.00545706933747948" calcext:value-type="float">
            <text:p>0.0054570693</text:p>
          </table:table-cell>
          <table:table-cell table:number-columns-repeated="3"/>
          <table:table-cell table:formula="of:=[.C1586]*flaeche" office:value-type="float" office:value="0.0023704808" calcext:value-type="float">
            <text:p>0.0023704808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994782" calcext:value-type="float">
            <text:p>5.994782</text:p>
          </table:table-cell>
          <table:table-cell table:formula="of:=SQRT(POWER(ABS([.A1587]-xpos);2)+POWER(ABS([.B1587]-ypos);2))" office:value-type="float" office:value="0.433042682766953" calcext:value-type="float">
            <text:p>0.4330426828</text:p>
          </table:table-cell>
          <table:table-cell/>
          <table:table-cell table:formula="of:=[.J1587]/[.D1587]" office:value-type="float" office:value="0.00553735900738095" calcext:value-type="float">
            <text:p>0.005537359</text:p>
          </table:table-cell>
          <table:table-cell table:number-columns-repeated="3"/>
          <table:table-cell table:formula="of:=[.C1587]*flaeche" office:value-type="float" office:value="0.0023979128" calcext:value-type="float">
            <text:p>0.0023979128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041521" calcext:value-type="float">
            <text:p>6.041521</text:p>
          </table:table-cell>
          <table:table-cell table:formula="of:=SQRT(POWER(ABS([.A1588]-xpos);2)+POWER(ABS([.B1588]-ypos);2))" office:value-type="float" office:value="0.432657814086375" calcext:value-type="float">
            <text:p>0.4326578141</text:p>
          </table:table-cell>
          <table:table-cell/>
          <table:table-cell table:formula="of:=[.J1588]/[.D1588]" office:value-type="float" office:value="0.00558549579210317" calcext:value-type="float">
            <text:p>0.0055854958</text:p>
          </table:table-cell>
          <table:table-cell table:number-columns-repeated="3"/>
          <table:table-cell table:formula="of:=[.C1588]*flaeche" office:value-type="float" office:value="0.0024166084" calcext:value-type="float">
            <text:p>0.0024166084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044378" calcext:value-type="float">
            <text:p>6.044378</text:p>
          </table:table-cell>
          <table:table-cell table:formula="of:=SQRT(POWER(ABS([.A1589]-xpos);2)+POWER(ABS([.B1589]-ypos);2))" office:value-type="float" office:value="0.433235012447055" calcext:value-type="float">
            <text:p>0.4332350124</text:p>
          </table:table-cell>
          <table:table-cell/>
          <table:table-cell table:formula="of:=[.J1589]/[.D1589]" office:value-type="float" office:value="0.00558069207367091" calcext:value-type="float">
            <text:p>0.0055806921</text:p>
          </table:table-cell>
          <table:table-cell table:number-columns-repeated="3"/>
          <table:table-cell table:formula="of:=[.C1589]*flaeche" office:value-type="float" office:value="0.0024177512" calcext:value-type="float">
            <text:p>0.0024177512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5.985305" calcext:value-type="float">
            <text:p>5.985305</text:p>
          </table:table-cell>
          <table:table-cell table:formula="of:=SQRT(POWER(ABS([.A1590]-xpos);2)+POWER(ABS([.B1590]-ypos);2))" office:value-type="float" office:value="0.43477044616441" calcext:value-type="float">
            <text:p>0.4347704462</text:p>
          </table:table-cell>
          <table:table-cell/>
          <table:table-cell table:formula="of:=[.J1590]/[.D1590]" office:value-type="float" office:value="0.0055066346416165" calcext:value-type="float">
            <text:p>0.0055066346</text:p>
          </table:table-cell>
          <table:table-cell table:number-columns-repeated="3"/>
          <table:table-cell table:formula="of:=[.C1590]*flaeche" office:value-type="float" office:value="0.002394122" calcext:value-type="float">
            <text:p>0.002394122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853774" calcext:value-type="float">
            <text:p>5.853774</text:p>
          </table:table-cell>
          <table:table-cell table:formula="of:=SQRT(POWER(ABS([.A1591]-xpos);2)+POWER(ABS([.B1591]-ypos);2))" office:value-type="float" office:value="0.437254020717935" calcext:value-type="float">
            <text:p>0.4372540207</text:p>
          </table:table-cell>
          <table:table-cell/>
          <table:table-cell table:formula="of:=[.J1591]/[.D1591]" office:value-type="float" office:value="0.00535503274768163" calcext:value-type="float">
            <text:p>0.0053550327</text:p>
          </table:table-cell>
          <table:table-cell table:number-columns-repeated="3"/>
          <table:table-cell table:formula="of:=[.C1591]*flaeche" office:value-type="float" office:value="0.0023415096" calcext:value-type="float">
            <text:p>0.0023415096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649374" calcext:value-type="float">
            <text:p>5.649374</text:p>
          </table:table-cell>
          <table:table-cell table:formula="of:=SQRT(POWER(ABS([.A1592]-xpos);2)+POWER(ABS([.B1592]-ypos);2))" office:value-type="float" office:value="0.440669705491539" calcext:value-type="float">
            <text:p>0.4406697055</text:p>
          </table:table-cell>
          <table:table-cell/>
          <table:table-cell table:formula="of:=[.J1592]/[.D1592]" office:value-type="float" office:value="0.00512798944842235" calcext:value-type="float">
            <text:p>0.0051279894</text:p>
          </table:table-cell>
          <table:table-cell table:number-columns-repeated="3"/>
          <table:table-cell table:formula="of:=[.C1592]*flaeche" office:value-type="float" office:value="0.0022597496" calcext:value-type="float">
            <text:p>0.0022597496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38308" calcext:value-type="float">
            <text:p>5.38308</text:p>
          </table:table-cell>
          <table:table-cell table:formula="of:=SQRT(POWER(ABS([.A1593]-xpos);2)+POWER(ABS([.B1593]-ypos);2))" office:value-type="float" office:value="0.44499627092033" calcext:value-type="float">
            <text:p>0.4449962709</text:p>
          </table:table-cell>
          <table:table-cell/>
          <table:table-cell table:formula="of:=[.J1593]/[.D1593]" office:value-type="float" office:value="0.00483876414412808" calcext:value-type="float">
            <text:p>0.0048387641</text:p>
          </table:table-cell>
          <table:table-cell table:number-columns-repeated="3"/>
          <table:table-cell table:formula="of:=[.C1593]*flaeche" office:value-type="float" office:value="0.002153232" calcext:value-type="float">
            <text:p>0.002153232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5.07698" calcext:value-type="float">
            <text:p>5.07698</text:p>
          </table:table-cell>
          <table:table-cell table:formula="of:=SQRT(POWER(ABS([.A1594]-xpos);2)+POWER(ABS([.B1594]-ypos);2))" office:value-type="float" office:value="0.450207039604003" calcext:value-type="float">
            <text:p>0.4502070396</text:p>
          </table:table-cell>
          <table:table-cell/>
          <table:table-cell table:formula="of:=[.J1594]/[.D1594]" office:value-type="float" office:value="0.00451079574807685" calcext:value-type="float">
            <text:p>0.0045107957</text:p>
          </table:table-cell>
          <table:table-cell table:number-columns-repeated="3"/>
          <table:table-cell table:formula="of:=[.C1594]*flaeche" office:value-type="float" office:value="0.002030792" calcext:value-type="float">
            <text:p>0.002030792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4.762422" calcext:value-type="float">
            <text:p>4.762422</text:p>
          </table:table-cell>
          <table:table-cell table:formula="of:=SQRT(POWER(ABS([.A1595]-xpos);2)+POWER(ABS([.B1595]-ypos);2))" office:value-type="float" office:value="0.456271902283058" calcext:value-type="float">
            <text:p>0.4562719023</text:p>
          </table:table-cell>
          <table:table-cell/>
          <table:table-cell table:formula="of:=[.J1595]/[.D1595]" office:value-type="float" office:value="0.0041750736577643" calcext:value-type="float">
            <text:p>0.0041750737</text:p>
          </table:table-cell>
          <table:table-cell table:number-columns-repeated="3"/>
          <table:table-cell table:formula="of:=[.C1595]*flaeche" office:value-type="float" office:value="0.0019049688" calcext:value-type="float">
            <text:p>0.0019049688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476637" calcext:value-type="float">
            <text:p>4.476637</text:p>
          </table:table-cell>
          <table:table-cell table:formula="of:=SQRT(POWER(ABS([.A1596]-xpos);2)+POWER(ABS([.B1596]-ypos);2))" office:value-type="float" office:value="0.463157308098447" calcext:value-type="float">
            <text:p>0.4631573081</text:p>
          </table:table-cell>
          <table:table-cell/>
          <table:table-cell table:formula="of:=[.J1596]/[.D1596]" office:value-type="float" office:value="0.00386619139693977" calcext:value-type="float">
            <text:p>0.0038661914</text:p>
          </table:table-cell>
          <table:table-cell table:number-columns-repeated="3"/>
          <table:table-cell table:formula="of:=[.C1596]*flaeche" office:value-type="float" office:value="0.0017906548" calcext:value-type="float">
            <text:p>0.0017906548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258078" calcext:value-type="float">
            <text:p>4.258078</text:p>
          </table:table-cell>
          <table:table-cell table:formula="of:=SQRT(POWER(ABS([.A1597]-xpos);2)+POWER(ABS([.B1597]-ypos);2))" office:value-type="float" office:value="0.47082725941156" calcext:value-type="float">
            <text:p>0.4708272594</text:p>
          </table:table-cell>
          <table:table-cell/>
          <table:table-cell table:formula="of:=[.J1597]/[.D1597]" office:value-type="float" office:value="0.00361752886213237" calcext:value-type="float">
            <text:p>0.0036175289</text:p>
          </table:table-cell>
          <table:table-cell table:number-columns-repeated="3"/>
          <table:table-cell table:formula="of:=[.C1597]*flaeche" office:value-type="float" office:value="0.0017032312" calcext:value-type="float">
            <text:p>0.0017032312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141" calcext:value-type="float">
            <text:p>4.141</text:p>
          </table:table-cell>
          <table:table-cell table:formula="of:=SQRT(POWER(ABS([.A1598]-xpos);2)+POWER(ABS([.B1598]-ypos);2))" office:value-type="float" office:value="0.479244089471117" calcext:value-type="float">
            <text:p>0.4792440895</text:p>
          </table:table-cell>
          <table:table-cell/>
          <table:table-cell table:formula="of:=[.J1598]/[.D1598]" office:value-type="float" office:value="0.00345627632430056" calcext:value-type="float">
            <text:p>0.0034562763</text:p>
          </table:table-cell>
          <table:table-cell table:number-columns-repeated="3"/>
          <table:table-cell table:formula="of:=[.C1598]*flaeche" office:value-type="float" office:value="0.0016564" calcext:value-type="float">
            <text:p>0.0016564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150013" calcext:value-type="float">
            <text:p>4.150013</text:p>
          </table:table-cell>
          <table:table-cell table:formula="of:=SQRT(POWER(ABS([.A1599]-xpos);2)+POWER(ABS([.B1599]-ypos);2))" office:value-type="float" office:value="0.488369647265266" calcext:value-type="float">
            <text:p>0.4883696473</text:p>
          </table:table-cell>
          <table:table-cell/>
          <table:table-cell table:formula="of:=[.J1599]/[.D1599]" office:value-type="float" office:value="0.00339907528916993" calcext:value-type="float">
            <text:p>0.0033990753</text:p>
          </table:table-cell>
          <table:table-cell table:number-columns-repeated="3"/>
          <table:table-cell table:formula="of:=[.C1599]*flaeche" office:value-type="float" office:value="0.0016600052" calcext:value-type="float">
            <text:p>0.0016600052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29551" calcext:value-type="float">
            <text:p>4.29551</text:p>
          </table:table-cell>
          <table:table-cell table:formula="of:=SQRT(POWER(ABS([.A1600]-xpos);2)+POWER(ABS([.B1600]-ypos);2))" office:value-type="float" office:value="0.498164117666056" calcext:value-type="float">
            <text:p>0.4981641177</text:p>
          </table:table-cell>
          <table:table-cell/>
          <table:table-cell table:formula="of:=[.J1600]/[.D1600]" office:value-type="float" office:value="0.00344907218137256" calcext:value-type="float">
            <text:p>0.0034490722</text:p>
          </table:table-cell>
          <table:table-cell table:number-columns-repeated="3"/>
          <table:table-cell table:formula="of:=[.C1600]*flaeche" office:value-type="float" office:value="0.001718204" calcext:value-type="float">
            <text:p>0.001718204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4.57072" calcext:value-type="float">
            <text:p>4.57072</text:p>
          </table:table-cell>
          <table:table-cell table:formula="of:=SQRT(POWER(ABS([.A1601]-xpos);2)+POWER(ABS([.B1601]-ypos);2))" office:value-type="float" office:value="0.508589261406491" calcext:value-type="float">
            <text:p>0.5085892614</text:p>
          </table:table-cell>
          <table:table-cell/>
          <table:table-cell table:formula="of:=[.J1601]/[.D1601]" office:value-type="float" office:value="0.00359482226373383" calcext:value-type="float">
            <text:p>0.0035948223</text:p>
          </table:table-cell>
          <table:table-cell table:number-columns-repeated="3"/>
          <table:table-cell table:formula="of:=[.C1601]*flaeche" office:value-type="float" office:value="0.001828288" calcext:value-type="float">
            <text:p>0.001828288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4.950948" calcext:value-type="float">
            <text:p>4.950948</text:p>
          </table:table-cell>
          <table:table-cell table:formula="of:=SQRT(POWER(ABS([.A1602]-xpos);2)+POWER(ABS([.B1602]-ypos);2))" office:value-type="float" office:value="0.519607119306501" calcext:value-type="float">
            <text:p>0.5196071193</text:p>
          </table:table-cell>
          <table:table-cell/>
          <table:table-cell table:formula="of:=[.J1602]/[.D1602]" office:value-type="float" office:value="0.0038113011281353" calcext:value-type="float">
            <text:p>0.0038113011</text:p>
          </table:table-cell>
          <table:table-cell table:number-columns-repeated="3"/>
          <table:table-cell table:formula="of:=[.C1602]*flaeche" office:value-type="float" office:value="0.0019803792" calcext:value-type="float">
            <text:p>0.0019803792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5.395335" calcext:value-type="float">
            <text:p>5.395335</text:p>
          </table:table-cell>
          <table:table-cell table:formula="of:=SQRT(POWER(ABS([.A1603]-xpos);2)+POWER(ABS([.B1603]-ypos);2))" office:value-type="float" office:value="0.531180810061885" calcext:value-type="float">
            <text:p>0.5311808101</text:p>
          </table:table-cell>
          <table:table-cell/>
          <table:table-cell table:formula="of:=[.J1603]/[.D1603]" office:value-type="float" office:value="0.00406289903384983" calcext:value-type="float">
            <text:p>0.004062899</text:p>
          </table:table-cell>
          <table:table-cell table:number-columns-repeated="3"/>
          <table:table-cell table:formula="of:=[.C1603]*flaeche" office:value-type="float" office:value="0.002158134" calcext:value-type="float">
            <text:p>0.002158134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5.851226" calcext:value-type="float">
            <text:p>5.851226</text:p>
          </table:table-cell>
          <table:table-cell table:formula="of:=SQRT(POWER(ABS([.A1604]-xpos);2)+POWER(ABS([.B1604]-ypos);2))" office:value-type="float" office:value="0.543274811168344" calcext:value-type="float">
            <text:p>0.5432748112</text:p>
          </table:table-cell>
          <table:table-cell/>
          <table:table-cell table:formula="of:=[.J1604]/[.D1604]" office:value-type="float" office:value="0.00430811506789104" calcext:value-type="float">
            <text:p>0.0043081151</text:p>
          </table:table-cell>
          <table:table-cell table:number-columns-repeated="3"/>
          <table:table-cell table:formula="of:=[.C1604]*flaeche" office:value-type="float" office:value="0.0023404904" calcext:value-type="float">
            <text:p>0.0023404904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260922" calcext:value-type="float">
            <text:p>6.260922</text:p>
          </table:table-cell>
          <table:table-cell table:formula="of:=SQRT(POWER(ABS([.A1605]-xpos);2)+POWER(ABS([.B1605]-ypos);2))" office:value-type="float" office:value="0.555855789579456" calcext:value-type="float">
            <text:p>0.5558557896</text:p>
          </table:table-cell>
          <table:table-cell/>
          <table:table-cell table:formula="of:=[.J1605]/[.D1605]" office:value-type="float" office:value="0.00450542901045383" calcext:value-type="float">
            <text:p>0.004505429</text:p>
          </table:table-cell>
          <table:table-cell table:number-columns-repeated="3"/>
          <table:table-cell table:formula="of:=[.C1605]*flaeche" office:value-type="float" office:value="0.0025043688" calcext:value-type="float">
            <text:p>0.0025043688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6.570057" calcext:value-type="float">
            <text:p>6.570057</text:p>
          </table:table-cell>
          <table:table-cell table:formula="of:=SQRT(POWER(ABS([.A1606]-xpos);2)+POWER(ABS([.B1606]-ypos);2))" office:value-type="float" office:value="0.568890246842921" calcext:value-type="float">
            <text:p>0.5688902468</text:p>
          </table:table-cell>
          <table:table-cell/>
          <table:table-cell table:formula="of:=[.J1606]/[.D1606]" office:value-type="float" office:value="0.00461956030110257" calcext:value-type="float">
            <text:p>0.0046195603</text:p>
          </table:table-cell>
          <table:table-cell table:number-columns-repeated="3"/>
          <table:table-cell table:formula="of:=[.C1606]*flaeche" office:value-type="float" office:value="0.0026280228" calcext:value-type="float">
            <text:p>0.0026280228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6.736242" calcext:value-type="float">
            <text:p>6.736242</text:p>
          </table:table-cell>
          <table:table-cell table:formula="of:=SQRT(POWER(ABS([.A1607]-xpos);2)+POWER(ABS([.B1607]-ypos);2))" office:value-type="float" office:value="0.582348297863916" calcext:value-type="float">
            <text:p>0.5823482979</text:p>
          </table:table-cell>
          <table:table-cell/>
          <table:table-cell table:formula="of:=[.J1607]/[.D1607]" office:value-type="float" office:value="0.00462695058933555" calcext:value-type="float">
            <text:p>0.0046269506</text:p>
          </table:table-cell>
          <table:table-cell table:number-columns-repeated="3"/>
          <table:table-cell table:formula="of:=[.C1607]*flaeche" office:value-type="float" office:value="0.0026944968" calcext:value-type="float">
            <text:p>0.0026944968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6.736242" calcext:value-type="float">
            <text:p>6.736242</text:p>
          </table:table-cell>
          <table:table-cell table:formula="of:=SQRT(POWER(ABS([.A1608]-xpos);2)+POWER(ABS([.B1608]-ypos);2))" office:value-type="float" office:value="0.596201257986764" calcext:value-type="float">
            <text:p>0.596201258</text:p>
          </table:table-cell>
          <table:table-cell/>
          <table:table-cell table:formula="of:=[.J1608]/[.D1608]" office:value-type="float" office:value="0.00451944165481754" calcext:value-type="float">
            <text:p>0.0045194417</text:p>
          </table:table-cell>
          <table:table-cell table:number-columns-repeated="3"/>
          <table:table-cell table:formula="of:=[.C1608]*flaeche" office:value-type="float" office:value="0.0026944968" calcext:value-type="float">
            <text:p>0.0026944968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6.570057" calcext:value-type="float">
            <text:p>6.570057</text:p>
          </table:table-cell>
          <table:table-cell table:formula="of:=SQRT(POWER(ABS([.A1609]-xpos);2)+POWER(ABS([.B1609]-ypos);2))" office:value-type="float" office:value="0.610422241528763" calcext:value-type="float">
            <text:p>0.6104222415</text:p>
          </table:table-cell>
          <table:table-cell/>
          <table:table-cell table:formula="of:=[.J1609]/[.D1609]" office:value-type="float" office:value="0.00430525400486438" calcext:value-type="float">
            <text:p>0.004305254</text:p>
          </table:table-cell>
          <table:table-cell table:number-columns-repeated="3"/>
          <table:table-cell table:formula="of:=[.C1609]*flaeche" office:value-type="float" office:value="0.0026280228" calcext:value-type="float">
            <text:p>0.0026280228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260922" calcext:value-type="float">
            <text:p>6.260922</text:p>
          </table:table-cell>
          <table:table-cell table:formula="of:=SQRT(POWER(ABS([.A1610]-xpos);2)+POWER(ABS([.B1610]-ypos);2))" office:value-type="float" office:value="0.62498612689323" calcext:value-type="float">
            <text:p>0.6249861269</text:p>
          </table:table-cell>
          <table:table-cell/>
          <table:table-cell table:formula="of:=[.J1610]/[.D1610]" office:value-type="float" office:value="0.00400707902501624" calcext:value-type="float">
            <text:p>0.004007079</text:p>
          </table:table-cell>
          <table:table-cell table:number-columns-repeated="3"/>
          <table:table-cell table:formula="of:=[.C1610]*flaeche" office:value-type="float" office:value="0.0025043688" calcext:value-type="float">
            <text:p>0.0025043688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5.851226" calcext:value-type="float">
            <text:p>5.851226</text:p>
          </table:table-cell>
          <table:table-cell table:formula="of:=SQRT(POWER(ABS([.A1611]-xpos);2)+POWER(ABS([.B1611]-ypos);2))" office:value-type="float" office:value="0.639870237196574" calcext:value-type="float">
            <text:p>0.6398702372</text:p>
          </table:table-cell>
          <table:table-cell/>
          <table:table-cell table:formula="of:=[.J1611]/[.D1611]" office:value-type="float" office:value="0.00365775787643172" calcext:value-type="float">
            <text:p>0.0036577579</text:p>
          </table:table-cell>
          <table:table-cell table:number-columns-repeated="3"/>
          <table:table-cell table:formula="of:=[.C1611]*flaeche" office:value-type="float" office:value="0.0023404904" calcext:value-type="float">
            <text:p>0.0023404904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5.395335" calcext:value-type="float">
            <text:p>5.395335</text:p>
          </table:table-cell>
          <table:table-cell table:formula="of:=SQRT(POWER(ABS([.A1612]-xpos);2)+POWER(ABS([.B1612]-ypos);2))" office:value-type="float" office:value="0.65505133613939" calcext:value-type="float">
            <text:p>0.6550513361</text:p>
          </table:table-cell>
          <table:table-cell/>
          <table:table-cell table:formula="of:=[.J1612]/[.D1612]" office:value-type="float" office:value="0.00329460285161645" calcext:value-type="float">
            <text:p>0.0032946029</text:p>
          </table:table-cell>
          <table:table-cell table:number-columns-repeated="3"/>
          <table:table-cell table:formula="of:=[.C1612]*flaeche" office:value-type="float" office:value="0.002158134" calcext:value-type="float">
            <text:p>0.002158134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4.950948" calcext:value-type="float">
            <text:p>4.950948</text:p>
          </table:table-cell>
          <table:table-cell table:formula="of:=SQRT(POWER(ABS([.A1613]-xpos);2)+POWER(ABS([.B1613]-ypos);2))" office:value-type="float" office:value="0.670509924187554" calcext:value-type="float">
            <text:p>0.6705099242</text:p>
          </table:table-cell>
          <table:table-cell/>
          <table:table-cell table:formula="of:=[.J1613]/[.D1613]" office:value-type="float" office:value="0.00295354196643635" calcext:value-type="float">
            <text:p>0.002953542</text:p>
          </table:table-cell>
          <table:table-cell table:number-columns-repeated="3"/>
          <table:table-cell table:formula="of:=[.C1613]*flaeche" office:value-type="float" office:value="0.0019803792" calcext:value-type="float">
            <text:p>0.001980379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632653" calcext:value-type="float">
            <text:p>0.632653</text:p>
          </table:table-cell>
          <table:table-cell office:value-type="float" office:value="4.57072" calcext:value-type="float">
            <text:p>4.57072</text:p>
          </table:table-cell>
          <table:table-cell table:formula="of:=SQRT(POWER(ABS([.A1614]-xpos);2)+POWER(ABS([.B1614]-ypos);2))" office:value-type="float" office:value="0.686227248670584" calcext:value-type="float">
            <text:p>0.6862272487</text:p>
          </table:table-cell>
          <table:table-cell/>
          <table:table-cell table:formula="of:=[.J1614]/[.D1614]" office:value-type="float" office:value="0.00266426027754204" calcext:value-type="float">
            <text:p>0.0026642603</text:p>
          </table:table-cell>
          <table:table-cell table:number-columns-repeated="3"/>
          <table:table-cell table:formula="of:=[.C1614]*flaeche" office:value-type="float" office:value="0.001828288" calcext:value-type="float">
            <text:p>0.001828288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29551" calcext:value-type="float">
            <text:p>4.29551</text:p>
          </table:table-cell>
          <table:table-cell table:formula="of:=SQRT(POWER(ABS([.A1615]-xpos);2)+POWER(ABS([.B1615]-ypos);2))" office:value-type="float" office:value="0.702185935582592" calcext:value-type="float">
            <text:p>0.7021859356</text:p>
          </table:table-cell>
          <table:table-cell/>
          <table:table-cell table:formula="of:=[.J1615]/[.D1615]" office:value-type="float" office:value="0.00244693593666816" calcext:value-type="float">
            <text:p>0.0024469359</text:p>
          </table:table-cell>
          <table:table-cell table:number-columns-repeated="3"/>
          <table:table-cell table:formula="of:=[.C1615]*flaeche" office:value-type="float" office:value="0.001718204" calcext:value-type="float">
            <text:p>0.001718204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150013" calcext:value-type="float">
            <text:p>4.150013</text:p>
          </table:table-cell>
          <table:table-cell table:formula="of:=SQRT(POWER(ABS([.A1616]-xpos);2)+POWER(ABS([.B1616]-ypos);2))" office:value-type="float" office:value="0.7183698994042" calcext:value-type="float">
            <text:p>0.7183698994</text:p>
          </table:table-cell>
          <table:table-cell/>
          <table:table-cell table:formula="of:=[.J1616]/[.D1616]" office:value-type="float" office:value="0.00231079448258727" calcext:value-type="float">
            <text:p>0.0023107945</text:p>
          </table:table-cell>
          <table:table-cell table:number-columns-repeated="3"/>
          <table:table-cell table:formula="of:=[.C1616]*flaeche" office:value-type="float" office:value="0.0016600052" calcext:value-type="float">
            <text:p>0.0016600052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141" calcext:value-type="float">
            <text:p>4.141</text:p>
          </table:table-cell>
          <table:table-cell table:formula="of:=SQRT(POWER(ABS([.A1617]-xpos);2)+POWER(ABS([.B1617]-ypos);2))" office:value-type="float" office:value="0.734765062651321" calcext:value-type="float">
            <text:p>0.7347650627</text:p>
          </table:table-cell>
          <table:table-cell/>
          <table:table-cell table:formula="of:=[.J1617]/[.D1617]" office:value-type="float" office:value="0.00225432602092301" calcext:value-type="float">
            <text:p>0.002254326</text:p>
          </table:table-cell>
          <table:table-cell table:number-columns-repeated="3"/>
          <table:table-cell table:formula="of:=[.C1617]*flaeche" office:value-type="float" office:value="0.0016564" calcext:value-type="float">
            <text:p>0.0016564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258078" calcext:value-type="float">
            <text:p>4.258078</text:p>
          </table:table-cell>
          <table:table-cell table:formula="of:=SQRT(POWER(ABS([.A1618]-xpos);2)+POWER(ABS([.B1618]-ypos);2))" office:value-type="float" office:value="0.751356046229083" calcext:value-type="float">
            <text:p>0.7513560462</text:p>
          </table:table-cell>
          <table:table-cell/>
          <table:table-cell table:formula="of:=[.J1618]/[.D1618]" office:value-type="float" office:value="0.00226687628128928" calcext:value-type="float">
            <text:p>0.0022668763</text:p>
          </table:table-cell>
          <table:table-cell table:number-columns-repeated="3"/>
          <table:table-cell table:formula="of:=[.C1618]*flaeche" office:value-type="float" office:value="0.0017032312" calcext:value-type="float">
            <text:p>0.0017032312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476637" calcext:value-type="float">
            <text:p>4.476637</text:p>
          </table:table-cell>
          <table:table-cell table:formula="of:=SQRT(POWER(ABS([.A1619]-xpos);2)+POWER(ABS([.B1619]-ypos);2))" office:value-type="float" office:value="0.768130908143267" calcext:value-type="float">
            <text:p>0.7681309081</text:p>
          </table:table-cell>
          <table:table-cell/>
          <table:table-cell table:formula="of:=[.J1619]/[.D1619]" office:value-type="float" office:value="0.00233118441273036" calcext:value-type="float">
            <text:p>0.0023311844</text:p>
          </table:table-cell>
          <table:table-cell table:number-columns-repeated="3"/>
          <table:table-cell table:formula="of:=[.C1619]*flaeche" office:value-type="float" office:value="0.0017906548" calcext:value-type="float">
            <text:p>0.0017906548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4.762422" calcext:value-type="float">
            <text:p>4.762422</text:p>
          </table:table-cell>
          <table:table-cell table:formula="of:=SQRT(POWER(ABS([.A1620]-xpos);2)+POWER(ABS([.B1620]-ypos);2))" office:value-type="float" office:value="0.785077861624565" calcext:value-type="float">
            <text:p>0.7850778616</text:p>
          </table:table-cell>
          <table:table-cell/>
          <table:table-cell table:formula="of:=[.J1620]/[.D1620]" office:value-type="float" office:value="0.00242647117326432" calcext:value-type="float">
            <text:p>0.0024264712</text:p>
          </table:table-cell>
          <table:table-cell table:number-columns-repeated="3"/>
          <table:table-cell table:formula="of:=[.C1620]*flaeche" office:value-type="float" office:value="0.0019049688" calcext:value-type="float">
            <text:p>0.0019049688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5.07698" calcext:value-type="float">
            <text:p>5.07698</text:p>
          </table:table-cell>
          <table:table-cell table:formula="of:=SQRT(POWER(ABS([.A1621]-xpos);2)+POWER(ABS([.B1621]-ypos);2))" office:value-type="float" office:value="0.802185999945773" calcext:value-type="float">
            <text:p>0.8021859999</text:p>
          </table:table-cell>
          <table:table-cell/>
          <table:table-cell table:formula="of:=[.J1621]/[.D1621]" office:value-type="float" office:value="0.00253157247837444" calcext:value-type="float">
            <text:p>0.0025315725</text:p>
          </table:table-cell>
          <table:table-cell table:number-columns-repeated="3"/>
          <table:table-cell table:formula="of:=[.C1621]*flaeche" office:value-type="float" office:value="0.002030792" calcext:value-type="float">
            <text:p>0.002030792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38308" calcext:value-type="float">
            <text:p>5.38308</text:p>
          </table:table-cell>
          <table:table-cell table:formula="of:=SQRT(POWER(ABS([.A1622]-xpos);2)+POWER(ABS([.B1622]-ypos);2))" office:value-type="float" office:value="0.819445227658933" calcext:value-type="float">
            <text:p>0.8194452277</text:p>
          </table:table-cell>
          <table:table-cell/>
          <table:table-cell table:formula="of:=[.J1622]/[.D1622]" office:value-type="float" office:value="0.00262767043765885" calcext:value-type="float">
            <text:p>0.0026276704</text:p>
          </table:table-cell>
          <table:table-cell table:number-columns-repeated="3"/>
          <table:table-cell table:formula="of:=[.C1622]*flaeche" office:value-type="float" office:value="0.002153232" calcext:value-type="float">
            <text:p>0.002153232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649374" calcext:value-type="float">
            <text:p>5.649374</text:p>
          </table:table-cell>
          <table:table-cell table:formula="of:=SQRT(POWER(ABS([.A1623]-xpos);2)+POWER(ABS([.B1623]-ypos);2))" office:value-type="float" office:value="0.836847052535886" calcext:value-type="float">
            <text:p>0.8368470525</text:p>
          </table:table-cell>
          <table:table-cell/>
          <table:table-cell table:formula="of:=[.J1623]/[.D1623]" office:value-type="float" office:value="0.0027003137468816" calcext:value-type="float">
            <text:p>0.0027003137</text:p>
          </table:table-cell>
          <table:table-cell table:number-columns-repeated="3"/>
          <table:table-cell table:formula="of:=[.C1623]*flaeche" office:value-type="float" office:value="0.0022597496" calcext:value-type="float">
            <text:p>0.0022597496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853774" calcext:value-type="float">
            <text:p>5.853774</text:p>
          </table:table-cell>
          <table:table-cell table:formula="of:=SQRT(POWER(ABS([.A1624]-xpos);2)+POWER(ABS([.B1624]-ypos);2))" office:value-type="float" office:value="0.854381108542318" calcext:value-type="float">
            <text:p>0.8543811085</text:p>
          </table:table-cell>
          <table:table-cell/>
          <table:table-cell table:formula="of:=[.J1624]/[.D1624]" office:value-type="float" office:value="0.00274059149551529" calcext:value-type="float">
            <text:p>0.0027405915</text:p>
          </table:table-cell>
          <table:table-cell table:number-columns-repeated="3"/>
          <table:table-cell table:formula="of:=[.C1624]*flaeche" office:value-type="float" office:value="0.0023415096" calcext:value-type="float">
            <text:p>0.0023415096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5.985305" calcext:value-type="float">
            <text:p>5.985305</text:p>
          </table:table-cell>
          <table:table-cell table:formula="of:=SQRT(POWER(ABS([.A1625]-xpos);2)+POWER(ABS([.B1625]-ypos);2))" office:value-type="float" office:value="0.872040217454448" calcext:value-type="float">
            <text:p>0.8720402175</text:p>
          </table:table-cell>
          <table:table-cell/>
          <table:table-cell table:formula="of:=[.J1625]/[.D1625]" office:value-type="float" office:value="0.0027454261306762" calcext:value-type="float">
            <text:p>0.0027454261</text:p>
          </table:table-cell>
          <table:table-cell table:number-columns-repeated="3"/>
          <table:table-cell table:formula="of:=[.C1625]*flaeche" office:value-type="float" office:value="0.002394122" calcext:value-type="float">
            <text:p>0.002394122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044378" calcext:value-type="float">
            <text:p>6.044378</text:p>
          </table:table-cell>
          <table:table-cell table:formula="of:=SQRT(POWER(ABS([.A1626]-xpos);2)+POWER(ABS([.B1626]-ypos);2))" office:value-type="float" office:value="0.889816933986986" calcext:value-type="float">
            <text:p>0.889816934</text:p>
          </table:table-cell>
          <table:table-cell/>
          <table:table-cell table:formula="of:=[.J1626]/[.D1626]" office:value-type="float" office:value="0.00271713327500616" calcext:value-type="float">
            <text:p>0.0027171333</text:p>
          </table:table-cell>
          <table:table-cell table:number-columns-repeated="3"/>
          <table:table-cell table:formula="of:=[.C1626]*flaeche" office:value-type="float" office:value="0.0024177512" calcext:value-type="float">
            <text:p>0.0024177512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041521" calcext:value-type="float">
            <text:p>6.041521</text:p>
          </table:table-cell>
          <table:table-cell table:formula="of:=SQRT(POWER(ABS([.A1627]-xpos);2)+POWER(ABS([.B1627]-ypos);2))" office:value-type="float" office:value="0.90770434839214" calcext:value-type="float">
            <text:p>0.9077043484</text:p>
          </table:table-cell>
          <table:table-cell/>
          <table:table-cell table:formula="of:=[.J1627]/[.D1627]" office:value-type="float" office:value="0.00266232987016164" calcext:value-type="float">
            <text:p>0.0026623299</text:p>
          </table:table-cell>
          <table:table-cell table:number-columns-repeated="3"/>
          <table:table-cell table:formula="of:=[.C1627]*flaeche" office:value-type="float" office:value="0.0024166084" calcext:value-type="float">
            <text:p>0.0024166084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994782" calcext:value-type="float">
            <text:p>5.994782</text:p>
          </table:table-cell>
          <table:table-cell table:formula="of:=SQRT(POWER(ABS([.A1628]-xpos);2)+POWER(ABS([.B1628]-ypos);2))" office:value-type="float" office:value="0.9256960435791" calcext:value-type="float">
            <text:p>0.9256960436</text:p>
          </table:table-cell>
          <table:table-cell/>
          <table:table-cell table:formula="of:=[.J1628]/[.D1628]" office:value-type="float" office:value="0.00259038894746567" calcext:value-type="float">
            <text:p>0.0025903889</text:p>
          </table:table-cell>
          <table:table-cell table:number-columns-repeated="3"/>
          <table:table-cell table:formula="of:=[.C1628]*flaeche" office:value-type="float" office:value="0.0023979128" calcext:value-type="float">
            <text:p>0.0023979128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926202" calcext:value-type="float">
            <text:p>5.926202</text:p>
          </table:table-cell>
          <table:table-cell table:formula="of:=SQRT(POWER(ABS([.A1629]-xpos);2)+POWER(ABS([.B1629]-ypos);2))" office:value-type="float" office:value="0.943786944487473" calcext:value-type="float">
            <text:p>0.9437869445</text:p>
          </table:table-cell>
          <table:table-cell/>
          <table:table-cell table:formula="of:=[.J1629]/[.D1629]" office:value-type="float" office:value="0.00251166941209099" calcext:value-type="float">
            <text:p>0.0025116694</text:p>
          </table:table-cell>
          <table:table-cell table:number-columns-repeated="3"/>
          <table:table-cell table:formula="of:=[.C1629]*flaeche" office:value-type="float" office:value="0.0023704808" calcext:value-type="float">
            <text:p>0.0023704808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857943" calcext:value-type="float">
            <text:p>5.857943</text:p>
          </table:table-cell>
          <table:table-cell table:formula="of:=SQRT(POWER(ABS([.A1630]-xpos);2)+POWER(ABS([.B1630]-ypos);2))" office:value-type="float" office:value="0.961969731470279" calcext:value-type="float">
            <text:p>0.9619697315</text:p>
          </table:table-cell>
          <table:table-cell/>
          <table:table-cell table:formula="of:=[.J1630]/[.D1630]" office:value-type="float" office:value="0.00243581177592634" calcext:value-type="float">
            <text:p>0.0024358118</text:p>
          </table:table-cell>
          <table:table-cell table:number-columns-repeated="3"/>
          <table:table-cell table:formula="of:=[.C1630]*flaeche" office:value-type="float" office:value="0.0023431772" calcext:value-type="float">
            <text:p>0.0023431772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808689" calcext:value-type="float">
            <text:p>5.808689</text:p>
          </table:table-cell>
          <table:table-cell table:formula="of:=SQRT(POWER(ABS([.A1631]-xpos);2)+POWER(ABS([.B1631]-ypos);2))" office:value-type="float" office:value="0.980240126128797" calcext:value-type="float">
            <text:p>0.9802401261</text:p>
          </table:table-cell>
          <table:table-cell/>
          <table:table-cell table:formula="of:=[.J1631]/[.D1631]" office:value-type="float" office:value="0.00237031267958389" calcext:value-type="float">
            <text:p>0.0023703127</text:p>
          </table:table-cell>
          <table:table-cell table:number-columns-repeated="3"/>
          <table:table-cell table:formula="of:=[.C1631]*flaeche" office:value-type="float" office:value="0.0023234756" calcext:value-type="float">
            <text:p>0.0023234756</text:p>
          </table:table-cell>
          <table:table-cell table:number-columns-repeated="6"/>
        </table:table-row>
        <table:table-row table:style-name="ro1">
          <table:table-cell office:value-type="float" office:value="0.632653" calcext:value-type="float">
            <text:p>0.632653</text:p>
          </table:table-cell>
          <table:table-cell office:value-type="float" office:value="1" calcext:value-type="float">
            <text:p>1</text:p>
          </table:table-cell>
          <table:table-cell office:value-type="float" office:value="5.790829" calcext:value-type="float">
            <text:p>5.790829</text:p>
          </table:table-cell>
          <table:table-cell table:formula="of:=SQRT(POWER(ABS([.A1632]-xpos);2)+POWER(ABS([.B1632]-ypos);2))" office:value-type="float" office:value="0.99859331982995" calcext:value-type="float">
            <text:p>0.9985933198</text:p>
          </table:table-cell>
          <table:table-cell/>
          <table:table-cell table:formula="of:=[.J1632]/[.D1632]" office:value-type="float" office:value="0.00231959452762457" calcext:value-type="float">
            <text:p>0.0023195945</text:p>
          </table:table-cell>
          <table:table-cell table:number-columns-repeated="3"/>
          <table:table-cell table:formula="of:=[.C1632]*flaeche" office:value-type="float" office:value="0.0023163316" calcext:value-type="float">
            <text:p>0.002316331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633]-xpos);2)+POWER(ABS([.B1633]-ypos);2))" office:value-type="float" office:value="0.223606797749979" calcext:value-type="float">
            <text:p>0.2236067977</text:p>
          </table:table-cell>
          <table:table-cell/>
          <table:table-cell table:formula="of:=[.J1633]/[.D1633]" office:value-type="float" office:value="0" calcext:value-type="float">
            <text:p>0</text:p>
          </table:table-cell>
          <table:table-cell table:number-columns-repeated="3"/>
          <table:table-cell table:formula="of:=[.C1633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" calcext:value-type="float">
            <text:p>0</text:p>
          </table:table-cell>
          <table:table-cell office:value-type="float" office:value="5.657698" calcext:value-type="float">
            <text:p>5.657698</text:p>
          </table:table-cell>
          <table:table-cell table:formula="of:=SQRT(POWER(ABS([.A1634]-xpos);2)+POWER(ABS([.B1634]-ypos);2))" office:value-type="float" office:value="0.463965806629109" calcext:value-type="float">
            <text:p>0.4639658066</text:p>
          </table:table-cell>
          <table:table-cell/>
          <table:table-cell table:formula="of:=[.J1634]/[.D1634]" office:value-type="float" office:value="0.00487768531142875" calcext:value-type="float">
            <text:p>0.0048776853</text:p>
          </table:table-cell>
          <table:table-cell table:number-columns-repeated="3"/>
          <table:table-cell table:formula="of:=[.C1634]*flaeche" office:value-type="float" office:value="0.0022630792" calcext:value-type="float">
            <text:p>0.0022630792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67987" calcext:value-type="float">
            <text:p>5.67987</text:p>
          </table:table-cell>
          <table:table-cell table:formula="of:=SQRT(POWER(ABS([.A1635]-xpos);2)+POWER(ABS([.B1635]-ypos);2))" office:value-type="float" office:value="0.459999082808868" calcext:value-type="float">
            <text:p>0.4599990828</text:p>
          </table:table-cell>
          <table:table-cell/>
          <table:table-cell table:formula="of:=[.J1635]/[.D1635]" office:value-type="float" office:value="0.00493902723919997" calcext:value-type="float">
            <text:p>0.0049390272</text:p>
          </table:table-cell>
          <table:table-cell table:number-columns-repeated="3"/>
          <table:table-cell table:formula="of:=[.C1635]*flaeche" office:value-type="float" office:value="0.002271948" calcext:value-type="float">
            <text:p>0.002271948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742048" calcext:value-type="float">
            <text:p>5.742048</text:p>
          </table:table-cell>
          <table:table-cell table:formula="of:=SQRT(POWER(ABS([.A1636]-xpos);2)+POWER(ABS([.B1636]-ypos);2))" office:value-type="float" office:value="0.45691029270197" calcext:value-type="float">
            <text:p>0.4569102927</text:p>
          </table:table-cell>
          <table:table-cell/>
          <table:table-cell table:formula="of:=[.J1636]/[.D1636]" office:value-type="float" office:value="0.00502684933275984" calcext:value-type="float">
            <text:p>0.0050268493</text:p>
          </table:table-cell>
          <table:table-cell table:number-columns-repeated="3"/>
          <table:table-cell table:formula="of:=[.C1636]*flaeche" office:value-type="float" office:value="0.0022968192" calcext:value-type="float">
            <text:p>0.0022968192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831736" calcext:value-type="float">
            <text:p>5.831736</text:p>
          </table:table-cell>
          <table:table-cell table:formula="of:=SQRT(POWER(ABS([.A1637]-xpos);2)+POWER(ABS([.B1637]-ypos);2))" office:value-type="float" office:value="0.454717327465097" calcext:value-type="float">
            <text:p>0.4547173275</text:p>
          </table:table-cell>
          <table:table-cell/>
          <table:table-cell table:formula="of:=[.J1637]/[.D1637]" office:value-type="float" office:value="0.00512998792679405" calcext:value-type="float">
            <text:p>0.0051299879</text:p>
          </table:table-cell>
          <table:table-cell table:number-columns-repeated="3"/>
          <table:table-cell table:formula="of:=[.C1637]*flaeche" office:value-type="float" office:value="0.0023326944" calcext:value-type="float">
            <text:p>0.002332694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929849" calcext:value-type="float">
            <text:p>5.929849</text:p>
          </table:table-cell>
          <table:table-cell table:formula="of:=SQRT(POWER(ABS([.A1638]-xpos);2)+POWER(ABS([.B1638]-ypos);2))" office:value-type="float" office:value="0.453433144366399" calcext:value-type="float">
            <text:p>0.4534331444</text:p>
          </table:table-cell>
          <table:table-cell/>
          <table:table-cell table:formula="of:=[.J1638]/[.D1638]" office:value-type="float" office:value="0.00523106797434142" calcext:value-type="float">
            <text:p>0.005231068</text:p>
          </table:table-cell>
          <table:table-cell table:number-columns-repeated="3"/>
          <table:table-cell table:formula="of:=[.C1638]*flaeche" office:value-type="float" office:value="0.0023719396" calcext:value-type="float">
            <text:p>0.0023719396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013298" calcext:value-type="float">
            <text:p>6.013298</text:p>
          </table:table-cell>
          <table:table-cell table:formula="of:=SQRT(POWER(ABS([.A1639]-xpos);2)+POWER(ABS([.B1639]-ypos);2))" office:value-type="float" office:value="0.453065597239517" calcext:value-type="float">
            <text:p>0.4530655972</text:p>
          </table:table-cell>
          <table:table-cell/>
          <table:table-cell table:formula="of:=[.J1639]/[.D1639]" office:value-type="float" office:value="0.00530898663384589" calcext:value-type="float">
            <text:p>0.0053089866</text:p>
          </table:table-cell>
          <table:table-cell table:number-columns-repeated="3"/>
          <table:table-cell table:formula="of:=[.C1639]*flaeche" office:value-type="float" office:value="0.0024053192" calcext:value-type="float">
            <text:p>0.0024053192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058385" calcext:value-type="float">
            <text:p>6.058385</text:p>
          </table:table-cell>
          <table:table-cell table:formula="of:=SQRT(POWER(ABS([.A1640]-xpos);2)+POWER(ABS([.B1640]-ypos);2))" office:value-type="float" office:value="0.453616828746465" calcext:value-type="float">
            <text:p>0.4536168287</text:p>
          </table:table-cell>
          <table:table-cell/>
          <table:table-cell table:formula="of:=[.J1640]/[.D1640]" office:value-type="float" office:value="0.00534229298039218" calcext:value-type="float">
            <text:p>0.005342293</text:p>
          </table:table-cell>
          <table:table-cell table:number-columns-repeated="3"/>
          <table:table-cell table:formula="of:=[.C1640]*flaeche" office:value-type="float" office:value="0.002423354" calcext:value-type="float">
            <text:p>0.00242335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044584" calcext:value-type="float">
            <text:p>6.044584</text:p>
          </table:table-cell>
          <table:table-cell table:formula="of:=SQRT(POWER(ABS([.A1641]-xpos);2)+POWER(ABS([.B1641]-ypos);2))" office:value-type="float" office:value="0.455083500217268" calcext:value-type="float">
            <text:p>0.4550835002</text:p>
          </table:table-cell>
          <table:table-cell/>
          <table:table-cell table:formula="of:=[.J1641]/[.D1641]" office:value-type="float" office:value="0.00531294498448234" calcext:value-type="float">
            <text:p>0.005312945</text:p>
          </table:table-cell>
          <table:table-cell table:number-columns-repeated="3"/>
          <table:table-cell table:formula="of:=[.C1641]*flaeche" office:value-type="float" office:value="0.0024178336" calcext:value-type="float">
            <text:p>0.0024178336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958117" calcext:value-type="float">
            <text:p>5.958117</text:p>
          </table:table-cell>
          <table:table-cell table:formula="of:=SQRT(POWER(ABS([.A1642]-xpos);2)+POWER(ABS([.B1642]-ypos);2))" office:value-type="float" office:value="0.457456806645174" calcext:value-type="float">
            <text:p>0.4574568066</text:p>
          </table:table-cell>
          <table:table-cell/>
          <table:table-cell table:formula="of:=[.J1642]/[.D1642]" office:value-type="float" office:value="0.00520977448664036" calcext:value-type="float">
            <text:p>0.0052097745</text:p>
          </table:table-cell>
          <table:table-cell table:number-columns-repeated="3"/>
          <table:table-cell table:formula="of:=[.C1642]*flaeche" office:value-type="float" office:value="0.0023832468" calcext:value-type="float">
            <text:p>0.0023832468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794713" calcext:value-type="float">
            <text:p>5.794713</text:p>
          </table:table-cell>
          <table:table-cell table:formula="of:=SQRT(POWER(ABS([.A1643]-xpos);2)+POWER(ABS([.B1643]-ypos);2))" office:value-type="float" office:value="0.460722737283499" calcext:value-type="float">
            <text:p>0.4607227373</text:p>
          </table:table-cell>
          <table:table-cell/>
          <table:table-cell table:formula="of:=[.J1643]/[.D1643]" office:value-type="float" office:value="0.00503097636046064" calcext:value-type="float">
            <text:p>0.0050309764</text:p>
          </table:table-cell>
          <table:table-cell table:number-columns-repeated="3"/>
          <table:table-cell table:formula="of:=[.C1643]*flaeche" office:value-type="float" office:value="0.0023178852" calcext:value-type="float">
            <text:p>0.0023178852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56111" calcext:value-type="float">
            <text:p>5.56111</text:p>
          </table:table-cell>
          <table:table-cell table:formula="of:=SQRT(POWER(ABS([.A1644]-xpos);2)+POWER(ABS([.B1644]-ypos);2))" office:value-type="float" office:value="0.464862702789759" calcext:value-type="float">
            <text:p>0.4648627028</text:p>
          </table:table-cell>
          <table:table-cell/>
          <table:table-cell table:formula="of:=[.J1644]/[.D1644]" office:value-type="float" office:value="0.00478516341846861" calcext:value-type="float">
            <text:p>0.0047851634</text:p>
          </table:table-cell>
          <table:table-cell table:number-columns-repeated="3"/>
          <table:table-cell table:formula="of:=[.C1644]*flaeche" office:value-type="float" office:value="0.002224444" calcext:value-type="float">
            <text:p>0.00222444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5.275043" calcext:value-type="float">
            <text:p>5.275043</text:p>
          </table:table-cell>
          <table:table-cell table:formula="of:=SQRT(POWER(ABS([.A1645]-xpos);2)+POWER(ABS([.B1645]-ypos);2))" office:value-type="float" office:value="0.469853200288133" calcext:value-type="float">
            <text:p>0.4698532003</text:p>
          </table:table-cell>
          <table:table-cell/>
          <table:table-cell table:formula="of:=[.J1645]/[.D1645]" office:value-type="float" office:value="0.00449080095380015" calcext:value-type="float">
            <text:p>0.004490801</text:p>
          </table:table-cell>
          <table:table-cell table:number-columns-repeated="3"/>
          <table:table-cell table:formula="of:=[.C1645]*flaeche" office:value-type="float" office:value="0.0021100172" calcext:value-type="float">
            <text:p>0.0021100172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4.963649" calcext:value-type="float">
            <text:p>4.963649</text:p>
          </table:table-cell>
          <table:table-cell table:formula="of:=SQRT(POWER(ABS([.A1646]-xpos);2)+POWER(ABS([.B1646]-ypos);2))" office:value-type="float" office:value="0.475667636196746" calcext:value-type="float">
            <text:p>0.4756676362</text:p>
          </table:table-cell>
          <table:table-cell/>
          <table:table-cell table:formula="of:=[.J1646]/[.D1646]" office:value-type="float" office:value="0.00417404811450904" calcext:value-type="float">
            <text:p>0.0041740481</text:p>
          </table:table-cell>
          <table:table-cell table:number-columns-repeated="3"/>
          <table:table-cell table:formula="of:=[.C1646]*flaeche" office:value-type="float" office:value="0.0019854596" calcext:value-type="float">
            <text:p>0.0019854596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660351" calcext:value-type="float">
            <text:p>4.660351</text:p>
          </table:table-cell>
          <table:table-cell table:formula="of:=SQRT(POWER(ABS([.A1647]-xpos);2)+POWER(ABS([.B1647]-ypos);2))" office:value-type="float" office:value="0.482276210648006" calcext:value-type="float">
            <text:p>0.4822762106</text:p>
          </table:table-cell>
          <table:table-cell/>
          <table:table-cell table:formula="of:=[.J1647]/[.D1647]" office:value-type="float" office:value="0.00386529619094266" calcext:value-type="float">
            <text:p>0.0038652962</text:p>
          </table:table-cell>
          <table:table-cell table:number-columns-repeated="3"/>
          <table:table-cell table:formula="of:=[.C1647]*flaeche" office:value-type="float" office:value="0.0018641404" calcext:value-type="float">
            <text:p>0.001864140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400501" calcext:value-type="float">
            <text:p>4.400501</text:p>
          </table:table-cell>
          <table:table-cell table:formula="of:=SQRT(POWER(ABS([.A1648]-xpos);2)+POWER(ABS([.B1648]-ypos);2))" office:value-type="float" office:value="0.489646770148645" calcext:value-type="float">
            <text:p>0.4896467701</text:p>
          </table:table-cell>
          <table:table-cell/>
          <table:table-cell table:formula="of:=[.J1648]/[.D1648]" office:value-type="float" office:value="0.00359483715059663" calcext:value-type="float">
            <text:p>0.0035948372</text:p>
          </table:table-cell>
          <table:table-cell table:number-columns-repeated="3"/>
          <table:table-cell table:formula="of:=[.C1648]*flaeche" office:value-type="float" office:value="0.0017602004" calcext:value-type="float">
            <text:p>0.001760200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216322" calcext:value-type="float">
            <text:p>4.216322</text:p>
          </table:table-cell>
          <table:table-cell table:formula="of:=SQRT(POWER(ABS([.A1649]-xpos);2)+POWER(ABS([.B1649]-ypos);2))" office:value-type="float" office:value="0.49774546568" calcext:value-type="float">
            <text:p>0.4977454657</text:p>
          </table:table-cell>
          <table:table-cell/>
          <table:table-cell table:formula="of:=[.J1649]/[.D1649]" office:value-type="float" office:value="0.00338833583887285" calcext:value-type="float">
            <text:p>0.0033883358</text:p>
          </table:table-cell>
          <table:table-cell table:number-columns-repeated="3"/>
          <table:table-cell table:formula="of:=[.C1649]*flaeche" office:value-type="float" office:value="0.0016865288" calcext:value-type="float">
            <text:p>0.0016865288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131919" calcext:value-type="float">
            <text:p>4.131919</text:p>
          </table:table-cell>
          <table:table-cell table:formula="of:=SQRT(POWER(ABS([.A1650]-xpos);2)+POWER(ABS([.B1650]-ypos);2))" office:value-type="float" office:value="0.506537820584011" calcext:value-type="float">
            <text:p>0.5065378206</text:p>
          </table:table-cell>
          <table:table-cell/>
          <table:table-cell table:formula="of:=[.J1650]/[.D1650]" office:value-type="float" office:value="0.00326287106872779" calcext:value-type="float">
            <text:p>0.0032628711</text:p>
          </table:table-cell>
          <table:table-cell table:number-columns-repeated="3"/>
          <table:table-cell table:formula="of:=[.C1650]*flaeche" office:value-type="float" office:value="0.0016527676" calcext:value-type="float">
            <text:p>0.0016527676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159216" calcext:value-type="float">
            <text:p>4.159216</text:p>
          </table:table-cell>
          <table:table-cell table:formula="of:=SQRT(POWER(ABS([.A1651]-xpos);2)+POWER(ABS([.B1651]-ypos);2))" office:value-type="float" office:value="0.515987538068508" calcext:value-type="float">
            <text:p>0.5159875381</text:p>
          </table:table-cell>
          <table:table-cell/>
          <table:table-cell table:formula="of:=[.J1651]/[.D1651]" office:value-type="float" office:value="0.00322427631920659" calcext:value-type="float">
            <text:p>0.0032242763</text:p>
          </table:table-cell>
          <table:table-cell table:number-columns-repeated="3"/>
          <table:table-cell table:formula="of:=[.C1651]*flaeche" office:value-type="float" office:value="0.0016636864" calcext:value-type="float">
            <text:p>0.001663686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4.29551" calcext:value-type="float">
            <text:p>4.29551</text:p>
          </table:table-cell>
          <table:table-cell table:formula="of:=SQRT(POWER(ABS([.A1652]-xpos);2)+POWER(ABS([.B1652]-ypos);2))" office:value-type="float" office:value="0.526059586102183" calcext:value-type="float">
            <text:p>0.5260595861</text:p>
          </table:table-cell>
          <table:table-cell/>
          <table:table-cell table:formula="of:=[.J1652]/[.D1652]" office:value-type="float" office:value="0.00326617753082111" calcext:value-type="float">
            <text:p>0.0032661775</text:p>
          </table:table-cell>
          <table:table-cell table:number-columns-repeated="3"/>
          <table:table-cell table:formula="of:=[.C1652]*flaeche" office:value-type="float" office:value="0.001718204" calcext:value-type="float">
            <text:p>0.00171820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4.52307" calcext:value-type="float">
            <text:p>4.52307</text:p>
          </table:table-cell>
          <table:table-cell table:formula="of:=SQRT(POWER(ABS([.A1653]-xpos);2)+POWER(ABS([.B1653]-ypos);2))" office:value-type="float" office:value="0.536718929930741" calcext:value-type="float">
            <text:p>0.5367189299</text:p>
          </table:table-cell>
          <table:table-cell/>
          <table:table-cell table:formula="of:=[.J1653]/[.D1653]" office:value-type="float" office:value="0.00337090402276936" calcext:value-type="float">
            <text:p>0.003370904</text:p>
          </table:table-cell>
          <table:table-cell table:number-columns-repeated="3"/>
          <table:table-cell table:formula="of:=[.C1653]*flaeche" office:value-type="float" office:value="0.001809228" calcext:value-type="float">
            <text:p>0.001809228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4.810881" calcext:value-type="float">
            <text:p>4.810881</text:p>
          </table:table-cell>
          <table:table-cell table:formula="of:=SQRT(POWER(ABS([.A1654]-xpos);2)+POWER(ABS([.B1654]-ypos);2))" office:value-type="float" office:value="0.547931295227787" calcext:value-type="float">
            <text:p>0.5479312952</text:p>
          </table:table-cell>
          <table:table-cell/>
          <table:table-cell table:formula="of:=[.J1654]/[.D1654]" office:value-type="float" office:value="0.00351203228718667" calcext:value-type="float">
            <text:p>0.0035120323</text:p>
          </table:table-cell>
          <table:table-cell table:number-columns-repeated="3"/>
          <table:table-cell table:formula="of:=[.C1654]*flaeche" office:value-type="float" office:value="0.0019243524" calcext:value-type="float">
            <text:p>0.001924352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5.118441" calcext:value-type="float">
            <text:p>5.118441</text:p>
          </table:table-cell>
          <table:table-cell table:formula="of:=SQRT(POWER(ABS([.A1655]-xpos);2)+POWER(ABS([.B1655]-ypos);2))" office:value-type="float" office:value="0.559663445082846" calcext:value-type="float">
            <text:p>0.5596634451</text:p>
          </table:table-cell>
          <table:table-cell/>
          <table:table-cell table:formula="of:=[.J1655]/[.D1655]" office:value-type="float" office:value="0.00365822784744666" calcext:value-type="float">
            <text:p>0.0036582278</text:p>
          </table:table-cell>
          <table:table-cell table:number-columns-repeated="3"/>
          <table:table-cell table:formula="of:=[.C1655]*flaeche" office:value-type="float" office:value="0.0020473764" calcext:value-type="float">
            <text:p>0.002047376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5.401269" calcext:value-type="float">
            <text:p>5.401269</text:p>
          </table:table-cell>
          <table:table-cell table:formula="of:=SQRT(POWER(ABS([.A1656]-xpos);2)+POWER(ABS([.B1656]-ypos);2))" office:value-type="float" office:value="0.571884000581412" calcext:value-type="float">
            <text:p>0.5718840006</text:p>
          </table:table-cell>
          <table:table-cell/>
          <table:table-cell table:formula="of:=[.J1656]/[.D1656]" office:value-type="float" office:value="0.00377787732792576" calcext:value-type="float">
            <text:p>0.0037778773</text:p>
          </table:table-cell>
          <table:table-cell table:number-columns-repeated="3"/>
          <table:table-cell table:formula="of:=[.C1656]*flaeche" office:value-type="float" office:value="0.0021605076" calcext:value-type="float">
            <text:p>0.0021605076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5.617496" calcext:value-type="float">
            <text:p>5.617496</text:p>
          </table:table-cell>
          <table:table-cell table:formula="of:=SQRT(POWER(ABS([.A1657]-xpos);2)+POWER(ABS([.B1657]-ypos);2))" office:value-type="float" office:value="0.584561172389169" calcext:value-type="float">
            <text:p>0.5845611724</text:p>
          </table:table-cell>
          <table:table-cell/>
          <table:table-cell table:formula="of:=[.J1657]/[.D1657]" office:value-type="float" office:value="0.00384390634570589" calcext:value-type="float">
            <text:p>0.0038439063</text:p>
          </table:table-cell>
          <table:table-cell table:number-columns-repeated="3"/>
          <table:table-cell table:formula="of:=[.C1657]*flaeche" office:value-type="float" office:value="0.0022469984" calcext:value-type="float">
            <text:p>0.002246998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5.734531" calcext:value-type="float">
            <text:p>5.734531</text:p>
          </table:table-cell>
          <table:table-cell table:formula="of:=SQRT(POWER(ABS([.A1658]-xpos);2)+POWER(ABS([.B1658]-ypos);2))" office:value-type="float" office:value="0.597666454920301" calcext:value-type="float">
            <text:p>0.5976664549</text:p>
          </table:table-cell>
          <table:table-cell/>
          <table:table-cell table:formula="of:=[.J1658]/[.D1658]" office:value-type="float" office:value="0.00383794737201016" calcext:value-type="float">
            <text:p>0.0038379474</text:p>
          </table:table-cell>
          <table:table-cell table:number-columns-repeated="3"/>
          <table:table-cell table:formula="of:=[.C1658]*flaeche" office:value-type="float" office:value="0.0022938124" calcext:value-type="float">
            <text:p>0.002293812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5.734531" calcext:value-type="float">
            <text:p>5.734531</text:p>
          </table:table-cell>
          <table:table-cell table:formula="of:=SQRT(POWER(ABS([.A1659]-xpos);2)+POWER(ABS([.B1659]-ypos);2))" office:value-type="float" office:value="0.611172309039767" calcext:value-type="float">
            <text:p>0.611172309</text:p>
          </table:table-cell>
          <table:table-cell/>
          <table:table-cell table:formula="of:=[.J1659]/[.D1659]" office:value-type="float" office:value="0.00375313535327523" calcext:value-type="float">
            <text:p>0.0037531354</text:p>
          </table:table-cell>
          <table:table-cell table:number-columns-repeated="3"/>
          <table:table-cell table:formula="of:=[.C1659]*flaeche" office:value-type="float" office:value="0.0022938124" calcext:value-type="float">
            <text:p>0.002293812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5.617496" calcext:value-type="float">
            <text:p>5.617496</text:p>
          </table:table-cell>
          <table:table-cell table:formula="of:=SQRT(POWER(ABS([.A1660]-xpos);2)+POWER(ABS([.B1660]-ypos);2))" office:value-type="float" office:value="0.62505276918433" calcext:value-type="float">
            <text:p>0.6250527692</text:p>
          </table:table-cell>
          <table:table-cell/>
          <table:table-cell table:formula="of:=[.J1660]/[.D1660]" office:value-type="float" office:value="0.00359489392060809" calcext:value-type="float">
            <text:p>0.0035948939</text:p>
          </table:table-cell>
          <table:table-cell table:number-columns-repeated="3"/>
          <table:table-cell table:formula="of:=[.C1660]*flaeche" office:value-type="float" office:value="0.0022469984" calcext:value-type="float">
            <text:p>0.002246998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5.401269" calcext:value-type="float">
            <text:p>5.401269</text:p>
          </table:table-cell>
          <table:table-cell table:formula="of:=SQRT(POWER(ABS([.A1661]-xpos);2)+POWER(ABS([.B1661]-ypos);2))" office:value-type="float" office:value="0.639283434887062" calcext:value-type="float">
            <text:p>0.6392834349</text:p>
          </table:table-cell>
          <table:table-cell/>
          <table:table-cell table:formula="of:=[.J1661]/[.D1661]" office:value-type="float" office:value="0.00337957701091017" calcext:value-type="float">
            <text:p>0.003379577</text:p>
          </table:table-cell>
          <table:table-cell table:number-columns-repeated="3"/>
          <table:table-cell table:formula="of:=[.C1661]*flaeche" office:value-type="float" office:value="0.0021605076" calcext:value-type="float">
            <text:p>0.0021605076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5.118441" calcext:value-type="float">
            <text:p>5.118441</text:p>
          </table:table-cell>
          <table:table-cell table:formula="of:=SQRT(POWER(ABS([.A1662]-xpos);2)+POWER(ABS([.B1662]-ypos);2))" office:value-type="float" office:value="0.653842161199475" calcext:value-type="float">
            <text:p>0.6538421612</text:p>
          </table:table-cell>
          <table:table-cell/>
          <table:table-cell table:formula="of:=[.J1662]/[.D1662]" office:value-type="float" office:value="0.00313130067391813" calcext:value-type="float">
            <text:p>0.0031313007</text:p>
          </table:table-cell>
          <table:table-cell table:number-columns-repeated="3"/>
          <table:table-cell table:formula="of:=[.C1662]*flaeche" office:value-type="float" office:value="0.0020473764" calcext:value-type="float">
            <text:p>0.002047376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4.810881" calcext:value-type="float">
            <text:p>4.810881</text:p>
          </table:table-cell>
          <table:table-cell table:formula="of:=SQRT(POWER(ABS([.A1663]-xpos);2)+POWER(ABS([.B1663]-ypos);2))" office:value-type="float" office:value="0.668706141956241" calcext:value-type="float">
            <text:p>0.668706142</text:p>
          </table:table-cell>
          <table:table-cell/>
          <table:table-cell table:formula="of:=[.J1663]/[.D1663]" office:value-type="float" office:value="0.00287772502637777" calcext:value-type="float">
            <text:p>0.002877725</text:p>
          </table:table-cell>
          <table:table-cell table:number-columns-repeated="3"/>
          <table:table-cell table:formula="of:=[.C1663]*flaeche" office:value-type="float" office:value="0.0019243524" calcext:value-type="float">
            <text:p>0.001924352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4.52307" calcext:value-type="float">
            <text:p>4.52307</text:p>
          </table:table-cell>
          <table:table-cell table:formula="of:=SQRT(POWER(ABS([.A1664]-xpos);2)+POWER(ABS([.B1664]-ypos);2))" office:value-type="float" office:value="0.683856132345101" calcext:value-type="float">
            <text:p>0.6838561323</text:p>
          </table:table-cell>
          <table:table-cell/>
          <table:table-cell table:formula="of:=[.J1664]/[.D1664]" office:value-type="float" office:value="0.00264562663757323" calcext:value-type="float">
            <text:p>0.0026456266</text:p>
          </table:table-cell>
          <table:table-cell table:number-columns-repeated="3"/>
          <table:table-cell table:formula="of:=[.C1664]*flaeche" office:value-type="float" office:value="0.001809228" calcext:value-type="float">
            <text:p>0.001809228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4.29551" calcext:value-type="float">
            <text:p>4.29551</text:p>
          </table:table-cell>
          <table:table-cell table:formula="of:=SQRT(POWER(ABS([.A1665]-xpos);2)+POWER(ABS([.B1665]-ypos);2))" office:value-type="float" office:value="0.699273543136018" calcext:value-type="float">
            <text:p>0.6992735431</text:p>
          </table:table-cell>
          <table:table-cell/>
          <table:table-cell table:formula="of:=[.J1665]/[.D1665]" office:value-type="float" office:value="0.00245712713839338" calcext:value-type="float">
            <text:p>0.0024571271</text:p>
          </table:table-cell>
          <table:table-cell table:number-columns-repeated="3"/>
          <table:table-cell table:formula="of:=[.C1665]*flaeche" office:value-type="float" office:value="0.001718204" calcext:value-type="float">
            <text:p>0.0017182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653061" calcext:value-type="float">
            <text:p>0.653061</text:p>
          </table:table-cell>
          <table:table-cell office:value-type="float" office:value="4.159216" calcext:value-type="float">
            <text:p>4.159216</text:p>
          </table:table-cell>
          <table:table-cell table:formula="of:=SQRT(POWER(ABS([.A1666]-xpos);2)+POWER(ABS([.B1666]-ypos);2))" office:value-type="float" office:value="0.714941074104712" calcext:value-type="float">
            <text:p>0.7149410741</text:p>
          </table:table-cell>
          <table:table-cell/>
          <table:table-cell table:formula="of:=[.J1666]/[.D1666]" office:value-type="float" office:value="0.00232702590501372" calcext:value-type="float">
            <text:p>0.0023270259</text:p>
          </table:table-cell>
          <table:table-cell table:number-columns-repeated="3"/>
          <table:table-cell table:formula="of:=[.C1666]*flaeche" office:value-type="float" office:value="0.0016636864" calcext:value-type="float">
            <text:p>0.001663686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131919" calcext:value-type="float">
            <text:p>4.131919</text:p>
          </table:table-cell>
          <table:table-cell table:formula="of:=SQRT(POWER(ABS([.A1667]-xpos);2)+POWER(ABS([.B1667]-ypos);2))" office:value-type="float" office:value="0.730842639479936" calcext:value-type="float">
            <text:p>0.7308426395</text:p>
          </table:table-cell>
          <table:table-cell/>
          <table:table-cell table:formula="of:=[.J1667]/[.D1667]" office:value-type="float" office:value="0.00226145480670928" calcext:value-type="float">
            <text:p>0.0022614548</text:p>
          </table:table-cell>
          <table:table-cell table:number-columns-repeated="3"/>
          <table:table-cell table:formula="of:=[.C1667]*flaeche" office:value-type="float" office:value="0.0016527676" calcext:value-type="float">
            <text:p>0.0016527676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216322" calcext:value-type="float">
            <text:p>4.216322</text:p>
          </table:table-cell>
          <table:table-cell table:formula="of:=SQRT(POWER(ABS([.A1668]-xpos);2)+POWER(ABS([.B1668]-ypos);2))" office:value-type="float" office:value="0.746964087895128" calcext:value-type="float">
            <text:p>0.7469640879</text:p>
          </table:table-cell>
          <table:table-cell/>
          <table:table-cell table:formula="of:=[.J1668]/[.D1668]" office:value-type="float" office:value="0.00225784455682799" calcext:value-type="float">
            <text:p>0.0022578446</text:p>
          </table:table-cell>
          <table:table-cell table:number-columns-repeated="3"/>
          <table:table-cell table:formula="of:=[.C1668]*flaeche" office:value-type="float" office:value="0.0016865288" calcext:value-type="float">
            <text:p>0.0016865288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400501" calcext:value-type="float">
            <text:p>4.400501</text:p>
          </table:table-cell>
          <table:table-cell table:formula="of:=SQRT(POWER(ABS([.A1669]-xpos);2)+POWER(ABS([.B1669]-ypos);2))" office:value-type="float" office:value="0.763289957694322" calcext:value-type="float">
            <text:p>0.7632899577</text:p>
          </table:table-cell>
          <table:table-cell/>
          <table:table-cell table:formula="of:=[.J1669]/[.D1669]" office:value-type="float" office:value="0.00230607042874906" calcext:value-type="float">
            <text:p>0.0023060704</text:p>
          </table:table-cell>
          <table:table-cell table:number-columns-repeated="3"/>
          <table:table-cell table:formula="of:=[.C1669]*flaeche" office:value-type="float" office:value="0.0017602004" calcext:value-type="float">
            <text:p>0.001760200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660351" calcext:value-type="float">
            <text:p>4.660351</text:p>
          </table:table-cell>
          <table:table-cell table:formula="of:=SQRT(POWER(ABS([.A1670]-xpos);2)+POWER(ABS([.B1670]-ypos);2))" office:value-type="float" office:value="0.779808145223554" calcext:value-type="float">
            <text:p>0.7798081452</text:p>
          </table:table-cell>
          <table:table-cell/>
          <table:table-cell table:formula="of:=[.J1670]/[.D1670]" office:value-type="float" office:value="0.00239051157828775" calcext:value-type="float">
            <text:p>0.0023905116</text:p>
          </table:table-cell>
          <table:table-cell table:number-columns-repeated="3"/>
          <table:table-cell table:formula="of:=[.C1670]*flaeche" office:value-type="float" office:value="0.0018641404" calcext:value-type="float">
            <text:p>0.001864140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4.963649" calcext:value-type="float">
            <text:p>4.963649</text:p>
          </table:table-cell>
          <table:table-cell table:formula="of:=SQRT(POWER(ABS([.A1671]-xpos);2)+POWER(ABS([.B1671]-ypos);2))" office:value-type="float" office:value="0.796506685549468" calcext:value-type="float">
            <text:p>0.7965066855</text:p>
          </table:table-cell>
          <table:table-cell/>
          <table:table-cell table:formula="of:=[.J1671]/[.D1671]" office:value-type="float" office:value="0.00249270927164953" calcext:value-type="float">
            <text:p>0.0024927093</text:p>
          </table:table-cell>
          <table:table-cell table:number-columns-repeated="3"/>
          <table:table-cell table:formula="of:=[.C1671]*flaeche" office:value-type="float" office:value="0.0019854596" calcext:value-type="float">
            <text:p>0.0019854596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5.275043" calcext:value-type="float">
            <text:p>5.275043</text:p>
          </table:table-cell>
          <table:table-cell table:formula="of:=SQRT(POWER(ABS([.A1672]-xpos);2)+POWER(ABS([.B1672]-ypos);2))" office:value-type="float" office:value="0.813374470844149" calcext:value-type="float">
            <text:p>0.8133744708</text:p>
          </table:table-cell>
          <table:table-cell/>
          <table:table-cell table:formula="of:=[.J1672]/[.D1672]" office:value-type="float" office:value="0.00259415223323907" calcext:value-type="float">
            <text:p>0.0025941522</text:p>
          </table:table-cell>
          <table:table-cell table:number-columns-repeated="3"/>
          <table:table-cell table:formula="of:=[.C1672]*flaeche" office:value-type="float" office:value="0.0021100172" calcext:value-type="float">
            <text:p>0.0021100172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56111" calcext:value-type="float">
            <text:p>5.56111</text:p>
          </table:table-cell>
          <table:table-cell table:formula="of:=SQRT(POWER(ABS([.A1673]-xpos);2)+POWER(ABS([.B1673]-ypos);2))" office:value-type="float" office:value="0.83040118764667" calcext:value-type="float">
            <text:p>0.8304011876</text:p>
          </table:table-cell>
          <table:table-cell/>
          <table:table-cell table:formula="of:=[.J1673]/[.D1673]" office:value-type="float" office:value="0.00267875821120151" calcext:value-type="float">
            <text:p>0.0026787582</text:p>
          </table:table-cell>
          <table:table-cell table:number-columns-repeated="3"/>
          <table:table-cell table:formula="of:=[.C1673]*flaeche" office:value-type="float" office:value="0.002224444" calcext:value-type="float">
            <text:p>0.00222444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794713" calcext:value-type="float">
            <text:p>5.794713</text:p>
          </table:table-cell>
          <table:table-cell table:formula="of:=SQRT(POWER(ABS([.A1674]-xpos);2)+POWER(ABS([.B1674]-ypos);2))" office:value-type="float" office:value="0.847578102979306" calcext:value-type="float">
            <text:p>0.847578103</text:p>
          </table:table-cell>
          <table:table-cell/>
          <table:table-cell table:formula="of:=[.J1674]/[.D1674]" office:value-type="float" office:value="0.00273471576466221" calcext:value-type="float">
            <text:p>0.0027347158</text:p>
          </table:table-cell>
          <table:table-cell table:number-columns-repeated="3"/>
          <table:table-cell table:formula="of:=[.C1674]*flaeche" office:value-type="float" office:value="0.0023178852" calcext:value-type="float">
            <text:p>0.0023178852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958117" calcext:value-type="float">
            <text:p>5.958117</text:p>
          </table:table-cell>
          <table:table-cell table:formula="of:=SQRT(POWER(ABS([.A1675]-xpos);2)+POWER(ABS([.B1675]-ypos);2))" office:value-type="float" office:value="0.864894635170088" calcext:value-type="float">
            <text:p>0.8648946352</text:p>
          </table:table-cell>
          <table:table-cell/>
          <table:table-cell table:formula="of:=[.J1675]/[.D1675]" office:value-type="float" office:value="0.00275553426173272" calcext:value-type="float">
            <text:p>0.0027555343</text:p>
          </table:table-cell>
          <table:table-cell table:number-columns-repeated="3"/>
          <table:table-cell table:formula="of:=[.C1675]*flaeche" office:value-type="float" office:value="0.0023832468" calcext:value-type="float">
            <text:p>0.0023832468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044584" calcext:value-type="float">
            <text:p>6.044584</text:p>
          </table:table-cell>
          <table:table-cell table:formula="of:=SQRT(POWER(ABS([.A1676]-xpos);2)+POWER(ABS([.B1676]-ypos);2))" office:value-type="float" office:value="0.882343352765804" calcext:value-type="float">
            <text:p>0.8823433528</text:p>
          </table:table-cell>
          <table:table-cell/>
          <table:table-cell table:formula="of:=[.J1676]/[.D1676]" office:value-type="float" office:value="0.00274024119116558" calcext:value-type="float">
            <text:p>0.0027402412</text:p>
          </table:table-cell>
          <table:table-cell table:number-columns-repeated="3"/>
          <table:table-cell table:formula="of:=[.C1676]*flaeche" office:value-type="float" office:value="0.0024178336" calcext:value-type="float">
            <text:p>0.0024178336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058385" calcext:value-type="float">
            <text:p>6.058385</text:p>
          </table:table-cell>
          <table:table-cell table:formula="of:=SQRT(POWER(ABS([.A1677]-xpos);2)+POWER(ABS([.B1677]-ypos);2))" office:value-type="float" office:value="0.899916566867173" calcext:value-type="float">
            <text:p>0.8999165669</text:p>
          </table:table-cell>
          <table:table-cell/>
          <table:table-cell table:formula="of:=[.J1677]/[.D1677]" office:value-type="float" office:value="0.00269286519353264" calcext:value-type="float">
            <text:p>0.0026928652</text:p>
          </table:table-cell>
          <table:table-cell table:number-columns-repeated="3"/>
          <table:table-cell table:formula="of:=[.C1677]*flaeche" office:value-type="float" office:value="0.002423354" calcext:value-type="float">
            <text:p>0.00242335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013298" calcext:value-type="float">
            <text:p>6.013298</text:p>
          </table:table-cell>
          <table:table-cell table:formula="of:=SQRT(POWER(ABS([.A1678]-xpos);2)+POWER(ABS([.B1678]-ypos);2))" office:value-type="float" office:value="0.91760712475547" calcext:value-type="float">
            <text:p>0.9176071248</text:p>
          </table:table-cell>
          <table:table-cell/>
          <table:table-cell table:formula="of:=[.J1678]/[.D1678]" office:value-type="float" office:value="0.00262129525273791" calcext:value-type="float">
            <text:p>0.0026212953</text:p>
          </table:table-cell>
          <table:table-cell table:number-columns-repeated="3"/>
          <table:table-cell table:formula="of:=[.C1678]*flaeche" office:value-type="float" office:value="0.0024053192" calcext:value-type="float">
            <text:p>0.0024053192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929849" calcext:value-type="float">
            <text:p>5.929849</text:p>
          </table:table-cell>
          <table:table-cell table:formula="of:=SQRT(POWER(ABS([.A1679]-xpos);2)+POWER(ABS([.B1679]-ypos);2))" office:value-type="float" office:value="0.935408368794079" calcext:value-type="float">
            <text:p>0.9354083688</text:p>
          </table:table-cell>
          <table:table-cell/>
          <table:table-cell table:formula="of:=[.J1679]/[.D1679]" office:value-type="float" office:value="0.00253572629787126" calcext:value-type="float">
            <text:p>0.0025357263</text:p>
          </table:table-cell>
          <table:table-cell table:number-columns-repeated="3"/>
          <table:table-cell table:formula="of:=[.C1679]*flaeche" office:value-type="float" office:value="0.0023719396" calcext:value-type="float">
            <text:p>0.0023719396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831736" calcext:value-type="float">
            <text:p>5.831736</text:p>
          </table:table-cell>
          <table:table-cell table:formula="of:=SQRT(POWER(ABS([.A1680]-xpos);2)+POWER(ABS([.B1680]-ypos);2))" office:value-type="float" office:value="0.953314978324058" calcext:value-type="float">
            <text:p>0.9533149783</text:p>
          </table:table-cell>
          <table:table-cell/>
          <table:table-cell table:formula="of:=[.J1680]/[.D1680]" office:value-type="float" office:value="0.00244692934973172" calcext:value-type="float">
            <text:p>0.0024469293</text:p>
          </table:table-cell>
          <table:table-cell table:number-columns-repeated="3"/>
          <table:table-cell table:formula="of:=[.C1680]*flaeche" office:value-type="float" office:value="0.0023326944" calcext:value-type="float">
            <text:p>0.0023326944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742048" calcext:value-type="float">
            <text:p>5.742048</text:p>
          </table:table-cell>
          <table:table-cell table:formula="of:=SQRT(POWER(ABS([.A1681]-xpos);2)+POWER(ABS([.B1681]-ypos);2))" office:value-type="float" office:value="0.971319419952571" calcext:value-type="float">
            <text:p>0.97131942</text:p>
          </table:table-cell>
          <table:table-cell/>
          <table:table-cell table:formula="of:=[.J1681]/[.D1681]" office:value-type="float" office:value="0.00236463840094142" calcext:value-type="float">
            <text:p>0.0023646384</text:p>
          </table:table-cell>
          <table:table-cell table:number-columns-repeated="3"/>
          <table:table-cell table:formula="of:=[.C1681]*flaeche" office:value-type="float" office:value="0.0022968192" calcext:value-type="float">
            <text:p>0.0022968192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67987" calcext:value-type="float">
            <text:p>5.67987</text:p>
          </table:table-cell>
          <table:table-cell table:formula="of:=SQRT(POWER(ABS([.A1682]-xpos);2)+POWER(ABS([.B1682]-ypos);2))" office:value-type="float" office:value="0.98941718005349" calcext:value-type="float">
            <text:p>0.9894171801</text:p>
          </table:table-cell>
          <table:table-cell/>
          <table:table-cell table:formula="of:=[.J1682]/[.D1682]" office:value-type="float" office:value="0.00229624878747019" calcext:value-type="float">
            <text:p>0.0022962488</text:p>
          </table:table-cell>
          <table:table-cell table:number-columns-repeated="3"/>
          <table:table-cell table:formula="of:=[.C1682]*flaeche" office:value-type="float" office:value="0.002271948" calcext:value-type="float">
            <text:p>0.002271948</text:p>
          </table:table-cell>
          <table:table-cell table:number-columns-repeated="6"/>
        </table:table-row>
        <table:table-row table:style-name="ro1">
          <table:table-cell office:value-type="float" office:value="0.653061" calcext:value-type="float">
            <text:p>0.653061</text:p>
          </table:table-cell>
          <table:table-cell office:value-type="float" office:value="1" calcext:value-type="float">
            <text:p>1</text:p>
          </table:table-cell>
          <table:table-cell office:value-type="float" office:value="5.657698" calcext:value-type="float">
            <text:p>5.657698</text:p>
          </table:table-cell>
          <table:table-cell table:formula="of:=SQRT(POWER(ABS([.A1683]-xpos);2)+POWER(ABS([.B1683]-ypos);2))" office:value-type="float" office:value="1.00760323030497" calcext:value-type="float">
            <text:p>1.0076032303</text:p>
          </table:table-cell>
          <table:table-cell/>
          <table:table-cell table:formula="of:=[.J1683]/[.D1683]" office:value-type="float" office:value="0.00224600232704201" calcext:value-type="float">
            <text:p>0.0022460023</text:p>
          </table:table-cell>
          <table:table-cell table:number-columns-repeated="3"/>
          <table:table-cell table:formula="of:=[.C1683]*flaeche" office:value-type="float" office:value="0.0022630792" calcext:value-type="float">
            <text:p>0.002263079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684]-xpos);2)+POWER(ABS([.B1684]-ypos);2))" office:value-type="float" office:value="0.223606797749979" calcext:value-type="float">
            <text:p>0.2236067977</text:p>
          </table:table-cell>
          <table:table-cell/>
          <table:table-cell table:formula="of:=[.J1684]/[.D1684]" office:value-type="float" office:value="0" calcext:value-type="float">
            <text:p>0</text:p>
          </table:table-cell>
          <table:table-cell table:number-columns-repeated="3"/>
          <table:table-cell table:formula="of:=[.C1684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" calcext:value-type="float">
            <text:p>0</text:p>
          </table:table-cell>
          <table:table-cell office:value-type="float" office:value="5.615942" calcext:value-type="float">
            <text:p>5.615942</text:p>
          </table:table-cell>
          <table:table-cell table:formula="of:=SQRT(POWER(ABS([.A1685]-xpos);2)+POWER(ABS([.B1685]-ypos);2))" office:value-type="float" office:value="0.483914139038115" calcext:value-type="float">
            <text:p>0.483914139</text:p>
          </table:table-cell>
          <table:table-cell/>
          <table:table-cell table:formula="of:=[.J1685]/[.D1685]" office:value-type="float" office:value="0.00464209788220936" calcext:value-type="float">
            <text:p>0.0046420979</text:p>
          </table:table-cell>
          <table:table-cell table:number-columns-repeated="3"/>
          <table:table-cell table:formula="of:=[.C1685]*flaeche" office:value-type="float" office:value="0.0022463768" calcext:value-type="float">
            <text:p>0.0022463768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641768" calcext:value-type="float">
            <text:p>5.641768</text:p>
          </table:table-cell>
          <table:table-cell table:formula="of:=SQRT(POWER(ABS([.A1686]-xpos);2)+POWER(ABS([.B1686]-ypos);2))" office:value-type="float" office:value="0.480112258149071" calcext:value-type="float">
            <text:p>0.4801122581</text:p>
          </table:table-cell>
          <table:table-cell/>
          <table:table-cell table:formula="of:=[.J1686]/[.D1686]" office:value-type="float" office:value="0.00470037405147717" calcext:value-type="float">
            <text:p>0.0047003741</text:p>
          </table:table-cell>
          <table:table-cell table:number-columns-repeated="3"/>
          <table:table-cell table:formula="of:=[.C1686]*flaeche" office:value-type="float" office:value="0.0022567072" calcext:value-type="float">
            <text:p>0.0022567072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714893" calcext:value-type="float">
            <text:p>5.714893</text:p>
          </table:table-cell>
          <table:table-cell table:formula="of:=SQRT(POWER(ABS([.A1687]-xpos);2)+POWER(ABS([.B1687]-ypos);2))" office:value-type="float" office:value="0.477153685741816" calcext:value-type="float">
            <text:p>0.4771536857</text:p>
          </table:table-cell>
          <table:table-cell/>
          <table:table-cell table:formula="of:=[.J1687]/[.D1687]" office:value-type="float" office:value="0.00479081953741192" calcext:value-type="float">
            <text:p>0.0047908195</text:p>
          </table:table-cell>
          <table:table-cell table:number-columns-repeated="3"/>
          <table:table-cell table:formula="of:=[.C1687]*flaeche" office:value-type="float" office:value="0.0022859572" calcext:value-type="float">
            <text:p>0.0022859572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822722" calcext:value-type="float">
            <text:p>5.822722</text:p>
          </table:table-cell>
          <table:table-cell table:formula="of:=SQRT(POWER(ABS([.A1688]-xpos);2)+POWER(ABS([.B1688]-ypos);2))" office:value-type="float" office:value="0.475054178107087" calcext:value-type="float">
            <text:p>0.4750541781</text:p>
          </table:table-cell>
          <table:table-cell/>
          <table:table-cell table:formula="of:=[.J1688]/[.D1688]" office:value-type="float" office:value="0.00490278563443131" calcext:value-type="float">
            <text:p>0.0049027856</text:p>
          </table:table-cell>
          <table:table-cell table:number-columns-repeated="3"/>
          <table:table-cell table:formula="of:=[.C1688]*flaeche" office:value-type="float" office:value="0.0023290888" calcext:value-type="float">
            <text:p>0.0023290888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945866" calcext:value-type="float">
            <text:p>5.945866</text:p>
          </table:table-cell>
          <table:table-cell table:formula="of:=SQRT(POWER(ABS([.A1689]-xpos);2)+POWER(ABS([.B1689]-ypos);2))" office:value-type="float" office:value="0.473825116102977" calcext:value-type="float">
            <text:p>0.4738251161</text:p>
          </table:table-cell>
          <table:table-cell/>
          <table:table-cell table:formula="of:=[.J1689]/[.D1689]" office:value-type="float" office:value="0.00501946038563964" calcext:value-type="float">
            <text:p>0.0050194604</text:p>
          </table:table-cell>
          <table:table-cell table:number-columns-repeated="3"/>
          <table:table-cell table:formula="of:=[.C1689]*flaeche" office:value-type="float" office:value="0.0023783464" calcext:value-type="float">
            <text:p>0.0023783464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060546" calcext:value-type="float">
            <text:p>6.060546</text:p>
          </table:table-cell>
          <table:table-cell table:formula="of:=SQRT(POWER(ABS([.A1690]-xpos);2)+POWER(ABS([.B1690]-ypos);2))" office:value-type="float" office:value="0.473473399085947" calcext:value-type="float">
            <text:p>0.4734733991</text:p>
          </table:table-cell>
          <table:table-cell/>
          <table:table-cell table:formula="of:=[.J1690]/[.D1690]" office:value-type="float" office:value="0.00512007306995498" calcext:value-type="float">
            <text:p>0.0051200731</text:p>
          </table:table-cell>
          <table:table-cell table:number-columns-repeated="3"/>
          <table:table-cell table:formula="of:=[.C1690]*flaeche" office:value-type="float" office:value="0.0024242184" calcext:value-type="float">
            <text:p>0.0024242184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141818" calcext:value-type="float">
            <text:p>6.141818</text:p>
          </table:table-cell>
          <table:table-cell table:formula="of:=SQRT(POWER(ABS([.A1691]-xpos);2)+POWER(ABS([.B1691]-ypos);2))" office:value-type="float" office:value="0.474000898271301" calcext:value-type="float">
            <text:p>0.4740008983</text:p>
          </table:table-cell>
          <table:table-cell/>
          <table:table-cell table:formula="of:=[.J1691]/[.D1691]" office:value-type="float" office:value="0.00518295895421249" calcext:value-type="float">
            <text:p>0.005182959</text:p>
          </table:table-cell>
          <table:table-cell table:number-columns-repeated="3"/>
          <table:table-cell table:formula="of:=[.C1691]*flaeche" office:value-type="float" office:value="0.0024567272" calcext:value-type="float">
            <text:p>0.0024567272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167241" calcext:value-type="float">
            <text:p>6.167241</text:p>
          </table:table-cell>
          <table:table-cell table:formula="of:=SQRT(POWER(ABS([.A1692]-xpos);2)+POWER(ABS([.B1692]-ypos);2))" office:value-type="float" office:value="0.475404686987833" calcext:value-type="float">
            <text:p>0.475404687</text:p>
          </table:table-cell>
          <table:table-cell/>
          <table:table-cell table:formula="of:=[.J1692]/[.D1692]" office:value-type="float" office:value="0.0051890451809179" calcext:value-type="float">
            <text:p>0.0051890452</text:p>
          </table:table-cell>
          <table:table-cell table:number-columns-repeated="3"/>
          <table:table-cell table:formula="of:=[.C1692]*flaeche" office:value-type="float" office:value="0.0024668964" calcext:value-type="float">
            <text:p>0.0024668964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120411" calcext:value-type="float">
            <text:p>6.120411</text:p>
          </table:table-cell>
          <table:table-cell table:formula="of:=SQRT(POWER(ABS([.A1693]-xpos);2)+POWER(ABS([.B1693]-ypos);2))" office:value-type="float" office:value="0.477677039626147" calcext:value-type="float">
            <text:p>0.4776770396</text:p>
          </table:table-cell>
          <table:table-cell/>
          <table:table-cell table:formula="of:=[.J1693]/[.D1693]" office:value-type="float" office:value="0.00512514564634727" calcext:value-type="float">
            <text:p>0.0051251456</text:p>
          </table:table-cell>
          <table:table-cell table:number-columns-repeated="3"/>
          <table:table-cell table:formula="of:=[.C1693]*flaeche" office:value-type="float" office:value="0.0024481644" calcext:value-type="float">
            <text:p>0.0024481644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993796" calcext:value-type="float">
            <text:p>5.993796</text:p>
          </table:table-cell>
          <table:table-cell table:formula="of:=SQRT(POWER(ABS([.A1694]-xpos);2)+POWER(ABS([.B1694]-ypos);2))" office:value-type="float" office:value="0.480805641491445" calcext:value-type="float">
            <text:p>0.4808056415</text:p>
          </table:table-cell>
          <table:table-cell/>
          <table:table-cell table:formula="of:=[.J1694]/[.D1694]" office:value-type="float" office:value="0.00498646062588402" calcext:value-type="float">
            <text:p>0.0049864606</text:p>
          </table:table-cell>
          <table:table-cell table:number-columns-repeated="3"/>
          <table:table-cell table:formula="of:=[.C1694]*flaeche" office:value-type="float" office:value="0.0023975184" calcext:value-type="float">
            <text:p>0.0023975184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790407" calcext:value-type="float">
            <text:p>5.790407</text:p>
          </table:table-cell>
          <table:table-cell table:formula="of:=SQRT(POWER(ABS([.A1695]-xpos);2)+POWER(ABS([.B1695]-ypos);2))" office:value-type="float" office:value="0.484774129554167" calcext:value-type="float">
            <text:p>0.4847741296</text:p>
          </table:table-cell>
          <table:table-cell/>
          <table:table-cell table:formula="of:=[.J1695]/[.D1695]" office:value-type="float" office:value="0.00477781849070641" calcext:value-type="float">
            <text:p>0.0047778185</text:p>
          </table:table-cell>
          <table:table-cell table:number-columns-repeated="3"/>
          <table:table-cell table:formula="of:=[.C1695]*flaeche" office:value-type="float" office:value="0.0023161628" calcext:value-type="float">
            <text:p>0.0023161628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5.524026" calcext:value-type="float">
            <text:p>5.524026</text:p>
          </table:table-cell>
          <table:table-cell table:formula="of:=SQRT(POWER(ABS([.A1696]-xpos);2)+POWER(ABS([.B1696]-ypos);2))" office:value-type="float" office:value="0.489561695867845" calcext:value-type="float">
            <text:p>0.4895616959</text:p>
          </table:table-cell>
          <table:table-cell/>
          <table:table-cell table:formula="of:=[.J1696]/[.D1696]" office:value-type="float" office:value="0.00451344624926799" calcext:value-type="float">
            <text:p>0.0045134462</text:p>
          </table:table-cell>
          <table:table-cell table:number-columns-repeated="3"/>
          <table:table-cell table:formula="of:=[.C1696]*flaeche" office:value-type="float" office:value="0.0022096104" calcext:value-type="float">
            <text:p>0.0022096104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5.217894" calcext:value-type="float">
            <text:p>5.217894</text:p>
          </table:table-cell>
          <table:table-cell table:formula="of:=SQRT(POWER(ABS([.A1697]-xpos);2)+POWER(ABS([.B1697]-ypos);2))" office:value-type="float" office:value="0.495144750921385" calcext:value-type="float">
            <text:p>0.4951447509</text:p>
          </table:table-cell>
          <table:table-cell/>
          <table:table-cell table:formula="of:=[.J1697]/[.D1697]" office:value-type="float" office:value="0.00421524735164038" calcext:value-type="float">
            <text:p>0.0042152474</text:p>
          </table:table-cell>
          <table:table-cell table:number-columns-repeated="3"/>
          <table:table-cell table:formula="of:=[.C1697]*flaeche" office:value-type="float" office:value="0.0020871576" calcext:value-type="float">
            <text:p>0.0020871576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4.901903" calcext:value-type="float">
            <text:p>4.901903</text:p>
          </table:table-cell>
          <table:table-cell table:formula="of:=SQRT(POWER(ABS([.A1698]-xpos);2)+POWER(ABS([.B1698]-ypos);2))" office:value-type="float" office:value="0.501496727404078" calcext:value-type="float">
            <text:p>0.5014967274</text:p>
          </table:table-cell>
          <table:table-cell/>
          <table:table-cell table:formula="of:=[.J1698]/[.D1698]" office:value-type="float" office:value="0.00390981853490766" calcext:value-type="float">
            <text:p>0.0039098185</text:p>
          </table:table-cell>
          <table:table-cell table:number-columns-repeated="3"/>
          <table:table-cell table:formula="of:=[.C1698]*flaeche" office:value-type="float" office:value="0.0019607612" calcext:value-type="float">
            <text:p>0.0019607612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608577" calcext:value-type="float">
            <text:p>4.608577</text:p>
          </table:table-cell>
          <table:table-cell table:formula="of:=SQRT(POWER(ABS([.A1699]-xpos);2)+POWER(ABS([.B1699]-ypos);2))" office:value-type="float" office:value="0.508588815996774" calcext:value-type="float">
            <text:p>0.508588816</text:p>
          </table:table-cell>
          <table:table-cell/>
          <table:table-cell table:formula="of:=[.J1699]/[.D1699]" office:value-type="float" office:value="0.00362459956258986" calcext:value-type="float">
            <text:p>0.0036245996</text:p>
          </table:table-cell>
          <table:table-cell table:number-columns-repeated="3"/>
          <table:table-cell table:formula="of:=[.C1699]*flaeche" office:value-type="float" office:value="0.0018434308" calcext:value-type="float">
            <text:p>0.0018434308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368362" calcext:value-type="float">
            <text:p>4.368362</text:p>
          </table:table-cell>
          <table:table-cell table:formula="of:=SQRT(POWER(ABS([.A1700]-xpos);2)+POWER(ABS([.B1700]-ypos);2))" office:value-type="float" office:value="0.516390523581717" calcext:value-type="float">
            <text:p>0.5163905236</text:p>
          </table:table-cell>
          <table:table-cell/>
          <table:table-cell table:formula="of:=[.J1700]/[.D1700]" office:value-type="float" office:value="0.00338376620058847" calcext:value-type="float">
            <text:p>0.0033837662</text:p>
          </table:table-cell>
          <table:table-cell table:number-columns-repeated="3"/>
          <table:table-cell table:formula="of:=[.C1700]*flaeche" office:value-type="float" office:value="0.0017473448" calcext:value-type="float">
            <text:p>0.0017473448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205014" calcext:value-type="float">
            <text:p>4.205014</text:p>
          </table:table-cell>
          <table:table-cell table:formula="of:=SQRT(POWER(ABS([.A1701]-xpos);2)+POWER(ABS([.B1701]-ypos);2))" office:value-type="float" office:value="0.524870639226467" calcext:value-type="float">
            <text:p>0.5248706392</text:p>
          </table:table-cell>
          <table:table-cell/>
          <table:table-cell table:formula="of:=[.J1701]/[.D1701]" office:value-type="float" office:value="0.0032046098110553" calcext:value-type="float">
            <text:p>0.0032046098</text:p>
          </table:table-cell>
          <table:table-cell table:number-columns-repeated="3"/>
          <table:table-cell table:formula="of:=[.C1701]*flaeche" office:value-type="float" office:value="0.0016820056" calcext:value-type="float">
            <text:p>0.0016820056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131919" calcext:value-type="float">
            <text:p>4.131919</text:p>
          </table:table-cell>
          <table:table-cell table:formula="of:=SQRT(POWER(ABS([.A1702]-xpos);2)+POWER(ABS([.B1702]-ypos);2))" office:value-type="float" office:value="0.53399603339538" calcext:value-type="float">
            <text:p>0.5339960334</text:p>
          </table:table-cell>
          <table:table-cell/>
          <table:table-cell table:formula="of:=[.J1702]/[.D1702]" office:value-type="float" office:value="0.0030950934026438" calcext:value-type="float">
            <text:p>0.0030950934</text:p>
          </table:table-cell>
          <table:table-cell table:number-columns-repeated="3"/>
          <table:table-cell table:formula="of:=[.C1702]*flaeche" office:value-type="float" office:value="0.0016527676" calcext:value-type="float">
            <text:p>0.0016527676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4.150013" calcext:value-type="float">
            <text:p>4.150013</text:p>
          </table:table-cell>
          <table:table-cell table:formula="of:=SQRT(POWER(ABS([.A1703]-xpos);2)+POWER(ABS([.B1703]-ypos);2))" office:value-type="float" office:value="0.543734597363456" calcext:value-type="float">
            <text:p>0.5437345974</text:p>
          </table:table-cell>
          <table:table-cell/>
          <table:table-cell table:formula="of:=[.J1703]/[.D1703]" office:value-type="float" office:value="0.003052969606954" calcext:value-type="float">
            <text:p>0.0030529696</text:p>
          </table:table-cell>
          <table:table-cell table:number-columns-repeated="3"/>
          <table:table-cell table:formula="of:=[.C1703]*flaeche" office:value-type="float" office:value="0.0016600052" calcext:value-type="float">
            <text:p>0.0016600052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4.247617" calcext:value-type="float">
            <text:p>4.247617</text:p>
          </table:table-cell>
          <table:table-cell table:formula="of:=SQRT(POWER(ABS([.A1704]-xpos);2)+POWER(ABS([.B1704]-ypos);2))" office:value-type="float" office:value="0.554053999160732" calcext:value-type="float">
            <text:p>0.5540539992</text:p>
          </table:table-cell>
          <table:table-cell/>
          <table:table-cell table:formula="of:=[.J1704]/[.D1704]" office:value-type="float" office:value="0.00306657257699372" calcext:value-type="float">
            <text:p>0.0030665726</text:p>
          </table:table-cell>
          <table:table-cell table:number-columns-repeated="3"/>
          <table:table-cell table:formula="of:=[.C1704]*flaeche" office:value-type="float" office:value="0.0016990468" calcext:value-type="float">
            <text:p>0.0016990468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4.402161" calcext:value-type="float">
            <text:p>4.402161</text:p>
          </table:table-cell>
          <table:table-cell table:formula="of:=SQRT(POWER(ABS([.A1705]-xpos);2)+POWER(ABS([.B1705]-ypos);2))" office:value-type="float" office:value="0.564922409300605" calcext:value-type="float">
            <text:p>0.5649224093</text:p>
          </table:table-cell>
          <table:table-cell/>
          <table:table-cell table:formula="of:=[.J1705]/[.D1705]" office:value-type="float" office:value="0.00311700221306501" calcext:value-type="float">
            <text:p>0.0031170022</text:p>
          </table:table-cell>
          <table:table-cell table:number-columns-repeated="3"/>
          <table:table-cell table:formula="of:=[.C1705]*flaeche" office:value-type="float" office:value="0.0017608644" calcext:value-type="float">
            <text:p>0.0017608644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4.583494" calcext:value-type="float">
            <text:p>4.583494</text:p>
          </table:table-cell>
          <table:table-cell table:formula="of:=SQRT(POWER(ABS([.A1706]-xpos);2)+POWER(ABS([.B1706]-ypos);2))" office:value-type="float" office:value="0.576308767937813" calcext:value-type="float">
            <text:p>0.5763087679</text:p>
          </table:table-cell>
          <table:table-cell/>
          <table:table-cell table:formula="of:=[.J1706]/[.D1706]" office:value-type="float" office:value="0.00318127660379069" calcext:value-type="float">
            <text:p>0.0031812766</text:p>
          </table:table-cell>
          <table:table-cell table:number-columns-repeated="3"/>
          <table:table-cell table:formula="of:=[.C1706]*flaeche" office:value-type="float" office:value="0.0018333976" calcext:value-type="float">
            <text:p>0.0018333976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4.758368" calcext:value-type="float">
            <text:p>4.758368</text:p>
          </table:table-cell>
          <table:table-cell table:formula="of:=SQRT(POWER(ABS([.A1707]-xpos);2)+POWER(ABS([.B1707]-ypos);2))" office:value-type="float" office:value="0.588183588993267" calcext:value-type="float">
            <text:p>0.588183589</text:p>
          </table:table-cell>
          <table:table-cell/>
          <table:table-cell table:formula="of:=[.J1707]/[.D1707]" office:value-type="float" office:value="0.00323597467800447" calcext:value-type="float">
            <text:p>0.0032359747</text:p>
          </table:table-cell>
          <table:table-cell table:number-columns-repeated="3"/>
          <table:table-cell table:formula="of:=[.C1707]*flaeche" office:value-type="float" office:value="0.0019033472" calcext:value-type="float">
            <text:p>0.0019033472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4.895539" calcext:value-type="float">
            <text:p>4.895539</text:p>
          </table:table-cell>
          <table:table-cell table:formula="of:=SQRT(POWER(ABS([.A1708]-xpos);2)+POWER(ABS([.B1708]-ypos);2))" office:value-type="float" office:value="0.600516767879965" calcext:value-type="float">
            <text:p>0.6005167679</text:p>
          </table:table-cell>
          <table:table-cell/>
          <table:table-cell table:formula="of:=[.J1708]/[.D1708]" office:value-type="float" office:value="0.00326088413303294" calcext:value-type="float">
            <text:p>0.0032608841</text:p>
          </table:table-cell>
          <table:table-cell table:number-columns-repeated="3"/>
          <table:table-cell table:formula="of:=[.C1708]*flaeche" office:value-type="float" office:value="0.0019582156" calcext:value-type="float">
            <text:p>0.0019582156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4.970752" calcext:value-type="float">
            <text:p>4.970752</text:p>
          </table:table-cell>
          <table:table-cell table:formula="of:=SQRT(POWER(ABS([.A1709]-xpos);2)+POWER(ABS([.B1709]-ypos);2))" office:value-type="float" office:value="0.613281188018188" calcext:value-type="float">
            <text:p>0.613281188</text:p>
          </table:table-cell>
          <table:table-cell/>
          <table:table-cell table:formula="of:=[.J1709]/[.D1709]" office:value-type="float" office:value="0.00324207042193023" calcext:value-type="float">
            <text:p>0.0032420704</text:p>
          </table:table-cell>
          <table:table-cell table:number-columns-repeated="3"/>
          <table:table-cell table:formula="of:=[.C1709]*flaeche" office:value-type="float" office:value="0.0019883008" calcext:value-type="float">
            <text:p>0.0019883008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4.970752" calcext:value-type="float">
            <text:p>4.970752</text:p>
          </table:table-cell>
          <table:table-cell table:formula="of:=SQRT(POWER(ABS([.A1710]-xpos);2)+POWER(ABS([.B1710]-ypos);2))" office:value-type="float" office:value="0.626450489326172" calcext:value-type="float">
            <text:p>0.6264504893</text:p>
          </table:table-cell>
          <table:table-cell/>
          <table:table-cell table:formula="of:=[.J1710]/[.D1710]" office:value-type="float" office:value="0.00317391531154948" calcext:value-type="float">
            <text:p>0.0031739153</text:p>
          </table:table-cell>
          <table:table-cell table:number-columns-repeated="3"/>
          <table:table-cell table:formula="of:=[.C1710]*flaeche" office:value-type="float" office:value="0.0019883008" calcext:value-type="float">
            <text:p>0.0019883008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4.895539" calcext:value-type="float">
            <text:p>4.895539</text:p>
          </table:table-cell>
          <table:table-cell table:formula="of:=SQRT(POWER(ABS([.A1711]-xpos);2)+POWER(ABS([.B1711]-ypos);2))" office:value-type="float" office:value="0.639999678519451" calcext:value-type="float">
            <text:p>0.6399996785</text:p>
          </table:table-cell>
          <table:table-cell/>
          <table:table-cell table:formula="of:=[.J1711]/[.D1711]" office:value-type="float" office:value="0.00305971341193492" calcext:value-type="float">
            <text:p>0.0030597134</text:p>
          </table:table-cell>
          <table:table-cell table:number-columns-repeated="3"/>
          <table:table-cell table:formula="of:=[.C1711]*flaeche" office:value-type="float" office:value="0.0019582156" calcext:value-type="float">
            <text:p>0.0019582156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4.758368" calcext:value-type="float">
            <text:p>4.758368</text:p>
          </table:table-cell>
          <table:table-cell table:formula="of:=SQRT(POWER(ABS([.A1712]-xpos);2)+POWER(ABS([.B1712]-ypos);2))" office:value-type="float" office:value="0.65390514171476" calcext:value-type="float">
            <text:p>0.6539051417</text:p>
          </table:table-cell>
          <table:table-cell/>
          <table:table-cell table:formula="of:=[.J1712]/[.D1712]" office:value-type="float" office:value="0.00291073900261555" calcext:value-type="float">
            <text:p>0.002910739</text:p>
          </table:table-cell>
          <table:table-cell table:number-columns-repeated="3"/>
          <table:table-cell table:formula="of:=[.C1712]*flaeche" office:value-type="float" office:value="0.0019033472" calcext:value-type="float">
            <text:p>0.0019033472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4.583494" calcext:value-type="float">
            <text:p>4.583494</text:p>
          </table:table-cell>
          <table:table-cell table:formula="of:=SQRT(POWER(ABS([.A1713]-xpos);2)+POWER(ABS([.B1713]-ypos);2))" office:value-type="float" office:value="0.668145340477654" calcext:value-type="float">
            <text:p>0.6681453405</text:p>
          </table:table-cell>
          <table:table-cell/>
          <table:table-cell table:formula="of:=[.J1713]/[.D1713]" office:value-type="float" office:value="0.00274401015606771" calcext:value-type="float">
            <text:p>0.0027440102</text:p>
          </table:table-cell>
          <table:table-cell table:number-columns-repeated="3"/>
          <table:table-cell table:formula="of:=[.C1713]*flaeche" office:value-type="float" office:value="0.0018333976" calcext:value-type="float">
            <text:p>0.0018333976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4.402161" calcext:value-type="float">
            <text:p>4.402161</text:p>
          </table:table-cell>
          <table:table-cell table:formula="of:=SQRT(POWER(ABS([.A1714]-xpos);2)+POWER(ABS([.B1714]-ypos);2))" office:value-type="float" office:value="0.682697977534722" calcext:value-type="float">
            <text:p>0.6826979775</text:p>
          </table:table-cell>
          <table:table-cell/>
          <table:table-cell table:formula="of:=[.J1714]/[.D1714]" office:value-type="float" office:value="0.00257927291122002" calcext:value-type="float">
            <text:p>0.0025792729</text:p>
          </table:table-cell>
          <table:table-cell table:number-columns-repeated="3"/>
          <table:table-cell table:formula="of:=[.C1714]*flaeche" office:value-type="float" office:value="0.0017608644" calcext:value-type="float">
            <text:p>0.0017608644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4.247617" calcext:value-type="float">
            <text:p>4.247617</text:p>
          </table:table-cell>
          <table:table-cell table:formula="of:=SQRT(POWER(ABS([.A1715]-xpos);2)+POWER(ABS([.B1715]-ypos);2))" office:value-type="float" office:value="0.697544144829558" calcext:value-type="float">
            <text:p>0.6975441448</text:p>
          </table:table-cell>
          <table:table-cell/>
          <table:table-cell table:formula="of:=[.J1715]/[.D1715]" office:value-type="float" office:value="0.00243575523154187" calcext:value-type="float">
            <text:p>0.0024357552</text:p>
          </table:table-cell>
          <table:table-cell table:number-columns-repeated="3"/>
          <table:table-cell table:formula="of:=[.C1715]*flaeche" office:value-type="float" office:value="0.0016990468" calcext:value-type="float">
            <text:p>0.0016990468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4.150013" calcext:value-type="float">
            <text:p>4.150013</text:p>
          </table:table-cell>
          <table:table-cell table:formula="of:=SQRT(POWER(ABS([.A1716]-xpos);2)+POWER(ABS([.B1716]-ypos);2))" office:value-type="float" office:value="0.712665498231814" calcext:value-type="float">
            <text:p>0.7126654982</text:p>
          </table:table-cell>
          <table:table-cell/>
          <table:table-cell table:formula="of:=[.J1716]/[.D1716]" office:value-type="float" office:value="0.00232929081612428" calcext:value-type="float">
            <text:p>0.0023292908</text:p>
          </table:table-cell>
          <table:table-cell table:number-columns-repeated="3"/>
          <table:table-cell table:formula="of:=[.C1716]*flaeche" office:value-type="float" office:value="0.0016600052" calcext:value-type="float">
            <text:p>0.0016600052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131919" calcext:value-type="float">
            <text:p>4.131919</text:p>
          </table:table-cell>
          <table:table-cell table:formula="of:=SQRT(POWER(ABS([.A1717]-xpos);2)+POWER(ABS([.B1717]-ypos);2))" office:value-type="float" office:value="0.728044891254653" calcext:value-type="float">
            <text:p>0.7280448913</text:p>
          </table:table-cell>
          <table:table-cell/>
          <table:table-cell table:formula="of:=[.J1717]/[.D1717]" office:value-type="float" office:value="0.00227014517903114" calcext:value-type="float">
            <text:p>0.0022701452</text:p>
          </table:table-cell>
          <table:table-cell table:number-columns-repeated="3"/>
          <table:table-cell table:formula="of:=[.C1717]*flaeche" office:value-type="float" office:value="0.0016527676" calcext:value-type="float">
            <text:p>0.00165276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673469" calcext:value-type="float">
            <text:p>0.673469</text:p>
          </table:table-cell>
          <table:table-cell office:value-type="float" office:value="4.205014" calcext:value-type="float">
            <text:p>4.205014</text:p>
          </table:table-cell>
          <table:table-cell table:formula="of:=SQRT(POWER(ABS([.A1718]-xpos);2)+POWER(ABS([.B1718]-ypos);2))" office:value-type="float" office:value="0.743666314903398" calcext:value-type="float">
            <text:p>0.7436663149</text:p>
          </table:table-cell>
          <table:table-cell/>
          <table:table-cell table:formula="of:=[.J1718]/[.D1718]" office:value-type="float" office:value="0.00226177462430646" calcext:value-type="float">
            <text:p>0.0022617746</text:p>
          </table:table-cell>
          <table:table-cell table:number-columns-repeated="3"/>
          <table:table-cell table:formula="of:=[.C1718]*flaeche" office:value-type="float" office:value="0.0016820056" calcext:value-type="float">
            <text:p>0.0016820056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368362" calcext:value-type="float">
            <text:p>4.368362</text:p>
          </table:table-cell>
          <table:table-cell table:formula="of:=SQRT(POWER(ABS([.A1719]-xpos);2)+POWER(ABS([.B1719]-ypos);2))" office:value-type="float" office:value="0.759515617248915" calcext:value-type="float">
            <text:p>0.7595156172</text:p>
          </table:table-cell>
          <table:table-cell/>
          <table:table-cell table:formula="of:=[.J1719]/[.D1719]" office:value-type="float" office:value="0.00230060417497294" calcext:value-type="float">
            <text:p>0.0023006042</text:p>
          </table:table-cell>
          <table:table-cell table:number-columns-repeated="3"/>
          <table:table-cell table:formula="of:=[.C1719]*flaeche" office:value-type="float" office:value="0.0017473448" calcext:value-type="float">
            <text:p>0.0017473448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608577" calcext:value-type="float">
            <text:p>4.608577</text:p>
          </table:table-cell>
          <table:table-cell table:formula="of:=SQRT(POWER(ABS([.A1720]-xpos);2)+POWER(ABS([.B1720]-ypos);2))" office:value-type="float" office:value="0.775577322874386" calcext:value-type="float">
            <text:p>0.7755773229</text:p>
          </table:table-cell>
          <table:table-cell/>
          <table:table-cell table:formula="of:=[.J1720]/[.D1720]" office:value-type="float" office:value="0.00237684979386454" calcext:value-type="float">
            <text:p>0.0023768498</text:p>
          </table:table-cell>
          <table:table-cell table:number-columns-repeated="3"/>
          <table:table-cell table:formula="of:=[.C1720]*flaeche" office:value-type="float" office:value="0.0018434308" calcext:value-type="float">
            <text:p>0.0018434308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4.901903" calcext:value-type="float">
            <text:p>4.901903</text:p>
          </table:table-cell>
          <table:table-cell table:formula="of:=SQRT(POWER(ABS([.A1721]-xpos);2)+POWER(ABS([.B1721]-ypos);2))" office:value-type="float" office:value="0.791839230902965" calcext:value-type="float">
            <text:p>0.7918392309</text:p>
          </table:table-cell>
          <table:table-cell/>
          <table:table-cell table:formula="of:=[.J1721]/[.D1721]" office:value-type="float" office:value="0.002476211235157" calcext:value-type="float">
            <text:p>0.0024762112</text:p>
          </table:table-cell>
          <table:table-cell table:number-columns-repeated="3"/>
          <table:table-cell table:formula="of:=[.C1721]*flaeche" office:value-type="float" office:value="0.0019607612" calcext:value-type="float">
            <text:p>0.0019607612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5.217894" calcext:value-type="float">
            <text:p>5.217894</text:p>
          </table:table-cell>
          <table:table-cell table:formula="of:=SQRT(POWER(ABS([.A1722]-xpos);2)+POWER(ABS([.B1722]-ypos);2))" office:value-type="float" office:value="0.808289257855751" calcext:value-type="float">
            <text:p>0.8082892579</text:p>
          </table:table-cell>
          <table:table-cell/>
          <table:table-cell table:formula="of:=[.J1722]/[.D1722]" office:value-type="float" office:value="0.0025821914366855" calcext:value-type="float">
            <text:p>0.0025821914</text:p>
          </table:table-cell>
          <table:table-cell table:number-columns-repeated="3"/>
          <table:table-cell table:formula="of:=[.C1722]*flaeche" office:value-type="float" office:value="0.0020871576" calcext:value-type="float">
            <text:p>0.0020871576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5.524026" calcext:value-type="float">
            <text:p>5.524026</text:p>
          </table:table-cell>
          <table:table-cell table:formula="of:=SQRT(POWER(ABS([.A1723]-xpos);2)+POWER(ABS([.B1723]-ypos);2))" office:value-type="float" office:value="0.82491614971523" calcext:value-type="float">
            <text:p>0.8249161497</text:p>
          </table:table-cell>
          <table:table-cell/>
          <table:table-cell table:formula="of:=[.J1723]/[.D1723]" office:value-type="float" office:value="0.00267858787921994" calcext:value-type="float">
            <text:p>0.0026785879</text:p>
          </table:table-cell>
          <table:table-cell table:number-columns-repeated="3"/>
          <table:table-cell table:formula="of:=[.C1723]*flaeche" office:value-type="float" office:value="0.0022096104" calcext:value-type="float">
            <text:p>0.0022096104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790407" calcext:value-type="float">
            <text:p>5.790407</text:p>
          </table:table-cell>
          <table:table-cell table:formula="of:=SQRT(POWER(ABS([.A1724]-xpos);2)+POWER(ABS([.B1724]-ypos);2))" office:value-type="float" office:value="0.841709425327411" calcext:value-type="float">
            <text:p>0.8417094253</text:p>
          </table:table-cell>
          <table:table-cell/>
          <table:table-cell table:formula="of:=[.J1724]/[.D1724]" office:value-type="float" office:value="0.00275173679931058" calcext:value-type="float">
            <text:p>0.0027517368</text:p>
          </table:table-cell>
          <table:table-cell table:number-columns-repeated="3"/>
          <table:table-cell table:formula="of:=[.C1724]*flaeche" office:value-type="float" office:value="0.0023161628" calcext:value-type="float">
            <text:p>0.0023161628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993796" calcext:value-type="float">
            <text:p>5.993796</text:p>
          </table:table-cell>
          <table:table-cell table:formula="of:=SQRT(POWER(ABS([.A1725]-xpos);2)+POWER(ABS([.B1725]-ypos);2))" office:value-type="float" office:value="0.858660156808268" calcext:value-type="float">
            <text:p>0.8586601568</text:p>
          </table:table-cell>
          <table:table-cell/>
          <table:table-cell table:formula="of:=[.J1725]/[.D1725]" office:value-type="float" office:value="0.0027921621621665" calcext:value-type="float">
            <text:p>0.0027921622</text:p>
          </table:table-cell>
          <table:table-cell table:number-columns-repeated="3"/>
          <table:table-cell table:formula="of:=[.C1725]*flaeche" office:value-type="float" office:value="0.0023975184" calcext:value-type="float">
            <text:p>0.0023975184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120411" calcext:value-type="float">
            <text:p>6.120411</text:p>
          </table:table-cell>
          <table:table-cell table:formula="of:=SQRT(POWER(ABS([.A1726]-xpos);2)+POWER(ABS([.B1726]-ypos);2))" office:value-type="float" office:value="0.875757588711625" calcext:value-type="float">
            <text:p>0.8757575887</text:p>
          </table:table-cell>
          <table:table-cell/>
          <table:table-cell table:formula="of:=[.J1726]/[.D1726]" office:value-type="float" office:value="0.00279548179948018" calcext:value-type="float">
            <text:p>0.0027954818</text:p>
          </table:table-cell>
          <table:table-cell table:number-columns-repeated="3"/>
          <table:table-cell table:formula="of:=[.C1726]*flaeche" office:value-type="float" office:value="0.0024481644" calcext:value-type="float">
            <text:p>0.0024481644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167241" calcext:value-type="float">
            <text:p>6.167241</text:p>
          </table:table-cell>
          <table:table-cell table:formula="of:=SQRT(POWER(ABS([.A1727]-xpos);2)+POWER(ABS([.B1727]-ypos);2))" office:value-type="float" office:value="0.892994074118076" calcext:value-type="float">
            <text:p>0.8929940741</text:p>
          </table:table-cell>
          <table:table-cell/>
          <table:table-cell table:formula="of:=[.J1727]/[.D1727]" office:value-type="float" office:value="0.00276250030263226" calcext:value-type="float">
            <text:p>0.0027625003</text:p>
          </table:table-cell>
          <table:table-cell table:number-columns-repeated="3"/>
          <table:table-cell table:formula="of:=[.C1727]*flaeche" office:value-type="float" office:value="0.0024668964" calcext:value-type="float">
            <text:p>0.0024668964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141818" calcext:value-type="float">
            <text:p>6.141818</text:p>
          </table:table-cell>
          <table:table-cell table:formula="of:=SQRT(POWER(ABS([.A1728]-xpos);2)+POWER(ABS([.B1728]-ypos);2))" office:value-type="float" office:value="0.910361714683784" calcext:value-type="float">
            <text:p>0.9103617147</text:p>
          </table:table-cell>
          <table:table-cell/>
          <table:table-cell table:formula="of:=[.J1728]/[.D1728]" office:value-type="float" office:value="0.00269862754592371" calcext:value-type="float">
            <text:p>0.0026986275</text:p>
          </table:table-cell>
          <table:table-cell table:number-columns-repeated="3"/>
          <table:table-cell table:formula="of:=[.C1728]*flaeche" office:value-type="float" office:value="0.0024567272" calcext:value-type="float">
            <text:p>0.0024567272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060546" calcext:value-type="float">
            <text:p>6.060546</text:p>
          </table:table-cell>
          <table:table-cell table:formula="of:=SQRT(POWER(ABS([.A1729]-xpos);2)+POWER(ABS([.B1729]-ypos);2))" office:value-type="float" office:value="0.927853145514957" calcext:value-type="float">
            <text:p>0.9278531455</text:p>
          </table:table-cell>
          <table:table-cell/>
          <table:table-cell table:formula="of:=[.J1729]/[.D1729]" office:value-type="float" office:value="0.00261271776866647" calcext:value-type="float">
            <text:p>0.0026127178</text:p>
          </table:table-cell>
          <table:table-cell table:number-columns-repeated="3"/>
          <table:table-cell table:formula="of:=[.C1729]*flaeche" office:value-type="float" office:value="0.0024242184" calcext:value-type="float">
            <text:p>0.0024242184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945866" calcext:value-type="float">
            <text:p>5.945866</text:p>
          </table:table-cell>
          <table:table-cell table:formula="of:=SQRT(POWER(ABS([.A1730]-xpos);2)+POWER(ABS([.B1730]-ypos);2))" office:value-type="float" office:value="0.945461496122396" calcext:value-type="float">
            <text:p>0.9454614961</text:p>
          </table:table-cell>
          <table:table-cell/>
          <table:table-cell table:formula="of:=[.J1730]/[.D1730]" office:value-type="float" office:value="0.00251554019889151" calcext:value-type="float">
            <text:p>0.0025155402</text:p>
          </table:table-cell>
          <table:table-cell table:number-columns-repeated="3"/>
          <table:table-cell table:formula="of:=[.C1730]*flaeche" office:value-type="float" office:value="0.0023783464" calcext:value-type="float">
            <text:p>0.0023783464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822722" calcext:value-type="float">
            <text:p>5.822722</text:p>
          </table:table-cell>
          <table:table-cell table:formula="of:=SQRT(POWER(ABS([.A1731]-xpos);2)+POWER(ABS([.B1731]-ypos);2))" office:value-type="float" office:value="0.963181224971189" calcext:value-type="float">
            <text:p>0.963181225</text:p>
          </table:table-cell>
          <table:table-cell/>
          <table:table-cell table:formula="of:=[.J1731]/[.D1731]" office:value-type="float" office:value="0.00241812105512093" calcext:value-type="float">
            <text:p>0.0024181211</text:p>
          </table:table-cell>
          <table:table-cell table:number-columns-repeated="3"/>
          <table:table-cell table:formula="of:=[.C1731]*flaeche" office:value-type="float" office:value="0.0023290888" calcext:value-type="float">
            <text:p>0.0023290888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714893" calcext:value-type="float">
            <text:p>5.714893</text:p>
          </table:table-cell>
          <table:table-cell table:formula="of:=SQRT(POWER(ABS([.A1732]-xpos);2)+POWER(ABS([.B1732]-ypos);2))" office:value-type="float" office:value="0.981004607439231" calcext:value-type="float">
            <text:p>0.9810046074</text:p>
          </table:table-cell>
          <table:table-cell/>
          <table:table-cell table:formula="of:=[.J1732]/[.D1732]" office:value-type="float" office:value="0.00233022065611614" calcext:value-type="float">
            <text:p>0.0023302207</text:p>
          </table:table-cell>
          <table:table-cell table:number-columns-repeated="3"/>
          <table:table-cell table:formula="of:=[.C1732]*flaeche" office:value-type="float" office:value="0.0022859572" calcext:value-type="float">
            <text:p>0.0022859572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641768" calcext:value-type="float">
            <text:p>5.641768</text:p>
          </table:table-cell>
          <table:table-cell table:formula="of:=SQRT(POWER(ABS([.A1733]-xpos);2)+POWER(ABS([.B1733]-ypos);2))" office:value-type="float" office:value="0.998926914456208" calcext:value-type="float">
            <text:p>0.9989269145</text:p>
          </table:table-cell>
          <table:table-cell/>
          <table:table-cell table:formula="of:=[.J1733]/[.D1733]" office:value-type="float" office:value="0.00225913144129118" calcext:value-type="float">
            <text:p>0.0022591314</text:p>
          </table:table-cell>
          <table:table-cell table:number-columns-repeated="3"/>
          <table:table-cell table:formula="of:=[.C1733]*flaeche" office:value-type="float" office:value="0.0022567072" calcext:value-type="float">
            <text:p>0.0022567072</text:p>
          </table:table-cell>
          <table:table-cell table:number-columns-repeated="6"/>
        </table:table-row>
        <table:table-row table:style-name="ro1">
          <table:table-cell office:value-type="float" office:value="0.673469" calcext:value-type="float">
            <text:p>0.673469</text:p>
          </table:table-cell>
          <table:table-cell office:value-type="float" office:value="1" calcext:value-type="float">
            <text:p>1</text:p>
          </table:table-cell>
          <table:table-cell office:value-type="float" office:value="5.615942" calcext:value-type="float">
            <text:p>5.615942</text:p>
          </table:table-cell>
          <table:table-cell table:formula="of:=SQRT(POWER(ABS([.A1734]-xpos);2)+POWER(ABS([.B1734]-ypos);2))" office:value-type="float" office:value="1.01694291578289" calcext:value-type="float">
            <text:p>1.0169429158</text:p>
          </table:table-cell>
          <table:table-cell/>
          <table:table-cell table:formula="of:=[.J1734]/[.D1734]" office:value-type="float" office:value="0.00220895073374954" calcext:value-type="float">
            <text:p>0.0022089507</text:p>
          </table:table-cell>
          <table:table-cell table:number-columns-repeated="3"/>
          <table:table-cell table:formula="of:=[.C1734]*flaeche" office:value-type="float" office:value="0.0022463768" calcext:value-type="float">
            <text:p>0.002246376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735]-xpos);2)+POWER(ABS([.B1735]-ypos);2))" office:value-type="float" office:value="0.223606797749979" calcext:value-type="float">
            <text:p>0.2236067977</text:p>
          </table:table-cell>
          <table:table-cell/>
          <table:table-cell table:formula="of:=[.J1735]/[.D1735]" office:value-type="float" office:value="0" calcext:value-type="float">
            <text:p>0</text:p>
          </table:table-cell>
          <table:table-cell table:number-columns-repeated="3"/>
          <table:table-cell table:formula="of:=[.C1735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" calcext:value-type="float">
            <text:p>0</text:p>
          </table:table-cell>
          <table:table-cell office:value-type="float" office:value="5.650735" calcext:value-type="float">
            <text:p>5.650735</text:p>
          </table:table-cell>
          <table:table-cell table:formula="of:=SQRT(POWER(ABS([.A1736]-xpos);2)+POWER(ABS([.B1736]-ypos);2))" office:value-type="float" office:value="0.503900266802866" calcext:value-type="float">
            <text:p>0.5039002668</text:p>
          </table:table-cell>
          <table:table-cell/>
          <table:table-cell table:formula="of:=[.J1736]/[.D1736]" office:value-type="float" office:value="0.00448559794250766" calcext:value-type="float">
            <text:p>0.0044855979</text:p>
          </table:table-cell>
          <table:table-cell table:number-columns-repeated="3"/>
          <table:table-cell table:formula="of:=[.C1736]*flaeche" office:value-type="float" office:value="0.002260294" calcext:value-type="float">
            <text:p>0.002260294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67956" calcext:value-type="float">
            <text:p>5.67956</text:p>
          </table:table-cell>
          <table:table-cell table:formula="of:=SQRT(POWER(ABS([.A1737]-xpos);2)+POWER(ABS([.B1737]-ypos);2))" office:value-type="float" office:value="0.50025030269656" calcext:value-type="float">
            <text:p>0.5002503027</text:p>
          </table:table-cell>
          <table:table-cell/>
          <table:table-cell table:formula="of:=[.J1737]/[.D1737]" office:value-type="float" office:value="0.00454137456340138" calcext:value-type="float">
            <text:p>0.0045413746</text:p>
          </table:table-cell>
          <table:table-cell table:number-columns-repeated="3"/>
          <table:table-cell table:formula="of:=[.C1737]*flaeche" office:value-type="float" office:value="0.002271824" calcext:value-type="float">
            <text:p>0.002271824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761663" calcext:value-type="float">
            <text:p>5.761663</text:p>
          </table:table-cell>
          <table:table-cell table:formula="of:=SQRT(POWER(ABS([.A1738]-xpos);2)+POWER(ABS([.B1738]-ypos);2))" office:value-type="float" office:value="0.497411524534766" calcext:value-type="float">
            <text:p>0.4974115245</text:p>
          </table:table-cell>
          <table:table-cell/>
          <table:table-cell table:formula="of:=[.J1738]/[.D1738]" office:value-type="float" office:value="0.00463331685399846" calcext:value-type="float">
            <text:p>0.0046333169</text:p>
          </table:table-cell>
          <table:table-cell table:number-columns-repeated="3"/>
          <table:table-cell table:formula="of:=[.C1738]*flaeche" office:value-type="float" office:value="0.0023046652" calcext:value-type="float">
            <text:p>0.0023046652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884374" calcext:value-type="float">
            <text:p>5.884374</text:p>
          </table:table-cell>
          <table:table-cell table:formula="of:=SQRT(POWER(ABS([.A1739]-xpos);2)+POWER(ABS([.B1739]-ypos);2))" office:value-type="float" office:value="0.49539787752876" calcext:value-type="float">
            <text:p>0.4953978775</text:p>
          </table:table-cell>
          <table:table-cell/>
          <table:table-cell table:formula="of:=[.J1739]/[.D1739]" office:value-type="float" office:value="0.00475123069105874" calcext:value-type="float">
            <text:p>0.0047512307</text:p>
          </table:table-cell>
          <table:table-cell table:number-columns-repeated="3"/>
          <table:table-cell table:formula="of:=[.C1739]*flaeche" office:value-type="float" office:value="0.0023537496" calcext:value-type="float">
            <text:p>0.0023537496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028102" calcext:value-type="float">
            <text:p>6.028102</text:p>
          </table:table-cell>
          <table:table-cell table:formula="of:=SQRT(POWER(ABS([.A1740]-xpos);2)+POWER(ABS([.B1740]-ypos);2))" office:value-type="float" office:value="0.494219410356372" calcext:value-type="float">
            <text:p>0.4942194104</text:p>
          </table:table-cell>
          <table:table-cell/>
          <table:table-cell table:formula="of:=[.J1740]/[.D1740]" office:value-type="float" office:value="0.00487888729068998" calcext:value-type="float">
            <text:p>0.0048788873</text:p>
          </table:table-cell>
          <table:table-cell table:number-columns-repeated="3"/>
          <table:table-cell table:formula="of:=[.C1740]*flaeche" office:value-type="float" office:value="0.0024112408" calcext:value-type="float">
            <text:p>0.0024112408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168638" calcext:value-type="float">
            <text:p>6.168638</text:p>
          </table:table-cell>
          <table:table-cell table:formula="of:=SQRT(POWER(ABS([.A1741]-xpos);2)+POWER(ABS([.B1741]-ypos);2))" office:value-type="float" office:value="0.493882217299834" calcext:value-type="float">
            <text:p>0.4938822173</text:p>
          </table:table-cell>
          <table:table-cell/>
          <table:table-cell table:formula="of:=[.J1741]/[.D1741]" office:value-type="float" office:value="0.0049960397713652" calcext:value-type="float">
            <text:p>0.0049960398</text:p>
          </table:table-cell>
          <table:table-cell table:number-columns-repeated="3"/>
          <table:table-cell table:formula="of:=[.C1741]*flaeche" office:value-type="float" office:value="0.0024674552" calcext:value-type="float">
            <text:p>0.0024674552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280227" calcext:value-type="float">
            <text:p>6.280227</text:p>
          </table:table-cell>
          <table:table-cell table:formula="of:=SQRT(POWER(ABS([.A1742]-xpos);2)+POWER(ABS([.B1742]-ypos);2))" office:value-type="float" office:value="0.494387941281945" calcext:value-type="float">
            <text:p>0.4943879413</text:p>
          </table:table-cell>
          <table:table-cell/>
          <table:table-cell table:formula="of:=[.J1742]/[.D1742]" office:value-type="float" office:value="0.00508121373973274" calcext:value-type="float">
            <text:p>0.0050812137</text:p>
          </table:table-cell>
          <table:table-cell table:number-columns-repeated="3"/>
          <table:table-cell table:formula="of:=[.C1742]*flaeche" office:value-type="float" office:value="0.0025120908" calcext:value-type="float">
            <text:p>0.0025120908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339091" calcext:value-type="float">
            <text:p>6.339091</text:p>
          </table:table-cell>
          <table:table-cell table:formula="of:=SQRT(POWER(ABS([.A1743]-xpos);2)+POWER(ABS([.B1743]-ypos);2))" office:value-type="float" office:value="0.495734002599176" calcext:value-type="float">
            <text:p>0.4957340026</text:p>
          </table:table-cell>
          <table:table-cell/>
          <table:table-cell table:formula="of:=[.J1743]/[.D1743]" office:value-type="float" office:value="0.00511491321294372" calcext:value-type="float">
            <text:p>0.0051149132</text:p>
          </table:table-cell>
          <table:table-cell table:number-columns-repeated="3"/>
          <table:table-cell table:formula="of:=[.C1743]*flaeche" office:value-type="float" office:value="0.0025356364" calcext:value-type="float">
            <text:p>0.0025356364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32685" calcext:value-type="float">
            <text:p>6.32685</text:p>
          </table:table-cell>
          <table:table-cell table:formula="of:=SQRT(POWER(ABS([.A1744]-xpos);2)+POWER(ABS([.B1744]-ypos);2))" office:value-type="float" office:value="0.49791358598556" calcext:value-type="float">
            <text:p>0.497913586</text:p>
          </table:table-cell>
          <table:table-cell/>
          <table:table-cell table:formula="of:=[.J1744]/[.D1744]" office:value-type="float" office:value="0.00508268918790537" calcext:value-type="float">
            <text:p>0.0050826892</text:p>
          </table:table-cell>
          <table:table-cell table:number-columns-repeated="3"/>
          <table:table-cell table:formula="of:=[.C1744]*flaeche" office:value-type="float" office:value="0.00253074" calcext:value-type="float">
            <text:p>0.00253074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233345" calcext:value-type="float">
            <text:p>6.233345</text:p>
          </table:table-cell>
          <table:table-cell table:formula="of:=SQRT(POWER(ABS([.A1745]-xpos);2)+POWER(ABS([.B1745]-ypos);2))" office:value-type="float" office:value="0.500915811103024" calcext:value-type="float">
            <text:p>0.5009158111</text:p>
          </table:table-cell>
          <table:table-cell/>
          <table:table-cell table:formula="of:=[.J1745]/[.D1745]" office:value-type="float" office:value="0.00497755899241758" calcext:value-type="float">
            <text:p>0.004977559</text:p>
          </table:table-cell>
          <table:table-cell table:number-columns-repeated="3"/>
          <table:table-cell table:formula="of:=[.C1745]*flaeche" office:value-type="float" office:value="0.002493338" calcext:value-type="float">
            <text:p>0.002493338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058411" calcext:value-type="float">
            <text:p>6.058411</text:p>
          </table:table-cell>
          <table:table-cell table:formula="of:=SQRT(POWER(ABS([.A1746]-xpos);2)+POWER(ABS([.B1746]-ypos);2))" office:value-type="float" office:value="0.504726204598097" calcext:value-type="float">
            <text:p>0.5047262046</text:p>
          </table:table-cell>
          <table:table-cell/>
          <table:table-cell table:formula="of:=[.J1746]/[.D1746]" office:value-type="float" office:value="0.0048013445268404" calcext:value-type="float">
            <text:p>0.0048013445</text:p>
          </table:table-cell>
          <table:table-cell table:number-columns-repeated="3"/>
          <table:table-cell table:formula="of:=[.C1746]*flaeche" office:value-type="float" office:value="0.0024233644" calcext:value-type="float">
            <text:p>0.0024233644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5.812325" calcext:value-type="float">
            <text:p>5.812325</text:p>
          </table:table-cell>
          <table:table-cell table:formula="of:=SQRT(POWER(ABS([.A1747]-xpos);2)+POWER(ABS([.B1747]-ypos);2))" office:value-type="float" office:value="0.509326259861005" calcext:value-type="float">
            <text:p>0.5093262599</text:p>
          </table:table-cell>
          <table:table-cell/>
          <table:table-cell table:formula="of:=[.J1747]/[.D1747]" office:value-type="float" office:value="0.00456471653480909" calcext:value-type="float">
            <text:p>0.0045647165</text:p>
          </table:table-cell>
          <table:table-cell table:number-columns-repeated="3"/>
          <table:table-cell table:formula="of:=[.C1747]*flaeche" office:value-type="float" office:value="0.00232493" calcext:value-type="float">
            <text:p>0.00232493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5.514809" calcext:value-type="float">
            <text:p>5.514809</text:p>
          </table:table-cell>
          <table:table-cell table:formula="of:=SQRT(POWER(ABS([.A1748]-xpos);2)+POWER(ABS([.B1748]-ypos);2))" office:value-type="float" office:value="0.51469496722622" calcext:value-type="float">
            <text:p>0.5146949672</text:p>
          </table:table-cell>
          <table:table-cell/>
          <table:table-cell table:formula="of:=[.J1748]/[.D1748]" office:value-type="float" office:value="0.00428588531162079" calcext:value-type="float">
            <text:p>0.0042858853</text:p>
          </table:table-cell>
          <table:table-cell table:number-columns-repeated="3"/>
          <table:table-cell table:formula="of:=[.C1748]*flaeche" office:value-type="float" office:value="0.0022059236" calcext:value-type="float">
            <text:p>0.0022059236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5.192577" calcext:value-type="float">
            <text:p>5.192577</text:p>
          </table:table-cell>
          <table:table-cell table:formula="of:=SQRT(POWER(ABS([.A1749]-xpos);2)+POWER(ABS([.B1749]-ypos);2))" office:value-type="float" office:value="0.520808556496531" calcext:value-type="float">
            <text:p>0.5208085565</text:p>
          </table:table-cell>
          <table:table-cell/>
          <table:table-cell table:formula="of:=[.J1749]/[.D1749]" office:value-type="float" office:value="0.00398808885547531" calcext:value-type="float">
            <text:p>0.0039880889</text:p>
          </table:table-cell>
          <table:table-cell table:number-columns-repeated="3"/>
          <table:table-cell table:formula="of:=[.C1749]*flaeche" office:value-type="float" office:value="0.0020770308" calcext:value-type="float">
            <text:p>0.0020770308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875668" calcext:value-type="float">
            <text:p>4.875668</text:p>
          </table:table-cell>
          <table:table-cell table:formula="of:=SQRT(POWER(ABS([.A1750]-xpos);2)+POWER(ABS([.B1750]-ypos);2))" office:value-type="float" office:value="0.527641136265928" calcext:value-type="float">
            <text:p>0.5276411363</text:p>
          </table:table-cell>
          <table:table-cell/>
          <table:table-cell table:formula="of:=[.J1750]/[.D1750]" office:value-type="float" office:value="0.00369620006090101" calcext:value-type="float">
            <text:p>0.0036962001</text:p>
          </table:table-cell>
          <table:table-cell table:number-columns-repeated="3"/>
          <table:table-cell table:formula="of:=[.C1750]*flaeche" office:value-type="float" office:value="0.0019502672" calcext:value-type="float">
            <text:p>0.0019502672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593065" calcext:value-type="float">
            <text:p>4.593065</text:p>
          </table:table-cell>
          <table:table-cell table:formula="of:=SQRT(POWER(ABS([.A1751]-xpos);2)+POWER(ABS([.B1751]-ypos);2))" office:value-type="float" office:value="0.535165168679726" calcext:value-type="float">
            <text:p>0.5351651687</text:p>
          </table:table-cell>
          <table:table-cell/>
          <table:table-cell table:formula="of:=[.J1751]/[.D1751]" office:value-type="float" office:value="0.00343300742933721" calcext:value-type="float">
            <text:p>0.0034330074</text:p>
          </table:table-cell>
          <table:table-cell table:number-columns-repeated="3"/>
          <table:table-cell table:formula="of:=[.C1751]*flaeche" office:value-type="float" office:value="0.001837226" calcext:value-type="float">
            <text:p>0.001837226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368362" calcext:value-type="float">
            <text:p>4.368362</text:p>
          </table:table-cell>
          <table:table-cell table:formula="of:=SQRT(POWER(ABS([.A1752]-xpos);2)+POWER(ABS([.B1752]-ypos);2))" office:value-type="float" office:value="0.543352346866193" calcext:value-type="float">
            <text:p>0.5433523469</text:p>
          </table:table-cell>
          <table:table-cell/>
          <table:table-cell table:formula="of:=[.J1752]/[.D1752]" office:value-type="float" office:value="0.00321585948800605" calcext:value-type="float">
            <text:p>0.0032158595</text:p>
          </table:table-cell>
          <table:table-cell table:number-columns-repeated="3"/>
          <table:table-cell table:formula="of:=[.C1752]*flaeche" office:value-type="float" office:value="0.0017473448" calcext:value-type="float">
            <text:p>0.0017473448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216322" calcext:value-type="float">
            <text:p>4.216322</text:p>
          </table:table-cell>
          <table:table-cell table:formula="of:=SQRT(POWER(ABS([.A1753]-xpos);2)+POWER(ABS([.B1753]-ypos);2))" office:value-type="float" office:value="0.552172390295821" calcext:value-type="float">
            <text:p>0.5521723903</text:p>
          </table:table-cell>
          <table:table-cell/>
          <table:table-cell table:formula="of:=[.J1753]/[.D1753]" office:value-type="float" office:value="0.00305435191914695" calcext:value-type="float">
            <text:p>0.0030543519</text:p>
          </table:table-cell>
          <table:table-cell table:number-columns-repeated="3"/>
          <table:table-cell table:formula="of:=[.C1753]*flaeche" office:value-type="float" office:value="0.0016865288" calcext:value-type="float">
            <text:p>0.0016865288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4.141" calcext:value-type="float">
            <text:p>4.141</text:p>
          </table:table-cell>
          <table:table-cell table:formula="of:=SQRT(POWER(ABS([.A1754]-xpos);2)+POWER(ABS([.B1754]-ypos);2))" office:value-type="float" office:value="0.56159584871418" calcext:value-type="float">
            <text:p>0.5615958487</text:p>
          </table:table-cell>
          <table:table-cell/>
          <table:table-cell table:formula="of:=[.J1754]/[.D1754]" office:value-type="float" office:value="0.00294945200145703" calcext:value-type="float">
            <text:p>0.002949452</text:p>
          </table:table-cell>
          <table:table-cell table:number-columns-repeated="3"/>
          <table:table-cell table:formula="of:=[.C1754]*flaeche" office:value-type="float" office:value="0.0016564" calcext:value-type="float">
            <text:p>0.0016564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4.135703" calcext:value-type="float">
            <text:p>4.135703</text:p>
          </table:table-cell>
          <table:table-cell table:formula="of:=SQRT(POWER(ABS([.A1755]-xpos);2)+POWER(ABS([.B1755]-ypos);2))" office:value-type="float" office:value="0.571592878637409" calcext:value-type="float">
            <text:p>0.5715928786</text:p>
          </table:table-cell>
          <table:table-cell/>
          <table:table-cell table:formula="of:=[.J1755]/[.D1755]" office:value-type="float" office:value="0.00289415992015778" calcext:value-type="float">
            <text:p>0.0028941599</text:p>
          </table:table-cell>
          <table:table-cell table:number-columns-repeated="3"/>
          <table:table-cell table:formula="of:=[.C1755]*flaeche" office:value-type="float" office:value="0.0016542812" calcext:value-type="float">
            <text:p>0.0016542812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4.184658" calcext:value-type="float">
            <text:p>4.184658</text:p>
          </table:table-cell>
          <table:table-cell table:formula="of:=SQRT(POWER(ABS([.A1756]-xpos);2)+POWER(ABS([.B1756]-ypos);2))" office:value-type="float" office:value="0.582133930855263" calcext:value-type="float">
            <text:p>0.5821339309</text:p>
          </table:table-cell>
          <table:table-cell/>
          <table:table-cell table:formula="of:=[.J1756]/[.D1756]" office:value-type="float" office:value="0.0028753919180433" calcext:value-type="float">
            <text:p>0.0028753919</text:p>
          </table:table-cell>
          <table:table-cell table:number-columns-repeated="3"/>
          <table:table-cell table:formula="of:=[.C1756]*flaeche" office:value-type="float" office:value="0.0016738632" calcext:value-type="float">
            <text:p>0.0016738632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4.26596" calcext:value-type="float">
            <text:p>4.26596</text:p>
          </table:table-cell>
          <table:table-cell table:formula="of:=SQRT(POWER(ABS([.A1757]-xpos);2)+POWER(ABS([.B1757]-ypos);2))" office:value-type="float" office:value="0.593190004066994" calcext:value-type="float">
            <text:p>0.5931900041</text:p>
          </table:table-cell>
          <table:table-cell/>
          <table:table-cell table:formula="of:=[.J1757]/[.D1757]" office:value-type="float" office:value="0.00287662298471113" calcext:value-type="float">
            <text:p>0.002876623</text:p>
          </table:table-cell>
          <table:table-cell table:number-columns-repeated="3"/>
          <table:table-cell table:formula="of:=[.C1757]*flaeche" office:value-type="float" office:value="0.001706384" calcext:value-type="float">
            <text:p>0.001706384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4.35527" calcext:value-type="float">
            <text:p>4.35527</text:p>
          </table:table-cell>
          <table:table-cell table:formula="of:=SQRT(POWER(ABS([.A1758]-xpos);2)+POWER(ABS([.B1758]-ypos);2))" office:value-type="float" office:value="0.604733428283901" calcext:value-type="float">
            <text:p>0.6047334283</text:p>
          </table:table-cell>
          <table:table-cell/>
          <table:table-cell table:formula="of:=[.J1758]/[.D1758]" office:value-type="float" office:value="0.0028807866714822" calcext:value-type="float">
            <text:p>0.0028807867</text:p>
          </table:table-cell>
          <table:table-cell table:number-columns-repeated="3"/>
          <table:table-cell table:formula="of:=[.C1758]*flaeche" office:value-type="float" office:value="0.001742108" calcext:value-type="float">
            <text:p>0.001742108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4.429771" calcext:value-type="float">
            <text:p>4.429771</text:p>
          </table:table-cell>
          <table:table-cell table:formula="of:=SQRT(POWER(ABS([.A1759]-xpos);2)+POWER(ABS([.B1759]-ypos);2))" office:value-type="float" office:value="0.616735740352381" calcext:value-type="float">
            <text:p>0.6167357404</text:p>
          </table:table-cell>
          <table:table-cell/>
          <table:table-cell table:formula="of:=[.J1759]/[.D1759]" office:value-type="float" office:value="0.00287304315943745" calcext:value-type="float">
            <text:p>0.0028730432</text:p>
          </table:table-cell>
          <table:table-cell table:number-columns-repeated="3"/>
          <table:table-cell table:formula="of:=[.C1759]*flaeche" office:value-type="float" office:value="0.0017719084" calcext:value-type="float">
            <text:p>0.0017719084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4.471823" calcext:value-type="float">
            <text:p>4.471823</text:p>
          </table:table-cell>
          <table:table-cell table:formula="of:=SQRT(POWER(ABS([.A1760]-xpos);2)+POWER(ABS([.B1760]-ypos);2))" office:value-type="float" office:value="0.629171201264012" calcext:value-type="float">
            <text:p>0.6291712013</text:p>
          </table:table-cell>
          <table:table-cell/>
          <table:table-cell table:formula="of:=[.J1760]/[.D1760]" office:value-type="float" office:value="0.00284299280769117" calcext:value-type="float">
            <text:p>0.0028429928</text:p>
          </table:table-cell>
          <table:table-cell table:number-columns-repeated="3"/>
          <table:table-cell table:formula="of:=[.C1760]*flaeche" office:value-type="float" office:value="0.0017887292" calcext:value-type="float">
            <text:p>0.0017887292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4.471823" calcext:value-type="float">
            <text:p>4.471823</text:p>
          </table:table-cell>
          <table:table-cell table:formula="of:=SQRT(POWER(ABS([.A1761]-xpos);2)+POWER(ABS([.B1761]-ypos);2))" office:value-type="float" office:value="0.642014641966988" calcext:value-type="float">
            <text:p>0.642014642</text:p>
          </table:table-cell>
          <table:table-cell/>
          <table:table-cell table:formula="of:=[.J1761]/[.D1761]" office:value-type="float" office:value="0.00278611901205203" calcext:value-type="float">
            <text:p>0.002786119</text:p>
          </table:table-cell>
          <table:table-cell table:number-columns-repeated="3"/>
          <table:table-cell table:formula="of:=[.C1761]*flaeche" office:value-type="float" office:value="0.0017887292" calcext:value-type="float">
            <text:p>0.0017887292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4.429771" calcext:value-type="float">
            <text:p>4.429771</text:p>
          </table:table-cell>
          <table:table-cell table:formula="of:=SQRT(POWER(ABS([.A1762]-xpos);2)+POWER(ABS([.B1762]-ypos);2))" office:value-type="float" office:value="0.655242072388518" calcext:value-type="float">
            <text:p>0.6552420724</text:p>
          </table:table-cell>
          <table:table-cell/>
          <table:table-cell table:formula="of:=[.J1762]/[.D1762]" office:value-type="float" office:value="0.00270420425468249" calcext:value-type="float">
            <text:p>0.0027042043</text:p>
          </table:table-cell>
          <table:table-cell table:number-columns-repeated="3"/>
          <table:table-cell table:formula="of:=[.C1762]*flaeche" office:value-type="float" office:value="0.0017719084" calcext:value-type="float">
            <text:p>0.0017719084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4.35527" calcext:value-type="float">
            <text:p>4.35527</text:p>
          </table:table-cell>
          <table:table-cell table:formula="of:=SQRT(POWER(ABS([.A1763]-xpos);2)+POWER(ABS([.B1763]-ypos);2))" office:value-type="float" office:value="0.668830710482107" calcext:value-type="float">
            <text:p>0.6688307105</text:p>
          </table:table-cell>
          <table:table-cell/>
          <table:table-cell table:formula="of:=[.J1763]/[.D1763]" office:value-type="float" office:value="0.00260470695005056" calcext:value-type="float">
            <text:p>0.002604707</text:p>
          </table:table-cell>
          <table:table-cell table:number-columns-repeated="3"/>
          <table:table-cell table:formula="of:=[.C1763]*flaeche" office:value-type="float" office:value="0.001742108" calcext:value-type="float">
            <text:p>0.001742108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4.26596" calcext:value-type="float">
            <text:p>4.26596</text:p>
          </table:table-cell>
          <table:table-cell table:formula="of:=SQRT(POWER(ABS([.A1764]-xpos);2)+POWER(ABS([.B1764]-ypos);2))" office:value-type="float" office:value="0.682759680213324" calcext:value-type="float">
            <text:p>0.6827596802</text:p>
          </table:table-cell>
          <table:table-cell/>
          <table:table-cell table:formula="of:=[.J1764]/[.D1764]" office:value-type="float" office:value="0.00249924541453129" calcext:value-type="float">
            <text:p>0.0024992454</text:p>
          </table:table-cell>
          <table:table-cell table:number-columns-repeated="3"/>
          <table:table-cell table:formula="of:=[.C1764]*flaeche" office:value-type="float" office:value="0.001706384" calcext:value-type="float">
            <text:p>0.001706384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4.184658" calcext:value-type="float">
            <text:p>4.184658</text:p>
          </table:table-cell>
          <table:table-cell table:formula="of:=SQRT(POWER(ABS([.A1765]-xpos);2)+POWER(ABS([.B1765]-ypos);2))" office:value-type="float" office:value="0.697007254950047" calcext:value-type="float">
            <text:p>0.697007255</text:p>
          </table:table-cell>
          <table:table-cell/>
          <table:table-cell table:formula="of:=[.J1765]/[.D1765]" office:value-type="float" office:value="0.00240150039775405" calcext:value-type="float">
            <text:p>0.0024015004</text:p>
          </table:table-cell>
          <table:table-cell table:number-columns-repeated="3"/>
          <table:table-cell table:formula="of:=[.C1765]*flaeche" office:value-type="float" office:value="0.0016738632" calcext:value-type="float">
            <text:p>0.0016738632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4.135703" calcext:value-type="float">
            <text:p>4.135703</text:p>
          </table:table-cell>
          <table:table-cell table:formula="of:=SQRT(POWER(ABS([.A1766]-xpos);2)+POWER(ABS([.B1766]-ypos);2))" office:value-type="float" office:value="0.711554930352534" calcext:value-type="float">
            <text:p>0.7115549304</text:p>
          </table:table-cell>
          <table:table-cell/>
          <table:table-cell table:formula="of:=[.J1766]/[.D1766]" office:value-type="float" office:value="0.00232488193031057" calcext:value-type="float">
            <text:p>0.0023248819</text:p>
          </table:table-cell>
          <table:table-cell table:number-columns-repeated="3"/>
          <table:table-cell table:formula="of:=[.C1766]*flaeche" office:value-type="float" office:value="0.0016542812" calcext:value-type="float">
            <text:p>0.0016542812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4.141" calcext:value-type="float">
            <text:p>4.141</text:p>
          </table:table-cell>
          <table:table-cell table:formula="of:=SQRT(POWER(ABS([.A1767]-xpos);2)+POWER(ABS([.B1767]-ypos);2))" office:value-type="float" office:value="0.726384675838498" calcext:value-type="float">
            <text:p>0.7263846758</text:p>
          </table:table-cell>
          <table:table-cell/>
          <table:table-cell table:formula="of:=[.J1767]/[.D1767]" office:value-type="float" office:value="0.00228033444963296" calcext:value-type="float">
            <text:p>0.0022803344</text:p>
          </table:table-cell>
          <table:table-cell table:number-columns-repeated="3"/>
          <table:table-cell table:formula="of:=[.C1767]*flaeche" office:value-type="float" office:value="0.0016564" calcext:value-type="float">
            <text:p>0.0016564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216322" calcext:value-type="float">
            <text:p>4.216322</text:p>
          </table:table-cell>
          <table:table-cell table:formula="of:=SQRT(POWER(ABS([.A1768]-xpos);2)+POWER(ABS([.B1768]-ypos);2))" office:value-type="float" office:value="0.741479567220163" calcext:value-type="float">
            <text:p>0.7414795672</text:p>
          </table:table-cell>
          <table:table-cell/>
          <table:table-cell table:formula="of:=[.J1768]/[.D1768]" office:value-type="float" office:value="0.002274545212787" calcext:value-type="float">
            <text:p>0.0022745452</text:p>
          </table:table-cell>
          <table:table-cell table:number-columns-repeated="3"/>
          <table:table-cell table:formula="of:=[.C1768]*flaeche" office:value-type="float" office:value="0.0016865288" calcext:value-type="float">
            <text:p>0.0016865288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368362" calcext:value-type="float">
            <text:p>4.368362</text:p>
          </table:table-cell>
          <table:table-cell table:formula="of:=SQRT(POWER(ABS([.A1769]-xpos);2)+POWER(ABS([.B1769]-ypos);2))" office:value-type="float" office:value="0.75682373961511" calcext:value-type="float">
            <text:p>0.7568237396</text:p>
          </table:table-cell>
          <table:table-cell/>
          <table:table-cell table:formula="of:=[.J1769]/[.D1769]" office:value-type="float" office:value="0.00230878698504969" calcext:value-type="float">
            <text:p>0.002308787</text:p>
          </table:table-cell>
          <table:table-cell table:number-columns-repeated="3"/>
          <table:table-cell table:formula="of:=[.C1769]*flaeche" office:value-type="float" office:value="0.0017473448" calcext:value-type="float">
            <text:p>0.00174734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693878" calcext:value-type="float">
            <text:p>0.693878</text:p>
          </table:table-cell>
          <table:table-cell office:value-type="float" office:value="4.593065" calcext:value-type="float">
            <text:p>4.593065</text:p>
          </table:table-cell>
          <table:table-cell table:formula="of:=SQRT(POWER(ABS([.A1770]-xpos);2)+POWER(ABS([.B1770]-ypos);2))" office:value-type="float" office:value="0.772403105747252" calcext:value-type="float">
            <text:p>0.7724031057</text:p>
          </table:table-cell>
          <table:table-cell/>
          <table:table-cell table:formula="of:=[.J1770]/[.D1770]" office:value-type="float" office:value="0.00237858442868714" calcext:value-type="float">
            <text:p>0.0023785844</text:p>
          </table:table-cell>
          <table:table-cell table:number-columns-repeated="3"/>
          <table:table-cell table:formula="of:=[.C1770]*flaeche" office:value-type="float" office:value="0.001837226" calcext:value-type="float">
            <text:p>0.001837226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4.875668" calcext:value-type="float">
            <text:p>4.875668</text:p>
          </table:table-cell>
          <table:table-cell table:formula="of:=SQRT(POWER(ABS([.A1771]-xpos);2)+POWER(ABS([.B1771]-ypos);2))" office:value-type="float" office:value="0.788202238438841" calcext:value-type="float">
            <text:p>0.7882022384</text:p>
          </table:table-cell>
          <table:table-cell/>
          <table:table-cell table:formula="of:=[.J1771]/[.D1771]" office:value-type="float" office:value="0.00247432334607779" calcext:value-type="float">
            <text:p>0.0024743233</text:p>
          </table:table-cell>
          <table:table-cell table:number-columns-repeated="3"/>
          <table:table-cell table:formula="of:=[.C1771]*flaeche" office:value-type="float" office:value="0.0019502672" calcext:value-type="float">
            <text:p>0.0019502672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5.192577" calcext:value-type="float">
            <text:p>5.192577</text:p>
          </table:table-cell>
          <table:table-cell table:formula="of:=SQRT(POWER(ABS([.A1772]-xpos);2)+POWER(ABS([.B1772]-ypos);2))" office:value-type="float" office:value="0.80420889855808" calcext:value-type="float">
            <text:p>0.8042088986</text:p>
          </table:table-cell>
          <table:table-cell/>
          <table:table-cell table:formula="of:=[.J1772]/[.D1772]" office:value-type="float" office:value="0.00258270059399249" calcext:value-type="float">
            <text:p>0.0025827006</text:p>
          </table:table-cell>
          <table:table-cell table:number-columns-repeated="3"/>
          <table:table-cell table:formula="of:=[.C1772]*flaeche" office:value-type="float" office:value="0.0020770308" calcext:value-type="float">
            <text:p>0.0020770308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5.514809" calcext:value-type="float">
            <text:p>5.514809</text:p>
          </table:table-cell>
          <table:table-cell table:formula="of:=SQRT(POWER(ABS([.A1773]-xpos);2)+POWER(ABS([.B1773]-ypos);2))" office:value-type="float" office:value="0.820410939278603" calcext:value-type="float">
            <text:p>0.8204109393</text:p>
          </table:table-cell>
          <table:table-cell/>
          <table:table-cell table:formula="of:=[.J1773]/[.D1773]" office:value-type="float" office:value="0.00268880325016106" calcext:value-type="float">
            <text:p>0.0026888033</text:p>
          </table:table-cell>
          <table:table-cell table:number-columns-repeated="3"/>
          <table:table-cell table:formula="of:=[.C1773]*flaeche" office:value-type="float" office:value="0.0022059236" calcext:value-type="float">
            <text:p>0.0022059236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5.812325" calcext:value-type="float">
            <text:p>5.812325</text:p>
          </table:table-cell>
          <table:table-cell table:formula="of:=SQRT(POWER(ABS([.A1774]-xpos);2)+POWER(ABS([.B1774]-ypos);2))" office:value-type="float" office:value="0.836797011815888" calcext:value-type="float">
            <text:p>0.8367970118</text:p>
          </table:table-cell>
          <table:table-cell/>
          <table:table-cell table:formula="of:=[.J1774]/[.D1774]" office:value-type="float" office:value="0.00277836795204944" calcext:value-type="float">
            <text:p>0.002778368</text:p>
          </table:table-cell>
          <table:table-cell table:number-columns-repeated="3"/>
          <table:table-cell table:formula="of:=[.C1774]*flaeche" office:value-type="float" office:value="0.00232493" calcext:value-type="float">
            <text:p>0.00232493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058411" calcext:value-type="float">
            <text:p>6.058411</text:p>
          </table:table-cell>
          <table:table-cell table:formula="of:=SQRT(POWER(ABS([.A1775]-xpos);2)+POWER(ABS([.B1775]-ypos);2))" office:value-type="float" office:value="0.853356514950229" calcext:value-type="float">
            <text:p>0.853356515</text:p>
          </table:table-cell>
          <table:table-cell/>
          <table:table-cell table:formula="of:=[.J1775]/[.D1775]" office:value-type="float" office:value="0.00283980301028268" calcext:value-type="float">
            <text:p>0.002839803</text:p>
          </table:table-cell>
          <table:table-cell table:number-columns-repeated="3"/>
          <table:table-cell table:formula="of:=[.C1775]*flaeche" office:value-type="float" office:value="0.0024233644" calcext:value-type="float">
            <text:p>0.0024233644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233345" calcext:value-type="float">
            <text:p>6.233345</text:p>
          </table:table-cell>
          <table:table-cell table:formula="of:=SQRT(POWER(ABS([.A1776]-xpos);2)+POWER(ABS([.B1776]-ypos);2))" office:value-type="float" office:value="0.870080369743508" calcext:value-type="float">
            <text:p>0.8700803697</text:p>
          </table:table-cell>
          <table:table-cell/>
          <table:table-cell table:formula="of:=[.J1776]/[.D1776]" office:value-type="float" office:value="0.00286564102202997" calcext:value-type="float">
            <text:p>0.002865641</text:p>
          </table:table-cell>
          <table:table-cell table:number-columns-repeated="3"/>
          <table:table-cell table:formula="of:=[.C1776]*flaeche" office:value-type="float" office:value="0.002493338" calcext:value-type="float">
            <text:p>0.002493338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32685" calcext:value-type="float">
            <text:p>6.32685</text:p>
          </table:table-cell>
          <table:table-cell table:formula="of:=SQRT(POWER(ABS([.A1777]-xpos);2)+POWER(ABS([.B1777]-ypos);2))" office:value-type="float" office:value="0.886957687327304" calcext:value-type="float">
            <text:p>0.8869576873</text:p>
          </table:table-cell>
          <table:table-cell/>
          <table:table-cell table:formula="of:=[.J1777]/[.D1777]" office:value-type="float" office:value="0.00285328154449617" calcext:value-type="float">
            <text:p>0.0028532815</text:p>
          </table:table-cell>
          <table:table-cell table:number-columns-repeated="3"/>
          <table:table-cell table:formula="of:=[.C1777]*flaeche" office:value-type="float" office:value="0.00253074" calcext:value-type="float">
            <text:p>0.00253074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339091" calcext:value-type="float">
            <text:p>6.339091</text:p>
          </table:table-cell>
          <table:table-cell table:formula="of:=SQRT(POWER(ABS([.A1778]-xpos);2)+POWER(ABS([.B1778]-ypos);2))" office:value-type="float" office:value="0.903980642122938" calcext:value-type="float">
            <text:p>0.9039806421</text:p>
          </table:table-cell>
          <table:table-cell/>
          <table:table-cell table:formula="of:=[.J1778]/[.D1778]" office:value-type="float" office:value="0.00280496758652401" calcext:value-type="float">
            <text:p>0.0028049676</text:p>
          </table:table-cell>
          <table:table-cell table:number-columns-repeated="3"/>
          <table:table-cell table:formula="of:=[.C1778]*flaeche" office:value-type="float" office:value="0.0025356364" calcext:value-type="float">
            <text:p>0.0025356364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280227" calcext:value-type="float">
            <text:p>6.280227</text:p>
          </table:table-cell>
          <table:table-cell table:formula="of:=SQRT(POWER(ABS([.A1779]-xpos);2)+POWER(ABS([.B1779]-ypos);2))" office:value-type="float" office:value="0.921141159912529" calcext:value-type="float">
            <text:p>0.9211411599</text:p>
          </table:table-cell>
          <table:table-cell/>
          <table:table-cell table:formula="of:=[.J1779]/[.D1779]" office:value-type="float" office:value="0.0027271507444511" calcext:value-type="float">
            <text:p>0.0027271507</text:p>
          </table:table-cell>
          <table:table-cell table:number-columns-repeated="3"/>
          <table:table-cell table:formula="of:=[.C1779]*flaeche" office:value-type="float" office:value="0.0025120908" calcext:value-type="float">
            <text:p>0.0025120908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168638" calcext:value-type="float">
            <text:p>6.168638</text:p>
          </table:table-cell>
          <table:table-cell table:formula="of:=SQRT(POWER(ABS([.A1780]-xpos);2)+POWER(ABS([.B1780]-ypos);2))" office:value-type="float" office:value="0.938431694139216" calcext:value-type="float">
            <text:p>0.9384316941</text:p>
          </table:table-cell>
          <table:table-cell/>
          <table:table-cell table:formula="of:=[.J1780]/[.D1780]" office:value-type="float" office:value="0.00262933915745812" calcext:value-type="float">
            <text:p>0.0026293392</text:p>
          </table:table-cell>
          <table:table-cell table:number-columns-repeated="3"/>
          <table:table-cell table:formula="of:=[.C1780]*flaeche" office:value-type="float" office:value="0.0024674552" calcext:value-type="float">
            <text:p>0.0024674552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028102" calcext:value-type="float">
            <text:p>6.028102</text:p>
          </table:table-cell>
          <table:table-cell table:formula="of:=SQRT(POWER(ABS([.A1781]-xpos);2)+POWER(ABS([.B1781]-ypos);2))" office:value-type="float" office:value="0.955845189124787" calcext:value-type="float">
            <text:p>0.9558451891</text:p>
          </table:table-cell>
          <table:table-cell/>
          <table:table-cell table:formula="of:=[.J1781]/[.D1781]" office:value-type="float" office:value="0.00252262691431008" calcext:value-type="float">
            <text:p>0.0025226269</text:p>
          </table:table-cell>
          <table:table-cell table:number-columns-repeated="3"/>
          <table:table-cell table:formula="of:=[.C1781]*flaeche" office:value-type="float" office:value="0.0024112408" calcext:value-type="float">
            <text:p>0.0024112408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884374" calcext:value-type="float">
            <text:p>5.884374</text:p>
          </table:table-cell>
          <table:table-cell table:formula="of:=SQRT(POWER(ABS([.A1782]-xpos);2)+POWER(ABS([.B1782]-ypos);2))" office:value-type="float" office:value="0.973375907375974" calcext:value-type="float">
            <text:p>0.9733759074</text:p>
          </table:table-cell>
          <table:table-cell/>
          <table:table-cell table:formula="of:=[.J1782]/[.D1782]" office:value-type="float" office:value="0.00241813012029981" calcext:value-type="float">
            <text:p>0.0024181301</text:p>
          </table:table-cell>
          <table:table-cell table:number-columns-repeated="3"/>
          <table:table-cell table:formula="of:=[.C1782]*flaeche" office:value-type="float" office:value="0.0023537496" calcext:value-type="float">
            <text:p>0.0023537496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761663" calcext:value-type="float">
            <text:p>5.761663</text:p>
          </table:table-cell>
          <table:table-cell table:formula="of:=SQRT(POWER(ABS([.A1783]-xpos);2)+POWER(ABS([.B1783]-ypos);2))" office:value-type="float" office:value="0.991015955845313" calcext:value-type="float">
            <text:p>0.9910159558</text:p>
          </table:table-cell>
          <table:table-cell/>
          <table:table-cell table:formula="of:=[.J1783]/[.D1783]" office:value-type="float" office:value="0.00232555811680567" calcext:value-type="float">
            <text:p>0.0023255581</text:p>
          </table:table-cell>
          <table:table-cell table:number-columns-repeated="3"/>
          <table:table-cell table:formula="of:=[.C1783]*flaeche" office:value-type="float" office:value="0.0023046652" calcext:value-type="float">
            <text:p>0.0023046652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67956" calcext:value-type="float">
            <text:p>5.67956</text:p>
          </table:table-cell>
          <table:table-cell table:formula="of:=SQRT(POWER(ABS([.A1784]-xpos);2)+POWER(ABS([.B1784]-ypos);2))" office:value-type="float" office:value="1.00876041027986" calcext:value-type="float">
            <text:p>1.0087604103</text:p>
          </table:table-cell>
          <table:table-cell/>
          <table:table-cell table:formula="of:=[.J1784]/[.D1784]" office:value-type="float" office:value="0.00225209472620929" calcext:value-type="float">
            <text:p>0.0022520947</text:p>
          </table:table-cell>
          <table:table-cell table:number-columns-repeated="3"/>
          <table:table-cell table:formula="of:=[.C1784]*flaeche" office:value-type="float" office:value="0.002271824" calcext:value-type="float">
            <text:p>0.002271824</text:p>
          </table:table-cell>
          <table:table-cell table:number-columns-repeated="6"/>
        </table:table-row>
        <table:table-row table:style-name="ro1">
          <table:table-cell office:value-type="float" office:value="0.693878" calcext:value-type="float">
            <text:p>0.693878</text:p>
          </table:table-cell>
          <table:table-cell office:value-type="float" office:value="1" calcext:value-type="float">
            <text:p>1</text:p>
          </table:table-cell>
          <table:table-cell office:value-type="float" office:value="5.650735" calcext:value-type="float">
            <text:p>5.650735</text:p>
          </table:table-cell>
          <table:table-cell table:formula="of:=SQRT(POWER(ABS([.A1785]-xpos);2)+POWER(ABS([.B1785]-ypos);2))" office:value-type="float" office:value="1.02660385684255" calcext:value-type="float">
            <text:p>1.0266038568</text:p>
          </table:table-cell>
          <table:table-cell/>
          <table:table-cell table:formula="of:=[.J1785]/[.D1785]" office:value-type="float" office:value="0.00220171976262764" calcext:value-type="float">
            <text:p>0.0022017198</text:p>
          </table:table-cell>
          <table:table-cell table:number-columns-repeated="3"/>
          <table:table-cell table:formula="of:=[.C1785]*flaeche" office:value-type="float" office:value="0.002260294" calcext:value-type="float">
            <text:p>0.00226029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786]-xpos);2)+POWER(ABS([.B1786]-ypos);2))" office:value-type="float" office:value="0.223606797749979" calcext:value-type="float">
            <text:p>0.2236067977</text:p>
          </table:table-cell>
          <table:table-cell/>
          <table:table-cell table:formula="of:=[.J1786]/[.D1786]" office:value-type="float" office:value="0" calcext:value-type="float">
            <text:p>0</text:p>
          </table:table-cell>
          <table:table-cell table:number-columns-repeated="3"/>
          <table:table-cell table:formula="of:=[.C1786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" calcext:value-type="float">
            <text:p>0</text:p>
          </table:table-cell>
          <table:table-cell office:value-type="float" office:value="5.734834" calcext:value-type="float">
            <text:p>5.734834</text:p>
          </table:table-cell>
          <table:table-cell table:formula="of:=SQRT(POWER(ABS([.A1787]-xpos);2)+POWER(ABS([.B1787]-ypos);2))" office:value-type="float" office:value="0.523918018201321" calcext:value-type="float">
            <text:p>0.5239180182</text:p>
          </table:table-cell>
          <table:table-cell/>
          <table:table-cell table:formula="of:=[.J1787]/[.D1787]" office:value-type="float" office:value="0.00437842089851266" calcext:value-type="float">
            <text:p>0.0043784209</text:p>
          </table:table-cell>
          <table:table-cell table:number-columns-repeated="3"/>
          <table:table-cell table:formula="of:=[.C1787]*flaeche" office:value-type="float" office:value="0.0022939336" calcext:value-type="float">
            <text:p>0.0022939336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766036" calcext:value-type="float">
            <text:p>5.766036</text:p>
          </table:table-cell>
          <table:table-cell table:formula="of:=SQRT(POWER(ABS([.A1788]-xpos);2)+POWER(ABS([.B1788]-ypos);2))" office:value-type="float" office:value="0.520408470588249" calcext:value-type="float">
            <text:p>0.5204084706</text:p>
          </table:table-cell>
          <table:table-cell/>
          <table:table-cell table:formula="of:=[.J1788]/[.D1788]" office:value-type="float" office:value="0.00443193093569927" calcext:value-type="float">
            <text:p>0.0044319309</text:p>
          </table:table-cell>
          <table:table-cell table:number-columns-repeated="3"/>
          <table:table-cell table:formula="of:=[.C1788]*flaeche" office:value-type="float" office:value="0.0023064144" calcext:value-type="float">
            <text:p>0.0023064144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855264" calcext:value-type="float">
            <text:p>5.855264</text:p>
          </table:table-cell>
          <table:table-cell table:formula="of:=SQRT(POWER(ABS([.A1789]-xpos);2)+POWER(ABS([.B1789]-ypos);2))" office:value-type="float" office:value="0.517680244602786" calcext:value-type="float">
            <text:p>0.5176802446</text:p>
          </table:table-cell>
          <table:table-cell/>
          <table:table-cell table:formula="of:=[.J1789]/[.D1789]" office:value-type="float" office:value="0.0045242321383098" calcext:value-type="float">
            <text:p>0.0045242321</text:p>
          </table:table-cell>
          <table:table-cell table:number-columns-repeated="3"/>
          <table:table-cell table:formula="of:=[.C1789]*flaeche" office:value-type="float" office:value="0.0023421056" calcext:value-type="float">
            <text:p>0.0023421056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989828" calcext:value-type="float">
            <text:p>5.989828</text:p>
          </table:table-cell>
          <table:table-cell table:formula="of:=SQRT(POWER(ABS([.A1790]-xpos);2)+POWER(ABS([.B1790]-ypos);2))" office:value-type="float" office:value="0.515745739654726" calcext:value-type="float">
            <text:p>0.5157457397</text:p>
          </table:table-cell>
          <table:table-cell/>
          <table:table-cell table:formula="of:=[.J1790]/[.D1790]" office:value-type="float" office:value="0.00464556663445052" calcext:value-type="float">
            <text:p>0.0046455666</text:p>
          </table:table-cell>
          <table:table-cell table:number-columns-repeated="3"/>
          <table:table-cell table:formula="of:=[.C1790]*flaeche" office:value-type="float" office:value="0.0023959312" calcext:value-type="float">
            <text:p>0.002395931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150089" calcext:value-type="float">
            <text:p>6.150089</text:p>
          </table:table-cell>
          <table:table-cell table:formula="of:=SQRT(POWER(ABS([.A1791]-xpos);2)+POWER(ABS([.B1791]-ypos);2))" office:value-type="float" office:value="0.514613871252029" calcext:value-type="float">
            <text:p>0.5146138713</text:p>
          </table:table-cell>
          <table:table-cell/>
          <table:table-cell table:formula="of:=[.J1791]/[.D1791]" office:value-type="float" office:value="0.00478035229407023" calcext:value-type="float">
            <text:p>0.0047803523</text:p>
          </table:table-cell>
          <table:table-cell table:number-columns-repeated="3"/>
          <table:table-cell table:formula="of:=[.C1791]*flaeche" office:value-type="float" office:value="0.0024600356" calcext:value-type="float">
            <text:p>0.0024600356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311693" calcext:value-type="float">
            <text:p>6.311693</text:p>
          </table:table-cell>
          <table:table-cell table:formula="of:=SQRT(POWER(ABS([.A1792]-xpos);2)+POWER(ABS([.B1792]-ypos);2))" office:value-type="float" office:value="0.514290049949442" calcext:value-type="float">
            <text:p>0.5142900499</text:p>
          </table:table-cell>
          <table:table-cell/>
          <table:table-cell table:formula="of:=[.J1792]/[.D1792]" office:value-type="float" office:value="0.00490905316999267" calcext:value-type="float">
            <text:p>0.0049090532</text:p>
          </table:table-cell>
          <table:table-cell table:number-columns-repeated="3"/>
          <table:table-cell table:formula="of:=[.C1792]*flaeche" office:value-type="float" office:value="0.0025246772" calcext:value-type="float">
            <text:p>0.002524677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448513" calcext:value-type="float">
            <text:p>6.448513</text:p>
          </table:table-cell>
          <table:table-cell table:formula="of:=SQRT(POWER(ABS([.A1793]-xpos);2)+POWER(ABS([.B1793]-ypos);2))" office:value-type="float" office:value="0.514775725337744" calcext:value-type="float">
            <text:p>0.5147757253</text:p>
          </table:table-cell>
          <table:table-cell/>
          <table:table-cell table:formula="of:=[.J1793]/[.D1793]" office:value-type="float" office:value="0.00501073588562797" calcext:value-type="float">
            <text:p>0.0050107359</text:p>
          </table:table-cell>
          <table:table-cell table:number-columns-repeated="3"/>
          <table:table-cell table:formula="of:=[.C1793]*flaeche" office:value-type="float" office:value="0.0025794052" calcext:value-type="float">
            <text:p>0.002579405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535985" calcext:value-type="float">
            <text:p>6.535985</text:p>
          </table:table-cell>
          <table:table-cell table:formula="of:=SQRT(POWER(ABS([.A1794]-xpos);2)+POWER(ABS([.B1794]-ypos);2))" office:value-type="float" office:value="0.516068611954845" calcext:value-type="float">
            <text:p>0.516068612</text:p>
          </table:table-cell>
          <table:table-cell/>
          <table:table-cell table:formula="of:=[.J1794]/[.D1794]" office:value-type="float" office:value="0.00506598142075875" calcext:value-type="float">
            <text:p>0.0050659814</text:p>
          </table:table-cell>
          <table:table-cell table:number-columns-repeated="3"/>
          <table:table-cell table:formula="of:=[.C1794]*flaeche" office:value-type="float" office:value="0.002614394" calcext:value-type="float">
            <text:p>0.002614394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554358" calcext:value-type="float">
            <text:p>6.554358</text:p>
          </table:table-cell>
          <table:table-cell table:formula="of:=SQRT(POWER(ABS([.A1795]-xpos);2)+POWER(ABS([.B1795]-ypos);2))" office:value-type="float" office:value="0.518162667529223" calcext:value-type="float">
            <text:p>0.5181626675</text:p>
          </table:table-cell>
          <table:table-cell/>
          <table:table-cell table:formula="of:=[.J1795]/[.D1795]" office:value-type="float" office:value="0.00505969141409081" calcext:value-type="float">
            <text:p>0.0050596914</text:p>
          </table:table-cell>
          <table:table-cell table:number-columns-repeated="3"/>
          <table:table-cell table:formula="of:=[.C1795]*flaeche" office:value-type="float" office:value="0.0026217432" calcext:value-type="float">
            <text:p>0.002621743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491424" calcext:value-type="float">
            <text:p>6.491424</text:p>
          </table:table-cell>
          <table:table-cell table:formula="of:=SQRT(POWER(ABS([.A1796]-xpos);2)+POWER(ABS([.B1796]-ypos);2))" office:value-type="float" office:value="0.521048232628228" calcext:value-type="float">
            <text:p>0.5210482326</text:p>
          </table:table-cell>
          <table:table-cell/>
          <table:table-cell table:formula="of:=[.J1796]/[.D1796]" office:value-type="float" office:value="0.00498335746558932" calcext:value-type="float">
            <text:p>0.0049833575</text:p>
          </table:table-cell>
          <table:table-cell table:number-columns-repeated="3"/>
          <table:table-cell table:formula="of:=[.C1796]*flaeche" office:value-type="float" office:value="0.0025965696" calcext:value-type="float">
            <text:p>0.0025965696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344345" calcext:value-type="float">
            <text:p>6.344345</text:p>
          </table:table-cell>
          <table:table-cell table:formula="of:=SQRT(POWER(ABS([.A1797]-xpos);2)+POWER(ABS([.B1797]-ypos);2))" office:value-type="float" office:value="0.524712447460511" calcext:value-type="float">
            <text:p>0.5247124475</text:p>
          </table:table-cell>
          <table:table-cell/>
          <table:table-cell table:formula="of:=[.J1797]/[.D1797]" office:value-type="float" office:value="0.00483643567497221" calcext:value-type="float">
            <text:p>0.0048364357</text:p>
          </table:table-cell>
          <table:table-cell table:number-columns-repeated="3"/>
          <table:table-cell table:formula="of:=[.C1797]*flaeche" office:value-type="float" office:value="0.002537738" calcext:value-type="float">
            <text:p>0.002537738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120322" calcext:value-type="float">
            <text:p>6.120322</text:p>
          </table:table-cell>
          <table:table-cell table:formula="of:=SQRT(POWER(ABS([.A1798]-xpos);2)+POWER(ABS([.B1798]-ypos);2))" office:value-type="float" office:value="0.52913878131923" calcext:value-type="float">
            <text:p>0.5291387813</text:p>
          </table:table-cell>
          <table:table-cell/>
          <table:table-cell table:formula="of:=[.J1798]/[.D1798]" office:value-type="float" office:value="0.00462662894202616" calcext:value-type="float">
            <text:p>0.0046266289</text:p>
          </table:table-cell>
          <table:table-cell table:number-columns-repeated="3"/>
          <table:table-cell table:formula="of:=[.C1798]*flaeche" office:value-type="float" office:value="0.0024481288" calcext:value-type="float">
            <text:p>0.0024481288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5.835937" calcext:value-type="float">
            <text:p>5.835937</text:p>
          </table:table-cell>
          <table:table-cell table:formula="of:=SQRT(POWER(ABS([.A1799]-xpos);2)+POWER(ABS([.B1799]-ypos);2))" office:value-type="float" office:value="0.534308450429151" calcext:value-type="float">
            <text:p>0.5343084504</text:p>
          </table:table-cell>
          <table:table-cell/>
          <table:table-cell table:formula="of:=[.J1799]/[.D1799]" office:value-type="float" office:value="0.00436896477704041" calcext:value-type="float">
            <text:p>0.0043689648</text:p>
          </table:table-cell>
          <table:table-cell table:number-columns-repeated="3"/>
          <table:table-cell table:formula="of:=[.C1799]*flaeche" office:value-type="float" office:value="0.0023343748" calcext:value-type="float">
            <text:p>0.0023343748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5.515093" calcext:value-type="float">
            <text:p>5.515093</text:p>
          </table:table-cell>
          <table:table-cell table:formula="of:=SQRT(POWER(ABS([.A1800]-xpos);2)+POWER(ABS([.B1800]-ypos);2))" office:value-type="float" office:value="0.540200114246563" calcext:value-type="float">
            <text:p>0.5402001142</text:p>
          </table:table-cell>
          <table:table-cell/>
          <table:table-cell table:formula="of:=[.J1800]/[.D1800]" office:value-type="float" office:value="0.00408374071352584" calcext:value-type="float">
            <text:p>0.0040837407</text:p>
          </table:table-cell>
          <table:table-cell table:number-columns-repeated="3"/>
          <table:table-cell table:formula="of:=[.C1800]*flaeche" office:value-type="float" office:value="0.0022060372" calcext:value-type="float">
            <text:p>0.002206037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185718" calcext:value-type="float">
            <text:p>5.185718</text:p>
          </table:table-cell>
          <table:table-cell table:formula="of:=SQRT(POWER(ABS([.A1801]-xpos);2)+POWER(ABS([.B1801]-ypos);2))" office:value-type="float" office:value="0.546790434802951" calcext:value-type="float">
            <text:p>0.5467904348</text:p>
          </table:table-cell>
          <table:table-cell/>
          <table:table-cell table:formula="of:=[.J1801]/[.D1801]" office:value-type="float" office:value="0.00379356892142329" calcext:value-type="float">
            <text:p>0.0037935689</text:p>
          </table:table-cell>
          <table:table-cell table:number-columns-repeated="3"/>
          <table:table-cell table:formula="of:=[.C1801]*flaeche" office:value-type="float" office:value="0.0020742872" calcext:value-type="float">
            <text:p>0.002074287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4.875668" calcext:value-type="float">
            <text:p>4.875668</text:p>
          </table:table-cell>
          <table:table-cell table:formula="of:=SQRT(POWER(ABS([.A1802]-xpos);2)+POWER(ABS([.B1802]-ypos);2))" office:value-type="float" office:value="0.554054481689301" calcext:value-type="float">
            <text:p>0.5540544817</text:p>
          </table:table-cell>
          <table:table-cell/>
          <table:table-cell table:formula="of:=[.J1802]/[.D1802]" office:value-type="float" office:value="0.00351999174170322" calcext:value-type="float">
            <text:p>0.0035199917</text:p>
          </table:table-cell>
          <table:table-cell table:number-columns-repeated="3"/>
          <table:table-cell table:formula="of:=[.C1802]*flaeche" office:value-type="float" office:value="0.0019502672" calcext:value-type="float">
            <text:p>0.001950267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608577" calcext:value-type="float">
            <text:p>4.608577</text:p>
          </table:table-cell>
          <table:table-cell table:formula="of:=SQRT(POWER(ABS([.A1803]-xpos);2)+POWER(ABS([.B1803]-ypos);2))" office:value-type="float" office:value="0.561966532595136" calcext:value-type="float">
            <text:p>0.5619665326</text:p>
          </table:table-cell>
          <table:table-cell/>
          <table:table-cell table:formula="of:=[.J1803]/[.D1803]" office:value-type="float" office:value="0.00328032132356196" calcext:value-type="float">
            <text:p>0.0032803213</text:p>
          </table:table-cell>
          <table:table-cell table:number-columns-repeated="3"/>
          <table:table-cell table:formula="of:=[.C1803]*flaeche" office:value-type="float" office:value="0.0018434308" calcext:value-type="float">
            <text:p>0.0018434308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400501" calcext:value-type="float">
            <text:p>4.400501</text:p>
          </table:table-cell>
          <table:table-cell table:formula="of:=SQRT(POWER(ABS([.A1804]-xpos);2)+POWER(ABS([.B1804]-ypos);2))" office:value-type="float" office:value="0.570498868988362" calcext:value-type="float">
            <text:p>0.570498869</text:p>
          </table:table-cell>
          <table:table-cell/>
          <table:table-cell table:formula="of:=[.J1804]/[.D1804]" office:value-type="float" office:value="0.00308537053390006" calcext:value-type="float">
            <text:p>0.0030853705</text:p>
          </table:table-cell>
          <table:table-cell table:number-columns-repeated="3"/>
          <table:table-cell table:formula="of:=[.C1804]*flaeche" office:value-type="float" office:value="0.0017602004" calcext:value-type="float">
            <text:p>0.0017602004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4.258078" calcext:value-type="float">
            <text:p>4.258078</text:p>
          </table:table-cell>
          <table:table-cell table:formula="of:=SQRT(POWER(ABS([.A1805]-xpos);2)+POWER(ABS([.B1805]-ypos);2))" office:value-type="float" office:value="0.579624454457367" calcext:value-type="float">
            <text:p>0.5796244545</text:p>
          </table:table-cell>
          <table:table-cell/>
          <table:table-cell table:formula="of:=[.J1805]/[.D1805]" office:value-type="float" office:value="0.00293850817870432" calcext:value-type="float">
            <text:p>0.0029385082</text:p>
          </table:table-cell>
          <table:table-cell table:number-columns-repeated="3"/>
          <table:table-cell table:formula="of:=[.C1805]*flaeche" office:value-type="float" office:value="0.0017032312" calcext:value-type="float">
            <text:p>0.001703231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4.178491" calcext:value-type="float">
            <text:p>4.178491</text:p>
          </table:table-cell>
          <table:table-cell table:formula="of:=SQRT(POWER(ABS([.A1806]-xpos);2)+POWER(ABS([.B1806]-ypos);2))" office:value-type="float" office:value="0.589315730165927" calcext:value-type="float">
            <text:p>0.5893157302</text:p>
          </table:table-cell>
          <table:table-cell/>
          <table:table-cell table:formula="of:=[.J1806]/[.D1806]" office:value-type="float" office:value="0.00283616457943419" calcext:value-type="float">
            <text:p>0.0028361646</text:p>
          </table:table-cell>
          <table:table-cell table:number-columns-repeated="3"/>
          <table:table-cell table:formula="of:=[.C1806]*flaeche" office:value-type="float" office:value="0.0016713964" calcext:value-type="float">
            <text:p>0.0016713964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4.151058" calcext:value-type="float">
            <text:p>4.151058</text:p>
          </table:table-cell>
          <table:table-cell table:formula="of:=SQRT(POWER(ABS([.A1807]-xpos);2)+POWER(ABS([.B1807]-ypos);2))" office:value-type="float" office:value="0.599545264650635" calcext:value-type="float">
            <text:p>0.5995452647</text:p>
          </table:table-cell>
          <table:table-cell/>
          <table:table-cell table:formula="of:=[.J1807]/[.D1807]" office:value-type="float" office:value="0.00276947096057469" calcext:value-type="float">
            <text:p>0.002769471</text:p>
          </table:table-cell>
          <table:table-cell table:number-columns-repeated="3"/>
          <table:table-cell table:formula="of:=[.C1807]*flaeche" office:value-type="float" office:value="0.0016604232" calcext:value-type="float">
            <text:p>0.001660423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4.159922" calcext:value-type="float">
            <text:p>4.159922</text:p>
          </table:table-cell>
          <table:table-cell table:formula="of:=SQRT(POWER(ABS([.A1808]-xpos);2)+POWER(ABS([.B1808]-ypos);2))" office:value-type="float" office:value="0.610285991840711" calcext:value-type="float">
            <text:p>0.6102859918</text:p>
          </table:table-cell>
          <table:table-cell/>
          <table:table-cell table:formula="of:=[.J1808]/[.D1808]" office:value-type="float" office:value="0.00272653939668717" calcext:value-type="float">
            <text:p>0.0027265394</text:p>
          </table:table-cell>
          <table:table-cell table:number-columns-repeated="3"/>
          <table:table-cell table:formula="of:=[.C1808]*flaeche" office:value-type="float" office:value="0.0016639688" calcext:value-type="float">
            <text:p>0.0016639688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4.187235" calcext:value-type="float">
            <text:p>4.187235</text:p>
          </table:table-cell>
          <table:table-cell table:formula="of:=SQRT(POWER(ABS([.A1809]-xpos);2)+POWER(ABS([.B1809]-ypos);2))" office:value-type="float" office:value="0.621511971080204" calcext:value-type="float">
            <text:p>0.6215119711</text:p>
          </table:table-cell>
          <table:table-cell/>
          <table:table-cell table:formula="of:=[.J1809]/[.D1809]" office:value-type="float" office:value="0.00269487005550189" calcext:value-type="float">
            <text:p>0.0026948701</text:p>
          </table:table-cell>
          <table:table-cell table:number-columns-repeated="3"/>
          <table:table-cell table:formula="of:=[.C1809]*flaeche" office:value-type="float" office:value="0.001674894" calcext:value-type="float">
            <text:p>0.001674894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4.216303" calcext:value-type="float">
            <text:p>4.216303</text:p>
          </table:table-cell>
          <table:table-cell table:formula="of:=SQRT(POWER(ABS([.A1810]-xpos);2)+POWER(ABS([.B1810]-ypos);2))" office:value-type="float" office:value="0.633196323694318" calcext:value-type="float">
            <text:p>0.6331963237</text:p>
          </table:table-cell>
          <table:table-cell/>
          <table:table-cell table:formula="of:=[.J1810]/[.D1810]" office:value-type="float" office:value="0.00266350440912254" calcext:value-type="float">
            <text:p>0.0026635044</text:p>
          </table:table-cell>
          <table:table-cell table:number-columns-repeated="3"/>
          <table:table-cell table:formula="of:=[.C1810]*flaeche" office:value-type="float" office:value="0.0016865212" calcext:value-type="float">
            <text:p>0.001686521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4.234308" calcext:value-type="float">
            <text:p>4.234308</text:p>
          </table:table-cell>
          <table:table-cell table:formula="of:=SQRT(POWER(ABS([.A1811]-xpos);2)+POWER(ABS([.B1811]-ypos);2))" office:value-type="float" office:value="0.645314660775656" calcext:value-type="float">
            <text:p>0.6453146608</text:p>
          </table:table-cell>
          <table:table-cell/>
          <table:table-cell table:formula="of:=[.J1811]/[.D1811]" office:value-type="float" office:value="0.00262464701788144" calcext:value-type="float">
            <text:p>0.002624647</text:p>
          </table:table-cell>
          <table:table-cell table:number-columns-repeated="3"/>
          <table:table-cell table:formula="of:=[.C1811]*flaeche" office:value-type="float" office:value="0.0016937232" calcext:value-type="float">
            <text:p>0.001693723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4.234308" calcext:value-type="float">
            <text:p>4.234308</text:p>
          </table:table-cell>
          <table:table-cell table:formula="of:=SQRT(POWER(ABS([.A1812]-xpos);2)+POWER(ABS([.B1812]-ypos);2))" office:value-type="float" office:value="0.657842999059806" calcext:value-type="float">
            <text:p>0.6578429991</text:p>
          </table:table-cell>
          <table:table-cell/>
          <table:table-cell table:formula="of:=[.J1812]/[.D1812]" office:value-type="float" office:value="0.0025746617390786" calcext:value-type="float">
            <text:p>0.0025746617</text:p>
          </table:table-cell>
          <table:table-cell table:number-columns-repeated="3"/>
          <table:table-cell table:formula="of:=[.C1812]*flaeche" office:value-type="float" office:value="0.0016937232" calcext:value-type="float">
            <text:p>0.001693723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4.216303" calcext:value-type="float">
            <text:p>4.216303</text:p>
          </table:table-cell>
          <table:table-cell table:formula="of:=SQRT(POWER(ABS([.A1813]-xpos);2)+POWER(ABS([.B1813]-ypos);2))" office:value-type="float" office:value="0.670758365091335" calcext:value-type="float">
            <text:p>0.6707583651</text:p>
          </table:table-cell>
          <table:table-cell/>
          <table:table-cell table:formula="of:=[.J1813]/[.D1813]" office:value-type="float" office:value="0.00251434985797062" calcext:value-type="float">
            <text:p>0.0025143499</text:p>
          </table:table-cell>
          <table:table-cell table:number-columns-repeated="3"/>
          <table:table-cell table:formula="of:=[.C1813]*flaeche" office:value-type="float" office:value="0.0016865212" calcext:value-type="float">
            <text:p>0.001686521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4.187235" calcext:value-type="float">
            <text:p>4.187235</text:p>
          </table:table-cell>
          <table:table-cell table:formula="of:=SQRT(POWER(ABS([.A1814]-xpos);2)+POWER(ABS([.B1814]-ypos);2))" office:value-type="float" office:value="0.684038836760019" calcext:value-type="float">
            <text:p>0.6840388368</text:p>
          </table:table-cell>
          <table:table-cell/>
          <table:table-cell table:formula="of:=[.J1814]/[.D1814]" office:value-type="float" office:value="0.00244853641341947" calcext:value-type="float">
            <text:p>0.0024485364</text:p>
          </table:table-cell>
          <table:table-cell table:number-columns-repeated="3"/>
          <table:table-cell table:formula="of:=[.C1814]*flaeche" office:value-type="float" office:value="0.001674894" calcext:value-type="float">
            <text:p>0.001674894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4.159922" calcext:value-type="float">
            <text:p>4.159922</text:p>
          </table:table-cell>
          <table:table-cell table:formula="of:=SQRT(POWER(ABS([.A1815]-xpos);2)+POWER(ABS([.B1815]-ypos);2))" office:value-type="float" office:value="0.697664240044593" calcext:value-type="float">
            <text:p>0.69766424</text:p>
          </table:table-cell>
          <table:table-cell/>
          <table:table-cell table:formula="of:=[.J1815]/[.D1815]" office:value-type="float" office:value="0.00238505674290206" calcext:value-type="float">
            <text:p>0.0023850567</text:p>
          </table:table-cell>
          <table:table-cell table:number-columns-repeated="3"/>
          <table:table-cell table:formula="of:=[.C1815]*flaeche" office:value-type="float" office:value="0.0016639688" calcext:value-type="float">
            <text:p>0.0016639688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4.151058" calcext:value-type="float">
            <text:p>4.151058</text:p>
          </table:table-cell>
          <table:table-cell table:formula="of:=SQRT(POWER(ABS([.A1816]-xpos);2)+POWER(ABS([.B1816]-ypos);2))" office:value-type="float" office:value="0.711613465559077" calcext:value-type="float">
            <text:p>0.7116134656</text:p>
          </table:table-cell>
          <table:table-cell/>
          <table:table-cell table:formula="of:=[.J1816]/[.D1816]" office:value-type="float" office:value="0.00233332178262745" calcext:value-type="float">
            <text:p>0.0023333218</text:p>
          </table:table-cell>
          <table:table-cell table:number-columns-repeated="3"/>
          <table:table-cell table:formula="of:=[.C1816]*flaeche" office:value-type="float" office:value="0.0016604232" calcext:value-type="float">
            <text:p>0.001660423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4.178491" calcext:value-type="float">
            <text:p>4.178491</text:p>
          </table:table-cell>
          <table:table-cell table:formula="of:=SQRT(POWER(ABS([.A1817]-xpos);2)+POWER(ABS([.B1817]-ypos);2))" office:value-type="float" office:value="0.725868465922718" calcext:value-type="float">
            <text:p>0.7258684659</text:p>
          </table:table-cell>
          <table:table-cell/>
          <table:table-cell table:formula="of:=[.J1817]/[.D1817]" office:value-type="float" office:value="0.0023026160777977" calcext:value-type="float">
            <text:p>0.0023026161</text:p>
          </table:table-cell>
          <table:table-cell table:number-columns-repeated="3"/>
          <table:table-cell table:formula="of:=[.C1817]*flaeche" office:value-type="float" office:value="0.0016713964" calcext:value-type="float">
            <text:p>0.0016713964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4.258078" calcext:value-type="float">
            <text:p>4.258078</text:p>
          </table:table-cell>
          <table:table-cell table:formula="of:=SQRT(POWER(ABS([.A1818]-xpos);2)+POWER(ABS([.B1818]-ypos);2))" office:value-type="float" office:value="0.740411580274782" calcext:value-type="float">
            <text:p>0.7404115803</text:p>
          </table:table-cell>
          <table:table-cell/>
          <table:table-cell table:formula="of:=[.J1818]/[.D1818]" office:value-type="float" office:value="0.00230038433403202" calcext:value-type="float">
            <text:p>0.0023003843</text:p>
          </table:table-cell>
          <table:table-cell table:number-columns-repeated="3"/>
          <table:table-cell table:formula="of:=[.C1818]*flaeche" office:value-type="float" office:value="0.0017032312" calcext:value-type="float">
            <text:p>0.001703231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400501" calcext:value-type="float">
            <text:p>4.400501</text:p>
          </table:table-cell>
          <table:table-cell table:formula="of:=SQRT(POWER(ABS([.A1819]-xpos);2)+POWER(ABS([.B1819]-ypos);2))" office:value-type="float" office:value="0.75522616448121" calcext:value-type="float">
            <text:p>0.7552261645</text:p>
          </table:table-cell>
          <table:table-cell/>
          <table:table-cell table:formula="of:=[.J1819]/[.D1819]" office:value-type="float" office:value="0.00233069308610241" calcext:value-type="float">
            <text:p>0.0023306931</text:p>
          </table:table-cell>
          <table:table-cell table:number-columns-repeated="3"/>
          <table:table-cell table:formula="of:=[.C1819]*flaeche" office:value-type="float" office:value="0.0017602004" calcext:value-type="float">
            <text:p>0.0017602004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608577" calcext:value-type="float">
            <text:p>4.608577</text:p>
          </table:table-cell>
          <table:table-cell table:formula="of:=SQRT(POWER(ABS([.A1820]-xpos);2)+POWER(ABS([.B1820]-ypos);2))" office:value-type="float" office:value="0.770296555721886" calcext:value-type="float">
            <text:p>0.7702965557</text:p>
          </table:table-cell>
          <table:table-cell/>
          <table:table-cell table:formula="of:=[.J1820]/[.D1820]" office:value-type="float" office:value="0.00239314428489483" calcext:value-type="float">
            <text:p>0.0023931443</text:p>
          </table:table-cell>
          <table:table-cell table:number-columns-repeated="3"/>
          <table:table-cell table:formula="of:=[.C1820]*flaeche" office:value-type="float" office:value="0.0018434308" calcext:value-type="float">
            <text:p>0.0018434308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4.875668" calcext:value-type="float">
            <text:p>4.875668</text:p>
          </table:table-cell>
          <table:table-cell table:formula="of:=SQRT(POWER(ABS([.A1821]-xpos);2)+POWER(ABS([.B1821]-ypos);2))" office:value-type="float" office:value="0.785608788571004" calcext:value-type="float">
            <text:p>0.7856087886</text:p>
          </table:table-cell>
          <table:table-cell/>
          <table:table-cell table:formula="of:=[.J1821]/[.D1821]" office:value-type="float" office:value="0.00248249157643395" calcext:value-type="float">
            <text:p>0.0024824916</text:p>
          </table:table-cell>
          <table:table-cell table:number-columns-repeated="3"/>
          <table:table-cell table:formula="of:=[.C1821]*flaeche" office:value-type="float" office:value="0.0019502672" calcext:value-type="float">
            <text:p>0.001950267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714286" calcext:value-type="float">
            <text:p>0.714286</text:p>
          </table:table-cell>
          <table:table-cell office:value-type="float" office:value="5.185718" calcext:value-type="float">
            <text:p>5.185718</text:p>
          </table:table-cell>
          <table:table-cell table:formula="of:=SQRT(POWER(ABS([.A1822]-xpos);2)+POWER(ABS([.B1822]-ypos);2))" office:value-type="float" office:value="0.801147539216092" calcext:value-type="float">
            <text:p>0.8011475392</text:p>
          </table:table-cell>
          <table:table-cell/>
          <table:table-cell table:formula="of:=[.J1822]/[.D1822]" office:value-type="float" office:value="0.00258914506812272" calcext:value-type="float">
            <text:p>0.0025891451</text:p>
          </table:table-cell>
          <table:table-cell table:number-columns-repeated="3"/>
          <table:table-cell table:formula="of:=[.C1822]*flaeche" office:value-type="float" office:value="0.0020742872" calcext:value-type="float">
            <text:p>0.002074287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5.515093" calcext:value-type="float">
            <text:p>5.515093</text:p>
          </table:table-cell>
          <table:table-cell table:formula="of:=SQRT(POWER(ABS([.A1823]-xpos);2)+POWER(ABS([.B1823]-ypos);2))" office:value-type="float" office:value="0.816900583566936" calcext:value-type="float">
            <text:p>0.8169005836</text:p>
          </table:table-cell>
          <table:table-cell/>
          <table:table-cell table:formula="of:=[.J1823]/[.D1823]" office:value-type="float" office:value="0.00270049654067757" calcext:value-type="float">
            <text:p>0.0027004965</text:p>
          </table:table-cell>
          <table:table-cell table:number-columns-repeated="3"/>
          <table:table-cell table:formula="of:=[.C1823]*flaeche" office:value-type="float" office:value="0.0022060372" calcext:value-type="float">
            <text:p>0.002206037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5.835937" calcext:value-type="float">
            <text:p>5.835937</text:p>
          </table:table-cell>
          <table:table-cell table:formula="of:=SQRT(POWER(ABS([.A1824]-xpos);2)+POWER(ABS([.B1824]-ypos);2))" office:value-type="float" office:value="0.832855761942006" calcext:value-type="float">
            <text:p>0.8328557619</text:p>
          </table:table-cell>
          <table:table-cell/>
          <table:table-cell table:formula="of:=[.J1824]/[.D1824]" office:value-type="float" office:value="0.00280285603662852" calcext:value-type="float">
            <text:p>0.002802856</text:p>
          </table:table-cell>
          <table:table-cell table:number-columns-repeated="3"/>
          <table:table-cell table:formula="of:=[.C1824]*flaeche" office:value-type="float" office:value="0.0023343748" calcext:value-type="float">
            <text:p>0.0023343748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120322" calcext:value-type="float">
            <text:p>6.120322</text:p>
          </table:table-cell>
          <table:table-cell table:formula="of:=SQRT(POWER(ABS([.A1825]-xpos);2)+POWER(ABS([.B1825]-ypos);2))" office:value-type="float" office:value="0.849001678382322" calcext:value-type="float">
            <text:p>0.8490016784</text:p>
          </table:table-cell>
          <table:table-cell/>
          <table:table-cell table:formula="of:=[.J1825]/[.D1825]" office:value-type="float" office:value="0.00288353823359294" calcext:value-type="float">
            <text:p>0.0028835382</text:p>
          </table:table-cell>
          <table:table-cell table:number-columns-repeated="3"/>
          <table:table-cell table:formula="of:=[.C1825]*flaeche" office:value-type="float" office:value="0.0024481288" calcext:value-type="float">
            <text:p>0.0024481288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344345" calcext:value-type="float">
            <text:p>6.344345</text:p>
          </table:table-cell>
          <table:table-cell table:formula="of:=SQRT(POWER(ABS([.A1826]-xpos);2)+POWER(ABS([.B1826]-ypos);2))" office:value-type="float" office:value="0.865327656162682" calcext:value-type="float">
            <text:p>0.8653276562</text:p>
          </table:table-cell>
          <table:table-cell/>
          <table:table-cell table:formula="of:=[.J1826]/[.D1826]" office:value-type="float" office:value="0.00293269027278484" calcext:value-type="float">
            <text:p>0.0029326903</text:p>
          </table:table-cell>
          <table:table-cell table:number-columns-repeated="3"/>
          <table:table-cell table:formula="of:=[.C1826]*flaeche" office:value-type="float" office:value="0.002537738" calcext:value-type="float">
            <text:p>0.002537738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491424" calcext:value-type="float">
            <text:p>6.491424</text:p>
          </table:table-cell>
          <table:table-cell table:formula="of:=SQRT(POWER(ABS([.A1827]-xpos);2)+POWER(ABS([.B1827]-ypos);2))" office:value-type="float" office:value="0.881824506761408" calcext:value-type="float">
            <text:p>0.8818245068</text:p>
          </table:table-cell>
          <table:table-cell/>
          <table:table-cell table:formula="of:=[.J1827]/[.D1827]" office:value-type="float" office:value="0.00294454234384591" calcext:value-type="float">
            <text:p>0.0029445423</text:p>
          </table:table-cell>
          <table:table-cell table:number-columns-repeated="3"/>
          <table:table-cell table:formula="of:=[.C1827]*flaeche" office:value-type="float" office:value="0.0025965696" calcext:value-type="float">
            <text:p>0.0025965696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554358" calcext:value-type="float">
            <text:p>6.554358</text:p>
          </table:table-cell>
          <table:table-cell table:formula="of:=SQRT(POWER(ABS([.A1828]-xpos);2)+POWER(ABS([.B1828]-ypos);2))" office:value-type="float" office:value="0.898481246337952" calcext:value-type="float">
            <text:p>0.8984812463</text:p>
          </table:table-cell>
          <table:table-cell/>
          <table:table-cell table:formula="of:=[.J1828]/[.D1828]" office:value-type="float" office:value="0.00291797208977455" calcext:value-type="float">
            <text:p>0.0029179721</text:p>
          </table:table-cell>
          <table:table-cell table:number-columns-repeated="3"/>
          <table:table-cell table:formula="of:=[.C1828]*flaeche" office:value-type="float" office:value="0.0026217432" calcext:value-type="float">
            <text:p>0.002621743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535985" calcext:value-type="float">
            <text:p>6.535985</text:p>
          </table:table-cell>
          <table:table-cell table:formula="of:=SQRT(POWER(ABS([.A1829]-xpos);2)+POWER(ABS([.B1829]-ypos);2))" office:value-type="float" office:value="0.915289906119913" calcext:value-type="float">
            <text:p>0.9152899061</text:p>
          </table:table-cell>
          <table:table-cell/>
          <table:table-cell table:formula="of:=[.J1829]/[.D1829]" office:value-type="float" office:value="0.00285635620202883" calcext:value-type="float">
            <text:p>0.0028563562</text:p>
          </table:table-cell>
          <table:table-cell table:number-columns-repeated="3"/>
          <table:table-cell table:formula="of:=[.C1829]*flaeche" office:value-type="float" office:value="0.002614394" calcext:value-type="float">
            <text:p>0.002614394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448513" calcext:value-type="float">
            <text:p>6.448513</text:p>
          </table:table-cell>
          <table:table-cell table:formula="of:=SQRT(POWER(ABS([.A1830]-xpos);2)+POWER(ABS([.B1830]-ypos);2))" office:value-type="float" office:value="0.932242268617445" calcext:value-type="float">
            <text:p>0.9322422686</text:p>
          </table:table-cell>
          <table:table-cell/>
          <table:table-cell table:formula="of:=[.J1830]/[.D1830]" office:value-type="float" office:value="0.00276688290890883" calcext:value-type="float">
            <text:p>0.0027668829</text:p>
          </table:table-cell>
          <table:table-cell table:number-columns-repeated="3"/>
          <table:table-cell table:formula="of:=[.C1830]*flaeche" office:value-type="float" office:value="0.0025794052" calcext:value-type="float">
            <text:p>0.002579405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311693" calcext:value-type="float">
            <text:p>6.311693</text:p>
          </table:table-cell>
          <table:table-cell table:formula="of:=SQRT(POWER(ABS([.A1831]-xpos);2)+POWER(ABS([.B1831]-ypos);2))" office:value-type="float" office:value="0.9493306354885" calcext:value-type="float">
            <text:p>0.9493306355</text:p>
          </table:table-cell>
          <table:table-cell/>
          <table:table-cell table:formula="of:=[.J1831]/[.D1831]" office:value-type="float" office:value="0.0026594287655121" calcext:value-type="float">
            <text:p>0.0026594288</text:p>
          </table:table-cell>
          <table:table-cell table:number-columns-repeated="3"/>
          <table:table-cell table:formula="of:=[.C1831]*flaeche" office:value-type="float" office:value="0.0025246772" calcext:value-type="float">
            <text:p>0.002524677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150089" calcext:value-type="float">
            <text:p>6.150089</text:p>
          </table:table-cell>
          <table:table-cell table:formula="of:=SQRT(POWER(ABS([.A1832]-xpos);2)+POWER(ABS([.B1832]-ypos);2))" office:value-type="float" office:value="0.966547793171657" calcext:value-type="float">
            <text:p>0.9665477932</text:p>
          </table:table-cell>
          <table:table-cell/>
          <table:table-cell table:formula="of:=[.J1832]/[.D1832]" office:value-type="float" office:value="0.0025451774008273" calcext:value-type="float">
            <text:p>0.0025451774</text:p>
          </table:table-cell>
          <table:table-cell table:number-columns-repeated="3"/>
          <table:table-cell table:formula="of:=[.C1832]*flaeche" office:value-type="float" office:value="0.0024600356" calcext:value-type="float">
            <text:p>0.0024600356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989828" calcext:value-type="float">
            <text:p>5.989828</text:p>
          </table:table-cell>
          <table:table-cell table:formula="of:=SQRT(POWER(ABS([.A1833]-xpos);2)+POWER(ABS([.B1833]-ypos);2))" office:value-type="float" office:value="0.983887833023663" calcext:value-type="float">
            <text:p>0.983887833</text:p>
          </table:table-cell>
          <table:table-cell/>
          <table:table-cell table:formula="of:=[.J1833]/[.D1833]" office:value-type="float" office:value="0.00243516701760289" calcext:value-type="float">
            <text:p>0.002435167</text:p>
          </table:table-cell>
          <table:table-cell table:number-columns-repeated="3"/>
          <table:table-cell table:formula="of:=[.C1833]*flaeche" office:value-type="float" office:value="0.0023959312" calcext:value-type="float">
            <text:p>0.0023959312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855264" calcext:value-type="float">
            <text:p>5.855264</text:p>
          </table:table-cell>
          <table:table-cell table:formula="of:=SQRT(POWER(ABS([.A1834]-xpos);2)+POWER(ABS([.B1834]-ypos);2))" office:value-type="float" office:value="1.00134271638236" calcext:value-type="float">
            <text:p>1.0013427164</text:p>
          </table:table-cell>
          <table:table-cell/>
          <table:table-cell table:formula="of:=[.J1834]/[.D1834]" office:value-type="float" office:value="0.00233896503333198" calcext:value-type="float">
            <text:p>0.002338965</text:p>
          </table:table-cell>
          <table:table-cell table:number-columns-repeated="3"/>
          <table:table-cell table:formula="of:=[.C1834]*flaeche" office:value-type="float" office:value="0.0023421056" calcext:value-type="float">
            <text:p>0.0023421056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766036" calcext:value-type="float">
            <text:p>5.766036</text:p>
          </table:table-cell>
          <table:table-cell table:formula="of:=SQRT(POWER(ABS([.A1835]-xpos);2)+POWER(ABS([.B1835]-ypos);2))" office:value-type="float" office:value="1.01890734429584" calcext:value-type="float">
            <text:p>1.0189073443</text:p>
          </table:table-cell>
          <table:table-cell/>
          <table:table-cell table:formula="of:=[.J1835]/[.D1835]" office:value-type="float" office:value="0.00226361544345718" calcext:value-type="float">
            <text:p>0.0022636154</text:p>
          </table:table-cell>
          <table:table-cell table:number-columns-repeated="3"/>
          <table:table-cell table:formula="of:=[.C1835]*flaeche" office:value-type="float" office:value="0.0023064144" calcext:value-type="float">
            <text:p>0.0023064144</text:p>
          </table:table-cell>
          <table:table-cell table:number-columns-repeated="6"/>
        </table:table-row>
        <table:table-row table:style-name="ro1">
          <table:table-cell office:value-type="float" office:value="0.714286" calcext:value-type="float">
            <text:p>0.714286</text:p>
          </table:table-cell>
          <table:table-cell office:value-type="float" office:value="1" calcext:value-type="float">
            <text:p>1</text:p>
          </table:table-cell>
          <table:table-cell office:value-type="float" office:value="5.734834" calcext:value-type="float">
            <text:p>5.734834</text:p>
          </table:table-cell>
          <table:table-cell table:formula="of:=SQRT(POWER(ABS([.A1836]-xpos);2)+POWER(ABS([.B1836]-ypos);2))" office:value-type="float" office:value="1.03657613796383" calcext:value-type="float">
            <text:p>1.036576138</text:p>
          </table:table-cell>
          <table:table-cell/>
          <table:table-cell table:formula="of:=[.J1836]/[.D1836]" office:value-type="float" office:value="0.00221299093813411" calcext:value-type="float">
            <text:p>0.0022129909</text:p>
          </table:table-cell>
          <table:table-cell table:number-columns-repeated="3"/>
          <table:table-cell table:formula="of:=[.C1836]*flaeche" office:value-type="float" office:value="0.0022939336" calcext:value-type="float">
            <text:p>0.002293933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837]-xpos);2)+POWER(ABS([.B1837]-ypos);2))" office:value-type="float" office:value="0.223606797749979" calcext:value-type="float">
            <text:p>0.2236067977</text:p>
          </table:table-cell>
          <table:table-cell/>
          <table:table-cell table:formula="of:=[.J1837]/[.D1837]" office:value-type="float" office:value="0" calcext:value-type="float">
            <text:p>0</text:p>
          </table:table-cell>
          <table:table-cell table:number-columns-repeated="3"/>
          <table:table-cell table:formula="of:=[.C1837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" calcext:value-type="float">
            <text:p>0</text:p>
          </table:table-cell>
          <table:table-cell office:value-type="float" office:value="5.83574" calcext:value-type="float">
            <text:p>5.83574</text:p>
          </table:table-cell>
          <table:table-cell table:formula="of:=SQRT(POWER(ABS([.A1838]-xpos);2)+POWER(ABS([.B1838]-ypos);2))" office:value-type="float" office:value="0.543964772421891" calcext:value-type="float">
            <text:p>0.5439647724</text:p>
          </table:table-cell>
          <table:table-cell/>
          <table:table-cell table:formula="of:=[.J1838]/[.D1838]" office:value-type="float" office:value="0.00429126318163404" calcext:value-type="float">
            <text:p>0.0042912632</text:p>
          </table:table-cell>
          <table:table-cell table:number-columns-repeated="3"/>
          <table:table-cell table:formula="of:=[.C1838]*flaeche" office:value-type="float" office:value="0.002334296" calcext:value-type="float">
            <text:p>0.002334296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868716" calcext:value-type="float">
            <text:p>5.868716</text:p>
          </table:table-cell>
          <table:table-cell table:formula="of:=SQRT(POWER(ABS([.A1839]-xpos);2)+POWER(ABS([.B1839]-ypos);2))" office:value-type="float" office:value="0.540585386502447" calcext:value-type="float">
            <text:p>0.5405853865</text:p>
          </table:table-cell>
          <table:table-cell/>
          <table:table-cell table:formula="of:=[.J1839]/[.D1839]" office:value-type="float" office:value="0.004342489565225" calcext:value-type="float">
            <text:p>0.0043424896</text:p>
          </table:table-cell>
          <table:table-cell table:number-columns-repeated="3"/>
          <table:table-cell table:formula="of:=[.C1839]*flaeche" office:value-type="float" office:value="0.0023474864" calcext:value-type="float">
            <text:p>0.0023474864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963295" calcext:value-type="float">
            <text:p>5.963295</text:p>
          </table:table-cell>
          <table:table-cell table:formula="of:=SQRT(POWER(ABS([.A1840]-xpos);2)+POWER(ABS([.B1840]-ypos);2))" office:value-type="float" office:value="0.537959496144459" calcext:value-type="float">
            <text:p>0.5379594961</text:p>
          </table:table-cell>
          <table:table-cell/>
          <table:table-cell table:formula="of:=[.J1840]/[.D1840]" office:value-type="float" office:value="0.00443401039872985" calcext:value-type="float">
            <text:p>0.0044340104</text:p>
          </table:table-cell>
          <table:table-cell table:number-columns-repeated="3"/>
          <table:table-cell table:formula="of:=[.C1840]*flaeche" office:value-type="float" office:value="0.002385318" calcext:value-type="float">
            <text:p>0.002385318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106888" calcext:value-type="float">
            <text:p>6.106888</text:p>
          </table:table-cell>
          <table:table-cell table:formula="of:=SQRT(POWER(ABS([.A1841]-xpos);2)+POWER(ABS([.B1841]-ypos);2))" office:value-type="float" office:value="0.536098173669711" calcext:value-type="float">
            <text:p>0.5360981737</text:p>
          </table:table-cell>
          <table:table-cell/>
          <table:table-cell table:formula="of:=[.J1841]/[.D1841]" office:value-type="float" office:value="0.00455654452854931" calcext:value-type="float">
            <text:p>0.0045565445</text:p>
          </table:table-cell>
          <table:table-cell table:number-columns-repeated="3"/>
          <table:table-cell table:formula="of:=[.C1841]*flaeche" office:value-type="float" office:value="0.0024427552" calcext:value-type="float">
            <text:p>0.0024427552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280029" calcext:value-type="float">
            <text:p>6.280029</text:p>
          </table:table-cell>
          <table:table-cell table:formula="of:=SQRT(POWER(ABS([.A1842]-xpos);2)+POWER(ABS([.B1842]-ypos);2))" office:value-type="float" office:value="0.535009364707759" calcext:value-type="float">
            <text:p>0.5350093647</text:p>
          </table:table-cell>
          <table:table-cell/>
          <table:table-cell table:formula="of:=[.J1842]/[.D1842]" office:value-type="float" office:value="0.00469526659850552" calcext:value-type="float">
            <text:p>0.0046952666</text:p>
          </table:table-cell>
          <table:table-cell table:number-columns-repeated="3"/>
          <table:table-cell table:formula="of:=[.C1842]*flaeche" office:value-type="float" office:value="0.0025120116" calcext:value-type="float">
            <text:p>0.0025120116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45855" calcext:value-type="float">
            <text:p>6.45855</text:p>
          </table:table-cell>
          <table:table-cell table:formula="of:=SQRT(POWER(ABS([.A1843]-xpos);2)+POWER(ABS([.B1843]-ypos);2))" office:value-type="float" office:value="0.53469789537364" calcext:value-type="float">
            <text:p>0.5346978954</text:p>
          </table:table-cell>
          <table:table-cell/>
          <table:table-cell table:formula="of:=[.J1843]/[.D1843]" office:value-type="float" office:value="0.00483155071742846" calcext:value-type="float">
            <text:p>0.0048315507</text:p>
          </table:table-cell>
          <table:table-cell table:number-columns-repeated="3"/>
          <table:table-cell table:formula="of:=[.C1843]*flaeche" office:value-type="float" office:value="0.00258342" calcext:value-type="float">
            <text:p>0.00258342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61639" calcext:value-type="float">
            <text:p>6.61639</text:p>
          </table:table-cell>
          <table:table-cell table:formula="of:=SQRT(POWER(ABS([.A1844]-xpos);2)+POWER(ABS([.B1844]-ypos);2))" office:value-type="float" office:value="0.535165050462939" calcext:value-type="float">
            <text:p>0.5351650505</text:p>
          </table:table-cell>
          <table:table-cell/>
          <table:table-cell table:formula="of:=[.J1844]/[.D1844]" office:value-type="float" office:value="0.00494530798995679" calcext:value-type="float">
            <text:p>0.004945308</text:p>
          </table:table-cell>
          <table:table-cell table:number-columns-repeated="3"/>
          <table:table-cell table:formula="of:=[.C1844]*flaeche" office:value-type="float" office:value="0.002646556" calcext:value-type="float">
            <text:p>0.002646556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7287" calcext:value-type="float">
            <text:p>6.7287</text:p>
          </table:table-cell>
          <table:table-cell table:formula="of:=SQRT(POWER(ABS([.A1845]-xpos);2)+POWER(ABS([.B1845]-ypos);2))" office:value-type="float" office:value="0.536408795681987" calcext:value-type="float">
            <text:p>0.5364087957</text:p>
          </table:table-cell>
          <table:table-cell/>
          <table:table-cell table:formula="of:=[.J1845]/[.D1845]" office:value-type="float" office:value="0.00501759110153678" calcext:value-type="float">
            <text:p>0.0050175911</text:p>
          </table:table-cell>
          <table:table-cell table:number-columns-repeated="3"/>
          <table:table-cell table:formula="of:=[.C1845]*flaeche" office:value-type="float" office:value="0.00269148" calcext:value-type="float">
            <text:p>0.00269148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77487" calcext:value-type="float">
            <text:p>6.77487</text:p>
          </table:table-cell>
          <table:table-cell table:formula="of:=SQRT(POWER(ABS([.A1846]-xpos);2)+POWER(ABS([.B1846]-ypos);2))" office:value-type="float" office:value="0.53842374934711" calcext:value-type="float">
            <text:p>0.5384237493</text:p>
          </table:table-cell>
          <table:table-cell/>
          <table:table-cell table:formula="of:=[.J1846]/[.D1846]" office:value-type="float" office:value="0.00503311379426719" calcext:value-type="float">
            <text:p>0.0050331138</text:p>
          </table:table-cell>
          <table:table-cell table:number-columns-repeated="3"/>
          <table:table-cell table:formula="of:=[.C1846]*flaeche" office:value-type="float" office:value="0.002709948" calcext:value-type="float">
            <text:p>0.002709948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741111" calcext:value-type="float">
            <text:p>6.741111</text:p>
          </table:table-cell>
          <table:table-cell table:formula="of:=SQRT(POWER(ABS([.A1847]-xpos);2)+POWER(ABS([.B1847]-ypos);2))" office:value-type="float" office:value="0.541201297637949" calcext:value-type="float">
            <text:p>0.5412012976</text:p>
          </table:table-cell>
          <table:table-cell/>
          <table:table-cell table:formula="of:=[.J1847]/[.D1847]" office:value-type="float" office:value="0.00498233173454779" calcext:value-type="float">
            <text:p>0.0049823317</text:p>
          </table:table-cell>
          <table:table-cell table:number-columns-repeated="3"/>
          <table:table-cell table:formula="of:=[.C1847]*flaeche" office:value-type="float" office:value="0.0026964444" calcext:value-type="float">
            <text:p>0.0026964444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622326" calcext:value-type="float">
            <text:p>6.622326</text:p>
          </table:table-cell>
          <table:table-cell table:formula="of:=SQRT(POWER(ABS([.A1848]-xpos);2)+POWER(ABS([.B1848]-ypos);2))" office:value-type="float" office:value="0.544729966460447" calcext:value-type="float">
            <text:p>0.5447299665</text:p>
          </table:table-cell>
          <table:table-cell/>
          <table:table-cell table:formula="of:=[.J1848]/[.D1848]" office:value-type="float" office:value="0.00486283216106551" calcext:value-type="float">
            <text:p>0.0048628322</text:p>
          </table:table-cell>
          <table:table-cell table:number-columns-repeated="3"/>
          <table:table-cell table:formula="of:=[.C1848]*flaeche" office:value-type="float" office:value="0.0026489304" calcext:value-type="float">
            <text:p>0.0026489304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423007" calcext:value-type="float">
            <text:p>6.423007</text:p>
          </table:table-cell>
          <table:table-cell table:formula="of:=SQRT(POWER(ABS([.A1849]-xpos);2)+POWER(ABS([.B1849]-ypos);2))" office:value-type="float" office:value="0.548994930519399" calcext:value-type="float">
            <text:p>0.5489949305</text:p>
          </table:table-cell>
          <table:table-cell/>
          <table:table-cell table:formula="of:=[.J1849]/[.D1849]" office:value-type="float" office:value="0.00467982973461941" calcext:value-type="float">
            <text:p>0.0046798297</text:p>
          </table:table-cell>
          <table:table-cell table:number-columns-repeated="3"/>
          <table:table-cell table:formula="of:=[.C1849]*flaeche" office:value-type="float" office:value="0.0025692028" calcext:value-type="float">
            <text:p>0.0025692028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156938" calcext:value-type="float">
            <text:p>6.156938</text:p>
          </table:table-cell>
          <table:table-cell table:formula="of:=SQRT(POWER(ABS([.A1850]-xpos);2)+POWER(ABS([.B1850]-ypos);2))" office:value-type="float" office:value="0.553979335390771" calcext:value-type="float">
            <text:p>0.5539793354</text:p>
          </table:table-cell>
          <table:table-cell/>
          <table:table-cell table:formula="of:=[.J1850]/[.D1850]" office:value-type="float" office:value="0.00444560842375607" calcext:value-type="float">
            <text:p>0.0044456084</text:p>
          </table:table-cell>
          <table:table-cell table:number-columns-repeated="3"/>
          <table:table-cell table:formula="of:=[.C1850]*flaeche" office:value-type="float" office:value="0.0024627752" calcext:value-type="float">
            <text:p>0.0024627752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5.84557" calcext:value-type="float">
            <text:p>5.84557</text:p>
          </table:table-cell>
          <table:table-cell table:formula="of:=SQRT(POWER(ABS([.A1851]-xpos);2)+POWER(ABS([.B1851]-ypos);2))" office:value-type="float" office:value="0.559663959239828" calcext:value-type="float">
            <text:p>0.5596639592</text:p>
          </table:table-cell>
          <table:table-cell/>
          <table:table-cell table:formula="of:=[.J1851]/[.D1851]" office:value-type="float" office:value="0.00417791419546818" calcext:value-type="float">
            <text:p>0.0041779142</text:p>
          </table:table-cell>
          <table:table-cell table:number-columns-repeated="3"/>
          <table:table-cell table:formula="of:=[.C1851]*flaeche" office:value-type="float" office:value="0.002338228" calcext:value-type="float">
            <text:p>0.002338228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515093" calcext:value-type="float">
            <text:p>5.515093</text:p>
          </table:table-cell>
          <table:table-cell table:formula="of:=SQRT(POWER(ABS([.A1852]-xpos);2)+POWER(ABS([.B1852]-ypos);2))" office:value-type="float" office:value="0.566027705533925" calcext:value-type="float">
            <text:p>0.5660277055</text:p>
          </table:table-cell>
          <table:table-cell/>
          <table:table-cell table:formula="of:=[.J1852]/[.D1852]" office:value-type="float" office:value="0.00389740144949103" calcext:value-type="float">
            <text:p>0.0038974014</text:p>
          </table:table-cell>
          <table:table-cell table:number-columns-repeated="3"/>
          <table:table-cell table:formula="of:=[.C1852]*flaeche" office:value-type="float" office:value="0.0022060372" calcext:value-type="float">
            <text:p>0.0022060372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5.192577" calcext:value-type="float">
            <text:p>5.192577</text:p>
          </table:table-cell>
          <table:table-cell table:formula="of:=SQRT(POWER(ABS([.A1853]-xpos);2)+POWER(ABS([.B1853]-ypos);2))" office:value-type="float" office:value="0.573047949581883" calcext:value-type="float">
            <text:p>0.5730479496</text:p>
          </table:table-cell>
          <table:table-cell/>
          <table:table-cell table:formula="of:=[.J1853]/[.D1853]" office:value-type="float" office:value="0.00362453229527386" calcext:value-type="float">
            <text:p>0.0036245323</text:p>
          </table:table-cell>
          <table:table-cell table:number-columns-repeated="3"/>
          <table:table-cell table:formula="of:=[.C1853]*flaeche" office:value-type="float" office:value="0.0020770308" calcext:value-type="float">
            <text:p>0.0020770308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4.901903" calcext:value-type="float">
            <text:p>4.901903</text:p>
          </table:table-cell>
          <table:table-cell table:formula="of:=SQRT(POWER(ABS([.A1854]-xpos);2)+POWER(ABS([.B1854]-ypos);2))" office:value-type="float" office:value="0.580701272253643" calcext:value-type="float">
            <text:p>0.5807012723</text:p>
          </table:table-cell>
          <table:table-cell/>
          <table:table-cell table:formula="of:=[.J1854]/[.D1854]" office:value-type="float" office:value="0.00337654021729707" calcext:value-type="float">
            <text:p>0.0033765402</text:p>
          </table:table-cell>
          <table:table-cell table:number-columns-repeated="3"/>
          <table:table-cell table:formula="of:=[.C1854]*flaeche" office:value-type="float" office:value="0.0019607612" calcext:value-type="float">
            <text:p>0.0019607612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660351" calcext:value-type="float">
            <text:p>4.660351</text:p>
          </table:table-cell>
          <table:table-cell table:formula="of:=SQRT(POWER(ABS([.A1855]-xpos);2)+POWER(ABS([.B1855]-ypos);2))" office:value-type="float" office:value="0.588962259705153" calcext:value-type="float">
            <text:p>0.5889622597</text:p>
          </table:table-cell>
          <table:table-cell/>
          <table:table-cell table:formula="of:=[.J1855]/[.D1855]" office:value-type="float" office:value="0.0031651270846" calcext:value-type="float">
            <text:p>0.0031651271</text:p>
          </table:table-cell>
          <table:table-cell table:number-columns-repeated="3"/>
          <table:table-cell table:formula="of:=[.C1855]*flaeche" office:value-type="float" office:value="0.0018641404" calcext:value-type="float">
            <text:p>0.0018641404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4.476637" calcext:value-type="float">
            <text:p>4.476637</text:p>
          </table:table-cell>
          <table:table-cell table:formula="of:=SQRT(POWER(ABS([.A1856]-xpos);2)+POWER(ABS([.B1856]-ypos);2))" office:value-type="float" office:value="0.597806065580636" calcext:value-type="float">
            <text:p>0.5978060656</text:p>
          </table:table-cell>
          <table:table-cell/>
          <table:table-cell table:formula="of:=[.J1856]/[.D1856]" office:value-type="float" office:value="0.00299537743609338" calcext:value-type="float">
            <text:p>0.0029953774</text:p>
          </table:table-cell>
          <table:table-cell table:number-columns-repeated="3"/>
          <table:table-cell table:formula="of:=[.C1856]*flaeche" office:value-type="float" office:value="0.0017906548" calcext:value-type="float">
            <text:p>0.0017906548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4.350757" calcext:value-type="float">
            <text:p>4.350757</text:p>
          </table:table-cell>
          <table:table-cell table:formula="of:=SQRT(POWER(ABS([.A1857]-xpos);2)+POWER(ABS([.B1857]-ypos);2))" office:value-type="float" office:value="0.607207224644931" calcext:value-type="float">
            <text:p>0.6072072246</text:p>
          </table:table-cell>
          <table:table-cell/>
          <table:table-cell table:formula="of:=[.J1857]/[.D1857]" office:value-type="float" office:value="0.00286607722926494" calcext:value-type="float">
            <text:p>0.0028660772</text:p>
          </table:table-cell>
          <table:table-cell table:number-columns-repeated="3"/>
          <table:table-cell table:formula="of:=[.C1857]*flaeche" office:value-type="float" office:value="0.0017403028" calcext:value-type="float">
            <text:p>0.0017403028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4.275473" calcext:value-type="float">
            <text:p>4.275473</text:p>
          </table:table-cell>
          <table:table-cell table:formula="of:=SQRT(POWER(ABS([.A1858]-xpos);2)+POWER(ABS([.B1858]-ypos);2))" office:value-type="float" office:value="0.617140266232078" calcext:value-type="float">
            <text:p>0.6171402662</text:p>
          </table:table-cell>
          <table:table-cell/>
          <table:table-cell table:formula="of:=[.J1858]/[.D1858]" office:value-type="float" office:value="0.00277115154135296" calcext:value-type="float">
            <text:p>0.0027711515</text:p>
          </table:table-cell>
          <table:table-cell table:number-columns-repeated="3"/>
          <table:table-cell table:formula="of:=[.C1858]*flaeche" office:value-type="float" office:value="0.0017101892" calcext:value-type="float">
            <text:p>0.0017101892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4.238858" calcext:value-type="float">
            <text:p>4.238858</text:p>
          </table:table-cell>
          <table:table-cell table:formula="of:=SQRT(POWER(ABS([.A1859]-xpos);2)+POWER(ABS([.B1859]-ypos);2))" office:value-type="float" office:value="0.62757993568708" calcext:value-type="float">
            <text:p>0.6275799357</text:p>
          </table:table-cell>
          <table:table-cell/>
          <table:table-cell table:formula="of:=[.J1859]/[.D1859]" office:value-type="float" office:value="0.00270171671142371" calcext:value-type="float">
            <text:p>0.0027017167</text:p>
          </table:table-cell>
          <table:table-cell table:number-columns-repeated="3"/>
          <table:table-cell table:formula="of:=[.C1859]*flaeche" office:value-type="float" office:value="0.0016955432" calcext:value-type="float">
            <text:p>0.0016955432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4.227196" calcext:value-type="float">
            <text:p>4.227196</text:p>
          </table:table-cell>
          <table:table-cell table:formula="of:=SQRT(POWER(ABS([.A1860]-xpos);2)+POWER(ABS([.B1860]-ypos);2))" office:value-type="float" office:value="0.638501929547593" calcext:value-type="float">
            <text:p>0.6385019295</text:p>
          </table:table-cell>
          <table:table-cell/>
          <table:table-cell table:formula="of:=[.J1860]/[.D1860]" office:value-type="float" office:value="0.00264819622580947" calcext:value-type="float">
            <text:p>0.0026481962</text:p>
          </table:table-cell>
          <table:table-cell table:number-columns-repeated="3"/>
          <table:table-cell table:formula="of:=[.C1860]*flaeche" office:value-type="float" office:value="0.0016908784" calcext:value-type="float">
            <text:p>0.0016908784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4.227676" calcext:value-type="float">
            <text:p>4.227676</text:p>
          </table:table-cell>
          <table:table-cell table:formula="of:=SQRT(POWER(ABS([.A1861]-xpos);2)+POWER(ABS([.B1861]-ypos);2))" office:value-type="float" office:value="0.649880887686351" calcext:value-type="float">
            <text:p>0.6498808877</text:p>
          </table:table-cell>
          <table:table-cell/>
          <table:table-cell table:formula="of:=[.J1861]/[.D1861]" office:value-type="float" office:value="0.00260212360763585" calcext:value-type="float">
            <text:p>0.0026021236</text:p>
          </table:table-cell>
          <table:table-cell table:number-columns-repeated="3"/>
          <table:table-cell table:formula="of:=[.C1861]*flaeche" office:value-type="float" office:value="0.0016910704" calcext:value-type="float">
            <text:p>0.0016910704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4.230539" calcext:value-type="float">
            <text:p>4.230539</text:p>
          </table:table-cell>
          <table:table-cell table:formula="of:=SQRT(POWER(ABS([.A1862]-xpos);2)+POWER(ABS([.B1862]-ypos);2))" office:value-type="float" office:value="0.661693732214534" calcext:value-type="float">
            <text:p>0.6616937322</text:p>
          </table:table-cell>
          <table:table-cell/>
          <table:table-cell table:formula="of:=[.J1862]/[.D1862]" office:value-type="float" office:value="0.00255740007440686" calcext:value-type="float">
            <text:p>0.0025574001</text:p>
          </table:table-cell>
          <table:table-cell table:number-columns-repeated="3"/>
          <table:table-cell table:formula="of:=[.C1862]*flaeche" office:value-type="float" office:value="0.0016922156" calcext:value-type="float">
            <text:p>0.0016922156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4.230539" calcext:value-type="float">
            <text:p>4.230539</text:p>
          </table:table-cell>
          <table:table-cell table:formula="of:=SQRT(POWER(ABS([.A1863]-xpos);2)+POWER(ABS([.B1863]-ypos);2))" office:value-type="float" office:value="0.673917647232954" calcext:value-type="float">
            <text:p>0.6739176472</text:p>
          </table:table-cell>
          <table:table-cell/>
          <table:table-cell table:formula="of:=[.J1863]/[.D1863]" office:value-type="float" office:value="0.00251101244632499" calcext:value-type="float">
            <text:p>0.0025110124</text:p>
          </table:table-cell>
          <table:table-cell table:number-columns-repeated="3"/>
          <table:table-cell table:formula="of:=[.C1863]*flaeche" office:value-type="float" office:value="0.0016922156" calcext:value-type="float">
            <text:p>0.0016922156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4.227676" calcext:value-type="float">
            <text:p>4.227676</text:p>
          </table:table-cell>
          <table:table-cell table:formula="of:=SQRT(POWER(ABS([.A1864]-xpos);2)+POWER(ABS([.B1864]-ypos);2))" office:value-type="float" office:value="0.686530675337963" calcext:value-type="float">
            <text:p>0.6865306753</text:p>
          </table:table-cell>
          <table:table-cell/>
          <table:table-cell table:formula="of:=[.J1864]/[.D1864]" office:value-type="float" office:value="0.00246321171179645" calcext:value-type="float">
            <text:p>0.0024632117</text:p>
          </table:table-cell>
          <table:table-cell table:number-columns-repeated="3"/>
          <table:table-cell table:formula="of:=[.C1864]*flaeche" office:value-type="float" office:value="0.0016910704" calcext:value-type="float">
            <text:p>0.0016910704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4.227196" calcext:value-type="float">
            <text:p>4.227196</text:p>
          </table:table-cell>
          <table:table-cell table:formula="of:=SQRT(POWER(ABS([.A1865]-xpos);2)+POWER(ABS([.B1865]-ypos);2))" office:value-type="float" office:value="0.699511768332742" calcext:value-type="float">
            <text:p>0.6995117683</text:p>
          </table:table-cell>
          <table:table-cell/>
          <table:table-cell table:formula="of:=[.J1865]/[.D1865]" office:value-type="float" office:value="0.00241722652362253" calcext:value-type="float">
            <text:p>0.0024172265</text:p>
          </table:table-cell>
          <table:table-cell table:number-columns-repeated="3"/>
          <table:table-cell table:formula="of:=[.C1865]*flaeche" office:value-type="float" office:value="0.0016908784" calcext:value-type="float">
            <text:p>0.0016908784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4.238858" calcext:value-type="float">
            <text:p>4.238858</text:p>
          </table:table-cell>
          <table:table-cell table:formula="of:=SQRT(POWER(ABS([.A1866]-xpos);2)+POWER(ABS([.B1866]-ypos);2))" office:value-type="float" office:value="0.712841480047984" calcext:value-type="float">
            <text:p>0.71284148</text:p>
          </table:table-cell>
          <table:table-cell/>
          <table:table-cell table:formula="of:=[.J1866]/[.D1866]" office:value-type="float" office:value="0.00237856977667162" calcext:value-type="float">
            <text:p>0.0023785698</text:p>
          </table:table-cell>
          <table:table-cell table:number-columns-repeated="3"/>
          <table:table-cell table:formula="of:=[.C1866]*flaeche" office:value-type="float" office:value="0.0016955432" calcext:value-type="float">
            <text:p>0.0016955432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4.275473" calcext:value-type="float">
            <text:p>4.275473</text:p>
          </table:table-cell>
          <table:table-cell table:formula="of:=SQRT(POWER(ABS([.A1867]-xpos);2)+POWER(ABS([.B1867]-ypos);2))" office:value-type="float" office:value="0.726499351826965" calcext:value-type="float">
            <text:p>0.7264993518</text:p>
          </table:table-cell>
          <table:table-cell/>
          <table:table-cell table:formula="of:=[.J1867]/[.D1867]" office:value-type="float" office:value="0.00235401338720991" calcext:value-type="float">
            <text:p>0.0023540134</text:p>
          </table:table-cell>
          <table:table-cell table:number-columns-repeated="3"/>
          <table:table-cell table:formula="of:=[.C1867]*flaeche" office:value-type="float" office:value="0.0017101892" calcext:value-type="float">
            <text:p>0.0017101892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4.350757" calcext:value-type="float">
            <text:p>4.350757</text:p>
          </table:table-cell>
          <table:table-cell table:formula="of:=SQRT(POWER(ABS([.A1868]-xpos);2)+POWER(ABS([.B1868]-ypos);2))" office:value-type="float" office:value="0.740467834318953" calcext:value-type="float">
            <text:p>0.7404678343</text:p>
          </table:table-cell>
          <table:table-cell/>
          <table:table-cell table:formula="of:=[.J1868]/[.D1868]" office:value-type="float" office:value="0.00235027467682056" calcext:value-type="float">
            <text:p>0.0023502747</text:p>
          </table:table-cell>
          <table:table-cell table:number-columns-repeated="3"/>
          <table:table-cell table:formula="of:=[.C1868]*flaeche" office:value-type="float" office:value="0.0017403028" calcext:value-type="float">
            <text:p>0.0017403028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4.476637" calcext:value-type="float">
            <text:p>4.476637</text:p>
          </table:table-cell>
          <table:table-cell table:formula="of:=SQRT(POWER(ABS([.A1869]-xpos);2)+POWER(ABS([.B1869]-ypos);2))" office:value-type="float" office:value="0.75472968143899" calcext:value-type="float">
            <text:p>0.7547296814</text:p>
          </table:table-cell>
          <table:table-cell/>
          <table:table-cell table:formula="of:=[.J1869]/[.D1869]" office:value-type="float" office:value="0.00237257768448418" calcext:value-type="float">
            <text:p>0.0023725777</text:p>
          </table:table-cell>
          <table:table-cell table:number-columns-repeated="3"/>
          <table:table-cell table:formula="of:=[.C1869]*flaeche" office:value-type="float" office:value="0.0017906548" calcext:value-type="float">
            <text:p>0.0017906548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660351" calcext:value-type="float">
            <text:p>4.660351</text:p>
          </table:table-cell>
          <table:table-cell table:formula="of:=SQRT(POWER(ABS([.A1870]-xpos);2)+POWER(ABS([.B1870]-ypos);2))" office:value-type="float" office:value="0.769268576868313" calcext:value-type="float">
            <text:p>0.7692685769</text:p>
          </table:table-cell>
          <table:table-cell/>
          <table:table-cell table:formula="of:=[.J1870]/[.D1870]" office:value-type="float" office:value="0.00242326341677558" calcext:value-type="float">
            <text:p>0.0024232634</text:p>
          </table:table-cell>
          <table:table-cell table:number-columns-repeated="3"/>
          <table:table-cell table:formula="of:=[.C1870]*flaeche" office:value-type="float" office:value="0.0018641404" calcext:value-type="float">
            <text:p>0.0018641404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4.901903" calcext:value-type="float">
            <text:p>4.901903</text:p>
          </table:table-cell>
          <table:table-cell table:formula="of:=SQRT(POWER(ABS([.A1871]-xpos);2)+POWER(ABS([.B1871]-ypos);2))" office:value-type="float" office:value="0.784069108941935" calcext:value-type="float">
            <text:p>0.7840691089</text:p>
          </table:table-cell>
          <table:table-cell/>
          <table:table-cell table:formula="of:=[.J1871]/[.D1871]" office:value-type="float" office:value="0.00250075047931165" calcext:value-type="float">
            <text:p>0.0025007505</text:p>
          </table:table-cell>
          <table:table-cell table:number-columns-repeated="3"/>
          <table:table-cell table:formula="of:=[.C1871]*flaeche" office:value-type="float" office:value="0.0019607612" calcext:value-type="float">
            <text:p>0.0019607612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5.192577" calcext:value-type="float">
            <text:p>5.192577</text:p>
          </table:table-cell>
          <table:table-cell table:formula="of:=SQRT(POWER(ABS([.A1872]-xpos);2)+POWER(ABS([.B1872]-ypos);2))" office:value-type="float" office:value="0.79911748355295" calcext:value-type="float">
            <text:p>0.7991174836</text:p>
          </table:table-cell>
          <table:table-cell/>
          <table:table-cell table:formula="of:=[.J1872]/[.D1872]" office:value-type="float" office:value="0.0025991557471191" calcext:value-type="float">
            <text:p>0.0025991557</text:p>
          </table:table-cell>
          <table:table-cell table:number-columns-repeated="3"/>
          <table:table-cell table:formula="of:=[.C1872]*flaeche" office:value-type="float" office:value="0.0020770308" calcext:value-type="float">
            <text:p>0.0020770308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5.515093" calcext:value-type="float">
            <text:p>5.515093</text:p>
          </table:table-cell>
          <table:table-cell table:formula="of:=SQRT(POWER(ABS([.A1873]-xpos);2)+POWER(ABS([.B1873]-ypos);2))" office:value-type="float" office:value="0.814398528628337" calcext:value-type="float">
            <text:p>0.8143985286</text:p>
          </table:table-cell>
          <table:table-cell/>
          <table:table-cell table:formula="of:=[.J1873]/[.D1873]" office:value-type="float" office:value="0.00270879320437323" calcext:value-type="float">
            <text:p>0.0027087932</text:p>
          </table:table-cell>
          <table:table-cell table:number-columns-repeated="3"/>
          <table:table-cell table:formula="of:=[.C1873]*flaeche" office:value-type="float" office:value="0.0022060372" calcext:value-type="float">
            <text:p>0.002206037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734694" calcext:value-type="float">
            <text:p>0.734694</text:p>
          </table:table-cell>
          <table:table-cell office:value-type="float" office:value="5.84557" calcext:value-type="float">
            <text:p>5.84557</text:p>
          </table:table-cell>
          <table:table-cell table:formula="of:=SQRT(POWER(ABS([.A1874]-xpos);2)+POWER(ABS([.B1874]-ypos);2))" office:value-type="float" office:value="0.829900082703936" calcext:value-type="float">
            <text:p>0.8299000827</text:p>
          </table:table-cell>
          <table:table-cell/>
          <table:table-cell table:formula="of:=[.J1874]/[.D1874]" office:value-type="float" office:value="0.00281748134351513" calcext:value-type="float">
            <text:p>0.0028174813</text:p>
          </table:table-cell>
          <table:table-cell table:number-columns-repeated="3"/>
          <table:table-cell table:formula="of:=[.C1874]*flaeche" office:value-type="float" office:value="0.002338228" calcext:value-type="float">
            <text:p>0.002338228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156938" calcext:value-type="float">
            <text:p>6.156938</text:p>
          </table:table-cell>
          <table:table-cell table:formula="of:=SQRT(POWER(ABS([.A1875]-xpos);2)+POWER(ABS([.B1875]-ypos);2))" office:value-type="float" office:value="0.845610018885775" calcext:value-type="float">
            <text:p>0.8456100189</text:p>
          </table:table-cell>
          <table:table-cell/>
          <table:table-cell table:formula="of:=[.J1875]/[.D1875]" office:value-type="float" office:value="0.0029124243386391" calcext:value-type="float">
            <text:p>0.0029124243</text:p>
          </table:table-cell>
          <table:table-cell table:number-columns-repeated="3"/>
          <table:table-cell table:formula="of:=[.C1875]*flaeche" office:value-type="float" office:value="0.0024627752" calcext:value-type="float">
            <text:p>0.0024627752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423007" calcext:value-type="float">
            <text:p>6.423007</text:p>
          </table:table-cell>
          <table:table-cell table:formula="of:=SQRT(POWER(ABS([.A1876]-xpos);2)+POWER(ABS([.B1876]-ypos);2))" office:value-type="float" office:value="0.861516937579291" calcext:value-type="float">
            <text:p>0.8615169376</text:p>
          </table:table-cell>
          <table:table-cell/>
          <table:table-cell table:formula="of:=[.J1876]/[.D1876]" office:value-type="float" office:value="0.00298218489728014" calcext:value-type="float">
            <text:p>0.0029821849</text:p>
          </table:table-cell>
          <table:table-cell table:number-columns-repeated="3"/>
          <table:table-cell table:formula="of:=[.C1876]*flaeche" office:value-type="float" office:value="0.0025692028" calcext:value-type="float">
            <text:p>0.0025692028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622326" calcext:value-type="float">
            <text:p>6.622326</text:p>
          </table:table-cell>
          <table:table-cell table:formula="of:=SQRT(POWER(ABS([.A1877]-xpos);2)+POWER(ABS([.B1877]-ypos);2))" office:value-type="float" office:value="0.87761012776745" calcext:value-type="float">
            <text:p>0.8776101278</text:p>
          </table:table-cell>
          <table:table-cell/>
          <table:table-cell table:formula="of:=[.J1877]/[.D1877]" office:value-type="float" office:value="0.00301834529500999" calcext:value-type="float">
            <text:p>0.0030183453</text:p>
          </table:table-cell>
          <table:table-cell table:number-columns-repeated="3"/>
          <table:table-cell table:formula="of:=[.C1877]*flaeche" office:value-type="float" office:value="0.0026489304" calcext:value-type="float">
            <text:p>0.0026489304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741111" calcext:value-type="float">
            <text:p>6.741111</text:p>
          </table:table-cell>
          <table:table-cell table:formula="of:=SQRT(POWER(ABS([.A1878]-xpos);2)+POWER(ABS([.B1878]-ypos);2))" office:value-type="float" office:value="0.89388033011416" calcext:value-type="float">
            <text:p>0.8938803301</text:p>
          </table:table-cell>
          <table:table-cell/>
          <table:table-cell table:formula="of:=[.J1878]/[.D1878]" office:value-type="float" office:value="0.00301656084059443" calcext:value-type="float">
            <text:p>0.0030165608</text:p>
          </table:table-cell>
          <table:table-cell table:number-columns-repeated="3"/>
          <table:table-cell table:formula="of:=[.C1878]*flaeche" office:value-type="float" office:value="0.0026964444" calcext:value-type="float">
            <text:p>0.0026964444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77487" calcext:value-type="float">
            <text:p>6.77487</text:p>
          </table:table-cell>
          <table:table-cell table:formula="of:=SQRT(POWER(ABS([.A1879]-xpos);2)+POWER(ABS([.B1879]-ypos);2))" office:value-type="float" office:value="0.910316502026081" calcext:value-type="float">
            <text:p>0.910316502</text:p>
          </table:table-cell>
          <table:table-cell/>
          <table:table-cell table:formula="of:=[.J1879]/[.D1879]" office:value-type="float" office:value="0.00297692944593282" calcext:value-type="float">
            <text:p>0.0029769294</text:p>
          </table:table-cell>
          <table:table-cell table:number-columns-repeated="3"/>
          <table:table-cell table:formula="of:=[.C1879]*flaeche" office:value-type="float" office:value="0.002709948" calcext:value-type="float">
            <text:p>0.002709948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7287" calcext:value-type="float">
            <text:p>6.7287</text:p>
          </table:table-cell>
          <table:table-cell table:formula="of:=SQRT(POWER(ABS([.A1880]-xpos);2)+POWER(ABS([.B1880]-ypos);2))" office:value-type="float" office:value="0.926910565310915" calcext:value-type="float">
            <text:p>0.9269105653</text:p>
          </table:table-cell>
          <table:table-cell/>
          <table:table-cell table:formula="of:=[.J1880]/[.D1880]" office:value-type="float" office:value="0.00290371056359379" calcext:value-type="float">
            <text:p>0.0029037106</text:p>
          </table:table-cell>
          <table:table-cell table:number-columns-repeated="3"/>
          <table:table-cell table:formula="of:=[.C1880]*flaeche" office:value-type="float" office:value="0.00269148" calcext:value-type="float">
            <text:p>0.00269148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61639" calcext:value-type="float">
            <text:p>6.61639</text:p>
          </table:table-cell>
          <table:table-cell table:formula="of:=SQRT(POWER(ABS([.A1881]-xpos);2)+POWER(ABS([.B1881]-ypos);2))" office:value-type="float" office:value="0.94365419049406" calcext:value-type="float">
            <text:p>0.9436541905</text:p>
          </table:table-cell>
          <table:table-cell/>
          <table:table-cell table:formula="of:=[.J1881]/[.D1881]" office:value-type="float" office:value="0.00280458246957433" calcext:value-type="float">
            <text:p>0.0028045825</text:p>
          </table:table-cell>
          <table:table-cell table:number-columns-repeated="3"/>
          <table:table-cell table:formula="of:=[.C1881]*flaeche" office:value-type="float" office:value="0.002646556" calcext:value-type="float">
            <text:p>0.002646556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45855" calcext:value-type="float">
            <text:p>6.45855</text:p>
          </table:table-cell>
          <table:table-cell table:formula="of:=SQRT(POWER(ABS([.A1882]-xpos);2)+POWER(ABS([.B1882]-ypos);2))" office:value-type="float" office:value="0.960539556352054" calcext:value-type="float">
            <text:p>0.9605395564</text:p>
          </table:table-cell>
          <table:table-cell/>
          <table:table-cell table:formula="of:=[.J1882]/[.D1882]" office:value-type="float" office:value="0.00268955087056626" calcext:value-type="float">
            <text:p>0.0026895509</text:p>
          </table:table-cell>
          <table:table-cell table:number-columns-repeated="3"/>
          <table:table-cell table:formula="of:=[.C1882]*flaeche" office:value-type="float" office:value="0.00258342" calcext:value-type="float">
            <text:p>0.00258342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280029" calcext:value-type="float">
            <text:p>6.280029</text:p>
          </table:table-cell>
          <table:table-cell table:formula="of:=SQRT(POWER(ABS([.A1883]-xpos);2)+POWER(ABS([.B1883]-ypos);2))" office:value-type="float" office:value="0.977559318059523" calcext:value-type="float">
            <text:p>0.9775593181</text:p>
          </table:table-cell>
          <table:table-cell/>
          <table:table-cell table:formula="of:=[.J1883]/[.D1883]" office:value-type="float" office:value="0.00256967690204866" calcext:value-type="float">
            <text:p>0.0025696769</text:p>
          </table:table-cell>
          <table:table-cell table:number-columns-repeated="3"/>
          <table:table-cell table:formula="of:=[.C1883]*flaeche" office:value-type="float" office:value="0.0025120116" calcext:value-type="float">
            <text:p>0.0025120116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106888" calcext:value-type="float">
            <text:p>6.106888</text:p>
          </table:table-cell>
          <table:table-cell table:formula="of:=SQRT(POWER(ABS([.A1884]-xpos);2)+POWER(ABS([.B1884]-ypos);2))" office:value-type="float" office:value="0.99470742020556" calcext:value-type="float">
            <text:p>0.9947074202</text:p>
          </table:table-cell>
          <table:table-cell/>
          <table:table-cell table:formula="of:=[.J1884]/[.D1884]" office:value-type="float" office:value="0.00245575246588107" calcext:value-type="float">
            <text:p>0.0024557525</text:p>
          </table:table-cell>
          <table:table-cell table:number-columns-repeated="3"/>
          <table:table-cell table:formula="of:=[.C1884]*flaeche" office:value-type="float" office:value="0.0024427552" calcext:value-type="float">
            <text:p>0.0024427552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963295" calcext:value-type="float">
            <text:p>5.963295</text:p>
          </table:table-cell>
          <table:table-cell table:formula="of:=SQRT(POWER(ABS([.A1885]-xpos);2)+POWER(ABS([.B1885]-ypos);2))" office:value-type="float" office:value="1.01197570103832" calcext:value-type="float">
            <text:p>1.011975701</text:p>
          </table:table-cell>
          <table:table-cell/>
          <table:table-cell table:formula="of:=[.J1885]/[.D1885]" office:value-type="float" office:value="0.00235709019253386" calcext:value-type="float">
            <text:p>0.0023570902</text:p>
          </table:table-cell>
          <table:table-cell table:number-columns-repeated="3"/>
          <table:table-cell table:formula="of:=[.C1885]*flaeche" office:value-type="float" office:value="0.002385318" calcext:value-type="float">
            <text:p>0.002385318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868716" calcext:value-type="float">
            <text:p>5.868716</text:p>
          </table:table-cell>
          <table:table-cell table:formula="of:=SQRT(POWER(ABS([.A1886]-xpos);2)+POWER(ABS([.B1886]-ypos);2))" office:value-type="float" office:value="1.02935890733019" calcext:value-type="float">
            <text:p>1.0293589073</text:p>
          </table:table-cell>
          <table:table-cell/>
          <table:table-cell table:formula="of:=[.J1886]/[.D1886]" office:value-type="float" office:value="0.00228053245887636" calcext:value-type="float">
            <text:p>0.0022805325</text:p>
          </table:table-cell>
          <table:table-cell table:number-columns-repeated="3"/>
          <table:table-cell table:formula="of:=[.C1886]*flaeche" office:value-type="float" office:value="0.0023474864" calcext:value-type="float">
            <text:p>0.0023474864</text:p>
          </table:table-cell>
          <table:table-cell table:number-columns-repeated="6"/>
        </table:table-row>
        <table:table-row table:style-name="ro1">
          <table:table-cell office:value-type="float" office:value="0.734694" calcext:value-type="float">
            <text:p>0.734694</text:p>
          </table:table-cell>
          <table:table-cell office:value-type="float" office:value="1" calcext:value-type="float">
            <text:p>1</text:p>
          </table:table-cell>
          <table:table-cell office:value-type="float" office:value="5.83574" calcext:value-type="float">
            <text:p>5.83574</text:p>
          </table:table-cell>
          <table:table-cell table:formula="of:=SQRT(POWER(ABS([.A1887]-xpos);2)+POWER(ABS([.B1887]-ypos);2))" office:value-type="float" office:value="1.04685131400596" calcext:value-type="float">
            <text:p>1.046851314</text:p>
          </table:table-cell>
          <table:table-cell/>
          <table:table-cell table:formula="of:=[.J1887]/[.D1887]" office:value-type="float" office:value="0.00222982573434179" calcext:value-type="float">
            <text:p>0.0022298257</text:p>
          </table:table-cell>
          <table:table-cell table:number-columns-repeated="3"/>
          <table:table-cell table:formula="of:=[.C1887]*flaeche" office:value-type="float" office:value="0.002334296" calcext:value-type="float">
            <text:p>0.00233429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888]-xpos);2)+POWER(ABS([.B1888]-ypos);2))" office:value-type="float" office:value="0.223606797749979" calcext:value-type="float">
            <text:p>0.2236067977</text:p>
          </table:table-cell>
          <table:table-cell/>
          <table:table-cell table:formula="of:=[.J1888]/[.D1888]" office:value-type="float" office:value="0" calcext:value-type="float">
            <text:p>0</text:p>
          </table:table-cell>
          <table:table-cell table:number-columns-repeated="3"/>
          <table:table-cell table:formula="of:=[.C1888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" calcext:value-type="float">
            <text:p>0</text:p>
          </table:table-cell>
          <table:table-cell office:value-type="float" office:value="5.9227" calcext:value-type="float">
            <text:p>5.9227</text:p>
          </table:table-cell>
          <table:table-cell table:formula="of:=SQRT(POWER(ABS([.A1889]-xpos);2)+POWER(ABS([.B1889]-ypos);2))" office:value-type="float" office:value="0.564037437058924" calcext:value-type="float">
            <text:p>0.5640374371</text:p>
          </table:table-cell>
          <table:table-cell/>
          <table:table-cell table:formula="of:=[.J1889]/[.D1889]" office:value-type="float" office:value="0.00420021765284439" calcext:value-type="float">
            <text:p>0.0042002177</text:p>
          </table:table-cell>
          <table:table-cell table:number-columns-repeated="3"/>
          <table:table-cell table:formula="of:=[.C1889]*flaeche" office:value-type="float" office:value="0.00236908" calcext:value-type="float">
            <text:p>0.00236908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956839" calcext:value-type="float">
            <text:p>5.956839</text:p>
          </table:table-cell>
          <table:table-cell table:formula="of:=SQRT(POWER(ABS([.A1890]-xpos);2)+POWER(ABS([.B1890]-ypos);2))" office:value-type="float" office:value="0.560779026772578" calcext:value-type="float">
            <text:p>0.5607790268</text:p>
          </table:table-cell>
          <table:table-cell/>
          <table:table-cell table:formula="of:=[.J1890]/[.D1890]" office:value-type="float" office:value="0.00424897417029526" calcext:value-type="float">
            <text:p>0.0042489742</text:p>
          </table:table-cell>
          <table:table-cell table:number-columns-repeated="3"/>
          <table:table-cell table:formula="of:=[.C1890]*flaeche" office:value-type="float" office:value="0.0023827356" calcext:value-type="float">
            <text:p>0.002382735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6.054999" calcext:value-type="float">
            <text:p>6.054999</text:p>
          </table:table-cell>
          <table:table-cell table:formula="of:=SQRT(POWER(ABS([.A1891]-xpos);2)+POWER(ABS([.B1891]-ypos);2))" office:value-type="float" office:value="0.558248131443357" calcext:value-type="float">
            <text:p>0.5582481314</text:p>
          </table:table-cell>
          <table:table-cell/>
          <table:table-cell table:formula="of:=[.J1891]/[.D1891]" office:value-type="float" office:value="0.00433857179913507" calcext:value-type="float">
            <text:p>0.0043385718</text:p>
          </table:table-cell>
          <table:table-cell table:number-columns-repeated="3"/>
          <table:table-cell table:formula="of:=[.C1891]*flaeche" office:value-type="float" office:value="0.0024219996" calcext:value-type="float">
            <text:p>0.002421999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20488" calcext:value-type="float">
            <text:p>6.20488</text:p>
          </table:table-cell>
          <table:table-cell table:formula="of:=SQRT(POWER(ABS([.A1892]-xpos);2)+POWER(ABS([.B1892]-ypos);2))" office:value-type="float" office:value="0.556454677920853" calcext:value-type="float">
            <text:p>0.5564546779</text:p>
          </table:table-cell>
          <table:table-cell/>
          <table:table-cell table:formula="of:=[.J1892]/[.D1892]" office:value-type="float" office:value="0.00446029496826877" calcext:value-type="float">
            <text:p>0.004460295</text:p>
          </table:table-cell>
          <table:table-cell table:number-columns-repeated="3"/>
          <table:table-cell table:formula="of:=[.C1892]*flaeche" office:value-type="float" office:value="0.002481952" calcext:value-type="float">
            <text:p>0.002481952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38748" calcext:value-type="float">
            <text:p>6.38748</text:p>
          </table:table-cell>
          <table:table-cell table:formula="of:=SQRT(POWER(ABS([.A1893]-xpos);2)+POWER(ABS([.B1893]-ypos);2))" office:value-type="float" office:value="0.555405776971216" calcext:value-type="float">
            <text:p>0.555405777</text:p>
          </table:table-cell>
          <table:table-cell/>
          <table:table-cell table:formula="of:=[.J1893]/[.D1893]" office:value-type="float" office:value="0.00460022582756177" calcext:value-type="float">
            <text:p>0.0046002258</text:p>
          </table:table-cell>
          <table:table-cell table:number-columns-repeated="3"/>
          <table:table-cell table:formula="of:=[.C1893]*flaeche" office:value-type="float" office:value="0.002554992" calcext:value-type="float">
            <text:p>0.002554992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579205" calcext:value-type="float">
            <text:p>6.579205</text:p>
          </table:table-cell>
          <table:table-cell table:formula="of:=SQRT(POWER(ABS([.A1894]-xpos);2)+POWER(ABS([.B1894]-ypos);2))" office:value-type="float" office:value="0.555105752163495" calcext:value-type="float">
            <text:p>0.5551057522</text:p>
          </table:table-cell>
          <table:table-cell/>
          <table:table-cell table:formula="of:=[.J1894]/[.D1894]" office:value-type="float" office:value="0.00474086602371379" calcext:value-type="float">
            <text:p>0.004740866</text:p>
          </table:table-cell>
          <table:table-cell table:number-columns-repeated="3"/>
          <table:table-cell table:formula="of:=[.C1894]*flaeche" office:value-type="float" office:value="0.002631682" calcext:value-type="float">
            <text:p>0.002631682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754486" calcext:value-type="float">
            <text:p>6.754486</text:p>
          </table:table-cell>
          <table:table-cell table:formula="of:=SQRT(POWER(ABS([.A1895]-xpos);2)+POWER(ABS([.B1895]-ypos);2))" office:value-type="float" office:value="0.555555746982245" calcext:value-type="float">
            <text:p>0.555555747</text:p>
          </table:table-cell>
          <table:table-cell/>
          <table:table-cell table:formula="of:=[.J1895]/[.D1895]" office:value-type="float" office:value="0.00486322824428697" calcext:value-type="float">
            <text:p>0.0048632282</text:p>
          </table:table-cell>
          <table:table-cell table:number-columns-repeated="3"/>
          <table:table-cell table:formula="of:=[.C1895]*flaeche" office:value-type="float" office:value="0.0027017944" calcext:value-type="float">
            <text:p>0.0027017944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888624" calcext:value-type="float">
            <text:p>6.888624</text:p>
          </table:table-cell>
          <table:table-cell table:formula="of:=SQRT(POWER(ABS([.A1896]-xpos);2)+POWER(ABS([.B1896]-ypos);2))" office:value-type="float" office:value="0.556753942826631" calcext:value-type="float">
            <text:p>0.5567539428</text:p>
          </table:table-cell>
          <table:table-cell/>
          <table:table-cell table:formula="of:=[.J1896]/[.D1896]" office:value-type="float" office:value="0.00494913351849944" calcext:value-type="float">
            <text:p>0.0049491335</text:p>
          </table:table-cell>
          <table:table-cell table:number-columns-repeated="3"/>
          <table:table-cell table:formula="of:=[.C1896]*flaeche" office:value-type="float" office:value="0.0027554496" calcext:value-type="float">
            <text:p>0.002755449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960547" calcext:value-type="float">
            <text:p>6.960547</text:p>
          </table:table-cell>
          <table:table-cell table:formula="of:=SQRT(POWER(ABS([.A1897]-xpos);2)+POWER(ABS([.B1897]-ypos);2))" office:value-type="float" office:value="0.55869552587165" calcext:value-type="float">
            <text:p>0.5586955259</text:p>
          </table:table-cell>
          <table:table-cell/>
          <table:table-cell table:formula="of:=[.J1897]/[.D1897]" office:value-type="float" office:value="0.00498342777249951" calcext:value-type="float">
            <text:p>0.0049834278</text:p>
          </table:table-cell>
          <table:table-cell table:number-columns-repeated="3"/>
          <table:table-cell table:formula="of:=[.C1897]*flaeche" office:value-type="float" office:value="0.0027842188" calcext:value-type="float">
            <text:p>0.0027842188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955241" calcext:value-type="float">
            <text:p>6.955241</text:p>
          </table:table-cell>
          <table:table-cell table:formula="of:=SQRT(POWER(ABS([.A1898]-xpos);2)+POWER(ABS([.B1898]-ypos);2))" office:value-type="float" office:value="0.561372782857345" calcext:value-type="float">
            <text:p>0.5613727829</text:p>
          </table:table-cell>
          <table:table-cell/>
          <table:table-cell table:formula="of:=[.J1898]/[.D1898]" office:value-type="float" office:value="0.00495588045049021" calcext:value-type="float">
            <text:p>0.0049558805</text:p>
          </table:table-cell>
          <table:table-cell table:number-columns-repeated="3"/>
          <table:table-cell table:formula="of:=[.C1898]*flaeche" office:value-type="float" office:value="0.0027820964" calcext:value-type="float">
            <text:p>0.0027820964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86566" calcext:value-type="float">
            <text:p>6.86566</text:p>
          </table:table-cell>
          <table:table-cell table:formula="of:=SQRT(POWER(ABS([.A1899]-xpos);2)+POWER(ABS([.B1899]-ypos);2))" office:value-type="float" office:value="0.56477543601683" calcext:value-type="float">
            <text:p>0.564775436</text:p>
          </table:table-cell>
          <table:table-cell/>
          <table:table-cell table:formula="of:=[.J1899]/[.D1899]" office:value-type="float" office:value="0.00486257691971958" calcext:value-type="float">
            <text:p>0.0048625769</text:p>
          </table:table-cell>
          <table:table-cell table:number-columns-repeated="3"/>
          <table:table-cell table:formula="of:=[.C1899]*flaeche" office:value-type="float" office:value="0.002746264" calcext:value-type="float">
            <text:p>0.002746264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693876" calcext:value-type="float">
            <text:p>6.693876</text:p>
          </table:table-cell>
          <table:table-cell table:formula="of:=SQRT(POWER(ABS([.A1900]-xpos);2)+POWER(ABS([.B1900]-ypos);2))" office:value-type="float" office:value="0.568890139221977" calcext:value-type="float">
            <text:p>0.5688901392</text:p>
          </table:table-cell>
          <table:table-cell/>
          <table:table-cell table:formula="of:=[.J1900]/[.D1900]" office:value-type="float" office:value="0.00470662121804723" calcext:value-type="float">
            <text:p>0.0047066212</text:p>
          </table:table-cell>
          <table:table-cell table:number-columns-repeated="3"/>
          <table:table-cell table:formula="of:=[.C1900]*flaeche" office:value-type="float" office:value="0.0026775504" calcext:value-type="float">
            <text:p>0.0026775504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451189" calcext:value-type="float">
            <text:p>6.451189</text:p>
          </table:table-cell>
          <table:table-cell table:formula="of:=SQRT(POWER(ABS([.A1901]-xpos);2)+POWER(ABS([.B1901]-ypos);2))" office:value-type="float" office:value="0.573701717626852" calcext:value-type="float">
            <text:p>0.5737017176</text:p>
          </table:table-cell>
          <table:table-cell/>
          <table:table-cell table:formula="of:=[.J1901]/[.D1901]" office:value-type="float" office:value="0.00449793947048699" calcext:value-type="float">
            <text:p>0.0044979395</text:p>
          </table:table-cell>
          <table:table-cell table:number-columns-repeated="3"/>
          <table:table-cell table:formula="of:=[.C1901]*flaeche" office:value-type="float" office:value="0.0025804756" calcext:value-type="float">
            <text:p>0.002580475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156938" calcext:value-type="float">
            <text:p>6.156938</text:p>
          </table:table-cell>
          <table:table-cell table:formula="of:=SQRT(POWER(ABS([.A1902]-xpos);2)+POWER(ABS([.B1902]-ypos);2))" office:value-type="float" office:value="0.57919280385723" calcext:value-type="float">
            <text:p>0.5791928039</text:p>
          </table:table-cell>
          <table:table-cell/>
          <table:table-cell table:formula="of:=[.J1902]/[.D1902]" office:value-type="float" office:value="0.00425208183457864" calcext:value-type="float">
            <text:p>0.0042520818</text:p>
          </table:table-cell>
          <table:table-cell table:number-columns-repeated="3"/>
          <table:table-cell table:formula="of:=[.C1902]*flaeche" office:value-type="float" office:value="0.0024627752" calcext:value-type="float">
            <text:p>0.0024627752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835937" calcext:value-type="float">
            <text:p>5.835937</text:p>
          </table:table-cell>
          <table:table-cell table:formula="of:=SQRT(POWER(ABS([.A1903]-xpos);2)+POWER(ABS([.B1903]-ypos);2))" office:value-type="float" office:value="0.5853442749357" calcext:value-type="float">
            <text:p>0.5853442749</text:p>
          </table:table-cell>
          <table:table-cell/>
          <table:table-cell table:formula="of:=[.J1903]/[.D1903]" office:value-type="float" office:value="0.00398803729695047" calcext:value-type="float">
            <text:p>0.0039880373</text:p>
          </table:table-cell>
          <table:table-cell table:number-columns-repeated="3"/>
          <table:table-cell table:formula="of:=[.C1903]*flaeche" office:value-type="float" office:value="0.0023343748" calcext:value-type="float">
            <text:p>0.0023343748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5.514809" calcext:value-type="float">
            <text:p>5.514809</text:p>
          </table:table-cell>
          <table:table-cell table:formula="of:=SQRT(POWER(ABS([.A1904]-xpos);2)+POWER(ABS([.B1904]-ypos);2))" office:value-type="float" office:value="0.592135549758668" calcext:value-type="float">
            <text:p>0.5921355498</text:p>
          </table:table-cell>
          <table:table-cell/>
          <table:table-cell table:formula="of:=[.J1904]/[.D1904]" office:value-type="float" office:value="0.00372536930251705" calcext:value-type="float">
            <text:p>0.0037253693</text:p>
          </table:table-cell>
          <table:table-cell table:number-columns-repeated="3"/>
          <table:table-cell table:formula="of:=[.C1904]*flaeche" office:value-type="float" office:value="0.0022059236" calcext:value-type="float">
            <text:p>0.002205923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217894" calcext:value-type="float">
            <text:p>5.217894</text:p>
          </table:table-cell>
          <table:table-cell table:formula="of:=SQRT(POWER(ABS([.A1905]-xpos);2)+POWER(ABS([.B1905]-ypos);2))" office:value-type="float" office:value="0.599545264650635" calcext:value-type="float">
            <text:p>0.5995452647</text:p>
          </table:table-cell>
          <table:table-cell/>
          <table:table-cell table:formula="of:=[.J1905]/[.D1905]" office:value-type="float" office:value="0.00348123440056894" calcext:value-type="float">
            <text:p>0.0034812344</text:p>
          </table:table-cell>
          <table:table-cell table:number-columns-repeated="3"/>
          <table:table-cell table:formula="of:=[.C1905]*flaeche" office:value-type="float" office:value="0.0020871576" calcext:value-type="float">
            <text:p>0.002087157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4.963649" calcext:value-type="float">
            <text:p>4.963649</text:p>
          </table:table-cell>
          <table:table-cell table:formula="of:=SQRT(POWER(ABS([.A1906]-xpos);2)+POWER(ABS([.B1906]-ypos);2))" office:value-type="float" office:value="0.607550080343176" calcext:value-type="float">
            <text:p>0.6075500803</text:p>
          </table:table-cell>
          <table:table-cell/>
          <table:table-cell table:formula="of:=[.J1906]/[.D1906]" office:value-type="float" office:value="0.00326797685365873" calcext:value-type="float">
            <text:p>0.0032679769</text:p>
          </table:table-cell>
          <table:table-cell table:number-columns-repeated="3"/>
          <table:table-cell table:formula="of:=[.C1906]*flaeche" office:value-type="float" office:value="0.0019854596" calcext:value-type="float">
            <text:p>0.001985459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4.762422" calcext:value-type="float">
            <text:p>4.762422</text:p>
          </table:table-cell>
          <table:table-cell table:formula="of:=SQRT(POWER(ABS([.A1907]-xpos);2)+POWER(ABS([.B1907]-ypos);2))" office:value-type="float" office:value="0.616127136890593" calcext:value-type="float">
            <text:p>0.6161271369</text:p>
          </table:table-cell>
          <table:table-cell/>
          <table:table-cell table:formula="of:=[.J1907]/[.D1907]" office:value-type="float" office:value="0.00309184368929731" calcext:value-type="float">
            <text:p>0.0030918437</text:p>
          </table:table-cell>
          <table:table-cell table:number-columns-repeated="3"/>
          <table:table-cell table:formula="of:=[.C1907]*flaeche" office:value-type="float" office:value="0.0019049688" calcext:value-type="float">
            <text:p>0.0019049688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4.616064" calcext:value-type="float">
            <text:p>4.616064</text:p>
          </table:table-cell>
          <table:table-cell table:formula="of:=SQRT(POWER(ABS([.A1908]-xpos);2)+POWER(ABS([.B1908]-ypos);2))" office:value-type="float" office:value="0.625252885182468" calcext:value-type="float">
            <text:p>0.6252528852</text:p>
          </table:table-cell>
          <table:table-cell/>
          <table:table-cell table:formula="of:=[.J1908]/[.D1908]" office:value-type="float" office:value="0.00295308609325514" calcext:value-type="float">
            <text:p>0.0029530861</text:p>
          </table:table-cell>
          <table:table-cell table:number-columns-repeated="3"/>
          <table:table-cell table:formula="of:=[.C1908]*flaeche" office:value-type="float" office:value="0.0018464256" calcext:value-type="float">
            <text:p>0.001846425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4.519277" calcext:value-type="float">
            <text:p>4.519277</text:p>
          </table:table-cell>
          <table:table-cell table:formula="of:=SQRT(POWER(ABS([.A1909]-xpos);2)+POWER(ABS([.B1909]-ypos);2))" office:value-type="float" office:value="0.634903665899796" calcext:value-type="float">
            <text:p>0.6349036659</text:p>
          </table:table-cell>
          <table:table-cell/>
          <table:table-cell table:formula="of:=[.J1909]/[.D1909]" office:value-type="float" office:value="0.00284722060540961" calcext:value-type="float">
            <text:p>0.0028472206</text:p>
          </table:table-cell>
          <table:table-cell table:number-columns-repeated="3"/>
          <table:table-cell table:formula="of:=[.C1909]*flaeche" office:value-type="float" office:value="0.0018077108" calcext:value-type="float">
            <text:p>0.0018077108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4.462102" calcext:value-type="float">
            <text:p>4.462102</text:p>
          </table:table-cell>
          <table:table-cell table:formula="of:=SQRT(POWER(ABS([.A1910]-xpos);2)+POWER(ABS([.B1910]-ypos);2))" office:value-type="float" office:value="0.645055914200467" calcext:value-type="float">
            <text:p>0.6450559142</text:p>
          </table:table-cell>
          <table:table-cell/>
          <table:table-cell table:formula="of:=[.J1910]/[.D1910]" office:value-type="float" office:value="0.00276695517505994" calcext:value-type="float">
            <text:p>0.0027669552</text:p>
          </table:table-cell>
          <table:table-cell table:number-columns-repeated="3"/>
          <table:table-cell table:formula="of:=[.C1910]*flaeche" office:value-type="float" office:value="0.0017848408" calcext:value-type="float">
            <text:p>0.0017848408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4.432773" calcext:value-type="float">
            <text:p>4.432773</text:p>
          </table:table-cell>
          <table:table-cell table:formula="of:=SQRT(POWER(ABS([.A1911]-xpos);2)+POWER(ABS([.B1911]-ypos);2))" office:value-type="float" office:value="0.655686869476582" calcext:value-type="float">
            <text:p>0.6556868695</text:p>
          </table:table-cell>
          <table:table-cell/>
          <table:table-cell table:formula="of:=[.J1911]/[.D1911]" office:value-type="float" office:value="0.00270420117062193" calcext:value-type="float">
            <text:p>0.0027042012</text:p>
          </table:table-cell>
          <table:table-cell table:number-columns-repeated="3"/>
          <table:table-cell table:formula="of:=[.C1911]*flaeche" office:value-type="float" office:value="0.0017731092" calcext:value-type="float">
            <text:p>0.0017731092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4.420269" calcext:value-type="float">
            <text:p>4.420269</text:p>
          </table:table-cell>
          <table:table-cell table:formula="of:=SQRT(POWER(ABS([.A1912]-xpos);2)+POWER(ABS([.B1912]-ypos);2))" office:value-type="float" office:value="0.66677261862497" calcext:value-type="float">
            <text:p>0.6667726186</text:p>
          </table:table-cell>
          <table:table-cell/>
          <table:table-cell table:formula="of:=[.J1912]/[.D1912]" office:value-type="float" office:value="0.00265173996443678" calcext:value-type="float">
            <text:p>0.00265174</text:p>
          </table:table-cell>
          <table:table-cell table:number-columns-repeated="3"/>
          <table:table-cell table:formula="of:=[.C1912]*flaeche" office:value-type="float" office:value="0.0017681076" calcext:value-type="float">
            <text:p>0.001768107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4.416247" calcext:value-type="float">
            <text:p>4.416247</text:p>
          </table:table-cell>
          <table:table-cell table:formula="of:=SQRT(POWER(ABS([.A1913]-xpos);2)+POWER(ABS([.B1913]-ypos);2))" office:value-type="float" office:value="0.678291347445919" calcext:value-type="float">
            <text:p>0.6782913474</text:p>
          </table:table-cell>
          <table:table-cell/>
          <table:table-cell table:formula="of:=[.J1913]/[.D1913]" office:value-type="float" office:value="0.00260433633224379" calcext:value-type="float">
            <text:p>0.0026043363</text:p>
          </table:table-cell>
          <table:table-cell table:number-columns-repeated="3"/>
          <table:table-cell table:formula="of:=[.C1913]*flaeche" office:value-type="float" office:value="0.0017664988" calcext:value-type="float">
            <text:p>0.0017664988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4.416247" calcext:value-type="float">
            <text:p>4.416247</text:p>
          </table:table-cell>
          <table:table-cell table:formula="of:=SQRT(POWER(ABS([.A1914]-xpos);2)+POWER(ABS([.B1914]-ypos);2))" office:value-type="float" office:value="0.690221378993725" calcext:value-type="float">
            <text:p>0.690221379</text:p>
          </table:table-cell>
          <table:table-cell/>
          <table:table-cell table:formula="of:=[.J1914]/[.D1914]" office:value-type="float" office:value="0.00255932205776555" calcext:value-type="float">
            <text:p>0.0025593221</text:p>
          </table:table-cell>
          <table:table-cell table:number-columns-repeated="3"/>
          <table:table-cell table:formula="of:=[.C1914]*flaeche" office:value-type="float" office:value="0.0017664988" calcext:value-type="float">
            <text:p>0.0017664988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4.420269" calcext:value-type="float">
            <text:p>4.420269</text:p>
          </table:table-cell>
          <table:table-cell table:formula="of:=SQRT(POWER(ABS([.A1915]-xpos);2)+POWER(ABS([.B1915]-ypos);2))" office:value-type="float" office:value="0.7025417602876" calcext:value-type="float">
            <text:p>0.7025417603</text:p>
          </table:table-cell>
          <table:table-cell/>
          <table:table-cell table:formula="of:=[.J1915]/[.D1915]" office:value-type="float" office:value="0.00251672953829277" calcext:value-type="float">
            <text:p>0.0025167295</text:p>
          </table:table-cell>
          <table:table-cell table:number-columns-repeated="3"/>
          <table:table-cell table:formula="of:=[.C1915]*flaeche" office:value-type="float" office:value="0.0017681076" calcext:value-type="float">
            <text:p>0.001768107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4.432773" calcext:value-type="float">
            <text:p>4.432773</text:p>
          </table:table-cell>
          <table:table-cell table:formula="of:=SQRT(POWER(ABS([.A1916]-xpos);2)+POWER(ABS([.B1916]-ypos);2))" office:value-type="float" office:value="0.715232319462704" calcext:value-type="float">
            <text:p>0.7152323195</text:p>
          </table:table-cell>
          <table:table-cell/>
          <table:table-cell table:formula="of:=[.J1916]/[.D1916]" office:value-type="float" office:value="0.00247906750261508" calcext:value-type="float">
            <text:p>0.0024790675</text:p>
          </table:table-cell>
          <table:table-cell table:number-columns-repeated="3"/>
          <table:table-cell table:formula="of:=[.C1916]*flaeche" office:value-type="float" office:value="0.0017731092" calcext:value-type="float">
            <text:p>0.0017731092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4.462102" calcext:value-type="float">
            <text:p>4.462102</text:p>
          </table:table-cell>
          <table:table-cell table:formula="of:=SQRT(POWER(ABS([.A1917]-xpos);2)+POWER(ABS([.B1917]-ypos);2))" office:value-type="float" office:value="0.728274352455858" calcext:value-type="float">
            <text:p>0.7282743525</text:p>
          </table:table-cell>
          <table:table-cell/>
          <table:table-cell table:formula="of:=[.J1917]/[.D1917]" office:value-type="float" office:value="0.00245078079981978" calcext:value-type="float">
            <text:p>0.0024507808</text:p>
          </table:table-cell>
          <table:table-cell table:number-columns-repeated="3"/>
          <table:table-cell table:formula="of:=[.C1917]*flaeche" office:value-type="float" office:value="0.0017848408" calcext:value-type="float">
            <text:p>0.0017848408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4.519277" calcext:value-type="float">
            <text:p>4.519277</text:p>
          </table:table-cell>
          <table:table-cell table:formula="of:=SQRT(POWER(ABS([.A1918]-xpos);2)+POWER(ABS([.B1918]-ypos);2))" office:value-type="float" office:value="0.74164807353151" calcext:value-type="float">
            <text:p>0.7416480735</text:p>
          </table:table-cell>
          <table:table-cell/>
          <table:table-cell table:formula="of:=[.J1918]/[.D1918]" office:value-type="float" office:value="0.00243742398115081" calcext:value-type="float">
            <text:p>0.002437424</text:p>
          </table:table-cell>
          <table:table-cell table:number-columns-repeated="3"/>
          <table:table-cell table:formula="of:=[.C1918]*flaeche" office:value-type="float" office:value="0.0018077108" calcext:value-type="float">
            <text:p>0.0018077108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4.616064" calcext:value-type="float">
            <text:p>4.616064</text:p>
          </table:table-cell>
          <table:table-cell table:formula="of:=SQRT(POWER(ABS([.A1919]-xpos);2)+POWER(ABS([.B1919]-ypos);2))" office:value-type="float" office:value="0.755336461736755" calcext:value-type="float">
            <text:p>0.7553364617</text:p>
          </table:table-cell>
          <table:table-cell/>
          <table:table-cell table:formula="of:=[.J1919]/[.D1919]" office:value-type="float" office:value="0.00244450743944558" calcext:value-type="float">
            <text:p>0.0024445074</text:p>
          </table:table-cell>
          <table:table-cell table:number-columns-repeated="3"/>
          <table:table-cell table:formula="of:=[.C1919]*flaeche" office:value-type="float" office:value="0.0018464256" calcext:value-type="float">
            <text:p>0.001846425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4.762422" calcext:value-type="float">
            <text:p>4.762422</text:p>
          </table:table-cell>
          <table:table-cell table:formula="of:=SQRT(POWER(ABS([.A1920]-xpos);2)+POWER(ABS([.B1920]-ypos);2))" office:value-type="float" office:value="0.76932272084802" calcext:value-type="float">
            <text:p>0.7693227208</text:p>
          </table:table-cell>
          <table:table-cell/>
          <table:table-cell table:formula="of:=[.J1920]/[.D1920]" office:value-type="float" office:value="0.00247616344659646" calcext:value-type="float">
            <text:p>0.0024761634</text:p>
          </table:table-cell>
          <table:table-cell table:number-columns-repeated="3"/>
          <table:table-cell table:formula="of:=[.C1920]*flaeche" office:value-type="float" office:value="0.0019049688" calcext:value-type="float">
            <text:p>0.0019049688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4.963649" calcext:value-type="float">
            <text:p>4.963649</text:p>
          </table:table-cell>
          <table:table-cell table:formula="of:=SQRT(POWER(ABS([.A1921]-xpos);2)+POWER(ABS([.B1921]-ypos);2))" office:value-type="float" office:value="0.783590900996815" calcext:value-type="float">
            <text:p>0.783590901</text:p>
          </table:table-cell>
          <table:table-cell/>
          <table:table-cell table:formula="of:=[.J1921]/[.D1921]" office:value-type="float" office:value="0.00253379613963648" calcext:value-type="float">
            <text:p>0.0025337961</text:p>
          </table:table-cell>
          <table:table-cell table:number-columns-repeated="3"/>
          <table:table-cell table:formula="of:=[.C1921]*flaeche" office:value-type="float" office:value="0.0019854596" calcext:value-type="float">
            <text:p>0.001985459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217894" calcext:value-type="float">
            <text:p>5.217894</text:p>
          </table:table-cell>
          <table:table-cell table:formula="of:=SQRT(POWER(ABS([.A1922]-xpos);2)+POWER(ABS([.B1922]-ypos);2))" office:value-type="float" office:value="0.798125882530444" calcext:value-type="float">
            <text:p>0.7981258825</text:p>
          </table:table-cell>
          <table:table-cell/>
          <table:table-cell table:formula="of:=[.J1922]/[.D1922]" office:value-type="float" office:value="0.00261507319294383" calcext:value-type="float">
            <text:p>0.0026150732</text:p>
          </table:table-cell>
          <table:table-cell table:number-columns-repeated="3"/>
          <table:table-cell table:formula="of:=[.C1922]*flaeche" office:value-type="float" office:value="0.0020871576" calcext:value-type="float">
            <text:p>0.002087157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5.514809" calcext:value-type="float">
            <text:p>5.514809</text:p>
          </table:table-cell>
          <table:table-cell table:formula="of:=SQRT(POWER(ABS([.A1923]-xpos);2)+POWER(ABS([.B1923]-ypos);2))" office:value-type="float" office:value="0.812914084813395" calcext:value-type="float">
            <text:p>0.8129140848</text:p>
          </table:table-cell>
          <table:table-cell/>
          <table:table-cell table:formula="of:=[.J1923]/[.D1923]" office:value-type="float" office:value="0.00271359992551534" calcext:value-type="float">
            <text:p>0.0027135999</text:p>
          </table:table-cell>
          <table:table-cell table:number-columns-repeated="3"/>
          <table:table-cell table:formula="of:=[.C1923]*flaeche" office:value-type="float" office:value="0.0022059236" calcext:value-type="float">
            <text:p>0.002205923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5.835937" calcext:value-type="float">
            <text:p>5.835937</text:p>
          </table:table-cell>
          <table:table-cell table:formula="of:=SQRT(POWER(ABS([.A1924]-xpos);2)+POWER(ABS([.B1924]-ypos);2))" office:value-type="float" office:value="0.827940529386018" calcext:value-type="float">
            <text:p>0.8279405294</text:p>
          </table:table-cell>
          <table:table-cell/>
          <table:table-cell table:formula="of:=[.J1924]/[.D1924]" office:value-type="float" office:value="0.0028194957453419" calcext:value-type="float">
            <text:p>0.0028194957</text:p>
          </table:table-cell>
          <table:table-cell table:number-columns-repeated="3"/>
          <table:table-cell table:formula="of:=[.C1924]*flaeche" office:value-type="float" office:value="0.0023343748" calcext:value-type="float">
            <text:p>0.0023343748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156938" calcext:value-type="float">
            <text:p>6.156938</text:p>
          </table:table-cell>
          <table:table-cell table:formula="of:=SQRT(POWER(ABS([.A1925]-xpos);2)+POWER(ABS([.B1925]-ypos);2))" office:value-type="float" office:value="0.843193159388761" calcext:value-type="float">
            <text:p>0.8431931594</text:p>
          </table:table-cell>
          <table:table-cell/>
          <table:table-cell table:formula="of:=[.J1925]/[.D1925]" office:value-type="float" office:value="0.00292077227213903" calcext:value-type="float">
            <text:p>0.0029207723</text:p>
          </table:table-cell>
          <table:table-cell table:number-columns-repeated="3"/>
          <table:table-cell table:formula="of:=[.C1925]*flaeche" office:value-type="float" office:value="0.0024627752" calcext:value-type="float">
            <text:p>0.002462775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755102" calcext:value-type="float">
            <text:p>0.755102</text:p>
          </table:table-cell>
          <table:table-cell office:value-type="float" office:value="6.451189" calcext:value-type="float">
            <text:p>6.451189</text:p>
          </table:table-cell>
          <table:table-cell table:formula="of:=SQRT(POWER(ABS([.A1926]-xpos);2)+POWER(ABS([.B1926]-ypos);2))" office:value-type="float" office:value="0.858659921510257" calcext:value-type="float">
            <text:p>0.8586599215</text:p>
          </table:table-cell>
          <table:table-cell/>
          <table:table-cell table:formula="of:=[.J1926]/[.D1926]" office:value-type="float" office:value="0.0030052358743626" calcext:value-type="float">
            <text:p>0.0030052359</text:p>
          </table:table-cell>
          <table:table-cell table:number-columns-repeated="3"/>
          <table:table-cell table:formula="of:=[.C1926]*flaeche" office:value-type="float" office:value="0.0025804756" calcext:value-type="float">
            <text:p>0.002580475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693876" calcext:value-type="float">
            <text:p>6.693876</text:p>
          </table:table-cell>
          <table:table-cell table:formula="of:=SQRT(POWER(ABS([.A1927]-xpos);2)+POWER(ABS([.B1927]-ypos);2))" office:value-type="float" office:value="0.874329451925303" calcext:value-type="float">
            <text:p>0.8743294519</text:p>
          </table:table-cell>
          <table:table-cell/>
          <table:table-cell table:formula="of:=[.J1927]/[.D1927]" office:value-type="float" office:value="0.00306240444503379" calcext:value-type="float">
            <text:p>0.0030624044</text:p>
          </table:table-cell>
          <table:table-cell table:number-columns-repeated="3"/>
          <table:table-cell table:formula="of:=[.C1927]*flaeche" office:value-type="float" office:value="0.0026775504" calcext:value-type="float">
            <text:p>0.0026775504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86566" calcext:value-type="float">
            <text:p>6.86566</text:p>
          </table:table-cell>
          <table:table-cell table:formula="of:=SQRT(POWER(ABS([.A1928]-xpos);2)+POWER(ABS([.B1928]-ypos);2))" office:value-type="float" office:value="0.890191043050872" calcext:value-type="float">
            <text:p>0.8901910431</text:p>
          </table:table-cell>
          <table:table-cell/>
          <table:table-cell table:formula="of:=[.J1928]/[.D1928]" office:value-type="float" office:value="0.00308502767067614" calcext:value-type="float">
            <text:p>0.0030850277</text:p>
          </table:table-cell>
          <table:table-cell table:number-columns-repeated="3"/>
          <table:table-cell table:formula="of:=[.C1928]*flaeche" office:value-type="float" office:value="0.002746264" calcext:value-type="float">
            <text:p>0.002746264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955241" calcext:value-type="float">
            <text:p>6.955241</text:p>
          </table:table-cell>
          <table:table-cell table:formula="of:=SQRT(POWER(ABS([.A1929]-xpos);2)+POWER(ABS([.B1929]-ypos);2))" office:value-type="float" office:value="0.906235400617853" calcext:value-type="float">
            <text:p>0.9062354006</text:p>
          </table:table-cell>
          <table:table-cell/>
          <table:table-cell table:formula="of:=[.J1929]/[.D1929]" office:value-type="float" office:value="0.00306994893170497" calcext:value-type="float">
            <text:p>0.0030699489</text:p>
          </table:table-cell>
          <table:table-cell table:number-columns-repeated="3"/>
          <table:table-cell table:formula="of:=[.C1929]*flaeche" office:value-type="float" office:value="0.0027820964" calcext:value-type="float">
            <text:p>0.0027820964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960547" calcext:value-type="float">
            <text:p>6.960547</text:p>
          </table:table-cell>
          <table:table-cell table:formula="of:=SQRT(POWER(ABS([.A1930]-xpos);2)+POWER(ABS([.B1930]-ypos);2))" office:value-type="float" office:value="0.92245145705831" calcext:value-type="float">
            <text:p>0.9224514571</text:p>
          </table:table-cell>
          <table:table-cell/>
          <table:table-cell table:formula="of:=[.J1930]/[.D1930]" office:value-type="float" office:value="0.00301828218568688" calcext:value-type="float">
            <text:p>0.0030182822</text:p>
          </table:table-cell>
          <table:table-cell table:number-columns-repeated="3"/>
          <table:table-cell table:formula="of:=[.C1930]*flaeche" office:value-type="float" office:value="0.0027842188" calcext:value-type="float">
            <text:p>0.0027842188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888624" calcext:value-type="float">
            <text:p>6.888624</text:p>
          </table:table-cell>
          <table:table-cell table:formula="of:=SQRT(POWER(ABS([.A1931]-xpos);2)+POWER(ABS([.B1931]-ypos);2))" office:value-type="float" office:value="0.938831056608696" calcext:value-type="float">
            <text:p>0.9388310566</text:p>
          </table:table-cell>
          <table:table-cell/>
          <table:table-cell table:formula="of:=[.J1931]/[.D1931]" office:value-type="float" office:value="0.0029349791750109" calcext:value-type="float">
            <text:p>0.0029349792</text:p>
          </table:table-cell>
          <table:table-cell table:number-columns-repeated="3"/>
          <table:table-cell table:formula="of:=[.C1931]*flaeche" office:value-type="float" office:value="0.0027554496" calcext:value-type="float">
            <text:p>0.002755449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754486" calcext:value-type="float">
            <text:p>6.754486</text:p>
          </table:table-cell>
          <table:table-cell table:formula="of:=SQRT(POWER(ABS([.A1932]-xpos);2)+POWER(ABS([.B1932]-ypos);2))" office:value-type="float" office:value="0.95536578754161" calcext:value-type="float">
            <text:p>0.9553657875</text:p>
          </table:table-cell>
          <table:table-cell/>
          <table:table-cell table:formula="of:=[.J1932]/[.D1932]" office:value-type="float" office:value="0.00282802088501869" calcext:value-type="float">
            <text:p>0.0028280209</text:p>
          </table:table-cell>
          <table:table-cell table:number-columns-repeated="3"/>
          <table:table-cell table:formula="of:=[.C1932]*flaeche" office:value-type="float" office:value="0.0027017944" calcext:value-type="float">
            <text:p>0.0027017944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579205" calcext:value-type="float">
            <text:p>6.579205</text:p>
          </table:table-cell>
          <table:table-cell table:formula="of:=SQRT(POWER(ABS([.A1933]-xpos);2)+POWER(ABS([.B1933]-ypos);2))" office:value-type="float" office:value="0.972047733439567" calcext:value-type="float">
            <text:p>0.9720477334</text:p>
          </table:table-cell>
          <table:table-cell/>
          <table:table-cell table:formula="of:=[.J1933]/[.D1933]" office:value-type="float" office:value="0.00270735881527943" calcext:value-type="float">
            <text:p>0.0027073588</text:p>
          </table:table-cell>
          <table:table-cell table:number-columns-repeated="3"/>
          <table:table-cell table:formula="of:=[.C1933]*flaeche" office:value-type="float" office:value="0.002631682" calcext:value-type="float">
            <text:p>0.002631682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38748" calcext:value-type="float">
            <text:p>6.38748</text:p>
          </table:table-cell>
          <table:table-cell table:formula="of:=SQRT(POWER(ABS([.A1934]-xpos);2)+POWER(ABS([.B1934]-ypos);2))" office:value-type="float" office:value="0.98886944390703" calcext:value-type="float">
            <text:p>0.9888694439</text:p>
          </table:table-cell>
          <table:table-cell/>
          <table:table-cell table:formula="of:=[.J1934]/[.D1934]" office:value-type="float" office:value="0.0025837505807695" calcext:value-type="float">
            <text:p>0.0025837506</text:p>
          </table:table-cell>
          <table:table-cell table:number-columns-repeated="3"/>
          <table:table-cell table:formula="of:=[.C1934]*flaeche" office:value-type="float" office:value="0.002554992" calcext:value-type="float">
            <text:p>0.002554992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20488" calcext:value-type="float">
            <text:p>6.20488</text:p>
          </table:table-cell>
          <table:table-cell table:formula="of:=SQRT(POWER(ABS([.A1935]-xpos);2)+POWER(ABS([.B1935]-ypos);2))" office:value-type="float" office:value="1.00582474048912" calcext:value-type="float">
            <text:p>1.0058247405</text:p>
          </table:table-cell>
          <table:table-cell/>
          <table:table-cell table:formula="of:=[.J1935]/[.D1935]" office:value-type="float" office:value="0.00246757899273095" calcext:value-type="float">
            <text:p>0.002467579</text:p>
          </table:table-cell>
          <table:table-cell table:number-columns-repeated="3"/>
          <table:table-cell table:formula="of:=[.C1935]*flaeche" office:value-type="float" office:value="0.002481952" calcext:value-type="float">
            <text:p>0.002481952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6.054999" calcext:value-type="float">
            <text:p>6.054999</text:p>
          </table:table-cell>
          <table:table-cell table:formula="of:=SQRT(POWER(ABS([.A1936]-xpos);2)+POWER(ABS([.B1936]-ypos);2))" office:value-type="float" office:value="1.02290536036331" calcext:value-type="float">
            <text:p>1.0229053604</text:p>
          </table:table-cell>
          <table:table-cell/>
          <table:table-cell table:formula="of:=[.J1936]/[.D1936]" office:value-type="float" office:value="0.00236776508741704" calcext:value-type="float">
            <text:p>0.0023677651</text:p>
          </table:table-cell>
          <table:table-cell table:number-columns-repeated="3"/>
          <table:table-cell table:formula="of:=[.C1936]*flaeche" office:value-type="float" office:value="0.0024219996" calcext:value-type="float">
            <text:p>0.002421999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956839" calcext:value-type="float">
            <text:p>5.956839</text:p>
          </table:table-cell>
          <table:table-cell table:formula="of:=SQRT(POWER(ABS([.A1937]-xpos);2)+POWER(ABS([.B1937]-ypos);2))" office:value-type="float" office:value="1.04010591617777" calcext:value-type="float">
            <text:p>1.0401059162</text:p>
          </table:table-cell>
          <table:table-cell/>
          <table:table-cell table:formula="of:=[.J1937]/[.D1937]" office:value-type="float" office:value="0.00229085861635725" calcext:value-type="float">
            <text:p>0.0022908586</text:p>
          </table:table-cell>
          <table:table-cell table:number-columns-repeated="3"/>
          <table:table-cell table:formula="of:=[.C1937]*flaeche" office:value-type="float" office:value="0.0023827356" calcext:value-type="float">
            <text:p>0.0023827356</text:p>
          </table:table-cell>
          <table:table-cell table:number-columns-repeated="6"/>
        </table:table-row>
        <table:table-row table:style-name="ro1">
          <table:table-cell office:value-type="float" office:value="0.755102" calcext:value-type="float">
            <text:p>0.755102</text:p>
          </table:table-cell>
          <table:table-cell office:value-type="float" office:value="1" calcext:value-type="float">
            <text:p>1</text:p>
          </table:table-cell>
          <table:table-cell office:value-type="float" office:value="5.9227" calcext:value-type="float">
            <text:p>5.9227</text:p>
          </table:table-cell>
          <table:table-cell table:formula="of:=SQRT(POWER(ABS([.A1938]-xpos);2)+POWER(ABS([.B1938]-ypos);2))" office:value-type="float" office:value="1.05742055512648" calcext:value-type="float">
            <text:p>1.0574205551</text:p>
          </table:table-cell>
          <table:table-cell/>
          <table:table-cell table:formula="of:=[.J1938]/[.D1938]" office:value-type="float" office:value="0.00224043308834357" calcext:value-type="float">
            <text:p>0.0022404331</text:p>
          </table:table-cell>
          <table:table-cell table:number-columns-repeated="3"/>
          <table:table-cell table:formula="of:=[.C1938]*flaeche" office:value-type="float" office:value="0.00236908" calcext:value-type="float">
            <text:p>0.0023690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939]-xpos);2)+POWER(ABS([.B1939]-ypos);2))" office:value-type="float" office:value="0.223606797749979" calcext:value-type="float">
            <text:p>0.2236067977</text:p>
          </table:table-cell>
          <table:table-cell/>
          <table:table-cell table:formula="of:=[.J1939]/[.D1939]" office:value-type="float" office:value="0" calcext:value-type="float">
            <text:p>0</text:p>
          </table:table-cell>
          <table:table-cell table:number-columns-repeated="3"/>
          <table:table-cell table:formula="of:=[.C1939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" calcext:value-type="float">
            <text:p>0</text:p>
          </table:table-cell>
          <table:table-cell office:value-type="float" office:value="5.972104" calcext:value-type="float">
            <text:p>5.972104</text:p>
          </table:table-cell>
          <table:table-cell table:formula="of:=SQRT(POWER(ABS([.A1940]-xpos);2)+POWER(ABS([.B1940]-ypos);2))" office:value-type="float" office:value="0.584133341027543" calcext:value-type="float">
            <text:p>0.584133341</text:p>
          </table:table-cell>
          <table:table-cell/>
          <table:table-cell table:formula="of:=[.J1940]/[.D1940]" office:value-type="float" office:value="0.00408954845103998" calcext:value-type="float">
            <text:p>0.0040895485</text:p>
          </table:table-cell>
          <table:table-cell table:number-columns-repeated="3"/>
          <table:table-cell table:formula="of:=[.C1940]*flaeche" office:value-type="float" office:value="0.0023888416" calcext:value-type="float">
            <text:p>0.0023888416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6.006772" calcext:value-type="float">
            <text:p>6.006772</text:p>
          </table:table-cell>
          <table:table-cell table:formula="of:=SQRT(POWER(ABS([.A1941]-xpos);2)+POWER(ABS([.B1941]-ypos);2))" office:value-type="float" office:value="0.580987647514127" calcext:value-type="float">
            <text:p>0.5809876475</text:p>
          </table:table-cell>
          <table:table-cell/>
          <table:table-cell table:formula="of:=[.J1941]/[.D1941]" office:value-type="float" office:value="0.00413555918147395" calcext:value-type="float">
            <text:p>0.0041355592</text:p>
          </table:table-cell>
          <table:table-cell table:number-columns-repeated="3"/>
          <table:table-cell table:formula="of:=[.C1941]*flaeche" office:value-type="float" office:value="0.0024027088" calcext:value-type="float">
            <text:p>0.0024027088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6.1067" calcext:value-type="float">
            <text:p>6.1067</text:p>
          </table:table-cell>
          <table:table-cell table:formula="of:=SQRT(POWER(ABS([.A1942]-xpos);2)+POWER(ABS([.B1942]-ypos);2))" office:value-type="float" office:value="0.578545163281139" calcext:value-type="float">
            <text:p>0.5785451633</text:p>
          </table:table-cell>
          <table:table-cell/>
          <table:table-cell table:formula="of:=[.J1942]/[.D1942]" office:value-type="float" office:value="0.00422210771955413" calcext:value-type="float">
            <text:p>0.0042221077</text:p>
          </table:table-cell>
          <table:table-cell table:number-columns-repeated="3"/>
          <table:table-cell table:formula="of:=[.C1942]*flaeche" office:value-type="float" office:value="0.00244268" calcext:value-type="float">
            <text:p>0.00244268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260109" calcext:value-type="float">
            <text:p>6.260109</text:p>
          </table:table-cell>
          <table:table-cell table:formula="of:=SQRT(POWER(ABS([.A1943]-xpos);2)+POWER(ABS([.B1943]-ypos);2))" office:value-type="float" office:value="0.576814821477396" calcext:value-type="float">
            <text:p>0.5768148215</text:p>
          </table:table-cell>
          <table:table-cell/>
          <table:table-cell table:formula="of:=[.J1943]/[.D1943]" office:value-type="float" office:value="0.00434115682670288" calcext:value-type="float">
            <text:p>0.0043411568</text:p>
          </table:table-cell>
          <table:table-cell table:number-columns-repeated="3"/>
          <table:table-cell table:formula="of:=[.C1943]*flaeche" office:value-type="float" office:value="0.0025040436" calcext:value-type="float">
            <text:p>0.0025040436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448819" calcext:value-type="float">
            <text:p>6.448819</text:p>
          </table:table-cell>
          <table:table-cell table:formula="of:=SQRT(POWER(ABS([.A1944]-xpos);2)+POWER(ABS([.B1944]-ypos);2))" office:value-type="float" office:value="0.575803010402863" calcext:value-type="float">
            <text:p>0.5758030104</text:p>
          </table:table-cell>
          <table:table-cell/>
          <table:table-cell table:formula="of:=[.J1944]/[.D1944]" office:value-type="float" office:value="0.00447987862757998" calcext:value-type="float">
            <text:p>0.0044798786</text:p>
          </table:table-cell>
          <table:table-cell table:number-columns-repeated="3"/>
          <table:table-cell table:formula="of:=[.C1944]*flaeche" office:value-type="float" office:value="0.0025795276" calcext:value-type="float">
            <text:p>0.0025795276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650211" calcext:value-type="float">
            <text:p>6.650211</text:p>
          </table:table-cell>
          <table:table-cell table:formula="of:=SQRT(POWER(ABS([.A1945]-xpos);2)+POWER(ABS([.B1945]-ypos);2))" office:value-type="float" office:value="0.575513619109922" calcext:value-type="float">
            <text:p>0.5755136191</text:p>
          </table:table-cell>
          <table:table-cell/>
          <table:table-cell table:formula="of:=[.J1945]/[.D1945]" office:value-type="float" office:value="0.00462210504090943" calcext:value-type="float">
            <text:p>0.004622105</text:p>
          </table:table-cell>
          <table:table-cell table:number-columns-repeated="3"/>
          <table:table-cell table:formula="of:=[.C1945]*flaeche" office:value-type="float" office:value="0.0026600844" calcext:value-type="float">
            <text:p>0.0026600844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839611" calcext:value-type="float">
            <text:p>6.839611</text:p>
          </table:table-cell>
          <table:table-cell table:formula="of:=SQRT(POWER(ABS([.A1946]-xpos);2)+POWER(ABS([.B1946]-ypos);2))" office:value-type="float" office:value="0.575947669238274" calcext:value-type="float">
            <text:p>0.5759476692</text:p>
          </table:table-cell>
          <table:table-cell/>
          <table:table-cell table:formula="of:=[.J1946]/[.D1946]" office:value-type="float" office:value="0.00475016142285691" calcext:value-type="float">
            <text:p>0.0047501614</text:p>
          </table:table-cell>
          <table:table-cell table:number-columns-repeated="3"/>
          <table:table-cell table:formula="of:=[.C1946]*flaeche" office:value-type="float" office:value="0.0027358444" calcext:value-type="float">
            <text:p>0.0027358444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992827" calcext:value-type="float">
            <text:p>6.992827</text:p>
          </table:table-cell>
          <table:table-cell table:formula="of:=SQRT(POWER(ABS([.A1947]-xpos);2)+POWER(ABS([.B1947]-ypos);2))" office:value-type="float" office:value="0.577103528449619" calcext:value-type="float">
            <text:p>0.5771035284</text:p>
          </table:table-cell>
          <table:table-cell/>
          <table:table-cell table:formula="of:=[.J1947]/[.D1947]" office:value-type="float" office:value="0.00484684404462828" calcext:value-type="float">
            <text:p>0.004846844</text:p>
          </table:table-cell>
          <table:table-cell table:number-columns-repeated="3"/>
          <table:table-cell table:formula="of:=[.C1947]*flaeche" office:value-type="float" office:value="0.0027971308" calcext:value-type="float">
            <text:p>0.0027971308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7.088622" calcext:value-type="float">
            <text:p>7.088622</text:p>
          </table:table-cell>
          <table:table-cell table:formula="of:=SQRT(POWER(ABS([.A1948]-xpos);2)+POWER(ABS([.B1948]-ypos);2))" office:value-type="float" office:value="0.578976873739358" calcext:value-type="float">
            <text:p>0.5789768737</text:p>
          </table:table-cell>
          <table:table-cell/>
          <table:table-cell table:formula="of:=[.J1948]/[.D1948]" office:value-type="float" office:value="0.00489734379490338" calcext:value-type="float">
            <text:p>0.0048973438</text:p>
          </table:table-cell>
          <table:table-cell table:number-columns-repeated="3"/>
          <table:table-cell table:formula="of:=[.C1948]*flaeche" office:value-type="float" office:value="0.0028354488" calcext:value-type="float">
            <text:p>0.0028354488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7.111005" calcext:value-type="float">
            <text:p>7.111005</text:p>
          </table:table-cell>
          <table:table-cell table:formula="of:=SQRT(POWER(ABS([.A1949]-xpos);2)+POWER(ABS([.B1949]-ypos);2))" office:value-type="float" office:value="0.581560771569919" calcext:value-type="float">
            <text:p>0.5815607716</text:p>
          </table:table-cell>
          <table:table-cell/>
          <table:table-cell table:formula="of:=[.J1949]/[.D1949]" office:value-type="float" office:value="0.00489097982369333" calcext:value-type="float">
            <text:p>0.0048909798</text:p>
          </table:table-cell>
          <table:table-cell table:number-columns-repeated="3"/>
          <table:table-cell table:formula="of:=[.C1949]*flaeche" office:value-type="float" office:value="0.002844402" calcext:value-type="float">
            <text:p>0.002844402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7.051209" calcext:value-type="float">
            <text:p>7.051209</text:p>
          </table:table-cell>
          <table:table-cell table:formula="of:=SQRT(POWER(ABS([.A1950]-xpos);2)+POWER(ABS([.B1950]-ypos);2))" office:value-type="float" office:value="0.584845982138887" calcext:value-type="float">
            <text:p>0.5848459821</text:p>
          </table:table-cell>
          <table:table-cell/>
          <table:table-cell table:formula="of:=[.J1950]/[.D1950]" office:value-type="float" office:value="0.00482260917598336" calcext:value-type="float">
            <text:p>0.0048226092</text:p>
          </table:table-cell>
          <table:table-cell table:number-columns-repeated="3"/>
          <table:table-cell table:formula="of:=[.C1950]*flaeche" office:value-type="float" office:value="0.0028204836" calcext:value-type="float">
            <text:p>0.0028204836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909132" calcext:value-type="float">
            <text:p>6.909132</text:p>
          </table:table-cell>
          <table:table-cell table:formula="of:=SQRT(POWER(ABS([.A1951]-xpos);2)+POWER(ABS([.B1951]-ypos);2))" office:value-type="float" office:value="0.588820448184334" calcext:value-type="float">
            <text:p>0.5888204482</text:p>
          </table:table-cell>
          <table:table-cell/>
          <table:table-cell table:formula="of:=[.J1951]/[.D1951]" office:value-type="float" office:value="0.00469354080436898" calcext:value-type="float">
            <text:p>0.0046935408</text:p>
          </table:table-cell>
          <table:table-cell table:number-columns-repeated="3"/>
          <table:table-cell table:formula="of:=[.C1951]*flaeche" office:value-type="float" office:value="0.0027636528" calcext:value-type="float">
            <text:p>0.0027636528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693876" calcext:value-type="float">
            <text:p>6.693876</text:p>
          </table:table-cell>
          <table:table-cell table:formula="of:=SQRT(POWER(ABS([.A1952]-xpos);2)+POWER(ABS([.B1952]-ypos);2))" office:value-type="float" office:value="0.593470463042602" calcext:value-type="float">
            <text:p>0.593470463</text:p>
          </table:table-cell>
          <table:table-cell/>
          <table:table-cell table:formula="of:=[.J1952]/[.D1952]" office:value-type="float" office:value="0.00451168266449647" calcext:value-type="float">
            <text:p>0.0045116827</text:p>
          </table:table-cell>
          <table:table-cell table:number-columns-repeated="3"/>
          <table:table-cell table:formula="of:=[.C1952]*flaeche" office:value-type="float" office:value="0.0026775504" calcext:value-type="float">
            <text:p>0.0026775504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423007" calcext:value-type="float">
            <text:p>6.423007</text:p>
          </table:table-cell>
          <table:table-cell table:formula="of:=SQRT(POWER(ABS([.A1953]-xpos);2)+POWER(ABS([.B1953]-ypos);2))" office:value-type="float" office:value="0.598780288366275" calcext:value-type="float">
            <text:p>0.5987802884</text:p>
          </table:table-cell>
          <table:table-cell/>
          <table:table-cell table:formula="of:=[.J1953]/[.D1953]" office:value-type="float" office:value="0.00429072708290025" calcext:value-type="float">
            <text:p>0.0042907271</text:p>
          </table:table-cell>
          <table:table-cell table:number-columns-repeated="3"/>
          <table:table-cell table:formula="of:=[.C1953]*flaeche" office:value-type="float" office:value="0.0025692028" calcext:value-type="float">
            <text:p>0.0025692028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6.120322" calcext:value-type="float">
            <text:p>6.120322</text:p>
          </table:table-cell>
          <table:table-cell table:formula="of:=SQRT(POWER(ABS([.A1954]-xpos);2)+POWER(ABS([.B1954]-ypos);2))" office:value-type="float" office:value="0.604732544101936" calcext:value-type="float">
            <text:p>0.6047325441</text:p>
          </table:table-cell>
          <table:table-cell/>
          <table:table-cell table:formula="of:=[.J1954]/[.D1954]" office:value-type="float" office:value="0.00404828353274028" calcext:value-type="float">
            <text:p>0.0040482835</text:p>
          </table:table-cell>
          <table:table-cell table:number-columns-repeated="3"/>
          <table:table-cell table:formula="of:=[.C1954]*flaeche" office:value-type="float" office:value="0.0024481288" calcext:value-type="float">
            <text:p>0.0024481288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5.812325" calcext:value-type="float">
            <text:p>5.812325</text:p>
          </table:table-cell>
          <table:table-cell table:formula="of:=SQRT(POWER(ABS([.A1955]-xpos);2)+POWER(ABS([.B1955]-ypos);2))" office:value-type="float" office:value="0.611308464675568" calcext:value-type="float">
            <text:p>0.6113084647</text:p>
          </table:table-cell>
          <table:table-cell/>
          <table:table-cell table:formula="of:=[.J1955]/[.D1955]" office:value-type="float" office:value="0.00380320269445947" calcext:value-type="float">
            <text:p>0.0038032027</text:p>
          </table:table-cell>
          <table:table-cell table:number-columns-repeated="3"/>
          <table:table-cell table:formula="of:=[.C1955]*flaeche" office:value-type="float" office:value="0.00232493" calcext:value-type="float">
            <text:p>0.00232493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524026" calcext:value-type="float">
            <text:p>5.524026</text:p>
          </table:table-cell>
          <table:table-cell table:formula="of:=SQRT(POWER(ABS([.A1956]-xpos);2)+POWER(ABS([.B1956]-ypos);2))" office:value-type="float" office:value="0.618488523790862" calcext:value-type="float">
            <text:p>0.6184885238</text:p>
          </table:table-cell>
          <table:table-cell/>
          <table:table-cell table:formula="of:=[.J1956]/[.D1956]" office:value-type="float" office:value="0.00357259725120973" calcext:value-type="float">
            <text:p>0.0035725973</text:p>
          </table:table-cell>
          <table:table-cell table:number-columns-repeated="3"/>
          <table:table-cell table:formula="of:=[.C1956]*flaeche" office:value-type="float" office:value="0.0022096104" calcext:value-type="float">
            <text:p>0.0022096104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275043" calcext:value-type="float">
            <text:p>5.275043</text:p>
          </table:table-cell>
          <table:table-cell table:formula="of:=SQRT(POWER(ABS([.A1957]-xpos);2)+POWER(ABS([.B1957]-ypos);2))" office:value-type="float" office:value="0.626251251352842" calcext:value-type="float">
            <text:p>0.6262512514</text:p>
          </table:table-cell>
          <table:table-cell/>
          <table:table-cell table:formula="of:=[.J1957]/[.D1957]" office:value-type="float" office:value="0.00336928220972317" calcext:value-type="float">
            <text:p>0.0033692822</text:p>
          </table:table-cell>
          <table:table-cell table:number-columns-repeated="3"/>
          <table:table-cell table:formula="of:=[.C1957]*flaeche" office:value-type="float" office:value="0.0021100172" calcext:value-type="float">
            <text:p>0.0021100172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07698" calcext:value-type="float">
            <text:p>5.07698</text:p>
          </table:table-cell>
          <table:table-cell table:formula="of:=SQRT(POWER(ABS([.A1958]-xpos);2)+POWER(ABS([.B1958]-ypos);2))" office:value-type="float" office:value="0.634575589279165" calcext:value-type="float">
            <text:p>0.6345755893</text:p>
          </table:table-cell>
          <table:table-cell/>
          <table:table-cell table:formula="of:=[.J1958]/[.D1958]" office:value-type="float" office:value="0.00320023655859004" calcext:value-type="float">
            <text:p>0.0032002366</text:p>
          </table:table-cell>
          <table:table-cell table:number-columns-repeated="3"/>
          <table:table-cell table:formula="of:=[.C1958]*flaeche" office:value-type="float" office:value="0.002030792" calcext:value-type="float">
            <text:p>0.002030792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4.932711" calcext:value-type="float">
            <text:p>4.932711</text:p>
          </table:table-cell>
          <table:table-cell table:formula="of:=SQRT(POWER(ABS([.A1959]-xpos);2)+POWER(ABS([.B1959]-ypos);2))" office:value-type="float" office:value="0.643439740865452" calcext:value-type="float">
            <text:p>0.6434397409</text:p>
          </table:table-cell>
          <table:table-cell/>
          <table:table-cell table:formula="of:=[.J1959]/[.D1959]" office:value-type="float" office:value="0.00306646337595829" calcext:value-type="float">
            <text:p>0.0030664634</text:p>
          </table:table-cell>
          <table:table-cell table:number-columns-repeated="3"/>
          <table:table-cell table:formula="of:=[.C1959]*flaeche" office:value-type="float" office:value="0.0019730844" calcext:value-type="float">
            <text:p>0.0019730844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4.837554" calcext:value-type="float">
            <text:p>4.837554</text:p>
          </table:table-cell>
          <table:table-cell table:formula="of:=SQRT(POWER(ABS([.A1960]-xpos);2)+POWER(ABS([.B1960]-ypos);2))" office:value-type="float" office:value="0.652821717369298" calcext:value-type="float">
            <text:p>0.6528217174</text:p>
          </table:table-cell>
          <table:table-cell/>
          <table:table-cell table:formula="of:=[.J1960]/[.D1960]" office:value-type="float" office:value="0.00296408889060498" calcext:value-type="float">
            <text:p>0.0029640889</text:p>
          </table:table-cell>
          <table:table-cell table:number-columns-repeated="3"/>
          <table:table-cell table:formula="of:=[.C1960]*flaeche" office:value-type="float" office:value="0.0019350216" calcext:value-type="float">
            <text:p>0.0019350216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4.781783" calcext:value-type="float">
            <text:p>4.781783</text:p>
          </table:table-cell>
          <table:table-cell table:formula="of:=SQRT(POWER(ABS([.A1961]-xpos);2)+POWER(ABS([.B1961]-ypos);2))" office:value-type="float" office:value="0.662699526286989" calcext:value-type="float">
            <text:p>0.6626995263</text:p>
          </table:table-cell>
          <table:table-cell/>
          <table:table-cell table:formula="of:=[.J1961]/[.D1961]" office:value-type="float" office:value="0.00288624500867936" calcext:value-type="float">
            <text:p>0.002886245</text:p>
          </table:table-cell>
          <table:table-cell table:number-columns-repeated="3"/>
          <table:table-cell table:formula="of:=[.C1961]*flaeche" office:value-type="float" office:value="0.0019127132" calcext:value-type="float">
            <text:p>0.0019127132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4.753621" calcext:value-type="float">
            <text:p>4.753621</text:p>
          </table:table-cell>
          <table:table-cell table:formula="of:=SQRT(POWER(ABS([.A1962]-xpos);2)+POWER(ABS([.B1962]-ypos);2))" office:value-type="float" office:value="0.673051855728814" calcext:value-type="float">
            <text:p>0.6730518557</text:p>
          </table:table-cell>
          <table:table-cell/>
          <table:table-cell table:formula="of:=[.J1962]/[.D1962]" office:value-type="float" office:value="0.00282511426692527" calcext:value-type="float">
            <text:p>0.0028251143</text:p>
          </table:table-cell>
          <table:table-cell table:number-columns-repeated="3"/>
          <table:table-cell table:formula="of:=[.C1962]*flaeche" office:value-type="float" office:value="0.0019014484" calcext:value-type="float">
            <text:p>0.0019014484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4.741958" calcext:value-type="float">
            <text:p>4.741958</text:p>
          </table:table-cell>
          <table:table-cell table:formula="of:=SQRT(POWER(ABS([.A1963]-xpos);2)+POWER(ABS([.B1963]-ypos);2))" office:value-type="float" office:value="0.68385616517218" calcext:value-type="float">
            <text:p>0.6838561652</text:p>
          </table:table-cell>
          <table:table-cell/>
          <table:table-cell table:formula="of:=[.J1963]/[.D1963]" office:value-type="float" office:value="0.00277365811204236" calcext:value-type="float">
            <text:p>0.0027736581</text:p>
          </table:table-cell>
          <table:table-cell table:number-columns-repeated="3"/>
          <table:table-cell table:formula="of:=[.C1963]*flaeche" office:value-type="float" office:value="0.0018967832" calcext:value-type="float">
            <text:p>0.0018967832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4.738373" calcext:value-type="float">
            <text:p>4.738373</text:p>
          </table:table-cell>
          <table:table-cell table:formula="of:=SQRT(POWER(ABS([.A1964]-xpos);2)+POWER(ABS([.B1964]-ypos);2))" office:value-type="float" office:value="0.695091851280102" calcext:value-type="float">
            <text:p>0.6950918513</text:p>
          </table:table-cell>
          <table:table-cell/>
          <table:table-cell table:formula="of:=[.J1964]/[.D1964]" office:value-type="float" office:value="0.00272676078205991" calcext:value-type="float">
            <text:p>0.0027267608</text:p>
          </table:table-cell>
          <table:table-cell table:number-columns-repeated="3"/>
          <table:table-cell table:formula="of:=[.C1964]*flaeche" office:value-type="float" office:value="0.0018953492" calcext:value-type="float">
            <text:p>0.0018953492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4.738373" calcext:value-type="float">
            <text:p>4.738373</text:p>
          </table:table-cell>
          <table:table-cell table:formula="of:=SQRT(POWER(ABS([.A1965]-xpos);2)+POWER(ABS([.B1965]-ypos);2))" office:value-type="float" office:value="0.706738340346694" calcext:value-type="float">
            <text:p>0.7067383403</text:p>
          </table:table-cell>
          <table:table-cell/>
          <table:table-cell table:formula="of:=[.J1965]/[.D1965]" office:value-type="float" office:value="0.00268182592028363" calcext:value-type="float">
            <text:p>0.0026818259</text:p>
          </table:table-cell>
          <table:table-cell table:number-columns-repeated="3"/>
          <table:table-cell table:formula="of:=[.C1965]*flaeche" office:value-type="float" office:value="0.0018953492" calcext:value-type="float">
            <text:p>0.0018953492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4.741958" calcext:value-type="float">
            <text:p>4.741958</text:p>
          </table:table-cell>
          <table:table-cell table:formula="of:=SQRT(POWER(ABS([.A1966]-xpos);2)+POWER(ABS([.B1966]-ypos);2))" office:value-type="float" office:value="0.718775663642002" calcext:value-type="float">
            <text:p>0.7187756636</text:p>
          </table:table-cell>
          <table:table-cell/>
          <table:table-cell table:formula="of:=[.J1966]/[.D1966]" office:value-type="float" office:value="0.00263890848834404" calcext:value-type="float">
            <text:p>0.0026389085</text:p>
          </table:table-cell>
          <table:table-cell table:number-columns-repeated="3"/>
          <table:table-cell table:formula="of:=[.C1966]*flaeche" office:value-type="float" office:value="0.0018967832" calcext:value-type="float">
            <text:p>0.0018967832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4.753621" calcext:value-type="float">
            <text:p>4.753621</text:p>
          </table:table-cell>
          <table:table-cell table:formula="of:=SQRT(POWER(ABS([.A1967]-xpos);2)+POWER(ABS([.B1967]-ypos);2))" office:value-type="float" office:value="0.731184518777579" calcext:value-type="float">
            <text:p>0.7311845188</text:p>
          </table:table-cell>
          <table:table-cell/>
          <table:table-cell table:formula="of:=[.J1967]/[.D1967]" office:value-type="float" office:value="0.00260050418351159" calcext:value-type="float">
            <text:p>0.0026005042</text:p>
          </table:table-cell>
          <table:table-cell table:number-columns-repeated="3"/>
          <table:table-cell table:formula="of:=[.C1967]*flaeche" office:value-type="float" office:value="0.0019014484" calcext:value-type="float">
            <text:p>0.0019014484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4.781783" calcext:value-type="float">
            <text:p>4.781783</text:p>
          </table:table-cell>
          <table:table-cell table:formula="of:=SQRT(POWER(ABS([.A1968]-xpos);2)+POWER(ABS([.B1968]-ypos);2))" office:value-type="float" office:value="0.743946948472134" calcext:value-type="float">
            <text:p>0.7439469485</text:p>
          </table:table-cell>
          <table:table-cell/>
          <table:table-cell table:formula="of:=[.J1968]/[.D1968]" office:value-type="float" office:value="0.00257103440497766" calcext:value-type="float">
            <text:p>0.0025710344</text:p>
          </table:table-cell>
          <table:table-cell table:number-columns-repeated="3"/>
          <table:table-cell table:formula="of:=[.C1968]*flaeche" office:value-type="float" office:value="0.0019127132" calcext:value-type="float">
            <text:p>0.0019127132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4.837554" calcext:value-type="float">
            <text:p>4.837554</text:p>
          </table:table-cell>
          <table:table-cell table:formula="of:=SQRT(POWER(ABS([.A1969]-xpos);2)+POWER(ABS([.B1969]-ypos);2))" office:value-type="float" office:value="0.757043852540261" calcext:value-type="float">
            <text:p>0.7570438525</text:p>
          </table:table-cell>
          <table:table-cell/>
          <table:table-cell table:formula="of:=[.J1969]/[.D1969]" office:value-type="float" office:value="0.00255602313327958" calcext:value-type="float">
            <text:p>0.0025560231</text:p>
          </table:table-cell>
          <table:table-cell table:number-columns-repeated="3"/>
          <table:table-cell table:formula="of:=[.C1969]*flaeche" office:value-type="float" office:value="0.0019350216" calcext:value-type="float">
            <text:p>0.0019350216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4.932711" calcext:value-type="float">
            <text:p>4.932711</text:p>
          </table:table-cell>
          <table:table-cell table:formula="of:=SQRT(POWER(ABS([.A1970]-xpos);2)+POWER(ABS([.B1970]-ypos);2))" office:value-type="float" office:value="0.770458759522533" calcext:value-type="float">
            <text:p>0.7704587595</text:p>
          </table:table-cell>
          <table:table-cell/>
          <table:table-cell table:formula="of:=[.J1970]/[.D1970]" office:value-type="float" office:value="0.00256092149724244" calcext:value-type="float">
            <text:p>0.0025609215</text:p>
          </table:table-cell>
          <table:table-cell table:number-columns-repeated="3"/>
          <table:table-cell table:formula="of:=[.C1970]*flaeche" office:value-type="float" office:value="0.0019730844" calcext:value-type="float">
            <text:p>0.0019730844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07698" calcext:value-type="float">
            <text:p>5.07698</text:p>
          </table:table-cell>
          <table:table-cell table:formula="of:=SQRT(POWER(ABS([.A1971]-xpos);2)+POWER(ABS([.B1971]-ypos);2))" office:value-type="float" office:value="0.784175349337761" calcext:value-type="float">
            <text:p>0.7841753493</text:p>
          </table:table-cell>
          <table:table-cell/>
          <table:table-cell table:formula="of:=[.J1971]/[.D1971]" office:value-type="float" office:value="0.00258971670266734" calcext:value-type="float">
            <text:p>0.0025897167</text:p>
          </table:table-cell>
          <table:table-cell table:number-columns-repeated="3"/>
          <table:table-cell table:formula="of:=[.C1971]*flaeche" office:value-type="float" office:value="0.002030792" calcext:value-type="float">
            <text:p>0.002030792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275043" calcext:value-type="float">
            <text:p>5.275043</text:p>
          </table:table-cell>
          <table:table-cell table:formula="of:=SQRT(POWER(ABS([.A1972]-xpos);2)+POWER(ABS([.B1972]-ypos);2))" office:value-type="float" office:value="0.798178068992753" calcext:value-type="float">
            <text:p>0.798178069</text:p>
          </table:table-cell>
          <table:table-cell/>
          <table:table-cell table:formula="of:=[.J1972]/[.D1972]" office:value-type="float" office:value="0.00264354193878404" calcext:value-type="float">
            <text:p>0.0026435419</text:p>
          </table:table-cell>
          <table:table-cell table:number-columns-repeated="3"/>
          <table:table-cell table:formula="of:=[.C1972]*flaeche" office:value-type="float" office:value="0.0021100172" calcext:value-type="float">
            <text:p>0.0021100172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524026" calcext:value-type="float">
            <text:p>5.524026</text:p>
          </table:table-cell>
          <table:table-cell table:formula="of:=SQRT(POWER(ABS([.A1973]-xpos);2)+POWER(ABS([.B1973]-ypos);2))" office:value-type="float" office:value="0.81245212416548" calcext:value-type="float">
            <text:p>0.8124521242</text:p>
          </table:table-cell>
          <table:table-cell/>
          <table:table-cell table:formula="of:=[.J1973]/[.D1973]" office:value-type="float" office:value="0.00271968074705895" calcext:value-type="float">
            <text:p>0.0027196807</text:p>
          </table:table-cell>
          <table:table-cell table:number-columns-repeated="3"/>
          <table:table-cell table:formula="of:=[.C1973]*flaeche" office:value-type="float" office:value="0.0022096104" calcext:value-type="float">
            <text:p>0.0022096104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5.812325" calcext:value-type="float">
            <text:p>5.812325</text:p>
          </table:table-cell>
          <table:table-cell table:formula="of:=SQRT(POWER(ABS([.A1974]-xpos);2)+POWER(ABS([.B1974]-ypos);2))" office:value-type="float" office:value="0.826984183031332" calcext:value-type="float">
            <text:p>0.826984183</text:p>
          </table:table-cell>
          <table:table-cell/>
          <table:table-cell table:formula="of:=[.J1974]/[.D1974]" office:value-type="float" office:value="0.00281133551004314" calcext:value-type="float">
            <text:p>0.0028113355</text:p>
          </table:table-cell>
          <table:table-cell table:number-columns-repeated="3"/>
          <table:table-cell table:formula="of:=[.C1974]*flaeche" office:value-type="float" office:value="0.00232493" calcext:value-type="float">
            <text:p>0.00232493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6.120322" calcext:value-type="float">
            <text:p>6.120322</text:p>
          </table:table-cell>
          <table:table-cell table:formula="of:=SQRT(POWER(ABS([.A1975]-xpos);2)+POWER(ABS([.B1975]-ypos);2))" office:value-type="float" office:value="0.841759496469152" calcext:value-type="float">
            <text:p>0.8417594965</text:p>
          </table:table-cell>
          <table:table-cell/>
          <table:table-cell table:formula="of:=[.J1975]/[.D1975]" office:value-type="float" office:value="0.0029083471113411" calcext:value-type="float">
            <text:p>0.0029083471</text:p>
          </table:table-cell>
          <table:table-cell table:number-columns-repeated="3"/>
          <table:table-cell table:formula="of:=[.C1975]*flaeche" office:value-type="float" office:value="0.0024481288" calcext:value-type="float">
            <text:p>0.0024481288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423007" calcext:value-type="float">
            <text:p>6.423007</text:p>
          </table:table-cell>
          <table:table-cell table:formula="of:=SQRT(POWER(ABS([.A1976]-xpos);2)+POWER(ABS([.B1976]-ypos);2))" office:value-type="float" office:value="0.856766148803744" calcext:value-type="float">
            <text:p>0.8567661488</text:p>
          </table:table-cell>
          <table:table-cell/>
          <table:table-cell table:formula="of:=[.J1976]/[.D1976]" office:value-type="float" office:value="0.00299872118382272" calcext:value-type="float">
            <text:p>0.0029987212</text:p>
          </table:table-cell>
          <table:table-cell table:number-columns-repeated="3"/>
          <table:table-cell table:formula="of:=[.C1976]*flaeche" office:value-type="float" office:value="0.0025692028" calcext:value-type="float">
            <text:p>0.0025692028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693876" calcext:value-type="float">
            <text:p>6.693876</text:p>
          </table:table-cell>
          <table:table-cell table:formula="of:=SQRT(POWER(ABS([.A1977]-xpos);2)+POWER(ABS([.B1977]-ypos);2))" office:value-type="float" office:value="0.87199219635499" calcext:value-type="float">
            <text:p>0.8719921964</text:p>
          </table:table-cell>
          <table:table-cell/>
          <table:table-cell table:formula="of:=[.J1977]/[.D1977]" office:value-type="float" office:value="0.0030706128004269" calcext:value-type="float">
            <text:p>0.0030706128</text:p>
          </table:table-cell>
          <table:table-cell table:number-columns-repeated="3"/>
          <table:table-cell table:formula="of:=[.C1977]*flaeche" office:value-type="float" office:value="0.0026775504" calcext:value-type="float">
            <text:p>0.00267755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77551" calcext:value-type="float">
            <text:p>0.77551</text:p>
          </table:table-cell>
          <table:table-cell office:value-type="float" office:value="6.909132" calcext:value-type="float">
            <text:p>6.909132</text:p>
          </table:table-cell>
          <table:table-cell table:formula="of:=SQRT(POWER(ABS([.A1978]-xpos);2)+POWER(ABS([.B1978]-ypos);2))" office:value-type="float" office:value="0.887426346352192" calcext:value-type="float">
            <text:p>0.8874263464</text:p>
          </table:table-cell>
          <table:table-cell/>
          <table:table-cell table:formula="of:=[.J1978]/[.D1978]" office:value-type="float" office:value="0.0031142334362284" calcext:value-type="float">
            <text:p>0.0031142334</text:p>
          </table:table-cell>
          <table:table-cell table:number-columns-repeated="3"/>
          <table:table-cell table:formula="of:=[.C1978]*flaeche" office:value-type="float" office:value="0.0027636528" calcext:value-type="float">
            <text:p>0.0027636528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7.051209" calcext:value-type="float">
            <text:p>7.051209</text:p>
          </table:table-cell>
          <table:table-cell table:formula="of:=SQRT(POWER(ABS([.A1979]-xpos);2)+POWER(ABS([.B1979]-ypos);2))" office:value-type="float" office:value="0.903057928830703" calcext:value-type="float">
            <text:p>0.9030579288</text:p>
          </table:table-cell>
          <table:table-cell/>
          <table:table-cell table:formula="of:=[.J1979]/[.D1979]" office:value-type="float" office:value="0.00312325877438673" calcext:value-type="float">
            <text:p>0.0031232588</text:p>
          </table:table-cell>
          <table:table-cell table:number-columns-repeated="3"/>
          <table:table-cell table:formula="of:=[.C1979]*flaeche" office:value-type="float" office:value="0.0028204836" calcext:value-type="float">
            <text:p>0.0028204836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7.111005" calcext:value-type="float">
            <text:p>7.111005</text:p>
          </table:table-cell>
          <table:table-cell table:formula="of:=SQRT(POWER(ABS([.A1980]-xpos);2)+POWER(ABS([.B1980]-ypos);2))" office:value-type="float" office:value="0.918877647474896" calcext:value-type="float">
            <text:p>0.9188776475</text:p>
          </table:table-cell>
          <table:table-cell/>
          <table:table-cell table:formula="of:=[.J1980]/[.D1980]" office:value-type="float" office:value="0.0030955176761743" calcext:value-type="float">
            <text:p>0.0030955177</text:p>
          </table:table-cell>
          <table:table-cell table:number-columns-repeated="3"/>
          <table:table-cell table:formula="of:=[.C1980]*flaeche" office:value-type="float" office:value="0.002844402" calcext:value-type="float">
            <text:p>0.002844402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7.088622" calcext:value-type="float">
            <text:p>7.088622</text:p>
          </table:table-cell>
          <table:table-cell table:formula="of:=SQRT(POWER(ABS([.A1981]-xpos);2)+POWER(ABS([.B1981]-ypos);2))" office:value-type="float" office:value="0.934874440941135" calcext:value-type="float">
            <text:p>0.9348744409</text:p>
          </table:table-cell>
          <table:table-cell/>
          <table:table-cell table:formula="of:=[.J1981]/[.D1981]" office:value-type="float" office:value="0.00303297285263844" calcext:value-type="float">
            <text:p>0.0030329729</text:p>
          </table:table-cell>
          <table:table-cell table:number-columns-repeated="3"/>
          <table:table-cell table:formula="of:=[.C1981]*flaeche" office:value-type="float" office:value="0.0028354488" calcext:value-type="float">
            <text:p>0.0028354488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992827" calcext:value-type="float">
            <text:p>6.992827</text:p>
          </table:table-cell>
          <table:table-cell table:formula="of:=SQRT(POWER(ABS([.A1982]-xpos);2)+POWER(ABS([.B1982]-ypos);2))" office:value-type="float" office:value="0.95104010564697" calcext:value-type="float">
            <text:p>0.9510401056</text:p>
          </table:table-cell>
          <table:table-cell/>
          <table:table-cell table:formula="of:=[.J1982]/[.D1982]" office:value-type="float" office:value="0.00294112812213863" calcext:value-type="float">
            <text:p>0.0029411281</text:p>
          </table:table-cell>
          <table:table-cell table:number-columns-repeated="3"/>
          <table:table-cell table:formula="of:=[.C1982]*flaeche" office:value-type="float" office:value="0.0027971308" calcext:value-type="float">
            <text:p>0.0027971308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839611" calcext:value-type="float">
            <text:p>6.839611</text:p>
          </table:table-cell>
          <table:table-cell table:formula="of:=SQRT(POWER(ABS([.A1983]-xpos);2)+POWER(ABS([.B1983]-ypos);2))" office:value-type="float" office:value="0.967366175603117" calcext:value-type="float">
            <text:p>0.9673661756</text:p>
          </table:table-cell>
          <table:table-cell/>
          <table:table-cell table:formula="of:=[.J1983]/[.D1983]" office:value-type="float" office:value="0.00282813733723355" calcext:value-type="float">
            <text:p>0.0028281373</text:p>
          </table:table-cell>
          <table:table-cell table:number-columns-repeated="3"/>
          <table:table-cell table:formula="of:=[.C1983]*flaeche" office:value-type="float" office:value="0.0027358444" calcext:value-type="float">
            <text:p>0.0027358444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650211" calcext:value-type="float">
            <text:p>6.650211</text:p>
          </table:table-cell>
          <table:table-cell table:formula="of:=SQRT(POWER(ABS([.A1984]-xpos);2)+POWER(ABS([.B1984]-ypos);2))" office:value-type="float" office:value="0.983844665473671" calcext:value-type="float">
            <text:p>0.9838446655</text:p>
          </table:table-cell>
          <table:table-cell/>
          <table:table-cell table:formula="of:=[.J1984]/[.D1984]" office:value-type="float" office:value="0.00270376462194802" calcext:value-type="float">
            <text:p>0.0027037646</text:p>
          </table:table-cell>
          <table:table-cell table:number-columns-repeated="3"/>
          <table:table-cell table:formula="of:=[.C1984]*flaeche" office:value-type="float" office:value="0.0026600844" calcext:value-type="float">
            <text:p>0.0026600844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448819" calcext:value-type="float">
            <text:p>6.448819</text:p>
          </table:table-cell>
          <table:table-cell table:formula="of:=SQRT(POWER(ABS([.A1985]-xpos);2)+POWER(ABS([.B1985]-ypos);2))" office:value-type="float" office:value="1.00046804386197" calcext:value-type="float">
            <text:p>1.0004680439</text:p>
          </table:table-cell>
          <table:table-cell/>
          <table:table-cell table:formula="of:=[.J1985]/[.D1985]" office:value-type="float" office:value="0.00257832083276003" calcext:value-type="float">
            <text:p>0.0025783208</text:p>
          </table:table-cell>
          <table:table-cell table:number-columns-repeated="3"/>
          <table:table-cell table:formula="of:=[.C1985]*flaeche" office:value-type="float" office:value="0.0025795276" calcext:value-type="float">
            <text:p>0.0025795276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260109" calcext:value-type="float">
            <text:p>6.260109</text:p>
          </table:table-cell>
          <table:table-cell table:formula="of:=SQRT(POWER(ABS([.A1986]-xpos);2)+POWER(ABS([.B1986]-ypos);2))" office:value-type="float" office:value="1.01723003213433" calcext:value-type="float">
            <text:p>1.0172300321</text:p>
          </table:table-cell>
          <table:table-cell/>
          <table:table-cell table:formula="of:=[.J1986]/[.D1986]" office:value-type="float" office:value="0.00246162964216273" calcext:value-type="float">
            <text:p>0.0024616296</text:p>
          </table:table-cell>
          <table:table-cell table:number-columns-repeated="3"/>
          <table:table-cell table:formula="of:=[.C1986]*flaeche" office:value-type="float" office:value="0.0025040436" calcext:value-type="float">
            <text:p>0.0025040436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6.1067" calcext:value-type="float">
            <text:p>6.1067</text:p>
          </table:table-cell>
          <table:table-cell table:formula="of:=SQRT(POWER(ABS([.A1987]-xpos);2)+POWER(ABS([.B1987]-ypos);2))" office:value-type="float" office:value="1.03412228771843" calcext:value-type="float">
            <text:p>1.0341222877</text:p>
          </table:table-cell>
          <table:table-cell/>
          <table:table-cell table:formula="of:=[.J1987]/[.D1987]" office:value-type="float" office:value="0.00236208041254894" calcext:value-type="float">
            <text:p>0.0023620804</text:p>
          </table:table-cell>
          <table:table-cell table:number-columns-repeated="3"/>
          <table:table-cell table:formula="of:=[.C1987]*flaeche" office:value-type="float" office:value="0.00244268" calcext:value-type="float">
            <text:p>0.00244268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6.006772" calcext:value-type="float">
            <text:p>6.006772</text:p>
          </table:table-cell>
          <table:table-cell table:formula="of:=SQRT(POWER(ABS([.A1988]-xpos);2)+POWER(ABS([.B1988]-ypos);2))" office:value-type="float" office:value="1.05113930882828" calcext:value-type="float">
            <text:p>1.0511393088</text:p>
          </table:table-cell>
          <table:table-cell/>
          <table:table-cell table:formula="of:=[.J1988]/[.D1988]" office:value-type="float" office:value="0.00228581385913379" calcext:value-type="float">
            <text:p>0.0022858139</text:p>
          </table:table-cell>
          <table:table-cell table:number-columns-repeated="3"/>
          <table:table-cell table:formula="of:=[.C1988]*flaeche" office:value-type="float" office:value="0.0024027088" calcext:value-type="float">
            <text:p>0.0024027088</text:p>
          </table:table-cell>
          <table:table-cell table:number-columns-repeated="6"/>
        </table:table-row>
        <table:table-row table:style-name="ro1">
          <table:table-cell office:value-type="float" office:value="0.77551" calcext:value-type="float">
            <text:p>0.77551</text:p>
          </table:table-cell>
          <table:table-cell office:value-type="float" office:value="1" calcext:value-type="float">
            <text:p>1</text:p>
          </table:table-cell>
          <table:table-cell office:value-type="float" office:value="5.972104" calcext:value-type="float">
            <text:p>5.972104</text:p>
          </table:table-cell>
          <table:table-cell table:formula="of:=SQRT(POWER(ABS([.A1989]-xpos);2)+POWER(ABS([.B1989]-ypos);2))" office:value-type="float" office:value="1.06827513314689" calcext:value-type="float">
            <text:p>1.0682751331</text:p>
          </table:table-cell>
          <table:table-cell/>
          <table:table-cell table:formula="of:=[.J1989]/[.D1989]" office:value-type="float" office:value="0.00223616700031483" calcext:value-type="float">
            <text:p>0.002236167</text:p>
          </table:table-cell>
          <table:table-cell table:number-columns-repeated="3"/>
          <table:table-cell table:formula="of:=[.C1989]*flaeche" office:value-type="float" office:value="0.0023888416" calcext:value-type="float">
            <text:p>0.002388841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1990]-xpos);2)+POWER(ABS([.B1990]-ypos);2))" office:value-type="float" office:value="0.223606797749979" calcext:value-type="float">
            <text:p>0.2236067977</text:p>
          </table:table-cell>
          <table:table-cell/>
          <table:table-cell table:formula="of:=[.J1990]/[.D1990]" office:value-type="float" office:value="0" calcext:value-type="float">
            <text:p>0</text:p>
          </table:table-cell>
          <table:table-cell table:number-columns-repeated="3"/>
          <table:table-cell table:formula="of:=[.C1990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" calcext:value-type="float">
            <text:p>0</text:p>
          </table:table-cell>
          <table:table-cell office:value-type="float" office:value="5.970558" calcext:value-type="float">
            <text:p>5.970558</text:p>
          </table:table-cell>
          <table:table-cell table:formula="of:=SQRT(POWER(ABS([.A1991]-xpos);2)+POWER(ABS([.B1991]-ypos);2))" office:value-type="float" office:value="0.604250165679746" calcext:value-type="float">
            <text:p>0.6042501657</text:p>
          </table:table-cell>
          <table:table-cell/>
          <table:table-cell table:formula="of:=[.J1991]/[.D1991]" office:value-type="float" office:value="0.00395237491960534" calcext:value-type="float">
            <text:p>0.0039523749</text:p>
          </table:table-cell>
          <table:table-cell table:number-columns-repeated="3"/>
          <table:table-cell table:formula="of:=[.C1991]*flaeche" office:value-type="float" office:value="0.0023882232" calcext:value-type="float">
            <text:p>0.0023882232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6.005109" calcext:value-type="float">
            <text:p>6.005109</text:p>
          </table:table-cell>
          <table:table-cell table:formula="of:=SQRT(POWER(ABS([.A1992]-xpos);2)+POWER(ABS([.B1992]-ypos);2))" office:value-type="float" office:value="0.601209738101438" calcext:value-type="float">
            <text:p>0.6012097381</text:p>
          </table:table-cell>
          <table:table-cell/>
          <table:table-cell table:formula="of:=[.J1992]/[.D1992]" office:value-type="float" office:value="0.00399535045387891" calcext:value-type="float">
            <text:p>0.0039953505</text:p>
          </table:table-cell>
          <table:table-cell table:number-columns-repeated="3"/>
          <table:table-cell table:formula="of:=[.C1992]*flaeche" office:value-type="float" office:value="0.0024020436" calcext:value-type="float">
            <text:p>0.0024020436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6.104958" calcext:value-type="float">
            <text:p>6.104958</text:p>
          </table:table-cell>
          <table:table-cell table:formula="of:=SQRT(POWER(ABS([.A1993]-xpos);2)+POWER(ABS([.B1993]-ypos);2))" office:value-type="float" office:value="0.59884973789758" calcext:value-type="float">
            <text:p>0.5988497379</text:p>
          </table:table-cell>
          <table:table-cell/>
          <table:table-cell table:formula="of:=[.J1993]/[.D1993]" office:value-type="float" office:value="0.00407778954462471" calcext:value-type="float">
            <text:p>0.0040777895</text:p>
          </table:table-cell>
          <table:table-cell table:number-columns-repeated="3"/>
          <table:table-cell table:formula="of:=[.C1993]*flaeche" office:value-type="float" office:value="0.0024419832" calcext:value-type="float">
            <text:p>0.0024419832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259108" calcext:value-type="float">
            <text:p>6.259108</text:p>
          </table:table-cell>
          <table:table-cell table:formula="of:=SQRT(POWER(ABS([.A1994]-xpos);2)+POWER(ABS([.B1994]-ypos);2))" office:value-type="float" office:value="0.597178232104955" calcext:value-type="float">
            <text:p>0.5971782321</text:p>
          </table:table-cell>
          <table:table-cell/>
          <table:table-cell table:formula="of:=[.J1994]/[.D1994]" office:value-type="float" office:value="0.00419245556083829" calcext:value-type="float">
            <text:p>0.0041924556</text:p>
          </table:table-cell>
          <table:table-cell table:number-columns-repeated="3"/>
          <table:table-cell table:formula="of:=[.C1994]*flaeche" office:value-type="float" office:value="0.0025036432" calcext:value-type="float">
            <text:p>0.0025036432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450557" calcext:value-type="float">
            <text:p>6.450557</text:p>
          </table:table-cell>
          <table:table-cell table:formula="of:=SQRT(POWER(ABS([.A1995]-xpos);2)+POWER(ABS([.B1995]-ypos);2))" office:value-type="float" office:value="0.596200980721267" calcext:value-type="float">
            <text:p>0.5962009807</text:p>
          </table:table-cell>
          <table:table-cell/>
          <table:table-cell table:formula="of:=[.J1995]/[.D1995]" office:value-type="float" office:value="0.0043277734915473" calcext:value-type="float">
            <text:p>0.0043277735</text:p>
          </table:table-cell>
          <table:table-cell table:number-columns-repeated="3"/>
          <table:table-cell table:formula="of:=[.C1995]*flaeche" office:value-type="float" office:value="0.0025802228" calcext:value-type="float">
            <text:p>0.0025802228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658049" calcext:value-type="float">
            <text:p>6.658049</text:p>
          </table:table-cell>
          <table:table-cell table:formula="of:=SQRT(POWER(ABS([.A1996]-xpos);2)+POWER(ABS([.B1996]-ypos);2))" office:value-type="float" office:value="0.595921495169456" calcext:value-type="float">
            <text:p>0.5959214952</text:p>
          </table:table-cell>
          <table:table-cell/>
          <table:table-cell table:formula="of:=[.J1996]/[.D1996]" office:value-type="float" office:value="0.00446907792651898" calcext:value-type="float">
            <text:p>0.0044690779</text:p>
          </table:table-cell>
          <table:table-cell table:number-columns-repeated="3"/>
          <table:table-cell table:formula="of:=[.C1996]*flaeche" office:value-type="float" office:value="0.0026632196" calcext:value-type="float">
            <text:p>0.0026632196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858157" calcext:value-type="float">
            <text:p>6.858157</text:p>
          </table:table-cell>
          <table:table-cell table:formula="of:=SQRT(POWER(ABS([.A1997]-xpos);2)+POWER(ABS([.B1997]-ypos);2))" office:value-type="float" office:value="0.596340691488515" calcext:value-type="float">
            <text:p>0.5963406915</text:p>
          </table:table-cell>
          <table:table-cell/>
          <table:table-cell table:formula="of:=[.J1997]/[.D1997]" office:value-type="float" office:value="0.00460016034316322" calcext:value-type="float">
            <text:p>0.0046001603</text:p>
          </table:table-cell>
          <table:table-cell table:number-columns-repeated="3"/>
          <table:table-cell table:formula="of:=[.C1997]*flaeche" office:value-type="float" office:value="0.0027432628" calcext:value-type="float">
            <text:p>0.0027432628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.027473" calcext:value-type="float">
            <text:p>7.027473</text:p>
          </table:table-cell>
          <table:table-cell table:formula="of:=SQRT(POWER(ABS([.A1998]-xpos);2)+POWER(ABS([.B1998]-ypos);2))" office:value-type="float" office:value="0.597457099023018" calcext:value-type="float">
            <text:p>0.597457099</text:p>
          </table:table-cell>
          <table:table-cell/>
          <table:table-cell table:formula="of:=[.J1998]/[.D1998]" office:value-type="float" office:value="0.00470492225232008" calcext:value-type="float">
            <text:p>0.0047049223</text:p>
          </table:table-cell>
          <table:table-cell table:number-columns-repeated="3"/>
          <table:table-cell table:formula="of:=[.C1998]*flaeche" office:value-type="float" office:value="0.0028109892" calcext:value-type="float">
            <text:p>0.0028109892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7.144805" calcext:value-type="float">
            <text:p>7.144805</text:p>
          </table:table-cell>
          <table:table-cell table:formula="of:=SQRT(POWER(ABS([.A1999]-xpos);2)+POWER(ABS([.B1999]-ypos);2))" office:value-type="float" office:value="0.59926682116483" calcext:value-type="float">
            <text:p>0.5992668212</text:p>
          </table:table-cell>
          <table:table-cell/>
          <table:table-cell table:formula="of:=[.J1999]/[.D1999]" office:value-type="float" office:value="0.00476903092089245" calcext:value-type="float">
            <text:p>0.0047690309</text:p>
          </table:table-cell>
          <table:table-cell table:number-columns-repeated="3"/>
          <table:table-cell table:formula="of:=[.C1999]*flaeche" office:value-type="float" office:value="0.002857922" calcext:value-type="float">
            <text:p>0.002857922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7.19336" calcext:value-type="float">
            <text:p>7.19336</text:p>
          </table:table-cell>
          <table:table-cell table:formula="of:=SQRT(POWER(ABS([.A2000]-xpos);2)+POWER(ABS([.B2000]-ypos);2))" office:value-type="float" office:value="0.601763602798474" calcext:value-type="float">
            <text:p>0.6017636028</text:p>
          </table:table-cell>
          <table:table-cell/>
          <table:table-cell table:formula="of:=[.J2000]/[.D2000]" office:value-type="float" office:value="0.00478151883334094" calcext:value-type="float">
            <text:p>0.0047815188</text:p>
          </table:table-cell>
          <table:table-cell table:number-columns-repeated="3"/>
          <table:table-cell table:formula="of:=[.C2000]*flaeche" office:value-type="float" office:value="0.002877344" calcext:value-type="float">
            <text:p>0.002877344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7.162842" calcext:value-type="float">
            <text:p>7.162842</text:p>
          </table:table-cell>
          <table:table-cell table:formula="of:=SQRT(POWER(ABS([.A2001]-xpos);2)+POWER(ABS([.B2001]-ypos);2))" office:value-type="float" office:value="0.604939108876257" calcext:value-type="float">
            <text:p>0.6049391089</text:p>
          </table:table-cell>
          <table:table-cell/>
          <table:table-cell table:formula="of:=[.J2001]/[.D2001]" office:value-type="float" office:value="0.00473623999169489" calcext:value-type="float">
            <text:p>0.00473624</text:p>
          </table:table-cell>
          <table:table-cell table:number-columns-repeated="3"/>
          <table:table-cell table:formula="of:=[.C2001]*flaeche" office:value-type="float" office:value="0.0028651368" calcext:value-type="float">
            <text:p>0.0028651368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7.051209" calcext:value-type="float">
            <text:p>7.051209</text:p>
          </table:table-cell>
          <table:table-cell table:formula="of:=SQRT(POWER(ABS([.A2002]-xpos);2)+POWER(ABS([.B2002]-ypos);2))" office:value-type="float" office:value="0.608782410080975" calcext:value-type="float">
            <text:p>0.6087824101</text:p>
          </table:table-cell>
          <table:table-cell/>
          <table:table-cell table:formula="of:=[.J2002]/[.D2002]" office:value-type="float" office:value="0.00463299128439806" calcext:value-type="float">
            <text:p>0.0046329913</text:p>
          </table:table-cell>
          <table:table-cell table:number-columns-repeated="3"/>
          <table:table-cell table:formula="of:=[.C2002]*flaeche" office:value-type="float" office:value="0.0028204836" calcext:value-type="float">
            <text:p>0.0028204836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86566" calcext:value-type="float">
            <text:p>6.86566</text:p>
          </table:table-cell>
          <table:table-cell table:formula="of:=SQRT(POWER(ABS([.A2003]-xpos);2)+POWER(ABS([.B2003]-ypos);2))" office:value-type="float" office:value="0.613281088187138" calcext:value-type="float">
            <text:p>0.6132810882</text:p>
          </table:table-cell>
          <table:table-cell/>
          <table:table-cell table:formula="of:=[.J2003]/[.D2003]" office:value-type="float" office:value="0.00447798579297133" calcext:value-type="float">
            <text:p>0.0044779858</text:p>
          </table:table-cell>
          <table:table-cell table:number-columns-repeated="3"/>
          <table:table-cell table:formula="of:=[.C2003]*flaeche" office:value-type="float" office:value="0.002746264" calcext:value-type="float">
            <text:p>0.002746264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622326" calcext:value-type="float">
            <text:p>6.622326</text:p>
          </table:table-cell>
          <table:table-cell table:formula="of:=SQRT(POWER(ABS([.A2004]-xpos);2)+POWER(ABS([.B2004]-ypos);2))" office:value-type="float" office:value="0.618420840819583" calcext:value-type="float">
            <text:p>0.6184208408</text:p>
          </table:table-cell>
          <table:table-cell/>
          <table:table-cell table:formula="of:=[.J2004]/[.D2004]" office:value-type="float" office:value="0.00428337828409763" calcext:value-type="float">
            <text:p>0.0042833783</text:p>
          </table:table-cell>
          <table:table-cell table:number-columns-repeated="3"/>
          <table:table-cell table:formula="of:=[.C2004]*flaeche" office:value-type="float" office:value="0.0026489304" calcext:value-type="float">
            <text:p>0.0026489304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6.344345" calcext:value-type="float">
            <text:p>6.344345</text:p>
          </table:table-cell>
          <table:table-cell table:formula="of:=SQRT(POWER(ABS([.A2005]-xpos);2)+POWER(ABS([.B2005]-ypos);2))" office:value-type="float" office:value="0.624185831720009" calcext:value-type="float">
            <text:p>0.6241858317</text:p>
          </table:table-cell>
          <table:table-cell/>
          <table:table-cell table:formula="of:=[.J2005]/[.D2005]" office:value-type="float" office:value="0.0040656770324424" calcext:value-type="float">
            <text:p>0.004065677</text:p>
          </table:table-cell>
          <table:table-cell table:number-columns-repeated="3"/>
          <table:table-cell table:formula="of:=[.C2005]*flaeche" office:value-type="float" office:value="0.002537738" calcext:value-type="float">
            <text:p>0.002537738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6.058411" calcext:value-type="float">
            <text:p>6.058411</text:p>
          </table:table-cell>
          <table:table-cell table:formula="of:=SQRT(POWER(ABS([.A2006]-xpos);2)+POWER(ABS([.B2006]-ypos);2))" office:value-type="float" office:value="0.630558912083558" calcext:value-type="float">
            <text:p>0.6305589121</text:p>
          </table:table-cell>
          <table:table-cell/>
          <table:table-cell table:formula="of:=[.J2006]/[.D2006]" office:value-type="float" office:value="0.00384320061704063" calcext:value-type="float">
            <text:p>0.0038432006</text:p>
          </table:table-cell>
          <table:table-cell table:number-columns-repeated="3"/>
          <table:table-cell table:formula="of:=[.C2006]*flaeche" office:value-type="float" office:value="0.0024233644" calcext:value-type="float">
            <text:p>0.0024233644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790407" calcext:value-type="float">
            <text:p>5.790407</text:p>
          </table:table-cell>
          <table:table-cell table:formula="of:=SQRT(POWER(ABS([.A2007]-xpos);2)+POWER(ABS([.B2007]-ypos);2))" office:value-type="float" office:value="0.637522200934995" calcext:value-type="float">
            <text:p>0.6375222009</text:p>
          </table:table-cell>
          <table:table-cell/>
          <table:table-cell table:formula="of:=[.J2007]/[.D2007]" office:value-type="float" office:value="0.00363307002737018" calcext:value-type="float">
            <text:p>0.00363307</text:p>
          </table:table-cell>
          <table:table-cell table:number-columns-repeated="3"/>
          <table:table-cell table:formula="of:=[.C2007]*flaeche" office:value-type="float" office:value="0.0023161628" calcext:value-type="float">
            <text:p>0.0023161628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56111" calcext:value-type="float">
            <text:p>5.56111</text:p>
          </table:table-cell>
          <table:table-cell table:formula="of:=SQRT(POWER(ABS([.A2008]-xpos);2)+POWER(ABS([.B2008]-ypos);2))" office:value-type="float" office:value="0.645055914200467" calcext:value-type="float">
            <text:p>0.6450559142</text:p>
          </table:table-cell>
          <table:table-cell/>
          <table:table-cell table:formula="of:=[.J2008]/[.D2008]" office:value-type="float" office:value="0.00344845144588303" calcext:value-type="float">
            <text:p>0.0034484514</text:p>
          </table:table-cell>
          <table:table-cell table:number-columns-repeated="3"/>
          <table:table-cell table:formula="of:=[.C2008]*flaeche" office:value-type="float" office:value="0.002224444" calcext:value-type="float">
            <text:p>0.002224444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38308" calcext:value-type="float">
            <text:p>5.38308</text:p>
          </table:table-cell>
          <table:table-cell table:formula="of:=SQRT(POWER(ABS([.A2009]-xpos);2)+POWER(ABS([.B2009]-ypos);2))" office:value-type="float" office:value="0.653140628910038" calcext:value-type="float">
            <text:p>0.6531406289</text:p>
          </table:table-cell>
          <table:table-cell/>
          <table:table-cell table:formula="of:=[.J2009]/[.D2009]" office:value-type="float" office:value="0.00329673565644403" calcext:value-type="float">
            <text:p>0.0032967357</text:p>
          </table:table-cell>
          <table:table-cell table:number-columns-repeated="3"/>
          <table:table-cell table:formula="of:=[.C2009]*flaeche" office:value-type="float" office:value="0.002153232" calcext:value-type="float">
            <text:p>0.002153232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5.25952" calcext:value-type="float">
            <text:p>5.25952</text:p>
          </table:table-cell>
          <table:table-cell table:formula="of:=SQRT(POWER(ABS([.A2010]-xpos);2)+POWER(ABS([.B2010]-ypos);2))" office:value-type="float" office:value="0.661756150518452" calcext:value-type="float">
            <text:p>0.6617561505</text:p>
          </table:table-cell>
          <table:table-cell/>
          <table:table-cell table:formula="of:=[.J2010]/[.D2010]" office:value-type="float" office:value="0.00317912874455609" calcext:value-type="float">
            <text:p>0.0031791287</text:p>
          </table:table-cell>
          <table:table-cell table:number-columns-repeated="3"/>
          <table:table-cell table:formula="of:=[.C2010]*flaeche" office:value-type="float" office:value="0.002103808" calcext:value-type="float">
            <text:p>0.002103808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5.185245" calcext:value-type="float">
            <text:p>5.185245</text:p>
          </table:table-cell>
          <table:table-cell table:formula="of:=SQRT(POWER(ABS([.A2011]-xpos);2)+POWER(ABS([.B2011]-ypos);2))" office:value-type="float" office:value="0.670882029341225" calcext:value-type="float">
            <text:p>0.6708820293</text:p>
          </table:table-cell>
          <table:table-cell/>
          <table:table-cell table:formula="of:=[.J2011]/[.D2011]" office:value-type="float" office:value="0.00309159868544499" calcext:value-type="float">
            <text:p>0.0030915987</text:p>
          </table:table-cell>
          <table:table-cell table:number-columns-repeated="3"/>
          <table:table-cell table:formula="of:=[.C2011]*flaeche" office:value-type="float" office:value="0.002074098" calcext:value-type="float">
            <text:p>0.002074098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5.149276" calcext:value-type="float">
            <text:p>5.149276</text:p>
          </table:table-cell>
          <table:table-cell table:formula="of:=SQRT(POWER(ABS([.A2012]-xpos);2)+POWER(ABS([.B2012]-ypos);2))" office:value-type="float" office:value="0.680497733107907" calcext:value-type="float">
            <text:p>0.6804977331</text:p>
          </table:table-cell>
          <table:table-cell/>
          <table:table-cell table:formula="of:=[.J2012]/[.D2012]" office:value-type="float" office:value="0.00302677040611595" calcext:value-type="float">
            <text:p>0.0030267704</text:p>
          </table:table-cell>
          <table:table-cell table:number-columns-repeated="3"/>
          <table:table-cell table:formula="of:=[.C2012]*flaeche" office:value-type="float" office:value="0.0020597104" calcext:value-type="float">
            <text:p>0.0020597104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5.138136" calcext:value-type="float">
            <text:p>5.138136</text:p>
          </table:table-cell>
          <table:table-cell table:formula="of:=SQRT(POWER(ABS([.A2013]-xpos);2)+POWER(ABS([.B2013]-ypos);2))" office:value-type="float" office:value="0.690583306433047" calcext:value-type="float">
            <text:p>0.6905833064</text:p>
          </table:table-cell>
          <table:table-cell/>
          <table:table-cell table:formula="of:=[.J2013]/[.D2013]" office:value-type="float" office:value="0.00297611364313982" calcext:value-type="float">
            <text:p>0.0029761136</text:p>
          </table:table-cell>
          <table:table-cell table:number-columns-repeated="3"/>
          <table:table-cell table:formula="of:=[.C2013]*flaeche" office:value-type="float" office:value="0.0020552544" calcext:value-type="float">
            <text:p>0.0020552544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5.13899" calcext:value-type="float">
            <text:p>5.13899</text:p>
          </table:table-cell>
          <table:table-cell table:formula="of:=SQRT(POWER(ABS([.A2014]-xpos);2)+POWER(ABS([.B2014]-ypos);2))" office:value-type="float" office:value="0.701117506034473" calcext:value-type="float">
            <text:p>0.701117506</text:p>
          </table:table-cell>
          <table:table-cell/>
          <table:table-cell table:formula="of:=[.J2014]/[.D2014]" office:value-type="float" office:value="0.00293188514379917" calcext:value-type="float">
            <text:p>0.0029318851</text:p>
          </table:table-cell>
          <table:table-cell table:number-columns-repeated="3"/>
          <table:table-cell table:formula="of:=[.C2014]*flaeche" office:value-type="float" office:value="0.002055596" calcext:value-type="float">
            <text:p>0.002055596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5.14204" calcext:value-type="float">
            <text:p>5.14204</text:p>
          </table:table-cell>
          <table:table-cell table:formula="of:=SQRT(POWER(ABS([.A2015]-xpos);2)+POWER(ABS([.B2015]-ypos);2))" office:value-type="float" office:value="0.712080883285038" calcext:value-type="float">
            <text:p>0.7120808833</text:p>
          </table:table-cell>
          <table:table-cell/>
          <table:table-cell table:formula="of:=[.J2015]/[.D2015]" office:value-type="float" office:value="0.00288845838763611" calcext:value-type="float">
            <text:p>0.0028884584</text:p>
          </table:table-cell>
          <table:table-cell table:number-columns-repeated="3"/>
          <table:table-cell table:formula="of:=[.C2015]*flaeche" office:value-type="float" office:value="0.002056816" calcext:value-type="float">
            <text:p>0.002056816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5.14204" calcext:value-type="float">
            <text:p>5.14204</text:p>
          </table:table-cell>
          <table:table-cell table:formula="of:=SQRT(POWER(ABS([.A2016]-xpos);2)+POWER(ABS([.B2016]-ypos);2))" office:value-type="float" office:value="0.723453926895141" calcext:value-type="float">
            <text:p>0.7234539269</text:p>
          </table:table-cell>
          <table:table-cell/>
          <table:table-cell table:formula="of:=[.J2016]/[.D2016]" office:value-type="float" office:value="0.00284305043284134" calcext:value-type="float">
            <text:p>0.0028430504</text:p>
          </table:table-cell>
          <table:table-cell table:number-columns-repeated="3"/>
          <table:table-cell table:formula="of:=[.C2016]*flaeche" office:value-type="float" office:value="0.002056816" calcext:value-type="float">
            <text:p>0.002056816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5.13899" calcext:value-type="float">
            <text:p>5.13899</text:p>
          </table:table-cell>
          <table:table-cell table:formula="of:=SQRT(POWER(ABS([.A2017]-xpos);2)+POWER(ABS([.B2017]-ypos);2))" office:value-type="float" office:value="0.735217625787086" calcext:value-type="float">
            <text:p>0.7352176258</text:p>
          </table:table-cell>
          <table:table-cell/>
          <table:table-cell table:formula="of:=[.J2017]/[.D2017]" office:value-type="float" office:value="0.00279590141463133" calcext:value-type="float">
            <text:p>0.0027959014</text:p>
          </table:table-cell>
          <table:table-cell table:number-columns-repeated="3"/>
          <table:table-cell table:formula="of:=[.C2017]*flaeche" office:value-type="float" office:value="0.002055596" calcext:value-type="float">
            <text:p>0.002055596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5.138136" calcext:value-type="float">
            <text:p>5.138136</text:p>
          </table:table-cell>
          <table:table-cell table:formula="of:=SQRT(POWER(ABS([.A2018]-xpos);2)+POWER(ABS([.B2018]-ypos);2))" office:value-type="float" office:value="0.747353532890559" calcext:value-type="float">
            <text:p>0.7473535329</text:p>
          </table:table-cell>
          <table:table-cell/>
          <table:table-cell table:formula="of:=[.J2018]/[.D2018]" office:value-type="float" office:value="0.00275004306469368" calcext:value-type="float">
            <text:p>0.0027500431</text:p>
          </table:table-cell>
          <table:table-cell table:number-columns-repeated="3"/>
          <table:table-cell table:formula="of:=[.C2018]*flaeche" office:value-type="float" office:value="0.0020552544" calcext:value-type="float">
            <text:p>0.0020552544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5.149276" calcext:value-type="float">
            <text:p>5.149276</text:p>
          </table:table-cell>
          <table:table-cell table:formula="of:=SQRT(POWER(ABS([.A2019]-xpos);2)+POWER(ABS([.B2019]-ypos);2))" office:value-type="float" office:value="0.759844434581842" calcext:value-type="float">
            <text:p>0.7598444346</text:p>
          </table:table-cell>
          <table:table-cell/>
          <table:table-cell table:formula="of:=[.J2019]/[.D2019]" office:value-type="float" office:value="0.00271070011999693" calcext:value-type="float">
            <text:p>0.0027107001</text:p>
          </table:table-cell>
          <table:table-cell table:number-columns-repeated="3"/>
          <table:table-cell table:formula="of:=[.C2019]*flaeche" office:value-type="float" office:value="0.0020597104" calcext:value-type="float">
            <text:p>0.0020597104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5.185245" calcext:value-type="float">
            <text:p>5.185245</text:p>
          </table:table-cell>
          <table:table-cell table:formula="of:=SQRT(POWER(ABS([.A2020]-xpos);2)+POWER(ABS([.B2020]-ypos);2))" office:value-type="float" office:value="0.772671920864865" calcext:value-type="float">
            <text:p>0.7726719209</text:p>
          </table:table-cell>
          <table:table-cell/>
          <table:table-cell table:formula="of:=[.J2020]/[.D2020]" office:value-type="float" office:value="0.00268431910619766" calcext:value-type="float">
            <text:p>0.0026843191</text:p>
          </table:table-cell>
          <table:table-cell table:number-columns-repeated="3"/>
          <table:table-cell table:formula="of:=[.C2020]*flaeche" office:value-type="float" office:value="0.002074098" calcext:value-type="float">
            <text:p>0.002074098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5.25952" calcext:value-type="float">
            <text:p>5.25952</text:p>
          </table:table-cell>
          <table:table-cell table:formula="of:=SQRT(POWER(ABS([.A2021]-xpos);2)+POWER(ABS([.B2021]-ypos);2))" office:value-type="float" office:value="0.7858200829382" calcext:value-type="float">
            <text:p>0.7858200829</text:p>
          </table:table-cell>
          <table:table-cell/>
          <table:table-cell table:formula="of:=[.J2021]/[.D2021]" office:value-type="float" office:value="0.00267721332869709" calcext:value-type="float">
            <text:p>0.0026772133</text:p>
          </table:table-cell>
          <table:table-cell table:number-columns-repeated="3"/>
          <table:table-cell table:formula="of:=[.C2021]*flaeche" office:value-type="float" office:value="0.002103808" calcext:value-type="float">
            <text:p>0.002103808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38308" calcext:value-type="float">
            <text:p>5.38308</text:p>
          </table:table-cell>
          <table:table-cell table:formula="of:=SQRT(POWER(ABS([.A2022]-xpos);2)+POWER(ABS([.B2022]-ypos);2))" office:value-type="float" office:value="0.799273095464247" calcext:value-type="float">
            <text:p>0.7992730955</text:p>
          </table:table-cell>
          <table:table-cell/>
          <table:table-cell table:formula="of:=[.J2022]/[.D2022]" office:value-type="float" office:value="0.00269398783997518" calcext:value-type="float">
            <text:p>0.0026939878</text:p>
          </table:table-cell>
          <table:table-cell table:number-columns-repeated="3"/>
          <table:table-cell table:formula="of:=[.C2022]*flaeche" office:value-type="float" office:value="0.002153232" calcext:value-type="float">
            <text:p>0.002153232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56111" calcext:value-type="float">
            <text:p>5.56111</text:p>
          </table:table-cell>
          <table:table-cell table:formula="of:=SQRT(POWER(ABS([.A2023]-xpos);2)+POWER(ABS([.B2023]-ypos);2))" office:value-type="float" office:value="0.813015825457906" calcext:value-type="float">
            <text:p>0.8130158255</text:p>
          </table:table-cell>
          <table:table-cell/>
          <table:table-cell table:formula="of:=[.J2023]/[.D2023]" office:value-type="float" office:value="0.0027360402225223" calcext:value-type="float">
            <text:p>0.0027360402</text:p>
          </table:table-cell>
          <table:table-cell table:number-columns-repeated="3"/>
          <table:table-cell table:formula="of:=[.C2023]*flaeche" office:value-type="float" office:value="0.002224444" calcext:value-type="float">
            <text:p>0.002224444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790407" calcext:value-type="float">
            <text:p>5.790407</text:p>
          </table:table-cell>
          <table:table-cell table:formula="of:=SQRT(POWER(ABS([.A2024]-xpos);2)+POWER(ABS([.B2024]-ypos);2))" office:value-type="float" office:value="0.827033830435612" calcext:value-type="float">
            <text:p>0.8270338304</text:p>
          </table:table-cell>
          <table:table-cell/>
          <table:table-cell table:formula="of:=[.J2024]/[.D2024]" office:value-type="float" office:value="0.0028005659681177" calcext:value-type="float">
            <text:p>0.002800566</text:p>
          </table:table-cell>
          <table:table-cell table:number-columns-repeated="3"/>
          <table:table-cell table:formula="of:=[.C2024]*flaeche" office:value-type="float" office:value="0.0023161628" calcext:value-type="float">
            <text:p>0.0023161628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6.058411" calcext:value-type="float">
            <text:p>6.058411</text:p>
          </table:table-cell>
          <table:table-cell table:formula="of:=SQRT(POWER(ABS([.A2025]-xpos);2)+POWER(ABS([.B2025]-ypos);2))" office:value-type="float" office:value="0.84131405646643" calcext:value-type="float">
            <text:p>0.8413140565</text:p>
          </table:table-cell>
          <table:table-cell/>
          <table:table-cell table:formula="of:=[.J2025]/[.D2025]" office:value-type="float" office:value="0.00288045157616678" calcext:value-type="float">
            <text:p>0.0028804516</text:p>
          </table:table-cell>
          <table:table-cell table:number-columns-repeated="3"/>
          <table:table-cell table:formula="of:=[.C2025]*flaeche" office:value-type="float" office:value="0.0024233644" calcext:value-type="float">
            <text:p>0.0024233644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6.344345" calcext:value-type="float">
            <text:p>6.344345</text:p>
          </table:table-cell>
          <table:table-cell table:formula="of:=SQRT(POWER(ABS([.A2026]-xpos);2)+POWER(ABS([.B2026]-ypos);2))" office:value-type="float" office:value="0.855842013761886" calcext:value-type="float">
            <text:p>0.8558420138</text:p>
          </table:table-cell>
          <table:table-cell/>
          <table:table-cell table:formula="of:=[.J2026]/[.D2026]" office:value-type="float" office:value="0.00296519446252151" calcext:value-type="float">
            <text:p>0.0029651945</text:p>
          </table:table-cell>
          <table:table-cell table:number-columns-repeated="3"/>
          <table:table-cell table:formula="of:=[.C2026]*flaeche" office:value-type="float" office:value="0.002537738" calcext:value-type="float">
            <text:p>0.002537738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622326" calcext:value-type="float">
            <text:p>6.622326</text:p>
          </table:table-cell>
          <table:table-cell table:formula="of:=SQRT(POWER(ABS([.A2027]-xpos);2)+POWER(ABS([.B2027]-ypos);2))" office:value-type="float" office:value="0.870605959295019" calcext:value-type="float">
            <text:p>0.8706059593</text:p>
          </table:table-cell>
          <table:table-cell/>
          <table:table-cell table:formula="of:=[.J2027]/[.D2027]" office:value-type="float" office:value="0.00304262838051901" calcext:value-type="float">
            <text:p>0.0030426284</text:p>
          </table:table-cell>
          <table:table-cell table:number-columns-repeated="3"/>
          <table:table-cell table:formula="of:=[.C2027]*flaeche" office:value-type="float" office:value="0.0026489304" calcext:value-type="float">
            <text:p>0.0026489304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86566" calcext:value-type="float">
            <text:p>6.86566</text:p>
          </table:table-cell>
          <table:table-cell table:formula="of:=SQRT(POWER(ABS([.A2028]-xpos);2)+POWER(ABS([.B2028]-ypos);2))" office:value-type="float" office:value="0.885594090499705" calcext:value-type="float">
            <text:p>0.8855940905</text:p>
          </table:table-cell>
          <table:table-cell/>
          <table:table-cell table:formula="of:=[.J2028]/[.D2028]" office:value-type="float" office:value="0.00310104146974422" calcext:value-type="float">
            <text:p>0.0031010415</text:p>
          </table:table-cell>
          <table:table-cell table:number-columns-repeated="3"/>
          <table:table-cell table:formula="of:=[.C2028]*flaeche" office:value-type="float" office:value="0.002746264" calcext:value-type="float">
            <text:p>0.002746264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7.051209" calcext:value-type="float">
            <text:p>7.051209</text:p>
          </table:table-cell>
          <table:table-cell table:formula="of:=SQRT(POWER(ABS([.A2029]-xpos);2)+POWER(ABS([.B2029]-ypos);2))" office:value-type="float" office:value="0.900795216918918" calcext:value-type="float">
            <text:p>0.9007952169</text:p>
          </table:table-cell>
          <table:table-cell/>
          <table:table-cell table:formula="of:=[.J2029]/[.D2029]" office:value-type="float" office:value="0.00313110410338011" calcext:value-type="float">
            <text:p>0.0031311041</text:p>
          </table:table-cell>
          <table:table-cell table:number-columns-repeated="3"/>
          <table:table-cell table:formula="of:=[.C2029]*flaeche" office:value-type="float" office:value="0.0028204836" calcext:value-type="float">
            <text:p>0.002820483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795918" calcext:value-type="float">
            <text:p>0.795918</text:p>
          </table:table-cell>
          <table:table-cell office:value-type="float" office:value="7.162842" calcext:value-type="float">
            <text:p>7.162842</text:p>
          </table:table-cell>
          <table:table-cell table:formula="of:=SQRT(POWER(ABS([.A2030]-xpos);2)+POWER(ABS([.B2030]-ypos);2))" office:value-type="float" office:value="0.916198736873174" calcext:value-type="float">
            <text:p>0.9161987369</text:p>
          </table:table-cell>
          <table:table-cell/>
          <table:table-cell table:formula="of:=[.J2030]/[.D2030]" office:value-type="float" office:value="0.00312720012011609" calcext:value-type="float">
            <text:p>0.0031272001</text:p>
          </table:table-cell>
          <table:table-cell table:number-columns-repeated="3"/>
          <table:table-cell table:formula="of:=[.C2030]*flaeche" office:value-type="float" office:value="0.0028651368" calcext:value-type="float">
            <text:p>0.0028651368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7.19336" calcext:value-type="float">
            <text:p>7.19336</text:p>
          </table:table-cell>
          <table:table-cell table:formula="of:=SQRT(POWER(ABS([.A2031]-xpos);2)+POWER(ABS([.B2031]-ypos);2))" office:value-type="float" office:value="0.931795381858592" calcext:value-type="float">
            <text:p>0.9317953819</text:p>
          </table:table-cell>
          <table:table-cell/>
          <table:table-cell table:formula="of:=[.J2031]/[.D2031]" office:value-type="float" office:value="0.00308795692275352" calcext:value-type="float">
            <text:p>0.0030879569</text:p>
          </table:table-cell>
          <table:table-cell table:number-columns-repeated="3"/>
          <table:table-cell table:formula="of:=[.C2031]*flaeche" office:value-type="float" office:value="0.002877344" calcext:value-type="float">
            <text:p>0.002877344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7.144805" calcext:value-type="float">
            <text:p>7.144805</text:p>
          </table:table-cell>
          <table:table-cell table:formula="of:=SQRT(POWER(ABS([.A2032]-xpos);2)+POWER(ABS([.B2032]-ypos);2))" office:value-type="float" office:value="0.947574125305773" calcext:value-type="float">
            <text:p>0.9475741253</text:p>
          </table:table-cell>
          <table:table-cell/>
          <table:table-cell table:formula="of:=[.J2032]/[.D2032]" office:value-type="float" office:value="0.00301604056471865" calcext:value-type="float">
            <text:p>0.0030160406</text:p>
          </table:table-cell>
          <table:table-cell table:number-columns-repeated="3"/>
          <table:table-cell table:formula="of:=[.C2032]*flaeche" office:value-type="float" office:value="0.002857922" calcext:value-type="float">
            <text:p>0.002857922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7.027473" calcext:value-type="float">
            <text:p>7.027473</text:p>
          </table:table-cell>
          <table:table-cell table:formula="of:=SQRT(POWER(ABS([.A2033]-xpos);2)+POWER(ABS([.B2033]-ypos);2))" office:value-type="float" office:value="0.963526743361594" calcext:value-type="float">
            <text:p>0.9635267434</text:p>
          </table:table-cell>
          <table:table-cell/>
          <table:table-cell table:formula="of:=[.J2033]/[.D2033]" office:value-type="float" office:value="0.00291739613805933" calcext:value-type="float">
            <text:p>0.0029173961</text:p>
          </table:table-cell>
          <table:table-cell table:number-columns-repeated="3"/>
          <table:table-cell table:formula="of:=[.C2033]*flaeche" office:value-type="float" office:value="0.0028109892" calcext:value-type="float">
            <text:p>0.0028109892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858157" calcext:value-type="float">
            <text:p>6.858157</text:p>
          </table:table-cell>
          <table:table-cell table:formula="of:=SQRT(POWER(ABS([.A2034]-xpos);2)+POWER(ABS([.B2034]-ypos);2))" office:value-type="float" office:value="0.979644741896265" calcext:value-type="float">
            <text:p>0.9796447419</text:p>
          </table:table-cell>
          <table:table-cell/>
          <table:table-cell table:formula="of:=[.J2034]/[.D2034]" office:value-type="float" office:value="0.0028002628735494" calcext:value-type="float">
            <text:p>0.0028002629</text:p>
          </table:table-cell>
          <table:table-cell table:number-columns-repeated="3"/>
          <table:table-cell table:formula="of:=[.C2034]*flaeche" office:value-type="float" office:value="0.0027432628" calcext:value-type="float">
            <text:p>0.0027432628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658049" calcext:value-type="float">
            <text:p>6.658049</text:p>
          </table:table-cell>
          <table:table-cell table:formula="of:=SQRT(POWER(ABS([.A2035]-xpos);2)+POWER(ABS([.B2035]-ypos);2))" office:value-type="float" office:value="0.995920091375307" calcext:value-type="float">
            <text:p>0.9959200914</text:p>
          </table:table-cell>
          <table:table-cell/>
          <table:table-cell table:formula="of:=[.J2035]/[.D2035]" office:value-type="float" office:value="0.00267412980525601" calcext:value-type="float">
            <text:p>0.0026741298</text:p>
          </table:table-cell>
          <table:table-cell table:number-columns-repeated="3"/>
          <table:table-cell table:formula="of:=[.C2035]*flaeche" office:value-type="float" office:value="0.0026632196" calcext:value-type="float">
            <text:p>0.0026632196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450557" calcext:value-type="float">
            <text:p>6.450557</text:p>
          </table:table-cell>
          <table:table-cell table:formula="of:=SQRT(POWER(ABS([.A2036]-xpos);2)+POWER(ABS([.B2036]-ypos);2))" office:value-type="float" office:value="1.01234520269175" calcext:value-type="float">
            <text:p>1.0123452027</text:p>
          </table:table-cell>
          <table:table-cell/>
          <table:table-cell table:formula="of:=[.J2036]/[.D2036]" office:value-type="float" office:value="0.00254875786751336" calcext:value-type="float">
            <text:p>0.0025487579</text:p>
          </table:table-cell>
          <table:table-cell table:number-columns-repeated="3"/>
          <table:table-cell table:formula="of:=[.C2036]*flaeche" office:value-type="float" office:value="0.0025802228" calcext:value-type="float">
            <text:p>0.0025802228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259108" calcext:value-type="float">
            <text:p>6.259108</text:p>
          </table:table-cell>
          <table:table-cell table:formula="of:=SQRT(POWER(ABS([.A2037]-xpos);2)+POWER(ABS([.B2037]-ypos);2))" office:value-type="float" office:value="1.02891371888026" calcext:value-type="float">
            <text:p>1.0289137189</text:p>
          </table:table-cell>
          <table:table-cell/>
          <table:table-cell table:formula="of:=[.J2037]/[.D2037]" office:value-type="float" office:value="0.00243328780057929" calcext:value-type="float">
            <text:p>0.0024332878</text:p>
          </table:table-cell>
          <table:table-cell table:number-columns-repeated="3"/>
          <table:table-cell table:formula="of:=[.C2037]*flaeche" office:value-type="float" office:value="0.0025036432" calcext:value-type="float">
            <text:p>0.0025036432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6.104958" calcext:value-type="float">
            <text:p>6.104958</text:p>
          </table:table-cell>
          <table:table-cell table:formula="of:=SQRT(POWER(ABS([.A2038]-xpos);2)+POWER(ABS([.B2038]-ypos);2))" office:value-type="float" office:value="1.04561723808476" calcext:value-type="float">
            <text:p>1.0456172381</text:p>
          </table:table-cell>
          <table:table-cell/>
          <table:table-cell table:formula="of:=[.J2038]/[.D2038]" office:value-type="float" office:value="0.00233544657744257" calcext:value-type="float">
            <text:p>0.0023354466</text:p>
          </table:table-cell>
          <table:table-cell table:number-columns-repeated="3"/>
          <table:table-cell table:formula="of:=[.C2038]*flaeche" office:value-type="float" office:value="0.0024419832" calcext:value-type="float">
            <text:p>0.0024419832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6.005109" calcext:value-type="float">
            <text:p>6.005109</text:p>
          </table:table-cell>
          <table:table-cell table:formula="of:=SQRT(POWER(ABS([.A2039]-xpos);2)+POWER(ABS([.B2039]-ypos);2))" office:value-type="float" office:value="1.06245016315496" calcext:value-type="float">
            <text:p>1.0624501632</text:p>
          </table:table-cell>
          <table:table-cell/>
          <table:table-cell table:formula="of:=[.J2039]/[.D2039]" office:value-type="float" office:value="0.00226085296355652" calcext:value-type="float">
            <text:p>0.002260853</text:p>
          </table:table-cell>
          <table:table-cell table:number-columns-repeated="3"/>
          <table:table-cell table:formula="of:=[.C2039]*flaeche" office:value-type="float" office:value="0.0024020436" calcext:value-type="float">
            <text:p>0.0024020436</text:p>
          </table:table-cell>
          <table:table-cell table:number-columns-repeated="6"/>
        </table:table-row>
        <table:table-row table:style-name="ro1">
          <table:table-cell office:value-type="float" office:value="0.795918" calcext:value-type="float">
            <text:p>0.795918</text:p>
          </table:table-cell>
          <table:table-cell office:value-type="float" office:value="1" calcext:value-type="float">
            <text:p>1</text:p>
          </table:table-cell>
          <table:table-cell office:value-type="float" office:value="5.970558" calcext:value-type="float">
            <text:p>5.970558</text:p>
          </table:table-cell>
          <table:table-cell table:formula="of:=SQRT(POWER(ABS([.A2040]-xpos);2)+POWER(ABS([.B2040]-ypos);2))" office:value-type="float" office:value="1.07940644000488" calcext:value-type="float">
            <text:p>1.07940644</text:p>
          </table:table-cell>
          <table:table-cell/>
          <table:table-cell table:formula="of:=[.J2040]/[.D2040]" office:value-type="float" office:value="0.00221253376993861" calcext:value-type="float">
            <text:p>0.0022125338</text:p>
          </table:table-cell>
          <table:table-cell table:number-columns-repeated="3"/>
          <table:table-cell table:formula="of:=[.C2040]*flaeche" office:value-type="float" office:value="0.0023882232" calcext:value-type="float">
            <text:p>0.002388223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2041]-xpos);2)+POWER(ABS([.B2041]-ypos);2))" office:value-type="float" office:value="0.223606797749979" calcext:value-type="float">
            <text:p>0.2236067977</text:p>
          </table:table-cell>
          <table:table-cell/>
          <table:table-cell table:formula="of:=[.J2041]/[.D2041]" office:value-type="float" office:value="0" calcext:value-type="float">
            <text:p>0</text:p>
          </table:table-cell>
          <table:table-cell table:number-columns-repeated="3"/>
          <table:table-cell table:formula="of:=[.C2041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" calcext:value-type="float">
            <text:p>0</text:p>
          </table:table-cell>
          <table:table-cell office:value-type="float" office:value="5.915541" calcext:value-type="float">
            <text:p>5.915541</text:p>
          </table:table-cell>
          <table:table-cell table:formula="of:=SQRT(POWER(ABS([.A2042]-xpos);2)+POWER(ABS([.B2042]-ypos);2))" office:value-type="float" office:value="0.624386876006375" calcext:value-type="float">
            <text:p>0.624386876</text:p>
          </table:table-cell>
          <table:table-cell/>
          <table:table-cell table:formula="of:=[.J2042]/[.D2042]" office:value-type="float" office:value="0.00378966389417807" calcext:value-type="float">
            <text:p>0.0037896639</text:p>
          </table:table-cell>
          <table:table-cell table:number-columns-repeated="3"/>
          <table:table-cell table:formula="of:=[.C2042]*flaeche" office:value-type="float" office:value="0.0023662164" calcext:value-type="float">
            <text:p>0.0023662164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949343" calcext:value-type="float">
            <text:p>5.949343</text:p>
          </table:table-cell>
          <table:table-cell table:formula="of:=SQRT(POWER(ABS([.A2043]-xpos);2)+POWER(ABS([.B2043]-ypos);2))" office:value-type="float" office:value="0.621444975354214" calcext:value-type="float">
            <text:p>0.6214449754</text:p>
          </table:table-cell>
          <table:table-cell/>
          <table:table-cell table:formula="of:=[.J2043]/[.D2043]" office:value-type="float" office:value="0.00382936107680907" calcext:value-type="float">
            <text:p>0.0038293611</text:p>
          </table:table-cell>
          <table:table-cell table:number-columns-repeated="3"/>
          <table:table-cell table:formula="of:=[.C2043]*flaeche" office:value-type="float" office:value="0.0023797372" calcext:value-type="float">
            <text:p>0.0023797372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6.0473" calcext:value-type="float">
            <text:p>6.0473</text:p>
          </table:table-cell>
          <table:table-cell table:formula="of:=SQRT(POWER(ABS([.A2044]-xpos);2)+POWER(ABS([.B2044]-ypos);2))" office:value-type="float" office:value="0.619162108647646" calcext:value-type="float">
            <text:p>0.6191621086</text:p>
          </table:table-cell>
          <table:table-cell/>
          <table:table-cell table:formula="of:=[.J2044]/[.D2044]" office:value-type="float" office:value="0.00390676361847033" calcext:value-type="float">
            <text:p>0.0039067636</text:p>
          </table:table-cell>
          <table:table-cell table:number-columns-repeated="3"/>
          <table:table-cell table:formula="of:=[.C2044]*flaeche" office:value-type="float" office:value="0.00241892" calcext:value-type="float">
            <text:p>0.00241892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199433" calcext:value-type="float">
            <text:p>6.199433</text:p>
          </table:table-cell>
          <table:table-cell table:formula="of:=SQRT(POWER(ABS([.A2045]-xpos);2)+POWER(ABS([.B2045]-ypos);2))" office:value-type="float" office:value="0.61754558463728" calcext:value-type="float">
            <text:p>0.6175455846</text:p>
          </table:table-cell>
          <table:table-cell/>
          <table:table-cell table:formula="of:=[.J2045]/[.D2045]" office:value-type="float" office:value="0.00401553061294498" calcext:value-type="float">
            <text:p>0.0040155306</text:p>
          </table:table-cell>
          <table:table-cell table:number-columns-repeated="3"/>
          <table:table-cell table:formula="of:=[.C2045]*flaeche" office:value-type="float" office:value="0.0024797732" calcext:value-type="float">
            <text:p>0.0024797732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390234" calcext:value-type="float">
            <text:p>6.390234</text:p>
          </table:table-cell>
          <table:table-cell table:formula="of:=SQRT(POWER(ABS([.A2046]-xpos);2)+POWER(ABS([.B2046]-ypos);2))" office:value-type="float" office:value="0.616600614350975" calcext:value-type="float">
            <text:p>0.6166006144</text:p>
          </table:table-cell>
          <table:table-cell/>
          <table:table-cell table:formula="of:=[.J2046]/[.D2046]" office:value-type="float" office:value="0.0041454606766659" calcext:value-type="float">
            <text:p>0.0041454607</text:p>
          </table:table-cell>
          <table:table-cell table:number-columns-repeated="3"/>
          <table:table-cell table:formula="of:=[.C2046]*flaeche" office:value-type="float" office:value="0.0025560936" calcext:value-type="float">
            <text:p>0.0025560936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600135" calcext:value-type="float">
            <text:p>6.600135</text:p>
          </table:table-cell>
          <table:table-cell table:formula="of:=SQRT(POWER(ABS([.A2047]-xpos);2)+POWER(ABS([.B2047]-ypos);2))" office:value-type="float" office:value="0.616330379431356" calcext:value-type="float">
            <text:p>0.6163303794</text:p>
          </table:table-cell>
          <table:table-cell/>
          <table:table-cell table:formula="of:=[.J2047]/[.D2047]" office:value-type="float" office:value="0.00428350457499075" calcext:value-type="float">
            <text:p>0.0042835046</text:p>
          </table:table-cell>
          <table:table-cell table:number-columns-repeated="3"/>
          <table:table-cell table:formula="of:=[.C2047]*flaeche" office:value-type="float" office:value="0.002640054" calcext:value-type="float">
            <text:p>0.002640054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807228" calcext:value-type="float">
            <text:p>6.807228</text:p>
          </table:table-cell>
          <table:table-cell table:formula="of:=SQRT(POWER(ABS([.A2048]-xpos);2)+POWER(ABS([.B2048]-ypos);2))" office:value-type="float" office:value="0.616735703952674" calcext:value-type="float">
            <text:p>0.616735704</text:p>
          </table:table-cell>
          <table:table-cell/>
          <table:table-cell table:formula="of:=[.J2048]/[.D2048]" office:value-type="float" office:value="0.00441500497303614" calcext:value-type="float">
            <text:p>0.004415005</text:p>
          </table:table-cell>
          <table:table-cell table:number-columns-repeated="3"/>
          <table:table-cell table:formula="of:=[.C2048]*flaeche" office:value-type="float" office:value="0.0027228912" calcext:value-type="float">
            <text:p>0.0027228912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989088" calcext:value-type="float">
            <text:p>6.989088</text:p>
          </table:table-cell>
          <table:table-cell table:formula="of:=SQRT(POWER(ABS([.A2049]-xpos);2)+POWER(ABS([.B2049]-ypos);2))" office:value-type="float" office:value="0.617815258291668" calcext:value-type="float">
            <text:p>0.6178152583</text:p>
          </table:table-cell>
          <table:table-cell/>
          <table:table-cell table:formula="of:=[.J2049]/[.D2049]" office:value-type="float" office:value="0.00452503424361882" calcext:value-type="float">
            <text:p>0.0045250342</text:p>
          </table:table-cell>
          <table:table-cell table:number-columns-repeated="3"/>
          <table:table-cell table:formula="of:=[.C2049]*flaeche" office:value-type="float" office:value="0.0027956352" calcext:value-type="float">
            <text:p>0.0027956352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7.124725" calcext:value-type="float">
            <text:p>7.124725</text:p>
          </table:table-cell>
          <table:table-cell table:formula="of:=SQRT(POWER(ABS([.A2050]-xpos);2)+POWER(ABS([.B2050]-ypos);2))" office:value-type="float" office:value="0.61956551804793" calcext:value-type="float">
            <text:p>0.619565518</text:p>
          </table:table-cell>
          <table:table-cell/>
          <table:table-cell table:formula="of:=[.J2050]/[.D2050]" office:value-type="float" office:value="0.00459982022398401" calcext:value-type="float">
            <text:p>0.0045998202</text:p>
          </table:table-cell>
          <table:table-cell table:number-columns-repeated="3"/>
          <table:table-cell table:formula="of:=[.C2050]*flaeche" office:value-type="float" office:value="0.00284989" calcext:value-type="float">
            <text:p>0.00284989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7.196694" calcext:value-type="float">
            <text:p>7.196694</text:p>
          </table:table-cell>
          <table:table-cell table:formula="of:=SQRT(POWER(ABS([.A2051]-xpos);2)+POWER(ABS([.B2051]-ypos);2))" office:value-type="float" office:value="0.621980821133578" calcext:value-type="float">
            <text:p>0.6219808211</text:p>
          </table:table-cell>
          <table:table-cell/>
          <table:table-cell table:formula="of:=[.J2051]/[.D2051]" office:value-type="float" office:value="0.00462824174345686" calcext:value-type="float">
            <text:p>0.0046282417</text:p>
          </table:table-cell>
          <table:table-cell table:number-columns-repeated="3"/>
          <table:table-cell table:formula="of:=[.C2051]*flaeche" office:value-type="float" office:value="0.0028786776" calcext:value-type="float">
            <text:p>0.0028786776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7.19336" calcext:value-type="float">
            <text:p>7.19336</text:p>
          </table:table-cell>
          <table:table-cell table:formula="of:=SQRT(POWER(ABS([.A2052]-xpos);2)+POWER(ABS([.B2052]-ypos);2))" office:value-type="float" office:value="0.62505362462192" calcext:value-type="float">
            <text:p>0.6250536246</text:p>
          </table:table-cell>
          <table:table-cell/>
          <table:table-cell table:formula="of:=[.J2052]/[.D2052]" office:value-type="float" office:value="0.00460335543488839" calcext:value-type="float">
            <text:p>0.0046033554</text:p>
          </table:table-cell>
          <table:table-cell table:number-columns-repeated="3"/>
          <table:table-cell table:formula="of:=[.C2052]*flaeche" office:value-type="float" office:value="0.002877344" calcext:value-type="float">
            <text:p>0.002877344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7.111005" calcext:value-type="float">
            <text:p>7.111005</text:p>
          </table:table-cell>
          <table:table-cell table:formula="of:=SQRT(POWER(ABS([.A2053]-xpos);2)+POWER(ABS([.B2053]-ypos);2))" office:value-type="float" office:value="0.628773990420246" calcext:value-type="float">
            <text:p>0.6287739904</text:p>
          </table:table-cell>
          <table:table-cell/>
          <table:table-cell table:formula="of:=[.J2053]/[.D2053]" office:value-type="float" office:value="0.00452372719504336" calcext:value-type="float">
            <text:p>0.0045237272</text:p>
          </table:table-cell>
          <table:table-cell table:number-columns-repeated="3"/>
          <table:table-cell table:formula="of:=[.C2053]*flaeche" office:value-type="float" office:value="0.002844402" calcext:value-type="float">
            <text:p>0.002844402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955241" calcext:value-type="float">
            <text:p>6.955241</text:p>
          </table:table-cell>
          <table:table-cell table:formula="of:=SQRT(POWER(ABS([.A2054]-xpos);2)+POWER(ABS([.B2054]-ypos);2))" office:value-type="float" office:value="0.633130635282325" calcext:value-type="float">
            <text:p>0.6331306353</text:p>
          </table:table-cell>
          <table:table-cell/>
          <table:table-cell table:formula="of:=[.J2054]/[.D2054]" office:value-type="float" office:value="0.00439419014807175" calcext:value-type="float">
            <text:p>0.0043941901</text:p>
          </table:table-cell>
          <table:table-cell table:number-columns-repeated="3"/>
          <table:table-cell table:formula="of:=[.C2054]*flaeche" office:value-type="float" office:value="0.0027820964" calcext:value-type="float">
            <text:p>0.0027820964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741111" calcext:value-type="float">
            <text:p>6.741111</text:p>
          </table:table-cell>
          <table:table-cell table:formula="of:=SQRT(POWER(ABS([.A2055]-xpos);2)+POWER(ABS([.B2055]-ypos);2))" office:value-type="float" office:value="0.638110526919122" calcext:value-type="float">
            <text:p>0.6381105269</text:p>
          </table:table-cell>
          <table:table-cell/>
          <table:table-cell table:formula="of:=[.J2055]/[.D2055]" office:value-type="float" office:value="0.00422566982716736" calcext:value-type="float">
            <text:p>0.0042256698</text:p>
          </table:table-cell>
          <table:table-cell table:number-columns-repeated="3"/>
          <table:table-cell table:formula="of:=[.C2055]*flaeche" office:value-type="float" office:value="0.0026964444" calcext:value-type="float">
            <text:p>0.0026964444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6.491424" calcext:value-type="float">
            <text:p>6.491424</text:p>
          </table:table-cell>
          <table:table-cell table:formula="of:=SQRT(POWER(ABS([.A2056]-xpos);2)+POWER(ABS([.B2056]-ypos);2))" office:value-type="float" office:value="0.643699200500513" calcext:value-type="float">
            <text:p>0.6436992005</text:p>
          </table:table-cell>
          <table:table-cell/>
          <table:table-cell table:formula="of:=[.J2056]/[.D2056]" office:value-type="float" office:value="0.00403382449128571" calcext:value-type="float">
            <text:p>0.0040338245</text:p>
          </table:table-cell>
          <table:table-cell table:number-columns-repeated="3"/>
          <table:table-cell table:formula="of:=[.C2056]*flaeche" office:value-type="float" office:value="0.0025965696" calcext:value-type="float">
            <text:p>0.0025965696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6.233345" calcext:value-type="float">
            <text:p>6.233345</text:p>
          </table:table-cell>
          <table:table-cell table:formula="of:=SQRT(POWER(ABS([.A2057]-xpos);2)+POWER(ABS([.B2057]-ypos);2))" office:value-type="float" office:value="0.649880950492473" calcext:value-type="float">
            <text:p>0.6498809505</text:p>
          </table:table-cell>
          <table:table-cell/>
          <table:table-cell table:formula="of:=[.J2057]/[.D2057]" office:value-type="float" office:value="0.00383660730186133" calcext:value-type="float">
            <text:p>0.0038366073</text:p>
          </table:table-cell>
          <table:table-cell table:number-columns-repeated="3"/>
          <table:table-cell table:formula="of:=[.C2057]*flaeche" office:value-type="float" office:value="0.002493338" calcext:value-type="float">
            <text:p>0.002493338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993796" calcext:value-type="float">
            <text:p>5.993796</text:p>
          </table:table-cell>
          <table:table-cell table:formula="of:=SQRT(POWER(ABS([.A2058]-xpos);2)+POWER(ABS([.B2058]-ypos);2))" office:value-type="float" office:value="0.656639372022421" calcext:value-type="float">
            <text:p>0.656639372</text:p>
          </table:table-cell>
          <table:table-cell/>
          <table:table-cell table:formula="of:=[.J2058]/[.D2058]" office:value-type="float" office:value="0.00365119501228771" calcext:value-type="float">
            <text:p>0.003651195</text:p>
          </table:table-cell>
          <table:table-cell table:number-columns-repeated="3"/>
          <table:table-cell table:formula="of:=[.C2058]*flaeche" office:value-type="float" office:value="0.0023975184" calcext:value-type="float">
            <text:p>0.0023975184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794713" calcext:value-type="float">
            <text:p>5.794713</text:p>
          </table:table-cell>
          <table:table-cell table:formula="of:=SQRT(POWER(ABS([.A2059]-xpos);2)+POWER(ABS([.B2059]-ypos);2))" office:value-type="float" office:value="0.663956203864381" calcext:value-type="float">
            <text:p>0.6639562039</text:p>
          </table:table-cell>
          <table:table-cell/>
          <table:table-cell table:formula="of:=[.J2059]/[.D2059]" office:value-type="float" office:value="0.00349102122475754" calcext:value-type="float">
            <text:p>0.0034910212</text:p>
          </table:table-cell>
          <table:table-cell table:number-columns-repeated="3"/>
          <table:table-cell table:formula="of:=[.C2059]*flaeche" office:value-type="float" office:value="0.0023178852" calcext:value-type="float">
            <text:p>0.0023178852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649374" calcext:value-type="float">
            <text:p>5.649374</text:p>
          </table:table-cell>
          <table:table-cell table:formula="of:=SQRT(POWER(ABS([.A2060]-xpos);2)+POWER(ABS([.B2060]-ypos);2))" office:value-type="float" office:value="0.671813507856161" calcext:value-type="float">
            <text:p>0.6718135079</text:p>
          </table:table-cell>
          <table:table-cell/>
          <table:table-cell table:formula="of:=[.J2060]/[.D2060]" office:value-type="float" office:value="0.00336365609439908" calcext:value-type="float">
            <text:p>0.0033636561</text:p>
          </table:table-cell>
          <table:table-cell table:number-columns-repeated="3"/>
          <table:table-cell table:formula="of:=[.C2060]*flaeche" office:value-type="float" office:value="0.0022597496" calcext:value-type="float">
            <text:p>0.0022597496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5.56076" calcext:value-type="float">
            <text:p>5.56076</text:p>
          </table:table-cell>
          <table:table-cell table:formula="of:=SQRT(POWER(ABS([.A2061]-xpos);2)+POWER(ABS([.B2061]-ypos);2))" office:value-type="float" office:value="0.680192554321201" calcext:value-type="float">
            <text:p>0.6801925543</text:p>
          </table:table-cell>
          <table:table-cell/>
          <table:table-cell table:formula="of:=[.J2061]/[.D2061]" office:value-type="float" office:value="0.00327010930341592" calcext:value-type="float">
            <text:p>0.0032701093</text:p>
          </table:table-cell>
          <table:table-cell table:number-columns-repeated="3"/>
          <table:table-cell table:formula="of:=[.C2061]*flaeche" office:value-type="float" office:value="0.002224304" calcext:value-type="float">
            <text:p>0.002224304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5.522287" calcext:value-type="float">
            <text:p>5.522287</text:p>
          </table:table-cell>
          <table:table-cell table:formula="of:=SQRT(POWER(ABS([.A2062]-xpos);2)+POWER(ABS([.B2062]-ypos);2))" office:value-type="float" office:value="0.689074310577604" calcext:value-type="float">
            <text:p>0.6890743106</text:p>
          </table:table-cell>
          <table:table-cell/>
          <table:table-cell table:formula="of:=[.J2062]/[.D2062]" office:value-type="float" office:value="0.00320562639775153" calcext:value-type="float">
            <text:p>0.0032056264</text:p>
          </table:table-cell>
          <table:table-cell table:number-columns-repeated="3"/>
          <table:table-cell table:formula="of:=[.C2062]*flaeche" office:value-type="float" office:value="0.0022089148" calcext:value-type="float">
            <text:p>0.0022089148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5.520518" calcext:value-type="float">
            <text:p>5.520518</text:p>
          </table:table-cell>
          <table:table-cell table:formula="of:=SQRT(POWER(ABS([.A2063]-xpos);2)+POWER(ABS([.B2063]-ypos);2))" office:value-type="float" office:value="0.69843959865546" calcext:value-type="float">
            <text:p>0.6984395987</text:p>
          </table:table-cell>
          <table:table-cell/>
          <table:table-cell table:formula="of:=[.J2063]/[.D2063]" office:value-type="float" office:value="0.00316162944405062" calcext:value-type="float">
            <text:p>0.0031616294</text:p>
          </table:table-cell>
          <table:table-cell table:number-columns-repeated="3"/>
          <table:table-cell table:formula="of:=[.C2063]*flaeche" office:value-type="float" office:value="0.0022082072" calcext:value-type="float">
            <text:p>0.0022082072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5.538902" calcext:value-type="float">
            <text:p>5.538902</text:p>
          </table:table-cell>
          <table:table-cell table:formula="of:=SQRT(POWER(ABS([.A2064]-xpos);2)+POWER(ABS([.B2064]-ypos);2))" office:value-type="float" office:value="0.708269730631629" calcext:value-type="float">
            <text:p>0.7082697306</text:p>
          </table:table-cell>
          <table:table-cell/>
          <table:table-cell table:formula="of:=[.J2064]/[.D2064]" office:value-type="float" office:value="0.00312813142250789" calcext:value-type="float">
            <text:p>0.0031281314</text:p>
          </table:table-cell>
          <table:table-cell table:number-columns-repeated="3"/>
          <table:table-cell table:formula="of:=[.C2064]*flaeche" office:value-type="float" office:value="0.0022155608" calcext:value-type="float">
            <text:p>0.0022155608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5.561524" calcext:value-type="float">
            <text:p>5.561524</text:p>
          </table:table-cell>
          <table:table-cell table:formula="of:=SQRT(POWER(ABS([.A2065]-xpos);2)+POWER(ABS([.B2065]-ypos);2))" office:value-type="float" office:value="0.718544685787182" calcext:value-type="float">
            <text:p>0.7185446858</text:p>
          </table:table-cell>
          <table:table-cell/>
          <table:table-cell table:formula="of:=[.J2065]/[.D2065]" office:value-type="float" office:value="0.00309599339331679" calcext:value-type="float">
            <text:p>0.0030959934</text:p>
          </table:table-cell>
          <table:table-cell table:number-columns-repeated="3"/>
          <table:table-cell table:formula="of:=[.C2065]*flaeche" office:value-type="float" office:value="0.0022246096" calcext:value-type="float">
            <text:p>0.0022246096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5.576134" calcext:value-type="float">
            <text:p>5.576134</text:p>
          </table:table-cell>
          <table:table-cell table:formula="of:=SQRT(POWER(ABS([.A2066]-xpos);2)+POWER(ABS([.B2066]-ypos);2))" office:value-type="float" office:value="0.729246112464784" calcext:value-type="float">
            <text:p>0.7292461125</text:p>
          </table:table-cell>
          <table:table-cell/>
          <table:table-cell table:formula="of:=[.J2066]/[.D2066]" office:value-type="float" office:value="0.00305857454962808" calcext:value-type="float">
            <text:p>0.0030585745</text:p>
          </table:table-cell>
          <table:table-cell table:number-columns-repeated="3"/>
          <table:table-cell table:formula="of:=[.C2066]*flaeche" office:value-type="float" office:value="0.0022304536" calcext:value-type="float">
            <text:p>0.0022304536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5.576134" calcext:value-type="float">
            <text:p>5.576134</text:p>
          </table:table-cell>
          <table:table-cell table:formula="of:=SQRT(POWER(ABS([.A2067]-xpos);2)+POWER(ABS([.B2067]-ypos);2))" office:value-type="float" office:value="0.740355517670396" calcext:value-type="float">
            <text:p>0.7403555177</text:p>
          </table:table-cell>
          <table:table-cell/>
          <table:table-cell table:formula="of:=[.J2067]/[.D2067]" office:value-type="float" office:value="0.00301267910721912" calcext:value-type="float">
            <text:p>0.0030126791</text:p>
          </table:table-cell>
          <table:table-cell table:number-columns-repeated="3"/>
          <table:table-cell table:formula="of:=[.C2067]*flaeche" office:value-type="float" office:value="0.0022304536" calcext:value-type="float">
            <text:p>0.0022304536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5.561524" calcext:value-type="float">
            <text:p>5.561524</text:p>
          </table:table-cell>
          <table:table-cell table:formula="of:=SQRT(POWER(ABS([.A2068]-xpos);2)+POWER(ABS([.B2068]-ypos);2))" office:value-type="float" office:value="0.751854816751878" calcext:value-type="float">
            <text:p>0.7518548168</text:p>
          </table:table-cell>
          <table:table-cell/>
          <table:table-cell table:formula="of:=[.J2068]/[.D2068]" office:value-type="float" office:value="0.00295882868664809" calcext:value-type="float">
            <text:p>0.0029588287</text:p>
          </table:table-cell>
          <table:table-cell table:number-columns-repeated="3"/>
          <table:table-cell table:formula="of:=[.C2068]*flaeche" office:value-type="float" office:value="0.0022246096" calcext:value-type="float">
            <text:p>0.0022246096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5.538902" calcext:value-type="float">
            <text:p>5.538902</text:p>
          </table:table-cell>
          <table:table-cell table:formula="of:=SQRT(POWER(ABS([.A2069]-xpos);2)+POWER(ABS([.B2069]-ypos);2))" office:value-type="float" office:value="0.763726398214046" calcext:value-type="float">
            <text:p>0.7637263982</text:p>
          </table:table-cell>
          <table:table-cell/>
          <table:table-cell table:formula="of:=[.J2069]/[.D2069]" office:value-type="float" office:value="0.00290098758558174" calcext:value-type="float">
            <text:p>0.0029009876</text:p>
          </table:table-cell>
          <table:table-cell table:number-columns-repeated="3"/>
          <table:table-cell table:formula="of:=[.C2069]*flaeche" office:value-type="float" office:value="0.0022155608" calcext:value-type="float">
            <text:p>0.0022155608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5.520518" calcext:value-type="float">
            <text:p>5.520518</text:p>
          </table:table-cell>
          <table:table-cell table:formula="of:=SQRT(POWER(ABS([.A2070]-xpos);2)+POWER(ABS([.B2070]-ypos);2))" office:value-type="float" office:value="0.775953782753844" calcext:value-type="float">
            <text:p>0.7759537828</text:p>
          </table:table-cell>
          <table:table-cell/>
          <table:table-cell table:formula="of:=[.J2070]/[.D2070]" office:value-type="float" office:value="0.00284579732592206" calcext:value-type="float">
            <text:p>0.0028457973</text:p>
          </table:table-cell>
          <table:table-cell table:number-columns-repeated="3"/>
          <table:table-cell table:formula="of:=[.C2070]*flaeche" office:value-type="float" office:value="0.0022082072" calcext:value-type="float">
            <text:p>0.0022082072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5.522287" calcext:value-type="float">
            <text:p>5.522287</text:p>
          </table:table-cell>
          <table:table-cell table:formula="of:=SQRT(POWER(ABS([.A2071]-xpos);2)+POWER(ABS([.B2071]-ypos);2))" office:value-type="float" office:value="0.788519248654083" calcext:value-type="float">
            <text:p>0.7885192487</text:p>
          </table:table-cell>
          <table:table-cell/>
          <table:table-cell table:formula="of:=[.J2071]/[.D2071]" office:value-type="float" office:value="0.00280134543800976" calcext:value-type="float">
            <text:p>0.0028013454</text:p>
          </table:table-cell>
          <table:table-cell table:number-columns-repeated="3"/>
          <table:table-cell table:formula="of:=[.C2071]*flaeche" office:value-type="float" office:value="0.0022089148" calcext:value-type="float">
            <text:p>0.0022089148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5.56076" calcext:value-type="float">
            <text:p>5.56076</text:p>
          </table:table-cell>
          <table:table-cell table:formula="of:=SQRT(POWER(ABS([.A2072]-xpos);2)+POWER(ABS([.B2072]-ypos);2))" office:value-type="float" office:value="0.801407456263042" calcext:value-type="float">
            <text:p>0.8014074563</text:p>
          </table:table-cell>
          <table:table-cell/>
          <table:table-cell table:formula="of:=[.J2072]/[.D2072]" office:value-type="float" office:value="0.00277549701168481" calcext:value-type="float">
            <text:p>0.002775497</text:p>
          </table:table-cell>
          <table:table-cell table:number-columns-repeated="3"/>
          <table:table-cell table:formula="of:=[.C2072]*flaeche" office:value-type="float" office:value="0.002224304" calcext:value-type="float">
            <text:p>0.002224304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649374" calcext:value-type="float">
            <text:p>5.649374</text:p>
          </table:table-cell>
          <table:table-cell table:formula="of:=SQRT(POWER(ABS([.A2073]-xpos);2)+POWER(ABS([.B2073]-ypos);2))" office:value-type="float" office:value="0.814603086992678" calcext:value-type="float">
            <text:p>0.814603087</text:p>
          </table:table-cell>
          <table:table-cell/>
          <table:table-cell table:formula="of:=[.J2073]/[.D2073]" office:value-type="float" office:value="0.0027740498852545" calcext:value-type="float">
            <text:p>0.0027740499</text:p>
          </table:table-cell>
          <table:table-cell table:number-columns-repeated="3"/>
          <table:table-cell table:formula="of:=[.C2073]*flaeche" office:value-type="float" office:value="0.0022597496" calcext:value-type="float">
            <text:p>0.0022597496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794713" calcext:value-type="float">
            <text:p>5.794713</text:p>
          </table:table-cell>
          <table:table-cell table:formula="of:=SQRT(POWER(ABS([.A2074]-xpos);2)+POWER(ABS([.B2074]-ypos);2))" office:value-type="float" office:value="0.828091444618286" calcext:value-type="float">
            <text:p>0.8280914446</text:p>
          </table:table-cell>
          <table:table-cell/>
          <table:table-cell table:formula="of:=[.J2074]/[.D2074]" office:value-type="float" office:value="0.00279906913066641" calcext:value-type="float">
            <text:p>0.0027990691</text:p>
          </table:table-cell>
          <table:table-cell table:number-columns-repeated="3"/>
          <table:table-cell table:formula="of:=[.C2074]*flaeche" office:value-type="float" office:value="0.0023178852" calcext:value-type="float">
            <text:p>0.0023178852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993796" calcext:value-type="float">
            <text:p>5.993796</text:p>
          </table:table-cell>
          <table:table-cell table:formula="of:=SQRT(POWER(ABS([.A2075]-xpos);2)+POWER(ABS([.B2075]-ypos);2))" office:value-type="float" office:value="0.841858458940694" calcext:value-type="float">
            <text:p>0.8418584589</text:p>
          </table:table-cell>
          <table:table-cell/>
          <table:table-cell table:formula="of:=[.J2075]/[.D2075]" office:value-type="float" office:value="0.00284788775896697" calcext:value-type="float">
            <text:p>0.0028478878</text:p>
          </table:table-cell>
          <table:table-cell table:number-columns-repeated="3"/>
          <table:table-cell table:formula="of:=[.C2075]*flaeche" office:value-type="float" office:value="0.0023975184" calcext:value-type="float">
            <text:p>0.0023975184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6.233345" calcext:value-type="float">
            <text:p>6.233345</text:p>
          </table:table-cell>
          <table:table-cell table:formula="of:=SQRT(POWER(ABS([.A2076]-xpos);2)+POWER(ABS([.B2076]-ypos);2))" office:value-type="float" office:value="0.855891377344695" calcext:value-type="float">
            <text:p>0.8558913773</text:p>
          </table:table-cell>
          <table:table-cell/>
          <table:table-cell table:formula="of:=[.J2076]/[.D2076]" office:value-type="float" office:value="0.00291314770308271" calcext:value-type="float">
            <text:p>0.0029131477</text:p>
          </table:table-cell>
          <table:table-cell table:number-columns-repeated="3"/>
          <table:table-cell table:formula="of:=[.C2076]*flaeche" office:value-type="float" office:value="0.002493338" calcext:value-type="float">
            <text:p>0.002493338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6.491424" calcext:value-type="float">
            <text:p>6.491424</text:p>
          </table:table-cell>
          <table:table-cell table:formula="of:=SQRT(POWER(ABS([.A2077]-xpos);2)+POWER(ABS([.B2077]-ypos);2))" office:value-type="float" office:value="0.870175994109812" calcext:value-type="float">
            <text:p>0.8701759941</text:p>
          </table:table-cell>
          <table:table-cell/>
          <table:table-cell table:formula="of:=[.J2077]/[.D2077]" office:value-type="float" office:value="0.00298395912732146" calcext:value-type="float">
            <text:p>0.0029839591</text:p>
          </table:table-cell>
          <table:table-cell table:number-columns-repeated="3"/>
          <table:table-cell table:formula="of:=[.C2077]*flaeche" office:value-type="float" office:value="0.0025965696" calcext:value-type="float">
            <text:p>0.0025965696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741111" calcext:value-type="float">
            <text:p>6.741111</text:p>
          </table:table-cell>
          <table:table-cell table:formula="of:=SQRT(POWER(ABS([.A2078]-xpos);2)+POWER(ABS([.B2078]-ypos);2))" office:value-type="float" office:value="0.884700765550138" calcext:value-type="float">
            <text:p>0.8847007656</text:p>
          </table:table-cell>
          <table:table-cell/>
          <table:table-cell table:formula="of:=[.J2078]/[.D2078]" office:value-type="float" office:value="0.00304786036702846" calcext:value-type="float">
            <text:p>0.0030478604</text:p>
          </table:table-cell>
          <table:table-cell table:number-columns-repeated="3"/>
          <table:table-cell table:formula="of:=[.C2078]*flaeche" office:value-type="float" office:value="0.0026964444" calcext:value-type="float">
            <text:p>0.0026964444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955241" calcext:value-type="float">
            <text:p>6.955241</text:p>
          </table:table-cell>
          <table:table-cell table:formula="of:=SQRT(POWER(ABS([.A2079]-xpos);2)+POWER(ABS([.B2079]-ypos);2))" office:value-type="float" office:value="0.899454057377585" calcext:value-type="float">
            <text:p>0.8994540574</text:p>
          </table:table-cell>
          <table:table-cell/>
          <table:table-cell table:formula="of:=[.J2079]/[.D2079]" office:value-type="float" office:value="0.00309309450236" calcext:value-type="float">
            <text:p>0.0030930945</text:p>
          </table:table-cell>
          <table:table-cell table:number-columns-repeated="3"/>
          <table:table-cell table:formula="of:=[.C2079]*flaeche" office:value-type="float" office:value="0.0027820964" calcext:value-type="float">
            <text:p>0.0027820964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7.111005" calcext:value-type="float">
            <text:p>7.111005</text:p>
          </table:table-cell>
          <table:table-cell table:formula="of:=SQRT(POWER(ABS([.A2080]-xpos);2)+POWER(ABS([.B2080]-ypos);2))" office:value-type="float" office:value="0.914424808843789" calcext:value-type="float">
            <text:p>0.9144248088</text:p>
          </table:table-cell>
          <table:table-cell/>
          <table:table-cell table:formula="of:=[.J2080]/[.D2080]" office:value-type="float" office:value="0.00311059145868593" calcext:value-type="float">
            <text:p>0.0031105915</text:p>
          </table:table-cell>
          <table:table-cell table:number-columns-repeated="3"/>
          <table:table-cell table:formula="of:=[.C2080]*flaeche" office:value-type="float" office:value="0.002844402" calcext:value-type="float">
            <text:p>0.002844402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7.19336" calcext:value-type="float">
            <text:p>7.19336</text:p>
          </table:table-cell>
          <table:table-cell table:formula="of:=SQRT(POWER(ABS([.A2081]-xpos);2)+POWER(ABS([.B2081]-ypos);2))" office:value-type="float" office:value="0.929602513794471" calcext:value-type="float">
            <text:p>0.9296025138</text:p>
          </table:table-cell>
          <table:table-cell/>
          <table:table-cell table:formula="of:=[.J2081]/[.D2081]" office:value-type="float" office:value="0.00309524119965554" calcext:value-type="float">
            <text:p>0.0030952412</text:p>
          </table:table-cell>
          <table:table-cell table:number-columns-repeated="3"/>
          <table:table-cell table:formula="of:=[.C2081]*flaeche" office:value-type="float" office:value="0.002877344" calcext:value-type="float">
            <text:p>0.00287734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816327" calcext:value-type="float">
            <text:p>0.816327</text:p>
          </table:table-cell>
          <table:table-cell office:value-type="float" office:value="7.196694" calcext:value-type="float">
            <text:p>7.196694</text:p>
          </table:table-cell>
          <table:table-cell table:formula="of:=SQRT(POWER(ABS([.A2082]-xpos);2)+POWER(ABS([.B2082]-ypos);2))" office:value-type="float" office:value="0.944977958397972" calcext:value-type="float">
            <text:p>0.9449779584</text:p>
          </table:table-cell>
          <table:table-cell/>
          <table:table-cell table:formula="of:=[.J2082]/[.D2082]" office:value-type="float" office:value="0.00304629073558524" calcext:value-type="float">
            <text:p>0.0030462907</text:p>
          </table:table-cell>
          <table:table-cell table:number-columns-repeated="3"/>
          <table:table-cell table:formula="of:=[.C2082]*flaeche" office:value-type="float" office:value="0.0028786776" calcext:value-type="float">
            <text:p>0.0028786776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7.124725" calcext:value-type="float">
            <text:p>7.124725</text:p>
          </table:table-cell>
          <table:table-cell table:formula="of:=SQRT(POWER(ABS([.A2083]-xpos);2)+POWER(ABS([.B2083]-ypos);2))" office:value-type="float" office:value="0.960540176751602" calcext:value-type="float">
            <text:p>0.9605401768</text:p>
          </table:table-cell>
          <table:table-cell/>
          <table:table-cell table:formula="of:=[.J2083]/[.D2083]" office:value-type="float" office:value="0.00296696595205198" calcext:value-type="float">
            <text:p>0.002966966</text:p>
          </table:table-cell>
          <table:table-cell table:number-columns-repeated="3"/>
          <table:table-cell table:formula="of:=[.C2083]*flaeche" office:value-type="float" office:value="0.00284989" calcext:value-type="float">
            <text:p>0.00284989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989088" calcext:value-type="float">
            <text:p>6.989088</text:p>
          </table:table-cell>
          <table:table-cell table:formula="of:=SQRT(POWER(ABS([.A2084]-xpos);2)+POWER(ABS([.B2084]-ypos);2))" office:value-type="float" office:value="0.976280950023096" calcext:value-type="float">
            <text:p>0.97628095</text:p>
          </table:table-cell>
          <table:table-cell/>
          <table:table-cell table:formula="of:=[.J2084]/[.D2084]" office:value-type="float" office:value="0.00286355602855291" calcext:value-type="float">
            <text:p>0.002863556</text:p>
          </table:table-cell>
          <table:table-cell table:number-columns-repeated="3"/>
          <table:table-cell table:formula="of:=[.C2084]*flaeche" office:value-type="float" office:value="0.0027956352" calcext:value-type="float">
            <text:p>0.0027956352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807228" calcext:value-type="float">
            <text:p>6.807228</text:p>
          </table:table-cell>
          <table:table-cell table:formula="of:=SQRT(POWER(ABS([.A2085]-xpos);2)+POWER(ABS([.B2085]-ypos);2))" office:value-type="float" office:value="0.992191780116122" calcext:value-type="float">
            <text:p>0.9921917801</text:p>
          </table:table-cell>
          <table:table-cell/>
          <table:table-cell table:formula="of:=[.J2085]/[.D2085]" office:value-type="float" office:value="0.00274431944969482" calcext:value-type="float">
            <text:p>0.0027443194</text:p>
          </table:table-cell>
          <table:table-cell table:number-columns-repeated="3"/>
          <table:table-cell table:formula="of:=[.C2085]*flaeche" office:value-type="float" office:value="0.0027228912" calcext:value-type="float">
            <text:p>0.0027228912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600135" calcext:value-type="float">
            <text:p>6.600135</text:p>
          </table:table-cell>
          <table:table-cell table:formula="of:=SQRT(POWER(ABS([.A2086]-xpos);2)+POWER(ABS([.B2086]-ypos);2))" office:value-type="float" office:value="1.00826461636318" calcext:value-type="float">
            <text:p>1.0082646164</text:p>
          </table:table-cell>
          <table:table-cell/>
          <table:table-cell table:formula="of:=[.J2086]/[.D2086]" office:value-type="float" office:value="0.00261841381434438" calcext:value-type="float">
            <text:p>0.0026184138</text:p>
          </table:table-cell>
          <table:table-cell table:number-columns-repeated="3"/>
          <table:table-cell table:formula="of:=[.C2086]*flaeche" office:value-type="float" office:value="0.002640054" calcext:value-type="float">
            <text:p>0.002640054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390234" calcext:value-type="float">
            <text:p>6.390234</text:p>
          </table:table-cell>
          <table:table-cell table:formula="of:=SQRT(POWER(ABS([.A2087]-xpos);2)+POWER(ABS([.B2087]-ypos);2))" office:value-type="float" office:value="1.02449183384642" calcext:value-type="float">
            <text:p>1.0244918338</text:p>
          </table:table-cell>
          <table:table-cell/>
          <table:table-cell table:formula="of:=[.J2087]/[.D2087]" office:value-type="float" office:value="0.0024949867978969" calcext:value-type="float">
            <text:p>0.0024949868</text:p>
          </table:table-cell>
          <table:table-cell table:number-columns-repeated="3"/>
          <table:table-cell table:formula="of:=[.C2087]*flaeche" office:value-type="float" office:value="0.0025560936" calcext:value-type="float">
            <text:p>0.0025560936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199433" calcext:value-type="float">
            <text:p>6.199433</text:p>
          </table:table-cell>
          <table:table-cell table:formula="of:=SQRT(POWER(ABS([.A2088]-xpos);2)+POWER(ABS([.B2088]-ypos);2))" office:value-type="float" office:value="1.04086701797348" calcext:value-type="float">
            <text:p>1.040867018</text:p>
          </table:table-cell>
          <table:table-cell/>
          <table:table-cell table:formula="of:=[.J2088]/[.D2088]" office:value-type="float" office:value="0.00238241116029213" calcext:value-type="float">
            <text:p>0.0023824112</text:p>
          </table:table-cell>
          <table:table-cell table:number-columns-repeated="3"/>
          <table:table-cell table:formula="of:=[.C2088]*flaeche" office:value-type="float" office:value="0.0024797732" calcext:value-type="float">
            <text:p>0.0024797732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6.0473" calcext:value-type="float">
            <text:p>6.0473</text:p>
          </table:table-cell>
          <table:table-cell table:formula="of:=SQRT(POWER(ABS([.A2089]-xpos);2)+POWER(ABS([.B2089]-ypos);2))" office:value-type="float" office:value="1.05738172709055" calcext:value-type="float">
            <text:p>1.0573817271</text:p>
          </table:table-cell>
          <table:table-cell/>
          <table:table-cell table:formula="of:=[.J2089]/[.D2089]" office:value-type="float" office:value="0.00228765065446686" calcext:value-type="float">
            <text:p>0.0022876507</text:p>
          </table:table-cell>
          <table:table-cell table:number-columns-repeated="3"/>
          <table:table-cell table:formula="of:=[.C2089]*flaeche" office:value-type="float" office:value="0.00241892" calcext:value-type="float">
            <text:p>0.00241892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949343" calcext:value-type="float">
            <text:p>5.949343</text:p>
          </table:table-cell>
          <table:table-cell table:formula="of:=SQRT(POWER(ABS([.A2090]-xpos);2)+POWER(ABS([.B2090]-ypos);2))" office:value-type="float" office:value="1.07403028699986" calcext:value-type="float">
            <text:p>1.074030287</text:p>
          </table:table-cell>
          <table:table-cell/>
          <table:table-cell table:formula="of:=[.J2090]/[.D2090]" office:value-type="float" office:value="0.00221570772147165" calcext:value-type="float">
            <text:p>0.0022157077</text:p>
          </table:table-cell>
          <table:table-cell table:number-columns-repeated="3"/>
          <table:table-cell table:formula="of:=[.C2090]*flaeche" office:value-type="float" office:value="0.0023797372" calcext:value-type="float">
            <text:p>0.0023797372</text:p>
          </table:table-cell>
          <table:table-cell table:number-columns-repeated="6"/>
        </table:table-row>
        <table:table-row table:style-name="ro1">
          <table:table-cell office:value-type="float" office:value="0.816327" calcext:value-type="float">
            <text:p>0.816327</text:p>
          </table:table-cell>
          <table:table-cell office:value-type="float" office:value="1" calcext:value-type="float">
            <text:p>1</text:p>
          </table:table-cell>
          <table:table-cell office:value-type="float" office:value="5.915541" calcext:value-type="float">
            <text:p>5.915541</text:p>
          </table:table-cell>
          <table:table-cell table:formula="of:=SQRT(POWER(ABS([.A2091]-xpos);2)+POWER(ABS([.B2091]-ypos);2))" office:value-type="float" office:value="1.09080656897958" calcext:value-type="float">
            <text:p>1.090806569</text:p>
          </table:table-cell>
          <table:table-cell/>
          <table:table-cell table:formula="of:=[.J2091]/[.D2091]" office:value-type="float" office:value="0.00216923556136404" calcext:value-type="float">
            <text:p>0.0021692356</text:p>
          </table:table-cell>
          <table:table-cell table:number-columns-repeated="3"/>
          <table:table-cell table:formula="of:=[.C2091]*flaeche" office:value-type="float" office:value="0.0023662164" calcext:value-type="float">
            <text:p>0.002366216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2092]-xpos);2)+POWER(ABS([.B2092]-ypos);2))" office:value-type="float" office:value="0.223606797749979" calcext:value-type="float">
            <text:p>0.2236067977</text:p>
          </table:table-cell>
          <table:table-cell/>
          <table:table-cell table:formula="of:=[.J2092]/[.D2092]" office:value-type="float" office:value="0" calcext:value-type="float">
            <text:p>0</text:p>
          </table:table-cell>
          <table:table-cell table:number-columns-repeated="3"/>
          <table:table-cell table:formula="of:=[.C2092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" calcext:value-type="float">
            <text:p>0</text:p>
          </table:table-cell>
          <table:table-cell office:value-type="float" office:value="5.813982" calcext:value-type="float">
            <text:p>5.813982</text:p>
          </table:table-cell>
          <table:table-cell table:formula="of:=SQRT(POWER(ABS([.A2093]-xpos);2)+POWER(ABS([.B2093]-ypos);2))" office:value-type="float" office:value="0.644539727421825" calcext:value-type="float">
            <text:p>0.6445397274</text:p>
          </table:table-cell>
          <table:table-cell/>
          <table:table-cell table:formula="of:=[.J2093]/[.D2093]" office:value-type="float" office:value="0.00360814500807022" calcext:value-type="float">
            <text:p>0.003608145</text:p>
          </table:table-cell>
          <table:table-cell table:number-columns-repeated="3"/>
          <table:table-cell table:formula="of:=[.C2093]*flaeche" office:value-type="float" office:value="0.0023255928" calcext:value-type="float">
            <text:p>0.002325592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846445" calcext:value-type="float">
            <text:p>5.846445</text:p>
          </table:table-cell>
          <table:table-cell table:formula="of:=SQRT(POWER(ABS([.A2094]-xpos);2)+POWER(ABS([.B2094]-ypos);2))" office:value-type="float" office:value="0.641690226424713" calcext:value-type="float">
            <text:p>0.6416902264</text:p>
          </table:table-cell>
          <table:table-cell/>
          <table:table-cell table:formula="of:=[.J2094]/[.D2094]" office:value-type="float" office:value="0.00364440333310013" calcext:value-type="float">
            <text:p>0.0036444033</text:p>
          </table:table-cell>
          <table:table-cell table:number-columns-repeated="3"/>
          <table:table-cell table:formula="of:=[.C2094]*flaeche" office:value-type="float" office:value="0.002338578" calcext:value-type="float">
            <text:p>0.00233857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940815" calcext:value-type="float">
            <text:p>5.940815</text:p>
          </table:table-cell>
          <table:table-cell table:formula="of:=SQRT(POWER(ABS([.A2095]-xpos);2)+POWER(ABS([.B2095]-ypos);2))" office:value-type="float" office:value="0.639479636955705" calcext:value-type="float">
            <text:p>0.639479637</text:p>
          </table:table-cell>
          <table:table-cell/>
          <table:table-cell table:formula="of:=[.J2095]/[.D2095]" office:value-type="float" office:value="0.00371603075793421" calcext:value-type="float">
            <text:p>0.0037160308</text:p>
          </table:table-cell>
          <table:table-cell table:number-columns-repeated="3"/>
          <table:table-cell table:formula="of:=[.C2095]*flaeche" office:value-type="float" office:value="0.002376326" calcext:value-type="float">
            <text:p>0.002376326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6.088304" calcext:value-type="float">
            <text:p>6.088304</text:p>
          </table:table-cell>
          <table:table-cell table:formula="of:=SQRT(POWER(ABS([.A2096]-xpos);2)+POWER(ABS([.B2096]-ypos);2))" office:value-type="float" office:value="0.637914601181851" calcext:value-type="float">
            <text:p>0.6379146012</text:p>
          </table:table-cell>
          <table:table-cell/>
          <table:table-cell table:formula="of:=[.J2096]/[.D2096]" office:value-type="float" office:value="0.00381762950007435" calcext:value-type="float">
            <text:p>0.0038176295</text:p>
          </table:table-cell>
          <table:table-cell table:number-columns-repeated="3"/>
          <table:table-cell table:formula="of:=[.C2096]*flaeche" office:value-type="float" office:value="0.0024353216" calcext:value-type="float">
            <text:p>0.0024353216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275134" calcext:value-type="float">
            <text:p>6.275134</text:p>
          </table:table-cell>
          <table:table-cell table:formula="of:=SQRT(POWER(ABS([.A2097]-xpos);2)+POWER(ABS([.B2097]-ypos);2))" office:value-type="float" office:value="0.636999848441112" calcext:value-type="float">
            <text:p>0.6369998484</text:p>
          </table:table-cell>
          <table:table-cell/>
          <table:table-cell table:formula="of:=[.J2097]/[.D2097]" office:value-type="float" office:value="0.00394043045087481" calcext:value-type="float">
            <text:p>0.0039404305</text:p>
          </table:table-cell>
          <table:table-cell table:number-columns-repeated="3"/>
          <table:table-cell table:formula="of:=[.C2097]*flaeche" office:value-type="float" office:value="0.0025100536" calcext:value-type="float">
            <text:p>0.0025100536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48365" calcext:value-type="float">
            <text:p>6.48365</text:p>
          </table:table-cell>
          <table:table-cell table:formula="of:=SQRT(POWER(ABS([.A2098]-xpos);2)+POWER(ABS([.B2098]-ypos);2))" office:value-type="float" office:value="0.636738271117733" calcext:value-type="float">
            <text:p>0.6367382711</text:p>
          </table:table-cell>
          <table:table-cell/>
          <table:table-cell table:formula="of:=[.J2098]/[.D2098]" office:value-type="float" office:value="0.00407303929673872" calcext:value-type="float">
            <text:p>0.0040730393</text:p>
          </table:table-cell>
          <table:table-cell table:number-columns-repeated="3"/>
          <table:table-cell table:formula="of:=[.C2098]*flaeche" office:value-type="float" office:value="0.00259346" calcext:value-type="float">
            <text:p>0.00259346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693642" calcext:value-type="float">
            <text:p>6.693642</text:p>
          </table:table-cell>
          <table:table-cell table:formula="of:=SQRT(POWER(ABS([.A2099]-xpos);2)+POWER(ABS([.B2099]-ypos);2))" office:value-type="float" office:value="0.637130612846377" calcext:value-type="float">
            <text:p>0.6371306128</text:p>
          </table:table-cell>
          <table:table-cell/>
          <table:table-cell table:formula="of:=[.J2099]/[.D2099]" office:value-type="float" office:value="0.00420236721641498" calcext:value-type="float">
            <text:p>0.0042023672</text:p>
          </table:table-cell>
          <table:table-cell table:number-columns-repeated="3"/>
          <table:table-cell table:formula="of:=[.C2099]*flaeche" office:value-type="float" office:value="0.0026774568" calcext:value-type="float">
            <text:p>0.002677456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883807" calcext:value-type="float">
            <text:p>6.883807</text:p>
          </table:table-cell>
          <table:table-cell table:formula="of:=SQRT(POWER(ABS([.A2100]-xpos);2)+POWER(ABS([.B2100]-ypos);2))" office:value-type="float" office:value="0.638175667566541" calcext:value-type="float">
            <text:p>0.6381756676</text:p>
          </table:table-cell>
          <table:table-cell/>
          <table:table-cell table:formula="of:=[.J2100]/[.D2100]" office:value-type="float" office:value="0.00431467844974346" calcext:value-type="float">
            <text:p>0.0043146784</text:p>
          </table:table-cell>
          <table:table-cell table:number-columns-repeated="3"/>
          <table:table-cell table:formula="of:=[.C2100]*flaeche" office:value-type="float" office:value="0.0027535228" calcext:value-type="float">
            <text:p>0.002753522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7.033478" calcext:value-type="float">
            <text:p>7.033478</text:p>
          </table:table-cell>
          <table:table-cell table:formula="of:=SQRT(POWER(ABS([.A2101]-xpos);2)+POWER(ABS([.B2101]-ypos);2))" office:value-type="float" office:value="0.639870237196574" calcext:value-type="float">
            <text:p>0.6398702372</text:p>
          </table:table-cell>
          <table:table-cell/>
          <table:table-cell table:formula="of:=[.J2101]/[.D2101]" office:value-type="float" office:value="0.00439681522354618" calcext:value-type="float">
            <text:p>0.0043968152</text:p>
          </table:table-cell>
          <table:table-cell table:number-columns-repeated="3"/>
          <table:table-cell table:formula="of:=[.C2101]*flaeche" office:value-type="float" office:value="0.0028133912" calcext:value-type="float">
            <text:p>0.0028133912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7.124725" calcext:value-type="float">
            <text:p>7.124725</text:p>
          </table:table-cell>
          <table:table-cell table:formula="of:=SQRT(POWER(ABS([.A2102]-xpos);2)+POWER(ABS([.B2102]-ypos);2))" office:value-type="float" office:value="0.642209180216228" calcext:value-type="float">
            <text:p>0.6422091802</text:p>
          </table:table-cell>
          <table:table-cell/>
          <table:table-cell table:formula="of:=[.J2102]/[.D2102]" office:value-type="float" office:value="0.00443763510051422" calcext:value-type="float">
            <text:p>0.0044376351</text:p>
          </table:table-cell>
          <table:table-cell table:number-columns-repeated="3"/>
          <table:table-cell table:formula="of:=[.C2102]*flaeche" office:value-type="float" office:value="0.00284989" calcext:value-type="float">
            <text:p>0.00284989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7.144805" calcext:value-type="float">
            <text:p>7.144805</text:p>
          </table:table-cell>
          <table:table-cell table:formula="of:=SQRT(POWER(ABS([.A2103]-xpos);2)+POWER(ABS([.B2103]-ypos);2))" office:value-type="float" office:value="0.645185649986886" calcext:value-type="float">
            <text:p>0.64518565</text:p>
          </table:table-cell>
          <table:table-cell/>
          <table:table-cell table:formula="of:=[.J2103]/[.D2103]" office:value-type="float" office:value="0.00442961184902065" calcext:value-type="float">
            <text:p>0.0044296118</text:p>
          </table:table-cell>
          <table:table-cell table:number-columns-repeated="3"/>
          <table:table-cell table:formula="of:=[.C2103]*flaeche" office:value-type="float" office:value="0.002857922" calcext:value-type="float">
            <text:p>0.002857922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7.088622" calcext:value-type="float">
            <text:p>7.088622</text:p>
          </table:table-cell>
          <table:table-cell table:formula="of:=SQRT(POWER(ABS([.A2104]-xpos);2)+POWER(ABS([.B2104]-ypos);2))" office:value-type="float" office:value="0.648790582796175" calcext:value-type="float">
            <text:p>0.6487905828</text:p>
          </table:table-cell>
          <table:table-cell/>
          <table:table-cell table:formula="of:=[.J2104]/[.D2104]" office:value-type="float" office:value="0.00437036059891577" calcext:value-type="float">
            <text:p>0.0043703606</text:p>
          </table:table-cell>
          <table:table-cell table:number-columns-repeated="3"/>
          <table:table-cell table:formula="of:=[.C2104]*flaeche" office:value-type="float" office:value="0.0028354488" calcext:value-type="float">
            <text:p>0.002835448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960547" calcext:value-type="float">
            <text:p>6.960547</text:p>
          </table:table-cell>
          <table:table-cell table:formula="of:=SQRT(POWER(ABS([.A2105]-xpos);2)+POWER(ABS([.B2105]-ypos);2))" office:value-type="float" office:value="0.653013698653405" calcext:value-type="float">
            <text:p>0.6530136987</text:p>
          </table:table-cell>
          <table:table-cell/>
          <table:table-cell table:formula="of:=[.J2105]/[.D2105]" office:value-type="float" office:value="0.00426364531975578" calcext:value-type="float">
            <text:p>0.0042636453</text:p>
          </table:table-cell>
          <table:table-cell table:number-columns-repeated="3"/>
          <table:table-cell table:formula="of:=[.C2105]*flaeche" office:value-type="float" office:value="0.0027842188" calcext:value-type="float">
            <text:p>0.002784218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77487" calcext:value-type="float">
            <text:p>6.77487</text:p>
          </table:table-cell>
          <table:table-cell table:formula="of:=SQRT(POWER(ABS([.A2106]-xpos);2)+POWER(ABS([.B2106]-ypos);2))" office:value-type="float" office:value="0.657843092128359" calcext:value-type="float">
            <text:p>0.6578430921</text:p>
          </table:table-cell>
          <table:table-cell/>
          <table:table-cell table:formula="of:=[.J2106]/[.D2106]" office:value-type="float" office:value="0.00411944433623578" calcext:value-type="float">
            <text:p>0.0041194443</text:p>
          </table:table-cell>
          <table:table-cell table:number-columns-repeated="3"/>
          <table:table-cell table:formula="of:=[.C2106]*flaeche" office:value-type="float" office:value="0.002709948" calcext:value-type="float">
            <text:p>0.00270994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6.554358" calcext:value-type="float">
            <text:p>6.554358</text:p>
          </table:table-cell>
          <table:table-cell table:formula="of:=SQRT(POWER(ABS([.A2107]-xpos);2)+POWER(ABS([.B2107]-ypos);2))" office:value-type="float" office:value="0.663265520000098" calcext:value-type="float">
            <text:p>0.66326552</text:p>
          </table:table-cell>
          <table:table-cell/>
          <table:table-cell table:formula="of:=[.J2107]/[.D2107]" office:value-type="float" office:value="0.00395278078076426" calcext:value-type="float">
            <text:p>0.0039527808</text:p>
          </table:table-cell>
          <table:table-cell table:number-columns-repeated="3"/>
          <table:table-cell table:formula="of:=[.C2107]*flaeche" office:value-type="float" office:value="0.0026217432" calcext:value-type="float">
            <text:p>0.0026217432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6.32685" calcext:value-type="float">
            <text:p>6.32685</text:p>
          </table:table-cell>
          <table:table-cell table:formula="of:=SQRT(POWER(ABS([.A2108]-xpos);2)+POWER(ABS([.B2108]-ypos);2))" office:value-type="float" office:value="0.669266568049682" calcext:value-type="float">
            <text:p>0.669266568</text:p>
          </table:table-cell>
          <table:table-cell/>
          <table:table-cell table:formula="of:=[.J2108]/[.D2108]" office:value-type="float" office:value="0.00378136324271338" calcext:value-type="float">
            <text:p>0.0037813632</text:p>
          </table:table-cell>
          <table:table-cell table:number-columns-repeated="3"/>
          <table:table-cell table:formula="of:=[.C2108]*flaeche" office:value-type="float" office:value="0.00253074" calcext:value-type="float">
            <text:p>0.00253074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6.120411" calcext:value-type="float">
            <text:p>6.120411</text:p>
          </table:table-cell>
          <table:table-cell table:formula="of:=SQRT(POWER(ABS([.A2109]-xpos);2)+POWER(ABS([.B2109]-ypos);2))" office:value-type="float" office:value="0.67583115804615" calcext:value-type="float">
            <text:p>0.675831158</text:p>
          </table:table-cell>
          <table:table-cell/>
          <table:table-cell table:formula="of:=[.J2109]/[.D2109]" office:value-type="float" office:value="0.00362244973593364" calcext:value-type="float">
            <text:p>0.0036224497</text:p>
          </table:table-cell>
          <table:table-cell table:number-columns-repeated="3"/>
          <table:table-cell table:formula="of:=[.C2109]*flaeche" office:value-type="float" office:value="0.0024481644" calcext:value-type="float">
            <text:p>0.0024481644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958117" calcext:value-type="float">
            <text:p>5.958117</text:p>
          </table:table-cell>
          <table:table-cell table:formula="of:=SQRT(POWER(ABS([.A2110]-xpos);2)+POWER(ABS([.B2110]-ypos);2))" office:value-type="float" office:value="0.68294240602411" calcext:value-type="float">
            <text:p>0.682942406</text:p>
          </table:table-cell>
          <table:table-cell/>
          <table:table-cell table:formula="of:=[.J2110]/[.D2110]" office:value-type="float" office:value="0.0034896746474927" calcext:value-type="float">
            <text:p>0.0034896746</text:p>
          </table:table-cell>
          <table:table-cell table:number-columns-repeated="3"/>
          <table:table-cell table:formula="of:=[.C2110]*flaeche" office:value-type="float" office:value="0.0023832468" calcext:value-type="float">
            <text:p>0.002383246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853774" calcext:value-type="float">
            <text:p>5.853774</text:p>
          </table:table-cell>
          <table:table-cell table:formula="of:=SQRT(POWER(ABS([.A2111]-xpos);2)+POWER(ABS([.B2111]-ypos);2))" office:value-type="float" office:value="0.690583723116901" calcext:value-type="float">
            <text:p>0.6905837231</text:p>
          </table:table-cell>
          <table:table-cell/>
          <table:table-cell table:formula="of:=[.J2111]/[.D2111]" office:value-type="float" office:value="0.00339062378915009" calcext:value-type="float">
            <text:p>0.0033906238</text:p>
          </table:table-cell>
          <table:table-cell table:number-columns-repeated="3"/>
          <table:table-cell table:formula="of:=[.C2111]*flaeche" office:value-type="float" office:value="0.0023415096" calcext:value-type="float">
            <text:p>0.0023415096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5.809736" calcext:value-type="float">
            <text:p>5.809736</text:p>
          </table:table-cell>
          <table:table-cell table:formula="of:=SQRT(POWER(ABS([.A2112]-xpos);2)+POWER(ABS([.B2112]-ypos);2))" office:value-type="float" office:value="0.698737719212295" calcext:value-type="float">
            <text:p>0.6987377192</text:p>
          </table:table-cell>
          <table:table-cell/>
          <table:table-cell table:formula="of:=[.J2112]/[.D2112]" office:value-type="float" office:value="0.00332584650306239" calcext:value-type="float">
            <text:p>0.0033258465</text:p>
          </table:table-cell>
          <table:table-cell table:number-columns-repeated="3"/>
          <table:table-cell table:formula="of:=[.C2112]*flaeche" office:value-type="float" office:value="0.0023238944" calcext:value-type="float">
            <text:p>0.0023238944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5.817372" calcext:value-type="float">
            <text:p>5.817372</text:p>
          </table:table-cell>
          <table:table-cell table:formula="of:=SQRT(POWER(ABS([.A2113]-xpos);2)+POWER(ABS([.B2113]-ypos);2))" office:value-type="float" office:value="0.707386665688575" calcext:value-type="float">
            <text:p>0.7073866657</text:p>
          </table:table-cell>
          <table:table-cell/>
          <table:table-cell table:formula="of:=[.J2113]/[.D2113]" office:value-type="float" office:value="0.00328950051346378" calcext:value-type="float">
            <text:p>0.0032895005</text:p>
          </table:table-cell>
          <table:table-cell table:number-columns-repeated="3"/>
          <table:table-cell table:formula="of:=[.C2113]*flaeche" office:value-type="float" office:value="0.0023269488" calcext:value-type="float">
            <text:p>0.002326948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5.859899" calcext:value-type="float">
            <text:p>5.859899</text:p>
          </table:table-cell>
          <table:table-cell table:formula="of:=SQRT(POWER(ABS([.A2114]-xpos);2)+POWER(ABS([.B2114]-ypos);2))" office:value-type="float" office:value="0.716512639292567" calcext:value-type="float">
            <text:p>0.7165126393</text:p>
          </table:table-cell>
          <table:table-cell/>
          <table:table-cell table:formula="of:=[.J2114]/[.D2114]" office:value-type="float" office:value="0.00327134438593331" calcext:value-type="float">
            <text:p>0.0032713444</text:p>
          </table:table-cell>
          <table:table-cell table:number-columns-repeated="3"/>
          <table:table-cell table:formula="of:=[.C2114]*flaeche" office:value-type="float" office:value="0.0023439596" calcext:value-type="float">
            <text:p>0.0023439596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5.916661" calcext:value-type="float">
            <text:p>5.916661</text:p>
          </table:table-cell>
          <table:table-cell table:formula="of:=SQRT(POWER(ABS([.A2115]-xpos);2)+POWER(ABS([.B2115]-ypos);2))" office:value-type="float" office:value="0.726098134293843" calcext:value-type="float">
            <text:p>0.7260981343</text:p>
          </table:table-cell>
          <table:table-cell/>
          <table:table-cell table:formula="of:=[.J2115]/[.D2115]" office:value-type="float" office:value="0.0032594277387886" calcext:value-type="float">
            <text:p>0.0032594277</text:p>
          </table:table-cell>
          <table:table-cell table:number-columns-repeated="3"/>
          <table:table-cell table:formula="of:=[.C2115]*flaeche" office:value-type="float" office:value="0.0023666644" calcext:value-type="float">
            <text:p>0.0023666644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5.967652" calcext:value-type="float">
            <text:p>5.967652</text:p>
          </table:table-cell>
          <table:table-cell table:formula="of:=SQRT(POWER(ABS([.A2116]-xpos);2)+POWER(ABS([.B2116]-ypos);2))" office:value-type="float" office:value="0.736124279431809" calcext:value-type="float">
            <text:p>0.7361242794</text:p>
          </table:table-cell>
          <table:table-cell/>
          <table:table-cell table:formula="of:=[.J2116]/[.D2116]" office:value-type="float" office:value="0.00324274156782669" calcext:value-type="float">
            <text:p>0.0032427416</text:p>
          </table:table-cell>
          <table:table-cell table:number-columns-repeated="3"/>
          <table:table-cell table:formula="of:=[.C2116]*flaeche" office:value-type="float" office:value="0.0023870608" calcext:value-type="float">
            <text:p>0.002387060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5.997353" calcext:value-type="float">
            <text:p>5.997353</text:p>
          </table:table-cell>
          <table:table-cell table:formula="of:=SQRT(POWER(ABS([.A2117]-xpos);2)+POWER(ABS([.B2117]-ypos);2))" office:value-type="float" office:value="0.746573761821965" calcext:value-type="float">
            <text:p>0.7465737618</text:p>
          </table:table-cell>
          <table:table-cell/>
          <table:table-cell table:formula="of:=[.J2117]/[.D2117]" office:value-type="float" office:value="0.00321326749301441" calcext:value-type="float">
            <text:p>0.0032132675</text:p>
          </table:table-cell>
          <table:table-cell table:number-columns-repeated="3"/>
          <table:table-cell table:formula="of:=[.C2117]*flaeche" office:value-type="float" office:value="0.0023989412" calcext:value-type="float">
            <text:p>0.0023989412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5.997353" calcext:value-type="float">
            <text:p>5.997353</text:p>
          </table:table-cell>
          <table:table-cell table:formula="of:=SQRT(POWER(ABS([.A2118]-xpos);2)+POWER(ABS([.B2118]-ypos);2))" office:value-type="float" office:value="0.757429060599737" calcext:value-type="float">
            <text:p>0.7574290606</text:p>
          </table:table-cell>
          <table:table-cell/>
          <table:table-cell table:formula="of:=[.J2118]/[.D2118]" office:value-type="float" office:value="0.00316721568367142" calcext:value-type="float">
            <text:p>0.0031672157</text:p>
          </table:table-cell>
          <table:table-cell table:number-columns-repeated="3"/>
          <table:table-cell table:formula="of:=[.C2118]*flaeche" office:value-type="float" office:value="0.0023989412" calcext:value-type="float">
            <text:p>0.0023989412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5.967652" calcext:value-type="float">
            <text:p>5.967652</text:p>
          </table:table-cell>
          <table:table-cell table:formula="of:=SQRT(POWER(ABS([.A2119]-xpos);2)+POWER(ABS([.B2119]-ypos);2))" office:value-type="float" office:value="0.768672982983661" calcext:value-type="float">
            <text:p>0.768672983</text:p>
          </table:table-cell>
          <table:table-cell/>
          <table:table-cell table:formula="of:=[.J2119]/[.D2119]" office:value-type="float" office:value="0.00310543085661011" calcext:value-type="float">
            <text:p>0.0031054309</text:p>
          </table:table-cell>
          <table:table-cell table:number-columns-repeated="3"/>
          <table:table-cell table:formula="of:=[.C2119]*flaeche" office:value-type="float" office:value="0.0023870608" calcext:value-type="float">
            <text:p>0.002387060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5.916661" calcext:value-type="float">
            <text:p>5.916661</text:p>
          </table:table-cell>
          <table:table-cell table:formula="of:=SQRT(POWER(ABS([.A2120]-xpos);2)+POWER(ABS([.B2120]-ypos);2))" office:value-type="float" office:value="0.780288729013178" calcext:value-type="float">
            <text:p>0.780288729</text:p>
          </table:table-cell>
          <table:table-cell/>
          <table:table-cell table:formula="of:=[.J2120]/[.D2120]" office:value-type="float" office:value="0.00303306239344645" calcext:value-type="float">
            <text:p>0.0030330624</text:p>
          </table:table-cell>
          <table:table-cell table:number-columns-repeated="3"/>
          <table:table-cell table:formula="of:=[.C2120]*flaeche" office:value-type="float" office:value="0.0023666644" calcext:value-type="float">
            <text:p>0.0023666644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5.859899" calcext:value-type="float">
            <text:p>5.859899</text:p>
          </table:table-cell>
          <table:table-cell table:formula="of:=SQRT(POWER(ABS([.A2121]-xpos);2)+POWER(ABS([.B2121]-ypos);2))" office:value-type="float" office:value="0.792260539384614" calcext:value-type="float">
            <text:p>0.7922605394</text:p>
          </table:table-cell>
          <table:table-cell/>
          <table:table-cell table:formula="of:=[.J2121]/[.D2121]" office:value-type="float" office:value="0.00295857168630494" calcext:value-type="float">
            <text:p>0.0029585717</text:p>
          </table:table-cell>
          <table:table-cell table:number-columns-repeated="3"/>
          <table:table-cell table:formula="of:=[.C2121]*flaeche" office:value-type="float" office:value="0.0023439596" calcext:value-type="float">
            <text:p>0.0023439596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5.817372" calcext:value-type="float">
            <text:p>5.817372</text:p>
          </table:table-cell>
          <table:table-cell table:formula="of:=SQRT(POWER(ABS([.A2122]-xpos);2)+POWER(ABS([.B2122]-ypos);2))" office:value-type="float" office:value="0.804571373337381" calcext:value-type="float">
            <text:p>0.8045713733</text:p>
          </table:table-cell>
          <table:table-cell/>
          <table:table-cell table:formula="of:=[.J2122]/[.D2122]" office:value-type="float" office:value="0.00289215957354754" calcext:value-type="float">
            <text:p>0.0028921596</text:p>
          </table:table-cell>
          <table:table-cell table:number-columns-repeated="3"/>
          <table:table-cell table:formula="of:=[.C2122]*flaeche" office:value-type="float" office:value="0.0023269488" calcext:value-type="float">
            <text:p>0.002326948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5.809736" calcext:value-type="float">
            <text:p>5.809736</text:p>
          </table:table-cell>
          <table:table-cell table:formula="of:=SQRT(POWER(ABS([.A2123]-xpos);2)+POWER(ABS([.B2123]-ypos);2))" office:value-type="float" office:value="0.817206461214056" calcext:value-type="float">
            <text:p>0.8172064612</text:p>
          </table:table-cell>
          <table:table-cell/>
          <table:table-cell table:formula="of:=[.J2123]/[.D2123]" office:value-type="float" office:value="0.00284370536736528" calcext:value-type="float">
            <text:p>0.0028437054</text:p>
          </table:table-cell>
          <table:table-cell table:number-columns-repeated="3"/>
          <table:table-cell table:formula="of:=[.C2123]*flaeche" office:value-type="float" office:value="0.0023238944" calcext:value-type="float">
            <text:p>0.0023238944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853774" calcext:value-type="float">
            <text:p>5.853774</text:p>
          </table:table-cell>
          <table:table-cell table:formula="of:=SQRT(POWER(ABS([.A2124]-xpos);2)+POWER(ABS([.B2124]-ypos);2))" office:value-type="float" office:value="0.830150997490216" calcext:value-type="float">
            <text:p>0.8301509975</text:p>
          </table:table-cell>
          <table:table-cell/>
          <table:table-cell table:formula="of:=[.J2124]/[.D2124]" office:value-type="float" office:value="0.00282058276997685" calcext:value-type="float">
            <text:p>0.0028205828</text:p>
          </table:table-cell>
          <table:table-cell table:number-columns-repeated="3"/>
          <table:table-cell table:formula="of:=[.C2124]*flaeche" office:value-type="float" office:value="0.0023415096" calcext:value-type="float">
            <text:p>0.0023415096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958117" calcext:value-type="float">
            <text:p>5.958117</text:p>
          </table:table-cell>
          <table:table-cell table:formula="of:=SQRT(POWER(ABS([.A2125]-xpos);2)+POWER(ABS([.B2125]-ypos);2))" office:value-type="float" office:value="0.843390733851161" calcext:value-type="float">
            <text:p>0.8433907339</text:p>
          </table:table-cell>
          <table:table-cell/>
          <table:table-cell table:formula="of:=[.J2125]/[.D2125]" office:value-type="float" office:value="0.00282579201352785" calcext:value-type="float">
            <text:p>0.002825792</text:p>
          </table:table-cell>
          <table:table-cell table:number-columns-repeated="3"/>
          <table:table-cell table:formula="of:=[.C2125]*flaeche" office:value-type="float" office:value="0.0023832468" calcext:value-type="float">
            <text:p>0.002383246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6.120411" calcext:value-type="float">
            <text:p>6.120411</text:p>
          </table:table-cell>
          <table:table-cell table:formula="of:=SQRT(POWER(ABS([.A2126]-xpos);2)+POWER(ABS([.B2126]-ypos);2))" office:value-type="float" office:value="0.856911987421112" calcext:value-type="float">
            <text:p>0.8569119874</text:p>
          </table:table-cell>
          <table:table-cell/>
          <table:table-cell table:formula="of:=[.J2126]/[.D2126]" office:value-type="float" office:value="0.00285696131684163" calcext:value-type="float">
            <text:p>0.0028569613</text:p>
          </table:table-cell>
          <table:table-cell table:number-columns-repeated="3"/>
          <table:table-cell table:formula="of:=[.C2126]*flaeche" office:value-type="float" office:value="0.0024481644" calcext:value-type="float">
            <text:p>0.0024481644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6.32685" calcext:value-type="float">
            <text:p>6.32685</text:p>
          </table:table-cell>
          <table:table-cell table:formula="of:=SQRT(POWER(ABS([.A2127]-xpos);2)+POWER(ABS([.B2127]-ypos);2))" office:value-type="float" office:value="0.87070232520018" calcext:value-type="float">
            <text:p>0.8707023252</text:p>
          </table:table-cell>
          <table:table-cell/>
          <table:table-cell table:formula="of:=[.J2127]/[.D2127]" office:value-type="float" office:value="0.0029065501799575" calcext:value-type="float">
            <text:p>0.0029065502</text:p>
          </table:table-cell>
          <table:table-cell table:number-columns-repeated="3"/>
          <table:table-cell table:formula="of:=[.C2127]*flaeche" office:value-type="float" office:value="0.00253074" calcext:value-type="float">
            <text:p>0.00253074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6.554358" calcext:value-type="float">
            <text:p>6.554358</text:p>
          </table:table-cell>
          <table:table-cell table:formula="of:=SQRT(POWER(ABS([.A2128]-xpos);2)+POWER(ABS([.B2128]-ypos);2))" office:value-type="float" office:value="0.884747845445808" calcext:value-type="float">
            <text:p>0.8847478454</text:p>
          </table:table-cell>
          <table:table-cell/>
          <table:table-cell table:formula="of:=[.J2128]/[.D2128]" office:value-type="float" office:value="0.00296326598984703" calcext:value-type="float">
            <text:p>0.002963266</text:p>
          </table:table-cell>
          <table:table-cell table:number-columns-repeated="3"/>
          <table:table-cell table:formula="of:=[.C2128]*flaeche" office:value-type="float" office:value="0.0026217432" calcext:value-type="float">
            <text:p>0.0026217432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77487" calcext:value-type="float">
            <text:p>6.77487</text:p>
          </table:table-cell>
          <table:table-cell table:formula="of:=SQRT(POWER(ABS([.A2129]-xpos);2)+POWER(ABS([.B2129]-ypos);2))" office:value-type="float" office:value="0.899037226070756" calcext:value-type="float">
            <text:p>0.8990372261</text:p>
          </table:table-cell>
          <table:table-cell/>
          <table:table-cell table:formula="of:=[.J2129]/[.D2129]" office:value-type="float" office:value="0.00301427785348092" calcext:value-type="float">
            <text:p>0.0030142779</text:p>
          </table:table-cell>
          <table:table-cell table:number-columns-repeated="3"/>
          <table:table-cell table:formula="of:=[.C2129]*flaeche" office:value-type="float" office:value="0.002709948" calcext:value-type="float">
            <text:p>0.00270994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960547" calcext:value-type="float">
            <text:p>6.960547</text:p>
          </table:table-cell>
          <table:table-cell table:formula="of:=SQRT(POWER(ABS([.A2130]-xpos);2)+POWER(ABS([.B2130]-ypos);2))" office:value-type="float" office:value="0.913559024162643" calcext:value-type="float">
            <text:p>0.9135590242</text:p>
          </table:table-cell>
          <table:table-cell/>
          <table:table-cell table:formula="of:=[.J2130]/[.D2130]" office:value-type="float" office:value="0.00304766164676878" calcext:value-type="float">
            <text:p>0.0030476616</text:p>
          </table:table-cell>
          <table:table-cell table:number-columns-repeated="3"/>
          <table:table-cell table:formula="of:=[.C2130]*flaeche" office:value-type="float" office:value="0.0027842188" calcext:value-type="float">
            <text:p>0.002784218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7.088622" calcext:value-type="float">
            <text:p>7.088622</text:p>
          </table:table-cell>
          <table:table-cell table:formula="of:=SQRT(POWER(ABS([.A2131]-xpos);2)+POWER(ABS([.B2131]-ypos);2))" office:value-type="float" office:value="0.928302332392308" calcext:value-type="float">
            <text:p>0.9283023324</text:p>
          </table:table-cell>
          <table:table-cell/>
          <table:table-cell table:formula="of:=[.J2131]/[.D2131]" office:value-type="float" office:value="0.00305444541186579" calcext:value-type="float">
            <text:p>0.0030544454</text:p>
          </table:table-cell>
          <table:table-cell table:number-columns-repeated="3"/>
          <table:table-cell table:formula="of:=[.C2131]*flaeche" office:value-type="float" office:value="0.0028354488" calcext:value-type="float">
            <text:p>0.002835448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7.144805" calcext:value-type="float">
            <text:p>7.144805</text:p>
          </table:table-cell>
          <table:table-cell table:formula="of:=SQRT(POWER(ABS([.A2132]-xpos);2)+POWER(ABS([.B2132]-ypos);2))" office:value-type="float" office:value="0.943256764062151" calcext:value-type="float">
            <text:p>0.9432567641</text:p>
          </table:table-cell>
          <table:table-cell/>
          <table:table-cell table:formula="of:=[.J2132]/[.D2132]" office:value-type="float" office:value="0.00302984522230438" calcext:value-type="float">
            <text:p>0.0030298452</text:p>
          </table:table-cell>
          <table:table-cell table:number-columns-repeated="3"/>
          <table:table-cell table:formula="of:=[.C2132]*flaeche" office:value-type="float" office:value="0.002857922" calcext:value-type="float">
            <text:p>0.002857922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7.124725" calcext:value-type="float">
            <text:p>7.124725</text:p>
          </table:table-cell>
          <table:table-cell table:formula="of:=SQRT(POWER(ABS([.A2133]-xpos);2)+POWER(ABS([.B2133]-ypos);2))" office:value-type="float" office:value="0.958413183942082" calcext:value-type="float">
            <text:p>0.9584131839</text:p>
          </table:table-cell>
          <table:table-cell/>
          <table:table-cell table:formula="of:=[.J2133]/[.D2133]" office:value-type="float" office:value="0.00297355049758187" calcext:value-type="float">
            <text:p>0.0029735505</text:p>
          </table:table-cell>
          <table:table-cell table:number-columns-repeated="3"/>
          <table:table-cell table:formula="of:=[.C2133]*flaeche" office:value-type="float" office:value="0.00284989" calcext:value-type="float">
            <text:p>0.002849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836735" calcext:value-type="float">
            <text:p>0.836735</text:p>
          </table:table-cell>
          <table:table-cell office:value-type="float" office:value="7.033478" calcext:value-type="float">
            <text:p>7.033478</text:p>
          </table:table-cell>
          <table:table-cell table:formula="of:=SQRT(POWER(ABS([.A2134]-xpos);2)+POWER(ABS([.B2134]-ypos);2))" office:value-type="float" office:value="0.973760710056634" calcext:value-type="float">
            <text:p>0.9737607101</text:p>
          </table:table-cell>
          <table:table-cell/>
          <table:table-cell table:formula="of:=[.J2134]/[.D2134]" office:value-type="float" office:value="0.00288920180383574" calcext:value-type="float">
            <text:p>0.0028892018</text:p>
          </table:table-cell>
          <table:table-cell table:number-columns-repeated="3"/>
          <table:table-cell table:formula="of:=[.C2134]*flaeche" office:value-type="float" office:value="0.0028133912" calcext:value-type="float">
            <text:p>0.0028133912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883807" calcext:value-type="float">
            <text:p>6.883807</text:p>
          </table:table-cell>
          <table:table-cell table:formula="of:=SQRT(POWER(ABS([.A2135]-xpos);2)+POWER(ABS([.B2135]-ypos);2))" office:value-type="float" office:value="0.989291151620189" calcext:value-type="float">
            <text:p>0.9892911516</text:p>
          </table:table-cell>
          <table:table-cell/>
          <table:table-cell table:formula="of:=[.J2135]/[.D2135]" office:value-type="float" office:value="0.00278332904877445" calcext:value-type="float">
            <text:p>0.002783329</text:p>
          </table:table-cell>
          <table:table-cell table:number-columns-repeated="3"/>
          <table:table-cell table:formula="of:=[.C2135]*flaeche" office:value-type="float" office:value="0.0027535228" calcext:value-type="float">
            <text:p>0.002753522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693642" calcext:value-type="float">
            <text:p>6.693642</text:p>
          </table:table-cell>
          <table:table-cell table:formula="of:=SQRT(POWER(ABS([.A2136]-xpos);2)+POWER(ABS([.B2136]-ypos);2))" office:value-type="float" office:value="1.00499602876131" calcext:value-type="float">
            <text:p>1.0049960288</text:p>
          </table:table-cell>
          <table:table-cell/>
          <table:table-cell table:formula="of:=[.J2136]/[.D2136]" office:value-type="float" office:value="0.0026641466467286" calcext:value-type="float">
            <text:p>0.0026641466</text:p>
          </table:table-cell>
          <table:table-cell table:number-columns-repeated="3"/>
          <table:table-cell table:formula="of:=[.C2136]*flaeche" office:value-type="float" office:value="0.0026774568" calcext:value-type="float">
            <text:p>0.002677456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48365" calcext:value-type="float">
            <text:p>6.48365</text:p>
          </table:table-cell>
          <table:table-cell table:formula="of:=SQRT(POWER(ABS([.A2137]-xpos);2)+POWER(ABS([.B2137]-ypos);2))" office:value-type="float" office:value="1.02086729103542" calcext:value-type="float">
            <text:p>1.020867291</text:p>
          </table:table-cell>
          <table:table-cell/>
          <table:table-cell table:formula="of:=[.J2137]/[.D2137]" office:value-type="float" office:value="0.00254044773769719" calcext:value-type="float">
            <text:p>0.0025404477</text:p>
          </table:table-cell>
          <table:table-cell table:number-columns-repeated="3"/>
          <table:table-cell table:formula="of:=[.C2137]*flaeche" office:value-type="float" office:value="0.00259346" calcext:value-type="float">
            <text:p>0.00259346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275134" calcext:value-type="float">
            <text:p>6.275134</text:p>
          </table:table-cell>
          <table:table-cell table:formula="of:=SQRT(POWER(ABS([.A2138]-xpos);2)+POWER(ABS([.B2138]-ypos);2))" office:value-type="float" office:value="1.03689729815156" calcext:value-type="float">
            <text:p>1.0368972982</text:p>
          </table:table-cell>
          <table:table-cell/>
          <table:table-cell table:formula="of:=[.J2138]/[.D2138]" office:value-type="float" office:value="0.00242073501828444" calcext:value-type="float">
            <text:p>0.002420735</text:p>
          </table:table-cell>
          <table:table-cell table:number-columns-repeated="3"/>
          <table:table-cell table:formula="of:=[.C2138]*flaeche" office:value-type="float" office:value="0.0025100536" calcext:value-type="float">
            <text:p>0.0025100536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6.088304" calcext:value-type="float">
            <text:p>6.088304</text:p>
          </table:table-cell>
          <table:table-cell table:formula="of:=SQRT(POWER(ABS([.A2139]-xpos);2)+POWER(ABS([.B2139]-ypos);2))" office:value-type="float" office:value="1.05307959737192" calcext:value-type="float">
            <text:p>1.0530795974</text:p>
          </table:table-cell>
          <table:table-cell/>
          <table:table-cell table:formula="of:=[.J2139]/[.D2139]" office:value-type="float" office:value="0.00231257124919866" calcext:value-type="float">
            <text:p>0.0023125712</text:p>
          </table:table-cell>
          <table:table-cell table:number-columns-repeated="3"/>
          <table:table-cell table:formula="of:=[.C2139]*flaeche" office:value-type="float" office:value="0.0024353216" calcext:value-type="float">
            <text:p>0.0024353216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940815" calcext:value-type="float">
            <text:p>5.940815</text:p>
          </table:table-cell>
          <table:table-cell table:formula="of:=SQRT(POWER(ABS([.A2140]-xpos);2)+POWER(ABS([.B2140]-ypos);2))" office:value-type="float" office:value="1.06940572566309" calcext:value-type="float">
            <text:p>1.0694057257</text:p>
          </table:table-cell>
          <table:table-cell/>
          <table:table-cell table:formula="of:=[.J2140]/[.D2140]" office:value-type="float" office:value="0.00222209956705305" calcext:value-type="float">
            <text:p>0.0022220996</text:p>
          </table:table-cell>
          <table:table-cell table:number-columns-repeated="3"/>
          <table:table-cell table:formula="of:=[.C2140]*flaeche" office:value-type="float" office:value="0.002376326" calcext:value-type="float">
            <text:p>0.002376326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846445" calcext:value-type="float">
            <text:p>5.846445</text:p>
          </table:table-cell>
          <table:table-cell table:formula="of:=SQRT(POWER(ABS([.A2141]-xpos);2)+POWER(ABS([.B2141]-ypos);2))" office:value-type="float" office:value="1.08586994925221" calcext:value-type="float">
            <text:p>1.0858699493</text:p>
          </table:table-cell>
          <table:table-cell/>
          <table:table-cell table:formula="of:=[.J2141]/[.D2141]" office:value-type="float" office:value="0.00215364464373516" calcext:value-type="float">
            <text:p>0.0021536446</text:p>
          </table:table-cell>
          <table:table-cell table:number-columns-repeated="3"/>
          <table:table-cell table:formula="of:=[.C2141]*flaeche" office:value-type="float" office:value="0.002338578" calcext:value-type="float">
            <text:p>0.002338578</text:p>
          </table:table-cell>
          <table:table-cell table:number-columns-repeated="6"/>
        </table:table-row>
        <table:table-row table:style-name="ro1">
          <table:table-cell office:value-type="float" office:value="0.836735" calcext:value-type="float">
            <text:p>0.836735</text:p>
          </table:table-cell>
          <table:table-cell office:value-type="float" office:value="1" calcext:value-type="float">
            <text:p>1</text:p>
          </table:table-cell>
          <table:table-cell office:value-type="float" office:value="5.813982" calcext:value-type="float">
            <text:p>5.813982</text:p>
          </table:table-cell>
          <table:table-cell table:formula="of:=SQRT(POWER(ABS([.A2142]-xpos);2)+POWER(ABS([.B2142]-ypos);2))" office:value-type="float" office:value="1.10246608121293" calcext:value-type="float">
            <text:p>1.1024660812</text:p>
          </table:table-cell>
          <table:table-cell/>
          <table:table-cell table:formula="of:=[.J2142]/[.D2142]" office:value-type="float" office:value="0.00210944612231642" calcext:value-type="float">
            <text:p>0.0021094461</text:p>
          </table:table-cell>
          <table:table-cell table:number-columns-repeated="3"/>
          <table:table-cell table:formula="of:=[.C2142]*flaeche" office:value-type="float" office:value="0.0023255928" calcext:value-type="float">
            <text:p>0.002325592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2143]-xpos);2)+POWER(ABS([.B2143]-ypos);2))" office:value-type="float" office:value="0.223606797749979" calcext:value-type="float">
            <text:p>0.2236067977</text:p>
          </table:table-cell>
          <table:table-cell/>
          <table:table-cell table:formula="of:=[.J2143]/[.D2143]" office:value-type="float" office:value="0" calcext:value-type="float">
            <text:p>0</text:p>
          </table:table-cell>
          <table:table-cell table:number-columns-repeated="3"/>
          <table:table-cell table:formula="of:=[.C2143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" calcext:value-type="float">
            <text:p>0</text:p>
          </table:table-cell>
          <table:table-cell office:value-type="float" office:value="5.679354" calcext:value-type="float">
            <text:p>5.679354</text:p>
          </table:table-cell>
          <table:table-cell table:formula="of:=SQRT(POWER(ABS([.A2144]-xpos);2)+POWER(ABS([.B2144]-ypos);2))" office:value-type="float" office:value="0.664708148324511" calcext:value-type="float">
            <text:p>0.6647081483</text:p>
          </table:table-cell>
          <table:table-cell/>
          <table:table-cell table:formula="of:=[.J2144]/[.D2144]" office:value-type="float" office:value="0.00341765270325968" calcext:value-type="float">
            <text:p>0.0034176527</text:p>
          </table:table-cell>
          <table:table-cell table:number-columns-repeated="3"/>
          <table:table-cell table:formula="of:=[.C2144]*flaeche" office:value-type="float" office:value="0.0022717416" calcext:value-type="float">
            <text:p>0.0022717416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709972" calcext:value-type="float">
            <text:p>5.709972</text:p>
          </table:table-cell>
          <table:table-cell table:formula="of:=SQRT(POWER(ABS([.A2145]-xpos);2)+POWER(ABS([.B2145]-ypos);2))" office:value-type="float" office:value="0.661945472764185" calcext:value-type="float">
            <text:p>0.6619454728</text:p>
          </table:table-cell>
          <table:table-cell/>
          <table:table-cell table:formula="of:=[.J2145]/[.D2145]" office:value-type="float" office:value="0.00345041834104916" calcext:value-type="float">
            <text:p>0.0034504183</text:p>
          </table:table-cell>
          <table:table-cell table:number-columns-repeated="3"/>
          <table:table-cell table:formula="of:=[.C2145]*flaeche" office:value-type="float" office:value="0.0022839888" calcext:value-type="float">
            <text:p>0.0022839888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799269" calcext:value-type="float">
            <text:p>5.799269</text:p>
          </table:table-cell>
          <table:table-cell table:formula="of:=SQRT(POWER(ABS([.A2146]-xpos);2)+POWER(ABS([.B2146]-ypos);2))" office:value-type="float" office:value="0.659802749543377" calcext:value-type="float">
            <text:p>0.6598027495</text:p>
          </table:table-cell>
          <table:table-cell/>
          <table:table-cell table:formula="of:=[.J2146]/[.D2146]" office:value-type="float" office:value="0.0035157592198659" calcext:value-type="float">
            <text:p>0.0035157592</text:p>
          </table:table-cell>
          <table:table-cell table:number-columns-repeated="3"/>
          <table:table-cell table:formula="of:=[.C2146]*flaeche" office:value-type="float" office:value="0.0023197076" calcext:value-type="float">
            <text:p>0.0023197076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939752" calcext:value-type="float">
            <text:p>5.939752</text:p>
          </table:table-cell>
          <table:table-cell table:formula="of:=SQRT(POWER(ABS([.A2147]-xpos);2)+POWER(ABS([.B2147]-ypos);2))" office:value-type="float" office:value="0.658286032530692" calcext:value-type="float">
            <text:p>0.6582860325</text:p>
          </table:table-cell>
          <table:table-cell/>
          <table:table-cell table:formula="of:=[.J2147]/[.D2147]" office:value-type="float" office:value="0.00360922256069473" calcext:value-type="float">
            <text:p>0.0036092226</text:p>
          </table:table-cell>
          <table:table-cell table:number-columns-repeated="3"/>
          <table:table-cell table:formula="of:=[.C2147]*flaeche" office:value-type="float" office:value="0.0023759008" calcext:value-type="float">
            <text:p>0.0023759008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6.119499" calcext:value-type="float">
            <text:p>6.119499</text:p>
          </table:table-cell>
          <table:table-cell table:formula="of:=SQRT(POWER(ABS([.A2148]-xpos);2)+POWER(ABS([.B2148]-ypos);2))" office:value-type="float" office:value="0.657399626664025" calcext:value-type="float">
            <text:p>0.6573996267</text:p>
          </table:table-cell>
          <table:table-cell/>
          <table:table-cell table:formula="of:=[.J2148]/[.D2148]" office:value-type="float" office:value="0.00372345754502685" calcext:value-type="float">
            <text:p>0.0037234575</text:p>
          </table:table-cell>
          <table:table-cell table:number-columns-repeated="3"/>
          <table:table-cell table:formula="of:=[.C2148]*flaeche" office:value-type="float" office:value="0.0024477996" calcext:value-type="float">
            <text:p>0.0024477996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322885" calcext:value-type="float">
            <text:p>6.322885</text:p>
          </table:table-cell>
          <table:table-cell table:formula="of:=SQRT(POWER(ABS([.A2149]-xpos);2)+POWER(ABS([.B2149]-ypos);2))" office:value-type="float" office:value="0.657146169531559" calcext:value-type="float">
            <text:p>0.6571461695</text:p>
          </table:table-cell>
          <table:table-cell/>
          <table:table-cell table:formula="of:=[.J2149]/[.D2149]" office:value-type="float" office:value="0.00384869320900537" calcext:value-type="float">
            <text:p>0.0038486932</text:p>
          </table:table-cell>
          <table:table-cell table:number-columns-repeated="3"/>
          <table:table-cell table:formula="of:=[.C2149]*flaeche" office:value-type="float" office:value="0.002529154" calcext:value-type="float">
            <text:p>0.002529154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531483" calcext:value-type="float">
            <text:p>6.531483</text:p>
          </table:table-cell>
          <table:table-cell table:formula="of:=SQRT(POWER(ABS([.A2150]-xpos);2)+POWER(ABS([.B2150]-ypos);2))" office:value-type="float" office:value="0.657526334111418" calcext:value-type="float">
            <text:p>0.6575263341</text:p>
          </table:table-cell>
          <table:table-cell/>
          <table:table-cell table:formula="of:=[.J2150]/[.D2150]" office:value-type="float" office:value="0.00397336663866195" calcext:value-type="float">
            <text:p>0.0039733666</text:p>
          </table:table-cell>
          <table:table-cell table:number-columns-repeated="3"/>
          <table:table-cell table:formula="of:=[.C2150]*flaeche" office:value-type="float" office:value="0.0026125932" calcext:value-type="float">
            <text:p>0.0026125932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725197" calcext:value-type="float">
            <text:p>6.725197</text:p>
          </table:table-cell>
          <table:table-cell table:formula="of:=SQRT(POWER(ABS([.A2151]-xpos);2)+POWER(ABS([.B2151]-ypos);2))" office:value-type="float" office:value="0.658539023063933" calcext:value-type="float">
            <text:p>0.6585390231</text:p>
          </table:table-cell>
          <table:table-cell/>
          <table:table-cell table:formula="of:=[.J2151]/[.D2151]" office:value-type="float" office:value="0.00408491935297027" calcext:value-type="float">
            <text:p>0.0040849194</text:p>
          </table:table-cell>
          <table:table-cell table:number-columns-repeated="3"/>
          <table:table-cell table:formula="of:=[.C2151]*flaeche" office:value-type="float" office:value="0.0026900788" calcext:value-type="float">
            <text:p>0.0026900788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883807" calcext:value-type="float">
            <text:p>6.883807</text:p>
          </table:table-cell>
          <table:table-cell table:formula="of:=SQRT(POWER(ABS([.A2152]-xpos);2)+POWER(ABS([.B2152]-ypos);2))" office:value-type="float" office:value="0.660181325602292" calcext:value-type="float">
            <text:p>0.6601813256</text:p>
          </table:table-cell>
          <table:table-cell/>
          <table:table-cell table:formula="of:=[.J2152]/[.D2152]" office:value-type="float" office:value="0.0041708583584789" calcext:value-type="float">
            <text:p>0.0041708584</text:p>
          </table:table-cell>
          <table:table-cell table:number-columns-repeated="3"/>
          <table:table-cell table:formula="of:=[.C2152]*flaeche" office:value-type="float" office:value="0.0027535228" calcext:value-type="float">
            <text:p>0.0027535228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989088" calcext:value-type="float">
            <text:p>6.989088</text:p>
          </table:table-cell>
          <table:table-cell table:formula="of:=SQRT(POWER(ABS([.A2153]-xpos);2)+POWER(ABS([.B2153]-ypos);2))" office:value-type="float" office:value="0.662448559042889" calcext:value-type="float">
            <text:p>0.662448559</text:p>
          </table:table-cell>
          <table:table-cell/>
          <table:table-cell table:formula="of:=[.J2153]/[.D2153]" office:value-type="float" office:value="0.0042201543981606" calcext:value-type="float">
            <text:p>0.0042201544</text:p>
          </table:table-cell>
          <table:table-cell table:number-columns-repeated="3"/>
          <table:table-cell table:formula="of:=[.C2153]*flaeche" office:value-type="float" office:value="0.0027956352" calcext:value-type="float">
            <text:p>0.0027956352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7.027473" calcext:value-type="float">
            <text:p>7.027473</text:p>
          </table:table-cell>
          <table:table-cell table:formula="of:=SQRT(POWER(ABS([.A2154]-xpos);2)+POWER(ABS([.B2154]-ypos);2))" office:value-type="float" office:value="0.665334491194467" calcext:value-type="float">
            <text:p>0.6653344912</text:p>
          </table:table-cell>
          <table:table-cell/>
          <table:table-cell table:formula="of:=[.J2154]/[.D2154]" office:value-type="float" office:value="0.00422492631481267" calcext:value-type="float">
            <text:p>0.0042249263</text:p>
          </table:table-cell>
          <table:table-cell table:number-columns-repeated="3"/>
          <table:table-cell table:formula="of:=[.C2154]*flaeche" office:value-type="float" office:value="0.0028109892" calcext:value-type="float">
            <text:p>0.0028109892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992827" calcext:value-type="float">
            <text:p>6.992827</text:p>
          </table:table-cell>
          <table:table-cell table:formula="of:=SQRT(POWER(ABS([.A2155]-xpos);2)+POWER(ABS([.B2155]-ypos);2))" office:value-type="float" office:value="0.668830832534655" calcext:value-type="float">
            <text:p>0.6688308325</text:p>
          </table:table-cell>
          <table:table-cell/>
          <table:table-cell table:formula="of:=[.J2155]/[.D2155]" office:value-type="float" office:value="0.00418211999796685" calcext:value-type="float">
            <text:p>0.00418212</text:p>
          </table:table-cell>
          <table:table-cell table:number-columns-repeated="3"/>
          <table:table-cell table:formula="of:=[.C2155]*flaeche" office:value-type="float" office:value="0.0027971308" calcext:value-type="float">
            <text:p>0.0027971308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888624" calcext:value-type="float">
            <text:p>6.888624</text:p>
          </table:table-cell>
          <table:table-cell table:formula="of:=SQRT(POWER(ABS([.A2156]-xpos);2)+POWER(ABS([.B2156]-ypos);2))" office:value-type="float" office:value="0.672928192939633" calcext:value-type="float">
            <text:p>0.6729281929</text:p>
          </table:table-cell>
          <table:table-cell/>
          <table:table-cell table:formula="of:=[.J2156]/[.D2156]" office:value-type="float" office:value="0.00409471564560706" calcext:value-type="float">
            <text:p>0.0040947156</text:p>
          </table:table-cell>
          <table:table-cell table:number-columns-repeated="3"/>
          <table:table-cell table:formula="of:=[.C2156]*flaeche" office:value-type="float" office:value="0.0027554496" calcext:value-type="float">
            <text:p>0.0027554496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7287" calcext:value-type="float">
            <text:p>6.7287</text:p>
          </table:table-cell>
          <table:table-cell table:formula="of:=SQRT(POWER(ABS([.A2157]-xpos);2)+POWER(ABS([.B2157]-ypos);2))" office:value-type="float" office:value="0.67761566989334" calcext:value-type="float">
            <text:p>0.6776156699</text:p>
          </table:table-cell>
          <table:table-cell/>
          <table:table-cell table:formula="of:=[.J2157]/[.D2157]" office:value-type="float" office:value="0.00397198606759441" calcext:value-type="float">
            <text:p>0.0039719861</text:p>
          </table:table-cell>
          <table:table-cell table:number-columns-repeated="3"/>
          <table:table-cell table:formula="of:=[.C2157]*flaeche" office:value-type="float" office:value="0.00269148" calcext:value-type="float">
            <text:p>0.00269148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6.535985" calcext:value-type="float">
            <text:p>6.535985</text:p>
          </table:table-cell>
          <table:table-cell table:formula="of:=SQRT(POWER(ABS([.A2158]-xpos);2)+POWER(ABS([.B2158]-ypos);2))" office:value-type="float" office:value="0.682881111354678" calcext:value-type="float">
            <text:p>0.6828811114</text:p>
          </table:table-cell>
          <table:table-cell/>
          <table:table-cell table:formula="of:=[.J2158]/[.D2158]" office:value-type="float" office:value="0.00382847607955307" calcext:value-type="float">
            <text:p>0.0038284761</text:p>
          </table:table-cell>
          <table:table-cell table:number-columns-repeated="3"/>
          <table:table-cell table:formula="of:=[.C2158]*flaeche" office:value-type="float" office:value="0.002614394" calcext:value-type="float">
            <text:p>0.002614394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6.339091" calcext:value-type="float">
            <text:p>6.339091</text:p>
          </table:table-cell>
          <table:table-cell table:formula="of:=SQRT(POWER(ABS([.A2159]-xpos);2)+POWER(ABS([.B2159]-ypos);2))" office:value-type="float" office:value="0.688711261221275" calcext:value-type="float">
            <text:p>0.6887112612</text:p>
          </table:table-cell>
          <table:table-cell/>
          <table:table-cell table:formula="of:=[.J2159]/[.D2159]" office:value-type="float" office:value="0.00368171183305993" calcext:value-type="float">
            <text:p>0.0036817118</text:p>
          </table:table-cell>
          <table:table-cell table:number-columns-repeated="3"/>
          <table:table-cell table:formula="of:=[.C2159]*flaeche" office:value-type="float" office:value="0.0025356364" calcext:value-type="float">
            <text:p>0.0025356364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6.167241" calcext:value-type="float">
            <text:p>6.167241</text:p>
          </table:table-cell>
          <table:table-cell table:formula="of:=SQRT(POWER(ABS([.A2160]-xpos);2)+POWER(ABS([.B2160]-ypos);2))" office:value-type="float" office:value="0.695092235901107" calcext:value-type="float">
            <text:p>0.6950922359</text:p>
          </table:table-cell>
          <table:table-cell/>
          <table:table-cell table:formula="of:=[.J2160]/[.D2160]" office:value-type="float" office:value="0.0035490202200316" calcext:value-type="float">
            <text:p>0.0035490202</text:p>
          </table:table-cell>
          <table:table-cell table:number-columns-repeated="3"/>
          <table:table-cell table:formula="of:=[.C2160]*flaeche" office:value-type="float" office:value="0.0024668964" calcext:value-type="float">
            <text:p>0.0024668964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6.044584" calcext:value-type="float">
            <text:p>6.044584</text:p>
          </table:table-cell>
          <table:table-cell table:formula="of:=SQRT(POWER(ABS([.A2161]-xpos);2)+POWER(ABS([.B2161]-ypos);2))" office:value-type="float" office:value="0.702008398931238" calcext:value-type="float">
            <text:p>0.7020083989</text:p>
          </table:table-cell>
          <table:table-cell/>
          <table:table-cell table:formula="of:=[.J2161]/[.D2161]" office:value-type="float" office:value="0.00344416620040586" calcext:value-type="float">
            <text:p>0.0034441662</text:p>
          </table:table-cell>
          <table:table-cell table:number-columns-repeated="3"/>
          <table:table-cell table:formula="of:=[.C2161]*flaeche" office:value-type="float" office:value="0.0024178336" calcext:value-type="float">
            <text:p>0.0024178336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985305" calcext:value-type="float">
            <text:p>5.985305</text:p>
          </table:table-cell>
          <table:table-cell table:formula="of:=SQRT(POWER(ABS([.A2162]-xpos);2)+POWER(ABS([.B2162]-ypos);2))" office:value-type="float" office:value="0.709444388841014" calcext:value-type="float">
            <text:p>0.7094443888</text:p>
          </table:table-cell>
          <table:table-cell/>
          <table:table-cell table:formula="of:=[.J2162]/[.D2162]" office:value-type="float" office:value="0.00337464364741987" calcext:value-type="float">
            <text:p>0.0033746436</text:p>
          </table:table-cell>
          <table:table-cell table:number-columns-repeated="3"/>
          <table:table-cell table:formula="of:=[.C2162]*flaeche" office:value-type="float" office:value="0.002394122" calcext:value-type="float">
            <text:p>0.002394122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5.99088" calcext:value-type="float">
            <text:p>5.99088</text:p>
          </table:table-cell>
          <table:table-cell table:formula="of:=SQRT(POWER(ABS([.A2163]-xpos);2)+POWER(ABS([.B2163]-ypos);2))" office:value-type="float" office:value="0.717384041134175" calcext:value-type="float">
            <text:p>0.7173840411</text:p>
          </table:table-cell>
          <table:table-cell/>
          <table:table-cell table:formula="of:=[.J2163]/[.D2163]" office:value-type="float" office:value="0.00334040327439038" calcext:value-type="float">
            <text:p>0.0033404033</text:p>
          </table:table-cell>
          <table:table-cell table:number-columns-repeated="3"/>
          <table:table-cell table:formula="of:=[.C2163]*flaeche" office:value-type="float" office:value="0.002396352" calcext:value-type="float">
            <text:p>0.002396352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050232" calcext:value-type="float">
            <text:p>6.050232</text:p>
          </table:table-cell>
          <table:table-cell table:formula="of:=SQRT(POWER(ABS([.A2164]-xpos);2)+POWER(ABS([.B2164]-ypos);2))" office:value-type="float" office:value="0.725810827294551" calcext:value-type="float">
            <text:p>0.7258108273</text:p>
          </table:table-cell>
          <table:table-cell/>
          <table:table-cell table:formula="of:=[.J2164]/[.D2164]" office:value-type="float" office:value="0.00333432997826839" calcext:value-type="float">
            <text:p>0.00333433</text:p>
          </table:table-cell>
          <table:table-cell table:number-columns-repeated="3"/>
          <table:table-cell table:formula="of:=[.C2164]*flaeche" office:value-type="float" office:value="0.0024200928" calcext:value-type="float">
            <text:p>0.0024200928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142701" calcext:value-type="float">
            <text:p>6.142701</text:p>
          </table:table-cell>
          <table:table-cell table:formula="of:=SQRT(POWER(ABS([.A2165]-xpos);2)+POWER(ABS([.B2165]-ypos);2))" office:value-type="float" office:value="0.73470798586241" calcext:value-type="float">
            <text:p>0.7347079859</text:p>
          </table:table-cell>
          <table:table-cell/>
          <table:table-cell table:formula="of:=[.J2165]/[.D2165]" office:value-type="float" office:value="0.00334429521290128" calcext:value-type="float">
            <text:p>0.0033442952</text:p>
          </table:table-cell>
          <table:table-cell table:number-columns-repeated="3"/>
          <table:table-cell table:formula="of:=[.C2165]*flaeche" office:value-type="float" office:value="0.0024570804" calcext:value-type="float">
            <text:p>0.0024570804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24289" calcext:value-type="float">
            <text:p>6.24289</text:p>
          </table:table-cell>
          <table:table-cell table:formula="of:=SQRT(POWER(ABS([.A2166]-xpos);2)+POWER(ABS([.B2166]-ypos);2))" office:value-type="float" office:value="0.744059112469567" calcext:value-type="float">
            <text:p>0.7440591125</text:p>
          </table:table-cell>
          <table:table-cell/>
          <table:table-cell table:formula="of:=[.J2166]/[.D2166]" office:value-type="float" office:value="0.00335612582139048" calcext:value-type="float">
            <text:p>0.0033561258</text:p>
          </table:table-cell>
          <table:table-cell table:number-columns-repeated="3"/>
          <table:table-cell table:formula="of:=[.C2166]*flaeche" office:value-type="float" office:value="0.002497156" calcext:value-type="float">
            <text:p>0.002497156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6.326064" calcext:value-type="float">
            <text:p>6.326064</text:p>
          </table:table-cell>
          <table:table-cell table:formula="of:=SQRT(POWER(ABS([.A2167]-xpos);2)+POWER(ABS([.B2167]-ypos);2))" office:value-type="float" office:value="0.753846414724511" calcext:value-type="float">
            <text:p>0.7538464147</text:p>
          </table:table-cell>
          <table:table-cell/>
          <table:table-cell table:formula="of:=[.J2167]/[.D2167]" office:value-type="float" office:value="0.00335668585878296" calcext:value-type="float">
            <text:p>0.0033566859</text:p>
          </table:table-cell>
          <table:table-cell table:number-columns-repeated="3"/>
          <table:table-cell table:formula="of:=[.C2167]*flaeche" office:value-type="float" office:value="0.0025304256" calcext:value-type="float">
            <text:p>0.0025304256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6.372908" calcext:value-type="float">
            <text:p>6.372908</text:p>
          </table:table-cell>
          <table:table-cell table:formula="of:=SQRT(POWER(ABS([.A2168]-xpos);2)+POWER(ABS([.B2168]-ypos);2))" office:value-type="float" office:value="0.764053560992291" calcext:value-type="float">
            <text:p>0.764053561</text:p>
          </table:table-cell>
          <table:table-cell/>
          <table:table-cell table:formula="of:=[.J2168]/[.D2168]" office:value-type="float" office:value="0.00333636714772896" calcext:value-type="float">
            <text:p>0.0033363671</text:p>
          </table:table-cell>
          <table:table-cell table:number-columns-repeated="3"/>
          <table:table-cell table:formula="of:=[.C2168]*flaeche" office:value-type="float" office:value="0.0025491632" calcext:value-type="float">
            <text:p>0.0025491632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6.372908" calcext:value-type="float">
            <text:p>6.372908</text:p>
          </table:table-cell>
          <table:table-cell table:formula="of:=SQRT(POWER(ABS([.A2169]-xpos);2)+POWER(ABS([.B2169]-ypos);2))" office:value-type="float" office:value="0.774663955573641" calcext:value-type="float">
            <text:p>0.7746639556</text:p>
          </table:table-cell>
          <table:table-cell/>
          <table:table-cell table:formula="of:=[.J2169]/[.D2169]" office:value-type="float" office:value="0.00329066969188251" calcext:value-type="float">
            <text:p>0.0032906697</text:p>
          </table:table-cell>
          <table:table-cell table:number-columns-repeated="3"/>
          <table:table-cell table:formula="of:=[.C2169]*flaeche" office:value-type="float" office:value="0.0025491632" calcext:value-type="float">
            <text:p>0.0025491632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6.326064" calcext:value-type="float">
            <text:p>6.326064</text:p>
          </table:table-cell>
          <table:table-cell table:formula="of:=SQRT(POWER(ABS([.A2170]-xpos);2)+POWER(ABS([.B2170]-ypos);2))" office:value-type="float" office:value="0.785661260972564" calcext:value-type="float">
            <text:p>0.785661261</text:p>
          </table:table-cell>
          <table:table-cell/>
          <table:table-cell table:formula="of:=[.J2170]/[.D2170]" office:value-type="float" office:value="0.00322075902898356" calcext:value-type="float">
            <text:p>0.003220759</text:p>
          </table:table-cell>
          <table:table-cell table:number-columns-repeated="3"/>
          <table:table-cell table:formula="of:=[.C2170]*flaeche" office:value-type="float" office:value="0.0025304256" calcext:value-type="float">
            <text:p>0.0025304256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24289" calcext:value-type="float">
            <text:p>6.24289</text:p>
          </table:table-cell>
          <table:table-cell table:formula="of:=SQRT(POWER(ABS([.A2171]-xpos);2)+POWER(ABS([.B2171]-ypos);2))" office:value-type="float" office:value="0.797029461719578" calcext:value-type="float">
            <text:p>0.7970294617</text:p>
          </table:table-cell>
          <table:table-cell/>
          <table:table-cell table:formula="of:=[.J2171]/[.D2171]" office:value-type="float" office:value="0.00313307866262864" calcext:value-type="float">
            <text:p>0.0031330787</text:p>
          </table:table-cell>
          <table:table-cell table:number-columns-repeated="3"/>
          <table:table-cell table:formula="of:=[.C2171]*flaeche" office:value-type="float" office:value="0.002497156" calcext:value-type="float">
            <text:p>0.002497156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142701" calcext:value-type="float">
            <text:p>6.142701</text:p>
          </table:table-cell>
          <table:table-cell table:formula="of:=SQRT(POWER(ABS([.A2172]-xpos);2)+POWER(ABS([.B2172]-ypos);2))" office:value-type="float" office:value="0.808753500449921" calcext:value-type="float">
            <text:p>0.8087535004</text:p>
          </table:table-cell>
          <table:table-cell/>
          <table:table-cell table:formula="of:=[.J2172]/[.D2172]" office:value-type="float" office:value="0.00303810790139776" calcext:value-type="float">
            <text:p>0.0030381079</text:p>
          </table:table-cell>
          <table:table-cell table:number-columns-repeated="3"/>
          <table:table-cell table:formula="of:=[.C2172]*flaeche" office:value-type="float" office:value="0.0024570804" calcext:value-type="float">
            <text:p>0.0024570804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050232" calcext:value-type="float">
            <text:p>6.050232</text:p>
          </table:table-cell>
          <table:table-cell table:formula="of:=SQRT(POWER(ABS([.A2173]-xpos);2)+POWER(ABS([.B2173]-ypos);2))" office:value-type="float" office:value="0.820817005804583" calcext:value-type="float">
            <text:p>0.8208170058</text:p>
          </table:table-cell>
          <table:table-cell/>
          <table:table-cell table:formula="of:=[.J2173]/[.D2173]" office:value-type="float" office:value="0.00294839505381321" calcext:value-type="float">
            <text:p>0.0029483951</text:p>
          </table:table-cell>
          <table:table-cell table:number-columns-repeated="3"/>
          <table:table-cell table:formula="of:=[.C2173]*flaeche" office:value-type="float" office:value="0.0024200928" calcext:value-type="float">
            <text:p>0.0024200928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5.99088" calcext:value-type="float">
            <text:p>5.99088</text:p>
          </table:table-cell>
          <table:table-cell table:formula="of:=SQRT(POWER(ABS([.A2174]-xpos);2)+POWER(ABS([.B2174]-ypos);2))" office:value-type="float" office:value="0.833205774388296" calcext:value-type="float">
            <text:p>0.8332057744</text:p>
          </table:table-cell>
          <table:table-cell/>
          <table:table-cell table:formula="of:=[.J2174]/[.D2174]" office:value-type="float" office:value="0.00287606264101962" calcext:value-type="float">
            <text:p>0.0028760626</text:p>
          </table:table-cell>
          <table:table-cell table:number-columns-repeated="3"/>
          <table:table-cell table:formula="of:=[.C2174]*flaeche" office:value-type="float" office:value="0.002396352" calcext:value-type="float">
            <text:p>0.002396352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985305" calcext:value-type="float">
            <text:p>5.985305</text:p>
          </table:table-cell>
          <table:table-cell table:formula="of:=SQRT(POWER(ABS([.A2175]-xpos);2)+POWER(ABS([.B2175]-ypos);2))" office:value-type="float" office:value="0.845905515325441" calcext:value-type="float">
            <text:p>0.8459055153</text:p>
          </table:table-cell>
          <table:table-cell/>
          <table:table-cell table:formula="of:=[.J2175]/[.D2175]" office:value-type="float" office:value="0.00283024753548146" calcext:value-type="float">
            <text:p>0.0028302475</text:p>
          </table:table-cell>
          <table:table-cell table:number-columns-repeated="3"/>
          <table:table-cell table:formula="of:=[.C2175]*flaeche" office:value-type="float" office:value="0.002394122" calcext:value-type="float">
            <text:p>0.002394122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6.044584" calcext:value-type="float">
            <text:p>6.044584</text:p>
          </table:table-cell>
          <table:table-cell table:formula="of:=SQRT(POWER(ABS([.A2176]-xpos);2)+POWER(ABS([.B2176]-ypos);2))" office:value-type="float" office:value="0.858902434604769" calcext:value-type="float">
            <text:p>0.8589024346</text:p>
          </table:table-cell>
          <table:table-cell/>
          <table:table-cell table:formula="of:=[.J2176]/[.D2176]" office:value-type="float" office:value="0.00281502706545777" calcext:value-type="float">
            <text:p>0.0028150271</text:p>
          </table:table-cell>
          <table:table-cell table:number-columns-repeated="3"/>
          <table:table-cell table:formula="of:=[.C2176]*flaeche" office:value-type="float" office:value="0.0024178336" calcext:value-type="float">
            <text:p>0.0024178336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6.167241" calcext:value-type="float">
            <text:p>6.167241</text:p>
          </table:table-cell>
          <table:table-cell table:formula="of:=SQRT(POWER(ABS([.A2177]-xpos);2)+POWER(ABS([.B2177]-ypos);2))" office:value-type="float" office:value="0.872183247035851" calcext:value-type="float">
            <text:p>0.872183247</text:p>
          </table:table-cell>
          <table:table-cell/>
          <table:table-cell table:formula="of:=[.J2177]/[.D2177]" office:value-type="float" office:value="0.00282841525377132" calcext:value-type="float">
            <text:p>0.0028284153</text:p>
          </table:table-cell>
          <table:table-cell table:number-columns-repeated="3"/>
          <table:table-cell table:formula="of:=[.C2177]*flaeche" office:value-type="float" office:value="0.0024668964" calcext:value-type="float">
            <text:p>0.0024668964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6.339091" calcext:value-type="float">
            <text:p>6.339091</text:p>
          </table:table-cell>
          <table:table-cell table:formula="of:=SQRT(POWER(ABS([.A2178]-xpos);2)+POWER(ABS([.B2178]-ypos);2))" office:value-type="float" office:value="0.885735853024478" calcext:value-type="float">
            <text:p>0.885735853</text:p>
          </table:table-cell>
          <table:table-cell/>
          <table:table-cell table:formula="of:=[.J2178]/[.D2178]" office:value-type="float" office:value="0.00286274558192681" calcext:value-type="float">
            <text:p>0.0028627456</text:p>
          </table:table-cell>
          <table:table-cell table:number-columns-repeated="3"/>
          <table:table-cell table:formula="of:=[.C2178]*flaeche" office:value-type="float" office:value="0.0025356364" calcext:value-type="float">
            <text:p>0.0025356364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6.535985" calcext:value-type="float">
            <text:p>6.535985</text:p>
          </table:table-cell>
          <table:table-cell table:formula="of:=SQRT(POWER(ABS([.A2179]-xpos);2)+POWER(ABS([.B2179]-ypos);2))" office:value-type="float" office:value="0.899546670409601" calcext:value-type="float">
            <text:p>0.8995466704</text:p>
          </table:table-cell>
          <table:table-cell/>
          <table:table-cell table:formula="of:=[.J2179]/[.D2179]" office:value-type="float" office:value="0.00290634614745398" calcext:value-type="float">
            <text:p>0.0029063461</text:p>
          </table:table-cell>
          <table:table-cell table:number-columns-repeated="3"/>
          <table:table-cell table:formula="of:=[.C2179]*flaeche" office:value-type="float" office:value="0.002614394" calcext:value-type="float">
            <text:p>0.002614394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7287" calcext:value-type="float">
            <text:p>6.7287</text:p>
          </table:table-cell>
          <table:table-cell table:formula="of:=SQRT(POWER(ABS([.A2180]-xpos);2)+POWER(ABS([.B2180]-ypos);2))" office:value-type="float" office:value="0.913604616935028" calcext:value-type="float">
            <text:p>0.9136046169</text:p>
          </table:table-cell>
          <table:table-cell/>
          <table:table-cell table:formula="of:=[.J2180]/[.D2180]" office:value-type="float" office:value="0.00294600087402077" calcext:value-type="float">
            <text:p>0.0029460009</text:p>
          </table:table-cell>
          <table:table-cell table:number-columns-repeated="3"/>
          <table:table-cell table:formula="of:=[.C2180]*flaeche" office:value-type="float" office:value="0.00269148" calcext:value-type="float">
            <text:p>0.00269148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888624" calcext:value-type="float">
            <text:p>6.888624</text:p>
          </table:table-cell>
          <table:table-cell table:formula="of:=SQRT(POWER(ABS([.A2181]-xpos);2)+POWER(ABS([.B2181]-ypos);2))" office:value-type="float" office:value="0.927898460421721" calcext:value-type="float">
            <text:p>0.9278984604</text:p>
          </table:table-cell>
          <table:table-cell/>
          <table:table-cell table:formula="of:=[.J2181]/[.D2181]" office:value-type="float" office:value="0.0029695594049673" calcext:value-type="float">
            <text:p>0.0029695594</text:p>
          </table:table-cell>
          <table:table-cell table:number-columns-repeated="3"/>
          <table:table-cell table:formula="of:=[.C2181]*flaeche" office:value-type="float" office:value="0.0027554496" calcext:value-type="float">
            <text:p>0.0027554496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992827" calcext:value-type="float">
            <text:p>6.992827</text:p>
          </table:table-cell>
          <table:table-cell table:formula="of:=SQRT(POWER(ABS([.A2182]-xpos);2)+POWER(ABS([.B2182]-ypos);2))" office:value-type="float" office:value="0.942417467234665" calcext:value-type="float">
            <text:p>0.9424174672</text:p>
          </table:table-cell>
          <table:table-cell/>
          <table:table-cell table:formula="of:=[.J2182]/[.D2182]" office:value-type="float" office:value="0.00296803794204666" calcext:value-type="float">
            <text:p>0.0029680379</text:p>
          </table:table-cell>
          <table:table-cell table:number-columns-repeated="3"/>
          <table:table-cell table:formula="of:=[.C2182]*flaeche" office:value-type="float" office:value="0.0027971308" calcext:value-type="float">
            <text:p>0.0027971308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7.027473" calcext:value-type="float">
            <text:p>7.027473</text:p>
          </table:table-cell>
          <table:table-cell table:formula="of:=SQRT(POWER(ABS([.A2183]-xpos);2)+POWER(ABS([.B2183]-ypos);2))" office:value-type="float" office:value="0.957151390937191" calcext:value-type="float">
            <text:p>0.9571513909</text:p>
          </table:table-cell>
          <table:table-cell/>
          <table:table-cell table:formula="of:=[.J2183]/[.D2183]" office:value-type="float" office:value="0.00293682820357982" calcext:value-type="float">
            <text:p>0.0029368282</text:p>
          </table:table-cell>
          <table:table-cell table:number-columns-repeated="3"/>
          <table:table-cell table:formula="of:=[.C2183]*flaeche" office:value-type="float" office:value="0.0028109892" calcext:value-type="float">
            <text:p>0.0028109892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989088" calcext:value-type="float">
            <text:p>6.989088</text:p>
          </table:table-cell>
          <table:table-cell table:formula="of:=SQRT(POWER(ABS([.A2184]-xpos);2)+POWER(ABS([.B2184]-ypos);2))" office:value-type="float" office:value="0.97209119601918" calcext:value-type="float">
            <text:p>0.972091196</text:p>
          </table:table-cell>
          <table:table-cell/>
          <table:table-cell table:formula="of:=[.J2184]/[.D2184]" office:value-type="float" office:value="0.00287589807566248" calcext:value-type="float">
            <text:p>0.0028758981</text:p>
          </table:table-cell>
          <table:table-cell table:number-columns-repeated="3"/>
          <table:table-cell table:formula="of:=[.C2184]*flaeche" office:value-type="float" office:value="0.0027956352" calcext:value-type="float">
            <text:p>0.0027956352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883807" calcext:value-type="float">
            <text:p>6.883807</text:p>
          </table:table-cell>
          <table:table-cell table:formula="of:=SQRT(POWER(ABS([.A2185]-xpos);2)+POWER(ABS([.B2185]-ypos);2))" office:value-type="float" office:value="0.987226105142079" calcext:value-type="float">
            <text:p>0.9872261051</text:p>
          </table:table-cell>
          <table:table-cell/>
          <table:table-cell table:formula="of:=[.J2185]/[.D2185]" office:value-type="float" office:value="0.00278915112319049" calcext:value-type="float">
            <text:p>0.0027891511</text:p>
          </table:table-cell>
          <table:table-cell table:number-columns-repeated="3"/>
          <table:table-cell table:formula="of:=[.C2185]*flaeche" office:value-type="float" office:value="0.0027535228" calcext:value-type="float">
            <text:p>0.002753522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857143" calcext:value-type="float">
            <text:p>0.857143</text:p>
          </table:table-cell>
          <table:table-cell office:value-type="float" office:value="6.725197" calcext:value-type="float">
            <text:p>6.725197</text:p>
          </table:table-cell>
          <table:table-cell table:formula="of:=SQRT(POWER(ABS([.A2186]-xpos);2)+POWER(ABS([.B2186]-ypos);2))" office:value-type="float" office:value="1.00254797635724" calcext:value-type="float">
            <text:p>1.0025479764</text:p>
          </table:table-cell>
          <table:table-cell/>
          <table:table-cell table:formula="of:=[.J2186]/[.D2186]" office:value-type="float" office:value="0.00268324196291773" calcext:value-type="float">
            <text:p>0.002683242</text:p>
          </table:table-cell>
          <table:table-cell table:number-columns-repeated="3"/>
          <table:table-cell table:formula="of:=[.C2186]*flaeche" office:value-type="float" office:value="0.0026900788" calcext:value-type="float">
            <text:p>0.0026900788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531483" calcext:value-type="float">
            <text:p>6.531483</text:p>
          </table:table-cell>
          <table:table-cell table:formula="of:=SQRT(POWER(ABS([.A2187]-xpos);2)+POWER(ABS([.B2187]-ypos);2))" office:value-type="float" office:value="1.01804836822717" calcext:value-type="float">
            <text:p>1.0180483682</text:p>
          </table:table-cell>
          <table:table-cell/>
          <table:table-cell table:formula="of:=[.J2187]/[.D2187]" office:value-type="float" office:value="0.00256627610390416" calcext:value-type="float">
            <text:p>0.0025662761</text:p>
          </table:table-cell>
          <table:table-cell table:number-columns-repeated="3"/>
          <table:table-cell table:formula="of:=[.C2187]*flaeche" office:value-type="float" office:value="0.0026125932" calcext:value-type="float">
            <text:p>0.0026125932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322885" calcext:value-type="float">
            <text:p>6.322885</text:p>
          </table:table-cell>
          <table:table-cell table:formula="of:=SQRT(POWER(ABS([.A2188]-xpos);2)+POWER(ABS([.B2188]-ypos);2))" office:value-type="float" office:value="1.03371925014967" calcext:value-type="float">
            <text:p>1.0337192501</text:p>
          </table:table-cell>
          <table:table-cell/>
          <table:table-cell table:formula="of:=[.J2188]/[.D2188]" office:value-type="float" office:value="0.00244665464015864" calcext:value-type="float">
            <text:p>0.0024466546</text:p>
          </table:table-cell>
          <table:table-cell table:number-columns-repeated="3"/>
          <table:table-cell table:formula="of:=[.C2188]*flaeche" office:value-type="float" office:value="0.002529154" calcext:value-type="float">
            <text:p>0.002529154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6.119499" calcext:value-type="float">
            <text:p>6.119499</text:p>
          </table:table-cell>
          <table:table-cell table:formula="of:=SQRT(POWER(ABS([.A2189]-xpos);2)+POWER(ABS([.B2189]-ypos);2))" office:value-type="float" office:value="1.04955298538854" calcext:value-type="float">
            <text:p>1.0495529854</text:p>
          </table:table-cell>
          <table:table-cell/>
          <table:table-cell table:formula="of:=[.J2189]/[.D2189]" office:value-type="float" office:value="0.0023322306106288" calcext:value-type="float">
            <text:p>0.0023322306</text:p>
          </table:table-cell>
          <table:table-cell table:number-columns-repeated="3"/>
          <table:table-cell table:formula="of:=[.C2189]*flaeche" office:value-type="float" office:value="0.0024477996" calcext:value-type="float">
            <text:p>0.0024477996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939752" calcext:value-type="float">
            <text:p>5.939752</text:p>
          </table:table-cell>
          <table:table-cell table:formula="of:=SQRT(POWER(ABS([.A2190]-xpos);2)+POWER(ABS([.B2190]-ypos);2))" office:value-type="float" office:value="1.06554310125166" calcext:value-type="float">
            <text:p>1.0655431013</text:p>
          </table:table-cell>
          <table:table-cell/>
          <table:table-cell table:formula="of:=[.J2190]/[.D2190]" office:value-type="float" office:value="0.00222975569661059" calcext:value-type="float">
            <text:p>0.0022297557</text:p>
          </table:table-cell>
          <table:table-cell table:number-columns-repeated="3"/>
          <table:table-cell table:formula="of:=[.C2190]*flaeche" office:value-type="float" office:value="0.0023759008" calcext:value-type="float">
            <text:p>0.0023759008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799269" calcext:value-type="float">
            <text:p>5.799269</text:p>
          </table:table-cell>
          <table:table-cell table:formula="of:=SQRT(POWER(ABS([.A2191]-xpos);2)+POWER(ABS([.B2191]-ypos);2))" office:value-type="float" office:value="1.08168113060412" calcext:value-type="float">
            <text:p>1.0816811306</text:p>
          </table:table-cell>
          <table:table-cell/>
          <table:table-cell table:formula="of:=[.J2191]/[.D2191]" office:value-type="float" office:value="0.00214453921249828" calcext:value-type="float">
            <text:p>0.0021445392</text:p>
          </table:table-cell>
          <table:table-cell table:number-columns-repeated="3"/>
          <table:table-cell table:formula="of:=[.C2191]*flaeche" office:value-type="float" office:value="0.0023197076" calcext:value-type="float">
            <text:p>0.0023197076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709972" calcext:value-type="float">
            <text:p>5.709972</text:p>
          </table:table-cell>
          <table:table-cell table:formula="of:=SQRT(POWER(ABS([.A2192]-xpos);2)+POWER(ABS([.B2192]-ypos);2))" office:value-type="float" office:value="1.09796129663709" calcext:value-type="float">
            <text:p>1.0979612966</text:p>
          </table:table-cell>
          <table:table-cell/>
          <table:table-cell table:formula="of:=[.J2192]/[.D2192]" office:value-type="float" office:value="0.00208020884433318" calcext:value-type="float">
            <text:p>0.0020802088</text:p>
          </table:table-cell>
          <table:table-cell table:number-columns-repeated="3"/>
          <table:table-cell table:formula="of:=[.C2192]*flaeche" office:value-type="float" office:value="0.0022839888" calcext:value-type="float">
            <text:p>0.0022839888</text:p>
          </table:table-cell>
          <table:table-cell table:number-columns-repeated="6"/>
        </table:table-row>
        <table:table-row table:style-name="ro1">
          <table:table-cell office:value-type="float" office:value="0.857143" calcext:value-type="float">
            <text:p>0.857143</text:p>
          </table:table-cell>
          <table:table-cell office:value-type="float" office:value="1" calcext:value-type="float">
            <text:p>1</text:p>
          </table:table-cell>
          <table:table-cell office:value-type="float" office:value="5.679354" calcext:value-type="float">
            <text:p>5.679354</text:p>
          </table:table-cell>
          <table:table-cell table:formula="of:=SQRT(POWER(ABS([.A2193]-xpos);2)+POWER(ABS([.B2193]-ypos);2))" office:value-type="float" office:value="1.11437736985682" calcext:value-type="float">
            <text:p>1.1143773699</text:p>
          </table:table-cell>
          <table:table-cell/>
          <table:table-cell table:formula="of:=[.J2193]/[.D2193]" office:value-type="float" office:value="0.00203857477857064" calcext:value-type="float">
            <text:p>0.0020385748</text:p>
          </table:table-cell>
          <table:table-cell table:number-columns-repeated="3"/>
          <table:table-cell table:formula="of:=[.C2193]*flaeche" office:value-type="float" office:value="0.0022717416" calcext:value-type="float">
            <text:p>0.002271741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2194]-xpos);2)+POWER(ABS([.B2194]-ypos);2))" office:value-type="float" office:value="0.223606797749979" calcext:value-type="float">
            <text:p>0.2236067977</text:p>
          </table:table-cell>
          <table:table-cell/>
          <table:table-cell table:formula="of:=[.J2194]/[.D2194]" office:value-type="float" office:value="0" calcext:value-type="float">
            <text:p>0</text:p>
          </table:table-cell>
          <table:table-cell table:number-columns-repeated="3"/>
          <table:table-cell table:formula="of:=[.C2194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" calcext:value-type="float">
            <text:p>0</text:p>
          </table:table-cell>
          <table:table-cell office:value-type="float" office:value="5.528166" calcext:value-type="float">
            <text:p>5.528166</text:p>
          </table:table-cell>
          <table:table-cell table:formula="of:=SQRT(POWER(ABS([.A2195]-xpos);2)+POWER(ABS([.B2195]-ypos);2))" office:value-type="float" office:value="0.684890763261558" calcext:value-type="float">
            <text:p>0.6848907633</text:p>
          </table:table-cell>
          <table:table-cell/>
          <table:table-cell table:formula="of:=[.J2195]/[.D2195]" office:value-type="float" office:value="0.00322864100177027" calcext:value-type="float">
            <text:p>0.003228641</text:p>
          </table:table-cell>
          <table:table-cell table:number-columns-repeated="3"/>
          <table:table-cell table:formula="of:=[.C2195]*flaeche" office:value-type="float" office:value="0.0022112664" calcext:value-type="float">
            <text:p>0.0022112664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556544" calcext:value-type="float">
            <text:p>5.556544</text:p>
          </table:table-cell>
          <table:table-cell table:formula="of:=SQRT(POWER(ABS([.A2196]-xpos);2)+POWER(ABS([.B2196]-ypos);2))" office:value-type="float" office:value="0.682209824075409" calcext:value-type="float">
            <text:p>0.6822098241</text:p>
          </table:table-cell>
          <table:table-cell/>
          <table:table-cell table:formula="of:=[.J2196]/[.D2196]" office:value-type="float" office:value="0.0032579677418341" calcext:value-type="float">
            <text:p>0.0032579677</text:p>
          </table:table-cell>
          <table:table-cell table:number-columns-repeated="3"/>
          <table:table-cell table:formula="of:=[.C2196]*flaeche" office:value-type="float" office:value="0.0022226176" calcext:value-type="float">
            <text:p>0.0022226176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639594" calcext:value-type="float">
            <text:p>5.639594</text:p>
          </table:table-cell>
          <table:table-cell table:formula="of:=SQRT(POWER(ABS([.A2197]-xpos);2)+POWER(ABS([.B2197]-ypos);2))" office:value-type="float" office:value="0.680130945816319" calcext:value-type="float">
            <text:p>0.6801309458</text:p>
          </table:table-cell>
          <table:table-cell/>
          <table:table-cell table:formula="of:=[.J2197]/[.D2197]" office:value-type="float" office:value="0.0033167695336851" calcext:value-type="float">
            <text:p>0.0033167695</text:p>
          </table:table-cell>
          <table:table-cell table:number-columns-repeated="3"/>
          <table:table-cell table:formula="of:=[.C2197]*flaeche" office:value-type="float" office:value="0.0022558376" calcext:value-type="float">
            <text:p>0.0022558376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77114" calcext:value-type="float">
            <text:p>5.77114</text:p>
          </table:table-cell>
          <table:table-cell table:formula="of:=SQRT(POWER(ABS([.A2198]-xpos);2)+POWER(ABS([.B2198]-ypos);2))" office:value-type="float" office:value="0.678659661227187" calcext:value-type="float">
            <text:p>0.6786596612</text:p>
          </table:table-cell>
          <table:table-cell/>
          <table:table-cell table:formula="of:=[.J2198]/[.D2198]" office:value-type="float" office:value="0.00340149287173741" calcext:value-type="float">
            <text:p>0.0034014929</text:p>
          </table:table-cell>
          <table:table-cell table:number-columns-repeated="3"/>
          <table:table-cell table:formula="of:=[.C2198]*flaeche" office:value-type="float" office:value="0.002308456" calcext:value-type="float">
            <text:p>0.002308456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941132" calcext:value-type="float">
            <text:p>5.941132</text:p>
          </table:table-cell>
          <table:table-cell table:formula="of:=SQRT(POWER(ABS([.A2199]-xpos);2)+POWER(ABS([.B2199]-ypos);2))" office:value-type="float" office:value="0.67779989988934" calcext:value-type="float">
            <text:p>0.6777998999</text:p>
          </table:table-cell>
          <table:table-cell/>
          <table:table-cell table:formula="of:=[.J2199]/[.D2199]" office:value-type="float" office:value="0.00350612739893881" calcext:value-type="float">
            <text:p>0.0035061274</text:p>
          </table:table-cell>
          <table:table-cell table:number-columns-repeated="3"/>
          <table:table-cell table:formula="of:=[.C2199]*flaeche" office:value-type="float" office:value="0.0023764528" calcext:value-type="float">
            <text:p>0.0023764528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6.135978" calcext:value-type="float">
            <text:p>6.135978</text:p>
          </table:table-cell>
          <table:table-cell table:formula="of:=SQRT(POWER(ABS([.A2200]-xpos);2)+POWER(ABS([.B2200]-ypos);2))" office:value-type="float" office:value="0.677554074064941" calcext:value-type="float">
            <text:p>0.6775540741</text:p>
          </table:table-cell>
          <table:table-cell/>
          <table:table-cell table:formula="of:=[.J2200]/[.D2200]" office:value-type="float" office:value="0.00362242851743927" calcext:value-type="float">
            <text:p>0.0036224285</text:p>
          </table:table-cell>
          <table:table-cell table:number-columns-repeated="3"/>
          <table:table-cell table:formula="of:=[.C2200]*flaeche" office:value-type="float" office:value="0.0024543912" calcext:value-type="float">
            <text:p>0.002454391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339043" calcext:value-type="float">
            <text:p>6.339043</text:p>
          </table:table-cell>
          <table:table-cell table:formula="of:=SQRT(POWER(ABS([.A2201]-xpos);2)+POWER(ABS([.B2201]-ypos);2))" office:value-type="float" office:value="0.677922794425737" calcext:value-type="float">
            <text:p>0.6779227944</text:p>
          </table:table-cell>
          <table:table-cell/>
          <table:table-cell table:formula="of:=[.J2201]/[.D2201]" office:value-type="float" office:value="0.00374027429207171" calcext:value-type="float">
            <text:p>0.0037402743</text:p>
          </table:table-cell>
          <table:table-cell table:number-columns-repeated="3"/>
          <table:table-cell table:formula="of:=[.C2201]*flaeche" office:value-type="float" office:value="0.0025356172" calcext:value-type="float">
            <text:p>0.002535617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531483" calcext:value-type="float">
            <text:p>6.531483</text:p>
          </table:table-cell>
          <table:table-cell table:formula="of:=SQRT(POWER(ABS([.A2202]-xpos);2)+POWER(ABS([.B2202]-ypos);2))" office:value-type="float" office:value="0.678905059673295" calcext:value-type="float">
            <text:p>0.6789050597</text:p>
          </table:table-cell>
          <table:table-cell/>
          <table:table-cell table:formula="of:=[.J2202]/[.D2202]" office:value-type="float" office:value="0.00384824529258515" calcext:value-type="float">
            <text:p>0.0038482453</text:p>
          </table:table-cell>
          <table:table-cell table:number-columns-repeated="3"/>
          <table:table-cell table:formula="of:=[.C2202]*flaeche" office:value-type="float" office:value="0.0026125932" calcext:value-type="float">
            <text:p>0.002612593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693642" calcext:value-type="float">
            <text:p>6.693642</text:p>
          </table:table-cell>
          <table:table-cell table:formula="of:=SQRT(POWER(ABS([.A2203]-xpos);2)+POWER(ABS([.B2203]-ypos);2))" office:value-type="float" office:value="0.680498212948425" calcext:value-type="float">
            <text:p>0.6804982129</text:p>
          </table:table-cell>
          <table:table-cell/>
          <table:table-cell table:formula="of:=[.J2203]/[.D2203]" office:value-type="float" office:value="0.00393455375642981" calcext:value-type="float">
            <text:p>0.0039345538</text:p>
          </table:table-cell>
          <table:table-cell table:number-columns-repeated="3"/>
          <table:table-cell table:formula="of:=[.C2203]*flaeche" office:value-type="float" office:value="0.0026774568" calcext:value-type="float">
            <text:p>0.0026774568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807228" calcext:value-type="float">
            <text:p>6.807228</text:p>
          </table:table-cell>
          <table:table-cell table:formula="of:=SQRT(POWER(ABS([.A2204]-xpos);2)+POWER(ABS([.B2204]-ypos);2))" office:value-type="float" office:value="0.682697977534722" calcext:value-type="float">
            <text:p>0.6826979775</text:p>
          </table:table-cell>
          <table:table-cell/>
          <table:table-cell table:formula="of:=[.J2204]/[.D2204]" office:value-type="float" office:value="0.00398842722492394" calcext:value-type="float">
            <text:p>0.0039884272</text:p>
          </table:table-cell>
          <table:table-cell table:number-columns-repeated="3"/>
          <table:table-cell table:formula="of:=[.C2204]*flaeche" office:value-type="float" office:value="0.0027228912" calcext:value-type="float">
            <text:p>0.002722891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858157" calcext:value-type="float">
            <text:p>6.858157</text:p>
          </table:table-cell>
          <table:table-cell table:formula="of:=SQRT(POWER(ABS([.A2205]-xpos);2)+POWER(ABS([.B2205]-ypos);2))" office:value-type="float" office:value="0.685498665443632" calcext:value-type="float">
            <text:p>0.6854986654</text:p>
          </table:table-cell>
          <table:table-cell/>
          <table:table-cell table:formula="of:=[.J2205]/[.D2205]" office:value-type="float" office:value="0.00400184994995527" calcext:value-type="float">
            <text:p>0.0040018499</text:p>
          </table:table-cell>
          <table:table-cell table:number-columns-repeated="3"/>
          <table:table-cell table:formula="of:=[.C2205]*flaeche" office:value-type="float" office:value="0.0027432628" calcext:value-type="float">
            <text:p>0.0027432628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839611" calcext:value-type="float">
            <text:p>6.839611</text:p>
          </table:table-cell>
          <table:table-cell table:formula="of:=SQRT(POWER(ABS([.A2206]-xpos);2)+POWER(ABS([.B2206]-ypos);2))" office:value-type="float" office:value="0.688892675023476" calcext:value-type="float">
            <text:p>0.688892675</text:p>
          </table:table-cell>
          <table:table-cell/>
          <table:table-cell table:formula="of:=[.J2206]/[.D2206]" office:value-type="float" office:value="0.00397136520562767" calcext:value-type="float">
            <text:p>0.0039713652</text:p>
          </table:table-cell>
          <table:table-cell table:number-columns-repeated="3"/>
          <table:table-cell table:formula="of:=[.C2206]*flaeche" office:value-type="float" office:value="0.0027358444" calcext:value-type="float">
            <text:p>0.0027358444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754486" calcext:value-type="float">
            <text:p>6.754486</text:p>
          </table:table-cell>
          <table:table-cell table:formula="of:=SQRT(POWER(ABS([.A2207]-xpos);2)+POWER(ABS([.B2207]-ypos);2))" office:value-type="float" office:value="0.692871407986359" calcext:value-type="float">
            <text:p>0.692871408</text:p>
          </table:table-cell>
          <table:table-cell/>
          <table:table-cell table:formula="of:=[.J2207]/[.D2207]" office:value-type="float" office:value="0.00389941678767208" calcext:value-type="float">
            <text:p>0.0038994168</text:p>
          </table:table-cell>
          <table:table-cell table:number-columns-repeated="3"/>
          <table:table-cell table:formula="of:=[.C2207]*flaeche" office:value-type="float" office:value="0.0027017944" calcext:value-type="float">
            <text:p>0.0027017944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61639" calcext:value-type="float">
            <text:p>6.61639</text:p>
          </table:table-cell>
          <table:table-cell table:formula="of:=SQRT(POWER(ABS([.A2208]-xpos);2)+POWER(ABS([.B2208]-ypos);2))" office:value-type="float" office:value="0.697424857054149" calcext:value-type="float">
            <text:p>0.6974248571</text:p>
          </table:table-cell>
          <table:table-cell/>
          <table:table-cell table:formula="of:=[.J2208]/[.D2208]" office:value-type="float" office:value="0.0037947543355119" calcext:value-type="float">
            <text:p>0.0037947543</text:p>
          </table:table-cell>
          <table:table-cell table:number-columns-repeated="3"/>
          <table:table-cell table:formula="of:=[.C2208]*flaeche" office:value-type="float" office:value="0.002646556" calcext:value-type="float">
            <text:p>0.002646556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6.448513" calcext:value-type="float">
            <text:p>6.448513</text:p>
          </table:table-cell>
          <table:table-cell table:formula="of:=SQRT(POWER(ABS([.A2209]-xpos);2)+POWER(ABS([.B2209]-ypos);2))" office:value-type="float" office:value="0.702541847434728" calcext:value-type="float">
            <text:p>0.7025418474</text:p>
          </table:table-cell>
          <table:table-cell/>
          <table:table-cell table:formula="of:=[.J2209]/[.D2209]" office:value-type="float" office:value="0.00367153246375071" calcext:value-type="float">
            <text:p>0.0036715325</text:p>
          </table:table-cell>
          <table:table-cell table:number-columns-repeated="3"/>
          <table:table-cell table:formula="of:=[.C2209]*flaeche" office:value-type="float" office:value="0.0025794052" calcext:value-type="float">
            <text:p>0.002579405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6.280227" calcext:value-type="float">
            <text:p>6.280227</text:p>
          </table:table-cell>
          <table:table-cell table:formula="of:=SQRT(POWER(ABS([.A2210]-xpos);2)+POWER(ABS([.B2210]-ypos);2))" office:value-type="float" office:value="0.708210164065018" calcext:value-type="float">
            <text:p>0.7082101641</text:p>
          </table:table-cell>
          <table:table-cell/>
          <table:table-cell table:formula="of:=[.J2210]/[.D2210]" office:value-type="float" office:value="0.00354709792017243" calcext:value-type="float">
            <text:p>0.0035470979</text:p>
          </table:table-cell>
          <table:table-cell table:number-columns-repeated="3"/>
          <table:table-cell table:formula="of:=[.C2210]*flaeche" office:value-type="float" office:value="0.0025120908" calcext:value-type="float">
            <text:p>0.0025120908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6.141818" calcext:value-type="float">
            <text:p>6.141818</text:p>
          </table:table-cell>
          <table:table-cell table:formula="of:=SQRT(POWER(ABS([.A2211]-xpos);2)+POWER(ABS([.B2211]-ypos);2))" office:value-type="float" office:value="0.714417001170885" calcext:value-type="float">
            <text:p>0.7144170012</text:p>
          </table:table-cell>
          <table:table-cell/>
          <table:table-cell table:formula="of:=[.J2211]/[.D2211]" office:value-type="float" office:value="0.00343878602549152" calcext:value-type="float">
            <text:p>0.003438786</text:p>
          </table:table-cell>
          <table:table-cell table:number-columns-repeated="3"/>
          <table:table-cell table:formula="of:=[.C2211]*flaeche" office:value-type="float" office:value="0.0024567272" calcext:value-type="float">
            <text:p>0.002456727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6.058385" calcext:value-type="float">
            <text:p>6.058385</text:p>
          </table:table-cell>
          <table:table-cell table:formula="of:=SQRT(POWER(ABS([.A2212]-xpos);2)+POWER(ABS([.B2212]-ypos);2))" office:value-type="float" office:value="0.721147853995282" calcext:value-type="float">
            <text:p>0.721147854</text:p>
          </table:table-cell>
          <table:table-cell/>
          <table:table-cell table:formula="of:=[.J2212]/[.D2212]" office:value-type="float" office:value="0.003360412135423" calcext:value-type="float">
            <text:p>0.0033604121</text:p>
          </table:table-cell>
          <table:table-cell table:number-columns-repeated="3"/>
          <table:table-cell table:formula="of:=[.C2212]*flaeche" office:value-type="float" office:value="0.002423354" calcext:value-type="float">
            <text:p>0.002423354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6.044378" calcext:value-type="float">
            <text:p>6.044378</text:p>
          </table:table-cell>
          <table:table-cell table:formula="of:=SQRT(POWER(ABS([.A2213]-xpos);2)+POWER(ABS([.B2213]-ypos);2))" office:value-type="float" office:value="0.728388478773518" calcext:value-type="float">
            <text:p>0.7283884788</text:p>
          </table:table-cell>
          <table:table-cell/>
          <table:table-cell table:formula="of:=[.J2213]/[.D2213]" office:value-type="float" office:value="0.00331931554446204" calcext:value-type="float">
            <text:p>0.0033193155</text:p>
          </table:table-cell>
          <table:table-cell table:number-columns-repeated="3"/>
          <table:table-cell table:formula="of:=[.C2213]*flaeche" office:value-type="float" office:value="0.0024177512" calcext:value-type="float">
            <text:p>0.002417751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100282" calcext:value-type="float">
            <text:p>6.100282</text:p>
          </table:table-cell>
          <table:table-cell table:formula="of:=SQRT(POWER(ABS([.A2214]-xpos);2)+POWER(ABS([.B2214]-ypos);2))" office:value-type="float" office:value="0.736123833078375" calcext:value-type="float">
            <text:p>0.7361238331</text:p>
          </table:table-cell>
          <table:table-cell/>
          <table:table-cell table:formula="of:=[.J2214]/[.D2214]" office:value-type="float" office:value="0.00331481293004162" calcext:value-type="float">
            <text:p>0.0033148129</text:p>
          </table:table-cell>
          <table:table-cell table:number-columns-repeated="3"/>
          <table:table-cell table:formula="of:=[.C2214]*flaeche" office:value-type="float" office:value="0.0024401128" calcext:value-type="float">
            <text:p>0.0024401128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212447" calcext:value-type="float">
            <text:p>6.212447</text:p>
          </table:table-cell>
          <table:table-cell table:formula="of:=SQRT(POWER(ABS([.A2215]-xpos);2)+POWER(ABS([.B2215]-ypos);2))" office:value-type="float" office:value="0.744338493005702" calcext:value-type="float">
            <text:p>0.744338493</text:p>
          </table:table-cell>
          <table:table-cell/>
          <table:table-cell table:formula="of:=[.J2215]/[.D2215]" office:value-type="float" office:value="0.00333850636954894" calcext:value-type="float">
            <text:p>0.0033385064</text:p>
          </table:table-cell>
          <table:table-cell table:number-columns-repeated="3"/>
          <table:table-cell table:formula="of:=[.C2215]*flaeche" office:value-type="float" office:value="0.0024849788" calcext:value-type="float">
            <text:p>0.0024849788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35616" calcext:value-type="float">
            <text:p>6.35616</text:p>
          </table:table-cell>
          <table:table-cell table:formula="of:=SQRT(POWER(ABS([.A2216]-xpos);2)+POWER(ABS([.B2216]-ypos);2))" office:value-type="float" office:value="0.753016772483854" calcext:value-type="float">
            <text:p>0.7530167725</text:p>
          </table:table-cell>
          <table:table-cell/>
          <table:table-cell table:formula="of:=[.J2216]/[.D2216]" office:value-type="float" office:value="0.00337637100912585" calcext:value-type="float">
            <text:p>0.003376371</text:p>
          </table:table-cell>
          <table:table-cell table:number-columns-repeated="3"/>
          <table:table-cell table:formula="of:=[.C2216]*flaeche" office:value-type="float" office:value="0.002542464" calcext:value-type="float">
            <text:p>0.002542464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501066" calcext:value-type="float">
            <text:p>6.501066</text:p>
          </table:table-cell>
          <table:table-cell table:formula="of:=SQRT(POWER(ABS([.A2217]-xpos);2)+POWER(ABS([.B2217]-ypos);2))" office:value-type="float" office:value="0.762143292302045" calcext:value-type="float">
            <text:p>0.7621432923</text:p>
          </table:table-cell>
          <table:table-cell/>
          <table:table-cell table:formula="of:=[.J2217]/[.D2217]" office:value-type="float" office:value="0.0034119914539239" calcext:value-type="float">
            <text:p>0.0034119915</text:p>
          </table:table-cell>
          <table:table-cell table:number-columns-repeated="3"/>
          <table:table-cell table:formula="of:=[.C2217]*flaeche" office:value-type="float" office:value="0.0026004264" calcext:value-type="float">
            <text:p>0.0026004264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6.617458" calcext:value-type="float">
            <text:p>6.617458</text:p>
          </table:table-cell>
          <table:table-cell table:formula="of:=SQRT(POWER(ABS([.A2218]-xpos);2)+POWER(ABS([.B2218]-ypos);2))" office:value-type="float" office:value="0.771701271312287" calcext:value-type="float">
            <text:p>0.7717012713</text:p>
          </table:table-cell>
          <table:table-cell/>
          <table:table-cell table:formula="of:=[.J2218]/[.D2218]" office:value-type="float" office:value="0.00343006199212135" calcext:value-type="float">
            <text:p>0.003430062</text:p>
          </table:table-cell>
          <table:table-cell table:number-columns-repeated="3"/>
          <table:table-cell table:formula="of:=[.C2218]*flaeche" office:value-type="float" office:value="0.0026469832" calcext:value-type="float">
            <text:p>0.002646983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6.682023" calcext:value-type="float">
            <text:p>6.682023</text:p>
          </table:table-cell>
          <table:table-cell table:formula="of:=SQRT(POWER(ABS([.A2219]-xpos);2)+POWER(ABS([.B2219]-ypos);2))" office:value-type="float" office:value="0.781675302934025" calcext:value-type="float">
            <text:p>0.7816753029</text:p>
          </table:table-cell>
          <table:table-cell/>
          <table:table-cell table:formula="of:=[.J2219]/[.D2219]" office:value-type="float" office:value="0.00341933433225738" calcext:value-type="float">
            <text:p>0.0034193343</text:p>
          </table:table-cell>
          <table:table-cell table:number-columns-repeated="3"/>
          <table:table-cell table:formula="of:=[.C2219]*flaeche" office:value-type="float" office:value="0.0026728092" calcext:value-type="float">
            <text:p>0.002672809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6.682023" calcext:value-type="float">
            <text:p>6.682023</text:p>
          </table:table-cell>
          <table:table-cell table:formula="of:=SQRT(POWER(ABS([.A2220]-xpos);2)+POWER(ABS([.B2220]-ypos);2))" office:value-type="float" office:value="0.792049669665356" calcext:value-type="float">
            <text:p>0.7920496697</text:p>
          </table:table-cell>
          <table:table-cell/>
          <table:table-cell table:formula="of:=[.J2220]/[.D2220]" office:value-type="float" office:value="0.00337454745878408" calcext:value-type="float">
            <text:p>0.0033745475</text:p>
          </table:table-cell>
          <table:table-cell table:number-columns-repeated="3"/>
          <table:table-cell table:formula="of:=[.C2220]*flaeche" office:value-type="float" office:value="0.0026728092" calcext:value-type="float">
            <text:p>0.002672809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6.617458" calcext:value-type="float">
            <text:p>6.617458</text:p>
          </table:table-cell>
          <table:table-cell table:formula="of:=SQRT(POWER(ABS([.A2221]-xpos);2)+POWER(ABS([.B2221]-ypos);2))" office:value-type="float" office:value="0.802808851561192" calcext:value-type="float">
            <text:p>0.8028088516</text:p>
          </table:table-cell>
          <table:table-cell/>
          <table:table-cell table:formula="of:=[.J2221]/[.D2221]" office:value-type="float" office:value="0.00329715248511836" calcext:value-type="float">
            <text:p>0.0032971525</text:p>
          </table:table-cell>
          <table:table-cell table:number-columns-repeated="3"/>
          <table:table-cell table:formula="of:=[.C2221]*flaeche" office:value-type="float" office:value="0.0026469832" calcext:value-type="float">
            <text:p>0.002646983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501066" calcext:value-type="float">
            <text:p>6.501066</text:p>
          </table:table-cell>
          <table:table-cell table:formula="of:=SQRT(POWER(ABS([.A2222]-xpos);2)+POWER(ABS([.B2222]-ypos);2))" office:value-type="float" office:value="0.81393758851708" calcext:value-type="float">
            <text:p>0.8139375885</text:p>
          </table:table-cell>
          <table:table-cell/>
          <table:table-cell table:formula="of:=[.J2222]/[.D2222]" office:value-type="float" office:value="0.00319487198611596" calcext:value-type="float">
            <text:p>0.003194872</text:p>
          </table:table-cell>
          <table:table-cell table:number-columns-repeated="3"/>
          <table:table-cell table:formula="of:=[.C2222]*flaeche" office:value-type="float" office:value="0.0026004264" calcext:value-type="float">
            <text:p>0.0026004264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35616" calcext:value-type="float">
            <text:p>6.35616</text:p>
          </table:table-cell>
          <table:table-cell table:formula="of:=SQRT(POWER(ABS([.A2223]-xpos);2)+POWER(ABS([.B2223]-ypos);2))" office:value-type="float" office:value="0.825421504227991" calcext:value-type="float">
            <text:p>0.8254215042</text:p>
          </table:table-cell>
          <table:table-cell/>
          <table:table-cell table:formula="of:=[.J2223]/[.D2223]" office:value-type="float" office:value="0.00308020082706464" calcext:value-type="float">
            <text:p>0.0030802008</text:p>
          </table:table-cell>
          <table:table-cell table:number-columns-repeated="3"/>
          <table:table-cell table:formula="of:=[.C2223]*flaeche" office:value-type="float" office:value="0.002542464" calcext:value-type="float">
            <text:p>0.002542464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212447" calcext:value-type="float">
            <text:p>6.212447</text:p>
          </table:table-cell>
          <table:table-cell table:formula="of:=SQRT(POWER(ABS([.A2224]-xpos);2)+POWER(ABS([.B2224]-ypos);2))" office:value-type="float" office:value="0.837244881841627" calcext:value-type="float">
            <text:p>0.8372448818</text:p>
          </table:table-cell>
          <table:table-cell/>
          <table:table-cell table:formula="of:=[.J2224]/[.D2224]" office:value-type="float" office:value="0.00296804298705771" calcext:value-type="float">
            <text:p>0.002968043</text:p>
          </table:table-cell>
          <table:table-cell table:number-columns-repeated="3"/>
          <table:table-cell table:formula="of:=[.C2224]*flaeche" office:value-type="float" office:value="0.0024849788" calcext:value-type="float">
            <text:p>0.0024849788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100282" calcext:value-type="float">
            <text:p>6.100282</text:p>
          </table:table-cell>
          <table:table-cell table:formula="of:=SQRT(POWER(ABS([.A2225]-xpos);2)+POWER(ABS([.B2225]-ypos);2))" office:value-type="float" office:value="0.849394076754718" calcext:value-type="float">
            <text:p>0.8493940768</text:p>
          </table:table-cell>
          <table:table-cell/>
          <table:table-cell table:formula="of:=[.J2225]/[.D2225]" office:value-type="float" office:value="0.00287276879693221" calcext:value-type="float">
            <text:p>0.0028727688</text:p>
          </table:table-cell>
          <table:table-cell table:number-columns-repeated="3"/>
          <table:table-cell table:formula="of:=[.C2225]*flaeche" office:value-type="float" office:value="0.0024401128" calcext:value-type="float">
            <text:p>0.0024401128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6.044378" calcext:value-type="float">
            <text:p>6.044378</text:p>
          </table:table-cell>
          <table:table-cell table:formula="of:=SQRT(POWER(ABS([.A2226]-xpos);2)+POWER(ABS([.B2226]-ypos);2))" office:value-type="float" office:value="0.861855310368278" calcext:value-type="float">
            <text:p>0.8618553104</text:p>
          </table:table-cell>
          <table:table-cell/>
          <table:table-cell table:formula="of:=[.J2226]/[.D2226]" office:value-type="float" office:value="0.00280528665416806" calcext:value-type="float">
            <text:p>0.0028052867</text:p>
          </table:table-cell>
          <table:table-cell table:number-columns-repeated="3"/>
          <table:table-cell table:formula="of:=[.C2226]*flaeche" office:value-type="float" office:value="0.0024177512" calcext:value-type="float">
            <text:p>0.002417751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6.058385" calcext:value-type="float">
            <text:p>6.058385</text:p>
          </table:table-cell>
          <table:table-cell table:formula="of:=SQRT(POWER(ABS([.A2227]-xpos);2)+POWER(ABS([.B2227]-ypos);2))" office:value-type="float" office:value="0.874615245306186" calcext:value-type="float">
            <text:p>0.8746152453</text:p>
          </table:table-cell>
          <table:table-cell/>
          <table:table-cell table:formula="of:=[.J2227]/[.D2227]" office:value-type="float" office:value="0.00277076578873449" calcext:value-type="float">
            <text:p>0.0027707658</text:p>
          </table:table-cell>
          <table:table-cell table:number-columns-repeated="3"/>
          <table:table-cell table:formula="of:=[.C2227]*flaeche" office:value-type="float" office:value="0.002423354" calcext:value-type="float">
            <text:p>0.002423354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6.141818" calcext:value-type="float">
            <text:p>6.141818</text:p>
          </table:table-cell>
          <table:table-cell table:formula="of:=SQRT(POWER(ABS([.A2228]-xpos);2)+POWER(ABS([.B2228]-ypos);2))" office:value-type="float" office:value="0.887661000361061" calcext:value-type="float">
            <text:p>0.8876610004</text:p>
          </table:table-cell>
          <table:table-cell/>
          <table:table-cell table:formula="of:=[.J2228]/[.D2228]" office:value-type="float" office:value="0.00276764124930656" calcext:value-type="float">
            <text:p>0.0027676412</text:p>
          </table:table-cell>
          <table:table-cell table:number-columns-repeated="3"/>
          <table:table-cell table:formula="of:=[.C2228]*flaeche" office:value-type="float" office:value="0.0024567272" calcext:value-type="float">
            <text:p>0.002456727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6.280227" calcext:value-type="float">
            <text:p>6.280227</text:p>
          </table:table-cell>
          <table:table-cell table:formula="of:=SQRT(POWER(ABS([.A2229]-xpos);2)+POWER(ABS([.B2229]-ypos);2))" office:value-type="float" office:value="0.900980819154881" calcext:value-type="float">
            <text:p>0.9009808192</text:p>
          </table:table-cell>
          <table:table-cell/>
          <table:table-cell table:formula="of:=[.J2229]/[.D2229]" office:value-type="float" office:value="0.00278817345119105" calcext:value-type="float">
            <text:p>0.0027881735</text:p>
          </table:table-cell>
          <table:table-cell table:number-columns-repeated="3"/>
          <table:table-cell table:formula="of:=[.C2229]*flaeche" office:value-type="float" office:value="0.0025120908" calcext:value-type="float">
            <text:p>0.0025120908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6.448513" calcext:value-type="float">
            <text:p>6.448513</text:p>
          </table:table-cell>
          <table:table-cell table:formula="of:=SQRT(POWER(ABS([.A2230]-xpos);2)+POWER(ABS([.B2230]-ypos);2))" office:value-type="float" office:value="0.914561450858825" calcext:value-type="float">
            <text:p>0.9145614509</text:p>
          </table:table-cell>
          <table:table-cell/>
          <table:table-cell table:formula="of:=[.J2230]/[.D2230]" office:value-type="float" office:value="0.00282037384975913" calcext:value-type="float">
            <text:p>0.0028203738</text:p>
          </table:table-cell>
          <table:table-cell table:number-columns-repeated="3"/>
          <table:table-cell table:formula="of:=[.C2230]*flaeche" office:value-type="float" office:value="0.0025794052" calcext:value-type="float">
            <text:p>0.002579405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61639" calcext:value-type="float">
            <text:p>6.61639</text:p>
          </table:table-cell>
          <table:table-cell table:formula="of:=SQRT(POWER(ABS([.A2231]-xpos);2)+POWER(ABS([.B2231]-ypos);2))" office:value-type="float" office:value="0.928392067629296" calcext:value-type="float">
            <text:p>0.9283920676</text:p>
          </table:table-cell>
          <table:table-cell/>
          <table:table-cell table:formula="of:=[.J2231]/[.D2231]" office:value-type="float" office:value="0.00285068786375797" calcext:value-type="float">
            <text:p>0.0028506879</text:p>
          </table:table-cell>
          <table:table-cell table:number-columns-repeated="3"/>
          <table:table-cell table:formula="of:=[.C2231]*flaeche" office:value-type="float" office:value="0.002646556" calcext:value-type="float">
            <text:p>0.002646556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754486" calcext:value-type="float">
            <text:p>6.754486</text:p>
          </table:table-cell>
          <table:table-cell table:formula="of:=SQRT(POWER(ABS([.A2232]-xpos);2)+POWER(ABS([.B2232]-ypos);2))" office:value-type="float" office:value="0.942461663944481" calcext:value-type="float">
            <text:p>0.9424616639</text:p>
          </table:table-cell>
          <table:table-cell/>
          <table:table-cell table:formula="of:=[.J2232]/[.D2232]" office:value-type="float" office:value="0.00286674196241807" calcext:value-type="float">
            <text:p>0.002866742</text:p>
          </table:table-cell>
          <table:table-cell table:number-columns-repeated="3"/>
          <table:table-cell table:formula="of:=[.C2232]*flaeche" office:value-type="float" office:value="0.0027017944" calcext:value-type="float">
            <text:p>0.0027017944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839611" calcext:value-type="float">
            <text:p>6.839611</text:p>
          </table:table-cell>
          <table:table-cell table:formula="of:=SQRT(POWER(ABS([.A2233]-xpos);2)+POWER(ABS([.B2233]-ypos);2))" office:value-type="float" office:value="0.956759696946417" calcext:value-type="float">
            <text:p>0.9567596969</text:p>
          </table:table-cell>
          <table:table-cell/>
          <table:table-cell table:formula="of:=[.J2233]/[.D2233]" office:value-type="float" office:value="0.00285948959674168" calcext:value-type="float">
            <text:p>0.0028594896</text:p>
          </table:table-cell>
          <table:table-cell table:number-columns-repeated="3"/>
          <table:table-cell table:formula="of:=[.C2233]*flaeche" office:value-type="float" office:value="0.0027358444" calcext:value-type="float">
            <text:p>0.0027358444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858157" calcext:value-type="float">
            <text:p>6.858157</text:p>
          </table:table-cell>
          <table:table-cell table:formula="of:=SQRT(POWER(ABS([.A2234]-xpos);2)+POWER(ABS([.B2234]-ypos);2))" office:value-type="float" office:value="0.971276078324284" calcext:value-type="float">
            <text:p>0.9712760783</text:p>
          </table:table-cell>
          <table:table-cell/>
          <table:table-cell table:formula="of:=[.J2234]/[.D2234]" office:value-type="float" office:value="0.00282439036770356" calcext:value-type="float">
            <text:p>0.0028243904</text:p>
          </table:table-cell>
          <table:table-cell table:number-columns-repeated="3"/>
          <table:table-cell table:formula="of:=[.C2234]*flaeche" office:value-type="float" office:value="0.0027432628" calcext:value-type="float">
            <text:p>0.0027432628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807228" calcext:value-type="float">
            <text:p>6.807228</text:p>
          </table:table-cell>
          <table:table-cell table:formula="of:=SQRT(POWER(ABS([.A2235]-xpos);2)+POWER(ABS([.B2235]-ypos);2))" office:value-type="float" office:value="0.986001890733481" calcext:value-type="float">
            <text:p>0.9860018907</text:p>
          </table:table-cell>
          <table:table-cell/>
          <table:table-cell table:formula="of:=[.J2235]/[.D2235]" office:value-type="float" office:value="0.00276154764568905" calcext:value-type="float">
            <text:p>0.0027615476</text:p>
          </table:table-cell>
          <table:table-cell table:number-columns-repeated="3"/>
          <table:table-cell table:formula="of:=[.C2235]*flaeche" office:value-type="float" office:value="0.0027228912" calcext:value-type="float">
            <text:p>0.002722891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693642" calcext:value-type="float">
            <text:p>6.693642</text:p>
          </table:table-cell>
          <table:table-cell table:formula="of:=SQRT(POWER(ABS([.A2236]-xpos);2)+POWER(ABS([.B2236]-ypos);2))" office:value-type="float" office:value="1.00092647973065" calcext:value-type="float">
            <text:p>1.0009264797</text:p>
          </table:table-cell>
          <table:table-cell/>
          <table:table-cell table:formula="of:=[.J2236]/[.D2236]" office:value-type="float" office:value="0.00267497848665218" calcext:value-type="float">
            <text:p>0.0026749785</text:p>
          </table:table-cell>
          <table:table-cell table:number-columns-repeated="3"/>
          <table:table-cell table:formula="of:=[.C2236]*flaeche" office:value-type="float" office:value="0.0026774568" calcext:value-type="float">
            <text:p>0.0026774568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531483" calcext:value-type="float">
            <text:p>6.531483</text:p>
          </table:table-cell>
          <table:table-cell table:formula="of:=SQRT(POWER(ABS([.A2237]-xpos);2)+POWER(ABS([.B2237]-ypos);2))" office:value-type="float" office:value="1.01604177081949" calcext:value-type="float">
            <text:p>1.0160417708</text:p>
          </table:table-cell>
          <table:table-cell/>
          <table:table-cell table:formula="of:=[.J2237]/[.D2237]" office:value-type="float" office:value="0.00257134428429337" calcext:value-type="float">
            <text:p>0.0025713443</text:p>
          </table:table-cell>
          <table:table-cell table:number-columns-repeated="3"/>
          <table:table-cell table:formula="of:=[.C2237]*flaeche" office:value-type="float" office:value="0.0026125932" calcext:value-type="float">
            <text:p>0.002612593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877551" calcext:value-type="float">
            <text:p>0.877551</text:p>
          </table:table-cell>
          <table:table-cell office:value-type="float" office:value="6.339043" calcext:value-type="float">
            <text:p>6.339043</text:p>
          </table:table-cell>
          <table:table-cell table:formula="of:=SQRT(POWER(ABS([.A2238]-xpos);2)+POWER(ABS([.B2238]-ypos);2))" office:value-type="float" office:value="1.03133937925496" calcext:value-type="float">
            <text:p>1.0313393793</text:p>
          </table:table-cell>
          <table:table-cell/>
          <table:table-cell table:formula="of:=[.J2238]/[.D2238]" office:value-type="float" office:value="0.00245856722918089" calcext:value-type="float">
            <text:p>0.0024585672</text:p>
          </table:table-cell>
          <table:table-cell table:number-columns-repeated="3"/>
          <table:table-cell table:formula="of:=[.C2238]*flaeche" office:value-type="float" office:value="0.0025356172" calcext:value-type="float">
            <text:p>0.002535617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6.135978" calcext:value-type="float">
            <text:p>6.135978</text:p>
          </table:table-cell>
          <table:table-cell table:formula="of:=SQRT(POWER(ABS([.A2239]-xpos);2)+POWER(ABS([.B2239]-ypos);2))" office:value-type="float" office:value="1.04681131216757" calcext:value-type="float">
            <text:p>1.0468113122</text:p>
          </table:table-cell>
          <table:table-cell/>
          <table:table-cell table:formula="of:=[.J2239]/[.D2239]" office:value-type="float" office:value="0.00234463572515072" calcext:value-type="float">
            <text:p>0.0023446357</text:p>
          </table:table-cell>
          <table:table-cell table:number-columns-repeated="3"/>
          <table:table-cell table:formula="of:=[.C2239]*flaeche" office:value-type="float" office:value="0.0024543912" calcext:value-type="float">
            <text:p>0.0024543912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941132" calcext:value-type="float">
            <text:p>5.941132</text:p>
          </table:table-cell>
          <table:table-cell table:formula="of:=SQRT(POWER(ABS([.A2240]-xpos);2)+POWER(ABS([.B2240]-ypos);2))" office:value-type="float" office:value="1.06244995378135" calcext:value-type="float">
            <text:p>1.0624499538</text:p>
          </table:table-cell>
          <table:table-cell/>
          <table:table-cell table:formula="of:=[.J2240]/[.D2240]" office:value-type="float" office:value="0.00223676681573753" calcext:value-type="float">
            <text:p>0.0022367668</text:p>
          </table:table-cell>
          <table:table-cell table:number-columns-repeated="3"/>
          <table:table-cell table:formula="of:=[.C2240]*flaeche" office:value-type="float" office:value="0.0023764528" calcext:value-type="float">
            <text:p>0.0023764528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77114" calcext:value-type="float">
            <text:p>5.77114</text:p>
          </table:table-cell>
          <table:table-cell table:formula="of:=SQRT(POWER(ABS([.A2241]-xpos);2)+POWER(ABS([.B2241]-ypos);2))" office:value-type="float" office:value="1.07824882832165" calcext:value-type="float">
            <text:p>1.0782488283</text:p>
          </table:table-cell>
          <table:table-cell/>
          <table:table-cell table:formula="of:=[.J2241]/[.D2241]" office:value-type="float" office:value="0.00214093068257096" calcext:value-type="float">
            <text:p>0.0021409307</text:p>
          </table:table-cell>
          <table:table-cell table:number-columns-repeated="3"/>
          <table:table-cell table:formula="of:=[.C2241]*flaeche" office:value-type="float" office:value="0.002308456" calcext:value-type="float">
            <text:p>0.002308456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639594" calcext:value-type="float">
            <text:p>5.639594</text:p>
          </table:table-cell>
          <table:table-cell table:formula="of:=SQRT(POWER(ABS([.A2242]-xpos);2)+POWER(ABS([.B2242]-ypos);2))" office:value-type="float" office:value="1.09419948065104" calcext:value-type="float">
            <text:p>1.0941994807</text:p>
          </table:table-cell>
          <table:table-cell/>
          <table:table-cell table:formula="of:=[.J2242]/[.D2242]" office:value-type="float" office:value="0.00206163285569995" calcext:value-type="float">
            <text:p>0.0020616329</text:p>
          </table:table-cell>
          <table:table-cell table:number-columns-repeated="3"/>
          <table:table-cell table:formula="of:=[.C2242]*flaeche" office:value-type="float" office:value="0.0022558376" calcext:value-type="float">
            <text:p>0.0022558376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556544" calcext:value-type="float">
            <text:p>5.556544</text:p>
          </table:table-cell>
          <table:table-cell table:formula="of:=SQRT(POWER(ABS([.A2243]-xpos);2)+POWER(ABS([.B2243]-ypos);2))" office:value-type="float" office:value="1.11029610648016" calcext:value-type="float">
            <text:p>1.1102961065</text:p>
          </table:table-cell>
          <table:table-cell/>
          <table:table-cell table:formula="of:=[.J2243]/[.D2243]" office:value-type="float" office:value="0.00200182418638403" calcext:value-type="float">
            <text:p>0.0020018242</text:p>
          </table:table-cell>
          <table:table-cell table:number-columns-repeated="3"/>
          <table:table-cell table:formula="of:=[.C2243]*flaeche" office:value-type="float" office:value="0.0022226176" calcext:value-type="float">
            <text:p>0.0022226176</text:p>
          </table:table-cell>
          <table:table-cell table:number-columns-repeated="6"/>
        </table:table-row>
        <table:table-row table:style-name="ro1">
          <table:table-cell office:value-type="float" office:value="0.877551" calcext:value-type="float">
            <text:p>0.877551</text:p>
          </table:table-cell>
          <table:table-cell office:value-type="float" office:value="1" calcext:value-type="float">
            <text:p>1</text:p>
          </table:table-cell>
          <table:table-cell office:value-type="float" office:value="5.528166" calcext:value-type="float">
            <text:p>5.528166</text:p>
          </table:table-cell>
          <table:table-cell table:formula="of:=SQRT(POWER(ABS([.A2244]-xpos);2)+POWER(ABS([.B2244]-ypos);2))" office:value-type="float" office:value="1.12653244853444" calcext:value-type="float">
            <text:p>1.1265324485</text:p>
          </table:table-cell>
          <table:table-cell/>
          <table:table-cell table:formula="of:=[.J2244]/[.D2244]" office:value-type="float" office:value="0.00196289632214034" calcext:value-type="float">
            <text:p>0.0019628963</text:p>
          </table:table-cell>
          <table:table-cell table:number-columns-repeated="3"/>
          <table:table-cell table:formula="of:=[.C2244]*flaeche" office:value-type="float" office:value="0.0022112664" calcext:value-type="float">
            <text:p>0.002211266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2245]-xpos);2)+POWER(ABS([.B2245]-ypos);2))" office:value-type="float" office:value="0.223606797749979" calcext:value-type="float">
            <text:p>0.2236067977</text:p>
          </table:table-cell>
          <table:table-cell/>
          <table:table-cell table:formula="of:=[.J2245]/[.D2245]" office:value-type="float" office:value="0" calcext:value-type="float">
            <text:p>0</text:p>
          </table:table-cell>
          <table:table-cell table:number-columns-repeated="3"/>
          <table:table-cell table:formula="of:=[.C2245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" calcext:value-type="float">
            <text:p>0</text:p>
          </table:table-cell>
          <table:table-cell office:value-type="float" office:value="5.376687" calcext:value-type="float">
            <text:p>5.376687</text:p>
          </table:table-cell>
          <table:table-cell table:formula="of:=SQRT(POWER(ABS([.A2246]-xpos);2)+POWER(ABS([.B2246]-ypos);2))" office:value-type="float" office:value="0.705086353350425" calcext:value-type="float">
            <text:p>0.7050863534</text:p>
          </table:table-cell>
          <table:table-cell/>
          <table:table-cell table:formula="of:=[.J2246]/[.D2246]" office:value-type="float" office:value="0.00305022893973261" calcext:value-type="float">
            <text:p>0.0030502289</text:p>
          </table:table-cell>
          <table:table-cell table:number-columns-repeated="3"/>
          <table:table-cell table:formula="of:=[.C2246]*flaeche" office:value-type="float" office:value="0.0021506748" calcext:value-type="float">
            <text:p>0.0021506748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402584" calcext:value-type="float">
            <text:p>5.402584</text:p>
          </table:table-cell>
          <table:table-cell table:formula="of:=SQRT(POWER(ABS([.A2247]-xpos);2)+POWER(ABS([.B2247]-ypos);2))" office:value-type="float" office:value="0.702482492411733" calcext:value-type="float">
            <text:p>0.7024824924</text:p>
          </table:table-cell>
          <table:table-cell/>
          <table:table-cell table:formula="of:=[.J2247]/[.D2247]" office:value-type="float" office:value="0.00307628107937727" calcext:value-type="float">
            <text:p>0.0030762811</text:p>
          </table:table-cell>
          <table:table-cell table:number-columns-repeated="3"/>
          <table:table-cell table:formula="of:=[.C2247]*flaeche" office:value-type="float" office:value="0.0021610336" calcext:value-type="float">
            <text:p>0.0021610336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478647" calcext:value-type="float">
            <text:p>5.478647</text:p>
          </table:table-cell>
          <table:table-cell table:formula="of:=SQRT(POWER(ABS([.A2248]-xpos);2)+POWER(ABS([.B2248]-ypos);2))" office:value-type="float" office:value="0.700463783172977" calcext:value-type="float">
            <text:p>0.7004637832</text:p>
          </table:table-cell>
          <table:table-cell/>
          <table:table-cell table:formula="of:=[.J2248]/[.D2248]" office:value-type="float" office:value="0.00312858259433925" calcext:value-type="float">
            <text:p>0.0031285826</text:p>
          </table:table-cell>
          <table:table-cell table:number-columns-repeated="3"/>
          <table:table-cell table:formula="of:=[.C2248]*flaeche" office:value-type="float" office:value="0.0021914588" calcext:value-type="float">
            <text:p>0.0021914588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599961" calcext:value-type="float">
            <text:p>5.599961</text:p>
          </table:table-cell>
          <table:table-cell table:formula="of:=SQRT(POWER(ABS([.A2249]-xpos);2)+POWER(ABS([.B2249]-ypos);2))" office:value-type="float" office:value="0.699035295143958" calcext:value-type="float">
            <text:p>0.6990352951</text:p>
          </table:table-cell>
          <table:table-cell/>
          <table:table-cell table:formula="of:=[.J2249]/[.D2249]" office:value-type="float" office:value="0.00320439384900973" calcext:value-type="float">
            <text:p>0.0032043938</text:p>
          </table:table-cell>
          <table:table-cell table:number-columns-repeated="3"/>
          <table:table-cell table:formula="of:=[.C2249]*flaeche" office:value-type="float" office:value="0.0022399844" calcext:value-type="float">
            <text:p>0.0022399844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758265" calcext:value-type="float">
            <text:p>5.758265</text:p>
          </table:table-cell>
          <table:table-cell table:formula="of:=SQRT(POWER(ABS([.A2250]-xpos);2)+POWER(ABS([.B2250]-ypos);2))" office:value-type="float" office:value="0.698200624727592" calcext:value-type="float">
            <text:p>0.6982006247</text:p>
          </table:table-cell>
          <table:table-cell/>
          <table:table-cell table:formula="of:=[.J2250]/[.D2250]" office:value-type="float" office:value="0.00329891712843805" calcext:value-type="float">
            <text:p>0.0032989171</text:p>
          </table:table-cell>
          <table:table-cell table:number-columns-repeated="3"/>
          <table:table-cell table:formula="of:=[.C2250]*flaeche" office:value-type="float" office:value="0.002303306" calcext:value-type="float">
            <text:p>0.002303306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5.941906" calcext:value-type="float">
            <text:p>5.941906</text:p>
          </table:table-cell>
          <table:table-cell table:formula="of:=SQRT(POWER(ABS([.A2251]-xpos);2)+POWER(ABS([.B2251]-ypos);2))" office:value-type="float" office:value="0.697961984181087" calcext:value-type="float">
            <text:p>0.6979619842</text:p>
          </table:table-cell>
          <table:table-cell/>
          <table:table-cell table:formula="of:=[.J2251]/[.D2251]" office:value-type="float" office:value="0.00340528919033984" calcext:value-type="float">
            <text:p>0.0034052892</text:p>
          </table:table-cell>
          <table:table-cell table:number-columns-repeated="3"/>
          <table:table-cell table:formula="of:=[.C2251]*flaeche" office:value-type="float" office:value="0.0023767624" calcext:value-type="float">
            <text:p>0.0023767624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6.135978" calcext:value-type="float">
            <text:p>6.135978</text:p>
          </table:table-cell>
          <table:table-cell table:formula="of:=SQRT(POWER(ABS([.A2252]-xpos);2)+POWER(ABS([.B2252]-ypos);2))" office:value-type="float" office:value="0.6983199290311" calcext:value-type="float">
            <text:p>0.698319929</text:p>
          </table:table-cell>
          <table:table-cell/>
          <table:table-cell table:formula="of:=[.J2252]/[.D2252]" office:value-type="float" office:value="0.00351470880031364" calcext:value-type="float">
            <text:p>0.0035147088</text:p>
          </table:table-cell>
          <table:table-cell table:number-columns-repeated="3"/>
          <table:table-cell table:formula="of:=[.C2252]*flaeche" office:value-type="float" office:value="0.0024543912" calcext:value-type="float">
            <text:p>0.0024543912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322885" calcext:value-type="float">
            <text:p>6.322885</text:p>
          </table:table-cell>
          <table:table-cell table:formula="of:=SQRT(POWER(ABS([.A2253]-xpos);2)+POWER(ABS([.B2253]-ypos);2))" office:value-type="float" office:value="0.699273543136018" calcext:value-type="float">
            <text:p>0.6992735431</text:p>
          </table:table-cell>
          <table:table-cell/>
          <table:table-cell table:formula="of:=[.J2253]/[.D2253]" office:value-type="float" office:value="0.00361683067352664" calcext:value-type="float">
            <text:p>0.0036168307</text:p>
          </table:table-cell>
          <table:table-cell table:number-columns-repeated="3"/>
          <table:table-cell table:formula="of:=[.C2253]*flaeche" office:value-type="float" office:value="0.002529154" calcext:value-type="float">
            <text:p>0.002529154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48365" calcext:value-type="float">
            <text:p>6.48365</text:p>
          </table:table-cell>
          <table:table-cell table:formula="of:=SQRT(POWER(ABS([.A2254]-xpos);2)+POWER(ABS([.B2254]-ypos);2))" office:value-type="float" office:value="0.700820394898722" calcext:value-type="float">
            <text:p>0.7008203949</text:p>
          </table:table-cell>
          <table:table-cell/>
          <table:table-cell table:formula="of:=[.J2254]/[.D2254]" office:value-type="float" office:value="0.00370060577414388" calcext:value-type="float">
            <text:p>0.0037006058</text:p>
          </table:table-cell>
          <table:table-cell table:number-columns-repeated="3"/>
          <table:table-cell table:formula="of:=[.C2254]*flaeche" office:value-type="float" office:value="0.00259346" calcext:value-type="float">
            <text:p>0.00259346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600135" calcext:value-type="float">
            <text:p>6.600135</text:p>
          </table:table-cell>
          <table:table-cell table:formula="of:=SQRT(POWER(ABS([.A2255]-xpos);2)+POWER(ABS([.B2255]-ypos);2))" office:value-type="float" office:value="0.702956568082268" calcext:value-type="float">
            <text:p>0.7029565681</text:p>
          </table:table-cell>
          <table:table-cell/>
          <table:table-cell table:formula="of:=[.J2255]/[.D2255]" office:value-type="float" office:value="0.00375564312202433" calcext:value-type="float">
            <text:p>0.0037556431</text:p>
          </table:table-cell>
          <table:table-cell table:number-columns-repeated="3"/>
          <table:table-cell table:formula="of:=[.C2255]*flaeche" office:value-type="float" office:value="0.002640054" calcext:value-type="float">
            <text:p>0.002640054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658049" calcext:value-type="float">
            <text:p>6.658049</text:p>
          </table:table-cell>
          <table:table-cell table:formula="of:=SQRT(POWER(ABS([.A2256]-xpos);2)+POWER(ABS([.B2256]-ypos);2))" office:value-type="float" office:value="0.705676858345943" calcext:value-type="float">
            <text:p>0.7056768583</text:p>
          </table:table-cell>
          <table:table-cell/>
          <table:table-cell table:formula="of:=[.J2256]/[.D2256]" office:value-type="float" office:value="0.00377399310818042" calcext:value-type="float">
            <text:p>0.0037739931</text:p>
          </table:table-cell>
          <table:table-cell table:number-columns-repeated="3"/>
          <table:table-cell table:formula="of:=[.C2256]*flaeche" office:value-type="float" office:value="0.0026632196" calcext:value-type="float">
            <text:p>0.0026632196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650211" calcext:value-type="float">
            <text:p>6.650211</text:p>
          </table:table-cell>
          <table:table-cell table:formula="of:=SQRT(POWER(ABS([.A2257]-xpos);2)+POWER(ABS([.B2257]-ypos);2))" office:value-type="float" office:value="0.708974277235077" calcext:value-type="float">
            <text:p>0.7089742772</text:p>
          </table:table-cell>
          <table:table-cell/>
          <table:table-cell table:formula="of:=[.J2257]/[.D2257]" office:value-type="float" office:value="0.00375201821196397" calcext:value-type="float">
            <text:p>0.0037520182</text:p>
          </table:table-cell>
          <table:table-cell table:number-columns-repeated="3"/>
          <table:table-cell table:formula="of:=[.C2257]*flaeche" office:value-type="float" office:value="0.0026600844" calcext:value-type="float">
            <text:p>0.0026600844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579205" calcext:value-type="float">
            <text:p>6.579205</text:p>
          </table:table-cell>
          <table:table-cell table:formula="of:=SQRT(POWER(ABS([.A2258]-xpos);2)+POWER(ABS([.B2258]-ypos);2))" office:value-type="float" office:value="0.712840933227743" calcext:value-type="float">
            <text:p>0.7128409332</text:p>
          </table:table-cell>
          <table:table-cell/>
          <table:table-cell table:formula="of:=[.J2258]/[.D2258]" office:value-type="float" office:value="0.0036918222247476" calcext:value-type="float">
            <text:p>0.0036918222</text:p>
          </table:table-cell>
          <table:table-cell table:number-columns-repeated="3"/>
          <table:table-cell table:formula="of:=[.C2258]*flaeche" office:value-type="float" office:value="0.002631682" calcext:value-type="float">
            <text:p>0.002631682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45855" calcext:value-type="float">
            <text:p>6.45855</text:p>
          </table:table-cell>
          <table:table-cell table:formula="of:=SQRT(POWER(ABS([.A2259]-xpos);2)+POWER(ABS([.B2259]-ypos);2))" office:value-type="float" office:value="0.717267620429781" calcext:value-type="float">
            <text:p>0.7172676204</text:p>
          </table:table-cell>
          <table:table-cell/>
          <table:table-cell table:formula="of:=[.J2259]/[.D2259]" office:value-type="float" office:value="0.00360175187951749" calcext:value-type="float">
            <text:p>0.0036017519</text:p>
          </table:table-cell>
          <table:table-cell table:number-columns-repeated="3"/>
          <table:table-cell table:formula="of:=[.C2259]*flaeche" office:value-type="float" office:value="0.00258342" calcext:value-type="float">
            <text:p>0.00258342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6.311693" calcext:value-type="float">
            <text:p>6.311693</text:p>
          </table:table-cell>
          <table:table-cell table:formula="of:=SQRT(POWER(ABS([.A2260]-xpos);2)+POWER(ABS([.B2260]-ypos);2))" office:value-type="float" office:value="0.722244041496363" calcext:value-type="float">
            <text:p>0.7222440415</text:p>
          </table:table-cell>
          <table:table-cell/>
          <table:table-cell table:formula="of:=[.J2260]/[.D2260]" office:value-type="float" office:value="0.00349560128563929" calcext:value-type="float">
            <text:p>0.0034956013</text:p>
          </table:table-cell>
          <table:table-cell table:number-columns-repeated="3"/>
          <table:table-cell table:formula="of:=[.C2260]*flaeche" office:value-type="float" office:value="0.0025246772" calcext:value-type="float">
            <text:p>0.0025246772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6.168638" calcext:value-type="float">
            <text:p>6.168638</text:p>
          </table:table-cell>
          <table:table-cell table:formula="of:=SQRT(POWER(ABS([.A2261]-xpos);2)+POWER(ABS([.B2261]-ypos);2))" office:value-type="float" office:value="0.727758919261729" calcext:value-type="float">
            <text:p>0.7277589193</text:p>
          </table:table-cell>
          <table:table-cell/>
          <table:table-cell table:formula="of:=[.J2261]/[.D2261]" office:value-type="float" office:value="0.0033904843138207" calcext:value-type="float">
            <text:p>0.0033904843</text:p>
          </table:table-cell>
          <table:table-cell table:number-columns-repeated="3"/>
          <table:table-cell table:formula="of:=[.C2261]*flaeche" office:value-type="float" office:value="0.0024674552" calcext:value-type="float">
            <text:p>0.0024674552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6.060546" calcext:value-type="float">
            <text:p>6.060546</text:p>
          </table:table-cell>
          <table:table-cell table:formula="of:=SQRT(POWER(ABS([.A2262]-xpos);2)+POWER(ABS([.B2262]-ypos);2))" office:value-type="float" office:value="0.733800422214378" calcext:value-type="float">
            <text:p>0.7338004222</text:p>
          </table:table-cell>
          <table:table-cell/>
          <table:table-cell table:formula="of:=[.J2262]/[.D2262]" office:value-type="float" office:value="0.0033036481400276" calcext:value-type="float">
            <text:p>0.0033036481</text:p>
          </table:table-cell>
          <table:table-cell table:number-columns-repeated="3"/>
          <table:table-cell table:formula="of:=[.C2262]*flaeche" office:value-type="float" office:value="0.0024242184" calcext:value-type="float">
            <text:p>0.0024242184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6.013298" calcext:value-type="float">
            <text:p>6.013298</text:p>
          </table:table-cell>
          <table:table-cell table:formula="of:=SQRT(POWER(ABS([.A2263]-xpos);2)+POWER(ABS([.B2263]-ypos);2))" office:value-type="float" office:value="0.740355073867938" calcext:value-type="float">
            <text:p>0.7403550739</text:p>
          </table:table-cell>
          <table:table-cell/>
          <table:table-cell table:formula="of:=[.J2263]/[.D2263]" office:value-type="float" office:value="0.0032488724463433" calcext:value-type="float">
            <text:p>0.0032488724</text:p>
          </table:table-cell>
          <table:table-cell table:number-columns-repeated="3"/>
          <table:table-cell table:formula="of:=[.C2263]*flaeche" office:value-type="float" office:value="0.0024053192" calcext:value-type="float">
            <text:p>0.0024053192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6.041521" calcext:value-type="float">
            <text:p>6.041521</text:p>
          </table:table-cell>
          <table:table-cell table:formula="of:=SQRT(POWER(ABS([.A2264]-xpos);2)+POWER(ABS([.B2264]-ypos);2))" office:value-type="float" office:value="0.74740964944935" calcext:value-type="float">
            <text:p>0.7474096494</text:p>
          </table:table-cell>
          <table:table-cell/>
          <table:table-cell table:formula="of:=[.J2264]/[.D2264]" office:value-type="float" office:value="0.00323331174782186" calcext:value-type="float">
            <text:p>0.0032333117</text:p>
          </table:table-cell>
          <table:table-cell table:number-columns-repeated="3"/>
          <table:table-cell table:formula="of:=[.C2264]*flaeche" office:value-type="float" office:value="0.0024166084" calcext:value-type="float">
            <text:p>0.0024166084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144722" calcext:value-type="float">
            <text:p>6.144722</text:p>
          </table:table-cell>
          <table:table-cell table:formula="of:=SQRT(POWER(ABS([.A2265]-xpos);2)+POWER(ABS([.B2265]-ypos);2))" office:value-type="float" office:value="0.754950134582411" calcext:value-type="float">
            <text:p>0.7549501346</text:p>
          </table:table-cell>
          <table:table-cell/>
          <table:table-cell table:formula="of:=[.J2265]/[.D2265]" office:value-type="float" office:value="0.00325569688302598" calcext:value-type="float">
            <text:p>0.0032556969</text:p>
          </table:table-cell>
          <table:table-cell table:number-columns-repeated="3"/>
          <table:table-cell table:formula="of:=[.C2265]*flaeche" office:value-type="float" office:value="0.0024578888" calcext:value-type="float">
            <text:p>0.0024578888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306791" calcext:value-type="float">
            <text:p>6.306791</text:p>
          </table:table-cell>
          <table:table-cell table:formula="of:=SQRT(POWER(ABS([.A2266]-xpos);2)+POWER(ABS([.B2266]-ypos);2))" office:value-type="float" office:value="0.762962122421552" calcext:value-type="float">
            <text:p>0.7629621224</text:p>
          </table:table-cell>
          <table:table-cell/>
          <table:table-cell table:formula="of:=[.J2266]/[.D2266]" office:value-type="float" office:value="0.00330647659413706" calcext:value-type="float">
            <text:p>0.0033064766</text:p>
          </table:table-cell>
          <table:table-cell table:number-columns-repeated="3"/>
          <table:table-cell table:formula="of:=[.C2266]*flaeche" office:value-type="float" office:value="0.0025227164" calcext:value-type="float">
            <text:p>0.0025227164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499132" calcext:value-type="float">
            <text:p>6.499132</text:p>
          </table:table-cell>
          <table:table-cell table:formula="of:=SQRT(POWER(ABS([.A2267]-xpos);2)+POWER(ABS([.B2267]-ypos);2))" office:value-type="float" office:value="0.771430922197185" calcext:value-type="float">
            <text:p>0.7714309222</text:p>
          </table:table-cell>
          <table:table-cell/>
          <table:table-cell table:formula="of:=[.J2267]/[.D2267]" office:value-type="float" office:value="0.00336991002719425" calcext:value-type="float">
            <text:p>0.00336991</text:p>
          </table:table-cell>
          <table:table-cell table:number-columns-repeated="3"/>
          <table:table-cell table:formula="of:=[.C2267]*flaeche" office:value-type="float" office:value="0.0025996528" calcext:value-type="float">
            <text:p>0.0025996528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686609" calcext:value-type="float">
            <text:p>6.686609</text:p>
          </table:table-cell>
          <table:table-cell table:formula="of:=SQRT(POWER(ABS([.A2268]-xpos);2)+POWER(ABS([.B2268]-ypos);2))" office:value-type="float" office:value="0.780342108360814" calcext:value-type="float">
            <text:p>0.7803421084</text:p>
          </table:table-cell>
          <table:table-cell/>
          <table:table-cell table:formula="of:=[.J2268]/[.D2268]" office:value-type="float" office:value="0.0034275269415082" calcext:value-type="float">
            <text:p>0.0034275269</text:p>
          </table:table-cell>
          <table:table-cell table:number-columns-repeated="3"/>
          <table:table-cell table:formula="of:=[.C2268]*flaeche" office:value-type="float" office:value="0.0026746436" calcext:value-type="float">
            <text:p>0.0026746436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6.8347" calcext:value-type="float">
            <text:p>6.8347</text:p>
          </table:table-cell>
          <table:table-cell table:formula="of:=SQRT(POWER(ABS([.A2269]-xpos);2)+POWER(ABS([.B2269]-ypos);2))" office:value-type="float" office:value="0.789679846662557" calcext:value-type="float">
            <text:p>0.7896798467</text:p>
          </table:table-cell>
          <table:table-cell/>
          <table:table-cell table:formula="of:=[.J2269]/[.D2269]" office:value-type="float" office:value="0.00346201060031386" calcext:value-type="float">
            <text:p>0.0034620106</text:p>
          </table:table-cell>
          <table:table-cell table:number-columns-repeated="3"/>
          <table:table-cell table:formula="of:=[.C2269]*flaeche" office:value-type="float" office:value="0.00273388" calcext:value-type="float">
            <text:p>0.00273388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6.916199" calcext:value-type="float">
            <text:p>6.916199</text:p>
          </table:table-cell>
          <table:table-cell table:formula="of:=SQRT(POWER(ABS([.A2270]-xpos);2)+POWER(ABS([.B2270]-ypos);2))" office:value-type="float" office:value="0.79942960121389" calcext:value-type="float">
            <text:p>0.7994296012</text:p>
          </table:table-cell>
          <table:table-cell/>
          <table:table-cell table:formula="of:=[.J2270]/[.D2270]" office:value-type="float" office:value="0.00346056687893374" calcext:value-type="float">
            <text:p>0.0034605669</text:p>
          </table:table-cell>
          <table:table-cell table:number-columns-repeated="3"/>
          <table:table-cell table:formula="of:=[.C2270]*flaeche" office:value-type="float" office:value="0.0027664796" calcext:value-type="float">
            <text:p>0.0027664796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6.916199" calcext:value-type="float">
            <text:p>6.916199</text:p>
          </table:table-cell>
          <table:table-cell table:formula="of:=SQRT(POWER(ABS([.A2271]-xpos);2)+POWER(ABS([.B2271]-ypos);2))" office:value-type="float" office:value="0.809576486378526" calcext:value-type="float">
            <text:p>0.8095764864</text:p>
          </table:table-cell>
          <table:table-cell/>
          <table:table-cell table:formula="of:=[.J2271]/[.D2271]" office:value-type="float" office:value="0.00341719361486804" calcext:value-type="float">
            <text:p>0.0034171936</text:p>
          </table:table-cell>
          <table:table-cell table:number-columns-repeated="3"/>
          <table:table-cell table:formula="of:=[.C2271]*flaeche" office:value-type="float" office:value="0.0027664796" calcext:value-type="float">
            <text:p>0.0027664796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6.8347" calcext:value-type="float">
            <text:p>6.8347</text:p>
          </table:table-cell>
          <table:table-cell table:formula="of:=SQRT(POWER(ABS([.A2272]-xpos);2)+POWER(ABS([.B2272]-ypos);2))" office:value-type="float" office:value="0.82010576160944" calcext:value-type="float">
            <text:p>0.8201057616</text:p>
          </table:table-cell>
          <table:table-cell/>
          <table:table-cell table:formula="of:=[.J2272]/[.D2272]" office:value-type="float" office:value="0.00333357004422798" calcext:value-type="float">
            <text:p>0.00333357</text:p>
          </table:table-cell>
          <table:table-cell table:number-columns-repeated="3"/>
          <table:table-cell table:formula="of:=[.C2272]*flaeche" office:value-type="float" office:value="0.00273388" calcext:value-type="float">
            <text:p>0.00273388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686609" calcext:value-type="float">
            <text:p>6.686609</text:p>
          </table:table-cell>
          <table:table-cell table:formula="of:=SQRT(POWER(ABS([.A2273]-xpos);2)+POWER(ABS([.B2273]-ypos);2))" office:value-type="float" office:value="0.831002891740456" calcext:value-type="float">
            <text:p>0.8310028917</text:p>
          </table:table-cell>
          <table:table-cell/>
          <table:table-cell table:formula="of:=[.J2273]/[.D2273]" office:value-type="float" office:value="0.00321857315610324" calcext:value-type="float">
            <text:p>0.0032185732</text:p>
          </table:table-cell>
          <table:table-cell table:number-columns-repeated="3"/>
          <table:table-cell table:formula="of:=[.C2273]*flaeche" office:value-type="float" office:value="0.0026746436" calcext:value-type="float">
            <text:p>0.0026746436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499132" calcext:value-type="float">
            <text:p>6.499132</text:p>
          </table:table-cell>
          <table:table-cell table:formula="of:=SQRT(POWER(ABS([.A2274]-xpos);2)+POWER(ABS([.B2274]-ypos);2))" office:value-type="float" office:value="0.84225415862553" calcext:value-type="float">
            <text:p>0.8422541586</text:p>
          </table:table-cell>
          <table:table-cell/>
          <table:table-cell table:formula="of:=[.J2274]/[.D2274]" office:value-type="float" office:value="0.00308654195812148" calcext:value-type="float">
            <text:p>0.003086542</text:p>
          </table:table-cell>
          <table:table-cell table:number-columns-repeated="3"/>
          <table:table-cell table:formula="of:=[.C2274]*flaeche" office:value-type="float" office:value="0.0025996528" calcext:value-type="float">
            <text:p>0.0025996528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306791" calcext:value-type="float">
            <text:p>6.306791</text:p>
          </table:table-cell>
          <table:table-cell table:formula="of:=SQRT(POWER(ABS([.A2275]-xpos);2)+POWER(ABS([.B2275]-ypos);2))" office:value-type="float" office:value="0.853844482473243" calcext:value-type="float">
            <text:p>0.8538444825</text:p>
          </table:table-cell>
          <table:table-cell/>
          <table:table-cell table:formula="of:=[.J2275]/[.D2275]" office:value-type="float" office:value="0.0029545385041228" calcext:value-type="float">
            <text:p>0.0029545385</text:p>
          </table:table-cell>
          <table:table-cell table:number-columns-repeated="3"/>
          <table:table-cell table:formula="of:=[.C2275]*flaeche" office:value-type="float" office:value="0.0025227164" calcext:value-type="float">
            <text:p>0.0025227164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144722" calcext:value-type="float">
            <text:p>6.144722</text:p>
          </table:table-cell>
          <table:table-cell table:formula="of:=SQRT(POWER(ABS([.A2276]-xpos);2)+POWER(ABS([.B2276]-ypos);2))" office:value-type="float" office:value="0.865760767017079" calcext:value-type="float">
            <text:p>0.865760767</text:p>
          </table:table-cell>
          <table:table-cell/>
          <table:table-cell table:formula="of:=[.J2276]/[.D2276]" office:value-type="float" office:value="0.00283899304939457" calcext:value-type="float">
            <text:p>0.002838993</text:p>
          </table:table-cell>
          <table:table-cell table:number-columns-repeated="3"/>
          <table:table-cell table:formula="of:=[.C2276]*flaeche" office:value-type="float" office:value="0.0024578888" calcext:value-type="float">
            <text:p>0.0024578888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6.041521" calcext:value-type="float">
            <text:p>6.041521</text:p>
          </table:table-cell>
          <table:table-cell table:formula="of:=SQRT(POWER(ABS([.A2277]-xpos);2)+POWER(ABS([.B2277]-ypos);2))" office:value-type="float" office:value="0.877989740310216" calcext:value-type="float">
            <text:p>0.8779897403</text:p>
          </table:table-cell>
          <table:table-cell/>
          <table:table-cell table:formula="of:=[.J2277]/[.D2277]" office:value-type="float" office:value="0.00275243352974279" calcext:value-type="float">
            <text:p>0.0027524335</text:p>
          </table:table-cell>
          <table:table-cell table:number-columns-repeated="3"/>
          <table:table-cell table:formula="of:=[.C2277]*flaeche" office:value-type="float" office:value="0.0024166084" calcext:value-type="float">
            <text:p>0.0024166084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6.013298" calcext:value-type="float">
            <text:p>6.013298</text:p>
          </table:table-cell>
          <table:table-cell table:formula="of:=SQRT(POWER(ABS([.A2278]-xpos);2)+POWER(ABS([.B2278]-ypos);2))" office:value-type="float" office:value="0.890518520527226" calcext:value-type="float">
            <text:p>0.8905185205</text:p>
          </table:table-cell>
          <table:table-cell/>
          <table:table-cell table:formula="of:=[.J2278]/[.D2278]" office:value-type="float" office:value="0.00270103220152675" calcext:value-type="float">
            <text:p>0.0027010322</text:p>
          </table:table-cell>
          <table:table-cell table:number-columns-repeated="3"/>
          <table:table-cell table:formula="of:=[.C2278]*flaeche" office:value-type="float" office:value="0.0024053192" calcext:value-type="float">
            <text:p>0.0024053192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6.060546" calcext:value-type="float">
            <text:p>6.060546</text:p>
          </table:table-cell>
          <table:table-cell table:formula="of:=SQRT(POWER(ABS([.A2279]-xpos);2)+POWER(ABS([.B2279]-ypos);2))" office:value-type="float" office:value="0.903334633257244" calcext:value-type="float">
            <text:p>0.9033346333</text:p>
          </table:table-cell>
          <table:table-cell/>
          <table:table-cell table:formula="of:=[.J2279]/[.D2279]" office:value-type="float" office:value="0.0026836327433376" calcext:value-type="float">
            <text:p>0.0026836327</text:p>
          </table:table-cell>
          <table:table-cell table:number-columns-repeated="3"/>
          <table:table-cell table:formula="of:=[.C2279]*flaeche" office:value-type="float" office:value="0.0024242184" calcext:value-type="float">
            <text:p>0.0024242184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6.168638" calcext:value-type="float">
            <text:p>6.168638</text:p>
          </table:table-cell>
          <table:table-cell table:formula="of:=SQRT(POWER(ABS([.A2280]-xpos);2)+POWER(ABS([.B2280]-ypos);2))" office:value-type="float" office:value="0.916426671679191" calcext:value-type="float">
            <text:p>0.9164266717</text:p>
          </table:table-cell>
          <table:table-cell/>
          <table:table-cell table:formula="of:=[.J2280]/[.D2280]" office:value-type="float" office:value="0.00269247423307619" calcext:value-type="float">
            <text:p>0.0026924742</text:p>
          </table:table-cell>
          <table:table-cell table:number-columns-repeated="3"/>
          <table:table-cell table:formula="of:=[.C2280]*flaeche" office:value-type="float" office:value="0.0024674552" calcext:value-type="float">
            <text:p>0.0024674552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6.311693" calcext:value-type="float">
            <text:p>6.311693</text:p>
          </table:table-cell>
          <table:table-cell table:formula="of:=SQRT(POWER(ABS([.A2281]-xpos);2)+POWER(ABS([.B2281]-ypos);2))" office:value-type="float" office:value="0.929781724641327" calcext:value-type="float">
            <text:p>0.9297817246</text:p>
          </table:table-cell>
          <table:table-cell/>
          <table:table-cell table:formula="of:=[.J2281]/[.D2281]" office:value-type="float" office:value="0.0027153439706227" calcext:value-type="float">
            <text:p>0.002715344</text:p>
          </table:table-cell>
          <table:table-cell table:number-columns-repeated="3"/>
          <table:table-cell table:formula="of:=[.C2281]*flaeche" office:value-type="float" office:value="0.0025246772" calcext:value-type="float">
            <text:p>0.0025246772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45855" calcext:value-type="float">
            <text:p>6.45855</text:p>
          </table:table-cell>
          <table:table-cell table:formula="of:=SQRT(POWER(ABS([.A2282]-xpos);2)+POWER(ABS([.B2282]-ypos);2))" office:value-type="float" office:value="0.943389230019614" calcext:value-type="float">
            <text:p>0.94338923</text:p>
          </table:table-cell>
          <table:table-cell/>
          <table:table-cell table:formula="of:=[.J2282]/[.D2282]" office:value-type="float" office:value="0.00273844550880265" calcext:value-type="float">
            <text:p>0.0027384455</text:p>
          </table:table-cell>
          <table:table-cell table:number-columns-repeated="3"/>
          <table:table-cell table:formula="of:=[.C2282]*flaeche" office:value-type="float" office:value="0.00258342" calcext:value-type="float">
            <text:p>0.00258342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579205" calcext:value-type="float">
            <text:p>6.579205</text:p>
          </table:table-cell>
          <table:table-cell table:formula="of:=SQRT(POWER(ABS([.A2283]-xpos);2)+POWER(ABS([.B2283]-ypos);2))" office:value-type="float" office:value="0.957238421755521" calcext:value-type="float">
            <text:p>0.9572384218</text:p>
          </table:table-cell>
          <table:table-cell/>
          <table:table-cell table:formula="of:=[.J2283]/[.D2283]" office:value-type="float" office:value="0.00274924401297395" calcext:value-type="float">
            <text:p>0.002749244</text:p>
          </table:table-cell>
          <table:table-cell table:number-columns-repeated="3"/>
          <table:table-cell table:formula="of:=[.C2283]*flaeche" office:value-type="float" office:value="0.002631682" calcext:value-type="float">
            <text:p>0.002631682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650211" calcext:value-type="float">
            <text:p>6.650211</text:p>
          </table:table-cell>
          <table:table-cell table:formula="of:=SQRT(POWER(ABS([.A2284]-xpos);2)+POWER(ABS([.B2284]-ypos);2))" office:value-type="float" office:value="0.971318961917762" calcext:value-type="float">
            <text:p>0.9713189619</text:p>
          </table:table-cell>
          <table:table-cell/>
          <table:table-cell table:formula="of:=[.J2284]/[.D2284]" office:value-type="float" office:value="0.00273863118531935" calcext:value-type="float">
            <text:p>0.0027386312</text:p>
          </table:table-cell>
          <table:table-cell table:number-columns-repeated="3"/>
          <table:table-cell table:formula="of:=[.C2284]*flaeche" office:value-type="float" office:value="0.0026600844" calcext:value-type="float">
            <text:p>0.0026600844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658049" calcext:value-type="float">
            <text:p>6.658049</text:p>
          </table:table-cell>
          <table:table-cell table:formula="of:=SQRT(POWER(ABS([.A2285]-xpos);2)+POWER(ABS([.B2285]-ypos);2))" office:value-type="float" office:value="0.985620935453889" calcext:value-type="float">
            <text:p>0.9856209355</text:p>
          </table:table-cell>
          <table:table-cell/>
          <table:table-cell table:formula="of:=[.J2285]/[.D2285]" office:value-type="float" office:value="0.00270207288035492" calcext:value-type="float">
            <text:p>0.0027020729</text:p>
          </table:table-cell>
          <table:table-cell table:number-columns-repeated="3"/>
          <table:table-cell table:formula="of:=[.C2285]*flaeche" office:value-type="float" office:value="0.0026632196" calcext:value-type="float">
            <text:p>0.0026632196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600135" calcext:value-type="float">
            <text:p>6.600135</text:p>
          </table:table-cell>
          <table:table-cell table:formula="of:=SQRT(POWER(ABS([.A2286]-xpos);2)+POWER(ABS([.B2286]-ypos);2))" office:value-type="float" office:value="1.00013555911686" calcext:value-type="float">
            <text:p>1.0001355591</text:p>
          </table:table-cell>
          <table:table-cell/>
          <table:table-cell table:formula="of:=[.J2286]/[.D2286]" office:value-type="float" office:value="0.00263969616511907" calcext:value-type="float">
            <text:p>0.0026396962</text:p>
          </table:table-cell>
          <table:table-cell table:number-columns-repeated="3"/>
          <table:table-cell table:formula="of:=[.C2286]*flaeche" office:value-type="float" office:value="0.002640054" calcext:value-type="float">
            <text:p>0.002640054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48365" calcext:value-type="float">
            <text:p>6.48365</text:p>
          </table:table-cell>
          <table:table-cell table:formula="of:=SQRT(POWER(ABS([.A2287]-xpos);2)+POWER(ABS([.B2287]-ypos);2))" office:value-type="float" office:value="1.01485231728858" calcext:value-type="float">
            <text:p>1.0148523173</text:p>
          </table:table-cell>
          <table:table-cell/>
          <table:table-cell table:formula="of:=[.J2287]/[.D2287]" office:value-type="float" office:value="0.00255550483141138" calcext:value-type="float">
            <text:p>0.0025555048</text:p>
          </table:table-cell>
          <table:table-cell table:number-columns-repeated="3"/>
          <table:table-cell table:formula="of:=[.C2287]*flaeche" office:value-type="float" office:value="0.00259346" calcext:value-type="float">
            <text:p>0.00259346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322885" calcext:value-type="float">
            <text:p>6.322885</text:p>
          </table:table-cell>
          <table:table-cell table:formula="of:=SQRT(POWER(ABS([.A2288]-xpos);2)+POWER(ABS([.B2288]-ypos);2))" office:value-type="float" office:value="1.02976321944902" calcext:value-type="float">
            <text:p>1.0297632194</text:p>
          </table:table-cell>
          <table:table-cell/>
          <table:table-cell table:formula="of:=[.J2288]/[.D2288]" office:value-type="float" office:value="0.00245605392796341" calcext:value-type="float">
            <text:p>0.0024560539</text:p>
          </table:table-cell>
          <table:table-cell table:number-columns-repeated="3"/>
          <table:table-cell table:formula="of:=[.C2288]*flaeche" office:value-type="float" office:value="0.002529154" calcext:value-type="float">
            <text:p>0.002529154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6.135978" calcext:value-type="float">
            <text:p>6.135978</text:p>
          </table:table-cell>
          <table:table-cell table:formula="of:=SQRT(POWER(ABS([.A2289]-xpos);2)+POWER(ABS([.B2289]-ypos);2))" office:value-type="float" office:value="1.04485995390866" calcext:value-type="float">
            <text:p>1.0448599539</text:p>
          </table:table-cell>
          <table:table-cell/>
          <table:table-cell table:formula="of:=[.J2289]/[.D2289]" office:value-type="float" office:value="0.00234901451703504" calcext:value-type="float">
            <text:p>0.0023490145</text:p>
          </table:table-cell>
          <table:table-cell table:number-columns-repeated="3"/>
          <table:table-cell table:formula="of:=[.C2289]*flaeche" office:value-type="float" office:value="0.0024543912" calcext:value-type="float">
            <text:p>0.00245439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897959" calcext:value-type="float">
            <text:p>0.897959</text:p>
          </table:table-cell>
          <table:table-cell office:value-type="float" office:value="5.941906" calcext:value-type="float">
            <text:p>5.941906</text:p>
          </table:table-cell>
          <table:table-cell table:formula="of:=SQRT(POWER(ABS([.A2290]-xpos);2)+POWER(ABS([.B2290]-ypos);2))" office:value-type="float" office:value="1.06013458172159" calcext:value-type="float">
            <text:p>1.0601345817</text:p>
          </table:table-cell>
          <table:table-cell/>
          <table:table-cell table:formula="of:=[.J2290]/[.D2290]" office:value-type="float" office:value="0.00224194403331349" calcext:value-type="float">
            <text:p>0.002241944</text:p>
          </table:table-cell>
          <table:table-cell table:number-columns-repeated="3"/>
          <table:table-cell table:formula="of:=[.C2290]*flaeche" office:value-type="float" office:value="0.0023767624" calcext:value-type="float">
            <text:p>0.0023767624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758265" calcext:value-type="float">
            <text:p>5.758265</text:p>
          </table:table-cell>
          <table:table-cell table:formula="of:=SQRT(POWER(ABS([.A2291]-xpos);2)+POWER(ABS([.B2291]-ypos);2))" office:value-type="float" office:value="1.07557952396371" calcext:value-type="float">
            <text:p>1.075579524</text:p>
          </table:table-cell>
          <table:table-cell/>
          <table:table-cell table:formula="of:=[.J2291]/[.D2291]" office:value-type="float" office:value="0.00214145579074608" calcext:value-type="float">
            <text:p>0.0021414558</text:p>
          </table:table-cell>
          <table:table-cell table:number-columns-repeated="3"/>
          <table:table-cell table:formula="of:=[.C2291]*flaeche" office:value-type="float" office:value="0.002303306" calcext:value-type="float">
            <text:p>0.002303306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599961" calcext:value-type="float">
            <text:p>5.599961</text:p>
          </table:table-cell>
          <table:table-cell table:formula="of:=SQRT(POWER(ABS([.A2292]-xpos);2)+POWER(ABS([.B2292]-ypos);2))" office:value-type="float" office:value="1.09118831732062" calcext:value-type="float">
            <text:p>1.0911883173</text:p>
          </table:table-cell>
          <table:table-cell/>
          <table:table-cell table:formula="of:=[.J2292]/[.D2292]" office:value-type="float" office:value="0.00205279360532398" calcext:value-type="float">
            <text:p>0.0020527936</text:p>
          </table:table-cell>
          <table:table-cell table:number-columns-repeated="3"/>
          <table:table-cell table:formula="of:=[.C2292]*flaeche" office:value-type="float" office:value="0.0022399844" calcext:value-type="float">
            <text:p>0.0022399844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478647" calcext:value-type="float">
            <text:p>5.478647</text:p>
          </table:table-cell>
          <table:table-cell table:formula="of:=SQRT(POWER(ABS([.A2293]-xpos);2)+POWER(ABS([.B2293]-ypos);2))" office:value-type="float" office:value="1.10695253355191" calcext:value-type="float">
            <text:p>1.1069525336</text:p>
          </table:table-cell>
          <table:table-cell/>
          <table:table-cell table:formula="of:=[.J2293]/[.D2293]" office:value-type="float" office:value="0.00197972246648029" calcext:value-type="float">
            <text:p>0.0019797225</text:p>
          </table:table-cell>
          <table:table-cell table:number-columns-repeated="3"/>
          <table:table-cell table:formula="of:=[.C2293]*flaeche" office:value-type="float" office:value="0.0021914588" calcext:value-type="float">
            <text:p>0.0021914588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402584" calcext:value-type="float">
            <text:p>5.402584</text:p>
          </table:table-cell>
          <table:table-cell table:formula="of:=SQRT(POWER(ABS([.A2294]-xpos);2)+POWER(ABS([.B2294]-ypos);2))" office:value-type="float" office:value="1.12286635542481" calcext:value-type="float">
            <text:p>1.1228663554</text:p>
          </table:table-cell>
          <table:table-cell/>
          <table:table-cell table:formula="of:=[.J2294]/[.D2294]" office:value-type="float" office:value="0.00192456884077039" calcext:value-type="float">
            <text:p>0.0019245688</text:p>
          </table:table-cell>
          <table:table-cell table:number-columns-repeated="3"/>
          <table:table-cell table:formula="of:=[.C2294]*flaeche" office:value-type="float" office:value="0.0021610336" calcext:value-type="float">
            <text:p>0.0021610336</text:p>
          </table:table-cell>
          <table:table-cell table:number-columns-repeated="6"/>
        </table:table-row>
        <table:table-row table:style-name="ro1">
          <table:table-cell office:value-type="float" office:value="0.897959" calcext:value-type="float">
            <text:p>0.897959</text:p>
          </table:table-cell>
          <table:table-cell office:value-type="float" office:value="1" calcext:value-type="float">
            <text:p>1</text:p>
          </table:table-cell>
          <table:table-cell office:value-type="float" office:value="5.376687" calcext:value-type="float">
            <text:p>5.376687</text:p>
          </table:table-cell>
          <table:table-cell table:formula="of:=SQRT(POWER(ABS([.A2295]-xpos);2)+POWER(ABS([.B2295]-ypos);2))" office:value-type="float" office:value="1.13892351177812" calcext:value-type="float">
            <text:p>1.1389235118</text:p>
          </table:table-cell>
          <table:table-cell/>
          <table:table-cell table:formula="of:=[.J2295]/[.D2295]" office:value-type="float" office:value="0.00188833997872457" calcext:value-type="float">
            <text:p>0.00188834</text:p>
          </table:table-cell>
          <table:table-cell table:number-columns-repeated="3"/>
          <table:table-cell table:formula="of:=[.C2295]*flaeche" office:value-type="float" office:value="0.0021506748" calcext:value-type="float">
            <text:p>0.002150674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2296]-xpos);2)+POWER(ABS([.B2296]-ypos);2))" office:value-type="float" office:value="0.223606797749979" calcext:value-type="float">
            <text:p>0.2236067977</text:p>
          </table:table-cell>
          <table:table-cell/>
          <table:table-cell table:formula="of:=[.J2296]/[.D2296]" office:value-type="float" office:value="0" calcext:value-type="float">
            <text:p>0</text:p>
          </table:table-cell>
          <table:table-cell table:number-columns-repeated="3"/>
          <table:table-cell table:formula="of:=[.C2296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" calcext:value-type="float">
            <text:p>0</text:p>
          </table:table-cell>
          <table:table-cell office:value-type="float" office:value="5.238605" calcext:value-type="float">
            <text:p>5.238605</text:p>
          </table:table-cell>
          <table:table-cell table:formula="of:=SQRT(POWER(ABS([.A2297]-xpos);2)+POWER(ABS([.B2297]-ypos);2))" office:value-type="float" office:value="0.725293834724245" calcext:value-type="float">
            <text:p>0.7252938347</text:p>
          </table:table-cell>
          <table:table-cell/>
          <table:table-cell table:formula="of:=[.J2297]/[.D2297]" office:value-type="float" office:value="0.00288909390881102" calcext:value-type="float">
            <text:p>0.0028890939</text:p>
          </table:table-cell>
          <table:table-cell table:number-columns-repeated="3"/>
          <table:table-cell table:formula="of:=[.C2297]*flaeche" office:value-type="float" office:value="0.002095442" calcext:value-type="float">
            <text:p>0.002095442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261977" calcext:value-type="float">
            <text:p>5.261977</text:p>
          </table:table-cell>
          <table:table-cell table:formula="of:=SQRT(POWER(ABS([.A2298]-xpos);2)+POWER(ABS([.B2298]-ypos);2))" office:value-type="float" office:value="0.722762777924403" calcext:value-type="float">
            <text:p>0.7227627779</text:p>
          </table:table-cell>
          <table:table-cell/>
          <table:table-cell table:formula="of:=[.J2298]/[.D2298]" office:value-type="float" office:value="0.0029121460931406" calcext:value-type="float">
            <text:p>0.0029121461</text:p>
          </table:table-cell>
          <table:table-cell table:number-columns-repeated="3"/>
          <table:table-cell table:formula="of:=[.C2298]*flaeche" office:value-type="float" office:value="0.0021047908" calcext:value-type="float">
            <text:p>0.0021047908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330876" calcext:value-type="float">
            <text:p>5.330876</text:p>
          </table:table-cell>
          <table:table-cell table:formula="of:=SQRT(POWER(ABS([.A2299]-xpos);2)+POWER(ABS([.B2299]-ypos);2))" office:value-type="float" office:value="0.720800868856996" calcext:value-type="float">
            <text:p>0.7208008689</text:p>
          </table:table-cell>
          <table:table-cell/>
          <table:table-cell table:formula="of:=[.J2299]/[.D2299]" office:value-type="float" office:value="0.00295830719985307" calcext:value-type="float">
            <text:p>0.0029583072</text:p>
          </table:table-cell>
          <table:table-cell table:number-columns-repeated="3"/>
          <table:table-cell table:formula="of:=[.C2299]*flaeche" office:value-type="float" office:value="0.0021323504" calcext:value-type="float">
            <text:p>0.0021323504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441529" calcext:value-type="float">
            <text:p>5.441529</text:p>
          </table:table-cell>
          <table:table-cell table:formula="of:=SQRT(POWER(ABS([.A2300]-xpos);2)+POWER(ABS([.B2300]-ypos);2))" office:value-type="float" office:value="0.71941276390192" calcext:value-type="float">
            <text:p>0.7194127639</text:p>
          </table:table-cell>
          <table:table-cell/>
          <table:table-cell table:formula="of:=[.J2300]/[.D2300]" office:value-type="float" office:value="0.00302553931375166" calcext:value-type="float">
            <text:p>0.0030255393</text:p>
          </table:table-cell>
          <table:table-cell table:number-columns-repeated="3"/>
          <table:table-cell table:formula="of:=[.C2300]*flaeche" office:value-type="float" office:value="0.0021766116" calcext:value-type="float">
            <text:p>0.002176611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58729" calcext:value-type="float">
            <text:p>5.58729</text:p>
          </table:table-cell>
          <table:table-cell table:formula="of:=SQRT(POWER(ABS([.A2301]-xpos);2)+POWER(ABS([.B2301]-ypos);2))" office:value-type="float" office:value="0.718601762715623" calcext:value-type="float">
            <text:p>0.7186017627</text:p>
          </table:table-cell>
          <table:table-cell/>
          <table:table-cell table:formula="of:=[.J2301]/[.D2301]" office:value-type="float" office:value="0.00311008978262754" calcext:value-type="float">
            <text:p>0.0031100898</text:p>
          </table:table-cell>
          <table:table-cell table:number-columns-repeated="3"/>
          <table:table-cell table:formula="of:=[.C2301]*flaeche" office:value-type="float" office:value="0.002234916" calcext:value-type="float">
            <text:p>0.00223491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5.758265" calcext:value-type="float">
            <text:p>5.758265</text:p>
          </table:table-cell>
          <table:table-cell table:formula="of:=SQRT(POWER(ABS([.A2302]-xpos);2)+POWER(ABS([.B2302]-ypos);2))" office:value-type="float" office:value="0.7183698994042" calcext:value-type="float">
            <text:p>0.7183698994</text:p>
          </table:table-cell>
          <table:table-cell/>
          <table:table-cell table:formula="of:=[.J2302]/[.D2302]" office:value-type="float" office:value="0.00320629525528605" calcext:value-type="float">
            <text:p>0.0032062953</text:p>
          </table:table-cell>
          <table:table-cell table:number-columns-repeated="3"/>
          <table:table-cell table:formula="of:=[.C2302]*flaeche" office:value-type="float" office:value="0.002303306" calcext:value-type="float">
            <text:p>0.00230330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5.941132" calcext:value-type="float">
            <text:p>5.941132</text:p>
          </table:table-cell>
          <table:table-cell table:formula="of:=SQRT(POWER(ABS([.A2303]-xpos);2)+POWER(ABS([.B2303]-ypos);2))" office:value-type="float" office:value="0.718717680518575" calcext:value-type="float">
            <text:p>0.7187176805</text:p>
          </table:table-cell>
          <table:table-cell/>
          <table:table-cell table:formula="of:=[.J2303]/[.D2303]" office:value-type="float" office:value="0.00330651779469975" calcext:value-type="float">
            <text:p>0.0033065178</text:p>
          </table:table-cell>
          <table:table-cell table:number-columns-repeated="3"/>
          <table:table-cell table:formula="of:=[.C2303]*flaeche" office:value-type="float" office:value="0.0023764528" calcext:value-type="float">
            <text:p>0.0023764528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6.119499" calcext:value-type="float">
            <text:p>6.119499</text:p>
          </table:table-cell>
          <table:table-cell table:formula="of:=SQRT(POWER(ABS([.A2304]-xpos);2)+POWER(ABS([.B2304]-ypos);2))" office:value-type="float" office:value="0.719644265688264" calcext:value-type="float">
            <text:p>0.7196442657</text:p>
          </table:table-cell>
          <table:table-cell/>
          <table:table-cell table:formula="of:=[.J2304]/[.D2304]" office:value-type="float" office:value="0.0034014022159392" calcext:value-type="float">
            <text:p>0.0034014022</text:p>
          </table:table-cell>
          <table:table-cell table:number-columns-repeated="3"/>
          <table:table-cell table:formula="of:=[.C2304]*flaeche" office:value-type="float" office:value="0.0024477996" calcext:value-type="float">
            <text:p>0.002447799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275134" calcext:value-type="float">
            <text:p>6.275134</text:p>
          </table:table-cell>
          <table:table-cell table:formula="of:=SQRT(POWER(ABS([.A2305]-xpos);2)+POWER(ABS([.B2305]-ypos);2))" office:value-type="float" office:value="0.721147423842032" calcext:value-type="float">
            <text:p>0.7211474238</text:p>
          </table:table-cell>
          <table:table-cell/>
          <table:table-cell table:formula="of:=[.J2305]/[.D2305]" office:value-type="float" office:value="0.00348063865586217" calcext:value-type="float">
            <text:p>0.0034806387</text:p>
          </table:table-cell>
          <table:table-cell table:number-columns-repeated="3"/>
          <table:table-cell table:formula="of:=[.C2305]*flaeche" office:value-type="float" office:value="0.0025100536" calcext:value-type="float">
            <text:p>0.002510053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390234" calcext:value-type="float">
            <text:p>6.390234</text:p>
          </table:table-cell>
          <table:table-cell table:formula="of:=SQRT(POWER(ABS([.A2306]-xpos);2)+POWER(ABS([.B2306]-ypos);2))" office:value-type="float" office:value="0.723223559916296" calcext:value-type="float">
            <text:p>0.7232235599</text:p>
          </table:table-cell>
          <table:table-cell/>
          <table:table-cell table:formula="of:=[.J2306]/[.D2306]" office:value-type="float" office:value="0.00353430632195643" calcext:value-type="float">
            <text:p>0.0035343063</text:p>
          </table:table-cell>
          <table:table-cell table:number-columns-repeated="3"/>
          <table:table-cell table:formula="of:=[.C2306]*flaeche" office:value-type="float" office:value="0.0025560936" calcext:value-type="float">
            <text:p>0.002556093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450557" calcext:value-type="float">
            <text:p>6.450557</text:p>
          </table:table-cell>
          <table:table-cell table:formula="of:=SQRT(POWER(ABS([.A2307]-xpos);2)+POWER(ABS([.B2307]-ypos);2))" office:value-type="float" office:value="0.725867900800828" calcext:value-type="float">
            <text:p>0.7258679008</text:p>
          </table:table-cell>
          <table:table-cell/>
          <table:table-cell table:formula="of:=[.J2307]/[.D2307]" office:value-type="float" office:value="0.00355467268514467" calcext:value-type="float">
            <text:p>0.0035546727</text:p>
          </table:table-cell>
          <table:table-cell table:number-columns-repeated="3"/>
          <table:table-cell table:formula="of:=[.C2307]*flaeche" office:value-type="float" office:value="0.0025802228" calcext:value-type="float">
            <text:p>0.0025802228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448819" calcext:value-type="float">
            <text:p>6.448819</text:p>
          </table:table-cell>
          <table:table-cell table:formula="of:=SQRT(POWER(ABS([.A2308]-xpos);2)+POWER(ABS([.B2308]-ypos);2))" office:value-type="float" office:value="0.729074006386869" calcext:value-type="float">
            <text:p>0.7290740064</text:p>
          </table:table-cell>
          <table:table-cell/>
          <table:table-cell table:formula="of:=[.J2308]/[.D2308]" office:value-type="float" office:value="0.00353808746081015" calcext:value-type="float">
            <text:p>0.0035380875</text:p>
          </table:table-cell>
          <table:table-cell table:number-columns-repeated="3"/>
          <table:table-cell table:formula="of:=[.C2308]*flaeche" office:value-type="float" office:value="0.0025795276" calcext:value-type="float">
            <text:p>0.002579527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38748" calcext:value-type="float">
            <text:p>6.38748</text:p>
          </table:table-cell>
          <table:table-cell table:formula="of:=SQRT(POWER(ABS([.A2309]-xpos);2)+POWER(ABS([.B2309]-ypos);2))" office:value-type="float" office:value="0.732834617832018" calcext:value-type="float">
            <text:p>0.7328346178</text:p>
          </table:table-cell>
          <table:table-cell/>
          <table:table-cell table:formula="of:=[.J2309]/[.D2309]" office:value-type="float" office:value="0.00348645101886502" calcext:value-type="float">
            <text:p>0.003486451</text:p>
          </table:table-cell>
          <table:table-cell table:number-columns-repeated="3"/>
          <table:table-cell table:formula="of:=[.C2309]*flaeche" office:value-type="float" office:value="0.002554992" calcext:value-type="float">
            <text:p>0.002554992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280029" calcext:value-type="float">
            <text:p>6.280029</text:p>
          </table:table-cell>
          <table:table-cell table:formula="of:=SQRT(POWER(ABS([.A2310]-xpos);2)+POWER(ABS([.B2310]-ypos);2))" office:value-type="float" office:value="0.737141248557561" calcext:value-type="float">
            <text:p>0.7371412486</text:p>
          </table:table-cell>
          <table:table-cell/>
          <table:table-cell table:formula="of:=[.J2310]/[.D2310]" office:value-type="float" office:value="0.00340777511082918" calcext:value-type="float">
            <text:p>0.0034077751</text:p>
          </table:table-cell>
          <table:table-cell table:number-columns-repeated="3"/>
          <table:table-cell table:formula="of:=[.C2310]*flaeche" office:value-type="float" office:value="0.0025120116" calcext:value-type="float">
            <text:p>0.002512011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6.150089" calcext:value-type="float">
            <text:p>6.150089</text:p>
          </table:table-cell>
          <table:table-cell table:formula="of:=SQRT(POWER(ABS([.A2311]-xpos);2)+POWER(ABS([.B2311]-ypos);2))" office:value-type="float" office:value="0.74198439099822" calcext:value-type="float">
            <text:p>0.741984391</text:p>
          </table:table-cell>
          <table:table-cell/>
          <table:table-cell table:formula="of:=[.J2311]/[.D2311]" office:value-type="float" office:value="0.00331548160560415" calcext:value-type="float">
            <text:p>0.0033154816</text:p>
          </table:table-cell>
          <table:table-cell table:number-columns-repeated="3"/>
          <table:table-cell table:formula="of:=[.C2311]*flaeche" office:value-type="float" office:value="0.0024600356" calcext:value-type="float">
            <text:p>0.002460035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6.028102" calcext:value-type="float">
            <text:p>6.028102</text:p>
          </table:table-cell>
          <table:table-cell table:formula="of:=SQRT(POWER(ABS([.A2312]-xpos);2)+POWER(ABS([.B2312]-ypos);2))" office:value-type="float" office:value="0.747353614812292" calcext:value-type="float">
            <text:p>0.7473536148</text:p>
          </table:table-cell>
          <table:table-cell/>
          <table:table-cell table:formula="of:=[.J2312]/[.D2312]" office:value-type="float" office:value="0.00322637203087004" calcext:value-type="float">
            <text:p>0.003226372</text:p>
          </table:table-cell>
          <table:table-cell table:number-columns-repeated="3"/>
          <table:table-cell table:formula="of:=[.C2312]*flaeche" office:value-type="float" office:value="0.0024112408" calcext:value-type="float">
            <text:p>0.0024112408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945866" calcext:value-type="float">
            <text:p>5.945866</text:p>
          </table:table-cell>
          <table:table-cell table:formula="of:=SQRT(POWER(ABS([.A2313]-xpos);2)+POWER(ABS([.B2313]-ypos);2))" office:value-type="float" office:value="0.753237970796746" calcext:value-type="float">
            <text:p>0.7532379708</text:p>
          </table:table-cell>
          <table:table-cell/>
          <table:table-cell table:formula="of:=[.J2313]/[.D2313]" office:value-type="float" office:value="0.00315749669056683" calcext:value-type="float">
            <text:p>0.0031574967</text:p>
          </table:table-cell>
          <table:table-cell table:number-columns-repeated="3"/>
          <table:table-cell table:formula="of:=[.C2313]*flaeche" office:value-type="float" office:value="0.0023783464" calcext:value-type="float">
            <text:p>0.0023783464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929849" calcext:value-type="float">
            <text:p>5.929849</text:p>
          </table:table-cell>
          <table:table-cell table:formula="of:=SQRT(POWER(ABS([.A2314]-xpos);2)+POWER(ABS([.B2314]-ypos);2))" office:value-type="float" office:value="0.759624918239258" calcext:value-type="float">
            <text:p>0.7596249182</text:p>
          </table:table-cell>
          <table:table-cell/>
          <table:table-cell table:formula="of:=[.J2314]/[.D2314]" office:value-type="float" office:value="0.00312251420806197" calcext:value-type="float">
            <text:p>0.0031225142</text:p>
          </table:table-cell>
          <table:table-cell table:number-columns-repeated="3"/>
          <table:table-cell table:formula="of:=[.C2314]*flaeche" office:value-type="float" office:value="0.0023719396" calcext:value-type="float">
            <text:p>0.002371939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994782" calcext:value-type="float">
            <text:p>5.994782</text:p>
          </table:table-cell>
          <table:table-cell table:formula="of:=SQRT(POWER(ABS([.A2315]-xpos);2)+POWER(ABS([.B2315]-ypos);2))" office:value-type="float" office:value="0.766502162487491" calcext:value-type="float">
            <text:p>0.7665021625</text:p>
          </table:table-cell>
          <table:table-cell/>
          <table:table-cell table:formula="of:=[.J2315]/[.D2315]" office:value-type="float" office:value="0.00312838360718797" calcext:value-type="float">
            <text:p>0.0031283836</text:p>
          </table:table-cell>
          <table:table-cell table:number-columns-repeated="3"/>
          <table:table-cell table:formula="of:=[.C2315]*flaeche" office:value-type="float" office:value="0.0023979128" calcext:value-type="float">
            <text:p>0.0023979128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139312" calcext:value-type="float">
            <text:p>6.139312</text:p>
          </table:table-cell>
          <table:table-cell table:formula="of:=SQRT(POWER(ABS([.A2316]-xpos);2)+POWER(ABS([.B2316]-ypos);2))" office:value-type="float" office:value="0.773856631886036" calcext:value-type="float">
            <text:p>0.7738566319</text:p>
          </table:table-cell>
          <table:table-cell/>
          <table:table-cell table:formula="of:=[.J2316]/[.D2316]" office:value-type="float" office:value="0.00317335886107861" calcext:value-type="float">
            <text:p>0.0031733589</text:p>
          </table:table-cell>
          <table:table-cell table:number-columns-repeated="3"/>
          <table:table-cell table:formula="of:=[.C2316]*flaeche" office:value-type="float" office:value="0.0024557248" calcext:value-type="float">
            <text:p>0.0024557248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345172" calcext:value-type="float">
            <text:p>6.345172</text:p>
          </table:table-cell>
          <table:table-cell table:formula="of:=SQRT(POWER(ABS([.A2317]-xpos);2)+POWER(ABS([.B2317]-ypos);2))" office:value-type="float" office:value="0.78167485648318" calcext:value-type="float">
            <text:p>0.7816748565</text:p>
          </table:table-cell>
          <table:table-cell/>
          <table:table-cell table:formula="of:=[.J2317]/[.D2317]" office:value-type="float" office:value="0.00324696231297369" calcext:value-type="float">
            <text:p>0.0032469623</text:p>
          </table:table-cell>
          <table:table-cell table:number-columns-repeated="3"/>
          <table:table-cell table:formula="of:=[.C2317]*flaeche" office:value-type="float" office:value="0.0025380688" calcext:value-type="float">
            <text:p>0.0025380688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580337" calcext:value-type="float">
            <text:p>6.580337</text:p>
          </table:table-cell>
          <table:table-cell table:formula="of:=SQRT(POWER(ABS([.A2318]-xpos);2)+POWER(ABS([.B2318]-ypos);2))" office:value-type="float" office:value="0.789943066764941" calcext:value-type="float">
            <text:p>0.7899430668</text:p>
          </table:table-cell>
          <table:table-cell/>
          <table:table-cell table:formula="of:=[.J2318]/[.D2318]" office:value-type="float" office:value="0.00333205633512222" calcext:value-type="float">
            <text:p>0.0033320563</text:p>
          </table:table-cell>
          <table:table-cell table:number-columns-repeated="3"/>
          <table:table-cell table:formula="of:=[.C2318]*flaeche" office:value-type="float" office:value="0.0026321348" calcext:value-type="float">
            <text:p>0.0026321348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805411" calcext:value-type="float">
            <text:p>6.805411</text:p>
          </table:table-cell>
          <table:table-cell table:formula="of:=SQRT(POWER(ABS([.A2319]-xpos);2)+POWER(ABS([.B2319]-ypos);2))" office:value-type="float" office:value="0.798647724024178" calcext:value-type="float">
            <text:p>0.798647724</text:p>
          </table:table-cell>
          <table:table-cell/>
          <table:table-cell table:formula="of:=[.J2319]/[.D2319]" office:value-type="float" office:value="0.00340846698502278" calcext:value-type="float">
            <text:p>0.003408467</text:p>
          </table:table-cell>
          <table:table-cell table:number-columns-repeated="3"/>
          <table:table-cell table:formula="of:=[.C2319]*flaeche" office:value-type="float" office:value="0.0027221644" calcext:value-type="float">
            <text:p>0.0027221644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6.981559" calcext:value-type="float">
            <text:p>6.981559</text:p>
          </table:table-cell>
          <table:table-cell table:formula="of:=SQRT(POWER(ABS([.A2320]-xpos);2)+POWER(ABS([.B2320]-ypos);2))" office:value-type="float" office:value="0.807773880014079" calcext:value-type="float">
            <text:p>0.80777388</text:p>
          </table:table-cell>
          <table:table-cell/>
          <table:table-cell table:formula="of:=[.J2320]/[.D2320]" office:value-type="float" office:value="0.00345718482498014" calcext:value-type="float">
            <text:p>0.0034571848</text:p>
          </table:table-cell>
          <table:table-cell table:number-columns-repeated="3"/>
          <table:table-cell table:formula="of:=[.C2320]*flaeche" office:value-type="float" office:value="0.0027926236" calcext:value-type="float">
            <text:p>0.002792623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7.078066" calcext:value-type="float">
            <text:p>7.078066</text:p>
          </table:table-cell>
          <table:table-cell table:formula="of:=SQRT(POWER(ABS([.A2321]-xpos);2)+POWER(ABS([.B2321]-ypos);2))" office:value-type="float" office:value="0.817307817352189" calcext:value-type="float">
            <text:p>0.8173078174</text:p>
          </table:table-cell>
          <table:table-cell/>
          <table:table-cell table:formula="of:=[.J2321]/[.D2321]" office:value-type="float" office:value="0.00346408824177438" calcext:value-type="float">
            <text:p>0.0034640882</text:p>
          </table:table-cell>
          <table:table-cell table:number-columns-repeated="3"/>
          <table:table-cell table:formula="of:=[.C2321]*flaeche" office:value-type="float" office:value="0.0028312264" calcext:value-type="float">
            <text:p>0.0028312264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7.078066" calcext:value-type="float">
            <text:p>7.078066</text:p>
          </table:table-cell>
          <table:table-cell table:formula="of:=SQRT(POWER(ABS([.A2322]-xpos);2)+POWER(ABS([.B2322]-ypos);2))" office:value-type="float" office:value="0.827235437046189" calcext:value-type="float">
            <text:p>0.827235437</text:p>
          </table:table-cell>
          <table:table-cell/>
          <table:table-cell table:formula="of:=[.J2322]/[.D2322]" office:value-type="float" office:value="0.00342251585607776" calcext:value-type="float">
            <text:p>0.0034225159</text:p>
          </table:table-cell>
          <table:table-cell table:number-columns-repeated="3"/>
          <table:table-cell table:formula="of:=[.C2322]*flaeche" office:value-type="float" office:value="0.0028312264" calcext:value-type="float">
            <text:p>0.0028312264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6.981559" calcext:value-type="float">
            <text:p>6.981559</text:p>
          </table:table-cell>
          <table:table-cell table:formula="of:=SQRT(POWER(ABS([.A2323]-xpos);2)+POWER(ABS([.B2323]-ypos);2))" office:value-type="float" office:value="0.837542739944058" calcext:value-type="float">
            <text:p>0.8375427399</text:p>
          </table:table-cell>
          <table:table-cell/>
          <table:table-cell table:formula="of:=[.J2323]/[.D2323]" office:value-type="float" office:value="0.00333430578144171" calcext:value-type="float">
            <text:p>0.0033343058</text:p>
          </table:table-cell>
          <table:table-cell table:number-columns-repeated="3"/>
          <table:table-cell table:formula="of:=[.C2323]*flaeche" office:value-type="float" office:value="0.0027926236" calcext:value-type="float">
            <text:p>0.002792623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805411" calcext:value-type="float">
            <text:p>6.805411</text:p>
          </table:table-cell>
          <table:table-cell table:formula="of:=SQRT(POWER(ABS([.A2324]-xpos);2)+POWER(ABS([.B2324]-ypos);2))" office:value-type="float" office:value="0.848215884718625" calcext:value-type="float">
            <text:p>0.8482158847</text:p>
          </table:table-cell>
          <table:table-cell/>
          <table:table-cell table:formula="of:=[.J2324]/[.D2324]" office:value-type="float" office:value="0.00320928250583637" calcext:value-type="float">
            <text:p>0.0032092825</text:p>
          </table:table-cell>
          <table:table-cell table:number-columns-repeated="3"/>
          <table:table-cell table:formula="of:=[.C2324]*flaeche" office:value-type="float" office:value="0.0027221644" calcext:value-type="float">
            <text:p>0.0027221644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580337" calcext:value-type="float">
            <text:p>6.580337</text:p>
          </table:table-cell>
          <table:table-cell table:formula="of:=SQRT(POWER(ABS([.A2325]-xpos);2)+POWER(ABS([.B2325]-ypos);2))" office:value-type="float" office:value="0.859241787118155" calcext:value-type="float">
            <text:p>0.8592417871</text:p>
          </table:table-cell>
          <table:table-cell/>
          <table:table-cell table:formula="of:=[.J2325]/[.D2325]" office:value-type="float" office:value="0.00306332261705756" calcext:value-type="float">
            <text:p>0.0030633226</text:p>
          </table:table-cell>
          <table:table-cell table:number-columns-repeated="3"/>
          <table:table-cell table:formula="of:=[.C2325]*flaeche" office:value-type="float" office:value="0.0026321348" calcext:value-type="float">
            <text:p>0.0026321348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345172" calcext:value-type="float">
            <text:p>6.345172</text:p>
          </table:table-cell>
          <table:table-cell table:formula="of:=SQRT(POWER(ABS([.A2326]-xpos);2)+POWER(ABS([.B2326]-ypos);2))" office:value-type="float" office:value="0.870605985080507" calcext:value-type="float">
            <text:p>0.8706059851</text:p>
          </table:table-cell>
          <table:table-cell/>
          <table:table-cell table:formula="of:=[.J2326]/[.D2326]" office:value-type="float" office:value="0.0029152898595859" calcext:value-type="float">
            <text:p>0.0029152899</text:p>
          </table:table-cell>
          <table:table-cell table:number-columns-repeated="3"/>
          <table:table-cell table:formula="of:=[.C2326]*flaeche" office:value-type="float" office:value="0.0025380688" calcext:value-type="float">
            <text:p>0.0025380688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139312" calcext:value-type="float">
            <text:p>6.139312</text:p>
          </table:table-cell>
          <table:table-cell table:formula="of:=SQRT(POWER(ABS([.A2327]-xpos);2)+POWER(ABS([.B2327]-ypos);2))" office:value-type="float" office:value="0.882295917883564" calcext:value-type="float">
            <text:p>0.8822959179</text:p>
          </table:table-cell>
          <table:table-cell/>
          <table:table-cell table:formula="of:=[.J2327]/[.D2327]" office:value-type="float" office:value="0.00278333465022795" calcext:value-type="float">
            <text:p>0.0027833347</text:p>
          </table:table-cell>
          <table:table-cell table:number-columns-repeated="3"/>
          <table:table-cell table:formula="of:=[.C2327]*flaeche" office:value-type="float" office:value="0.0024557248" calcext:value-type="float">
            <text:p>0.0024557248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994782" calcext:value-type="float">
            <text:p>5.994782</text:p>
          </table:table-cell>
          <table:table-cell table:formula="of:=SQRT(POWER(ABS([.A2328]-xpos);2)+POWER(ABS([.B2328]-ypos);2))" office:value-type="float" office:value="0.89429881197394" calcext:value-type="float">
            <text:p>0.894298812</text:p>
          </table:table-cell>
          <table:table-cell/>
          <table:table-cell table:formula="of:=[.J2328]/[.D2328]" office:value-type="float" office:value="0.00268133286983487" calcext:value-type="float">
            <text:p>0.0026813329</text:p>
          </table:table-cell>
          <table:table-cell table:number-columns-repeated="3"/>
          <table:table-cell table:formula="of:=[.C2328]*flaeche" office:value-type="float" office:value="0.0023979128" calcext:value-type="float">
            <text:p>0.0023979128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929849" calcext:value-type="float">
            <text:p>5.929849</text:p>
          </table:table-cell>
          <table:table-cell table:formula="of:=SQRT(POWER(ABS([.A2329]-xpos);2)+POWER(ABS([.B2329]-ypos);2))" office:value-type="float" office:value="0.906602237152545" calcext:value-type="float">
            <text:p>0.9066022372</text:p>
          </table:table-cell>
          <table:table-cell/>
          <table:table-cell table:formula="of:=[.J2329]/[.D2329]" office:value-type="float" office:value="0.00261629577205742" calcext:value-type="float">
            <text:p>0.0026162958</text:p>
          </table:table-cell>
          <table:table-cell table:number-columns-repeated="3"/>
          <table:table-cell table:formula="of:=[.C2329]*flaeche" office:value-type="float" office:value="0.0023719396" calcext:value-type="float">
            <text:p>0.002371939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945866" calcext:value-type="float">
            <text:p>5.945866</text:p>
          </table:table-cell>
          <table:table-cell table:formula="of:=SQRT(POWER(ABS([.A2330]-xpos);2)+POWER(ABS([.B2330]-ypos);2))" office:value-type="float" office:value="0.919194125661168" calcext:value-type="float">
            <text:p>0.9191941257</text:p>
          </table:table-cell>
          <table:table-cell/>
          <table:table-cell table:formula="of:=[.J2330]/[.D2330]" office:value-type="float" office:value="0.0025874255868305" calcext:value-type="float">
            <text:p>0.0025874256</text:p>
          </table:table-cell>
          <table:table-cell table:number-columns-repeated="3"/>
          <table:table-cell table:formula="of:=[.C2330]*flaeche" office:value-type="float" office:value="0.0023783464" calcext:value-type="float">
            <text:p>0.0023783464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6.028102" calcext:value-type="float">
            <text:p>6.028102</text:p>
          </table:table-cell>
          <table:table-cell table:formula="of:=SQRT(POWER(ABS([.A2331]-xpos);2)+POWER(ABS([.B2331]-ypos);2))" office:value-type="float" office:value="0.932063423578567" calcext:value-type="float">
            <text:p>0.9320634236</text:p>
          </table:table-cell>
          <table:table-cell/>
          <table:table-cell table:formula="of:=[.J2331]/[.D2331]" office:value-type="float" office:value="0.00258699219280838" calcext:value-type="float">
            <text:p>0.0025869922</text:p>
          </table:table-cell>
          <table:table-cell table:number-columns-repeated="3"/>
          <table:table-cell table:formula="of:=[.C2331]*flaeche" office:value-type="float" office:value="0.0024112408" calcext:value-type="float">
            <text:p>0.0024112408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6.150089" calcext:value-type="float">
            <text:p>6.150089</text:p>
          </table:table-cell>
          <table:table-cell table:formula="of:=SQRT(POWER(ABS([.A2332]-xpos);2)+POWER(ABS([.B2332]-ypos);2))" office:value-type="float" office:value="0.945197564790028" calcext:value-type="float">
            <text:p>0.9451975648</text:p>
          </table:table-cell>
          <table:table-cell/>
          <table:table-cell table:formula="of:=[.J2332]/[.D2332]" office:value-type="float" office:value="0.00260266815281786" calcext:value-type="float">
            <text:p>0.0026026682</text:p>
          </table:table-cell>
          <table:table-cell table:number-columns-repeated="3"/>
          <table:table-cell table:formula="of:=[.C2332]*flaeche" office:value-type="float" office:value="0.0024600356" calcext:value-type="float">
            <text:p>0.002460035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280029" calcext:value-type="float">
            <text:p>6.280029</text:p>
          </table:table-cell>
          <table:table-cell table:formula="of:=SQRT(POWER(ABS([.A2333]-xpos);2)+POWER(ABS([.B2333]-ypos);2))" office:value-type="float" office:value="0.958586261285337" calcext:value-type="float">
            <text:p>0.9585862613</text:p>
          </table:table-cell>
          <table:table-cell/>
          <table:table-cell table:formula="of:=[.J2333]/[.D2333]" office:value-type="float" office:value="0.00262053787066771" calcext:value-type="float">
            <text:p>0.0026205379</text:p>
          </table:table-cell>
          <table:table-cell table:number-columns-repeated="3"/>
          <table:table-cell table:formula="of:=[.C2333]*flaeche" office:value-type="float" office:value="0.0025120116" calcext:value-type="float">
            <text:p>0.002512011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38748" calcext:value-type="float">
            <text:p>6.38748</text:p>
          </table:table-cell>
          <table:table-cell table:formula="of:=SQRT(POWER(ABS([.A2334]-xpos);2)+POWER(ABS([.B2334]-ypos);2))" office:value-type="float" office:value="0.972218996467874" calcext:value-type="float">
            <text:p>0.9722189965</text:p>
          </table:table-cell>
          <table:table-cell/>
          <table:table-cell table:formula="of:=[.J2334]/[.D2334]" office:value-type="float" office:value="0.0026280004909207" calcext:value-type="float">
            <text:p>0.0026280005</text:p>
          </table:table-cell>
          <table:table-cell table:number-columns-repeated="3"/>
          <table:table-cell table:formula="of:=[.C2334]*flaeche" office:value-type="float" office:value="0.002554992" calcext:value-type="float">
            <text:p>0.002554992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448819" calcext:value-type="float">
            <text:p>6.448819</text:p>
          </table:table-cell>
          <table:table-cell table:formula="of:=SQRT(POWER(ABS([.A2335]-xpos);2)+POWER(ABS([.B2335]-ypos);2))" office:value-type="float" office:value="0.98608564880998" calcext:value-type="float">
            <text:p>0.9860856488</text:p>
          </table:table-cell>
          <table:table-cell/>
          <table:table-cell table:formula="of:=[.J2335]/[.D2335]" office:value-type="float" office:value="0.00261592652029061" calcext:value-type="float">
            <text:p>0.0026159265</text:p>
          </table:table-cell>
          <table:table-cell table:number-columns-repeated="3"/>
          <table:table-cell table:formula="of:=[.C2335]*flaeche" office:value-type="float" office:value="0.0025795276" calcext:value-type="float">
            <text:p>0.002579527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450557" calcext:value-type="float">
            <text:p>6.450557</text:p>
          </table:table-cell>
          <table:table-cell table:formula="of:=SQRT(POWER(ABS([.A2336]-xpos);2)+POWER(ABS([.B2336]-ypos);2))" office:value-type="float" office:value="1.00017648913229" calcext:value-type="float">
            <text:p>1.0001764891</text:p>
          </table:table-cell>
          <table:table-cell/>
          <table:table-cell table:formula="of:=[.J2336]/[.D2336]" office:value-type="float" office:value="0.00257976749907257" calcext:value-type="float">
            <text:p>0.0025797675</text:p>
          </table:table-cell>
          <table:table-cell table:number-columns-repeated="3"/>
          <table:table-cell table:formula="of:=[.C2336]*flaeche" office:value-type="float" office:value="0.0025802228" calcext:value-type="float">
            <text:p>0.0025802228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390234" calcext:value-type="float">
            <text:p>6.390234</text:p>
          </table:table-cell>
          <table:table-cell table:formula="of:=SQRT(POWER(ABS([.A2337]-xpos);2)+POWER(ABS([.B2337]-ypos);2))" office:value-type="float" office:value="1.01448288187529" calcext:value-type="float">
            <text:p>1.0144828819</text:p>
          </table:table-cell>
          <table:table-cell/>
          <table:table-cell table:formula="of:=[.J2337]/[.D2337]" office:value-type="float" office:value="0.00251960249469662" calcext:value-type="float">
            <text:p>0.0025196025</text:p>
          </table:table-cell>
          <table:table-cell table:number-columns-repeated="3"/>
          <table:table-cell table:formula="of:=[.C2337]*flaeche" office:value-type="float" office:value="0.0025560936" calcext:value-type="float">
            <text:p>0.002556093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275134" calcext:value-type="float">
            <text:p>6.275134</text:p>
          </table:table-cell>
          <table:table-cell table:formula="of:=SQRT(POWER(ABS([.A2338]-xpos);2)+POWER(ABS([.B2338]-ypos);2))" office:value-type="float" office:value="1.02899446398608" calcext:value-type="float">
            <text:p>1.028994464</text:p>
          </table:table-cell>
          <table:table-cell/>
          <table:table-cell table:formula="of:=[.J2338]/[.D2338]" office:value-type="float" office:value="0.00243932663182331" calcext:value-type="float">
            <text:p>0.0024393266</text:p>
          </table:table-cell>
          <table:table-cell table:number-columns-repeated="3"/>
          <table:table-cell table:formula="of:=[.C2338]*flaeche" office:value-type="float" office:value="0.0025100536" calcext:value-type="float">
            <text:p>0.002510053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6.119499" calcext:value-type="float">
            <text:p>6.119499</text:p>
          </table:table-cell>
          <table:table-cell table:formula="of:=SQRT(POWER(ABS([.A2339]-xpos);2)+POWER(ABS([.B2339]-ypos);2))" office:value-type="float" office:value="1.04370334345445" calcext:value-type="float">
            <text:p>1.0437033435</text:p>
          </table:table-cell>
          <table:table-cell/>
          <table:table-cell table:formula="of:=[.J2339]/[.D2339]" office:value-type="float" office:value="0.00234530205862738" calcext:value-type="float">
            <text:p>0.0023453021</text:p>
          </table:table-cell>
          <table:table-cell table:number-columns-repeated="3"/>
          <table:table-cell table:formula="of:=[.C2339]*flaeche" office:value-type="float" office:value="0.0024477996" calcext:value-type="float">
            <text:p>0.002447799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5.941132" calcext:value-type="float">
            <text:p>5.941132</text:p>
          </table:table-cell>
          <table:table-cell table:formula="of:=SQRT(POWER(ABS([.A2340]-xpos);2)+POWER(ABS([.B2340]-ypos);2))" office:value-type="float" office:value="1.05860129618757" calcext:value-type="float">
            <text:p>1.0586012962</text:p>
          </table:table-cell>
          <table:table-cell/>
          <table:table-cell table:formula="of:=[.J2340]/[.D2340]" office:value-type="float" office:value="0.0022448988193747" calcext:value-type="float">
            <text:p>0.0022448988</text:p>
          </table:table-cell>
          <table:table-cell table:number-columns-repeated="3"/>
          <table:table-cell table:formula="of:=[.C2340]*flaeche" office:value-type="float" office:value="0.0023764528" calcext:value-type="float">
            <text:p>0.0023764528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5.758265" calcext:value-type="float">
            <text:p>5.758265</text:p>
          </table:table-cell>
          <table:table-cell table:formula="of:=SQRT(POWER(ABS([.A2341]-xpos);2)+POWER(ABS([.B2341]-ypos);2))" office:value-type="float" office:value="1.07368045170339" calcext:value-type="float">
            <text:p>1.0736804517</text:p>
          </table:table-cell>
          <table:table-cell/>
          <table:table-cell table:formula="of:=[.J2341]/[.D2341]" office:value-type="float" office:value="0.00214524349059891" calcext:value-type="float">
            <text:p>0.0021452435</text:p>
          </table:table-cell>
          <table:table-cell table:number-columns-repeated="3"/>
          <table:table-cell table:formula="of:=[.C2341]*flaeche" office:value-type="float" office:value="0.002303306" calcext:value-type="float">
            <text:p>0.00230330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918367" calcext:value-type="float">
            <text:p>0.918367</text:p>
          </table:table-cell>
          <table:table-cell office:value-type="float" office:value="5.58729" calcext:value-type="float">
            <text:p>5.58729</text:p>
          </table:table-cell>
          <table:table-cell table:formula="of:=SQRT(POWER(ABS([.A2342]-xpos);2)+POWER(ABS([.B2342]-ypos);2))" office:value-type="float" office:value="1.08893328233552" calcext:value-type="float">
            <text:p>1.0889332823</text:p>
          </table:table-cell>
          <table:table-cell/>
          <table:table-cell table:formula="of:=[.J2342]/[.D2342]" office:value-type="float" office:value="0.00205239020264548" calcext:value-type="float">
            <text:p>0.0020523902</text:p>
          </table:table-cell>
          <table:table-cell table:number-columns-repeated="3"/>
          <table:table-cell table:formula="of:=[.C2342]*flaeche" office:value-type="float" office:value="0.002234916" calcext:value-type="float">
            <text:p>0.00223491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441529" calcext:value-type="float">
            <text:p>5.441529</text:p>
          </table:table-cell>
          <table:table-cell table:formula="of:=SQRT(POWER(ABS([.A2343]-xpos);2)+POWER(ABS([.B2343]-ypos);2))" office:value-type="float" office:value="1.10435335145279" calcext:value-type="float">
            <text:p>1.1043533515</text:p>
          </table:table-cell>
          <table:table-cell/>
          <table:table-cell table:formula="of:=[.J2343]/[.D2343]" office:value-type="float" office:value="0.00197093765065017" calcext:value-type="float">
            <text:p>0.0019709377</text:p>
          </table:table-cell>
          <table:table-cell table:number-columns-repeated="3"/>
          <table:table-cell table:formula="of:=[.C2343]*flaeche" office:value-type="float" office:value="0.0021766116" calcext:value-type="float">
            <text:p>0.0021766116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330876" calcext:value-type="float">
            <text:p>5.330876</text:p>
          </table:table-cell>
          <table:table-cell table:formula="of:=SQRT(POWER(ABS([.A2344]-xpos);2)+POWER(ABS([.B2344]-ypos);2))" office:value-type="float" office:value="1.11993227140975" calcext:value-type="float">
            <text:p>1.1199322714</text:p>
          </table:table-cell>
          <table:table-cell/>
          <table:table-cell table:formula="of:=[.J2344]/[.D2344]" office:value-type="float" office:value="0.0019039994242829" calcext:value-type="float">
            <text:p>0.0019039994</text:p>
          </table:table-cell>
          <table:table-cell table:number-columns-repeated="3"/>
          <table:table-cell table:formula="of:=[.C2344]*flaeche" office:value-type="float" office:value="0.0021323504" calcext:value-type="float">
            <text:p>0.0021323504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261977" calcext:value-type="float">
            <text:p>5.261977</text:p>
          </table:table-cell>
          <table:table-cell table:formula="of:=SQRT(POWER(ABS([.A2345]-xpos);2)+POWER(ABS([.B2345]-ypos);2))" office:value-type="float" office:value="1.13566422553191" calcext:value-type="float">
            <text:p>1.1356642255</text:p>
          </table:table-cell>
          <table:table-cell/>
          <table:table-cell table:formula="of:=[.J2345]/[.D2345]" office:value-type="float" office:value="0.00185335661076598" calcext:value-type="float">
            <text:p>0.0018533566</text:p>
          </table:table-cell>
          <table:table-cell table:number-columns-repeated="3"/>
          <table:table-cell table:formula="of:=[.C2345]*flaeche" office:value-type="float" office:value="0.0021047908" calcext:value-type="float">
            <text:p>0.0021047908</text:p>
          </table:table-cell>
          <table:table-cell table:number-columns-repeated="6"/>
        </table:table-row>
        <table:table-row table:style-name="ro1">
          <table:table-cell office:value-type="float" office:value="0.918367" calcext:value-type="float">
            <text:p>0.918367</text:p>
          </table:table-cell>
          <table:table-cell office:value-type="float" office:value="1" calcext:value-type="float">
            <text:p>1</text:p>
          </table:table-cell>
          <table:table-cell office:value-type="float" office:value="5.238605" calcext:value-type="float">
            <text:p>5.238605</text:p>
          </table:table-cell>
          <table:table-cell table:formula="of:=SQRT(POWER(ABS([.A2346]-xpos);2)+POWER(ABS([.B2346]-ypos);2))" office:value-type="float" office:value="1.15154294174772" calcext:value-type="float">
            <text:p>1.1515429417</text:p>
          </table:table-cell>
          <table:table-cell/>
          <table:table-cell table:formula="of:=[.J2346]/[.D2346]" office:value-type="float" office:value="0.00181968203184824" calcext:value-type="float">
            <text:p>0.001819682</text:p>
          </table:table-cell>
          <table:table-cell table:number-columns-repeated="3"/>
          <table:table-cell table:formula="of:=[.C2346]*flaeche" office:value-type="float" office:value="0.002095442" calcext:value-type="float">
            <text:p>0.00209544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2347]-xpos);2)+POWER(ABS([.B2347]-ypos);2))" office:value-type="float" office:value="0.223606797749979" calcext:value-type="float">
            <text:p>0.2236067977</text:p>
          </table:table-cell>
          <table:table-cell/>
          <table:table-cell table:formula="of:=[.J2347]/[.D2347]" office:value-type="float" office:value="0" calcext:value-type="float">
            <text:p>0</text:p>
          </table:table-cell>
          <table:table-cell table:number-columns-repeated="3"/>
          <table:table-cell table:formula="of:=[.C2347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" calcext:value-type="float">
            <text:p>0</text:p>
          </table:table-cell>
          <table:table-cell office:value-type="float" office:value="5.123906" calcext:value-type="float">
            <text:p>5.123906</text:p>
          </table:table-cell>
          <table:table-cell table:formula="of:=SQRT(POWER(ABS([.A2348]-xpos);2)+POWER(ABS([.B2348]-ypos);2))" office:value-type="float" office:value="0.745513231388954" calcext:value-type="float">
            <text:p>0.7455132314</text:p>
          </table:table-cell>
          <table:table-cell/>
          <table:table-cell table:formula="of:=[.J2348]/[.D2348]" office:value-type="float" office:value="0.00274919654501838" calcext:value-type="float">
            <text:p>0.0027491965</text:p>
          </table:table-cell>
          <table:table-cell table:number-columns-repeated="3"/>
          <table:table-cell table:formula="of:=[.C2348]*flaeche" office:value-type="float" office:value="0.0020495624" calcext:value-type="float">
            <text:p>0.0020495624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144941" calcext:value-type="float">
            <text:p>5.144941</text:p>
          </table:table-cell>
          <table:table-cell table:formula="of:=SQRT(POWER(ABS([.A2349]-xpos);2)+POWER(ABS([.B2349]-ypos);2))" office:value-type="float" office:value="0.743051051166742" calcext:value-type="float">
            <text:p>0.7430510512</text:p>
          </table:table-cell>
          <table:table-cell/>
          <table:table-cell table:formula="of:=[.J2349]/[.D2349]" office:value-type="float" office:value="0.00276962988850976" calcext:value-type="float">
            <text:p>0.0027696299</text:p>
          </table:table-cell>
          <table:table-cell table:number-columns-repeated="3"/>
          <table:table-cell table:formula="of:=[.C2349]*flaeche" office:value-type="float" office:value="0.0020579764" calcext:value-type="float">
            <text:p>0.0020579764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207176" calcext:value-type="float">
            <text:p>5.207176</text:p>
          </table:table-cell>
          <table:table-cell table:formula="of:=SQRT(POWER(ABS([.A2350]-xpos);2)+POWER(ABS([.B2350]-ypos);2))" office:value-type="float" office:value="0.741142849949994" calcext:value-type="float">
            <text:p>0.7411428499</text:p>
          </table:table-cell>
          <table:table-cell/>
          <table:table-cell table:formula="of:=[.J2350]/[.D2350]" office:value-type="float" office:value="0.00281034944901719" calcext:value-type="float">
            <text:p>0.0028103494</text:p>
          </table:table-cell>
          <table:table-cell table:number-columns-repeated="3"/>
          <table:table-cell table:formula="of:=[.C2350]*flaeche" office:value-type="float" office:value="0.0020828704" calcext:value-type="float">
            <text:p>0.0020828704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307799" calcext:value-type="float">
            <text:p>5.307799</text:p>
          </table:table-cell>
          <table:table-cell table:formula="of:=SQRT(POWER(ABS([.A2351]-xpos);2)+POWER(ABS([.B2351]-ypos);2))" office:value-type="float" office:value="0.739792914505134" calcext:value-type="float">
            <text:p>0.7397929145</text:p>
          </table:table-cell>
          <table:table-cell/>
          <table:table-cell table:formula="of:=[.J2351]/[.D2351]" office:value-type="float" office:value="0.0028698836638902" calcext:value-type="float">
            <text:p>0.0028698837</text:p>
          </table:table-cell>
          <table:table-cell table:number-columns-repeated="3"/>
          <table:table-cell table:formula="of:=[.C2351]*flaeche" office:value-type="float" office:value="0.0021231196" calcext:value-type="float">
            <text:p>0.002123119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441529" calcext:value-type="float">
            <text:p>5.441529</text:p>
          </table:table-cell>
          <table:table-cell table:formula="of:=SQRT(POWER(ABS([.A2352]-xpos);2)+POWER(ABS([.B2352]-ypos);2))" office:value-type="float" office:value="0.739004279327934" calcext:value-type="float">
            <text:p>0.7390042793</text:p>
          </table:table-cell>
          <table:table-cell/>
          <table:table-cell table:formula="of:=[.J2352]/[.D2352]" office:value-type="float" office:value="0.00294533017045511" calcext:value-type="float">
            <text:p>0.0029453302</text:p>
          </table:table-cell>
          <table:table-cell table:number-columns-repeated="3"/>
          <table:table-cell table:formula="of:=[.C2352]*flaeche" office:value-type="float" office:value="0.0021766116" calcext:value-type="float">
            <text:p>0.002176611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5.599961" calcext:value-type="float">
            <text:p>5.599961</text:p>
          </table:table-cell>
          <table:table-cell table:formula="of:=SQRT(POWER(ABS([.A2353]-xpos);2)+POWER(ABS([.B2353]-ypos);2))" office:value-type="float" office:value="0.73877881930724" calcext:value-type="float">
            <text:p>0.7387788193</text:p>
          </table:table-cell>
          <table:table-cell/>
          <table:table-cell table:formula="of:=[.J2353]/[.D2353]" office:value-type="float" office:value="0.00303200950197849" calcext:value-type="float">
            <text:p>0.0030320095</text:p>
          </table:table-cell>
          <table:table-cell table:number-columns-repeated="3"/>
          <table:table-cell table:formula="of:=[.C2353]*flaeche" office:value-type="float" office:value="0.0022399844" calcext:value-type="float">
            <text:p>0.0022399844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5.77114" calcext:value-type="float">
            <text:p>5.77114</text:p>
          </table:table-cell>
          <table:table-cell table:formula="of:=SQRT(POWER(ABS([.A2354]-xpos);2)+POWER(ABS([.B2354]-ypos);2))" office:value-type="float" office:value="0.739116997353599" calcext:value-type="float">
            <text:p>0.7391169974</text:p>
          </table:table-cell>
          <table:table-cell/>
          <table:table-cell table:formula="of:=[.J2354]/[.D2354]" office:value-type="float" office:value="0.0031232619575323" calcext:value-type="float">
            <text:p>0.003123262</text:p>
          </table:table-cell>
          <table:table-cell table:number-columns-repeated="3"/>
          <table:table-cell table:formula="of:=[.C2354]*flaeche" office:value-type="float" office:value="0.002308456" calcext:value-type="float">
            <text:p>0.00230845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5.939752" calcext:value-type="float">
            <text:p>5.939752</text:p>
          </table:table-cell>
          <table:table-cell table:formula="of:=SQRT(POWER(ABS([.A2355]-xpos);2)+POWER(ABS([.B2355]-ypos);2))" office:value-type="float" office:value="0.740018040742927" calcext:value-type="float">
            <text:p>0.7400180407</text:p>
          </table:table-cell>
          <table:table-cell/>
          <table:table-cell table:formula="of:=[.J2355]/[.D2355]" office:value-type="float" office:value="0.00321059848434879" calcext:value-type="float">
            <text:p>0.0032105985</text:p>
          </table:table-cell>
          <table:table-cell table:number-columns-repeated="3"/>
          <table:table-cell table:formula="of:=[.C2355]*flaeche" office:value-type="float" office:value="0.0023759008" calcext:value-type="float">
            <text:p>0.0023759008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6.088304" calcext:value-type="float">
            <text:p>6.088304</text:p>
          </table:table-cell>
          <table:table-cell table:formula="of:=SQRT(POWER(ABS([.A2356]-xpos);2)+POWER(ABS([.B2356]-ypos);2))" office:value-type="float" office:value="0.74147989750296" calcext:value-type="float">
            <text:p>0.7414798975</text:p>
          </table:table-cell>
          <table:table-cell/>
          <table:table-cell table:formula="of:=[.J2356]/[.D2356]" office:value-type="float" office:value="0.00328440677650371" calcext:value-type="float">
            <text:p>0.0032844068</text:p>
          </table:table-cell>
          <table:table-cell table:number-columns-repeated="3"/>
          <table:table-cell table:formula="of:=[.C2356]*flaeche" office:value-type="float" office:value="0.0024353216" calcext:value-type="float">
            <text:p>0.002435321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199433" calcext:value-type="float">
            <text:p>6.199433</text:p>
          </table:table-cell>
          <table:table-cell table:formula="of:=SQRT(POWER(ABS([.A2357]-xpos);2)+POWER(ABS([.B2357]-ypos);2))" office:value-type="float" office:value="0.743499259653296" calcext:value-type="float">
            <text:p>0.7434992597</text:p>
          </table:table-cell>
          <table:table-cell/>
          <table:table-cell table:formula="of:=[.J2357]/[.D2357]" office:value-type="float" office:value="0.00333527326060331" calcext:value-type="float">
            <text:p>0.0033352733</text:p>
          </table:table-cell>
          <table:table-cell table:number-columns-repeated="3"/>
          <table:table-cell table:formula="of:=[.C2357]*flaeche" office:value-type="float" office:value="0.0024797732" calcext:value-type="float">
            <text:p>0.0024797732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259108" calcext:value-type="float">
            <text:p>6.259108</text:p>
          </table:table-cell>
          <table:table-cell table:formula="of:=SQRT(POWER(ABS([.A2358]-xpos);2)+POWER(ABS([.B2358]-ypos);2))" office:value-type="float" office:value="0.746071739781102" calcext:value-type="float">
            <text:p>0.7460717398</text:p>
          </table:table-cell>
          <table:table-cell/>
          <table:table-cell table:formula="of:=[.J2358]/[.D2358]" office:value-type="float" office:value="0.00335576736995101" calcext:value-type="float">
            <text:p>0.0033557674</text:p>
          </table:table-cell>
          <table:table-cell table:number-columns-repeated="3"/>
          <table:table-cell table:formula="of:=[.C2358]*flaeche" office:value-type="float" office:value="0.0025036432" calcext:value-type="float">
            <text:p>0.0025036432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260109" calcext:value-type="float">
            <text:p>6.260109</text:p>
          </table:table-cell>
          <table:table-cell table:formula="of:=SQRT(POWER(ABS([.A2359]-xpos);2)+POWER(ABS([.B2359]-ypos);2))" office:value-type="float" office:value="0.749191389616832" calcext:value-type="float">
            <text:p>0.7491913896</text:p>
          </table:table-cell>
          <table:table-cell/>
          <table:table-cell table:formula="of:=[.J2359]/[.D2359]" office:value-type="float" office:value="0.00334232832184667" calcext:value-type="float">
            <text:p>0.0033423283</text:p>
          </table:table-cell>
          <table:table-cell table:number-columns-repeated="3"/>
          <table:table-cell table:formula="of:=[.C2359]*flaeche" office:value-type="float" office:value="0.0025040436" calcext:value-type="float">
            <text:p>0.002504043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20488" calcext:value-type="float">
            <text:p>6.20488</text:p>
          </table:table-cell>
          <table:table-cell table:formula="of:=SQRT(POWER(ABS([.A2360]-xpos);2)+POWER(ABS([.B2360]-ypos);2))" office:value-type="float" office:value="0.752851518282324" calcext:value-type="float">
            <text:p>0.7528515183</text:p>
          </table:table-cell>
          <table:table-cell/>
          <table:table-cell table:formula="of:=[.J2360]/[.D2360]" office:value-type="float" office:value="0.00329673506624882" calcext:value-type="float">
            <text:p>0.0032967351</text:p>
          </table:table-cell>
          <table:table-cell table:number-columns-repeated="3"/>
          <table:table-cell table:formula="of:=[.C2360]*flaeche" office:value-type="float" office:value="0.002481952" calcext:value-type="float">
            <text:p>0.002481952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6.106888" calcext:value-type="float">
            <text:p>6.106888</text:p>
          </table:table-cell>
          <table:table-cell table:formula="of:=SQRT(POWER(ABS([.A2361]-xpos);2)+POWER(ABS([.B2361]-ypos);2))" office:value-type="float" office:value="0.757044286559247" calcext:value-type="float">
            <text:p>0.7570442866</text:p>
          </table:table-cell>
          <table:table-cell/>
          <table:table-cell table:formula="of:=[.J2361]/[.D2361]" office:value-type="float" office:value="0.00322670052910944" calcext:value-type="float">
            <text:p>0.0032267005</text:p>
          </table:table-cell>
          <table:table-cell table:number-columns-repeated="3"/>
          <table:table-cell table:formula="of:=[.C2361]*flaeche" office:value-type="float" office:value="0.0024427552" calcext:value-type="float">
            <text:p>0.0024427552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989828" calcext:value-type="float">
            <text:p>5.989828</text:p>
          </table:table-cell>
          <table:table-cell table:formula="of:=SQRT(POWER(ABS([.A2362]-xpos);2)+POWER(ABS([.B2362]-ypos);2))" office:value-type="float" office:value="0.761760899476995" calcext:value-type="float">
            <text:p>0.7617608995</text:p>
          </table:table-cell>
          <table:table-cell/>
          <table:table-cell table:formula="of:=[.J2362]/[.D2362]" office:value-type="float" office:value="0.0031452535850094" calcext:value-type="float">
            <text:p>0.0031452536</text:p>
          </table:table-cell>
          <table:table-cell table:number-columns-repeated="3"/>
          <table:table-cell table:formula="of:=[.C2362]*flaeche" office:value-type="float" office:value="0.0023959312" calcext:value-type="float">
            <text:p>0.0023959312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5.884374" calcext:value-type="float">
            <text:p>5.884374</text:p>
          </table:table-cell>
          <table:table-cell table:formula="of:=SQRT(POWER(ABS([.A2363]-xpos);2)+POWER(ABS([.B2363]-ypos);2))" office:value-type="float" office:value="0.766991692953711" calcext:value-type="float">
            <text:p>0.766991693</text:p>
          </table:table-cell>
          <table:table-cell/>
          <table:table-cell table:formula="of:=[.J2363]/[.D2363]" office:value-type="float" office:value="0.00306880716130788" calcext:value-type="float">
            <text:p>0.0030688072</text:p>
          </table:table-cell>
          <table:table-cell table:number-columns-repeated="3"/>
          <table:table-cell table:formula="of:=[.C2363]*flaeche" office:value-type="float" office:value="0.0023537496" calcext:value-type="float">
            <text:p>0.002353749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822722" calcext:value-type="float">
            <text:p>5.822722</text:p>
          </table:table-cell>
          <table:table-cell table:formula="of:=SQRT(POWER(ABS([.A2364]-xpos);2)+POWER(ABS([.B2364]-ypos);2))" office:value-type="float" office:value="0.772726518334268" calcext:value-type="float">
            <text:p>0.7727265183</text:p>
          </table:table-cell>
          <table:table-cell/>
          <table:table-cell table:formula="of:=[.J2364]/[.D2364]" office:value-type="float" office:value="0.00301411786024985" calcext:value-type="float">
            <text:p>0.0030141179</text:p>
          </table:table-cell>
          <table:table-cell table:number-columns-repeated="3"/>
          <table:table-cell table:formula="of:=[.C2364]*flaeche" office:value-type="float" office:value="0.0023290888" calcext:value-type="float">
            <text:p>0.0023290888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831736" calcext:value-type="float">
            <text:p>5.831736</text:p>
          </table:table-cell>
          <table:table-cell table:formula="of:=SQRT(POWER(ABS([.A2365]-xpos);2)+POWER(ABS([.B2365]-ypos);2))" office:value-type="float" office:value="0.778953687902561" calcext:value-type="float">
            <text:p>0.7789536879</text:p>
          </table:table-cell>
          <table:table-cell/>
          <table:table-cell table:formula="of:=[.J2365]/[.D2365]" office:value-type="float" office:value="0.00299465094809564" calcext:value-type="float">
            <text:p>0.0029946509</text:p>
          </table:table-cell>
          <table:table-cell table:number-columns-repeated="3"/>
          <table:table-cell table:formula="of:=[.C2365]*flaeche" office:value-type="float" office:value="0.0023326944" calcext:value-type="float">
            <text:p>0.0023326944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926202" calcext:value-type="float">
            <text:p>5.926202</text:p>
          </table:table-cell>
          <table:table-cell table:formula="of:=SQRT(POWER(ABS([.A2366]-xpos);2)+POWER(ABS([.B2366]-ypos);2))" office:value-type="float" office:value="0.78566175710989" calcext:value-type="float">
            <text:p>0.7856617571</text:p>
          </table:table-cell>
          <table:table-cell/>
          <table:table-cell table:formula="of:=[.J2366]/[.D2366]" office:value-type="float" office:value="0.00301717727577829" calcext:value-type="float">
            <text:p>0.0030171773</text:p>
          </table:table-cell>
          <table:table-cell table:number-columns-repeated="3"/>
          <table:table-cell table:formula="of:=[.C2366]*flaeche" office:value-type="float" office:value="0.0023704808" calcext:value-type="float">
            <text:p>0.0023704808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104083" calcext:value-type="float">
            <text:p>6.104083</text:p>
          </table:table-cell>
          <table:table-cell table:formula="of:=SQRT(POWER(ABS([.A2367]-xpos);2)+POWER(ABS([.B2367]-ypos);2))" office:value-type="float" office:value="0.792838519624898" calcext:value-type="float">
            <text:p>0.7928385196</text:p>
          </table:table-cell>
          <table:table-cell/>
          <table:table-cell table:formula="of:=[.J2367]/[.D2367]" office:value-type="float" office:value="0.00307960970558692" calcext:value-type="float">
            <text:p>0.0030796097</text:p>
          </table:table-cell>
          <table:table-cell table:number-columns-repeated="3"/>
          <table:table-cell table:formula="of:=[.C2367]*flaeche" office:value-type="float" office:value="0.0024416332" calcext:value-type="float">
            <text:p>0.0024416332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345384" calcext:value-type="float">
            <text:p>6.345384</text:p>
          </table:table-cell>
          <table:table-cell table:formula="of:=SQRT(POWER(ABS([.A2368]-xpos);2)+POWER(ABS([.B2368]-ypos);2))" office:value-type="float" office:value="0.800471369097608" calcext:value-type="float">
            <text:p>0.8004713691</text:p>
          </table:table-cell>
          <table:table-cell/>
          <table:table-cell table:formula="of:=[.J2368]/[.D2368]" office:value-type="float" office:value="0.00317082371460871" calcext:value-type="float">
            <text:p>0.0031708237</text:p>
          </table:table-cell>
          <table:table-cell table:number-columns-repeated="3"/>
          <table:table-cell table:formula="of:=[.C2368]*flaeche" office:value-type="float" office:value="0.0025381536" calcext:value-type="float">
            <text:p>0.002538153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615304" calcext:value-type="float">
            <text:p>6.615304</text:p>
          </table:table-cell>
          <table:table-cell table:formula="of:=SQRT(POWER(ABS([.A2369]-xpos);2)+POWER(ABS([.B2369]-ypos);2))" office:value-type="float" office:value="0.808547388974202" calcext:value-type="float">
            <text:p>0.808547389</text:p>
          </table:table-cell>
          <table:table-cell/>
          <table:table-cell table:formula="of:=[.J2369]/[.D2369]" office:value-type="float" office:value="0.00327268585129823" calcext:value-type="float">
            <text:p>0.0032726859</text:p>
          </table:table-cell>
          <table:table-cell table:number-columns-repeated="3"/>
          <table:table-cell table:formula="of:=[.C2369]*flaeche" office:value-type="float" office:value="0.0026461216" calcext:value-type="float">
            <text:p>0.002646121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870969" calcext:value-type="float">
            <text:p>6.870969</text:p>
          </table:table-cell>
          <table:table-cell table:formula="of:=SQRT(POWER(ABS([.A2370]-xpos);2)+POWER(ABS([.B2370]-ypos);2))" office:value-type="float" office:value="0.8170538651619" calcext:value-type="float">
            <text:p>0.8170538652</text:p>
          </table:table-cell>
          <table:table-cell/>
          <table:table-cell table:formula="of:=[.J2370]/[.D2370]" office:value-type="float" office:value="0.00336377773508899" calcext:value-type="float">
            <text:p>0.0033637777</text:p>
          </table:table-cell>
          <table:table-cell table:number-columns-repeated="3"/>
          <table:table-cell table:formula="of:=[.C2370]*flaeche" office:value-type="float" office:value="0.0027483876" calcext:value-type="float">
            <text:p>0.002748387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7.069984" calcext:value-type="float">
            <text:p>7.069984</text:p>
          </table:table-cell>
          <table:table-cell table:formula="of:=SQRT(POWER(ABS([.A2371]-xpos);2)+POWER(ABS([.B2371]-ypos);2))" office:value-type="float" office:value="0.825976678072692" calcext:value-type="float">
            <text:p>0.8259766781</text:p>
          </table:table-cell>
          <table:table-cell/>
          <table:table-cell table:formula="of:=[.J2371]/[.D2371]" office:value-type="float" office:value="0.00342381773611181" calcext:value-type="float">
            <text:p>0.0034238177</text:p>
          </table:table-cell>
          <table:table-cell table:number-columns-repeated="3"/>
          <table:table-cell table:formula="of:=[.C2371]*flaeche" office:value-type="float" office:value="0.0028279936" calcext:value-type="float">
            <text:p>0.002827993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7.178739" calcext:value-type="float">
            <text:p>7.178739</text:p>
          </table:table-cell>
          <table:table-cell table:formula="of:=SQRT(POWER(ABS([.A2372]-xpos);2)+POWER(ABS([.B2372]-ypos);2))" office:value-type="float" office:value="0.835302879075608" calcext:value-type="float">
            <text:p>0.8353028791</text:p>
          </table:table-cell>
          <table:table-cell/>
          <table:table-cell table:formula="of:=[.J2372]/[.D2372]" office:value-type="float" office:value="0.00343766994216248" calcext:value-type="float">
            <text:p>0.0034376699</text:p>
          </table:table-cell>
          <table:table-cell table:number-columns-repeated="3"/>
          <table:table-cell table:formula="of:=[.C2372]*flaeche" office:value-type="float" office:value="0.0028714956" calcext:value-type="float">
            <text:p>0.002871495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7.178739" calcext:value-type="float">
            <text:p>7.178739</text:p>
          </table:table-cell>
          <table:table-cell table:formula="of:=SQRT(POWER(ABS([.A2373]-xpos);2)+POWER(ABS([.B2373]-ypos);2))" office:value-type="float" office:value="0.845019112086821" calcext:value-type="float">
            <text:p>0.8450191121</text:p>
          </table:table-cell>
          <table:table-cell/>
          <table:table-cell table:formula="of:=[.J2373]/[.D2373]" office:value-type="float" office:value="0.00339814278627223" calcext:value-type="float">
            <text:p>0.0033981428</text:p>
          </table:table-cell>
          <table:table-cell table:number-columns-repeated="3"/>
          <table:table-cell table:formula="of:=[.C2373]*flaeche" office:value-type="float" office:value="0.0028714956" calcext:value-type="float">
            <text:p>0.002871495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7.069984" calcext:value-type="float">
            <text:p>7.069984</text:p>
          </table:table-cell>
          <table:table-cell table:formula="of:=SQRT(POWER(ABS([.A2374]-xpos);2)+POWER(ABS([.B2374]-ypos);2))" office:value-type="float" office:value="0.855112081963528" calcext:value-type="float">
            <text:p>0.855112082</text:p>
          </table:table-cell>
          <table:table-cell/>
          <table:table-cell table:formula="of:=[.J2374]/[.D2374]" office:value-type="float" office:value="0.00330716131797167" calcext:value-type="float">
            <text:p>0.0033071613</text:p>
          </table:table-cell>
          <table:table-cell table:number-columns-repeated="3"/>
          <table:table-cell table:formula="of:=[.C2374]*flaeche" office:value-type="float" office:value="0.0028279936" calcext:value-type="float">
            <text:p>0.002827993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870969" calcext:value-type="float">
            <text:p>6.870969</text:p>
          </table:table-cell>
          <table:table-cell table:formula="of:=SQRT(POWER(ABS([.A2375]-xpos);2)+POWER(ABS([.B2375]-ypos);2))" office:value-type="float" office:value="0.865568609976124" calcext:value-type="float">
            <text:p>0.86556861</text:p>
          </table:table-cell>
          <table:table-cell/>
          <table:table-cell table:formula="of:=[.J2375]/[.D2375]" office:value-type="float" office:value="0.00317523945337599" calcext:value-type="float">
            <text:p>0.0031752395</text:p>
          </table:table-cell>
          <table:table-cell table:number-columns-repeated="3"/>
          <table:table-cell table:formula="of:=[.C2375]*flaeche" office:value-type="float" office:value="0.0027483876" calcext:value-type="float">
            <text:p>0.002748387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615304" calcext:value-type="float">
            <text:p>6.615304</text:p>
          </table:table-cell>
          <table:table-cell table:formula="of:=SQRT(POWER(ABS([.A2376]-xpos);2)+POWER(ABS([.B2376]-ypos);2))" office:value-type="float" office:value="0.876376220704898" calcext:value-type="float">
            <text:p>0.8763762207</text:p>
          </table:table-cell>
          <table:table-cell/>
          <table:table-cell table:formula="of:=[.J2376]/[.D2376]" office:value-type="float" office:value="0.00301939000338421" calcext:value-type="float">
            <text:p>0.00301939</text:p>
          </table:table-cell>
          <table:table-cell table:number-columns-repeated="3"/>
          <table:table-cell table:formula="of:=[.C2376]*flaeche" office:value-type="float" office:value="0.0026461216" calcext:value-type="float">
            <text:p>0.002646121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345384" calcext:value-type="float">
            <text:p>6.345384</text:p>
          </table:table-cell>
          <table:table-cell table:formula="of:=SQRT(POWER(ABS([.A2377]-xpos);2)+POWER(ABS([.B2377]-ypos);2))" office:value-type="float" office:value="0.887521049184187" calcext:value-type="float">
            <text:p>0.8875210492</text:p>
          </table:table-cell>
          <table:table-cell/>
          <table:table-cell table:formula="of:=[.J2377]/[.D2377]" office:value-type="float" office:value="0.00285982355272935" calcext:value-type="float">
            <text:p>0.0028598236</text:p>
          </table:table-cell>
          <table:table-cell table:number-columns-repeated="3"/>
          <table:table-cell table:formula="of:=[.C2377]*flaeche" office:value-type="float" office:value="0.0025381536" calcext:value-type="float">
            <text:p>0.002538153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104083" calcext:value-type="float">
            <text:p>6.104083</text:p>
          </table:table-cell>
          <table:table-cell table:formula="of:=SQRT(POWER(ABS([.A2378]-xpos);2)+POWER(ABS([.B2378]-ypos);2))" office:value-type="float" office:value="0.898991055684649" calcext:value-type="float">
            <text:p>0.8989910557</text:p>
          </table:table-cell>
          <table:table-cell/>
          <table:table-cell table:formula="of:=[.J2378]/[.D2378]" office:value-type="float" office:value="0.00271597051445691" calcext:value-type="float">
            <text:p>0.0027159705</text:p>
          </table:table-cell>
          <table:table-cell table:number-columns-repeated="3"/>
          <table:table-cell table:formula="of:=[.C2378]*flaeche" office:value-type="float" office:value="0.0024416332" calcext:value-type="float">
            <text:p>0.0024416332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926202" calcext:value-type="float">
            <text:p>5.926202</text:p>
          </table:table-cell>
          <table:table-cell table:formula="of:=SQRT(POWER(ABS([.A2379]-xpos);2)+POWER(ABS([.B2379]-ypos);2))" office:value-type="float" office:value="0.910773954713792" calcext:value-type="float">
            <text:p>0.9107739547</text:p>
          </table:table-cell>
          <table:table-cell/>
          <table:table-cell table:formula="of:=[.J2379]/[.D2379]" office:value-type="float" office:value="0.00260271035170842" calcext:value-type="float">
            <text:p>0.0026027104</text:p>
          </table:table-cell>
          <table:table-cell table:number-columns-repeated="3"/>
          <table:table-cell table:formula="of:=[.C2379]*flaeche" office:value-type="float" office:value="0.0023704808" calcext:value-type="float">
            <text:p>0.0023704808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831736" calcext:value-type="float">
            <text:p>5.831736</text:p>
          </table:table-cell>
          <table:table-cell table:formula="of:=SQRT(POWER(ABS([.A2380]-xpos);2)+POWER(ABS([.B2380]-ypos);2))" office:value-type="float" office:value="0.922857761465438" calcext:value-type="float">
            <text:p>0.9228577615</text:p>
          </table:table-cell>
          <table:table-cell/>
          <table:table-cell table:formula="of:=[.J2380]/[.D2380]" office:value-type="float" office:value="0.00252768573598583" calcext:value-type="float">
            <text:p>0.0025276857</text:p>
          </table:table-cell>
          <table:table-cell table:number-columns-repeated="3"/>
          <table:table-cell table:formula="of:=[.C2380]*flaeche" office:value-type="float" office:value="0.0023326944" calcext:value-type="float">
            <text:p>0.0023326944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822722" calcext:value-type="float">
            <text:p>5.822722</text:p>
          </table:table-cell>
          <table:table-cell table:formula="of:=SQRT(POWER(ABS([.A2381]-xpos);2)+POWER(ABS([.B2381]-ypos);2))" office:value-type="float" office:value="0.935230812226051" calcext:value-type="float">
            <text:p>0.9352308122</text:p>
          </table:table-cell>
          <table:table-cell/>
          <table:table-cell table:formula="of:=[.J2381]/[.D2381]" office:value-type="float" office:value="0.00249038929166188" calcext:value-type="float">
            <text:p>0.0024903893</text:p>
          </table:table-cell>
          <table:table-cell table:number-columns-repeated="3"/>
          <table:table-cell table:formula="of:=[.C2381]*flaeche" office:value-type="float" office:value="0.0023290888" calcext:value-type="float">
            <text:p>0.0023290888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5.884374" calcext:value-type="float">
            <text:p>5.884374</text:p>
          </table:table-cell>
          <table:table-cell table:formula="of:=SQRT(POWER(ABS([.A2382]-xpos);2)+POWER(ABS([.B2382]-ypos);2))" office:value-type="float" office:value="0.947882406767844" calcext:value-type="float">
            <text:p>0.9478824068</text:p>
          </table:table-cell>
          <table:table-cell/>
          <table:table-cell table:formula="of:=[.J2382]/[.D2382]" office:value-type="float" office:value="0.00248316624846534" calcext:value-type="float">
            <text:p>0.0024831662</text:p>
          </table:table-cell>
          <table:table-cell table:number-columns-repeated="3"/>
          <table:table-cell table:formula="of:=[.C2382]*flaeche" office:value-type="float" office:value="0.0023537496" calcext:value-type="float">
            <text:p>0.002353749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5.989828" calcext:value-type="float">
            <text:p>5.989828</text:p>
          </table:table-cell>
          <table:table-cell table:formula="of:=SQRT(POWER(ABS([.A2383]-xpos);2)+POWER(ABS([.B2383]-ypos);2))" office:value-type="float" office:value="0.960800326796364" calcext:value-type="float">
            <text:p>0.9608003268</text:p>
          </table:table-cell>
          <table:table-cell/>
          <table:table-cell table:formula="of:=[.J2383]/[.D2383]" office:value-type="float" office:value="0.00249368274882759" calcext:value-type="float">
            <text:p>0.0024936827</text:p>
          </table:table-cell>
          <table:table-cell table:number-columns-repeated="3"/>
          <table:table-cell table:formula="of:=[.C2383]*flaeche" office:value-type="float" office:value="0.0023959312" calcext:value-type="float">
            <text:p>0.0023959312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6.106888" calcext:value-type="float">
            <text:p>6.106888</text:p>
          </table:table-cell>
          <table:table-cell table:formula="of:=SQRT(POWER(ABS([.A2384]-xpos);2)+POWER(ABS([.B2384]-ypos);2))" office:value-type="float" office:value="0.973974564253092" calcext:value-type="float">
            <text:p>0.9739745643</text:p>
          </table:table-cell>
          <table:table-cell/>
          <table:table-cell table:formula="of:=[.J2384]/[.D2384]" office:value-type="float" office:value="0.00250802771412544" calcext:value-type="float">
            <text:p>0.0025080277</text:p>
          </table:table-cell>
          <table:table-cell table:number-columns-repeated="3"/>
          <table:table-cell table:formula="of:=[.C2384]*flaeche" office:value-type="float" office:value="0.0024427552" calcext:value-type="float">
            <text:p>0.0024427552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20488" calcext:value-type="float">
            <text:p>6.20488</text:p>
          </table:table-cell>
          <table:table-cell table:formula="of:=SQRT(POWER(ABS([.A2385]-xpos);2)+POWER(ABS([.B2385]-ypos);2))" office:value-type="float" office:value="0.98739485950657" calcext:value-type="float">
            <text:p>0.9873948595</text:p>
          </table:table-cell>
          <table:table-cell/>
          <table:table-cell table:formula="of:=[.J2385]/[.D2385]" office:value-type="float" office:value="0.00251363674431149" calcext:value-type="float">
            <text:p>0.0025136367</text:p>
          </table:table-cell>
          <table:table-cell table:number-columns-repeated="3"/>
          <table:table-cell table:formula="of:=[.C2385]*flaeche" office:value-type="float" office:value="0.002481952" calcext:value-type="float">
            <text:p>0.002481952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260109" calcext:value-type="float">
            <text:p>6.260109</text:p>
          </table:table-cell>
          <table:table-cell table:formula="of:=SQRT(POWER(ABS([.A2386]-xpos);2)+POWER(ABS([.B2386]-ypos);2))" office:value-type="float" office:value="1.0010513165048" calcext:value-type="float">
            <text:p>1.0010513165</text:p>
          </table:table-cell>
          <table:table-cell/>
          <table:table-cell table:formula="of:=[.J2386]/[.D2386]" office:value-type="float" office:value="0.00250141382236321" calcext:value-type="float">
            <text:p>0.0025014138</text:p>
          </table:table-cell>
          <table:table-cell table:number-columns-repeated="3"/>
          <table:table-cell table:formula="of:=[.C2386]*flaeche" office:value-type="float" office:value="0.0025040436" calcext:value-type="float">
            <text:p>0.002504043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259108" calcext:value-type="float">
            <text:p>6.259108</text:p>
          </table:table-cell>
          <table:table-cell table:formula="of:=SQRT(POWER(ABS([.A2387]-xpos);2)+POWER(ABS([.B2387]-ypos);2))" office:value-type="float" office:value="1.0149344022645" calcext:value-type="float">
            <text:p>1.0149344023</text:p>
          </table:table-cell>
          <table:table-cell/>
          <table:table-cell table:formula="of:=[.J2387]/[.D2387]" office:value-type="float" office:value="0.00246680297210728" calcext:value-type="float">
            <text:p>0.002466803</text:p>
          </table:table-cell>
          <table:table-cell table:number-columns-repeated="3"/>
          <table:table-cell table:formula="of:=[.C2387]*flaeche" office:value-type="float" office:value="0.0025036432" calcext:value-type="float">
            <text:p>0.0025036432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199433" calcext:value-type="float">
            <text:p>6.199433</text:p>
          </table:table-cell>
          <table:table-cell table:formula="of:=SQRT(POWER(ABS([.A2388]-xpos);2)+POWER(ABS([.B2388]-ypos);2))" office:value-type="float" office:value="1.02903564034731" calcext:value-type="float">
            <text:p>1.0290356403</text:p>
          </table:table-cell>
          <table:table-cell/>
          <table:table-cell table:formula="of:=[.J2388]/[.D2388]" office:value-type="float" office:value="0.00240980302602838" calcext:value-type="float">
            <text:p>0.002409803</text:p>
          </table:table-cell>
          <table:table-cell table:number-columns-repeated="3"/>
          <table:table-cell table:formula="of:=[.C2388]*flaeche" office:value-type="float" office:value="0.0024797732" calcext:value-type="float">
            <text:p>0.0024797732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6.088304" calcext:value-type="float">
            <text:p>6.088304</text:p>
          </table:table-cell>
          <table:table-cell table:formula="of:=SQRT(POWER(ABS([.A2389]-xpos);2)+POWER(ABS([.B2389]-ypos);2))" office:value-type="float" office:value="1.04334483197119" calcext:value-type="float">
            <text:p>1.043344832</text:p>
          </table:table-cell>
          <table:table-cell/>
          <table:table-cell table:formula="of:=[.J2389]/[.D2389]" office:value-type="float" office:value="0.00233414833272231" calcext:value-type="float">
            <text:p>0.0023341483</text:p>
          </table:table-cell>
          <table:table-cell table:number-columns-repeated="3"/>
          <table:table-cell table:formula="of:=[.C2389]*flaeche" office:value-type="float" office:value="0.0024353216" calcext:value-type="float">
            <text:p>0.002435321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5.939752" calcext:value-type="float">
            <text:p>5.939752</text:p>
          </table:table-cell>
          <table:table-cell table:formula="of:=SQRT(POWER(ABS([.A2390]-xpos);2)+POWER(ABS([.B2390]-ypos);2))" office:value-type="float" office:value="1.05785419629786" calcext:value-type="float">
            <text:p>1.0578541963</text:p>
          </table:table-cell>
          <table:table-cell/>
          <table:table-cell table:formula="of:=[.J2390]/[.D2390]" office:value-type="float" office:value="0.0022459624476746" calcext:value-type="float">
            <text:p>0.0022459624</text:p>
          </table:table-cell>
          <table:table-cell table:number-columns-repeated="3"/>
          <table:table-cell table:formula="of:=[.C2390]*flaeche" office:value-type="float" office:value="0.0023759008" calcext:value-type="float">
            <text:p>0.0023759008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5.77114" calcext:value-type="float">
            <text:p>5.77114</text:p>
          </table:table-cell>
          <table:table-cell table:formula="of:=SQRT(POWER(ABS([.A2391]-xpos);2)+POWER(ABS([.B2391]-ypos);2))" office:value-type="float" office:value="1.07255560964316" calcext:value-type="float">
            <text:p>1.0725556096</text:p>
          </table:table-cell>
          <table:table-cell/>
          <table:table-cell table:formula="of:=[.J2391]/[.D2391]" office:value-type="float" office:value="0.00215229492927461" calcext:value-type="float">
            <text:p>0.0021522949</text:p>
          </table:table-cell>
          <table:table-cell table:number-columns-repeated="3"/>
          <table:table-cell table:formula="of:=[.C2391]*flaeche" office:value-type="float" office:value="0.002308456" calcext:value-type="float">
            <text:p>0.00230845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5.599961" calcext:value-type="float">
            <text:p>5.599961</text:p>
          </table:table-cell>
          <table:table-cell table:formula="of:=SQRT(POWER(ABS([.A2392]-xpos);2)+POWER(ABS([.B2392]-ypos);2))" office:value-type="float" office:value="1.08744128294681" calcext:value-type="float">
            <text:p>1.0874412829</text:p>
          </table:table-cell>
          <table:table-cell/>
          <table:table-cell table:formula="of:=[.J2392]/[.D2392]" office:value-type="float" office:value="0.00205986698788" calcext:value-type="float">
            <text:p>0.002059867</text:p>
          </table:table-cell>
          <table:table-cell table:number-columns-repeated="3"/>
          <table:table-cell table:formula="of:=[.C2392]*flaeche" office:value-type="float" office:value="0.0022399844" calcext:value-type="float">
            <text:p>0.0022399844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441529" calcext:value-type="float">
            <text:p>5.441529</text:p>
          </table:table-cell>
          <table:table-cell table:formula="of:=SQRT(POWER(ABS([.A2393]-xpos);2)+POWER(ABS([.B2393]-ypos);2))" office:value-type="float" office:value="1.10250375276686" calcext:value-type="float">
            <text:p>1.1025037528</text:p>
          </table:table-cell>
          <table:table-cell/>
          <table:table-cell table:formula="of:=[.J2393]/[.D2393]" office:value-type="float" office:value="0.00197424416428293" calcext:value-type="float">
            <text:p>0.0019742442</text:p>
          </table:table-cell>
          <table:table-cell table:number-columns-repeated="3"/>
          <table:table-cell table:formula="of:=[.C2393]*flaeche" office:value-type="float" office:value="0.0021766116" calcext:value-type="float">
            <text:p>0.002176611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938776" calcext:value-type="float">
            <text:p>0.938776</text:p>
          </table:table-cell>
          <table:table-cell office:value-type="float" office:value="5.307799" calcext:value-type="float">
            <text:p>5.307799</text:p>
          </table:table-cell>
          <table:table-cell table:formula="of:=SQRT(POWER(ABS([.A2394]-xpos);2)+POWER(ABS([.B2394]-ypos);2))" office:value-type="float" office:value="1.1177366220859" calcext:value-type="float">
            <text:p>1.1177366221</text:p>
          </table:table-cell>
          <table:table-cell/>
          <table:table-cell table:formula="of:=[.J2394]/[.D2394]" office:value-type="float" office:value="0.00189948111035127" calcext:value-type="float">
            <text:p>0.0018994811</text:p>
          </table:table-cell>
          <table:table-cell table:number-columns-repeated="3"/>
          <table:table-cell table:formula="of:=[.C2394]*flaeche" office:value-type="float" office:value="0.0021231196" calcext:value-type="float">
            <text:p>0.0021231196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207176" calcext:value-type="float">
            <text:p>5.207176</text:p>
          </table:table-cell>
          <table:table-cell table:formula="of:=SQRT(POWER(ABS([.A2395]-xpos);2)+POWER(ABS([.B2395]-ypos);2))" office:value-type="float" office:value="1.13313155636581" calcext:value-type="float">
            <text:p>1.1331315564</text:p>
          </table:table-cell>
          <table:table-cell/>
          <table:table-cell table:formula="of:=[.J2395]/[.D2395]" office:value-type="float" office:value="0.001838154085727" calcext:value-type="float">
            <text:p>0.0018381541</text:p>
          </table:table-cell>
          <table:table-cell table:number-columns-repeated="3"/>
          <table:table-cell table:formula="of:=[.C2395]*flaeche" office:value-type="float" office:value="0.0020828704" calcext:value-type="float">
            <text:p>0.0020828704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144941" calcext:value-type="float">
            <text:p>5.144941</text:p>
          </table:table-cell>
          <table:table-cell table:formula="of:=SQRT(POWER(ABS([.A2396]-xpos);2)+POWER(ABS([.B2396]-ypos);2))" office:value-type="float" office:value="1.14868275195547" calcext:value-type="float">
            <text:p>1.148682752</text:p>
          </table:table-cell>
          <table:table-cell/>
          <table:table-cell table:formula="of:=[.J2396]/[.D2396]" office:value-type="float" office:value="0.00179159684995407" calcext:value-type="float">
            <text:p>0.0017915968</text:p>
          </table:table-cell>
          <table:table-cell table:number-columns-repeated="3"/>
          <table:table-cell table:formula="of:=[.C2396]*flaeche" office:value-type="float" office:value="0.0020579764" calcext:value-type="float">
            <text:p>0.0020579764</text:p>
          </table:table-cell>
          <table:table-cell table:number-columns-repeated="6"/>
        </table:table-row>
        <table:table-row table:style-name="ro1">
          <table:table-cell office:value-type="float" office:value="0.938776" calcext:value-type="float">
            <text:p>0.938776</text:p>
          </table:table-cell>
          <table:table-cell office:value-type="float" office:value="1" calcext:value-type="float">
            <text:p>1</text:p>
          </table:table-cell>
          <table:table-cell office:value-type="float" office:value="5.123906" calcext:value-type="float">
            <text:p>5.123906</text:p>
          </table:table-cell>
          <table:table-cell table:formula="of:=SQRT(POWER(ABS([.A2397]-xpos);2)+POWER(ABS([.B2397]-ypos);2))" office:value-type="float" office:value="1.16438394792096" calcext:value-type="float">
            <text:p>1.1643839479</text:p>
          </table:table-cell>
          <table:table-cell/>
          <table:table-cell table:formula="of:=[.J2397]/[.D2397]" office:value-type="float" office:value="0.00176021183017814" calcext:value-type="float">
            <text:p>0.0017602118</text:p>
          </table:table-cell>
          <table:table-cell table:number-columns-repeated="3"/>
          <table:table-cell table:formula="of:=[.C2397]*flaeche" office:value-type="float" office:value="0.0020495624" calcext:value-type="float">
            <text:p>0.00204956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2398]-xpos);2)+POWER(ABS([.B2398]-ypos);2))" office:value-type="float" office:value="0.223606797749979" calcext:value-type="float">
            <text:p>0.2236067977</text:p>
          </table:table-cell>
          <table:table-cell/>
          <table:table-cell table:formula="of:=[.J2398]/[.D2398]" office:value-type="float" office:value="0" calcext:value-type="float">
            <text:p>0</text:p>
          </table:table-cell>
          <table:table-cell table:number-columns-repeated="3"/>
          <table:table-cell table:formula="of:=[.C2398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" calcext:value-type="float">
            <text:p>0</text:p>
          </table:table-cell>
          <table:table-cell office:value-type="float" office:value="5.038887" calcext:value-type="float">
            <text:p>5.038887</text:p>
          </table:table-cell>
          <table:table-cell table:formula="of:=SQRT(POWER(ABS([.A2399]-xpos);2)+POWER(ABS([.B2399]-ypos);2))" office:value-type="float" office:value="0.765741696563534" calcext:value-type="float">
            <text:p>0.7657416966</text:p>
          </table:table-cell>
          <table:table-cell/>
          <table:table-cell table:formula="of:=[.J2399]/[.D2399]" office:value-type="float" office:value="0.00263216017757075" calcext:value-type="float">
            <text:p>0.0026321602</text:p>
          </table:table-cell>
          <table:table-cell table:number-columns-repeated="3"/>
          <table:table-cell table:formula="of:=[.C2399]*flaeche" office:value-type="float" office:value="0.0020155548" calcext:value-type="float">
            <text:p>0.0020155548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058019" calcext:value-type="float">
            <text:p>5.058019</text:p>
          </table:table-cell>
          <table:table-cell table:formula="of:=SQRT(POWER(ABS([.A2400]-xpos);2)+POWER(ABS([.B2400]-ypos);2))" office:value-type="float" office:value="0.763344766353972" calcext:value-type="float">
            <text:p>0.7633447664</text:p>
          </table:table-cell>
          <table:table-cell/>
          <table:table-cell table:formula="of:=[.J2400]/[.D2400]" office:value-type="float" office:value="0.00265045060787358" calcext:value-type="float">
            <text:p>0.0026504506</text:p>
          </table:table-cell>
          <table:table-cell table:number-columns-repeated="3"/>
          <table:table-cell table:formula="of:=[.C2400]*flaeche" office:value-type="float" office:value="0.0020232076" calcext:value-type="float">
            <text:p>0.0020232076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114809" calcext:value-type="float">
            <text:p>5.114809</text:p>
          </table:table-cell>
          <table:table-cell table:formula="of:=SQRT(POWER(ABS([.A2401]-xpos);2)+POWER(ABS([.B2401]-ypos);2))" office:value-type="float" office:value="0.761487420586841" calcext:value-type="float">
            <text:p>0.7614874206</text:p>
          </table:table-cell>
          <table:table-cell/>
          <table:table-cell table:formula="of:=[.J2401]/[.D2401]" office:value-type="float" office:value="0.00268674641850723" calcext:value-type="float">
            <text:p>0.0026867464</text:p>
          </table:table-cell>
          <table:table-cell table:number-columns-repeated="3"/>
          <table:table-cell table:formula="of:=[.C2401]*flaeche" office:value-type="float" office:value="0.0020459236" calcext:value-type="float">
            <text:p>0.0020459236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207176" calcext:value-type="float">
            <text:p>5.207176</text:p>
          </table:table-cell>
          <table:table-cell table:formula="of:=SQRT(POWER(ABS([.A2402]-xpos);2)+POWER(ABS([.B2402]-ypos);2))" office:value-type="float" office:value="0.760173614401342" calcext:value-type="float">
            <text:p>0.7601736144</text:p>
          </table:table-cell>
          <table:table-cell/>
          <table:table-cell table:formula="of:=[.J2402]/[.D2402]" office:value-type="float" office:value="0.00273999302335733" calcext:value-type="float">
            <text:p>0.002739993</text:p>
          </table:table-cell>
          <table:table-cell table:number-columns-repeated="3"/>
          <table:table-cell table:formula="of:=[.C2402]*flaeche" office:value-type="float" office:value="0.0020828704" calcext:value-type="float">
            <text:p>0.0020828704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330876" calcext:value-type="float">
            <text:p>5.330876</text:p>
          </table:table-cell>
          <table:table-cell table:formula="of:=SQRT(POWER(ABS([.A2403]-xpos);2)+POWER(ABS([.B2403]-ypos);2))" office:value-type="float" office:value="0.759406144658443" calcext:value-type="float">
            <text:p>0.7594061447</text:p>
          </table:table-cell>
          <table:table-cell/>
          <table:table-cell table:formula="of:=[.J2403]/[.D2403]" office:value-type="float" office:value="0.00280791828588517" calcext:value-type="float">
            <text:p>0.0028079183</text:p>
          </table:table-cell>
          <table:table-cell table:number-columns-repeated="3"/>
          <table:table-cell table:formula="of:=[.C2403]*flaeche" office:value-type="float" office:value="0.0021323504" calcext:value-type="float">
            <text:p>0.0021323504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5.478647" calcext:value-type="float">
            <text:p>5.478647</text:p>
          </table:table-cell>
          <table:table-cell table:formula="of:=SQRT(POWER(ABS([.A2404]-xpos);2)+POWER(ABS([.B2404]-ypos);2))" office:value-type="float" office:value="0.759186743520328" calcext:value-type="float">
            <text:p>0.7591867435</text:p>
          </table:table-cell>
          <table:table-cell/>
          <table:table-cell table:formula="of:=[.J2404]/[.D2404]" office:value-type="float" office:value="0.00288658728396424" calcext:value-type="float">
            <text:p>0.0028865873</text:p>
          </table:table-cell>
          <table:table-cell table:number-columns-repeated="3"/>
          <table:table-cell table:formula="of:=[.C2404]*flaeche" office:value-type="float" office:value="0.0021914588" calcext:value-type="float">
            <text:p>0.0021914588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5.639594" calcext:value-type="float">
            <text:p>5.639594</text:p>
          </table:table-cell>
          <table:table-cell table:formula="of:=SQRT(POWER(ABS([.A2405]-xpos);2)+POWER(ABS([.B2405]-ypos);2))" office:value-type="float" office:value="0.759515834895494" calcext:value-type="float">
            <text:p>0.7595158349</text:p>
          </table:table-cell>
          <table:table-cell/>
          <table:table-cell table:formula="of:=[.J2405]/[.D2405]" office:value-type="float" office:value="0.00297009949807089" calcext:value-type="float">
            <text:p>0.0029700995</text:p>
          </table:table-cell>
          <table:table-cell table:number-columns-repeated="3"/>
          <table:table-cell table:formula="of:=[.C2405]*flaeche" office:value-type="float" office:value="0.0022558376" calcext:value-type="float">
            <text:p>0.0022558376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5.799269" calcext:value-type="float">
            <text:p>5.799269</text:p>
          </table:table-cell>
          <table:table-cell table:formula="of:=SQRT(POWER(ABS([.A2406]-xpos);2)+POWER(ABS([.B2406]-ypos);2))" office:value-type="float" office:value="0.760392706635854" calcext:value-type="float">
            <text:p>0.7603927066</text:p>
          </table:table-cell>
          <table:table-cell/>
          <table:table-cell table:formula="of:=[.J2406]/[.D2406]" office:value-type="float" office:value="0.00305067050190802" calcext:value-type="float">
            <text:p>0.0030506705</text:p>
          </table:table-cell>
          <table:table-cell table:number-columns-repeated="3"/>
          <table:table-cell table:formula="of:=[.C2406]*flaeche" office:value-type="float" office:value="0.0023197076" calcext:value-type="float">
            <text:p>0.0023197076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940815" calcext:value-type="float">
            <text:p>5.940815</text:p>
          </table:table-cell>
          <table:table-cell table:formula="of:=SQRT(POWER(ABS([.A2407]-xpos);2)+POWER(ABS([.B2407]-ypos);2))" office:value-type="float" office:value="0.7618154672104" calcext:value-type="float">
            <text:p>0.7618154672</text:p>
          </table:table-cell>
          <table:table-cell/>
          <table:table-cell table:formula="of:=[.J2407]/[.D2407]" office:value-type="float" office:value="0.00311929345396672" calcext:value-type="float">
            <text:p>0.0031192935</text:p>
          </table:table-cell>
          <table:table-cell table:number-columns-repeated="3"/>
          <table:table-cell table:formula="of:=[.C2407]*flaeche" office:value-type="float" office:value="0.002376326" calcext:value-type="float">
            <text:p>0.002376326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6.0473" calcext:value-type="float">
            <text:p>6.0473</text:p>
          </table:table-cell>
          <table:table-cell table:formula="of:=SQRT(POWER(ABS([.A2408]-xpos);2)+POWER(ABS([.B2408]-ypos);2))" office:value-type="float" office:value="0.76378106600321" calcext:value-type="float">
            <text:p>0.763781066</text:p>
          </table:table-cell>
          <table:table-cell/>
          <table:table-cell table:formula="of:=[.J2408]/[.D2408]" office:value-type="float" office:value="0.00316703320842708" calcext:value-type="float">
            <text:p>0.0031670332</text:p>
          </table:table-cell>
          <table:table-cell table:number-columns-repeated="3"/>
          <table:table-cell table:formula="of:=[.C2408]*flaeche" office:value-type="float" office:value="0.00241892" calcext:value-type="float">
            <text:p>0.00241892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104958" calcext:value-type="float">
            <text:p>6.104958</text:p>
          </table:table-cell>
          <table:table-cell table:formula="of:=SQRT(POWER(ABS([.A2409]-xpos);2)+POWER(ABS([.B2409]-ypos);2))" office:value-type="float" office:value="0.76628546154811" calcext:value-type="float">
            <text:p>0.7662854615</text:p>
          </table:table-cell>
          <table:table-cell/>
          <table:table-cell table:formula="of:=[.J2409]/[.D2409]" office:value-type="float" office:value="0.00318678002198621" calcext:value-type="float">
            <text:p>0.00318678</text:p>
          </table:table-cell>
          <table:table-cell table:number-columns-repeated="3"/>
          <table:table-cell table:formula="of:=[.C2409]*flaeche" office:value-type="float" office:value="0.0024419832" calcext:value-type="float">
            <text:p>0.0024419832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1067" calcext:value-type="float">
            <text:p>6.1067</text:p>
          </table:table-cell>
          <table:table-cell table:formula="of:=SQRT(POWER(ABS([.A2410]-xpos);2)+POWER(ABS([.B2410]-ypos);2))" office:value-type="float" office:value="0.769323147939798" calcext:value-type="float">
            <text:p>0.7693231479</text:p>
          </table:table-cell>
          <table:table-cell/>
          <table:table-cell table:formula="of:=[.J2410]/[.D2410]" office:value-type="float" office:value="0.00317510269454566" calcext:value-type="float">
            <text:p>0.0031751027</text:p>
          </table:table-cell>
          <table:table-cell table:number-columns-repeated="3"/>
          <table:table-cell table:formula="of:=[.C2410]*flaeche" office:value-type="float" office:value="0.00244268" calcext:value-type="float">
            <text:p>0.00244268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6.054999" calcext:value-type="float">
            <text:p>6.054999</text:p>
          </table:table-cell>
          <table:table-cell table:formula="of:=SQRT(POWER(ABS([.A2411]-xpos);2)+POWER(ABS([.B2411]-ypos);2))" office:value-type="float" office:value="0.772887945474633" calcext:value-type="float">
            <text:p>0.7728879455</text:p>
          </table:table-cell>
          <table:table-cell/>
          <table:table-cell table:formula="of:=[.J2411]/[.D2411]" office:value-type="float" office:value="0.00313370083487671" calcext:value-type="float">
            <text:p>0.0031337008</text:p>
          </table:table-cell>
          <table:table-cell table:number-columns-repeated="3"/>
          <table:table-cell table:formula="of:=[.C2411]*flaeche" office:value-type="float" office:value="0.0024219996" calcext:value-type="float">
            <text:p>0.0024219996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5.963295" calcext:value-type="float">
            <text:p>5.963295</text:p>
          </table:table-cell>
          <table:table-cell table:formula="of:=SQRT(POWER(ABS([.A2412]-xpos);2)+POWER(ABS([.B2412]-ypos);2))" office:value-type="float" office:value="0.776972598932549" calcext:value-type="float">
            <text:p>0.7769725989</text:p>
          </table:table-cell>
          <table:table-cell/>
          <table:table-cell table:formula="of:=[.J2412]/[.D2412]" office:value-type="float" office:value="0.00307001560064935" calcext:value-type="float">
            <text:p>0.0030700156</text:p>
          </table:table-cell>
          <table:table-cell table:number-columns-repeated="3"/>
          <table:table-cell table:formula="of:=[.C2412]*flaeche" office:value-type="float" office:value="0.002385318" calcext:value-type="float">
            <text:p>0.002385318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855264" calcext:value-type="float">
            <text:p>5.855264</text:p>
          </table:table-cell>
          <table:table-cell table:formula="of:=SQRT(POWER(ABS([.A2413]-xpos);2)+POWER(ABS([.B2413]-ypos);2))" office:value-type="float" office:value="0.781568957707508" calcext:value-type="float">
            <text:p>0.7815689577</text:p>
          </table:table-cell>
          <table:table-cell/>
          <table:table-cell table:formula="of:=[.J2413]/[.D2413]" office:value-type="float" office:value="0.00299667172922252" calcext:value-type="float">
            <text:p>0.0029966717</text:p>
          </table:table-cell>
          <table:table-cell table:number-columns-repeated="3"/>
          <table:table-cell table:formula="of:=[.C2413]*flaeche" office:value-type="float" office:value="0.0023421056" calcext:value-type="float">
            <text:p>0.0023421056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5.761663" calcext:value-type="float">
            <text:p>5.761663</text:p>
          </table:table-cell>
          <table:table-cell table:formula="of:=SQRT(POWER(ABS([.A2414]-xpos);2)+POWER(ABS([.B2414]-ypos);2))" office:value-type="float" office:value="0.786668052446519" calcext:value-type="float">
            <text:p>0.7866680524</text:p>
          </table:table-cell>
          <table:table-cell/>
          <table:table-cell table:formula="of:=[.J2414]/[.D2414]" office:value-type="float" office:value="0.00292965399170914" calcext:value-type="float">
            <text:p>0.002929654</text:p>
          </table:table-cell>
          <table:table-cell table:number-columns-repeated="3"/>
          <table:table-cell table:formula="of:=[.C2414]*flaeche" office:value-type="float" office:value="0.0023046652" calcext:value-type="float">
            <text:p>0.0023046652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714893" calcext:value-type="float">
            <text:p>5.714893</text:p>
          </table:table-cell>
          <table:table-cell table:formula="of:=SQRT(POWER(ABS([.A2415]-xpos);2)+POWER(ABS([.B2415]-ypos);2))" office:value-type="float" office:value="0.792260462106371" calcext:value-type="float">
            <text:p>0.7922604621</text:p>
          </table:table-cell>
          <table:table-cell/>
          <table:table-cell table:formula="of:=[.J2415]/[.D2415]" office:value-type="float" office:value="0.00288536069807442" calcext:value-type="float">
            <text:p>0.0028853607</text:p>
          </table:table-cell>
          <table:table-cell table:number-columns-repeated="3"/>
          <table:table-cell table:formula="of:=[.C2415]*flaeche" office:value-type="float" office:value="0.0022859572" calcext:value-type="float">
            <text:p>0.0022859572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742048" calcext:value-type="float">
            <text:p>5.742048</text:p>
          </table:table-cell>
          <table:table-cell table:formula="of:=SQRT(POWER(ABS([.A2416]-xpos);2)+POWER(ABS([.B2416]-ypos);2))" office:value-type="float" office:value="0.798335277672858" calcext:value-type="float">
            <text:p>0.7983352777</text:p>
          </table:table-cell>
          <table:table-cell/>
          <table:table-cell table:formula="of:=[.J2416]/[.D2416]" office:value-type="float" office:value="0.00287701078010133" calcext:value-type="float">
            <text:p>0.0028770108</text:p>
          </table:table-cell>
          <table:table-cell table:number-columns-repeated="3"/>
          <table:table-cell table:formula="of:=[.C2416]*flaeche" office:value-type="float" office:value="0.0022968192" calcext:value-type="float">
            <text:p>0.0022968192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857943" calcext:value-type="float">
            <text:p>5.857943</text:p>
          </table:table-cell>
          <table:table-cell table:formula="of:=SQRT(POWER(ABS([.A2417]-xpos);2)+POWER(ABS([.B2417]-ypos);2))" office:value-type="float" office:value="0.804881832485365" calcext:value-type="float">
            <text:p>0.8048818325</text:p>
          </table:table-cell>
          <table:table-cell/>
          <table:table-cell table:formula="of:=[.J2417]/[.D2417]" office:value-type="float" office:value="0.00291120647209117" calcext:value-type="float">
            <text:p>0.0029112065</text:p>
          </table:table-cell>
          <table:table-cell table:number-columns-repeated="3"/>
          <table:table-cell table:formula="of:=[.C2417]*flaeche" office:value-type="float" office:value="0.0023431772" calcext:value-type="float">
            <text:p>0.0023431772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060053" calcext:value-type="float">
            <text:p>6.060053</text:p>
          </table:table-cell>
          <table:table-cell table:formula="of:=SQRT(POWER(ABS([.A2418]-xpos);2)+POWER(ABS([.B2418]-ypos);2))" office:value-type="float" office:value="0.811888715207324" calcext:value-type="float">
            <text:p>0.8118887152</text:p>
          </table:table-cell>
          <table:table-cell/>
          <table:table-cell table:formula="of:=[.J2418]/[.D2418]" office:value-type="float" office:value="0.00298565696824718" calcext:value-type="float">
            <text:p>0.002985657</text:p>
          </table:table-cell>
          <table:table-cell table:number-columns-repeated="3"/>
          <table:table-cell table:formula="of:=[.C2418]*flaeche" office:value-type="float" office:value="0.0024240212" calcext:value-type="float">
            <text:p>0.0024240212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327149" calcext:value-type="float">
            <text:p>6.327149</text:p>
          </table:table-cell>
          <table:table-cell table:formula="of:=SQRT(POWER(ABS([.A2419]-xpos);2)+POWER(ABS([.B2419]-ypos);2))" office:value-type="float" office:value="0.819344116000719" calcext:value-type="float">
            <text:p>0.819344116</text:p>
          </table:table-cell>
          <table:table-cell/>
          <table:table-cell table:formula="of:=[.J2419]/[.D2419]" office:value-type="float" office:value="0.00308888481722834" calcext:value-type="float">
            <text:p>0.0030888848</text:p>
          </table:table-cell>
          <table:table-cell table:number-columns-repeated="3"/>
          <table:table-cell table:formula="of:=[.C2419]*flaeche" office:value-type="float" office:value="0.0025308596" calcext:value-type="float">
            <text:p>0.0025308596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622416" calcext:value-type="float">
            <text:p>6.622416</text:p>
          </table:table-cell>
          <table:table-cell table:formula="of:=SQRT(POWER(ABS([.A2420]-xpos);2)+POWER(ABS([.B2420]-ypos);2))" office:value-type="float" office:value="0.827235908249273" calcext:value-type="float">
            <text:p>0.8272359082</text:p>
          </table:table-cell>
          <table:table-cell/>
          <table:table-cell table:formula="of:=[.J2420]/[.D2420]" office:value-type="float" office:value="0.0032021898150023" calcext:value-type="float">
            <text:p>0.0032021898</text:p>
          </table:table-cell>
          <table:table-cell table:number-columns-repeated="3"/>
          <table:table-cell table:formula="of:=[.C2420]*flaeche" office:value-type="float" office:value="0.0026489664" calcext:value-type="float">
            <text:p>0.0026489664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900431" calcext:value-type="float">
            <text:p>6.900431</text:p>
          </table:table-cell>
          <table:table-cell table:formula="of:=SQRT(POWER(ABS([.A2421]-xpos);2)+POWER(ABS([.B2421]-ypos);2))" office:value-type="float" office:value="0.835552144546347" calcext:value-type="float">
            <text:p>0.8355521445</text:p>
          </table:table-cell>
          <table:table-cell/>
          <table:table-cell table:formula="of:=[.J2421]/[.D2421]" office:value-type="float" office:value="0.003303411304747" calcext:value-type="float">
            <text:p>0.0033034113</text:p>
          </table:table-cell>
          <table:table-cell table:number-columns-repeated="3"/>
          <table:table-cell table:formula="of:=[.C2421]*flaeche" office:value-type="float" office:value="0.0027601724" calcext:value-type="float">
            <text:p>0.0027601724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7.116182" calcext:value-type="float">
            <text:p>7.116182</text:p>
          </table:table-cell>
          <table:table-cell table:formula="of:=SQRT(POWER(ABS([.A2422]-xpos);2)+POWER(ABS([.B2422]-ypos);2))" office:value-type="float" office:value="0.844279480030161" calcext:value-type="float">
            <text:p>0.84427948</text:p>
          </table:table-cell>
          <table:table-cell/>
          <table:table-cell table:formula="of:=[.J2422]/[.D2422]" office:value-type="float" office:value="0.00337148168032973" calcext:value-type="float">
            <text:p>0.0033714817</text:p>
          </table:table-cell>
          <table:table-cell table:number-columns-repeated="3"/>
          <table:table-cell table:formula="of:=[.C2422]*flaeche" office:value-type="float" office:value="0.0028464728" calcext:value-type="float">
            <text:p>0.0028464728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7.233907" calcext:value-type="float">
            <text:p>7.233907</text:p>
          </table:table-cell>
          <table:table-cell table:formula="of:=SQRT(POWER(ABS([.A2423]-xpos);2)+POWER(ABS([.B2423]-ypos);2))" office:value-type="float" office:value="0.853405687508584" calcext:value-type="float">
            <text:p>0.8534056875</text:p>
          </table:table-cell>
          <table:table-cell/>
          <table:table-cell table:formula="of:=[.J2423]/[.D2423]" office:value-type="float" office:value="0.00339060641656538" calcext:value-type="float">
            <text:p>0.0033906064</text:p>
          </table:table-cell>
          <table:table-cell table:number-columns-repeated="3"/>
          <table:table-cell table:formula="of:=[.C2423]*flaeche" office:value-type="float" office:value="0.0028935628" calcext:value-type="float">
            <text:p>0.0028935628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7.233907" calcext:value-type="float">
            <text:p>7.233907</text:p>
          </table:table-cell>
          <table:table-cell table:formula="of:=SQRT(POWER(ABS([.A2424]-xpos);2)+POWER(ABS([.B2424]-ypos);2))" office:value-type="float" office:value="0.862918111683837" calcext:value-type="float">
            <text:p>0.8629181117</text:p>
          </table:table-cell>
          <table:table-cell/>
          <table:table-cell table:formula="of:=[.J2424]/[.D2424]" office:value-type="float" office:value="0.00335322988452949" calcext:value-type="float">
            <text:p>0.0033532299</text:p>
          </table:table-cell>
          <table:table-cell table:number-columns-repeated="3"/>
          <table:table-cell table:formula="of:=[.C2424]*flaeche" office:value-type="float" office:value="0.0028935628" calcext:value-type="float">
            <text:p>0.0028935628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7.116182" calcext:value-type="float">
            <text:p>7.116182</text:p>
          </table:table-cell>
          <table:table-cell table:formula="of:=SQRT(POWER(ABS([.A2425]-xpos);2)+POWER(ABS([.B2425]-ypos);2))" office:value-type="float" office:value="0.872804124875679" calcext:value-type="float">
            <text:p>0.8728041249</text:p>
          </table:table-cell>
          <table:table-cell/>
          <table:table-cell table:formula="of:=[.J2425]/[.D2425]" office:value-type="float" office:value="0.00326129622772515" calcext:value-type="float">
            <text:p>0.0032612962</text:p>
          </table:table-cell>
          <table:table-cell table:number-columns-repeated="3"/>
          <table:table-cell table:formula="of:=[.C2425]*flaeche" office:value-type="float" office:value="0.0028464728" calcext:value-type="float">
            <text:p>0.0028464728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900431" calcext:value-type="float">
            <text:p>6.900431</text:p>
          </table:table-cell>
          <table:table-cell table:formula="of:=SQRT(POWER(ABS([.A2426]-xpos);2)+POWER(ABS([.B2426]-ypos);2))" office:value-type="float" office:value="0.883051179862187" calcext:value-type="float">
            <text:p>0.8830511799</text:p>
          </table:table-cell>
          <table:table-cell/>
          <table:table-cell table:formula="of:=[.J2426]/[.D2426]" office:value-type="float" office:value="0.00312572188673228" calcext:value-type="float">
            <text:p>0.0031257219</text:p>
          </table:table-cell>
          <table:table-cell table:number-columns-repeated="3"/>
          <table:table-cell table:formula="of:=[.C2426]*flaeche" office:value-type="float" office:value="0.0027601724" calcext:value-type="float">
            <text:p>0.0027601724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622416" calcext:value-type="float">
            <text:p>6.622416</text:p>
          </table:table-cell>
          <table:table-cell table:formula="of:=SQRT(POWER(ABS([.A2427]-xpos);2)+POWER(ABS([.B2427]-ypos);2))" office:value-type="float" office:value="0.893647384541017" calcext:value-type="float">
            <text:p>0.8936473845</text:p>
          </table:table-cell>
          <table:table-cell/>
          <table:table-cell table:formula="of:=[.J2427]/[.D2427]" office:value-type="float" office:value="0.00296421882481145" calcext:value-type="float">
            <text:p>0.0029642188</text:p>
          </table:table-cell>
          <table:table-cell table:number-columns-repeated="3"/>
          <table:table-cell table:formula="of:=[.C2427]*flaeche" office:value-type="float" office:value="0.0026489664" calcext:value-type="float">
            <text:p>0.0026489664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327149" calcext:value-type="float">
            <text:p>6.327149</text:p>
          </table:table-cell>
          <table:table-cell table:formula="of:=SQRT(POWER(ABS([.A2428]-xpos);2)+POWER(ABS([.B2428]-ypos);2))" office:value-type="float" office:value="0.904579449481913" calcext:value-type="float">
            <text:p>0.9045794495</text:p>
          </table:table-cell>
          <table:table-cell/>
          <table:table-cell table:formula="of:=[.J2428]/[.D2428]" office:value-type="float" office:value="0.00279783008717423" calcext:value-type="float">
            <text:p>0.0027978301</text:p>
          </table:table-cell>
          <table:table-cell table:number-columns-repeated="3"/>
          <table:table-cell table:formula="of:=[.C2428]*flaeche" office:value-type="float" office:value="0.0025308596" calcext:value-type="float">
            <text:p>0.0025308596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060053" calcext:value-type="float">
            <text:p>6.060053</text:p>
          </table:table-cell>
          <table:table-cell table:formula="of:=SQRT(POWER(ABS([.A2429]-xpos);2)+POWER(ABS([.B2429]-ypos);2))" office:value-type="float" office:value="0.915835840028659" calcext:value-type="float">
            <text:p>0.91583584</text:p>
          </table:table-cell>
          <table:table-cell/>
          <table:table-cell table:formula="of:=[.J2429]/[.D2429]" office:value-type="float" office:value="0.00264678569461111" calcext:value-type="float">
            <text:p>0.0026467857</text:p>
          </table:table-cell>
          <table:table-cell table:number-columns-repeated="3"/>
          <table:table-cell table:formula="of:=[.C2429]*flaeche" office:value-type="float" office:value="0.0024240212" calcext:value-type="float">
            <text:p>0.0024240212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857943" calcext:value-type="float">
            <text:p>5.857943</text:p>
          </table:table-cell>
          <table:table-cell table:formula="of:=SQRT(POWER(ABS([.A2430]-xpos);2)+POWER(ABS([.B2430]-ypos);2))" office:value-type="float" office:value="0.927404746734132" calcext:value-type="float">
            <text:p>0.9274047467</text:p>
          </table:table-cell>
          <table:table-cell/>
          <table:table-cell table:formula="of:=[.J2430]/[.D2430]" office:value-type="float" office:value="0.00252659608251039" calcext:value-type="float">
            <text:p>0.0025265961</text:p>
          </table:table-cell>
          <table:table-cell table:number-columns-repeated="3"/>
          <table:table-cell table:formula="of:=[.C2430]*flaeche" office:value-type="float" office:value="0.0023431772" calcext:value-type="float">
            <text:p>0.0023431772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742048" calcext:value-type="float">
            <text:p>5.742048</text:p>
          </table:table-cell>
          <table:table-cell table:formula="of:=SQRT(POWER(ABS([.A2431]-xpos);2)+POWER(ABS([.B2431]-ypos);2))" office:value-type="float" office:value="0.939274622023293" calcext:value-type="float">
            <text:p>0.939274622</text:p>
          </table:table-cell>
          <table:table-cell/>
          <table:table-cell table:formula="of:=[.J2431]/[.D2431]" office:value-type="float" office:value="0.00244531167578276" calcext:value-type="float">
            <text:p>0.0024453117</text:p>
          </table:table-cell>
          <table:table-cell table:number-columns-repeated="3"/>
          <table:table-cell table:formula="of:=[.C2431]*flaeche" office:value-type="float" office:value="0.0022968192" calcext:value-type="float">
            <text:p>0.0022968192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714893" calcext:value-type="float">
            <text:p>5.714893</text:p>
          </table:table-cell>
          <table:table-cell table:formula="of:=SQRT(POWER(ABS([.A2432]-xpos);2)+POWER(ABS([.B2432]-ypos);2))" office:value-type="float" office:value="0.951434201517372" calcext:value-type="float">
            <text:p>0.9514342015</text:p>
          </table:table-cell>
          <table:table-cell/>
          <table:table-cell table:formula="of:=[.J2432]/[.D2432]" office:value-type="float" office:value="0.00240264350004897" calcext:value-type="float">
            <text:p>0.0024026435</text:p>
          </table:table-cell>
          <table:table-cell table:number-columns-repeated="3"/>
          <table:table-cell table:formula="of:=[.C2432]*flaeche" office:value-type="float" office:value="0.0022859572" calcext:value-type="float">
            <text:p>0.0022859572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5.761663" calcext:value-type="float">
            <text:p>5.761663</text:p>
          </table:table-cell>
          <table:table-cell table:formula="of:=SQRT(POWER(ABS([.A2433]-xpos);2)+POWER(ABS([.B2433]-ypos);2))" office:value-type="float" office:value="0.963873137264443" calcext:value-type="float">
            <text:p>0.9638731373</text:p>
          </table:table-cell>
          <table:table-cell/>
          <table:table-cell table:formula="of:=[.J2433]/[.D2433]" office:value-type="float" office:value="0.00239104619778163" calcext:value-type="float">
            <text:p>0.0023910462</text:p>
          </table:table-cell>
          <table:table-cell table:number-columns-repeated="3"/>
          <table:table-cell table:formula="of:=[.C2433]*flaeche" office:value-type="float" office:value="0.0023046652" calcext:value-type="float">
            <text:p>0.0023046652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5.855264" calcext:value-type="float">
            <text:p>5.855264</text:p>
          </table:table-cell>
          <table:table-cell table:formula="of:=SQRT(POWER(ABS([.A2434]-xpos);2)+POWER(ABS([.B2434]-ypos);2))" office:value-type="float" office:value="0.976579559304822" calcext:value-type="float">
            <text:p>0.9765795593</text:p>
          </table:table-cell>
          <table:table-cell/>
          <table:table-cell table:formula="of:=[.J2434]/[.D2434]" office:value-type="float" office:value="0.00239827423959931" calcext:value-type="float">
            <text:p>0.0023982742</text:p>
          </table:table-cell>
          <table:table-cell table:number-columns-repeated="3"/>
          <table:table-cell table:formula="of:=[.C2434]*flaeche" office:value-type="float" office:value="0.0023421056" calcext:value-type="float">
            <text:p>0.0023421056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5.963295" calcext:value-type="float">
            <text:p>5.963295</text:p>
          </table:table-cell>
          <table:table-cell table:formula="of:=SQRT(POWER(ABS([.A2435]-xpos);2)+POWER(ABS([.B2435]-ypos);2))" office:value-type="float" office:value="0.989543743091734" calcext:value-type="float">
            <text:p>0.9895437431</text:p>
          </table:table-cell>
          <table:table-cell/>
          <table:table-cell table:formula="of:=[.J2435]/[.D2435]" office:value-type="float" office:value="0.00241052304827607" calcext:value-type="float">
            <text:p>0.002410523</text:p>
          </table:table-cell>
          <table:table-cell table:number-columns-repeated="3"/>
          <table:table-cell table:formula="of:=[.C2435]*flaeche" office:value-type="float" office:value="0.002385318" calcext:value-type="float">
            <text:p>0.002385318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6.054999" calcext:value-type="float">
            <text:p>6.054999</text:p>
          </table:table-cell>
          <table:table-cell table:formula="of:=SQRT(POWER(ABS([.A2436]-xpos);2)+POWER(ABS([.B2436]-ypos);2))" office:value-type="float" office:value="1.00275569121297" calcext:value-type="float">
            <text:p>1.0027556912</text:p>
          </table:table-cell>
          <table:table-cell/>
          <table:table-cell table:formula="of:=[.J2436]/[.D2436]" office:value-type="float" office:value="0.00241534365870341" calcext:value-type="float">
            <text:p>0.0024153437</text:p>
          </table:table-cell>
          <table:table-cell table:number-columns-repeated="3"/>
          <table:table-cell table:formula="of:=[.C2436]*flaeche" office:value-type="float" office:value="0.0024219996" calcext:value-type="float">
            <text:p>0.0024219996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1067" calcext:value-type="float">
            <text:p>6.1067</text:p>
          </table:table-cell>
          <table:table-cell table:formula="of:=SQRT(POWER(ABS([.A2437]-xpos);2)+POWER(ABS([.B2437]-ypos);2))" office:value-type="float" office:value="1.01620573997395" calcext:value-type="float">
            <text:p>1.01620574</text:p>
          </table:table-cell>
          <table:table-cell/>
          <table:table-cell table:formula="of:=[.J2437]/[.D2437]" office:value-type="float" office:value="0.00240372584400342" calcext:value-type="float">
            <text:p>0.0024037258</text:p>
          </table:table-cell>
          <table:table-cell table:number-columns-repeated="3"/>
          <table:table-cell table:formula="of:=[.C2437]*flaeche" office:value-type="float" office:value="0.00244268" calcext:value-type="float">
            <text:p>0.00244268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104958" calcext:value-type="float">
            <text:p>6.104958</text:p>
          </table:table-cell>
          <table:table-cell table:formula="of:=SQRT(POWER(ABS([.A2438]-xpos);2)+POWER(ABS([.B2438]-ypos);2))" office:value-type="float" office:value="1.02988456080281" calcext:value-type="float">
            <text:p>1.0298845608</text:p>
          </table:table-cell>
          <table:table-cell/>
          <table:table-cell table:formula="of:=[.J2438]/[.D2438]" office:value-type="float" office:value="0.00237112322384602" calcext:value-type="float">
            <text:p>0.0023711232</text:p>
          </table:table-cell>
          <table:table-cell table:number-columns-repeated="3"/>
          <table:table-cell table:formula="of:=[.C2438]*flaeche" office:value-type="float" office:value="0.0024419832" calcext:value-type="float">
            <text:p>0.0024419832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6.0473" calcext:value-type="float">
            <text:p>6.0473</text:p>
          </table:table-cell>
          <table:table-cell table:formula="of:=SQRT(POWER(ABS([.A2439]-xpos);2)+POWER(ABS([.B2439]-ypos);2))" office:value-type="float" office:value="1.04378384581531" calcext:value-type="float">
            <text:p>1.0437838458</text:p>
          </table:table-cell>
          <table:table-cell/>
          <table:table-cell table:formula="of:=[.J2439]/[.D2439]" office:value-type="float" office:value="0.00231745299536664" calcext:value-type="float">
            <text:p>0.002317453</text:p>
          </table:table-cell>
          <table:table-cell table:number-columns-repeated="3"/>
          <table:table-cell table:formula="of:=[.C2439]*flaeche" office:value-type="float" office:value="0.00241892" calcext:value-type="float">
            <text:p>0.00241892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940815" calcext:value-type="float">
            <text:p>5.940815</text:p>
          </table:table-cell>
          <table:table-cell table:formula="of:=SQRT(POWER(ABS([.A2440]-xpos);2)+POWER(ABS([.B2440]-ypos);2))" office:value-type="float" office:value="1.05789357029949" calcext:value-type="float">
            <text:p>1.0578935703</text:p>
          </table:table-cell>
          <table:table-cell/>
          <table:table-cell table:formula="of:=[.J2440]/[.D2440]" office:value-type="float" office:value="0.00224628078543597" calcext:value-type="float">
            <text:p>0.0022462808</text:p>
          </table:table-cell>
          <table:table-cell table:number-columns-repeated="3"/>
          <table:table-cell table:formula="of:=[.C2440]*flaeche" office:value-type="float" office:value="0.002376326" calcext:value-type="float">
            <text:p>0.002376326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5.799269" calcext:value-type="float">
            <text:p>5.799269</text:p>
          </table:table-cell>
          <table:table-cell table:formula="of:=SQRT(POWER(ABS([.A2441]-xpos);2)+POWER(ABS([.B2441]-ypos);2))" office:value-type="float" office:value="1.07220607548409" calcext:value-type="float">
            <text:p>1.0722060755</text:p>
          </table:table-cell>
          <table:table-cell/>
          <table:table-cell table:formula="of:=[.J2441]/[.D2441]" office:value-type="float" office:value="0.00216349044557752" calcext:value-type="float">
            <text:p>0.0021634904</text:p>
          </table:table-cell>
          <table:table-cell table:number-columns-repeated="3"/>
          <table:table-cell table:formula="of:=[.C2441]*flaeche" office:value-type="float" office:value="0.0023197076" calcext:value-type="float">
            <text:p>0.0023197076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5.639594" calcext:value-type="float">
            <text:p>5.639594</text:p>
          </table:table-cell>
          <table:table-cell table:formula="of:=SQRT(POWER(ABS([.A2442]-xpos);2)+POWER(ABS([.B2442]-ypos);2))" office:value-type="float" office:value="1.08671334925867" calcext:value-type="float">
            <text:p>1.0867133493</text:p>
          </table:table-cell>
          <table:table-cell/>
          <table:table-cell table:formula="of:=[.J2442]/[.D2442]" office:value-type="float" office:value="0.00207583499506919" calcext:value-type="float">
            <text:p>0.002075835</text:p>
          </table:table-cell>
          <table:table-cell table:number-columns-repeated="3"/>
          <table:table-cell table:formula="of:=[.C2442]*flaeche" office:value-type="float" office:value="0.0022558376" calcext:value-type="float">
            <text:p>0.0022558376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5.478647" calcext:value-type="float">
            <text:p>5.478647</text:p>
          </table:table-cell>
          <table:table-cell table:formula="of:=SQRT(POWER(ABS([.A2443]-xpos);2)+POWER(ABS([.B2443]-ypos);2))" office:value-type="float" office:value="1.101407695423" calcext:value-type="float">
            <text:p>1.1014076954</text:p>
          </table:table-cell>
          <table:table-cell/>
          <table:table-cell table:formula="of:=[.J2443]/[.D2443]" office:value-type="float" office:value="0.00198968902170087" calcext:value-type="float">
            <text:p>0.001989689</text:p>
          </table:table-cell>
          <table:table-cell table:number-columns-repeated="3"/>
          <table:table-cell table:formula="of:=[.C2443]*flaeche" office:value-type="float" office:value="0.0021914588" calcext:value-type="float">
            <text:p>0.0021914588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330876" calcext:value-type="float">
            <text:p>5.330876</text:p>
          </table:table-cell>
          <table:table-cell table:formula="of:=SQRT(POWER(ABS([.A2444]-xpos);2)+POWER(ABS([.B2444]-ypos);2))" office:value-type="float" office:value="1.11628172633301" calcext:value-type="float">
            <text:p>1.1162817263</text:p>
          </table:table-cell>
          <table:table-cell/>
          <table:table-cell table:formula="of:=[.J2444]/[.D2444]" office:value-type="float" office:value="0.0019102260206344" calcext:value-type="float">
            <text:p>0.001910226</text:p>
          </table:table-cell>
          <table:table-cell table:number-columns-repeated="3"/>
          <table:table-cell table:formula="of:=[.C2444]*flaeche" office:value-type="float" office:value="0.0021323504" calcext:value-type="float">
            <text:p>0.0021323504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207176" calcext:value-type="float">
            <text:p>5.207176</text:p>
          </table:table-cell>
          <table:table-cell table:formula="of:=SQRT(POWER(ABS([.A2445]-xpos);2)+POWER(ABS([.B2445]-ypos);2))" office:value-type="float" office:value="1.13132909625449" calcext:value-type="float">
            <text:p>1.1313290963</text:p>
          </table:table-cell>
          <table:table-cell/>
          <table:table-cell table:formula="of:=[.J2445]/[.D2445]" office:value-type="float" office:value="0.00184108267602751" calcext:value-type="float">
            <text:p>0.0018410827</text:p>
          </table:table-cell>
          <table:table-cell table:number-columns-repeated="3"/>
          <table:table-cell table:formula="of:=[.C2445]*flaeche" office:value-type="float" office:value="0.0020828704" calcext:value-type="float">
            <text:p>0.00208287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959184" calcext:value-type="float">
            <text:p>0.959184</text:p>
          </table:table-cell>
          <table:table-cell office:value-type="float" office:value="5.114809" calcext:value-type="float">
            <text:p>5.114809</text:p>
          </table:table-cell>
          <table:table-cell table:formula="of:=SQRT(POWER(ABS([.A2446]-xpos);2)+POWER(ABS([.B2446]-ypos);2))" office:value-type="float" office:value="1.14654153510111" calcext:value-type="float">
            <text:p>1.1465415351</text:p>
          </table:table-cell>
          <table:table-cell/>
          <table:table-cell table:formula="of:=[.J2446]/[.D2446]" office:value-type="float" office:value="0.00178443042608097" calcext:value-type="float">
            <text:p>0.0017844304</text:p>
          </table:table-cell>
          <table:table-cell table:number-columns-repeated="3"/>
          <table:table-cell table:formula="of:=[.C2446]*flaeche" office:value-type="float" office:value="0.0020459236" calcext:value-type="float">
            <text:p>0.0020459236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5.058019" calcext:value-type="float">
            <text:p>5.058019</text:p>
          </table:table-cell>
          <table:table-cell table:formula="of:=SQRT(POWER(ABS([.A2447]-xpos);2)+POWER(ABS([.B2447]-ypos);2))" office:value-type="float" office:value="1.16191326368193" calcext:value-type="float">
            <text:p>1.1619132637</text:p>
          </table:table-cell>
          <table:table-cell/>
          <table:table-cell table:formula="of:=[.J2447]/[.D2447]" office:value-type="float" office:value="0.00174127248843752" calcext:value-type="float">
            <text:p>0.0017412725</text:p>
          </table:table-cell>
          <table:table-cell table:number-columns-repeated="3"/>
          <table:table-cell table:formula="of:=[.C2447]*flaeche" office:value-type="float" office:value="0.0020232076" calcext:value-type="float">
            <text:p>0.0020232076</text:p>
          </table:table-cell>
          <table:table-cell table:number-columns-repeated="6"/>
        </table:table-row>
        <table:table-row table:style-name="ro1">
          <table:table-cell office:value-type="float" office:value="0.959184" calcext:value-type="float">
            <text:p>0.959184</text:p>
          </table:table-cell>
          <table:table-cell office:value-type="float" office:value="1" calcext:value-type="float">
            <text:p>1</text:p>
          </table:table-cell>
          <table:table-cell office:value-type="float" office:value="5.038887" calcext:value-type="float">
            <text:p>5.038887</text:p>
          </table:table-cell>
          <table:table-cell table:formula="of:=SQRT(POWER(ABS([.A2448]-xpos);2)+POWER(ABS([.B2448]-ypos);2))" office:value-type="float" office:value="1.17743804331948" calcext:value-type="float">
            <text:p>1.1774380433</text:p>
          </table:table-cell>
          <table:table-cell/>
          <table:table-cell table:formula="of:=[.J2448]/[.D2448]" office:value-type="float" office:value="0.00171181389240462" calcext:value-type="float">
            <text:p>0.0017118139</text:p>
          </table:table-cell>
          <table:table-cell table:number-columns-repeated="3"/>
          <table:table-cell table:formula="of:=[.C2448]*flaeche" office:value-type="float" office:value="0.0020155548" calcext:value-type="float">
            <text:p>0.002015554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2449]-xpos);2)+POWER(ABS([.B2449]-ypos);2))" office:value-type="float" office:value="0.223606797749979" calcext:value-type="float">
            <text:p>0.2236067977</text:p>
          </table:table-cell>
          <table:table-cell/>
          <table:table-cell table:formula="of:=[.J2449]/[.D2449]" office:value-type="float" office:value="0" calcext:value-type="float">
            <text:p>0</text:p>
          </table:table-cell>
          <table:table-cell table:number-columns-repeated="3"/>
          <table:table-cell table:formula="of:=[.C2449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" calcext:value-type="float">
            <text:p>0</text:p>
          </table:table-cell>
          <table:table-cell office:value-type="float" office:value="4.986918" calcext:value-type="float">
            <text:p>4.986918</text:p>
          </table:table-cell>
          <table:table-cell table:formula="of:=SQRT(POWER(ABS([.A2450]-xpos);2)+POWER(ABS([.B2450]-ypos);2))" office:value-type="float" office:value="0.785979444046725" calcext:value-type="float">
            <text:p>0.785979444</text:p>
          </table:table-cell>
          <table:table-cell/>
          <table:table-cell table:formula="of:=[.J2450]/[.D2450]" office:value-type="float" office:value="0.00253793812943715" calcext:value-type="float">
            <text:p>0.0025379381</text:p>
          </table:table-cell>
          <table:table-cell table:number-columns-repeated="3"/>
          <table:table-cell table:formula="of:=[.C2450]*flaeche" office:value-type="float" office:value="0.0019947672" calcext:value-type="float">
            <text:p>0.0019947672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5.004804" calcext:value-type="float">
            <text:p>5.004804</text:p>
          </table:table-cell>
          <table:table-cell table:formula="of:=SQRT(POWER(ABS([.A2451]-xpos);2)+POWER(ABS([.B2451]-ypos);2))" office:value-type="float" office:value="0.78364441740371" calcext:value-type="float">
            <text:p>0.7836444174</text:p>
          </table:table-cell>
          <table:table-cell/>
          <table:table-cell table:formula="of:=[.J2451]/[.D2451]" office:value-type="float" office:value="0.00255463007907663" calcext:value-type="float">
            <text:p>0.0025546301</text:p>
          </table:table-cell>
          <table:table-cell table:number-columns-repeated="3"/>
          <table:table-cell table:formula="of:=[.C2451]*flaeche" office:value-type="float" office:value="0.0020019216" calcext:value-type="float">
            <text:p>0.0020019216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058019" calcext:value-type="float">
            <text:p>5.058019</text:p>
          </table:table-cell>
          <table:table-cell table:formula="of:=SQRT(POWER(ABS([.A2452]-xpos);2)+POWER(ABS([.B2452]-ypos);2))" office:value-type="float" office:value="0.781835297438022" calcext:value-type="float">
            <text:p>0.7818352974</text:p>
          </table:table-cell>
          <table:table-cell/>
          <table:table-cell table:formula="of:=[.J2452]/[.D2452]" office:value-type="float" office:value="0.00258776702283691" calcext:value-type="float">
            <text:p>0.002587767</text:p>
          </table:table-cell>
          <table:table-cell table:number-columns-repeated="3"/>
          <table:table-cell table:formula="of:=[.C2452]*flaeche" office:value-type="float" office:value="0.0020232076" calcext:value-type="float">
            <text:p>0.0020232076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144941" calcext:value-type="float">
            <text:p>5.144941</text:p>
          </table:table-cell>
          <table:table-cell table:formula="of:=SQRT(POWER(ABS([.A2453]-xpos);2)+POWER(ABS([.B2453]-ypos);2))" office:value-type="float" office:value="0.780555740892346" calcext:value-type="float">
            <text:p>0.7805557409</text:p>
          </table:table-cell>
          <table:table-cell/>
          <table:table-cell table:formula="of:=[.J2453]/[.D2453]" office:value-type="float" office:value="0.00263655276898903" calcext:value-type="float">
            <text:p>0.0026365528</text:p>
          </table:table-cell>
          <table:table-cell table:number-columns-repeated="3"/>
          <table:table-cell table:formula="of:=[.C2453]*flaeche" office:value-type="float" office:value="0.0020579764" calcext:value-type="float">
            <text:p>0.0020579764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261977" calcext:value-type="float">
            <text:p>5.261977</text:p>
          </table:table-cell>
          <table:table-cell table:formula="of:=SQRT(POWER(ABS([.A2454]-xpos);2)+POWER(ABS([.B2454]-ypos);2))" office:value-type="float" office:value="0.779808331035903" calcext:value-type="float">
            <text:p>0.779808331</text:p>
          </table:table-cell>
          <table:table-cell/>
          <table:table-cell table:formula="of:=[.J2454]/[.D2454]" office:value-type="float" office:value="0.00269911299511764" calcext:value-type="float">
            <text:p>0.002699113</text:p>
          </table:table-cell>
          <table:table-cell table:number-columns-repeated="3"/>
          <table:table-cell table:formula="of:=[.C2454]*flaeche" office:value-type="float" office:value="0.0021047908" calcext:value-type="float">
            <text:p>0.0021047908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5.402584" calcext:value-type="float">
            <text:p>5.402584</text:p>
          </table:table-cell>
          <table:table-cell table:formula="of:=SQRT(POWER(ABS([.A2455]-xpos);2)+POWER(ABS([.B2455]-ypos);2))" office:value-type="float" office:value="0.779594671701263" calcext:value-type="float">
            <text:p>0.7795946717</text:p>
          </table:table-cell>
          <table:table-cell/>
          <table:table-cell table:formula="of:=[.J2455]/[.D2455]" office:value-type="float" office:value="0.00277199636996506" calcext:value-type="float">
            <text:p>0.0027719964</text:p>
          </table:table-cell>
          <table:table-cell table:number-columns-repeated="3"/>
          <table:table-cell table:formula="of:=[.C2455]*flaeche" office:value-type="float" office:value="0.0021610336" calcext:value-type="float">
            <text:p>0.0021610336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5.556544" calcext:value-type="float">
            <text:p>5.556544</text:p>
          </table:table-cell>
          <table:table-cell table:formula="of:=SQRT(POWER(ABS([.A2456]-xpos);2)+POWER(ABS([.B2456]-ypos);2))" office:value-type="float" office:value="0.779915151837044" calcext:value-type="float">
            <text:p>0.7799151518</text:p>
          </table:table-cell>
          <table:table-cell/>
          <table:table-cell table:formula="of:=[.J2456]/[.D2456]" office:value-type="float" office:value="0.00284981974611566" calcext:value-type="float">
            <text:p>0.0028498197</text:p>
          </table:table-cell>
          <table:table-cell table:number-columns-repeated="3"/>
          <table:table-cell table:formula="of:=[.C2456]*flaeche" office:value-type="float" office:value="0.0022226176" calcext:value-type="float">
            <text:p>0.0022226176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5.709972" calcext:value-type="float">
            <text:p>5.709972</text:p>
          </table:table-cell>
          <table:table-cell table:formula="of:=SQRT(POWER(ABS([.A2457]-xpos);2)+POWER(ABS([.B2457]-ypos);2))" office:value-type="float" office:value="0.780769113703276" calcext:value-type="float">
            <text:p>0.7807691137</text:p>
          </table:table-cell>
          <table:table-cell/>
          <table:table-cell table:formula="of:=[.J2457]/[.D2457]" office:value-type="float" office:value="0.00292530629082749" calcext:value-type="float">
            <text:p>0.0029253063</text:p>
          </table:table-cell>
          <table:table-cell table:number-columns-repeated="3"/>
          <table:table-cell table:formula="of:=[.C2457]*flaeche" office:value-type="float" office:value="0.0022839888" calcext:value-type="float">
            <text:p>0.0022839888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846445" calcext:value-type="float">
            <text:p>5.846445</text:p>
          </table:table-cell>
          <table:table-cell table:formula="of:=SQRT(POWER(ABS([.A2458]-xpos);2)+POWER(ABS([.B2458]-ypos);2))" office:value-type="float" office:value="0.782154809925119" calcext:value-type="float">
            <text:p>0.7821548099</text:p>
          </table:table-cell>
          <table:table-cell/>
          <table:table-cell table:formula="of:=[.J2458]/[.D2458]" office:value-type="float" office:value="0.00298991704752655" calcext:value-type="float">
            <text:p>0.002989917</text:p>
          </table:table-cell>
          <table:table-cell table:number-columns-repeated="3"/>
          <table:table-cell table:formula="of:=[.C2458]*flaeche" office:value-type="float" office:value="0.002338578" calcext:value-type="float">
            <text:p>0.002338578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949343" calcext:value-type="float">
            <text:p>5.949343</text:p>
          </table:table-cell>
          <table:table-cell table:formula="of:=SQRT(POWER(ABS([.A2459]-xpos);2)+POWER(ABS([.B2459]-ypos);2))" office:value-type="float" office:value="0.784069421284238" calcext:value-type="float">
            <text:p>0.7840694213</text:p>
          </table:table-cell>
          <table:table-cell/>
          <table:table-cell table:formula="of:=[.J2459]/[.D2459]" office:value-type="float" office:value="0.00303511033002945" calcext:value-type="float">
            <text:p>0.0030351103</text:p>
          </table:table-cell>
          <table:table-cell table:number-columns-repeated="3"/>
          <table:table-cell table:formula="of:=[.C2459]*flaeche" office:value-type="float" office:value="0.0023797372" calcext:value-type="float">
            <text:p>0.0023797372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6.005109" calcext:value-type="float">
            <text:p>6.005109</text:p>
          </table:table-cell>
          <table:table-cell table:formula="of:=SQRT(POWER(ABS([.A2460]-xpos);2)+POWER(ABS([.B2460]-ypos);2))" office:value-type="float" office:value="0.786509217484449" calcext:value-type="float">
            <text:p>0.7865092175</text:p>
          </table:table-cell>
          <table:table-cell/>
          <table:table-cell table:formula="of:=[.J2460]/[.D2460]" office:value-type="float" office:value="0.0030540565152976" calcext:value-type="float">
            <text:p>0.0030540565</text:p>
          </table:table-cell>
          <table:table-cell table:number-columns-repeated="3"/>
          <table:table-cell table:formula="of:=[.C2460]*flaeche" office:value-type="float" office:value="0.0024020436" calcext:value-type="float">
            <text:p>0.0024020436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6.006772" calcext:value-type="float">
            <text:p>6.006772</text:p>
          </table:table-cell>
          <table:table-cell table:formula="of:=SQRT(POWER(ABS([.A2461]-xpos);2)+POWER(ABS([.B2461]-ypos);2))" office:value-type="float" office:value="0.789469091582438" calcext:value-type="float">
            <text:p>0.7894690916</text:p>
          </table:table-cell>
          <table:table-cell/>
          <table:table-cell table:formula="of:=[.J2461]/[.D2461]" office:value-type="float" office:value="0.00304344885140966" calcext:value-type="float">
            <text:p>0.0030434489</text:p>
          </table:table-cell>
          <table:table-cell table:number-columns-repeated="3"/>
          <table:table-cell table:formula="of:=[.C2461]*flaeche" office:value-type="float" office:value="0.0024027088" calcext:value-type="float">
            <text:p>0.0024027088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5.956839" calcext:value-type="float">
            <text:p>5.956839</text:p>
          </table:table-cell>
          <table:table-cell table:formula="of:=SQRT(POWER(ABS([.A2462]-xpos);2)+POWER(ABS([.B2462]-ypos);2))" office:value-type="float" office:value="0.792943325129861" calcext:value-type="float">
            <text:p>0.7929433251</text:p>
          </table:table-cell>
          <table:table-cell/>
          <table:table-cell table:formula="of:=[.J2462]/[.D2462]" office:value-type="float" office:value="0.0030049254776308" calcext:value-type="float">
            <text:p>0.0030049255</text:p>
          </table:table-cell>
          <table:table-cell table:number-columns-repeated="3"/>
          <table:table-cell table:formula="of:=[.C2462]*flaeche" office:value-type="float" office:value="0.0023827356" calcext:value-type="float">
            <text:p>0.0023827356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5.868716" calcext:value-type="float">
            <text:p>5.868716</text:p>
          </table:table-cell>
          <table:table-cell table:formula="of:=SQRT(POWER(ABS([.A2463]-xpos);2)+POWER(ABS([.B2463]-ypos);2))" office:value-type="float" office:value="0.796925191031128" calcext:value-type="float">
            <text:p>0.796925191</text:p>
          </table:table-cell>
          <table:table-cell/>
          <table:table-cell table:formula="of:=[.J2463]/[.D2463]" office:value-type="float" office:value="0.00294567975315553" calcext:value-type="float">
            <text:p>0.0029456798</text:p>
          </table:table-cell>
          <table:table-cell table:number-columns-repeated="3"/>
          <table:table-cell table:formula="of:=[.C2463]*flaeche" office:value-type="float" office:value="0.0023474864" calcext:value-type="float">
            <text:p>0.0023474864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766036" calcext:value-type="float">
            <text:p>5.766036</text:p>
          </table:table-cell>
          <table:table-cell table:formula="of:=SQRT(POWER(ABS([.A2464]-xpos);2)+POWER(ABS([.B2464]-ypos);2))" office:value-type="float" office:value="0.801407122666126" calcext:value-type="float">
            <text:p>0.8014071227</text:p>
          </table:table-cell>
          <table:table-cell/>
          <table:table-cell table:formula="of:=[.J2464]/[.D2464]" office:value-type="float" office:value="0.00287795595368183" calcext:value-type="float">
            <text:p>0.002877956</text:p>
          </table:table-cell>
          <table:table-cell table:number-columns-repeated="3"/>
          <table:table-cell table:formula="of:=[.C2464]*flaeche" office:value-type="float" office:value="0.0023064144" calcext:value-type="float">
            <text:p>0.0023064144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5.67956" calcext:value-type="float">
            <text:p>5.67956</text:p>
          </table:table-cell>
          <table:table-cell table:formula="of:=SQRT(POWER(ABS([.A2465]-xpos);2)+POWER(ABS([.B2465]-ypos);2))" office:value-type="float" office:value="0.80638078185681" calcext:value-type="float">
            <text:p>0.8063807819</text:p>
          </table:table-cell>
          <table:table-cell/>
          <table:table-cell table:formula="of:=[.J2465]/[.D2465]" office:value-type="float" office:value="0.0028173092056693" calcext:value-type="float">
            <text:p>0.0028173092</text:p>
          </table:table-cell>
          <table:table-cell table:number-columns-repeated="3"/>
          <table:table-cell table:formula="of:=[.C2465]*flaeche" office:value-type="float" office:value="0.002271824" calcext:value-type="float">
            <text:p>0.002271824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641768" calcext:value-type="float">
            <text:p>5.641768</text:p>
          </table:table-cell>
          <table:table-cell table:formula="of:=SQRT(POWER(ABS([.A2466]-xpos);2)+POWER(ABS([.B2466]-ypos);2))" office:value-type="float" office:value="0.81183741009207" calcext:value-type="float">
            <text:p>0.8118374101</text:p>
          </table:table-cell>
          <table:table-cell/>
          <table:table-cell table:formula="of:=[.J2466]/[.D2466]" office:value-type="float" office:value="0.0027797526597648" calcext:value-type="float">
            <text:p>0.0027797527</text:p>
          </table:table-cell>
          <table:table-cell table:number-columns-repeated="3"/>
          <table:table-cell table:formula="of:=[.C2466]*flaeche" office:value-type="float" office:value="0.0022567072" calcext:value-type="float">
            <text:p>0.0022567072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67987" calcext:value-type="float">
            <text:p>5.67987</text:p>
          </table:table-cell>
          <table:table-cell table:formula="of:=SQRT(POWER(ABS([.A2467]-xpos);2)+POWER(ABS([.B2467]-ypos);2))" office:value-type="float" office:value="0.817766810395849" calcext:value-type="float">
            <text:p>0.8177668104</text:p>
          </table:table-cell>
          <table:table-cell/>
          <table:table-cell table:formula="of:=[.J2467]/[.D2467]" office:value-type="float" office:value="0.00277823454206981" calcext:value-type="float">
            <text:p>0.0027782345</text:p>
          </table:table-cell>
          <table:table-cell table:number-columns-repeated="3"/>
          <table:table-cell table:formula="of:=[.C2467]*flaeche" office:value-type="float" office:value="0.002271948" calcext:value-type="float">
            <text:p>0.002271948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808689" calcext:value-type="float">
            <text:p>5.808689</text:p>
          </table:table-cell>
          <table:table-cell table:formula="of:=SQRT(POWER(ABS([.A2468]-xpos);2)+POWER(ABS([.B2468]-ypos);2))" office:value-type="float" office:value="0.824159028873069" calcext:value-type="float">
            <text:p>0.8241590289</text:p>
          </table:table-cell>
          <table:table-cell/>
          <table:table-cell table:formula="of:=[.J2468]/[.D2468]" office:value-type="float" office:value="0.00281920784533181" calcext:value-type="float">
            <text:p>0.0028192078</text:p>
          </table:table-cell>
          <table:table-cell table:number-columns-repeated="3"/>
          <table:table-cell table:formula="of:=[.C2468]*flaeche" office:value-type="float" office:value="0.0023234756" calcext:value-type="float">
            <text:p>0.0023234756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025416" calcext:value-type="float">
            <text:p>6.025416</text:p>
          </table:table-cell>
          <table:table-cell table:formula="of:=SQRT(POWER(ABS([.A2469]-xpos);2)+POWER(ABS([.B2469]-ypos);2))" office:value-type="float" office:value="0.831003385365547" calcext:value-type="float">
            <text:p>0.8310033854</text:p>
          </table:table-cell>
          <table:table-cell/>
          <table:table-cell table:formula="of:=[.J2469]/[.D2469]" office:value-type="float" office:value="0.00290030876220775" calcext:value-type="float">
            <text:p>0.0029003088</text:p>
          </table:table-cell>
          <table:table-cell table:number-columns-repeated="3"/>
          <table:table-cell table:formula="of:=[.C2469]*flaeche" office:value-type="float" office:value="0.0024101664" calcext:value-type="float">
            <text:p>0.0024101664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308089" calcext:value-type="float">
            <text:p>6.308089</text:p>
          </table:table-cell>
          <table:table-cell table:formula="of:=SQRT(POWER(ABS([.A2470]-xpos);2)+POWER(ABS([.B2470]-ypos);2))" office:value-type="float" office:value="0.838288805265226" calcext:value-type="float">
            <text:p>0.8382888053</text:p>
          </table:table-cell>
          <table:table-cell/>
          <table:table-cell table:formula="of:=[.J2470]/[.D2470]" office:value-type="float" office:value="0.00300998365259294" calcext:value-type="float">
            <text:p>0.0030099837</text:p>
          </table:table-cell>
          <table:table-cell table:number-columns-repeated="3"/>
          <table:table-cell table:formula="of:=[.C2470]*flaeche" office:value-type="float" office:value="0.0025232356" calcext:value-type="float">
            <text:p>0.0025232356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618681" calcext:value-type="float">
            <text:p>6.618681</text:p>
          </table:table-cell>
          <table:table-cell table:formula="of:=SQRT(POWER(ABS([.A2471]-xpos);2)+POWER(ABS([.B2471]-ypos);2))" office:value-type="float" office:value="0.846003893906523" calcext:value-type="float">
            <text:p>0.8460038939</text:p>
          </table:table-cell>
          <table:table-cell/>
          <table:table-cell table:formula="of:=[.J2471]/[.D2471]" office:value-type="float" office:value="0.00312938559629434" calcext:value-type="float">
            <text:p>0.0031293856</text:p>
          </table:table-cell>
          <table:table-cell table:number-columns-repeated="3"/>
          <table:table-cell table:formula="of:=[.C2471]*flaeche" office:value-type="float" office:value="0.0026474724" calcext:value-type="float">
            <text:p>0.0026474724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910228" calcext:value-type="float">
            <text:p>6.910228</text:p>
          </table:table-cell>
          <table:table-cell table:formula="of:=SQRT(POWER(ABS([.A2472]-xpos);2)+POWER(ABS([.B2472]-ypos);2))" office:value-type="float" office:value="0.854137416850474" calcext:value-type="float">
            <text:p>0.8541374169</text:p>
          </table:table-cell>
          <table:table-cell/>
          <table:table-cell table:formula="of:=[.J2472]/[.D2472]" office:value-type="float" office:value="0.00323612002643819" calcext:value-type="float">
            <text:p>0.00323612</text:p>
          </table:table-cell>
          <table:table-cell table:number-columns-repeated="3"/>
          <table:table-cell table:formula="of:=[.C2472]*flaeche" office:value-type="float" office:value="0.0027640912" calcext:value-type="float">
            <text:p>0.0027640912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7.13612" calcext:value-type="float">
            <text:p>7.13612</text:p>
          </table:table-cell>
          <table:table-cell table:formula="of:=SQRT(POWER(ABS([.A2473]-xpos);2)+POWER(ABS([.B2473]-ypos);2))" office:value-type="float" office:value="0.862676753487655" calcext:value-type="float">
            <text:p>0.8626767535</text:p>
          </table:table-cell>
          <table:table-cell/>
          <table:table-cell table:formula="of:=[.J2473]/[.D2473]" office:value-type="float" office:value="0.00330882684442342" calcext:value-type="float">
            <text:p>0.0033088268</text:p>
          </table:table-cell>
          <table:table-cell table:number-columns-repeated="3"/>
          <table:table-cell table:formula="of:=[.C2473]*flaeche" office:value-type="float" office:value="0.002854448" calcext:value-type="float">
            <text:p>0.002854448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7.259286" calcext:value-type="float">
            <text:p>7.259286</text:p>
          </table:table-cell>
          <table:table-cell table:formula="of:=SQRT(POWER(ABS([.A2474]-xpos);2)+POWER(ABS([.B2474]-ypos);2))" office:value-type="float" office:value="0.871610353357508" calcext:value-type="float">
            <text:p>0.8716103534</text:p>
          </table:table-cell>
          <table:table-cell/>
          <table:table-cell table:formula="of:=[.J2474]/[.D2474]" office:value-type="float" office:value="0.00333143633369507" calcext:value-type="float">
            <text:p>0.0033314363</text:p>
          </table:table-cell>
          <table:table-cell table:number-columns-repeated="3"/>
          <table:table-cell table:formula="of:=[.C2474]*flaeche" office:value-type="float" office:value="0.0029037144" calcext:value-type="float">
            <text:p>0.0029037144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7.259286" calcext:value-type="float">
            <text:p>7.259286</text:p>
          </table:table-cell>
          <table:table-cell table:formula="of:=SQRT(POWER(ABS([.A2475]-xpos);2)+POWER(ABS([.B2475]-ypos);2))" office:value-type="float" office:value="0.880926221700773" calcext:value-type="float">
            <text:p>0.8809262217</text:p>
          </table:table-cell>
          <table:table-cell/>
          <table:table-cell table:formula="of:=[.J2475]/[.D2475]" office:value-type="float" office:value="0.00329620611632368" calcext:value-type="float">
            <text:p>0.0032962061</text:p>
          </table:table-cell>
          <table:table-cell table:number-columns-repeated="3"/>
          <table:table-cell table:formula="of:=[.C2475]*flaeche" office:value-type="float" office:value="0.0029037144" calcext:value-type="float">
            <text:p>0.0029037144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7.13612" calcext:value-type="float">
            <text:p>7.13612</text:p>
          </table:table-cell>
          <table:table-cell table:formula="of:=SQRT(POWER(ABS([.A2476]-xpos);2)+POWER(ABS([.B2476]-ypos);2))" office:value-type="float" office:value="0.890612362932381" calcext:value-type="float">
            <text:p>0.8906123629</text:p>
          </table:table-cell>
          <table:table-cell/>
          <table:table-cell table:formula="of:=[.J2476]/[.D2476]" office:value-type="float" office:value="0.00320503972188484" calcext:value-type="float">
            <text:p>0.0032050397</text:p>
          </table:table-cell>
          <table:table-cell table:number-columns-repeated="3"/>
          <table:table-cell table:formula="of:=[.C2476]*flaeche" office:value-type="float" office:value="0.002854448" calcext:value-type="float">
            <text:p>0.002854448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910228" calcext:value-type="float">
            <text:p>6.910228</text:p>
          </table:table-cell>
          <table:table-cell table:formula="of:=SQRT(POWER(ABS([.A2477]-xpos);2)+POWER(ABS([.B2477]-ypos);2))" office:value-type="float" office:value="0.900656830798501" calcext:value-type="float">
            <text:p>0.9006568308</text:p>
          </table:table-cell>
          <table:table-cell/>
          <table:table-cell table:formula="of:=[.J2477]/[.D2477]" office:value-type="float" office:value="0.00306897267136632" calcext:value-type="float">
            <text:p>0.0030689727</text:p>
          </table:table-cell>
          <table:table-cell table:number-columns-repeated="3"/>
          <table:table-cell table:formula="of:=[.C2477]*flaeche" office:value-type="float" office:value="0.0027640912" calcext:value-type="float">
            <text:p>0.0027640912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618681" calcext:value-type="float">
            <text:p>6.618681</text:p>
          </table:table-cell>
          <table:table-cell table:formula="of:=SQRT(POWER(ABS([.A2478]-xpos);2)+POWER(ABS([.B2478]-ypos);2))" office:value-type="float" office:value="0.911048290984073" calcext:value-type="float">
            <text:p>0.911048291</text:p>
          </table:table-cell>
          <table:table-cell/>
          <table:table-cell table:formula="of:=[.J2478]/[.D2478]" office:value-type="float" office:value="0.00290596275323707" calcext:value-type="float">
            <text:p>0.0029059628</text:p>
          </table:table-cell>
          <table:table-cell table:number-columns-repeated="3"/>
          <table:table-cell table:formula="of:=[.C2478]*flaeche" office:value-type="float" office:value="0.0026474724" calcext:value-type="float">
            <text:p>0.0026474724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308089" calcext:value-type="float">
            <text:p>6.308089</text:p>
          </table:table-cell>
          <table:table-cell table:formula="of:=SQRT(POWER(ABS([.A2479]-xpos);2)+POWER(ABS([.B2479]-ypos);2))" office:value-type="float" office:value="0.921774007570728" calcext:value-type="float">
            <text:p>0.9217740076</text:p>
          </table:table-cell>
          <table:table-cell/>
          <table:table-cell table:formula="of:=[.J2479]/[.D2479]" office:value-type="float" office:value="0.00273736900723618" calcext:value-type="float">
            <text:p>0.002737369</text:p>
          </table:table-cell>
          <table:table-cell table:number-columns-repeated="3"/>
          <table:table-cell table:formula="of:=[.C2479]*flaeche" office:value-type="float" office:value="0.0025232356" calcext:value-type="float">
            <text:p>0.0025232356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025416" calcext:value-type="float">
            <text:p>6.025416</text:p>
          </table:table-cell>
          <table:table-cell table:formula="of:=SQRT(POWER(ABS([.A2480]-xpos);2)+POWER(ABS([.B2480]-ypos);2))" office:value-type="float" office:value="0.932822934156853" calcext:value-type="float">
            <text:p>0.9328229342</text:p>
          </table:table-cell>
          <table:table-cell/>
          <table:table-cell table:formula="of:=[.J2480]/[.D2480]" office:value-type="float" office:value="0.00258373407401102" calcext:value-type="float">
            <text:p>0.0025837341</text:p>
          </table:table-cell>
          <table:table-cell table:number-columns-repeated="3"/>
          <table:table-cell table:formula="of:=[.C2480]*flaeche" office:value-type="float" office:value="0.0024101664" calcext:value-type="float">
            <text:p>0.0024101664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808689" calcext:value-type="float">
            <text:p>5.808689</text:p>
          </table:table-cell>
          <table:table-cell table:formula="of:=SQRT(POWER(ABS([.A2481]-xpos);2)+POWER(ABS([.B2481]-ypos);2))" office:value-type="float" office:value="0.944183724109349" calcext:value-type="float">
            <text:p>0.9441837241</text:p>
          </table:table-cell>
          <table:table-cell/>
          <table:table-cell table:formula="of:=[.J2481]/[.D2481]" office:value-type="float" office:value="0.00246082996420187" calcext:value-type="float">
            <text:p>0.00246083</text:p>
          </table:table-cell>
          <table:table-cell table:number-columns-repeated="3"/>
          <table:table-cell table:formula="of:=[.C2481]*flaeche" office:value-type="float" office:value="0.0023234756" calcext:value-type="float">
            <text:p>0.0023234756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67987" calcext:value-type="float">
            <text:p>5.67987</text:p>
          </table:table-cell>
          <table:table-cell table:formula="of:=SQRT(POWER(ABS([.A2482]-xpos);2)+POWER(ABS([.B2482]-ypos);2))" office:value-type="float" office:value="0.955845257447564" calcext:value-type="float">
            <text:p>0.9558452574</text:p>
          </table:table-cell>
          <table:table-cell/>
          <table:table-cell table:formula="of:=[.J2482]/[.D2482]" office:value-type="float" office:value="0.00237689938020604" calcext:value-type="float">
            <text:p>0.0023768994</text:p>
          </table:table-cell>
          <table:table-cell table:number-columns-repeated="3"/>
          <table:table-cell table:formula="of:=[.C2482]*flaeche" office:value-type="float" office:value="0.002271948" calcext:value-type="float">
            <text:p>0.002271948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641768" calcext:value-type="float">
            <text:p>5.641768</text:p>
          </table:table-cell>
          <table:table-cell table:formula="of:=SQRT(POWER(ABS([.A2483]-xpos);2)+POWER(ABS([.B2483]-ypos);2))" office:value-type="float" office:value="0.967796662747397" calcext:value-type="float">
            <text:p>0.9677966627</text:p>
          </table:table-cell>
          <table:table-cell/>
          <table:table-cell table:formula="of:=[.J2483]/[.D2483]" office:value-type="float" office:value="0.00233179890659431" calcext:value-type="float">
            <text:p>0.0023317989</text:p>
          </table:table-cell>
          <table:table-cell table:number-columns-repeated="3"/>
          <table:table-cell table:formula="of:=[.C2483]*flaeche" office:value-type="float" office:value="0.0022567072" calcext:value-type="float">
            <text:p>0.0022567072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5.67956" calcext:value-type="float">
            <text:p>5.67956</text:p>
          </table:table-cell>
          <table:table-cell table:formula="of:=SQRT(POWER(ABS([.A2484]-xpos);2)+POWER(ABS([.B2484]-ypos);2))" office:value-type="float" office:value="0.980027941105762" calcext:value-type="float">
            <text:p>0.9800279411</text:p>
          </table:table-cell>
          <table:table-cell/>
          <table:table-cell table:formula="of:=[.J2484]/[.D2484]" office:value-type="float" office:value="0.00231812166236476" calcext:value-type="float">
            <text:p>0.0023181217</text:p>
          </table:table-cell>
          <table:table-cell table:number-columns-repeated="3"/>
          <table:table-cell table:formula="of:=[.C2484]*flaeche" office:value-type="float" office:value="0.002271824" calcext:value-type="float">
            <text:p>0.002271824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5.766036" calcext:value-type="float">
            <text:p>5.766036</text:p>
          </table:table-cell>
          <table:table-cell table:formula="of:=SQRT(POWER(ABS([.A2485]-xpos);2)+POWER(ABS([.B2485]-ypos);2))" office:value-type="float" office:value="0.992527569521371" calcext:value-type="float">
            <text:p>0.9925275695</text:p>
          </table:table-cell>
          <table:table-cell/>
          <table:table-cell table:formula="of:=[.J2485]/[.D2485]" office:value-type="float" office:value="0.00232377867459362" calcext:value-type="float">
            <text:p>0.0023237787</text:p>
          </table:table-cell>
          <table:table-cell table:number-columns-repeated="3"/>
          <table:table-cell table:formula="of:=[.C2485]*flaeche" office:value-type="float" office:value="0.0023064144" calcext:value-type="float">
            <text:p>0.0023064144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5.868716" calcext:value-type="float">
            <text:p>5.868716</text:p>
          </table:table-cell>
          <table:table-cell table:formula="of:=SQRT(POWER(ABS([.A2486]-xpos);2)+POWER(ABS([.B2486]-ypos);2))" office:value-type="float" office:value="1.00528610857805" calcext:value-type="float">
            <text:p>1.0052861086</text:p>
          </table:table-cell>
          <table:table-cell/>
          <table:table-cell table:formula="of:=[.J2486]/[.D2486]" office:value-type="float" office:value="0.00233514258276229" calcext:value-type="float">
            <text:p>0.0023351426</text:p>
          </table:table-cell>
          <table:table-cell table:number-columns-repeated="3"/>
          <table:table-cell table:formula="of:=[.C2486]*flaeche" office:value-type="float" office:value="0.0023474864" calcext:value-type="float">
            <text:p>0.0023474864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5.956839" calcext:value-type="float">
            <text:p>5.956839</text:p>
          </table:table-cell>
          <table:table-cell table:formula="of:=SQRT(POWER(ABS([.A2487]-xpos);2)+POWER(ABS([.B2487]-ypos);2))" office:value-type="float" office:value="1.01829382639197" calcext:value-type="float">
            <text:p>1.0182938264</text:p>
          </table:table-cell>
          <table:table-cell/>
          <table:table-cell table:formula="of:=[.J2487]/[.D2487]" office:value-type="float" office:value="0.0023399293389046" calcext:value-type="float">
            <text:p>0.0023399293</text:p>
          </table:table-cell>
          <table:table-cell table:number-columns-repeated="3"/>
          <table:table-cell table:formula="of:=[.C2487]*flaeche" office:value-type="float" office:value="0.0023827356" calcext:value-type="float">
            <text:p>0.0023827356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6.006772" calcext:value-type="float">
            <text:p>6.006772</text:p>
          </table:table-cell>
          <table:table-cell table:formula="of:=SQRT(POWER(ABS([.A2488]-xpos);2)+POWER(ABS([.B2488]-ypos);2))" office:value-type="float" office:value="1.03154129658681" calcext:value-type="float">
            <text:p>1.0315412966</text:p>
          </table:table-cell>
          <table:table-cell/>
          <table:table-cell table:formula="of:=[.J2488]/[.D2488]" office:value-type="float" office:value="0.00232924150293366" calcext:value-type="float">
            <text:p>0.0023292415</text:p>
          </table:table-cell>
          <table:table-cell table:number-columns-repeated="3"/>
          <table:table-cell table:formula="of:=[.C2488]*flaeche" office:value-type="float" office:value="0.0024027088" calcext:value-type="float">
            <text:p>0.0024027088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6.005109" calcext:value-type="float">
            <text:p>6.005109</text:p>
          </table:table-cell>
          <table:table-cell table:formula="of:=SQRT(POWER(ABS([.A2489]-xpos);2)+POWER(ABS([.B2489]-ypos);2))" office:value-type="float" office:value="1.04501940134526" calcext:value-type="float">
            <text:p>1.0450194013</text:p>
          </table:table-cell>
          <table:table-cell/>
          <table:table-cell table:formula="of:=[.J2489]/[.D2489]" office:value-type="float" office:value="0.0022985636409313" calcext:value-type="float">
            <text:p>0.0022985636</text:p>
          </table:table-cell>
          <table:table-cell table:number-columns-repeated="3"/>
          <table:table-cell table:formula="of:=[.C2489]*flaeche" office:value-type="float" office:value="0.0024020436" calcext:value-type="float">
            <text:p>0.0024020436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949343" calcext:value-type="float">
            <text:p>5.949343</text:p>
          </table:table-cell>
          <table:table-cell table:formula="of:=SQRT(POWER(ABS([.A2490]-xpos);2)+POWER(ABS([.B2490]-ypos);2))" office:value-type="float" office:value="1.05872000896979" calcext:value-type="float">
            <text:p>1.058720009</text:p>
          </table:table-cell>
          <table:table-cell/>
          <table:table-cell table:formula="of:=[.J2490]/[.D2490]" office:value-type="float" office:value="0.00224774933867137" calcext:value-type="float">
            <text:p>0.0022477493</text:p>
          </table:table-cell>
          <table:table-cell table:number-columns-repeated="3"/>
          <table:table-cell table:formula="of:=[.C2490]*flaeche" office:value-type="float" office:value="0.0023797372" calcext:value-type="float">
            <text:p>0.0023797372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846445" calcext:value-type="float">
            <text:p>5.846445</text:p>
          </table:table-cell>
          <table:table-cell table:formula="of:=SQRT(POWER(ABS([.A2491]-xpos);2)+POWER(ABS([.B2491]-ypos);2))" office:value-type="float" office:value="1.0726332768887" calcext:value-type="float">
            <text:p>1.0726332769</text:p>
          </table:table-cell>
          <table:table-cell/>
          <table:table-cell table:formula="of:=[.J2491]/[.D2491]" office:value-type="float" office:value="0.00218022137704259" calcext:value-type="float">
            <text:p>0.0021802214</text:p>
          </table:table-cell>
          <table:table-cell table:number-columns-repeated="3"/>
          <table:table-cell table:formula="of:=[.C2491]*flaeche" office:value-type="float" office:value="0.002338578" calcext:value-type="float">
            <text:p>0.002338578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5.709972" calcext:value-type="float">
            <text:p>5.709972</text:p>
          </table:table-cell>
          <table:table-cell table:formula="of:=SQRT(POWER(ABS([.A2492]-xpos);2)+POWER(ABS([.B2492]-ypos);2))" office:value-type="float" office:value="1.08675167766744" calcext:value-type="float">
            <text:p>1.0867516777</text:p>
          </table:table-cell>
          <table:table-cell/>
          <table:table-cell table:formula="of:=[.J2492]/[.D2492]" office:value-type="float" office:value="0.00210166576867151" calcext:value-type="float">
            <text:p>0.0021016658</text:p>
          </table:table-cell>
          <table:table-cell table:number-columns-repeated="3"/>
          <table:table-cell table:formula="of:=[.C2492]*flaeche" office:value-type="float" office:value="0.0022839888" calcext:value-type="float">
            <text:p>0.0022839888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5.556544" calcext:value-type="float">
            <text:p>5.556544</text:p>
          </table:table-cell>
          <table:table-cell table:formula="of:=SQRT(POWER(ABS([.A2493]-xpos);2)+POWER(ABS([.B2493]-ypos);2))" office:value-type="float" office:value="1.10106732040552" calcext:value-type="float">
            <text:p>1.1010673204</text:p>
          </table:table-cell>
          <table:table-cell/>
          <table:table-cell table:formula="of:=[.J2493]/[.D2493]" office:value-type="float" office:value="0.00201860282183419" calcext:value-type="float">
            <text:p>0.0020186028</text:p>
          </table:table-cell>
          <table:table-cell table:number-columns-repeated="3"/>
          <table:table-cell table:formula="of:=[.C2493]*flaeche" office:value-type="float" office:value="0.0022226176" calcext:value-type="float">
            <text:p>0.0022226176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5.402584" calcext:value-type="float">
            <text:p>5.402584</text:p>
          </table:table-cell>
          <table:table-cell table:formula="of:=SQRT(POWER(ABS([.A2494]-xpos);2)+POWER(ABS([.B2494]-ypos);2))" office:value-type="float" office:value="1.11557261177612" calcext:value-type="float">
            <text:p>1.1155726118</text:p>
          </table:table-cell>
          <table:table-cell/>
          <table:table-cell table:formula="of:=[.J2494]/[.D2494]" office:value-type="float" office:value="0.00193715189597509" calcext:value-type="float">
            <text:p>0.0019371519</text:p>
          </table:table-cell>
          <table:table-cell table:number-columns-repeated="3"/>
          <table:table-cell table:formula="of:=[.C2494]*flaeche" office:value-type="float" office:value="0.0021610336" calcext:value-type="float">
            <text:p>0.0021610336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261977" calcext:value-type="float">
            <text:p>5.261977</text:p>
          </table:table-cell>
          <table:table-cell table:formula="of:=SQRT(POWER(ABS([.A2495]-xpos);2)+POWER(ABS([.B2495]-ypos);2))" office:value-type="float" office:value="1.1302602501871" calcext:value-type="float">
            <text:p>1.1302602502</text:p>
          </table:table-cell>
          <table:table-cell/>
          <table:table-cell table:formula="of:=[.J2495]/[.D2495]" office:value-type="float" office:value="0.0018622178384594" calcext:value-type="float">
            <text:p>0.0018622178</text:p>
          </table:table-cell>
          <table:table-cell table:number-columns-repeated="3"/>
          <table:table-cell table:formula="of:=[.C2495]*flaeche" office:value-type="float" office:value="0.0021047908" calcext:value-type="float">
            <text:p>0.0021047908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144941" calcext:value-type="float">
            <text:p>5.144941</text:p>
          </table:table-cell>
          <table:table-cell table:formula="of:=SQRT(POWER(ABS([.A2496]-xpos);2)+POWER(ABS([.B2496]-ypos);2))" office:value-type="float" office:value="1.1451239516489" calcext:value-type="float">
            <text:p>1.1451239516</text:p>
          </table:table-cell>
          <table:table-cell/>
          <table:table-cell table:formula="of:=[.J2496]/[.D2496]" office:value-type="float" office:value="0.00179716474975189" calcext:value-type="float">
            <text:p>0.0017971647</text:p>
          </table:table-cell>
          <table:table-cell table:number-columns-repeated="3"/>
          <table:table-cell table:formula="of:=[.C2496]*flaeche" office:value-type="float" office:value="0.0020579764" calcext:value-type="float">
            <text:p>0.0020579764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058019" calcext:value-type="float">
            <text:p>5.058019</text:p>
          </table:table-cell>
          <table:table-cell table:formula="of:=SQRT(POWER(ABS([.A2497]-xpos);2)+POWER(ABS([.B2497]-ypos);2))" office:value-type="float" office:value="1.16015552074711" calcext:value-type="float">
            <text:p>1.1601555207</text:p>
          </table:table-cell>
          <table:table-cell/>
          <table:table-cell table:formula="of:=[.J2497]/[.D2497]" office:value-type="float" office:value="0.00174391067733497" calcext:value-type="float">
            <text:p>0.0017439107</text:p>
          </table:table-cell>
          <table:table-cell table:number-columns-repeated="3"/>
          <table:table-cell table:formula="of:=[.C2497]*flaeche" office:value-type="float" office:value="0.0020232076" calcext:value-type="float">
            <text:p>0.00202320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979592" calcext:value-type="float">
            <text:p>0.979592</text:p>
          </table:table-cell>
          <table:table-cell office:value-type="float" office:value="5.004804" calcext:value-type="float">
            <text:p>5.004804</text:p>
          </table:table-cell>
          <table:table-cell table:formula="of:=SQRT(POWER(ABS([.A2498]-xpos);2)+POWER(ABS([.B2498]-ypos);2))" office:value-type="float" office:value="1.17534921318219" calcext:value-type="float">
            <text:p>1.1753492132</text:p>
          </table:table-cell>
          <table:table-cell/>
          <table:table-cell table:formula="of:=[.J2498]/[.D2498]" office:value-type="float" office:value="0.00170325685128074" calcext:value-type="float">
            <text:p>0.0017032569</text:p>
          </table:table-cell>
          <table:table-cell table:number-columns-repeated="3"/>
          <table:table-cell table:formula="of:=[.C2498]*flaeche" office:value-type="float" office:value="0.0020019216" calcext:value-type="float">
            <text:p>0.0020019216</text:p>
          </table:table-cell>
          <table:table-cell table:number-columns-repeated="6"/>
        </table:table-row>
        <table:table-row table:style-name="ro1">
          <table:table-cell office:value-type="float" office:value="0.979592" calcext:value-type="float">
            <text:p>0.979592</text:p>
          </table:table-cell>
          <table:table-cell office:value-type="float" office:value="1" calcext:value-type="float">
            <text:p>1</text:p>
          </table:table-cell>
          <table:table-cell office:value-type="float" office:value="4.986918" calcext:value-type="float">
            <text:p>4.986918</text:p>
          </table:table-cell>
          <table:table-cell table:formula="of:=SQRT(POWER(ABS([.A2499]-xpos);2)+POWER(ABS([.B2499]-ypos);2))" office:value-type="float" office:value="1.19069882273562" calcext:value-type="float">
            <text:p>1.1906988227</text:p>
          </table:table-cell>
          <table:table-cell/>
          <table:table-cell table:formula="of:=[.J2499]/[.D2499]" office:value-type="float" office:value="0.0016752911499627" calcext:value-type="float">
            <text:p>0.0016752911</text:p>
          </table:table-cell>
          <table:table-cell table:number-columns-repeated="3"/>
          <table:table-cell table:formula="of:=[.C2499]*flaeche" office:value-type="float" office:value="0.0019947672" calcext:value-type="float">
            <text:p>0.001994767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QRT(POWER(ABS([.A2500]-xpos);2)+POWER(ABS([.B2500]-ypos);2))" office:value-type="float" office:value="0.223606797749979" calcext:value-type="float">
            <text:p>0.2236067977</text:p>
          </table:table-cell>
          <table:table-cell/>
          <table:table-cell table:formula="of:=[.J2500]/[.D2500]" office:value-type="float" office:value="0" calcext:value-type="float">
            <text:p>0</text:p>
          </table:table-cell>
          <table:table-cell table:number-columns-repeated="3"/>
          <table:table-cell table:formula="of:=[.C2500]*flaeche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69467" calcext:value-type="float">
            <text:p>4.969467</text:p>
          </table:table-cell>
          <table:table-cell table:formula="of:=SQRT(POWER(ABS([.A2501]-xpos);2)+POWER(ABS([.B2501]-ypos);2))" office:value-type="float" office:value="0.806225774829855" calcext:value-type="float">
            <text:p>0.8062257748</text:p>
          </table:table-cell>
          <table:table-cell/>
          <table:table-cell table:formula="of:=[.J2501]/[.D2501]" office:value-type="float" office:value="0.00246554608157932" calcext:value-type="float">
            <text:p>0.0024655461</text:p>
          </table:table-cell>
          <table:table-cell table:number-columns-repeated="3"/>
          <table:table-cell table:formula="of:=[.C2501]*flaeche" office:value-type="float" office:value="0.0019877868" calcext:value-type="float">
            <text:p>0.001987786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408" calcext:value-type="float">
            <text:p>0.020408</text:p>
          </table:table-cell>
          <table:table-cell office:value-type="float" office:value="4.986918" calcext:value-type="float">
            <text:p>4.986918</text:p>
          </table:table-cell>
          <table:table-cell table:formula="of:=SQRT(POWER(ABS([.A2502]-xpos);2)+POWER(ABS([.B2502]-ypos);2))" office:value-type="float" office:value="0.803949554676163" calcext:value-type="float">
            <text:p>0.8039495547</text:p>
          </table:table-cell>
          <table:table-cell/>
          <table:table-cell table:formula="of:=[.J2502]/[.D2502]" office:value-type="float" office:value="0.00248120940971664" calcext:value-type="float">
            <text:p>0.0024812094</text:p>
          </table:table-cell>
          <table:table-cell table:number-columns-repeated="3"/>
          <table:table-cell table:formula="of:=[.C2502]*flaeche" office:value-type="float" office:value="0.0019947672" calcext:value-type="float">
            <text:p>0.001994767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5.038887" calcext:value-type="float">
            <text:p>5.038887</text:p>
          </table:table-cell>
          <table:table-cell table:formula="of:=SQRT(POWER(ABS([.A2503]-xpos);2)+POWER(ABS([.B2503]-ypos);2))" office:value-type="float" office:value="0.802186228911965" calcext:value-type="float">
            <text:p>0.8021862289</text:p>
          </table:table-cell>
          <table:table-cell/>
          <table:table-cell table:formula="of:=[.J2503]/[.D2503]" office:value-type="float" office:value="0.00251257716395078" calcext:value-type="float">
            <text:p>0.0025125772</text:p>
          </table:table-cell>
          <table:table-cell table:number-columns-repeated="3"/>
          <table:table-cell table:formula="of:=[.C2503]*flaeche" office:value-type="float" office:value="0.0020155548" calcext:value-type="float">
            <text:p>0.002015554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1224" calcext:value-type="float">
            <text:p>0.061224</text:p>
          </table:table-cell>
          <table:table-cell office:value-type="float" office:value="5.123906" calcext:value-type="float">
            <text:p>5.123906</text:p>
          </table:table-cell>
          <table:table-cell table:formula="of:=SQRT(POWER(ABS([.A2504]-xpos);2)+POWER(ABS([.B2504]-ypos);2))" office:value-type="float" office:value="0.800939185067131" calcext:value-type="float">
            <text:p>0.8009391851</text:p>
          </table:table-cell>
          <table:table-cell/>
          <table:table-cell table:formula="of:=[.J2504]/[.D2504]" office:value-type="float" office:value="0.00255894884182526" calcext:value-type="float">
            <text:p>0.0025589488</text:p>
          </table:table-cell>
          <table:table-cell table:number-columns-repeated="3"/>
          <table:table-cell table:formula="of:=[.C2504]*flaeche" office:value-type="float" office:value="0.0020495624" calcext:value-type="float">
            <text:p>0.00204956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1633" calcext:value-type="float">
            <text:p>0.081633</text:p>
          </table:table-cell>
          <table:table-cell office:value-type="float" office:value="5.238605" calcext:value-type="float">
            <text:p>5.238605</text:p>
          </table:table-cell>
          <table:table-cell table:formula="of:=SQRT(POWER(ABS([.A2505]-xpos);2)+POWER(ABS([.B2505]-ypos);2))" office:value-type="float" office:value="0.800210813904061" calcext:value-type="float">
            <text:p>0.8002108139</text:p>
          </table:table-cell>
          <table:table-cell/>
          <table:table-cell table:formula="of:=[.J2505]/[.D2505]" office:value-type="float" office:value="0.00261861245010771" calcext:value-type="float">
            <text:p>0.0026186125</text:p>
          </table:table-cell>
          <table:table-cell table:number-columns-repeated="3"/>
          <table:table-cell table:formula="of:=[.C2505]*flaeche" office:value-type="float" office:value="0.002095442" calcext:value-type="float">
            <text:p>0.00209544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5.376687" calcext:value-type="float">
            <text:p>5.376687</text:p>
          </table:table-cell>
          <table:table-cell table:formula="of:=SQRT(POWER(ABS([.A2506]-xpos);2)+POWER(ABS([.B2506]-ypos);2))" office:value-type="float" office:value="0.800002603546388" calcext:value-type="float">
            <text:p>0.8000026035</text:p>
          </table:table-cell>
          <table:table-cell/>
          <table:table-cell table:formula="of:=[.J2506]/[.D2506]" office:value-type="float" office:value="0.00268833475099471" calcext:value-type="float">
            <text:p>0.0026883348</text:p>
          </table:table-cell>
          <table:table-cell table:number-columns-repeated="3"/>
          <table:table-cell table:formula="of:=[.C2506]*flaeche" office:value-type="float" office:value="0.0021506748" calcext:value-type="float">
            <text:p>0.002150674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5.528166" calcext:value-type="float">
            <text:p>5.528166</text:p>
          </table:table-cell>
          <table:table-cell table:formula="of:=SQRT(POWER(ABS([.A2507]-xpos);2)+POWER(ABS([.B2507]-ypos);2))" office:value-type="float" office:value="0.800314911519834" calcext:value-type="float">
            <text:p>0.8003149115</text:p>
          </table:table-cell>
          <table:table-cell/>
          <table:table-cell table:formula="of:=[.J2507]/[.D2507]" office:value-type="float" office:value="0.0027629953761585" calcext:value-type="float">
            <text:p>0.0027629954</text:p>
          </table:table-cell>
          <table:table-cell table:number-columns-repeated="3"/>
          <table:table-cell table:formula="of:=[.C2507]*flaeche" office:value-type="float" office:value="0.0022112664" calcext:value-type="float">
            <text:p>0.002211266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5.679354" calcext:value-type="float">
            <text:p>5.679354</text:p>
          </table:table-cell>
          <table:table-cell table:formula="of:=SQRT(POWER(ABS([.A2508]-xpos);2)+POWER(ABS([.B2508]-ypos);2))" office:value-type="float" office:value="0.801147129089907" calcext:value-type="float">
            <text:p>0.8011471291</text:p>
          </table:table-cell>
          <table:table-cell/>
          <table:table-cell table:formula="of:=[.J2508]/[.D2508]" office:value-type="float" office:value="0.00283561098518904" calcext:value-type="float">
            <text:p>0.002835611</text:p>
          </table:table-cell>
          <table:table-cell table:number-columns-repeated="3"/>
          <table:table-cell table:formula="of:=[.C2508]*flaeche" office:value-type="float" office:value="0.0022717416" calcext:value-type="float">
            <text:p>0.002271741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3265" calcext:value-type="float">
            <text:p>0.163265</text:p>
          </table:table-cell>
          <table:table-cell office:value-type="float" office:value="5.813982" calcext:value-type="float">
            <text:p>5.813982</text:p>
          </table:table-cell>
          <table:table-cell table:formula="of:=SQRT(POWER(ABS([.A2509]-xpos);2)+POWER(ABS([.B2509]-ypos);2))" office:value-type="float" office:value="0.802497638765997" calcext:value-type="float">
            <text:p>0.8024976388</text:p>
          </table:table-cell>
          <table:table-cell/>
          <table:table-cell table:formula="of:=[.J2509]/[.D2509]" office:value-type="float" office:value="0.00289794348002827" calcext:value-type="float">
            <text:p>0.0028979435</text:p>
          </table:table-cell>
          <table:table-cell table:number-columns-repeated="3"/>
          <table:table-cell table:formula="of:=[.C2509]*flaeche" office:value-type="float" office:value="0.0023255928" calcext:value-type="float">
            <text:p>0.002325592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3673" calcext:value-type="float">
            <text:p>0.183673</text:p>
          </table:table-cell>
          <table:table-cell office:value-type="float" office:value="5.915541" calcext:value-type="float">
            <text:p>5.915541</text:p>
          </table:table-cell>
          <table:table-cell table:formula="of:=SQRT(POWER(ABS([.A2510]-xpos);2)+POWER(ABS([.B2510]-ypos);2))" office:value-type="float" office:value="0.804363829948239" calcext:value-type="float">
            <text:p>0.8043638299</text:p>
          </table:table-cell>
          <table:table-cell/>
          <table:table-cell table:formula="of:=[.J2510]/[.D2510]" office:value-type="float" office:value="0.00294172402077337" calcext:value-type="float">
            <text:p>0.002941724</text:p>
          </table:table-cell>
          <table:table-cell table:number-columns-repeated="3"/>
          <table:table-cell table:formula="of:=[.C2510]*flaeche" office:value-type="float" office:value="0.0023662164" calcext:value-type="float">
            <text:p>0.002366216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4082" calcext:value-type="float">
            <text:p>0.204082</text:p>
          </table:table-cell>
          <table:table-cell office:value-type="float" office:value="5.970558" calcext:value-type="float">
            <text:p>5.970558</text:p>
          </table:table-cell>
          <table:table-cell table:formula="of:=SQRT(POWER(ABS([.A2511]-xpos);2)+POWER(ABS([.B2511]-ypos);2))" office:value-type="float" office:value="0.806742252968072" calcext:value-type="float">
            <text:p>0.806742253</text:p>
          </table:table-cell>
          <table:table-cell/>
          <table:table-cell table:formula="of:=[.J2511]/[.D2511]" office:value-type="float" office:value="0.00296032988381795" calcext:value-type="float">
            <text:p>0.0029603299</text:p>
          </table:table-cell>
          <table:table-cell table:number-columns-repeated="3"/>
          <table:table-cell table:formula="of:=[.C2511]*flaeche" office:value-type="float" office:value="0.0023882232" calcext:value-type="float">
            <text:p>0.002388223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449" calcext:value-type="float">
            <text:p>0.22449</text:p>
          </table:table-cell>
          <table:table-cell office:value-type="float" office:value="5.972104" calcext:value-type="float">
            <text:p>5.972104</text:p>
          </table:table-cell>
          <table:table-cell table:formula="of:=SQRT(POWER(ABS([.A2512]-xpos);2)+POWER(ABS([.B2512]-ypos);2))" office:value-type="float" office:value="0.809628161627299" calcext:value-type="float">
            <text:p>0.8096281616</text:p>
          </table:table-cell>
          <table:table-cell/>
          <table:table-cell table:formula="of:=[.J2512]/[.D2512]" office:value-type="float" office:value="0.00295054163530896" calcext:value-type="float">
            <text:p>0.0029505416</text:p>
          </table:table-cell>
          <table:table-cell table:number-columns-repeated="3"/>
          <table:table-cell table:formula="of:=[.C2512]*flaeche" office:value-type="float" office:value="0.0023888416" calcext:value-type="float">
            <text:p>0.002388841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5.9227" calcext:value-type="float">
            <text:p>5.9227</text:p>
          </table:table-cell>
          <table:table-cell table:formula="of:=SQRT(POWER(ABS([.A2513]-xpos);2)+POWER(ABS([.B2513]-ypos);2))" office:value-type="float" office:value="0.813016254698515" calcext:value-type="float">
            <text:p>0.8130162547</text:p>
          </table:table-cell>
          <table:table-cell/>
          <table:table-cell table:formula="of:=[.J2513]/[.D2513]" office:value-type="float" office:value="0.00291393928019128" calcext:value-type="float">
            <text:p>0.0029139393</text:p>
          </table:table-cell>
          <table:table-cell table:number-columns-repeated="3"/>
          <table:table-cell table:formula="of:=[.C2513]*flaeche" office:value-type="float" office:value="0.00236908" calcext:value-type="float">
            <text:p>0.0023690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5306" calcext:value-type="float">
            <text:p>0.265306</text:p>
          </table:table-cell>
          <table:table-cell office:value-type="float" office:value="5.83574" calcext:value-type="float">
            <text:p>5.83574</text:p>
          </table:table-cell>
          <table:table-cell table:formula="of:=SQRT(POWER(ABS([.A2514]-xpos);2)+POWER(ABS([.B2514]-ypos);2))" office:value-type="float" office:value="0.816900283777647" calcext:value-type="float">
            <text:p>0.8169002838</text:p>
          </table:table-cell>
          <table:table-cell/>
          <table:table-cell table:formula="of:=[.J2514]/[.D2514]" office:value-type="float" office:value="0.00285750420994513" calcext:value-type="float">
            <text:p>0.0028575042</text:p>
          </table:table-cell>
          <table:table-cell table:number-columns-repeated="3"/>
          <table:table-cell table:formula="of:=[.C2514]*flaeche" office:value-type="float" office:value="0.002334296" calcext:value-type="float">
            <text:p>0.00233429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5.734834" calcext:value-type="float">
            <text:p>5.734834</text:p>
          </table:table-cell>
          <table:table-cell table:formula="of:=SQRT(POWER(ABS([.A2515]-xpos);2)+POWER(ABS([.B2515]-ypos);2))" office:value-type="float" office:value="0.821273212637549" calcext:value-type="float">
            <text:p>0.8212732126</text:p>
          </table:table-cell>
          <table:table-cell/>
          <table:table-cell table:formula="of:=[.J2515]/[.D2515]" office:value-type="float" office:value="0.00279314309136292" calcext:value-type="float">
            <text:p>0.0027931431</text:p>
          </table:table-cell>
          <table:table-cell table:number-columns-repeated="3"/>
          <table:table-cell table:formula="of:=[.C2515]*flaeche" office:value-type="float" office:value="0.0022939336" calcext:value-type="float">
            <text:p>0.002293933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6122" calcext:value-type="float">
            <text:p>0.306122</text:p>
          </table:table-cell>
          <table:table-cell office:value-type="float" office:value="5.650735" calcext:value-type="float">
            <text:p>5.650735</text:p>
          </table:table-cell>
          <table:table-cell table:formula="of:=SQRT(POWER(ABS([.A2516]-xpos);2)+POWER(ABS([.B2516]-ypos);2))" office:value-type="float" office:value="0.826127277653995" calcext:value-type="float">
            <text:p>0.8261272777</text:p>
          </table:table-cell>
          <table:table-cell/>
          <table:table-cell table:formula="of:=[.J2516]/[.D2516]" office:value-type="float" office:value="0.00273601182425388" calcext:value-type="float">
            <text:p>0.0027360118</text:p>
          </table:table-cell>
          <table:table-cell table:number-columns-repeated="3"/>
          <table:table-cell table:formula="of:=[.C2516]*flaeche" office:value-type="float" office:value="0.002260294" calcext:value-type="float">
            <text:p>0.00226029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5.615942" calcext:value-type="float">
            <text:p>5.615942</text:p>
          </table:table-cell>
          <table:table-cell table:formula="of:=SQRT(POWER(ABS([.A2517]-xpos);2)+POWER(ABS([.B2517]-ypos);2))" office:value-type="float" office:value="0.831454324639063" calcext:value-type="float">
            <text:p>0.8314543246</text:p>
          </table:table-cell>
          <table:table-cell/>
          <table:table-cell table:formula="of:=[.J2517]/[.D2517]" office:value-type="float" office:value="0.00270174408074089" calcext:value-type="float">
            <text:p>0.0027017441</text:p>
          </table:table-cell>
          <table:table-cell table:number-columns-repeated="3"/>
          <table:table-cell table:formula="of:=[.C2517]*flaeche" office:value-type="float" office:value="0.0022463768" calcext:value-type="float">
            <text:p>0.002246376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6939" calcext:value-type="float">
            <text:p>0.346939</text:p>
          </table:table-cell>
          <table:table-cell office:value-type="float" office:value="5.657698" calcext:value-type="float">
            <text:p>5.657698</text:p>
          </table:table-cell>
          <table:table-cell table:formula="of:=SQRT(POWER(ABS([.A2518]-xpos);2)+POWER(ABS([.B2518]-ypos);2))" office:value-type="float" office:value="0.837244808715468" calcext:value-type="float">
            <text:p>0.8372448087</text:p>
          </table:table-cell>
          <table:table-cell/>
          <table:table-cell table:formula="of:=[.J2518]/[.D2518]" office:value-type="float" office:value="0.00270300774211082" calcext:value-type="float">
            <text:p>0.0027030077</text:p>
          </table:table-cell>
          <table:table-cell table:number-columns-repeated="3"/>
          <table:table-cell table:formula="of:=[.C2518]*flaeche" office:value-type="float" office:value="0.0022630792" calcext:value-type="float">
            <text:p>0.002263079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5.790829" calcext:value-type="float">
            <text:p>5.790829</text:p>
          </table:table-cell>
          <table:table-cell table:formula="of:=SQRT(POWER(ABS([.A2519]-xpos);2)+POWER(ABS([.B2519]-ypos);2))" office:value-type="float" office:value="0.84348942993318" calcext:value-type="float">
            <text:p>0.8434894299</text:p>
          </table:table-cell>
          <table:table-cell/>
          <table:table-cell table:formula="of:=[.J2519]/[.D2519]" office:value-type="float" office:value="0.00274612996654089" calcext:value-type="float">
            <text:p>0.00274613</text:p>
          </table:table-cell>
          <table:table-cell table:number-columns-repeated="3"/>
          <table:table-cell table:formula="of:=[.C2519]*flaeche" office:value-type="float" office:value="0.0023163316" calcext:value-type="float">
            <text:p>0.002316331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6.012432" calcext:value-type="float">
            <text:p>6.012432</text:p>
          </table:table-cell>
          <table:table-cell table:formula="of:=SQRT(POWER(ABS([.A2520]-xpos);2)+POWER(ABS([.B2520]-ypos);2))" office:value-type="float" office:value="0.850178181339065" calcext:value-type="float">
            <text:p>0.8501781813</text:p>
          </table:table-cell>
          <table:table-cell/>
          <table:table-cell table:formula="of:=[.J2520]/[.D2520]" office:value-type="float" office:value="0.00282878677998072" calcext:value-type="float">
            <text:p>0.0028287868</text:p>
          </table:table-cell>
          <table:table-cell table:number-columns-repeated="3"/>
          <table:table-cell table:formula="of:=[.C2520]*flaeche" office:value-type="float" office:value="0.0024049728" calcext:value-type="float">
            <text:p>0.002404972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6.300302" calcext:value-type="float">
            <text:p>6.300302</text:p>
          </table:table-cell>
          <table:table-cell table:formula="of:=SQRT(POWER(ABS([.A2521]-xpos);2)+POWER(ABS([.B2521]-ypos);2))" office:value-type="float" office:value="0.857300667542607" calcext:value-type="float">
            <text:p>0.8573006675</text:p>
          </table:table-cell>
          <table:table-cell/>
          <table:table-cell table:formula="of:=[.J2521]/[.D2521]" office:value-type="float" office:value="0.00293959971735908" calcext:value-type="float">
            <text:p>0.0029395997</text:p>
          </table:table-cell>
          <table:table-cell table:number-columns-repeated="3"/>
          <table:table-cell table:formula="of:=[.C2521]*flaeche" office:value-type="float" office:value="0.0025201208" calcext:value-type="float">
            <text:p>0.002520120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6.616012" calcext:value-type="float">
            <text:p>6.616012</text:p>
          </table:table-cell>
          <table:table-cell table:formula="of:=SQRT(POWER(ABS([.A2522]-xpos);2)+POWER(ABS([.B2522]-ypos);2))" office:value-type="float" office:value="0.864846172472885" calcext:value-type="float">
            <text:p>0.8648461725</text:p>
          </table:table-cell>
          <table:table-cell/>
          <table:table-cell table:formula="of:=[.J2522]/[.D2522]" office:value-type="float" office:value="0.00305997168540741" calcext:value-type="float">
            <text:p>0.0030599717</text:p>
          </table:table-cell>
          <table:table-cell table:number-columns-repeated="3"/>
          <table:table-cell table:formula="of:=[.C2522]*flaeche" office:value-type="float" office:value="0.0026464048" calcext:value-type="float">
            <text:p>0.002646404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898" calcext:value-type="float">
            <text:p>0.44898</text:p>
          </table:table-cell>
          <table:table-cell office:value-type="float" office:value="6.91208" calcext:value-type="float">
            <text:p>6.91208</text:p>
          </table:table-cell>
          <table:table-cell table:formula="of:=SQRT(POWER(ABS([.A2523]-xpos);2)+POWER(ABS([.B2523]-ypos);2))" office:value-type="float" office:value="0.872804124875679" calcext:value-type="float">
            <text:p>0.8728041249</text:p>
          </table:table-cell>
          <table:table-cell/>
          <table:table-cell table:formula="of:=[.J2523]/[.D2523]" office:value-type="float" office:value="0.00316775771470353" calcext:value-type="float">
            <text:p>0.0031677577</text:p>
          </table:table-cell>
          <table:table-cell table:number-columns-repeated="3"/>
          <table:table-cell table:formula="of:=[.C2523]*flaeche" office:value-type="float" office:value="0.002764832" calcext:value-type="float">
            <text:p>0.00276483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9388" calcext:value-type="float">
            <text:p>0.469388</text:p>
          </table:table-cell>
          <table:table-cell office:value-type="float" office:value="7.141363" calcext:value-type="float">
            <text:p>7.141363</text:p>
          </table:table-cell>
          <table:table-cell table:formula="of:=SQRT(POWER(ABS([.A2524]-xpos);2)+POWER(ABS([.B2524]-ypos);2))" office:value-type="float" office:value="0.881162581220969" calcext:value-type="float">
            <text:p>0.8811625812</text:p>
          </table:table-cell>
          <table:table-cell/>
          <table:table-cell table:formula="of:=[.J2524]/[.D2524]" office:value-type="float" office:value="0.00324179131170309" calcext:value-type="float">
            <text:p>0.0032417913</text:p>
          </table:table-cell>
          <table:table-cell table:number-columns-repeated="3"/>
          <table:table-cell table:formula="of:=[.C2524]*flaeche" office:value-type="float" office:value="0.0028565452" calcext:value-type="float">
            <text:p>0.00285654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7.266348" calcext:value-type="float">
            <text:p>7.266348</text:p>
          </table:table-cell>
          <table:table-cell table:formula="of:=SQRT(POWER(ABS([.A2525]-xpos);2)+POWER(ABS([.B2525]-ypos);2))" office:value-type="float" office:value="0.889910625633833" calcext:value-type="float">
            <text:p>0.8899106256</text:p>
          </table:table-cell>
          <table:table-cell/>
          <table:table-cell table:formula="of:=[.J2525]/[.D2525]" office:value-type="float" office:value="0.00326610236609978" calcext:value-type="float">
            <text:p>0.0032661024</text:p>
          </table:table-cell>
          <table:table-cell table:number-columns-repeated="3"/>
          <table:table-cell table:formula="of:=[.C2525]*flaeche" office:value-type="float" office:value="0.0029065392" calcext:value-type="float">
            <text:p>0.002906539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7.266348" calcext:value-type="float">
            <text:p>7.266348</text:p>
          </table:table-cell>
          <table:table-cell table:formula="of:=SQRT(POWER(ABS([.A2526]-xpos);2)+POWER(ABS([.B2526]-ypos);2))" office:value-type="float" office:value="0.899036885570331" calcext:value-type="float">
            <text:p>0.8990368856</text:p>
          </table:table-cell>
          <table:table-cell/>
          <table:table-cell table:formula="of:=[.J2526]/[.D2526]" office:value-type="float" office:value="0.00323294766505175" calcext:value-type="float">
            <text:p>0.0032329477</text:p>
          </table:table-cell>
          <table:table-cell table:number-columns-repeated="3"/>
          <table:table-cell table:formula="of:=[.C2526]*flaeche" office:value-type="float" office:value="0.0029065392" calcext:value-type="float">
            <text:p>0.002906539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7.141363" calcext:value-type="float">
            <text:p>7.141363</text:p>
          </table:table-cell>
          <table:table-cell table:formula="of:=SQRT(POWER(ABS([.A2527]-xpos);2)+POWER(ABS([.B2527]-ypos);2))" office:value-type="float" office:value="0.908529963481668" calcext:value-type="float">
            <text:p>0.9085299635</text:p>
          </table:table-cell>
          <table:table-cell/>
          <table:table-cell table:formula="of:=[.J2527]/[.D2527]" office:value-type="float" office:value="0.00314413978054521" calcext:value-type="float">
            <text:p>0.0031441398</text:p>
          </table:table-cell>
          <table:table-cell table:number-columns-repeated="3"/>
          <table:table-cell table:formula="of:=[.C2527]*flaeche" office:value-type="float" office:value="0.0028565452" calcext:value-type="float">
            <text:p>0.00285654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6.91208" calcext:value-type="float">
            <text:p>6.91208</text:p>
          </table:table-cell>
          <table:table-cell table:formula="of:=SQRT(POWER(ABS([.A2528]-xpos);2)+POWER(ABS([.B2528]-ypos);2))" office:value-type="float" office:value="0.918378484286299" calcext:value-type="float">
            <text:p>0.9183784843</text:p>
          </table:table-cell>
          <table:table-cell/>
          <table:table-cell table:formula="of:=[.J2528]/[.D2528]" office:value-type="float" office:value="0.00301055833439809" calcext:value-type="float">
            <text:p>0.0030105583</text:p>
          </table:table-cell>
          <table:table-cell table:number-columns-repeated="3"/>
          <table:table-cell table:formula="of:=[.C2528]*flaeche" office:value-type="float" office:value="0.002764832" calcext:value-type="float">
            <text:p>0.00276483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6.616012" calcext:value-type="float">
            <text:p>6.616012</text:p>
          </table:table-cell>
          <table:table-cell table:formula="of:=SQRT(POWER(ABS([.A2529]-xpos);2)+POWER(ABS([.B2529]-ypos);2))" office:value-type="float" office:value="0.92857164615392" calcext:value-type="float">
            <text:p>0.9285716462</text:p>
          </table:table-cell>
          <table:table-cell/>
          <table:table-cell table:formula="of:=[.J2529]/[.D2529]" office:value-type="float" office:value="0.00284997373219528" calcext:value-type="float">
            <text:p>0.0028499737</text:p>
          </table:table-cell>
          <table:table-cell table:number-columns-repeated="3"/>
          <table:table-cell table:formula="of:=[.C2529]*flaeche" office:value-type="float" office:value="0.0026464048" calcext:value-type="float">
            <text:p>0.002646404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1837" calcext:value-type="float">
            <text:p>0.591837</text:p>
          </table:table-cell>
          <table:table-cell office:value-type="float" office:value="6.300302" calcext:value-type="float">
            <text:p>6.300302</text:p>
          </table:table-cell>
          <table:table-cell table:formula="of:=SQRT(POWER(ABS([.A2530]-xpos);2)+POWER(ABS([.B2530]-ypos);2))" office:value-type="float" office:value="0.939097244468857" calcext:value-type="float">
            <text:p>0.9390972445</text:p>
          </table:table-cell>
          <table:table-cell/>
          <table:table-cell table:formula="of:=[.J2530]/[.D2530]" office:value-type="float" office:value="0.00268355680398717" calcext:value-type="float">
            <text:p>0.0026835568</text:p>
          </table:table-cell>
          <table:table-cell table:number-columns-repeated="3"/>
          <table:table-cell table:formula="of:=[.C2530]*flaeche" office:value-type="float" office:value="0.0025201208" calcext:value-type="float">
            <text:p>0.002520120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6.012432" calcext:value-type="float">
            <text:p>6.012432</text:p>
          </table:table-cell>
          <table:table-cell table:formula="of:=SQRT(POWER(ABS([.A2531]-xpos);2)+POWER(ABS([.B2531]-ypos);2))" office:value-type="float" office:value="0.949944703667008" calcext:value-type="float">
            <text:p>0.9499447037</text:p>
          </table:table-cell>
          <table:table-cell/>
          <table:table-cell table:formula="of:=[.J2531]/[.D2531]" office:value-type="float" office:value="0.00253169767747138" calcext:value-type="float">
            <text:p>0.0025316977</text:p>
          </table:table-cell>
          <table:table-cell table:number-columns-repeated="3"/>
          <table:table-cell table:formula="of:=[.C2531]*flaeche" office:value-type="float" office:value="0.0024049728" calcext:value-type="float">
            <text:p>0.002404972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2653" calcext:value-type="float">
            <text:p>0.632653</text:p>
          </table:table-cell>
          <table:table-cell office:value-type="float" office:value="5.790829" calcext:value-type="float">
            <text:p>5.790829</text:p>
          </table:table-cell>
          <table:table-cell table:formula="of:=SQRT(POWER(ABS([.A2532]-xpos);2)+POWER(ABS([.B2532]-ypos);2))" office:value-type="float" office:value="0.961103125792961" calcext:value-type="float">
            <text:p>0.9611031258</text:p>
          </table:table-cell>
          <table:table-cell/>
          <table:table-cell table:formula="of:=[.J2532]/[.D2532]" office:value-type="float" office:value="0.0024100760239323" calcext:value-type="float">
            <text:p>0.002410076</text:p>
          </table:table-cell>
          <table:table-cell table:number-columns-repeated="3"/>
          <table:table-cell table:formula="of:=[.C2532]*flaeche" office:value-type="float" office:value="0.0023163316" calcext:value-type="float">
            <text:p>0.002316331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3061" calcext:value-type="float">
            <text:p>0.653061</text:p>
          </table:table-cell>
          <table:table-cell office:value-type="float" office:value="5.657698" calcext:value-type="float">
            <text:p>5.657698</text:p>
          </table:table-cell>
          <table:table-cell table:formula="of:=SQRT(POWER(ABS([.A2533]-xpos);2)+POWER(ABS([.B2533]-ypos);2))" office:value-type="float" office:value="0.972561807661086" calcext:value-type="float">
            <text:p>0.9725618077</text:p>
          </table:table-cell>
          <table:table-cell/>
          <table:table-cell table:formula="of:=[.J2533]/[.D2533]" office:value-type="float" office:value="0.00232692583872122" calcext:value-type="float">
            <text:p>0.0023269258</text:p>
          </table:table-cell>
          <table:table-cell table:number-columns-repeated="3"/>
          <table:table-cell table:formula="of:=[.C2533]*flaeche" office:value-type="float" office:value="0.0022630792" calcext:value-type="float">
            <text:p>0.002263079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3469" calcext:value-type="float">
            <text:p>0.673469</text:p>
          </table:table-cell>
          <table:table-cell office:value-type="float" office:value="5.615942" calcext:value-type="float">
            <text:p>5.615942</text:p>
          </table:table-cell>
          <table:table-cell table:formula="of:=SQRT(POWER(ABS([.A2534]-xpos);2)+POWER(ABS([.B2534]-ypos);2))" office:value-type="float" office:value="0.984310263057843" calcext:value-type="float">
            <text:p>0.9843102631</text:p>
          </table:table-cell>
          <table:table-cell/>
          <table:table-cell table:formula="of:=[.J2534]/[.D2534]" office:value-type="float" office:value="0.00228218366129948" calcext:value-type="float">
            <text:p>0.0022821837</text:p>
          </table:table-cell>
          <table:table-cell table:number-columns-repeated="3"/>
          <table:table-cell table:formula="of:=[.C2534]*flaeche" office:value-type="float" office:value="0.0022463768" calcext:value-type="float">
            <text:p>0.002246376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5.650735" calcext:value-type="float">
            <text:p>5.650735</text:p>
          </table:table-cell>
          <table:table-cell table:formula="of:=SQRT(POWER(ABS([.A2535]-xpos);2)+POWER(ABS([.B2535]-ypos);2))" office:value-type="float" office:value="0.996338837386158" calcext:value-type="float">
            <text:p>0.9963388374</text:p>
          </table:table-cell>
          <table:table-cell/>
          <table:table-cell table:formula="of:=[.J2535]/[.D2535]" office:value-type="float" office:value="0.00226859971245301" calcext:value-type="float">
            <text:p>0.0022685997</text:p>
          </table:table-cell>
          <table:table-cell table:number-columns-repeated="3"/>
          <table:table-cell table:formula="of:=[.C2535]*flaeche" office:value-type="float" office:value="0.002260294" calcext:value-type="float">
            <text:p>0.00226029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5.734834" calcext:value-type="float">
            <text:p>5.734834</text:p>
          </table:table-cell>
          <table:table-cell table:formula="of:=SQRT(POWER(ABS([.A2536]-xpos);2)+POWER(ABS([.B2536]-ypos);2))" office:value-type="float" office:value="1.00863635161341" calcext:value-type="float">
            <text:p>1.0086363516</text:p>
          </table:table-cell>
          <table:table-cell/>
          <table:table-cell table:formula="of:=[.J2536]/[.D2536]" office:value-type="float" office:value="0.00227429201449129" calcext:value-type="float">
            <text:p>0.002274292</text:p>
          </table:table-cell>
          <table:table-cell table:number-columns-repeated="3"/>
          <table:table-cell table:formula="of:=[.C2536]*flaeche" office:value-type="float" office:value="0.0022939336" calcext:value-type="float">
            <text:p>0.002293933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5.83574" calcext:value-type="float">
            <text:p>5.83574</text:p>
          </table:table-cell>
          <table:table-cell table:formula="of:=SQRT(POWER(ABS([.A2537]-xpos);2)+POWER(ABS([.B2537]-ypos);2))" office:value-type="float" office:value="1.02119365138841" calcext:value-type="float">
            <text:p>1.0211936514</text:p>
          </table:table-cell>
          <table:table-cell/>
          <table:table-cell table:formula="of:=[.J2537]/[.D2537]" office:value-type="float" office:value="0.00228585048176347" calcext:value-type="float">
            <text:p>0.0022858505</text:p>
          </table:table-cell>
          <table:table-cell table:number-columns-repeated="3"/>
          <table:table-cell table:formula="of:=[.C2537]*flaeche" office:value-type="float" office:value="0.002334296" calcext:value-type="float">
            <text:p>0.00233429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102" calcext:value-type="float">
            <text:p>0.755102</text:p>
          </table:table-cell>
          <table:table-cell office:value-type="float" office:value="5.9227" calcext:value-type="float">
            <text:p>5.9227</text:p>
          </table:table-cell>
          <table:table-cell table:formula="of:=SQRT(POWER(ABS([.A2538]-xpos);2)+POWER(ABS([.B2538]-ypos);2))" office:value-type="float" office:value="1.03400127195473" calcext:value-type="float">
            <text:p>1.034001272</text:p>
          </table:table-cell>
          <table:table-cell/>
          <table:table-cell table:formula="of:=[.J2538]/[.D2538]" office:value-type="float" office:value="0.00229117706549951" calcext:value-type="float">
            <text:p>0.0022911771</text:p>
          </table:table-cell>
          <table:table-cell table:number-columns-repeated="3"/>
          <table:table-cell table:formula="of:=[.C2538]*flaeche" office:value-type="float" office:value="0.00236908" calcext:value-type="float">
            <text:p>0.0023690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5.972104" calcext:value-type="float">
            <text:p>5.972104</text:p>
          </table:table-cell>
          <table:table-cell table:formula="of:=SQRT(POWER(ABS([.A2539]-xpos);2)+POWER(ABS([.B2539]-ypos);2))" office:value-type="float" office:value="1.04705002750585" calcext:value-type="float">
            <text:p>1.0470500275</text:p>
          </table:table-cell>
          <table:table-cell/>
          <table:table-cell table:formula="of:=[.J2539]/[.D2539]" office:value-type="float" office:value="0.00228149709874933" calcext:value-type="float">
            <text:p>0.0022814971</text:p>
          </table:table-cell>
          <table:table-cell table:number-columns-repeated="3"/>
          <table:table-cell table:formula="of:=[.C2539]*flaeche" office:value-type="float" office:value="0.0023888416" calcext:value-type="float">
            <text:p>0.002388841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5.970558" calcext:value-type="float">
            <text:p>5.970558</text:p>
          </table:table-cell>
          <table:table-cell table:formula="of:=SQRT(POWER(ABS([.A2540]-xpos);2)+POWER(ABS([.B2540]-ypos);2))" office:value-type="float" office:value="1.06033101563804" calcext:value-type="float">
            <text:p>1.0603310156</text:p>
          </table:table-cell>
          <table:table-cell/>
          <table:table-cell table:formula="of:=[.J2540]/[.D2540]" office:value-type="float" office:value="0.00225233739726355" calcext:value-type="float">
            <text:p>0.0022523374</text:p>
          </table:table-cell>
          <table:table-cell table:number-columns-repeated="3"/>
          <table:table-cell table:formula="of:=[.C2540]*flaeche" office:value-type="float" office:value="0.0023882232" calcext:value-type="float">
            <text:p>0.002388223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6327" calcext:value-type="float">
            <text:p>0.816327</text:p>
          </table:table-cell>
          <table:table-cell office:value-type="float" office:value="5.915541" calcext:value-type="float">
            <text:p>5.915541</text:p>
          </table:table-cell>
          <table:table-cell table:formula="of:=SQRT(POWER(ABS([.A2541]-xpos);2)+POWER(ABS([.B2541]-ypos);2))" office:value-type="float" office:value="1.07383628683752" calcext:value-type="float">
            <text:p>1.0738362868</text:p>
          </table:table-cell>
          <table:table-cell/>
          <table:table-cell table:formula="of:=[.J2541]/[.D2541]" office:value-type="float" office:value="0.00220351689452456" calcext:value-type="float">
            <text:p>0.0022035169</text:p>
          </table:table-cell>
          <table:table-cell table:number-columns-repeated="3"/>
          <table:table-cell table:formula="of:=[.C2541]*flaeche" office:value-type="float" office:value="0.0023662164" calcext:value-type="float">
            <text:p>0.002366216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6735" calcext:value-type="float">
            <text:p>0.836735</text:p>
          </table:table-cell>
          <table:table-cell office:value-type="float" office:value="5.813982" calcext:value-type="float">
            <text:p>5.813982</text:p>
          </table:table-cell>
          <table:table-cell table:formula="of:=SQRT(POWER(ABS([.A2542]-xpos);2)+POWER(ABS([.B2542]-ypos);2))" office:value-type="float" office:value="1.0875561871577" calcext:value-type="float">
            <text:p>1.0875561872</text:p>
          </table:table-cell>
          <table:table-cell/>
          <table:table-cell table:formula="of:=[.J2542]/[.D2542]" office:value-type="float" office:value="0.00213836565637852" calcext:value-type="float">
            <text:p>0.0021383657</text:p>
          </table:table-cell>
          <table:table-cell table:number-columns-repeated="3"/>
          <table:table-cell table:formula="of:=[.C2542]*flaeche" office:value-type="float" office:value="0.0023255928" calcext:value-type="float">
            <text:p>0.002325592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5.679354" calcext:value-type="float">
            <text:p>5.679354</text:p>
          </table:table-cell>
          <table:table-cell table:formula="of:=SQRT(POWER(ABS([.A2543]-xpos);2)+POWER(ABS([.B2543]-ypos);2))" office:value-type="float" office:value="1.10148332826648" calcext:value-type="float">
            <text:p>1.1014833283</text:p>
          </table:table-cell>
          <table:table-cell/>
          <table:table-cell table:formula="of:=[.J2543]/[.D2543]" office:value-type="float" office:value="0.00206243847882408" calcext:value-type="float">
            <text:p>0.0020624385</text:p>
          </table:table-cell>
          <table:table-cell table:number-columns-repeated="3"/>
          <table:table-cell table:formula="of:=[.C2543]*flaeche" office:value-type="float" office:value="0.0022717416" calcext:value-type="float">
            <text:p>0.002271741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7551" calcext:value-type="float">
            <text:p>0.877551</text:p>
          </table:table-cell>
          <table:table-cell office:value-type="float" office:value="5.528166" calcext:value-type="float">
            <text:p>5.528166</text:p>
          </table:table-cell>
          <table:table-cell table:formula="of:=SQRT(POWER(ABS([.A2544]-xpos);2)+POWER(ABS([.B2544]-ypos);2))" office:value-type="float" office:value="1.11560994868323" calcext:value-type="float">
            <text:p>1.1156099487</text:p>
          </table:table-cell>
          <table:table-cell/>
          <table:table-cell table:formula="of:=[.J2544]/[.D2544]" office:value-type="float" office:value="0.00198211427086141" calcext:value-type="float">
            <text:p>0.0019821143</text:p>
          </table:table-cell>
          <table:table-cell table:number-columns-repeated="3"/>
          <table:table-cell table:formula="of:=[.C2544]*flaeche" office:value-type="float" office:value="0.0022112664" calcext:value-type="float">
            <text:p>0.002211266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7959" calcext:value-type="float">
            <text:p>0.897959</text:p>
          </table:table-cell>
          <table:table-cell office:value-type="float" office:value="5.376687" calcext:value-type="float">
            <text:p>5.376687</text:p>
          </table:table-cell>
          <table:table-cell table:formula="of:=SQRT(POWER(ABS([.A2545]-xpos);2)+POWER(ABS([.B2545]-ypos);2))" office:value-type="float" office:value="1.12992856662755" calcext:value-type="float">
            <text:p>1.1299285666</text:p>
          </table:table-cell>
          <table:table-cell/>
          <table:table-cell table:formula="of:=[.J2545]/[.D2545]" office:value-type="float" office:value="0.0019033723577934" calcext:value-type="float">
            <text:p>0.0019033724</text:p>
          </table:table-cell>
          <table:table-cell table:number-columns-repeated="3"/>
          <table:table-cell table:formula="of:=[.C2545]*flaeche" office:value-type="float" office:value="0.0021506748" calcext:value-type="float">
            <text:p>0.002150674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8367" calcext:value-type="float">
            <text:p>0.918367</text:p>
          </table:table-cell>
          <table:table-cell office:value-type="float" office:value="5.238605" calcext:value-type="float">
            <text:p>5.238605</text:p>
          </table:table-cell>
          <table:table-cell table:formula="of:=SQRT(POWER(ABS([.A2546]-xpos);2)+POWER(ABS([.B2546]-ypos);2))" office:value-type="float" office:value="1.14443197556211" calcext:value-type="float">
            <text:p>1.1444319756</text:p>
          </table:table-cell>
          <table:table-cell/>
          <table:table-cell table:formula="of:=[.J2546]/[.D2546]" office:value-type="float" office:value="0.00183098868674198" calcext:value-type="float">
            <text:p>0.0018309887</text:p>
          </table:table-cell>
          <table:table-cell table:number-columns-repeated="3"/>
          <table:table-cell table:formula="of:=[.C2546]*flaeche" office:value-type="float" office:value="0.002095442" calcext:value-type="float">
            <text:p>0.00209544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5.123906" calcext:value-type="float">
            <text:p>5.123906</text:p>
          </table:table-cell>
          <table:table-cell table:formula="of:=SQRT(POWER(ABS([.A2547]-xpos);2)+POWER(ABS([.B2547]-ypos);2))" office:value-type="float" office:value="1.15911396254898" calcext:value-type="float">
            <text:p>1.1591139625</text:p>
          </table:table-cell>
          <table:table-cell/>
          <table:table-cell table:formula="of:=[.J2547]/[.D2547]" office:value-type="float" office:value="0.00176821474524632" calcext:value-type="float">
            <text:p>0.0017682147</text:p>
          </table:table-cell>
          <table:table-cell table:number-columns-repeated="3"/>
          <table:table-cell table:formula="of:=[.C2547]*flaeche" office:value-type="float" office:value="0.0020495624" calcext:value-type="float">
            <text:p>0.00204956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9184" calcext:value-type="float">
            <text:p>0.959184</text:p>
          </table:table-cell>
          <table:table-cell office:value-type="float" office:value="5.038887" calcext:value-type="float">
            <text:p>5.038887</text:p>
          </table:table-cell>
          <table:table-cell table:formula="of:=SQRT(POWER(ABS([.A2548]-xpos);2)+POWER(ABS([.B2548]-ypos);2))" office:value-type="float" office:value="1.17396641598301" calcext:value-type="float">
            <text:p>1.173966416</text:p>
          </table:table-cell>
          <table:table-cell/>
          <table:table-cell table:formula="of:=[.J2548]/[.D2548]" office:value-type="float" office:value="0.00171687603031837" calcext:value-type="float">
            <text:p>0.001716876</text:p>
          </table:table-cell>
          <table:table-cell table:number-columns-repeated="3"/>
          <table:table-cell table:formula="of:=[.C2548]*flaeche" office:value-type="float" office:value="0.0020155548" calcext:value-type="float">
            <text:p>0.002015554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9592" calcext:value-type="float">
            <text:p>0.979592</text:p>
          </table:table-cell>
          <table:table-cell office:value-type="float" office:value="4.986918" calcext:value-type="float">
            <text:p>4.986918</text:p>
          </table:table-cell>
          <table:table-cell table:formula="of:=SQRT(POWER(ABS([.A2549]-xpos);2)+POWER(ABS([.B2549]-ypos);2))" office:value-type="float" office:value="1.18898363591094" calcext:value-type="float">
            <text:p>1.1889836359</text:p>
          </table:table-cell>
          <table:table-cell/>
          <table:table-cell table:formula="of:=[.J2549]/[.D2549]" office:value-type="float" office:value="0.00167770786725059" calcext:value-type="float">
            <text:p>0.0016777079</text:p>
          </table:table-cell>
          <table:table-cell table:number-columns-repeated="3"/>
          <table:table-cell table:formula="of:=[.C2549]*flaeche" office:value-type="float" office:value="0.0019947672" calcext:value-type="float">
            <text:p>0.001994767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.969467" calcext:value-type="float">
            <text:p>4.969467</text:p>
          </table:table-cell>
          <table:table-cell table:formula="of:=SQRT(POWER(ABS([.A2550]-xpos);2)+POWER(ABS([.B2550]-ypos);2))" office:value-type="float" office:value="1.20415945787923" calcext:value-type="float">
            <text:p>1.2041594579</text:p>
          </table:table-cell>
          <table:table-cell/>
          <table:table-cell table:formula="of:=[.J2550]/[.D2550]" office:value-type="float" office:value="0.0016507670865293" calcext:value-type="float">
            <text:p>0.0016507671</text:p>
          </table:table-cell>
          <table:table-cell table:number-columns-repeated="3"/>
          <table:table-cell table:formula="of:=[.C2550]*flaeche" office:value-type="float" office:value="0.0019877868" calcext:value-type="float">
            <text:p>0.0019877868</text:p>
          </table:table-cell>
          <table:table-cell table:number-columns-repeated="6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flaeche" table:base-cell-address="$testDensity.$I$1" table:cell-range-address="$testDensity.$I$1"/>
        <table:named-range table:name="xpos" table:base-cell-address="$testDensity.$D$1" table:cell-range-address="$testDensity.$D$1"/>
        <table:named-range table:name="ypos" table:base-cell-address="$testDensity.$E$1" table:cell-range-address="$testDensity.$E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3T19:16:21.007317568</dc:date>
    <meta:editing-duration>PT2H46M2S</meta:editing-duration>
    <meta:editing-cycles>5</meta:editing-cycles>
    <meta:generator>LibreOffice/5.1.6.2$Linux_X86_64 LibreOffice_project/10m0$Build-2</meta:generator>
    <meta:document-statistic meta:table-count="2" meta:cell-count="15161" meta:object-count="0"/>
  </office:meta>
</office:document-meta>
</file>